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5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6.5pt" fo:font-style="normal" fo:text-shadow="none" style:text-underline-style="none" fo:font-weight="normal" style:font-name-asian="Arial" style:font-size-asian="6.5pt" style:font-style-asian="normal" style:font-weight-asian="normal" style:font-name-complex="Arial" style:font-size-complex="6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1024" table:default-cell-style-name="Default"/>
        <table:table-row table:style-name="ro2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Req'd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964"/>
        </table:table-row>
        <table:table-row table:style-name="ro4">
          <table:table-cell table:style-name="ce1" table:formula="of:=&quot;{&quot;&quot;id&quot;&quot;:&quot;&amp;[.G2]&amp;&quot;,&quot;&quot;ordinal&quot;&quot;:&quot;&amp;ROW()-2&amp;&quot;,&quot;&quot;required&quot;&quot;:&quot;&amp;[.E2]&amp;&quot;,&quot;&quot;category&quot;&quot;:&quot;&quot;&quot;&amp;[.F2]&amp;&quot;&quot;&quot;,&quot;&quot;info&quot;&quot;:&quot;&quot;&quot;&amp;[.J2]&amp;&quot;&quot;&quot;&quot;&amp;&quot;,&quot;&quot;skip&quot;&quot;:&quot;&quot;&quot;&amp;[.D2]&amp;&quot;&quot;&quot;&quot;&amp;&quot;,&quot;&quot;text&quot;&quot;:&quot;&quot;&quot;&amp;[.H2]&amp;&quot;&quot;&quot;&quot;&amp;&quot;,&quot;&quot;type&quot;&quot;:&quot;&quot;&quot;&amp;[.I2]&amp;&quot;&quot;&quot;&quot;&amp;&quot;,&quot;&quot;options&quot;&quot;:[&quot; &amp;IF([.K2]&gt;0;&quot;{&quot;&quot;value&quot;&quot;:&quot;&amp;COLUMN([.K2])-11&amp;&quot;,&quot;&quot;text&quot;&quot;:&quot;&quot;&quot;&amp;[.K2]&amp;&quot;&quot;&quot;},&quot;;&quot;&quot;) &amp;IF([.L2]&gt;0;&quot;{&quot;&quot;value&quot;&quot;:&quot;&amp;COLUMN([.L2])-11&amp;&quot;,&quot;&quot;text&quot;&quot;:&quot;&quot;&quot;&amp;[.L2]&amp;&quot;&quot;&quot;},&quot;;&quot;&quot;) &amp;IF([.M2]&gt;0;&quot;{&quot;&quot;value&quot;&quot;:&quot;&amp;COLUMN([.M2])-11&amp;&quot;,&quot;&quot;text&quot;&quot;:&quot;&quot;&quot;&amp;[.M2]&amp;&quot;&quot;&quot;},&quot;;&quot;&quot;) &amp;IF([.N2]&gt;0;&quot;{&quot;&quot;value&quot;&quot;:&quot;&amp;COLUMN([.N2])-11&amp;&quot;,&quot;&quot;text&quot;&quot;:&quot;&quot;&quot;&amp;[.N2]&amp;&quot;&quot;&quot;},&quot;;&quot;&quot;) &amp;IF([.O2]&gt;0;&quot;{&quot;&quot;value&quot;&quot;:&quot;&amp;COLUMN([.O2])-11&amp;&quot;,&quot;&quot;text&quot;&quot;:&quot;&quot;&quot;&amp;[.O2]&amp;&quot;&quot;&quot;},&quot;;&quot;&quot;) &amp;IF([.P2]&gt;0;&quot;{&quot;&quot;value&quot;&quot;:&quot;&amp;COLUMN([.P2])-11&amp;&quot;,&quot;&quot;text&quot;&quot;:&quot;&quot;&quot;&amp;[.P2]&amp;&quot;&quot;&quot;},&quot;;&quot;&quot;) &amp;IF([.Q2]&gt;0;&quot;{&quot;&quot;value&quot;&quot;:&quot;&amp;COLUMN([.Q2])-11&amp;&quot;,&quot;&quot;text&quot;&quot;:&quot;&quot;&quot;&amp;[.Q2]&amp;&quot;&quot;&quot;},&quot;;&quot;&quot;) &amp;IF([.R2]&gt;0;&quot;{&quot;&quot;value&quot;&quot;:&quot;&amp;COLUMN([.R2])-11&amp;&quot;,&quot;&quot;text&quot;&quot;:&quot;&quot;&quot;&amp;[.R2]&amp;&quot;&quot;&quot;},&quot;;&quot;&quot;) &amp;IF([.S2]&gt;0;&quot;{&quot;&quot;value&quot;&quot;:&quot;&amp;COLUMN([.S2])-11&amp;&quot;,&quot;&quot;text&quot;&quot;:&quot;&quot;&quot;&amp;[.S2]&amp;&quot;&quot;&quot;},&quot;;&quot;&quot;) &amp;IF([.T2]&gt;0;&quot;{&quot;&quot;value&quot;&quot;:&quot;&amp;COLUMN([.T2])-11&amp;&quot;,&quot;&quot;text&quot;&quot;:&quot;&quot;&quot;&amp;[.T2]&amp;&quot;&quot;&quot;},&quot;;&quot;&quot;) &amp;IF([.U2]&gt;0;&quot;{&quot;&quot;value&quot;&quot;:&quot;&amp;COLUMN([.U2])-11&amp;&quot;,&quot;&quot;text&quot;&quot;:&quot;&quot;&quot;&amp;[.U2]&amp;&quot;&quot;&quot;},&quot;;&quot;&quot;) &amp;IF([.V2]&gt;0;&quot;{&quot;&quot;value&quot;&quot;:&quot;&amp;COLUMN([.V2])-11&amp;&quot;,&quot;&quot;text&quot;&quot;:&quot;&quot;&quot;&amp;[.V2]&amp;&quot;&quot;&quot;},&quot;;&quot;&quot;) &amp;IF([.W2]&gt;0;&quot;{&quot;&quot;value&quot;&quot;:&quot;&amp;COLUMN([.W2])-11&amp;&quot;,&quot;&quot;text&quot;&quot;:&quot;&quot;&quot;&amp;[.W2]&amp;&quot;&quot;&quot;},&quot;;&quot;&quot;) &amp;IF([.X2]&gt;0;&quot;{&quot;&quot;value&quot;&quot;:&quot;&amp;COLUMN([.X2])-11&amp;&quot;,&quot;&quot;text&quot;&quot;:&quot;&quot;&quot;&amp;[.X2]&amp;&quot;&quot;&quot;},&quot;;&quot;&quot;) &amp;IF([.Y2]&gt;0;&quot;{&quot;&quot;value&quot;&quot;:&quot;&amp;COLUMN([.Y2])-11&amp;&quot;,&quot;&quot;text&quot;&quot;:&quot;&quot;&quot;&amp;[.Y2]&amp;&quot;&quot;&quot;},&quot;;&quot;&quot;) &amp;IF([.Z2]&gt;0;&quot;{&quot;&quot;value&quot;&quot;:&quot;&amp;COLUMN([.Z2])-11&amp;&quot;,&quot;&quot;text&quot;&quot;:&quot;&quot;&quot;&amp;[.Z2]&amp;&quot;&quot;&quot;},&quot;;&quot;&quot;) &amp;IF([.AA2]&gt;0;&quot;{&quot;&quot;value&quot;&quot;:&quot;&amp;COLUMN([.AA2])-11&amp;&quot;,&quot;&quot;text&quot;&quot;:&quot;&quot;&quot;&amp;[.AA2]&amp;&quot;&quot;&quot;},&quot;;&quot;&quot;)" office:value-type="string" office:string-value="{&quot;id&quot;:1,&quot;ordinal&quot;:0,&quot;required&quot;:0,&quot;category&quot;:&quot;About You&quot;,&quot;info&quot;:&quot;null&quot;,&quot;skip&quot;:&quot;null&quot;,&quot;text&quot;:&quot;How old are you?&quot;,&quot;type&quot;:&quot;SC&quot;,&quot;options&quot;:[{&quot;value&quot;:0,&quot;text&quot;:&quot;12 Years Old&quot;},{&quot;value&quot;:1,&quot;text&quot;:&quot;13 Years Old&quot;},{&quot;value&quot;:2,&quot;text&quot;:&quot;14 Years Old&quot;},{&quot;value&quot;:3,&quot;text&quot;:&quot;15 Years Old&quot;},{&quot;value&quot;:4,&quot;text&quot;:&quot;16 Years Old&quot;},{&quot;value&quot;:5,&quot;text&quot;:&quot;17 Years Old&quot;},{&quot;value&quot;:6,&quot;text&quot;:&quot;18 Years Old&quot;},">
            <text:p>{"id":1,"ordinal":0,"required":0,"category":"About You","info":"null","skip":"null","text":"How old are you?","type":"SC","options":[{"value":0,"text":"12 Years Old"},{"value":1,"text":"13 Years Old"},{"value":2,"text":"14 Years Old"},{"value":3,"text":"15 Years Old"},{"value":4,"text":"16 Years Old"},{"value":5,"text":"17 Years Old"},{"value":6,"text":"18 Years Old"},</text:p>
          </table:table-cell>
          <table:table-cell table:style-name="ce2" table:formula="of:=IF([.AB2]&gt;0;&quot;{&quot;&quot;value&quot;&quot;:&quot;&amp;COLUMN([.AB2])-11&amp;&quot;,&quot;&quot;text&quot;&quot;:&quot;&quot;&quot;&amp;[.AB2]&amp;&quot;&quot;&quot;},&quot;;&quot;&quot;) &amp;IF([.AC2]&gt;0;&quot;{&quot;&quot;value&quot;&quot;:&quot;&amp;COLUMN([.AC2])-11&amp;&quot;,&quot;&quot;text&quot;&quot;:&quot;&quot;&quot;&amp;[.AC2]&amp;&quot;&quot;&quot;},&quot;;&quot;&quot;) &amp;IF([.AD2]&gt;0;&quot;{&quot;&quot;value&quot;&quot;:&quot;&amp;COLUMN([.AD2])-11&amp;&quot;,&quot;&quot;text&quot;&quot;:&quot;&quot;&quot;&amp;[.AD2]&amp;&quot;&quot;&quot;},&quot;;&quot;&quot;) &amp;IF([.AE2]&gt;0;&quot;{&quot;&quot;value&quot;&quot;:&quot;&amp;COLUMN([.AE2])-11&amp;&quot;,&quot;&quot;text&quot;&quot;:&quot;&quot;&quot;&amp;[.AE2]&amp;&quot;&quot;&quot;},&quot;;&quot;&quot;) &amp;IF([.AF2]&gt;0;&quot;{&quot;&quot;value&quot;&quot;:&quot;&amp;COLUMN([.AF2])-11&amp;&quot;,&quot;&quot;text&quot;&quot;:&quot;&quot;&quot;&amp;[.AF2]&amp;&quot;&quot;&quot;},&quot;;&quot;&quot;) &amp;IF([.AG2]&gt;0;&quot;{&quot;&quot;value&quot;&quot;:&quot;&amp;COLUMN([.AG2])-11&amp;&quot;,&quot;&quot;text&quot;&quot;:&quot;&quot;&quot;&amp;[.AG2]&amp;&quot;&quot;&quot;},&quot;;&quot;&quot;) &amp;IF([.AH2]&gt;0;&quot;{&quot;&quot;value&quot;&quot;:&quot;&amp;COLUMN([.AH2])-11&amp;&quot;,&quot;&quot;text&quot;&quot;:&quot;&quot;&quot;&amp;[.AH2]&amp;&quot;&quot;&quot;},&quot;;&quot;&quot;) &amp;IF([.AI2]&gt;0;&quot;{&quot;&quot;value&quot;&quot;:&quot;&amp;COLUMN([.AI2])-11&amp;&quot;,&quot;&quot;text&quot;&quot;:&quot;&quot;&quot;&amp;[.AI2]&amp;&quot;&quot;&quot;},&quot;;&quot;&quot;) &amp;IF([.AJ2]&gt;0;&quot;{&quot;&quot;value&quot;&quot;:&quot;&amp;COLUMN([.AJ2])-11&amp;&quot;,&quot;&quot;text&quot;&quot;:&quot;&quot;&quot;&amp;[.AJ2]&amp;&quot;&quot;&quot;},&quot;;&quot;&quot;) &amp;IF([.AK2]&gt;0;&quot;{&quot;&quot;value&quot;&quot;:&quot;&amp;COLUMN([.AK2])-11&amp;&quot;,&quot;&quot;text&quot;&quot;:&quot;&quot;&quot;&amp;[.AK2]&amp;&quot;&quot;&quot;},&quot;;&quot;&quot;) &amp;IF([.AL2]&gt;0;&quot;{&quot;&quot;value&quot;&quot;:&quot;&amp;COLUMN([.AL2])-11&amp;&quot;,&quot;&quot;text&quot;&quot;:&quot;&quot;&quot;&amp;[.AL2]&amp;&quot;&quot;&quot;},&quot;;&quot;&quot;) &amp;IF([.AM2]&gt;0;&quot;{&quot;&quot;value&quot;&quot;:&quot;&amp;COLUMN([.AM2])-11&amp;&quot;,&quot;&quot;text&quot;&quot;:&quot;&quot;&quot;&amp;[.AM2]&amp;&quot;&quot;&quot;},&quot;;&quot;&quot;) &amp;IF([.AN2]&gt;0;&quot;{&quot;&quot;value&quot;&quot;:&quot;&amp;COLUMN([.AN2])-11&amp;&quot;,&quot;&quot;text&quot;&quot;:&quot;&quot;&quot;&amp;[.AN2]&amp;&quot;&quot;&quot;},&quot;;&quot;&quot;) &amp;IF([.AO2]&gt;0;&quot;{&quot;&quot;value&quot;&quot;:&quot;&amp;COLUMN([.AO2])-11&amp;&quot;,&quot;&quot;text&quot;&quot;:&quot;&quot;&quot;&amp;[.AO2]&amp;&quot;&quot;&quot;},&quot;;&quot;&quot;) &amp;IF([.AP2]&gt;0;&quot;{&quot;&quot;value&quot;&quot;:&quot;&amp;COLUMN([.AP2])-11&amp;&quot;,&quot;&quot;text&quot;&quot;:&quot;&quot;&quot;&amp;[.AP2]&amp;&quot;&quot;&quot;},&quot;;&quot;&quot;) &amp;IF([.AQ2]&gt;0;&quot;{&quot;&quot;value&quot;&quot;:&quot;&amp;COLUMN([.AQ2])-11&amp;&quot;,&quot;&quot;text&quot;&quot;:&quot;&quot;&quot;&amp;[.AQ2]&amp;&quot;&quot;&quot;},&quot;;&quot;&quot;) &amp;IF([.AR2]&gt;0;&quot;{&quot;&quot;value&quot;&quot;:&quot;&amp;COLUMN([.AR2])-11&amp;&quot;,&quot;&quot;text&quot;&quot;:&quot;&quot;&quot;&amp;[.AR2]&amp;&quot;&quot;&quot;},&quot;;&quot;&quot;) &amp;IF([.AS2]&gt;0;&quot;{&quot;&quot;value&quot;&quot;:&quot;&amp;COLUMN([.AS2])-11&amp;&quot;,&quot;&quot;text&quot;&quot;:&quot;&quot;&quot;&amp;[.AS2]&amp;&quot;&quot;&quot;},&quot;;&quot;&quot;) &amp;IF([.AT2]&gt;0;&quot;{&quot;&quot;value&quot;&quot;:&quot;&amp;COLUMN([.AT2])-11&amp;&quot;,&quot;&quot;text&quot;&quot;:&quot;&quot;&quot;&amp;[.AT2]&amp;&quot;&quot;&quot;},&quot;;&quot;&quot;) &amp;IF([.AU2]&gt;0;&quot;{&quot;&quot;value&quot;&quot;:&quot;&amp;COLUMN([.AU2])-11&amp;&quot;,&quot;&quot;text&quot;&quot;:&quot;&quot;&quot;&amp;[.AU2]&amp;&quot;&quot;&quot;},&quot;;&quot;&quot;)">
            <text:p/>
          </table:table-cell>
          <table:table-cell table:style-name="ce1" table:formula="of:=IF([.AV2]&gt;0;&quot;{&quot;&quot;value&quot;&quot;:&quot;&amp;COLUMN([.AV2])-11&amp;&quot;,&quot;&quot;text&quot;&quot;:&quot;&quot;&quot;&amp;[.AV2]&amp;&quot;&quot;&quot;},&quot;;&quot;&quot;) &amp;IF([.AW2]&gt;0;&quot;{&quot;&quot;value&quot;&quot;:&quot;&amp;COLUMN([.AW2])-11&amp;&quot;,&quot;&quot;text&quot;&quot;:&quot;&quot;&quot;&amp;[.AW2]&amp;&quot;&quot;&quot;},&quot;;&quot;&quot;) &amp;IF([.AX2]&gt;0;&quot;{&quot;&quot;value&quot;&quot;:&quot;&amp;COLUMN([.AX2])-11&amp;&quot;,&quot;&quot;text&quot;&quot;:&quot;&quot;&quot;&amp;[.AX2]&amp;&quot;&quot;&quot;},&quot;;&quot;&quot;) &amp;IF([.AY2]&gt;0;&quot;{&quot;&quot;value&quot;&quot;:&quot;&amp;COLUMN([.AY2])-11&amp;&quot;,&quot;&quot;text&quot;&quot;:&quot;&quot;&quot;&amp;[.AY2]&amp;&quot;&quot;&quot;},&quot;;&quot;&quot;) &amp;IF([.AZ2]&gt;0;&quot;{&quot;&quot;value&quot;&quot;:&quot;&amp;COLUMN([.AZ2])-11&amp;&quot;,&quot;&quot;text&quot;&quot;:&quot;&quot;&quot;&amp;[.AZ2]&amp;&quot;&quot;&quot;},&quot;;&quot;&quot;) &amp;IF([.BA2]&gt;0;&quot;{&quot;&quot;value&quot;&quot;:&quot;&amp;COLUMN([.BA2])-11&amp;&quot;,&quot;&quot;text&quot;&quot;:&quot;&quot;&quot;&amp;[.BA2]&amp;&quot;&quot;&quot;},&quot;;&quot;&quot;) &amp;IF([.BB2]&gt;0;&quot;{&quot;&quot;value&quot;&quot;:&quot;&amp;COLUMN([.BB2])-11&amp;&quot;,&quot;&quot;text&quot;&quot;:&quot;&quot;&quot;&amp;[.BB2]&amp;&quot;&quot;&quot;},&quot;;&quot;&quot;) &amp;IF([.BC2]&gt;0;&quot;{&quot;&quot;value&quot;&quot;:&quot;&amp;COLUMN([.BC2])-11&amp;&quot;,&quot;&quot;text&quot;&quot;:&quot;&quot;&quot;&amp;[.BC2]&amp;&quot;&quot;&quot;},&quot;;&quot;&quot;) &amp;IF([.BD2]&gt;0;&quot;{&quot;&quot;value&quot;&quot;:&quot;&amp;COLUMN([.BD2])-11&amp;&quot;,&quot;&quot;text&quot;&quot;:&quot;&quot;&quot;&amp;[.BD2]&amp;&quot;&quot;&quot;},&quot;;&quot;&quot;) &amp;IF([.BE2]&gt;0;&quot;{&quot;&quot;value&quot;&quot;:&quot;&amp;COLUMN([.BE2])-11&amp;&quot;,&quot;&quot;text&quot;&quot;:&quot;&quot;&quot;&amp;[.BE2]&amp;&quot;&quot;&quot;},&quot;;&quot;&quot;) &amp;IF([.BF2]&gt;0;&quot;{&quot;&quot;value&quot;&quot;:&quot;&amp;COLUMN([.BF2])-11&amp;&quot;,&quot;&quot;text&quot;&quot;:&quot;&quot;&quot;&amp;[.BF2]&amp;&quot;&quot;&quot;},&quot;;&quot;&quot;) &amp;IF([.BG2]&gt;0;&quot;{&quot;&quot;value&quot;&quot;:&quot;&amp;COLUMN([.BG2])-11&amp;&quot;,&quot;&quot;text&quot;&quot;:&quot;&quot;&quot;&amp;[.BG2]&amp;&quot;&quot;&quot;},&quot;;&quot;&quot;) &amp;IF([.BH2]&gt;0;&quot;{&quot;&quot;value&quot;&quot;:&quot;&amp;COLUMN([.BH2])-11&amp;&quot;,&quot;&quot;text&quot;&quot;:&quot;&quot;&quot;&amp;[.BH2]&amp;&quot;&quot;&quot;},&quot;;&quot;&quot;) &amp;IF([.BI2]&gt;0;&quot;{&quot;&quot;value&quot;&quot;:&quot;&amp;COLUMN([.BI2])-11&amp;&quot;,&quot;&quot;text&quot;&quot;:&quot;&quot;&quot;&amp;[.BI2]&amp;&quot;&quot;&quot;},&quot;;&quot;&quot;) &amp;IF([.BJ2]&gt;0;&quot;{&quot;&quot;value&quot;&quot;:&quot;&amp;COLUMN([.BJ2])-11&amp;&quot;,&quot;&quot;text&quot;&quot;:&quot;&quot;&quot;&amp;[.BJ2]&amp;&quot;&quot;&quot;},&quot;;&quot;&quot;) &amp;IF([.BK2]&gt;0;&quot;{&quot;&quot;value&quot;&quot;:&quot;&amp;COLUMN([.BK2])-11&amp;&quot;,&quot;&quot;text&quot;&quot;:&quot;&quot;&quot;&amp;[.BK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12 Years Old</text:p>
          </table:table-cell>
          <table:table-cell office:value-type="string">
            <text:p>13<text:span text:style-name="T4"> Years Old</text:span></text:p>
          </table:table-cell>
          <table:table-cell office:value-type="string">
            <text:p>14<text:span text:style-name="T4"> Years Old</text:span></text:p>
          </table:table-cell>
          <table:table-cell office:value-type="string">
            <text:p>15<text:span text:style-name="T4"> Years Old</text:span></text:p>
          </table:table-cell>
          <table:table-cell office:value-type="string">
            <text:p>16<text:span text:style-name="T4"> Years Old</text:span></text:p>
          </table:table-cell>
          <table:table-cell office:value-type="string">
            <text:p>17<text:span text:style-name="T4"> Years Old</text:span></text:p>
          </table:table-cell>
          <table:table-cell office:value-type="string">
            <text:p>18<text:span text:style-name="T4"> Years Old</text:span>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3]&amp;&quot;,&quot;&quot;ordinal&quot;&quot;:&quot;&amp;ROW()-2&amp;&quot;,&quot;&quot;required&quot;&quot;:&quot;&amp;[.E3]&amp;&quot;,&quot;&quot;category&quot;&quot;:&quot;&quot;&quot;&amp;[.F3]&amp;&quot;&quot;&quot;,&quot;&quot;info&quot;&quot;:&quot;&quot;&quot;&amp;[.J3]&amp;&quot;&quot;&quot;&quot;&amp;&quot;,&quot;&quot;skip&quot;&quot;:&quot;&quot;&quot;&amp;[.D3]&amp;&quot;&quot;&quot;&quot;&amp;&quot;,&quot;&quot;text&quot;&quot;:&quot;&quot;&quot;&amp;[.H3]&amp;&quot;&quot;&quot;&quot;&amp;&quot;,&quot;&quot;type&quot;&quot;:&quot;&quot;&quot;&amp;[.I3]&amp;&quot;&quot;&quot;&quot;&amp;&quot;,&quot;&quot;options&quot;&quot;:[&quot; &amp;IF([.K3]&gt;0;&quot;{&quot;&quot;value&quot;&quot;:&quot;&amp;COLUMN([.K3])-11&amp;&quot;,&quot;&quot;text&quot;&quot;:&quot;&quot;&quot;&amp;[.K3]&amp;&quot;&quot;&quot;},&quot;;&quot;&quot;) &amp;IF([.L3]&gt;0;&quot;{&quot;&quot;value&quot;&quot;:&quot;&amp;COLUMN([.L3])-11&amp;&quot;,&quot;&quot;text&quot;&quot;:&quot;&quot;&quot;&amp;[.L3]&amp;&quot;&quot;&quot;},&quot;;&quot;&quot;) &amp;IF([.M3]&gt;0;&quot;{&quot;&quot;value&quot;&quot;:&quot;&amp;COLUMN([.M3])-11&amp;&quot;,&quot;&quot;text&quot;&quot;:&quot;&quot;&quot;&amp;[.M3]&amp;&quot;&quot;&quot;},&quot;;&quot;&quot;) &amp;IF([.N3]&gt;0;&quot;{&quot;&quot;value&quot;&quot;:&quot;&amp;COLUMN([.N3])-11&amp;&quot;,&quot;&quot;text&quot;&quot;:&quot;&quot;&quot;&amp;[.N3]&amp;&quot;&quot;&quot;},&quot;;&quot;&quot;) &amp;IF([.O3]&gt;0;&quot;{&quot;&quot;value&quot;&quot;:&quot;&amp;COLUMN([.O3])-11&amp;&quot;,&quot;&quot;text&quot;&quot;:&quot;&quot;&quot;&amp;[.O3]&amp;&quot;&quot;&quot;},&quot;;&quot;&quot;) &amp;IF([.P3]&gt;0;&quot;{&quot;&quot;value&quot;&quot;:&quot;&amp;COLUMN([.P3])-11&amp;&quot;,&quot;&quot;text&quot;&quot;:&quot;&quot;&quot;&amp;[.P3]&amp;&quot;&quot;&quot;},&quot;;&quot;&quot;) &amp;IF([.Q3]&gt;0;&quot;{&quot;&quot;value&quot;&quot;:&quot;&amp;COLUMN([.Q3])-11&amp;&quot;,&quot;&quot;text&quot;&quot;:&quot;&quot;&quot;&amp;[.Q3]&amp;&quot;&quot;&quot;},&quot;;&quot;&quot;) &amp;IF([.R3]&gt;0;&quot;{&quot;&quot;value&quot;&quot;:&quot;&amp;COLUMN([.R3])-11&amp;&quot;,&quot;&quot;text&quot;&quot;:&quot;&quot;&quot;&amp;[.R3]&amp;&quot;&quot;&quot;},&quot;;&quot;&quot;) &amp;IF([.S3]&gt;0;&quot;{&quot;&quot;value&quot;&quot;:&quot;&amp;COLUMN([.S3])-11&amp;&quot;,&quot;&quot;text&quot;&quot;:&quot;&quot;&quot;&amp;[.S3]&amp;&quot;&quot;&quot;},&quot;;&quot;&quot;) &amp;IF([.T3]&gt;0;&quot;{&quot;&quot;value&quot;&quot;:&quot;&amp;COLUMN([.T3])-11&amp;&quot;,&quot;&quot;text&quot;&quot;:&quot;&quot;&quot;&amp;[.T3]&amp;&quot;&quot;&quot;},&quot;;&quot;&quot;) &amp;IF([.U3]&gt;0;&quot;{&quot;&quot;value&quot;&quot;:&quot;&amp;COLUMN([.U3])-11&amp;&quot;,&quot;&quot;text&quot;&quot;:&quot;&quot;&quot;&amp;[.U3]&amp;&quot;&quot;&quot;},&quot;;&quot;&quot;) &amp;IF([.V3]&gt;0;&quot;{&quot;&quot;value&quot;&quot;:&quot;&amp;COLUMN([.V3])-11&amp;&quot;,&quot;&quot;text&quot;&quot;:&quot;&quot;&quot;&amp;[.V3]&amp;&quot;&quot;&quot;},&quot;;&quot;&quot;) &amp;IF([.W3]&gt;0;&quot;{&quot;&quot;value&quot;&quot;:&quot;&amp;COLUMN([.W3])-11&amp;&quot;,&quot;&quot;text&quot;&quot;:&quot;&quot;&quot;&amp;[.W3]&amp;&quot;&quot;&quot;},&quot;;&quot;&quot;) &amp;IF([.X3]&gt;0;&quot;{&quot;&quot;value&quot;&quot;:&quot;&amp;COLUMN([.X3])-11&amp;&quot;,&quot;&quot;text&quot;&quot;:&quot;&quot;&quot;&amp;[.X3]&amp;&quot;&quot;&quot;},&quot;;&quot;&quot;) &amp;IF([.Y3]&gt;0;&quot;{&quot;&quot;value&quot;&quot;:&quot;&amp;COLUMN([.Y3])-11&amp;&quot;,&quot;&quot;text&quot;&quot;:&quot;&quot;&quot;&amp;[.Y3]&amp;&quot;&quot;&quot;},&quot;;&quot;&quot;) &amp;IF([.Z3]&gt;0;&quot;{&quot;&quot;value&quot;&quot;:&quot;&amp;COLUMN([.Z3])-11&amp;&quot;,&quot;&quot;text&quot;&quot;:&quot;&quot;&quot;&amp;[.Z3]&amp;&quot;&quot;&quot;},&quot;;&quot;&quot;) &amp;IF([.AA3]&gt;0;&quot;{&quot;&quot;value&quot;&quot;:&quot;&amp;COLUMN([.AA3])-11&amp;&quot;,&quot;&quot;text&quot;&quot;:&quot;&quot;&quot;&amp;[.AA3]&amp;&quot;&quot;&quot;},&quot;;&quot;&quot;)" office:value-type="string" office:string-value="{&quot;id&quot;:2,&quot;ordinal&quot;:1,&quot;required&quot;:0,&quot;category&quot;:&quot;About You&quot;,&quot;info&quot;:&quot;null&quot;,&quot;skip&quot;:&quot;null&quot;,&quot;text&quot;:&quot;Are you male or female?&quot;,&quot;type&quot;:&quot;SC&quot;,&quot;options&quot;:[{&quot;value&quot;:0,&quot;text&quot;:&quot;Male&quot;},{&quot;value&quot;:1,&quot;text&quot;:&quot;Female&quot;},">
            <text:p>{"id":2,"ordinal":1,"required":0,"category":"About You","info":"null","skip":"null","text":"Are you male or female?","type":"SC","options":[{"value":0,"text":"Male"},{"value":1,"text":"Female"},</text:p>
          </table:table-cell>
          <table:table-cell table:style-name="ce2" table:formula="of:=IF([.AB3]&gt;0;&quot;{&quot;&quot;value&quot;&quot;:&quot;&amp;COLUMN([.AB3])-11&amp;&quot;,&quot;&quot;text&quot;&quot;:&quot;&quot;&quot;&amp;[.AB3]&amp;&quot;&quot;&quot;},&quot;;&quot;&quot;) &amp;IF([.AC3]&gt;0;&quot;{&quot;&quot;value&quot;&quot;:&quot;&amp;COLUMN([.AC3])-11&amp;&quot;,&quot;&quot;text&quot;&quot;:&quot;&quot;&quot;&amp;[.AC3]&amp;&quot;&quot;&quot;},&quot;;&quot;&quot;) &amp;IF([.AD3]&gt;0;&quot;{&quot;&quot;value&quot;&quot;:&quot;&amp;COLUMN([.AD3])-11&amp;&quot;,&quot;&quot;text&quot;&quot;:&quot;&quot;&quot;&amp;[.AD3]&amp;&quot;&quot;&quot;},&quot;;&quot;&quot;) &amp;IF([.AE3]&gt;0;&quot;{&quot;&quot;value&quot;&quot;:&quot;&amp;COLUMN([.AE3])-11&amp;&quot;,&quot;&quot;text&quot;&quot;:&quot;&quot;&quot;&amp;[.AE3]&amp;&quot;&quot;&quot;},&quot;;&quot;&quot;) &amp;IF([.AF3]&gt;0;&quot;{&quot;&quot;value&quot;&quot;:&quot;&amp;COLUMN([.AF3])-11&amp;&quot;,&quot;&quot;text&quot;&quot;:&quot;&quot;&quot;&amp;[.AF3]&amp;&quot;&quot;&quot;},&quot;;&quot;&quot;) &amp;IF([.AG3]&gt;0;&quot;{&quot;&quot;value&quot;&quot;:&quot;&amp;COLUMN([.AG3])-11&amp;&quot;,&quot;&quot;text&quot;&quot;:&quot;&quot;&quot;&amp;[.AG3]&amp;&quot;&quot;&quot;},&quot;;&quot;&quot;) &amp;IF([.AH3]&gt;0;&quot;{&quot;&quot;value&quot;&quot;:&quot;&amp;COLUMN([.AH3])-11&amp;&quot;,&quot;&quot;text&quot;&quot;:&quot;&quot;&quot;&amp;[.AH3]&amp;&quot;&quot;&quot;},&quot;;&quot;&quot;) &amp;IF([.AI3]&gt;0;&quot;{&quot;&quot;value&quot;&quot;:&quot;&amp;COLUMN([.AI3])-11&amp;&quot;,&quot;&quot;text&quot;&quot;:&quot;&quot;&quot;&amp;[.AI3]&amp;&quot;&quot;&quot;},&quot;;&quot;&quot;) &amp;IF([.AJ3]&gt;0;&quot;{&quot;&quot;value&quot;&quot;:&quot;&amp;COLUMN([.AJ3])-11&amp;&quot;,&quot;&quot;text&quot;&quot;:&quot;&quot;&quot;&amp;[.AJ3]&amp;&quot;&quot;&quot;},&quot;;&quot;&quot;) &amp;IF([.AK3]&gt;0;&quot;{&quot;&quot;value&quot;&quot;:&quot;&amp;COLUMN([.AK3])-11&amp;&quot;,&quot;&quot;text&quot;&quot;:&quot;&quot;&quot;&amp;[.AK3]&amp;&quot;&quot;&quot;},&quot;;&quot;&quot;) &amp;IF([.AL3]&gt;0;&quot;{&quot;&quot;value&quot;&quot;:&quot;&amp;COLUMN([.AL3])-11&amp;&quot;,&quot;&quot;text&quot;&quot;:&quot;&quot;&quot;&amp;[.AL3]&amp;&quot;&quot;&quot;},&quot;;&quot;&quot;) &amp;IF([.AM3]&gt;0;&quot;{&quot;&quot;value&quot;&quot;:&quot;&amp;COLUMN([.AM3])-11&amp;&quot;,&quot;&quot;text&quot;&quot;:&quot;&quot;&quot;&amp;[.AM3]&amp;&quot;&quot;&quot;},&quot;;&quot;&quot;) &amp;IF([.AN3]&gt;0;&quot;{&quot;&quot;value&quot;&quot;:&quot;&amp;COLUMN([.AN3])-11&amp;&quot;,&quot;&quot;text&quot;&quot;:&quot;&quot;&quot;&amp;[.AN3]&amp;&quot;&quot;&quot;},&quot;;&quot;&quot;) &amp;IF([.AO3]&gt;0;&quot;{&quot;&quot;value&quot;&quot;:&quot;&amp;COLUMN([.AO3])-11&amp;&quot;,&quot;&quot;text&quot;&quot;:&quot;&quot;&quot;&amp;[.AO3]&amp;&quot;&quot;&quot;},&quot;;&quot;&quot;) &amp;IF([.AP3]&gt;0;&quot;{&quot;&quot;value&quot;&quot;:&quot;&amp;COLUMN([.AP3])-11&amp;&quot;,&quot;&quot;text&quot;&quot;:&quot;&quot;&quot;&amp;[.AP3]&amp;&quot;&quot;&quot;},&quot;;&quot;&quot;) &amp;IF([.AQ3]&gt;0;&quot;{&quot;&quot;value&quot;&quot;:&quot;&amp;COLUMN([.AQ3])-11&amp;&quot;,&quot;&quot;text&quot;&quot;:&quot;&quot;&quot;&amp;[.AQ3]&amp;&quot;&quot;&quot;},&quot;;&quot;&quot;) &amp;IF([.AR3]&gt;0;&quot;{&quot;&quot;value&quot;&quot;:&quot;&amp;COLUMN([.AR3])-11&amp;&quot;,&quot;&quot;text&quot;&quot;:&quot;&quot;&quot;&amp;[.AR3]&amp;&quot;&quot;&quot;},&quot;;&quot;&quot;) &amp;IF([.AS3]&gt;0;&quot;{&quot;&quot;value&quot;&quot;:&quot;&amp;COLUMN([.AS3])-11&amp;&quot;,&quot;&quot;text&quot;&quot;:&quot;&quot;&quot;&amp;[.AS3]&amp;&quot;&quot;&quot;},&quot;;&quot;&quot;) &amp;IF([.AT3]&gt;0;&quot;{&quot;&quot;value&quot;&quot;:&quot;&amp;COLUMN([.AT3])-11&amp;&quot;,&quot;&quot;text&quot;&quot;:&quot;&quot;&quot;&amp;[.AT3]&amp;&quot;&quot;&quot;},&quot;;&quot;&quot;) &amp;IF([.AU3]&gt;0;&quot;{&quot;&quot;value&quot;&quot;:&quot;&amp;COLUMN([.AU3])-11&amp;&quot;,&quot;&quot;text&quot;&quot;:&quot;&quot;&quot;&amp;[.AU3]&amp;&quot;&quot;&quot;},&quot;;&quot;&quot;)">
            <text:p/>
          </table:table-cell>
          <table:table-cell table:style-name="ce1" table:formula="of:=IF([.AV3]&gt;0;&quot;{&quot;&quot;value&quot;&quot;:&quot;&amp;COLUMN([.AV3])-11&amp;&quot;,&quot;&quot;text&quot;&quot;:&quot;&quot;&quot;&amp;[.AV3]&amp;&quot;&quot;&quot;},&quot;;&quot;&quot;) &amp;IF([.AW3]&gt;0;&quot;{&quot;&quot;value&quot;&quot;:&quot;&amp;COLUMN([.AW3])-11&amp;&quot;,&quot;&quot;text&quot;&quot;:&quot;&quot;&quot;&amp;[.AW3]&amp;&quot;&quot;&quot;},&quot;;&quot;&quot;) &amp;IF([.AX3]&gt;0;&quot;{&quot;&quot;value&quot;&quot;:&quot;&amp;COLUMN([.AX3])-11&amp;&quot;,&quot;&quot;text&quot;&quot;:&quot;&quot;&quot;&amp;[.AX3]&amp;&quot;&quot;&quot;},&quot;;&quot;&quot;) &amp;IF([.AY3]&gt;0;&quot;{&quot;&quot;value&quot;&quot;:&quot;&amp;COLUMN([.AY3])-11&amp;&quot;,&quot;&quot;text&quot;&quot;:&quot;&quot;&quot;&amp;[.AY3]&amp;&quot;&quot;&quot;},&quot;;&quot;&quot;) &amp;IF([.AZ3]&gt;0;&quot;{&quot;&quot;value&quot;&quot;:&quot;&amp;COLUMN([.AZ3])-11&amp;&quot;,&quot;&quot;text&quot;&quot;:&quot;&quot;&quot;&amp;[.AZ3]&amp;&quot;&quot;&quot;},&quot;;&quot;&quot;) &amp;IF([.BA3]&gt;0;&quot;{&quot;&quot;value&quot;&quot;:&quot;&amp;COLUMN([.BA3])-11&amp;&quot;,&quot;&quot;text&quot;&quot;:&quot;&quot;&quot;&amp;[.BA3]&amp;&quot;&quot;&quot;},&quot;;&quot;&quot;) &amp;IF([.BB3]&gt;0;&quot;{&quot;&quot;value&quot;&quot;:&quot;&amp;COLUMN([.BB3])-11&amp;&quot;,&quot;&quot;text&quot;&quot;:&quot;&quot;&quot;&amp;[.BB3]&amp;&quot;&quot;&quot;},&quot;;&quot;&quot;) &amp;IF([.BC3]&gt;0;&quot;{&quot;&quot;value&quot;&quot;:&quot;&amp;COLUMN([.BC3])-11&amp;&quot;,&quot;&quot;text&quot;&quot;:&quot;&quot;&quot;&amp;[.BC3]&amp;&quot;&quot;&quot;},&quot;;&quot;&quot;) &amp;IF([.BD3]&gt;0;&quot;{&quot;&quot;value&quot;&quot;:&quot;&amp;COLUMN([.BD3])-11&amp;&quot;,&quot;&quot;text&quot;&quot;:&quot;&quot;&quot;&amp;[.BD3]&amp;&quot;&quot;&quot;},&quot;;&quot;&quot;) &amp;IF([.BE3]&gt;0;&quot;{&quot;&quot;value&quot;&quot;:&quot;&amp;COLUMN([.BE3])-11&amp;&quot;,&quot;&quot;text&quot;&quot;:&quot;&quot;&quot;&amp;[.BE3]&amp;&quot;&quot;&quot;},&quot;;&quot;&quot;) &amp;IF([.BF3]&gt;0;&quot;{&quot;&quot;value&quot;&quot;:&quot;&amp;COLUMN([.BF3])-11&amp;&quot;,&quot;&quot;text&quot;&quot;:&quot;&quot;&quot;&amp;[.BF3]&amp;&quot;&quot;&quot;},&quot;;&quot;&quot;) &amp;IF([.BG3]&gt;0;&quot;{&quot;&quot;value&quot;&quot;:&quot;&amp;COLUMN([.BG3])-11&amp;&quot;,&quot;&quot;text&quot;&quot;:&quot;&quot;&quot;&amp;[.BG3]&amp;&quot;&quot;&quot;},&quot;;&quot;&quot;) &amp;IF([.BH3]&gt;0;&quot;{&quot;&quot;value&quot;&quot;:&quot;&amp;COLUMN([.BH3])-11&amp;&quot;,&quot;&quot;text&quot;&quot;:&quot;&quot;&quot;&amp;[.BH3]&amp;&quot;&quot;&quot;},&quot;;&quot;&quot;) &amp;IF([.BI3]&gt;0;&quot;{&quot;&quot;value&quot;&quot;:&quot;&amp;COLUMN([.BI3])-11&amp;&quot;,&quot;&quot;text&quot;&quot;:&quot;&quot;&quot;&amp;[.BI3]&amp;&quot;&quot;&quot;},&quot;;&quot;&quot;) &amp;IF([.BJ3]&gt;0;&quot;{&quot;&quot;value&quot;&quot;:&quot;&amp;COLUMN([.BJ3])-11&amp;&quot;,&quot;&quot;text&quot;&quot;:&quot;&quot;&quot;&amp;[.BJ3]&amp;&quot;&quot;&quot;},&quot;;&quot;&quot;) &amp;IF([.BK3]&gt;0;&quot;{&quot;&quot;value&quot;&quot;:&quot;&amp;COLUMN([.BK3])-11&amp;&quot;,&quot;&quot;text&quot;&quot;:&quot;&quot;&quot;&amp;[.BK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4]&amp;&quot;,&quot;&quot;ordinal&quot;&quot;:&quot;&amp;ROW()-2&amp;&quot;,&quot;&quot;required&quot;&quot;:&quot;&amp;[.E4]&amp;&quot;,&quot;&quot;category&quot;&quot;:&quot;&quot;&quot;&amp;[.F4]&amp;&quot;&quot;&quot;,&quot;&quot;info&quot;&quot;:&quot;&quot;&quot;&amp;[.J4]&amp;&quot;&quot;&quot;&quot;&amp;&quot;,&quot;&quot;skip&quot;&quot;:&quot;&quot;&quot;&amp;[.D4]&amp;&quot;&quot;&quot;&quot;&amp;&quot;,&quot;&quot;text&quot;&quot;:&quot;&quot;&quot;&amp;[.H4]&amp;&quot;&quot;&quot;&quot;&amp;&quot;,&quot;&quot;type&quot;&quot;:&quot;&quot;&quot;&amp;[.I4]&amp;&quot;&quot;&quot;&quot;&amp;&quot;,&quot;&quot;options&quot;&quot;:[&quot; &amp;IF([.K4]&gt;0;&quot;{&quot;&quot;value&quot;&quot;:&quot;&amp;COLUMN([.K4])-11&amp;&quot;,&quot;&quot;text&quot;&quot;:&quot;&quot;&quot;&amp;[.K4]&amp;&quot;&quot;&quot;},&quot;;&quot;&quot;) &amp;IF([.L4]&gt;0;&quot;{&quot;&quot;value&quot;&quot;:&quot;&amp;COLUMN([.L4])-11&amp;&quot;,&quot;&quot;text&quot;&quot;:&quot;&quot;&quot;&amp;[.L4]&amp;&quot;&quot;&quot;},&quot;;&quot;&quot;) &amp;IF([.M4]&gt;0;&quot;{&quot;&quot;value&quot;&quot;:&quot;&amp;COLUMN([.M4])-11&amp;&quot;,&quot;&quot;text&quot;&quot;:&quot;&quot;&quot;&amp;[.M4]&amp;&quot;&quot;&quot;},&quot;;&quot;&quot;) &amp;IF([.N4]&gt;0;&quot;{&quot;&quot;value&quot;&quot;:&quot;&amp;COLUMN([.N4])-11&amp;&quot;,&quot;&quot;text&quot;&quot;:&quot;&quot;&quot;&amp;[.N4]&amp;&quot;&quot;&quot;},&quot;;&quot;&quot;) &amp;IF([.O4]&gt;0;&quot;{&quot;&quot;value&quot;&quot;:&quot;&amp;COLUMN([.O4])-11&amp;&quot;,&quot;&quot;text&quot;&quot;:&quot;&quot;&quot;&amp;[.O4]&amp;&quot;&quot;&quot;},&quot;;&quot;&quot;) &amp;IF([.P4]&gt;0;&quot;{&quot;&quot;value&quot;&quot;:&quot;&amp;COLUMN([.P4])-11&amp;&quot;,&quot;&quot;text&quot;&quot;:&quot;&quot;&quot;&amp;[.P4]&amp;&quot;&quot;&quot;},&quot;;&quot;&quot;) &amp;IF([.Q4]&gt;0;&quot;{&quot;&quot;value&quot;&quot;:&quot;&amp;COLUMN([.Q4])-11&amp;&quot;,&quot;&quot;text&quot;&quot;:&quot;&quot;&quot;&amp;[.Q4]&amp;&quot;&quot;&quot;},&quot;;&quot;&quot;) &amp;IF([.R4]&gt;0;&quot;{&quot;&quot;value&quot;&quot;:&quot;&amp;COLUMN([.R4])-11&amp;&quot;,&quot;&quot;text&quot;&quot;:&quot;&quot;&quot;&amp;[.R4]&amp;&quot;&quot;&quot;},&quot;;&quot;&quot;) &amp;IF([.S4]&gt;0;&quot;{&quot;&quot;value&quot;&quot;:&quot;&amp;COLUMN([.S4])-11&amp;&quot;,&quot;&quot;text&quot;&quot;:&quot;&quot;&quot;&amp;[.S4]&amp;&quot;&quot;&quot;},&quot;;&quot;&quot;) &amp;IF([.T4]&gt;0;&quot;{&quot;&quot;value&quot;&quot;:&quot;&amp;COLUMN([.T4])-11&amp;&quot;,&quot;&quot;text&quot;&quot;:&quot;&quot;&quot;&amp;[.T4]&amp;&quot;&quot;&quot;},&quot;;&quot;&quot;) &amp;IF([.U4]&gt;0;&quot;{&quot;&quot;value&quot;&quot;:&quot;&amp;COLUMN([.U4])-11&amp;&quot;,&quot;&quot;text&quot;&quot;:&quot;&quot;&quot;&amp;[.U4]&amp;&quot;&quot;&quot;},&quot;;&quot;&quot;) &amp;IF([.V4]&gt;0;&quot;{&quot;&quot;value&quot;&quot;:&quot;&amp;COLUMN([.V4])-11&amp;&quot;,&quot;&quot;text&quot;&quot;:&quot;&quot;&quot;&amp;[.V4]&amp;&quot;&quot;&quot;},&quot;;&quot;&quot;) &amp;IF([.W4]&gt;0;&quot;{&quot;&quot;value&quot;&quot;:&quot;&amp;COLUMN([.W4])-11&amp;&quot;,&quot;&quot;text&quot;&quot;:&quot;&quot;&quot;&amp;[.W4]&amp;&quot;&quot;&quot;},&quot;;&quot;&quot;) &amp;IF([.X4]&gt;0;&quot;{&quot;&quot;value&quot;&quot;:&quot;&amp;COLUMN([.X4])-11&amp;&quot;,&quot;&quot;text&quot;&quot;:&quot;&quot;&quot;&amp;[.X4]&amp;&quot;&quot;&quot;},&quot;;&quot;&quot;) &amp;IF([.Y4]&gt;0;&quot;{&quot;&quot;value&quot;&quot;:&quot;&amp;COLUMN([.Y4])-11&amp;&quot;,&quot;&quot;text&quot;&quot;:&quot;&quot;&quot;&amp;[.Y4]&amp;&quot;&quot;&quot;},&quot;;&quot;&quot;) &amp;IF([.Z4]&gt;0;&quot;{&quot;&quot;value&quot;&quot;:&quot;&amp;COLUMN([.Z4])-11&amp;&quot;,&quot;&quot;text&quot;&quot;:&quot;&quot;&quot;&amp;[.Z4]&amp;&quot;&quot;&quot;},&quot;;&quot;&quot;) &amp;IF([.AA4]&gt;0;&quot;{&quot;&quot;value&quot;&quot;:&quot;&amp;COLUMN([.AA4])-11&amp;&quot;,&quot;&quot;text&quot;&quot;:&quot;&quot;&quot;&amp;[.AA4]&amp;&quot;&quot;&quot;},&quot;;&quot;&quot;)" office:value-type="string" office:string-value="{&quot;id&quot;:3,&quot;ordinal&quot;:2,&quot;required&quot;:0,&quot;category&quot;:&quot;About You&quot;,&quot;info&quot;:&quot;null&quot;,&quot;skip&quot;:&quot;null&quot;,&quot;text&quot;:&quot;What age were you diagnosed with diabetes?&quot;,&quot;type&quot;:&quot;SC&quot;,&quot;options&quot;:[{&quot;value&quot;:0,&quot;text&quot;:&quot;Under the age of 1&quot;},{&quot;value&quot;:1,&quot;text&quot;:&quot;Age 1-5&quot;},{&quot;value&quot;:2,&quot;text&quot;:&quot;Age 6-10&quot;},{&quot;value&quot;:3,&quot;text&quot;:&quot;Age 11-15&quot;},{&quot;value&quot;:4,&quot;text&quot;:&quot;Age 15 +&quot;},">
            <text:p>{"id":3,"ordinal":2,"required":0,"category":"About You","info":"null","skip":"null","text":"What age were you diagnosed with diabetes?","type":"SC","options":[{"value":0,"text":"Under the age of 1"},{"value":1,"text":"Age 1-5"},{"value":2,"text":"Age 6-10"},{"value":3,"text":"Age 11-15"},{"value":4,"text":"Age 15 +"},</text:p>
          </table:table-cell>
          <table:table-cell table:style-name="ce2" table:formula="of:=IF([.AB4]&gt;0;&quot;{&quot;&quot;value&quot;&quot;:&quot;&amp;COLUMN([.AB4])-11&amp;&quot;,&quot;&quot;text&quot;&quot;:&quot;&quot;&quot;&amp;[.AB4]&amp;&quot;&quot;&quot;},&quot;;&quot;&quot;) &amp;IF([.AC4]&gt;0;&quot;{&quot;&quot;value&quot;&quot;:&quot;&amp;COLUMN([.AC4])-11&amp;&quot;,&quot;&quot;text&quot;&quot;:&quot;&quot;&quot;&amp;[.AC4]&amp;&quot;&quot;&quot;},&quot;;&quot;&quot;) &amp;IF([.AD4]&gt;0;&quot;{&quot;&quot;value&quot;&quot;:&quot;&amp;COLUMN([.AD4])-11&amp;&quot;,&quot;&quot;text&quot;&quot;:&quot;&quot;&quot;&amp;[.AD4]&amp;&quot;&quot;&quot;},&quot;;&quot;&quot;) &amp;IF([.AE4]&gt;0;&quot;{&quot;&quot;value&quot;&quot;:&quot;&amp;COLUMN([.AE4])-11&amp;&quot;,&quot;&quot;text&quot;&quot;:&quot;&quot;&quot;&amp;[.AE4]&amp;&quot;&quot;&quot;},&quot;;&quot;&quot;) &amp;IF([.AF4]&gt;0;&quot;{&quot;&quot;value&quot;&quot;:&quot;&amp;COLUMN([.AF4])-11&amp;&quot;,&quot;&quot;text&quot;&quot;:&quot;&quot;&quot;&amp;[.AF4]&amp;&quot;&quot;&quot;},&quot;;&quot;&quot;) &amp;IF([.AG4]&gt;0;&quot;{&quot;&quot;value&quot;&quot;:&quot;&amp;COLUMN([.AG4])-11&amp;&quot;,&quot;&quot;text&quot;&quot;:&quot;&quot;&quot;&amp;[.AG4]&amp;&quot;&quot;&quot;},&quot;;&quot;&quot;) &amp;IF([.AH4]&gt;0;&quot;{&quot;&quot;value&quot;&quot;:&quot;&amp;COLUMN([.AH4])-11&amp;&quot;,&quot;&quot;text&quot;&quot;:&quot;&quot;&quot;&amp;[.AH4]&amp;&quot;&quot;&quot;},&quot;;&quot;&quot;) &amp;IF([.AI4]&gt;0;&quot;{&quot;&quot;value&quot;&quot;:&quot;&amp;COLUMN([.AI4])-11&amp;&quot;,&quot;&quot;text&quot;&quot;:&quot;&quot;&quot;&amp;[.AI4]&amp;&quot;&quot;&quot;},&quot;;&quot;&quot;) &amp;IF([.AJ4]&gt;0;&quot;{&quot;&quot;value&quot;&quot;:&quot;&amp;COLUMN([.AJ4])-11&amp;&quot;,&quot;&quot;text&quot;&quot;:&quot;&quot;&quot;&amp;[.AJ4]&amp;&quot;&quot;&quot;},&quot;;&quot;&quot;) &amp;IF([.AK4]&gt;0;&quot;{&quot;&quot;value&quot;&quot;:&quot;&amp;COLUMN([.AK4])-11&amp;&quot;,&quot;&quot;text&quot;&quot;:&quot;&quot;&quot;&amp;[.AK4]&amp;&quot;&quot;&quot;},&quot;;&quot;&quot;) &amp;IF([.AL4]&gt;0;&quot;{&quot;&quot;value&quot;&quot;:&quot;&amp;COLUMN([.AL4])-11&amp;&quot;,&quot;&quot;text&quot;&quot;:&quot;&quot;&quot;&amp;[.AL4]&amp;&quot;&quot;&quot;},&quot;;&quot;&quot;) &amp;IF([.AM4]&gt;0;&quot;{&quot;&quot;value&quot;&quot;:&quot;&amp;COLUMN([.AM4])-11&amp;&quot;,&quot;&quot;text&quot;&quot;:&quot;&quot;&quot;&amp;[.AM4]&amp;&quot;&quot;&quot;},&quot;;&quot;&quot;) &amp;IF([.AN4]&gt;0;&quot;{&quot;&quot;value&quot;&quot;:&quot;&amp;COLUMN([.AN4])-11&amp;&quot;,&quot;&quot;text&quot;&quot;:&quot;&quot;&quot;&amp;[.AN4]&amp;&quot;&quot;&quot;},&quot;;&quot;&quot;) &amp;IF([.AO4]&gt;0;&quot;{&quot;&quot;value&quot;&quot;:&quot;&amp;COLUMN([.AO4])-11&amp;&quot;,&quot;&quot;text&quot;&quot;:&quot;&quot;&quot;&amp;[.AO4]&amp;&quot;&quot;&quot;},&quot;;&quot;&quot;) &amp;IF([.AP4]&gt;0;&quot;{&quot;&quot;value&quot;&quot;:&quot;&amp;COLUMN([.AP4])-11&amp;&quot;,&quot;&quot;text&quot;&quot;:&quot;&quot;&quot;&amp;[.AP4]&amp;&quot;&quot;&quot;},&quot;;&quot;&quot;) &amp;IF([.AQ4]&gt;0;&quot;{&quot;&quot;value&quot;&quot;:&quot;&amp;COLUMN([.AQ4])-11&amp;&quot;,&quot;&quot;text&quot;&quot;:&quot;&quot;&quot;&amp;[.AQ4]&amp;&quot;&quot;&quot;},&quot;;&quot;&quot;) &amp;IF([.AR4]&gt;0;&quot;{&quot;&quot;value&quot;&quot;:&quot;&amp;COLUMN([.AR4])-11&amp;&quot;,&quot;&quot;text&quot;&quot;:&quot;&quot;&quot;&amp;[.AR4]&amp;&quot;&quot;&quot;},&quot;;&quot;&quot;) &amp;IF([.AS4]&gt;0;&quot;{&quot;&quot;value&quot;&quot;:&quot;&amp;COLUMN([.AS4])-11&amp;&quot;,&quot;&quot;text&quot;&quot;:&quot;&quot;&quot;&amp;[.AS4]&amp;&quot;&quot;&quot;},&quot;;&quot;&quot;) &amp;IF([.AT4]&gt;0;&quot;{&quot;&quot;value&quot;&quot;:&quot;&amp;COLUMN([.AT4])-11&amp;&quot;,&quot;&quot;text&quot;&quot;:&quot;&quot;&quot;&amp;[.AT4]&amp;&quot;&quot;&quot;},&quot;;&quot;&quot;) &amp;IF([.AU4]&gt;0;&quot;{&quot;&quot;value&quot;&quot;:&quot;&amp;COLUMN([.AU4])-11&amp;&quot;,&quot;&quot;text&quot;&quot;:&quot;&quot;&quot;&amp;[.AU4]&amp;&quot;&quot;&quot;},&quot;;&quot;&quot;)">
            <text:p/>
          </table:table-cell>
          <table:table-cell table:style-name="ce1" table:formula="of:=IF([.AV4]&gt;0;&quot;{&quot;&quot;value&quot;&quot;:&quot;&amp;COLUMN([.AV4])-11&amp;&quot;,&quot;&quot;text&quot;&quot;:&quot;&quot;&quot;&amp;[.AV4]&amp;&quot;&quot;&quot;},&quot;;&quot;&quot;) &amp;IF([.AW4]&gt;0;&quot;{&quot;&quot;value&quot;&quot;:&quot;&amp;COLUMN([.AW4])-11&amp;&quot;,&quot;&quot;text&quot;&quot;:&quot;&quot;&quot;&amp;[.AW4]&amp;&quot;&quot;&quot;},&quot;;&quot;&quot;) &amp;IF([.AX4]&gt;0;&quot;{&quot;&quot;value&quot;&quot;:&quot;&amp;COLUMN([.AX4])-11&amp;&quot;,&quot;&quot;text&quot;&quot;:&quot;&quot;&quot;&amp;[.AX4]&amp;&quot;&quot;&quot;},&quot;;&quot;&quot;) &amp;IF([.AY4]&gt;0;&quot;{&quot;&quot;value&quot;&quot;:&quot;&amp;COLUMN([.AY4])-11&amp;&quot;,&quot;&quot;text&quot;&quot;:&quot;&quot;&quot;&amp;[.AY4]&amp;&quot;&quot;&quot;},&quot;;&quot;&quot;) &amp;IF([.AZ4]&gt;0;&quot;{&quot;&quot;value&quot;&quot;:&quot;&amp;COLUMN([.AZ4])-11&amp;&quot;,&quot;&quot;text&quot;&quot;:&quot;&quot;&quot;&amp;[.AZ4]&amp;&quot;&quot;&quot;},&quot;;&quot;&quot;) &amp;IF([.BA4]&gt;0;&quot;{&quot;&quot;value&quot;&quot;:&quot;&amp;COLUMN([.BA4])-11&amp;&quot;,&quot;&quot;text&quot;&quot;:&quot;&quot;&quot;&amp;[.BA4]&amp;&quot;&quot;&quot;},&quot;;&quot;&quot;) &amp;IF([.BB4]&gt;0;&quot;{&quot;&quot;value&quot;&quot;:&quot;&amp;COLUMN([.BB4])-11&amp;&quot;,&quot;&quot;text&quot;&quot;:&quot;&quot;&quot;&amp;[.BB4]&amp;&quot;&quot;&quot;},&quot;;&quot;&quot;) &amp;IF([.BC4]&gt;0;&quot;{&quot;&quot;value&quot;&quot;:&quot;&amp;COLUMN([.BC4])-11&amp;&quot;,&quot;&quot;text&quot;&quot;:&quot;&quot;&quot;&amp;[.BC4]&amp;&quot;&quot;&quot;},&quot;;&quot;&quot;) &amp;IF([.BD4]&gt;0;&quot;{&quot;&quot;value&quot;&quot;:&quot;&amp;COLUMN([.BD4])-11&amp;&quot;,&quot;&quot;text&quot;&quot;:&quot;&quot;&quot;&amp;[.BD4]&amp;&quot;&quot;&quot;},&quot;;&quot;&quot;) &amp;IF([.BE4]&gt;0;&quot;{&quot;&quot;value&quot;&quot;:&quot;&amp;COLUMN([.BE4])-11&amp;&quot;,&quot;&quot;text&quot;&quot;:&quot;&quot;&quot;&amp;[.BE4]&amp;&quot;&quot;&quot;},&quot;;&quot;&quot;) &amp;IF([.BF4]&gt;0;&quot;{&quot;&quot;value&quot;&quot;:&quot;&amp;COLUMN([.BF4])-11&amp;&quot;,&quot;&quot;text&quot;&quot;:&quot;&quot;&quot;&amp;[.BF4]&amp;&quot;&quot;&quot;},&quot;;&quot;&quot;) &amp;IF([.BG4]&gt;0;&quot;{&quot;&quot;value&quot;&quot;:&quot;&amp;COLUMN([.BG4])-11&amp;&quot;,&quot;&quot;text&quot;&quot;:&quot;&quot;&quot;&amp;[.BG4]&amp;&quot;&quot;&quot;},&quot;;&quot;&quot;) &amp;IF([.BH4]&gt;0;&quot;{&quot;&quot;value&quot;&quot;:&quot;&amp;COLUMN([.BH4])-11&amp;&quot;,&quot;&quot;text&quot;&quot;:&quot;&quot;&quot;&amp;[.BH4]&amp;&quot;&quot;&quot;},&quot;;&quot;&quot;) &amp;IF([.BI4]&gt;0;&quot;{&quot;&quot;value&quot;&quot;:&quot;&amp;COLUMN([.BI4])-11&amp;&quot;,&quot;&quot;text&quot;&quot;:&quot;&quot;&quot;&amp;[.BI4]&amp;&quot;&quot;&quot;},&quot;;&quot;&quot;) &amp;IF([.BJ4]&gt;0;&quot;{&quot;&quot;value&quot;&quot;:&quot;&amp;COLUMN([.BJ4])-11&amp;&quot;,&quot;&quot;text&quot;&quot;:&quot;&quot;&quot;&amp;[.BJ4]&amp;&quot;&quot;&quot;},&quot;;&quot;&quot;) &amp;IF([.BK4]&gt;0;&quot;{&quot;&quot;value&quot;&quot;:&quot;&amp;COLUMN([.BK4])-11&amp;&quot;,&quot;&quot;text&quot;&quot;:&quot;&quot;&quot;&amp;[.BK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5]&amp;&quot;,&quot;&quot;ordinal&quot;&quot;:&quot;&amp;ROW()-2&amp;&quot;,&quot;&quot;required&quot;&quot;:&quot;&amp;[.E5]&amp;&quot;,&quot;&quot;category&quot;&quot;:&quot;&quot;&quot;&amp;[.F5]&amp;&quot;&quot;&quot;,&quot;&quot;info&quot;&quot;:&quot;&quot;&quot;&amp;[.J5]&amp;&quot;&quot;&quot;&quot;&amp;&quot;,&quot;&quot;skip&quot;&quot;:&quot;&quot;&quot;&amp;[.D5]&amp;&quot;&quot;&quot;&quot;&amp;&quot;,&quot;&quot;text&quot;&quot;:&quot;&quot;&quot;&amp;[.H5]&amp;&quot;&quot;&quot;&quot;&amp;&quot;,&quot;&quot;type&quot;&quot;:&quot;&quot;&quot;&amp;[.I5]&amp;&quot;&quot;&quot;&quot;&amp;&quot;,&quot;&quot;options&quot;&quot;:[&quot; &amp;IF([.K5]&gt;0;&quot;{&quot;&quot;value&quot;&quot;:&quot;&amp;COLUMN([.K5])-11&amp;&quot;,&quot;&quot;text&quot;&quot;:&quot;&quot;&quot;&amp;[.K5]&amp;&quot;&quot;&quot;},&quot;;&quot;&quot;) &amp;IF([.L5]&gt;0;&quot;{&quot;&quot;value&quot;&quot;:&quot;&amp;COLUMN([.L5])-11&amp;&quot;,&quot;&quot;text&quot;&quot;:&quot;&quot;&quot;&amp;[.L5]&amp;&quot;&quot;&quot;},&quot;;&quot;&quot;) &amp;IF([.M5]&gt;0;&quot;{&quot;&quot;value&quot;&quot;:&quot;&amp;COLUMN([.M5])-11&amp;&quot;,&quot;&quot;text&quot;&quot;:&quot;&quot;&quot;&amp;[.M5]&amp;&quot;&quot;&quot;},&quot;;&quot;&quot;) &amp;IF([.N5]&gt;0;&quot;{&quot;&quot;value&quot;&quot;:&quot;&amp;COLUMN([.N5])-11&amp;&quot;,&quot;&quot;text&quot;&quot;:&quot;&quot;&quot;&amp;[.N5]&amp;&quot;&quot;&quot;},&quot;;&quot;&quot;) &amp;IF([.O5]&gt;0;&quot;{&quot;&quot;value&quot;&quot;:&quot;&amp;COLUMN([.O5])-11&amp;&quot;,&quot;&quot;text&quot;&quot;:&quot;&quot;&quot;&amp;[.O5]&amp;&quot;&quot;&quot;},&quot;;&quot;&quot;) &amp;IF([.P5]&gt;0;&quot;{&quot;&quot;value&quot;&quot;:&quot;&amp;COLUMN([.P5])-11&amp;&quot;,&quot;&quot;text&quot;&quot;:&quot;&quot;&quot;&amp;[.P5]&amp;&quot;&quot;&quot;},&quot;;&quot;&quot;) &amp;IF([.Q5]&gt;0;&quot;{&quot;&quot;value&quot;&quot;:&quot;&amp;COLUMN([.Q5])-11&amp;&quot;,&quot;&quot;text&quot;&quot;:&quot;&quot;&quot;&amp;[.Q5]&amp;&quot;&quot;&quot;},&quot;;&quot;&quot;) &amp;IF([.R5]&gt;0;&quot;{&quot;&quot;value&quot;&quot;:&quot;&amp;COLUMN([.R5])-11&amp;&quot;,&quot;&quot;text&quot;&quot;:&quot;&quot;&quot;&amp;[.R5]&amp;&quot;&quot;&quot;},&quot;;&quot;&quot;) &amp;IF([.S5]&gt;0;&quot;{&quot;&quot;value&quot;&quot;:&quot;&amp;COLUMN([.S5])-11&amp;&quot;,&quot;&quot;text&quot;&quot;:&quot;&quot;&quot;&amp;[.S5]&amp;&quot;&quot;&quot;},&quot;;&quot;&quot;) &amp;IF([.T5]&gt;0;&quot;{&quot;&quot;value&quot;&quot;:&quot;&amp;COLUMN([.T5])-11&amp;&quot;,&quot;&quot;text&quot;&quot;:&quot;&quot;&quot;&amp;[.T5]&amp;&quot;&quot;&quot;},&quot;;&quot;&quot;) &amp;IF([.U5]&gt;0;&quot;{&quot;&quot;value&quot;&quot;:&quot;&amp;COLUMN([.U5])-11&amp;&quot;,&quot;&quot;text&quot;&quot;:&quot;&quot;&quot;&amp;[.U5]&amp;&quot;&quot;&quot;},&quot;;&quot;&quot;) &amp;IF([.V5]&gt;0;&quot;{&quot;&quot;value&quot;&quot;:&quot;&amp;COLUMN([.V5])-11&amp;&quot;,&quot;&quot;text&quot;&quot;:&quot;&quot;&quot;&amp;[.V5]&amp;&quot;&quot;&quot;},&quot;;&quot;&quot;) &amp;IF([.W5]&gt;0;&quot;{&quot;&quot;value&quot;&quot;:&quot;&amp;COLUMN([.W5])-11&amp;&quot;,&quot;&quot;text&quot;&quot;:&quot;&quot;&quot;&amp;[.W5]&amp;&quot;&quot;&quot;},&quot;;&quot;&quot;) &amp;IF([.X5]&gt;0;&quot;{&quot;&quot;value&quot;&quot;:&quot;&amp;COLUMN([.X5])-11&amp;&quot;,&quot;&quot;text&quot;&quot;:&quot;&quot;&quot;&amp;[.X5]&amp;&quot;&quot;&quot;},&quot;;&quot;&quot;) &amp;IF([.Y5]&gt;0;&quot;{&quot;&quot;value&quot;&quot;:&quot;&amp;COLUMN([.Y5])-11&amp;&quot;,&quot;&quot;text&quot;&quot;:&quot;&quot;&quot;&amp;[.Y5]&amp;&quot;&quot;&quot;},&quot;;&quot;&quot;) &amp;IF([.Z5]&gt;0;&quot;{&quot;&quot;value&quot;&quot;:&quot;&amp;COLUMN([.Z5])-11&amp;&quot;,&quot;&quot;text&quot;&quot;:&quot;&quot;&quot;&amp;[.Z5]&amp;&quot;&quot;&quot;},&quot;;&quot;&quot;) &amp;IF([.AA5]&gt;0;&quot;{&quot;&quot;value&quot;&quot;:&quot;&amp;COLUMN([.AA5])-11&amp;&quot;,&quot;&quot;text&quot;&quot;:&quot;&quot;&quot;&amp;[.AA5]&amp;&quot;&quot;&quot;},&quot;;&quot;&quot;)" office:value-type="string" office:string-value="{&quot;id&quot;:4,&quot;ordinal&quot;:3,&quot;required&quot;:0,&quot;category&quot;:&quot;About You&quot;,&quot;info&quot;:&quot;null&quot;,&quot;skip&quot;:&quot;null&quot;,&quot;text&quot;:&quot;Who lives with you in your home?&quot;,&quot;type&quot;:&quot;MC&quot;,&quot;options&quot;:[{&quot;value&quot;:0,&quot;text&quot;:&quot;Mum&quot;},{&quot;value&quot;:1,&quot;text&quot;:&quot;Dad&quot;},{&quot;value&quot;:2,&quot;text&quot;:&quot;Stepmum&quot;},{&quot;value&quot;:3,&quot;text&quot;:&quot;Stepdad&quot;},{&quot;value&quot;:4,&quot;text&quot;:&quot;Carer&quot;},{&quot;value&quot;:5,&quot;text&quot;:&quot;Guardian&quot;},{&quot;value&quot;:6,&quot;text&quot;:&quot;Sister(s) Number&quot;},{&quot;value&quot;:7,&quot;text&quot;:&quot;Brother(s) Number&quot;},{&quot;value&quot;:8,&quot;text&quot;:&quot;Step-sister(s)&quot;},{&quot;value&quot;:9,&quot;text&quot;:&quot;Step-brother(s)&quot;},{&quot;value&quot;:10,&quot;text&quot;:&quot;Grand-mother(s)&quot;},{&quot;value&quot;:11,&quot;text&quot;:&quot;Grand-father(s)&quot;},{&quot;value&quot;:12,&quot;text&quot;:&quot;Aunty(ies)&quot;},{&quot;value&quot;:13,&quot;text&quot;:&quot;Uncle(s)&quot;},{&quot;value&quot;:14,&quot;text&quot;:&quot;Cousin(s)&quot;},{&quot;value&quot;:15,&quot;text&quot;:&quot;Au pair / Nanny&quot;},{&quot;value&quot;:16,&quot;text&quot;:&quot;Lodger(s)&quot;},">
            <text:p>{"id":4,"ordinal":3,"required":0,"category":"About You","info":"null","skip":"null","text":"Who lives with you in your home?","type":"MC","options":[{"value":0,"text":"Mum"},{"value":1,"text":"Dad"},{"value":2,"text":"Stepmum"},{"value":3,"text":"Stepdad"},{"value":4,"text":"Carer"},{"value":5,"text":"Guardian"},{"value":6,"text":"Sister(s) Number"},{"value":7,"text":"Brother(s) Number"},{"value":8,"text":"Step-sister(s)"},{"value":9,"text":"Step-brother(s)"},{"value":10,"text":"Grand-mother(s)"},{"value":11,"text":"Grand-father(s)"},{"value":12,"text":"Aunty(ies)"},{"value":13,"text":"Uncle(s)"},{"value":14,"text":"Cousin(s)"},{"value":15,"text":"Au pair / Nanny"},{"value":16,"text":"Lodger(s)"},</text:p>
          </table:table-cell>
          <table:table-cell table:style-name="ce2" table:formula="of:=IF([.AB5]&gt;0;&quot;{&quot;&quot;value&quot;&quot;:&quot;&amp;COLUMN([.AB5])-11&amp;&quot;,&quot;&quot;text&quot;&quot;:&quot;&quot;&quot;&amp;[.AB5]&amp;&quot;&quot;&quot;},&quot;;&quot;&quot;) &amp;IF([.AC5]&gt;0;&quot;{&quot;&quot;value&quot;&quot;:&quot;&amp;COLUMN([.AC5])-11&amp;&quot;,&quot;&quot;text&quot;&quot;:&quot;&quot;&quot;&amp;[.AC5]&amp;&quot;&quot;&quot;},&quot;;&quot;&quot;) &amp;IF([.AD5]&gt;0;&quot;{&quot;&quot;value&quot;&quot;:&quot;&amp;COLUMN([.AD5])-11&amp;&quot;,&quot;&quot;text&quot;&quot;:&quot;&quot;&quot;&amp;[.AD5]&amp;&quot;&quot;&quot;},&quot;;&quot;&quot;) &amp;IF([.AE5]&gt;0;&quot;{&quot;&quot;value&quot;&quot;:&quot;&amp;COLUMN([.AE5])-11&amp;&quot;,&quot;&quot;text&quot;&quot;:&quot;&quot;&quot;&amp;[.AE5]&amp;&quot;&quot;&quot;},&quot;;&quot;&quot;) &amp;IF([.AF5]&gt;0;&quot;{&quot;&quot;value&quot;&quot;:&quot;&amp;COLUMN([.AF5])-11&amp;&quot;,&quot;&quot;text&quot;&quot;:&quot;&quot;&quot;&amp;[.AF5]&amp;&quot;&quot;&quot;},&quot;;&quot;&quot;) &amp;IF([.AG5]&gt;0;&quot;{&quot;&quot;value&quot;&quot;:&quot;&amp;COLUMN([.AG5])-11&amp;&quot;,&quot;&quot;text&quot;&quot;:&quot;&quot;&quot;&amp;[.AG5]&amp;&quot;&quot;&quot;},&quot;;&quot;&quot;) &amp;IF([.AH5]&gt;0;&quot;{&quot;&quot;value&quot;&quot;:&quot;&amp;COLUMN([.AH5])-11&amp;&quot;,&quot;&quot;text&quot;&quot;:&quot;&quot;&quot;&amp;[.AH5]&amp;&quot;&quot;&quot;},&quot;;&quot;&quot;) &amp;IF([.AI5]&gt;0;&quot;{&quot;&quot;value&quot;&quot;:&quot;&amp;COLUMN([.AI5])-11&amp;&quot;,&quot;&quot;text&quot;&quot;:&quot;&quot;&quot;&amp;[.AI5]&amp;&quot;&quot;&quot;},&quot;;&quot;&quot;) &amp;IF([.AJ5]&gt;0;&quot;{&quot;&quot;value&quot;&quot;:&quot;&amp;COLUMN([.AJ5])-11&amp;&quot;,&quot;&quot;text&quot;&quot;:&quot;&quot;&quot;&amp;[.AJ5]&amp;&quot;&quot;&quot;},&quot;;&quot;&quot;) &amp;IF([.AK5]&gt;0;&quot;{&quot;&quot;value&quot;&quot;:&quot;&amp;COLUMN([.AK5])-11&amp;&quot;,&quot;&quot;text&quot;&quot;:&quot;&quot;&quot;&amp;[.AK5]&amp;&quot;&quot;&quot;},&quot;;&quot;&quot;) &amp;IF([.AL5]&gt;0;&quot;{&quot;&quot;value&quot;&quot;:&quot;&amp;COLUMN([.AL5])-11&amp;&quot;,&quot;&quot;text&quot;&quot;:&quot;&quot;&quot;&amp;[.AL5]&amp;&quot;&quot;&quot;},&quot;;&quot;&quot;) &amp;IF([.AM5]&gt;0;&quot;{&quot;&quot;value&quot;&quot;:&quot;&amp;COLUMN([.AM5])-11&amp;&quot;,&quot;&quot;text&quot;&quot;:&quot;&quot;&quot;&amp;[.AM5]&amp;&quot;&quot;&quot;},&quot;;&quot;&quot;) &amp;IF([.AN5]&gt;0;&quot;{&quot;&quot;value&quot;&quot;:&quot;&amp;COLUMN([.AN5])-11&amp;&quot;,&quot;&quot;text&quot;&quot;:&quot;&quot;&quot;&amp;[.AN5]&amp;&quot;&quot;&quot;},&quot;;&quot;&quot;) &amp;IF([.AO5]&gt;0;&quot;{&quot;&quot;value&quot;&quot;:&quot;&amp;COLUMN([.AO5])-11&amp;&quot;,&quot;&quot;text&quot;&quot;:&quot;&quot;&quot;&amp;[.AO5]&amp;&quot;&quot;&quot;},&quot;;&quot;&quot;) &amp;IF([.AP5]&gt;0;&quot;{&quot;&quot;value&quot;&quot;:&quot;&amp;COLUMN([.AP5])-11&amp;&quot;,&quot;&quot;text&quot;&quot;:&quot;&quot;&quot;&amp;[.AP5]&amp;&quot;&quot;&quot;},&quot;;&quot;&quot;) &amp;IF([.AQ5]&gt;0;&quot;{&quot;&quot;value&quot;&quot;:&quot;&amp;COLUMN([.AQ5])-11&amp;&quot;,&quot;&quot;text&quot;&quot;:&quot;&quot;&quot;&amp;[.AQ5]&amp;&quot;&quot;&quot;},&quot;;&quot;&quot;) &amp;IF([.AR5]&gt;0;&quot;{&quot;&quot;value&quot;&quot;:&quot;&amp;COLUMN([.AR5])-11&amp;&quot;,&quot;&quot;text&quot;&quot;:&quot;&quot;&quot;&amp;[.AR5]&amp;&quot;&quot;&quot;},&quot;;&quot;&quot;) &amp;IF([.AS5]&gt;0;&quot;{&quot;&quot;value&quot;&quot;:&quot;&amp;COLUMN([.AS5])-11&amp;&quot;,&quot;&quot;text&quot;&quot;:&quot;&quot;&quot;&amp;[.AS5]&amp;&quot;&quot;&quot;},&quot;;&quot;&quot;) &amp;IF([.AT5]&gt;0;&quot;{&quot;&quot;value&quot;&quot;:&quot;&amp;COLUMN([.AT5])-11&amp;&quot;,&quot;&quot;text&quot;&quot;:&quot;&quot;&quot;&amp;[.AT5]&amp;&quot;&quot;&quot;},&quot;;&quot;&quot;) &amp;IF([.AU5]&gt;0;&quot;{&quot;&quot;value&quot;&quot;:&quot;&amp;COLUMN([.AU5])-11&amp;&quot;,&quot;&quot;text&quot;&quot;:&quot;&quot;&quot;&amp;[.AU5]&amp;&quot;&quot;&quot;},&quot;;&quot;&quot;)" office:value-type="string" office:string-value="{&quot;value&quot;:17,&quot;text&quot;:&quot;TEXT_OTHER&quot;},">
            <text:p>{"value":17,"text":"TEXT_OTHER"},</text:p>
          </table:table-cell>
          <table:table-cell table:style-name="ce1" table:formula="of:=IF([.AV5]&gt;0;&quot;{&quot;&quot;value&quot;&quot;:&quot;&amp;COLUMN([.AV5])-11&amp;&quot;,&quot;&quot;text&quot;&quot;:&quot;&quot;&quot;&amp;[.AV5]&amp;&quot;&quot;&quot;},&quot;;&quot;&quot;) &amp;IF([.AW5]&gt;0;&quot;{&quot;&quot;value&quot;&quot;:&quot;&amp;COLUMN([.AW5])-11&amp;&quot;,&quot;&quot;text&quot;&quot;:&quot;&quot;&quot;&amp;[.AW5]&amp;&quot;&quot;&quot;},&quot;;&quot;&quot;) &amp;IF([.AX5]&gt;0;&quot;{&quot;&quot;value&quot;&quot;:&quot;&amp;COLUMN([.AX5])-11&amp;&quot;,&quot;&quot;text&quot;&quot;:&quot;&quot;&quot;&amp;[.AX5]&amp;&quot;&quot;&quot;},&quot;;&quot;&quot;) &amp;IF([.AY5]&gt;0;&quot;{&quot;&quot;value&quot;&quot;:&quot;&amp;COLUMN([.AY5])-11&amp;&quot;,&quot;&quot;text&quot;&quot;:&quot;&quot;&quot;&amp;[.AY5]&amp;&quot;&quot;&quot;},&quot;;&quot;&quot;) &amp;IF([.AZ5]&gt;0;&quot;{&quot;&quot;value&quot;&quot;:&quot;&amp;COLUMN([.AZ5])-11&amp;&quot;,&quot;&quot;text&quot;&quot;:&quot;&quot;&quot;&amp;[.AZ5]&amp;&quot;&quot;&quot;},&quot;;&quot;&quot;) &amp;IF([.BA5]&gt;0;&quot;{&quot;&quot;value&quot;&quot;:&quot;&amp;COLUMN([.BA5])-11&amp;&quot;,&quot;&quot;text&quot;&quot;:&quot;&quot;&quot;&amp;[.BA5]&amp;&quot;&quot;&quot;},&quot;;&quot;&quot;) &amp;IF([.BB5]&gt;0;&quot;{&quot;&quot;value&quot;&quot;:&quot;&amp;COLUMN([.BB5])-11&amp;&quot;,&quot;&quot;text&quot;&quot;:&quot;&quot;&quot;&amp;[.BB5]&amp;&quot;&quot;&quot;},&quot;;&quot;&quot;) &amp;IF([.BC5]&gt;0;&quot;{&quot;&quot;value&quot;&quot;:&quot;&amp;COLUMN([.BC5])-11&amp;&quot;,&quot;&quot;text&quot;&quot;:&quot;&quot;&quot;&amp;[.BC5]&amp;&quot;&quot;&quot;},&quot;;&quot;&quot;) &amp;IF([.BD5]&gt;0;&quot;{&quot;&quot;value&quot;&quot;:&quot;&amp;COLUMN([.BD5])-11&amp;&quot;,&quot;&quot;text&quot;&quot;:&quot;&quot;&quot;&amp;[.BD5]&amp;&quot;&quot;&quot;},&quot;;&quot;&quot;) &amp;IF([.BE5]&gt;0;&quot;{&quot;&quot;value&quot;&quot;:&quot;&amp;COLUMN([.BE5])-11&amp;&quot;,&quot;&quot;text&quot;&quot;:&quot;&quot;&quot;&amp;[.BE5]&amp;&quot;&quot;&quot;},&quot;;&quot;&quot;) &amp;IF([.BF5]&gt;0;&quot;{&quot;&quot;value&quot;&quot;:&quot;&amp;COLUMN([.BF5])-11&amp;&quot;,&quot;&quot;text&quot;&quot;:&quot;&quot;&quot;&amp;[.BF5]&amp;&quot;&quot;&quot;},&quot;;&quot;&quot;) &amp;IF([.BG5]&gt;0;&quot;{&quot;&quot;value&quot;&quot;:&quot;&amp;COLUMN([.BG5])-11&amp;&quot;,&quot;&quot;text&quot;&quot;:&quot;&quot;&quot;&amp;[.BG5]&amp;&quot;&quot;&quot;},&quot;;&quot;&quot;) &amp;IF([.BH5]&gt;0;&quot;{&quot;&quot;value&quot;&quot;:&quot;&amp;COLUMN([.BH5])-11&amp;&quot;,&quot;&quot;text&quot;&quot;:&quot;&quot;&quot;&amp;[.BH5]&amp;&quot;&quot;&quot;},&quot;;&quot;&quot;) &amp;IF([.BI5]&gt;0;&quot;{&quot;&quot;value&quot;&quot;:&quot;&amp;COLUMN([.BI5])-11&amp;&quot;,&quot;&quot;text&quot;&quot;:&quot;&quot;&quot;&amp;[.BI5]&amp;&quot;&quot;&quot;},&quot;;&quot;&quot;) &amp;IF([.BJ5]&gt;0;&quot;{&quot;&quot;value&quot;&quot;:&quot;&amp;COLUMN([.BJ5])-11&amp;&quot;,&quot;&quot;text&quot;&quot;:&quot;&quot;&quot;&amp;[.BJ5]&amp;&quot;&quot;&quot;},&quot;;&quot;&quot;) &amp;IF([.BK5]&gt;0;&quot;{&quot;&quot;value&quot;&quot;:&quot;&amp;COLUMN([.BK5])-11&amp;&quot;,&quot;&quot;text&quot;&quot;:&quot;&quot;&quot;&amp;[.BK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 Number</text:p>
          </table:table-cell>
          <table:table-cell office:value-type="string">
            <text:p>Brother(s) Number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5"/>
          <table:table-cell table:number-columns-repeated="961"/>
        </table:table-row>
        <table:table-row table:style-name="ro2">
          <table:table-cell table:style-name="ce1" table:formula="of:=&quot;{&quot;&quot;id&quot;&quot;:&quot;&amp;[.G6]&amp;&quot;,&quot;&quot;ordinal&quot;&quot;:&quot;&amp;ROW()-2&amp;&quot;,&quot;&quot;required&quot;&quot;:&quot;&amp;[.E6]&amp;&quot;,&quot;&quot;category&quot;&quot;:&quot;&quot;&quot;&amp;[.F6]&amp;&quot;&quot;&quot;,&quot;&quot;info&quot;&quot;:&quot;&quot;&quot;&amp;[.J6]&amp;&quot;&quot;&quot;&quot;&amp;&quot;,&quot;&quot;skip&quot;&quot;:&quot;&quot;&quot;&amp;[.D6]&amp;&quot;&quot;&quot;&quot;&amp;&quot;,&quot;&quot;text&quot;&quot;:&quot;&quot;&quot;&amp;[.H6]&amp;&quot;&quot;&quot;&quot;&amp;&quot;,&quot;&quot;type&quot;&quot;:&quot;&quot;&quot;&amp;[.I6]&amp;&quot;&quot;&quot;&quot;&amp;&quot;,&quot;&quot;options&quot;&quot;:[&quot; &amp;IF([.K6]&gt;0;&quot;{&quot;&quot;value&quot;&quot;:&quot;&amp;COLUMN([.K6])-11&amp;&quot;,&quot;&quot;text&quot;&quot;:&quot;&quot;&quot;&amp;[.K6]&amp;&quot;&quot;&quot;},&quot;;&quot;&quot;) &amp;IF([.L6]&gt;0;&quot;{&quot;&quot;value&quot;&quot;:&quot;&amp;COLUMN([.L6])-11&amp;&quot;,&quot;&quot;text&quot;&quot;:&quot;&quot;&quot;&amp;[.L6]&amp;&quot;&quot;&quot;},&quot;;&quot;&quot;) &amp;IF([.M6]&gt;0;&quot;{&quot;&quot;value&quot;&quot;:&quot;&amp;COLUMN([.M6])-11&amp;&quot;,&quot;&quot;text&quot;&quot;:&quot;&quot;&quot;&amp;[.M6]&amp;&quot;&quot;&quot;},&quot;;&quot;&quot;) &amp;IF([.N6]&gt;0;&quot;{&quot;&quot;value&quot;&quot;:&quot;&amp;COLUMN([.N6])-11&amp;&quot;,&quot;&quot;text&quot;&quot;:&quot;&quot;&quot;&amp;[.N6]&amp;&quot;&quot;&quot;},&quot;;&quot;&quot;) &amp;IF([.O6]&gt;0;&quot;{&quot;&quot;value&quot;&quot;:&quot;&amp;COLUMN([.O6])-11&amp;&quot;,&quot;&quot;text&quot;&quot;:&quot;&quot;&quot;&amp;[.O6]&amp;&quot;&quot;&quot;},&quot;;&quot;&quot;) &amp;IF([.P6]&gt;0;&quot;{&quot;&quot;value&quot;&quot;:&quot;&amp;COLUMN([.P6])-11&amp;&quot;,&quot;&quot;text&quot;&quot;:&quot;&quot;&quot;&amp;[.P6]&amp;&quot;&quot;&quot;},&quot;;&quot;&quot;) &amp;IF([.Q6]&gt;0;&quot;{&quot;&quot;value&quot;&quot;:&quot;&amp;COLUMN([.Q6])-11&amp;&quot;,&quot;&quot;text&quot;&quot;:&quot;&quot;&quot;&amp;[.Q6]&amp;&quot;&quot;&quot;},&quot;;&quot;&quot;) &amp;IF([.R6]&gt;0;&quot;{&quot;&quot;value&quot;&quot;:&quot;&amp;COLUMN([.R6])-11&amp;&quot;,&quot;&quot;text&quot;&quot;:&quot;&quot;&quot;&amp;[.R6]&amp;&quot;&quot;&quot;},&quot;;&quot;&quot;) &amp;IF([.S6]&gt;0;&quot;{&quot;&quot;value&quot;&quot;:&quot;&amp;COLUMN([.S6])-11&amp;&quot;,&quot;&quot;text&quot;&quot;:&quot;&quot;&quot;&amp;[.S6]&amp;&quot;&quot;&quot;},&quot;;&quot;&quot;) &amp;IF([.T6]&gt;0;&quot;{&quot;&quot;value&quot;&quot;:&quot;&amp;COLUMN([.T6])-11&amp;&quot;,&quot;&quot;text&quot;&quot;:&quot;&quot;&quot;&amp;[.T6]&amp;&quot;&quot;&quot;},&quot;;&quot;&quot;) &amp;IF([.U6]&gt;0;&quot;{&quot;&quot;value&quot;&quot;:&quot;&amp;COLUMN([.U6])-11&amp;&quot;,&quot;&quot;text&quot;&quot;:&quot;&quot;&quot;&amp;[.U6]&amp;&quot;&quot;&quot;},&quot;;&quot;&quot;) &amp;IF([.V6]&gt;0;&quot;{&quot;&quot;value&quot;&quot;:&quot;&amp;COLUMN([.V6])-11&amp;&quot;,&quot;&quot;text&quot;&quot;:&quot;&quot;&quot;&amp;[.V6]&amp;&quot;&quot;&quot;},&quot;;&quot;&quot;) &amp;IF([.W6]&gt;0;&quot;{&quot;&quot;value&quot;&quot;:&quot;&amp;COLUMN([.W6])-11&amp;&quot;,&quot;&quot;text&quot;&quot;:&quot;&quot;&quot;&amp;[.W6]&amp;&quot;&quot;&quot;},&quot;;&quot;&quot;) &amp;IF([.X6]&gt;0;&quot;{&quot;&quot;value&quot;&quot;:&quot;&amp;COLUMN([.X6])-11&amp;&quot;,&quot;&quot;text&quot;&quot;:&quot;&quot;&quot;&amp;[.X6]&amp;&quot;&quot;&quot;},&quot;;&quot;&quot;) &amp;IF([.Y6]&gt;0;&quot;{&quot;&quot;value&quot;&quot;:&quot;&amp;COLUMN([.Y6])-11&amp;&quot;,&quot;&quot;text&quot;&quot;:&quot;&quot;&quot;&amp;[.Y6]&amp;&quot;&quot;&quot;},&quot;;&quot;&quot;) &amp;IF([.Z6]&gt;0;&quot;{&quot;&quot;value&quot;&quot;:&quot;&amp;COLUMN([.Z6])-11&amp;&quot;,&quot;&quot;text&quot;&quot;:&quot;&quot;&quot;&amp;[.Z6]&amp;&quot;&quot;&quot;},&quot;;&quot;&quot;) &amp;IF([.AA6]&gt;0;&quot;{&quot;&quot;value&quot;&quot;:&quot;&amp;COLUMN([.AA6])-11&amp;&quot;,&quot;&quot;text&quot;&quot;:&quot;&quot;&quot;&amp;[.AA6]&amp;&quot;&quot;&quot;},&quot;;&quot;&quot;)" office:value-type="string" office:string-value="{&quot;id&quot;:410,&quot;ordinal&quot;:4,&quot;required&quot;:0,&quot;category&quot;:&quot;About You&quot;,&quot;info&quot;:&quot;null&quot;,&quot;skip&quot;:&quot;null&quot;,&quot;text&quot;:&quot;How many brothers, sisters, etc share the house with you (what is the total number)?&quot;,&quot;type&quot;:&quot;NUMBER&quot;,&quot;options&quot;:[">
            <text:p>{"id":410,"ordinal":4,"required":0,"category":"About You","info":"null","skip":"null","text":"How many brothers, sisters, etc share the house with you (what is the total number)?","type":"NUMBER","options":[</text:p>
          </table:table-cell>
          <table:table-cell table:style-name="ce2" table:formula="of:=IF([.AB6]&gt;0;&quot;{&quot;&quot;value&quot;&quot;:&quot;&amp;COLUMN([.AB6])-11&amp;&quot;,&quot;&quot;text&quot;&quot;:&quot;&quot;&quot;&amp;[.AB6]&amp;&quot;&quot;&quot;},&quot;;&quot;&quot;) &amp;IF([.AC6]&gt;0;&quot;{&quot;&quot;value&quot;&quot;:&quot;&amp;COLUMN([.AC6])-11&amp;&quot;,&quot;&quot;text&quot;&quot;:&quot;&quot;&quot;&amp;[.AC6]&amp;&quot;&quot;&quot;},&quot;;&quot;&quot;) &amp;IF([.AD6]&gt;0;&quot;{&quot;&quot;value&quot;&quot;:&quot;&amp;COLUMN([.AD6])-11&amp;&quot;,&quot;&quot;text&quot;&quot;:&quot;&quot;&quot;&amp;[.AD6]&amp;&quot;&quot;&quot;},&quot;;&quot;&quot;) &amp;IF([.AE6]&gt;0;&quot;{&quot;&quot;value&quot;&quot;:&quot;&amp;COLUMN([.AE6])-11&amp;&quot;,&quot;&quot;text&quot;&quot;:&quot;&quot;&quot;&amp;[.AE6]&amp;&quot;&quot;&quot;},&quot;;&quot;&quot;) &amp;IF([.AF6]&gt;0;&quot;{&quot;&quot;value&quot;&quot;:&quot;&amp;COLUMN([.AF6])-11&amp;&quot;,&quot;&quot;text&quot;&quot;:&quot;&quot;&quot;&amp;[.AF6]&amp;&quot;&quot;&quot;},&quot;;&quot;&quot;) &amp;IF([.AG6]&gt;0;&quot;{&quot;&quot;value&quot;&quot;:&quot;&amp;COLUMN([.AG6])-11&amp;&quot;,&quot;&quot;text&quot;&quot;:&quot;&quot;&quot;&amp;[.AG6]&amp;&quot;&quot;&quot;},&quot;;&quot;&quot;) &amp;IF([.AH6]&gt;0;&quot;{&quot;&quot;value&quot;&quot;:&quot;&amp;COLUMN([.AH6])-11&amp;&quot;,&quot;&quot;text&quot;&quot;:&quot;&quot;&quot;&amp;[.AH6]&amp;&quot;&quot;&quot;},&quot;;&quot;&quot;) &amp;IF([.AI6]&gt;0;&quot;{&quot;&quot;value&quot;&quot;:&quot;&amp;COLUMN([.AI6])-11&amp;&quot;,&quot;&quot;text&quot;&quot;:&quot;&quot;&quot;&amp;[.AI6]&amp;&quot;&quot;&quot;},&quot;;&quot;&quot;) &amp;IF([.AJ6]&gt;0;&quot;{&quot;&quot;value&quot;&quot;:&quot;&amp;COLUMN([.AJ6])-11&amp;&quot;,&quot;&quot;text&quot;&quot;:&quot;&quot;&quot;&amp;[.AJ6]&amp;&quot;&quot;&quot;},&quot;;&quot;&quot;) &amp;IF([.AK6]&gt;0;&quot;{&quot;&quot;value&quot;&quot;:&quot;&amp;COLUMN([.AK6])-11&amp;&quot;,&quot;&quot;text&quot;&quot;:&quot;&quot;&quot;&amp;[.AK6]&amp;&quot;&quot;&quot;},&quot;;&quot;&quot;) &amp;IF([.AL6]&gt;0;&quot;{&quot;&quot;value&quot;&quot;:&quot;&amp;COLUMN([.AL6])-11&amp;&quot;,&quot;&quot;text&quot;&quot;:&quot;&quot;&quot;&amp;[.AL6]&amp;&quot;&quot;&quot;},&quot;;&quot;&quot;) &amp;IF([.AM6]&gt;0;&quot;{&quot;&quot;value&quot;&quot;:&quot;&amp;COLUMN([.AM6])-11&amp;&quot;,&quot;&quot;text&quot;&quot;:&quot;&quot;&quot;&amp;[.AM6]&amp;&quot;&quot;&quot;},&quot;;&quot;&quot;) &amp;IF([.AN6]&gt;0;&quot;{&quot;&quot;value&quot;&quot;:&quot;&amp;COLUMN([.AN6])-11&amp;&quot;,&quot;&quot;text&quot;&quot;:&quot;&quot;&quot;&amp;[.AN6]&amp;&quot;&quot;&quot;},&quot;;&quot;&quot;) &amp;IF([.AO6]&gt;0;&quot;{&quot;&quot;value&quot;&quot;:&quot;&amp;COLUMN([.AO6])-11&amp;&quot;,&quot;&quot;text&quot;&quot;:&quot;&quot;&quot;&amp;[.AO6]&amp;&quot;&quot;&quot;},&quot;;&quot;&quot;) &amp;IF([.AP6]&gt;0;&quot;{&quot;&quot;value&quot;&quot;:&quot;&amp;COLUMN([.AP6])-11&amp;&quot;,&quot;&quot;text&quot;&quot;:&quot;&quot;&quot;&amp;[.AP6]&amp;&quot;&quot;&quot;},&quot;;&quot;&quot;) &amp;IF([.AQ6]&gt;0;&quot;{&quot;&quot;value&quot;&quot;:&quot;&amp;COLUMN([.AQ6])-11&amp;&quot;,&quot;&quot;text&quot;&quot;:&quot;&quot;&quot;&amp;[.AQ6]&amp;&quot;&quot;&quot;},&quot;;&quot;&quot;) &amp;IF([.AR6]&gt;0;&quot;{&quot;&quot;value&quot;&quot;:&quot;&amp;COLUMN([.AR6])-11&amp;&quot;,&quot;&quot;text&quot;&quot;:&quot;&quot;&quot;&amp;[.AR6]&amp;&quot;&quot;&quot;},&quot;;&quot;&quot;) &amp;IF([.AS6]&gt;0;&quot;{&quot;&quot;value&quot;&quot;:&quot;&amp;COLUMN([.AS6])-11&amp;&quot;,&quot;&quot;text&quot;&quot;:&quot;&quot;&quot;&amp;[.AS6]&amp;&quot;&quot;&quot;},&quot;;&quot;&quot;) &amp;IF([.AT6]&gt;0;&quot;{&quot;&quot;value&quot;&quot;:&quot;&amp;COLUMN([.AT6])-11&amp;&quot;,&quot;&quot;text&quot;&quot;:&quot;&quot;&quot;&amp;[.AT6]&amp;&quot;&quot;&quot;},&quot;;&quot;&quot;) &amp;IF([.AU6]&gt;0;&quot;{&quot;&quot;value&quot;&quot;:&quot;&amp;COLUMN([.AU6])-11&amp;&quot;,&quot;&quot;text&quot;&quot;:&quot;&quot;&quot;&amp;[.AU6]&amp;&quot;&quot;&quot;},&quot;;&quot;&quot;)">
            <text:p/>
          </table:table-cell>
          <table:table-cell table:style-name="ce1" table:formula="of:=IF([.AV6]&gt;0;&quot;{&quot;&quot;value&quot;&quot;:&quot;&amp;COLUMN([.AV6])-11&amp;&quot;,&quot;&quot;text&quot;&quot;:&quot;&quot;&quot;&amp;[.AV6]&amp;&quot;&quot;&quot;},&quot;;&quot;&quot;) &amp;IF([.AW6]&gt;0;&quot;{&quot;&quot;value&quot;&quot;:&quot;&amp;COLUMN([.AW6])-11&amp;&quot;,&quot;&quot;text&quot;&quot;:&quot;&quot;&quot;&amp;[.AW6]&amp;&quot;&quot;&quot;},&quot;;&quot;&quot;) &amp;IF([.AX6]&gt;0;&quot;{&quot;&quot;value&quot;&quot;:&quot;&amp;COLUMN([.AX6])-11&amp;&quot;,&quot;&quot;text&quot;&quot;:&quot;&quot;&quot;&amp;[.AX6]&amp;&quot;&quot;&quot;},&quot;;&quot;&quot;) &amp;IF([.AY6]&gt;0;&quot;{&quot;&quot;value&quot;&quot;:&quot;&amp;COLUMN([.AY6])-11&amp;&quot;,&quot;&quot;text&quot;&quot;:&quot;&quot;&quot;&amp;[.AY6]&amp;&quot;&quot;&quot;},&quot;;&quot;&quot;) &amp;IF([.AZ6]&gt;0;&quot;{&quot;&quot;value&quot;&quot;:&quot;&amp;COLUMN([.AZ6])-11&amp;&quot;,&quot;&quot;text&quot;&quot;:&quot;&quot;&quot;&amp;[.AZ6]&amp;&quot;&quot;&quot;},&quot;;&quot;&quot;) &amp;IF([.BA6]&gt;0;&quot;{&quot;&quot;value&quot;&quot;:&quot;&amp;COLUMN([.BA6])-11&amp;&quot;,&quot;&quot;text&quot;&quot;:&quot;&quot;&quot;&amp;[.BA6]&amp;&quot;&quot;&quot;},&quot;;&quot;&quot;) &amp;IF([.BB6]&gt;0;&quot;{&quot;&quot;value&quot;&quot;:&quot;&amp;COLUMN([.BB6])-11&amp;&quot;,&quot;&quot;text&quot;&quot;:&quot;&quot;&quot;&amp;[.BB6]&amp;&quot;&quot;&quot;},&quot;;&quot;&quot;) &amp;IF([.BC6]&gt;0;&quot;{&quot;&quot;value&quot;&quot;:&quot;&amp;COLUMN([.BC6])-11&amp;&quot;,&quot;&quot;text&quot;&quot;:&quot;&quot;&quot;&amp;[.BC6]&amp;&quot;&quot;&quot;},&quot;;&quot;&quot;) &amp;IF([.BD6]&gt;0;&quot;{&quot;&quot;value&quot;&quot;:&quot;&amp;COLUMN([.BD6])-11&amp;&quot;,&quot;&quot;text&quot;&quot;:&quot;&quot;&quot;&amp;[.BD6]&amp;&quot;&quot;&quot;},&quot;;&quot;&quot;) &amp;IF([.BE6]&gt;0;&quot;{&quot;&quot;value&quot;&quot;:&quot;&amp;COLUMN([.BE6])-11&amp;&quot;,&quot;&quot;text&quot;&quot;:&quot;&quot;&quot;&amp;[.BE6]&amp;&quot;&quot;&quot;},&quot;;&quot;&quot;) &amp;IF([.BF6]&gt;0;&quot;{&quot;&quot;value&quot;&quot;:&quot;&amp;COLUMN([.BF6])-11&amp;&quot;,&quot;&quot;text&quot;&quot;:&quot;&quot;&quot;&amp;[.BF6]&amp;&quot;&quot;&quot;},&quot;;&quot;&quot;) &amp;IF([.BG6]&gt;0;&quot;{&quot;&quot;value&quot;&quot;:&quot;&amp;COLUMN([.BG6])-11&amp;&quot;,&quot;&quot;text&quot;&quot;:&quot;&quot;&quot;&amp;[.BG6]&amp;&quot;&quot;&quot;},&quot;;&quot;&quot;) &amp;IF([.BH6]&gt;0;&quot;{&quot;&quot;value&quot;&quot;:&quot;&amp;COLUMN([.BH6])-11&amp;&quot;,&quot;&quot;text&quot;&quot;:&quot;&quot;&quot;&amp;[.BH6]&amp;&quot;&quot;&quot;},&quot;;&quot;&quot;) &amp;IF([.BI6]&gt;0;&quot;{&quot;&quot;value&quot;&quot;:&quot;&amp;COLUMN([.BI6])-11&amp;&quot;,&quot;&quot;text&quot;&quot;:&quot;&quot;&quot;&amp;[.BI6]&amp;&quot;&quot;&quot;},&quot;;&quot;&quot;) &amp;IF([.BJ6]&gt;0;&quot;{&quot;&quot;value&quot;&quot;:&quot;&amp;COLUMN([.BJ6])-11&amp;&quot;,&quot;&quot;text&quot;&quot;:&quot;&quot;&quot;&amp;[.BJ6]&amp;&quot;&quot;&quot;},&quot;;&quot;&quot;) &amp;IF([.BK6]&gt;0;&quot;{&quot;&quot;value&quot;&quot;:&quot;&amp;COLUMN([.BK6])-11&amp;&quot;,&quot;&quot;text&quot;&quot;:&quot;&quot;&quot;&amp;[.BK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10">
            <text:p>410</text:p>
          </table:table-cell>
          <table:table-cell office:value-type="string">
            <text:p>How many brothers, sisters, etc share the house with you (what is the total number)?</text:p>
          </table:table-cell>
          <table:table-cell office:value-type="string">
            <text:p>NUMBER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7]&amp;&quot;,&quot;&quot;ordinal&quot;&quot;:&quot;&amp;ROW()-2&amp;&quot;,&quot;&quot;required&quot;&quot;:&quot;&amp;[.E7]&amp;&quot;,&quot;&quot;category&quot;&quot;:&quot;&quot;&quot;&amp;[.F7]&amp;&quot;&quot;&quot;,&quot;&quot;info&quot;&quot;:&quot;&quot;&quot;&amp;[.J7]&amp;&quot;&quot;&quot;&quot;&amp;&quot;,&quot;&quot;skip&quot;&quot;:&quot;&quot;&quot;&amp;[.D7]&amp;&quot;&quot;&quot;&quot;&amp;&quot;,&quot;&quot;text&quot;&quot;:&quot;&quot;&quot;&amp;[.H7]&amp;&quot;&quot;&quot;&quot;&amp;&quot;,&quot;&quot;type&quot;&quot;:&quot;&quot;&quot;&amp;[.I7]&amp;&quot;&quot;&quot;&quot;&amp;&quot;,&quot;&quot;options&quot;&quot;:[&quot; &amp;IF([.K7]&gt;0;&quot;{&quot;&quot;value&quot;&quot;:&quot;&amp;COLUMN([.K7])-11&amp;&quot;,&quot;&quot;text&quot;&quot;:&quot;&quot;&quot;&amp;[.K7]&amp;&quot;&quot;&quot;},&quot;;&quot;&quot;) &amp;IF([.L7]&gt;0;&quot;{&quot;&quot;value&quot;&quot;:&quot;&amp;COLUMN([.L7])-11&amp;&quot;,&quot;&quot;text&quot;&quot;:&quot;&quot;&quot;&amp;[.L7]&amp;&quot;&quot;&quot;},&quot;;&quot;&quot;) &amp;IF([.M7]&gt;0;&quot;{&quot;&quot;value&quot;&quot;:&quot;&amp;COLUMN([.M7])-11&amp;&quot;,&quot;&quot;text&quot;&quot;:&quot;&quot;&quot;&amp;[.M7]&amp;&quot;&quot;&quot;},&quot;;&quot;&quot;) &amp;IF([.N7]&gt;0;&quot;{&quot;&quot;value&quot;&quot;:&quot;&amp;COLUMN([.N7])-11&amp;&quot;,&quot;&quot;text&quot;&quot;:&quot;&quot;&quot;&amp;[.N7]&amp;&quot;&quot;&quot;},&quot;;&quot;&quot;) &amp;IF([.O7]&gt;0;&quot;{&quot;&quot;value&quot;&quot;:&quot;&amp;COLUMN([.O7])-11&amp;&quot;,&quot;&quot;text&quot;&quot;:&quot;&quot;&quot;&amp;[.O7]&amp;&quot;&quot;&quot;},&quot;;&quot;&quot;) &amp;IF([.P7]&gt;0;&quot;{&quot;&quot;value&quot;&quot;:&quot;&amp;COLUMN([.P7])-11&amp;&quot;,&quot;&quot;text&quot;&quot;:&quot;&quot;&quot;&amp;[.P7]&amp;&quot;&quot;&quot;},&quot;;&quot;&quot;) &amp;IF([.Q7]&gt;0;&quot;{&quot;&quot;value&quot;&quot;:&quot;&amp;COLUMN([.Q7])-11&amp;&quot;,&quot;&quot;text&quot;&quot;:&quot;&quot;&quot;&amp;[.Q7]&amp;&quot;&quot;&quot;},&quot;;&quot;&quot;) &amp;IF([.R7]&gt;0;&quot;{&quot;&quot;value&quot;&quot;:&quot;&amp;COLUMN([.R7])-11&amp;&quot;,&quot;&quot;text&quot;&quot;:&quot;&quot;&quot;&amp;[.R7]&amp;&quot;&quot;&quot;},&quot;;&quot;&quot;) &amp;IF([.S7]&gt;0;&quot;{&quot;&quot;value&quot;&quot;:&quot;&amp;COLUMN([.S7])-11&amp;&quot;,&quot;&quot;text&quot;&quot;:&quot;&quot;&quot;&amp;[.S7]&amp;&quot;&quot;&quot;},&quot;;&quot;&quot;) &amp;IF([.T7]&gt;0;&quot;{&quot;&quot;value&quot;&quot;:&quot;&amp;COLUMN([.T7])-11&amp;&quot;,&quot;&quot;text&quot;&quot;:&quot;&quot;&quot;&amp;[.T7]&amp;&quot;&quot;&quot;},&quot;;&quot;&quot;) &amp;IF([.U7]&gt;0;&quot;{&quot;&quot;value&quot;&quot;:&quot;&amp;COLUMN([.U7])-11&amp;&quot;,&quot;&quot;text&quot;&quot;:&quot;&quot;&quot;&amp;[.U7]&amp;&quot;&quot;&quot;},&quot;;&quot;&quot;) &amp;IF([.V7]&gt;0;&quot;{&quot;&quot;value&quot;&quot;:&quot;&amp;COLUMN([.V7])-11&amp;&quot;,&quot;&quot;text&quot;&quot;:&quot;&quot;&quot;&amp;[.V7]&amp;&quot;&quot;&quot;},&quot;;&quot;&quot;) &amp;IF([.W7]&gt;0;&quot;{&quot;&quot;value&quot;&quot;:&quot;&amp;COLUMN([.W7])-11&amp;&quot;,&quot;&quot;text&quot;&quot;:&quot;&quot;&quot;&amp;[.W7]&amp;&quot;&quot;&quot;},&quot;;&quot;&quot;) &amp;IF([.X7]&gt;0;&quot;{&quot;&quot;value&quot;&quot;:&quot;&amp;COLUMN([.X7])-11&amp;&quot;,&quot;&quot;text&quot;&quot;:&quot;&quot;&quot;&amp;[.X7]&amp;&quot;&quot;&quot;},&quot;;&quot;&quot;) &amp;IF([.Y7]&gt;0;&quot;{&quot;&quot;value&quot;&quot;:&quot;&amp;COLUMN([.Y7])-11&amp;&quot;,&quot;&quot;text&quot;&quot;:&quot;&quot;&quot;&amp;[.Y7]&amp;&quot;&quot;&quot;},&quot;;&quot;&quot;) &amp;IF([.Z7]&gt;0;&quot;{&quot;&quot;value&quot;&quot;:&quot;&amp;COLUMN([.Z7])-11&amp;&quot;,&quot;&quot;text&quot;&quot;:&quot;&quot;&quot;&amp;[.Z7]&amp;&quot;&quot;&quot;},&quot;;&quot;&quot;) &amp;IF([.AA7]&gt;0;&quot;{&quot;&quot;value&quot;&quot;:&quot;&amp;COLUMN([.AA7])-11&amp;&quot;,&quot;&quot;text&quot;&quot;:&quot;&quot;&quot;&amp;[.AA7]&amp;&quot;&quot;&quot;},&quot;;&quot;&quot;)" office:value-type="string" office:string-value="{&quot;id&quot;:5,&quot;ordinal&quot;:5,&quot;required&quot;:0,&quot;category&quot;:&quot;About You&quot;,&quot;info&quot;:&quot;Choose whether metres or feet&quot;,&quot;skip&quot;:&quot;null&quot;,&quot;text&quot;:&quot;How tall are you?&quot;,&quot;type&quot;:&quot;SC&quot;,&quot;options&quot;:[{&quot;value&quot;:0,&quot;text&quot;:&quot;Metres / Centimetres&quot;},{&quot;value&quot;:1,&quot;text&quot;:&quot;Feet / Inches&quot;},{&quot;value&quot;:2,&quot;text&quot;:&quot;TEXT_VALUE&quot;},">
            <text:p>{"id":5,"ordinal":5,"required":0,"category":"About You","info":"Choose whether metres or feet","skip":"null","text":"How tall are you?","type":"SC","options":[{"value":0,"text":"Metres / Centimetres"},{"value":1,"text":"Feet / Inches"},{"value":2,"text":"TEXT_VALUE"},</text:p>
          </table:table-cell>
          <table:table-cell table:style-name="ce2" table:formula="of:=IF([.AB7]&gt;0;&quot;{&quot;&quot;value&quot;&quot;:&quot;&amp;COLUMN([.AB7])-11&amp;&quot;,&quot;&quot;text&quot;&quot;:&quot;&quot;&quot;&amp;[.AB7]&amp;&quot;&quot;&quot;},&quot;;&quot;&quot;) &amp;IF([.AC7]&gt;0;&quot;{&quot;&quot;value&quot;&quot;:&quot;&amp;COLUMN([.AC7])-11&amp;&quot;,&quot;&quot;text&quot;&quot;:&quot;&quot;&quot;&amp;[.AC7]&amp;&quot;&quot;&quot;},&quot;;&quot;&quot;) &amp;IF([.AD7]&gt;0;&quot;{&quot;&quot;value&quot;&quot;:&quot;&amp;COLUMN([.AD7])-11&amp;&quot;,&quot;&quot;text&quot;&quot;:&quot;&quot;&quot;&amp;[.AD7]&amp;&quot;&quot;&quot;},&quot;;&quot;&quot;) &amp;IF([.AE7]&gt;0;&quot;{&quot;&quot;value&quot;&quot;:&quot;&amp;COLUMN([.AE7])-11&amp;&quot;,&quot;&quot;text&quot;&quot;:&quot;&quot;&quot;&amp;[.AE7]&amp;&quot;&quot;&quot;},&quot;;&quot;&quot;) &amp;IF([.AF7]&gt;0;&quot;{&quot;&quot;value&quot;&quot;:&quot;&amp;COLUMN([.AF7])-11&amp;&quot;,&quot;&quot;text&quot;&quot;:&quot;&quot;&quot;&amp;[.AF7]&amp;&quot;&quot;&quot;},&quot;;&quot;&quot;) &amp;IF([.AG7]&gt;0;&quot;{&quot;&quot;value&quot;&quot;:&quot;&amp;COLUMN([.AG7])-11&amp;&quot;,&quot;&quot;text&quot;&quot;:&quot;&quot;&quot;&amp;[.AG7]&amp;&quot;&quot;&quot;},&quot;;&quot;&quot;) &amp;IF([.AH7]&gt;0;&quot;{&quot;&quot;value&quot;&quot;:&quot;&amp;COLUMN([.AH7])-11&amp;&quot;,&quot;&quot;text&quot;&quot;:&quot;&quot;&quot;&amp;[.AH7]&amp;&quot;&quot;&quot;},&quot;;&quot;&quot;) &amp;IF([.AI7]&gt;0;&quot;{&quot;&quot;value&quot;&quot;:&quot;&amp;COLUMN([.AI7])-11&amp;&quot;,&quot;&quot;text&quot;&quot;:&quot;&quot;&quot;&amp;[.AI7]&amp;&quot;&quot;&quot;},&quot;;&quot;&quot;) &amp;IF([.AJ7]&gt;0;&quot;{&quot;&quot;value&quot;&quot;:&quot;&amp;COLUMN([.AJ7])-11&amp;&quot;,&quot;&quot;text&quot;&quot;:&quot;&quot;&quot;&amp;[.AJ7]&amp;&quot;&quot;&quot;},&quot;;&quot;&quot;) &amp;IF([.AK7]&gt;0;&quot;{&quot;&quot;value&quot;&quot;:&quot;&amp;COLUMN([.AK7])-11&amp;&quot;,&quot;&quot;text&quot;&quot;:&quot;&quot;&quot;&amp;[.AK7]&amp;&quot;&quot;&quot;},&quot;;&quot;&quot;) &amp;IF([.AL7]&gt;0;&quot;{&quot;&quot;value&quot;&quot;:&quot;&amp;COLUMN([.AL7])-11&amp;&quot;,&quot;&quot;text&quot;&quot;:&quot;&quot;&quot;&amp;[.AL7]&amp;&quot;&quot;&quot;},&quot;;&quot;&quot;) &amp;IF([.AM7]&gt;0;&quot;{&quot;&quot;value&quot;&quot;:&quot;&amp;COLUMN([.AM7])-11&amp;&quot;,&quot;&quot;text&quot;&quot;:&quot;&quot;&quot;&amp;[.AM7]&amp;&quot;&quot;&quot;},&quot;;&quot;&quot;) &amp;IF([.AN7]&gt;0;&quot;{&quot;&quot;value&quot;&quot;:&quot;&amp;COLUMN([.AN7])-11&amp;&quot;,&quot;&quot;text&quot;&quot;:&quot;&quot;&quot;&amp;[.AN7]&amp;&quot;&quot;&quot;},&quot;;&quot;&quot;) &amp;IF([.AO7]&gt;0;&quot;{&quot;&quot;value&quot;&quot;:&quot;&amp;COLUMN([.AO7])-11&amp;&quot;,&quot;&quot;text&quot;&quot;:&quot;&quot;&quot;&amp;[.AO7]&amp;&quot;&quot;&quot;},&quot;;&quot;&quot;) &amp;IF([.AP7]&gt;0;&quot;{&quot;&quot;value&quot;&quot;:&quot;&amp;COLUMN([.AP7])-11&amp;&quot;,&quot;&quot;text&quot;&quot;:&quot;&quot;&quot;&amp;[.AP7]&amp;&quot;&quot;&quot;},&quot;;&quot;&quot;) &amp;IF([.AQ7]&gt;0;&quot;{&quot;&quot;value&quot;&quot;:&quot;&amp;COLUMN([.AQ7])-11&amp;&quot;,&quot;&quot;text&quot;&quot;:&quot;&quot;&quot;&amp;[.AQ7]&amp;&quot;&quot;&quot;},&quot;;&quot;&quot;) &amp;IF([.AR7]&gt;0;&quot;{&quot;&quot;value&quot;&quot;:&quot;&amp;COLUMN([.AR7])-11&amp;&quot;,&quot;&quot;text&quot;&quot;:&quot;&quot;&quot;&amp;[.AR7]&amp;&quot;&quot;&quot;},&quot;;&quot;&quot;) &amp;IF([.AS7]&gt;0;&quot;{&quot;&quot;value&quot;&quot;:&quot;&amp;COLUMN([.AS7])-11&amp;&quot;,&quot;&quot;text&quot;&quot;:&quot;&quot;&quot;&amp;[.AS7]&amp;&quot;&quot;&quot;},&quot;;&quot;&quot;) &amp;IF([.AT7]&gt;0;&quot;{&quot;&quot;value&quot;&quot;:&quot;&amp;COLUMN([.AT7])-11&amp;&quot;,&quot;&quot;text&quot;&quot;:&quot;&quot;&quot;&amp;[.AT7]&amp;&quot;&quot;&quot;},&quot;;&quot;&quot;) &amp;IF([.AU7]&gt;0;&quot;{&quot;&quot;value&quot;&quot;:&quot;&amp;COLUMN([.AU7])-11&amp;&quot;,&quot;&quot;text&quot;&quot;:&quot;&quot;&quot;&amp;[.AU7]&amp;&quot;&quot;&quot;},&quot;;&quot;&quot;)">
            <text:p/>
          </table:table-cell>
          <table:table-cell table:style-name="ce1" table:formula="of:=IF([.AV7]&gt;0;&quot;{&quot;&quot;value&quot;&quot;:&quot;&amp;COLUMN([.AV7])-11&amp;&quot;,&quot;&quot;text&quot;&quot;:&quot;&quot;&quot;&amp;[.AV7]&amp;&quot;&quot;&quot;},&quot;;&quot;&quot;) &amp;IF([.AW7]&gt;0;&quot;{&quot;&quot;value&quot;&quot;:&quot;&amp;COLUMN([.AW7])-11&amp;&quot;,&quot;&quot;text&quot;&quot;:&quot;&quot;&quot;&amp;[.AW7]&amp;&quot;&quot;&quot;},&quot;;&quot;&quot;) &amp;IF([.AX7]&gt;0;&quot;{&quot;&quot;value&quot;&quot;:&quot;&amp;COLUMN([.AX7])-11&amp;&quot;,&quot;&quot;text&quot;&quot;:&quot;&quot;&quot;&amp;[.AX7]&amp;&quot;&quot;&quot;},&quot;;&quot;&quot;) &amp;IF([.AY7]&gt;0;&quot;{&quot;&quot;value&quot;&quot;:&quot;&amp;COLUMN([.AY7])-11&amp;&quot;,&quot;&quot;text&quot;&quot;:&quot;&quot;&quot;&amp;[.AY7]&amp;&quot;&quot;&quot;},&quot;;&quot;&quot;) &amp;IF([.AZ7]&gt;0;&quot;{&quot;&quot;value&quot;&quot;:&quot;&amp;COLUMN([.AZ7])-11&amp;&quot;,&quot;&quot;text&quot;&quot;:&quot;&quot;&quot;&amp;[.AZ7]&amp;&quot;&quot;&quot;},&quot;;&quot;&quot;) &amp;IF([.BA7]&gt;0;&quot;{&quot;&quot;value&quot;&quot;:&quot;&amp;COLUMN([.BA7])-11&amp;&quot;,&quot;&quot;text&quot;&quot;:&quot;&quot;&quot;&amp;[.BA7]&amp;&quot;&quot;&quot;},&quot;;&quot;&quot;) &amp;IF([.BB7]&gt;0;&quot;{&quot;&quot;value&quot;&quot;:&quot;&amp;COLUMN([.BB7])-11&amp;&quot;,&quot;&quot;text&quot;&quot;:&quot;&quot;&quot;&amp;[.BB7]&amp;&quot;&quot;&quot;},&quot;;&quot;&quot;) &amp;IF([.BC7]&gt;0;&quot;{&quot;&quot;value&quot;&quot;:&quot;&amp;COLUMN([.BC7])-11&amp;&quot;,&quot;&quot;text&quot;&quot;:&quot;&quot;&quot;&amp;[.BC7]&amp;&quot;&quot;&quot;},&quot;;&quot;&quot;) &amp;IF([.BD7]&gt;0;&quot;{&quot;&quot;value&quot;&quot;:&quot;&amp;COLUMN([.BD7])-11&amp;&quot;,&quot;&quot;text&quot;&quot;:&quot;&quot;&quot;&amp;[.BD7]&amp;&quot;&quot;&quot;},&quot;;&quot;&quot;) &amp;IF([.BE7]&gt;0;&quot;{&quot;&quot;value&quot;&quot;:&quot;&amp;COLUMN([.BE7])-11&amp;&quot;,&quot;&quot;text&quot;&quot;:&quot;&quot;&quot;&amp;[.BE7]&amp;&quot;&quot;&quot;},&quot;;&quot;&quot;) &amp;IF([.BF7]&gt;0;&quot;{&quot;&quot;value&quot;&quot;:&quot;&amp;COLUMN([.BF7])-11&amp;&quot;,&quot;&quot;text&quot;&quot;:&quot;&quot;&quot;&amp;[.BF7]&amp;&quot;&quot;&quot;},&quot;;&quot;&quot;) &amp;IF([.BG7]&gt;0;&quot;{&quot;&quot;value&quot;&quot;:&quot;&amp;COLUMN([.BG7])-11&amp;&quot;,&quot;&quot;text&quot;&quot;:&quot;&quot;&quot;&amp;[.BG7]&amp;&quot;&quot;&quot;},&quot;;&quot;&quot;) &amp;IF([.BH7]&gt;0;&quot;{&quot;&quot;value&quot;&quot;:&quot;&amp;COLUMN([.BH7])-11&amp;&quot;,&quot;&quot;text&quot;&quot;:&quot;&quot;&quot;&amp;[.BH7]&amp;&quot;&quot;&quot;},&quot;;&quot;&quot;) &amp;IF([.BI7]&gt;0;&quot;{&quot;&quot;value&quot;&quot;:&quot;&amp;COLUMN([.BI7])-11&amp;&quot;,&quot;&quot;text&quot;&quot;:&quot;&quot;&quot;&amp;[.BI7]&amp;&quot;&quot;&quot;},&quot;;&quot;&quot;) &amp;IF([.BJ7]&gt;0;&quot;{&quot;&quot;value&quot;&quot;:&quot;&amp;COLUMN([.BJ7])-11&amp;&quot;,&quot;&quot;text&quot;&quot;:&quot;&quot;&quot;&amp;[.BJ7]&amp;&quot;&quot;&quot;},&quot;;&quot;&quot;) &amp;IF([.BK7]&gt;0;&quot;{&quot;&quot;value&quot;&quot;:&quot;&amp;COLUMN([.BK7])-11&amp;&quot;,&quot;&quot;text&quot;&quot;:&quot;&quot;&quot;&amp;[.BK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SC</text:p>
          </table:table-cell>
          <table:table-cell office:value-type="string">
            <text:p>Choose whether metres or feet</text:p>
          </table:table-cell>
          <table:table-cell office:value-type="string">
            <text:p>Metres / Centimetres</text:p>
          </table:table-cell>
          <table:table-cell office:value-type="string">
            <text:p>Feet / Inches</text:p>
          </table:table-cell>
          <table:table-cell office:value-type="string">
            <text:p>TEXT_VALU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8]&amp;&quot;,&quot;&quot;ordinal&quot;&quot;:&quot;&amp;ROW()-2&amp;&quot;,&quot;&quot;required&quot;&quot;:&quot;&amp;[.E8]&amp;&quot;,&quot;&quot;category&quot;&quot;:&quot;&quot;&quot;&amp;[.F8]&amp;&quot;&quot;&quot;,&quot;&quot;info&quot;&quot;:&quot;&quot;&quot;&amp;[.J8]&amp;&quot;&quot;&quot;&quot;&amp;&quot;,&quot;&quot;skip&quot;&quot;:&quot;&quot;&quot;&amp;[.D8]&amp;&quot;&quot;&quot;&quot;&amp;&quot;,&quot;&quot;text&quot;&quot;:&quot;&quot;&quot;&amp;[.H8]&amp;&quot;&quot;&quot;&quot;&amp;&quot;,&quot;&quot;type&quot;&quot;:&quot;&quot;&quot;&amp;[.I8]&amp;&quot;&quot;&quot;&quot;&amp;&quot;,&quot;&quot;options&quot;&quot;:[&quot; &amp;IF([.K8]&gt;0;&quot;{&quot;&quot;value&quot;&quot;:&quot;&amp;COLUMN([.K8])-11&amp;&quot;,&quot;&quot;text&quot;&quot;:&quot;&quot;&quot;&amp;[.K8]&amp;&quot;&quot;&quot;},&quot;;&quot;&quot;) &amp;IF([.L8]&gt;0;&quot;{&quot;&quot;value&quot;&quot;:&quot;&amp;COLUMN([.L8])-11&amp;&quot;,&quot;&quot;text&quot;&quot;:&quot;&quot;&quot;&amp;[.L8]&amp;&quot;&quot;&quot;},&quot;;&quot;&quot;) &amp;IF([.M8]&gt;0;&quot;{&quot;&quot;value&quot;&quot;:&quot;&amp;COLUMN([.M8])-11&amp;&quot;,&quot;&quot;text&quot;&quot;:&quot;&quot;&quot;&amp;[.M8]&amp;&quot;&quot;&quot;},&quot;;&quot;&quot;) &amp;IF([.N8]&gt;0;&quot;{&quot;&quot;value&quot;&quot;:&quot;&amp;COLUMN([.N8])-11&amp;&quot;,&quot;&quot;text&quot;&quot;:&quot;&quot;&quot;&amp;[.N8]&amp;&quot;&quot;&quot;},&quot;;&quot;&quot;) &amp;IF([.O8]&gt;0;&quot;{&quot;&quot;value&quot;&quot;:&quot;&amp;COLUMN([.O8])-11&amp;&quot;,&quot;&quot;text&quot;&quot;:&quot;&quot;&quot;&amp;[.O8]&amp;&quot;&quot;&quot;},&quot;;&quot;&quot;) &amp;IF([.P8]&gt;0;&quot;{&quot;&quot;value&quot;&quot;:&quot;&amp;COLUMN([.P8])-11&amp;&quot;,&quot;&quot;text&quot;&quot;:&quot;&quot;&quot;&amp;[.P8]&amp;&quot;&quot;&quot;},&quot;;&quot;&quot;) &amp;IF([.Q8]&gt;0;&quot;{&quot;&quot;value&quot;&quot;:&quot;&amp;COLUMN([.Q8])-11&amp;&quot;,&quot;&quot;text&quot;&quot;:&quot;&quot;&quot;&amp;[.Q8]&amp;&quot;&quot;&quot;},&quot;;&quot;&quot;) &amp;IF([.R8]&gt;0;&quot;{&quot;&quot;value&quot;&quot;:&quot;&amp;COLUMN([.R8])-11&amp;&quot;,&quot;&quot;text&quot;&quot;:&quot;&quot;&quot;&amp;[.R8]&amp;&quot;&quot;&quot;},&quot;;&quot;&quot;) &amp;IF([.S8]&gt;0;&quot;{&quot;&quot;value&quot;&quot;:&quot;&amp;COLUMN([.S8])-11&amp;&quot;,&quot;&quot;text&quot;&quot;:&quot;&quot;&quot;&amp;[.S8]&amp;&quot;&quot;&quot;},&quot;;&quot;&quot;) &amp;IF([.T8]&gt;0;&quot;{&quot;&quot;value&quot;&quot;:&quot;&amp;COLUMN([.T8])-11&amp;&quot;,&quot;&quot;text&quot;&quot;:&quot;&quot;&quot;&amp;[.T8]&amp;&quot;&quot;&quot;},&quot;;&quot;&quot;) &amp;IF([.U8]&gt;0;&quot;{&quot;&quot;value&quot;&quot;:&quot;&amp;COLUMN([.U8])-11&amp;&quot;,&quot;&quot;text&quot;&quot;:&quot;&quot;&quot;&amp;[.U8]&amp;&quot;&quot;&quot;},&quot;;&quot;&quot;) &amp;IF([.V8]&gt;0;&quot;{&quot;&quot;value&quot;&quot;:&quot;&amp;COLUMN([.V8])-11&amp;&quot;,&quot;&quot;text&quot;&quot;:&quot;&quot;&quot;&amp;[.V8]&amp;&quot;&quot;&quot;},&quot;;&quot;&quot;) &amp;IF([.W8]&gt;0;&quot;{&quot;&quot;value&quot;&quot;:&quot;&amp;COLUMN([.W8])-11&amp;&quot;,&quot;&quot;text&quot;&quot;:&quot;&quot;&quot;&amp;[.W8]&amp;&quot;&quot;&quot;},&quot;;&quot;&quot;) &amp;IF([.X8]&gt;0;&quot;{&quot;&quot;value&quot;&quot;:&quot;&amp;COLUMN([.X8])-11&amp;&quot;,&quot;&quot;text&quot;&quot;:&quot;&quot;&quot;&amp;[.X8]&amp;&quot;&quot;&quot;},&quot;;&quot;&quot;) &amp;IF([.Y8]&gt;0;&quot;{&quot;&quot;value&quot;&quot;:&quot;&amp;COLUMN([.Y8])-11&amp;&quot;,&quot;&quot;text&quot;&quot;:&quot;&quot;&quot;&amp;[.Y8]&amp;&quot;&quot;&quot;},&quot;;&quot;&quot;) &amp;IF([.Z8]&gt;0;&quot;{&quot;&quot;value&quot;&quot;:&quot;&amp;COLUMN([.Z8])-11&amp;&quot;,&quot;&quot;text&quot;&quot;:&quot;&quot;&quot;&amp;[.Z8]&amp;&quot;&quot;&quot;},&quot;;&quot;&quot;) &amp;IF([.AA8]&gt;0;&quot;{&quot;&quot;value&quot;&quot;:&quot;&amp;COLUMN([.AA8])-11&amp;&quot;,&quot;&quot;text&quot;&quot;:&quot;&quot;&quot;&amp;[.AA8]&amp;&quot;&quot;&quot;},&quot;;&quot;&quot;)" office:value-type="string" office:string-value="{&quot;id&quot;:510,&quot;ordinal&quot;:6,&quot;required&quot;:0,&quot;category&quot;:&quot;About You&quot;,&quot;info&quot;:&quot;null&quot;,&quot;skip&quot;:&quot;null&quot;,&quot;text&quot;:&quot;Do you know this because you were measured?&quot;,&quot;type&quot;:&quot;SC&quot;,&quot;options&quot;:[{&quot;value&quot;:0,&quot;text&quot;:&quot;Yes&quot;},{&quot;value&quot;:1,&quot;text&quot;:&quot;No&quot;},">
            <text:p>{"id":510,"ordinal":6,"required":0,"category":"About You","info":"null","skip":"null","text":"Do you know this because you were measured?","type":"SC","options":[{"value":0,"text":"Yes"},{"value":1,"text":"No"},</text:p>
          </table:table-cell>
          <table:table-cell table:style-name="ce2" table:formula="of:=IF([.AB8]&gt;0;&quot;{&quot;&quot;value&quot;&quot;:&quot;&amp;COLUMN([.AB8])-11&amp;&quot;,&quot;&quot;text&quot;&quot;:&quot;&quot;&quot;&amp;[.AB8]&amp;&quot;&quot;&quot;},&quot;;&quot;&quot;) &amp;IF([.AC8]&gt;0;&quot;{&quot;&quot;value&quot;&quot;:&quot;&amp;COLUMN([.AC8])-11&amp;&quot;,&quot;&quot;text&quot;&quot;:&quot;&quot;&quot;&amp;[.AC8]&amp;&quot;&quot;&quot;},&quot;;&quot;&quot;) &amp;IF([.AD8]&gt;0;&quot;{&quot;&quot;value&quot;&quot;:&quot;&amp;COLUMN([.AD8])-11&amp;&quot;,&quot;&quot;text&quot;&quot;:&quot;&quot;&quot;&amp;[.AD8]&amp;&quot;&quot;&quot;},&quot;;&quot;&quot;) &amp;IF([.AE8]&gt;0;&quot;{&quot;&quot;value&quot;&quot;:&quot;&amp;COLUMN([.AE8])-11&amp;&quot;,&quot;&quot;text&quot;&quot;:&quot;&quot;&quot;&amp;[.AE8]&amp;&quot;&quot;&quot;},&quot;;&quot;&quot;) &amp;IF([.AF8]&gt;0;&quot;{&quot;&quot;value&quot;&quot;:&quot;&amp;COLUMN([.AF8])-11&amp;&quot;,&quot;&quot;text&quot;&quot;:&quot;&quot;&quot;&amp;[.AF8]&amp;&quot;&quot;&quot;},&quot;;&quot;&quot;) &amp;IF([.AG8]&gt;0;&quot;{&quot;&quot;value&quot;&quot;:&quot;&amp;COLUMN([.AG8])-11&amp;&quot;,&quot;&quot;text&quot;&quot;:&quot;&quot;&quot;&amp;[.AG8]&amp;&quot;&quot;&quot;},&quot;;&quot;&quot;) &amp;IF([.AH8]&gt;0;&quot;{&quot;&quot;value&quot;&quot;:&quot;&amp;COLUMN([.AH8])-11&amp;&quot;,&quot;&quot;text&quot;&quot;:&quot;&quot;&quot;&amp;[.AH8]&amp;&quot;&quot;&quot;},&quot;;&quot;&quot;) &amp;IF([.AI8]&gt;0;&quot;{&quot;&quot;value&quot;&quot;:&quot;&amp;COLUMN([.AI8])-11&amp;&quot;,&quot;&quot;text&quot;&quot;:&quot;&quot;&quot;&amp;[.AI8]&amp;&quot;&quot;&quot;},&quot;;&quot;&quot;) &amp;IF([.AJ8]&gt;0;&quot;{&quot;&quot;value&quot;&quot;:&quot;&amp;COLUMN([.AJ8])-11&amp;&quot;,&quot;&quot;text&quot;&quot;:&quot;&quot;&quot;&amp;[.AJ8]&amp;&quot;&quot;&quot;},&quot;;&quot;&quot;) &amp;IF([.AK8]&gt;0;&quot;{&quot;&quot;value&quot;&quot;:&quot;&amp;COLUMN([.AK8])-11&amp;&quot;,&quot;&quot;text&quot;&quot;:&quot;&quot;&quot;&amp;[.AK8]&amp;&quot;&quot;&quot;},&quot;;&quot;&quot;) &amp;IF([.AL8]&gt;0;&quot;{&quot;&quot;value&quot;&quot;:&quot;&amp;COLUMN([.AL8])-11&amp;&quot;,&quot;&quot;text&quot;&quot;:&quot;&quot;&quot;&amp;[.AL8]&amp;&quot;&quot;&quot;},&quot;;&quot;&quot;) &amp;IF([.AM8]&gt;0;&quot;{&quot;&quot;value&quot;&quot;:&quot;&amp;COLUMN([.AM8])-11&amp;&quot;,&quot;&quot;text&quot;&quot;:&quot;&quot;&quot;&amp;[.AM8]&amp;&quot;&quot;&quot;},&quot;;&quot;&quot;) &amp;IF([.AN8]&gt;0;&quot;{&quot;&quot;value&quot;&quot;:&quot;&amp;COLUMN([.AN8])-11&amp;&quot;,&quot;&quot;text&quot;&quot;:&quot;&quot;&quot;&amp;[.AN8]&amp;&quot;&quot;&quot;},&quot;;&quot;&quot;) &amp;IF([.AO8]&gt;0;&quot;{&quot;&quot;value&quot;&quot;:&quot;&amp;COLUMN([.AO8])-11&amp;&quot;,&quot;&quot;text&quot;&quot;:&quot;&quot;&quot;&amp;[.AO8]&amp;&quot;&quot;&quot;},&quot;;&quot;&quot;) &amp;IF([.AP8]&gt;0;&quot;{&quot;&quot;value&quot;&quot;:&quot;&amp;COLUMN([.AP8])-11&amp;&quot;,&quot;&quot;text&quot;&quot;:&quot;&quot;&quot;&amp;[.AP8]&amp;&quot;&quot;&quot;},&quot;;&quot;&quot;) &amp;IF([.AQ8]&gt;0;&quot;{&quot;&quot;value&quot;&quot;:&quot;&amp;COLUMN([.AQ8])-11&amp;&quot;,&quot;&quot;text&quot;&quot;:&quot;&quot;&quot;&amp;[.AQ8]&amp;&quot;&quot;&quot;},&quot;;&quot;&quot;) &amp;IF([.AR8]&gt;0;&quot;{&quot;&quot;value&quot;&quot;:&quot;&amp;COLUMN([.AR8])-11&amp;&quot;,&quot;&quot;text&quot;&quot;:&quot;&quot;&quot;&amp;[.AR8]&amp;&quot;&quot;&quot;},&quot;;&quot;&quot;) &amp;IF([.AS8]&gt;0;&quot;{&quot;&quot;value&quot;&quot;:&quot;&amp;COLUMN([.AS8])-11&amp;&quot;,&quot;&quot;text&quot;&quot;:&quot;&quot;&quot;&amp;[.AS8]&amp;&quot;&quot;&quot;},&quot;;&quot;&quot;) &amp;IF([.AT8]&gt;0;&quot;{&quot;&quot;value&quot;&quot;:&quot;&amp;COLUMN([.AT8])-11&amp;&quot;,&quot;&quot;text&quot;&quot;:&quot;&quot;&quot;&amp;[.AT8]&amp;&quot;&quot;&quot;},&quot;;&quot;&quot;) &amp;IF([.AU8]&gt;0;&quot;{&quot;&quot;value&quot;&quot;:&quot;&amp;COLUMN([.AU8])-11&amp;&quot;,&quot;&quot;text&quot;&quot;:&quot;&quot;&quot;&amp;[.AU8]&amp;&quot;&quot;&quot;},&quot;;&quot;&quot;)">
            <text:p/>
          </table:table-cell>
          <table:table-cell table:style-name="ce1" table:formula="of:=IF([.AV8]&gt;0;&quot;{&quot;&quot;value&quot;&quot;:&quot;&amp;COLUMN([.AV8])-11&amp;&quot;,&quot;&quot;text&quot;&quot;:&quot;&quot;&quot;&amp;[.AV8]&amp;&quot;&quot;&quot;},&quot;;&quot;&quot;) &amp;IF([.AW8]&gt;0;&quot;{&quot;&quot;value&quot;&quot;:&quot;&amp;COLUMN([.AW8])-11&amp;&quot;,&quot;&quot;text&quot;&quot;:&quot;&quot;&quot;&amp;[.AW8]&amp;&quot;&quot;&quot;},&quot;;&quot;&quot;) &amp;IF([.AX8]&gt;0;&quot;{&quot;&quot;value&quot;&quot;:&quot;&amp;COLUMN([.AX8])-11&amp;&quot;,&quot;&quot;text&quot;&quot;:&quot;&quot;&quot;&amp;[.AX8]&amp;&quot;&quot;&quot;},&quot;;&quot;&quot;) &amp;IF([.AY8]&gt;0;&quot;{&quot;&quot;value&quot;&quot;:&quot;&amp;COLUMN([.AY8])-11&amp;&quot;,&quot;&quot;text&quot;&quot;:&quot;&quot;&quot;&amp;[.AY8]&amp;&quot;&quot;&quot;},&quot;;&quot;&quot;) &amp;IF([.AZ8]&gt;0;&quot;{&quot;&quot;value&quot;&quot;:&quot;&amp;COLUMN([.AZ8])-11&amp;&quot;,&quot;&quot;text&quot;&quot;:&quot;&quot;&quot;&amp;[.AZ8]&amp;&quot;&quot;&quot;},&quot;;&quot;&quot;) &amp;IF([.BA8]&gt;0;&quot;{&quot;&quot;value&quot;&quot;:&quot;&amp;COLUMN([.BA8])-11&amp;&quot;,&quot;&quot;text&quot;&quot;:&quot;&quot;&quot;&amp;[.BA8]&amp;&quot;&quot;&quot;},&quot;;&quot;&quot;) &amp;IF([.BB8]&gt;0;&quot;{&quot;&quot;value&quot;&quot;:&quot;&amp;COLUMN([.BB8])-11&amp;&quot;,&quot;&quot;text&quot;&quot;:&quot;&quot;&quot;&amp;[.BB8]&amp;&quot;&quot;&quot;},&quot;;&quot;&quot;) &amp;IF([.BC8]&gt;0;&quot;{&quot;&quot;value&quot;&quot;:&quot;&amp;COLUMN([.BC8])-11&amp;&quot;,&quot;&quot;text&quot;&quot;:&quot;&quot;&quot;&amp;[.BC8]&amp;&quot;&quot;&quot;},&quot;;&quot;&quot;) &amp;IF([.BD8]&gt;0;&quot;{&quot;&quot;value&quot;&quot;:&quot;&amp;COLUMN([.BD8])-11&amp;&quot;,&quot;&quot;text&quot;&quot;:&quot;&quot;&quot;&amp;[.BD8]&amp;&quot;&quot;&quot;},&quot;;&quot;&quot;) &amp;IF([.BE8]&gt;0;&quot;{&quot;&quot;value&quot;&quot;:&quot;&amp;COLUMN([.BE8])-11&amp;&quot;,&quot;&quot;text&quot;&quot;:&quot;&quot;&quot;&amp;[.BE8]&amp;&quot;&quot;&quot;},&quot;;&quot;&quot;) &amp;IF([.BF8]&gt;0;&quot;{&quot;&quot;value&quot;&quot;:&quot;&amp;COLUMN([.BF8])-11&amp;&quot;,&quot;&quot;text&quot;&quot;:&quot;&quot;&quot;&amp;[.BF8]&amp;&quot;&quot;&quot;},&quot;;&quot;&quot;) &amp;IF([.BG8]&gt;0;&quot;{&quot;&quot;value&quot;&quot;:&quot;&amp;COLUMN([.BG8])-11&amp;&quot;,&quot;&quot;text&quot;&quot;:&quot;&quot;&quot;&amp;[.BG8]&amp;&quot;&quot;&quot;},&quot;;&quot;&quot;) &amp;IF([.BH8]&gt;0;&quot;{&quot;&quot;value&quot;&quot;:&quot;&amp;COLUMN([.BH8])-11&amp;&quot;,&quot;&quot;text&quot;&quot;:&quot;&quot;&quot;&amp;[.BH8]&amp;&quot;&quot;&quot;},&quot;;&quot;&quot;) &amp;IF([.BI8]&gt;0;&quot;{&quot;&quot;value&quot;&quot;:&quot;&amp;COLUMN([.BI8])-11&amp;&quot;,&quot;&quot;text&quot;&quot;:&quot;&quot;&quot;&amp;[.BI8]&amp;&quot;&quot;&quot;},&quot;;&quot;&quot;) &amp;IF([.BJ8]&gt;0;&quot;{&quot;&quot;value&quot;&quot;:&quot;&amp;COLUMN([.BJ8])-11&amp;&quot;,&quot;&quot;text&quot;&quot;:&quot;&quot;&quot;&amp;[.BJ8]&amp;&quot;&quot;&quot;},&quot;;&quot;&quot;) &amp;IF([.BK8]&gt;0;&quot;{&quot;&quot;value&quot;&quot;:&quot;&amp;COLUMN([.BK8])-11&amp;&quot;,&quot;&quot;text&quot;&quot;:&quot;&quot;&quot;&amp;[.BK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10">
            <text:p>510</text:p>
          </table:table-cell>
          <table:table-cell office:value-type="string">
            <text:p>Do you know this because you were measure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9]&amp;&quot;,&quot;&quot;ordinal&quot;&quot;:&quot;&amp;ROW()-2&amp;&quot;,&quot;&quot;required&quot;&quot;:&quot;&amp;[.E9]&amp;&quot;,&quot;&quot;category&quot;&quot;:&quot;&quot;&quot;&amp;[.F9]&amp;&quot;&quot;&quot;,&quot;&quot;info&quot;&quot;:&quot;&quot;&quot;&amp;[.J9]&amp;&quot;&quot;&quot;&quot;&amp;&quot;,&quot;&quot;skip&quot;&quot;:&quot;&quot;&quot;&amp;[.D9]&amp;&quot;&quot;&quot;&quot;&amp;&quot;,&quot;&quot;text&quot;&quot;:&quot;&quot;&quot;&amp;[.H9]&amp;&quot;&quot;&quot;&quot;&amp;&quot;,&quot;&quot;type&quot;&quot;:&quot;&quot;&quot;&amp;[.I9]&amp;&quot;&quot;&quot;&quot;&amp;&quot;,&quot;&quot;options&quot;&quot;:[&quot; &amp;IF([.K9]&gt;0;&quot;{&quot;&quot;value&quot;&quot;:&quot;&amp;COLUMN([.K9])-11&amp;&quot;,&quot;&quot;text&quot;&quot;:&quot;&quot;&quot;&amp;[.K9]&amp;&quot;&quot;&quot;},&quot;;&quot;&quot;) &amp;IF([.L9]&gt;0;&quot;{&quot;&quot;value&quot;&quot;:&quot;&amp;COLUMN([.L9])-11&amp;&quot;,&quot;&quot;text&quot;&quot;:&quot;&quot;&quot;&amp;[.L9]&amp;&quot;&quot;&quot;},&quot;;&quot;&quot;) &amp;IF([.M9]&gt;0;&quot;{&quot;&quot;value&quot;&quot;:&quot;&amp;COLUMN([.M9])-11&amp;&quot;,&quot;&quot;text&quot;&quot;:&quot;&quot;&quot;&amp;[.M9]&amp;&quot;&quot;&quot;},&quot;;&quot;&quot;) &amp;IF([.N9]&gt;0;&quot;{&quot;&quot;value&quot;&quot;:&quot;&amp;COLUMN([.N9])-11&amp;&quot;,&quot;&quot;text&quot;&quot;:&quot;&quot;&quot;&amp;[.N9]&amp;&quot;&quot;&quot;},&quot;;&quot;&quot;) &amp;IF([.O9]&gt;0;&quot;{&quot;&quot;value&quot;&quot;:&quot;&amp;COLUMN([.O9])-11&amp;&quot;,&quot;&quot;text&quot;&quot;:&quot;&quot;&quot;&amp;[.O9]&amp;&quot;&quot;&quot;},&quot;;&quot;&quot;) &amp;IF([.P9]&gt;0;&quot;{&quot;&quot;value&quot;&quot;:&quot;&amp;COLUMN([.P9])-11&amp;&quot;,&quot;&quot;text&quot;&quot;:&quot;&quot;&quot;&amp;[.P9]&amp;&quot;&quot;&quot;},&quot;;&quot;&quot;) &amp;IF([.Q9]&gt;0;&quot;{&quot;&quot;value&quot;&quot;:&quot;&amp;COLUMN([.Q9])-11&amp;&quot;,&quot;&quot;text&quot;&quot;:&quot;&quot;&quot;&amp;[.Q9]&amp;&quot;&quot;&quot;},&quot;;&quot;&quot;) &amp;IF([.R9]&gt;0;&quot;{&quot;&quot;value&quot;&quot;:&quot;&amp;COLUMN([.R9])-11&amp;&quot;,&quot;&quot;text&quot;&quot;:&quot;&quot;&quot;&amp;[.R9]&amp;&quot;&quot;&quot;},&quot;;&quot;&quot;) &amp;IF([.S9]&gt;0;&quot;{&quot;&quot;value&quot;&quot;:&quot;&amp;COLUMN([.S9])-11&amp;&quot;,&quot;&quot;text&quot;&quot;:&quot;&quot;&quot;&amp;[.S9]&amp;&quot;&quot;&quot;},&quot;;&quot;&quot;) &amp;IF([.T9]&gt;0;&quot;{&quot;&quot;value&quot;&quot;:&quot;&amp;COLUMN([.T9])-11&amp;&quot;,&quot;&quot;text&quot;&quot;:&quot;&quot;&quot;&amp;[.T9]&amp;&quot;&quot;&quot;},&quot;;&quot;&quot;) &amp;IF([.U9]&gt;0;&quot;{&quot;&quot;value&quot;&quot;:&quot;&amp;COLUMN([.U9])-11&amp;&quot;,&quot;&quot;text&quot;&quot;:&quot;&quot;&quot;&amp;[.U9]&amp;&quot;&quot;&quot;},&quot;;&quot;&quot;) &amp;IF([.V9]&gt;0;&quot;{&quot;&quot;value&quot;&quot;:&quot;&amp;COLUMN([.V9])-11&amp;&quot;,&quot;&quot;text&quot;&quot;:&quot;&quot;&quot;&amp;[.V9]&amp;&quot;&quot;&quot;},&quot;;&quot;&quot;) &amp;IF([.W9]&gt;0;&quot;{&quot;&quot;value&quot;&quot;:&quot;&amp;COLUMN([.W9])-11&amp;&quot;,&quot;&quot;text&quot;&quot;:&quot;&quot;&quot;&amp;[.W9]&amp;&quot;&quot;&quot;},&quot;;&quot;&quot;) &amp;IF([.X9]&gt;0;&quot;{&quot;&quot;value&quot;&quot;:&quot;&amp;COLUMN([.X9])-11&amp;&quot;,&quot;&quot;text&quot;&quot;:&quot;&quot;&quot;&amp;[.X9]&amp;&quot;&quot;&quot;},&quot;;&quot;&quot;) &amp;IF([.Y9]&gt;0;&quot;{&quot;&quot;value&quot;&quot;:&quot;&amp;COLUMN([.Y9])-11&amp;&quot;,&quot;&quot;text&quot;&quot;:&quot;&quot;&quot;&amp;[.Y9]&amp;&quot;&quot;&quot;},&quot;;&quot;&quot;) &amp;IF([.Z9]&gt;0;&quot;{&quot;&quot;value&quot;&quot;:&quot;&amp;COLUMN([.Z9])-11&amp;&quot;,&quot;&quot;text&quot;&quot;:&quot;&quot;&quot;&amp;[.Z9]&amp;&quot;&quot;&quot;},&quot;;&quot;&quot;) &amp;IF([.AA9]&gt;0;&quot;{&quot;&quot;value&quot;&quot;:&quot;&amp;COLUMN([.AA9])-11&amp;&quot;,&quot;&quot;text&quot;&quot;:&quot;&quot;&quot;&amp;[.AA9]&amp;&quot;&quot;&quot;},&quot;;&quot;&quot;)" office:value-type="string" office:string-value="{&quot;id&quot;:6,&quot;ordinal&quot;:7,&quot;required&quot;:0,&quot;category&quot;:&quot;About You&quot;,&quot;info&quot;:&quot;Choose whether stones / pounds or kilogrammes&quot;,&quot;skip&quot;:&quot;null&quot;,&quot;text&quot;:&quot;How much do you weigh?&quot;,&quot;type&quot;:&quot;SC&quot;,&quot;options&quot;:[{&quot;value&quot;:0,&quot;text&quot;:&quot;Stones / Pounds&quot;},{&quot;value&quot;:1,&quot;text&quot;:&quot;Kilogrammes / Grammes&quot;},{&quot;value&quot;:2,&quot;text&quot;:&quot;TEXT_VALUE&quot;},">
            <text:p>{"id":6,"ordinal":7,"required":0,"category":"About You","info":"Choose whether stones / pounds or kilogrammes","skip":"null","text":"How much do you weigh?","type":"SC","options":[{"value":0,"text":"Stones / Pounds"},{"value":1,"text":"Kilogrammes / Grammes"},{"value":2,"text":"TEXT_VALUE"},</text:p>
          </table:table-cell>
          <table:table-cell table:style-name="ce2" table:formula="of:=IF([.AB9]&gt;0;&quot;{&quot;&quot;value&quot;&quot;:&quot;&amp;COLUMN([.AB9])-11&amp;&quot;,&quot;&quot;text&quot;&quot;:&quot;&quot;&quot;&amp;[.AB9]&amp;&quot;&quot;&quot;},&quot;;&quot;&quot;) &amp;IF([.AC9]&gt;0;&quot;{&quot;&quot;value&quot;&quot;:&quot;&amp;COLUMN([.AC9])-11&amp;&quot;,&quot;&quot;text&quot;&quot;:&quot;&quot;&quot;&amp;[.AC9]&amp;&quot;&quot;&quot;},&quot;;&quot;&quot;) &amp;IF([.AD9]&gt;0;&quot;{&quot;&quot;value&quot;&quot;:&quot;&amp;COLUMN([.AD9])-11&amp;&quot;,&quot;&quot;text&quot;&quot;:&quot;&quot;&quot;&amp;[.AD9]&amp;&quot;&quot;&quot;},&quot;;&quot;&quot;) &amp;IF([.AE9]&gt;0;&quot;{&quot;&quot;value&quot;&quot;:&quot;&amp;COLUMN([.AE9])-11&amp;&quot;,&quot;&quot;text&quot;&quot;:&quot;&quot;&quot;&amp;[.AE9]&amp;&quot;&quot;&quot;},&quot;;&quot;&quot;) &amp;IF([.AF9]&gt;0;&quot;{&quot;&quot;value&quot;&quot;:&quot;&amp;COLUMN([.AF9])-11&amp;&quot;,&quot;&quot;text&quot;&quot;:&quot;&quot;&quot;&amp;[.AF9]&amp;&quot;&quot;&quot;},&quot;;&quot;&quot;) &amp;IF([.AG9]&gt;0;&quot;{&quot;&quot;value&quot;&quot;:&quot;&amp;COLUMN([.AG9])-11&amp;&quot;,&quot;&quot;text&quot;&quot;:&quot;&quot;&quot;&amp;[.AG9]&amp;&quot;&quot;&quot;},&quot;;&quot;&quot;) &amp;IF([.AH9]&gt;0;&quot;{&quot;&quot;value&quot;&quot;:&quot;&amp;COLUMN([.AH9])-11&amp;&quot;,&quot;&quot;text&quot;&quot;:&quot;&quot;&quot;&amp;[.AH9]&amp;&quot;&quot;&quot;},&quot;;&quot;&quot;) &amp;IF([.AI9]&gt;0;&quot;{&quot;&quot;value&quot;&quot;:&quot;&amp;COLUMN([.AI9])-11&amp;&quot;,&quot;&quot;text&quot;&quot;:&quot;&quot;&quot;&amp;[.AI9]&amp;&quot;&quot;&quot;},&quot;;&quot;&quot;) &amp;IF([.AJ9]&gt;0;&quot;{&quot;&quot;value&quot;&quot;:&quot;&amp;COLUMN([.AJ9])-11&amp;&quot;,&quot;&quot;text&quot;&quot;:&quot;&quot;&quot;&amp;[.AJ9]&amp;&quot;&quot;&quot;},&quot;;&quot;&quot;) &amp;IF([.AK9]&gt;0;&quot;{&quot;&quot;value&quot;&quot;:&quot;&amp;COLUMN([.AK9])-11&amp;&quot;,&quot;&quot;text&quot;&quot;:&quot;&quot;&quot;&amp;[.AK9]&amp;&quot;&quot;&quot;},&quot;;&quot;&quot;) &amp;IF([.AL9]&gt;0;&quot;{&quot;&quot;value&quot;&quot;:&quot;&amp;COLUMN([.AL9])-11&amp;&quot;,&quot;&quot;text&quot;&quot;:&quot;&quot;&quot;&amp;[.AL9]&amp;&quot;&quot;&quot;},&quot;;&quot;&quot;) &amp;IF([.AM9]&gt;0;&quot;{&quot;&quot;value&quot;&quot;:&quot;&amp;COLUMN([.AM9])-11&amp;&quot;,&quot;&quot;text&quot;&quot;:&quot;&quot;&quot;&amp;[.AM9]&amp;&quot;&quot;&quot;},&quot;;&quot;&quot;) &amp;IF([.AN9]&gt;0;&quot;{&quot;&quot;value&quot;&quot;:&quot;&amp;COLUMN([.AN9])-11&amp;&quot;,&quot;&quot;text&quot;&quot;:&quot;&quot;&quot;&amp;[.AN9]&amp;&quot;&quot;&quot;},&quot;;&quot;&quot;) &amp;IF([.AO9]&gt;0;&quot;{&quot;&quot;value&quot;&quot;:&quot;&amp;COLUMN([.AO9])-11&amp;&quot;,&quot;&quot;text&quot;&quot;:&quot;&quot;&quot;&amp;[.AO9]&amp;&quot;&quot;&quot;},&quot;;&quot;&quot;) &amp;IF([.AP9]&gt;0;&quot;{&quot;&quot;value&quot;&quot;:&quot;&amp;COLUMN([.AP9])-11&amp;&quot;,&quot;&quot;text&quot;&quot;:&quot;&quot;&quot;&amp;[.AP9]&amp;&quot;&quot;&quot;},&quot;;&quot;&quot;) &amp;IF([.AQ9]&gt;0;&quot;{&quot;&quot;value&quot;&quot;:&quot;&amp;COLUMN([.AQ9])-11&amp;&quot;,&quot;&quot;text&quot;&quot;:&quot;&quot;&quot;&amp;[.AQ9]&amp;&quot;&quot;&quot;},&quot;;&quot;&quot;) &amp;IF([.AR9]&gt;0;&quot;{&quot;&quot;value&quot;&quot;:&quot;&amp;COLUMN([.AR9])-11&amp;&quot;,&quot;&quot;text&quot;&quot;:&quot;&quot;&quot;&amp;[.AR9]&amp;&quot;&quot;&quot;},&quot;;&quot;&quot;) &amp;IF([.AS9]&gt;0;&quot;{&quot;&quot;value&quot;&quot;:&quot;&amp;COLUMN([.AS9])-11&amp;&quot;,&quot;&quot;text&quot;&quot;:&quot;&quot;&quot;&amp;[.AS9]&amp;&quot;&quot;&quot;},&quot;;&quot;&quot;) &amp;IF([.AT9]&gt;0;&quot;{&quot;&quot;value&quot;&quot;:&quot;&amp;COLUMN([.AT9])-11&amp;&quot;,&quot;&quot;text&quot;&quot;:&quot;&quot;&quot;&amp;[.AT9]&amp;&quot;&quot;&quot;},&quot;;&quot;&quot;) &amp;IF([.AU9]&gt;0;&quot;{&quot;&quot;value&quot;&quot;:&quot;&amp;COLUMN([.AU9])-11&amp;&quot;,&quot;&quot;text&quot;&quot;:&quot;&quot;&quot;&amp;[.AU9]&amp;&quot;&quot;&quot;},&quot;;&quot;&quot;)">
            <text:p/>
          </table:table-cell>
          <table:table-cell table:style-name="ce1" table:formula="of:=IF([.AV9]&gt;0;&quot;{&quot;&quot;value&quot;&quot;:&quot;&amp;COLUMN([.AV9])-11&amp;&quot;,&quot;&quot;text&quot;&quot;:&quot;&quot;&quot;&amp;[.AV9]&amp;&quot;&quot;&quot;},&quot;;&quot;&quot;) &amp;IF([.AW9]&gt;0;&quot;{&quot;&quot;value&quot;&quot;:&quot;&amp;COLUMN([.AW9])-11&amp;&quot;,&quot;&quot;text&quot;&quot;:&quot;&quot;&quot;&amp;[.AW9]&amp;&quot;&quot;&quot;},&quot;;&quot;&quot;) &amp;IF([.AX9]&gt;0;&quot;{&quot;&quot;value&quot;&quot;:&quot;&amp;COLUMN([.AX9])-11&amp;&quot;,&quot;&quot;text&quot;&quot;:&quot;&quot;&quot;&amp;[.AX9]&amp;&quot;&quot;&quot;},&quot;;&quot;&quot;) &amp;IF([.AY9]&gt;0;&quot;{&quot;&quot;value&quot;&quot;:&quot;&amp;COLUMN([.AY9])-11&amp;&quot;,&quot;&quot;text&quot;&quot;:&quot;&quot;&quot;&amp;[.AY9]&amp;&quot;&quot;&quot;},&quot;;&quot;&quot;) &amp;IF([.AZ9]&gt;0;&quot;{&quot;&quot;value&quot;&quot;:&quot;&amp;COLUMN([.AZ9])-11&amp;&quot;,&quot;&quot;text&quot;&quot;:&quot;&quot;&quot;&amp;[.AZ9]&amp;&quot;&quot;&quot;},&quot;;&quot;&quot;) &amp;IF([.BA9]&gt;0;&quot;{&quot;&quot;value&quot;&quot;:&quot;&amp;COLUMN([.BA9])-11&amp;&quot;,&quot;&quot;text&quot;&quot;:&quot;&quot;&quot;&amp;[.BA9]&amp;&quot;&quot;&quot;},&quot;;&quot;&quot;) &amp;IF([.BB9]&gt;0;&quot;{&quot;&quot;value&quot;&quot;:&quot;&amp;COLUMN([.BB9])-11&amp;&quot;,&quot;&quot;text&quot;&quot;:&quot;&quot;&quot;&amp;[.BB9]&amp;&quot;&quot;&quot;},&quot;;&quot;&quot;) &amp;IF([.BC9]&gt;0;&quot;{&quot;&quot;value&quot;&quot;:&quot;&amp;COLUMN([.BC9])-11&amp;&quot;,&quot;&quot;text&quot;&quot;:&quot;&quot;&quot;&amp;[.BC9]&amp;&quot;&quot;&quot;},&quot;;&quot;&quot;) &amp;IF([.BD9]&gt;0;&quot;{&quot;&quot;value&quot;&quot;:&quot;&amp;COLUMN([.BD9])-11&amp;&quot;,&quot;&quot;text&quot;&quot;:&quot;&quot;&quot;&amp;[.BD9]&amp;&quot;&quot;&quot;},&quot;;&quot;&quot;) &amp;IF([.BE9]&gt;0;&quot;{&quot;&quot;value&quot;&quot;:&quot;&amp;COLUMN([.BE9])-11&amp;&quot;,&quot;&quot;text&quot;&quot;:&quot;&quot;&quot;&amp;[.BE9]&amp;&quot;&quot;&quot;},&quot;;&quot;&quot;) &amp;IF([.BF9]&gt;0;&quot;{&quot;&quot;value&quot;&quot;:&quot;&amp;COLUMN([.BF9])-11&amp;&quot;,&quot;&quot;text&quot;&quot;:&quot;&quot;&quot;&amp;[.BF9]&amp;&quot;&quot;&quot;},&quot;;&quot;&quot;) &amp;IF([.BG9]&gt;0;&quot;{&quot;&quot;value&quot;&quot;:&quot;&amp;COLUMN([.BG9])-11&amp;&quot;,&quot;&quot;text&quot;&quot;:&quot;&quot;&quot;&amp;[.BG9]&amp;&quot;&quot;&quot;},&quot;;&quot;&quot;) &amp;IF([.BH9]&gt;0;&quot;{&quot;&quot;value&quot;&quot;:&quot;&amp;COLUMN([.BH9])-11&amp;&quot;,&quot;&quot;text&quot;&quot;:&quot;&quot;&quot;&amp;[.BH9]&amp;&quot;&quot;&quot;},&quot;;&quot;&quot;) &amp;IF([.BI9]&gt;0;&quot;{&quot;&quot;value&quot;&quot;:&quot;&amp;COLUMN([.BI9])-11&amp;&quot;,&quot;&quot;text&quot;&quot;:&quot;&quot;&quot;&amp;[.BI9]&amp;&quot;&quot;&quot;},&quot;;&quot;&quot;) &amp;IF([.BJ9]&gt;0;&quot;{&quot;&quot;value&quot;&quot;:&quot;&amp;COLUMN([.BJ9])-11&amp;&quot;,&quot;&quot;text&quot;&quot;:&quot;&quot;&quot;&amp;[.BJ9]&amp;&quot;&quot;&quot;},&quot;;&quot;&quot;) &amp;IF([.BK9]&gt;0;&quot;{&quot;&quot;value&quot;&quot;:&quot;&amp;COLUMN([.BK9])-11&amp;&quot;,&quot;&quot;text&quot;&quot;:&quot;&quot;&quot;&amp;[.BK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SC</text:p>
          </table:table-cell>
          <table:table-cell office:value-type="string">
            <text:p>Choose whether stones / pounds or kilogrammes</text:p>
          </table:table-cell>
          <table:table-cell office:value-type="string">
            <text:p>Stones / Pounds</text:p>
          </table:table-cell>
          <table:table-cell office:value-type="string">
            <text:p>Kilogrammes / Grammes</text:p>
          </table:table-cell>
          <table:table-cell office:value-type="string">
            <text:p>TEXT_VALU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0]&amp;&quot;,&quot;&quot;ordinal&quot;&quot;:&quot;&amp;ROW()-2&amp;&quot;,&quot;&quot;required&quot;&quot;:&quot;&amp;[.E10]&amp;&quot;,&quot;&quot;category&quot;&quot;:&quot;&quot;&quot;&amp;[.F10]&amp;&quot;&quot;&quot;,&quot;&quot;info&quot;&quot;:&quot;&quot;&quot;&amp;[.J10]&amp;&quot;&quot;&quot;&quot;&amp;&quot;,&quot;&quot;skip&quot;&quot;:&quot;&quot;&quot;&amp;[.D10]&amp;&quot;&quot;&quot;&quot;&amp;&quot;,&quot;&quot;text&quot;&quot;:&quot;&quot;&quot;&amp;[.H10]&amp;&quot;&quot;&quot;&quot;&amp;&quot;,&quot;&quot;type&quot;&quot;:&quot;&quot;&quot;&amp;[.I10]&amp;&quot;&quot;&quot;&quot;&amp;&quot;,&quot;&quot;options&quot;&quot;:[&quot; &amp;IF([.K10]&gt;0;&quot;{&quot;&quot;value&quot;&quot;:&quot;&amp;COLUMN([.K10])-11&amp;&quot;,&quot;&quot;text&quot;&quot;:&quot;&quot;&quot;&amp;[.K10]&amp;&quot;&quot;&quot;},&quot;;&quot;&quot;) &amp;IF([.L10]&gt;0;&quot;{&quot;&quot;value&quot;&quot;:&quot;&amp;COLUMN([.L10])-11&amp;&quot;,&quot;&quot;text&quot;&quot;:&quot;&quot;&quot;&amp;[.L10]&amp;&quot;&quot;&quot;},&quot;;&quot;&quot;) &amp;IF([.M10]&gt;0;&quot;{&quot;&quot;value&quot;&quot;:&quot;&amp;COLUMN([.M10])-11&amp;&quot;,&quot;&quot;text&quot;&quot;:&quot;&quot;&quot;&amp;[.M10]&amp;&quot;&quot;&quot;},&quot;;&quot;&quot;) &amp;IF([.N10]&gt;0;&quot;{&quot;&quot;value&quot;&quot;:&quot;&amp;COLUMN([.N10])-11&amp;&quot;,&quot;&quot;text&quot;&quot;:&quot;&quot;&quot;&amp;[.N10]&amp;&quot;&quot;&quot;},&quot;;&quot;&quot;) &amp;IF([.O10]&gt;0;&quot;{&quot;&quot;value&quot;&quot;:&quot;&amp;COLUMN([.O10])-11&amp;&quot;,&quot;&quot;text&quot;&quot;:&quot;&quot;&quot;&amp;[.O10]&amp;&quot;&quot;&quot;},&quot;;&quot;&quot;) &amp;IF([.P10]&gt;0;&quot;{&quot;&quot;value&quot;&quot;:&quot;&amp;COLUMN([.P10])-11&amp;&quot;,&quot;&quot;text&quot;&quot;:&quot;&quot;&quot;&amp;[.P10]&amp;&quot;&quot;&quot;},&quot;;&quot;&quot;) &amp;IF([.Q10]&gt;0;&quot;{&quot;&quot;value&quot;&quot;:&quot;&amp;COLUMN([.Q10])-11&amp;&quot;,&quot;&quot;text&quot;&quot;:&quot;&quot;&quot;&amp;[.Q10]&amp;&quot;&quot;&quot;},&quot;;&quot;&quot;) &amp;IF([.R10]&gt;0;&quot;{&quot;&quot;value&quot;&quot;:&quot;&amp;COLUMN([.R10])-11&amp;&quot;,&quot;&quot;text&quot;&quot;:&quot;&quot;&quot;&amp;[.R10]&amp;&quot;&quot;&quot;},&quot;;&quot;&quot;) &amp;IF([.S10]&gt;0;&quot;{&quot;&quot;value&quot;&quot;:&quot;&amp;COLUMN([.S10])-11&amp;&quot;,&quot;&quot;text&quot;&quot;:&quot;&quot;&quot;&amp;[.S10]&amp;&quot;&quot;&quot;},&quot;;&quot;&quot;) &amp;IF([.T10]&gt;0;&quot;{&quot;&quot;value&quot;&quot;:&quot;&amp;COLUMN([.T10])-11&amp;&quot;,&quot;&quot;text&quot;&quot;:&quot;&quot;&quot;&amp;[.T10]&amp;&quot;&quot;&quot;},&quot;;&quot;&quot;) &amp;IF([.U10]&gt;0;&quot;{&quot;&quot;value&quot;&quot;:&quot;&amp;COLUMN([.U10])-11&amp;&quot;,&quot;&quot;text&quot;&quot;:&quot;&quot;&quot;&amp;[.U10]&amp;&quot;&quot;&quot;},&quot;;&quot;&quot;) &amp;IF([.V10]&gt;0;&quot;{&quot;&quot;value&quot;&quot;:&quot;&amp;COLUMN([.V10])-11&amp;&quot;,&quot;&quot;text&quot;&quot;:&quot;&quot;&quot;&amp;[.V10]&amp;&quot;&quot;&quot;},&quot;;&quot;&quot;) &amp;IF([.W10]&gt;0;&quot;{&quot;&quot;value&quot;&quot;:&quot;&amp;COLUMN([.W10])-11&amp;&quot;,&quot;&quot;text&quot;&quot;:&quot;&quot;&quot;&amp;[.W10]&amp;&quot;&quot;&quot;},&quot;;&quot;&quot;) &amp;IF([.X10]&gt;0;&quot;{&quot;&quot;value&quot;&quot;:&quot;&amp;COLUMN([.X10])-11&amp;&quot;,&quot;&quot;text&quot;&quot;:&quot;&quot;&quot;&amp;[.X10]&amp;&quot;&quot;&quot;},&quot;;&quot;&quot;) &amp;IF([.Y10]&gt;0;&quot;{&quot;&quot;value&quot;&quot;:&quot;&amp;COLUMN([.Y10])-11&amp;&quot;,&quot;&quot;text&quot;&quot;:&quot;&quot;&quot;&amp;[.Y10]&amp;&quot;&quot;&quot;},&quot;;&quot;&quot;) &amp;IF([.Z10]&gt;0;&quot;{&quot;&quot;value&quot;&quot;:&quot;&amp;COLUMN([.Z10])-11&amp;&quot;,&quot;&quot;text&quot;&quot;:&quot;&quot;&quot;&amp;[.Z10]&amp;&quot;&quot;&quot;},&quot;;&quot;&quot;) &amp;IF([.AA10]&gt;0;&quot;{&quot;&quot;value&quot;&quot;:&quot;&amp;COLUMN([.AA10])-11&amp;&quot;,&quot;&quot;text&quot;&quot;:&quot;&quot;&quot;&amp;[.AA10]&amp;&quot;&quot;&quot;},&quot;;&quot;&quot;)" office:value-type="string" office:string-value="{&quot;id&quot;:610,&quot;ordinal&quot;:8,&quot;required&quot;:0,&quot;category&quot;:&quot;About You&quot;,&quot;info&quot;:&quot;null&quot;,&quot;skip&quot;:&quot;null&quot;,&quot;text&quot;:&quot;Do you know this because you have been weighed?&quot;,&quot;type&quot;:&quot;SC&quot;,&quot;options&quot;:[{&quot;value&quot;:0,&quot;text&quot;:&quot;Yes&quot;},{&quot;value&quot;:1,&quot;text&quot;:&quot;No&quot;},">
            <text:p>{"id":610,"ordinal":8,"required":0,"category":"About You","info":"null","skip":"null","text":"Do you know this because you have been weighed?","type":"SC","options":[{"value":0,"text":"Yes"},{"value":1,"text":"No"},</text:p>
          </table:table-cell>
          <table:table-cell table:style-name="ce2" table:formula="of:=IF([.AB10]&gt;0;&quot;{&quot;&quot;value&quot;&quot;:&quot;&amp;COLUMN([.AB10])-11&amp;&quot;,&quot;&quot;text&quot;&quot;:&quot;&quot;&quot;&amp;[.AB10]&amp;&quot;&quot;&quot;},&quot;;&quot;&quot;) &amp;IF([.AC10]&gt;0;&quot;{&quot;&quot;value&quot;&quot;:&quot;&amp;COLUMN([.AC10])-11&amp;&quot;,&quot;&quot;text&quot;&quot;:&quot;&quot;&quot;&amp;[.AC10]&amp;&quot;&quot;&quot;},&quot;;&quot;&quot;) &amp;IF([.AD10]&gt;0;&quot;{&quot;&quot;value&quot;&quot;:&quot;&amp;COLUMN([.AD10])-11&amp;&quot;,&quot;&quot;text&quot;&quot;:&quot;&quot;&quot;&amp;[.AD10]&amp;&quot;&quot;&quot;},&quot;;&quot;&quot;) &amp;IF([.AE10]&gt;0;&quot;{&quot;&quot;value&quot;&quot;:&quot;&amp;COLUMN([.AE10])-11&amp;&quot;,&quot;&quot;text&quot;&quot;:&quot;&quot;&quot;&amp;[.AE10]&amp;&quot;&quot;&quot;},&quot;;&quot;&quot;) &amp;IF([.AF10]&gt;0;&quot;{&quot;&quot;value&quot;&quot;:&quot;&amp;COLUMN([.AF10])-11&amp;&quot;,&quot;&quot;text&quot;&quot;:&quot;&quot;&quot;&amp;[.AF10]&amp;&quot;&quot;&quot;},&quot;;&quot;&quot;) &amp;IF([.AG10]&gt;0;&quot;{&quot;&quot;value&quot;&quot;:&quot;&amp;COLUMN([.AG10])-11&amp;&quot;,&quot;&quot;text&quot;&quot;:&quot;&quot;&quot;&amp;[.AG10]&amp;&quot;&quot;&quot;},&quot;;&quot;&quot;) &amp;IF([.AH10]&gt;0;&quot;{&quot;&quot;value&quot;&quot;:&quot;&amp;COLUMN([.AH10])-11&amp;&quot;,&quot;&quot;text&quot;&quot;:&quot;&quot;&quot;&amp;[.AH10]&amp;&quot;&quot;&quot;},&quot;;&quot;&quot;) &amp;IF([.AI10]&gt;0;&quot;{&quot;&quot;value&quot;&quot;:&quot;&amp;COLUMN([.AI10])-11&amp;&quot;,&quot;&quot;text&quot;&quot;:&quot;&quot;&quot;&amp;[.AI10]&amp;&quot;&quot;&quot;},&quot;;&quot;&quot;) &amp;IF([.AJ10]&gt;0;&quot;{&quot;&quot;value&quot;&quot;:&quot;&amp;COLUMN([.AJ10])-11&amp;&quot;,&quot;&quot;text&quot;&quot;:&quot;&quot;&quot;&amp;[.AJ10]&amp;&quot;&quot;&quot;},&quot;;&quot;&quot;) &amp;IF([.AK10]&gt;0;&quot;{&quot;&quot;value&quot;&quot;:&quot;&amp;COLUMN([.AK10])-11&amp;&quot;,&quot;&quot;text&quot;&quot;:&quot;&quot;&quot;&amp;[.AK10]&amp;&quot;&quot;&quot;},&quot;;&quot;&quot;) &amp;IF([.AL10]&gt;0;&quot;{&quot;&quot;value&quot;&quot;:&quot;&amp;COLUMN([.AL10])-11&amp;&quot;,&quot;&quot;text&quot;&quot;:&quot;&quot;&quot;&amp;[.AL10]&amp;&quot;&quot;&quot;},&quot;;&quot;&quot;) &amp;IF([.AM10]&gt;0;&quot;{&quot;&quot;value&quot;&quot;:&quot;&amp;COLUMN([.AM10])-11&amp;&quot;,&quot;&quot;text&quot;&quot;:&quot;&quot;&quot;&amp;[.AM10]&amp;&quot;&quot;&quot;},&quot;;&quot;&quot;) &amp;IF([.AN10]&gt;0;&quot;{&quot;&quot;value&quot;&quot;:&quot;&amp;COLUMN([.AN10])-11&amp;&quot;,&quot;&quot;text&quot;&quot;:&quot;&quot;&quot;&amp;[.AN10]&amp;&quot;&quot;&quot;},&quot;;&quot;&quot;) &amp;IF([.AO10]&gt;0;&quot;{&quot;&quot;value&quot;&quot;:&quot;&amp;COLUMN([.AO10])-11&amp;&quot;,&quot;&quot;text&quot;&quot;:&quot;&quot;&quot;&amp;[.AO10]&amp;&quot;&quot;&quot;},&quot;;&quot;&quot;) &amp;IF([.AP10]&gt;0;&quot;{&quot;&quot;value&quot;&quot;:&quot;&amp;COLUMN([.AP10])-11&amp;&quot;,&quot;&quot;text&quot;&quot;:&quot;&quot;&quot;&amp;[.AP10]&amp;&quot;&quot;&quot;},&quot;;&quot;&quot;) &amp;IF([.AQ10]&gt;0;&quot;{&quot;&quot;value&quot;&quot;:&quot;&amp;COLUMN([.AQ10])-11&amp;&quot;,&quot;&quot;text&quot;&quot;:&quot;&quot;&quot;&amp;[.AQ10]&amp;&quot;&quot;&quot;},&quot;;&quot;&quot;) &amp;IF([.AR10]&gt;0;&quot;{&quot;&quot;value&quot;&quot;:&quot;&amp;COLUMN([.AR10])-11&amp;&quot;,&quot;&quot;text&quot;&quot;:&quot;&quot;&quot;&amp;[.AR10]&amp;&quot;&quot;&quot;},&quot;;&quot;&quot;) &amp;IF([.AS10]&gt;0;&quot;{&quot;&quot;value&quot;&quot;:&quot;&amp;COLUMN([.AS10])-11&amp;&quot;,&quot;&quot;text&quot;&quot;:&quot;&quot;&quot;&amp;[.AS10]&amp;&quot;&quot;&quot;},&quot;;&quot;&quot;) &amp;IF([.AT10]&gt;0;&quot;{&quot;&quot;value&quot;&quot;:&quot;&amp;COLUMN([.AT10])-11&amp;&quot;,&quot;&quot;text&quot;&quot;:&quot;&quot;&quot;&amp;[.AT10]&amp;&quot;&quot;&quot;},&quot;;&quot;&quot;) &amp;IF([.AU10]&gt;0;&quot;{&quot;&quot;value&quot;&quot;:&quot;&amp;COLUMN([.AU10])-11&amp;&quot;,&quot;&quot;text&quot;&quot;:&quot;&quot;&quot;&amp;[.AU10]&amp;&quot;&quot;&quot;},&quot;;&quot;&quot;)">
            <text:p/>
          </table:table-cell>
          <table:table-cell table:style-name="ce1" table:formula="of:=IF([.AV10]&gt;0;&quot;{&quot;&quot;value&quot;&quot;:&quot;&amp;COLUMN([.AV10])-11&amp;&quot;,&quot;&quot;text&quot;&quot;:&quot;&quot;&quot;&amp;[.AV10]&amp;&quot;&quot;&quot;},&quot;;&quot;&quot;) &amp;IF([.AW10]&gt;0;&quot;{&quot;&quot;value&quot;&quot;:&quot;&amp;COLUMN([.AW10])-11&amp;&quot;,&quot;&quot;text&quot;&quot;:&quot;&quot;&quot;&amp;[.AW10]&amp;&quot;&quot;&quot;},&quot;;&quot;&quot;) &amp;IF([.AX10]&gt;0;&quot;{&quot;&quot;value&quot;&quot;:&quot;&amp;COLUMN([.AX10])-11&amp;&quot;,&quot;&quot;text&quot;&quot;:&quot;&quot;&quot;&amp;[.AX10]&amp;&quot;&quot;&quot;},&quot;;&quot;&quot;) &amp;IF([.AY10]&gt;0;&quot;{&quot;&quot;value&quot;&quot;:&quot;&amp;COLUMN([.AY10])-11&amp;&quot;,&quot;&quot;text&quot;&quot;:&quot;&quot;&quot;&amp;[.AY10]&amp;&quot;&quot;&quot;},&quot;;&quot;&quot;) &amp;IF([.AZ10]&gt;0;&quot;{&quot;&quot;value&quot;&quot;:&quot;&amp;COLUMN([.AZ10])-11&amp;&quot;,&quot;&quot;text&quot;&quot;:&quot;&quot;&quot;&amp;[.AZ10]&amp;&quot;&quot;&quot;},&quot;;&quot;&quot;) &amp;IF([.BA10]&gt;0;&quot;{&quot;&quot;value&quot;&quot;:&quot;&amp;COLUMN([.BA10])-11&amp;&quot;,&quot;&quot;text&quot;&quot;:&quot;&quot;&quot;&amp;[.BA10]&amp;&quot;&quot;&quot;},&quot;;&quot;&quot;) &amp;IF([.BB10]&gt;0;&quot;{&quot;&quot;value&quot;&quot;:&quot;&amp;COLUMN([.BB10])-11&amp;&quot;,&quot;&quot;text&quot;&quot;:&quot;&quot;&quot;&amp;[.BB10]&amp;&quot;&quot;&quot;},&quot;;&quot;&quot;) &amp;IF([.BC10]&gt;0;&quot;{&quot;&quot;value&quot;&quot;:&quot;&amp;COLUMN([.BC10])-11&amp;&quot;,&quot;&quot;text&quot;&quot;:&quot;&quot;&quot;&amp;[.BC10]&amp;&quot;&quot;&quot;},&quot;;&quot;&quot;) &amp;IF([.BD10]&gt;0;&quot;{&quot;&quot;value&quot;&quot;:&quot;&amp;COLUMN([.BD10])-11&amp;&quot;,&quot;&quot;text&quot;&quot;:&quot;&quot;&quot;&amp;[.BD10]&amp;&quot;&quot;&quot;},&quot;;&quot;&quot;) &amp;IF([.BE10]&gt;0;&quot;{&quot;&quot;value&quot;&quot;:&quot;&amp;COLUMN([.BE10])-11&amp;&quot;,&quot;&quot;text&quot;&quot;:&quot;&quot;&quot;&amp;[.BE10]&amp;&quot;&quot;&quot;},&quot;;&quot;&quot;) &amp;IF([.BF10]&gt;0;&quot;{&quot;&quot;value&quot;&quot;:&quot;&amp;COLUMN([.BF10])-11&amp;&quot;,&quot;&quot;text&quot;&quot;:&quot;&quot;&quot;&amp;[.BF10]&amp;&quot;&quot;&quot;},&quot;;&quot;&quot;) &amp;IF([.BG10]&gt;0;&quot;{&quot;&quot;value&quot;&quot;:&quot;&amp;COLUMN([.BG10])-11&amp;&quot;,&quot;&quot;text&quot;&quot;:&quot;&quot;&quot;&amp;[.BG10]&amp;&quot;&quot;&quot;},&quot;;&quot;&quot;) &amp;IF([.BH10]&gt;0;&quot;{&quot;&quot;value&quot;&quot;:&quot;&amp;COLUMN([.BH10])-11&amp;&quot;,&quot;&quot;text&quot;&quot;:&quot;&quot;&quot;&amp;[.BH10]&amp;&quot;&quot;&quot;},&quot;;&quot;&quot;) &amp;IF([.BI10]&gt;0;&quot;{&quot;&quot;value&quot;&quot;:&quot;&amp;COLUMN([.BI10])-11&amp;&quot;,&quot;&quot;text&quot;&quot;:&quot;&quot;&quot;&amp;[.BI10]&amp;&quot;&quot;&quot;},&quot;;&quot;&quot;) &amp;IF([.BJ10]&gt;0;&quot;{&quot;&quot;value&quot;&quot;:&quot;&amp;COLUMN([.BJ10])-11&amp;&quot;,&quot;&quot;text&quot;&quot;:&quot;&quot;&quot;&amp;[.BJ10]&amp;&quot;&quot;&quot;},&quot;;&quot;&quot;) &amp;IF([.BK10]&gt;0;&quot;{&quot;&quot;value&quot;&quot;:&quot;&amp;COLUMN([.BK10])-11&amp;&quot;,&quot;&quot;text&quot;&quot;:&quot;&quot;&quot;&amp;[.BK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10">
            <text:p>610</text:p>
          </table:table-cell>
          <table:table-cell office:value-type="string">
            <text:p>Do you know this because you have been weighe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11]&amp;&quot;,&quot;&quot;ordinal&quot;&quot;:&quot;&amp;ROW()-2&amp;&quot;,&quot;&quot;required&quot;&quot;:&quot;&amp;[.E11]&amp;&quot;,&quot;&quot;category&quot;&quot;:&quot;&quot;&quot;&amp;[.F11]&amp;&quot;&quot;&quot;,&quot;&quot;info&quot;&quot;:&quot;&quot;&quot;&amp;[.J11]&amp;&quot;&quot;&quot;&quot;&amp;&quot;,&quot;&quot;skip&quot;&quot;:&quot;&quot;&quot;&amp;[.D11]&amp;&quot;&quot;&quot;&quot;&amp;&quot;,&quot;&quot;text&quot;&quot;:&quot;&quot;&quot;&amp;[.H11]&amp;&quot;&quot;&quot;&quot;&amp;&quot;,&quot;&quot;type&quot;&quot;:&quot;&quot;&quot;&amp;[.I11]&amp;&quot;&quot;&quot;&quot;&amp;&quot;,&quot;&quot;options&quot;&quot;:[&quot; &amp;IF([.K11]&gt;0;&quot;{&quot;&quot;value&quot;&quot;:&quot;&amp;COLUMN([.K11])-11&amp;&quot;,&quot;&quot;text&quot;&quot;:&quot;&quot;&quot;&amp;[.K11]&amp;&quot;&quot;&quot;},&quot;;&quot;&quot;) &amp;IF([.L11]&gt;0;&quot;{&quot;&quot;value&quot;&quot;:&quot;&amp;COLUMN([.L11])-11&amp;&quot;,&quot;&quot;text&quot;&quot;:&quot;&quot;&quot;&amp;[.L11]&amp;&quot;&quot;&quot;},&quot;;&quot;&quot;) &amp;IF([.M11]&gt;0;&quot;{&quot;&quot;value&quot;&quot;:&quot;&amp;COLUMN([.M11])-11&amp;&quot;,&quot;&quot;text&quot;&quot;:&quot;&quot;&quot;&amp;[.M11]&amp;&quot;&quot;&quot;},&quot;;&quot;&quot;) &amp;IF([.N11]&gt;0;&quot;{&quot;&quot;value&quot;&quot;:&quot;&amp;COLUMN([.N11])-11&amp;&quot;,&quot;&quot;text&quot;&quot;:&quot;&quot;&quot;&amp;[.N11]&amp;&quot;&quot;&quot;},&quot;;&quot;&quot;) &amp;IF([.O11]&gt;0;&quot;{&quot;&quot;value&quot;&quot;:&quot;&amp;COLUMN([.O11])-11&amp;&quot;,&quot;&quot;text&quot;&quot;:&quot;&quot;&quot;&amp;[.O11]&amp;&quot;&quot;&quot;},&quot;;&quot;&quot;) &amp;IF([.P11]&gt;0;&quot;{&quot;&quot;value&quot;&quot;:&quot;&amp;COLUMN([.P11])-11&amp;&quot;,&quot;&quot;text&quot;&quot;:&quot;&quot;&quot;&amp;[.P11]&amp;&quot;&quot;&quot;},&quot;;&quot;&quot;) &amp;IF([.Q11]&gt;0;&quot;{&quot;&quot;value&quot;&quot;:&quot;&amp;COLUMN([.Q11])-11&amp;&quot;,&quot;&quot;text&quot;&quot;:&quot;&quot;&quot;&amp;[.Q11]&amp;&quot;&quot;&quot;},&quot;;&quot;&quot;) &amp;IF([.R11]&gt;0;&quot;{&quot;&quot;value&quot;&quot;:&quot;&amp;COLUMN([.R11])-11&amp;&quot;,&quot;&quot;text&quot;&quot;:&quot;&quot;&quot;&amp;[.R11]&amp;&quot;&quot;&quot;},&quot;;&quot;&quot;) &amp;IF([.S11]&gt;0;&quot;{&quot;&quot;value&quot;&quot;:&quot;&amp;COLUMN([.S11])-11&amp;&quot;,&quot;&quot;text&quot;&quot;:&quot;&quot;&quot;&amp;[.S11]&amp;&quot;&quot;&quot;},&quot;;&quot;&quot;) &amp;IF([.T11]&gt;0;&quot;{&quot;&quot;value&quot;&quot;:&quot;&amp;COLUMN([.T11])-11&amp;&quot;,&quot;&quot;text&quot;&quot;:&quot;&quot;&quot;&amp;[.T11]&amp;&quot;&quot;&quot;},&quot;;&quot;&quot;) &amp;IF([.U11]&gt;0;&quot;{&quot;&quot;value&quot;&quot;:&quot;&amp;COLUMN([.U11])-11&amp;&quot;,&quot;&quot;text&quot;&quot;:&quot;&quot;&quot;&amp;[.U11]&amp;&quot;&quot;&quot;},&quot;;&quot;&quot;) &amp;IF([.V11]&gt;0;&quot;{&quot;&quot;value&quot;&quot;:&quot;&amp;COLUMN([.V11])-11&amp;&quot;,&quot;&quot;text&quot;&quot;:&quot;&quot;&quot;&amp;[.V11]&amp;&quot;&quot;&quot;},&quot;;&quot;&quot;) &amp;IF([.W11]&gt;0;&quot;{&quot;&quot;value&quot;&quot;:&quot;&amp;COLUMN([.W11])-11&amp;&quot;,&quot;&quot;text&quot;&quot;:&quot;&quot;&quot;&amp;[.W11]&amp;&quot;&quot;&quot;},&quot;;&quot;&quot;) &amp;IF([.X11]&gt;0;&quot;{&quot;&quot;value&quot;&quot;:&quot;&amp;COLUMN([.X11])-11&amp;&quot;,&quot;&quot;text&quot;&quot;:&quot;&quot;&quot;&amp;[.X11]&amp;&quot;&quot;&quot;},&quot;;&quot;&quot;) &amp;IF([.Y11]&gt;0;&quot;{&quot;&quot;value&quot;&quot;:&quot;&amp;COLUMN([.Y11])-11&amp;&quot;,&quot;&quot;text&quot;&quot;:&quot;&quot;&quot;&amp;[.Y11]&amp;&quot;&quot;&quot;},&quot;;&quot;&quot;) &amp;IF([.Z11]&gt;0;&quot;{&quot;&quot;value&quot;&quot;:&quot;&amp;COLUMN([.Z11])-11&amp;&quot;,&quot;&quot;text&quot;&quot;:&quot;&quot;&quot;&amp;[.Z11]&amp;&quot;&quot;&quot;},&quot;;&quot;&quot;) &amp;IF([.AA11]&gt;0;&quot;{&quot;&quot;value&quot;&quot;:&quot;&amp;COLUMN([.AA11])-11&amp;&quot;,&quot;&quot;text&quot;&quot;:&quot;&quot;&quot;&amp;[.AA11]&amp;&quot;&quot;&quot;},&quot;;&quot;&quot;)" office:value-type="string" office:string-value="{&quot;id&quot;:7,&quot;ordinal&quot;:9,&quot;required&quot;:0,&quot;category&quot;:&quot;About You&quot;,&quot;info&quot;:&quot;null&quot;,&quot;skip&quot;:&quot;null&quot;,&quot;text&quot;:&quot;Which insulin regime do you use?&quot;,&quot;type&quot;:&quot;SC&quot;,&quot;options&quot;:[{&quot;value&quot;:0,&quot;text&quot;:&quot;I take a set amount of insulin twice a day (at breakfast and tea time) (Twice daily)  &quot;},{&quot;value&quot;:1,&quot;text&quot;:&quot;I take one injection at a similar time every day which lasts for up to 24 hours, plus I inject every time I eat with fast-acting insulin (Multiple injections / basal bolus) &quot;},{&quot;value&quot;:2,&quot;text&quot;:&quot;I take one injection which lasts for 24 hours, plus a mixture of short acting insulin and long and short acting (mixed) insulin throughout the day (Combined)  &quot;},{&quot;value&quot;:3,&quot;text&quot;:&quot;I have an insulin pump &quot;},{&quot;value&quot;:4,&quot;text&quot;:&quot;I don't know &quot;},">
            <text:p>{"id":7,"ordinal":9,"required":0,"category":"About You","info":"null","skip":"null","text":"Which insulin regime do you use?","type":"SC","options":[{"value":0,"text":"I take a set amount of insulin twice a day (at breakfast and tea time) (Twice daily) <text:s/>"},{"value":1,"text":"I take one injection at a similar time every day which lasts for up to 24 hours, plus I inject every time I eat with fast-acting insulin (Multiple injections / basal bolus) "},{"value":2,"text":"I take one injection which lasts for 24 hours, plus a mixture of short acting insulin and long and short acting (mixed) insulin throughout the day (Combined) <text:s/>"},{"value":3,"text":"I have an insulin pump "},{"value":4,"text":"I don't know "},</text:p>
          </table:table-cell>
          <table:table-cell table:style-name="ce2" table:formula="of:=IF([.AB11]&gt;0;&quot;{&quot;&quot;value&quot;&quot;:&quot;&amp;COLUMN([.AB11])-11&amp;&quot;,&quot;&quot;text&quot;&quot;:&quot;&quot;&quot;&amp;[.AB11]&amp;&quot;&quot;&quot;},&quot;;&quot;&quot;) &amp;IF([.AC11]&gt;0;&quot;{&quot;&quot;value&quot;&quot;:&quot;&amp;COLUMN([.AC11])-11&amp;&quot;,&quot;&quot;text&quot;&quot;:&quot;&quot;&quot;&amp;[.AC11]&amp;&quot;&quot;&quot;},&quot;;&quot;&quot;) &amp;IF([.AD11]&gt;0;&quot;{&quot;&quot;value&quot;&quot;:&quot;&amp;COLUMN([.AD11])-11&amp;&quot;,&quot;&quot;text&quot;&quot;:&quot;&quot;&quot;&amp;[.AD11]&amp;&quot;&quot;&quot;},&quot;;&quot;&quot;) &amp;IF([.AE11]&gt;0;&quot;{&quot;&quot;value&quot;&quot;:&quot;&amp;COLUMN([.AE11])-11&amp;&quot;,&quot;&quot;text&quot;&quot;:&quot;&quot;&quot;&amp;[.AE11]&amp;&quot;&quot;&quot;},&quot;;&quot;&quot;) &amp;IF([.AF11]&gt;0;&quot;{&quot;&quot;value&quot;&quot;:&quot;&amp;COLUMN([.AF11])-11&amp;&quot;,&quot;&quot;text&quot;&quot;:&quot;&quot;&quot;&amp;[.AF11]&amp;&quot;&quot;&quot;},&quot;;&quot;&quot;) &amp;IF([.AG11]&gt;0;&quot;{&quot;&quot;value&quot;&quot;:&quot;&amp;COLUMN([.AG11])-11&amp;&quot;,&quot;&quot;text&quot;&quot;:&quot;&quot;&quot;&amp;[.AG11]&amp;&quot;&quot;&quot;},&quot;;&quot;&quot;) &amp;IF([.AH11]&gt;0;&quot;{&quot;&quot;value&quot;&quot;:&quot;&amp;COLUMN([.AH11])-11&amp;&quot;,&quot;&quot;text&quot;&quot;:&quot;&quot;&quot;&amp;[.AH11]&amp;&quot;&quot;&quot;},&quot;;&quot;&quot;) &amp;IF([.AI11]&gt;0;&quot;{&quot;&quot;value&quot;&quot;:&quot;&amp;COLUMN([.AI11])-11&amp;&quot;,&quot;&quot;text&quot;&quot;:&quot;&quot;&quot;&amp;[.AI11]&amp;&quot;&quot;&quot;},&quot;;&quot;&quot;) &amp;IF([.AJ11]&gt;0;&quot;{&quot;&quot;value&quot;&quot;:&quot;&amp;COLUMN([.AJ11])-11&amp;&quot;,&quot;&quot;text&quot;&quot;:&quot;&quot;&quot;&amp;[.AJ11]&amp;&quot;&quot;&quot;},&quot;;&quot;&quot;) &amp;IF([.AK11]&gt;0;&quot;{&quot;&quot;value&quot;&quot;:&quot;&amp;COLUMN([.AK11])-11&amp;&quot;,&quot;&quot;text&quot;&quot;:&quot;&quot;&quot;&amp;[.AK11]&amp;&quot;&quot;&quot;},&quot;;&quot;&quot;) &amp;IF([.AL11]&gt;0;&quot;{&quot;&quot;value&quot;&quot;:&quot;&amp;COLUMN([.AL11])-11&amp;&quot;,&quot;&quot;text&quot;&quot;:&quot;&quot;&quot;&amp;[.AL11]&amp;&quot;&quot;&quot;},&quot;;&quot;&quot;) &amp;IF([.AM11]&gt;0;&quot;{&quot;&quot;value&quot;&quot;:&quot;&amp;COLUMN([.AM11])-11&amp;&quot;,&quot;&quot;text&quot;&quot;:&quot;&quot;&quot;&amp;[.AM11]&amp;&quot;&quot;&quot;},&quot;;&quot;&quot;) &amp;IF([.AN11]&gt;0;&quot;{&quot;&quot;value&quot;&quot;:&quot;&amp;COLUMN([.AN11])-11&amp;&quot;,&quot;&quot;text&quot;&quot;:&quot;&quot;&quot;&amp;[.AN11]&amp;&quot;&quot;&quot;},&quot;;&quot;&quot;) &amp;IF([.AO11]&gt;0;&quot;{&quot;&quot;value&quot;&quot;:&quot;&amp;COLUMN([.AO11])-11&amp;&quot;,&quot;&quot;text&quot;&quot;:&quot;&quot;&quot;&amp;[.AO11]&amp;&quot;&quot;&quot;},&quot;;&quot;&quot;) &amp;IF([.AP11]&gt;0;&quot;{&quot;&quot;value&quot;&quot;:&quot;&amp;COLUMN([.AP11])-11&amp;&quot;,&quot;&quot;text&quot;&quot;:&quot;&quot;&quot;&amp;[.AP11]&amp;&quot;&quot;&quot;},&quot;;&quot;&quot;) &amp;IF([.AQ11]&gt;0;&quot;{&quot;&quot;value&quot;&quot;:&quot;&amp;COLUMN([.AQ11])-11&amp;&quot;,&quot;&quot;text&quot;&quot;:&quot;&quot;&quot;&amp;[.AQ11]&amp;&quot;&quot;&quot;},&quot;;&quot;&quot;) &amp;IF([.AR11]&gt;0;&quot;{&quot;&quot;value&quot;&quot;:&quot;&amp;COLUMN([.AR11])-11&amp;&quot;,&quot;&quot;text&quot;&quot;:&quot;&quot;&quot;&amp;[.AR11]&amp;&quot;&quot;&quot;},&quot;;&quot;&quot;) &amp;IF([.AS11]&gt;0;&quot;{&quot;&quot;value&quot;&quot;:&quot;&amp;COLUMN([.AS11])-11&amp;&quot;,&quot;&quot;text&quot;&quot;:&quot;&quot;&quot;&amp;[.AS11]&amp;&quot;&quot;&quot;},&quot;;&quot;&quot;) &amp;IF([.AT11]&gt;0;&quot;{&quot;&quot;value&quot;&quot;:&quot;&amp;COLUMN([.AT11])-11&amp;&quot;,&quot;&quot;text&quot;&quot;:&quot;&quot;&quot;&amp;[.AT11]&amp;&quot;&quot;&quot;},&quot;;&quot;&quot;) &amp;IF([.AU11]&gt;0;&quot;{&quot;&quot;value&quot;&quot;:&quot;&amp;COLUMN([.AU11])-11&amp;&quot;,&quot;&quot;text&quot;&quot;:&quot;&quot;&quot;&amp;[.AU11]&amp;&quot;&quot;&quot;},&quot;;&quot;&quot;)">
            <text:p/>
          </table:table-cell>
          <table:table-cell table:style-name="ce1" table:formula="of:=IF([.AV11]&gt;0;&quot;{&quot;&quot;value&quot;&quot;:&quot;&amp;COLUMN([.AV11])-11&amp;&quot;,&quot;&quot;text&quot;&quot;:&quot;&quot;&quot;&amp;[.AV11]&amp;&quot;&quot;&quot;},&quot;;&quot;&quot;) &amp;IF([.AW11]&gt;0;&quot;{&quot;&quot;value&quot;&quot;:&quot;&amp;COLUMN([.AW11])-11&amp;&quot;,&quot;&quot;text&quot;&quot;:&quot;&quot;&quot;&amp;[.AW11]&amp;&quot;&quot;&quot;},&quot;;&quot;&quot;) &amp;IF([.AX11]&gt;0;&quot;{&quot;&quot;value&quot;&quot;:&quot;&amp;COLUMN([.AX11])-11&amp;&quot;,&quot;&quot;text&quot;&quot;:&quot;&quot;&quot;&amp;[.AX11]&amp;&quot;&quot;&quot;},&quot;;&quot;&quot;) &amp;IF([.AY11]&gt;0;&quot;{&quot;&quot;value&quot;&quot;:&quot;&amp;COLUMN([.AY11])-11&amp;&quot;,&quot;&quot;text&quot;&quot;:&quot;&quot;&quot;&amp;[.AY11]&amp;&quot;&quot;&quot;},&quot;;&quot;&quot;) &amp;IF([.AZ11]&gt;0;&quot;{&quot;&quot;value&quot;&quot;:&quot;&amp;COLUMN([.AZ11])-11&amp;&quot;,&quot;&quot;text&quot;&quot;:&quot;&quot;&quot;&amp;[.AZ11]&amp;&quot;&quot;&quot;},&quot;;&quot;&quot;) &amp;IF([.BA11]&gt;0;&quot;{&quot;&quot;value&quot;&quot;:&quot;&amp;COLUMN([.BA11])-11&amp;&quot;,&quot;&quot;text&quot;&quot;:&quot;&quot;&quot;&amp;[.BA11]&amp;&quot;&quot;&quot;},&quot;;&quot;&quot;) &amp;IF([.BB11]&gt;0;&quot;{&quot;&quot;value&quot;&quot;:&quot;&amp;COLUMN([.BB11])-11&amp;&quot;,&quot;&quot;text&quot;&quot;:&quot;&quot;&quot;&amp;[.BB11]&amp;&quot;&quot;&quot;},&quot;;&quot;&quot;) &amp;IF([.BC11]&gt;0;&quot;{&quot;&quot;value&quot;&quot;:&quot;&amp;COLUMN([.BC11])-11&amp;&quot;,&quot;&quot;text&quot;&quot;:&quot;&quot;&quot;&amp;[.BC11]&amp;&quot;&quot;&quot;},&quot;;&quot;&quot;) &amp;IF([.BD11]&gt;0;&quot;{&quot;&quot;value&quot;&quot;:&quot;&amp;COLUMN([.BD11])-11&amp;&quot;,&quot;&quot;text&quot;&quot;:&quot;&quot;&quot;&amp;[.BD11]&amp;&quot;&quot;&quot;},&quot;;&quot;&quot;) &amp;IF([.BE11]&gt;0;&quot;{&quot;&quot;value&quot;&quot;:&quot;&amp;COLUMN([.BE11])-11&amp;&quot;,&quot;&quot;text&quot;&quot;:&quot;&quot;&quot;&amp;[.BE11]&amp;&quot;&quot;&quot;},&quot;;&quot;&quot;) &amp;IF([.BF11]&gt;0;&quot;{&quot;&quot;value&quot;&quot;:&quot;&amp;COLUMN([.BF11])-11&amp;&quot;,&quot;&quot;text&quot;&quot;:&quot;&quot;&quot;&amp;[.BF11]&amp;&quot;&quot;&quot;},&quot;;&quot;&quot;) &amp;IF([.BG11]&gt;0;&quot;{&quot;&quot;value&quot;&quot;:&quot;&amp;COLUMN([.BG11])-11&amp;&quot;,&quot;&quot;text&quot;&quot;:&quot;&quot;&quot;&amp;[.BG11]&amp;&quot;&quot;&quot;},&quot;;&quot;&quot;) &amp;IF([.BH11]&gt;0;&quot;{&quot;&quot;value&quot;&quot;:&quot;&amp;COLUMN([.BH11])-11&amp;&quot;,&quot;&quot;text&quot;&quot;:&quot;&quot;&quot;&amp;[.BH11]&amp;&quot;&quot;&quot;},&quot;;&quot;&quot;) &amp;IF([.BI11]&gt;0;&quot;{&quot;&quot;value&quot;&quot;:&quot;&amp;COLUMN([.BI11])-11&amp;&quot;,&quot;&quot;text&quot;&quot;:&quot;&quot;&quot;&amp;[.BI11]&amp;&quot;&quot;&quot;},&quot;;&quot;&quot;) &amp;IF([.BJ11]&gt;0;&quot;{&quot;&quot;value&quot;&quot;:&quot;&amp;COLUMN([.BJ11])-11&amp;&quot;,&quot;&quot;text&quot;&quot;:&quot;&quot;&quot;&amp;[.BJ11]&amp;&quot;&quot;&quot;},&quot;;&quot;&quot;) &amp;IF([.BK11]&gt;0;&quot;{&quot;&quot;value&quot;&quot;:&quot;&amp;COLUMN([.BK11])-11&amp;&quot;,&quot;&quot;text&quot;&quot;:&quot;&quot;&quot;&amp;[.BK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n't know 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2]&amp;&quot;,&quot;&quot;ordinal&quot;&quot;:&quot;&amp;ROW()-2&amp;&quot;,&quot;&quot;required&quot;&quot;:&quot;&amp;[.E12]&amp;&quot;,&quot;&quot;category&quot;&quot;:&quot;&quot;&quot;&amp;[.F12]&amp;&quot;&quot;&quot;,&quot;&quot;info&quot;&quot;:&quot;&quot;&quot;&amp;[.J12]&amp;&quot;&quot;&quot;&quot;&amp;&quot;,&quot;&quot;skip&quot;&quot;:&quot;&quot;&quot;&amp;[.D12]&amp;&quot;&quot;&quot;&quot;&amp;&quot;,&quot;&quot;text&quot;&quot;:&quot;&quot;&quot;&amp;[.H12]&amp;&quot;&quot;&quot;&quot;&amp;&quot;,&quot;&quot;type&quot;&quot;:&quot;&quot;&quot;&amp;[.I12]&amp;&quot;&quot;&quot;&quot;&amp;&quot;,&quot;&quot;options&quot;&quot;:[&quot; &amp;IF([.K12]&gt;0;&quot;{&quot;&quot;value&quot;&quot;:&quot;&amp;COLUMN([.K12])-11&amp;&quot;,&quot;&quot;text&quot;&quot;:&quot;&quot;&quot;&amp;[.K12]&amp;&quot;&quot;&quot;},&quot;;&quot;&quot;) &amp;IF([.L12]&gt;0;&quot;{&quot;&quot;value&quot;&quot;:&quot;&amp;COLUMN([.L12])-11&amp;&quot;,&quot;&quot;text&quot;&quot;:&quot;&quot;&quot;&amp;[.L12]&amp;&quot;&quot;&quot;},&quot;;&quot;&quot;) &amp;IF([.M12]&gt;0;&quot;{&quot;&quot;value&quot;&quot;:&quot;&amp;COLUMN([.M12])-11&amp;&quot;,&quot;&quot;text&quot;&quot;:&quot;&quot;&quot;&amp;[.M12]&amp;&quot;&quot;&quot;},&quot;;&quot;&quot;) &amp;IF([.N12]&gt;0;&quot;{&quot;&quot;value&quot;&quot;:&quot;&amp;COLUMN([.N12])-11&amp;&quot;,&quot;&quot;text&quot;&quot;:&quot;&quot;&quot;&amp;[.N12]&amp;&quot;&quot;&quot;},&quot;;&quot;&quot;) &amp;IF([.O12]&gt;0;&quot;{&quot;&quot;value&quot;&quot;:&quot;&amp;COLUMN([.O12])-11&amp;&quot;,&quot;&quot;text&quot;&quot;:&quot;&quot;&quot;&amp;[.O12]&amp;&quot;&quot;&quot;},&quot;;&quot;&quot;) &amp;IF([.P12]&gt;0;&quot;{&quot;&quot;value&quot;&quot;:&quot;&amp;COLUMN([.P12])-11&amp;&quot;,&quot;&quot;text&quot;&quot;:&quot;&quot;&quot;&amp;[.P12]&amp;&quot;&quot;&quot;},&quot;;&quot;&quot;) &amp;IF([.Q12]&gt;0;&quot;{&quot;&quot;value&quot;&quot;:&quot;&amp;COLUMN([.Q12])-11&amp;&quot;,&quot;&quot;text&quot;&quot;:&quot;&quot;&quot;&amp;[.Q12]&amp;&quot;&quot;&quot;},&quot;;&quot;&quot;) &amp;IF([.R12]&gt;0;&quot;{&quot;&quot;value&quot;&quot;:&quot;&amp;COLUMN([.R12])-11&amp;&quot;,&quot;&quot;text&quot;&quot;:&quot;&quot;&quot;&amp;[.R12]&amp;&quot;&quot;&quot;},&quot;;&quot;&quot;) &amp;IF([.S12]&gt;0;&quot;{&quot;&quot;value&quot;&quot;:&quot;&amp;COLUMN([.S12])-11&amp;&quot;,&quot;&quot;text&quot;&quot;:&quot;&quot;&quot;&amp;[.S12]&amp;&quot;&quot;&quot;},&quot;;&quot;&quot;) &amp;IF([.T12]&gt;0;&quot;{&quot;&quot;value&quot;&quot;:&quot;&amp;COLUMN([.T12])-11&amp;&quot;,&quot;&quot;text&quot;&quot;:&quot;&quot;&quot;&amp;[.T12]&amp;&quot;&quot;&quot;},&quot;;&quot;&quot;) &amp;IF([.U12]&gt;0;&quot;{&quot;&quot;value&quot;&quot;:&quot;&amp;COLUMN([.U12])-11&amp;&quot;,&quot;&quot;text&quot;&quot;:&quot;&quot;&quot;&amp;[.U12]&amp;&quot;&quot;&quot;},&quot;;&quot;&quot;) &amp;IF([.V12]&gt;0;&quot;{&quot;&quot;value&quot;&quot;:&quot;&amp;COLUMN([.V12])-11&amp;&quot;,&quot;&quot;text&quot;&quot;:&quot;&quot;&quot;&amp;[.V12]&amp;&quot;&quot;&quot;},&quot;;&quot;&quot;) &amp;IF([.W12]&gt;0;&quot;{&quot;&quot;value&quot;&quot;:&quot;&amp;COLUMN([.W12])-11&amp;&quot;,&quot;&quot;text&quot;&quot;:&quot;&quot;&quot;&amp;[.W12]&amp;&quot;&quot;&quot;},&quot;;&quot;&quot;) &amp;IF([.X12]&gt;0;&quot;{&quot;&quot;value&quot;&quot;:&quot;&amp;COLUMN([.X12])-11&amp;&quot;,&quot;&quot;text&quot;&quot;:&quot;&quot;&quot;&amp;[.X12]&amp;&quot;&quot;&quot;},&quot;;&quot;&quot;) &amp;IF([.Y12]&gt;0;&quot;{&quot;&quot;value&quot;&quot;:&quot;&amp;COLUMN([.Y12])-11&amp;&quot;,&quot;&quot;text&quot;&quot;:&quot;&quot;&quot;&amp;[.Y12]&amp;&quot;&quot;&quot;},&quot;;&quot;&quot;) &amp;IF([.Z12]&gt;0;&quot;{&quot;&quot;value&quot;&quot;:&quot;&amp;COLUMN([.Z12])-11&amp;&quot;,&quot;&quot;text&quot;&quot;:&quot;&quot;&quot;&amp;[.Z12]&amp;&quot;&quot;&quot;},&quot;;&quot;&quot;) &amp;IF([.AA12]&gt;0;&quot;{&quot;&quot;value&quot;&quot;:&quot;&amp;COLUMN([.AA12])-11&amp;&quot;,&quot;&quot;text&quot;&quot;:&quot;&quot;&quot;&amp;[.AA12]&amp;&quot;&quot;&quot;},&quot;;&quot;&quot;)" office:value-type="string" office:string-value="{&quot;id&quot;:8,&quot;ordinal&quot;:10,&quot;required&quot;:0,&quot;category&quot;:&quot;About You&quot;,&quot;info&quot;:&quot;null&quot;,&quot;skip&quot;:&quot;null&quot;,&quot;text&quot;:&quot;How long have you been on this regime?&quot;,&quot;type&quot;:&quot;SC&quot;,&quot;options&quot;:[{&quot;value&quot;:0,&quot;text&quot;:&quot;Less than 12 months&quot;},{&quot;value&quot;:1,&quot;text&quot;:&quot;Between 1 year and 3 years&quot;},{&quot;value&quot;:2,&quot;text&quot;:&quot;Between 3 years and 5 years&quot;},{&quot;value&quot;:3,&quot;text&quot;:&quot;Over 5 years&quot;},">
            <text:p>{"id":8,"ordinal":10,"required":0,"category":"About You","info":"null","skip":"null","text":"How long have you been on this regime?","type":"SC","options":[{"value":0,"text":"Less than 12 months"},{"value":1,"text":"Between 1 year and 3 years"},{"value":2,"text":"Between 3 years and 5 years"},{"value":3,"text":"Over 5 years"},</text:p>
          </table:table-cell>
          <table:table-cell table:style-name="ce2" table:formula="of:=IF([.AB12]&gt;0;&quot;{&quot;&quot;value&quot;&quot;:&quot;&amp;COLUMN([.AB12])-11&amp;&quot;,&quot;&quot;text&quot;&quot;:&quot;&quot;&quot;&amp;[.AB12]&amp;&quot;&quot;&quot;},&quot;;&quot;&quot;) &amp;IF([.AC12]&gt;0;&quot;{&quot;&quot;value&quot;&quot;:&quot;&amp;COLUMN([.AC12])-11&amp;&quot;,&quot;&quot;text&quot;&quot;:&quot;&quot;&quot;&amp;[.AC12]&amp;&quot;&quot;&quot;},&quot;;&quot;&quot;) &amp;IF([.AD12]&gt;0;&quot;{&quot;&quot;value&quot;&quot;:&quot;&amp;COLUMN([.AD12])-11&amp;&quot;,&quot;&quot;text&quot;&quot;:&quot;&quot;&quot;&amp;[.AD12]&amp;&quot;&quot;&quot;},&quot;;&quot;&quot;) &amp;IF([.AE12]&gt;0;&quot;{&quot;&quot;value&quot;&quot;:&quot;&amp;COLUMN([.AE12])-11&amp;&quot;,&quot;&quot;text&quot;&quot;:&quot;&quot;&quot;&amp;[.AE12]&amp;&quot;&quot;&quot;},&quot;;&quot;&quot;) &amp;IF([.AF12]&gt;0;&quot;{&quot;&quot;value&quot;&quot;:&quot;&amp;COLUMN([.AF12])-11&amp;&quot;,&quot;&quot;text&quot;&quot;:&quot;&quot;&quot;&amp;[.AF12]&amp;&quot;&quot;&quot;},&quot;;&quot;&quot;) &amp;IF([.AG12]&gt;0;&quot;{&quot;&quot;value&quot;&quot;:&quot;&amp;COLUMN([.AG12])-11&amp;&quot;,&quot;&quot;text&quot;&quot;:&quot;&quot;&quot;&amp;[.AG12]&amp;&quot;&quot;&quot;},&quot;;&quot;&quot;) &amp;IF([.AH12]&gt;0;&quot;{&quot;&quot;value&quot;&quot;:&quot;&amp;COLUMN([.AH12])-11&amp;&quot;,&quot;&quot;text&quot;&quot;:&quot;&quot;&quot;&amp;[.AH12]&amp;&quot;&quot;&quot;},&quot;;&quot;&quot;) &amp;IF([.AI12]&gt;0;&quot;{&quot;&quot;value&quot;&quot;:&quot;&amp;COLUMN([.AI12])-11&amp;&quot;,&quot;&quot;text&quot;&quot;:&quot;&quot;&quot;&amp;[.AI12]&amp;&quot;&quot;&quot;},&quot;;&quot;&quot;) &amp;IF([.AJ12]&gt;0;&quot;{&quot;&quot;value&quot;&quot;:&quot;&amp;COLUMN([.AJ12])-11&amp;&quot;,&quot;&quot;text&quot;&quot;:&quot;&quot;&quot;&amp;[.AJ12]&amp;&quot;&quot;&quot;},&quot;;&quot;&quot;) &amp;IF([.AK12]&gt;0;&quot;{&quot;&quot;value&quot;&quot;:&quot;&amp;COLUMN([.AK12])-11&amp;&quot;,&quot;&quot;text&quot;&quot;:&quot;&quot;&quot;&amp;[.AK12]&amp;&quot;&quot;&quot;},&quot;;&quot;&quot;) &amp;IF([.AL12]&gt;0;&quot;{&quot;&quot;value&quot;&quot;:&quot;&amp;COLUMN([.AL12])-11&amp;&quot;,&quot;&quot;text&quot;&quot;:&quot;&quot;&quot;&amp;[.AL12]&amp;&quot;&quot;&quot;},&quot;;&quot;&quot;) &amp;IF([.AM12]&gt;0;&quot;{&quot;&quot;value&quot;&quot;:&quot;&amp;COLUMN([.AM12])-11&amp;&quot;,&quot;&quot;text&quot;&quot;:&quot;&quot;&quot;&amp;[.AM12]&amp;&quot;&quot;&quot;},&quot;;&quot;&quot;) &amp;IF([.AN12]&gt;0;&quot;{&quot;&quot;value&quot;&quot;:&quot;&amp;COLUMN([.AN12])-11&amp;&quot;,&quot;&quot;text&quot;&quot;:&quot;&quot;&quot;&amp;[.AN12]&amp;&quot;&quot;&quot;},&quot;;&quot;&quot;) &amp;IF([.AO12]&gt;0;&quot;{&quot;&quot;value&quot;&quot;:&quot;&amp;COLUMN([.AO12])-11&amp;&quot;,&quot;&quot;text&quot;&quot;:&quot;&quot;&quot;&amp;[.AO12]&amp;&quot;&quot;&quot;},&quot;;&quot;&quot;) &amp;IF([.AP12]&gt;0;&quot;{&quot;&quot;value&quot;&quot;:&quot;&amp;COLUMN([.AP12])-11&amp;&quot;,&quot;&quot;text&quot;&quot;:&quot;&quot;&quot;&amp;[.AP12]&amp;&quot;&quot;&quot;},&quot;;&quot;&quot;) &amp;IF([.AQ12]&gt;0;&quot;{&quot;&quot;value&quot;&quot;:&quot;&amp;COLUMN([.AQ12])-11&amp;&quot;,&quot;&quot;text&quot;&quot;:&quot;&quot;&quot;&amp;[.AQ12]&amp;&quot;&quot;&quot;},&quot;;&quot;&quot;) &amp;IF([.AR12]&gt;0;&quot;{&quot;&quot;value&quot;&quot;:&quot;&amp;COLUMN([.AR12])-11&amp;&quot;,&quot;&quot;text&quot;&quot;:&quot;&quot;&quot;&amp;[.AR12]&amp;&quot;&quot;&quot;},&quot;;&quot;&quot;) &amp;IF([.AS12]&gt;0;&quot;{&quot;&quot;value&quot;&quot;:&quot;&amp;COLUMN([.AS12])-11&amp;&quot;,&quot;&quot;text&quot;&quot;:&quot;&quot;&quot;&amp;[.AS12]&amp;&quot;&quot;&quot;},&quot;;&quot;&quot;) &amp;IF([.AT12]&gt;0;&quot;{&quot;&quot;value&quot;&quot;:&quot;&amp;COLUMN([.AT12])-11&amp;&quot;,&quot;&quot;text&quot;&quot;:&quot;&quot;&quot;&amp;[.AT12]&amp;&quot;&quot;&quot;},&quot;;&quot;&quot;) &amp;IF([.AU12]&gt;0;&quot;{&quot;&quot;value&quot;&quot;:&quot;&amp;COLUMN([.AU12])-11&amp;&quot;,&quot;&quot;text&quot;&quot;:&quot;&quot;&quot;&amp;[.AU12]&amp;&quot;&quot;&quot;},&quot;;&quot;&quot;)">
            <text:p/>
          </table:table-cell>
          <table:table-cell table:style-name="ce1" table:formula="of:=IF([.AV12]&gt;0;&quot;{&quot;&quot;value&quot;&quot;:&quot;&amp;COLUMN([.AV12])-11&amp;&quot;,&quot;&quot;text&quot;&quot;:&quot;&quot;&quot;&amp;[.AV12]&amp;&quot;&quot;&quot;},&quot;;&quot;&quot;) &amp;IF([.AW12]&gt;0;&quot;{&quot;&quot;value&quot;&quot;:&quot;&amp;COLUMN([.AW12])-11&amp;&quot;,&quot;&quot;text&quot;&quot;:&quot;&quot;&quot;&amp;[.AW12]&amp;&quot;&quot;&quot;},&quot;;&quot;&quot;) &amp;IF([.AX12]&gt;0;&quot;{&quot;&quot;value&quot;&quot;:&quot;&amp;COLUMN([.AX12])-11&amp;&quot;,&quot;&quot;text&quot;&quot;:&quot;&quot;&quot;&amp;[.AX12]&amp;&quot;&quot;&quot;},&quot;;&quot;&quot;) &amp;IF([.AY12]&gt;0;&quot;{&quot;&quot;value&quot;&quot;:&quot;&amp;COLUMN([.AY12])-11&amp;&quot;,&quot;&quot;text&quot;&quot;:&quot;&quot;&quot;&amp;[.AY12]&amp;&quot;&quot;&quot;},&quot;;&quot;&quot;) &amp;IF([.AZ12]&gt;0;&quot;{&quot;&quot;value&quot;&quot;:&quot;&amp;COLUMN([.AZ12])-11&amp;&quot;,&quot;&quot;text&quot;&quot;:&quot;&quot;&quot;&amp;[.AZ12]&amp;&quot;&quot;&quot;},&quot;;&quot;&quot;) &amp;IF([.BA12]&gt;0;&quot;{&quot;&quot;value&quot;&quot;:&quot;&amp;COLUMN([.BA12])-11&amp;&quot;,&quot;&quot;text&quot;&quot;:&quot;&quot;&quot;&amp;[.BA12]&amp;&quot;&quot;&quot;},&quot;;&quot;&quot;) &amp;IF([.BB12]&gt;0;&quot;{&quot;&quot;value&quot;&quot;:&quot;&amp;COLUMN([.BB12])-11&amp;&quot;,&quot;&quot;text&quot;&quot;:&quot;&quot;&quot;&amp;[.BB12]&amp;&quot;&quot;&quot;},&quot;;&quot;&quot;) &amp;IF([.BC12]&gt;0;&quot;{&quot;&quot;value&quot;&quot;:&quot;&amp;COLUMN([.BC12])-11&amp;&quot;,&quot;&quot;text&quot;&quot;:&quot;&quot;&quot;&amp;[.BC12]&amp;&quot;&quot;&quot;},&quot;;&quot;&quot;) &amp;IF([.BD12]&gt;0;&quot;{&quot;&quot;value&quot;&quot;:&quot;&amp;COLUMN([.BD12])-11&amp;&quot;,&quot;&quot;text&quot;&quot;:&quot;&quot;&quot;&amp;[.BD12]&amp;&quot;&quot;&quot;},&quot;;&quot;&quot;) &amp;IF([.BE12]&gt;0;&quot;{&quot;&quot;value&quot;&quot;:&quot;&amp;COLUMN([.BE12])-11&amp;&quot;,&quot;&quot;text&quot;&quot;:&quot;&quot;&quot;&amp;[.BE12]&amp;&quot;&quot;&quot;},&quot;;&quot;&quot;) &amp;IF([.BF12]&gt;0;&quot;{&quot;&quot;value&quot;&quot;:&quot;&amp;COLUMN([.BF12])-11&amp;&quot;,&quot;&quot;text&quot;&quot;:&quot;&quot;&quot;&amp;[.BF12]&amp;&quot;&quot;&quot;},&quot;;&quot;&quot;) &amp;IF([.BG12]&gt;0;&quot;{&quot;&quot;value&quot;&quot;:&quot;&amp;COLUMN([.BG12])-11&amp;&quot;,&quot;&quot;text&quot;&quot;:&quot;&quot;&quot;&amp;[.BG12]&amp;&quot;&quot;&quot;},&quot;;&quot;&quot;) &amp;IF([.BH12]&gt;0;&quot;{&quot;&quot;value&quot;&quot;:&quot;&amp;COLUMN([.BH12])-11&amp;&quot;,&quot;&quot;text&quot;&quot;:&quot;&quot;&quot;&amp;[.BH12]&amp;&quot;&quot;&quot;},&quot;;&quot;&quot;) &amp;IF([.BI12]&gt;0;&quot;{&quot;&quot;value&quot;&quot;:&quot;&amp;COLUMN([.BI12])-11&amp;&quot;,&quot;&quot;text&quot;&quot;:&quot;&quot;&quot;&amp;[.BI12]&amp;&quot;&quot;&quot;},&quot;;&quot;&quot;) &amp;IF([.BJ12]&gt;0;&quot;{&quot;&quot;value&quot;&quot;:&quot;&amp;COLUMN([.BJ12])-11&amp;&quot;,&quot;&quot;text&quot;&quot;:&quot;&quot;&quot;&amp;[.BJ12]&amp;&quot;&quot;&quot;},&quot;;&quot;&quot;) &amp;IF([.BK12]&gt;0;&quot;{&quot;&quot;value&quot;&quot;:&quot;&amp;COLUMN([.BK12])-11&amp;&quot;,&quot;&quot;text&quot;&quot;:&quot;&quot;&quot;&amp;[.BK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13]&amp;&quot;,&quot;&quot;ordinal&quot;&quot;:&quot;&amp;ROW()-2&amp;&quot;,&quot;&quot;required&quot;&quot;:&quot;&amp;[.E13]&amp;&quot;,&quot;&quot;category&quot;&quot;:&quot;&quot;&quot;&amp;[.F13]&amp;&quot;&quot;&quot;,&quot;&quot;info&quot;&quot;:&quot;&quot;&quot;&amp;[.J13]&amp;&quot;&quot;&quot;&quot;&amp;&quot;,&quot;&quot;skip&quot;&quot;:&quot;&quot;&quot;&amp;[.D13]&amp;&quot;&quot;&quot;&quot;&amp;&quot;,&quot;&quot;text&quot;&quot;:&quot;&quot;&quot;&amp;[.H13]&amp;&quot;&quot;&quot;&quot;&amp;&quot;,&quot;&quot;type&quot;&quot;:&quot;&quot;&quot;&amp;[.I13]&amp;&quot;&quot;&quot;&quot;&amp;&quot;,&quot;&quot;options&quot;&quot;:[&quot; &amp;IF([.K13]&gt;0;&quot;{&quot;&quot;value&quot;&quot;:&quot;&amp;COLUMN([.K13])-11&amp;&quot;,&quot;&quot;text&quot;&quot;:&quot;&quot;&quot;&amp;[.K13]&amp;&quot;&quot;&quot;},&quot;;&quot;&quot;) &amp;IF([.L13]&gt;0;&quot;{&quot;&quot;value&quot;&quot;:&quot;&amp;COLUMN([.L13])-11&amp;&quot;,&quot;&quot;text&quot;&quot;:&quot;&quot;&quot;&amp;[.L13]&amp;&quot;&quot;&quot;},&quot;;&quot;&quot;) &amp;IF([.M13]&gt;0;&quot;{&quot;&quot;value&quot;&quot;:&quot;&amp;COLUMN([.M13])-11&amp;&quot;,&quot;&quot;text&quot;&quot;:&quot;&quot;&quot;&amp;[.M13]&amp;&quot;&quot;&quot;},&quot;;&quot;&quot;) &amp;IF([.N13]&gt;0;&quot;{&quot;&quot;value&quot;&quot;:&quot;&amp;COLUMN([.N13])-11&amp;&quot;,&quot;&quot;text&quot;&quot;:&quot;&quot;&quot;&amp;[.N13]&amp;&quot;&quot;&quot;},&quot;;&quot;&quot;) &amp;IF([.O13]&gt;0;&quot;{&quot;&quot;value&quot;&quot;:&quot;&amp;COLUMN([.O13])-11&amp;&quot;,&quot;&quot;text&quot;&quot;:&quot;&quot;&quot;&amp;[.O13]&amp;&quot;&quot;&quot;},&quot;;&quot;&quot;) &amp;IF([.P13]&gt;0;&quot;{&quot;&quot;value&quot;&quot;:&quot;&amp;COLUMN([.P13])-11&amp;&quot;,&quot;&quot;text&quot;&quot;:&quot;&quot;&quot;&amp;[.P13]&amp;&quot;&quot;&quot;},&quot;;&quot;&quot;) &amp;IF([.Q13]&gt;0;&quot;{&quot;&quot;value&quot;&quot;:&quot;&amp;COLUMN([.Q13])-11&amp;&quot;,&quot;&quot;text&quot;&quot;:&quot;&quot;&quot;&amp;[.Q13]&amp;&quot;&quot;&quot;},&quot;;&quot;&quot;) &amp;IF([.R13]&gt;0;&quot;{&quot;&quot;value&quot;&quot;:&quot;&amp;COLUMN([.R13])-11&amp;&quot;,&quot;&quot;text&quot;&quot;:&quot;&quot;&quot;&amp;[.R13]&amp;&quot;&quot;&quot;},&quot;;&quot;&quot;) &amp;IF([.S13]&gt;0;&quot;{&quot;&quot;value&quot;&quot;:&quot;&amp;COLUMN([.S13])-11&amp;&quot;,&quot;&quot;text&quot;&quot;:&quot;&quot;&quot;&amp;[.S13]&amp;&quot;&quot;&quot;},&quot;;&quot;&quot;) &amp;IF([.T13]&gt;0;&quot;{&quot;&quot;value&quot;&quot;:&quot;&amp;COLUMN([.T13])-11&amp;&quot;,&quot;&quot;text&quot;&quot;:&quot;&quot;&quot;&amp;[.T13]&amp;&quot;&quot;&quot;},&quot;;&quot;&quot;) &amp;IF([.U13]&gt;0;&quot;{&quot;&quot;value&quot;&quot;:&quot;&amp;COLUMN([.U13])-11&amp;&quot;,&quot;&quot;text&quot;&quot;:&quot;&quot;&quot;&amp;[.U13]&amp;&quot;&quot;&quot;},&quot;;&quot;&quot;) &amp;IF([.V13]&gt;0;&quot;{&quot;&quot;value&quot;&quot;:&quot;&amp;COLUMN([.V13])-11&amp;&quot;,&quot;&quot;text&quot;&quot;:&quot;&quot;&quot;&amp;[.V13]&amp;&quot;&quot;&quot;},&quot;;&quot;&quot;) &amp;IF([.W13]&gt;0;&quot;{&quot;&quot;value&quot;&quot;:&quot;&amp;COLUMN([.W13])-11&amp;&quot;,&quot;&quot;text&quot;&quot;:&quot;&quot;&quot;&amp;[.W13]&amp;&quot;&quot;&quot;},&quot;;&quot;&quot;) &amp;IF([.X13]&gt;0;&quot;{&quot;&quot;value&quot;&quot;:&quot;&amp;COLUMN([.X13])-11&amp;&quot;,&quot;&quot;text&quot;&quot;:&quot;&quot;&quot;&amp;[.X13]&amp;&quot;&quot;&quot;},&quot;;&quot;&quot;) &amp;IF([.Y13]&gt;0;&quot;{&quot;&quot;value&quot;&quot;:&quot;&amp;COLUMN([.Y13])-11&amp;&quot;,&quot;&quot;text&quot;&quot;:&quot;&quot;&quot;&amp;[.Y13]&amp;&quot;&quot;&quot;},&quot;;&quot;&quot;) &amp;IF([.Z13]&gt;0;&quot;{&quot;&quot;value&quot;&quot;:&quot;&amp;COLUMN([.Z13])-11&amp;&quot;,&quot;&quot;text&quot;&quot;:&quot;&quot;&quot;&amp;[.Z13]&amp;&quot;&quot;&quot;},&quot;;&quot;&quot;) &amp;IF([.AA13]&gt;0;&quot;{&quot;&quot;value&quot;&quot;:&quot;&amp;COLUMN([.AA13])-11&amp;&quot;,&quot;&quot;text&quot;&quot;:&quot;&quot;&quot;&amp;[.AA13]&amp;&quot;&quot;&quot;},&quot;;&quot;&quot;)" office:value-type="string" office:string-value="{&quot;id&quot;:9,&quot;ordinal&quot;:11,&quot;required&quot;:0,&quot;category&quot;:&quot;About You&quot;,&quot;info&quot;:&quot;null&quot;,&quot;skip&quot;:&quot;null&quot;,&quot;text&quot;:&quot;How do you feel about your regime?&quot;,&quot;type&quot;:&quot;SC&quot;,&quot;options&quot;:[{&quot;value&quot;:0,&quot;text&quot;:&quot;It's the best one for me&quot;},{&quot;value&quot;:1,&quot;text&quot;:&quot;I'm not sure&quot;},{&quot;value&quot;:2,&quot;text&quot;:&quot;I would like to change to another regime &quot;},">
            <text:p>{"id":9,"ordinal":11,"required":0,"category":"About You","info":"null","skip":"null","text":"How do you feel about your regime?","type":"SC","options":[{"value":0,"text":"It's the best one for me"},{"value":1,"text":"I'm not sure"},{"value":2,"text":"I would like to change to another regime "},</text:p>
          </table:table-cell>
          <table:table-cell table:style-name="ce2" table:formula="of:=IF([.AB13]&gt;0;&quot;{&quot;&quot;value&quot;&quot;:&quot;&amp;COLUMN([.AB13])-11&amp;&quot;,&quot;&quot;text&quot;&quot;:&quot;&quot;&quot;&amp;[.AB13]&amp;&quot;&quot;&quot;},&quot;;&quot;&quot;) &amp;IF([.AC13]&gt;0;&quot;{&quot;&quot;value&quot;&quot;:&quot;&amp;COLUMN([.AC13])-11&amp;&quot;,&quot;&quot;text&quot;&quot;:&quot;&quot;&quot;&amp;[.AC13]&amp;&quot;&quot;&quot;},&quot;;&quot;&quot;) &amp;IF([.AD13]&gt;0;&quot;{&quot;&quot;value&quot;&quot;:&quot;&amp;COLUMN([.AD13])-11&amp;&quot;,&quot;&quot;text&quot;&quot;:&quot;&quot;&quot;&amp;[.AD13]&amp;&quot;&quot;&quot;},&quot;;&quot;&quot;) &amp;IF([.AE13]&gt;0;&quot;{&quot;&quot;value&quot;&quot;:&quot;&amp;COLUMN([.AE13])-11&amp;&quot;,&quot;&quot;text&quot;&quot;:&quot;&quot;&quot;&amp;[.AE13]&amp;&quot;&quot;&quot;},&quot;;&quot;&quot;) &amp;IF([.AF13]&gt;0;&quot;{&quot;&quot;value&quot;&quot;:&quot;&amp;COLUMN([.AF13])-11&amp;&quot;,&quot;&quot;text&quot;&quot;:&quot;&quot;&quot;&amp;[.AF13]&amp;&quot;&quot;&quot;},&quot;;&quot;&quot;) &amp;IF([.AG13]&gt;0;&quot;{&quot;&quot;value&quot;&quot;:&quot;&amp;COLUMN([.AG13])-11&amp;&quot;,&quot;&quot;text&quot;&quot;:&quot;&quot;&quot;&amp;[.AG13]&amp;&quot;&quot;&quot;},&quot;;&quot;&quot;) &amp;IF([.AH13]&gt;0;&quot;{&quot;&quot;value&quot;&quot;:&quot;&amp;COLUMN([.AH13])-11&amp;&quot;,&quot;&quot;text&quot;&quot;:&quot;&quot;&quot;&amp;[.AH13]&amp;&quot;&quot;&quot;},&quot;;&quot;&quot;) &amp;IF([.AI13]&gt;0;&quot;{&quot;&quot;value&quot;&quot;:&quot;&amp;COLUMN([.AI13])-11&amp;&quot;,&quot;&quot;text&quot;&quot;:&quot;&quot;&quot;&amp;[.AI13]&amp;&quot;&quot;&quot;},&quot;;&quot;&quot;) &amp;IF([.AJ13]&gt;0;&quot;{&quot;&quot;value&quot;&quot;:&quot;&amp;COLUMN([.AJ13])-11&amp;&quot;,&quot;&quot;text&quot;&quot;:&quot;&quot;&quot;&amp;[.AJ13]&amp;&quot;&quot;&quot;},&quot;;&quot;&quot;) &amp;IF([.AK13]&gt;0;&quot;{&quot;&quot;value&quot;&quot;:&quot;&amp;COLUMN([.AK13])-11&amp;&quot;,&quot;&quot;text&quot;&quot;:&quot;&quot;&quot;&amp;[.AK13]&amp;&quot;&quot;&quot;},&quot;;&quot;&quot;) &amp;IF([.AL13]&gt;0;&quot;{&quot;&quot;value&quot;&quot;:&quot;&amp;COLUMN([.AL13])-11&amp;&quot;,&quot;&quot;text&quot;&quot;:&quot;&quot;&quot;&amp;[.AL13]&amp;&quot;&quot;&quot;},&quot;;&quot;&quot;) &amp;IF([.AM13]&gt;0;&quot;{&quot;&quot;value&quot;&quot;:&quot;&amp;COLUMN([.AM13])-11&amp;&quot;,&quot;&quot;text&quot;&quot;:&quot;&quot;&quot;&amp;[.AM13]&amp;&quot;&quot;&quot;},&quot;;&quot;&quot;) &amp;IF([.AN13]&gt;0;&quot;{&quot;&quot;value&quot;&quot;:&quot;&amp;COLUMN([.AN13])-11&amp;&quot;,&quot;&quot;text&quot;&quot;:&quot;&quot;&quot;&amp;[.AN13]&amp;&quot;&quot;&quot;},&quot;;&quot;&quot;) &amp;IF([.AO13]&gt;0;&quot;{&quot;&quot;value&quot;&quot;:&quot;&amp;COLUMN([.AO13])-11&amp;&quot;,&quot;&quot;text&quot;&quot;:&quot;&quot;&quot;&amp;[.AO13]&amp;&quot;&quot;&quot;},&quot;;&quot;&quot;) &amp;IF([.AP13]&gt;0;&quot;{&quot;&quot;value&quot;&quot;:&quot;&amp;COLUMN([.AP13])-11&amp;&quot;,&quot;&quot;text&quot;&quot;:&quot;&quot;&quot;&amp;[.AP13]&amp;&quot;&quot;&quot;},&quot;;&quot;&quot;) &amp;IF([.AQ13]&gt;0;&quot;{&quot;&quot;value&quot;&quot;:&quot;&amp;COLUMN([.AQ13])-11&amp;&quot;,&quot;&quot;text&quot;&quot;:&quot;&quot;&quot;&amp;[.AQ13]&amp;&quot;&quot;&quot;},&quot;;&quot;&quot;) &amp;IF([.AR13]&gt;0;&quot;{&quot;&quot;value&quot;&quot;:&quot;&amp;COLUMN([.AR13])-11&amp;&quot;,&quot;&quot;text&quot;&quot;:&quot;&quot;&quot;&amp;[.AR13]&amp;&quot;&quot;&quot;},&quot;;&quot;&quot;) &amp;IF([.AS13]&gt;0;&quot;{&quot;&quot;value&quot;&quot;:&quot;&amp;COLUMN([.AS13])-11&amp;&quot;,&quot;&quot;text&quot;&quot;:&quot;&quot;&quot;&amp;[.AS13]&amp;&quot;&quot;&quot;},&quot;;&quot;&quot;) &amp;IF([.AT13]&gt;0;&quot;{&quot;&quot;value&quot;&quot;:&quot;&amp;COLUMN([.AT13])-11&amp;&quot;,&quot;&quot;text&quot;&quot;:&quot;&quot;&quot;&amp;[.AT13]&amp;&quot;&quot;&quot;},&quot;;&quot;&quot;) &amp;IF([.AU13]&gt;0;&quot;{&quot;&quot;value&quot;&quot;:&quot;&amp;COLUMN([.AU13])-11&amp;&quot;,&quot;&quot;text&quot;&quot;:&quot;&quot;&quot;&amp;[.AU13]&amp;&quot;&quot;&quot;},&quot;;&quot;&quot;)">
            <text:p/>
          </table:table-cell>
          <table:table-cell table:style-name="ce1" table:formula="of:=IF([.AV13]&gt;0;&quot;{&quot;&quot;value&quot;&quot;:&quot;&amp;COLUMN([.AV13])-11&amp;&quot;,&quot;&quot;text&quot;&quot;:&quot;&quot;&quot;&amp;[.AV13]&amp;&quot;&quot;&quot;},&quot;;&quot;&quot;) &amp;IF([.AW13]&gt;0;&quot;{&quot;&quot;value&quot;&quot;:&quot;&amp;COLUMN([.AW13])-11&amp;&quot;,&quot;&quot;text&quot;&quot;:&quot;&quot;&quot;&amp;[.AW13]&amp;&quot;&quot;&quot;},&quot;;&quot;&quot;) &amp;IF([.AX13]&gt;0;&quot;{&quot;&quot;value&quot;&quot;:&quot;&amp;COLUMN([.AX13])-11&amp;&quot;,&quot;&quot;text&quot;&quot;:&quot;&quot;&quot;&amp;[.AX13]&amp;&quot;&quot;&quot;},&quot;;&quot;&quot;) &amp;IF([.AY13]&gt;0;&quot;{&quot;&quot;value&quot;&quot;:&quot;&amp;COLUMN([.AY13])-11&amp;&quot;,&quot;&quot;text&quot;&quot;:&quot;&quot;&quot;&amp;[.AY13]&amp;&quot;&quot;&quot;},&quot;;&quot;&quot;) &amp;IF([.AZ13]&gt;0;&quot;{&quot;&quot;value&quot;&quot;:&quot;&amp;COLUMN([.AZ13])-11&amp;&quot;,&quot;&quot;text&quot;&quot;:&quot;&quot;&quot;&amp;[.AZ13]&amp;&quot;&quot;&quot;},&quot;;&quot;&quot;) &amp;IF([.BA13]&gt;0;&quot;{&quot;&quot;value&quot;&quot;:&quot;&amp;COLUMN([.BA13])-11&amp;&quot;,&quot;&quot;text&quot;&quot;:&quot;&quot;&quot;&amp;[.BA13]&amp;&quot;&quot;&quot;},&quot;;&quot;&quot;) &amp;IF([.BB13]&gt;0;&quot;{&quot;&quot;value&quot;&quot;:&quot;&amp;COLUMN([.BB13])-11&amp;&quot;,&quot;&quot;text&quot;&quot;:&quot;&quot;&quot;&amp;[.BB13]&amp;&quot;&quot;&quot;},&quot;;&quot;&quot;) &amp;IF([.BC13]&gt;0;&quot;{&quot;&quot;value&quot;&quot;:&quot;&amp;COLUMN([.BC13])-11&amp;&quot;,&quot;&quot;text&quot;&quot;:&quot;&quot;&quot;&amp;[.BC13]&amp;&quot;&quot;&quot;},&quot;;&quot;&quot;) &amp;IF([.BD13]&gt;0;&quot;{&quot;&quot;value&quot;&quot;:&quot;&amp;COLUMN([.BD13])-11&amp;&quot;,&quot;&quot;text&quot;&quot;:&quot;&quot;&quot;&amp;[.BD13]&amp;&quot;&quot;&quot;},&quot;;&quot;&quot;) &amp;IF([.BE13]&gt;0;&quot;{&quot;&quot;value&quot;&quot;:&quot;&amp;COLUMN([.BE13])-11&amp;&quot;,&quot;&quot;text&quot;&quot;:&quot;&quot;&quot;&amp;[.BE13]&amp;&quot;&quot;&quot;},&quot;;&quot;&quot;) &amp;IF([.BF13]&gt;0;&quot;{&quot;&quot;value&quot;&quot;:&quot;&amp;COLUMN([.BF13])-11&amp;&quot;,&quot;&quot;text&quot;&quot;:&quot;&quot;&quot;&amp;[.BF13]&amp;&quot;&quot;&quot;},&quot;;&quot;&quot;) &amp;IF([.BG13]&gt;0;&quot;{&quot;&quot;value&quot;&quot;:&quot;&amp;COLUMN([.BG13])-11&amp;&quot;,&quot;&quot;text&quot;&quot;:&quot;&quot;&quot;&amp;[.BG13]&amp;&quot;&quot;&quot;},&quot;;&quot;&quot;) &amp;IF([.BH13]&gt;0;&quot;{&quot;&quot;value&quot;&quot;:&quot;&amp;COLUMN([.BH13])-11&amp;&quot;,&quot;&quot;text&quot;&quot;:&quot;&quot;&quot;&amp;[.BH13]&amp;&quot;&quot;&quot;},&quot;;&quot;&quot;) &amp;IF([.BI13]&gt;0;&quot;{&quot;&quot;value&quot;&quot;:&quot;&amp;COLUMN([.BI13])-11&amp;&quot;,&quot;&quot;text&quot;&quot;:&quot;&quot;&quot;&amp;[.BI13]&amp;&quot;&quot;&quot;},&quot;;&quot;&quot;) &amp;IF([.BJ13]&gt;0;&quot;{&quot;&quot;value&quot;&quot;:&quot;&amp;COLUMN([.BJ13])-11&amp;&quot;,&quot;&quot;text&quot;&quot;:&quot;&quot;&quot;&amp;[.BJ13]&amp;&quot;&quot;&quot;},&quot;;&quot;&quot;) &amp;IF([.BK13]&gt;0;&quot;{&quot;&quot;value&quot;&quot;:&quot;&amp;COLUMN([.BK13])-11&amp;&quot;,&quot;&quot;text&quot;&quot;:&quot;&quot;&quot;&amp;[.BK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4]&amp;&quot;,&quot;&quot;ordinal&quot;&quot;:&quot;&amp;ROW()-2&amp;&quot;,&quot;&quot;required&quot;&quot;:&quot;&amp;[.E14]&amp;&quot;,&quot;&quot;category&quot;&quot;:&quot;&quot;&quot;&amp;[.F14]&amp;&quot;&quot;&quot;,&quot;&quot;info&quot;&quot;:&quot;&quot;&quot;&amp;[.J14]&amp;&quot;&quot;&quot;&quot;&amp;&quot;,&quot;&quot;skip&quot;&quot;:&quot;&quot;&quot;&amp;[.D14]&amp;&quot;&quot;&quot;&quot;&amp;&quot;,&quot;&quot;text&quot;&quot;:&quot;&quot;&quot;&amp;[.H14]&amp;&quot;&quot;&quot;&quot;&amp;&quot;,&quot;&quot;type&quot;&quot;:&quot;&quot;&quot;&amp;[.I14]&amp;&quot;&quot;&quot;&quot;&amp;&quot;,&quot;&quot;options&quot;&quot;:[&quot; &amp;IF([.K14]&gt;0;&quot;{&quot;&quot;value&quot;&quot;:&quot;&amp;COLUMN([.K14])-11&amp;&quot;,&quot;&quot;text&quot;&quot;:&quot;&quot;&quot;&amp;[.K14]&amp;&quot;&quot;&quot;},&quot;;&quot;&quot;) &amp;IF([.L14]&gt;0;&quot;{&quot;&quot;value&quot;&quot;:&quot;&amp;COLUMN([.L14])-11&amp;&quot;,&quot;&quot;text&quot;&quot;:&quot;&quot;&quot;&amp;[.L14]&amp;&quot;&quot;&quot;},&quot;;&quot;&quot;) &amp;IF([.M14]&gt;0;&quot;{&quot;&quot;value&quot;&quot;:&quot;&amp;COLUMN([.M14])-11&amp;&quot;,&quot;&quot;text&quot;&quot;:&quot;&quot;&quot;&amp;[.M14]&amp;&quot;&quot;&quot;},&quot;;&quot;&quot;) &amp;IF([.N14]&gt;0;&quot;{&quot;&quot;value&quot;&quot;:&quot;&amp;COLUMN([.N14])-11&amp;&quot;,&quot;&quot;text&quot;&quot;:&quot;&quot;&quot;&amp;[.N14]&amp;&quot;&quot;&quot;},&quot;;&quot;&quot;) &amp;IF([.O14]&gt;0;&quot;{&quot;&quot;value&quot;&quot;:&quot;&amp;COLUMN([.O14])-11&amp;&quot;,&quot;&quot;text&quot;&quot;:&quot;&quot;&quot;&amp;[.O14]&amp;&quot;&quot;&quot;},&quot;;&quot;&quot;) &amp;IF([.P14]&gt;0;&quot;{&quot;&quot;value&quot;&quot;:&quot;&amp;COLUMN([.P14])-11&amp;&quot;,&quot;&quot;text&quot;&quot;:&quot;&quot;&quot;&amp;[.P14]&amp;&quot;&quot;&quot;},&quot;;&quot;&quot;) &amp;IF([.Q14]&gt;0;&quot;{&quot;&quot;value&quot;&quot;:&quot;&amp;COLUMN([.Q14])-11&amp;&quot;,&quot;&quot;text&quot;&quot;:&quot;&quot;&quot;&amp;[.Q14]&amp;&quot;&quot;&quot;},&quot;;&quot;&quot;) &amp;IF([.R14]&gt;0;&quot;{&quot;&quot;value&quot;&quot;:&quot;&amp;COLUMN([.R14])-11&amp;&quot;,&quot;&quot;text&quot;&quot;:&quot;&quot;&quot;&amp;[.R14]&amp;&quot;&quot;&quot;},&quot;;&quot;&quot;) &amp;IF([.S14]&gt;0;&quot;{&quot;&quot;value&quot;&quot;:&quot;&amp;COLUMN([.S14])-11&amp;&quot;,&quot;&quot;text&quot;&quot;:&quot;&quot;&quot;&amp;[.S14]&amp;&quot;&quot;&quot;},&quot;;&quot;&quot;) &amp;IF([.T14]&gt;0;&quot;{&quot;&quot;value&quot;&quot;:&quot;&amp;COLUMN([.T14])-11&amp;&quot;,&quot;&quot;text&quot;&quot;:&quot;&quot;&quot;&amp;[.T14]&amp;&quot;&quot;&quot;},&quot;;&quot;&quot;) &amp;IF([.U14]&gt;0;&quot;{&quot;&quot;value&quot;&quot;:&quot;&amp;COLUMN([.U14])-11&amp;&quot;,&quot;&quot;text&quot;&quot;:&quot;&quot;&quot;&amp;[.U14]&amp;&quot;&quot;&quot;},&quot;;&quot;&quot;) &amp;IF([.V14]&gt;0;&quot;{&quot;&quot;value&quot;&quot;:&quot;&amp;COLUMN([.V14])-11&amp;&quot;,&quot;&quot;text&quot;&quot;:&quot;&quot;&quot;&amp;[.V14]&amp;&quot;&quot;&quot;},&quot;;&quot;&quot;) &amp;IF([.W14]&gt;0;&quot;{&quot;&quot;value&quot;&quot;:&quot;&amp;COLUMN([.W14])-11&amp;&quot;,&quot;&quot;text&quot;&quot;:&quot;&quot;&quot;&amp;[.W14]&amp;&quot;&quot;&quot;},&quot;;&quot;&quot;) &amp;IF([.X14]&gt;0;&quot;{&quot;&quot;value&quot;&quot;:&quot;&amp;COLUMN([.X14])-11&amp;&quot;,&quot;&quot;text&quot;&quot;:&quot;&quot;&quot;&amp;[.X14]&amp;&quot;&quot;&quot;},&quot;;&quot;&quot;) &amp;IF([.Y14]&gt;0;&quot;{&quot;&quot;value&quot;&quot;:&quot;&amp;COLUMN([.Y14])-11&amp;&quot;,&quot;&quot;text&quot;&quot;:&quot;&quot;&quot;&amp;[.Y14]&amp;&quot;&quot;&quot;},&quot;;&quot;&quot;) &amp;IF([.Z14]&gt;0;&quot;{&quot;&quot;value&quot;&quot;:&quot;&amp;COLUMN([.Z14])-11&amp;&quot;,&quot;&quot;text&quot;&quot;:&quot;&quot;&quot;&amp;[.Z14]&amp;&quot;&quot;&quot;},&quot;;&quot;&quot;) &amp;IF([.AA14]&gt;0;&quot;{&quot;&quot;value&quot;&quot;:&quot;&amp;COLUMN([.AA14])-11&amp;&quot;,&quot;&quot;text&quot;&quot;:&quot;&quot;&quot;&amp;[.AA14]&amp;&quot;&quot;&quot;},&quot;;&quot;&quot;)" office:value-type="string" office:string-value="{&quot;id&quot;:10,&quot;ordinal&quot;:12,&quot;required&quot;:0,&quot;category&quot;:&quot;About You&quot;,&quot;info&quot;:&quot;null&quot;,&quot;skip&quot;:&quot;null&quot;,&quot;text&quot;:&quot;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0,"ordinal":12,"required":0,"category":"About You","info":"null","skip":"null","text":"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B14]&gt;0;&quot;{&quot;&quot;value&quot;&quot;:&quot;&amp;COLUMN([.AB14])-11&amp;&quot;,&quot;&quot;text&quot;&quot;:&quot;&quot;&quot;&amp;[.AB14]&amp;&quot;&quot;&quot;},&quot;;&quot;&quot;) &amp;IF([.AC14]&gt;0;&quot;{&quot;&quot;value&quot;&quot;:&quot;&amp;COLUMN([.AC14])-11&amp;&quot;,&quot;&quot;text&quot;&quot;:&quot;&quot;&quot;&amp;[.AC14]&amp;&quot;&quot;&quot;},&quot;;&quot;&quot;) &amp;IF([.AD14]&gt;0;&quot;{&quot;&quot;value&quot;&quot;:&quot;&amp;COLUMN([.AD14])-11&amp;&quot;,&quot;&quot;text&quot;&quot;:&quot;&quot;&quot;&amp;[.AD14]&amp;&quot;&quot;&quot;},&quot;;&quot;&quot;) &amp;IF([.AE14]&gt;0;&quot;{&quot;&quot;value&quot;&quot;:&quot;&amp;COLUMN([.AE14])-11&amp;&quot;,&quot;&quot;text&quot;&quot;:&quot;&quot;&quot;&amp;[.AE14]&amp;&quot;&quot;&quot;},&quot;;&quot;&quot;) &amp;IF([.AF14]&gt;0;&quot;{&quot;&quot;value&quot;&quot;:&quot;&amp;COLUMN([.AF14])-11&amp;&quot;,&quot;&quot;text&quot;&quot;:&quot;&quot;&quot;&amp;[.AF14]&amp;&quot;&quot;&quot;},&quot;;&quot;&quot;) &amp;IF([.AG14]&gt;0;&quot;{&quot;&quot;value&quot;&quot;:&quot;&amp;COLUMN([.AG14])-11&amp;&quot;,&quot;&quot;text&quot;&quot;:&quot;&quot;&quot;&amp;[.AG14]&amp;&quot;&quot;&quot;},&quot;;&quot;&quot;) &amp;IF([.AH14]&gt;0;&quot;{&quot;&quot;value&quot;&quot;:&quot;&amp;COLUMN([.AH14])-11&amp;&quot;,&quot;&quot;text&quot;&quot;:&quot;&quot;&quot;&amp;[.AH14]&amp;&quot;&quot;&quot;},&quot;;&quot;&quot;) &amp;IF([.AI14]&gt;0;&quot;{&quot;&quot;value&quot;&quot;:&quot;&amp;COLUMN([.AI14])-11&amp;&quot;,&quot;&quot;text&quot;&quot;:&quot;&quot;&quot;&amp;[.AI14]&amp;&quot;&quot;&quot;},&quot;;&quot;&quot;) &amp;IF([.AJ14]&gt;0;&quot;{&quot;&quot;value&quot;&quot;:&quot;&amp;COLUMN([.AJ14])-11&amp;&quot;,&quot;&quot;text&quot;&quot;:&quot;&quot;&quot;&amp;[.AJ14]&amp;&quot;&quot;&quot;},&quot;;&quot;&quot;) &amp;IF([.AK14]&gt;0;&quot;{&quot;&quot;value&quot;&quot;:&quot;&amp;COLUMN([.AK14])-11&amp;&quot;,&quot;&quot;text&quot;&quot;:&quot;&quot;&quot;&amp;[.AK14]&amp;&quot;&quot;&quot;},&quot;;&quot;&quot;) &amp;IF([.AL14]&gt;0;&quot;{&quot;&quot;value&quot;&quot;:&quot;&amp;COLUMN([.AL14])-11&amp;&quot;,&quot;&quot;text&quot;&quot;:&quot;&quot;&quot;&amp;[.AL14]&amp;&quot;&quot;&quot;},&quot;;&quot;&quot;) &amp;IF([.AM14]&gt;0;&quot;{&quot;&quot;value&quot;&quot;:&quot;&amp;COLUMN([.AM14])-11&amp;&quot;,&quot;&quot;text&quot;&quot;:&quot;&quot;&quot;&amp;[.AM14]&amp;&quot;&quot;&quot;},&quot;;&quot;&quot;) &amp;IF([.AN14]&gt;0;&quot;{&quot;&quot;value&quot;&quot;:&quot;&amp;COLUMN([.AN14])-11&amp;&quot;,&quot;&quot;text&quot;&quot;:&quot;&quot;&quot;&amp;[.AN14]&amp;&quot;&quot;&quot;},&quot;;&quot;&quot;) &amp;IF([.AO14]&gt;0;&quot;{&quot;&quot;value&quot;&quot;:&quot;&amp;COLUMN([.AO14])-11&amp;&quot;,&quot;&quot;text&quot;&quot;:&quot;&quot;&quot;&amp;[.AO14]&amp;&quot;&quot;&quot;},&quot;;&quot;&quot;) &amp;IF([.AP14]&gt;0;&quot;{&quot;&quot;value&quot;&quot;:&quot;&amp;COLUMN([.AP14])-11&amp;&quot;,&quot;&quot;text&quot;&quot;:&quot;&quot;&quot;&amp;[.AP14]&amp;&quot;&quot;&quot;},&quot;;&quot;&quot;) &amp;IF([.AQ14]&gt;0;&quot;{&quot;&quot;value&quot;&quot;:&quot;&amp;COLUMN([.AQ14])-11&amp;&quot;,&quot;&quot;text&quot;&quot;:&quot;&quot;&quot;&amp;[.AQ14]&amp;&quot;&quot;&quot;},&quot;;&quot;&quot;) &amp;IF([.AR14]&gt;0;&quot;{&quot;&quot;value&quot;&quot;:&quot;&amp;COLUMN([.AR14])-11&amp;&quot;,&quot;&quot;text&quot;&quot;:&quot;&quot;&quot;&amp;[.AR14]&amp;&quot;&quot;&quot;},&quot;;&quot;&quot;) &amp;IF([.AS14]&gt;0;&quot;{&quot;&quot;value&quot;&quot;:&quot;&amp;COLUMN([.AS14])-11&amp;&quot;,&quot;&quot;text&quot;&quot;:&quot;&quot;&quot;&amp;[.AS14]&amp;&quot;&quot;&quot;},&quot;;&quot;&quot;) &amp;IF([.AT14]&gt;0;&quot;{&quot;&quot;value&quot;&quot;:&quot;&amp;COLUMN([.AT14])-11&amp;&quot;,&quot;&quot;text&quot;&quot;:&quot;&quot;&quot;&amp;[.AT14]&amp;&quot;&quot;&quot;},&quot;;&quot;&quot;) &amp;IF([.AU14]&gt;0;&quot;{&quot;&quot;value&quot;&quot;:&quot;&amp;COLUMN([.AU14])-11&amp;&quot;,&quot;&quot;text&quot;&quot;:&quot;&quot;&quot;&amp;[.AU14]&amp;&quot;&quot;&quot;},&quot;;&quot;&quot;)">
            <text:p/>
          </table:table-cell>
          <table:table-cell table:style-name="ce1" table:formula="of:=IF([.AV14]&gt;0;&quot;{&quot;&quot;value&quot;&quot;:&quot;&amp;COLUMN([.AV14])-11&amp;&quot;,&quot;&quot;text&quot;&quot;:&quot;&quot;&quot;&amp;[.AV14]&amp;&quot;&quot;&quot;},&quot;;&quot;&quot;) &amp;IF([.AW14]&gt;0;&quot;{&quot;&quot;value&quot;&quot;:&quot;&amp;COLUMN([.AW14])-11&amp;&quot;,&quot;&quot;text&quot;&quot;:&quot;&quot;&quot;&amp;[.AW14]&amp;&quot;&quot;&quot;},&quot;;&quot;&quot;) &amp;IF([.AX14]&gt;0;&quot;{&quot;&quot;value&quot;&quot;:&quot;&amp;COLUMN([.AX14])-11&amp;&quot;,&quot;&quot;text&quot;&quot;:&quot;&quot;&quot;&amp;[.AX14]&amp;&quot;&quot;&quot;},&quot;;&quot;&quot;) &amp;IF([.AY14]&gt;0;&quot;{&quot;&quot;value&quot;&quot;:&quot;&amp;COLUMN([.AY14])-11&amp;&quot;,&quot;&quot;text&quot;&quot;:&quot;&quot;&quot;&amp;[.AY14]&amp;&quot;&quot;&quot;},&quot;;&quot;&quot;) &amp;IF([.AZ14]&gt;0;&quot;{&quot;&quot;value&quot;&quot;:&quot;&amp;COLUMN([.AZ14])-11&amp;&quot;,&quot;&quot;text&quot;&quot;:&quot;&quot;&quot;&amp;[.AZ14]&amp;&quot;&quot;&quot;},&quot;;&quot;&quot;) &amp;IF([.BA14]&gt;0;&quot;{&quot;&quot;value&quot;&quot;:&quot;&amp;COLUMN([.BA14])-11&amp;&quot;,&quot;&quot;text&quot;&quot;:&quot;&quot;&quot;&amp;[.BA14]&amp;&quot;&quot;&quot;},&quot;;&quot;&quot;) &amp;IF([.BB14]&gt;0;&quot;{&quot;&quot;value&quot;&quot;:&quot;&amp;COLUMN([.BB14])-11&amp;&quot;,&quot;&quot;text&quot;&quot;:&quot;&quot;&quot;&amp;[.BB14]&amp;&quot;&quot;&quot;},&quot;;&quot;&quot;) &amp;IF([.BC14]&gt;0;&quot;{&quot;&quot;value&quot;&quot;:&quot;&amp;COLUMN([.BC14])-11&amp;&quot;,&quot;&quot;text&quot;&quot;:&quot;&quot;&quot;&amp;[.BC14]&amp;&quot;&quot;&quot;},&quot;;&quot;&quot;) &amp;IF([.BD14]&gt;0;&quot;{&quot;&quot;value&quot;&quot;:&quot;&amp;COLUMN([.BD14])-11&amp;&quot;,&quot;&quot;text&quot;&quot;:&quot;&quot;&quot;&amp;[.BD14]&amp;&quot;&quot;&quot;},&quot;;&quot;&quot;) &amp;IF([.BE14]&gt;0;&quot;{&quot;&quot;value&quot;&quot;:&quot;&amp;COLUMN([.BE14])-11&amp;&quot;,&quot;&quot;text&quot;&quot;:&quot;&quot;&quot;&amp;[.BE14]&amp;&quot;&quot;&quot;},&quot;;&quot;&quot;) &amp;IF([.BF14]&gt;0;&quot;{&quot;&quot;value&quot;&quot;:&quot;&amp;COLUMN([.BF14])-11&amp;&quot;,&quot;&quot;text&quot;&quot;:&quot;&quot;&quot;&amp;[.BF14]&amp;&quot;&quot;&quot;},&quot;;&quot;&quot;) &amp;IF([.BG14]&gt;0;&quot;{&quot;&quot;value&quot;&quot;:&quot;&amp;COLUMN([.BG14])-11&amp;&quot;,&quot;&quot;text&quot;&quot;:&quot;&quot;&quot;&amp;[.BG14]&amp;&quot;&quot;&quot;},&quot;;&quot;&quot;) &amp;IF([.BH14]&gt;0;&quot;{&quot;&quot;value&quot;&quot;:&quot;&amp;COLUMN([.BH14])-11&amp;&quot;,&quot;&quot;text&quot;&quot;:&quot;&quot;&quot;&amp;[.BH14]&amp;&quot;&quot;&quot;},&quot;;&quot;&quot;) &amp;IF([.BI14]&gt;0;&quot;{&quot;&quot;value&quot;&quot;:&quot;&amp;COLUMN([.BI14])-11&amp;&quot;,&quot;&quot;text&quot;&quot;:&quot;&quot;&quot;&amp;[.BI14]&amp;&quot;&quot;&quot;},&quot;;&quot;&quot;) &amp;IF([.BJ14]&gt;0;&quot;{&quot;&quot;value&quot;&quot;:&quot;&amp;COLUMN([.BJ14])-11&amp;&quot;,&quot;&quot;text&quot;&quot;:&quot;&quot;&quot;&amp;[.BJ14]&amp;&quot;&quot;&quot;},&quot;;&quot;&quot;) &amp;IF([.BK14]&gt;0;&quot;{&quot;&quot;value&quot;&quot;:&quot;&amp;COLUMN([.BK14])-11&amp;&quot;,&quot;&quot;text&quot;&quot;:&quot;&quot;&quot;&amp;[.BK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5]&amp;&quot;,&quot;&quot;ordinal&quot;&quot;:&quot;&amp;ROW()-2&amp;&quot;,&quot;&quot;required&quot;&quot;:&quot;&amp;[.E15]&amp;&quot;,&quot;&quot;category&quot;&quot;:&quot;&quot;&quot;&amp;[.F15]&amp;&quot;&quot;&quot;,&quot;&quot;info&quot;&quot;:&quot;&quot;&quot;&amp;[.J15]&amp;&quot;&quot;&quot;&quot;&amp;&quot;,&quot;&quot;skip&quot;&quot;:&quot;&quot;&quot;&amp;[.D15]&amp;&quot;&quot;&quot;&quot;&amp;&quot;,&quot;&quot;text&quot;&quot;:&quot;&quot;&quot;&amp;[.H15]&amp;&quot;&quot;&quot;&quot;&amp;&quot;,&quot;&quot;type&quot;&quot;:&quot;&quot;&quot;&amp;[.I15]&amp;&quot;&quot;&quot;&quot;&amp;&quot;,&quot;&quot;options&quot;&quot;:[&quot; &amp;IF([.K15]&gt;0;&quot;{&quot;&quot;value&quot;&quot;:&quot;&amp;COLUMN([.K15])-11&amp;&quot;,&quot;&quot;text&quot;&quot;:&quot;&quot;&quot;&amp;[.K15]&amp;&quot;&quot;&quot;},&quot;;&quot;&quot;) &amp;IF([.L15]&gt;0;&quot;{&quot;&quot;value&quot;&quot;:&quot;&amp;COLUMN([.L15])-11&amp;&quot;,&quot;&quot;text&quot;&quot;:&quot;&quot;&quot;&amp;[.L15]&amp;&quot;&quot;&quot;},&quot;;&quot;&quot;) &amp;IF([.M15]&gt;0;&quot;{&quot;&quot;value&quot;&quot;:&quot;&amp;COLUMN([.M15])-11&amp;&quot;,&quot;&quot;text&quot;&quot;:&quot;&quot;&quot;&amp;[.M15]&amp;&quot;&quot;&quot;},&quot;;&quot;&quot;) &amp;IF([.N15]&gt;0;&quot;{&quot;&quot;value&quot;&quot;:&quot;&amp;COLUMN([.N15])-11&amp;&quot;,&quot;&quot;text&quot;&quot;:&quot;&quot;&quot;&amp;[.N15]&amp;&quot;&quot;&quot;},&quot;;&quot;&quot;) &amp;IF([.O15]&gt;0;&quot;{&quot;&quot;value&quot;&quot;:&quot;&amp;COLUMN([.O15])-11&amp;&quot;,&quot;&quot;text&quot;&quot;:&quot;&quot;&quot;&amp;[.O15]&amp;&quot;&quot;&quot;},&quot;;&quot;&quot;) &amp;IF([.P15]&gt;0;&quot;{&quot;&quot;value&quot;&quot;:&quot;&amp;COLUMN([.P15])-11&amp;&quot;,&quot;&quot;text&quot;&quot;:&quot;&quot;&quot;&amp;[.P15]&amp;&quot;&quot;&quot;},&quot;;&quot;&quot;) &amp;IF([.Q15]&gt;0;&quot;{&quot;&quot;value&quot;&quot;:&quot;&amp;COLUMN([.Q15])-11&amp;&quot;,&quot;&quot;text&quot;&quot;:&quot;&quot;&quot;&amp;[.Q15]&amp;&quot;&quot;&quot;},&quot;;&quot;&quot;) &amp;IF([.R15]&gt;0;&quot;{&quot;&quot;value&quot;&quot;:&quot;&amp;COLUMN([.R15])-11&amp;&quot;,&quot;&quot;text&quot;&quot;:&quot;&quot;&quot;&amp;[.R15]&amp;&quot;&quot;&quot;},&quot;;&quot;&quot;) &amp;IF([.S15]&gt;0;&quot;{&quot;&quot;value&quot;&quot;:&quot;&amp;COLUMN([.S15])-11&amp;&quot;,&quot;&quot;text&quot;&quot;:&quot;&quot;&quot;&amp;[.S15]&amp;&quot;&quot;&quot;},&quot;;&quot;&quot;) &amp;IF([.T15]&gt;0;&quot;{&quot;&quot;value&quot;&quot;:&quot;&amp;COLUMN([.T15])-11&amp;&quot;,&quot;&quot;text&quot;&quot;:&quot;&quot;&quot;&amp;[.T15]&amp;&quot;&quot;&quot;},&quot;;&quot;&quot;) &amp;IF([.U15]&gt;0;&quot;{&quot;&quot;value&quot;&quot;:&quot;&amp;COLUMN([.U15])-11&amp;&quot;,&quot;&quot;text&quot;&quot;:&quot;&quot;&quot;&amp;[.U15]&amp;&quot;&quot;&quot;},&quot;;&quot;&quot;) &amp;IF([.V15]&gt;0;&quot;{&quot;&quot;value&quot;&quot;:&quot;&amp;COLUMN([.V15])-11&amp;&quot;,&quot;&quot;text&quot;&quot;:&quot;&quot;&quot;&amp;[.V15]&amp;&quot;&quot;&quot;},&quot;;&quot;&quot;) &amp;IF([.W15]&gt;0;&quot;{&quot;&quot;value&quot;&quot;:&quot;&amp;COLUMN([.W15])-11&amp;&quot;,&quot;&quot;text&quot;&quot;:&quot;&quot;&quot;&amp;[.W15]&amp;&quot;&quot;&quot;},&quot;;&quot;&quot;) &amp;IF([.X15]&gt;0;&quot;{&quot;&quot;value&quot;&quot;:&quot;&amp;COLUMN([.X15])-11&amp;&quot;,&quot;&quot;text&quot;&quot;:&quot;&quot;&quot;&amp;[.X15]&amp;&quot;&quot;&quot;},&quot;;&quot;&quot;) &amp;IF([.Y15]&gt;0;&quot;{&quot;&quot;value&quot;&quot;:&quot;&amp;COLUMN([.Y15])-11&amp;&quot;,&quot;&quot;text&quot;&quot;:&quot;&quot;&quot;&amp;[.Y15]&amp;&quot;&quot;&quot;},&quot;;&quot;&quot;) &amp;IF([.Z15]&gt;0;&quot;{&quot;&quot;value&quot;&quot;:&quot;&amp;COLUMN([.Z15])-11&amp;&quot;,&quot;&quot;text&quot;&quot;:&quot;&quot;&quot;&amp;[.Z15]&amp;&quot;&quot;&quot;},&quot;;&quot;&quot;) &amp;IF([.AA15]&gt;0;&quot;{&quot;&quot;value&quot;&quot;:&quot;&amp;COLUMN([.AA15])-11&amp;&quot;,&quot;&quot;text&quot;&quot;:&quot;&quot;&quot;&amp;[.AA15]&amp;&quot;&quot;&quot;},&quot;;&quot;&quot;)" office:value-type="string" office:string-value="{&quot;id&quot;:11,&quot;ordinal&quot;:13,&quot;required&quot;:0,&quot;category&quot;:&quot;Physical Activity&quot;,&quot;info&quot;:&quot;null&quot;,&quot;skip&quot;:&quot;null&quot;,&quot;text&quot;:&quot;How active are you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1,"ordinal":13,"required":0,"category":"Physical Activity","info":"null","skip":"null","text":"How active are you?","type":"SC-SL","options":[{"value":0,"text":"Very active"},{"value":1,"text":"I do some, but I could do more"},{"value":2,"text":"Not active at all"},</text:p>
          </table:table-cell>
          <table:table-cell table:style-name="ce2" table:formula="of:=IF([.AB15]&gt;0;&quot;{&quot;&quot;value&quot;&quot;:&quot;&amp;COLUMN([.AB15])-11&amp;&quot;,&quot;&quot;text&quot;&quot;:&quot;&quot;&quot;&amp;[.AB15]&amp;&quot;&quot;&quot;},&quot;;&quot;&quot;) &amp;IF([.AC15]&gt;0;&quot;{&quot;&quot;value&quot;&quot;:&quot;&amp;COLUMN([.AC15])-11&amp;&quot;,&quot;&quot;text&quot;&quot;:&quot;&quot;&quot;&amp;[.AC15]&amp;&quot;&quot;&quot;},&quot;;&quot;&quot;) &amp;IF([.AD15]&gt;0;&quot;{&quot;&quot;value&quot;&quot;:&quot;&amp;COLUMN([.AD15])-11&amp;&quot;,&quot;&quot;text&quot;&quot;:&quot;&quot;&quot;&amp;[.AD15]&amp;&quot;&quot;&quot;},&quot;;&quot;&quot;) &amp;IF([.AE15]&gt;0;&quot;{&quot;&quot;value&quot;&quot;:&quot;&amp;COLUMN([.AE15])-11&amp;&quot;,&quot;&quot;text&quot;&quot;:&quot;&quot;&quot;&amp;[.AE15]&amp;&quot;&quot;&quot;},&quot;;&quot;&quot;) &amp;IF([.AF15]&gt;0;&quot;{&quot;&quot;value&quot;&quot;:&quot;&amp;COLUMN([.AF15])-11&amp;&quot;,&quot;&quot;text&quot;&quot;:&quot;&quot;&quot;&amp;[.AF15]&amp;&quot;&quot;&quot;},&quot;;&quot;&quot;) &amp;IF([.AG15]&gt;0;&quot;{&quot;&quot;value&quot;&quot;:&quot;&amp;COLUMN([.AG15])-11&amp;&quot;,&quot;&quot;text&quot;&quot;:&quot;&quot;&quot;&amp;[.AG15]&amp;&quot;&quot;&quot;},&quot;;&quot;&quot;) &amp;IF([.AH15]&gt;0;&quot;{&quot;&quot;value&quot;&quot;:&quot;&amp;COLUMN([.AH15])-11&amp;&quot;,&quot;&quot;text&quot;&quot;:&quot;&quot;&quot;&amp;[.AH15]&amp;&quot;&quot;&quot;},&quot;;&quot;&quot;) &amp;IF([.AI15]&gt;0;&quot;{&quot;&quot;value&quot;&quot;:&quot;&amp;COLUMN([.AI15])-11&amp;&quot;,&quot;&quot;text&quot;&quot;:&quot;&quot;&quot;&amp;[.AI15]&amp;&quot;&quot;&quot;},&quot;;&quot;&quot;) &amp;IF([.AJ15]&gt;0;&quot;{&quot;&quot;value&quot;&quot;:&quot;&amp;COLUMN([.AJ15])-11&amp;&quot;,&quot;&quot;text&quot;&quot;:&quot;&quot;&quot;&amp;[.AJ15]&amp;&quot;&quot;&quot;},&quot;;&quot;&quot;) &amp;IF([.AK15]&gt;0;&quot;{&quot;&quot;value&quot;&quot;:&quot;&amp;COLUMN([.AK15])-11&amp;&quot;,&quot;&quot;text&quot;&quot;:&quot;&quot;&quot;&amp;[.AK15]&amp;&quot;&quot;&quot;},&quot;;&quot;&quot;) &amp;IF([.AL15]&gt;0;&quot;{&quot;&quot;value&quot;&quot;:&quot;&amp;COLUMN([.AL15])-11&amp;&quot;,&quot;&quot;text&quot;&quot;:&quot;&quot;&quot;&amp;[.AL15]&amp;&quot;&quot;&quot;},&quot;;&quot;&quot;) &amp;IF([.AM15]&gt;0;&quot;{&quot;&quot;value&quot;&quot;:&quot;&amp;COLUMN([.AM15])-11&amp;&quot;,&quot;&quot;text&quot;&quot;:&quot;&quot;&quot;&amp;[.AM15]&amp;&quot;&quot;&quot;},&quot;;&quot;&quot;) &amp;IF([.AN15]&gt;0;&quot;{&quot;&quot;value&quot;&quot;:&quot;&amp;COLUMN([.AN15])-11&amp;&quot;,&quot;&quot;text&quot;&quot;:&quot;&quot;&quot;&amp;[.AN15]&amp;&quot;&quot;&quot;},&quot;;&quot;&quot;) &amp;IF([.AO15]&gt;0;&quot;{&quot;&quot;value&quot;&quot;:&quot;&amp;COLUMN([.AO15])-11&amp;&quot;,&quot;&quot;text&quot;&quot;:&quot;&quot;&quot;&amp;[.AO15]&amp;&quot;&quot;&quot;},&quot;;&quot;&quot;) &amp;IF([.AP15]&gt;0;&quot;{&quot;&quot;value&quot;&quot;:&quot;&amp;COLUMN([.AP15])-11&amp;&quot;,&quot;&quot;text&quot;&quot;:&quot;&quot;&quot;&amp;[.AP15]&amp;&quot;&quot;&quot;},&quot;;&quot;&quot;) &amp;IF([.AQ15]&gt;0;&quot;{&quot;&quot;value&quot;&quot;:&quot;&amp;COLUMN([.AQ15])-11&amp;&quot;,&quot;&quot;text&quot;&quot;:&quot;&quot;&quot;&amp;[.AQ15]&amp;&quot;&quot;&quot;},&quot;;&quot;&quot;) &amp;IF([.AR15]&gt;0;&quot;{&quot;&quot;value&quot;&quot;:&quot;&amp;COLUMN([.AR15])-11&amp;&quot;,&quot;&quot;text&quot;&quot;:&quot;&quot;&quot;&amp;[.AR15]&amp;&quot;&quot;&quot;},&quot;;&quot;&quot;) &amp;IF([.AS15]&gt;0;&quot;{&quot;&quot;value&quot;&quot;:&quot;&amp;COLUMN([.AS15])-11&amp;&quot;,&quot;&quot;text&quot;&quot;:&quot;&quot;&quot;&amp;[.AS15]&amp;&quot;&quot;&quot;},&quot;;&quot;&quot;) &amp;IF([.AT15]&gt;0;&quot;{&quot;&quot;value&quot;&quot;:&quot;&amp;COLUMN([.AT15])-11&amp;&quot;,&quot;&quot;text&quot;&quot;:&quot;&quot;&quot;&amp;[.AT15]&amp;&quot;&quot;&quot;},&quot;;&quot;&quot;) &amp;IF([.AU15]&gt;0;&quot;{&quot;&quot;value&quot;&quot;:&quot;&amp;COLUMN([.AU15])-11&amp;&quot;,&quot;&quot;text&quot;&quot;:&quot;&quot;&quot;&amp;[.AU15]&amp;&quot;&quot;&quot;},&quot;;&quot;&quot;)">
            <text:p/>
          </table:table-cell>
          <table:table-cell table:style-name="ce1" table:formula="of:=IF([.AV15]&gt;0;&quot;{&quot;&quot;value&quot;&quot;:&quot;&amp;COLUMN([.AV15])-11&amp;&quot;,&quot;&quot;text&quot;&quot;:&quot;&quot;&quot;&amp;[.AV15]&amp;&quot;&quot;&quot;},&quot;;&quot;&quot;) &amp;IF([.AW15]&gt;0;&quot;{&quot;&quot;value&quot;&quot;:&quot;&amp;COLUMN([.AW15])-11&amp;&quot;,&quot;&quot;text&quot;&quot;:&quot;&quot;&quot;&amp;[.AW15]&amp;&quot;&quot;&quot;},&quot;;&quot;&quot;) &amp;IF([.AX15]&gt;0;&quot;{&quot;&quot;value&quot;&quot;:&quot;&amp;COLUMN([.AX15])-11&amp;&quot;,&quot;&quot;text&quot;&quot;:&quot;&quot;&quot;&amp;[.AX15]&amp;&quot;&quot;&quot;},&quot;;&quot;&quot;) &amp;IF([.AY15]&gt;0;&quot;{&quot;&quot;value&quot;&quot;:&quot;&amp;COLUMN([.AY15])-11&amp;&quot;,&quot;&quot;text&quot;&quot;:&quot;&quot;&quot;&amp;[.AY15]&amp;&quot;&quot;&quot;},&quot;;&quot;&quot;) &amp;IF([.AZ15]&gt;0;&quot;{&quot;&quot;value&quot;&quot;:&quot;&amp;COLUMN([.AZ15])-11&amp;&quot;,&quot;&quot;text&quot;&quot;:&quot;&quot;&quot;&amp;[.AZ15]&amp;&quot;&quot;&quot;},&quot;;&quot;&quot;) &amp;IF([.BA15]&gt;0;&quot;{&quot;&quot;value&quot;&quot;:&quot;&amp;COLUMN([.BA15])-11&amp;&quot;,&quot;&quot;text&quot;&quot;:&quot;&quot;&quot;&amp;[.BA15]&amp;&quot;&quot;&quot;},&quot;;&quot;&quot;) &amp;IF([.BB15]&gt;0;&quot;{&quot;&quot;value&quot;&quot;:&quot;&amp;COLUMN([.BB15])-11&amp;&quot;,&quot;&quot;text&quot;&quot;:&quot;&quot;&quot;&amp;[.BB15]&amp;&quot;&quot;&quot;},&quot;;&quot;&quot;) &amp;IF([.BC15]&gt;0;&quot;{&quot;&quot;value&quot;&quot;:&quot;&amp;COLUMN([.BC15])-11&amp;&quot;,&quot;&quot;text&quot;&quot;:&quot;&quot;&quot;&amp;[.BC15]&amp;&quot;&quot;&quot;},&quot;;&quot;&quot;) &amp;IF([.BD15]&gt;0;&quot;{&quot;&quot;value&quot;&quot;:&quot;&amp;COLUMN([.BD15])-11&amp;&quot;,&quot;&quot;text&quot;&quot;:&quot;&quot;&quot;&amp;[.BD15]&amp;&quot;&quot;&quot;},&quot;;&quot;&quot;) &amp;IF([.BE15]&gt;0;&quot;{&quot;&quot;value&quot;&quot;:&quot;&amp;COLUMN([.BE15])-11&amp;&quot;,&quot;&quot;text&quot;&quot;:&quot;&quot;&quot;&amp;[.BE15]&amp;&quot;&quot;&quot;},&quot;;&quot;&quot;) &amp;IF([.BF15]&gt;0;&quot;{&quot;&quot;value&quot;&quot;:&quot;&amp;COLUMN([.BF15])-11&amp;&quot;,&quot;&quot;text&quot;&quot;:&quot;&quot;&quot;&amp;[.BF15]&amp;&quot;&quot;&quot;},&quot;;&quot;&quot;) &amp;IF([.BG15]&gt;0;&quot;{&quot;&quot;value&quot;&quot;:&quot;&amp;COLUMN([.BG15])-11&amp;&quot;,&quot;&quot;text&quot;&quot;:&quot;&quot;&quot;&amp;[.BG15]&amp;&quot;&quot;&quot;},&quot;;&quot;&quot;) &amp;IF([.BH15]&gt;0;&quot;{&quot;&quot;value&quot;&quot;:&quot;&amp;COLUMN([.BH15])-11&amp;&quot;,&quot;&quot;text&quot;&quot;:&quot;&quot;&quot;&amp;[.BH15]&amp;&quot;&quot;&quot;},&quot;;&quot;&quot;) &amp;IF([.BI15]&gt;0;&quot;{&quot;&quot;value&quot;&quot;:&quot;&amp;COLUMN([.BI15])-11&amp;&quot;,&quot;&quot;text&quot;&quot;:&quot;&quot;&quot;&amp;[.BI15]&amp;&quot;&quot;&quot;},&quot;;&quot;&quot;) &amp;IF([.BJ15]&gt;0;&quot;{&quot;&quot;value&quot;&quot;:&quot;&amp;COLUMN([.BJ15])-11&amp;&quot;,&quot;&quot;text&quot;&quot;:&quot;&quot;&quot;&amp;[.BJ15]&amp;&quot;&quot;&quot;},&quot;;&quot;&quot;) &amp;IF([.BK15]&gt;0;&quot;{&quot;&quot;value&quot;&quot;:&quot;&amp;COLUMN([.BK15])-11&amp;&quot;,&quot;&quot;text&quot;&quot;:&quot;&quot;&quot;&amp;[.BK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6]&amp;&quot;,&quot;&quot;ordinal&quot;&quot;:&quot;&amp;ROW()-2&amp;&quot;,&quot;&quot;required&quot;&quot;:&quot;&amp;[.E16]&amp;&quot;,&quot;&quot;category&quot;&quot;:&quot;&quot;&quot;&amp;[.F16]&amp;&quot;&quot;&quot;,&quot;&quot;info&quot;&quot;:&quot;&quot;&quot;&amp;[.J16]&amp;&quot;&quot;&quot;&quot;&amp;&quot;,&quot;&quot;skip&quot;&quot;:&quot;&quot;&quot;&amp;[.D16]&amp;&quot;&quot;&quot;&quot;&amp;&quot;,&quot;&quot;text&quot;&quot;:&quot;&quot;&quot;&amp;[.H16]&amp;&quot;&quot;&quot;&quot;&amp;&quot;,&quot;&quot;type&quot;&quot;:&quot;&quot;&quot;&amp;[.I16]&amp;&quot;&quot;&quot;&quot;&amp;&quot;,&quot;&quot;options&quot;&quot;:[&quot; &amp;IF([.K16]&gt;0;&quot;{&quot;&quot;value&quot;&quot;:&quot;&amp;COLUMN([.K16])-11&amp;&quot;,&quot;&quot;text&quot;&quot;:&quot;&quot;&quot;&amp;[.K16]&amp;&quot;&quot;&quot;},&quot;;&quot;&quot;) &amp;IF([.L16]&gt;0;&quot;{&quot;&quot;value&quot;&quot;:&quot;&amp;COLUMN([.L16])-11&amp;&quot;,&quot;&quot;text&quot;&quot;:&quot;&quot;&quot;&amp;[.L16]&amp;&quot;&quot;&quot;},&quot;;&quot;&quot;) &amp;IF([.M16]&gt;0;&quot;{&quot;&quot;value&quot;&quot;:&quot;&amp;COLUMN([.M16])-11&amp;&quot;,&quot;&quot;text&quot;&quot;:&quot;&quot;&quot;&amp;[.M16]&amp;&quot;&quot;&quot;},&quot;;&quot;&quot;) &amp;IF([.N16]&gt;0;&quot;{&quot;&quot;value&quot;&quot;:&quot;&amp;COLUMN([.N16])-11&amp;&quot;,&quot;&quot;text&quot;&quot;:&quot;&quot;&quot;&amp;[.N16]&amp;&quot;&quot;&quot;},&quot;;&quot;&quot;) &amp;IF([.O16]&gt;0;&quot;{&quot;&quot;value&quot;&quot;:&quot;&amp;COLUMN([.O16])-11&amp;&quot;,&quot;&quot;text&quot;&quot;:&quot;&quot;&quot;&amp;[.O16]&amp;&quot;&quot;&quot;},&quot;;&quot;&quot;) &amp;IF([.P16]&gt;0;&quot;{&quot;&quot;value&quot;&quot;:&quot;&amp;COLUMN([.P16])-11&amp;&quot;,&quot;&quot;text&quot;&quot;:&quot;&quot;&quot;&amp;[.P16]&amp;&quot;&quot;&quot;},&quot;;&quot;&quot;) &amp;IF([.Q16]&gt;0;&quot;{&quot;&quot;value&quot;&quot;:&quot;&amp;COLUMN([.Q16])-11&amp;&quot;,&quot;&quot;text&quot;&quot;:&quot;&quot;&quot;&amp;[.Q16]&amp;&quot;&quot;&quot;},&quot;;&quot;&quot;) &amp;IF([.R16]&gt;0;&quot;{&quot;&quot;value&quot;&quot;:&quot;&amp;COLUMN([.R16])-11&amp;&quot;,&quot;&quot;text&quot;&quot;:&quot;&quot;&quot;&amp;[.R16]&amp;&quot;&quot;&quot;},&quot;;&quot;&quot;) &amp;IF([.S16]&gt;0;&quot;{&quot;&quot;value&quot;&quot;:&quot;&amp;COLUMN([.S16])-11&amp;&quot;,&quot;&quot;text&quot;&quot;:&quot;&quot;&quot;&amp;[.S16]&amp;&quot;&quot;&quot;},&quot;;&quot;&quot;) &amp;IF([.T16]&gt;0;&quot;{&quot;&quot;value&quot;&quot;:&quot;&amp;COLUMN([.T16])-11&amp;&quot;,&quot;&quot;text&quot;&quot;:&quot;&quot;&quot;&amp;[.T16]&amp;&quot;&quot;&quot;},&quot;;&quot;&quot;) &amp;IF([.U16]&gt;0;&quot;{&quot;&quot;value&quot;&quot;:&quot;&amp;COLUMN([.U16])-11&amp;&quot;,&quot;&quot;text&quot;&quot;:&quot;&quot;&quot;&amp;[.U16]&amp;&quot;&quot;&quot;},&quot;;&quot;&quot;) &amp;IF([.V16]&gt;0;&quot;{&quot;&quot;value&quot;&quot;:&quot;&amp;COLUMN([.V16])-11&amp;&quot;,&quot;&quot;text&quot;&quot;:&quot;&quot;&quot;&amp;[.V16]&amp;&quot;&quot;&quot;},&quot;;&quot;&quot;) &amp;IF([.W16]&gt;0;&quot;{&quot;&quot;value&quot;&quot;:&quot;&amp;COLUMN([.W16])-11&amp;&quot;,&quot;&quot;text&quot;&quot;:&quot;&quot;&quot;&amp;[.W16]&amp;&quot;&quot;&quot;},&quot;;&quot;&quot;) &amp;IF([.X16]&gt;0;&quot;{&quot;&quot;value&quot;&quot;:&quot;&amp;COLUMN([.X16])-11&amp;&quot;,&quot;&quot;text&quot;&quot;:&quot;&quot;&quot;&amp;[.X16]&amp;&quot;&quot;&quot;},&quot;;&quot;&quot;) &amp;IF([.Y16]&gt;0;&quot;{&quot;&quot;value&quot;&quot;:&quot;&amp;COLUMN([.Y16])-11&amp;&quot;,&quot;&quot;text&quot;&quot;:&quot;&quot;&quot;&amp;[.Y16]&amp;&quot;&quot;&quot;},&quot;;&quot;&quot;) &amp;IF([.Z16]&gt;0;&quot;{&quot;&quot;value&quot;&quot;:&quot;&amp;COLUMN([.Z16])-11&amp;&quot;,&quot;&quot;text&quot;&quot;:&quot;&quot;&quot;&amp;[.Z16]&amp;&quot;&quot;&quot;},&quot;;&quot;&quot;) &amp;IF([.AA16]&gt;0;&quot;{&quot;&quot;value&quot;&quot;:&quot;&amp;COLUMN([.AA16])-11&amp;&quot;,&quot;&quot;text&quot;&quot;:&quot;&quot;&quot;&amp;[.AA16]&amp;&quot;&quot;&quot;},&quot;;&quot;&quot;)" office:value-type="string" office:string-value="{&quot;id&quot;:12,&quot;ordinal&quot;:14,&quot;required&quot;:0,&quot;category&quot;:&quot;Physical Activity&quot;,&quot;info&quot;:&quot;null&quot;,&quot;skip&quot;:&quot;null&quot;,&quot;text&quot;:&quot;Do you do any of the following pulse-raising sports or physical activities?&quot;,&quot;type&quot;:&quot;MC&quot;,&quot;options&quot;:[{&quot;value&quot;:0,&quot;text&quot;:&quot;Football&quot;},{&quot;value&quot;:1,&quot;text&quot;:&quot;Tennis&quot;},{&quot;value&quot;:2,&quot;text&quot;:&quot;Rounders&quot;},{&quot;value&quot;:3,&quot;text&quot;:&quot;Netball&quot;},{&quot;value&quot;:4,&quot;text&quot;:&quot;Rugby&quot;},{&quot;value&quot;:5,&quot;text&quot;:&quot;Badminton&quot;},{&quot;value&quot;:6,&quot;text&quot;:&quot;Squash&quot;},{&quot;value&quot;:7,&quot;text&quot;:&quot;Swimming&quot;},{&quot;value&quot;:8,&quot;text&quot;:&quot;Athletics&quot;},{&quot;value&quot;:9,&quot;text&quot;:&quot;Running / jogging&quot;},{&quot;value&quot;:10,&quot;text&quot;:&quot;Aerobics / aqua&quot;},{&quot;value&quot;:11,&quot;text&quot;:&quot;Aerobics&quot;},{&quot;value&quot;:12,&quot;text&quot;:&quot;Martial arts&quot;},{&quot;value&quot;:13,&quot;text&quot;:&quot;Yoga&quot;},{&quot;value&quot;:14,&quot;text&quot;:&quot;Rowing&quot;},{&quot;value&quot;:15,&quot;text&quot;:&quot;Cycling&quot;},{&quot;value&quot;:16,&quot;text&quot;:&quot;Exercise DVD&quot;},">
            <text:p>{"id":12,"ordinal":14,"required":0,"category":"Physical Activity","info":"null","skip":"null","text":"Do you do any of the following pulse-raising sports or physical activities?","type":"MC","options":[{"value":0,"text":"Football"},{"value":1,"text":"Tennis"},{"value":2,"text":"Rounders"},{"value":3,"text":"Netball"},{"value":4,"text":"Rugby"},{"value":5,"text":"Badminton"},{"value":6,"text":"Squash"},{"value":7,"text":"Swimming"},{"value":8,"text":"Athletics"},{"value":9,"text":"Running / jogging"},{"value":10,"text":"Aerobics / aqua"},{"value":11,"text":"Aerobics"},{"value":12,"text":"Martial arts"},{"value":13,"text":"Yoga"},{"value":14,"text":"Rowing"},{"value":15,"text":"Cycling"},{"value":16,"text":"Exercise DVD"},</text:p>
          </table:table-cell>
          <table:table-cell table:style-name="ce2" table:formula="of:=IF([.AB16]&gt;0;&quot;{&quot;&quot;value&quot;&quot;:&quot;&amp;COLUMN([.AB16])-11&amp;&quot;,&quot;&quot;text&quot;&quot;:&quot;&quot;&quot;&amp;[.AB16]&amp;&quot;&quot;&quot;},&quot;;&quot;&quot;) &amp;IF([.AC16]&gt;0;&quot;{&quot;&quot;value&quot;&quot;:&quot;&amp;COLUMN([.AC16])-11&amp;&quot;,&quot;&quot;text&quot;&quot;:&quot;&quot;&quot;&amp;[.AC16]&amp;&quot;&quot;&quot;},&quot;;&quot;&quot;) &amp;IF([.AD16]&gt;0;&quot;{&quot;&quot;value&quot;&quot;:&quot;&amp;COLUMN([.AD16])-11&amp;&quot;,&quot;&quot;text&quot;&quot;:&quot;&quot;&quot;&amp;[.AD16]&amp;&quot;&quot;&quot;},&quot;;&quot;&quot;) &amp;IF([.AE16]&gt;0;&quot;{&quot;&quot;value&quot;&quot;:&quot;&amp;COLUMN([.AE16])-11&amp;&quot;,&quot;&quot;text&quot;&quot;:&quot;&quot;&quot;&amp;[.AE16]&amp;&quot;&quot;&quot;},&quot;;&quot;&quot;) &amp;IF([.AF16]&gt;0;&quot;{&quot;&quot;value&quot;&quot;:&quot;&amp;COLUMN([.AF16])-11&amp;&quot;,&quot;&quot;text&quot;&quot;:&quot;&quot;&quot;&amp;[.AF16]&amp;&quot;&quot;&quot;},&quot;;&quot;&quot;) &amp;IF([.AG16]&gt;0;&quot;{&quot;&quot;value&quot;&quot;:&quot;&amp;COLUMN([.AG16])-11&amp;&quot;,&quot;&quot;text&quot;&quot;:&quot;&quot;&quot;&amp;[.AG16]&amp;&quot;&quot;&quot;},&quot;;&quot;&quot;) &amp;IF([.AH16]&gt;0;&quot;{&quot;&quot;value&quot;&quot;:&quot;&amp;COLUMN([.AH16])-11&amp;&quot;,&quot;&quot;text&quot;&quot;:&quot;&quot;&quot;&amp;[.AH16]&amp;&quot;&quot;&quot;},&quot;;&quot;&quot;) &amp;IF([.AI16]&gt;0;&quot;{&quot;&quot;value&quot;&quot;:&quot;&amp;COLUMN([.AI16])-11&amp;&quot;,&quot;&quot;text&quot;&quot;:&quot;&quot;&quot;&amp;[.AI16]&amp;&quot;&quot;&quot;},&quot;;&quot;&quot;) &amp;IF([.AJ16]&gt;0;&quot;{&quot;&quot;value&quot;&quot;:&quot;&amp;COLUMN([.AJ16])-11&amp;&quot;,&quot;&quot;text&quot;&quot;:&quot;&quot;&quot;&amp;[.AJ16]&amp;&quot;&quot;&quot;},&quot;;&quot;&quot;) &amp;IF([.AK16]&gt;0;&quot;{&quot;&quot;value&quot;&quot;:&quot;&amp;COLUMN([.AK16])-11&amp;&quot;,&quot;&quot;text&quot;&quot;:&quot;&quot;&quot;&amp;[.AK16]&amp;&quot;&quot;&quot;},&quot;;&quot;&quot;) &amp;IF([.AL16]&gt;0;&quot;{&quot;&quot;value&quot;&quot;:&quot;&amp;COLUMN([.AL16])-11&amp;&quot;,&quot;&quot;text&quot;&quot;:&quot;&quot;&quot;&amp;[.AL16]&amp;&quot;&quot;&quot;},&quot;;&quot;&quot;) &amp;IF([.AM16]&gt;0;&quot;{&quot;&quot;value&quot;&quot;:&quot;&amp;COLUMN([.AM16])-11&amp;&quot;,&quot;&quot;text&quot;&quot;:&quot;&quot;&quot;&amp;[.AM16]&amp;&quot;&quot;&quot;},&quot;;&quot;&quot;) &amp;IF([.AN16]&gt;0;&quot;{&quot;&quot;value&quot;&quot;:&quot;&amp;COLUMN([.AN16])-11&amp;&quot;,&quot;&quot;text&quot;&quot;:&quot;&quot;&quot;&amp;[.AN16]&amp;&quot;&quot;&quot;},&quot;;&quot;&quot;) &amp;IF([.AO16]&gt;0;&quot;{&quot;&quot;value&quot;&quot;:&quot;&amp;COLUMN([.AO16])-11&amp;&quot;,&quot;&quot;text&quot;&quot;:&quot;&quot;&quot;&amp;[.AO16]&amp;&quot;&quot;&quot;},&quot;;&quot;&quot;) &amp;IF([.AP16]&gt;0;&quot;{&quot;&quot;value&quot;&quot;:&quot;&amp;COLUMN([.AP16])-11&amp;&quot;,&quot;&quot;text&quot;&quot;:&quot;&quot;&quot;&amp;[.AP16]&amp;&quot;&quot;&quot;},&quot;;&quot;&quot;) &amp;IF([.AQ16]&gt;0;&quot;{&quot;&quot;value&quot;&quot;:&quot;&amp;COLUMN([.AQ16])-11&amp;&quot;,&quot;&quot;text&quot;&quot;:&quot;&quot;&quot;&amp;[.AQ16]&amp;&quot;&quot;&quot;},&quot;;&quot;&quot;) &amp;IF([.AR16]&gt;0;&quot;{&quot;&quot;value&quot;&quot;:&quot;&amp;COLUMN([.AR16])-11&amp;&quot;,&quot;&quot;text&quot;&quot;:&quot;&quot;&quot;&amp;[.AR16]&amp;&quot;&quot;&quot;},&quot;;&quot;&quot;) &amp;IF([.AS16]&gt;0;&quot;{&quot;&quot;value&quot;&quot;:&quot;&amp;COLUMN([.AS16])-11&amp;&quot;,&quot;&quot;text&quot;&quot;:&quot;&quot;&quot;&amp;[.AS16]&amp;&quot;&quot;&quot;},&quot;;&quot;&quot;) &amp;IF([.AT16]&gt;0;&quot;{&quot;&quot;value&quot;&quot;:&quot;&amp;COLUMN([.AT16])-11&amp;&quot;,&quot;&quot;text&quot;&quot;:&quot;&quot;&quot;&amp;[.AT16]&amp;&quot;&quot;&quot;},&quot;;&quot;&quot;) &amp;IF([.AU16]&gt;0;&quot;{&quot;&quot;value&quot;&quot;:&quot;&amp;COLUMN([.AU16])-11&amp;&quot;,&quot;&quot;text&quot;&quot;:&quot;&quot;&quot;&amp;[.AU16]&amp;&quot;&quot;&quot;},&quot;;&quot;&quot;)" office:value-type="string" office:string-value="{&quot;value&quot;:17,&quot;text&quot;:&quot;Go to the gym&quot;},{&quot;value&quot;:18,&quot;text&quot;:&quot;Home gym / exercise equipment&quot;},{&quot;value&quot;:19,&quot;text&quot;:&quot;Hockey&quot;},{&quot;value&quot;:20,&quot;text&quot;:&quot;Gymnastics&quot;},{&quot;value&quot;:21,&quot;text&quot;:&quot;Baseball&quot;},{&quot;value&quot;:22,&quot;text&quot;:&quot;Basketball&quot;},{&quot;value&quot;:23,&quot;text&quot;:&quot;Cricket&quot;},{&quot;value&quot;:24,&quot;text&quot;:&quot;Circuit training&quot;},{&quot;value&quot;:25,&quot;text&quot;:&quot;Dancing&quot;},{&quot;value&quot;:26,&quot;text&quot;:&quot;Trampolining&quot;},{&quot;value&quot;:27,&quot;text&quot;:&quot;None of the above&quot;},{&quot;value&quot;:28,&quot;text&quot;:&quot;TEXT_OTHER&quot;},">
            <text:p>{"value":17,"text":"Go to the gym"},{"value":18,"text":"Home gym / exercise equipment"},{"value":19,"text":"Hockey"},{"value":20,"text":"Gymnastics"},{"value":21,"text":"Baseball"},{"value":22,"text":"Basketball"},{"value":23,"text":"Cricket"},{"value":24,"text":"Circuit training"},{"value":25,"text":"Dancing"},{"value":26,"text":"Trampolining"},{"value":27,"text":"None of the above"},{"value":28,"text":"TEXT_OTHER"},</text:p>
          </table:table-cell>
          <table:table-cell table:style-name="ce1" table:formula="of:=IF([.AV16]&gt;0;&quot;{&quot;&quot;value&quot;&quot;:&quot;&amp;COLUMN([.AV16])-11&amp;&quot;,&quot;&quot;text&quot;&quot;:&quot;&quot;&quot;&amp;[.AV16]&amp;&quot;&quot;&quot;},&quot;;&quot;&quot;) &amp;IF([.AW16]&gt;0;&quot;{&quot;&quot;value&quot;&quot;:&quot;&amp;COLUMN([.AW16])-11&amp;&quot;,&quot;&quot;text&quot;&quot;:&quot;&quot;&quot;&amp;[.AW16]&amp;&quot;&quot;&quot;},&quot;;&quot;&quot;) &amp;IF([.AX16]&gt;0;&quot;{&quot;&quot;value&quot;&quot;:&quot;&amp;COLUMN([.AX16])-11&amp;&quot;,&quot;&quot;text&quot;&quot;:&quot;&quot;&quot;&amp;[.AX16]&amp;&quot;&quot;&quot;},&quot;;&quot;&quot;) &amp;IF([.AY16]&gt;0;&quot;{&quot;&quot;value&quot;&quot;:&quot;&amp;COLUMN([.AY16])-11&amp;&quot;,&quot;&quot;text&quot;&quot;:&quot;&quot;&quot;&amp;[.AY16]&amp;&quot;&quot;&quot;},&quot;;&quot;&quot;) &amp;IF([.AZ16]&gt;0;&quot;{&quot;&quot;value&quot;&quot;:&quot;&amp;COLUMN([.AZ16])-11&amp;&quot;,&quot;&quot;text&quot;&quot;:&quot;&quot;&quot;&amp;[.AZ16]&amp;&quot;&quot;&quot;},&quot;;&quot;&quot;) &amp;IF([.BA16]&gt;0;&quot;{&quot;&quot;value&quot;&quot;:&quot;&amp;COLUMN([.BA16])-11&amp;&quot;,&quot;&quot;text&quot;&quot;:&quot;&quot;&quot;&amp;[.BA16]&amp;&quot;&quot;&quot;},&quot;;&quot;&quot;) &amp;IF([.BB16]&gt;0;&quot;{&quot;&quot;value&quot;&quot;:&quot;&amp;COLUMN([.BB16])-11&amp;&quot;,&quot;&quot;text&quot;&quot;:&quot;&quot;&quot;&amp;[.BB16]&amp;&quot;&quot;&quot;},&quot;;&quot;&quot;) &amp;IF([.BC16]&gt;0;&quot;{&quot;&quot;value&quot;&quot;:&quot;&amp;COLUMN([.BC16])-11&amp;&quot;,&quot;&quot;text&quot;&quot;:&quot;&quot;&quot;&amp;[.BC16]&amp;&quot;&quot;&quot;},&quot;;&quot;&quot;) &amp;IF([.BD16]&gt;0;&quot;{&quot;&quot;value&quot;&quot;:&quot;&amp;COLUMN([.BD16])-11&amp;&quot;,&quot;&quot;text&quot;&quot;:&quot;&quot;&quot;&amp;[.BD16]&amp;&quot;&quot;&quot;},&quot;;&quot;&quot;) &amp;IF([.BE16]&gt;0;&quot;{&quot;&quot;value&quot;&quot;:&quot;&amp;COLUMN([.BE16])-11&amp;&quot;,&quot;&quot;text&quot;&quot;:&quot;&quot;&quot;&amp;[.BE16]&amp;&quot;&quot;&quot;},&quot;;&quot;&quot;) &amp;IF([.BF16]&gt;0;&quot;{&quot;&quot;value&quot;&quot;:&quot;&amp;COLUMN([.BF16])-11&amp;&quot;,&quot;&quot;text&quot;&quot;:&quot;&quot;&quot;&amp;[.BF16]&amp;&quot;&quot;&quot;},&quot;;&quot;&quot;) &amp;IF([.BG16]&gt;0;&quot;{&quot;&quot;value&quot;&quot;:&quot;&amp;COLUMN([.BG16])-11&amp;&quot;,&quot;&quot;text&quot;&quot;:&quot;&quot;&quot;&amp;[.BG16]&amp;&quot;&quot;&quot;},&quot;;&quot;&quot;) &amp;IF([.BH16]&gt;0;&quot;{&quot;&quot;value&quot;&quot;:&quot;&amp;COLUMN([.BH16])-11&amp;&quot;,&quot;&quot;text&quot;&quot;:&quot;&quot;&quot;&amp;[.BH16]&amp;&quot;&quot;&quot;},&quot;;&quot;&quot;) &amp;IF([.BI16]&gt;0;&quot;{&quot;&quot;value&quot;&quot;:&quot;&amp;COLUMN([.BI16])-11&amp;&quot;,&quot;&quot;text&quot;&quot;:&quot;&quot;&quot;&amp;[.BI16]&amp;&quot;&quot;&quot;},&quot;;&quot;&quot;) &amp;IF([.BJ16]&gt;0;&quot;{&quot;&quot;value&quot;&quot;:&quot;&amp;COLUMN([.BJ16])-11&amp;&quot;,&quot;&quot;text&quot;&quot;:&quot;&quot;&quot;&amp;[.BJ16]&amp;&quot;&quot;&quot;},&quot;;&quot;&quot;) &amp;IF([.BK16]&gt;0;&quot;{&quot;&quot;value&quot;&quot;:&quot;&amp;COLUMN([.BK16])-11&amp;&quot;,&quot;&quot;text&quot;&quot;:&quot;&quot;&quot;&amp;[.BK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4"/>
          <table:table-cell table:number-columns-repeated="961"/>
        </table:table-row>
        <table:table-row table:style-name="ro2">
          <table:table-cell table:style-name="ce1" table:formula="of:=&quot;{&quot;&quot;id&quot;&quot;:&quot;&amp;[.G17]&amp;&quot;,&quot;&quot;ordinal&quot;&quot;:&quot;&amp;ROW()-2&amp;&quot;,&quot;&quot;required&quot;&quot;:&quot;&amp;[.E17]&amp;&quot;,&quot;&quot;category&quot;&quot;:&quot;&quot;&quot;&amp;[.F17]&amp;&quot;&quot;&quot;,&quot;&quot;info&quot;&quot;:&quot;&quot;&quot;&amp;[.J17]&amp;&quot;&quot;&quot;&quot;&amp;&quot;,&quot;&quot;skip&quot;&quot;:&quot;&quot;&quot;&amp;[.D17]&amp;&quot;&quot;&quot;&quot;&amp;&quot;,&quot;&quot;text&quot;&quot;:&quot;&quot;&quot;&amp;[.H17]&amp;&quot;&quot;&quot;&quot;&amp;&quot;,&quot;&quot;type&quot;&quot;:&quot;&quot;&quot;&amp;[.I17]&amp;&quot;&quot;&quot;&quot;&amp;&quot;,&quot;&quot;options&quot;&quot;:[&quot; &amp;IF([.K17]&gt;0;&quot;{&quot;&quot;value&quot;&quot;:&quot;&amp;COLUMN([.K17])-11&amp;&quot;,&quot;&quot;text&quot;&quot;:&quot;&quot;&quot;&amp;[.K17]&amp;&quot;&quot;&quot;},&quot;;&quot;&quot;) &amp;IF([.L17]&gt;0;&quot;{&quot;&quot;value&quot;&quot;:&quot;&amp;COLUMN([.L17])-11&amp;&quot;,&quot;&quot;text&quot;&quot;:&quot;&quot;&quot;&amp;[.L17]&amp;&quot;&quot;&quot;},&quot;;&quot;&quot;) &amp;IF([.M17]&gt;0;&quot;{&quot;&quot;value&quot;&quot;:&quot;&amp;COLUMN([.M17])-11&amp;&quot;,&quot;&quot;text&quot;&quot;:&quot;&quot;&quot;&amp;[.M17]&amp;&quot;&quot;&quot;},&quot;;&quot;&quot;) &amp;IF([.N17]&gt;0;&quot;{&quot;&quot;value&quot;&quot;:&quot;&amp;COLUMN([.N17])-11&amp;&quot;,&quot;&quot;text&quot;&quot;:&quot;&quot;&quot;&amp;[.N17]&amp;&quot;&quot;&quot;},&quot;;&quot;&quot;) &amp;IF([.O17]&gt;0;&quot;{&quot;&quot;value&quot;&quot;:&quot;&amp;COLUMN([.O17])-11&amp;&quot;,&quot;&quot;text&quot;&quot;:&quot;&quot;&quot;&amp;[.O17]&amp;&quot;&quot;&quot;},&quot;;&quot;&quot;) &amp;IF([.P17]&gt;0;&quot;{&quot;&quot;value&quot;&quot;:&quot;&amp;COLUMN([.P17])-11&amp;&quot;,&quot;&quot;text&quot;&quot;:&quot;&quot;&quot;&amp;[.P17]&amp;&quot;&quot;&quot;},&quot;;&quot;&quot;) &amp;IF([.Q17]&gt;0;&quot;{&quot;&quot;value&quot;&quot;:&quot;&amp;COLUMN([.Q17])-11&amp;&quot;,&quot;&quot;text&quot;&quot;:&quot;&quot;&quot;&amp;[.Q17]&amp;&quot;&quot;&quot;},&quot;;&quot;&quot;) &amp;IF([.R17]&gt;0;&quot;{&quot;&quot;value&quot;&quot;:&quot;&amp;COLUMN([.R17])-11&amp;&quot;,&quot;&quot;text&quot;&quot;:&quot;&quot;&quot;&amp;[.R17]&amp;&quot;&quot;&quot;},&quot;;&quot;&quot;) &amp;IF([.S17]&gt;0;&quot;{&quot;&quot;value&quot;&quot;:&quot;&amp;COLUMN([.S17])-11&amp;&quot;,&quot;&quot;text&quot;&quot;:&quot;&quot;&quot;&amp;[.S17]&amp;&quot;&quot;&quot;},&quot;;&quot;&quot;) &amp;IF([.T17]&gt;0;&quot;{&quot;&quot;value&quot;&quot;:&quot;&amp;COLUMN([.T17])-11&amp;&quot;,&quot;&quot;text&quot;&quot;:&quot;&quot;&quot;&amp;[.T17]&amp;&quot;&quot;&quot;},&quot;;&quot;&quot;) &amp;IF([.U17]&gt;0;&quot;{&quot;&quot;value&quot;&quot;:&quot;&amp;COLUMN([.U17])-11&amp;&quot;,&quot;&quot;text&quot;&quot;:&quot;&quot;&quot;&amp;[.U17]&amp;&quot;&quot;&quot;},&quot;;&quot;&quot;) &amp;IF([.V17]&gt;0;&quot;{&quot;&quot;value&quot;&quot;:&quot;&amp;COLUMN([.V17])-11&amp;&quot;,&quot;&quot;text&quot;&quot;:&quot;&quot;&quot;&amp;[.V17]&amp;&quot;&quot;&quot;},&quot;;&quot;&quot;) &amp;IF([.W17]&gt;0;&quot;{&quot;&quot;value&quot;&quot;:&quot;&amp;COLUMN([.W17])-11&amp;&quot;,&quot;&quot;text&quot;&quot;:&quot;&quot;&quot;&amp;[.W17]&amp;&quot;&quot;&quot;},&quot;;&quot;&quot;) &amp;IF([.X17]&gt;0;&quot;{&quot;&quot;value&quot;&quot;:&quot;&amp;COLUMN([.X17])-11&amp;&quot;,&quot;&quot;text&quot;&quot;:&quot;&quot;&quot;&amp;[.X17]&amp;&quot;&quot;&quot;},&quot;;&quot;&quot;) &amp;IF([.Y17]&gt;0;&quot;{&quot;&quot;value&quot;&quot;:&quot;&amp;COLUMN([.Y17])-11&amp;&quot;,&quot;&quot;text&quot;&quot;:&quot;&quot;&quot;&amp;[.Y17]&amp;&quot;&quot;&quot;},&quot;;&quot;&quot;) &amp;IF([.Z17]&gt;0;&quot;{&quot;&quot;value&quot;&quot;:&quot;&amp;COLUMN([.Z17])-11&amp;&quot;,&quot;&quot;text&quot;&quot;:&quot;&quot;&quot;&amp;[.Z17]&amp;&quot;&quot;&quot;},&quot;;&quot;&quot;) &amp;IF([.AA17]&gt;0;&quot;{&quot;&quot;value&quot;&quot;:&quot;&amp;COLUMN([.AA17])-11&amp;&quot;,&quot;&quot;text&quot;&quot;:&quot;&quot;&quot;&amp;[.AA17]&amp;&quot;&quot;&quot;},&quot;;&quot;&quot;)" office:value-type="string" office:string-value="{&quot;id&quot;:13,&quot;ordinal&quot;:15,&quot;required&quot;:0,&quot;category&quot;:&quot;Physical Activity&quot;,&quot;info&quot;:&quot;null&quot;,&quot;skip&quot;:&quot;null&quot;,&quot;text&quot;:&quot;Are you active in any other ways, such as?&quot;,&quot;type&quot;:&quot;MC&quot;,&quot;options&quot;:[{&quot;value&quot;:0,&quot;text&quot;:&quot;P.E. in school&quot;},{&quot;value&quot;:1,&quot;text&quot;:&quot;House work&quot;},{&quot;value&quot;:2,&quot;text&quot;:&quot;Walking the dog&quot;},{&quot;value&quot;:3,&quot;text&quot;:&quot;Walking to / from school&quot;},{&quot;value&quot;:4,&quot;text&quot;:&quot;Walking to / from bus stop&quot;},{&quot;value&quot;:5,&quot;text&quot;:&quot;Walking to / from train station&quot;},{&quot;value&quot;:6,&quot;text&quot;:&quot;Riding bike to / from school&quot;},{&quot;value&quot;:7,&quot;text&quot;:&quot;Riding bike to / from bus stop&quot;},{&quot;value&quot;:8,&quot;text&quot;:&quot;Riding bike to / from train station&quot;},{&quot;value&quot;:9,&quot;text&quot;:&quot;Walking with friends / family&quot;},{&quot;value&quot;:10,&quot;text&quot;:&quot;Bike rides with friends / family&quot;},{&quot;value&quot;:11,&quot;text&quot;:&quot;Shopping&quot;},{&quot;value&quot;:12,&quot;text&quot;:&quot;Care of animals (e.g. horses)&quot;},{&quot;value&quot;:13,&quot;text&quot;:&quot;Care of siblings / children&quot;},{&quot;value&quot;:14,&quot;text&quot;:&quot;Trampolining in garden&quot;},{&quot;value&quot;:15,&quot;text&quot;:&quot;Gardening&quot;},{&quot;value&quot;:16,&quot;text&quot;:&quot;Playing on active games console e.g. Nintendo Wii&quot;},">
            <text:p>{"id":13,"ordinal":15,"required":0,"category":"Physical Activity","info":"null","skip":"null","text":"Are you active in any other ways, such as?","type":"MC","options":[{"value":0,"text":"P.E. in school"},{"value":1,"text":"House work"},{"value":2,"text":"Walking the dog"},{"value":3,"text":"Walking to / from school"},{"value":4,"text":"Walking to / from bus stop"},{"value":5,"text":"Walking to / from train station"},{"value":6,"text":"Riding bike to / from school"},{"value":7,"text":"Riding bike to / from bus stop"},{"value":8,"text":"Riding bike to / from train station"},{"value":9,"text":"Walking with friends / family"},{"value":10,"text":"Bike rides with friends / family"},{"value":11,"text":"Shopping"},{"value":12,"text":"Care of animals (e.g. horses)"},{"value":13,"text":"Care of siblings / children"},{"value":14,"text":"Trampolining in garden"},{"value":15,"text":"Gardening"},{"value":16,"text":"Playing on active games console e.g. Nintendo Wii"},</text:p>
          </table:table-cell>
          <table:table-cell table:style-name="ce2" table:formula="of:=IF([.AB17]&gt;0;&quot;{&quot;&quot;value&quot;&quot;:&quot;&amp;COLUMN([.AB17])-11&amp;&quot;,&quot;&quot;text&quot;&quot;:&quot;&quot;&quot;&amp;[.AB17]&amp;&quot;&quot;&quot;},&quot;;&quot;&quot;) &amp;IF([.AC17]&gt;0;&quot;{&quot;&quot;value&quot;&quot;:&quot;&amp;COLUMN([.AC17])-11&amp;&quot;,&quot;&quot;text&quot;&quot;:&quot;&quot;&quot;&amp;[.AC17]&amp;&quot;&quot;&quot;},&quot;;&quot;&quot;) &amp;IF([.AD17]&gt;0;&quot;{&quot;&quot;value&quot;&quot;:&quot;&amp;COLUMN([.AD17])-11&amp;&quot;,&quot;&quot;text&quot;&quot;:&quot;&quot;&quot;&amp;[.AD17]&amp;&quot;&quot;&quot;},&quot;;&quot;&quot;) &amp;IF([.AE17]&gt;0;&quot;{&quot;&quot;value&quot;&quot;:&quot;&amp;COLUMN([.AE17])-11&amp;&quot;,&quot;&quot;text&quot;&quot;:&quot;&quot;&quot;&amp;[.AE17]&amp;&quot;&quot;&quot;},&quot;;&quot;&quot;) &amp;IF([.AF17]&gt;0;&quot;{&quot;&quot;value&quot;&quot;:&quot;&amp;COLUMN([.AF17])-11&amp;&quot;,&quot;&quot;text&quot;&quot;:&quot;&quot;&quot;&amp;[.AF17]&amp;&quot;&quot;&quot;},&quot;;&quot;&quot;) &amp;IF([.AG17]&gt;0;&quot;{&quot;&quot;value&quot;&quot;:&quot;&amp;COLUMN([.AG17])-11&amp;&quot;,&quot;&quot;text&quot;&quot;:&quot;&quot;&quot;&amp;[.AG17]&amp;&quot;&quot;&quot;},&quot;;&quot;&quot;) &amp;IF([.AH17]&gt;0;&quot;{&quot;&quot;value&quot;&quot;:&quot;&amp;COLUMN([.AH17])-11&amp;&quot;,&quot;&quot;text&quot;&quot;:&quot;&quot;&quot;&amp;[.AH17]&amp;&quot;&quot;&quot;},&quot;;&quot;&quot;) &amp;IF([.AI17]&gt;0;&quot;{&quot;&quot;value&quot;&quot;:&quot;&amp;COLUMN([.AI17])-11&amp;&quot;,&quot;&quot;text&quot;&quot;:&quot;&quot;&quot;&amp;[.AI17]&amp;&quot;&quot;&quot;},&quot;;&quot;&quot;) &amp;IF([.AJ17]&gt;0;&quot;{&quot;&quot;value&quot;&quot;:&quot;&amp;COLUMN([.AJ17])-11&amp;&quot;,&quot;&quot;text&quot;&quot;:&quot;&quot;&quot;&amp;[.AJ17]&amp;&quot;&quot;&quot;},&quot;;&quot;&quot;) &amp;IF([.AK17]&gt;0;&quot;{&quot;&quot;value&quot;&quot;:&quot;&amp;COLUMN([.AK17])-11&amp;&quot;,&quot;&quot;text&quot;&quot;:&quot;&quot;&quot;&amp;[.AK17]&amp;&quot;&quot;&quot;},&quot;;&quot;&quot;) &amp;IF([.AL17]&gt;0;&quot;{&quot;&quot;value&quot;&quot;:&quot;&amp;COLUMN([.AL17])-11&amp;&quot;,&quot;&quot;text&quot;&quot;:&quot;&quot;&quot;&amp;[.AL17]&amp;&quot;&quot;&quot;},&quot;;&quot;&quot;) &amp;IF([.AM17]&gt;0;&quot;{&quot;&quot;value&quot;&quot;:&quot;&amp;COLUMN([.AM17])-11&amp;&quot;,&quot;&quot;text&quot;&quot;:&quot;&quot;&quot;&amp;[.AM17]&amp;&quot;&quot;&quot;},&quot;;&quot;&quot;) &amp;IF([.AN17]&gt;0;&quot;{&quot;&quot;value&quot;&quot;:&quot;&amp;COLUMN([.AN17])-11&amp;&quot;,&quot;&quot;text&quot;&quot;:&quot;&quot;&quot;&amp;[.AN17]&amp;&quot;&quot;&quot;},&quot;;&quot;&quot;) &amp;IF([.AO17]&gt;0;&quot;{&quot;&quot;value&quot;&quot;:&quot;&amp;COLUMN([.AO17])-11&amp;&quot;,&quot;&quot;text&quot;&quot;:&quot;&quot;&quot;&amp;[.AO17]&amp;&quot;&quot;&quot;},&quot;;&quot;&quot;) &amp;IF([.AP17]&gt;0;&quot;{&quot;&quot;value&quot;&quot;:&quot;&amp;COLUMN([.AP17])-11&amp;&quot;,&quot;&quot;text&quot;&quot;:&quot;&quot;&quot;&amp;[.AP17]&amp;&quot;&quot;&quot;},&quot;;&quot;&quot;) &amp;IF([.AQ17]&gt;0;&quot;{&quot;&quot;value&quot;&quot;:&quot;&amp;COLUMN([.AQ17])-11&amp;&quot;,&quot;&quot;text&quot;&quot;:&quot;&quot;&quot;&amp;[.AQ17]&amp;&quot;&quot;&quot;},&quot;;&quot;&quot;) &amp;IF([.AR17]&gt;0;&quot;{&quot;&quot;value&quot;&quot;:&quot;&amp;COLUMN([.AR17])-11&amp;&quot;,&quot;&quot;text&quot;&quot;:&quot;&quot;&quot;&amp;[.AR17]&amp;&quot;&quot;&quot;},&quot;;&quot;&quot;) &amp;IF([.AS17]&gt;0;&quot;{&quot;&quot;value&quot;&quot;:&quot;&amp;COLUMN([.AS17])-11&amp;&quot;,&quot;&quot;text&quot;&quot;:&quot;&quot;&quot;&amp;[.AS17]&amp;&quot;&quot;&quot;},&quot;;&quot;&quot;) &amp;IF([.AT17]&gt;0;&quot;{&quot;&quot;value&quot;&quot;:&quot;&amp;COLUMN([.AT17])-11&amp;&quot;,&quot;&quot;text&quot;&quot;:&quot;&quot;&quot;&amp;[.AT17]&amp;&quot;&quot;&quot;},&quot;;&quot;&quot;) &amp;IF([.AU17]&gt;0;&quot;{&quot;&quot;value&quot;&quot;:&quot;&amp;COLUMN([.AU17])-11&amp;&quot;,&quot;&quot;text&quot;&quot;:&quot;&quot;&quot;&amp;[.AU17]&amp;&quot;&quot;&quot;},&quot;;&quot;&quot;)" office:value-type="string" office:string-value="{&quot;value&quot;:17,&quot;text&quot;:&quot;Active job e.g. Waitressing / labouring&quot;},{&quot;value&quot;:18,&quot;text&quot;:&quot;Drama&quot;},{&quot;value&quot;:19,&quot;text&quot;:&quot;None of the above&quot;},{&quot;value&quot;:20,&quot;text&quot;:&quot;TEXT_OTHER&quot;},">
            <text:p>{"value":17,"text":"Active job e.g. Waitressing / labouring"},{"value":18,"text":"Drama"},{"value":19,"text":"None of the above"},{"value":20,"text":"TEXT_OTHER"},</text:p>
          </table:table-cell>
          <table:table-cell table:style-name="ce1" table:formula="of:=IF([.AV17]&gt;0;&quot;{&quot;&quot;value&quot;&quot;:&quot;&amp;COLUMN([.AV17])-11&amp;&quot;,&quot;&quot;text&quot;&quot;:&quot;&quot;&quot;&amp;[.AV17]&amp;&quot;&quot;&quot;},&quot;;&quot;&quot;) &amp;IF([.AW17]&gt;0;&quot;{&quot;&quot;value&quot;&quot;:&quot;&amp;COLUMN([.AW17])-11&amp;&quot;,&quot;&quot;text&quot;&quot;:&quot;&quot;&quot;&amp;[.AW17]&amp;&quot;&quot;&quot;},&quot;;&quot;&quot;) &amp;IF([.AX17]&gt;0;&quot;{&quot;&quot;value&quot;&quot;:&quot;&amp;COLUMN([.AX17])-11&amp;&quot;,&quot;&quot;text&quot;&quot;:&quot;&quot;&quot;&amp;[.AX17]&amp;&quot;&quot;&quot;},&quot;;&quot;&quot;) &amp;IF([.AY17]&gt;0;&quot;{&quot;&quot;value&quot;&quot;:&quot;&amp;COLUMN([.AY17])-11&amp;&quot;,&quot;&quot;text&quot;&quot;:&quot;&quot;&quot;&amp;[.AY17]&amp;&quot;&quot;&quot;},&quot;;&quot;&quot;) &amp;IF([.AZ17]&gt;0;&quot;{&quot;&quot;value&quot;&quot;:&quot;&amp;COLUMN([.AZ17])-11&amp;&quot;,&quot;&quot;text&quot;&quot;:&quot;&quot;&quot;&amp;[.AZ17]&amp;&quot;&quot;&quot;},&quot;;&quot;&quot;) &amp;IF([.BA17]&gt;0;&quot;{&quot;&quot;value&quot;&quot;:&quot;&amp;COLUMN([.BA17])-11&amp;&quot;,&quot;&quot;text&quot;&quot;:&quot;&quot;&quot;&amp;[.BA17]&amp;&quot;&quot;&quot;},&quot;;&quot;&quot;) &amp;IF([.BB17]&gt;0;&quot;{&quot;&quot;value&quot;&quot;:&quot;&amp;COLUMN([.BB17])-11&amp;&quot;,&quot;&quot;text&quot;&quot;:&quot;&quot;&quot;&amp;[.BB17]&amp;&quot;&quot;&quot;},&quot;;&quot;&quot;) &amp;IF([.BC17]&gt;0;&quot;{&quot;&quot;value&quot;&quot;:&quot;&amp;COLUMN([.BC17])-11&amp;&quot;,&quot;&quot;text&quot;&quot;:&quot;&quot;&quot;&amp;[.BC17]&amp;&quot;&quot;&quot;},&quot;;&quot;&quot;) &amp;IF([.BD17]&gt;0;&quot;{&quot;&quot;value&quot;&quot;:&quot;&amp;COLUMN([.BD17])-11&amp;&quot;,&quot;&quot;text&quot;&quot;:&quot;&quot;&quot;&amp;[.BD17]&amp;&quot;&quot;&quot;},&quot;;&quot;&quot;) &amp;IF([.BE17]&gt;0;&quot;{&quot;&quot;value&quot;&quot;:&quot;&amp;COLUMN([.BE17])-11&amp;&quot;,&quot;&quot;text&quot;&quot;:&quot;&quot;&quot;&amp;[.BE17]&amp;&quot;&quot;&quot;},&quot;;&quot;&quot;) &amp;IF([.BF17]&gt;0;&quot;{&quot;&quot;value&quot;&quot;:&quot;&amp;COLUMN([.BF17])-11&amp;&quot;,&quot;&quot;text&quot;&quot;:&quot;&quot;&quot;&amp;[.BF17]&amp;&quot;&quot;&quot;},&quot;;&quot;&quot;) &amp;IF([.BG17]&gt;0;&quot;{&quot;&quot;value&quot;&quot;:&quot;&amp;COLUMN([.BG17])-11&amp;&quot;,&quot;&quot;text&quot;&quot;:&quot;&quot;&quot;&amp;[.BG17]&amp;&quot;&quot;&quot;},&quot;;&quot;&quot;) &amp;IF([.BH17]&gt;0;&quot;{&quot;&quot;value&quot;&quot;:&quot;&amp;COLUMN([.BH17])-11&amp;&quot;,&quot;&quot;text&quot;&quot;:&quot;&quot;&quot;&amp;[.BH17]&amp;&quot;&quot;&quot;},&quot;;&quot;&quot;) &amp;IF([.BI17]&gt;0;&quot;{&quot;&quot;value&quot;&quot;:&quot;&amp;COLUMN([.BI17])-11&amp;&quot;,&quot;&quot;text&quot;&quot;:&quot;&quot;&quot;&amp;[.BI17]&amp;&quot;&quot;&quot;},&quot;;&quot;&quot;) &amp;IF([.BJ17]&gt;0;&quot;{&quot;&quot;value&quot;&quot;:&quot;&amp;COLUMN([.BJ17])-11&amp;&quot;,&quot;&quot;text&quot;&quot;:&quot;&quot;&quot;&amp;[.BJ17]&amp;&quot;&quot;&quot;},&quot;;&quot;&quot;) &amp;IF([.BK17]&gt;0;&quot;{&quot;&quot;value&quot;&quot;:&quot;&amp;COLUMN([.BK17])-11&amp;&quot;,&quot;&quot;text&quot;&quot;:&quot;&quot;&quot;&amp;[.BK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32"/>
          <table:table-cell table:number-columns-repeated="961"/>
        </table:table-row>
        <table:table-row table:style-name="ro2">
          <table:table-cell table:style-name="ce1" table:formula="of:=&quot;{&quot;&quot;id&quot;&quot;:&quot;&amp;[.G18]&amp;&quot;,&quot;&quot;ordinal&quot;&quot;:&quot;&amp;ROW()-2&amp;&quot;,&quot;&quot;required&quot;&quot;:&quot;&amp;[.E18]&amp;&quot;,&quot;&quot;category&quot;&quot;:&quot;&quot;&quot;&amp;[.F18]&amp;&quot;&quot;&quot;,&quot;&quot;info&quot;&quot;:&quot;&quot;&quot;&amp;[.J18]&amp;&quot;&quot;&quot;&quot;&amp;&quot;,&quot;&quot;skip&quot;&quot;:&quot;&quot;&quot;&amp;[.D18]&amp;&quot;&quot;&quot;&quot;&amp;&quot;,&quot;&quot;text&quot;&quot;:&quot;&quot;&quot;&amp;[.H18]&amp;&quot;&quot;&quot;&quot;&amp;&quot;,&quot;&quot;type&quot;&quot;:&quot;&quot;&quot;&amp;[.I18]&amp;&quot;&quot;&quot;&quot;&amp;&quot;,&quot;&quot;options&quot;&quot;:[&quot; &amp;IF([.K18]&gt;0;&quot;{&quot;&quot;value&quot;&quot;:&quot;&amp;COLUMN([.K18])-11&amp;&quot;,&quot;&quot;text&quot;&quot;:&quot;&quot;&quot;&amp;[.K18]&amp;&quot;&quot;&quot;},&quot;;&quot;&quot;) &amp;IF([.L18]&gt;0;&quot;{&quot;&quot;value&quot;&quot;:&quot;&amp;COLUMN([.L18])-11&amp;&quot;,&quot;&quot;text&quot;&quot;:&quot;&quot;&quot;&amp;[.L18]&amp;&quot;&quot;&quot;},&quot;;&quot;&quot;) &amp;IF([.M18]&gt;0;&quot;{&quot;&quot;value&quot;&quot;:&quot;&amp;COLUMN([.M18])-11&amp;&quot;,&quot;&quot;text&quot;&quot;:&quot;&quot;&quot;&amp;[.M18]&amp;&quot;&quot;&quot;},&quot;;&quot;&quot;) &amp;IF([.N18]&gt;0;&quot;{&quot;&quot;value&quot;&quot;:&quot;&amp;COLUMN([.N18])-11&amp;&quot;,&quot;&quot;text&quot;&quot;:&quot;&quot;&quot;&amp;[.N18]&amp;&quot;&quot;&quot;},&quot;;&quot;&quot;) &amp;IF([.O18]&gt;0;&quot;{&quot;&quot;value&quot;&quot;:&quot;&amp;COLUMN([.O18])-11&amp;&quot;,&quot;&quot;text&quot;&quot;:&quot;&quot;&quot;&amp;[.O18]&amp;&quot;&quot;&quot;},&quot;;&quot;&quot;) &amp;IF([.P18]&gt;0;&quot;{&quot;&quot;value&quot;&quot;:&quot;&amp;COLUMN([.P18])-11&amp;&quot;,&quot;&quot;text&quot;&quot;:&quot;&quot;&quot;&amp;[.P18]&amp;&quot;&quot;&quot;},&quot;;&quot;&quot;) &amp;IF([.Q18]&gt;0;&quot;{&quot;&quot;value&quot;&quot;:&quot;&amp;COLUMN([.Q18])-11&amp;&quot;,&quot;&quot;text&quot;&quot;:&quot;&quot;&quot;&amp;[.Q18]&amp;&quot;&quot;&quot;},&quot;;&quot;&quot;) &amp;IF([.R18]&gt;0;&quot;{&quot;&quot;value&quot;&quot;:&quot;&amp;COLUMN([.R18])-11&amp;&quot;,&quot;&quot;text&quot;&quot;:&quot;&quot;&quot;&amp;[.R18]&amp;&quot;&quot;&quot;},&quot;;&quot;&quot;) &amp;IF([.S18]&gt;0;&quot;{&quot;&quot;value&quot;&quot;:&quot;&amp;COLUMN([.S18])-11&amp;&quot;,&quot;&quot;text&quot;&quot;:&quot;&quot;&quot;&amp;[.S18]&amp;&quot;&quot;&quot;},&quot;;&quot;&quot;) &amp;IF([.T18]&gt;0;&quot;{&quot;&quot;value&quot;&quot;:&quot;&amp;COLUMN([.T18])-11&amp;&quot;,&quot;&quot;text&quot;&quot;:&quot;&quot;&quot;&amp;[.T18]&amp;&quot;&quot;&quot;},&quot;;&quot;&quot;) &amp;IF([.U18]&gt;0;&quot;{&quot;&quot;value&quot;&quot;:&quot;&amp;COLUMN([.U18])-11&amp;&quot;,&quot;&quot;text&quot;&quot;:&quot;&quot;&quot;&amp;[.U18]&amp;&quot;&quot;&quot;},&quot;;&quot;&quot;) &amp;IF([.V18]&gt;0;&quot;{&quot;&quot;value&quot;&quot;:&quot;&amp;COLUMN([.V18])-11&amp;&quot;,&quot;&quot;text&quot;&quot;:&quot;&quot;&quot;&amp;[.V18]&amp;&quot;&quot;&quot;},&quot;;&quot;&quot;) &amp;IF([.W18]&gt;0;&quot;{&quot;&quot;value&quot;&quot;:&quot;&amp;COLUMN([.W18])-11&amp;&quot;,&quot;&quot;text&quot;&quot;:&quot;&quot;&quot;&amp;[.W18]&amp;&quot;&quot;&quot;},&quot;;&quot;&quot;) &amp;IF([.X18]&gt;0;&quot;{&quot;&quot;value&quot;&quot;:&quot;&amp;COLUMN([.X18])-11&amp;&quot;,&quot;&quot;text&quot;&quot;:&quot;&quot;&quot;&amp;[.X18]&amp;&quot;&quot;&quot;},&quot;;&quot;&quot;) &amp;IF([.Y18]&gt;0;&quot;{&quot;&quot;value&quot;&quot;:&quot;&amp;COLUMN([.Y18])-11&amp;&quot;,&quot;&quot;text&quot;&quot;:&quot;&quot;&quot;&amp;[.Y18]&amp;&quot;&quot;&quot;},&quot;;&quot;&quot;) &amp;IF([.Z18]&gt;0;&quot;{&quot;&quot;value&quot;&quot;:&quot;&amp;COLUMN([.Z18])-11&amp;&quot;,&quot;&quot;text&quot;&quot;:&quot;&quot;&quot;&amp;[.Z18]&amp;&quot;&quot;&quot;},&quot;;&quot;&quot;) &amp;IF([.AA18]&gt;0;&quot;{&quot;&quot;value&quot;&quot;:&quot;&amp;COLUMN([.AA18])-11&amp;&quot;,&quot;&quot;text&quot;&quot;:&quot;&quot;&quot;&amp;[.AA18]&amp;&quot;&quot;&quot;},&quot;;&quot;&quot;)" office:value-type="string" office:string-value="{&quot;id&quot;:14,&quot;ordinal&quot;:16,&quot;required&quot;:0,&quot;category&quot;:&quot;Physical Activity&quot;,&quot;info&quot;:&quot;null&quot;,&quot;skip&quot;:&quot;null&quot;,&quot;text&quot;:&quot;Where do you do exercise or physical activity?&quot;,&quot;type&quot;:&quot;MC&quot;,&quot;options&quot;:[{&quot;value&quot;:0,&quot;text&quot;:&quot;In school&quot;},{&quot;value&quot;:1,&quot;text&quot;:&quot;After-school club&quot;},{&quot;value&quot;:2,&quot;text&quot;:&quot;Club outside of school&quot;},{&quot;value&quot;:3,&quot;text&quot;:&quot;At work&quot;},{&quot;value&quot;:4,&quot;text&quot;:&quot;At home&quot;},{&quot;value&quot;:5,&quot;text&quot;:&quot;TEXT_OTHER&quot;},">
            <text:p>{"id":14,"ordinal":16,"required":0,"category":"Physical Activity","info":"null","skip":"null","text":"Where do you do exercise or physical activity?","type":"MC","options":[{"value":0,"text":"In school"},{"value":1,"text":"After-school club"},{"value":2,"text":"Club outside of school"},{"value":3,"text":"At work"},{"value":4,"text":"At home"},{"value":5,"text":"TEXT_OTHER"},</text:p>
          </table:table-cell>
          <table:table-cell table:style-name="ce2" table:formula="of:=IF([.AB18]&gt;0;&quot;{&quot;&quot;value&quot;&quot;:&quot;&amp;COLUMN([.AB18])-11&amp;&quot;,&quot;&quot;text&quot;&quot;:&quot;&quot;&quot;&amp;[.AB18]&amp;&quot;&quot;&quot;},&quot;;&quot;&quot;) &amp;IF([.AC18]&gt;0;&quot;{&quot;&quot;value&quot;&quot;:&quot;&amp;COLUMN([.AC18])-11&amp;&quot;,&quot;&quot;text&quot;&quot;:&quot;&quot;&quot;&amp;[.AC18]&amp;&quot;&quot;&quot;},&quot;;&quot;&quot;) &amp;IF([.AD18]&gt;0;&quot;{&quot;&quot;value&quot;&quot;:&quot;&amp;COLUMN([.AD18])-11&amp;&quot;,&quot;&quot;text&quot;&quot;:&quot;&quot;&quot;&amp;[.AD18]&amp;&quot;&quot;&quot;},&quot;;&quot;&quot;) &amp;IF([.AE18]&gt;0;&quot;{&quot;&quot;value&quot;&quot;:&quot;&amp;COLUMN([.AE18])-11&amp;&quot;,&quot;&quot;text&quot;&quot;:&quot;&quot;&quot;&amp;[.AE18]&amp;&quot;&quot;&quot;},&quot;;&quot;&quot;) &amp;IF([.AF18]&gt;0;&quot;{&quot;&quot;value&quot;&quot;:&quot;&amp;COLUMN([.AF18])-11&amp;&quot;,&quot;&quot;text&quot;&quot;:&quot;&quot;&quot;&amp;[.AF18]&amp;&quot;&quot;&quot;},&quot;;&quot;&quot;) &amp;IF([.AG18]&gt;0;&quot;{&quot;&quot;value&quot;&quot;:&quot;&amp;COLUMN([.AG18])-11&amp;&quot;,&quot;&quot;text&quot;&quot;:&quot;&quot;&quot;&amp;[.AG18]&amp;&quot;&quot;&quot;},&quot;;&quot;&quot;) &amp;IF([.AH18]&gt;0;&quot;{&quot;&quot;value&quot;&quot;:&quot;&amp;COLUMN([.AH18])-11&amp;&quot;,&quot;&quot;text&quot;&quot;:&quot;&quot;&quot;&amp;[.AH18]&amp;&quot;&quot;&quot;},&quot;;&quot;&quot;) &amp;IF([.AI18]&gt;0;&quot;{&quot;&quot;value&quot;&quot;:&quot;&amp;COLUMN([.AI18])-11&amp;&quot;,&quot;&quot;text&quot;&quot;:&quot;&quot;&quot;&amp;[.AI18]&amp;&quot;&quot;&quot;},&quot;;&quot;&quot;) &amp;IF([.AJ18]&gt;0;&quot;{&quot;&quot;value&quot;&quot;:&quot;&amp;COLUMN([.AJ18])-11&amp;&quot;,&quot;&quot;text&quot;&quot;:&quot;&quot;&quot;&amp;[.AJ18]&amp;&quot;&quot;&quot;},&quot;;&quot;&quot;) &amp;IF([.AK18]&gt;0;&quot;{&quot;&quot;value&quot;&quot;:&quot;&amp;COLUMN([.AK18])-11&amp;&quot;,&quot;&quot;text&quot;&quot;:&quot;&quot;&quot;&amp;[.AK18]&amp;&quot;&quot;&quot;},&quot;;&quot;&quot;) &amp;IF([.AL18]&gt;0;&quot;{&quot;&quot;value&quot;&quot;:&quot;&amp;COLUMN([.AL18])-11&amp;&quot;,&quot;&quot;text&quot;&quot;:&quot;&quot;&quot;&amp;[.AL18]&amp;&quot;&quot;&quot;},&quot;;&quot;&quot;) &amp;IF([.AM18]&gt;0;&quot;{&quot;&quot;value&quot;&quot;:&quot;&amp;COLUMN([.AM18])-11&amp;&quot;,&quot;&quot;text&quot;&quot;:&quot;&quot;&quot;&amp;[.AM18]&amp;&quot;&quot;&quot;},&quot;;&quot;&quot;) &amp;IF([.AN18]&gt;0;&quot;{&quot;&quot;value&quot;&quot;:&quot;&amp;COLUMN([.AN18])-11&amp;&quot;,&quot;&quot;text&quot;&quot;:&quot;&quot;&quot;&amp;[.AN18]&amp;&quot;&quot;&quot;},&quot;;&quot;&quot;) &amp;IF([.AO18]&gt;0;&quot;{&quot;&quot;value&quot;&quot;:&quot;&amp;COLUMN([.AO18])-11&amp;&quot;,&quot;&quot;text&quot;&quot;:&quot;&quot;&quot;&amp;[.AO18]&amp;&quot;&quot;&quot;},&quot;;&quot;&quot;) &amp;IF([.AP18]&gt;0;&quot;{&quot;&quot;value&quot;&quot;:&quot;&amp;COLUMN([.AP18])-11&amp;&quot;,&quot;&quot;text&quot;&quot;:&quot;&quot;&quot;&amp;[.AP18]&amp;&quot;&quot;&quot;},&quot;;&quot;&quot;) &amp;IF([.AQ18]&gt;0;&quot;{&quot;&quot;value&quot;&quot;:&quot;&amp;COLUMN([.AQ18])-11&amp;&quot;,&quot;&quot;text&quot;&quot;:&quot;&quot;&quot;&amp;[.AQ18]&amp;&quot;&quot;&quot;},&quot;;&quot;&quot;) &amp;IF([.AR18]&gt;0;&quot;{&quot;&quot;value&quot;&quot;:&quot;&amp;COLUMN([.AR18])-11&amp;&quot;,&quot;&quot;text&quot;&quot;:&quot;&quot;&quot;&amp;[.AR18]&amp;&quot;&quot;&quot;},&quot;;&quot;&quot;) &amp;IF([.AS18]&gt;0;&quot;{&quot;&quot;value&quot;&quot;:&quot;&amp;COLUMN([.AS18])-11&amp;&quot;,&quot;&quot;text&quot;&quot;:&quot;&quot;&quot;&amp;[.AS18]&amp;&quot;&quot;&quot;},&quot;;&quot;&quot;) &amp;IF([.AT18]&gt;0;&quot;{&quot;&quot;value&quot;&quot;:&quot;&amp;COLUMN([.AT18])-11&amp;&quot;,&quot;&quot;text&quot;&quot;:&quot;&quot;&quot;&amp;[.AT18]&amp;&quot;&quot;&quot;},&quot;;&quot;&quot;) &amp;IF([.AU18]&gt;0;&quot;{&quot;&quot;value&quot;&quot;:&quot;&amp;COLUMN([.AU18])-11&amp;&quot;,&quot;&quot;text&quot;&quot;:&quot;&quot;&quot;&amp;[.AU18]&amp;&quot;&quot;&quot;},&quot;;&quot;&quot;)">
            <text:p/>
          </table:table-cell>
          <table:table-cell table:style-name="ce1" table:formula="of:=IF([.AV18]&gt;0;&quot;{&quot;&quot;value&quot;&quot;:&quot;&amp;COLUMN([.AV18])-11&amp;&quot;,&quot;&quot;text&quot;&quot;:&quot;&quot;&quot;&amp;[.AV18]&amp;&quot;&quot;&quot;},&quot;;&quot;&quot;) &amp;IF([.AW18]&gt;0;&quot;{&quot;&quot;value&quot;&quot;:&quot;&amp;COLUMN([.AW18])-11&amp;&quot;,&quot;&quot;text&quot;&quot;:&quot;&quot;&quot;&amp;[.AW18]&amp;&quot;&quot;&quot;},&quot;;&quot;&quot;) &amp;IF([.AX18]&gt;0;&quot;{&quot;&quot;value&quot;&quot;:&quot;&amp;COLUMN([.AX18])-11&amp;&quot;,&quot;&quot;text&quot;&quot;:&quot;&quot;&quot;&amp;[.AX18]&amp;&quot;&quot;&quot;},&quot;;&quot;&quot;) &amp;IF([.AY18]&gt;0;&quot;{&quot;&quot;value&quot;&quot;:&quot;&amp;COLUMN([.AY18])-11&amp;&quot;,&quot;&quot;text&quot;&quot;:&quot;&quot;&quot;&amp;[.AY18]&amp;&quot;&quot;&quot;},&quot;;&quot;&quot;) &amp;IF([.AZ18]&gt;0;&quot;{&quot;&quot;value&quot;&quot;:&quot;&amp;COLUMN([.AZ18])-11&amp;&quot;,&quot;&quot;text&quot;&quot;:&quot;&quot;&quot;&amp;[.AZ18]&amp;&quot;&quot;&quot;},&quot;;&quot;&quot;) &amp;IF([.BA18]&gt;0;&quot;{&quot;&quot;value&quot;&quot;:&quot;&amp;COLUMN([.BA18])-11&amp;&quot;,&quot;&quot;text&quot;&quot;:&quot;&quot;&quot;&amp;[.BA18]&amp;&quot;&quot;&quot;},&quot;;&quot;&quot;) &amp;IF([.BB18]&gt;0;&quot;{&quot;&quot;value&quot;&quot;:&quot;&amp;COLUMN([.BB18])-11&amp;&quot;,&quot;&quot;text&quot;&quot;:&quot;&quot;&quot;&amp;[.BB18]&amp;&quot;&quot;&quot;},&quot;;&quot;&quot;) &amp;IF([.BC18]&gt;0;&quot;{&quot;&quot;value&quot;&quot;:&quot;&amp;COLUMN([.BC18])-11&amp;&quot;,&quot;&quot;text&quot;&quot;:&quot;&quot;&quot;&amp;[.BC18]&amp;&quot;&quot;&quot;},&quot;;&quot;&quot;) &amp;IF([.BD18]&gt;0;&quot;{&quot;&quot;value&quot;&quot;:&quot;&amp;COLUMN([.BD18])-11&amp;&quot;,&quot;&quot;text&quot;&quot;:&quot;&quot;&quot;&amp;[.BD18]&amp;&quot;&quot;&quot;},&quot;;&quot;&quot;) &amp;IF([.BE18]&gt;0;&quot;{&quot;&quot;value&quot;&quot;:&quot;&amp;COLUMN([.BE18])-11&amp;&quot;,&quot;&quot;text&quot;&quot;:&quot;&quot;&quot;&amp;[.BE18]&amp;&quot;&quot;&quot;},&quot;;&quot;&quot;) &amp;IF([.BF18]&gt;0;&quot;{&quot;&quot;value&quot;&quot;:&quot;&amp;COLUMN([.BF18])-11&amp;&quot;,&quot;&quot;text&quot;&quot;:&quot;&quot;&quot;&amp;[.BF18]&amp;&quot;&quot;&quot;},&quot;;&quot;&quot;) &amp;IF([.BG18]&gt;0;&quot;{&quot;&quot;value&quot;&quot;:&quot;&amp;COLUMN([.BG18])-11&amp;&quot;,&quot;&quot;text&quot;&quot;:&quot;&quot;&quot;&amp;[.BG18]&amp;&quot;&quot;&quot;},&quot;;&quot;&quot;) &amp;IF([.BH18]&gt;0;&quot;{&quot;&quot;value&quot;&quot;:&quot;&amp;COLUMN([.BH18])-11&amp;&quot;,&quot;&quot;text&quot;&quot;:&quot;&quot;&quot;&amp;[.BH18]&amp;&quot;&quot;&quot;},&quot;;&quot;&quot;) &amp;IF([.BI18]&gt;0;&quot;{&quot;&quot;value&quot;&quot;:&quot;&amp;COLUMN([.BI18])-11&amp;&quot;,&quot;&quot;text&quot;&quot;:&quot;&quot;&quot;&amp;[.BI18]&amp;&quot;&quot;&quot;},&quot;;&quot;&quot;) &amp;IF([.BJ18]&gt;0;&quot;{&quot;&quot;value&quot;&quot;:&quot;&amp;COLUMN([.BJ18])-11&amp;&quot;,&quot;&quot;text&quot;&quot;:&quot;&quot;&quot;&amp;[.BJ18]&amp;&quot;&quot;&quot;},&quot;;&quot;&quot;) &amp;IF([.BK18]&gt;0;&quot;{&quot;&quot;value&quot;&quot;:&quot;&amp;COLUMN([.BK18])-11&amp;&quot;,&quot;&quot;text&quot;&quot;:&quot;&quot;&quot;&amp;[.BK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9]&amp;&quot;,&quot;&quot;ordinal&quot;&quot;:&quot;&amp;ROW()-2&amp;&quot;,&quot;&quot;required&quot;&quot;:&quot;&amp;[.E19]&amp;&quot;,&quot;&quot;category&quot;&quot;:&quot;&quot;&quot;&amp;[.F19]&amp;&quot;&quot;&quot;,&quot;&quot;info&quot;&quot;:&quot;&quot;&quot;&amp;[.J19]&amp;&quot;&quot;&quot;&quot;&amp;&quot;,&quot;&quot;skip&quot;&quot;:&quot;&quot;&quot;&amp;[.D19]&amp;&quot;&quot;&quot;&quot;&amp;&quot;,&quot;&quot;text&quot;&quot;:&quot;&quot;&quot;&amp;[.H19]&amp;&quot;&quot;&quot;&quot;&amp;&quot;,&quot;&quot;type&quot;&quot;:&quot;&quot;&quot;&amp;[.I19]&amp;&quot;&quot;&quot;&quot;&amp;&quot;,&quot;&quot;options&quot;&quot;:[&quot; &amp;IF([.K19]&gt;0;&quot;{&quot;&quot;value&quot;&quot;:&quot;&amp;COLUMN([.K19])-11&amp;&quot;,&quot;&quot;text&quot;&quot;:&quot;&quot;&quot;&amp;[.K19]&amp;&quot;&quot;&quot;},&quot;;&quot;&quot;) &amp;IF([.L19]&gt;0;&quot;{&quot;&quot;value&quot;&quot;:&quot;&amp;COLUMN([.L19])-11&amp;&quot;,&quot;&quot;text&quot;&quot;:&quot;&quot;&quot;&amp;[.L19]&amp;&quot;&quot;&quot;},&quot;;&quot;&quot;) &amp;IF([.M19]&gt;0;&quot;{&quot;&quot;value&quot;&quot;:&quot;&amp;COLUMN([.M19])-11&amp;&quot;,&quot;&quot;text&quot;&quot;:&quot;&quot;&quot;&amp;[.M19]&amp;&quot;&quot;&quot;},&quot;;&quot;&quot;) &amp;IF([.N19]&gt;0;&quot;{&quot;&quot;value&quot;&quot;:&quot;&amp;COLUMN([.N19])-11&amp;&quot;,&quot;&quot;text&quot;&quot;:&quot;&quot;&quot;&amp;[.N19]&amp;&quot;&quot;&quot;},&quot;;&quot;&quot;) &amp;IF([.O19]&gt;0;&quot;{&quot;&quot;value&quot;&quot;:&quot;&amp;COLUMN([.O19])-11&amp;&quot;,&quot;&quot;text&quot;&quot;:&quot;&quot;&quot;&amp;[.O19]&amp;&quot;&quot;&quot;},&quot;;&quot;&quot;) &amp;IF([.P19]&gt;0;&quot;{&quot;&quot;value&quot;&quot;:&quot;&amp;COLUMN([.P19])-11&amp;&quot;,&quot;&quot;text&quot;&quot;:&quot;&quot;&quot;&amp;[.P19]&amp;&quot;&quot;&quot;},&quot;;&quot;&quot;) &amp;IF([.Q19]&gt;0;&quot;{&quot;&quot;value&quot;&quot;:&quot;&amp;COLUMN([.Q19])-11&amp;&quot;,&quot;&quot;text&quot;&quot;:&quot;&quot;&quot;&amp;[.Q19]&amp;&quot;&quot;&quot;},&quot;;&quot;&quot;) &amp;IF([.R19]&gt;0;&quot;{&quot;&quot;value&quot;&quot;:&quot;&amp;COLUMN([.R19])-11&amp;&quot;,&quot;&quot;text&quot;&quot;:&quot;&quot;&quot;&amp;[.R19]&amp;&quot;&quot;&quot;},&quot;;&quot;&quot;) &amp;IF([.S19]&gt;0;&quot;{&quot;&quot;value&quot;&quot;:&quot;&amp;COLUMN([.S19])-11&amp;&quot;,&quot;&quot;text&quot;&quot;:&quot;&quot;&quot;&amp;[.S19]&amp;&quot;&quot;&quot;},&quot;;&quot;&quot;) &amp;IF([.T19]&gt;0;&quot;{&quot;&quot;value&quot;&quot;:&quot;&amp;COLUMN([.T19])-11&amp;&quot;,&quot;&quot;text&quot;&quot;:&quot;&quot;&quot;&amp;[.T19]&amp;&quot;&quot;&quot;},&quot;;&quot;&quot;) &amp;IF([.U19]&gt;0;&quot;{&quot;&quot;value&quot;&quot;:&quot;&amp;COLUMN([.U19])-11&amp;&quot;,&quot;&quot;text&quot;&quot;:&quot;&quot;&quot;&amp;[.U19]&amp;&quot;&quot;&quot;},&quot;;&quot;&quot;) &amp;IF([.V19]&gt;0;&quot;{&quot;&quot;value&quot;&quot;:&quot;&amp;COLUMN([.V19])-11&amp;&quot;,&quot;&quot;text&quot;&quot;:&quot;&quot;&quot;&amp;[.V19]&amp;&quot;&quot;&quot;},&quot;;&quot;&quot;) &amp;IF([.W19]&gt;0;&quot;{&quot;&quot;value&quot;&quot;:&quot;&amp;COLUMN([.W19])-11&amp;&quot;,&quot;&quot;text&quot;&quot;:&quot;&quot;&quot;&amp;[.W19]&amp;&quot;&quot;&quot;},&quot;;&quot;&quot;) &amp;IF([.X19]&gt;0;&quot;{&quot;&quot;value&quot;&quot;:&quot;&amp;COLUMN([.X19])-11&amp;&quot;,&quot;&quot;text&quot;&quot;:&quot;&quot;&quot;&amp;[.X19]&amp;&quot;&quot;&quot;},&quot;;&quot;&quot;) &amp;IF([.Y19]&gt;0;&quot;{&quot;&quot;value&quot;&quot;:&quot;&amp;COLUMN([.Y19])-11&amp;&quot;,&quot;&quot;text&quot;&quot;:&quot;&quot;&quot;&amp;[.Y19]&amp;&quot;&quot;&quot;},&quot;;&quot;&quot;) &amp;IF([.Z19]&gt;0;&quot;{&quot;&quot;value&quot;&quot;:&quot;&amp;COLUMN([.Z19])-11&amp;&quot;,&quot;&quot;text&quot;&quot;:&quot;&quot;&quot;&amp;[.Z19]&amp;&quot;&quot;&quot;},&quot;;&quot;&quot;) &amp;IF([.AA19]&gt;0;&quot;{&quot;&quot;value&quot;&quot;:&quot;&amp;COLUMN([.AA19])-11&amp;&quot;,&quot;&quot;text&quot;&quot;:&quot;&quot;&quot;&amp;[.AA19]&amp;&quot;&quot;&quot;},&quot;;&quot;&quot;)" office:value-type="string" office:string-value="{&quot;id&quot;:15,&quot;ordinal&quot;:17,&quot;required&quot;:0,&quot;category&quot;:&quot;Physical Activity&quot;,&quot;info&quot;:&quot;null&quot;,&quot;skip&quot;:&quot;null&quot;,&quot;text&quot;:&quot;Who do you exercise with?&quot;,&quot;type&quot;:&quot;MC&quot;,&quot;options&quot;:[{&quot;value&quot;:0,&quot;text&quot;:&quot;With friends&quot;},{&quot;value&quot;:1,&quot;text&quot;:&quot;With family&quot;},{&quot;value&quot;:2,&quot;text&quot;:&quot;On my own&quot;},{&quot;value&quot;:3,&quot;text&quot;:&quot;With other club members&quot;},{&quot;value&quot;:4,&quot;text&quot;:&quot;TEXT_OTHER&quot;},">
            <text:p>{"id":15,"ordinal":17,"required":0,"category":"Physical Activity","info":"null","skip":"null","text":"Who do you exercise with?","type":"MC","options":[{"value":0,"text":"With friends"},{"value":1,"text":"With family"},{"value":2,"text":"On my own"},{"value":3,"text":"With other club members"},{"value":4,"text":"TEXT_OTHER"},</text:p>
          </table:table-cell>
          <table:table-cell table:style-name="ce2" table:formula="of:=IF([.AB19]&gt;0;&quot;{&quot;&quot;value&quot;&quot;:&quot;&amp;COLUMN([.AB19])-11&amp;&quot;,&quot;&quot;text&quot;&quot;:&quot;&quot;&quot;&amp;[.AB19]&amp;&quot;&quot;&quot;},&quot;;&quot;&quot;) &amp;IF([.AC19]&gt;0;&quot;{&quot;&quot;value&quot;&quot;:&quot;&amp;COLUMN([.AC19])-11&amp;&quot;,&quot;&quot;text&quot;&quot;:&quot;&quot;&quot;&amp;[.AC19]&amp;&quot;&quot;&quot;},&quot;;&quot;&quot;) &amp;IF([.AD19]&gt;0;&quot;{&quot;&quot;value&quot;&quot;:&quot;&amp;COLUMN([.AD19])-11&amp;&quot;,&quot;&quot;text&quot;&quot;:&quot;&quot;&quot;&amp;[.AD19]&amp;&quot;&quot;&quot;},&quot;;&quot;&quot;) &amp;IF([.AE19]&gt;0;&quot;{&quot;&quot;value&quot;&quot;:&quot;&amp;COLUMN([.AE19])-11&amp;&quot;,&quot;&quot;text&quot;&quot;:&quot;&quot;&quot;&amp;[.AE19]&amp;&quot;&quot;&quot;},&quot;;&quot;&quot;) &amp;IF([.AF19]&gt;0;&quot;{&quot;&quot;value&quot;&quot;:&quot;&amp;COLUMN([.AF19])-11&amp;&quot;,&quot;&quot;text&quot;&quot;:&quot;&quot;&quot;&amp;[.AF19]&amp;&quot;&quot;&quot;},&quot;;&quot;&quot;) &amp;IF([.AG19]&gt;0;&quot;{&quot;&quot;value&quot;&quot;:&quot;&amp;COLUMN([.AG19])-11&amp;&quot;,&quot;&quot;text&quot;&quot;:&quot;&quot;&quot;&amp;[.AG19]&amp;&quot;&quot;&quot;},&quot;;&quot;&quot;) &amp;IF([.AH19]&gt;0;&quot;{&quot;&quot;value&quot;&quot;:&quot;&amp;COLUMN([.AH19])-11&amp;&quot;,&quot;&quot;text&quot;&quot;:&quot;&quot;&quot;&amp;[.AH19]&amp;&quot;&quot;&quot;},&quot;;&quot;&quot;) &amp;IF([.AI19]&gt;0;&quot;{&quot;&quot;value&quot;&quot;:&quot;&amp;COLUMN([.AI19])-11&amp;&quot;,&quot;&quot;text&quot;&quot;:&quot;&quot;&quot;&amp;[.AI19]&amp;&quot;&quot;&quot;},&quot;;&quot;&quot;) &amp;IF([.AJ19]&gt;0;&quot;{&quot;&quot;value&quot;&quot;:&quot;&amp;COLUMN([.AJ19])-11&amp;&quot;,&quot;&quot;text&quot;&quot;:&quot;&quot;&quot;&amp;[.AJ19]&amp;&quot;&quot;&quot;},&quot;;&quot;&quot;) &amp;IF([.AK19]&gt;0;&quot;{&quot;&quot;value&quot;&quot;:&quot;&amp;COLUMN([.AK19])-11&amp;&quot;,&quot;&quot;text&quot;&quot;:&quot;&quot;&quot;&amp;[.AK19]&amp;&quot;&quot;&quot;},&quot;;&quot;&quot;) &amp;IF([.AL19]&gt;0;&quot;{&quot;&quot;value&quot;&quot;:&quot;&amp;COLUMN([.AL19])-11&amp;&quot;,&quot;&quot;text&quot;&quot;:&quot;&quot;&quot;&amp;[.AL19]&amp;&quot;&quot;&quot;},&quot;;&quot;&quot;) &amp;IF([.AM19]&gt;0;&quot;{&quot;&quot;value&quot;&quot;:&quot;&amp;COLUMN([.AM19])-11&amp;&quot;,&quot;&quot;text&quot;&quot;:&quot;&quot;&quot;&amp;[.AM19]&amp;&quot;&quot;&quot;},&quot;;&quot;&quot;) &amp;IF([.AN19]&gt;0;&quot;{&quot;&quot;value&quot;&quot;:&quot;&amp;COLUMN([.AN19])-11&amp;&quot;,&quot;&quot;text&quot;&quot;:&quot;&quot;&quot;&amp;[.AN19]&amp;&quot;&quot;&quot;},&quot;;&quot;&quot;) &amp;IF([.AO19]&gt;0;&quot;{&quot;&quot;value&quot;&quot;:&quot;&amp;COLUMN([.AO19])-11&amp;&quot;,&quot;&quot;text&quot;&quot;:&quot;&quot;&quot;&amp;[.AO19]&amp;&quot;&quot;&quot;},&quot;;&quot;&quot;) &amp;IF([.AP19]&gt;0;&quot;{&quot;&quot;value&quot;&quot;:&quot;&amp;COLUMN([.AP19])-11&amp;&quot;,&quot;&quot;text&quot;&quot;:&quot;&quot;&quot;&amp;[.AP19]&amp;&quot;&quot;&quot;},&quot;;&quot;&quot;) &amp;IF([.AQ19]&gt;0;&quot;{&quot;&quot;value&quot;&quot;:&quot;&amp;COLUMN([.AQ19])-11&amp;&quot;,&quot;&quot;text&quot;&quot;:&quot;&quot;&quot;&amp;[.AQ19]&amp;&quot;&quot;&quot;},&quot;;&quot;&quot;) &amp;IF([.AR19]&gt;0;&quot;{&quot;&quot;value&quot;&quot;:&quot;&amp;COLUMN([.AR19])-11&amp;&quot;,&quot;&quot;text&quot;&quot;:&quot;&quot;&quot;&amp;[.AR19]&amp;&quot;&quot;&quot;},&quot;;&quot;&quot;) &amp;IF([.AS19]&gt;0;&quot;{&quot;&quot;value&quot;&quot;:&quot;&amp;COLUMN([.AS19])-11&amp;&quot;,&quot;&quot;text&quot;&quot;:&quot;&quot;&quot;&amp;[.AS19]&amp;&quot;&quot;&quot;},&quot;;&quot;&quot;) &amp;IF([.AT19]&gt;0;&quot;{&quot;&quot;value&quot;&quot;:&quot;&amp;COLUMN([.AT19])-11&amp;&quot;,&quot;&quot;text&quot;&quot;:&quot;&quot;&quot;&amp;[.AT19]&amp;&quot;&quot;&quot;},&quot;;&quot;&quot;) &amp;IF([.AU19]&gt;0;&quot;{&quot;&quot;value&quot;&quot;:&quot;&amp;COLUMN([.AU19])-11&amp;&quot;,&quot;&quot;text&quot;&quot;:&quot;&quot;&quot;&amp;[.AU19]&amp;&quot;&quot;&quot;},&quot;;&quot;&quot;)">
            <text:p/>
          </table:table-cell>
          <table:table-cell table:style-name="ce1" table:formula="of:=IF([.AV19]&gt;0;&quot;{&quot;&quot;value&quot;&quot;:&quot;&amp;COLUMN([.AV19])-11&amp;&quot;,&quot;&quot;text&quot;&quot;:&quot;&quot;&quot;&amp;[.AV19]&amp;&quot;&quot;&quot;},&quot;;&quot;&quot;) &amp;IF([.AW19]&gt;0;&quot;{&quot;&quot;value&quot;&quot;:&quot;&amp;COLUMN([.AW19])-11&amp;&quot;,&quot;&quot;text&quot;&quot;:&quot;&quot;&quot;&amp;[.AW19]&amp;&quot;&quot;&quot;},&quot;;&quot;&quot;) &amp;IF([.AX19]&gt;0;&quot;{&quot;&quot;value&quot;&quot;:&quot;&amp;COLUMN([.AX19])-11&amp;&quot;,&quot;&quot;text&quot;&quot;:&quot;&quot;&quot;&amp;[.AX19]&amp;&quot;&quot;&quot;},&quot;;&quot;&quot;) &amp;IF([.AY19]&gt;0;&quot;{&quot;&quot;value&quot;&quot;:&quot;&amp;COLUMN([.AY19])-11&amp;&quot;,&quot;&quot;text&quot;&quot;:&quot;&quot;&quot;&amp;[.AY19]&amp;&quot;&quot;&quot;},&quot;;&quot;&quot;) &amp;IF([.AZ19]&gt;0;&quot;{&quot;&quot;value&quot;&quot;:&quot;&amp;COLUMN([.AZ19])-11&amp;&quot;,&quot;&quot;text&quot;&quot;:&quot;&quot;&quot;&amp;[.AZ19]&amp;&quot;&quot;&quot;},&quot;;&quot;&quot;) &amp;IF([.BA19]&gt;0;&quot;{&quot;&quot;value&quot;&quot;:&quot;&amp;COLUMN([.BA19])-11&amp;&quot;,&quot;&quot;text&quot;&quot;:&quot;&quot;&quot;&amp;[.BA19]&amp;&quot;&quot;&quot;},&quot;;&quot;&quot;) &amp;IF([.BB19]&gt;0;&quot;{&quot;&quot;value&quot;&quot;:&quot;&amp;COLUMN([.BB19])-11&amp;&quot;,&quot;&quot;text&quot;&quot;:&quot;&quot;&quot;&amp;[.BB19]&amp;&quot;&quot;&quot;},&quot;;&quot;&quot;) &amp;IF([.BC19]&gt;0;&quot;{&quot;&quot;value&quot;&quot;:&quot;&amp;COLUMN([.BC19])-11&amp;&quot;,&quot;&quot;text&quot;&quot;:&quot;&quot;&quot;&amp;[.BC19]&amp;&quot;&quot;&quot;},&quot;;&quot;&quot;) &amp;IF([.BD19]&gt;0;&quot;{&quot;&quot;value&quot;&quot;:&quot;&amp;COLUMN([.BD19])-11&amp;&quot;,&quot;&quot;text&quot;&quot;:&quot;&quot;&quot;&amp;[.BD19]&amp;&quot;&quot;&quot;},&quot;;&quot;&quot;) &amp;IF([.BE19]&gt;0;&quot;{&quot;&quot;value&quot;&quot;:&quot;&amp;COLUMN([.BE19])-11&amp;&quot;,&quot;&quot;text&quot;&quot;:&quot;&quot;&quot;&amp;[.BE19]&amp;&quot;&quot;&quot;},&quot;;&quot;&quot;) &amp;IF([.BF19]&gt;0;&quot;{&quot;&quot;value&quot;&quot;:&quot;&amp;COLUMN([.BF19])-11&amp;&quot;,&quot;&quot;text&quot;&quot;:&quot;&quot;&quot;&amp;[.BF19]&amp;&quot;&quot;&quot;},&quot;;&quot;&quot;) &amp;IF([.BG19]&gt;0;&quot;{&quot;&quot;value&quot;&quot;:&quot;&amp;COLUMN([.BG19])-11&amp;&quot;,&quot;&quot;text&quot;&quot;:&quot;&quot;&quot;&amp;[.BG19]&amp;&quot;&quot;&quot;},&quot;;&quot;&quot;) &amp;IF([.BH19]&gt;0;&quot;{&quot;&quot;value&quot;&quot;:&quot;&amp;COLUMN([.BH19])-11&amp;&quot;,&quot;&quot;text&quot;&quot;:&quot;&quot;&quot;&amp;[.BH19]&amp;&quot;&quot;&quot;},&quot;;&quot;&quot;) &amp;IF([.BI19]&gt;0;&quot;{&quot;&quot;value&quot;&quot;:&quot;&amp;COLUMN([.BI19])-11&amp;&quot;,&quot;&quot;text&quot;&quot;:&quot;&quot;&quot;&amp;[.BI19]&amp;&quot;&quot;&quot;},&quot;;&quot;&quot;) &amp;IF([.BJ19]&gt;0;&quot;{&quot;&quot;value&quot;&quot;:&quot;&amp;COLUMN([.BJ19])-11&amp;&quot;,&quot;&quot;text&quot;&quot;:&quot;&quot;&quot;&amp;[.BJ19]&amp;&quot;&quot;&quot;},&quot;;&quot;&quot;) &amp;IF([.BK19]&gt;0;&quot;{&quot;&quot;value&quot;&quot;:&quot;&amp;COLUMN([.BK19])-11&amp;&quot;,&quot;&quot;text&quot;&quot;:&quot;&quot;&quot;&amp;[.BK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20]&amp;&quot;,&quot;&quot;ordinal&quot;&quot;:&quot;&amp;ROW()-2&amp;&quot;,&quot;&quot;required&quot;&quot;:&quot;&amp;[.E20]&amp;&quot;,&quot;&quot;category&quot;&quot;:&quot;&quot;&quot;&amp;[.F20]&amp;&quot;&quot;&quot;,&quot;&quot;info&quot;&quot;:&quot;&quot;&quot;&amp;[.J20]&amp;&quot;&quot;&quot;&quot;&amp;&quot;,&quot;&quot;skip&quot;&quot;:&quot;&quot;&quot;&amp;[.D20]&amp;&quot;&quot;&quot;&quot;&amp;&quot;,&quot;&quot;text&quot;&quot;:&quot;&quot;&quot;&amp;[.H20]&amp;&quot;&quot;&quot;&quot;&amp;&quot;,&quot;&quot;type&quot;&quot;:&quot;&quot;&quot;&amp;[.I20]&amp;&quot;&quot;&quot;&quot;&amp;&quot;,&quot;&quot;options&quot;&quot;:[&quot; &amp;IF([.K20]&gt;0;&quot;{&quot;&quot;value&quot;&quot;:&quot;&amp;COLUMN([.K20])-11&amp;&quot;,&quot;&quot;text&quot;&quot;:&quot;&quot;&quot;&amp;[.K20]&amp;&quot;&quot;&quot;},&quot;;&quot;&quot;) &amp;IF([.L20]&gt;0;&quot;{&quot;&quot;value&quot;&quot;:&quot;&amp;COLUMN([.L20])-11&amp;&quot;,&quot;&quot;text&quot;&quot;:&quot;&quot;&quot;&amp;[.L20]&amp;&quot;&quot;&quot;},&quot;;&quot;&quot;) &amp;IF([.M20]&gt;0;&quot;{&quot;&quot;value&quot;&quot;:&quot;&amp;COLUMN([.M20])-11&amp;&quot;,&quot;&quot;text&quot;&quot;:&quot;&quot;&quot;&amp;[.M20]&amp;&quot;&quot;&quot;},&quot;;&quot;&quot;) &amp;IF([.N20]&gt;0;&quot;{&quot;&quot;value&quot;&quot;:&quot;&amp;COLUMN([.N20])-11&amp;&quot;,&quot;&quot;text&quot;&quot;:&quot;&quot;&quot;&amp;[.N20]&amp;&quot;&quot;&quot;},&quot;;&quot;&quot;) &amp;IF([.O20]&gt;0;&quot;{&quot;&quot;value&quot;&quot;:&quot;&amp;COLUMN([.O20])-11&amp;&quot;,&quot;&quot;text&quot;&quot;:&quot;&quot;&quot;&amp;[.O20]&amp;&quot;&quot;&quot;},&quot;;&quot;&quot;) &amp;IF([.P20]&gt;0;&quot;{&quot;&quot;value&quot;&quot;:&quot;&amp;COLUMN([.P20])-11&amp;&quot;,&quot;&quot;text&quot;&quot;:&quot;&quot;&quot;&amp;[.P20]&amp;&quot;&quot;&quot;},&quot;;&quot;&quot;) &amp;IF([.Q20]&gt;0;&quot;{&quot;&quot;value&quot;&quot;:&quot;&amp;COLUMN([.Q20])-11&amp;&quot;,&quot;&quot;text&quot;&quot;:&quot;&quot;&quot;&amp;[.Q20]&amp;&quot;&quot;&quot;},&quot;;&quot;&quot;) &amp;IF([.R20]&gt;0;&quot;{&quot;&quot;value&quot;&quot;:&quot;&amp;COLUMN([.R20])-11&amp;&quot;,&quot;&quot;text&quot;&quot;:&quot;&quot;&quot;&amp;[.R20]&amp;&quot;&quot;&quot;},&quot;;&quot;&quot;) &amp;IF([.S20]&gt;0;&quot;{&quot;&quot;value&quot;&quot;:&quot;&amp;COLUMN([.S20])-11&amp;&quot;,&quot;&quot;text&quot;&quot;:&quot;&quot;&quot;&amp;[.S20]&amp;&quot;&quot;&quot;},&quot;;&quot;&quot;) &amp;IF([.T20]&gt;0;&quot;{&quot;&quot;value&quot;&quot;:&quot;&amp;COLUMN([.T20])-11&amp;&quot;,&quot;&quot;text&quot;&quot;:&quot;&quot;&quot;&amp;[.T20]&amp;&quot;&quot;&quot;},&quot;;&quot;&quot;) &amp;IF([.U20]&gt;0;&quot;{&quot;&quot;value&quot;&quot;:&quot;&amp;COLUMN([.U20])-11&amp;&quot;,&quot;&quot;text&quot;&quot;:&quot;&quot;&quot;&amp;[.U20]&amp;&quot;&quot;&quot;},&quot;;&quot;&quot;) &amp;IF([.V20]&gt;0;&quot;{&quot;&quot;value&quot;&quot;:&quot;&amp;COLUMN([.V20])-11&amp;&quot;,&quot;&quot;text&quot;&quot;:&quot;&quot;&quot;&amp;[.V20]&amp;&quot;&quot;&quot;},&quot;;&quot;&quot;) &amp;IF([.W20]&gt;0;&quot;{&quot;&quot;value&quot;&quot;:&quot;&amp;COLUMN([.W20])-11&amp;&quot;,&quot;&quot;text&quot;&quot;:&quot;&quot;&quot;&amp;[.W20]&amp;&quot;&quot;&quot;},&quot;;&quot;&quot;) &amp;IF([.X20]&gt;0;&quot;{&quot;&quot;value&quot;&quot;:&quot;&amp;COLUMN([.X20])-11&amp;&quot;,&quot;&quot;text&quot;&quot;:&quot;&quot;&quot;&amp;[.X20]&amp;&quot;&quot;&quot;},&quot;;&quot;&quot;) &amp;IF([.Y20]&gt;0;&quot;{&quot;&quot;value&quot;&quot;:&quot;&amp;COLUMN([.Y20])-11&amp;&quot;,&quot;&quot;text&quot;&quot;:&quot;&quot;&quot;&amp;[.Y20]&amp;&quot;&quot;&quot;},&quot;;&quot;&quot;) &amp;IF([.Z20]&gt;0;&quot;{&quot;&quot;value&quot;&quot;:&quot;&amp;COLUMN([.Z20])-11&amp;&quot;,&quot;&quot;text&quot;&quot;:&quot;&quot;&quot;&amp;[.Z20]&amp;&quot;&quot;&quot;},&quot;;&quot;&quot;) &amp;IF([.AA20]&gt;0;&quot;{&quot;&quot;value&quot;&quot;:&quot;&amp;COLUMN([.AA20])-11&amp;&quot;,&quot;&quot;text&quot;&quot;:&quot;&quot;&quot;&amp;[.AA20]&amp;&quot;&quot;&quot;},&quot;;&quot;&quot;)" office:value-type="string" office:string-value="{&quot;id&quot;:16,&quot;ordinal&quot;:18,&quot;required&quot;:0,&quot;category&quot;:&quot;Physical Activity&quot;,&quot;info&quot;:&quot;null&quot;,&quot;skip&quot;:&quot;null&quot;,&quot;text&quot;:&quot;How many hours of pulse-raising exercise or physical activity did you do Last week?&quot;,&quot;type&quot;:&quot;SC&quot;,&quot;options&quot;:[{&quot;value&quot;:0,&quot;text&quot;:&quot;Less than 1 hour&quot;},{&quot;value&quot;:1,&quot;text&quot;:&quot;1-2 hours&quot;},{&quot;value&quot;:2,&quot;text&quot;:&quot;3-4 hours&quot;},{&quot;value&quot;:3,&quot;text&quot;:&quot;5-6 hours&quot;},{&quot;value&quot;:4,&quot;text&quot;:&quot;7-8 hours&quot;},{&quot;value&quot;:5,&quot;text&quot;:&quot;More than 8 hours &quot;},">
            <text:p>{"id":16,"ordinal":18,"required":0,"category":"Physical Activity","info":"null","skip":"null","text":"How many hours of pulse-raising exercise or physical activity did you do Last week?","type":"SC","options":[{"value":0,"text":"Less than 1 hour"},{"value":1,"text":"1-2 hours"},{"value":2,"text":"3-4 hours"},{"value":3,"text":"5-6 hours"},{"value":4,"text":"7-8 hours"},{"value":5,"text":"More than 8 hours "},</text:p>
          </table:table-cell>
          <table:table-cell table:style-name="ce2" table:formula="of:=IF([.AB20]&gt;0;&quot;{&quot;&quot;value&quot;&quot;:&quot;&amp;COLUMN([.AB20])-11&amp;&quot;,&quot;&quot;text&quot;&quot;:&quot;&quot;&quot;&amp;[.AB20]&amp;&quot;&quot;&quot;},&quot;;&quot;&quot;) &amp;IF([.AC20]&gt;0;&quot;{&quot;&quot;value&quot;&quot;:&quot;&amp;COLUMN([.AC20])-11&amp;&quot;,&quot;&quot;text&quot;&quot;:&quot;&quot;&quot;&amp;[.AC20]&amp;&quot;&quot;&quot;},&quot;;&quot;&quot;) &amp;IF([.AD20]&gt;0;&quot;{&quot;&quot;value&quot;&quot;:&quot;&amp;COLUMN([.AD20])-11&amp;&quot;,&quot;&quot;text&quot;&quot;:&quot;&quot;&quot;&amp;[.AD20]&amp;&quot;&quot;&quot;},&quot;;&quot;&quot;) &amp;IF([.AE20]&gt;0;&quot;{&quot;&quot;value&quot;&quot;:&quot;&amp;COLUMN([.AE20])-11&amp;&quot;,&quot;&quot;text&quot;&quot;:&quot;&quot;&quot;&amp;[.AE20]&amp;&quot;&quot;&quot;},&quot;;&quot;&quot;) &amp;IF([.AF20]&gt;0;&quot;{&quot;&quot;value&quot;&quot;:&quot;&amp;COLUMN([.AF20])-11&amp;&quot;,&quot;&quot;text&quot;&quot;:&quot;&quot;&quot;&amp;[.AF20]&amp;&quot;&quot;&quot;},&quot;;&quot;&quot;) &amp;IF([.AG20]&gt;0;&quot;{&quot;&quot;value&quot;&quot;:&quot;&amp;COLUMN([.AG20])-11&amp;&quot;,&quot;&quot;text&quot;&quot;:&quot;&quot;&quot;&amp;[.AG20]&amp;&quot;&quot;&quot;},&quot;;&quot;&quot;) &amp;IF([.AH20]&gt;0;&quot;{&quot;&quot;value&quot;&quot;:&quot;&amp;COLUMN([.AH20])-11&amp;&quot;,&quot;&quot;text&quot;&quot;:&quot;&quot;&quot;&amp;[.AH20]&amp;&quot;&quot;&quot;},&quot;;&quot;&quot;) &amp;IF([.AI20]&gt;0;&quot;{&quot;&quot;value&quot;&quot;:&quot;&amp;COLUMN([.AI20])-11&amp;&quot;,&quot;&quot;text&quot;&quot;:&quot;&quot;&quot;&amp;[.AI20]&amp;&quot;&quot;&quot;},&quot;;&quot;&quot;) &amp;IF([.AJ20]&gt;0;&quot;{&quot;&quot;value&quot;&quot;:&quot;&amp;COLUMN([.AJ20])-11&amp;&quot;,&quot;&quot;text&quot;&quot;:&quot;&quot;&quot;&amp;[.AJ20]&amp;&quot;&quot;&quot;},&quot;;&quot;&quot;) &amp;IF([.AK20]&gt;0;&quot;{&quot;&quot;value&quot;&quot;:&quot;&amp;COLUMN([.AK20])-11&amp;&quot;,&quot;&quot;text&quot;&quot;:&quot;&quot;&quot;&amp;[.AK20]&amp;&quot;&quot;&quot;},&quot;;&quot;&quot;) &amp;IF([.AL20]&gt;0;&quot;{&quot;&quot;value&quot;&quot;:&quot;&amp;COLUMN([.AL20])-11&amp;&quot;,&quot;&quot;text&quot;&quot;:&quot;&quot;&quot;&amp;[.AL20]&amp;&quot;&quot;&quot;},&quot;;&quot;&quot;) &amp;IF([.AM20]&gt;0;&quot;{&quot;&quot;value&quot;&quot;:&quot;&amp;COLUMN([.AM20])-11&amp;&quot;,&quot;&quot;text&quot;&quot;:&quot;&quot;&quot;&amp;[.AM20]&amp;&quot;&quot;&quot;},&quot;;&quot;&quot;) &amp;IF([.AN20]&gt;0;&quot;{&quot;&quot;value&quot;&quot;:&quot;&amp;COLUMN([.AN20])-11&amp;&quot;,&quot;&quot;text&quot;&quot;:&quot;&quot;&quot;&amp;[.AN20]&amp;&quot;&quot;&quot;},&quot;;&quot;&quot;) &amp;IF([.AO20]&gt;0;&quot;{&quot;&quot;value&quot;&quot;:&quot;&amp;COLUMN([.AO20])-11&amp;&quot;,&quot;&quot;text&quot;&quot;:&quot;&quot;&quot;&amp;[.AO20]&amp;&quot;&quot;&quot;},&quot;;&quot;&quot;) &amp;IF([.AP20]&gt;0;&quot;{&quot;&quot;value&quot;&quot;:&quot;&amp;COLUMN([.AP20])-11&amp;&quot;,&quot;&quot;text&quot;&quot;:&quot;&quot;&quot;&amp;[.AP20]&amp;&quot;&quot;&quot;},&quot;;&quot;&quot;) &amp;IF([.AQ20]&gt;0;&quot;{&quot;&quot;value&quot;&quot;:&quot;&amp;COLUMN([.AQ20])-11&amp;&quot;,&quot;&quot;text&quot;&quot;:&quot;&quot;&quot;&amp;[.AQ20]&amp;&quot;&quot;&quot;},&quot;;&quot;&quot;) &amp;IF([.AR20]&gt;0;&quot;{&quot;&quot;value&quot;&quot;:&quot;&amp;COLUMN([.AR20])-11&amp;&quot;,&quot;&quot;text&quot;&quot;:&quot;&quot;&quot;&amp;[.AR20]&amp;&quot;&quot;&quot;},&quot;;&quot;&quot;) &amp;IF([.AS20]&gt;0;&quot;{&quot;&quot;value&quot;&quot;:&quot;&amp;COLUMN([.AS20])-11&amp;&quot;,&quot;&quot;text&quot;&quot;:&quot;&quot;&quot;&amp;[.AS20]&amp;&quot;&quot;&quot;},&quot;;&quot;&quot;) &amp;IF([.AT20]&gt;0;&quot;{&quot;&quot;value&quot;&quot;:&quot;&amp;COLUMN([.AT20])-11&amp;&quot;,&quot;&quot;text&quot;&quot;:&quot;&quot;&quot;&amp;[.AT20]&amp;&quot;&quot;&quot;},&quot;;&quot;&quot;) &amp;IF([.AU20]&gt;0;&quot;{&quot;&quot;value&quot;&quot;:&quot;&amp;COLUMN([.AU20])-11&amp;&quot;,&quot;&quot;text&quot;&quot;:&quot;&quot;&quot;&amp;[.AU20]&amp;&quot;&quot;&quot;},&quot;;&quot;&quot;)">
            <text:p/>
          </table:table-cell>
          <table:table-cell table:style-name="ce1" table:formula="of:=IF([.AV20]&gt;0;&quot;{&quot;&quot;value&quot;&quot;:&quot;&amp;COLUMN([.AV20])-11&amp;&quot;,&quot;&quot;text&quot;&quot;:&quot;&quot;&quot;&amp;[.AV20]&amp;&quot;&quot;&quot;},&quot;;&quot;&quot;) &amp;IF([.AW20]&gt;0;&quot;{&quot;&quot;value&quot;&quot;:&quot;&amp;COLUMN([.AW20])-11&amp;&quot;,&quot;&quot;text&quot;&quot;:&quot;&quot;&quot;&amp;[.AW20]&amp;&quot;&quot;&quot;},&quot;;&quot;&quot;) &amp;IF([.AX20]&gt;0;&quot;{&quot;&quot;value&quot;&quot;:&quot;&amp;COLUMN([.AX20])-11&amp;&quot;,&quot;&quot;text&quot;&quot;:&quot;&quot;&quot;&amp;[.AX20]&amp;&quot;&quot;&quot;},&quot;;&quot;&quot;) &amp;IF([.AY20]&gt;0;&quot;{&quot;&quot;value&quot;&quot;:&quot;&amp;COLUMN([.AY20])-11&amp;&quot;,&quot;&quot;text&quot;&quot;:&quot;&quot;&quot;&amp;[.AY20]&amp;&quot;&quot;&quot;},&quot;;&quot;&quot;) &amp;IF([.AZ20]&gt;0;&quot;{&quot;&quot;value&quot;&quot;:&quot;&amp;COLUMN([.AZ20])-11&amp;&quot;,&quot;&quot;text&quot;&quot;:&quot;&quot;&quot;&amp;[.AZ20]&amp;&quot;&quot;&quot;},&quot;;&quot;&quot;) &amp;IF([.BA20]&gt;0;&quot;{&quot;&quot;value&quot;&quot;:&quot;&amp;COLUMN([.BA20])-11&amp;&quot;,&quot;&quot;text&quot;&quot;:&quot;&quot;&quot;&amp;[.BA20]&amp;&quot;&quot;&quot;},&quot;;&quot;&quot;) &amp;IF([.BB20]&gt;0;&quot;{&quot;&quot;value&quot;&quot;:&quot;&amp;COLUMN([.BB20])-11&amp;&quot;,&quot;&quot;text&quot;&quot;:&quot;&quot;&quot;&amp;[.BB20]&amp;&quot;&quot;&quot;},&quot;;&quot;&quot;) &amp;IF([.BC20]&gt;0;&quot;{&quot;&quot;value&quot;&quot;:&quot;&amp;COLUMN([.BC20])-11&amp;&quot;,&quot;&quot;text&quot;&quot;:&quot;&quot;&quot;&amp;[.BC20]&amp;&quot;&quot;&quot;},&quot;;&quot;&quot;) &amp;IF([.BD20]&gt;0;&quot;{&quot;&quot;value&quot;&quot;:&quot;&amp;COLUMN([.BD20])-11&amp;&quot;,&quot;&quot;text&quot;&quot;:&quot;&quot;&quot;&amp;[.BD20]&amp;&quot;&quot;&quot;},&quot;;&quot;&quot;) &amp;IF([.BE20]&gt;0;&quot;{&quot;&quot;value&quot;&quot;:&quot;&amp;COLUMN([.BE20])-11&amp;&quot;,&quot;&quot;text&quot;&quot;:&quot;&quot;&quot;&amp;[.BE20]&amp;&quot;&quot;&quot;},&quot;;&quot;&quot;) &amp;IF([.BF20]&gt;0;&quot;{&quot;&quot;value&quot;&quot;:&quot;&amp;COLUMN([.BF20])-11&amp;&quot;,&quot;&quot;text&quot;&quot;:&quot;&quot;&quot;&amp;[.BF20]&amp;&quot;&quot;&quot;},&quot;;&quot;&quot;) &amp;IF([.BG20]&gt;0;&quot;{&quot;&quot;value&quot;&quot;:&quot;&amp;COLUMN([.BG20])-11&amp;&quot;,&quot;&quot;text&quot;&quot;:&quot;&quot;&quot;&amp;[.BG20]&amp;&quot;&quot;&quot;},&quot;;&quot;&quot;) &amp;IF([.BH20]&gt;0;&quot;{&quot;&quot;value&quot;&quot;:&quot;&amp;COLUMN([.BH20])-11&amp;&quot;,&quot;&quot;text&quot;&quot;:&quot;&quot;&quot;&amp;[.BH20]&amp;&quot;&quot;&quot;},&quot;;&quot;&quot;) &amp;IF([.BI20]&gt;0;&quot;{&quot;&quot;value&quot;&quot;:&quot;&amp;COLUMN([.BI20])-11&amp;&quot;,&quot;&quot;text&quot;&quot;:&quot;&quot;&quot;&amp;[.BI20]&amp;&quot;&quot;&quot;},&quot;;&quot;&quot;) &amp;IF([.BJ20]&gt;0;&quot;{&quot;&quot;value&quot;&quot;:&quot;&amp;COLUMN([.BJ20])-11&amp;&quot;,&quot;&quot;text&quot;&quot;:&quot;&quot;&quot;&amp;[.BJ20]&amp;&quot;&quot;&quot;},&quot;;&quot;&quot;) &amp;IF([.BK20]&gt;0;&quot;{&quot;&quot;value&quot;&quot;:&quot;&amp;COLUMN([.BK20])-11&amp;&quot;,&quot;&quot;text&quot;&quot;:&quot;&quot;&quot;&amp;[.BK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21]&amp;&quot;,&quot;&quot;ordinal&quot;&quot;:&quot;&amp;ROW()-2&amp;&quot;,&quot;&quot;required&quot;&quot;:&quot;&amp;[.E21]&amp;&quot;,&quot;&quot;category&quot;&quot;:&quot;&quot;&quot;&amp;[.F21]&amp;&quot;&quot;&quot;,&quot;&quot;info&quot;&quot;:&quot;&quot;&quot;&amp;[.J21]&amp;&quot;&quot;&quot;&quot;&amp;&quot;,&quot;&quot;skip&quot;&quot;:&quot;&quot;&quot;&amp;[.D21]&amp;&quot;&quot;&quot;&quot;&amp;&quot;,&quot;&quot;text&quot;&quot;:&quot;&quot;&quot;&amp;[.H21]&amp;&quot;&quot;&quot;&quot;&amp;&quot;,&quot;&quot;type&quot;&quot;:&quot;&quot;&quot;&amp;[.I21]&amp;&quot;&quot;&quot;&quot;&amp;&quot;,&quot;&quot;options&quot;&quot;:[&quot; &amp;IF([.K21]&gt;0;&quot;{&quot;&quot;value&quot;&quot;:&quot;&amp;COLUMN([.K21])-11&amp;&quot;,&quot;&quot;text&quot;&quot;:&quot;&quot;&quot;&amp;[.K21]&amp;&quot;&quot;&quot;},&quot;;&quot;&quot;) &amp;IF([.L21]&gt;0;&quot;{&quot;&quot;value&quot;&quot;:&quot;&amp;COLUMN([.L21])-11&amp;&quot;,&quot;&quot;text&quot;&quot;:&quot;&quot;&quot;&amp;[.L21]&amp;&quot;&quot;&quot;},&quot;;&quot;&quot;) &amp;IF([.M21]&gt;0;&quot;{&quot;&quot;value&quot;&quot;:&quot;&amp;COLUMN([.M21])-11&amp;&quot;,&quot;&quot;text&quot;&quot;:&quot;&quot;&quot;&amp;[.M21]&amp;&quot;&quot;&quot;},&quot;;&quot;&quot;) &amp;IF([.N21]&gt;0;&quot;{&quot;&quot;value&quot;&quot;:&quot;&amp;COLUMN([.N21])-11&amp;&quot;,&quot;&quot;text&quot;&quot;:&quot;&quot;&quot;&amp;[.N21]&amp;&quot;&quot;&quot;},&quot;;&quot;&quot;) &amp;IF([.O21]&gt;0;&quot;{&quot;&quot;value&quot;&quot;:&quot;&amp;COLUMN([.O21])-11&amp;&quot;,&quot;&quot;text&quot;&quot;:&quot;&quot;&quot;&amp;[.O21]&amp;&quot;&quot;&quot;},&quot;;&quot;&quot;) &amp;IF([.P21]&gt;0;&quot;{&quot;&quot;value&quot;&quot;:&quot;&amp;COLUMN([.P21])-11&amp;&quot;,&quot;&quot;text&quot;&quot;:&quot;&quot;&quot;&amp;[.P21]&amp;&quot;&quot;&quot;},&quot;;&quot;&quot;) &amp;IF([.Q21]&gt;0;&quot;{&quot;&quot;value&quot;&quot;:&quot;&amp;COLUMN([.Q21])-11&amp;&quot;,&quot;&quot;text&quot;&quot;:&quot;&quot;&quot;&amp;[.Q21]&amp;&quot;&quot;&quot;},&quot;;&quot;&quot;) &amp;IF([.R21]&gt;0;&quot;{&quot;&quot;value&quot;&quot;:&quot;&amp;COLUMN([.R21])-11&amp;&quot;,&quot;&quot;text&quot;&quot;:&quot;&quot;&quot;&amp;[.R21]&amp;&quot;&quot;&quot;},&quot;;&quot;&quot;) &amp;IF([.S21]&gt;0;&quot;{&quot;&quot;value&quot;&quot;:&quot;&amp;COLUMN([.S21])-11&amp;&quot;,&quot;&quot;text&quot;&quot;:&quot;&quot;&quot;&amp;[.S21]&amp;&quot;&quot;&quot;},&quot;;&quot;&quot;) &amp;IF([.T21]&gt;0;&quot;{&quot;&quot;value&quot;&quot;:&quot;&amp;COLUMN([.T21])-11&amp;&quot;,&quot;&quot;text&quot;&quot;:&quot;&quot;&quot;&amp;[.T21]&amp;&quot;&quot;&quot;},&quot;;&quot;&quot;) &amp;IF([.U21]&gt;0;&quot;{&quot;&quot;value&quot;&quot;:&quot;&amp;COLUMN([.U21])-11&amp;&quot;,&quot;&quot;text&quot;&quot;:&quot;&quot;&quot;&amp;[.U21]&amp;&quot;&quot;&quot;},&quot;;&quot;&quot;) &amp;IF([.V21]&gt;0;&quot;{&quot;&quot;value&quot;&quot;:&quot;&amp;COLUMN([.V21])-11&amp;&quot;,&quot;&quot;text&quot;&quot;:&quot;&quot;&quot;&amp;[.V21]&amp;&quot;&quot;&quot;},&quot;;&quot;&quot;) &amp;IF([.W21]&gt;0;&quot;{&quot;&quot;value&quot;&quot;:&quot;&amp;COLUMN([.W21])-11&amp;&quot;,&quot;&quot;text&quot;&quot;:&quot;&quot;&quot;&amp;[.W21]&amp;&quot;&quot;&quot;},&quot;;&quot;&quot;) &amp;IF([.X21]&gt;0;&quot;{&quot;&quot;value&quot;&quot;:&quot;&amp;COLUMN([.X21])-11&amp;&quot;,&quot;&quot;text&quot;&quot;:&quot;&quot;&quot;&amp;[.X21]&amp;&quot;&quot;&quot;},&quot;;&quot;&quot;) &amp;IF([.Y21]&gt;0;&quot;{&quot;&quot;value&quot;&quot;:&quot;&amp;COLUMN([.Y21])-11&amp;&quot;,&quot;&quot;text&quot;&quot;:&quot;&quot;&quot;&amp;[.Y21]&amp;&quot;&quot;&quot;},&quot;;&quot;&quot;) &amp;IF([.Z21]&gt;0;&quot;{&quot;&quot;value&quot;&quot;:&quot;&amp;COLUMN([.Z21])-11&amp;&quot;,&quot;&quot;text&quot;&quot;:&quot;&quot;&quot;&amp;[.Z21]&amp;&quot;&quot;&quot;},&quot;;&quot;&quot;) &amp;IF([.AA21]&gt;0;&quot;{&quot;&quot;value&quot;&quot;:&quot;&amp;COLUMN([.AA21])-11&amp;&quot;,&quot;&quot;text&quot;&quot;:&quot;&quot;&quot;&amp;[.AA21]&amp;&quot;&quot;&quot;},&quot;;&quot;&quot;)" office:value-type="string" office:string-value="{&quot;id&quot;:17,&quot;ordinal&quot;:19,&quot;required&quot;:0,&quot;category&quot;:&quot;Physical Activity&quot;,&quot;info&quot;:&quot;null&quot;,&quot;skip&quot;:&quot;null&quot;,&quot;text&quot;:&quot;Why do you do exercise or physical activity?&quot;,&quot;type&quot;:&quot;MC&quot;,&quot;options&quot;:[{&quot;value&quot;:0,&quot;text&quot;:&quot;To keep myself fit&quot;},{&quot;value&quot;:1,&quot;text&quot;:&quot;It makes me feel good&quot;},{&quot;value&quot;:2,&quot;text&quot;:&quot;To stay healthy&quot;},{&quot;value&quot;:3,&quot;text&quot;:&quot;I am good at it&quot;},{&quot;value&quot;:4,&quot;text&quot;:&quot;I enjoy it&quot;},{&quot;value&quot;:5,&quot;text&quot;:&quot;To make / spend time with friends&quot;},{&quot;value&quot;:6,&quot;text&quot;:&quot;It keeps my blood sugars low&quot;},{&quot;value&quot;:7,&quot;text&quot;:&quot;So that I can eat more&quot;},{&quot;value&quot;:8,&quot;text&quot;:&quot;I don't need as much insulin&quot;},{&quot;value&quot;:9,&quot;text&quot;:&quot;It helps me to lose weight&quot;},{&quot;value&quot;:10,&quot;text&quot;:&quot;I have to do it in school&quot;},{&quot;value&quot;:11,&quot;text&quot;:&quot;To avoid boredom / it's something to do&quot;},{&quot;value&quot;:12,&quot;text&quot;:&quot;It's the most practical form of transport (e.g. walking back from train / bus station or school)&quot;},{&quot;value&quot;:13,&quot;text&quot;:&quot;I do not do any exercise&quot;},{&quot;value&quot;:14,&quot;text&quot;:&quot;TEXT_OTHER&quot;},">
            <text:p>{"id":17,"ordinal":19,"required":0,"category":"Physical Activity","info":"null","skip":"null","text":"Why do you do exercise or physical activity?","type":"MC","options":[{"value":0,"text":"To keep myself fit"},{"value":1,"text":"It makes me feel good"},{"value":2,"text":"To stay healthy"},{"value":3,"text":"I am good at it"},{"value":4,"text":"I enjoy it"},{"value":5,"text":"To make / spend time with friends"},{"value":6,"text":"It keeps my blood sugars low"},{"value":7,"text":"So that I can eat more"},{"value":8,"text":"I don't need as much insulin"},{"value":9,"text":"It helps me to lose weight"},{"value":10,"text":"I have to do it in school"},{"value":11,"text":"To avoid boredom / it's something to do"},{"value":12,"text":"It's the most practical form of transport (e.g. walking back from train / bus station or school)"},{"value":13,"text":"I do not do any exercise"},{"value":14,"text":"TEXT_OTHER"},</text:p>
          </table:table-cell>
          <table:table-cell table:style-name="ce2" table:formula="of:=IF([.AB21]&gt;0;&quot;{&quot;&quot;value&quot;&quot;:&quot;&amp;COLUMN([.AB21])-11&amp;&quot;,&quot;&quot;text&quot;&quot;:&quot;&quot;&quot;&amp;[.AB21]&amp;&quot;&quot;&quot;},&quot;;&quot;&quot;) &amp;IF([.AC21]&gt;0;&quot;{&quot;&quot;value&quot;&quot;:&quot;&amp;COLUMN([.AC21])-11&amp;&quot;,&quot;&quot;text&quot;&quot;:&quot;&quot;&quot;&amp;[.AC21]&amp;&quot;&quot;&quot;},&quot;;&quot;&quot;) &amp;IF([.AD21]&gt;0;&quot;{&quot;&quot;value&quot;&quot;:&quot;&amp;COLUMN([.AD21])-11&amp;&quot;,&quot;&quot;text&quot;&quot;:&quot;&quot;&quot;&amp;[.AD21]&amp;&quot;&quot;&quot;},&quot;;&quot;&quot;) &amp;IF([.AE21]&gt;0;&quot;{&quot;&quot;value&quot;&quot;:&quot;&amp;COLUMN([.AE21])-11&amp;&quot;,&quot;&quot;text&quot;&quot;:&quot;&quot;&quot;&amp;[.AE21]&amp;&quot;&quot;&quot;},&quot;;&quot;&quot;) &amp;IF([.AF21]&gt;0;&quot;{&quot;&quot;value&quot;&quot;:&quot;&amp;COLUMN([.AF21])-11&amp;&quot;,&quot;&quot;text&quot;&quot;:&quot;&quot;&quot;&amp;[.AF21]&amp;&quot;&quot;&quot;},&quot;;&quot;&quot;) &amp;IF([.AG21]&gt;0;&quot;{&quot;&quot;value&quot;&quot;:&quot;&amp;COLUMN([.AG21])-11&amp;&quot;,&quot;&quot;text&quot;&quot;:&quot;&quot;&quot;&amp;[.AG21]&amp;&quot;&quot;&quot;},&quot;;&quot;&quot;) &amp;IF([.AH21]&gt;0;&quot;{&quot;&quot;value&quot;&quot;:&quot;&amp;COLUMN([.AH21])-11&amp;&quot;,&quot;&quot;text&quot;&quot;:&quot;&quot;&quot;&amp;[.AH21]&amp;&quot;&quot;&quot;},&quot;;&quot;&quot;) &amp;IF([.AI21]&gt;0;&quot;{&quot;&quot;value&quot;&quot;:&quot;&amp;COLUMN([.AI21])-11&amp;&quot;,&quot;&quot;text&quot;&quot;:&quot;&quot;&quot;&amp;[.AI21]&amp;&quot;&quot;&quot;},&quot;;&quot;&quot;) &amp;IF([.AJ21]&gt;0;&quot;{&quot;&quot;value&quot;&quot;:&quot;&amp;COLUMN([.AJ21])-11&amp;&quot;,&quot;&quot;text&quot;&quot;:&quot;&quot;&quot;&amp;[.AJ21]&amp;&quot;&quot;&quot;},&quot;;&quot;&quot;) &amp;IF([.AK21]&gt;0;&quot;{&quot;&quot;value&quot;&quot;:&quot;&amp;COLUMN([.AK21])-11&amp;&quot;,&quot;&quot;text&quot;&quot;:&quot;&quot;&quot;&amp;[.AK21]&amp;&quot;&quot;&quot;},&quot;;&quot;&quot;) &amp;IF([.AL21]&gt;0;&quot;{&quot;&quot;value&quot;&quot;:&quot;&amp;COLUMN([.AL21])-11&amp;&quot;,&quot;&quot;text&quot;&quot;:&quot;&quot;&quot;&amp;[.AL21]&amp;&quot;&quot;&quot;},&quot;;&quot;&quot;) &amp;IF([.AM21]&gt;0;&quot;{&quot;&quot;value&quot;&quot;:&quot;&amp;COLUMN([.AM21])-11&amp;&quot;,&quot;&quot;text&quot;&quot;:&quot;&quot;&quot;&amp;[.AM21]&amp;&quot;&quot;&quot;},&quot;;&quot;&quot;) &amp;IF([.AN21]&gt;0;&quot;{&quot;&quot;value&quot;&quot;:&quot;&amp;COLUMN([.AN21])-11&amp;&quot;,&quot;&quot;text&quot;&quot;:&quot;&quot;&quot;&amp;[.AN21]&amp;&quot;&quot;&quot;},&quot;;&quot;&quot;) &amp;IF([.AO21]&gt;0;&quot;{&quot;&quot;value&quot;&quot;:&quot;&amp;COLUMN([.AO21])-11&amp;&quot;,&quot;&quot;text&quot;&quot;:&quot;&quot;&quot;&amp;[.AO21]&amp;&quot;&quot;&quot;},&quot;;&quot;&quot;) &amp;IF([.AP21]&gt;0;&quot;{&quot;&quot;value&quot;&quot;:&quot;&amp;COLUMN([.AP21])-11&amp;&quot;,&quot;&quot;text&quot;&quot;:&quot;&quot;&quot;&amp;[.AP21]&amp;&quot;&quot;&quot;},&quot;;&quot;&quot;) &amp;IF([.AQ21]&gt;0;&quot;{&quot;&quot;value&quot;&quot;:&quot;&amp;COLUMN([.AQ21])-11&amp;&quot;,&quot;&quot;text&quot;&quot;:&quot;&quot;&quot;&amp;[.AQ21]&amp;&quot;&quot;&quot;},&quot;;&quot;&quot;) &amp;IF([.AR21]&gt;0;&quot;{&quot;&quot;value&quot;&quot;:&quot;&amp;COLUMN([.AR21])-11&amp;&quot;,&quot;&quot;text&quot;&quot;:&quot;&quot;&quot;&amp;[.AR21]&amp;&quot;&quot;&quot;},&quot;;&quot;&quot;) &amp;IF([.AS21]&gt;0;&quot;{&quot;&quot;value&quot;&quot;:&quot;&amp;COLUMN([.AS21])-11&amp;&quot;,&quot;&quot;text&quot;&quot;:&quot;&quot;&quot;&amp;[.AS21]&amp;&quot;&quot;&quot;},&quot;;&quot;&quot;) &amp;IF([.AT21]&gt;0;&quot;{&quot;&quot;value&quot;&quot;:&quot;&amp;COLUMN([.AT21])-11&amp;&quot;,&quot;&quot;text&quot;&quot;:&quot;&quot;&quot;&amp;[.AT21]&amp;&quot;&quot;&quot;},&quot;;&quot;&quot;) &amp;IF([.AU21]&gt;0;&quot;{&quot;&quot;value&quot;&quot;:&quot;&amp;COLUMN([.AU21])-11&amp;&quot;,&quot;&quot;text&quot;&quot;:&quot;&quot;&quot;&amp;[.AU21]&amp;&quot;&quot;&quot;},&quot;;&quot;&quot;)">
            <text:p/>
          </table:table-cell>
          <table:table-cell table:style-name="ce1" table:formula="of:=IF([.AV21]&gt;0;&quot;{&quot;&quot;value&quot;&quot;:&quot;&amp;COLUMN([.AV21])-11&amp;&quot;,&quot;&quot;text&quot;&quot;:&quot;&quot;&quot;&amp;[.AV21]&amp;&quot;&quot;&quot;},&quot;;&quot;&quot;) &amp;IF([.AW21]&gt;0;&quot;{&quot;&quot;value&quot;&quot;:&quot;&amp;COLUMN([.AW21])-11&amp;&quot;,&quot;&quot;text&quot;&quot;:&quot;&quot;&quot;&amp;[.AW21]&amp;&quot;&quot;&quot;},&quot;;&quot;&quot;) &amp;IF([.AX21]&gt;0;&quot;{&quot;&quot;value&quot;&quot;:&quot;&amp;COLUMN([.AX21])-11&amp;&quot;,&quot;&quot;text&quot;&quot;:&quot;&quot;&quot;&amp;[.AX21]&amp;&quot;&quot;&quot;},&quot;;&quot;&quot;) &amp;IF([.AY21]&gt;0;&quot;{&quot;&quot;value&quot;&quot;:&quot;&amp;COLUMN([.AY21])-11&amp;&quot;,&quot;&quot;text&quot;&quot;:&quot;&quot;&quot;&amp;[.AY21]&amp;&quot;&quot;&quot;},&quot;;&quot;&quot;) &amp;IF([.AZ21]&gt;0;&quot;{&quot;&quot;value&quot;&quot;:&quot;&amp;COLUMN([.AZ21])-11&amp;&quot;,&quot;&quot;text&quot;&quot;:&quot;&quot;&quot;&amp;[.AZ21]&amp;&quot;&quot;&quot;},&quot;;&quot;&quot;) &amp;IF([.BA21]&gt;0;&quot;{&quot;&quot;value&quot;&quot;:&quot;&amp;COLUMN([.BA21])-11&amp;&quot;,&quot;&quot;text&quot;&quot;:&quot;&quot;&quot;&amp;[.BA21]&amp;&quot;&quot;&quot;},&quot;;&quot;&quot;) &amp;IF([.BB21]&gt;0;&quot;{&quot;&quot;value&quot;&quot;:&quot;&amp;COLUMN([.BB21])-11&amp;&quot;,&quot;&quot;text&quot;&quot;:&quot;&quot;&quot;&amp;[.BB21]&amp;&quot;&quot;&quot;},&quot;;&quot;&quot;) &amp;IF([.BC21]&gt;0;&quot;{&quot;&quot;value&quot;&quot;:&quot;&amp;COLUMN([.BC21])-11&amp;&quot;,&quot;&quot;text&quot;&quot;:&quot;&quot;&quot;&amp;[.BC21]&amp;&quot;&quot;&quot;},&quot;;&quot;&quot;) &amp;IF([.BD21]&gt;0;&quot;{&quot;&quot;value&quot;&quot;:&quot;&amp;COLUMN([.BD21])-11&amp;&quot;,&quot;&quot;text&quot;&quot;:&quot;&quot;&quot;&amp;[.BD21]&amp;&quot;&quot;&quot;},&quot;;&quot;&quot;) &amp;IF([.BE21]&gt;0;&quot;{&quot;&quot;value&quot;&quot;:&quot;&amp;COLUMN([.BE21])-11&amp;&quot;,&quot;&quot;text&quot;&quot;:&quot;&quot;&quot;&amp;[.BE21]&amp;&quot;&quot;&quot;},&quot;;&quot;&quot;) &amp;IF([.BF21]&gt;0;&quot;{&quot;&quot;value&quot;&quot;:&quot;&amp;COLUMN([.BF21])-11&amp;&quot;,&quot;&quot;text&quot;&quot;:&quot;&quot;&quot;&amp;[.BF21]&amp;&quot;&quot;&quot;},&quot;;&quot;&quot;) &amp;IF([.BG21]&gt;0;&quot;{&quot;&quot;value&quot;&quot;:&quot;&amp;COLUMN([.BG21])-11&amp;&quot;,&quot;&quot;text&quot;&quot;:&quot;&quot;&quot;&amp;[.BG21]&amp;&quot;&quot;&quot;},&quot;;&quot;&quot;) &amp;IF([.BH21]&gt;0;&quot;{&quot;&quot;value&quot;&quot;:&quot;&amp;COLUMN([.BH21])-11&amp;&quot;,&quot;&quot;text&quot;&quot;:&quot;&quot;&quot;&amp;[.BH21]&amp;&quot;&quot;&quot;},&quot;;&quot;&quot;) &amp;IF([.BI21]&gt;0;&quot;{&quot;&quot;value&quot;&quot;:&quot;&amp;COLUMN([.BI21])-11&amp;&quot;,&quot;&quot;text&quot;&quot;:&quot;&quot;&quot;&amp;[.BI21]&amp;&quot;&quot;&quot;},&quot;;&quot;&quot;) &amp;IF([.BJ21]&gt;0;&quot;{&quot;&quot;value&quot;&quot;:&quot;&amp;COLUMN([.BJ21])-11&amp;&quot;,&quot;&quot;text&quot;&quot;:&quot;&quot;&quot;&amp;[.BJ21]&amp;&quot;&quot;&quot;},&quot;;&quot;&quot;) &amp;IF([.BK21]&gt;0;&quot;{&quot;&quot;value&quot;&quot;:&quot;&amp;COLUMN([.BK21])-11&amp;&quot;,&quot;&quot;text&quot;&quot;:&quot;&quot;&quot;&amp;[.BK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n't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1"/>
        </table:table-row>
        <table:table-row table:style-name="ro2">
          <table:table-cell table:style-name="ce1" table:formula="of:=&quot;{&quot;&quot;id&quot;&quot;:&quot;&amp;[.G22]&amp;&quot;,&quot;&quot;ordinal&quot;&quot;:&quot;&amp;ROW()-2&amp;&quot;,&quot;&quot;required&quot;&quot;:&quot;&amp;[.E22]&amp;&quot;,&quot;&quot;category&quot;&quot;:&quot;&quot;&quot;&amp;[.F22]&amp;&quot;&quot;&quot;,&quot;&quot;info&quot;&quot;:&quot;&quot;&quot;&amp;[.J22]&amp;&quot;&quot;&quot;&quot;&amp;&quot;,&quot;&quot;skip&quot;&quot;:&quot;&quot;&quot;&amp;[.D22]&amp;&quot;&quot;&quot;&quot;&amp;&quot;,&quot;&quot;text&quot;&quot;:&quot;&quot;&quot;&amp;[.H22]&amp;&quot;&quot;&quot;&quot;&amp;&quot;,&quot;&quot;type&quot;&quot;:&quot;&quot;&quot;&amp;[.I22]&amp;&quot;&quot;&quot;&quot;&amp;&quot;,&quot;&quot;options&quot;&quot;:[&quot; &amp;IF([.K22]&gt;0;&quot;{&quot;&quot;value&quot;&quot;:&quot;&amp;COLUMN([.K22])-11&amp;&quot;,&quot;&quot;text&quot;&quot;:&quot;&quot;&quot;&amp;[.K22]&amp;&quot;&quot;&quot;},&quot;;&quot;&quot;) &amp;IF([.L22]&gt;0;&quot;{&quot;&quot;value&quot;&quot;:&quot;&amp;COLUMN([.L22])-11&amp;&quot;,&quot;&quot;text&quot;&quot;:&quot;&quot;&quot;&amp;[.L22]&amp;&quot;&quot;&quot;},&quot;;&quot;&quot;) &amp;IF([.M22]&gt;0;&quot;{&quot;&quot;value&quot;&quot;:&quot;&amp;COLUMN([.M22])-11&amp;&quot;,&quot;&quot;text&quot;&quot;:&quot;&quot;&quot;&amp;[.M22]&amp;&quot;&quot;&quot;},&quot;;&quot;&quot;) &amp;IF([.N22]&gt;0;&quot;{&quot;&quot;value&quot;&quot;:&quot;&amp;COLUMN([.N22])-11&amp;&quot;,&quot;&quot;text&quot;&quot;:&quot;&quot;&quot;&amp;[.N22]&amp;&quot;&quot;&quot;},&quot;;&quot;&quot;) &amp;IF([.O22]&gt;0;&quot;{&quot;&quot;value&quot;&quot;:&quot;&amp;COLUMN([.O22])-11&amp;&quot;,&quot;&quot;text&quot;&quot;:&quot;&quot;&quot;&amp;[.O22]&amp;&quot;&quot;&quot;},&quot;;&quot;&quot;) &amp;IF([.P22]&gt;0;&quot;{&quot;&quot;value&quot;&quot;:&quot;&amp;COLUMN([.P22])-11&amp;&quot;,&quot;&quot;text&quot;&quot;:&quot;&quot;&quot;&amp;[.P22]&amp;&quot;&quot;&quot;},&quot;;&quot;&quot;) &amp;IF([.Q22]&gt;0;&quot;{&quot;&quot;value&quot;&quot;:&quot;&amp;COLUMN([.Q22])-11&amp;&quot;,&quot;&quot;text&quot;&quot;:&quot;&quot;&quot;&amp;[.Q22]&amp;&quot;&quot;&quot;},&quot;;&quot;&quot;) &amp;IF([.R22]&gt;0;&quot;{&quot;&quot;value&quot;&quot;:&quot;&amp;COLUMN([.R22])-11&amp;&quot;,&quot;&quot;text&quot;&quot;:&quot;&quot;&quot;&amp;[.R22]&amp;&quot;&quot;&quot;},&quot;;&quot;&quot;) &amp;IF([.S22]&gt;0;&quot;{&quot;&quot;value&quot;&quot;:&quot;&amp;COLUMN([.S22])-11&amp;&quot;,&quot;&quot;text&quot;&quot;:&quot;&quot;&quot;&amp;[.S22]&amp;&quot;&quot;&quot;},&quot;;&quot;&quot;) &amp;IF([.T22]&gt;0;&quot;{&quot;&quot;value&quot;&quot;:&quot;&amp;COLUMN([.T22])-11&amp;&quot;,&quot;&quot;text&quot;&quot;:&quot;&quot;&quot;&amp;[.T22]&amp;&quot;&quot;&quot;},&quot;;&quot;&quot;) &amp;IF([.U22]&gt;0;&quot;{&quot;&quot;value&quot;&quot;:&quot;&amp;COLUMN([.U22])-11&amp;&quot;,&quot;&quot;text&quot;&quot;:&quot;&quot;&quot;&amp;[.U22]&amp;&quot;&quot;&quot;},&quot;;&quot;&quot;) &amp;IF([.V22]&gt;0;&quot;{&quot;&quot;value&quot;&quot;:&quot;&amp;COLUMN([.V22])-11&amp;&quot;,&quot;&quot;text&quot;&quot;:&quot;&quot;&quot;&amp;[.V22]&amp;&quot;&quot;&quot;},&quot;;&quot;&quot;) &amp;IF([.W22]&gt;0;&quot;{&quot;&quot;value&quot;&quot;:&quot;&amp;COLUMN([.W22])-11&amp;&quot;,&quot;&quot;text&quot;&quot;:&quot;&quot;&quot;&amp;[.W22]&amp;&quot;&quot;&quot;},&quot;;&quot;&quot;) &amp;IF([.X22]&gt;0;&quot;{&quot;&quot;value&quot;&quot;:&quot;&amp;COLUMN([.X22])-11&amp;&quot;,&quot;&quot;text&quot;&quot;:&quot;&quot;&quot;&amp;[.X22]&amp;&quot;&quot;&quot;},&quot;;&quot;&quot;) &amp;IF([.Y22]&gt;0;&quot;{&quot;&quot;value&quot;&quot;:&quot;&amp;COLUMN([.Y22])-11&amp;&quot;,&quot;&quot;text&quot;&quot;:&quot;&quot;&quot;&amp;[.Y22]&amp;&quot;&quot;&quot;},&quot;;&quot;&quot;) &amp;IF([.Z22]&gt;0;&quot;{&quot;&quot;value&quot;&quot;:&quot;&amp;COLUMN([.Z22])-11&amp;&quot;,&quot;&quot;text&quot;&quot;:&quot;&quot;&quot;&amp;[.Z22]&amp;&quot;&quot;&quot;},&quot;;&quot;&quot;) &amp;IF([.AA22]&gt;0;&quot;{&quot;&quot;value&quot;&quot;:&quot;&amp;COLUMN([.AA22])-11&amp;&quot;,&quot;&quot;text&quot;&quot;:&quot;&quot;&quot;&amp;[.AA22]&amp;&quot;&quot;&quot;},&quot;;&quot;&quot;)" office:value-type="string" office:string-value="{&quot;id&quot;:18,&quot;ordinal&quot;:20,&quot;required&quot;:0,&quot;category&quot;:&quot;Physical Activity&quot;,&quot;info&quot;:&quot;null&quot;,&quot;skip&quot;:&quot;null&quot;,&quot;text&quot;:&quot;What stops or prevents you from starting to do exercise or physical activity?&quot;,&quot;type&quot;:&quot;MC&quot;,&quot;options&quot;:[{&quot;value&quot;:0,&quot;text&quot;:&quot;Nothing&quot;},{&quot;value&quot;:1,&quot;text&quot;:&quot;Being ill eg infection&quot;},{&quot;value&quot;:2,&quot;text&quot;:&quot;I am not very good at it&quot;},{&quot;value&quot;:3,&quot;text&quot;:&quot;I don't like / enjoy exercise or sport&quot;},{&quot;value&quot;:4,&quot;text&quot;:&quot;My weight&quot;},{&quot;value&quot;:5,&quot;text&quot;:&quot;If my blood glucose is low&quot;},{&quot;value&quot;:6,&quot;text&quot;:&quot;It is difficult to manage my diabetes when I don't exercise&quot;},{&quot;value&quot;:7,&quot;text&quot;:&quot;It is difficult to do exercise with an insulin pump&quot;},{&quot;value&quot;:8,&quot;text&quot;:&quot;I would rather watch TV / play computer games&quot;},{&quot;value&quot;:9,&quot;text&quot;:&quot;I don't have the opportunity to do the sports I like (e.g. swimming at school)&quot;},{&quot;value&quot;:10,&quot;text&quot;:&quot;I don't have time&quot;},{&quot;value&quot;:11,&quot;text&quot;:&quot;TEXT_OTHER&quot;},">
            <text:p>{"id":18,"ordinal":20,"required":0,"category":"Physical Activity","info":"null","skip":"null","text":"What stops or prevents you from starting to do exercise or physical activity?","type":"MC","options":[{"value":0,"text":"Nothing"},{"value":1,"text":"Being ill eg infection"},{"value":2,"text":"I am not very good at it"},{"value":3,"text":"I don't like / enjoy exercise or sport"},{"value":4,"text":"My weight"},{"value":5,"text":"If my blood glucose is low"},{"value":6,"text":"It is difficult to manage my diabetes when I don't exercise"},{"value":7,"text":"It is difficult to do exercise with an insulin pump"},{"value":8,"text":"I would rather watch TV / play computer games"},{"value":9,"text":"I don't have the opportunity to do the sports I like (e.g. swimming at school)"},{"value":10,"text":"I don't have time"},{"value":11,"text":"TEXT_OTHER"},</text:p>
          </table:table-cell>
          <table:table-cell table:style-name="ce2" table:formula="of:=IF([.AB22]&gt;0;&quot;{&quot;&quot;value&quot;&quot;:&quot;&amp;COLUMN([.AB22])-11&amp;&quot;,&quot;&quot;text&quot;&quot;:&quot;&quot;&quot;&amp;[.AB22]&amp;&quot;&quot;&quot;},&quot;;&quot;&quot;) &amp;IF([.AC22]&gt;0;&quot;{&quot;&quot;value&quot;&quot;:&quot;&amp;COLUMN([.AC22])-11&amp;&quot;,&quot;&quot;text&quot;&quot;:&quot;&quot;&quot;&amp;[.AC22]&amp;&quot;&quot;&quot;},&quot;;&quot;&quot;) &amp;IF([.AD22]&gt;0;&quot;{&quot;&quot;value&quot;&quot;:&quot;&amp;COLUMN([.AD22])-11&amp;&quot;,&quot;&quot;text&quot;&quot;:&quot;&quot;&quot;&amp;[.AD22]&amp;&quot;&quot;&quot;},&quot;;&quot;&quot;) &amp;IF([.AE22]&gt;0;&quot;{&quot;&quot;value&quot;&quot;:&quot;&amp;COLUMN([.AE22])-11&amp;&quot;,&quot;&quot;text&quot;&quot;:&quot;&quot;&quot;&amp;[.AE22]&amp;&quot;&quot;&quot;},&quot;;&quot;&quot;) &amp;IF([.AF22]&gt;0;&quot;{&quot;&quot;value&quot;&quot;:&quot;&amp;COLUMN([.AF22])-11&amp;&quot;,&quot;&quot;text&quot;&quot;:&quot;&quot;&quot;&amp;[.AF22]&amp;&quot;&quot;&quot;},&quot;;&quot;&quot;) &amp;IF([.AG22]&gt;0;&quot;{&quot;&quot;value&quot;&quot;:&quot;&amp;COLUMN([.AG22])-11&amp;&quot;,&quot;&quot;text&quot;&quot;:&quot;&quot;&quot;&amp;[.AG22]&amp;&quot;&quot;&quot;},&quot;;&quot;&quot;) &amp;IF([.AH22]&gt;0;&quot;{&quot;&quot;value&quot;&quot;:&quot;&amp;COLUMN([.AH22])-11&amp;&quot;,&quot;&quot;text&quot;&quot;:&quot;&quot;&quot;&amp;[.AH22]&amp;&quot;&quot;&quot;},&quot;;&quot;&quot;) &amp;IF([.AI22]&gt;0;&quot;{&quot;&quot;value&quot;&quot;:&quot;&amp;COLUMN([.AI22])-11&amp;&quot;,&quot;&quot;text&quot;&quot;:&quot;&quot;&quot;&amp;[.AI22]&amp;&quot;&quot;&quot;},&quot;;&quot;&quot;) &amp;IF([.AJ22]&gt;0;&quot;{&quot;&quot;value&quot;&quot;:&quot;&amp;COLUMN([.AJ22])-11&amp;&quot;,&quot;&quot;text&quot;&quot;:&quot;&quot;&quot;&amp;[.AJ22]&amp;&quot;&quot;&quot;},&quot;;&quot;&quot;) &amp;IF([.AK22]&gt;0;&quot;{&quot;&quot;value&quot;&quot;:&quot;&amp;COLUMN([.AK22])-11&amp;&quot;,&quot;&quot;text&quot;&quot;:&quot;&quot;&quot;&amp;[.AK22]&amp;&quot;&quot;&quot;},&quot;;&quot;&quot;) &amp;IF([.AL22]&gt;0;&quot;{&quot;&quot;value&quot;&quot;:&quot;&amp;COLUMN([.AL22])-11&amp;&quot;,&quot;&quot;text&quot;&quot;:&quot;&quot;&quot;&amp;[.AL22]&amp;&quot;&quot;&quot;},&quot;;&quot;&quot;) &amp;IF([.AM22]&gt;0;&quot;{&quot;&quot;value&quot;&quot;:&quot;&amp;COLUMN([.AM22])-11&amp;&quot;,&quot;&quot;text&quot;&quot;:&quot;&quot;&quot;&amp;[.AM22]&amp;&quot;&quot;&quot;},&quot;;&quot;&quot;) &amp;IF([.AN22]&gt;0;&quot;{&quot;&quot;value&quot;&quot;:&quot;&amp;COLUMN([.AN22])-11&amp;&quot;,&quot;&quot;text&quot;&quot;:&quot;&quot;&quot;&amp;[.AN22]&amp;&quot;&quot;&quot;},&quot;;&quot;&quot;) &amp;IF([.AO22]&gt;0;&quot;{&quot;&quot;value&quot;&quot;:&quot;&amp;COLUMN([.AO22])-11&amp;&quot;,&quot;&quot;text&quot;&quot;:&quot;&quot;&quot;&amp;[.AO22]&amp;&quot;&quot;&quot;},&quot;;&quot;&quot;) &amp;IF([.AP22]&gt;0;&quot;{&quot;&quot;value&quot;&quot;:&quot;&amp;COLUMN([.AP22])-11&amp;&quot;,&quot;&quot;text&quot;&quot;:&quot;&quot;&quot;&amp;[.AP22]&amp;&quot;&quot;&quot;},&quot;;&quot;&quot;) &amp;IF([.AQ22]&gt;0;&quot;{&quot;&quot;value&quot;&quot;:&quot;&amp;COLUMN([.AQ22])-11&amp;&quot;,&quot;&quot;text&quot;&quot;:&quot;&quot;&quot;&amp;[.AQ22]&amp;&quot;&quot;&quot;},&quot;;&quot;&quot;) &amp;IF([.AR22]&gt;0;&quot;{&quot;&quot;value&quot;&quot;:&quot;&amp;COLUMN([.AR22])-11&amp;&quot;,&quot;&quot;text&quot;&quot;:&quot;&quot;&quot;&amp;[.AR22]&amp;&quot;&quot;&quot;},&quot;;&quot;&quot;) &amp;IF([.AS22]&gt;0;&quot;{&quot;&quot;value&quot;&quot;:&quot;&amp;COLUMN([.AS22])-11&amp;&quot;,&quot;&quot;text&quot;&quot;:&quot;&quot;&quot;&amp;[.AS22]&amp;&quot;&quot;&quot;},&quot;;&quot;&quot;) &amp;IF([.AT22]&gt;0;&quot;{&quot;&quot;value&quot;&quot;:&quot;&amp;COLUMN([.AT22])-11&amp;&quot;,&quot;&quot;text&quot;&quot;:&quot;&quot;&quot;&amp;[.AT22]&amp;&quot;&quot;&quot;},&quot;;&quot;&quot;) &amp;IF([.AU22]&gt;0;&quot;{&quot;&quot;value&quot;&quot;:&quot;&amp;COLUMN([.AU22])-11&amp;&quot;,&quot;&quot;text&quot;&quot;:&quot;&quot;&quot;&amp;[.AU22]&amp;&quot;&quot;&quot;},&quot;;&quot;&quot;)">
            <text:p/>
          </table:table-cell>
          <table:table-cell table:style-name="ce1" table:formula="of:=IF([.AV22]&gt;0;&quot;{&quot;&quot;value&quot;&quot;:&quot;&amp;COLUMN([.AV22])-11&amp;&quot;,&quot;&quot;text&quot;&quot;:&quot;&quot;&quot;&amp;[.AV22]&amp;&quot;&quot;&quot;},&quot;;&quot;&quot;) &amp;IF([.AW22]&gt;0;&quot;{&quot;&quot;value&quot;&quot;:&quot;&amp;COLUMN([.AW22])-11&amp;&quot;,&quot;&quot;text&quot;&quot;:&quot;&quot;&quot;&amp;[.AW22]&amp;&quot;&quot;&quot;},&quot;;&quot;&quot;) &amp;IF([.AX22]&gt;0;&quot;{&quot;&quot;value&quot;&quot;:&quot;&amp;COLUMN([.AX22])-11&amp;&quot;,&quot;&quot;text&quot;&quot;:&quot;&quot;&quot;&amp;[.AX22]&amp;&quot;&quot;&quot;},&quot;;&quot;&quot;) &amp;IF([.AY22]&gt;0;&quot;{&quot;&quot;value&quot;&quot;:&quot;&amp;COLUMN([.AY22])-11&amp;&quot;,&quot;&quot;text&quot;&quot;:&quot;&quot;&quot;&amp;[.AY22]&amp;&quot;&quot;&quot;},&quot;;&quot;&quot;) &amp;IF([.AZ22]&gt;0;&quot;{&quot;&quot;value&quot;&quot;:&quot;&amp;COLUMN([.AZ22])-11&amp;&quot;,&quot;&quot;text&quot;&quot;:&quot;&quot;&quot;&amp;[.AZ22]&amp;&quot;&quot;&quot;},&quot;;&quot;&quot;) &amp;IF([.BA22]&gt;0;&quot;{&quot;&quot;value&quot;&quot;:&quot;&amp;COLUMN([.BA22])-11&amp;&quot;,&quot;&quot;text&quot;&quot;:&quot;&quot;&quot;&amp;[.BA22]&amp;&quot;&quot;&quot;},&quot;;&quot;&quot;) &amp;IF([.BB22]&gt;0;&quot;{&quot;&quot;value&quot;&quot;:&quot;&amp;COLUMN([.BB22])-11&amp;&quot;,&quot;&quot;text&quot;&quot;:&quot;&quot;&quot;&amp;[.BB22]&amp;&quot;&quot;&quot;},&quot;;&quot;&quot;) &amp;IF([.BC22]&gt;0;&quot;{&quot;&quot;value&quot;&quot;:&quot;&amp;COLUMN([.BC22])-11&amp;&quot;,&quot;&quot;text&quot;&quot;:&quot;&quot;&quot;&amp;[.BC22]&amp;&quot;&quot;&quot;},&quot;;&quot;&quot;) &amp;IF([.BD22]&gt;0;&quot;{&quot;&quot;value&quot;&quot;:&quot;&amp;COLUMN([.BD22])-11&amp;&quot;,&quot;&quot;text&quot;&quot;:&quot;&quot;&quot;&amp;[.BD22]&amp;&quot;&quot;&quot;},&quot;;&quot;&quot;) &amp;IF([.BE22]&gt;0;&quot;{&quot;&quot;value&quot;&quot;:&quot;&amp;COLUMN([.BE22])-11&amp;&quot;,&quot;&quot;text&quot;&quot;:&quot;&quot;&quot;&amp;[.BE22]&amp;&quot;&quot;&quot;},&quot;;&quot;&quot;) &amp;IF([.BF22]&gt;0;&quot;{&quot;&quot;value&quot;&quot;:&quot;&amp;COLUMN([.BF22])-11&amp;&quot;,&quot;&quot;text&quot;&quot;:&quot;&quot;&quot;&amp;[.BF22]&amp;&quot;&quot;&quot;},&quot;;&quot;&quot;) &amp;IF([.BG22]&gt;0;&quot;{&quot;&quot;value&quot;&quot;:&quot;&amp;COLUMN([.BG22])-11&amp;&quot;,&quot;&quot;text&quot;&quot;:&quot;&quot;&quot;&amp;[.BG22]&amp;&quot;&quot;&quot;},&quot;;&quot;&quot;) &amp;IF([.BH22]&gt;0;&quot;{&quot;&quot;value&quot;&quot;:&quot;&amp;COLUMN([.BH22])-11&amp;&quot;,&quot;&quot;text&quot;&quot;:&quot;&quot;&quot;&amp;[.BH22]&amp;&quot;&quot;&quot;},&quot;;&quot;&quot;) &amp;IF([.BI22]&gt;0;&quot;{&quot;&quot;value&quot;&quot;:&quot;&amp;COLUMN([.BI22])-11&amp;&quot;,&quot;&quot;text&quot;&quot;:&quot;&quot;&quot;&amp;[.BI22]&amp;&quot;&quot;&quot;},&quot;;&quot;&quot;) &amp;IF([.BJ22]&gt;0;&quot;{&quot;&quot;value&quot;&quot;:&quot;&amp;COLUMN([.BJ22])-11&amp;&quot;,&quot;&quot;text&quot;&quot;:&quot;&quot;&quot;&amp;[.BJ22]&amp;&quot;&quot;&quot;},&quot;;&quot;&quot;) &amp;IF([.BK22]&gt;0;&quot;{&quot;&quot;value&quot;&quot;:&quot;&amp;COLUMN([.BK22])-11&amp;&quot;,&quot;&quot;text&quot;&quot;:&quot;&quot;&quot;&amp;[.BK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n't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n't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n't have the opportunity to do the sports I like (e.g. swimming at school)</text:p>
          </table:table-cell>
          <table:table-cell office:value-type="string">
            <text:p>I don't have time</text:p>
          </table:table-cell>
          <table:table-cell office:value-type="string">
            <text:p>TEXT_OTHER</text:p>
          </table:table-cell>
          <table:table-cell table:number-columns-repeated="41"/>
          <table:table-cell table:number-columns-repeated="961"/>
        </table:table-row>
        <table:table-row table:style-name="ro2">
          <table:table-cell table:style-name="ce1" table:formula="of:=&quot;{&quot;&quot;id&quot;&quot;:&quot;&amp;[.G23]&amp;&quot;,&quot;&quot;ordinal&quot;&quot;:&quot;&amp;ROW()-2&amp;&quot;,&quot;&quot;required&quot;&quot;:&quot;&amp;[.E23]&amp;&quot;,&quot;&quot;category&quot;&quot;:&quot;&quot;&quot;&amp;[.F23]&amp;&quot;&quot;&quot;,&quot;&quot;info&quot;&quot;:&quot;&quot;&quot;&amp;[.J23]&amp;&quot;&quot;&quot;&quot;&amp;&quot;,&quot;&quot;skip&quot;&quot;:&quot;&quot;&quot;&amp;[.D23]&amp;&quot;&quot;&quot;&quot;&amp;&quot;,&quot;&quot;text&quot;&quot;:&quot;&quot;&quot;&amp;[.H23]&amp;&quot;&quot;&quot;&quot;&amp;&quot;,&quot;&quot;type&quot;&quot;:&quot;&quot;&quot;&amp;[.I23]&amp;&quot;&quot;&quot;&quot;&amp;&quot;,&quot;&quot;options&quot;&quot;:[&quot; &amp;IF([.K23]&gt;0;&quot;{&quot;&quot;value&quot;&quot;:&quot;&amp;COLUMN([.K23])-11&amp;&quot;,&quot;&quot;text&quot;&quot;:&quot;&quot;&quot;&amp;[.K23]&amp;&quot;&quot;&quot;},&quot;;&quot;&quot;) &amp;IF([.L23]&gt;0;&quot;{&quot;&quot;value&quot;&quot;:&quot;&amp;COLUMN([.L23])-11&amp;&quot;,&quot;&quot;text&quot;&quot;:&quot;&quot;&quot;&amp;[.L23]&amp;&quot;&quot;&quot;},&quot;;&quot;&quot;) &amp;IF([.M23]&gt;0;&quot;{&quot;&quot;value&quot;&quot;:&quot;&amp;COLUMN([.M23])-11&amp;&quot;,&quot;&quot;text&quot;&quot;:&quot;&quot;&quot;&amp;[.M23]&amp;&quot;&quot;&quot;},&quot;;&quot;&quot;) &amp;IF([.N23]&gt;0;&quot;{&quot;&quot;value&quot;&quot;:&quot;&amp;COLUMN([.N23])-11&amp;&quot;,&quot;&quot;text&quot;&quot;:&quot;&quot;&quot;&amp;[.N23]&amp;&quot;&quot;&quot;},&quot;;&quot;&quot;) &amp;IF([.O23]&gt;0;&quot;{&quot;&quot;value&quot;&quot;:&quot;&amp;COLUMN([.O23])-11&amp;&quot;,&quot;&quot;text&quot;&quot;:&quot;&quot;&quot;&amp;[.O23]&amp;&quot;&quot;&quot;},&quot;;&quot;&quot;) &amp;IF([.P23]&gt;0;&quot;{&quot;&quot;value&quot;&quot;:&quot;&amp;COLUMN([.P23])-11&amp;&quot;,&quot;&quot;text&quot;&quot;:&quot;&quot;&quot;&amp;[.P23]&amp;&quot;&quot;&quot;},&quot;;&quot;&quot;) &amp;IF([.Q23]&gt;0;&quot;{&quot;&quot;value&quot;&quot;:&quot;&amp;COLUMN([.Q23])-11&amp;&quot;,&quot;&quot;text&quot;&quot;:&quot;&quot;&quot;&amp;[.Q23]&amp;&quot;&quot;&quot;},&quot;;&quot;&quot;) &amp;IF([.R23]&gt;0;&quot;{&quot;&quot;value&quot;&quot;:&quot;&amp;COLUMN([.R23])-11&amp;&quot;,&quot;&quot;text&quot;&quot;:&quot;&quot;&quot;&amp;[.R23]&amp;&quot;&quot;&quot;},&quot;;&quot;&quot;) &amp;IF([.S23]&gt;0;&quot;{&quot;&quot;value&quot;&quot;:&quot;&amp;COLUMN([.S23])-11&amp;&quot;,&quot;&quot;text&quot;&quot;:&quot;&quot;&quot;&amp;[.S23]&amp;&quot;&quot;&quot;},&quot;;&quot;&quot;) &amp;IF([.T23]&gt;0;&quot;{&quot;&quot;value&quot;&quot;:&quot;&amp;COLUMN([.T23])-11&amp;&quot;,&quot;&quot;text&quot;&quot;:&quot;&quot;&quot;&amp;[.T23]&amp;&quot;&quot;&quot;},&quot;;&quot;&quot;) &amp;IF([.U23]&gt;0;&quot;{&quot;&quot;value&quot;&quot;:&quot;&amp;COLUMN([.U23])-11&amp;&quot;,&quot;&quot;text&quot;&quot;:&quot;&quot;&quot;&amp;[.U23]&amp;&quot;&quot;&quot;},&quot;;&quot;&quot;) &amp;IF([.V23]&gt;0;&quot;{&quot;&quot;value&quot;&quot;:&quot;&amp;COLUMN([.V23])-11&amp;&quot;,&quot;&quot;text&quot;&quot;:&quot;&quot;&quot;&amp;[.V23]&amp;&quot;&quot;&quot;},&quot;;&quot;&quot;) &amp;IF([.W23]&gt;0;&quot;{&quot;&quot;value&quot;&quot;:&quot;&amp;COLUMN([.W23])-11&amp;&quot;,&quot;&quot;text&quot;&quot;:&quot;&quot;&quot;&amp;[.W23]&amp;&quot;&quot;&quot;},&quot;;&quot;&quot;) &amp;IF([.X23]&gt;0;&quot;{&quot;&quot;value&quot;&quot;:&quot;&amp;COLUMN([.X23])-11&amp;&quot;,&quot;&quot;text&quot;&quot;:&quot;&quot;&quot;&amp;[.X23]&amp;&quot;&quot;&quot;},&quot;;&quot;&quot;) &amp;IF([.Y23]&gt;0;&quot;{&quot;&quot;value&quot;&quot;:&quot;&amp;COLUMN([.Y23])-11&amp;&quot;,&quot;&quot;text&quot;&quot;:&quot;&quot;&quot;&amp;[.Y23]&amp;&quot;&quot;&quot;},&quot;;&quot;&quot;) &amp;IF([.Z23]&gt;0;&quot;{&quot;&quot;value&quot;&quot;:&quot;&amp;COLUMN([.Z23])-11&amp;&quot;,&quot;&quot;text&quot;&quot;:&quot;&quot;&quot;&amp;[.Z23]&amp;&quot;&quot;&quot;},&quot;;&quot;&quot;) &amp;IF([.AA23]&gt;0;&quot;{&quot;&quot;value&quot;&quot;:&quot;&amp;COLUMN([.AA23])-11&amp;&quot;,&quot;&quot;text&quot;&quot;:&quot;&quot;&quot;&amp;[.AA23]&amp;&quot;&quot;&quot;},&quot;;&quot;&quot;)" office:value-type="string" office:string-value="{&quot;id&quot;:19,&quot;ordinal&quot;:21,&quot;required&quot;:0,&quot;category&quot;:&quot;Physical Activity&quot;,&quot;info&quot;:&quot;null&quot;,&quot;skip&quot;:&quot;null&quot;,&quot;text&quot;:&quot;Now you have answered the questions about being active, how do you rate how active you are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9,"ordinal":21,"required":0,"category":"Physical Activity","info":"null","skip":"null","text":"Now you have answered the questions about being active, how do you rate how active you are?","type":"SC-SL","options":[{"value":0,"text":"Very active"},{"value":1,"text":"I do some, but I could do more"},{"value":2,"text":"Not active at all"},</text:p>
          </table:table-cell>
          <table:table-cell table:style-name="ce2" table:formula="of:=IF([.AB23]&gt;0;&quot;{&quot;&quot;value&quot;&quot;:&quot;&amp;COLUMN([.AB23])-11&amp;&quot;,&quot;&quot;text&quot;&quot;:&quot;&quot;&quot;&amp;[.AB23]&amp;&quot;&quot;&quot;},&quot;;&quot;&quot;) &amp;IF([.AC23]&gt;0;&quot;{&quot;&quot;value&quot;&quot;:&quot;&amp;COLUMN([.AC23])-11&amp;&quot;,&quot;&quot;text&quot;&quot;:&quot;&quot;&quot;&amp;[.AC23]&amp;&quot;&quot;&quot;},&quot;;&quot;&quot;) &amp;IF([.AD23]&gt;0;&quot;{&quot;&quot;value&quot;&quot;:&quot;&amp;COLUMN([.AD23])-11&amp;&quot;,&quot;&quot;text&quot;&quot;:&quot;&quot;&quot;&amp;[.AD23]&amp;&quot;&quot;&quot;},&quot;;&quot;&quot;) &amp;IF([.AE23]&gt;0;&quot;{&quot;&quot;value&quot;&quot;:&quot;&amp;COLUMN([.AE23])-11&amp;&quot;,&quot;&quot;text&quot;&quot;:&quot;&quot;&quot;&amp;[.AE23]&amp;&quot;&quot;&quot;},&quot;;&quot;&quot;) &amp;IF([.AF23]&gt;0;&quot;{&quot;&quot;value&quot;&quot;:&quot;&amp;COLUMN([.AF23])-11&amp;&quot;,&quot;&quot;text&quot;&quot;:&quot;&quot;&quot;&amp;[.AF23]&amp;&quot;&quot;&quot;},&quot;;&quot;&quot;) &amp;IF([.AG23]&gt;0;&quot;{&quot;&quot;value&quot;&quot;:&quot;&amp;COLUMN([.AG23])-11&amp;&quot;,&quot;&quot;text&quot;&quot;:&quot;&quot;&quot;&amp;[.AG23]&amp;&quot;&quot;&quot;},&quot;;&quot;&quot;) &amp;IF([.AH23]&gt;0;&quot;{&quot;&quot;value&quot;&quot;:&quot;&amp;COLUMN([.AH23])-11&amp;&quot;,&quot;&quot;text&quot;&quot;:&quot;&quot;&quot;&amp;[.AH23]&amp;&quot;&quot;&quot;},&quot;;&quot;&quot;) &amp;IF([.AI23]&gt;0;&quot;{&quot;&quot;value&quot;&quot;:&quot;&amp;COLUMN([.AI23])-11&amp;&quot;,&quot;&quot;text&quot;&quot;:&quot;&quot;&quot;&amp;[.AI23]&amp;&quot;&quot;&quot;},&quot;;&quot;&quot;) &amp;IF([.AJ23]&gt;0;&quot;{&quot;&quot;value&quot;&quot;:&quot;&amp;COLUMN([.AJ23])-11&amp;&quot;,&quot;&quot;text&quot;&quot;:&quot;&quot;&quot;&amp;[.AJ23]&amp;&quot;&quot;&quot;},&quot;;&quot;&quot;) &amp;IF([.AK23]&gt;0;&quot;{&quot;&quot;value&quot;&quot;:&quot;&amp;COLUMN([.AK23])-11&amp;&quot;,&quot;&quot;text&quot;&quot;:&quot;&quot;&quot;&amp;[.AK23]&amp;&quot;&quot;&quot;},&quot;;&quot;&quot;) &amp;IF([.AL23]&gt;0;&quot;{&quot;&quot;value&quot;&quot;:&quot;&amp;COLUMN([.AL23])-11&amp;&quot;,&quot;&quot;text&quot;&quot;:&quot;&quot;&quot;&amp;[.AL23]&amp;&quot;&quot;&quot;},&quot;;&quot;&quot;) &amp;IF([.AM23]&gt;0;&quot;{&quot;&quot;value&quot;&quot;:&quot;&amp;COLUMN([.AM23])-11&amp;&quot;,&quot;&quot;text&quot;&quot;:&quot;&quot;&quot;&amp;[.AM23]&amp;&quot;&quot;&quot;},&quot;;&quot;&quot;) &amp;IF([.AN23]&gt;0;&quot;{&quot;&quot;value&quot;&quot;:&quot;&amp;COLUMN([.AN23])-11&amp;&quot;,&quot;&quot;text&quot;&quot;:&quot;&quot;&quot;&amp;[.AN23]&amp;&quot;&quot;&quot;},&quot;;&quot;&quot;) &amp;IF([.AO23]&gt;0;&quot;{&quot;&quot;value&quot;&quot;:&quot;&amp;COLUMN([.AO23])-11&amp;&quot;,&quot;&quot;text&quot;&quot;:&quot;&quot;&quot;&amp;[.AO23]&amp;&quot;&quot;&quot;},&quot;;&quot;&quot;) &amp;IF([.AP23]&gt;0;&quot;{&quot;&quot;value&quot;&quot;:&quot;&amp;COLUMN([.AP23])-11&amp;&quot;,&quot;&quot;text&quot;&quot;:&quot;&quot;&quot;&amp;[.AP23]&amp;&quot;&quot;&quot;},&quot;;&quot;&quot;) &amp;IF([.AQ23]&gt;0;&quot;{&quot;&quot;value&quot;&quot;:&quot;&amp;COLUMN([.AQ23])-11&amp;&quot;,&quot;&quot;text&quot;&quot;:&quot;&quot;&quot;&amp;[.AQ23]&amp;&quot;&quot;&quot;},&quot;;&quot;&quot;) &amp;IF([.AR23]&gt;0;&quot;{&quot;&quot;value&quot;&quot;:&quot;&amp;COLUMN([.AR23])-11&amp;&quot;,&quot;&quot;text&quot;&quot;:&quot;&quot;&quot;&amp;[.AR23]&amp;&quot;&quot;&quot;},&quot;;&quot;&quot;) &amp;IF([.AS23]&gt;0;&quot;{&quot;&quot;value&quot;&quot;:&quot;&amp;COLUMN([.AS23])-11&amp;&quot;,&quot;&quot;text&quot;&quot;:&quot;&quot;&quot;&amp;[.AS23]&amp;&quot;&quot;&quot;},&quot;;&quot;&quot;) &amp;IF([.AT23]&gt;0;&quot;{&quot;&quot;value&quot;&quot;:&quot;&amp;COLUMN([.AT23])-11&amp;&quot;,&quot;&quot;text&quot;&quot;:&quot;&quot;&quot;&amp;[.AT23]&amp;&quot;&quot;&quot;},&quot;;&quot;&quot;) &amp;IF([.AU23]&gt;0;&quot;{&quot;&quot;value&quot;&quot;:&quot;&amp;COLUMN([.AU23])-11&amp;&quot;,&quot;&quot;text&quot;&quot;:&quot;&quot;&quot;&amp;[.AU23]&amp;&quot;&quot;&quot;},&quot;;&quot;&quot;)">
            <text:p/>
          </table:table-cell>
          <table:table-cell table:style-name="ce1" table:formula="of:=IF([.AV23]&gt;0;&quot;{&quot;&quot;value&quot;&quot;:&quot;&amp;COLUMN([.AV23])-11&amp;&quot;,&quot;&quot;text&quot;&quot;:&quot;&quot;&quot;&amp;[.AV23]&amp;&quot;&quot;&quot;},&quot;;&quot;&quot;) &amp;IF([.AW23]&gt;0;&quot;{&quot;&quot;value&quot;&quot;:&quot;&amp;COLUMN([.AW23])-11&amp;&quot;,&quot;&quot;text&quot;&quot;:&quot;&quot;&quot;&amp;[.AW23]&amp;&quot;&quot;&quot;},&quot;;&quot;&quot;) &amp;IF([.AX23]&gt;0;&quot;{&quot;&quot;value&quot;&quot;:&quot;&amp;COLUMN([.AX23])-11&amp;&quot;,&quot;&quot;text&quot;&quot;:&quot;&quot;&quot;&amp;[.AX23]&amp;&quot;&quot;&quot;},&quot;;&quot;&quot;) &amp;IF([.AY23]&gt;0;&quot;{&quot;&quot;value&quot;&quot;:&quot;&amp;COLUMN([.AY23])-11&amp;&quot;,&quot;&quot;text&quot;&quot;:&quot;&quot;&quot;&amp;[.AY23]&amp;&quot;&quot;&quot;},&quot;;&quot;&quot;) &amp;IF([.AZ23]&gt;0;&quot;{&quot;&quot;value&quot;&quot;:&quot;&amp;COLUMN([.AZ23])-11&amp;&quot;,&quot;&quot;text&quot;&quot;:&quot;&quot;&quot;&amp;[.AZ23]&amp;&quot;&quot;&quot;},&quot;;&quot;&quot;) &amp;IF([.BA23]&gt;0;&quot;{&quot;&quot;value&quot;&quot;:&quot;&amp;COLUMN([.BA23])-11&amp;&quot;,&quot;&quot;text&quot;&quot;:&quot;&quot;&quot;&amp;[.BA23]&amp;&quot;&quot;&quot;},&quot;;&quot;&quot;) &amp;IF([.BB23]&gt;0;&quot;{&quot;&quot;value&quot;&quot;:&quot;&amp;COLUMN([.BB23])-11&amp;&quot;,&quot;&quot;text&quot;&quot;:&quot;&quot;&quot;&amp;[.BB23]&amp;&quot;&quot;&quot;},&quot;;&quot;&quot;) &amp;IF([.BC23]&gt;0;&quot;{&quot;&quot;value&quot;&quot;:&quot;&amp;COLUMN([.BC23])-11&amp;&quot;,&quot;&quot;text&quot;&quot;:&quot;&quot;&quot;&amp;[.BC23]&amp;&quot;&quot;&quot;},&quot;;&quot;&quot;) &amp;IF([.BD23]&gt;0;&quot;{&quot;&quot;value&quot;&quot;:&quot;&amp;COLUMN([.BD23])-11&amp;&quot;,&quot;&quot;text&quot;&quot;:&quot;&quot;&quot;&amp;[.BD23]&amp;&quot;&quot;&quot;},&quot;;&quot;&quot;) &amp;IF([.BE23]&gt;0;&quot;{&quot;&quot;value&quot;&quot;:&quot;&amp;COLUMN([.BE23])-11&amp;&quot;,&quot;&quot;text&quot;&quot;:&quot;&quot;&quot;&amp;[.BE23]&amp;&quot;&quot;&quot;},&quot;;&quot;&quot;) &amp;IF([.BF23]&gt;0;&quot;{&quot;&quot;value&quot;&quot;:&quot;&amp;COLUMN([.BF23])-11&amp;&quot;,&quot;&quot;text&quot;&quot;:&quot;&quot;&quot;&amp;[.BF23]&amp;&quot;&quot;&quot;},&quot;;&quot;&quot;) &amp;IF([.BG23]&gt;0;&quot;{&quot;&quot;value&quot;&quot;:&quot;&amp;COLUMN([.BG23])-11&amp;&quot;,&quot;&quot;text&quot;&quot;:&quot;&quot;&quot;&amp;[.BG23]&amp;&quot;&quot;&quot;},&quot;;&quot;&quot;) &amp;IF([.BH23]&gt;0;&quot;{&quot;&quot;value&quot;&quot;:&quot;&amp;COLUMN([.BH23])-11&amp;&quot;,&quot;&quot;text&quot;&quot;:&quot;&quot;&quot;&amp;[.BH23]&amp;&quot;&quot;&quot;},&quot;;&quot;&quot;) &amp;IF([.BI23]&gt;0;&quot;{&quot;&quot;value&quot;&quot;:&quot;&amp;COLUMN([.BI23])-11&amp;&quot;,&quot;&quot;text&quot;&quot;:&quot;&quot;&quot;&amp;[.BI23]&amp;&quot;&quot;&quot;},&quot;;&quot;&quot;) &amp;IF([.BJ23]&gt;0;&quot;{&quot;&quot;value&quot;&quot;:&quot;&amp;COLUMN([.BJ23])-11&amp;&quot;,&quot;&quot;text&quot;&quot;:&quot;&quot;&quot;&amp;[.BJ23]&amp;&quot;&quot;&quot;},&quot;;&quot;&quot;) &amp;IF([.BK23]&gt;0;&quot;{&quot;&quot;value&quot;&quot;:&quot;&amp;COLUMN([.BK23])-11&amp;&quot;,&quot;&quot;text&quot;&quot;:&quot;&quot;&quot;&amp;[.BK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24]&amp;&quot;,&quot;&quot;ordinal&quot;&quot;:&quot;&amp;ROW()-2&amp;&quot;,&quot;&quot;required&quot;&quot;:&quot;&amp;[.E24]&amp;&quot;,&quot;&quot;category&quot;&quot;:&quot;&quot;&quot;&amp;[.F24]&amp;&quot;&quot;&quot;,&quot;&quot;info&quot;&quot;:&quot;&quot;&quot;&amp;[.J24]&amp;&quot;&quot;&quot;&quot;&amp;&quot;,&quot;&quot;skip&quot;&quot;:&quot;&quot;&quot;&amp;[.D24]&amp;&quot;&quot;&quot;&quot;&amp;&quot;,&quot;&quot;text&quot;&quot;:&quot;&quot;&quot;&amp;[.H24]&amp;&quot;&quot;&quot;&quot;&amp;&quot;,&quot;&quot;type&quot;&quot;:&quot;&quot;&quot;&amp;[.I24]&amp;&quot;&quot;&quot;&quot;&amp;&quot;,&quot;&quot;options&quot;&quot;:[&quot; &amp;IF([.K24]&gt;0;&quot;{&quot;&quot;value&quot;&quot;:&quot;&amp;COLUMN([.K24])-11&amp;&quot;,&quot;&quot;text&quot;&quot;:&quot;&quot;&quot;&amp;[.K24]&amp;&quot;&quot;&quot;},&quot;;&quot;&quot;) &amp;IF([.L24]&gt;0;&quot;{&quot;&quot;value&quot;&quot;:&quot;&amp;COLUMN([.L24])-11&amp;&quot;,&quot;&quot;text&quot;&quot;:&quot;&quot;&quot;&amp;[.L24]&amp;&quot;&quot;&quot;},&quot;;&quot;&quot;) &amp;IF([.M24]&gt;0;&quot;{&quot;&quot;value&quot;&quot;:&quot;&amp;COLUMN([.M24])-11&amp;&quot;,&quot;&quot;text&quot;&quot;:&quot;&quot;&quot;&amp;[.M24]&amp;&quot;&quot;&quot;},&quot;;&quot;&quot;) &amp;IF([.N24]&gt;0;&quot;{&quot;&quot;value&quot;&quot;:&quot;&amp;COLUMN([.N24])-11&amp;&quot;,&quot;&quot;text&quot;&quot;:&quot;&quot;&quot;&amp;[.N24]&amp;&quot;&quot;&quot;},&quot;;&quot;&quot;) &amp;IF([.O24]&gt;0;&quot;{&quot;&quot;value&quot;&quot;:&quot;&amp;COLUMN([.O24])-11&amp;&quot;,&quot;&quot;text&quot;&quot;:&quot;&quot;&quot;&amp;[.O24]&amp;&quot;&quot;&quot;},&quot;;&quot;&quot;) &amp;IF([.P24]&gt;0;&quot;{&quot;&quot;value&quot;&quot;:&quot;&amp;COLUMN([.P24])-11&amp;&quot;,&quot;&quot;text&quot;&quot;:&quot;&quot;&quot;&amp;[.P24]&amp;&quot;&quot;&quot;},&quot;;&quot;&quot;) &amp;IF([.Q24]&gt;0;&quot;{&quot;&quot;value&quot;&quot;:&quot;&amp;COLUMN([.Q24])-11&amp;&quot;,&quot;&quot;text&quot;&quot;:&quot;&quot;&quot;&amp;[.Q24]&amp;&quot;&quot;&quot;},&quot;;&quot;&quot;) &amp;IF([.R24]&gt;0;&quot;{&quot;&quot;value&quot;&quot;:&quot;&amp;COLUMN([.R24])-11&amp;&quot;,&quot;&quot;text&quot;&quot;:&quot;&quot;&quot;&amp;[.R24]&amp;&quot;&quot;&quot;},&quot;;&quot;&quot;) &amp;IF([.S24]&gt;0;&quot;{&quot;&quot;value&quot;&quot;:&quot;&amp;COLUMN([.S24])-11&amp;&quot;,&quot;&quot;text&quot;&quot;:&quot;&quot;&quot;&amp;[.S24]&amp;&quot;&quot;&quot;},&quot;;&quot;&quot;) &amp;IF([.T24]&gt;0;&quot;{&quot;&quot;value&quot;&quot;:&quot;&amp;COLUMN([.T24])-11&amp;&quot;,&quot;&quot;text&quot;&quot;:&quot;&quot;&quot;&amp;[.T24]&amp;&quot;&quot;&quot;},&quot;;&quot;&quot;) &amp;IF([.U24]&gt;0;&quot;{&quot;&quot;value&quot;&quot;:&quot;&amp;COLUMN([.U24])-11&amp;&quot;,&quot;&quot;text&quot;&quot;:&quot;&quot;&quot;&amp;[.U24]&amp;&quot;&quot;&quot;},&quot;;&quot;&quot;) &amp;IF([.V24]&gt;0;&quot;{&quot;&quot;value&quot;&quot;:&quot;&amp;COLUMN([.V24])-11&amp;&quot;,&quot;&quot;text&quot;&quot;:&quot;&quot;&quot;&amp;[.V24]&amp;&quot;&quot;&quot;},&quot;;&quot;&quot;) &amp;IF([.W24]&gt;0;&quot;{&quot;&quot;value&quot;&quot;:&quot;&amp;COLUMN([.W24])-11&amp;&quot;,&quot;&quot;text&quot;&quot;:&quot;&quot;&quot;&amp;[.W24]&amp;&quot;&quot;&quot;},&quot;;&quot;&quot;) &amp;IF([.X24]&gt;0;&quot;{&quot;&quot;value&quot;&quot;:&quot;&amp;COLUMN([.X24])-11&amp;&quot;,&quot;&quot;text&quot;&quot;:&quot;&quot;&quot;&amp;[.X24]&amp;&quot;&quot;&quot;},&quot;;&quot;&quot;) &amp;IF([.Y24]&gt;0;&quot;{&quot;&quot;value&quot;&quot;:&quot;&amp;COLUMN([.Y24])-11&amp;&quot;,&quot;&quot;text&quot;&quot;:&quot;&quot;&quot;&amp;[.Y24]&amp;&quot;&quot;&quot;},&quot;;&quot;&quot;) &amp;IF([.Z24]&gt;0;&quot;{&quot;&quot;value&quot;&quot;:&quot;&amp;COLUMN([.Z24])-11&amp;&quot;,&quot;&quot;text&quot;&quot;:&quot;&quot;&quot;&amp;[.Z24]&amp;&quot;&quot;&quot;},&quot;;&quot;&quot;) &amp;IF([.AA24]&gt;0;&quot;{&quot;&quot;value&quot;&quot;:&quot;&amp;COLUMN([.AA24])-11&amp;&quot;,&quot;&quot;text&quot;&quot;:&quot;&quot;&quot;&amp;[.AA24]&amp;&quot;&quot;&quot;},&quot;;&quot;&quot;)" office:value-type="string" office:string-value="{&quot;id&quot;:20,&quot;ordinal&quot;:22,&quot;required&quot;:0,&quot;category&quot;:&quot;Managing Your Blood Glucose When Being Active&quot;,&quot;info&quot;:&quot;null&quot;,&quot;skip&quot;:&quot;null&quot;,&quot;text&quot;:&quot;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 manage my blood glucose levels whilst exercising or doing physical activity&quot;},">
            <text:p>{"id":20,"ordinal":22,"required":0,"category":"Managing Your Blood Glucose When Being Active","info":"null","skip":"null","text":"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 manage my blood glucose levels whilst exercising or doing physical activity"},</text:p>
          </table:table-cell>
          <table:table-cell table:style-name="ce2" table:formula="of:=IF([.AB24]&gt;0;&quot;{&quot;&quot;value&quot;&quot;:&quot;&amp;COLUMN([.AB24])-11&amp;&quot;,&quot;&quot;text&quot;&quot;:&quot;&quot;&quot;&amp;[.AB24]&amp;&quot;&quot;&quot;},&quot;;&quot;&quot;) &amp;IF([.AC24]&gt;0;&quot;{&quot;&quot;value&quot;&quot;:&quot;&amp;COLUMN([.AC24])-11&amp;&quot;,&quot;&quot;text&quot;&quot;:&quot;&quot;&quot;&amp;[.AC24]&amp;&quot;&quot;&quot;},&quot;;&quot;&quot;) &amp;IF([.AD24]&gt;0;&quot;{&quot;&quot;value&quot;&quot;:&quot;&amp;COLUMN([.AD24])-11&amp;&quot;,&quot;&quot;text&quot;&quot;:&quot;&quot;&quot;&amp;[.AD24]&amp;&quot;&quot;&quot;},&quot;;&quot;&quot;) &amp;IF([.AE24]&gt;0;&quot;{&quot;&quot;value&quot;&quot;:&quot;&amp;COLUMN([.AE24])-11&amp;&quot;,&quot;&quot;text&quot;&quot;:&quot;&quot;&quot;&amp;[.AE24]&amp;&quot;&quot;&quot;},&quot;;&quot;&quot;) &amp;IF([.AF24]&gt;0;&quot;{&quot;&quot;value&quot;&quot;:&quot;&amp;COLUMN([.AF24])-11&amp;&quot;,&quot;&quot;text&quot;&quot;:&quot;&quot;&quot;&amp;[.AF24]&amp;&quot;&quot;&quot;},&quot;;&quot;&quot;) &amp;IF([.AG24]&gt;0;&quot;{&quot;&quot;value&quot;&quot;:&quot;&amp;COLUMN([.AG24])-11&amp;&quot;,&quot;&quot;text&quot;&quot;:&quot;&quot;&quot;&amp;[.AG24]&amp;&quot;&quot;&quot;},&quot;;&quot;&quot;) &amp;IF([.AH24]&gt;0;&quot;{&quot;&quot;value&quot;&quot;:&quot;&amp;COLUMN([.AH24])-11&amp;&quot;,&quot;&quot;text&quot;&quot;:&quot;&quot;&quot;&amp;[.AH24]&amp;&quot;&quot;&quot;},&quot;;&quot;&quot;) &amp;IF([.AI24]&gt;0;&quot;{&quot;&quot;value&quot;&quot;:&quot;&amp;COLUMN([.AI24])-11&amp;&quot;,&quot;&quot;text&quot;&quot;:&quot;&quot;&quot;&amp;[.AI24]&amp;&quot;&quot;&quot;},&quot;;&quot;&quot;) &amp;IF([.AJ24]&gt;0;&quot;{&quot;&quot;value&quot;&quot;:&quot;&amp;COLUMN([.AJ24])-11&amp;&quot;,&quot;&quot;text&quot;&quot;:&quot;&quot;&quot;&amp;[.AJ24]&amp;&quot;&quot;&quot;},&quot;;&quot;&quot;) &amp;IF([.AK24]&gt;0;&quot;{&quot;&quot;value&quot;&quot;:&quot;&amp;COLUMN([.AK24])-11&amp;&quot;,&quot;&quot;text&quot;&quot;:&quot;&quot;&quot;&amp;[.AK24]&amp;&quot;&quot;&quot;},&quot;;&quot;&quot;) &amp;IF([.AL24]&gt;0;&quot;{&quot;&quot;value&quot;&quot;:&quot;&amp;COLUMN([.AL24])-11&amp;&quot;,&quot;&quot;text&quot;&quot;:&quot;&quot;&quot;&amp;[.AL24]&amp;&quot;&quot;&quot;},&quot;;&quot;&quot;) &amp;IF([.AM24]&gt;0;&quot;{&quot;&quot;value&quot;&quot;:&quot;&amp;COLUMN([.AM24])-11&amp;&quot;,&quot;&quot;text&quot;&quot;:&quot;&quot;&quot;&amp;[.AM24]&amp;&quot;&quot;&quot;},&quot;;&quot;&quot;) &amp;IF([.AN24]&gt;0;&quot;{&quot;&quot;value&quot;&quot;:&quot;&amp;COLUMN([.AN24])-11&amp;&quot;,&quot;&quot;text&quot;&quot;:&quot;&quot;&quot;&amp;[.AN24]&amp;&quot;&quot;&quot;},&quot;;&quot;&quot;) &amp;IF([.AO24]&gt;0;&quot;{&quot;&quot;value&quot;&quot;:&quot;&amp;COLUMN([.AO24])-11&amp;&quot;,&quot;&quot;text&quot;&quot;:&quot;&quot;&quot;&amp;[.AO24]&amp;&quot;&quot;&quot;},&quot;;&quot;&quot;) &amp;IF([.AP24]&gt;0;&quot;{&quot;&quot;value&quot;&quot;:&quot;&amp;COLUMN([.AP24])-11&amp;&quot;,&quot;&quot;text&quot;&quot;:&quot;&quot;&quot;&amp;[.AP24]&amp;&quot;&quot;&quot;},&quot;;&quot;&quot;) &amp;IF([.AQ24]&gt;0;&quot;{&quot;&quot;value&quot;&quot;:&quot;&amp;COLUMN([.AQ24])-11&amp;&quot;,&quot;&quot;text&quot;&quot;:&quot;&quot;&quot;&amp;[.AQ24]&amp;&quot;&quot;&quot;},&quot;;&quot;&quot;) &amp;IF([.AR24]&gt;0;&quot;{&quot;&quot;value&quot;&quot;:&quot;&amp;COLUMN([.AR24])-11&amp;&quot;,&quot;&quot;text&quot;&quot;:&quot;&quot;&quot;&amp;[.AR24]&amp;&quot;&quot;&quot;},&quot;;&quot;&quot;) &amp;IF([.AS24]&gt;0;&quot;{&quot;&quot;value&quot;&quot;:&quot;&amp;COLUMN([.AS24])-11&amp;&quot;,&quot;&quot;text&quot;&quot;:&quot;&quot;&quot;&amp;[.AS24]&amp;&quot;&quot;&quot;},&quot;;&quot;&quot;) &amp;IF([.AT24]&gt;0;&quot;{&quot;&quot;value&quot;&quot;:&quot;&amp;COLUMN([.AT24])-11&amp;&quot;,&quot;&quot;text&quot;&quot;:&quot;&quot;&quot;&amp;[.AT24]&amp;&quot;&quot;&quot;},&quot;;&quot;&quot;) &amp;IF([.AU24]&gt;0;&quot;{&quot;&quot;value&quot;&quot;:&quot;&amp;COLUMN([.AU24])-11&amp;&quot;,&quot;&quot;text&quot;&quot;:&quot;&quot;&quot;&amp;[.AU24]&amp;&quot;&quot;&quot;},&quot;;&quot;&quot;)">
            <text:p/>
          </table:table-cell>
          <table:table-cell table:style-name="ce1" table:formula="of:=IF([.AV24]&gt;0;&quot;{&quot;&quot;value&quot;&quot;:&quot;&amp;COLUMN([.AV24])-11&amp;&quot;,&quot;&quot;text&quot;&quot;:&quot;&quot;&quot;&amp;[.AV24]&amp;&quot;&quot;&quot;},&quot;;&quot;&quot;) &amp;IF([.AW24]&gt;0;&quot;{&quot;&quot;value&quot;&quot;:&quot;&amp;COLUMN([.AW24])-11&amp;&quot;,&quot;&quot;text&quot;&quot;:&quot;&quot;&quot;&amp;[.AW24]&amp;&quot;&quot;&quot;},&quot;;&quot;&quot;) &amp;IF([.AX24]&gt;0;&quot;{&quot;&quot;value&quot;&quot;:&quot;&amp;COLUMN([.AX24])-11&amp;&quot;,&quot;&quot;text&quot;&quot;:&quot;&quot;&quot;&amp;[.AX24]&amp;&quot;&quot;&quot;},&quot;;&quot;&quot;) &amp;IF([.AY24]&gt;0;&quot;{&quot;&quot;value&quot;&quot;:&quot;&amp;COLUMN([.AY24])-11&amp;&quot;,&quot;&quot;text&quot;&quot;:&quot;&quot;&quot;&amp;[.AY24]&amp;&quot;&quot;&quot;},&quot;;&quot;&quot;) &amp;IF([.AZ24]&gt;0;&quot;{&quot;&quot;value&quot;&quot;:&quot;&amp;COLUMN([.AZ24])-11&amp;&quot;,&quot;&quot;text&quot;&quot;:&quot;&quot;&quot;&amp;[.AZ24]&amp;&quot;&quot;&quot;},&quot;;&quot;&quot;) &amp;IF([.BA24]&gt;0;&quot;{&quot;&quot;value&quot;&quot;:&quot;&amp;COLUMN([.BA24])-11&amp;&quot;,&quot;&quot;text&quot;&quot;:&quot;&quot;&quot;&amp;[.BA24]&amp;&quot;&quot;&quot;},&quot;;&quot;&quot;) &amp;IF([.BB24]&gt;0;&quot;{&quot;&quot;value&quot;&quot;:&quot;&amp;COLUMN([.BB24])-11&amp;&quot;,&quot;&quot;text&quot;&quot;:&quot;&quot;&quot;&amp;[.BB24]&amp;&quot;&quot;&quot;},&quot;;&quot;&quot;) &amp;IF([.BC24]&gt;0;&quot;{&quot;&quot;value&quot;&quot;:&quot;&amp;COLUMN([.BC24])-11&amp;&quot;,&quot;&quot;text&quot;&quot;:&quot;&quot;&quot;&amp;[.BC24]&amp;&quot;&quot;&quot;},&quot;;&quot;&quot;) &amp;IF([.BD24]&gt;0;&quot;{&quot;&quot;value&quot;&quot;:&quot;&amp;COLUMN([.BD24])-11&amp;&quot;,&quot;&quot;text&quot;&quot;:&quot;&quot;&quot;&amp;[.BD24]&amp;&quot;&quot;&quot;},&quot;;&quot;&quot;) &amp;IF([.BE24]&gt;0;&quot;{&quot;&quot;value&quot;&quot;:&quot;&amp;COLUMN([.BE24])-11&amp;&quot;,&quot;&quot;text&quot;&quot;:&quot;&quot;&quot;&amp;[.BE24]&amp;&quot;&quot;&quot;},&quot;;&quot;&quot;) &amp;IF([.BF24]&gt;0;&quot;{&quot;&quot;value&quot;&quot;:&quot;&amp;COLUMN([.BF24])-11&amp;&quot;,&quot;&quot;text&quot;&quot;:&quot;&quot;&quot;&amp;[.BF24]&amp;&quot;&quot;&quot;},&quot;;&quot;&quot;) &amp;IF([.BG24]&gt;0;&quot;{&quot;&quot;value&quot;&quot;:&quot;&amp;COLUMN([.BG24])-11&amp;&quot;,&quot;&quot;text&quot;&quot;:&quot;&quot;&quot;&amp;[.BG24]&amp;&quot;&quot;&quot;},&quot;;&quot;&quot;) &amp;IF([.BH24]&gt;0;&quot;{&quot;&quot;value&quot;&quot;:&quot;&amp;COLUMN([.BH24])-11&amp;&quot;,&quot;&quot;text&quot;&quot;:&quot;&quot;&quot;&amp;[.BH24]&amp;&quot;&quot;&quot;},&quot;;&quot;&quot;) &amp;IF([.BI24]&gt;0;&quot;{&quot;&quot;value&quot;&quot;:&quot;&amp;COLUMN([.BI24])-11&amp;&quot;,&quot;&quot;text&quot;&quot;:&quot;&quot;&quot;&amp;[.BI24]&amp;&quot;&quot;&quot;},&quot;;&quot;&quot;) &amp;IF([.BJ24]&gt;0;&quot;{&quot;&quot;value&quot;&quot;:&quot;&amp;COLUMN([.BJ24])-11&amp;&quot;,&quot;&quot;text&quot;&quot;:&quot;&quot;&quot;&amp;[.BJ24]&amp;&quot;&quot;&quot;},&quot;;&quot;&quot;) &amp;IF([.BK24]&gt;0;&quot;{&quot;&quot;value&quot;&quot;:&quot;&amp;COLUMN([.BK24])-11&amp;&quot;,&quot;&quot;text&quot;&quot;:&quot;&quot;&quot;&amp;[.BK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25]&amp;&quot;,&quot;&quot;ordinal&quot;&quot;:&quot;&amp;ROW()-2&amp;&quot;,&quot;&quot;required&quot;&quot;:&quot;&amp;[.E25]&amp;&quot;,&quot;&quot;category&quot;&quot;:&quot;&quot;&quot;&amp;[.F25]&amp;&quot;&quot;&quot;,&quot;&quot;info&quot;&quot;:&quot;&quot;&quot;&amp;[.J25]&amp;&quot;&quot;&quot;&quot;&amp;&quot;,&quot;&quot;skip&quot;&quot;:&quot;&quot;&quot;&amp;[.D25]&amp;&quot;&quot;&quot;&quot;&amp;&quot;,&quot;&quot;text&quot;&quot;:&quot;&quot;&quot;&amp;[.H25]&amp;&quot;&quot;&quot;&quot;&amp;&quot;,&quot;&quot;type&quot;&quot;:&quot;&quot;&quot;&amp;[.I25]&amp;&quot;&quot;&quot;&quot;&amp;&quot;,&quot;&quot;options&quot;&quot;:[&quot; &amp;IF([.K25]&gt;0;&quot;{&quot;&quot;value&quot;&quot;:&quot;&amp;COLUMN([.K25])-11&amp;&quot;,&quot;&quot;text&quot;&quot;:&quot;&quot;&quot;&amp;[.K25]&amp;&quot;&quot;&quot;},&quot;;&quot;&quot;) &amp;IF([.L25]&gt;0;&quot;{&quot;&quot;value&quot;&quot;:&quot;&amp;COLUMN([.L25])-11&amp;&quot;,&quot;&quot;text&quot;&quot;:&quot;&quot;&quot;&amp;[.L25]&amp;&quot;&quot;&quot;},&quot;;&quot;&quot;) &amp;IF([.M25]&gt;0;&quot;{&quot;&quot;value&quot;&quot;:&quot;&amp;COLUMN([.M25])-11&amp;&quot;,&quot;&quot;text&quot;&quot;:&quot;&quot;&quot;&amp;[.M25]&amp;&quot;&quot;&quot;},&quot;;&quot;&quot;) &amp;IF([.N25]&gt;0;&quot;{&quot;&quot;value&quot;&quot;:&quot;&amp;COLUMN([.N25])-11&amp;&quot;,&quot;&quot;text&quot;&quot;:&quot;&quot;&quot;&amp;[.N25]&amp;&quot;&quot;&quot;},&quot;;&quot;&quot;) &amp;IF([.O25]&gt;0;&quot;{&quot;&quot;value&quot;&quot;:&quot;&amp;COLUMN([.O25])-11&amp;&quot;,&quot;&quot;text&quot;&quot;:&quot;&quot;&quot;&amp;[.O25]&amp;&quot;&quot;&quot;},&quot;;&quot;&quot;) &amp;IF([.P25]&gt;0;&quot;{&quot;&quot;value&quot;&quot;:&quot;&amp;COLUMN([.P25])-11&amp;&quot;,&quot;&quot;text&quot;&quot;:&quot;&quot;&quot;&amp;[.P25]&amp;&quot;&quot;&quot;},&quot;;&quot;&quot;) &amp;IF([.Q25]&gt;0;&quot;{&quot;&quot;value&quot;&quot;:&quot;&amp;COLUMN([.Q25])-11&amp;&quot;,&quot;&quot;text&quot;&quot;:&quot;&quot;&quot;&amp;[.Q25]&amp;&quot;&quot;&quot;},&quot;;&quot;&quot;) &amp;IF([.R25]&gt;0;&quot;{&quot;&quot;value&quot;&quot;:&quot;&amp;COLUMN([.R25])-11&amp;&quot;,&quot;&quot;text&quot;&quot;:&quot;&quot;&quot;&amp;[.R25]&amp;&quot;&quot;&quot;},&quot;;&quot;&quot;) &amp;IF([.S25]&gt;0;&quot;{&quot;&quot;value&quot;&quot;:&quot;&amp;COLUMN([.S25])-11&amp;&quot;,&quot;&quot;text&quot;&quot;:&quot;&quot;&quot;&amp;[.S25]&amp;&quot;&quot;&quot;},&quot;;&quot;&quot;) &amp;IF([.T25]&gt;0;&quot;{&quot;&quot;value&quot;&quot;:&quot;&amp;COLUMN([.T25])-11&amp;&quot;,&quot;&quot;text&quot;&quot;:&quot;&quot;&quot;&amp;[.T25]&amp;&quot;&quot;&quot;},&quot;;&quot;&quot;) &amp;IF([.U25]&gt;0;&quot;{&quot;&quot;value&quot;&quot;:&quot;&amp;COLUMN([.U25])-11&amp;&quot;,&quot;&quot;text&quot;&quot;:&quot;&quot;&quot;&amp;[.U25]&amp;&quot;&quot;&quot;},&quot;;&quot;&quot;) &amp;IF([.V25]&gt;0;&quot;{&quot;&quot;value&quot;&quot;:&quot;&amp;COLUMN([.V25])-11&amp;&quot;,&quot;&quot;text&quot;&quot;:&quot;&quot;&quot;&amp;[.V25]&amp;&quot;&quot;&quot;},&quot;;&quot;&quot;) &amp;IF([.W25]&gt;0;&quot;{&quot;&quot;value&quot;&quot;:&quot;&amp;COLUMN([.W25])-11&amp;&quot;,&quot;&quot;text&quot;&quot;:&quot;&quot;&quot;&amp;[.W25]&amp;&quot;&quot;&quot;},&quot;;&quot;&quot;) &amp;IF([.X25]&gt;0;&quot;{&quot;&quot;value&quot;&quot;:&quot;&amp;COLUMN([.X25])-11&amp;&quot;,&quot;&quot;text&quot;&quot;:&quot;&quot;&quot;&amp;[.X25]&amp;&quot;&quot;&quot;},&quot;;&quot;&quot;) &amp;IF([.Y25]&gt;0;&quot;{&quot;&quot;value&quot;&quot;:&quot;&amp;COLUMN([.Y25])-11&amp;&quot;,&quot;&quot;text&quot;&quot;:&quot;&quot;&quot;&amp;[.Y25]&amp;&quot;&quot;&quot;},&quot;;&quot;&quot;) &amp;IF([.Z25]&gt;0;&quot;{&quot;&quot;value&quot;&quot;:&quot;&amp;COLUMN([.Z25])-11&amp;&quot;,&quot;&quot;text&quot;&quot;:&quot;&quot;&quot;&amp;[.Z25]&amp;&quot;&quot;&quot;},&quot;;&quot;&quot;) &amp;IF([.AA25]&gt;0;&quot;{&quot;&quot;value&quot;&quot;:&quot;&amp;COLUMN([.AA25])-11&amp;&quot;,&quot;&quot;text&quot;&quot;:&quot;&quot;&quot;&amp;[.AA25]&amp;&quot;&quot;&quot;},&quot;;&quot;&quot;)" office:value-type="string" office:string-value="{&quot;id&quot;:21,&quot;ordinal&quot;:23,&quot;required&quot;:0,&quot;category&quot;:&quot;Managing Your Blood Glucose When Being Active&quot;,&quot;info&quot;:&quot;null&quot;,&quot;skip&quot;:&quot;null&quot;,&quot;text&quot;:&quot;What makes it difficult to manage your blood glucose levels when exercising or physical activity?&quot;,&quot;type&quot;:&quot;MC&quot;,&quot;options&quot;:[{&quot;value&quot;:0,&quot;text&quot;:&quot;I don't find it difficult&quot;},{&quot;value&quot;:1,&quot;text&quot;:&quot;Exercise makes my diabetes control worse&quot;},{&quot;value&quot;:2,&quot;text&quot;:&quot;I am frightened of getting a hypo&quot;},{&quot;value&quot;:3,&quot;text&quot;:&quot;I'd need to take more insulin&quot;},{&quot;value&quot;:4,&quot;text&quot;:&quot;I'd need to eat more&quot;},{&quot;value&quot;:5,&quot;text&quot;:&quot;If my blood sugar is low then I can exercise&quot;},{&quot;value&quot;:6,&quot;text&quot;:&quot;It is difficult with my pump &quot;},">
            <text:p>{"id":21,"ordinal":23,"required":0,"category":"Managing Your Blood Glucose When Being Active","info":"null","skip":"null","text":"What makes it difficult to manage your blood glucose levels when exercising or physical activity?","type":"MC","options":[{"value":0,"text":"I don't find it difficult"},{"value":1,"text":"Exercise makes my diabetes control worse"},{"value":2,"text":"I am frightened of getting a hypo"},{"value":3,"text":"I'd need to take more insulin"},{"value":4,"text":"I'd need to eat more"},{"value":5,"text":"If my blood sugar is low then I can exercise"},{"value":6,"text":"It is difficult with my pump "},</text:p>
          </table:table-cell>
          <table:table-cell table:style-name="ce2" table:formula="of:=IF([.AB25]&gt;0;&quot;{&quot;&quot;value&quot;&quot;:&quot;&amp;COLUMN([.AB25])-11&amp;&quot;,&quot;&quot;text&quot;&quot;:&quot;&quot;&quot;&amp;[.AB25]&amp;&quot;&quot;&quot;},&quot;;&quot;&quot;) &amp;IF([.AC25]&gt;0;&quot;{&quot;&quot;value&quot;&quot;:&quot;&amp;COLUMN([.AC25])-11&amp;&quot;,&quot;&quot;text&quot;&quot;:&quot;&quot;&quot;&amp;[.AC25]&amp;&quot;&quot;&quot;},&quot;;&quot;&quot;) &amp;IF([.AD25]&gt;0;&quot;{&quot;&quot;value&quot;&quot;:&quot;&amp;COLUMN([.AD25])-11&amp;&quot;,&quot;&quot;text&quot;&quot;:&quot;&quot;&quot;&amp;[.AD25]&amp;&quot;&quot;&quot;},&quot;;&quot;&quot;) &amp;IF([.AE25]&gt;0;&quot;{&quot;&quot;value&quot;&quot;:&quot;&amp;COLUMN([.AE25])-11&amp;&quot;,&quot;&quot;text&quot;&quot;:&quot;&quot;&quot;&amp;[.AE25]&amp;&quot;&quot;&quot;},&quot;;&quot;&quot;) &amp;IF([.AF25]&gt;0;&quot;{&quot;&quot;value&quot;&quot;:&quot;&amp;COLUMN([.AF25])-11&amp;&quot;,&quot;&quot;text&quot;&quot;:&quot;&quot;&quot;&amp;[.AF25]&amp;&quot;&quot;&quot;},&quot;;&quot;&quot;) &amp;IF([.AG25]&gt;0;&quot;{&quot;&quot;value&quot;&quot;:&quot;&amp;COLUMN([.AG25])-11&amp;&quot;,&quot;&quot;text&quot;&quot;:&quot;&quot;&quot;&amp;[.AG25]&amp;&quot;&quot;&quot;},&quot;;&quot;&quot;) &amp;IF([.AH25]&gt;0;&quot;{&quot;&quot;value&quot;&quot;:&quot;&amp;COLUMN([.AH25])-11&amp;&quot;,&quot;&quot;text&quot;&quot;:&quot;&quot;&quot;&amp;[.AH25]&amp;&quot;&quot;&quot;},&quot;;&quot;&quot;) &amp;IF([.AI25]&gt;0;&quot;{&quot;&quot;value&quot;&quot;:&quot;&amp;COLUMN([.AI25])-11&amp;&quot;,&quot;&quot;text&quot;&quot;:&quot;&quot;&quot;&amp;[.AI25]&amp;&quot;&quot;&quot;},&quot;;&quot;&quot;) &amp;IF([.AJ25]&gt;0;&quot;{&quot;&quot;value&quot;&quot;:&quot;&amp;COLUMN([.AJ25])-11&amp;&quot;,&quot;&quot;text&quot;&quot;:&quot;&quot;&quot;&amp;[.AJ25]&amp;&quot;&quot;&quot;},&quot;;&quot;&quot;) &amp;IF([.AK25]&gt;0;&quot;{&quot;&quot;value&quot;&quot;:&quot;&amp;COLUMN([.AK25])-11&amp;&quot;,&quot;&quot;text&quot;&quot;:&quot;&quot;&quot;&amp;[.AK25]&amp;&quot;&quot;&quot;},&quot;;&quot;&quot;) &amp;IF([.AL25]&gt;0;&quot;{&quot;&quot;value&quot;&quot;:&quot;&amp;COLUMN([.AL25])-11&amp;&quot;,&quot;&quot;text&quot;&quot;:&quot;&quot;&quot;&amp;[.AL25]&amp;&quot;&quot;&quot;},&quot;;&quot;&quot;) &amp;IF([.AM25]&gt;0;&quot;{&quot;&quot;value&quot;&quot;:&quot;&amp;COLUMN([.AM25])-11&amp;&quot;,&quot;&quot;text&quot;&quot;:&quot;&quot;&quot;&amp;[.AM25]&amp;&quot;&quot;&quot;},&quot;;&quot;&quot;) &amp;IF([.AN25]&gt;0;&quot;{&quot;&quot;value&quot;&quot;:&quot;&amp;COLUMN([.AN25])-11&amp;&quot;,&quot;&quot;text&quot;&quot;:&quot;&quot;&quot;&amp;[.AN25]&amp;&quot;&quot;&quot;},&quot;;&quot;&quot;) &amp;IF([.AO25]&gt;0;&quot;{&quot;&quot;value&quot;&quot;:&quot;&amp;COLUMN([.AO25])-11&amp;&quot;,&quot;&quot;text&quot;&quot;:&quot;&quot;&quot;&amp;[.AO25]&amp;&quot;&quot;&quot;},&quot;;&quot;&quot;) &amp;IF([.AP25]&gt;0;&quot;{&quot;&quot;value&quot;&quot;:&quot;&amp;COLUMN([.AP25])-11&amp;&quot;,&quot;&quot;text&quot;&quot;:&quot;&quot;&quot;&amp;[.AP25]&amp;&quot;&quot;&quot;},&quot;;&quot;&quot;) &amp;IF([.AQ25]&gt;0;&quot;{&quot;&quot;value&quot;&quot;:&quot;&amp;COLUMN([.AQ25])-11&amp;&quot;,&quot;&quot;text&quot;&quot;:&quot;&quot;&quot;&amp;[.AQ25]&amp;&quot;&quot;&quot;},&quot;;&quot;&quot;) &amp;IF([.AR25]&gt;0;&quot;{&quot;&quot;value&quot;&quot;:&quot;&amp;COLUMN([.AR25])-11&amp;&quot;,&quot;&quot;text&quot;&quot;:&quot;&quot;&quot;&amp;[.AR25]&amp;&quot;&quot;&quot;},&quot;;&quot;&quot;) &amp;IF([.AS25]&gt;0;&quot;{&quot;&quot;value&quot;&quot;:&quot;&amp;COLUMN([.AS25])-11&amp;&quot;,&quot;&quot;text&quot;&quot;:&quot;&quot;&quot;&amp;[.AS25]&amp;&quot;&quot;&quot;},&quot;;&quot;&quot;) &amp;IF([.AT25]&gt;0;&quot;{&quot;&quot;value&quot;&quot;:&quot;&amp;COLUMN([.AT25])-11&amp;&quot;,&quot;&quot;text&quot;&quot;:&quot;&quot;&quot;&amp;[.AT25]&amp;&quot;&quot;&quot;},&quot;;&quot;&quot;) &amp;IF([.AU25]&gt;0;&quot;{&quot;&quot;value&quot;&quot;:&quot;&amp;COLUMN([.AU25])-11&amp;&quot;,&quot;&quot;text&quot;&quot;:&quot;&quot;&quot;&amp;[.AU25]&amp;&quot;&quot;&quot;},&quot;;&quot;&quot;)">
            <text:p/>
          </table:table-cell>
          <table:table-cell table:style-name="ce1" table:formula="of:=IF([.AV25]&gt;0;&quot;{&quot;&quot;value&quot;&quot;:&quot;&amp;COLUMN([.AV25])-11&amp;&quot;,&quot;&quot;text&quot;&quot;:&quot;&quot;&quot;&amp;[.AV25]&amp;&quot;&quot;&quot;},&quot;;&quot;&quot;) &amp;IF([.AW25]&gt;0;&quot;{&quot;&quot;value&quot;&quot;:&quot;&amp;COLUMN([.AW25])-11&amp;&quot;,&quot;&quot;text&quot;&quot;:&quot;&quot;&quot;&amp;[.AW25]&amp;&quot;&quot;&quot;},&quot;;&quot;&quot;) &amp;IF([.AX25]&gt;0;&quot;{&quot;&quot;value&quot;&quot;:&quot;&amp;COLUMN([.AX25])-11&amp;&quot;,&quot;&quot;text&quot;&quot;:&quot;&quot;&quot;&amp;[.AX25]&amp;&quot;&quot;&quot;},&quot;;&quot;&quot;) &amp;IF([.AY25]&gt;0;&quot;{&quot;&quot;value&quot;&quot;:&quot;&amp;COLUMN([.AY25])-11&amp;&quot;,&quot;&quot;text&quot;&quot;:&quot;&quot;&quot;&amp;[.AY25]&amp;&quot;&quot;&quot;},&quot;;&quot;&quot;) &amp;IF([.AZ25]&gt;0;&quot;{&quot;&quot;value&quot;&quot;:&quot;&amp;COLUMN([.AZ25])-11&amp;&quot;,&quot;&quot;text&quot;&quot;:&quot;&quot;&quot;&amp;[.AZ25]&amp;&quot;&quot;&quot;},&quot;;&quot;&quot;) &amp;IF([.BA25]&gt;0;&quot;{&quot;&quot;value&quot;&quot;:&quot;&amp;COLUMN([.BA25])-11&amp;&quot;,&quot;&quot;text&quot;&quot;:&quot;&quot;&quot;&amp;[.BA25]&amp;&quot;&quot;&quot;},&quot;;&quot;&quot;) &amp;IF([.BB25]&gt;0;&quot;{&quot;&quot;value&quot;&quot;:&quot;&amp;COLUMN([.BB25])-11&amp;&quot;,&quot;&quot;text&quot;&quot;:&quot;&quot;&quot;&amp;[.BB25]&amp;&quot;&quot;&quot;},&quot;;&quot;&quot;) &amp;IF([.BC25]&gt;0;&quot;{&quot;&quot;value&quot;&quot;:&quot;&amp;COLUMN([.BC25])-11&amp;&quot;,&quot;&quot;text&quot;&quot;:&quot;&quot;&quot;&amp;[.BC25]&amp;&quot;&quot;&quot;},&quot;;&quot;&quot;) &amp;IF([.BD25]&gt;0;&quot;{&quot;&quot;value&quot;&quot;:&quot;&amp;COLUMN([.BD25])-11&amp;&quot;,&quot;&quot;text&quot;&quot;:&quot;&quot;&quot;&amp;[.BD25]&amp;&quot;&quot;&quot;},&quot;;&quot;&quot;) &amp;IF([.BE25]&gt;0;&quot;{&quot;&quot;value&quot;&quot;:&quot;&amp;COLUMN([.BE25])-11&amp;&quot;,&quot;&quot;text&quot;&quot;:&quot;&quot;&quot;&amp;[.BE25]&amp;&quot;&quot;&quot;},&quot;;&quot;&quot;) &amp;IF([.BF25]&gt;0;&quot;{&quot;&quot;value&quot;&quot;:&quot;&amp;COLUMN([.BF25])-11&amp;&quot;,&quot;&quot;text&quot;&quot;:&quot;&quot;&quot;&amp;[.BF25]&amp;&quot;&quot;&quot;},&quot;;&quot;&quot;) &amp;IF([.BG25]&gt;0;&quot;{&quot;&quot;value&quot;&quot;:&quot;&amp;COLUMN([.BG25])-11&amp;&quot;,&quot;&quot;text&quot;&quot;:&quot;&quot;&quot;&amp;[.BG25]&amp;&quot;&quot;&quot;},&quot;;&quot;&quot;) &amp;IF([.BH25]&gt;0;&quot;{&quot;&quot;value&quot;&quot;:&quot;&amp;COLUMN([.BH25])-11&amp;&quot;,&quot;&quot;text&quot;&quot;:&quot;&quot;&quot;&amp;[.BH25]&amp;&quot;&quot;&quot;},&quot;;&quot;&quot;) &amp;IF([.BI25]&gt;0;&quot;{&quot;&quot;value&quot;&quot;:&quot;&amp;COLUMN([.BI25])-11&amp;&quot;,&quot;&quot;text&quot;&quot;:&quot;&quot;&quot;&amp;[.BI25]&amp;&quot;&quot;&quot;},&quot;;&quot;&quot;) &amp;IF([.BJ25]&gt;0;&quot;{&quot;&quot;value&quot;&quot;:&quot;&amp;COLUMN([.BJ25])-11&amp;&quot;,&quot;&quot;text&quot;&quot;:&quot;&quot;&quot;&amp;[.BJ25]&amp;&quot;&quot;&quot;},&quot;;&quot;&quot;) &amp;IF([.BK25]&gt;0;&quot;{&quot;&quot;value&quot;&quot;:&quot;&amp;COLUMN([.BK25])-11&amp;&quot;,&quot;&quot;text&quot;&quot;:&quot;&quot;&quot;&amp;[.BK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n't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 exercise</text:p>
          </table:table-cell>
          <table:table-cell office:value-type="string">
            <text:p>It is difficult with my pump 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26]&amp;&quot;,&quot;&quot;ordinal&quot;&quot;:&quot;&amp;ROW()-2&amp;&quot;,&quot;&quot;required&quot;&quot;:&quot;&amp;[.E26]&amp;&quot;,&quot;&quot;category&quot;&quot;:&quot;&quot;&quot;&amp;[.F26]&amp;&quot;&quot;&quot;,&quot;&quot;info&quot;&quot;:&quot;&quot;&quot;&amp;[.J26]&amp;&quot;&quot;&quot;&quot;&amp;&quot;,&quot;&quot;skip&quot;&quot;:&quot;&quot;&quot;&amp;[.D26]&amp;&quot;&quot;&quot;&quot;&amp;&quot;,&quot;&quot;text&quot;&quot;:&quot;&quot;&quot;&amp;[.H26]&amp;&quot;&quot;&quot;&quot;&amp;&quot;,&quot;&quot;type&quot;&quot;:&quot;&quot;&quot;&amp;[.I26]&amp;&quot;&quot;&quot;&quot;&amp;&quot;,&quot;&quot;options&quot;&quot;:[&quot; &amp;IF([.K26]&gt;0;&quot;{&quot;&quot;value&quot;&quot;:&quot;&amp;COLUMN([.K26])-11&amp;&quot;,&quot;&quot;text&quot;&quot;:&quot;&quot;&quot;&amp;[.K26]&amp;&quot;&quot;&quot;},&quot;;&quot;&quot;) &amp;IF([.L26]&gt;0;&quot;{&quot;&quot;value&quot;&quot;:&quot;&amp;COLUMN([.L26])-11&amp;&quot;,&quot;&quot;text&quot;&quot;:&quot;&quot;&quot;&amp;[.L26]&amp;&quot;&quot;&quot;},&quot;;&quot;&quot;) &amp;IF([.M26]&gt;0;&quot;{&quot;&quot;value&quot;&quot;:&quot;&amp;COLUMN([.M26])-11&amp;&quot;,&quot;&quot;text&quot;&quot;:&quot;&quot;&quot;&amp;[.M26]&amp;&quot;&quot;&quot;},&quot;;&quot;&quot;) &amp;IF([.N26]&gt;0;&quot;{&quot;&quot;value&quot;&quot;:&quot;&amp;COLUMN([.N26])-11&amp;&quot;,&quot;&quot;text&quot;&quot;:&quot;&quot;&quot;&amp;[.N26]&amp;&quot;&quot;&quot;},&quot;;&quot;&quot;) &amp;IF([.O26]&gt;0;&quot;{&quot;&quot;value&quot;&quot;:&quot;&amp;COLUMN([.O26])-11&amp;&quot;,&quot;&quot;text&quot;&quot;:&quot;&quot;&quot;&amp;[.O26]&amp;&quot;&quot;&quot;},&quot;;&quot;&quot;) &amp;IF([.P26]&gt;0;&quot;{&quot;&quot;value&quot;&quot;:&quot;&amp;COLUMN([.P26])-11&amp;&quot;,&quot;&quot;text&quot;&quot;:&quot;&quot;&quot;&amp;[.P26]&amp;&quot;&quot;&quot;},&quot;;&quot;&quot;) &amp;IF([.Q26]&gt;0;&quot;{&quot;&quot;value&quot;&quot;:&quot;&amp;COLUMN([.Q26])-11&amp;&quot;,&quot;&quot;text&quot;&quot;:&quot;&quot;&quot;&amp;[.Q26]&amp;&quot;&quot;&quot;},&quot;;&quot;&quot;) &amp;IF([.R26]&gt;0;&quot;{&quot;&quot;value&quot;&quot;:&quot;&amp;COLUMN([.R26])-11&amp;&quot;,&quot;&quot;text&quot;&quot;:&quot;&quot;&quot;&amp;[.R26]&amp;&quot;&quot;&quot;},&quot;;&quot;&quot;) &amp;IF([.S26]&gt;0;&quot;{&quot;&quot;value&quot;&quot;:&quot;&amp;COLUMN([.S26])-11&amp;&quot;,&quot;&quot;text&quot;&quot;:&quot;&quot;&quot;&amp;[.S26]&amp;&quot;&quot;&quot;},&quot;;&quot;&quot;) &amp;IF([.T26]&gt;0;&quot;{&quot;&quot;value&quot;&quot;:&quot;&amp;COLUMN([.T26])-11&amp;&quot;,&quot;&quot;text&quot;&quot;:&quot;&quot;&quot;&amp;[.T26]&amp;&quot;&quot;&quot;},&quot;;&quot;&quot;) &amp;IF([.U26]&gt;0;&quot;{&quot;&quot;value&quot;&quot;:&quot;&amp;COLUMN([.U26])-11&amp;&quot;,&quot;&quot;text&quot;&quot;:&quot;&quot;&quot;&amp;[.U26]&amp;&quot;&quot;&quot;},&quot;;&quot;&quot;) &amp;IF([.V26]&gt;0;&quot;{&quot;&quot;value&quot;&quot;:&quot;&amp;COLUMN([.V26])-11&amp;&quot;,&quot;&quot;text&quot;&quot;:&quot;&quot;&quot;&amp;[.V26]&amp;&quot;&quot;&quot;},&quot;;&quot;&quot;) &amp;IF([.W26]&gt;0;&quot;{&quot;&quot;value&quot;&quot;:&quot;&amp;COLUMN([.W26])-11&amp;&quot;,&quot;&quot;text&quot;&quot;:&quot;&quot;&quot;&amp;[.W26]&amp;&quot;&quot;&quot;},&quot;;&quot;&quot;) &amp;IF([.X26]&gt;0;&quot;{&quot;&quot;value&quot;&quot;:&quot;&amp;COLUMN([.X26])-11&amp;&quot;,&quot;&quot;text&quot;&quot;:&quot;&quot;&quot;&amp;[.X26]&amp;&quot;&quot;&quot;},&quot;;&quot;&quot;) &amp;IF([.Y26]&gt;0;&quot;{&quot;&quot;value&quot;&quot;:&quot;&amp;COLUMN([.Y26])-11&amp;&quot;,&quot;&quot;text&quot;&quot;:&quot;&quot;&quot;&amp;[.Y26]&amp;&quot;&quot;&quot;},&quot;;&quot;&quot;) &amp;IF([.Z26]&gt;0;&quot;{&quot;&quot;value&quot;&quot;:&quot;&amp;COLUMN([.Z26])-11&amp;&quot;,&quot;&quot;text&quot;&quot;:&quot;&quot;&quot;&amp;[.Z26]&amp;&quot;&quot;&quot;},&quot;;&quot;&quot;) &amp;IF([.AA26]&gt;0;&quot;{&quot;&quot;value&quot;&quot;:&quot;&amp;COLUMN([.AA26])-11&amp;&quot;,&quot;&quot;text&quot;&quot;:&quot;&quot;&quot;&amp;[.AA26]&amp;&quot;&quot;&quot;},&quot;;&quot;&quot;)" office:value-type="string" office:string-value="{&quot;id&quot;:22,&quot;ordinal&quot;:24,&quot;required&quot;:0,&quot;category&quot;:&quot;Managing Your Blood Glucose When Being Active&quot;,&quot;info&quot;:&quot;null&quot;,&quot;skip&quot;:&quot;null&quot;,&quot;text&quot;:&quot;What usually happens to your blood glucose levels when you do exercise or physical activity?&quot;,&quot;type&quot;:&quot;SC&quot;,&quot;options&quot;:[{&quot;value&quot;:0,&quot;text&quot;:&quot;They usually go higher&quot;},{&quot;value&quot;:1,&quot;text&quot;:&quot;They stay the same&quot;},{&quot;value&quot;:2,&quot;text&quot;:&quot;I don't know&quot;},{&quot;value&quot;:3,&quot;text&quot;:&quot;They usually go lower&quot;},{&quot;value&quot;:4,&quot;text&quot;:&quot;They vary&quot;},{&quot;value&quot;:5,&quot;text&quot;:&quot;I end up having a hypo                    &quot;},">
            <text:p>{"id":22,"ordinal":24,"required":0,"category":"Managing Your Blood Glucose When Being Active","info":"null","skip":"null","text":"What usually happens to your blood glucose levels when you do exercise or physical activity?","type":"SC","options":[{"value":0,"text":"They usually go higher"},{"value":1,"text":"They stay the same"},{"value":2,"text":"I don't know"},{"value":3,"text":"They usually go lower"},{"value":4,"text":"They vary"},{"value":5,"text":"I end up having a hypo <text:s text:c="19"/>"},</text:p>
          </table:table-cell>
          <table:table-cell table:style-name="ce2" table:formula="of:=IF([.AB26]&gt;0;&quot;{&quot;&quot;value&quot;&quot;:&quot;&amp;COLUMN([.AB26])-11&amp;&quot;,&quot;&quot;text&quot;&quot;:&quot;&quot;&quot;&amp;[.AB26]&amp;&quot;&quot;&quot;},&quot;;&quot;&quot;) &amp;IF([.AC26]&gt;0;&quot;{&quot;&quot;value&quot;&quot;:&quot;&amp;COLUMN([.AC26])-11&amp;&quot;,&quot;&quot;text&quot;&quot;:&quot;&quot;&quot;&amp;[.AC26]&amp;&quot;&quot;&quot;},&quot;;&quot;&quot;) &amp;IF([.AD26]&gt;0;&quot;{&quot;&quot;value&quot;&quot;:&quot;&amp;COLUMN([.AD26])-11&amp;&quot;,&quot;&quot;text&quot;&quot;:&quot;&quot;&quot;&amp;[.AD26]&amp;&quot;&quot;&quot;},&quot;;&quot;&quot;) &amp;IF([.AE26]&gt;0;&quot;{&quot;&quot;value&quot;&quot;:&quot;&amp;COLUMN([.AE26])-11&amp;&quot;,&quot;&quot;text&quot;&quot;:&quot;&quot;&quot;&amp;[.AE26]&amp;&quot;&quot;&quot;},&quot;;&quot;&quot;) &amp;IF([.AF26]&gt;0;&quot;{&quot;&quot;value&quot;&quot;:&quot;&amp;COLUMN([.AF26])-11&amp;&quot;,&quot;&quot;text&quot;&quot;:&quot;&quot;&quot;&amp;[.AF26]&amp;&quot;&quot;&quot;},&quot;;&quot;&quot;) &amp;IF([.AG26]&gt;0;&quot;{&quot;&quot;value&quot;&quot;:&quot;&amp;COLUMN([.AG26])-11&amp;&quot;,&quot;&quot;text&quot;&quot;:&quot;&quot;&quot;&amp;[.AG26]&amp;&quot;&quot;&quot;},&quot;;&quot;&quot;) &amp;IF([.AH26]&gt;0;&quot;{&quot;&quot;value&quot;&quot;:&quot;&amp;COLUMN([.AH26])-11&amp;&quot;,&quot;&quot;text&quot;&quot;:&quot;&quot;&quot;&amp;[.AH26]&amp;&quot;&quot;&quot;},&quot;;&quot;&quot;) &amp;IF([.AI26]&gt;0;&quot;{&quot;&quot;value&quot;&quot;:&quot;&amp;COLUMN([.AI26])-11&amp;&quot;,&quot;&quot;text&quot;&quot;:&quot;&quot;&quot;&amp;[.AI26]&amp;&quot;&quot;&quot;},&quot;;&quot;&quot;) &amp;IF([.AJ26]&gt;0;&quot;{&quot;&quot;value&quot;&quot;:&quot;&amp;COLUMN([.AJ26])-11&amp;&quot;,&quot;&quot;text&quot;&quot;:&quot;&quot;&quot;&amp;[.AJ26]&amp;&quot;&quot;&quot;},&quot;;&quot;&quot;) &amp;IF([.AK26]&gt;0;&quot;{&quot;&quot;value&quot;&quot;:&quot;&amp;COLUMN([.AK26])-11&amp;&quot;,&quot;&quot;text&quot;&quot;:&quot;&quot;&quot;&amp;[.AK26]&amp;&quot;&quot;&quot;},&quot;;&quot;&quot;) &amp;IF([.AL26]&gt;0;&quot;{&quot;&quot;value&quot;&quot;:&quot;&amp;COLUMN([.AL26])-11&amp;&quot;,&quot;&quot;text&quot;&quot;:&quot;&quot;&quot;&amp;[.AL26]&amp;&quot;&quot;&quot;},&quot;;&quot;&quot;) &amp;IF([.AM26]&gt;0;&quot;{&quot;&quot;value&quot;&quot;:&quot;&amp;COLUMN([.AM26])-11&amp;&quot;,&quot;&quot;text&quot;&quot;:&quot;&quot;&quot;&amp;[.AM26]&amp;&quot;&quot;&quot;},&quot;;&quot;&quot;) &amp;IF([.AN26]&gt;0;&quot;{&quot;&quot;value&quot;&quot;:&quot;&amp;COLUMN([.AN26])-11&amp;&quot;,&quot;&quot;text&quot;&quot;:&quot;&quot;&quot;&amp;[.AN26]&amp;&quot;&quot;&quot;},&quot;;&quot;&quot;) &amp;IF([.AO26]&gt;0;&quot;{&quot;&quot;value&quot;&quot;:&quot;&amp;COLUMN([.AO26])-11&amp;&quot;,&quot;&quot;text&quot;&quot;:&quot;&quot;&quot;&amp;[.AO26]&amp;&quot;&quot;&quot;},&quot;;&quot;&quot;) &amp;IF([.AP26]&gt;0;&quot;{&quot;&quot;value&quot;&quot;:&quot;&amp;COLUMN([.AP26])-11&amp;&quot;,&quot;&quot;text&quot;&quot;:&quot;&quot;&quot;&amp;[.AP26]&amp;&quot;&quot;&quot;},&quot;;&quot;&quot;) &amp;IF([.AQ26]&gt;0;&quot;{&quot;&quot;value&quot;&quot;:&quot;&amp;COLUMN([.AQ26])-11&amp;&quot;,&quot;&quot;text&quot;&quot;:&quot;&quot;&quot;&amp;[.AQ26]&amp;&quot;&quot;&quot;},&quot;;&quot;&quot;) &amp;IF([.AR26]&gt;0;&quot;{&quot;&quot;value&quot;&quot;:&quot;&amp;COLUMN([.AR26])-11&amp;&quot;,&quot;&quot;text&quot;&quot;:&quot;&quot;&quot;&amp;[.AR26]&amp;&quot;&quot;&quot;},&quot;;&quot;&quot;) &amp;IF([.AS26]&gt;0;&quot;{&quot;&quot;value&quot;&quot;:&quot;&amp;COLUMN([.AS26])-11&amp;&quot;,&quot;&quot;text&quot;&quot;:&quot;&quot;&quot;&amp;[.AS26]&amp;&quot;&quot;&quot;},&quot;;&quot;&quot;) &amp;IF([.AT26]&gt;0;&quot;{&quot;&quot;value&quot;&quot;:&quot;&amp;COLUMN([.AT26])-11&amp;&quot;,&quot;&quot;text&quot;&quot;:&quot;&quot;&quot;&amp;[.AT26]&amp;&quot;&quot;&quot;},&quot;;&quot;&quot;) &amp;IF([.AU26]&gt;0;&quot;{&quot;&quot;value&quot;&quot;:&quot;&amp;COLUMN([.AU26])-11&amp;&quot;,&quot;&quot;text&quot;&quot;:&quot;&quot;&quot;&amp;[.AU26]&amp;&quot;&quot;&quot;},&quot;;&quot;&quot;)">
            <text:p/>
          </table:table-cell>
          <table:table-cell table:style-name="ce1" table:formula="of:=IF([.AV26]&gt;0;&quot;{&quot;&quot;value&quot;&quot;:&quot;&amp;COLUMN([.AV26])-11&amp;&quot;,&quot;&quot;text&quot;&quot;:&quot;&quot;&quot;&amp;[.AV26]&amp;&quot;&quot;&quot;},&quot;;&quot;&quot;) &amp;IF([.AW26]&gt;0;&quot;{&quot;&quot;value&quot;&quot;:&quot;&amp;COLUMN([.AW26])-11&amp;&quot;,&quot;&quot;text&quot;&quot;:&quot;&quot;&quot;&amp;[.AW26]&amp;&quot;&quot;&quot;},&quot;;&quot;&quot;) &amp;IF([.AX26]&gt;0;&quot;{&quot;&quot;value&quot;&quot;:&quot;&amp;COLUMN([.AX26])-11&amp;&quot;,&quot;&quot;text&quot;&quot;:&quot;&quot;&quot;&amp;[.AX26]&amp;&quot;&quot;&quot;},&quot;;&quot;&quot;) &amp;IF([.AY26]&gt;0;&quot;{&quot;&quot;value&quot;&quot;:&quot;&amp;COLUMN([.AY26])-11&amp;&quot;,&quot;&quot;text&quot;&quot;:&quot;&quot;&quot;&amp;[.AY26]&amp;&quot;&quot;&quot;},&quot;;&quot;&quot;) &amp;IF([.AZ26]&gt;0;&quot;{&quot;&quot;value&quot;&quot;:&quot;&amp;COLUMN([.AZ26])-11&amp;&quot;,&quot;&quot;text&quot;&quot;:&quot;&quot;&quot;&amp;[.AZ26]&amp;&quot;&quot;&quot;},&quot;;&quot;&quot;) &amp;IF([.BA26]&gt;0;&quot;{&quot;&quot;value&quot;&quot;:&quot;&amp;COLUMN([.BA26])-11&amp;&quot;,&quot;&quot;text&quot;&quot;:&quot;&quot;&quot;&amp;[.BA26]&amp;&quot;&quot;&quot;},&quot;;&quot;&quot;) &amp;IF([.BB26]&gt;0;&quot;{&quot;&quot;value&quot;&quot;:&quot;&amp;COLUMN([.BB26])-11&amp;&quot;,&quot;&quot;text&quot;&quot;:&quot;&quot;&quot;&amp;[.BB26]&amp;&quot;&quot;&quot;},&quot;;&quot;&quot;) &amp;IF([.BC26]&gt;0;&quot;{&quot;&quot;value&quot;&quot;:&quot;&amp;COLUMN([.BC26])-11&amp;&quot;,&quot;&quot;text&quot;&quot;:&quot;&quot;&quot;&amp;[.BC26]&amp;&quot;&quot;&quot;},&quot;;&quot;&quot;) &amp;IF([.BD26]&gt;0;&quot;{&quot;&quot;value&quot;&quot;:&quot;&amp;COLUMN([.BD26])-11&amp;&quot;,&quot;&quot;text&quot;&quot;:&quot;&quot;&quot;&amp;[.BD26]&amp;&quot;&quot;&quot;},&quot;;&quot;&quot;) &amp;IF([.BE26]&gt;0;&quot;{&quot;&quot;value&quot;&quot;:&quot;&amp;COLUMN([.BE26])-11&amp;&quot;,&quot;&quot;text&quot;&quot;:&quot;&quot;&quot;&amp;[.BE26]&amp;&quot;&quot;&quot;},&quot;;&quot;&quot;) &amp;IF([.BF26]&gt;0;&quot;{&quot;&quot;value&quot;&quot;:&quot;&amp;COLUMN([.BF26])-11&amp;&quot;,&quot;&quot;text&quot;&quot;:&quot;&quot;&quot;&amp;[.BF26]&amp;&quot;&quot;&quot;},&quot;;&quot;&quot;) &amp;IF([.BG26]&gt;0;&quot;{&quot;&quot;value&quot;&quot;:&quot;&amp;COLUMN([.BG26])-11&amp;&quot;,&quot;&quot;text&quot;&quot;:&quot;&quot;&quot;&amp;[.BG26]&amp;&quot;&quot;&quot;},&quot;;&quot;&quot;) &amp;IF([.BH26]&gt;0;&quot;{&quot;&quot;value&quot;&quot;:&quot;&amp;COLUMN([.BH26])-11&amp;&quot;,&quot;&quot;text&quot;&quot;:&quot;&quot;&quot;&amp;[.BH26]&amp;&quot;&quot;&quot;},&quot;;&quot;&quot;) &amp;IF([.BI26]&gt;0;&quot;{&quot;&quot;value&quot;&quot;:&quot;&amp;COLUMN([.BI26])-11&amp;&quot;,&quot;&quot;text&quot;&quot;:&quot;&quot;&quot;&amp;[.BI26]&amp;&quot;&quot;&quot;},&quot;;&quot;&quot;) &amp;IF([.BJ26]&gt;0;&quot;{&quot;&quot;value&quot;&quot;:&quot;&amp;COLUMN([.BJ26])-11&amp;&quot;,&quot;&quot;text&quot;&quot;:&quot;&quot;&quot;&amp;[.BJ26]&amp;&quot;&quot;&quot;},&quot;;&quot;&quot;) &amp;IF([.BK26]&gt;0;&quot;{&quot;&quot;value&quot;&quot;:&quot;&amp;COLUMN([.BK26])-11&amp;&quot;,&quot;&quot;text&quot;&quot;:&quot;&quot;&quot;&amp;[.BK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n't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27]&amp;&quot;,&quot;&quot;ordinal&quot;&quot;:&quot;&amp;ROW()-2&amp;&quot;,&quot;&quot;required&quot;&quot;:&quot;&amp;[.E27]&amp;&quot;,&quot;&quot;category&quot;&quot;:&quot;&quot;&quot;&amp;[.F27]&amp;&quot;&quot;&quot;,&quot;&quot;info&quot;&quot;:&quot;&quot;&quot;&amp;[.J27]&amp;&quot;&quot;&quot;&quot;&amp;&quot;,&quot;&quot;skip&quot;&quot;:&quot;&quot;&quot;&amp;[.D27]&amp;&quot;&quot;&quot;&quot;&amp;&quot;,&quot;&quot;text&quot;&quot;:&quot;&quot;&quot;&amp;[.H27]&amp;&quot;&quot;&quot;&quot;&amp;&quot;,&quot;&quot;type&quot;&quot;:&quot;&quot;&quot;&amp;[.I27]&amp;&quot;&quot;&quot;&quot;&amp;&quot;,&quot;&quot;options&quot;&quot;:[&quot; &amp;IF([.K27]&gt;0;&quot;{&quot;&quot;value&quot;&quot;:&quot;&amp;COLUMN([.K27])-11&amp;&quot;,&quot;&quot;text&quot;&quot;:&quot;&quot;&quot;&amp;[.K27]&amp;&quot;&quot;&quot;},&quot;;&quot;&quot;) &amp;IF([.L27]&gt;0;&quot;{&quot;&quot;value&quot;&quot;:&quot;&amp;COLUMN([.L27])-11&amp;&quot;,&quot;&quot;text&quot;&quot;:&quot;&quot;&quot;&amp;[.L27]&amp;&quot;&quot;&quot;},&quot;;&quot;&quot;) &amp;IF([.M27]&gt;0;&quot;{&quot;&quot;value&quot;&quot;:&quot;&amp;COLUMN([.M27])-11&amp;&quot;,&quot;&quot;text&quot;&quot;:&quot;&quot;&quot;&amp;[.M27]&amp;&quot;&quot;&quot;},&quot;;&quot;&quot;) &amp;IF([.N27]&gt;0;&quot;{&quot;&quot;value&quot;&quot;:&quot;&amp;COLUMN([.N27])-11&amp;&quot;,&quot;&quot;text&quot;&quot;:&quot;&quot;&quot;&amp;[.N27]&amp;&quot;&quot;&quot;},&quot;;&quot;&quot;) &amp;IF([.O27]&gt;0;&quot;{&quot;&quot;value&quot;&quot;:&quot;&amp;COLUMN([.O27])-11&amp;&quot;,&quot;&quot;text&quot;&quot;:&quot;&quot;&quot;&amp;[.O27]&amp;&quot;&quot;&quot;},&quot;;&quot;&quot;) &amp;IF([.P27]&gt;0;&quot;{&quot;&quot;value&quot;&quot;:&quot;&amp;COLUMN([.P27])-11&amp;&quot;,&quot;&quot;text&quot;&quot;:&quot;&quot;&quot;&amp;[.P27]&amp;&quot;&quot;&quot;},&quot;;&quot;&quot;) &amp;IF([.Q27]&gt;0;&quot;{&quot;&quot;value&quot;&quot;:&quot;&amp;COLUMN([.Q27])-11&amp;&quot;,&quot;&quot;text&quot;&quot;:&quot;&quot;&quot;&amp;[.Q27]&amp;&quot;&quot;&quot;},&quot;;&quot;&quot;) &amp;IF([.R27]&gt;0;&quot;{&quot;&quot;value&quot;&quot;:&quot;&amp;COLUMN([.R27])-11&amp;&quot;,&quot;&quot;text&quot;&quot;:&quot;&quot;&quot;&amp;[.R27]&amp;&quot;&quot;&quot;},&quot;;&quot;&quot;) &amp;IF([.S27]&gt;0;&quot;{&quot;&quot;value&quot;&quot;:&quot;&amp;COLUMN([.S27])-11&amp;&quot;,&quot;&quot;text&quot;&quot;:&quot;&quot;&quot;&amp;[.S27]&amp;&quot;&quot;&quot;},&quot;;&quot;&quot;) &amp;IF([.T27]&gt;0;&quot;{&quot;&quot;value&quot;&quot;:&quot;&amp;COLUMN([.T27])-11&amp;&quot;,&quot;&quot;text&quot;&quot;:&quot;&quot;&quot;&amp;[.T27]&amp;&quot;&quot;&quot;},&quot;;&quot;&quot;) &amp;IF([.U27]&gt;0;&quot;{&quot;&quot;value&quot;&quot;:&quot;&amp;COLUMN([.U27])-11&amp;&quot;,&quot;&quot;text&quot;&quot;:&quot;&quot;&quot;&amp;[.U27]&amp;&quot;&quot;&quot;},&quot;;&quot;&quot;) &amp;IF([.V27]&gt;0;&quot;{&quot;&quot;value&quot;&quot;:&quot;&amp;COLUMN([.V27])-11&amp;&quot;,&quot;&quot;text&quot;&quot;:&quot;&quot;&quot;&amp;[.V27]&amp;&quot;&quot;&quot;},&quot;;&quot;&quot;) &amp;IF([.W27]&gt;0;&quot;{&quot;&quot;value&quot;&quot;:&quot;&amp;COLUMN([.W27])-11&amp;&quot;,&quot;&quot;text&quot;&quot;:&quot;&quot;&quot;&amp;[.W27]&amp;&quot;&quot;&quot;},&quot;;&quot;&quot;) &amp;IF([.X27]&gt;0;&quot;{&quot;&quot;value&quot;&quot;:&quot;&amp;COLUMN([.X27])-11&amp;&quot;,&quot;&quot;text&quot;&quot;:&quot;&quot;&quot;&amp;[.X27]&amp;&quot;&quot;&quot;},&quot;;&quot;&quot;) &amp;IF([.Y27]&gt;0;&quot;{&quot;&quot;value&quot;&quot;:&quot;&amp;COLUMN([.Y27])-11&amp;&quot;,&quot;&quot;text&quot;&quot;:&quot;&quot;&quot;&amp;[.Y27]&amp;&quot;&quot;&quot;},&quot;;&quot;&quot;) &amp;IF([.Z27]&gt;0;&quot;{&quot;&quot;value&quot;&quot;:&quot;&amp;COLUMN([.Z27])-11&amp;&quot;,&quot;&quot;text&quot;&quot;:&quot;&quot;&quot;&amp;[.Z27]&amp;&quot;&quot;&quot;},&quot;;&quot;&quot;) &amp;IF([.AA27]&gt;0;&quot;{&quot;&quot;value&quot;&quot;:&quot;&amp;COLUMN([.AA27])-11&amp;&quot;,&quot;&quot;text&quot;&quot;:&quot;&quot;&quot;&amp;[.AA27]&amp;&quot;&quot;&quot;},&quot;;&quot;&quot;)" office:value-type="string" office:string-value="{&quot;id&quot;:23,&quot;ordinal&quot;:25,&quot;required&quot;:0,&quot;category&quot;:&quot;Managing Your Blood Glucose When Being Active&quot;,&quot;info&quot;:&quot;null&quot;,&quot;skip&quot;:&quot;null&quot;,&quot;text&quot;:&quot;When doing exercise or physical activity, my blood glucose levels depend on?&quot;,&quot;type&quot;:&quot;MC&quot;,&quot;options&quot;:[{&quot;value&quot;:0,&quot;text&quot;:&quot;What type of exercise I am doing&quot;},{&quot;value&quot;:1,&quot;text&quot;:&quot;How much insulin I have taken&quot;},{&quot;value&quot;:2,&quot;text&quot;:&quot;How much I have eaten&quot;},{&quot;value&quot;:3,&quot;text&quot;:&quot;How much activity I have already done&quot;},{&quot;value&quot;:4,&quot;text&quot;:&quot;Time of day&quot;},{&quot;value&quot;:5,&quot;text&quot;:&quot;TEXT_OTHER&quot;},">
            <text:p>{"id":23,"ordinal":25,"required":0,"category":"Managing Your Blood Glucose When Being Active","info":"null","skip":"null","text":"When doing exercise or physical activity, my blood glucose levels depend on?","type":"MC","options":[{"value":0,"text":"What type of exercise I am doing"},{"value":1,"text":"How much insulin I have taken"},{"value":2,"text":"How much I have eaten"},{"value":3,"text":"How much activity I have already done"},{"value":4,"text":"Time of day"},{"value":5,"text":"TEXT_OTHER"},</text:p>
          </table:table-cell>
          <table:table-cell table:style-name="ce2" table:formula="of:=IF([.AB27]&gt;0;&quot;{&quot;&quot;value&quot;&quot;:&quot;&amp;COLUMN([.AB27])-11&amp;&quot;,&quot;&quot;text&quot;&quot;:&quot;&quot;&quot;&amp;[.AB27]&amp;&quot;&quot;&quot;},&quot;;&quot;&quot;) &amp;IF([.AC27]&gt;0;&quot;{&quot;&quot;value&quot;&quot;:&quot;&amp;COLUMN([.AC27])-11&amp;&quot;,&quot;&quot;text&quot;&quot;:&quot;&quot;&quot;&amp;[.AC27]&amp;&quot;&quot;&quot;},&quot;;&quot;&quot;) &amp;IF([.AD27]&gt;0;&quot;{&quot;&quot;value&quot;&quot;:&quot;&amp;COLUMN([.AD27])-11&amp;&quot;,&quot;&quot;text&quot;&quot;:&quot;&quot;&quot;&amp;[.AD27]&amp;&quot;&quot;&quot;},&quot;;&quot;&quot;) &amp;IF([.AE27]&gt;0;&quot;{&quot;&quot;value&quot;&quot;:&quot;&amp;COLUMN([.AE27])-11&amp;&quot;,&quot;&quot;text&quot;&quot;:&quot;&quot;&quot;&amp;[.AE27]&amp;&quot;&quot;&quot;},&quot;;&quot;&quot;) &amp;IF([.AF27]&gt;0;&quot;{&quot;&quot;value&quot;&quot;:&quot;&amp;COLUMN([.AF27])-11&amp;&quot;,&quot;&quot;text&quot;&quot;:&quot;&quot;&quot;&amp;[.AF27]&amp;&quot;&quot;&quot;},&quot;;&quot;&quot;) &amp;IF([.AG27]&gt;0;&quot;{&quot;&quot;value&quot;&quot;:&quot;&amp;COLUMN([.AG27])-11&amp;&quot;,&quot;&quot;text&quot;&quot;:&quot;&quot;&quot;&amp;[.AG27]&amp;&quot;&quot;&quot;},&quot;;&quot;&quot;) &amp;IF([.AH27]&gt;0;&quot;{&quot;&quot;value&quot;&quot;:&quot;&amp;COLUMN([.AH27])-11&amp;&quot;,&quot;&quot;text&quot;&quot;:&quot;&quot;&quot;&amp;[.AH27]&amp;&quot;&quot;&quot;},&quot;;&quot;&quot;) &amp;IF([.AI27]&gt;0;&quot;{&quot;&quot;value&quot;&quot;:&quot;&amp;COLUMN([.AI27])-11&amp;&quot;,&quot;&quot;text&quot;&quot;:&quot;&quot;&quot;&amp;[.AI27]&amp;&quot;&quot;&quot;},&quot;;&quot;&quot;) &amp;IF([.AJ27]&gt;0;&quot;{&quot;&quot;value&quot;&quot;:&quot;&amp;COLUMN([.AJ27])-11&amp;&quot;,&quot;&quot;text&quot;&quot;:&quot;&quot;&quot;&amp;[.AJ27]&amp;&quot;&quot;&quot;},&quot;;&quot;&quot;) &amp;IF([.AK27]&gt;0;&quot;{&quot;&quot;value&quot;&quot;:&quot;&amp;COLUMN([.AK27])-11&amp;&quot;,&quot;&quot;text&quot;&quot;:&quot;&quot;&quot;&amp;[.AK27]&amp;&quot;&quot;&quot;},&quot;;&quot;&quot;) &amp;IF([.AL27]&gt;0;&quot;{&quot;&quot;value&quot;&quot;:&quot;&amp;COLUMN([.AL27])-11&amp;&quot;,&quot;&quot;text&quot;&quot;:&quot;&quot;&quot;&amp;[.AL27]&amp;&quot;&quot;&quot;},&quot;;&quot;&quot;) &amp;IF([.AM27]&gt;0;&quot;{&quot;&quot;value&quot;&quot;:&quot;&amp;COLUMN([.AM27])-11&amp;&quot;,&quot;&quot;text&quot;&quot;:&quot;&quot;&quot;&amp;[.AM27]&amp;&quot;&quot;&quot;},&quot;;&quot;&quot;) &amp;IF([.AN27]&gt;0;&quot;{&quot;&quot;value&quot;&quot;:&quot;&amp;COLUMN([.AN27])-11&amp;&quot;,&quot;&quot;text&quot;&quot;:&quot;&quot;&quot;&amp;[.AN27]&amp;&quot;&quot;&quot;},&quot;;&quot;&quot;) &amp;IF([.AO27]&gt;0;&quot;{&quot;&quot;value&quot;&quot;:&quot;&amp;COLUMN([.AO27])-11&amp;&quot;,&quot;&quot;text&quot;&quot;:&quot;&quot;&quot;&amp;[.AO27]&amp;&quot;&quot;&quot;},&quot;;&quot;&quot;) &amp;IF([.AP27]&gt;0;&quot;{&quot;&quot;value&quot;&quot;:&quot;&amp;COLUMN([.AP27])-11&amp;&quot;,&quot;&quot;text&quot;&quot;:&quot;&quot;&quot;&amp;[.AP27]&amp;&quot;&quot;&quot;},&quot;;&quot;&quot;) &amp;IF([.AQ27]&gt;0;&quot;{&quot;&quot;value&quot;&quot;:&quot;&amp;COLUMN([.AQ27])-11&amp;&quot;,&quot;&quot;text&quot;&quot;:&quot;&quot;&quot;&amp;[.AQ27]&amp;&quot;&quot;&quot;},&quot;;&quot;&quot;) &amp;IF([.AR27]&gt;0;&quot;{&quot;&quot;value&quot;&quot;:&quot;&amp;COLUMN([.AR27])-11&amp;&quot;,&quot;&quot;text&quot;&quot;:&quot;&quot;&quot;&amp;[.AR27]&amp;&quot;&quot;&quot;},&quot;;&quot;&quot;) &amp;IF([.AS27]&gt;0;&quot;{&quot;&quot;value&quot;&quot;:&quot;&amp;COLUMN([.AS27])-11&amp;&quot;,&quot;&quot;text&quot;&quot;:&quot;&quot;&quot;&amp;[.AS27]&amp;&quot;&quot;&quot;},&quot;;&quot;&quot;) &amp;IF([.AT27]&gt;0;&quot;{&quot;&quot;value&quot;&quot;:&quot;&amp;COLUMN([.AT27])-11&amp;&quot;,&quot;&quot;text&quot;&quot;:&quot;&quot;&quot;&amp;[.AT27]&amp;&quot;&quot;&quot;},&quot;;&quot;&quot;) &amp;IF([.AU27]&gt;0;&quot;{&quot;&quot;value&quot;&quot;:&quot;&amp;COLUMN([.AU27])-11&amp;&quot;,&quot;&quot;text&quot;&quot;:&quot;&quot;&quot;&amp;[.AU27]&amp;&quot;&quot;&quot;},&quot;;&quot;&quot;)">
            <text:p/>
          </table:table-cell>
          <table:table-cell table:style-name="ce1" table:formula="of:=IF([.AV27]&gt;0;&quot;{&quot;&quot;value&quot;&quot;:&quot;&amp;COLUMN([.AV27])-11&amp;&quot;,&quot;&quot;text&quot;&quot;:&quot;&quot;&quot;&amp;[.AV27]&amp;&quot;&quot;&quot;},&quot;;&quot;&quot;) &amp;IF([.AW27]&gt;0;&quot;{&quot;&quot;value&quot;&quot;:&quot;&amp;COLUMN([.AW27])-11&amp;&quot;,&quot;&quot;text&quot;&quot;:&quot;&quot;&quot;&amp;[.AW27]&amp;&quot;&quot;&quot;},&quot;;&quot;&quot;) &amp;IF([.AX27]&gt;0;&quot;{&quot;&quot;value&quot;&quot;:&quot;&amp;COLUMN([.AX27])-11&amp;&quot;,&quot;&quot;text&quot;&quot;:&quot;&quot;&quot;&amp;[.AX27]&amp;&quot;&quot;&quot;},&quot;;&quot;&quot;) &amp;IF([.AY27]&gt;0;&quot;{&quot;&quot;value&quot;&quot;:&quot;&amp;COLUMN([.AY27])-11&amp;&quot;,&quot;&quot;text&quot;&quot;:&quot;&quot;&quot;&amp;[.AY27]&amp;&quot;&quot;&quot;},&quot;;&quot;&quot;) &amp;IF([.AZ27]&gt;0;&quot;{&quot;&quot;value&quot;&quot;:&quot;&amp;COLUMN([.AZ27])-11&amp;&quot;,&quot;&quot;text&quot;&quot;:&quot;&quot;&quot;&amp;[.AZ27]&amp;&quot;&quot;&quot;},&quot;;&quot;&quot;) &amp;IF([.BA27]&gt;0;&quot;{&quot;&quot;value&quot;&quot;:&quot;&amp;COLUMN([.BA27])-11&amp;&quot;,&quot;&quot;text&quot;&quot;:&quot;&quot;&quot;&amp;[.BA27]&amp;&quot;&quot;&quot;},&quot;;&quot;&quot;) &amp;IF([.BB27]&gt;0;&quot;{&quot;&quot;value&quot;&quot;:&quot;&amp;COLUMN([.BB27])-11&amp;&quot;,&quot;&quot;text&quot;&quot;:&quot;&quot;&quot;&amp;[.BB27]&amp;&quot;&quot;&quot;},&quot;;&quot;&quot;) &amp;IF([.BC27]&gt;0;&quot;{&quot;&quot;value&quot;&quot;:&quot;&amp;COLUMN([.BC27])-11&amp;&quot;,&quot;&quot;text&quot;&quot;:&quot;&quot;&quot;&amp;[.BC27]&amp;&quot;&quot;&quot;},&quot;;&quot;&quot;) &amp;IF([.BD27]&gt;0;&quot;{&quot;&quot;value&quot;&quot;:&quot;&amp;COLUMN([.BD27])-11&amp;&quot;,&quot;&quot;text&quot;&quot;:&quot;&quot;&quot;&amp;[.BD27]&amp;&quot;&quot;&quot;},&quot;;&quot;&quot;) &amp;IF([.BE27]&gt;0;&quot;{&quot;&quot;value&quot;&quot;:&quot;&amp;COLUMN([.BE27])-11&amp;&quot;,&quot;&quot;text&quot;&quot;:&quot;&quot;&quot;&amp;[.BE27]&amp;&quot;&quot;&quot;},&quot;;&quot;&quot;) &amp;IF([.BF27]&gt;0;&quot;{&quot;&quot;value&quot;&quot;:&quot;&amp;COLUMN([.BF27])-11&amp;&quot;,&quot;&quot;text&quot;&quot;:&quot;&quot;&quot;&amp;[.BF27]&amp;&quot;&quot;&quot;},&quot;;&quot;&quot;) &amp;IF([.BG27]&gt;0;&quot;{&quot;&quot;value&quot;&quot;:&quot;&amp;COLUMN([.BG27])-11&amp;&quot;,&quot;&quot;text&quot;&quot;:&quot;&quot;&quot;&amp;[.BG27]&amp;&quot;&quot;&quot;},&quot;;&quot;&quot;) &amp;IF([.BH27]&gt;0;&quot;{&quot;&quot;value&quot;&quot;:&quot;&amp;COLUMN([.BH27])-11&amp;&quot;,&quot;&quot;text&quot;&quot;:&quot;&quot;&quot;&amp;[.BH27]&amp;&quot;&quot;&quot;},&quot;;&quot;&quot;) &amp;IF([.BI27]&gt;0;&quot;{&quot;&quot;value&quot;&quot;:&quot;&amp;COLUMN([.BI27])-11&amp;&quot;,&quot;&quot;text&quot;&quot;:&quot;&quot;&quot;&amp;[.BI27]&amp;&quot;&quot;&quot;},&quot;;&quot;&quot;) &amp;IF([.BJ27]&gt;0;&quot;{&quot;&quot;value&quot;&quot;:&quot;&amp;COLUMN([.BJ27])-11&amp;&quot;,&quot;&quot;text&quot;&quot;:&quot;&quot;&quot;&amp;[.BJ27]&amp;&quot;&quot;&quot;},&quot;;&quot;&quot;) &amp;IF([.BK27]&gt;0;&quot;{&quot;&quot;value&quot;&quot;:&quot;&amp;COLUMN([.BK27])-11&amp;&quot;,&quot;&quot;text&quot;&quot;:&quot;&quot;&quot;&amp;[.BK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28]&amp;&quot;,&quot;&quot;ordinal&quot;&quot;:&quot;&amp;ROW()-2&amp;&quot;,&quot;&quot;required&quot;&quot;:&quot;&amp;[.E28]&amp;&quot;,&quot;&quot;category&quot;&quot;:&quot;&quot;&quot;&amp;[.F28]&amp;&quot;&quot;&quot;,&quot;&quot;info&quot;&quot;:&quot;&quot;&quot;&amp;[.J28]&amp;&quot;&quot;&quot;&quot;&amp;&quot;,&quot;&quot;skip&quot;&quot;:&quot;&quot;&quot;&amp;[.D28]&amp;&quot;&quot;&quot;&quot;&amp;&quot;,&quot;&quot;text&quot;&quot;:&quot;&quot;&quot;&amp;[.H28]&amp;&quot;&quot;&quot;&quot;&amp;&quot;,&quot;&quot;type&quot;&quot;:&quot;&quot;&quot;&amp;[.I28]&amp;&quot;&quot;&quot;&quot;&amp;&quot;,&quot;&quot;options&quot;&quot;:[&quot; &amp;IF([.K28]&gt;0;&quot;{&quot;&quot;value&quot;&quot;:&quot;&amp;COLUMN([.K28])-11&amp;&quot;,&quot;&quot;text&quot;&quot;:&quot;&quot;&quot;&amp;[.K28]&amp;&quot;&quot;&quot;},&quot;;&quot;&quot;) &amp;IF([.L28]&gt;0;&quot;{&quot;&quot;value&quot;&quot;:&quot;&amp;COLUMN([.L28])-11&amp;&quot;,&quot;&quot;text&quot;&quot;:&quot;&quot;&quot;&amp;[.L28]&amp;&quot;&quot;&quot;},&quot;;&quot;&quot;) &amp;IF([.M28]&gt;0;&quot;{&quot;&quot;value&quot;&quot;:&quot;&amp;COLUMN([.M28])-11&amp;&quot;,&quot;&quot;text&quot;&quot;:&quot;&quot;&quot;&amp;[.M28]&amp;&quot;&quot;&quot;},&quot;;&quot;&quot;) &amp;IF([.N28]&gt;0;&quot;{&quot;&quot;value&quot;&quot;:&quot;&amp;COLUMN([.N28])-11&amp;&quot;,&quot;&quot;text&quot;&quot;:&quot;&quot;&quot;&amp;[.N28]&amp;&quot;&quot;&quot;},&quot;;&quot;&quot;) &amp;IF([.O28]&gt;0;&quot;{&quot;&quot;value&quot;&quot;:&quot;&amp;COLUMN([.O28])-11&amp;&quot;,&quot;&quot;text&quot;&quot;:&quot;&quot;&quot;&amp;[.O28]&amp;&quot;&quot;&quot;},&quot;;&quot;&quot;) &amp;IF([.P28]&gt;0;&quot;{&quot;&quot;value&quot;&quot;:&quot;&amp;COLUMN([.P28])-11&amp;&quot;,&quot;&quot;text&quot;&quot;:&quot;&quot;&quot;&amp;[.P28]&amp;&quot;&quot;&quot;},&quot;;&quot;&quot;) &amp;IF([.Q28]&gt;0;&quot;{&quot;&quot;value&quot;&quot;:&quot;&amp;COLUMN([.Q28])-11&amp;&quot;,&quot;&quot;text&quot;&quot;:&quot;&quot;&quot;&amp;[.Q28]&amp;&quot;&quot;&quot;},&quot;;&quot;&quot;) &amp;IF([.R28]&gt;0;&quot;{&quot;&quot;value&quot;&quot;:&quot;&amp;COLUMN([.R28])-11&amp;&quot;,&quot;&quot;text&quot;&quot;:&quot;&quot;&quot;&amp;[.R28]&amp;&quot;&quot;&quot;},&quot;;&quot;&quot;) &amp;IF([.S28]&gt;0;&quot;{&quot;&quot;value&quot;&quot;:&quot;&amp;COLUMN([.S28])-11&amp;&quot;,&quot;&quot;text&quot;&quot;:&quot;&quot;&quot;&amp;[.S28]&amp;&quot;&quot;&quot;},&quot;;&quot;&quot;) &amp;IF([.T28]&gt;0;&quot;{&quot;&quot;value&quot;&quot;:&quot;&amp;COLUMN([.T28])-11&amp;&quot;,&quot;&quot;text&quot;&quot;:&quot;&quot;&quot;&amp;[.T28]&amp;&quot;&quot;&quot;},&quot;;&quot;&quot;) &amp;IF([.U28]&gt;0;&quot;{&quot;&quot;value&quot;&quot;:&quot;&amp;COLUMN([.U28])-11&amp;&quot;,&quot;&quot;text&quot;&quot;:&quot;&quot;&quot;&amp;[.U28]&amp;&quot;&quot;&quot;},&quot;;&quot;&quot;) &amp;IF([.V28]&gt;0;&quot;{&quot;&quot;value&quot;&quot;:&quot;&amp;COLUMN([.V28])-11&amp;&quot;,&quot;&quot;text&quot;&quot;:&quot;&quot;&quot;&amp;[.V28]&amp;&quot;&quot;&quot;},&quot;;&quot;&quot;) &amp;IF([.W28]&gt;0;&quot;{&quot;&quot;value&quot;&quot;:&quot;&amp;COLUMN([.W28])-11&amp;&quot;,&quot;&quot;text&quot;&quot;:&quot;&quot;&quot;&amp;[.W28]&amp;&quot;&quot;&quot;},&quot;;&quot;&quot;) &amp;IF([.X28]&gt;0;&quot;{&quot;&quot;value&quot;&quot;:&quot;&amp;COLUMN([.X28])-11&amp;&quot;,&quot;&quot;text&quot;&quot;:&quot;&quot;&quot;&amp;[.X28]&amp;&quot;&quot;&quot;},&quot;;&quot;&quot;) &amp;IF([.Y28]&gt;0;&quot;{&quot;&quot;value&quot;&quot;:&quot;&amp;COLUMN([.Y28])-11&amp;&quot;,&quot;&quot;text&quot;&quot;:&quot;&quot;&quot;&amp;[.Y28]&amp;&quot;&quot;&quot;},&quot;;&quot;&quot;) &amp;IF([.Z28]&gt;0;&quot;{&quot;&quot;value&quot;&quot;:&quot;&amp;COLUMN([.Z28])-11&amp;&quot;,&quot;&quot;text&quot;&quot;:&quot;&quot;&quot;&amp;[.Z28]&amp;&quot;&quot;&quot;},&quot;;&quot;&quot;) &amp;IF([.AA28]&gt;0;&quot;{&quot;&quot;value&quot;&quot;:&quot;&amp;COLUMN([.AA28])-11&amp;&quot;,&quot;&quot;text&quot;&quot;:&quot;&quot;&quot;&amp;[.AA28]&amp;&quot;&quot;&quot;},&quot;;&quot;&quot;)" office:value-type="string" office:string-value="{&quot;id&quot;:24,&quot;ordinal&quot;:26,&quot;required&quot;:0,&quot;category&quot;:&quot;Managing Your Blood Glucose When Being Active&quot;,&quot;info&quot;:&quot;null&quot;,&quot;skip&quot;:&quot;null&quot;,&quot;text&quot;:&quot;What would you do if your blood glucose levels went higher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Take more insulin&quot;},{&quot;value&quot;:3,&quot;text&quot;:&quot;Have something to eat or drink containing carbohydrate&quot;},{&quot;value&quot;:4,&quot;text&quot;:&quot;Check my blood glucose levels  afterwards to keep an eye on them&quot;},{&quot;value&quot;:5,&quot;text&quot;:&quot;TEXT_OTHER&quot;},">
            <text:p>{"id":24,"ordinal":26,"required":0,"category":"Managing Your Blood Glucose When Being Active","info":"null","skip":"null","text":"What would you do if your blood glucose levels went higher during exercise or physical activity?","type":"MC","options":[{"value":0,"text":"Do nothing"},{"value":1,"text":"Check my blood glucose levels"},{"value":2,"text":"Take more insulin"},{"value":3,"text":"Have something to eat or drink containing carbohydrate"},{"value":4,"text":"Check my blood glucose levels <text:s/>afterwards to keep an eye on them"},{"value":5,"text":"TEXT_OTHER"},</text:p>
          </table:table-cell>
          <table:table-cell table:style-name="ce2" table:formula="of:=IF([.AB28]&gt;0;&quot;{&quot;&quot;value&quot;&quot;:&quot;&amp;COLUMN([.AB28])-11&amp;&quot;,&quot;&quot;text&quot;&quot;:&quot;&quot;&quot;&amp;[.AB28]&amp;&quot;&quot;&quot;},&quot;;&quot;&quot;) &amp;IF([.AC28]&gt;0;&quot;{&quot;&quot;value&quot;&quot;:&quot;&amp;COLUMN([.AC28])-11&amp;&quot;,&quot;&quot;text&quot;&quot;:&quot;&quot;&quot;&amp;[.AC28]&amp;&quot;&quot;&quot;},&quot;;&quot;&quot;) &amp;IF([.AD28]&gt;0;&quot;{&quot;&quot;value&quot;&quot;:&quot;&amp;COLUMN([.AD28])-11&amp;&quot;,&quot;&quot;text&quot;&quot;:&quot;&quot;&quot;&amp;[.AD28]&amp;&quot;&quot;&quot;},&quot;;&quot;&quot;) &amp;IF([.AE28]&gt;0;&quot;{&quot;&quot;value&quot;&quot;:&quot;&amp;COLUMN([.AE28])-11&amp;&quot;,&quot;&quot;text&quot;&quot;:&quot;&quot;&quot;&amp;[.AE28]&amp;&quot;&quot;&quot;},&quot;;&quot;&quot;) &amp;IF([.AF28]&gt;0;&quot;{&quot;&quot;value&quot;&quot;:&quot;&amp;COLUMN([.AF28])-11&amp;&quot;,&quot;&quot;text&quot;&quot;:&quot;&quot;&quot;&amp;[.AF28]&amp;&quot;&quot;&quot;},&quot;;&quot;&quot;) &amp;IF([.AG28]&gt;0;&quot;{&quot;&quot;value&quot;&quot;:&quot;&amp;COLUMN([.AG28])-11&amp;&quot;,&quot;&quot;text&quot;&quot;:&quot;&quot;&quot;&amp;[.AG28]&amp;&quot;&quot;&quot;},&quot;;&quot;&quot;) &amp;IF([.AH28]&gt;0;&quot;{&quot;&quot;value&quot;&quot;:&quot;&amp;COLUMN([.AH28])-11&amp;&quot;,&quot;&quot;text&quot;&quot;:&quot;&quot;&quot;&amp;[.AH28]&amp;&quot;&quot;&quot;},&quot;;&quot;&quot;) &amp;IF([.AI28]&gt;0;&quot;{&quot;&quot;value&quot;&quot;:&quot;&amp;COLUMN([.AI28])-11&amp;&quot;,&quot;&quot;text&quot;&quot;:&quot;&quot;&quot;&amp;[.AI28]&amp;&quot;&quot;&quot;},&quot;;&quot;&quot;) &amp;IF([.AJ28]&gt;0;&quot;{&quot;&quot;value&quot;&quot;:&quot;&amp;COLUMN([.AJ28])-11&amp;&quot;,&quot;&quot;text&quot;&quot;:&quot;&quot;&quot;&amp;[.AJ28]&amp;&quot;&quot;&quot;},&quot;;&quot;&quot;) &amp;IF([.AK28]&gt;0;&quot;{&quot;&quot;value&quot;&quot;:&quot;&amp;COLUMN([.AK28])-11&amp;&quot;,&quot;&quot;text&quot;&quot;:&quot;&quot;&quot;&amp;[.AK28]&amp;&quot;&quot;&quot;},&quot;;&quot;&quot;) &amp;IF([.AL28]&gt;0;&quot;{&quot;&quot;value&quot;&quot;:&quot;&amp;COLUMN([.AL28])-11&amp;&quot;,&quot;&quot;text&quot;&quot;:&quot;&quot;&quot;&amp;[.AL28]&amp;&quot;&quot;&quot;},&quot;;&quot;&quot;) &amp;IF([.AM28]&gt;0;&quot;{&quot;&quot;value&quot;&quot;:&quot;&amp;COLUMN([.AM28])-11&amp;&quot;,&quot;&quot;text&quot;&quot;:&quot;&quot;&quot;&amp;[.AM28]&amp;&quot;&quot;&quot;},&quot;;&quot;&quot;) &amp;IF([.AN28]&gt;0;&quot;{&quot;&quot;value&quot;&quot;:&quot;&amp;COLUMN([.AN28])-11&amp;&quot;,&quot;&quot;text&quot;&quot;:&quot;&quot;&quot;&amp;[.AN28]&amp;&quot;&quot;&quot;},&quot;;&quot;&quot;) &amp;IF([.AO28]&gt;0;&quot;{&quot;&quot;value&quot;&quot;:&quot;&amp;COLUMN([.AO28])-11&amp;&quot;,&quot;&quot;text&quot;&quot;:&quot;&quot;&quot;&amp;[.AO28]&amp;&quot;&quot;&quot;},&quot;;&quot;&quot;) &amp;IF([.AP28]&gt;0;&quot;{&quot;&quot;value&quot;&quot;:&quot;&amp;COLUMN([.AP28])-11&amp;&quot;,&quot;&quot;text&quot;&quot;:&quot;&quot;&quot;&amp;[.AP28]&amp;&quot;&quot;&quot;},&quot;;&quot;&quot;) &amp;IF([.AQ28]&gt;0;&quot;{&quot;&quot;value&quot;&quot;:&quot;&amp;COLUMN([.AQ28])-11&amp;&quot;,&quot;&quot;text&quot;&quot;:&quot;&quot;&quot;&amp;[.AQ28]&amp;&quot;&quot;&quot;},&quot;;&quot;&quot;) &amp;IF([.AR28]&gt;0;&quot;{&quot;&quot;value&quot;&quot;:&quot;&amp;COLUMN([.AR28])-11&amp;&quot;,&quot;&quot;text&quot;&quot;:&quot;&quot;&quot;&amp;[.AR28]&amp;&quot;&quot;&quot;},&quot;;&quot;&quot;) &amp;IF([.AS28]&gt;0;&quot;{&quot;&quot;value&quot;&quot;:&quot;&amp;COLUMN([.AS28])-11&amp;&quot;,&quot;&quot;text&quot;&quot;:&quot;&quot;&quot;&amp;[.AS28]&amp;&quot;&quot;&quot;},&quot;;&quot;&quot;) &amp;IF([.AT28]&gt;0;&quot;{&quot;&quot;value&quot;&quot;:&quot;&amp;COLUMN([.AT28])-11&amp;&quot;,&quot;&quot;text&quot;&quot;:&quot;&quot;&quot;&amp;[.AT28]&amp;&quot;&quot;&quot;},&quot;;&quot;&quot;) &amp;IF([.AU28]&gt;0;&quot;{&quot;&quot;value&quot;&quot;:&quot;&amp;COLUMN([.AU28])-11&amp;&quot;,&quot;&quot;text&quot;&quot;:&quot;&quot;&quot;&amp;[.AU28]&amp;&quot;&quot;&quot;},&quot;;&quot;&quot;)">
            <text:p/>
          </table:table-cell>
          <table:table-cell table:style-name="ce1" table:formula="of:=IF([.AV28]&gt;0;&quot;{&quot;&quot;value&quot;&quot;:&quot;&amp;COLUMN([.AV28])-11&amp;&quot;,&quot;&quot;text&quot;&quot;:&quot;&quot;&quot;&amp;[.AV28]&amp;&quot;&quot;&quot;},&quot;;&quot;&quot;) &amp;IF([.AW28]&gt;0;&quot;{&quot;&quot;value&quot;&quot;:&quot;&amp;COLUMN([.AW28])-11&amp;&quot;,&quot;&quot;text&quot;&quot;:&quot;&quot;&quot;&amp;[.AW28]&amp;&quot;&quot;&quot;},&quot;;&quot;&quot;) &amp;IF([.AX28]&gt;0;&quot;{&quot;&quot;value&quot;&quot;:&quot;&amp;COLUMN([.AX28])-11&amp;&quot;,&quot;&quot;text&quot;&quot;:&quot;&quot;&quot;&amp;[.AX28]&amp;&quot;&quot;&quot;},&quot;;&quot;&quot;) &amp;IF([.AY28]&gt;0;&quot;{&quot;&quot;value&quot;&quot;:&quot;&amp;COLUMN([.AY28])-11&amp;&quot;,&quot;&quot;text&quot;&quot;:&quot;&quot;&quot;&amp;[.AY28]&amp;&quot;&quot;&quot;},&quot;;&quot;&quot;) &amp;IF([.AZ28]&gt;0;&quot;{&quot;&quot;value&quot;&quot;:&quot;&amp;COLUMN([.AZ28])-11&amp;&quot;,&quot;&quot;text&quot;&quot;:&quot;&quot;&quot;&amp;[.AZ28]&amp;&quot;&quot;&quot;},&quot;;&quot;&quot;) &amp;IF([.BA28]&gt;0;&quot;{&quot;&quot;value&quot;&quot;:&quot;&amp;COLUMN([.BA28])-11&amp;&quot;,&quot;&quot;text&quot;&quot;:&quot;&quot;&quot;&amp;[.BA28]&amp;&quot;&quot;&quot;},&quot;;&quot;&quot;) &amp;IF([.BB28]&gt;0;&quot;{&quot;&quot;value&quot;&quot;:&quot;&amp;COLUMN([.BB28])-11&amp;&quot;,&quot;&quot;text&quot;&quot;:&quot;&quot;&quot;&amp;[.BB28]&amp;&quot;&quot;&quot;},&quot;;&quot;&quot;) &amp;IF([.BC28]&gt;0;&quot;{&quot;&quot;value&quot;&quot;:&quot;&amp;COLUMN([.BC28])-11&amp;&quot;,&quot;&quot;text&quot;&quot;:&quot;&quot;&quot;&amp;[.BC28]&amp;&quot;&quot;&quot;},&quot;;&quot;&quot;) &amp;IF([.BD28]&gt;0;&quot;{&quot;&quot;value&quot;&quot;:&quot;&amp;COLUMN([.BD28])-11&amp;&quot;,&quot;&quot;text&quot;&quot;:&quot;&quot;&quot;&amp;[.BD28]&amp;&quot;&quot;&quot;},&quot;;&quot;&quot;) &amp;IF([.BE28]&gt;0;&quot;{&quot;&quot;value&quot;&quot;:&quot;&amp;COLUMN([.BE28])-11&amp;&quot;,&quot;&quot;text&quot;&quot;:&quot;&quot;&quot;&amp;[.BE28]&amp;&quot;&quot;&quot;},&quot;;&quot;&quot;) &amp;IF([.BF28]&gt;0;&quot;{&quot;&quot;value&quot;&quot;:&quot;&amp;COLUMN([.BF28])-11&amp;&quot;,&quot;&quot;text&quot;&quot;:&quot;&quot;&quot;&amp;[.BF28]&amp;&quot;&quot;&quot;},&quot;;&quot;&quot;) &amp;IF([.BG28]&gt;0;&quot;{&quot;&quot;value&quot;&quot;:&quot;&amp;COLUMN([.BG28])-11&amp;&quot;,&quot;&quot;text&quot;&quot;:&quot;&quot;&quot;&amp;[.BG28]&amp;&quot;&quot;&quot;},&quot;;&quot;&quot;) &amp;IF([.BH28]&gt;0;&quot;{&quot;&quot;value&quot;&quot;:&quot;&amp;COLUMN([.BH28])-11&amp;&quot;,&quot;&quot;text&quot;&quot;:&quot;&quot;&quot;&amp;[.BH28]&amp;&quot;&quot;&quot;},&quot;;&quot;&quot;) &amp;IF([.BI28]&gt;0;&quot;{&quot;&quot;value&quot;&quot;:&quot;&amp;COLUMN([.BI28])-11&amp;&quot;,&quot;&quot;text&quot;&quot;:&quot;&quot;&quot;&amp;[.BI28]&amp;&quot;&quot;&quot;},&quot;;&quot;&quot;) &amp;IF([.BJ28]&gt;0;&quot;{&quot;&quot;value&quot;&quot;:&quot;&amp;COLUMN([.BJ28])-11&amp;&quot;,&quot;&quot;text&quot;&quot;:&quot;&quot;&quot;&amp;[.BJ28]&amp;&quot;&quot;&quot;},&quot;;&quot;&quot;) &amp;IF([.BK28]&gt;0;&quot;{&quot;&quot;value&quot;&quot;:&quot;&amp;COLUMN([.BK28])-11&amp;&quot;,&quot;&quot;text&quot;&quot;:&quot;&quot;&quot;&amp;[.BK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29]&amp;&quot;,&quot;&quot;ordinal&quot;&quot;:&quot;&amp;ROW()-2&amp;&quot;,&quot;&quot;required&quot;&quot;:&quot;&amp;[.E29]&amp;&quot;,&quot;&quot;category&quot;&quot;:&quot;&quot;&quot;&amp;[.F29]&amp;&quot;&quot;&quot;,&quot;&quot;info&quot;&quot;:&quot;&quot;&quot;&amp;[.J29]&amp;&quot;&quot;&quot;&quot;&amp;&quot;,&quot;&quot;skip&quot;&quot;:&quot;&quot;&quot;&amp;[.D29]&amp;&quot;&quot;&quot;&quot;&amp;&quot;,&quot;&quot;text&quot;&quot;:&quot;&quot;&quot;&amp;[.H29]&amp;&quot;&quot;&quot;&quot;&amp;&quot;,&quot;&quot;type&quot;&quot;:&quot;&quot;&quot;&amp;[.I29]&amp;&quot;&quot;&quot;&quot;&amp;&quot;,&quot;&quot;options&quot;&quot;:[&quot; &amp;IF([.K29]&gt;0;&quot;{&quot;&quot;value&quot;&quot;:&quot;&amp;COLUMN([.K29])-11&amp;&quot;,&quot;&quot;text&quot;&quot;:&quot;&quot;&quot;&amp;[.K29]&amp;&quot;&quot;&quot;},&quot;;&quot;&quot;) &amp;IF([.L29]&gt;0;&quot;{&quot;&quot;value&quot;&quot;:&quot;&amp;COLUMN([.L29])-11&amp;&quot;,&quot;&quot;text&quot;&quot;:&quot;&quot;&quot;&amp;[.L29]&amp;&quot;&quot;&quot;},&quot;;&quot;&quot;) &amp;IF([.M29]&gt;0;&quot;{&quot;&quot;value&quot;&quot;:&quot;&amp;COLUMN([.M29])-11&amp;&quot;,&quot;&quot;text&quot;&quot;:&quot;&quot;&quot;&amp;[.M29]&amp;&quot;&quot;&quot;},&quot;;&quot;&quot;) &amp;IF([.N29]&gt;0;&quot;{&quot;&quot;value&quot;&quot;:&quot;&amp;COLUMN([.N29])-11&amp;&quot;,&quot;&quot;text&quot;&quot;:&quot;&quot;&quot;&amp;[.N29]&amp;&quot;&quot;&quot;},&quot;;&quot;&quot;) &amp;IF([.O29]&gt;0;&quot;{&quot;&quot;value&quot;&quot;:&quot;&amp;COLUMN([.O29])-11&amp;&quot;,&quot;&quot;text&quot;&quot;:&quot;&quot;&quot;&amp;[.O29]&amp;&quot;&quot;&quot;},&quot;;&quot;&quot;) &amp;IF([.P29]&gt;0;&quot;{&quot;&quot;value&quot;&quot;:&quot;&amp;COLUMN([.P29])-11&amp;&quot;,&quot;&quot;text&quot;&quot;:&quot;&quot;&quot;&amp;[.P29]&amp;&quot;&quot;&quot;},&quot;;&quot;&quot;) &amp;IF([.Q29]&gt;0;&quot;{&quot;&quot;value&quot;&quot;:&quot;&amp;COLUMN([.Q29])-11&amp;&quot;,&quot;&quot;text&quot;&quot;:&quot;&quot;&quot;&amp;[.Q29]&amp;&quot;&quot;&quot;},&quot;;&quot;&quot;) &amp;IF([.R29]&gt;0;&quot;{&quot;&quot;value&quot;&quot;:&quot;&amp;COLUMN([.R29])-11&amp;&quot;,&quot;&quot;text&quot;&quot;:&quot;&quot;&quot;&amp;[.R29]&amp;&quot;&quot;&quot;},&quot;;&quot;&quot;) &amp;IF([.S29]&gt;0;&quot;{&quot;&quot;value&quot;&quot;:&quot;&amp;COLUMN([.S29])-11&amp;&quot;,&quot;&quot;text&quot;&quot;:&quot;&quot;&quot;&amp;[.S29]&amp;&quot;&quot;&quot;},&quot;;&quot;&quot;) &amp;IF([.T29]&gt;0;&quot;{&quot;&quot;value&quot;&quot;:&quot;&amp;COLUMN([.T29])-11&amp;&quot;,&quot;&quot;text&quot;&quot;:&quot;&quot;&quot;&amp;[.T29]&amp;&quot;&quot;&quot;},&quot;;&quot;&quot;) &amp;IF([.U29]&gt;0;&quot;{&quot;&quot;value&quot;&quot;:&quot;&amp;COLUMN([.U29])-11&amp;&quot;,&quot;&quot;text&quot;&quot;:&quot;&quot;&quot;&amp;[.U29]&amp;&quot;&quot;&quot;},&quot;;&quot;&quot;) &amp;IF([.V29]&gt;0;&quot;{&quot;&quot;value&quot;&quot;:&quot;&amp;COLUMN([.V29])-11&amp;&quot;,&quot;&quot;text&quot;&quot;:&quot;&quot;&quot;&amp;[.V29]&amp;&quot;&quot;&quot;},&quot;;&quot;&quot;) &amp;IF([.W29]&gt;0;&quot;{&quot;&quot;value&quot;&quot;:&quot;&amp;COLUMN([.W29])-11&amp;&quot;,&quot;&quot;text&quot;&quot;:&quot;&quot;&quot;&amp;[.W29]&amp;&quot;&quot;&quot;},&quot;;&quot;&quot;) &amp;IF([.X29]&gt;0;&quot;{&quot;&quot;value&quot;&quot;:&quot;&amp;COLUMN([.X29])-11&amp;&quot;,&quot;&quot;text&quot;&quot;:&quot;&quot;&quot;&amp;[.X29]&amp;&quot;&quot;&quot;},&quot;;&quot;&quot;) &amp;IF([.Y29]&gt;0;&quot;{&quot;&quot;value&quot;&quot;:&quot;&amp;COLUMN([.Y29])-11&amp;&quot;,&quot;&quot;text&quot;&quot;:&quot;&quot;&quot;&amp;[.Y29]&amp;&quot;&quot;&quot;},&quot;;&quot;&quot;) &amp;IF([.Z29]&gt;0;&quot;{&quot;&quot;value&quot;&quot;:&quot;&amp;COLUMN([.Z29])-11&amp;&quot;,&quot;&quot;text&quot;&quot;:&quot;&quot;&quot;&amp;[.Z29]&amp;&quot;&quot;&quot;},&quot;;&quot;&quot;) &amp;IF([.AA29]&gt;0;&quot;{&quot;&quot;value&quot;&quot;:&quot;&amp;COLUMN([.AA29])-11&amp;&quot;,&quot;&quot;text&quot;&quot;:&quot;&quot;&quot;&amp;[.AA29]&amp;&quot;&quot;&quot;},&quot;;&quot;&quot;)" office:value-type="string" office:string-value="{&quot;id&quot;:25,&quot;ordinal&quot;:27,&quot;required&quot;:0,&quot;category&quot;:&quot;Managing Your Blood Glucose When Being Active&quot;,&quot;info&quot;:&quot;null&quot;,&quot;skip&quot;:&quot;null&quot;,&quot;text&quot;:&quot;What would you do if your blood glucose levels went low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Wait for blood glucose levels to come back up then  carry on&quot;},{&quot;value&quot;:3,&quot;text&quot;:&quot;Have something to eat / drink containing carbohydrate&quot;},{&quot;value&quot;:4,&quot;text&quot;:&quot;Check my blood glucose levels afterwards to keep an eye on them&quot;},{&quot;value&quot;:5,&quot;text&quot;:&quot;Take less insulin&quot;},{&quot;value&quot;:6,&quot;text&quot;:&quot;TEXT_OTHER&quot;},">
            <text:p>{"id":25,"ordinal":27,"required":0,"category":"Managing Your Blood Glucose When Being Active","info":"null","skip":"null","text":"What would you do if your blood glucose levels went low during exercise or physical activity?","type":"MC","options":[{"value":0,"text":"Do nothing"},{"value":1,"text":"Check my blood glucose levels"},{"value":2,"text":"Wait for blood glucose levels to come back up then <text:s/>carry on"},{"value":3,"text":"Have something to eat / drink containing carbohydrate"},{"value":4,"text":"Check my blood glucose levels afterwards to keep an eye on them"},{"value":5,"text":"Take less insulin"},{"value":6,"text":"TEXT_OTHER"},</text:p>
          </table:table-cell>
          <table:table-cell table:style-name="ce2" table:formula="of:=IF([.AB29]&gt;0;&quot;{&quot;&quot;value&quot;&quot;:&quot;&amp;COLUMN([.AB29])-11&amp;&quot;,&quot;&quot;text&quot;&quot;:&quot;&quot;&quot;&amp;[.AB29]&amp;&quot;&quot;&quot;},&quot;;&quot;&quot;) &amp;IF([.AC29]&gt;0;&quot;{&quot;&quot;value&quot;&quot;:&quot;&amp;COLUMN([.AC29])-11&amp;&quot;,&quot;&quot;text&quot;&quot;:&quot;&quot;&quot;&amp;[.AC29]&amp;&quot;&quot;&quot;},&quot;;&quot;&quot;) &amp;IF([.AD29]&gt;0;&quot;{&quot;&quot;value&quot;&quot;:&quot;&amp;COLUMN([.AD29])-11&amp;&quot;,&quot;&quot;text&quot;&quot;:&quot;&quot;&quot;&amp;[.AD29]&amp;&quot;&quot;&quot;},&quot;;&quot;&quot;) &amp;IF([.AE29]&gt;0;&quot;{&quot;&quot;value&quot;&quot;:&quot;&amp;COLUMN([.AE29])-11&amp;&quot;,&quot;&quot;text&quot;&quot;:&quot;&quot;&quot;&amp;[.AE29]&amp;&quot;&quot;&quot;},&quot;;&quot;&quot;) &amp;IF([.AF29]&gt;0;&quot;{&quot;&quot;value&quot;&quot;:&quot;&amp;COLUMN([.AF29])-11&amp;&quot;,&quot;&quot;text&quot;&quot;:&quot;&quot;&quot;&amp;[.AF29]&amp;&quot;&quot;&quot;},&quot;;&quot;&quot;) &amp;IF([.AG29]&gt;0;&quot;{&quot;&quot;value&quot;&quot;:&quot;&amp;COLUMN([.AG29])-11&amp;&quot;,&quot;&quot;text&quot;&quot;:&quot;&quot;&quot;&amp;[.AG29]&amp;&quot;&quot;&quot;},&quot;;&quot;&quot;) &amp;IF([.AH29]&gt;0;&quot;{&quot;&quot;value&quot;&quot;:&quot;&amp;COLUMN([.AH29])-11&amp;&quot;,&quot;&quot;text&quot;&quot;:&quot;&quot;&quot;&amp;[.AH29]&amp;&quot;&quot;&quot;},&quot;;&quot;&quot;) &amp;IF([.AI29]&gt;0;&quot;{&quot;&quot;value&quot;&quot;:&quot;&amp;COLUMN([.AI29])-11&amp;&quot;,&quot;&quot;text&quot;&quot;:&quot;&quot;&quot;&amp;[.AI29]&amp;&quot;&quot;&quot;},&quot;;&quot;&quot;) &amp;IF([.AJ29]&gt;0;&quot;{&quot;&quot;value&quot;&quot;:&quot;&amp;COLUMN([.AJ29])-11&amp;&quot;,&quot;&quot;text&quot;&quot;:&quot;&quot;&quot;&amp;[.AJ29]&amp;&quot;&quot;&quot;},&quot;;&quot;&quot;) &amp;IF([.AK29]&gt;0;&quot;{&quot;&quot;value&quot;&quot;:&quot;&amp;COLUMN([.AK29])-11&amp;&quot;,&quot;&quot;text&quot;&quot;:&quot;&quot;&quot;&amp;[.AK29]&amp;&quot;&quot;&quot;},&quot;;&quot;&quot;) &amp;IF([.AL29]&gt;0;&quot;{&quot;&quot;value&quot;&quot;:&quot;&amp;COLUMN([.AL29])-11&amp;&quot;,&quot;&quot;text&quot;&quot;:&quot;&quot;&quot;&amp;[.AL29]&amp;&quot;&quot;&quot;},&quot;;&quot;&quot;) &amp;IF([.AM29]&gt;0;&quot;{&quot;&quot;value&quot;&quot;:&quot;&amp;COLUMN([.AM29])-11&amp;&quot;,&quot;&quot;text&quot;&quot;:&quot;&quot;&quot;&amp;[.AM29]&amp;&quot;&quot;&quot;},&quot;;&quot;&quot;) &amp;IF([.AN29]&gt;0;&quot;{&quot;&quot;value&quot;&quot;:&quot;&amp;COLUMN([.AN29])-11&amp;&quot;,&quot;&quot;text&quot;&quot;:&quot;&quot;&quot;&amp;[.AN29]&amp;&quot;&quot;&quot;},&quot;;&quot;&quot;) &amp;IF([.AO29]&gt;0;&quot;{&quot;&quot;value&quot;&quot;:&quot;&amp;COLUMN([.AO29])-11&amp;&quot;,&quot;&quot;text&quot;&quot;:&quot;&quot;&quot;&amp;[.AO29]&amp;&quot;&quot;&quot;},&quot;;&quot;&quot;) &amp;IF([.AP29]&gt;0;&quot;{&quot;&quot;value&quot;&quot;:&quot;&amp;COLUMN([.AP29])-11&amp;&quot;,&quot;&quot;text&quot;&quot;:&quot;&quot;&quot;&amp;[.AP29]&amp;&quot;&quot;&quot;},&quot;;&quot;&quot;) &amp;IF([.AQ29]&gt;0;&quot;{&quot;&quot;value&quot;&quot;:&quot;&amp;COLUMN([.AQ29])-11&amp;&quot;,&quot;&quot;text&quot;&quot;:&quot;&quot;&quot;&amp;[.AQ29]&amp;&quot;&quot;&quot;},&quot;;&quot;&quot;) &amp;IF([.AR29]&gt;0;&quot;{&quot;&quot;value&quot;&quot;:&quot;&amp;COLUMN([.AR29])-11&amp;&quot;,&quot;&quot;text&quot;&quot;:&quot;&quot;&quot;&amp;[.AR29]&amp;&quot;&quot;&quot;},&quot;;&quot;&quot;) &amp;IF([.AS29]&gt;0;&quot;{&quot;&quot;value&quot;&quot;:&quot;&amp;COLUMN([.AS29])-11&amp;&quot;,&quot;&quot;text&quot;&quot;:&quot;&quot;&quot;&amp;[.AS29]&amp;&quot;&quot;&quot;},&quot;;&quot;&quot;) &amp;IF([.AT29]&gt;0;&quot;{&quot;&quot;value&quot;&quot;:&quot;&amp;COLUMN([.AT29])-11&amp;&quot;,&quot;&quot;text&quot;&quot;:&quot;&quot;&quot;&amp;[.AT29]&amp;&quot;&quot;&quot;},&quot;;&quot;&quot;) &amp;IF([.AU29]&gt;0;&quot;{&quot;&quot;value&quot;&quot;:&quot;&amp;COLUMN([.AU29])-11&amp;&quot;,&quot;&quot;text&quot;&quot;:&quot;&quot;&quot;&amp;[.AU29]&amp;&quot;&quot;&quot;},&quot;;&quot;&quot;)">
            <text:p/>
          </table:table-cell>
          <table:table-cell table:style-name="ce1" table:formula="of:=IF([.AV29]&gt;0;&quot;{&quot;&quot;value&quot;&quot;:&quot;&amp;COLUMN([.AV29])-11&amp;&quot;,&quot;&quot;text&quot;&quot;:&quot;&quot;&quot;&amp;[.AV29]&amp;&quot;&quot;&quot;},&quot;;&quot;&quot;) &amp;IF([.AW29]&gt;0;&quot;{&quot;&quot;value&quot;&quot;:&quot;&amp;COLUMN([.AW29])-11&amp;&quot;,&quot;&quot;text&quot;&quot;:&quot;&quot;&quot;&amp;[.AW29]&amp;&quot;&quot;&quot;},&quot;;&quot;&quot;) &amp;IF([.AX29]&gt;0;&quot;{&quot;&quot;value&quot;&quot;:&quot;&amp;COLUMN([.AX29])-11&amp;&quot;,&quot;&quot;text&quot;&quot;:&quot;&quot;&quot;&amp;[.AX29]&amp;&quot;&quot;&quot;},&quot;;&quot;&quot;) &amp;IF([.AY29]&gt;0;&quot;{&quot;&quot;value&quot;&quot;:&quot;&amp;COLUMN([.AY29])-11&amp;&quot;,&quot;&quot;text&quot;&quot;:&quot;&quot;&quot;&amp;[.AY29]&amp;&quot;&quot;&quot;},&quot;;&quot;&quot;) &amp;IF([.AZ29]&gt;0;&quot;{&quot;&quot;value&quot;&quot;:&quot;&amp;COLUMN([.AZ29])-11&amp;&quot;,&quot;&quot;text&quot;&quot;:&quot;&quot;&quot;&amp;[.AZ29]&amp;&quot;&quot;&quot;},&quot;;&quot;&quot;) &amp;IF([.BA29]&gt;0;&quot;{&quot;&quot;value&quot;&quot;:&quot;&amp;COLUMN([.BA29])-11&amp;&quot;,&quot;&quot;text&quot;&quot;:&quot;&quot;&quot;&amp;[.BA29]&amp;&quot;&quot;&quot;},&quot;;&quot;&quot;) &amp;IF([.BB29]&gt;0;&quot;{&quot;&quot;value&quot;&quot;:&quot;&amp;COLUMN([.BB29])-11&amp;&quot;,&quot;&quot;text&quot;&quot;:&quot;&quot;&quot;&amp;[.BB29]&amp;&quot;&quot;&quot;},&quot;;&quot;&quot;) &amp;IF([.BC29]&gt;0;&quot;{&quot;&quot;value&quot;&quot;:&quot;&amp;COLUMN([.BC29])-11&amp;&quot;,&quot;&quot;text&quot;&quot;:&quot;&quot;&quot;&amp;[.BC29]&amp;&quot;&quot;&quot;},&quot;;&quot;&quot;) &amp;IF([.BD29]&gt;0;&quot;{&quot;&quot;value&quot;&quot;:&quot;&amp;COLUMN([.BD29])-11&amp;&quot;,&quot;&quot;text&quot;&quot;:&quot;&quot;&quot;&amp;[.BD29]&amp;&quot;&quot;&quot;},&quot;;&quot;&quot;) &amp;IF([.BE29]&gt;0;&quot;{&quot;&quot;value&quot;&quot;:&quot;&amp;COLUMN([.BE29])-11&amp;&quot;,&quot;&quot;text&quot;&quot;:&quot;&quot;&quot;&amp;[.BE29]&amp;&quot;&quot;&quot;},&quot;;&quot;&quot;) &amp;IF([.BF29]&gt;0;&quot;{&quot;&quot;value&quot;&quot;:&quot;&amp;COLUMN([.BF29])-11&amp;&quot;,&quot;&quot;text&quot;&quot;:&quot;&quot;&quot;&amp;[.BF29]&amp;&quot;&quot;&quot;},&quot;;&quot;&quot;) &amp;IF([.BG29]&gt;0;&quot;{&quot;&quot;value&quot;&quot;:&quot;&amp;COLUMN([.BG29])-11&amp;&quot;,&quot;&quot;text&quot;&quot;:&quot;&quot;&quot;&amp;[.BG29]&amp;&quot;&quot;&quot;},&quot;;&quot;&quot;) &amp;IF([.BH29]&gt;0;&quot;{&quot;&quot;value&quot;&quot;:&quot;&amp;COLUMN([.BH29])-11&amp;&quot;,&quot;&quot;text&quot;&quot;:&quot;&quot;&quot;&amp;[.BH29]&amp;&quot;&quot;&quot;},&quot;;&quot;&quot;) &amp;IF([.BI29]&gt;0;&quot;{&quot;&quot;value&quot;&quot;:&quot;&amp;COLUMN([.BI29])-11&amp;&quot;,&quot;&quot;text&quot;&quot;:&quot;&quot;&quot;&amp;[.BI29]&amp;&quot;&quot;&quot;},&quot;;&quot;&quot;) &amp;IF([.BJ29]&gt;0;&quot;{&quot;&quot;value&quot;&quot;:&quot;&amp;COLUMN([.BJ29])-11&amp;&quot;,&quot;&quot;text&quot;&quot;:&quot;&quot;&quot;&amp;[.BJ29]&amp;&quot;&quot;&quot;},&quot;;&quot;&quot;) &amp;IF([.BK29]&gt;0;&quot;{&quot;&quot;value&quot;&quot;:&quot;&amp;COLUMN([.BK29])-11&amp;&quot;,&quot;&quot;text&quot;&quot;:&quot;&quot;&quot;&amp;[.BK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30]&amp;&quot;,&quot;&quot;ordinal&quot;&quot;:&quot;&amp;ROW()-2&amp;&quot;,&quot;&quot;required&quot;&quot;:&quot;&amp;[.E30]&amp;&quot;,&quot;&quot;category&quot;&quot;:&quot;&quot;&quot;&amp;[.F30]&amp;&quot;&quot;&quot;,&quot;&quot;info&quot;&quot;:&quot;&quot;&quot;&amp;[.J30]&amp;&quot;&quot;&quot;&quot;&amp;&quot;,&quot;&quot;skip&quot;&quot;:&quot;&quot;&quot;&amp;[.D30]&amp;&quot;&quot;&quot;&quot;&amp;&quot;,&quot;&quot;text&quot;&quot;:&quot;&quot;&quot;&amp;[.H30]&amp;&quot;&quot;&quot;&quot;&amp;&quot;,&quot;&quot;type&quot;&quot;:&quot;&quot;&quot;&amp;[.I30]&amp;&quot;&quot;&quot;&quot;&amp;&quot;,&quot;&quot;options&quot;&quot;:[&quot; &amp;IF([.K30]&gt;0;&quot;{&quot;&quot;value&quot;&quot;:&quot;&amp;COLUMN([.K30])-11&amp;&quot;,&quot;&quot;text&quot;&quot;:&quot;&quot;&quot;&amp;[.K30]&amp;&quot;&quot;&quot;},&quot;;&quot;&quot;) &amp;IF([.L30]&gt;0;&quot;{&quot;&quot;value&quot;&quot;:&quot;&amp;COLUMN([.L30])-11&amp;&quot;,&quot;&quot;text&quot;&quot;:&quot;&quot;&quot;&amp;[.L30]&amp;&quot;&quot;&quot;},&quot;;&quot;&quot;) &amp;IF([.M30]&gt;0;&quot;{&quot;&quot;value&quot;&quot;:&quot;&amp;COLUMN([.M30])-11&amp;&quot;,&quot;&quot;text&quot;&quot;:&quot;&quot;&quot;&amp;[.M30]&amp;&quot;&quot;&quot;},&quot;;&quot;&quot;) &amp;IF([.N30]&gt;0;&quot;{&quot;&quot;value&quot;&quot;:&quot;&amp;COLUMN([.N30])-11&amp;&quot;,&quot;&quot;text&quot;&quot;:&quot;&quot;&quot;&amp;[.N30]&amp;&quot;&quot;&quot;},&quot;;&quot;&quot;) &amp;IF([.O30]&gt;0;&quot;{&quot;&quot;value&quot;&quot;:&quot;&amp;COLUMN([.O30])-11&amp;&quot;,&quot;&quot;text&quot;&quot;:&quot;&quot;&quot;&amp;[.O30]&amp;&quot;&quot;&quot;},&quot;;&quot;&quot;) &amp;IF([.P30]&gt;0;&quot;{&quot;&quot;value&quot;&quot;:&quot;&amp;COLUMN([.P30])-11&amp;&quot;,&quot;&quot;text&quot;&quot;:&quot;&quot;&quot;&amp;[.P30]&amp;&quot;&quot;&quot;},&quot;;&quot;&quot;) &amp;IF([.Q30]&gt;0;&quot;{&quot;&quot;value&quot;&quot;:&quot;&amp;COLUMN([.Q30])-11&amp;&quot;,&quot;&quot;text&quot;&quot;:&quot;&quot;&quot;&amp;[.Q30]&amp;&quot;&quot;&quot;},&quot;;&quot;&quot;) &amp;IF([.R30]&gt;0;&quot;{&quot;&quot;value&quot;&quot;:&quot;&amp;COLUMN([.R30])-11&amp;&quot;,&quot;&quot;text&quot;&quot;:&quot;&quot;&quot;&amp;[.R30]&amp;&quot;&quot;&quot;},&quot;;&quot;&quot;) &amp;IF([.S30]&gt;0;&quot;{&quot;&quot;value&quot;&quot;:&quot;&amp;COLUMN([.S30])-11&amp;&quot;,&quot;&quot;text&quot;&quot;:&quot;&quot;&quot;&amp;[.S30]&amp;&quot;&quot;&quot;},&quot;;&quot;&quot;) &amp;IF([.T30]&gt;0;&quot;{&quot;&quot;value&quot;&quot;:&quot;&amp;COLUMN([.T30])-11&amp;&quot;,&quot;&quot;text&quot;&quot;:&quot;&quot;&quot;&amp;[.T30]&amp;&quot;&quot;&quot;},&quot;;&quot;&quot;) &amp;IF([.U30]&gt;0;&quot;{&quot;&quot;value&quot;&quot;:&quot;&amp;COLUMN([.U30])-11&amp;&quot;,&quot;&quot;text&quot;&quot;:&quot;&quot;&quot;&amp;[.U30]&amp;&quot;&quot;&quot;},&quot;;&quot;&quot;) &amp;IF([.V30]&gt;0;&quot;{&quot;&quot;value&quot;&quot;:&quot;&amp;COLUMN([.V30])-11&amp;&quot;,&quot;&quot;text&quot;&quot;:&quot;&quot;&quot;&amp;[.V30]&amp;&quot;&quot;&quot;},&quot;;&quot;&quot;) &amp;IF([.W30]&gt;0;&quot;{&quot;&quot;value&quot;&quot;:&quot;&amp;COLUMN([.W30])-11&amp;&quot;,&quot;&quot;text&quot;&quot;:&quot;&quot;&quot;&amp;[.W30]&amp;&quot;&quot;&quot;},&quot;;&quot;&quot;) &amp;IF([.X30]&gt;0;&quot;{&quot;&quot;value&quot;&quot;:&quot;&amp;COLUMN([.X30])-11&amp;&quot;,&quot;&quot;text&quot;&quot;:&quot;&quot;&quot;&amp;[.X30]&amp;&quot;&quot;&quot;},&quot;;&quot;&quot;) &amp;IF([.Y30]&gt;0;&quot;{&quot;&quot;value&quot;&quot;:&quot;&amp;COLUMN([.Y30])-11&amp;&quot;,&quot;&quot;text&quot;&quot;:&quot;&quot;&quot;&amp;[.Y30]&amp;&quot;&quot;&quot;},&quot;;&quot;&quot;) &amp;IF([.Z30]&gt;0;&quot;{&quot;&quot;value&quot;&quot;:&quot;&amp;COLUMN([.Z30])-11&amp;&quot;,&quot;&quot;text&quot;&quot;:&quot;&quot;&quot;&amp;[.Z30]&amp;&quot;&quot;&quot;},&quot;;&quot;&quot;) &amp;IF([.AA30]&gt;0;&quot;{&quot;&quot;value&quot;&quot;:&quot;&amp;COLUMN([.AA30])-11&amp;&quot;,&quot;&quot;text&quot;&quot;:&quot;&quot;&quot;&amp;[.AA30]&amp;&quot;&quot;&quot;},&quot;;&quot;&quot;)" office:value-type="string" office:string-value="{&quot;id&quot;:26,&quot;ordinal&quot;:28,&quot;required&quot;:0,&quot;category&quot;:&quot;Managing Your Blood Glucose When Being Active&quot;,&quot;info&quot;:&quot;null&quot;,&quot;skip&quot;:&quot;null&quot;,&quot;text&quot;:&quot;Which of the following would you do BEFORE exercise and / or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Depending on my blood glucose level&quot;},{&quot;value&quot;:6,&quot;text&quot;:&quot; eat / drink something  containing carbohydrate&quot;},{&quot;value&quot;:7,&quot;text&quot;:&quot;None of the above&quot;},{&quot;value&quot;:8,&quot;text&quot;:&quot;TEXT_OTHER&quot;},">
            <text:p>{"id":26,"ordinal":28,"required":0,"category":"Managing Your Blood Glucose When Being Active","info":"null","skip":"null","text":"Which of the following would you do BEFORE exercise and / or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Depending on my blood glucose level"},{"value":6,"text":" eat / drink something <text:s/>containing carbohydrate"},{"value":7,"text":"None of the above"},{"value":8,"text":"TEXT_OTHER"},</text:p>
          </table:table-cell>
          <table:table-cell table:style-name="ce2" table:formula="of:=IF([.AB30]&gt;0;&quot;{&quot;&quot;value&quot;&quot;:&quot;&amp;COLUMN([.AB30])-11&amp;&quot;,&quot;&quot;text&quot;&quot;:&quot;&quot;&quot;&amp;[.AB30]&amp;&quot;&quot;&quot;},&quot;;&quot;&quot;) &amp;IF([.AC30]&gt;0;&quot;{&quot;&quot;value&quot;&quot;:&quot;&amp;COLUMN([.AC30])-11&amp;&quot;,&quot;&quot;text&quot;&quot;:&quot;&quot;&quot;&amp;[.AC30]&amp;&quot;&quot;&quot;},&quot;;&quot;&quot;) &amp;IF([.AD30]&gt;0;&quot;{&quot;&quot;value&quot;&quot;:&quot;&amp;COLUMN([.AD30])-11&amp;&quot;,&quot;&quot;text&quot;&quot;:&quot;&quot;&quot;&amp;[.AD30]&amp;&quot;&quot;&quot;},&quot;;&quot;&quot;) &amp;IF([.AE30]&gt;0;&quot;{&quot;&quot;value&quot;&quot;:&quot;&amp;COLUMN([.AE30])-11&amp;&quot;,&quot;&quot;text&quot;&quot;:&quot;&quot;&quot;&amp;[.AE30]&amp;&quot;&quot;&quot;},&quot;;&quot;&quot;) &amp;IF([.AF30]&gt;0;&quot;{&quot;&quot;value&quot;&quot;:&quot;&amp;COLUMN([.AF30])-11&amp;&quot;,&quot;&quot;text&quot;&quot;:&quot;&quot;&quot;&amp;[.AF30]&amp;&quot;&quot;&quot;},&quot;;&quot;&quot;) &amp;IF([.AG30]&gt;0;&quot;{&quot;&quot;value&quot;&quot;:&quot;&amp;COLUMN([.AG30])-11&amp;&quot;,&quot;&quot;text&quot;&quot;:&quot;&quot;&quot;&amp;[.AG30]&amp;&quot;&quot;&quot;},&quot;;&quot;&quot;) &amp;IF([.AH30]&gt;0;&quot;{&quot;&quot;value&quot;&quot;:&quot;&amp;COLUMN([.AH30])-11&amp;&quot;,&quot;&quot;text&quot;&quot;:&quot;&quot;&quot;&amp;[.AH30]&amp;&quot;&quot;&quot;},&quot;;&quot;&quot;) &amp;IF([.AI30]&gt;0;&quot;{&quot;&quot;value&quot;&quot;:&quot;&amp;COLUMN([.AI30])-11&amp;&quot;,&quot;&quot;text&quot;&quot;:&quot;&quot;&quot;&amp;[.AI30]&amp;&quot;&quot;&quot;},&quot;;&quot;&quot;) &amp;IF([.AJ30]&gt;0;&quot;{&quot;&quot;value&quot;&quot;:&quot;&amp;COLUMN([.AJ30])-11&amp;&quot;,&quot;&quot;text&quot;&quot;:&quot;&quot;&quot;&amp;[.AJ30]&amp;&quot;&quot;&quot;},&quot;;&quot;&quot;) &amp;IF([.AK30]&gt;0;&quot;{&quot;&quot;value&quot;&quot;:&quot;&amp;COLUMN([.AK30])-11&amp;&quot;,&quot;&quot;text&quot;&quot;:&quot;&quot;&quot;&amp;[.AK30]&amp;&quot;&quot;&quot;},&quot;;&quot;&quot;) &amp;IF([.AL30]&gt;0;&quot;{&quot;&quot;value&quot;&quot;:&quot;&amp;COLUMN([.AL30])-11&amp;&quot;,&quot;&quot;text&quot;&quot;:&quot;&quot;&quot;&amp;[.AL30]&amp;&quot;&quot;&quot;},&quot;;&quot;&quot;) &amp;IF([.AM30]&gt;0;&quot;{&quot;&quot;value&quot;&quot;:&quot;&amp;COLUMN([.AM30])-11&amp;&quot;,&quot;&quot;text&quot;&quot;:&quot;&quot;&quot;&amp;[.AM30]&amp;&quot;&quot;&quot;},&quot;;&quot;&quot;) &amp;IF([.AN30]&gt;0;&quot;{&quot;&quot;value&quot;&quot;:&quot;&amp;COLUMN([.AN30])-11&amp;&quot;,&quot;&quot;text&quot;&quot;:&quot;&quot;&quot;&amp;[.AN30]&amp;&quot;&quot;&quot;},&quot;;&quot;&quot;) &amp;IF([.AO30]&gt;0;&quot;{&quot;&quot;value&quot;&quot;:&quot;&amp;COLUMN([.AO30])-11&amp;&quot;,&quot;&quot;text&quot;&quot;:&quot;&quot;&quot;&amp;[.AO30]&amp;&quot;&quot;&quot;},&quot;;&quot;&quot;) &amp;IF([.AP30]&gt;0;&quot;{&quot;&quot;value&quot;&quot;:&quot;&amp;COLUMN([.AP30])-11&amp;&quot;,&quot;&quot;text&quot;&quot;:&quot;&quot;&quot;&amp;[.AP30]&amp;&quot;&quot;&quot;},&quot;;&quot;&quot;) &amp;IF([.AQ30]&gt;0;&quot;{&quot;&quot;value&quot;&quot;:&quot;&amp;COLUMN([.AQ30])-11&amp;&quot;,&quot;&quot;text&quot;&quot;:&quot;&quot;&quot;&amp;[.AQ30]&amp;&quot;&quot;&quot;},&quot;;&quot;&quot;) &amp;IF([.AR30]&gt;0;&quot;{&quot;&quot;value&quot;&quot;:&quot;&amp;COLUMN([.AR30])-11&amp;&quot;,&quot;&quot;text&quot;&quot;:&quot;&quot;&quot;&amp;[.AR30]&amp;&quot;&quot;&quot;},&quot;;&quot;&quot;) &amp;IF([.AS30]&gt;0;&quot;{&quot;&quot;value&quot;&quot;:&quot;&amp;COLUMN([.AS30])-11&amp;&quot;,&quot;&quot;text&quot;&quot;:&quot;&quot;&quot;&amp;[.AS30]&amp;&quot;&quot;&quot;},&quot;;&quot;&quot;) &amp;IF([.AT30]&gt;0;&quot;{&quot;&quot;value&quot;&quot;:&quot;&amp;COLUMN([.AT30])-11&amp;&quot;,&quot;&quot;text&quot;&quot;:&quot;&quot;&quot;&amp;[.AT30]&amp;&quot;&quot;&quot;},&quot;;&quot;&quot;) &amp;IF([.AU30]&gt;0;&quot;{&quot;&quot;value&quot;&quot;:&quot;&amp;COLUMN([.AU30])-11&amp;&quot;,&quot;&quot;text&quot;&quot;:&quot;&quot;&quot;&amp;[.AU30]&amp;&quot;&quot;&quot;},&quot;;&quot;&quot;)">
            <text:p/>
          </table:table-cell>
          <table:table-cell table:style-name="ce1" table:formula="of:=IF([.AV30]&gt;0;&quot;{&quot;&quot;value&quot;&quot;:&quot;&amp;COLUMN([.AV30])-11&amp;&quot;,&quot;&quot;text&quot;&quot;:&quot;&quot;&quot;&amp;[.AV30]&amp;&quot;&quot;&quot;},&quot;;&quot;&quot;) &amp;IF([.AW30]&gt;0;&quot;{&quot;&quot;value&quot;&quot;:&quot;&amp;COLUMN([.AW30])-11&amp;&quot;,&quot;&quot;text&quot;&quot;:&quot;&quot;&quot;&amp;[.AW30]&amp;&quot;&quot;&quot;},&quot;;&quot;&quot;) &amp;IF([.AX30]&gt;0;&quot;{&quot;&quot;value&quot;&quot;:&quot;&amp;COLUMN([.AX30])-11&amp;&quot;,&quot;&quot;text&quot;&quot;:&quot;&quot;&quot;&amp;[.AX30]&amp;&quot;&quot;&quot;},&quot;;&quot;&quot;) &amp;IF([.AY30]&gt;0;&quot;{&quot;&quot;value&quot;&quot;:&quot;&amp;COLUMN([.AY30])-11&amp;&quot;,&quot;&quot;text&quot;&quot;:&quot;&quot;&quot;&amp;[.AY30]&amp;&quot;&quot;&quot;},&quot;;&quot;&quot;) &amp;IF([.AZ30]&gt;0;&quot;{&quot;&quot;value&quot;&quot;:&quot;&amp;COLUMN([.AZ30])-11&amp;&quot;,&quot;&quot;text&quot;&quot;:&quot;&quot;&quot;&amp;[.AZ30]&amp;&quot;&quot;&quot;},&quot;;&quot;&quot;) &amp;IF([.BA30]&gt;0;&quot;{&quot;&quot;value&quot;&quot;:&quot;&amp;COLUMN([.BA30])-11&amp;&quot;,&quot;&quot;text&quot;&quot;:&quot;&quot;&quot;&amp;[.BA30]&amp;&quot;&quot;&quot;},&quot;;&quot;&quot;) &amp;IF([.BB30]&gt;0;&quot;{&quot;&quot;value&quot;&quot;:&quot;&amp;COLUMN([.BB30])-11&amp;&quot;,&quot;&quot;text&quot;&quot;:&quot;&quot;&quot;&amp;[.BB30]&amp;&quot;&quot;&quot;},&quot;;&quot;&quot;) &amp;IF([.BC30]&gt;0;&quot;{&quot;&quot;value&quot;&quot;:&quot;&amp;COLUMN([.BC30])-11&amp;&quot;,&quot;&quot;text&quot;&quot;:&quot;&quot;&quot;&amp;[.BC30]&amp;&quot;&quot;&quot;},&quot;;&quot;&quot;) &amp;IF([.BD30]&gt;0;&quot;{&quot;&quot;value&quot;&quot;:&quot;&amp;COLUMN([.BD30])-11&amp;&quot;,&quot;&quot;text&quot;&quot;:&quot;&quot;&quot;&amp;[.BD30]&amp;&quot;&quot;&quot;},&quot;;&quot;&quot;) &amp;IF([.BE30]&gt;0;&quot;{&quot;&quot;value&quot;&quot;:&quot;&amp;COLUMN([.BE30])-11&amp;&quot;,&quot;&quot;text&quot;&quot;:&quot;&quot;&quot;&amp;[.BE30]&amp;&quot;&quot;&quot;},&quot;;&quot;&quot;) &amp;IF([.BF30]&gt;0;&quot;{&quot;&quot;value&quot;&quot;:&quot;&amp;COLUMN([.BF30])-11&amp;&quot;,&quot;&quot;text&quot;&quot;:&quot;&quot;&quot;&amp;[.BF30]&amp;&quot;&quot;&quot;},&quot;;&quot;&quot;) &amp;IF([.BG30]&gt;0;&quot;{&quot;&quot;value&quot;&quot;:&quot;&amp;COLUMN([.BG30])-11&amp;&quot;,&quot;&quot;text&quot;&quot;:&quot;&quot;&quot;&amp;[.BG30]&amp;&quot;&quot;&quot;},&quot;;&quot;&quot;) &amp;IF([.BH30]&gt;0;&quot;{&quot;&quot;value&quot;&quot;:&quot;&amp;COLUMN([.BH30])-11&amp;&quot;,&quot;&quot;text&quot;&quot;:&quot;&quot;&quot;&amp;[.BH30]&amp;&quot;&quot;&quot;},&quot;;&quot;&quot;) &amp;IF([.BI30]&gt;0;&quot;{&quot;&quot;value&quot;&quot;:&quot;&amp;COLUMN([.BI30])-11&amp;&quot;,&quot;&quot;text&quot;&quot;:&quot;&quot;&quot;&amp;[.BI30]&amp;&quot;&quot;&quot;},&quot;;&quot;&quot;) &amp;IF([.BJ30]&gt;0;&quot;{&quot;&quot;value&quot;&quot;:&quot;&amp;COLUMN([.BJ30])-11&amp;&quot;,&quot;&quot;text&quot;&quot;:&quot;&quot;&quot;&amp;[.BJ30]&amp;&quot;&quot;&quot;},&quot;;&quot;&quot;) &amp;IF([.BK30]&gt;0;&quot;{&quot;&quot;value&quot;&quot;:&quot;&amp;COLUMN([.BK30])-11&amp;&quot;,&quot;&quot;text&quot;&quot;:&quot;&quot;&quot;&amp;[.BK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</text:p>
          </table:table-cell>
          <table:table-cell office:value-type="string">
            <text:p><text:s/>eat / drink something <text:s/>containing carbohydrat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31]&amp;&quot;,&quot;&quot;ordinal&quot;&quot;:&quot;&amp;ROW()-2&amp;&quot;,&quot;&quot;required&quot;&quot;:&quot;&amp;[.E31]&amp;&quot;,&quot;&quot;category&quot;&quot;:&quot;&quot;&quot;&amp;[.F31]&amp;&quot;&quot;&quot;,&quot;&quot;info&quot;&quot;:&quot;&quot;&quot;&amp;[.J31]&amp;&quot;&quot;&quot;&quot;&amp;&quot;,&quot;&quot;skip&quot;&quot;:&quot;&quot;&quot;&amp;[.D31]&amp;&quot;&quot;&quot;&quot;&amp;&quot;,&quot;&quot;text&quot;&quot;:&quot;&quot;&quot;&amp;[.H31]&amp;&quot;&quot;&quot;&quot;&amp;&quot;,&quot;&quot;type&quot;&quot;:&quot;&quot;&quot;&amp;[.I31]&amp;&quot;&quot;&quot;&quot;&amp;&quot;,&quot;&quot;options&quot;&quot;:[&quot; &amp;IF([.K31]&gt;0;&quot;{&quot;&quot;value&quot;&quot;:&quot;&amp;COLUMN([.K31])-11&amp;&quot;,&quot;&quot;text&quot;&quot;:&quot;&quot;&quot;&amp;[.K31]&amp;&quot;&quot;&quot;},&quot;;&quot;&quot;) &amp;IF([.L31]&gt;0;&quot;{&quot;&quot;value&quot;&quot;:&quot;&amp;COLUMN([.L31])-11&amp;&quot;,&quot;&quot;text&quot;&quot;:&quot;&quot;&quot;&amp;[.L31]&amp;&quot;&quot;&quot;},&quot;;&quot;&quot;) &amp;IF([.M31]&gt;0;&quot;{&quot;&quot;value&quot;&quot;:&quot;&amp;COLUMN([.M31])-11&amp;&quot;,&quot;&quot;text&quot;&quot;:&quot;&quot;&quot;&amp;[.M31]&amp;&quot;&quot;&quot;},&quot;;&quot;&quot;) &amp;IF([.N31]&gt;0;&quot;{&quot;&quot;value&quot;&quot;:&quot;&amp;COLUMN([.N31])-11&amp;&quot;,&quot;&quot;text&quot;&quot;:&quot;&quot;&quot;&amp;[.N31]&amp;&quot;&quot;&quot;},&quot;;&quot;&quot;) &amp;IF([.O31]&gt;0;&quot;{&quot;&quot;value&quot;&quot;:&quot;&amp;COLUMN([.O31])-11&amp;&quot;,&quot;&quot;text&quot;&quot;:&quot;&quot;&quot;&amp;[.O31]&amp;&quot;&quot;&quot;},&quot;;&quot;&quot;) &amp;IF([.P31]&gt;0;&quot;{&quot;&quot;value&quot;&quot;:&quot;&amp;COLUMN([.P31])-11&amp;&quot;,&quot;&quot;text&quot;&quot;:&quot;&quot;&quot;&amp;[.P31]&amp;&quot;&quot;&quot;},&quot;;&quot;&quot;) &amp;IF([.Q31]&gt;0;&quot;{&quot;&quot;value&quot;&quot;:&quot;&amp;COLUMN([.Q31])-11&amp;&quot;,&quot;&quot;text&quot;&quot;:&quot;&quot;&quot;&amp;[.Q31]&amp;&quot;&quot;&quot;},&quot;;&quot;&quot;) &amp;IF([.R31]&gt;0;&quot;{&quot;&quot;value&quot;&quot;:&quot;&amp;COLUMN([.R31])-11&amp;&quot;,&quot;&quot;text&quot;&quot;:&quot;&quot;&quot;&amp;[.R31]&amp;&quot;&quot;&quot;},&quot;;&quot;&quot;) &amp;IF([.S31]&gt;0;&quot;{&quot;&quot;value&quot;&quot;:&quot;&amp;COLUMN([.S31])-11&amp;&quot;,&quot;&quot;text&quot;&quot;:&quot;&quot;&quot;&amp;[.S31]&amp;&quot;&quot;&quot;},&quot;;&quot;&quot;) &amp;IF([.T31]&gt;0;&quot;{&quot;&quot;value&quot;&quot;:&quot;&amp;COLUMN([.T31])-11&amp;&quot;,&quot;&quot;text&quot;&quot;:&quot;&quot;&quot;&amp;[.T31]&amp;&quot;&quot;&quot;},&quot;;&quot;&quot;) &amp;IF([.U31]&gt;0;&quot;{&quot;&quot;value&quot;&quot;:&quot;&amp;COLUMN([.U31])-11&amp;&quot;,&quot;&quot;text&quot;&quot;:&quot;&quot;&quot;&amp;[.U31]&amp;&quot;&quot;&quot;},&quot;;&quot;&quot;) &amp;IF([.V31]&gt;0;&quot;{&quot;&quot;value&quot;&quot;:&quot;&amp;COLUMN([.V31])-11&amp;&quot;,&quot;&quot;text&quot;&quot;:&quot;&quot;&quot;&amp;[.V31]&amp;&quot;&quot;&quot;},&quot;;&quot;&quot;) &amp;IF([.W31]&gt;0;&quot;{&quot;&quot;value&quot;&quot;:&quot;&amp;COLUMN([.W31])-11&amp;&quot;,&quot;&quot;text&quot;&quot;:&quot;&quot;&quot;&amp;[.W31]&amp;&quot;&quot;&quot;},&quot;;&quot;&quot;) &amp;IF([.X31]&gt;0;&quot;{&quot;&quot;value&quot;&quot;:&quot;&amp;COLUMN([.X31])-11&amp;&quot;,&quot;&quot;text&quot;&quot;:&quot;&quot;&quot;&amp;[.X31]&amp;&quot;&quot;&quot;},&quot;;&quot;&quot;) &amp;IF([.Y31]&gt;0;&quot;{&quot;&quot;value&quot;&quot;:&quot;&amp;COLUMN([.Y31])-11&amp;&quot;,&quot;&quot;text&quot;&quot;:&quot;&quot;&quot;&amp;[.Y31]&amp;&quot;&quot;&quot;},&quot;;&quot;&quot;) &amp;IF([.Z31]&gt;0;&quot;{&quot;&quot;value&quot;&quot;:&quot;&amp;COLUMN([.Z31])-11&amp;&quot;,&quot;&quot;text&quot;&quot;:&quot;&quot;&quot;&amp;[.Z31]&amp;&quot;&quot;&quot;},&quot;;&quot;&quot;) &amp;IF([.AA31]&gt;0;&quot;{&quot;&quot;value&quot;&quot;:&quot;&amp;COLUMN([.AA31])-11&amp;&quot;,&quot;&quot;text&quot;&quot;:&quot;&quot;&quot;&amp;[.AA31]&amp;&quot;&quot;&quot;},&quot;;&quot;&quot;)" office:value-type="string" office:string-value="{&quot;id&quot;:27,&quot;ordinal&quot;:29,&quot;required&quot;:0,&quot;category&quot;:&quot;Managing Your Blood Glucose When Being Active&quot;,&quot;info&quot;:&quot;null&quot;,&quot;skip&quot;:&quot;null&quot;,&quot;text&quot;:&quot;Which of the following would you do AFTER exercise and / or taking part in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Eat / drink something containing carbohydrate&quot;},{&quot;value&quot;:6,&quot;text&quot;:&quot;Watch out for my blood glucose levels falling later in the day&quot;},{&quot;value&quot;:7,&quot;text&quot;:&quot;None of the above&quot;},{&quot;value&quot;:8,&quot;text&quot;:&quot;TEXT_OTHER&quot;},">
            <text:p>{"id":27,"ordinal":29,"required":0,"category":"Managing Your Blood Glucose When Being Active","info":"null","skip":"null","text":"Which of the following would you do AFTER exercise and / or taking part in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Eat / drink something containing carbohydrate"},{"value":6,"text":"Watch out for my blood glucose levels falling later in the day"},{"value":7,"text":"None of the above"},{"value":8,"text":"TEXT_OTHER"},</text:p>
          </table:table-cell>
          <table:table-cell table:style-name="ce2" table:formula="of:=IF([.AB31]&gt;0;&quot;{&quot;&quot;value&quot;&quot;:&quot;&amp;COLUMN([.AB31])-11&amp;&quot;,&quot;&quot;text&quot;&quot;:&quot;&quot;&quot;&amp;[.AB31]&amp;&quot;&quot;&quot;},&quot;;&quot;&quot;) &amp;IF([.AC31]&gt;0;&quot;{&quot;&quot;value&quot;&quot;:&quot;&amp;COLUMN([.AC31])-11&amp;&quot;,&quot;&quot;text&quot;&quot;:&quot;&quot;&quot;&amp;[.AC31]&amp;&quot;&quot;&quot;},&quot;;&quot;&quot;) &amp;IF([.AD31]&gt;0;&quot;{&quot;&quot;value&quot;&quot;:&quot;&amp;COLUMN([.AD31])-11&amp;&quot;,&quot;&quot;text&quot;&quot;:&quot;&quot;&quot;&amp;[.AD31]&amp;&quot;&quot;&quot;},&quot;;&quot;&quot;) &amp;IF([.AE31]&gt;0;&quot;{&quot;&quot;value&quot;&quot;:&quot;&amp;COLUMN([.AE31])-11&amp;&quot;,&quot;&quot;text&quot;&quot;:&quot;&quot;&quot;&amp;[.AE31]&amp;&quot;&quot;&quot;},&quot;;&quot;&quot;) &amp;IF([.AF31]&gt;0;&quot;{&quot;&quot;value&quot;&quot;:&quot;&amp;COLUMN([.AF31])-11&amp;&quot;,&quot;&quot;text&quot;&quot;:&quot;&quot;&quot;&amp;[.AF31]&amp;&quot;&quot;&quot;},&quot;;&quot;&quot;) &amp;IF([.AG31]&gt;0;&quot;{&quot;&quot;value&quot;&quot;:&quot;&amp;COLUMN([.AG31])-11&amp;&quot;,&quot;&quot;text&quot;&quot;:&quot;&quot;&quot;&amp;[.AG31]&amp;&quot;&quot;&quot;},&quot;;&quot;&quot;) &amp;IF([.AH31]&gt;0;&quot;{&quot;&quot;value&quot;&quot;:&quot;&amp;COLUMN([.AH31])-11&amp;&quot;,&quot;&quot;text&quot;&quot;:&quot;&quot;&quot;&amp;[.AH31]&amp;&quot;&quot;&quot;},&quot;;&quot;&quot;) &amp;IF([.AI31]&gt;0;&quot;{&quot;&quot;value&quot;&quot;:&quot;&amp;COLUMN([.AI31])-11&amp;&quot;,&quot;&quot;text&quot;&quot;:&quot;&quot;&quot;&amp;[.AI31]&amp;&quot;&quot;&quot;},&quot;;&quot;&quot;) &amp;IF([.AJ31]&gt;0;&quot;{&quot;&quot;value&quot;&quot;:&quot;&amp;COLUMN([.AJ31])-11&amp;&quot;,&quot;&quot;text&quot;&quot;:&quot;&quot;&quot;&amp;[.AJ31]&amp;&quot;&quot;&quot;},&quot;;&quot;&quot;) &amp;IF([.AK31]&gt;0;&quot;{&quot;&quot;value&quot;&quot;:&quot;&amp;COLUMN([.AK31])-11&amp;&quot;,&quot;&quot;text&quot;&quot;:&quot;&quot;&quot;&amp;[.AK31]&amp;&quot;&quot;&quot;},&quot;;&quot;&quot;) &amp;IF([.AL31]&gt;0;&quot;{&quot;&quot;value&quot;&quot;:&quot;&amp;COLUMN([.AL31])-11&amp;&quot;,&quot;&quot;text&quot;&quot;:&quot;&quot;&quot;&amp;[.AL31]&amp;&quot;&quot;&quot;},&quot;;&quot;&quot;) &amp;IF([.AM31]&gt;0;&quot;{&quot;&quot;value&quot;&quot;:&quot;&amp;COLUMN([.AM31])-11&amp;&quot;,&quot;&quot;text&quot;&quot;:&quot;&quot;&quot;&amp;[.AM31]&amp;&quot;&quot;&quot;},&quot;;&quot;&quot;) &amp;IF([.AN31]&gt;0;&quot;{&quot;&quot;value&quot;&quot;:&quot;&amp;COLUMN([.AN31])-11&amp;&quot;,&quot;&quot;text&quot;&quot;:&quot;&quot;&quot;&amp;[.AN31]&amp;&quot;&quot;&quot;},&quot;;&quot;&quot;) &amp;IF([.AO31]&gt;0;&quot;{&quot;&quot;value&quot;&quot;:&quot;&amp;COLUMN([.AO31])-11&amp;&quot;,&quot;&quot;text&quot;&quot;:&quot;&quot;&quot;&amp;[.AO31]&amp;&quot;&quot;&quot;},&quot;;&quot;&quot;) &amp;IF([.AP31]&gt;0;&quot;{&quot;&quot;value&quot;&quot;:&quot;&amp;COLUMN([.AP31])-11&amp;&quot;,&quot;&quot;text&quot;&quot;:&quot;&quot;&quot;&amp;[.AP31]&amp;&quot;&quot;&quot;},&quot;;&quot;&quot;) &amp;IF([.AQ31]&gt;0;&quot;{&quot;&quot;value&quot;&quot;:&quot;&amp;COLUMN([.AQ31])-11&amp;&quot;,&quot;&quot;text&quot;&quot;:&quot;&quot;&quot;&amp;[.AQ31]&amp;&quot;&quot;&quot;},&quot;;&quot;&quot;) &amp;IF([.AR31]&gt;0;&quot;{&quot;&quot;value&quot;&quot;:&quot;&amp;COLUMN([.AR31])-11&amp;&quot;,&quot;&quot;text&quot;&quot;:&quot;&quot;&quot;&amp;[.AR31]&amp;&quot;&quot;&quot;},&quot;;&quot;&quot;) &amp;IF([.AS31]&gt;0;&quot;{&quot;&quot;value&quot;&quot;:&quot;&amp;COLUMN([.AS31])-11&amp;&quot;,&quot;&quot;text&quot;&quot;:&quot;&quot;&quot;&amp;[.AS31]&amp;&quot;&quot;&quot;},&quot;;&quot;&quot;) &amp;IF([.AT31]&gt;0;&quot;{&quot;&quot;value&quot;&quot;:&quot;&amp;COLUMN([.AT31])-11&amp;&quot;,&quot;&quot;text&quot;&quot;:&quot;&quot;&quot;&amp;[.AT31]&amp;&quot;&quot;&quot;},&quot;;&quot;&quot;) &amp;IF([.AU31]&gt;0;&quot;{&quot;&quot;value&quot;&quot;:&quot;&amp;COLUMN([.AU31])-11&amp;&quot;,&quot;&quot;text&quot;&quot;:&quot;&quot;&quot;&amp;[.AU31]&amp;&quot;&quot;&quot;},&quot;;&quot;&quot;)">
            <text:p/>
          </table:table-cell>
          <table:table-cell table:style-name="ce1" table:formula="of:=IF([.AV31]&gt;0;&quot;{&quot;&quot;value&quot;&quot;:&quot;&amp;COLUMN([.AV31])-11&amp;&quot;,&quot;&quot;text&quot;&quot;:&quot;&quot;&quot;&amp;[.AV31]&amp;&quot;&quot;&quot;},&quot;;&quot;&quot;) &amp;IF([.AW31]&gt;0;&quot;{&quot;&quot;value&quot;&quot;:&quot;&amp;COLUMN([.AW31])-11&amp;&quot;,&quot;&quot;text&quot;&quot;:&quot;&quot;&quot;&amp;[.AW31]&amp;&quot;&quot;&quot;},&quot;;&quot;&quot;) &amp;IF([.AX31]&gt;0;&quot;{&quot;&quot;value&quot;&quot;:&quot;&amp;COLUMN([.AX31])-11&amp;&quot;,&quot;&quot;text&quot;&quot;:&quot;&quot;&quot;&amp;[.AX31]&amp;&quot;&quot;&quot;},&quot;;&quot;&quot;) &amp;IF([.AY31]&gt;0;&quot;{&quot;&quot;value&quot;&quot;:&quot;&amp;COLUMN([.AY31])-11&amp;&quot;,&quot;&quot;text&quot;&quot;:&quot;&quot;&quot;&amp;[.AY31]&amp;&quot;&quot;&quot;},&quot;;&quot;&quot;) &amp;IF([.AZ31]&gt;0;&quot;{&quot;&quot;value&quot;&quot;:&quot;&amp;COLUMN([.AZ31])-11&amp;&quot;,&quot;&quot;text&quot;&quot;:&quot;&quot;&quot;&amp;[.AZ31]&amp;&quot;&quot;&quot;},&quot;;&quot;&quot;) &amp;IF([.BA31]&gt;0;&quot;{&quot;&quot;value&quot;&quot;:&quot;&amp;COLUMN([.BA31])-11&amp;&quot;,&quot;&quot;text&quot;&quot;:&quot;&quot;&quot;&amp;[.BA31]&amp;&quot;&quot;&quot;},&quot;;&quot;&quot;) &amp;IF([.BB31]&gt;0;&quot;{&quot;&quot;value&quot;&quot;:&quot;&amp;COLUMN([.BB31])-11&amp;&quot;,&quot;&quot;text&quot;&quot;:&quot;&quot;&quot;&amp;[.BB31]&amp;&quot;&quot;&quot;},&quot;;&quot;&quot;) &amp;IF([.BC31]&gt;0;&quot;{&quot;&quot;value&quot;&quot;:&quot;&amp;COLUMN([.BC31])-11&amp;&quot;,&quot;&quot;text&quot;&quot;:&quot;&quot;&quot;&amp;[.BC31]&amp;&quot;&quot;&quot;},&quot;;&quot;&quot;) &amp;IF([.BD31]&gt;0;&quot;{&quot;&quot;value&quot;&quot;:&quot;&amp;COLUMN([.BD31])-11&amp;&quot;,&quot;&quot;text&quot;&quot;:&quot;&quot;&quot;&amp;[.BD31]&amp;&quot;&quot;&quot;},&quot;;&quot;&quot;) &amp;IF([.BE31]&gt;0;&quot;{&quot;&quot;value&quot;&quot;:&quot;&amp;COLUMN([.BE31])-11&amp;&quot;,&quot;&quot;text&quot;&quot;:&quot;&quot;&quot;&amp;[.BE31]&amp;&quot;&quot;&quot;},&quot;;&quot;&quot;) &amp;IF([.BF31]&gt;0;&quot;{&quot;&quot;value&quot;&quot;:&quot;&amp;COLUMN([.BF31])-11&amp;&quot;,&quot;&quot;text&quot;&quot;:&quot;&quot;&quot;&amp;[.BF31]&amp;&quot;&quot;&quot;},&quot;;&quot;&quot;) &amp;IF([.BG31]&gt;0;&quot;{&quot;&quot;value&quot;&quot;:&quot;&amp;COLUMN([.BG31])-11&amp;&quot;,&quot;&quot;text&quot;&quot;:&quot;&quot;&quot;&amp;[.BG31]&amp;&quot;&quot;&quot;},&quot;;&quot;&quot;) &amp;IF([.BH31]&gt;0;&quot;{&quot;&quot;value&quot;&quot;:&quot;&amp;COLUMN([.BH31])-11&amp;&quot;,&quot;&quot;text&quot;&quot;:&quot;&quot;&quot;&amp;[.BH31]&amp;&quot;&quot;&quot;},&quot;;&quot;&quot;) &amp;IF([.BI31]&gt;0;&quot;{&quot;&quot;value&quot;&quot;:&quot;&amp;COLUMN([.BI31])-11&amp;&quot;,&quot;&quot;text&quot;&quot;:&quot;&quot;&quot;&amp;[.BI31]&amp;&quot;&quot;&quot;},&quot;;&quot;&quot;) &amp;IF([.BJ31]&gt;0;&quot;{&quot;&quot;value&quot;&quot;:&quot;&amp;COLUMN([.BJ31])-11&amp;&quot;,&quot;&quot;text&quot;&quot;:&quot;&quot;&quot;&amp;[.BJ31]&amp;&quot;&quot;&quot;},&quot;;&quot;&quot;) &amp;IF([.BK31]&gt;0;&quot;{&quot;&quot;value&quot;&quot;:&quot;&amp;COLUMN([.BK31])-11&amp;&quot;,&quot;&quot;text&quot;&quot;:&quot;&quot;&quot;&amp;[.BK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32]&amp;&quot;,&quot;&quot;ordinal&quot;&quot;:&quot;&amp;ROW()-2&amp;&quot;,&quot;&quot;required&quot;&quot;:&quot;&amp;[.E32]&amp;&quot;,&quot;&quot;category&quot;&quot;:&quot;&quot;&quot;&amp;[.F32]&amp;&quot;&quot;&quot;,&quot;&quot;info&quot;&quot;:&quot;&quot;&quot;&amp;[.J32]&amp;&quot;&quot;&quot;&quot;&amp;&quot;,&quot;&quot;skip&quot;&quot;:&quot;&quot;&quot;&amp;[.D32]&amp;&quot;&quot;&quot;&quot;&amp;&quot;,&quot;&quot;text&quot;&quot;:&quot;&quot;&quot;&amp;[.H32]&amp;&quot;&quot;&quot;&quot;&amp;&quot;,&quot;&quot;type&quot;&quot;:&quot;&quot;&quot;&amp;[.I32]&amp;&quot;&quot;&quot;&quot;&amp;&quot;,&quot;&quot;options&quot;&quot;:[&quot; &amp;IF([.K32]&gt;0;&quot;{&quot;&quot;value&quot;&quot;:&quot;&amp;COLUMN([.K32])-11&amp;&quot;,&quot;&quot;text&quot;&quot;:&quot;&quot;&quot;&amp;[.K32]&amp;&quot;&quot;&quot;},&quot;;&quot;&quot;) &amp;IF([.L32]&gt;0;&quot;{&quot;&quot;value&quot;&quot;:&quot;&amp;COLUMN([.L32])-11&amp;&quot;,&quot;&quot;text&quot;&quot;:&quot;&quot;&quot;&amp;[.L32]&amp;&quot;&quot;&quot;},&quot;;&quot;&quot;) &amp;IF([.M32]&gt;0;&quot;{&quot;&quot;value&quot;&quot;:&quot;&amp;COLUMN([.M32])-11&amp;&quot;,&quot;&quot;text&quot;&quot;:&quot;&quot;&quot;&amp;[.M32]&amp;&quot;&quot;&quot;},&quot;;&quot;&quot;) &amp;IF([.N32]&gt;0;&quot;{&quot;&quot;value&quot;&quot;:&quot;&amp;COLUMN([.N32])-11&amp;&quot;,&quot;&quot;text&quot;&quot;:&quot;&quot;&quot;&amp;[.N32]&amp;&quot;&quot;&quot;},&quot;;&quot;&quot;) &amp;IF([.O32]&gt;0;&quot;{&quot;&quot;value&quot;&quot;:&quot;&amp;COLUMN([.O32])-11&amp;&quot;,&quot;&quot;text&quot;&quot;:&quot;&quot;&quot;&amp;[.O32]&amp;&quot;&quot;&quot;},&quot;;&quot;&quot;) &amp;IF([.P32]&gt;0;&quot;{&quot;&quot;value&quot;&quot;:&quot;&amp;COLUMN([.P32])-11&amp;&quot;,&quot;&quot;text&quot;&quot;:&quot;&quot;&quot;&amp;[.P32]&amp;&quot;&quot;&quot;},&quot;;&quot;&quot;) &amp;IF([.Q32]&gt;0;&quot;{&quot;&quot;value&quot;&quot;:&quot;&amp;COLUMN([.Q32])-11&amp;&quot;,&quot;&quot;text&quot;&quot;:&quot;&quot;&quot;&amp;[.Q32]&amp;&quot;&quot;&quot;},&quot;;&quot;&quot;) &amp;IF([.R32]&gt;0;&quot;{&quot;&quot;value&quot;&quot;:&quot;&amp;COLUMN([.R32])-11&amp;&quot;,&quot;&quot;text&quot;&quot;:&quot;&quot;&quot;&amp;[.R32]&amp;&quot;&quot;&quot;},&quot;;&quot;&quot;) &amp;IF([.S32]&gt;0;&quot;{&quot;&quot;value&quot;&quot;:&quot;&amp;COLUMN([.S32])-11&amp;&quot;,&quot;&quot;text&quot;&quot;:&quot;&quot;&quot;&amp;[.S32]&amp;&quot;&quot;&quot;},&quot;;&quot;&quot;) &amp;IF([.T32]&gt;0;&quot;{&quot;&quot;value&quot;&quot;:&quot;&amp;COLUMN([.T32])-11&amp;&quot;,&quot;&quot;text&quot;&quot;:&quot;&quot;&quot;&amp;[.T32]&amp;&quot;&quot;&quot;},&quot;;&quot;&quot;) &amp;IF([.U32]&gt;0;&quot;{&quot;&quot;value&quot;&quot;:&quot;&amp;COLUMN([.U32])-11&amp;&quot;,&quot;&quot;text&quot;&quot;:&quot;&quot;&quot;&amp;[.U32]&amp;&quot;&quot;&quot;},&quot;;&quot;&quot;) &amp;IF([.V32]&gt;0;&quot;{&quot;&quot;value&quot;&quot;:&quot;&amp;COLUMN([.V32])-11&amp;&quot;,&quot;&quot;text&quot;&quot;:&quot;&quot;&quot;&amp;[.V32]&amp;&quot;&quot;&quot;},&quot;;&quot;&quot;) &amp;IF([.W32]&gt;0;&quot;{&quot;&quot;value&quot;&quot;:&quot;&amp;COLUMN([.W32])-11&amp;&quot;,&quot;&quot;text&quot;&quot;:&quot;&quot;&quot;&amp;[.W32]&amp;&quot;&quot;&quot;},&quot;;&quot;&quot;) &amp;IF([.X32]&gt;0;&quot;{&quot;&quot;value&quot;&quot;:&quot;&amp;COLUMN([.X32])-11&amp;&quot;,&quot;&quot;text&quot;&quot;:&quot;&quot;&quot;&amp;[.X32]&amp;&quot;&quot;&quot;},&quot;;&quot;&quot;) &amp;IF([.Y32]&gt;0;&quot;{&quot;&quot;value&quot;&quot;:&quot;&amp;COLUMN([.Y32])-11&amp;&quot;,&quot;&quot;text&quot;&quot;:&quot;&quot;&quot;&amp;[.Y32]&amp;&quot;&quot;&quot;},&quot;;&quot;&quot;) &amp;IF([.Z32]&gt;0;&quot;{&quot;&quot;value&quot;&quot;:&quot;&amp;COLUMN([.Z32])-11&amp;&quot;,&quot;&quot;text&quot;&quot;:&quot;&quot;&quot;&amp;[.Z32]&amp;&quot;&quot;&quot;},&quot;;&quot;&quot;) &amp;IF([.AA32]&gt;0;&quot;{&quot;&quot;value&quot;&quot;:&quot;&amp;COLUMN([.AA32])-11&amp;&quot;,&quot;&quot;text&quot;&quot;:&quot;&quot;&quot;&amp;[.AA32]&amp;&quot;&quot;&quot;},&quot;;&quot;&quot;)" office:value-type="string" office:string-value="{&quot;id&quot;:28,&quot;ordinal&quot;:30,&quot;required&quot;:0,&quot;category&quot;:&quot;Managing Your Blood Glucose When Being Active&quot;,&quot;info&quot;:&quot;null&quot;,&quot;skip&quot;:&quot;null&quot;,&quot;text&quot;:&quot;Now you have answered the questions about managing your blood glucose when you are being active, 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 manage my blood glucose levels whilst exercising or doing physical activity&quot;},">
            <text:p>{"id":28,"ordinal":30,"required":0,"category":"Managing Your Blood Glucose When Being Active","info":"null","skip":"null","text":"Now you have answered the questions about managing your blood glucose when you are being active, 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 manage my blood glucose levels whilst exercising or doing physical activity"},</text:p>
          </table:table-cell>
          <table:table-cell table:style-name="ce2" table:formula="of:=IF([.AB32]&gt;0;&quot;{&quot;&quot;value&quot;&quot;:&quot;&amp;COLUMN([.AB32])-11&amp;&quot;,&quot;&quot;text&quot;&quot;:&quot;&quot;&quot;&amp;[.AB32]&amp;&quot;&quot;&quot;},&quot;;&quot;&quot;) &amp;IF([.AC32]&gt;0;&quot;{&quot;&quot;value&quot;&quot;:&quot;&amp;COLUMN([.AC32])-11&amp;&quot;,&quot;&quot;text&quot;&quot;:&quot;&quot;&quot;&amp;[.AC32]&amp;&quot;&quot;&quot;},&quot;;&quot;&quot;) &amp;IF([.AD32]&gt;0;&quot;{&quot;&quot;value&quot;&quot;:&quot;&amp;COLUMN([.AD32])-11&amp;&quot;,&quot;&quot;text&quot;&quot;:&quot;&quot;&quot;&amp;[.AD32]&amp;&quot;&quot;&quot;},&quot;;&quot;&quot;) &amp;IF([.AE32]&gt;0;&quot;{&quot;&quot;value&quot;&quot;:&quot;&amp;COLUMN([.AE32])-11&amp;&quot;,&quot;&quot;text&quot;&quot;:&quot;&quot;&quot;&amp;[.AE32]&amp;&quot;&quot;&quot;},&quot;;&quot;&quot;) &amp;IF([.AF32]&gt;0;&quot;{&quot;&quot;value&quot;&quot;:&quot;&amp;COLUMN([.AF32])-11&amp;&quot;,&quot;&quot;text&quot;&quot;:&quot;&quot;&quot;&amp;[.AF32]&amp;&quot;&quot;&quot;},&quot;;&quot;&quot;) &amp;IF([.AG32]&gt;0;&quot;{&quot;&quot;value&quot;&quot;:&quot;&amp;COLUMN([.AG32])-11&amp;&quot;,&quot;&quot;text&quot;&quot;:&quot;&quot;&quot;&amp;[.AG32]&amp;&quot;&quot;&quot;},&quot;;&quot;&quot;) &amp;IF([.AH32]&gt;0;&quot;{&quot;&quot;value&quot;&quot;:&quot;&amp;COLUMN([.AH32])-11&amp;&quot;,&quot;&quot;text&quot;&quot;:&quot;&quot;&quot;&amp;[.AH32]&amp;&quot;&quot;&quot;},&quot;;&quot;&quot;) &amp;IF([.AI32]&gt;0;&quot;{&quot;&quot;value&quot;&quot;:&quot;&amp;COLUMN([.AI32])-11&amp;&quot;,&quot;&quot;text&quot;&quot;:&quot;&quot;&quot;&amp;[.AI32]&amp;&quot;&quot;&quot;},&quot;;&quot;&quot;) &amp;IF([.AJ32]&gt;0;&quot;{&quot;&quot;value&quot;&quot;:&quot;&amp;COLUMN([.AJ32])-11&amp;&quot;,&quot;&quot;text&quot;&quot;:&quot;&quot;&quot;&amp;[.AJ32]&amp;&quot;&quot;&quot;},&quot;;&quot;&quot;) &amp;IF([.AK32]&gt;0;&quot;{&quot;&quot;value&quot;&quot;:&quot;&amp;COLUMN([.AK32])-11&amp;&quot;,&quot;&quot;text&quot;&quot;:&quot;&quot;&quot;&amp;[.AK32]&amp;&quot;&quot;&quot;},&quot;;&quot;&quot;) &amp;IF([.AL32]&gt;0;&quot;{&quot;&quot;value&quot;&quot;:&quot;&amp;COLUMN([.AL32])-11&amp;&quot;,&quot;&quot;text&quot;&quot;:&quot;&quot;&quot;&amp;[.AL32]&amp;&quot;&quot;&quot;},&quot;;&quot;&quot;) &amp;IF([.AM32]&gt;0;&quot;{&quot;&quot;value&quot;&quot;:&quot;&amp;COLUMN([.AM32])-11&amp;&quot;,&quot;&quot;text&quot;&quot;:&quot;&quot;&quot;&amp;[.AM32]&amp;&quot;&quot;&quot;},&quot;;&quot;&quot;) &amp;IF([.AN32]&gt;0;&quot;{&quot;&quot;value&quot;&quot;:&quot;&amp;COLUMN([.AN32])-11&amp;&quot;,&quot;&quot;text&quot;&quot;:&quot;&quot;&quot;&amp;[.AN32]&amp;&quot;&quot;&quot;},&quot;;&quot;&quot;) &amp;IF([.AO32]&gt;0;&quot;{&quot;&quot;value&quot;&quot;:&quot;&amp;COLUMN([.AO32])-11&amp;&quot;,&quot;&quot;text&quot;&quot;:&quot;&quot;&quot;&amp;[.AO32]&amp;&quot;&quot;&quot;},&quot;;&quot;&quot;) &amp;IF([.AP32]&gt;0;&quot;{&quot;&quot;value&quot;&quot;:&quot;&amp;COLUMN([.AP32])-11&amp;&quot;,&quot;&quot;text&quot;&quot;:&quot;&quot;&quot;&amp;[.AP32]&amp;&quot;&quot;&quot;},&quot;;&quot;&quot;) &amp;IF([.AQ32]&gt;0;&quot;{&quot;&quot;value&quot;&quot;:&quot;&amp;COLUMN([.AQ32])-11&amp;&quot;,&quot;&quot;text&quot;&quot;:&quot;&quot;&quot;&amp;[.AQ32]&amp;&quot;&quot;&quot;},&quot;;&quot;&quot;) &amp;IF([.AR32]&gt;0;&quot;{&quot;&quot;value&quot;&quot;:&quot;&amp;COLUMN([.AR32])-11&amp;&quot;,&quot;&quot;text&quot;&quot;:&quot;&quot;&quot;&amp;[.AR32]&amp;&quot;&quot;&quot;},&quot;;&quot;&quot;) &amp;IF([.AS32]&gt;0;&quot;{&quot;&quot;value&quot;&quot;:&quot;&amp;COLUMN([.AS32])-11&amp;&quot;,&quot;&quot;text&quot;&quot;:&quot;&quot;&quot;&amp;[.AS32]&amp;&quot;&quot;&quot;},&quot;;&quot;&quot;) &amp;IF([.AT32]&gt;0;&quot;{&quot;&quot;value&quot;&quot;:&quot;&amp;COLUMN([.AT32])-11&amp;&quot;,&quot;&quot;text&quot;&quot;:&quot;&quot;&quot;&amp;[.AT32]&amp;&quot;&quot;&quot;},&quot;;&quot;&quot;) &amp;IF([.AU32]&gt;0;&quot;{&quot;&quot;value&quot;&quot;:&quot;&amp;COLUMN([.AU32])-11&amp;&quot;,&quot;&quot;text&quot;&quot;:&quot;&quot;&quot;&amp;[.AU32]&amp;&quot;&quot;&quot;},&quot;;&quot;&quot;)">
            <text:p/>
          </table:table-cell>
          <table:table-cell table:style-name="ce1" table:formula="of:=IF([.AV32]&gt;0;&quot;{&quot;&quot;value&quot;&quot;:&quot;&amp;COLUMN([.AV32])-11&amp;&quot;,&quot;&quot;text&quot;&quot;:&quot;&quot;&quot;&amp;[.AV32]&amp;&quot;&quot;&quot;},&quot;;&quot;&quot;) &amp;IF([.AW32]&gt;0;&quot;{&quot;&quot;value&quot;&quot;:&quot;&amp;COLUMN([.AW32])-11&amp;&quot;,&quot;&quot;text&quot;&quot;:&quot;&quot;&quot;&amp;[.AW32]&amp;&quot;&quot;&quot;},&quot;;&quot;&quot;) &amp;IF([.AX32]&gt;0;&quot;{&quot;&quot;value&quot;&quot;:&quot;&amp;COLUMN([.AX32])-11&amp;&quot;,&quot;&quot;text&quot;&quot;:&quot;&quot;&quot;&amp;[.AX32]&amp;&quot;&quot;&quot;},&quot;;&quot;&quot;) &amp;IF([.AY32]&gt;0;&quot;{&quot;&quot;value&quot;&quot;:&quot;&amp;COLUMN([.AY32])-11&amp;&quot;,&quot;&quot;text&quot;&quot;:&quot;&quot;&quot;&amp;[.AY32]&amp;&quot;&quot;&quot;},&quot;;&quot;&quot;) &amp;IF([.AZ32]&gt;0;&quot;{&quot;&quot;value&quot;&quot;:&quot;&amp;COLUMN([.AZ32])-11&amp;&quot;,&quot;&quot;text&quot;&quot;:&quot;&quot;&quot;&amp;[.AZ32]&amp;&quot;&quot;&quot;},&quot;;&quot;&quot;) &amp;IF([.BA32]&gt;0;&quot;{&quot;&quot;value&quot;&quot;:&quot;&amp;COLUMN([.BA32])-11&amp;&quot;,&quot;&quot;text&quot;&quot;:&quot;&quot;&quot;&amp;[.BA32]&amp;&quot;&quot;&quot;},&quot;;&quot;&quot;) &amp;IF([.BB32]&gt;0;&quot;{&quot;&quot;value&quot;&quot;:&quot;&amp;COLUMN([.BB32])-11&amp;&quot;,&quot;&quot;text&quot;&quot;:&quot;&quot;&quot;&amp;[.BB32]&amp;&quot;&quot;&quot;},&quot;;&quot;&quot;) &amp;IF([.BC32]&gt;0;&quot;{&quot;&quot;value&quot;&quot;:&quot;&amp;COLUMN([.BC32])-11&amp;&quot;,&quot;&quot;text&quot;&quot;:&quot;&quot;&quot;&amp;[.BC32]&amp;&quot;&quot;&quot;},&quot;;&quot;&quot;) &amp;IF([.BD32]&gt;0;&quot;{&quot;&quot;value&quot;&quot;:&quot;&amp;COLUMN([.BD32])-11&amp;&quot;,&quot;&quot;text&quot;&quot;:&quot;&quot;&quot;&amp;[.BD32]&amp;&quot;&quot;&quot;},&quot;;&quot;&quot;) &amp;IF([.BE32]&gt;0;&quot;{&quot;&quot;value&quot;&quot;:&quot;&amp;COLUMN([.BE32])-11&amp;&quot;,&quot;&quot;text&quot;&quot;:&quot;&quot;&quot;&amp;[.BE32]&amp;&quot;&quot;&quot;},&quot;;&quot;&quot;) &amp;IF([.BF32]&gt;0;&quot;{&quot;&quot;value&quot;&quot;:&quot;&amp;COLUMN([.BF32])-11&amp;&quot;,&quot;&quot;text&quot;&quot;:&quot;&quot;&quot;&amp;[.BF32]&amp;&quot;&quot;&quot;},&quot;;&quot;&quot;) &amp;IF([.BG32]&gt;0;&quot;{&quot;&quot;value&quot;&quot;:&quot;&amp;COLUMN([.BG32])-11&amp;&quot;,&quot;&quot;text&quot;&quot;:&quot;&quot;&quot;&amp;[.BG32]&amp;&quot;&quot;&quot;},&quot;;&quot;&quot;) &amp;IF([.BH32]&gt;0;&quot;{&quot;&quot;value&quot;&quot;:&quot;&amp;COLUMN([.BH32])-11&amp;&quot;,&quot;&quot;text&quot;&quot;:&quot;&quot;&quot;&amp;[.BH32]&amp;&quot;&quot;&quot;},&quot;;&quot;&quot;) &amp;IF([.BI32]&gt;0;&quot;{&quot;&quot;value&quot;&quot;:&quot;&amp;COLUMN([.BI32])-11&amp;&quot;,&quot;&quot;text&quot;&quot;:&quot;&quot;&quot;&amp;[.BI32]&amp;&quot;&quot;&quot;},&quot;;&quot;&quot;) &amp;IF([.BJ32]&gt;0;&quot;{&quot;&quot;value&quot;&quot;:&quot;&amp;COLUMN([.BJ32])-11&amp;&quot;,&quot;&quot;text&quot;&quot;:&quot;&quot;&quot;&amp;[.BJ32]&amp;&quot;&quot;&quot;},&quot;;&quot;&quot;) &amp;IF([.BK32]&gt;0;&quot;{&quot;&quot;value&quot;&quot;:&quot;&amp;COLUMN([.BK32])-11&amp;&quot;,&quot;&quot;text&quot;&quot;:&quot;&quot;&quot;&amp;[.BK3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33]&amp;&quot;,&quot;&quot;ordinal&quot;&quot;:&quot;&amp;ROW()-2&amp;&quot;,&quot;&quot;required&quot;&quot;:&quot;&amp;[.E33]&amp;&quot;,&quot;&quot;category&quot;&quot;:&quot;&quot;&quot;&amp;[.F33]&amp;&quot;&quot;&quot;,&quot;&quot;info&quot;&quot;:&quot;&quot;&quot;&amp;[.J33]&amp;&quot;&quot;&quot;&quot;&amp;&quot;,&quot;&quot;skip&quot;&quot;:&quot;&quot;&quot;&amp;[.D33]&amp;&quot;&quot;&quot;&quot;&amp;&quot;,&quot;&quot;text&quot;&quot;:&quot;&quot;&quot;&amp;[.H33]&amp;&quot;&quot;&quot;&quot;&amp;&quot;,&quot;&quot;type&quot;&quot;:&quot;&quot;&quot;&amp;[.I33]&amp;&quot;&quot;&quot;&quot;&amp;&quot;,&quot;&quot;options&quot;&quot;:[&quot; &amp;IF([.K33]&gt;0;&quot;{&quot;&quot;value&quot;&quot;:&quot;&amp;COLUMN([.K33])-11&amp;&quot;,&quot;&quot;text&quot;&quot;:&quot;&quot;&quot;&amp;[.K33]&amp;&quot;&quot;&quot;},&quot;;&quot;&quot;) &amp;IF([.L33]&gt;0;&quot;{&quot;&quot;value&quot;&quot;:&quot;&amp;COLUMN([.L33])-11&amp;&quot;,&quot;&quot;text&quot;&quot;:&quot;&quot;&quot;&amp;[.L33]&amp;&quot;&quot;&quot;},&quot;;&quot;&quot;) &amp;IF([.M33]&gt;0;&quot;{&quot;&quot;value&quot;&quot;:&quot;&amp;COLUMN([.M33])-11&amp;&quot;,&quot;&quot;text&quot;&quot;:&quot;&quot;&quot;&amp;[.M33]&amp;&quot;&quot;&quot;},&quot;;&quot;&quot;) &amp;IF([.N33]&gt;0;&quot;{&quot;&quot;value&quot;&quot;:&quot;&amp;COLUMN([.N33])-11&amp;&quot;,&quot;&quot;text&quot;&quot;:&quot;&quot;&quot;&amp;[.N33]&amp;&quot;&quot;&quot;},&quot;;&quot;&quot;) &amp;IF([.O33]&gt;0;&quot;{&quot;&quot;value&quot;&quot;:&quot;&amp;COLUMN([.O33])-11&amp;&quot;,&quot;&quot;text&quot;&quot;:&quot;&quot;&quot;&amp;[.O33]&amp;&quot;&quot;&quot;},&quot;;&quot;&quot;) &amp;IF([.P33]&gt;0;&quot;{&quot;&quot;value&quot;&quot;:&quot;&amp;COLUMN([.P33])-11&amp;&quot;,&quot;&quot;text&quot;&quot;:&quot;&quot;&quot;&amp;[.P33]&amp;&quot;&quot;&quot;},&quot;;&quot;&quot;) &amp;IF([.Q33]&gt;0;&quot;{&quot;&quot;value&quot;&quot;:&quot;&amp;COLUMN([.Q33])-11&amp;&quot;,&quot;&quot;text&quot;&quot;:&quot;&quot;&quot;&amp;[.Q33]&amp;&quot;&quot;&quot;},&quot;;&quot;&quot;) &amp;IF([.R33]&gt;0;&quot;{&quot;&quot;value&quot;&quot;:&quot;&amp;COLUMN([.R33])-11&amp;&quot;,&quot;&quot;text&quot;&quot;:&quot;&quot;&quot;&amp;[.R33]&amp;&quot;&quot;&quot;},&quot;;&quot;&quot;) &amp;IF([.S33]&gt;0;&quot;{&quot;&quot;value&quot;&quot;:&quot;&amp;COLUMN([.S33])-11&amp;&quot;,&quot;&quot;text&quot;&quot;:&quot;&quot;&quot;&amp;[.S33]&amp;&quot;&quot;&quot;},&quot;;&quot;&quot;) &amp;IF([.T33]&gt;0;&quot;{&quot;&quot;value&quot;&quot;:&quot;&amp;COLUMN([.T33])-11&amp;&quot;,&quot;&quot;text&quot;&quot;:&quot;&quot;&quot;&amp;[.T33]&amp;&quot;&quot;&quot;},&quot;;&quot;&quot;) &amp;IF([.U33]&gt;0;&quot;{&quot;&quot;value&quot;&quot;:&quot;&amp;COLUMN([.U33])-11&amp;&quot;,&quot;&quot;text&quot;&quot;:&quot;&quot;&quot;&amp;[.U33]&amp;&quot;&quot;&quot;},&quot;;&quot;&quot;) &amp;IF([.V33]&gt;0;&quot;{&quot;&quot;value&quot;&quot;:&quot;&amp;COLUMN([.V33])-11&amp;&quot;,&quot;&quot;text&quot;&quot;:&quot;&quot;&quot;&amp;[.V33]&amp;&quot;&quot;&quot;},&quot;;&quot;&quot;) &amp;IF([.W33]&gt;0;&quot;{&quot;&quot;value&quot;&quot;:&quot;&amp;COLUMN([.W33])-11&amp;&quot;,&quot;&quot;text&quot;&quot;:&quot;&quot;&quot;&amp;[.W33]&amp;&quot;&quot;&quot;},&quot;;&quot;&quot;) &amp;IF([.X33]&gt;0;&quot;{&quot;&quot;value&quot;&quot;:&quot;&amp;COLUMN([.X33])-11&amp;&quot;,&quot;&quot;text&quot;&quot;:&quot;&quot;&quot;&amp;[.X33]&amp;&quot;&quot;&quot;},&quot;;&quot;&quot;) &amp;IF([.Y33]&gt;0;&quot;{&quot;&quot;value&quot;&quot;:&quot;&amp;COLUMN([.Y33])-11&amp;&quot;,&quot;&quot;text&quot;&quot;:&quot;&quot;&quot;&amp;[.Y33]&amp;&quot;&quot;&quot;},&quot;;&quot;&quot;) &amp;IF([.Z33]&gt;0;&quot;{&quot;&quot;value&quot;&quot;:&quot;&amp;COLUMN([.Z33])-11&amp;&quot;,&quot;&quot;text&quot;&quot;:&quot;&quot;&quot;&amp;[.Z33]&amp;&quot;&quot;&quot;},&quot;;&quot;&quot;) &amp;IF([.AA33]&gt;0;&quot;{&quot;&quot;value&quot;&quot;:&quot;&amp;COLUMN([.AA33])-11&amp;&quot;,&quot;&quot;text&quot;&quot;:&quot;&quot;&quot;&amp;[.AA33]&amp;&quot;&quot;&quot;},&quot;;&quot;&quot;)" office:value-type="string" office:string-value="{&quot;id&quot;:29,&quot;ordinal&quot;:31,&quot;required&quot;:0,&quot;category&quot;:&quot;Eating&quot;,&quot;info&quot;:&quot;null&quot;,&quot;skip&quot;:&quot;null&quot;,&quot;text&quot;:&quot;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29,"ordinal":31,"required":0,"category":"Eating","info":"null","skip":"null","text":"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B33]&gt;0;&quot;{&quot;&quot;value&quot;&quot;:&quot;&amp;COLUMN([.AB33])-11&amp;&quot;,&quot;&quot;text&quot;&quot;:&quot;&quot;&quot;&amp;[.AB33]&amp;&quot;&quot;&quot;},&quot;;&quot;&quot;) &amp;IF([.AC33]&gt;0;&quot;{&quot;&quot;value&quot;&quot;:&quot;&amp;COLUMN([.AC33])-11&amp;&quot;,&quot;&quot;text&quot;&quot;:&quot;&quot;&quot;&amp;[.AC33]&amp;&quot;&quot;&quot;},&quot;;&quot;&quot;) &amp;IF([.AD33]&gt;0;&quot;{&quot;&quot;value&quot;&quot;:&quot;&amp;COLUMN([.AD33])-11&amp;&quot;,&quot;&quot;text&quot;&quot;:&quot;&quot;&quot;&amp;[.AD33]&amp;&quot;&quot;&quot;},&quot;;&quot;&quot;) &amp;IF([.AE33]&gt;0;&quot;{&quot;&quot;value&quot;&quot;:&quot;&amp;COLUMN([.AE33])-11&amp;&quot;,&quot;&quot;text&quot;&quot;:&quot;&quot;&quot;&amp;[.AE33]&amp;&quot;&quot;&quot;},&quot;;&quot;&quot;) &amp;IF([.AF33]&gt;0;&quot;{&quot;&quot;value&quot;&quot;:&quot;&amp;COLUMN([.AF33])-11&amp;&quot;,&quot;&quot;text&quot;&quot;:&quot;&quot;&quot;&amp;[.AF33]&amp;&quot;&quot;&quot;},&quot;;&quot;&quot;) &amp;IF([.AG33]&gt;0;&quot;{&quot;&quot;value&quot;&quot;:&quot;&amp;COLUMN([.AG33])-11&amp;&quot;,&quot;&quot;text&quot;&quot;:&quot;&quot;&quot;&amp;[.AG33]&amp;&quot;&quot;&quot;},&quot;;&quot;&quot;) &amp;IF([.AH33]&gt;0;&quot;{&quot;&quot;value&quot;&quot;:&quot;&amp;COLUMN([.AH33])-11&amp;&quot;,&quot;&quot;text&quot;&quot;:&quot;&quot;&quot;&amp;[.AH33]&amp;&quot;&quot;&quot;},&quot;;&quot;&quot;) &amp;IF([.AI33]&gt;0;&quot;{&quot;&quot;value&quot;&quot;:&quot;&amp;COLUMN([.AI33])-11&amp;&quot;,&quot;&quot;text&quot;&quot;:&quot;&quot;&quot;&amp;[.AI33]&amp;&quot;&quot;&quot;},&quot;;&quot;&quot;) &amp;IF([.AJ33]&gt;0;&quot;{&quot;&quot;value&quot;&quot;:&quot;&amp;COLUMN([.AJ33])-11&amp;&quot;,&quot;&quot;text&quot;&quot;:&quot;&quot;&quot;&amp;[.AJ33]&amp;&quot;&quot;&quot;},&quot;;&quot;&quot;) &amp;IF([.AK33]&gt;0;&quot;{&quot;&quot;value&quot;&quot;:&quot;&amp;COLUMN([.AK33])-11&amp;&quot;,&quot;&quot;text&quot;&quot;:&quot;&quot;&quot;&amp;[.AK33]&amp;&quot;&quot;&quot;},&quot;;&quot;&quot;) &amp;IF([.AL33]&gt;0;&quot;{&quot;&quot;value&quot;&quot;:&quot;&amp;COLUMN([.AL33])-11&amp;&quot;,&quot;&quot;text&quot;&quot;:&quot;&quot;&quot;&amp;[.AL33]&amp;&quot;&quot;&quot;},&quot;;&quot;&quot;) &amp;IF([.AM33]&gt;0;&quot;{&quot;&quot;value&quot;&quot;:&quot;&amp;COLUMN([.AM33])-11&amp;&quot;,&quot;&quot;text&quot;&quot;:&quot;&quot;&quot;&amp;[.AM33]&amp;&quot;&quot;&quot;},&quot;;&quot;&quot;) &amp;IF([.AN33]&gt;0;&quot;{&quot;&quot;value&quot;&quot;:&quot;&amp;COLUMN([.AN33])-11&amp;&quot;,&quot;&quot;text&quot;&quot;:&quot;&quot;&quot;&amp;[.AN33]&amp;&quot;&quot;&quot;},&quot;;&quot;&quot;) &amp;IF([.AO33]&gt;0;&quot;{&quot;&quot;value&quot;&quot;:&quot;&amp;COLUMN([.AO33])-11&amp;&quot;,&quot;&quot;text&quot;&quot;:&quot;&quot;&quot;&amp;[.AO33]&amp;&quot;&quot;&quot;},&quot;;&quot;&quot;) &amp;IF([.AP33]&gt;0;&quot;{&quot;&quot;value&quot;&quot;:&quot;&amp;COLUMN([.AP33])-11&amp;&quot;,&quot;&quot;text&quot;&quot;:&quot;&quot;&quot;&amp;[.AP33]&amp;&quot;&quot;&quot;},&quot;;&quot;&quot;) &amp;IF([.AQ33]&gt;0;&quot;{&quot;&quot;value&quot;&quot;:&quot;&amp;COLUMN([.AQ33])-11&amp;&quot;,&quot;&quot;text&quot;&quot;:&quot;&quot;&quot;&amp;[.AQ33]&amp;&quot;&quot;&quot;},&quot;;&quot;&quot;) &amp;IF([.AR33]&gt;0;&quot;{&quot;&quot;value&quot;&quot;:&quot;&amp;COLUMN([.AR33])-11&amp;&quot;,&quot;&quot;text&quot;&quot;:&quot;&quot;&quot;&amp;[.AR33]&amp;&quot;&quot;&quot;},&quot;;&quot;&quot;) &amp;IF([.AS33]&gt;0;&quot;{&quot;&quot;value&quot;&quot;:&quot;&amp;COLUMN([.AS33])-11&amp;&quot;,&quot;&quot;text&quot;&quot;:&quot;&quot;&quot;&amp;[.AS33]&amp;&quot;&quot;&quot;},&quot;;&quot;&quot;) &amp;IF([.AT33]&gt;0;&quot;{&quot;&quot;value&quot;&quot;:&quot;&amp;COLUMN([.AT33])-11&amp;&quot;,&quot;&quot;text&quot;&quot;:&quot;&quot;&quot;&amp;[.AT33]&amp;&quot;&quot;&quot;},&quot;;&quot;&quot;) &amp;IF([.AU33]&gt;0;&quot;{&quot;&quot;value&quot;&quot;:&quot;&amp;COLUMN([.AU33])-11&amp;&quot;,&quot;&quot;text&quot;&quot;:&quot;&quot;&quot;&amp;[.AU33]&amp;&quot;&quot;&quot;},&quot;;&quot;&quot;)">
            <text:p/>
          </table:table-cell>
          <table:table-cell table:style-name="ce1" table:formula="of:=IF([.AV33]&gt;0;&quot;{&quot;&quot;value&quot;&quot;:&quot;&amp;COLUMN([.AV33])-11&amp;&quot;,&quot;&quot;text&quot;&quot;:&quot;&quot;&quot;&amp;[.AV33]&amp;&quot;&quot;&quot;},&quot;;&quot;&quot;) &amp;IF([.AW33]&gt;0;&quot;{&quot;&quot;value&quot;&quot;:&quot;&amp;COLUMN([.AW33])-11&amp;&quot;,&quot;&quot;text&quot;&quot;:&quot;&quot;&quot;&amp;[.AW33]&amp;&quot;&quot;&quot;},&quot;;&quot;&quot;) &amp;IF([.AX33]&gt;0;&quot;{&quot;&quot;value&quot;&quot;:&quot;&amp;COLUMN([.AX33])-11&amp;&quot;,&quot;&quot;text&quot;&quot;:&quot;&quot;&quot;&amp;[.AX33]&amp;&quot;&quot;&quot;},&quot;;&quot;&quot;) &amp;IF([.AY33]&gt;0;&quot;{&quot;&quot;value&quot;&quot;:&quot;&amp;COLUMN([.AY33])-11&amp;&quot;,&quot;&quot;text&quot;&quot;:&quot;&quot;&quot;&amp;[.AY33]&amp;&quot;&quot;&quot;},&quot;;&quot;&quot;) &amp;IF([.AZ33]&gt;0;&quot;{&quot;&quot;value&quot;&quot;:&quot;&amp;COLUMN([.AZ33])-11&amp;&quot;,&quot;&quot;text&quot;&quot;:&quot;&quot;&quot;&amp;[.AZ33]&amp;&quot;&quot;&quot;},&quot;;&quot;&quot;) &amp;IF([.BA33]&gt;0;&quot;{&quot;&quot;value&quot;&quot;:&quot;&amp;COLUMN([.BA33])-11&amp;&quot;,&quot;&quot;text&quot;&quot;:&quot;&quot;&quot;&amp;[.BA33]&amp;&quot;&quot;&quot;},&quot;;&quot;&quot;) &amp;IF([.BB33]&gt;0;&quot;{&quot;&quot;value&quot;&quot;:&quot;&amp;COLUMN([.BB33])-11&amp;&quot;,&quot;&quot;text&quot;&quot;:&quot;&quot;&quot;&amp;[.BB33]&amp;&quot;&quot;&quot;},&quot;;&quot;&quot;) &amp;IF([.BC33]&gt;0;&quot;{&quot;&quot;value&quot;&quot;:&quot;&amp;COLUMN([.BC33])-11&amp;&quot;,&quot;&quot;text&quot;&quot;:&quot;&quot;&quot;&amp;[.BC33]&amp;&quot;&quot;&quot;},&quot;;&quot;&quot;) &amp;IF([.BD33]&gt;0;&quot;{&quot;&quot;value&quot;&quot;:&quot;&amp;COLUMN([.BD33])-11&amp;&quot;,&quot;&quot;text&quot;&quot;:&quot;&quot;&quot;&amp;[.BD33]&amp;&quot;&quot;&quot;},&quot;;&quot;&quot;) &amp;IF([.BE33]&gt;0;&quot;{&quot;&quot;value&quot;&quot;:&quot;&amp;COLUMN([.BE33])-11&amp;&quot;,&quot;&quot;text&quot;&quot;:&quot;&quot;&quot;&amp;[.BE33]&amp;&quot;&quot;&quot;},&quot;;&quot;&quot;) &amp;IF([.BF33]&gt;0;&quot;{&quot;&quot;value&quot;&quot;:&quot;&amp;COLUMN([.BF33])-11&amp;&quot;,&quot;&quot;text&quot;&quot;:&quot;&quot;&quot;&amp;[.BF33]&amp;&quot;&quot;&quot;},&quot;;&quot;&quot;) &amp;IF([.BG33]&gt;0;&quot;{&quot;&quot;value&quot;&quot;:&quot;&amp;COLUMN([.BG33])-11&amp;&quot;,&quot;&quot;text&quot;&quot;:&quot;&quot;&quot;&amp;[.BG33]&amp;&quot;&quot;&quot;},&quot;;&quot;&quot;) &amp;IF([.BH33]&gt;0;&quot;{&quot;&quot;value&quot;&quot;:&quot;&amp;COLUMN([.BH33])-11&amp;&quot;,&quot;&quot;text&quot;&quot;:&quot;&quot;&quot;&amp;[.BH33]&amp;&quot;&quot;&quot;},&quot;;&quot;&quot;) &amp;IF([.BI33]&gt;0;&quot;{&quot;&quot;value&quot;&quot;:&quot;&amp;COLUMN([.BI33])-11&amp;&quot;,&quot;&quot;text&quot;&quot;:&quot;&quot;&quot;&amp;[.BI33]&amp;&quot;&quot;&quot;},&quot;;&quot;&quot;) &amp;IF([.BJ33]&gt;0;&quot;{&quot;&quot;value&quot;&quot;:&quot;&amp;COLUMN([.BJ33])-11&amp;&quot;,&quot;&quot;text&quot;&quot;:&quot;&quot;&quot;&amp;[.BJ33]&amp;&quot;&quot;&quot;},&quot;;&quot;&quot;) &amp;IF([.BK33]&gt;0;&quot;{&quot;&quot;value&quot;&quot;:&quot;&amp;COLUMN([.BK33])-11&amp;&quot;,&quot;&quot;text&quot;&quot;:&quot;&quot;&quot;&amp;[.BK3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34]&amp;&quot;,&quot;&quot;ordinal&quot;&quot;:&quot;&amp;ROW()-2&amp;&quot;,&quot;&quot;required&quot;&quot;:&quot;&amp;[.E34]&amp;&quot;,&quot;&quot;category&quot;&quot;:&quot;&quot;&quot;&amp;[.F34]&amp;&quot;&quot;&quot;,&quot;&quot;info&quot;&quot;:&quot;&quot;&quot;&amp;[.J34]&amp;&quot;&quot;&quot;&quot;&amp;&quot;,&quot;&quot;skip&quot;&quot;:&quot;&quot;&quot;&amp;[.D34]&amp;&quot;&quot;&quot;&quot;&amp;&quot;,&quot;&quot;text&quot;&quot;:&quot;&quot;&quot;&amp;[.H34]&amp;&quot;&quot;&quot;&quot;&amp;&quot;,&quot;&quot;type&quot;&quot;:&quot;&quot;&quot;&amp;[.I34]&amp;&quot;&quot;&quot;&quot;&amp;&quot;,&quot;&quot;options&quot;&quot;:[&quot; &amp;IF([.K34]&gt;0;&quot;{&quot;&quot;value&quot;&quot;:&quot;&amp;COLUMN([.K34])-11&amp;&quot;,&quot;&quot;text&quot;&quot;:&quot;&quot;&quot;&amp;[.K34]&amp;&quot;&quot;&quot;},&quot;;&quot;&quot;) &amp;IF([.L34]&gt;0;&quot;{&quot;&quot;value&quot;&quot;:&quot;&amp;COLUMN([.L34])-11&amp;&quot;,&quot;&quot;text&quot;&quot;:&quot;&quot;&quot;&amp;[.L34]&amp;&quot;&quot;&quot;},&quot;;&quot;&quot;) &amp;IF([.M34]&gt;0;&quot;{&quot;&quot;value&quot;&quot;:&quot;&amp;COLUMN([.M34])-11&amp;&quot;,&quot;&quot;text&quot;&quot;:&quot;&quot;&quot;&amp;[.M34]&amp;&quot;&quot;&quot;},&quot;;&quot;&quot;) &amp;IF([.N34]&gt;0;&quot;{&quot;&quot;value&quot;&quot;:&quot;&amp;COLUMN([.N34])-11&amp;&quot;,&quot;&quot;text&quot;&quot;:&quot;&quot;&quot;&amp;[.N34]&amp;&quot;&quot;&quot;},&quot;;&quot;&quot;) &amp;IF([.O34]&gt;0;&quot;{&quot;&quot;value&quot;&quot;:&quot;&amp;COLUMN([.O34])-11&amp;&quot;,&quot;&quot;text&quot;&quot;:&quot;&quot;&quot;&amp;[.O34]&amp;&quot;&quot;&quot;},&quot;;&quot;&quot;) &amp;IF([.P34]&gt;0;&quot;{&quot;&quot;value&quot;&quot;:&quot;&amp;COLUMN([.P34])-11&amp;&quot;,&quot;&quot;text&quot;&quot;:&quot;&quot;&quot;&amp;[.P34]&amp;&quot;&quot;&quot;},&quot;;&quot;&quot;) &amp;IF([.Q34]&gt;0;&quot;{&quot;&quot;value&quot;&quot;:&quot;&amp;COLUMN([.Q34])-11&amp;&quot;,&quot;&quot;text&quot;&quot;:&quot;&quot;&quot;&amp;[.Q34]&amp;&quot;&quot;&quot;},&quot;;&quot;&quot;) &amp;IF([.R34]&gt;0;&quot;{&quot;&quot;value&quot;&quot;:&quot;&amp;COLUMN([.R34])-11&amp;&quot;,&quot;&quot;text&quot;&quot;:&quot;&quot;&quot;&amp;[.R34]&amp;&quot;&quot;&quot;},&quot;;&quot;&quot;) &amp;IF([.S34]&gt;0;&quot;{&quot;&quot;value&quot;&quot;:&quot;&amp;COLUMN([.S34])-11&amp;&quot;,&quot;&quot;text&quot;&quot;:&quot;&quot;&quot;&amp;[.S34]&amp;&quot;&quot;&quot;},&quot;;&quot;&quot;) &amp;IF([.T34]&gt;0;&quot;{&quot;&quot;value&quot;&quot;:&quot;&amp;COLUMN([.T34])-11&amp;&quot;,&quot;&quot;text&quot;&quot;:&quot;&quot;&quot;&amp;[.T34]&amp;&quot;&quot;&quot;},&quot;;&quot;&quot;) &amp;IF([.U34]&gt;0;&quot;{&quot;&quot;value&quot;&quot;:&quot;&amp;COLUMN([.U34])-11&amp;&quot;,&quot;&quot;text&quot;&quot;:&quot;&quot;&quot;&amp;[.U34]&amp;&quot;&quot;&quot;},&quot;;&quot;&quot;) &amp;IF([.V34]&gt;0;&quot;{&quot;&quot;value&quot;&quot;:&quot;&amp;COLUMN([.V34])-11&amp;&quot;,&quot;&quot;text&quot;&quot;:&quot;&quot;&quot;&amp;[.V34]&amp;&quot;&quot;&quot;},&quot;;&quot;&quot;) &amp;IF([.W34]&gt;0;&quot;{&quot;&quot;value&quot;&quot;:&quot;&amp;COLUMN([.W34])-11&amp;&quot;,&quot;&quot;text&quot;&quot;:&quot;&quot;&quot;&amp;[.W34]&amp;&quot;&quot;&quot;},&quot;;&quot;&quot;) &amp;IF([.X34]&gt;0;&quot;{&quot;&quot;value&quot;&quot;:&quot;&amp;COLUMN([.X34])-11&amp;&quot;,&quot;&quot;text&quot;&quot;:&quot;&quot;&quot;&amp;[.X34]&amp;&quot;&quot;&quot;},&quot;;&quot;&quot;) &amp;IF([.Y34]&gt;0;&quot;{&quot;&quot;value&quot;&quot;:&quot;&amp;COLUMN([.Y34])-11&amp;&quot;,&quot;&quot;text&quot;&quot;:&quot;&quot;&quot;&amp;[.Y34]&amp;&quot;&quot;&quot;},&quot;;&quot;&quot;) &amp;IF([.Z34]&gt;0;&quot;{&quot;&quot;value&quot;&quot;:&quot;&amp;COLUMN([.Z34])-11&amp;&quot;,&quot;&quot;text&quot;&quot;:&quot;&quot;&quot;&amp;[.Z34]&amp;&quot;&quot;&quot;},&quot;;&quot;&quot;) &amp;IF([.AA34]&gt;0;&quot;{&quot;&quot;value&quot;&quot;:&quot;&amp;COLUMN([.AA34])-11&amp;&quot;,&quot;&quot;text&quot;&quot;:&quot;&quot;&quot;&amp;[.AA34]&amp;&quot;&quot;&quot;},&quot;;&quot;&quot;)" office:value-type="string" office:string-value="{&quot;id&quot;:30,&quot;ordinal&quot;:32,&quot;required&quot;:0,&quot;category&quot;:&quot;Eating&quot;,&quot;info&quot;:&quot;null&quot;,&quot;skip&quot;:&quot;null&quot;,&quot;text&quot;:&quot;Do you have breakfast?&quot;,&quot;type&quot;:&quot;SC&quot;,&quot;options&quot;:[{&quot;value&quot;:0,&quot;text&quot;:&quot;Yes&quot;},{&quot;value&quot;:1,&quot;text&quot;:&quot;No&quot;},">
            <text:p>{"id":30,"ordinal":32,"required":0,"category":"Eating","info":"null","skip":"null","text":"Do you have breakfast?","type":"SC","options":[{"value":0,"text":"Yes"},{"value":1,"text":"No"},</text:p>
          </table:table-cell>
          <table:table-cell table:style-name="ce2" table:formula="of:=IF([.AB34]&gt;0;&quot;{&quot;&quot;value&quot;&quot;:&quot;&amp;COLUMN([.AB34])-11&amp;&quot;,&quot;&quot;text&quot;&quot;:&quot;&quot;&quot;&amp;[.AB34]&amp;&quot;&quot;&quot;},&quot;;&quot;&quot;) &amp;IF([.AC34]&gt;0;&quot;{&quot;&quot;value&quot;&quot;:&quot;&amp;COLUMN([.AC34])-11&amp;&quot;,&quot;&quot;text&quot;&quot;:&quot;&quot;&quot;&amp;[.AC34]&amp;&quot;&quot;&quot;},&quot;;&quot;&quot;) &amp;IF([.AD34]&gt;0;&quot;{&quot;&quot;value&quot;&quot;:&quot;&amp;COLUMN([.AD34])-11&amp;&quot;,&quot;&quot;text&quot;&quot;:&quot;&quot;&quot;&amp;[.AD34]&amp;&quot;&quot;&quot;},&quot;;&quot;&quot;) &amp;IF([.AE34]&gt;0;&quot;{&quot;&quot;value&quot;&quot;:&quot;&amp;COLUMN([.AE34])-11&amp;&quot;,&quot;&quot;text&quot;&quot;:&quot;&quot;&quot;&amp;[.AE34]&amp;&quot;&quot;&quot;},&quot;;&quot;&quot;) &amp;IF([.AF34]&gt;0;&quot;{&quot;&quot;value&quot;&quot;:&quot;&amp;COLUMN([.AF34])-11&amp;&quot;,&quot;&quot;text&quot;&quot;:&quot;&quot;&quot;&amp;[.AF34]&amp;&quot;&quot;&quot;},&quot;;&quot;&quot;) &amp;IF([.AG34]&gt;0;&quot;{&quot;&quot;value&quot;&quot;:&quot;&amp;COLUMN([.AG34])-11&amp;&quot;,&quot;&quot;text&quot;&quot;:&quot;&quot;&quot;&amp;[.AG34]&amp;&quot;&quot;&quot;},&quot;;&quot;&quot;) &amp;IF([.AH34]&gt;0;&quot;{&quot;&quot;value&quot;&quot;:&quot;&amp;COLUMN([.AH34])-11&amp;&quot;,&quot;&quot;text&quot;&quot;:&quot;&quot;&quot;&amp;[.AH34]&amp;&quot;&quot;&quot;},&quot;;&quot;&quot;) &amp;IF([.AI34]&gt;0;&quot;{&quot;&quot;value&quot;&quot;:&quot;&amp;COLUMN([.AI34])-11&amp;&quot;,&quot;&quot;text&quot;&quot;:&quot;&quot;&quot;&amp;[.AI34]&amp;&quot;&quot;&quot;},&quot;;&quot;&quot;) &amp;IF([.AJ34]&gt;0;&quot;{&quot;&quot;value&quot;&quot;:&quot;&amp;COLUMN([.AJ34])-11&amp;&quot;,&quot;&quot;text&quot;&quot;:&quot;&quot;&quot;&amp;[.AJ34]&amp;&quot;&quot;&quot;},&quot;;&quot;&quot;) &amp;IF([.AK34]&gt;0;&quot;{&quot;&quot;value&quot;&quot;:&quot;&amp;COLUMN([.AK34])-11&amp;&quot;,&quot;&quot;text&quot;&quot;:&quot;&quot;&quot;&amp;[.AK34]&amp;&quot;&quot;&quot;},&quot;;&quot;&quot;) &amp;IF([.AL34]&gt;0;&quot;{&quot;&quot;value&quot;&quot;:&quot;&amp;COLUMN([.AL34])-11&amp;&quot;,&quot;&quot;text&quot;&quot;:&quot;&quot;&quot;&amp;[.AL34]&amp;&quot;&quot;&quot;},&quot;;&quot;&quot;) &amp;IF([.AM34]&gt;0;&quot;{&quot;&quot;value&quot;&quot;:&quot;&amp;COLUMN([.AM34])-11&amp;&quot;,&quot;&quot;text&quot;&quot;:&quot;&quot;&quot;&amp;[.AM34]&amp;&quot;&quot;&quot;},&quot;;&quot;&quot;) &amp;IF([.AN34]&gt;0;&quot;{&quot;&quot;value&quot;&quot;:&quot;&amp;COLUMN([.AN34])-11&amp;&quot;,&quot;&quot;text&quot;&quot;:&quot;&quot;&quot;&amp;[.AN34]&amp;&quot;&quot;&quot;},&quot;;&quot;&quot;) &amp;IF([.AO34]&gt;0;&quot;{&quot;&quot;value&quot;&quot;:&quot;&amp;COLUMN([.AO34])-11&amp;&quot;,&quot;&quot;text&quot;&quot;:&quot;&quot;&quot;&amp;[.AO34]&amp;&quot;&quot;&quot;},&quot;;&quot;&quot;) &amp;IF([.AP34]&gt;0;&quot;{&quot;&quot;value&quot;&quot;:&quot;&amp;COLUMN([.AP34])-11&amp;&quot;,&quot;&quot;text&quot;&quot;:&quot;&quot;&quot;&amp;[.AP34]&amp;&quot;&quot;&quot;},&quot;;&quot;&quot;) &amp;IF([.AQ34]&gt;0;&quot;{&quot;&quot;value&quot;&quot;:&quot;&amp;COLUMN([.AQ34])-11&amp;&quot;,&quot;&quot;text&quot;&quot;:&quot;&quot;&quot;&amp;[.AQ34]&amp;&quot;&quot;&quot;},&quot;;&quot;&quot;) &amp;IF([.AR34]&gt;0;&quot;{&quot;&quot;value&quot;&quot;:&quot;&amp;COLUMN([.AR34])-11&amp;&quot;,&quot;&quot;text&quot;&quot;:&quot;&quot;&quot;&amp;[.AR34]&amp;&quot;&quot;&quot;},&quot;;&quot;&quot;) &amp;IF([.AS34]&gt;0;&quot;{&quot;&quot;value&quot;&quot;:&quot;&amp;COLUMN([.AS34])-11&amp;&quot;,&quot;&quot;text&quot;&quot;:&quot;&quot;&quot;&amp;[.AS34]&amp;&quot;&quot;&quot;},&quot;;&quot;&quot;) &amp;IF([.AT34]&gt;0;&quot;{&quot;&quot;value&quot;&quot;:&quot;&amp;COLUMN([.AT34])-11&amp;&quot;,&quot;&quot;text&quot;&quot;:&quot;&quot;&quot;&amp;[.AT34]&amp;&quot;&quot;&quot;},&quot;;&quot;&quot;) &amp;IF([.AU34]&gt;0;&quot;{&quot;&quot;value&quot;&quot;:&quot;&amp;COLUMN([.AU34])-11&amp;&quot;,&quot;&quot;text&quot;&quot;:&quot;&quot;&quot;&amp;[.AU34]&amp;&quot;&quot;&quot;},&quot;;&quot;&quot;)">
            <text:p/>
          </table:table-cell>
          <table:table-cell table:style-name="ce1" table:formula="of:=IF([.AV34]&gt;0;&quot;{&quot;&quot;value&quot;&quot;:&quot;&amp;COLUMN([.AV34])-11&amp;&quot;,&quot;&quot;text&quot;&quot;:&quot;&quot;&quot;&amp;[.AV34]&amp;&quot;&quot;&quot;},&quot;;&quot;&quot;) &amp;IF([.AW34]&gt;0;&quot;{&quot;&quot;value&quot;&quot;:&quot;&amp;COLUMN([.AW34])-11&amp;&quot;,&quot;&quot;text&quot;&quot;:&quot;&quot;&quot;&amp;[.AW34]&amp;&quot;&quot;&quot;},&quot;;&quot;&quot;) &amp;IF([.AX34]&gt;0;&quot;{&quot;&quot;value&quot;&quot;:&quot;&amp;COLUMN([.AX34])-11&amp;&quot;,&quot;&quot;text&quot;&quot;:&quot;&quot;&quot;&amp;[.AX34]&amp;&quot;&quot;&quot;},&quot;;&quot;&quot;) &amp;IF([.AY34]&gt;0;&quot;{&quot;&quot;value&quot;&quot;:&quot;&amp;COLUMN([.AY34])-11&amp;&quot;,&quot;&quot;text&quot;&quot;:&quot;&quot;&quot;&amp;[.AY34]&amp;&quot;&quot;&quot;},&quot;;&quot;&quot;) &amp;IF([.AZ34]&gt;0;&quot;{&quot;&quot;value&quot;&quot;:&quot;&amp;COLUMN([.AZ34])-11&amp;&quot;,&quot;&quot;text&quot;&quot;:&quot;&quot;&quot;&amp;[.AZ34]&amp;&quot;&quot;&quot;},&quot;;&quot;&quot;) &amp;IF([.BA34]&gt;0;&quot;{&quot;&quot;value&quot;&quot;:&quot;&amp;COLUMN([.BA34])-11&amp;&quot;,&quot;&quot;text&quot;&quot;:&quot;&quot;&quot;&amp;[.BA34]&amp;&quot;&quot;&quot;},&quot;;&quot;&quot;) &amp;IF([.BB34]&gt;0;&quot;{&quot;&quot;value&quot;&quot;:&quot;&amp;COLUMN([.BB34])-11&amp;&quot;,&quot;&quot;text&quot;&quot;:&quot;&quot;&quot;&amp;[.BB34]&amp;&quot;&quot;&quot;},&quot;;&quot;&quot;) &amp;IF([.BC34]&gt;0;&quot;{&quot;&quot;value&quot;&quot;:&quot;&amp;COLUMN([.BC34])-11&amp;&quot;,&quot;&quot;text&quot;&quot;:&quot;&quot;&quot;&amp;[.BC34]&amp;&quot;&quot;&quot;},&quot;;&quot;&quot;) &amp;IF([.BD34]&gt;0;&quot;{&quot;&quot;value&quot;&quot;:&quot;&amp;COLUMN([.BD34])-11&amp;&quot;,&quot;&quot;text&quot;&quot;:&quot;&quot;&quot;&amp;[.BD34]&amp;&quot;&quot;&quot;},&quot;;&quot;&quot;) &amp;IF([.BE34]&gt;0;&quot;{&quot;&quot;value&quot;&quot;:&quot;&amp;COLUMN([.BE34])-11&amp;&quot;,&quot;&quot;text&quot;&quot;:&quot;&quot;&quot;&amp;[.BE34]&amp;&quot;&quot;&quot;},&quot;;&quot;&quot;) &amp;IF([.BF34]&gt;0;&quot;{&quot;&quot;value&quot;&quot;:&quot;&amp;COLUMN([.BF34])-11&amp;&quot;,&quot;&quot;text&quot;&quot;:&quot;&quot;&quot;&amp;[.BF34]&amp;&quot;&quot;&quot;},&quot;;&quot;&quot;) &amp;IF([.BG34]&gt;0;&quot;{&quot;&quot;value&quot;&quot;:&quot;&amp;COLUMN([.BG34])-11&amp;&quot;,&quot;&quot;text&quot;&quot;:&quot;&quot;&quot;&amp;[.BG34]&amp;&quot;&quot;&quot;},&quot;;&quot;&quot;) &amp;IF([.BH34]&gt;0;&quot;{&quot;&quot;value&quot;&quot;:&quot;&amp;COLUMN([.BH34])-11&amp;&quot;,&quot;&quot;text&quot;&quot;:&quot;&quot;&quot;&amp;[.BH34]&amp;&quot;&quot;&quot;},&quot;;&quot;&quot;) &amp;IF([.BI34]&gt;0;&quot;{&quot;&quot;value&quot;&quot;:&quot;&amp;COLUMN([.BI34])-11&amp;&quot;,&quot;&quot;text&quot;&quot;:&quot;&quot;&quot;&amp;[.BI34]&amp;&quot;&quot;&quot;},&quot;;&quot;&quot;) &amp;IF([.BJ34]&gt;0;&quot;{&quot;&quot;value&quot;&quot;:&quot;&amp;COLUMN([.BJ34])-11&amp;&quot;,&quot;&quot;text&quot;&quot;:&quot;&quot;&quot;&amp;[.BJ34]&amp;&quot;&quot;&quot;},&quot;;&quot;&quot;) &amp;IF([.BK34]&gt;0;&quot;{&quot;&quot;value&quot;&quot;:&quot;&amp;COLUMN([.BK34])-11&amp;&quot;,&quot;&quot;text&quot;&quot;:&quot;&quot;&quot;&amp;[.BK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Do you have breakfas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35]&amp;&quot;,&quot;&quot;ordinal&quot;&quot;:&quot;&amp;ROW()-2&amp;&quot;,&quot;&quot;required&quot;&quot;:&quot;&amp;[.E35]&amp;&quot;,&quot;&quot;category&quot;&quot;:&quot;&quot;&quot;&amp;[.F35]&amp;&quot;&quot;&quot;,&quot;&quot;info&quot;&quot;:&quot;&quot;&quot;&amp;[.J35]&amp;&quot;&quot;&quot;&quot;&amp;&quot;,&quot;&quot;skip&quot;&quot;:&quot;&quot;&quot;&amp;[.D35]&amp;&quot;&quot;&quot;&quot;&amp;&quot;,&quot;&quot;text&quot;&quot;:&quot;&quot;&quot;&amp;[.H35]&amp;&quot;&quot;&quot;&quot;&amp;&quot;,&quot;&quot;type&quot;&quot;:&quot;&quot;&quot;&amp;[.I35]&amp;&quot;&quot;&quot;&quot;&amp;&quot;,&quot;&quot;options&quot;&quot;:[&quot; &amp;IF([.K35]&gt;0;&quot;{&quot;&quot;value&quot;&quot;:&quot;&amp;COLUMN([.K35])-11&amp;&quot;,&quot;&quot;text&quot;&quot;:&quot;&quot;&quot;&amp;[.K35]&amp;&quot;&quot;&quot;},&quot;;&quot;&quot;) &amp;IF([.L35]&gt;0;&quot;{&quot;&quot;value&quot;&quot;:&quot;&amp;COLUMN([.L35])-11&amp;&quot;,&quot;&quot;text&quot;&quot;:&quot;&quot;&quot;&amp;[.L35]&amp;&quot;&quot;&quot;},&quot;;&quot;&quot;) &amp;IF([.M35]&gt;0;&quot;{&quot;&quot;value&quot;&quot;:&quot;&amp;COLUMN([.M35])-11&amp;&quot;,&quot;&quot;text&quot;&quot;:&quot;&quot;&quot;&amp;[.M35]&amp;&quot;&quot;&quot;},&quot;;&quot;&quot;) &amp;IF([.N35]&gt;0;&quot;{&quot;&quot;value&quot;&quot;:&quot;&amp;COLUMN([.N35])-11&amp;&quot;,&quot;&quot;text&quot;&quot;:&quot;&quot;&quot;&amp;[.N35]&amp;&quot;&quot;&quot;},&quot;;&quot;&quot;) &amp;IF([.O35]&gt;0;&quot;{&quot;&quot;value&quot;&quot;:&quot;&amp;COLUMN([.O35])-11&amp;&quot;,&quot;&quot;text&quot;&quot;:&quot;&quot;&quot;&amp;[.O35]&amp;&quot;&quot;&quot;},&quot;;&quot;&quot;) &amp;IF([.P35]&gt;0;&quot;{&quot;&quot;value&quot;&quot;:&quot;&amp;COLUMN([.P35])-11&amp;&quot;,&quot;&quot;text&quot;&quot;:&quot;&quot;&quot;&amp;[.P35]&amp;&quot;&quot;&quot;},&quot;;&quot;&quot;) &amp;IF([.Q35]&gt;0;&quot;{&quot;&quot;value&quot;&quot;:&quot;&amp;COLUMN([.Q35])-11&amp;&quot;,&quot;&quot;text&quot;&quot;:&quot;&quot;&quot;&amp;[.Q35]&amp;&quot;&quot;&quot;},&quot;;&quot;&quot;) &amp;IF([.R35]&gt;0;&quot;{&quot;&quot;value&quot;&quot;:&quot;&amp;COLUMN([.R35])-11&amp;&quot;,&quot;&quot;text&quot;&quot;:&quot;&quot;&quot;&amp;[.R35]&amp;&quot;&quot;&quot;},&quot;;&quot;&quot;) &amp;IF([.S35]&gt;0;&quot;{&quot;&quot;value&quot;&quot;:&quot;&amp;COLUMN([.S35])-11&amp;&quot;,&quot;&quot;text&quot;&quot;:&quot;&quot;&quot;&amp;[.S35]&amp;&quot;&quot;&quot;},&quot;;&quot;&quot;) &amp;IF([.T35]&gt;0;&quot;{&quot;&quot;value&quot;&quot;:&quot;&amp;COLUMN([.T35])-11&amp;&quot;,&quot;&quot;text&quot;&quot;:&quot;&quot;&quot;&amp;[.T35]&amp;&quot;&quot;&quot;},&quot;;&quot;&quot;) &amp;IF([.U35]&gt;0;&quot;{&quot;&quot;value&quot;&quot;:&quot;&amp;COLUMN([.U35])-11&amp;&quot;,&quot;&quot;text&quot;&quot;:&quot;&quot;&quot;&amp;[.U35]&amp;&quot;&quot;&quot;},&quot;;&quot;&quot;) &amp;IF([.V35]&gt;0;&quot;{&quot;&quot;value&quot;&quot;:&quot;&amp;COLUMN([.V35])-11&amp;&quot;,&quot;&quot;text&quot;&quot;:&quot;&quot;&quot;&amp;[.V35]&amp;&quot;&quot;&quot;},&quot;;&quot;&quot;) &amp;IF([.W35]&gt;0;&quot;{&quot;&quot;value&quot;&quot;:&quot;&amp;COLUMN([.W35])-11&amp;&quot;,&quot;&quot;text&quot;&quot;:&quot;&quot;&quot;&amp;[.W35]&amp;&quot;&quot;&quot;},&quot;;&quot;&quot;) &amp;IF([.X35]&gt;0;&quot;{&quot;&quot;value&quot;&quot;:&quot;&amp;COLUMN([.X35])-11&amp;&quot;,&quot;&quot;text&quot;&quot;:&quot;&quot;&quot;&amp;[.X35]&amp;&quot;&quot;&quot;},&quot;;&quot;&quot;) &amp;IF([.Y35]&gt;0;&quot;{&quot;&quot;value&quot;&quot;:&quot;&amp;COLUMN([.Y35])-11&amp;&quot;,&quot;&quot;text&quot;&quot;:&quot;&quot;&quot;&amp;[.Y35]&amp;&quot;&quot;&quot;},&quot;;&quot;&quot;) &amp;IF([.Z35]&gt;0;&quot;{&quot;&quot;value&quot;&quot;:&quot;&amp;COLUMN([.Z35])-11&amp;&quot;,&quot;&quot;text&quot;&quot;:&quot;&quot;&quot;&amp;[.Z35]&amp;&quot;&quot;&quot;},&quot;;&quot;&quot;) &amp;IF([.AA35]&gt;0;&quot;{&quot;&quot;value&quot;&quot;:&quot;&amp;COLUMN([.AA35])-11&amp;&quot;,&quot;&quot;text&quot;&quot;:&quot;&quot;&quot;&amp;[.AA35]&amp;&quot;&quot;&quot;},&quot;;&quot;&quot;)" office:value-type="string" office:string-value="{&quot;id&quot;:301,&quot;ordinal&quot;:33,&quot;required&quot;:0,&quot;category&quot;:&quot;Eating&quot;,&quot;info&quot;:&quot;null&quot;,&quot;skip&quot;:&quot;30.1&quot;,&quot;text&quot;:&quot;What foods do you usually eat for breakfast?&quot;,&quot;type&quot;:&quot;MC&quot;,&quot;options&quot;:[{&quot;value&quot;:0,&quot;text&quot;:&quot;Cereal&quot;},{&quot;value&quot;:1,&quot;text&quot;:&quot;Porridge&quot;},{&quot;value&quot;:2,&quot;text&quot;:&quot;Fruit&quot;},{&quot;value&quot;:3,&quot;text&quot;:&quot;Yoghurt&quot;},{&quot;value&quot;:4,&quot;text&quot;:&quot;Eggs&quot;},{&quot;value&quot;:5,&quot;text&quot;:&quot;Bacon&quot;},{&quot;value&quot;:6,&quot;text&quot;:&quot;Baked beans&quot;},{&quot;value&quot;:7,&quot;text&quot;:&quot;Mushrooms&quot;},{&quot;value&quot;:8,&quot;text&quot;:&quot;Sausage&quot;},{&quot;value&quot;:9,&quot;text&quot;:&quot;Hash browns&quot;},{&quot;value&quot;:10,&quot;text&quot;:&quot;Tomatoes&quot;},{&quot;value&quot;:11,&quot;text&quot;:&quot;Cereal bar&quot;},{&quot;value&quot;:12,&quot;text&quot;:&quot;Bagel&quot;},{&quot;value&quot;:13,&quot;text&quot;:&quot;Toasted teacake&quot;},{&quot;value&quot;:14,&quot;text&quot;:&quot;Crepes&quot;},{&quot;value&quot;:15,&quot;text&quot;:&quot;Pancakes&quot;},{&quot;value&quot;:16,&quot;text&quot;:&quot;Chapatti&quot;},">
            <text:p>{"id":301,"ordinal":33,"required":0,"category":"Eating","info":"null","skip":"30.1","text":"What foods do you usually eat for breakfast?","type":"MC","options":[{"value":0,"text":"Cereal"},{"value":1,"text":"Porridge"},{"value":2,"text":"Fruit"},{"value":3,"text":"Yoghurt"},{"value":4,"text":"Eggs"},{"value":5,"text":"Bacon"},{"value":6,"text":"Baked beans"},{"value":7,"text":"Mushrooms"},{"value":8,"text":"Sausage"},{"value":9,"text":"Hash browns"},{"value":10,"text":"Tomatoes"},{"value":11,"text":"Cereal bar"},{"value":12,"text":"Bagel"},{"value":13,"text":"Toasted teacake"},{"value":14,"text":"Crepes"},{"value":15,"text":"Pancakes"},{"value":16,"text":"Chapatti"},</text:p>
          </table:table-cell>
          <table:table-cell table:style-name="ce2" table:formula="of:=IF([.AB35]&gt;0;&quot;{&quot;&quot;value&quot;&quot;:&quot;&amp;COLUMN([.AB35])-11&amp;&quot;,&quot;&quot;text&quot;&quot;:&quot;&quot;&quot;&amp;[.AB35]&amp;&quot;&quot;&quot;},&quot;;&quot;&quot;) &amp;IF([.AC35]&gt;0;&quot;{&quot;&quot;value&quot;&quot;:&quot;&amp;COLUMN([.AC35])-11&amp;&quot;,&quot;&quot;text&quot;&quot;:&quot;&quot;&quot;&amp;[.AC35]&amp;&quot;&quot;&quot;},&quot;;&quot;&quot;) &amp;IF([.AD35]&gt;0;&quot;{&quot;&quot;value&quot;&quot;:&quot;&amp;COLUMN([.AD35])-11&amp;&quot;,&quot;&quot;text&quot;&quot;:&quot;&quot;&quot;&amp;[.AD35]&amp;&quot;&quot;&quot;},&quot;;&quot;&quot;) &amp;IF([.AE35]&gt;0;&quot;{&quot;&quot;value&quot;&quot;:&quot;&amp;COLUMN([.AE35])-11&amp;&quot;,&quot;&quot;text&quot;&quot;:&quot;&quot;&quot;&amp;[.AE35]&amp;&quot;&quot;&quot;},&quot;;&quot;&quot;) &amp;IF([.AF35]&gt;0;&quot;{&quot;&quot;value&quot;&quot;:&quot;&amp;COLUMN([.AF35])-11&amp;&quot;,&quot;&quot;text&quot;&quot;:&quot;&quot;&quot;&amp;[.AF35]&amp;&quot;&quot;&quot;},&quot;;&quot;&quot;) &amp;IF([.AG35]&gt;0;&quot;{&quot;&quot;value&quot;&quot;:&quot;&amp;COLUMN([.AG35])-11&amp;&quot;,&quot;&quot;text&quot;&quot;:&quot;&quot;&quot;&amp;[.AG35]&amp;&quot;&quot;&quot;},&quot;;&quot;&quot;) &amp;IF([.AH35]&gt;0;&quot;{&quot;&quot;value&quot;&quot;:&quot;&amp;COLUMN([.AH35])-11&amp;&quot;,&quot;&quot;text&quot;&quot;:&quot;&quot;&quot;&amp;[.AH35]&amp;&quot;&quot;&quot;},&quot;;&quot;&quot;) &amp;IF([.AI35]&gt;0;&quot;{&quot;&quot;value&quot;&quot;:&quot;&amp;COLUMN([.AI35])-11&amp;&quot;,&quot;&quot;text&quot;&quot;:&quot;&quot;&quot;&amp;[.AI35]&amp;&quot;&quot;&quot;},&quot;;&quot;&quot;) &amp;IF([.AJ35]&gt;0;&quot;{&quot;&quot;value&quot;&quot;:&quot;&amp;COLUMN([.AJ35])-11&amp;&quot;,&quot;&quot;text&quot;&quot;:&quot;&quot;&quot;&amp;[.AJ35]&amp;&quot;&quot;&quot;},&quot;;&quot;&quot;) &amp;IF([.AK35]&gt;0;&quot;{&quot;&quot;value&quot;&quot;:&quot;&amp;COLUMN([.AK35])-11&amp;&quot;,&quot;&quot;text&quot;&quot;:&quot;&quot;&quot;&amp;[.AK35]&amp;&quot;&quot;&quot;},&quot;;&quot;&quot;) &amp;IF([.AL35]&gt;0;&quot;{&quot;&quot;value&quot;&quot;:&quot;&amp;COLUMN([.AL35])-11&amp;&quot;,&quot;&quot;text&quot;&quot;:&quot;&quot;&quot;&amp;[.AL35]&amp;&quot;&quot;&quot;},&quot;;&quot;&quot;) &amp;IF([.AM35]&gt;0;&quot;{&quot;&quot;value&quot;&quot;:&quot;&amp;COLUMN([.AM35])-11&amp;&quot;,&quot;&quot;text&quot;&quot;:&quot;&quot;&quot;&amp;[.AM35]&amp;&quot;&quot;&quot;},&quot;;&quot;&quot;) &amp;IF([.AN35]&gt;0;&quot;{&quot;&quot;value&quot;&quot;:&quot;&amp;COLUMN([.AN35])-11&amp;&quot;,&quot;&quot;text&quot;&quot;:&quot;&quot;&quot;&amp;[.AN35]&amp;&quot;&quot;&quot;},&quot;;&quot;&quot;) &amp;IF([.AO35]&gt;0;&quot;{&quot;&quot;value&quot;&quot;:&quot;&amp;COLUMN([.AO35])-11&amp;&quot;,&quot;&quot;text&quot;&quot;:&quot;&quot;&quot;&amp;[.AO35]&amp;&quot;&quot;&quot;},&quot;;&quot;&quot;) &amp;IF([.AP35]&gt;0;&quot;{&quot;&quot;value&quot;&quot;:&quot;&amp;COLUMN([.AP35])-11&amp;&quot;,&quot;&quot;text&quot;&quot;:&quot;&quot;&quot;&amp;[.AP35]&amp;&quot;&quot;&quot;},&quot;;&quot;&quot;) &amp;IF([.AQ35]&gt;0;&quot;{&quot;&quot;value&quot;&quot;:&quot;&amp;COLUMN([.AQ35])-11&amp;&quot;,&quot;&quot;text&quot;&quot;:&quot;&quot;&quot;&amp;[.AQ35]&amp;&quot;&quot;&quot;},&quot;;&quot;&quot;) &amp;IF([.AR35]&gt;0;&quot;{&quot;&quot;value&quot;&quot;:&quot;&amp;COLUMN([.AR35])-11&amp;&quot;,&quot;&quot;text&quot;&quot;:&quot;&quot;&quot;&amp;[.AR35]&amp;&quot;&quot;&quot;},&quot;;&quot;&quot;) &amp;IF([.AS35]&gt;0;&quot;{&quot;&quot;value&quot;&quot;:&quot;&amp;COLUMN([.AS35])-11&amp;&quot;,&quot;&quot;text&quot;&quot;:&quot;&quot;&quot;&amp;[.AS35]&amp;&quot;&quot;&quot;},&quot;;&quot;&quot;) &amp;IF([.AT35]&gt;0;&quot;{&quot;&quot;value&quot;&quot;:&quot;&amp;COLUMN([.AT35])-11&amp;&quot;,&quot;&quot;text&quot;&quot;:&quot;&quot;&quot;&amp;[.AT35]&amp;&quot;&quot;&quot;},&quot;;&quot;&quot;) &amp;IF([.AU35]&gt;0;&quot;{&quot;&quot;value&quot;&quot;:&quot;&amp;COLUMN([.AU35])-11&amp;&quot;,&quot;&quot;text&quot;&quot;:&quot;&quot;&quot;&amp;[.AU35]&amp;&quot;&quot;&quot;},&quot;;&quot;&quot;)" office:value-type="string" office:string-value="{&quot;value&quot;:17,&quot;text&quot;:&quot;English breakfast muffin&quot;},{&quot;value&quot;:18,&quot;text&quot;:&quot;Sweet muffin (cake)&quot;},{&quot;value&quot;:19,&quot;text&quot;:&quot;Crumpets&quot;},{&quot;value&quot;:20,&quot;text&quot;:&quot;Potato cakes&quot;},{&quot;value&quot;:21,&quot;text&quot;:&quot;Cheese and cold meat&quot;},{&quot;value&quot;:22,&quot;text&quot;:&quot;Toast&quot;},{&quot;value&quot;:23,&quot;text&quot;:&quot;TEXT_OTHER&quot;},">
            <text:p>{"value":17,"text":"English breakfast muffin"},{"value":18,"text":"Sweet muffin (cake)"},{"value":19,"text":"Crumpets"},{"value":20,"text":"Potato cakes"},{"value":21,"text":"Cheese and cold meat"},{"value":22,"text":"Toast"},{"value":23,"text":"TEXT_OTHER"},</text:p>
          </table:table-cell>
          <table:table-cell table:style-name="ce1" table:formula="of:=IF([.AV35]&gt;0;&quot;{&quot;&quot;value&quot;&quot;:&quot;&amp;COLUMN([.AV35])-11&amp;&quot;,&quot;&quot;text&quot;&quot;:&quot;&quot;&quot;&amp;[.AV35]&amp;&quot;&quot;&quot;},&quot;;&quot;&quot;) &amp;IF([.AW35]&gt;0;&quot;{&quot;&quot;value&quot;&quot;:&quot;&amp;COLUMN([.AW35])-11&amp;&quot;,&quot;&quot;text&quot;&quot;:&quot;&quot;&quot;&amp;[.AW35]&amp;&quot;&quot;&quot;},&quot;;&quot;&quot;) &amp;IF([.AX35]&gt;0;&quot;{&quot;&quot;value&quot;&quot;:&quot;&amp;COLUMN([.AX35])-11&amp;&quot;,&quot;&quot;text&quot;&quot;:&quot;&quot;&quot;&amp;[.AX35]&amp;&quot;&quot;&quot;},&quot;;&quot;&quot;) &amp;IF([.AY35]&gt;0;&quot;{&quot;&quot;value&quot;&quot;:&quot;&amp;COLUMN([.AY35])-11&amp;&quot;,&quot;&quot;text&quot;&quot;:&quot;&quot;&quot;&amp;[.AY35]&amp;&quot;&quot;&quot;},&quot;;&quot;&quot;) &amp;IF([.AZ35]&gt;0;&quot;{&quot;&quot;value&quot;&quot;:&quot;&amp;COLUMN([.AZ35])-11&amp;&quot;,&quot;&quot;text&quot;&quot;:&quot;&quot;&quot;&amp;[.AZ35]&amp;&quot;&quot;&quot;},&quot;;&quot;&quot;) &amp;IF([.BA35]&gt;0;&quot;{&quot;&quot;value&quot;&quot;:&quot;&amp;COLUMN([.BA35])-11&amp;&quot;,&quot;&quot;text&quot;&quot;:&quot;&quot;&quot;&amp;[.BA35]&amp;&quot;&quot;&quot;},&quot;;&quot;&quot;) &amp;IF([.BB35]&gt;0;&quot;{&quot;&quot;value&quot;&quot;:&quot;&amp;COLUMN([.BB35])-11&amp;&quot;,&quot;&quot;text&quot;&quot;:&quot;&quot;&quot;&amp;[.BB35]&amp;&quot;&quot;&quot;},&quot;;&quot;&quot;) &amp;IF([.BC35]&gt;0;&quot;{&quot;&quot;value&quot;&quot;:&quot;&amp;COLUMN([.BC35])-11&amp;&quot;,&quot;&quot;text&quot;&quot;:&quot;&quot;&quot;&amp;[.BC35]&amp;&quot;&quot;&quot;},&quot;;&quot;&quot;) &amp;IF([.BD35]&gt;0;&quot;{&quot;&quot;value&quot;&quot;:&quot;&amp;COLUMN([.BD35])-11&amp;&quot;,&quot;&quot;text&quot;&quot;:&quot;&quot;&quot;&amp;[.BD35]&amp;&quot;&quot;&quot;},&quot;;&quot;&quot;) &amp;IF([.BE35]&gt;0;&quot;{&quot;&quot;value&quot;&quot;:&quot;&amp;COLUMN([.BE35])-11&amp;&quot;,&quot;&quot;text&quot;&quot;:&quot;&quot;&quot;&amp;[.BE35]&amp;&quot;&quot;&quot;},&quot;;&quot;&quot;) &amp;IF([.BF35]&gt;0;&quot;{&quot;&quot;value&quot;&quot;:&quot;&amp;COLUMN([.BF35])-11&amp;&quot;,&quot;&quot;text&quot;&quot;:&quot;&quot;&quot;&amp;[.BF35]&amp;&quot;&quot;&quot;},&quot;;&quot;&quot;) &amp;IF([.BG35]&gt;0;&quot;{&quot;&quot;value&quot;&quot;:&quot;&amp;COLUMN([.BG35])-11&amp;&quot;,&quot;&quot;text&quot;&quot;:&quot;&quot;&quot;&amp;[.BG35]&amp;&quot;&quot;&quot;},&quot;;&quot;&quot;) &amp;IF([.BH35]&gt;0;&quot;{&quot;&quot;value&quot;&quot;:&quot;&amp;COLUMN([.BH35])-11&amp;&quot;,&quot;&quot;text&quot;&quot;:&quot;&quot;&quot;&amp;[.BH35]&amp;&quot;&quot;&quot;},&quot;;&quot;&quot;) &amp;IF([.BI35]&gt;0;&quot;{&quot;&quot;value&quot;&quot;:&quot;&amp;COLUMN([.BI35])-11&amp;&quot;,&quot;&quot;text&quot;&quot;:&quot;&quot;&quot;&amp;[.BI35]&amp;&quot;&quot;&quot;},&quot;;&quot;&quot;) &amp;IF([.BJ35]&gt;0;&quot;{&quot;&quot;value&quot;&quot;:&quot;&amp;COLUMN([.BJ35])-11&amp;&quot;,&quot;&quot;text&quot;&quot;:&quot;&quot;&quot;&amp;[.BJ35]&amp;&quot;&quot;&quot;},&quot;;&quot;&quot;) &amp;IF([.BK35]&gt;0;&quot;{&quot;&quot;value&quot;&quot;:&quot;&amp;COLUMN([.BK35])-11&amp;&quot;,&quot;&quot;text&quot;&quot;:&quot;&quot;&quot;&amp;[.BK35]&amp;&quot;&quot;&quot;},&quot;;&quot;&quot;) &amp;&quot;],},&quot;" office:value-type="string" office:string-value="],},">
            <text:p>],},</text:p>
          </table:table-cell>
          <table:table-cell office:value-type="float" office:value="30.1">
            <text:p>30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1">
            <text:p>301</text:p>
          </table:table-cell>
          <table:table-cell office:value-type="string">
            <text:p>What foods do you usually eat for breakfas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table:number-columns-repeated="29"/>
          <table:table-cell table:number-columns-repeated="961"/>
        </table:table-row>
        <table:table-row table:style-name="ro2">
          <table:table-cell table:style-name="ce1" table:formula="of:=&quot;{&quot;&quot;id&quot;&quot;:&quot;&amp;[.G36]&amp;&quot;,&quot;&quot;ordinal&quot;&quot;:&quot;&amp;ROW()-2&amp;&quot;,&quot;&quot;required&quot;&quot;:&quot;&amp;[.E36]&amp;&quot;,&quot;&quot;category&quot;&quot;:&quot;&quot;&quot;&amp;[.F36]&amp;&quot;&quot;&quot;,&quot;&quot;info&quot;&quot;:&quot;&quot;&quot;&amp;[.J36]&amp;&quot;&quot;&quot;&quot;&amp;&quot;,&quot;&quot;skip&quot;&quot;:&quot;&quot;&quot;&amp;[.D36]&amp;&quot;&quot;&quot;&quot;&amp;&quot;,&quot;&quot;text&quot;&quot;:&quot;&quot;&quot;&amp;[.H36]&amp;&quot;&quot;&quot;&quot;&amp;&quot;,&quot;&quot;type&quot;&quot;:&quot;&quot;&quot;&amp;[.I36]&amp;&quot;&quot;&quot;&quot;&amp;&quot;,&quot;&quot;options&quot;&quot;:[&quot; &amp;IF([.K36]&gt;0;&quot;{&quot;&quot;value&quot;&quot;:&quot;&amp;COLUMN([.K36])-11&amp;&quot;,&quot;&quot;text&quot;&quot;:&quot;&quot;&quot;&amp;[.K36]&amp;&quot;&quot;&quot;},&quot;;&quot;&quot;) &amp;IF([.L36]&gt;0;&quot;{&quot;&quot;value&quot;&quot;:&quot;&amp;COLUMN([.L36])-11&amp;&quot;,&quot;&quot;text&quot;&quot;:&quot;&quot;&quot;&amp;[.L36]&amp;&quot;&quot;&quot;},&quot;;&quot;&quot;) &amp;IF([.M36]&gt;0;&quot;{&quot;&quot;value&quot;&quot;:&quot;&amp;COLUMN([.M36])-11&amp;&quot;,&quot;&quot;text&quot;&quot;:&quot;&quot;&quot;&amp;[.M36]&amp;&quot;&quot;&quot;},&quot;;&quot;&quot;) &amp;IF([.N36]&gt;0;&quot;{&quot;&quot;value&quot;&quot;:&quot;&amp;COLUMN([.N36])-11&amp;&quot;,&quot;&quot;text&quot;&quot;:&quot;&quot;&quot;&amp;[.N36]&amp;&quot;&quot;&quot;},&quot;;&quot;&quot;) &amp;IF([.O36]&gt;0;&quot;{&quot;&quot;value&quot;&quot;:&quot;&amp;COLUMN([.O36])-11&amp;&quot;,&quot;&quot;text&quot;&quot;:&quot;&quot;&quot;&amp;[.O36]&amp;&quot;&quot;&quot;},&quot;;&quot;&quot;) &amp;IF([.P36]&gt;0;&quot;{&quot;&quot;value&quot;&quot;:&quot;&amp;COLUMN([.P36])-11&amp;&quot;,&quot;&quot;text&quot;&quot;:&quot;&quot;&quot;&amp;[.P36]&amp;&quot;&quot;&quot;},&quot;;&quot;&quot;) &amp;IF([.Q36]&gt;0;&quot;{&quot;&quot;value&quot;&quot;:&quot;&amp;COLUMN([.Q36])-11&amp;&quot;,&quot;&quot;text&quot;&quot;:&quot;&quot;&quot;&amp;[.Q36]&amp;&quot;&quot;&quot;},&quot;;&quot;&quot;) &amp;IF([.R36]&gt;0;&quot;{&quot;&quot;value&quot;&quot;:&quot;&amp;COLUMN([.R36])-11&amp;&quot;,&quot;&quot;text&quot;&quot;:&quot;&quot;&quot;&amp;[.R36]&amp;&quot;&quot;&quot;},&quot;;&quot;&quot;) &amp;IF([.S36]&gt;0;&quot;{&quot;&quot;value&quot;&quot;:&quot;&amp;COLUMN([.S36])-11&amp;&quot;,&quot;&quot;text&quot;&quot;:&quot;&quot;&quot;&amp;[.S36]&amp;&quot;&quot;&quot;},&quot;;&quot;&quot;) &amp;IF([.T36]&gt;0;&quot;{&quot;&quot;value&quot;&quot;:&quot;&amp;COLUMN([.T36])-11&amp;&quot;,&quot;&quot;text&quot;&quot;:&quot;&quot;&quot;&amp;[.T36]&amp;&quot;&quot;&quot;},&quot;;&quot;&quot;) &amp;IF([.U36]&gt;0;&quot;{&quot;&quot;value&quot;&quot;:&quot;&amp;COLUMN([.U36])-11&amp;&quot;,&quot;&quot;text&quot;&quot;:&quot;&quot;&quot;&amp;[.U36]&amp;&quot;&quot;&quot;},&quot;;&quot;&quot;) &amp;IF([.V36]&gt;0;&quot;{&quot;&quot;value&quot;&quot;:&quot;&amp;COLUMN([.V36])-11&amp;&quot;,&quot;&quot;text&quot;&quot;:&quot;&quot;&quot;&amp;[.V36]&amp;&quot;&quot;&quot;},&quot;;&quot;&quot;) &amp;IF([.W36]&gt;0;&quot;{&quot;&quot;value&quot;&quot;:&quot;&amp;COLUMN([.W36])-11&amp;&quot;,&quot;&quot;text&quot;&quot;:&quot;&quot;&quot;&amp;[.W36]&amp;&quot;&quot;&quot;},&quot;;&quot;&quot;) &amp;IF([.X36]&gt;0;&quot;{&quot;&quot;value&quot;&quot;:&quot;&amp;COLUMN([.X36])-11&amp;&quot;,&quot;&quot;text&quot;&quot;:&quot;&quot;&quot;&amp;[.X36]&amp;&quot;&quot;&quot;},&quot;;&quot;&quot;) &amp;IF([.Y36]&gt;0;&quot;{&quot;&quot;value&quot;&quot;:&quot;&amp;COLUMN([.Y36])-11&amp;&quot;,&quot;&quot;text&quot;&quot;:&quot;&quot;&quot;&amp;[.Y36]&amp;&quot;&quot;&quot;},&quot;;&quot;&quot;) &amp;IF([.Z36]&gt;0;&quot;{&quot;&quot;value&quot;&quot;:&quot;&amp;COLUMN([.Z36])-11&amp;&quot;,&quot;&quot;text&quot;&quot;:&quot;&quot;&quot;&amp;[.Z36]&amp;&quot;&quot;&quot;},&quot;;&quot;&quot;) &amp;IF([.AA36]&gt;0;&quot;{&quot;&quot;value&quot;&quot;:&quot;&amp;COLUMN([.AA36])-11&amp;&quot;,&quot;&quot;text&quot;&quot;:&quot;&quot;&quot;&amp;[.AA36]&amp;&quot;&quot;&quot;},&quot;;&quot;&quot;)" office:value-type="string" office:string-value="{&quot;id&quot;:302,&quot;ordinal&quot;:34,&quot;required&quot;:0,&quot;category&quot;:&quot;Eating&quot;,&quot;info&quot;:&quot;null&quot;,&quot;skip&quot;:&quot;30.1&quot;,&quot;text&quot;:&quot;What do you drink for breakfast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02,"ordinal":34,"required":0,"category":"Eating","info":"null","skip":"30.1","text":"What do you drink for breakfast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B36]&gt;0;&quot;{&quot;&quot;value&quot;&quot;:&quot;&amp;COLUMN([.AB36])-11&amp;&quot;,&quot;&quot;text&quot;&quot;:&quot;&quot;&quot;&amp;[.AB36]&amp;&quot;&quot;&quot;},&quot;;&quot;&quot;) &amp;IF([.AC36]&gt;0;&quot;{&quot;&quot;value&quot;&quot;:&quot;&amp;COLUMN([.AC36])-11&amp;&quot;,&quot;&quot;text&quot;&quot;:&quot;&quot;&quot;&amp;[.AC36]&amp;&quot;&quot;&quot;},&quot;;&quot;&quot;) &amp;IF([.AD36]&gt;0;&quot;{&quot;&quot;value&quot;&quot;:&quot;&amp;COLUMN([.AD36])-11&amp;&quot;,&quot;&quot;text&quot;&quot;:&quot;&quot;&quot;&amp;[.AD36]&amp;&quot;&quot;&quot;},&quot;;&quot;&quot;) &amp;IF([.AE36]&gt;0;&quot;{&quot;&quot;value&quot;&quot;:&quot;&amp;COLUMN([.AE36])-11&amp;&quot;,&quot;&quot;text&quot;&quot;:&quot;&quot;&quot;&amp;[.AE36]&amp;&quot;&quot;&quot;},&quot;;&quot;&quot;) &amp;IF([.AF36]&gt;0;&quot;{&quot;&quot;value&quot;&quot;:&quot;&amp;COLUMN([.AF36])-11&amp;&quot;,&quot;&quot;text&quot;&quot;:&quot;&quot;&quot;&amp;[.AF36]&amp;&quot;&quot;&quot;},&quot;;&quot;&quot;) &amp;IF([.AG36]&gt;0;&quot;{&quot;&quot;value&quot;&quot;:&quot;&amp;COLUMN([.AG36])-11&amp;&quot;,&quot;&quot;text&quot;&quot;:&quot;&quot;&quot;&amp;[.AG36]&amp;&quot;&quot;&quot;},&quot;;&quot;&quot;) &amp;IF([.AH36]&gt;0;&quot;{&quot;&quot;value&quot;&quot;:&quot;&amp;COLUMN([.AH36])-11&amp;&quot;,&quot;&quot;text&quot;&quot;:&quot;&quot;&quot;&amp;[.AH36]&amp;&quot;&quot;&quot;},&quot;;&quot;&quot;) &amp;IF([.AI36]&gt;0;&quot;{&quot;&quot;value&quot;&quot;:&quot;&amp;COLUMN([.AI36])-11&amp;&quot;,&quot;&quot;text&quot;&quot;:&quot;&quot;&quot;&amp;[.AI36]&amp;&quot;&quot;&quot;},&quot;;&quot;&quot;) &amp;IF([.AJ36]&gt;0;&quot;{&quot;&quot;value&quot;&quot;:&quot;&amp;COLUMN([.AJ36])-11&amp;&quot;,&quot;&quot;text&quot;&quot;:&quot;&quot;&quot;&amp;[.AJ36]&amp;&quot;&quot;&quot;},&quot;;&quot;&quot;) &amp;IF([.AK36]&gt;0;&quot;{&quot;&quot;value&quot;&quot;:&quot;&amp;COLUMN([.AK36])-11&amp;&quot;,&quot;&quot;text&quot;&quot;:&quot;&quot;&quot;&amp;[.AK36]&amp;&quot;&quot;&quot;},&quot;;&quot;&quot;) &amp;IF([.AL36]&gt;0;&quot;{&quot;&quot;value&quot;&quot;:&quot;&amp;COLUMN([.AL36])-11&amp;&quot;,&quot;&quot;text&quot;&quot;:&quot;&quot;&quot;&amp;[.AL36]&amp;&quot;&quot;&quot;},&quot;;&quot;&quot;) &amp;IF([.AM36]&gt;0;&quot;{&quot;&quot;value&quot;&quot;:&quot;&amp;COLUMN([.AM36])-11&amp;&quot;,&quot;&quot;text&quot;&quot;:&quot;&quot;&quot;&amp;[.AM36]&amp;&quot;&quot;&quot;},&quot;;&quot;&quot;) &amp;IF([.AN36]&gt;0;&quot;{&quot;&quot;value&quot;&quot;:&quot;&amp;COLUMN([.AN36])-11&amp;&quot;,&quot;&quot;text&quot;&quot;:&quot;&quot;&quot;&amp;[.AN36]&amp;&quot;&quot;&quot;},&quot;;&quot;&quot;) &amp;IF([.AO36]&gt;0;&quot;{&quot;&quot;value&quot;&quot;:&quot;&amp;COLUMN([.AO36])-11&amp;&quot;,&quot;&quot;text&quot;&quot;:&quot;&quot;&quot;&amp;[.AO36]&amp;&quot;&quot;&quot;},&quot;;&quot;&quot;) &amp;IF([.AP36]&gt;0;&quot;{&quot;&quot;value&quot;&quot;:&quot;&amp;COLUMN([.AP36])-11&amp;&quot;,&quot;&quot;text&quot;&quot;:&quot;&quot;&quot;&amp;[.AP36]&amp;&quot;&quot;&quot;},&quot;;&quot;&quot;) &amp;IF([.AQ36]&gt;0;&quot;{&quot;&quot;value&quot;&quot;:&quot;&amp;COLUMN([.AQ36])-11&amp;&quot;,&quot;&quot;text&quot;&quot;:&quot;&quot;&quot;&amp;[.AQ36]&amp;&quot;&quot;&quot;},&quot;;&quot;&quot;) &amp;IF([.AR36]&gt;0;&quot;{&quot;&quot;value&quot;&quot;:&quot;&amp;COLUMN([.AR36])-11&amp;&quot;,&quot;&quot;text&quot;&quot;:&quot;&quot;&quot;&amp;[.AR36]&amp;&quot;&quot;&quot;},&quot;;&quot;&quot;) &amp;IF([.AS36]&gt;0;&quot;{&quot;&quot;value&quot;&quot;:&quot;&amp;COLUMN([.AS36])-11&amp;&quot;,&quot;&quot;text&quot;&quot;:&quot;&quot;&quot;&amp;[.AS36]&amp;&quot;&quot;&quot;},&quot;;&quot;&quot;) &amp;IF([.AT36]&gt;0;&quot;{&quot;&quot;value&quot;&quot;:&quot;&amp;COLUMN([.AT36])-11&amp;&quot;,&quot;&quot;text&quot;&quot;:&quot;&quot;&quot;&amp;[.AT36]&amp;&quot;&quot;&quot;},&quot;;&quot;&quot;) &amp;IF([.AU36]&gt;0;&quot;{&quot;&quot;value&quot;&quot;:&quot;&amp;COLUMN([.AU36])-11&amp;&quot;,&quot;&quot;text&quot;&quot;:&quot;&quot;&quot;&amp;[.AU36]&amp;&quot;&quot;&quot;},&quot;;&quot;&quot;)">
            <text:p/>
          </table:table-cell>
          <table:table-cell table:style-name="ce1" table:formula="of:=IF([.AV36]&gt;0;&quot;{&quot;&quot;value&quot;&quot;:&quot;&amp;COLUMN([.AV36])-11&amp;&quot;,&quot;&quot;text&quot;&quot;:&quot;&quot;&quot;&amp;[.AV36]&amp;&quot;&quot;&quot;},&quot;;&quot;&quot;) &amp;IF([.AW36]&gt;0;&quot;{&quot;&quot;value&quot;&quot;:&quot;&amp;COLUMN([.AW36])-11&amp;&quot;,&quot;&quot;text&quot;&quot;:&quot;&quot;&quot;&amp;[.AW36]&amp;&quot;&quot;&quot;},&quot;;&quot;&quot;) &amp;IF([.AX36]&gt;0;&quot;{&quot;&quot;value&quot;&quot;:&quot;&amp;COLUMN([.AX36])-11&amp;&quot;,&quot;&quot;text&quot;&quot;:&quot;&quot;&quot;&amp;[.AX36]&amp;&quot;&quot;&quot;},&quot;;&quot;&quot;) &amp;IF([.AY36]&gt;0;&quot;{&quot;&quot;value&quot;&quot;:&quot;&amp;COLUMN([.AY36])-11&amp;&quot;,&quot;&quot;text&quot;&quot;:&quot;&quot;&quot;&amp;[.AY36]&amp;&quot;&quot;&quot;},&quot;;&quot;&quot;) &amp;IF([.AZ36]&gt;0;&quot;{&quot;&quot;value&quot;&quot;:&quot;&amp;COLUMN([.AZ36])-11&amp;&quot;,&quot;&quot;text&quot;&quot;:&quot;&quot;&quot;&amp;[.AZ36]&amp;&quot;&quot;&quot;},&quot;;&quot;&quot;) &amp;IF([.BA36]&gt;0;&quot;{&quot;&quot;value&quot;&quot;:&quot;&amp;COLUMN([.BA36])-11&amp;&quot;,&quot;&quot;text&quot;&quot;:&quot;&quot;&quot;&amp;[.BA36]&amp;&quot;&quot;&quot;},&quot;;&quot;&quot;) &amp;IF([.BB36]&gt;0;&quot;{&quot;&quot;value&quot;&quot;:&quot;&amp;COLUMN([.BB36])-11&amp;&quot;,&quot;&quot;text&quot;&quot;:&quot;&quot;&quot;&amp;[.BB36]&amp;&quot;&quot;&quot;},&quot;;&quot;&quot;) &amp;IF([.BC36]&gt;0;&quot;{&quot;&quot;value&quot;&quot;:&quot;&amp;COLUMN([.BC36])-11&amp;&quot;,&quot;&quot;text&quot;&quot;:&quot;&quot;&quot;&amp;[.BC36]&amp;&quot;&quot;&quot;},&quot;;&quot;&quot;) &amp;IF([.BD36]&gt;0;&quot;{&quot;&quot;value&quot;&quot;:&quot;&amp;COLUMN([.BD36])-11&amp;&quot;,&quot;&quot;text&quot;&quot;:&quot;&quot;&quot;&amp;[.BD36]&amp;&quot;&quot;&quot;},&quot;;&quot;&quot;) &amp;IF([.BE36]&gt;0;&quot;{&quot;&quot;value&quot;&quot;:&quot;&amp;COLUMN([.BE36])-11&amp;&quot;,&quot;&quot;text&quot;&quot;:&quot;&quot;&quot;&amp;[.BE36]&amp;&quot;&quot;&quot;},&quot;;&quot;&quot;) &amp;IF([.BF36]&gt;0;&quot;{&quot;&quot;value&quot;&quot;:&quot;&amp;COLUMN([.BF36])-11&amp;&quot;,&quot;&quot;text&quot;&quot;:&quot;&quot;&quot;&amp;[.BF36]&amp;&quot;&quot;&quot;},&quot;;&quot;&quot;) &amp;IF([.BG36]&gt;0;&quot;{&quot;&quot;value&quot;&quot;:&quot;&amp;COLUMN([.BG36])-11&amp;&quot;,&quot;&quot;text&quot;&quot;:&quot;&quot;&quot;&amp;[.BG36]&amp;&quot;&quot;&quot;},&quot;;&quot;&quot;) &amp;IF([.BH36]&gt;0;&quot;{&quot;&quot;value&quot;&quot;:&quot;&amp;COLUMN([.BH36])-11&amp;&quot;,&quot;&quot;text&quot;&quot;:&quot;&quot;&quot;&amp;[.BH36]&amp;&quot;&quot;&quot;},&quot;;&quot;&quot;) &amp;IF([.BI36]&gt;0;&quot;{&quot;&quot;value&quot;&quot;:&quot;&amp;COLUMN([.BI36])-11&amp;&quot;,&quot;&quot;text&quot;&quot;:&quot;&quot;&quot;&amp;[.BI36]&amp;&quot;&quot;&quot;},&quot;;&quot;&quot;) &amp;IF([.BJ36]&gt;0;&quot;{&quot;&quot;value&quot;&quot;:&quot;&amp;COLUMN([.BJ36])-11&amp;&quot;,&quot;&quot;text&quot;&quot;:&quot;&quot;&quot;&amp;[.BJ36]&amp;&quot;&quot;&quot;},&quot;;&quot;&quot;) &amp;IF([.BK36]&gt;0;&quot;{&quot;&quot;value&quot;&quot;:&quot;&amp;COLUMN([.BK36])-11&amp;&quot;,&quot;&quot;text&quot;&quot;:&quot;&quot;&quot;&amp;[.BK36]&amp;&quot;&quot;&quot;},&quot;;&quot;&quot;) &amp;&quot;],},&quot;" office:value-type="string" office:string-value="],},">
            <text:p>],},</text:p>
          </table:table-cell>
          <table:table-cell office:value-type="float" office:value="30.1">
            <text:p>30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2">
            <text:p>302</text:p>
          </table:table-cell>
          <table:table-cell office:value-type="string">
            <text:p>What do you drink for breakfas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37]&amp;&quot;,&quot;&quot;ordinal&quot;&quot;:&quot;&amp;ROW()-2&amp;&quot;,&quot;&quot;required&quot;&quot;:&quot;&amp;[.E37]&amp;&quot;,&quot;&quot;category&quot;&quot;:&quot;&quot;&quot;&amp;[.F37]&amp;&quot;&quot;&quot;,&quot;&quot;info&quot;&quot;:&quot;&quot;&quot;&amp;[.J37]&amp;&quot;&quot;&quot;&quot;&amp;&quot;,&quot;&quot;skip&quot;&quot;:&quot;&quot;&quot;&amp;[.D37]&amp;&quot;&quot;&quot;&quot;&amp;&quot;,&quot;&quot;text&quot;&quot;:&quot;&quot;&quot;&amp;[.H37]&amp;&quot;&quot;&quot;&quot;&amp;&quot;,&quot;&quot;type&quot;&quot;:&quot;&quot;&quot;&amp;[.I37]&amp;&quot;&quot;&quot;&quot;&amp;&quot;,&quot;&quot;options&quot;&quot;:[&quot; &amp;IF([.K37]&gt;0;&quot;{&quot;&quot;value&quot;&quot;:&quot;&amp;COLUMN([.K37])-11&amp;&quot;,&quot;&quot;text&quot;&quot;:&quot;&quot;&quot;&amp;[.K37]&amp;&quot;&quot;&quot;},&quot;;&quot;&quot;) &amp;IF([.L37]&gt;0;&quot;{&quot;&quot;value&quot;&quot;:&quot;&amp;COLUMN([.L37])-11&amp;&quot;,&quot;&quot;text&quot;&quot;:&quot;&quot;&quot;&amp;[.L37]&amp;&quot;&quot;&quot;},&quot;;&quot;&quot;) &amp;IF([.M37]&gt;0;&quot;{&quot;&quot;value&quot;&quot;:&quot;&amp;COLUMN([.M37])-11&amp;&quot;,&quot;&quot;text&quot;&quot;:&quot;&quot;&quot;&amp;[.M37]&amp;&quot;&quot;&quot;},&quot;;&quot;&quot;) &amp;IF([.N37]&gt;0;&quot;{&quot;&quot;value&quot;&quot;:&quot;&amp;COLUMN([.N37])-11&amp;&quot;,&quot;&quot;text&quot;&quot;:&quot;&quot;&quot;&amp;[.N37]&amp;&quot;&quot;&quot;},&quot;;&quot;&quot;) &amp;IF([.O37]&gt;0;&quot;{&quot;&quot;value&quot;&quot;:&quot;&amp;COLUMN([.O37])-11&amp;&quot;,&quot;&quot;text&quot;&quot;:&quot;&quot;&quot;&amp;[.O37]&amp;&quot;&quot;&quot;},&quot;;&quot;&quot;) &amp;IF([.P37]&gt;0;&quot;{&quot;&quot;value&quot;&quot;:&quot;&amp;COLUMN([.P37])-11&amp;&quot;,&quot;&quot;text&quot;&quot;:&quot;&quot;&quot;&amp;[.P37]&amp;&quot;&quot;&quot;},&quot;;&quot;&quot;) &amp;IF([.Q37]&gt;0;&quot;{&quot;&quot;value&quot;&quot;:&quot;&amp;COLUMN([.Q37])-11&amp;&quot;,&quot;&quot;text&quot;&quot;:&quot;&quot;&quot;&amp;[.Q37]&amp;&quot;&quot;&quot;},&quot;;&quot;&quot;) &amp;IF([.R37]&gt;0;&quot;{&quot;&quot;value&quot;&quot;:&quot;&amp;COLUMN([.R37])-11&amp;&quot;,&quot;&quot;text&quot;&quot;:&quot;&quot;&quot;&amp;[.R37]&amp;&quot;&quot;&quot;},&quot;;&quot;&quot;) &amp;IF([.S37]&gt;0;&quot;{&quot;&quot;value&quot;&quot;:&quot;&amp;COLUMN([.S37])-11&amp;&quot;,&quot;&quot;text&quot;&quot;:&quot;&quot;&quot;&amp;[.S37]&amp;&quot;&quot;&quot;},&quot;;&quot;&quot;) &amp;IF([.T37]&gt;0;&quot;{&quot;&quot;value&quot;&quot;:&quot;&amp;COLUMN([.T37])-11&amp;&quot;,&quot;&quot;text&quot;&quot;:&quot;&quot;&quot;&amp;[.T37]&amp;&quot;&quot;&quot;},&quot;;&quot;&quot;) &amp;IF([.U37]&gt;0;&quot;{&quot;&quot;value&quot;&quot;:&quot;&amp;COLUMN([.U37])-11&amp;&quot;,&quot;&quot;text&quot;&quot;:&quot;&quot;&quot;&amp;[.U37]&amp;&quot;&quot;&quot;},&quot;;&quot;&quot;) &amp;IF([.V37]&gt;0;&quot;{&quot;&quot;value&quot;&quot;:&quot;&amp;COLUMN([.V37])-11&amp;&quot;,&quot;&quot;text&quot;&quot;:&quot;&quot;&quot;&amp;[.V37]&amp;&quot;&quot;&quot;},&quot;;&quot;&quot;) &amp;IF([.W37]&gt;0;&quot;{&quot;&quot;value&quot;&quot;:&quot;&amp;COLUMN([.W37])-11&amp;&quot;,&quot;&quot;text&quot;&quot;:&quot;&quot;&quot;&amp;[.W37]&amp;&quot;&quot;&quot;},&quot;;&quot;&quot;) &amp;IF([.X37]&gt;0;&quot;{&quot;&quot;value&quot;&quot;:&quot;&amp;COLUMN([.X37])-11&amp;&quot;,&quot;&quot;text&quot;&quot;:&quot;&quot;&quot;&amp;[.X37]&amp;&quot;&quot;&quot;},&quot;;&quot;&quot;) &amp;IF([.Y37]&gt;0;&quot;{&quot;&quot;value&quot;&quot;:&quot;&amp;COLUMN([.Y37])-11&amp;&quot;,&quot;&quot;text&quot;&quot;:&quot;&quot;&quot;&amp;[.Y37]&amp;&quot;&quot;&quot;},&quot;;&quot;&quot;) &amp;IF([.Z37]&gt;0;&quot;{&quot;&quot;value&quot;&quot;:&quot;&amp;COLUMN([.Z37])-11&amp;&quot;,&quot;&quot;text&quot;&quot;:&quot;&quot;&quot;&amp;[.Z37]&amp;&quot;&quot;&quot;},&quot;;&quot;&quot;) &amp;IF([.AA37]&gt;0;&quot;{&quot;&quot;value&quot;&quot;:&quot;&amp;COLUMN([.AA37])-11&amp;&quot;,&quot;&quot;text&quot;&quot;:&quot;&quot;&quot;&amp;[.AA37]&amp;&quot;&quot;&quot;},&quot;;&quot;&quot;)" office:value-type="string" office:string-value="{&quot;id&quot;:31,&quot;ordinal&quot;:35,&quot;required&quot;:0,&quot;category&quot;:&quot;Eating&quot;,&quot;info&quot;:&quot;null&quot;,&quot;skip&quot;:&quot;null&quot;,&quot;text&quot;:&quot;Do you have lunch?&quot;,&quot;type&quot;:&quot;SC&quot;,&quot;options&quot;:[{&quot;value&quot;:0,&quot;text&quot;:&quot;Yes&quot;},{&quot;value&quot;:1,&quot;text&quot;:&quot;No&quot;},">
            <text:p>{"id":31,"ordinal":35,"required":0,"category":"Eating","info":"null","skip":"null","text":"Do you have lunch?","type":"SC","options":[{"value":0,"text":"Yes"},{"value":1,"text":"No"},</text:p>
          </table:table-cell>
          <table:table-cell table:style-name="ce2" table:formula="of:=IF([.AB37]&gt;0;&quot;{&quot;&quot;value&quot;&quot;:&quot;&amp;COLUMN([.AB37])-11&amp;&quot;,&quot;&quot;text&quot;&quot;:&quot;&quot;&quot;&amp;[.AB37]&amp;&quot;&quot;&quot;},&quot;;&quot;&quot;) &amp;IF([.AC37]&gt;0;&quot;{&quot;&quot;value&quot;&quot;:&quot;&amp;COLUMN([.AC37])-11&amp;&quot;,&quot;&quot;text&quot;&quot;:&quot;&quot;&quot;&amp;[.AC37]&amp;&quot;&quot;&quot;},&quot;;&quot;&quot;) &amp;IF([.AD37]&gt;0;&quot;{&quot;&quot;value&quot;&quot;:&quot;&amp;COLUMN([.AD37])-11&amp;&quot;,&quot;&quot;text&quot;&quot;:&quot;&quot;&quot;&amp;[.AD37]&amp;&quot;&quot;&quot;},&quot;;&quot;&quot;) &amp;IF([.AE37]&gt;0;&quot;{&quot;&quot;value&quot;&quot;:&quot;&amp;COLUMN([.AE37])-11&amp;&quot;,&quot;&quot;text&quot;&quot;:&quot;&quot;&quot;&amp;[.AE37]&amp;&quot;&quot;&quot;},&quot;;&quot;&quot;) &amp;IF([.AF37]&gt;0;&quot;{&quot;&quot;value&quot;&quot;:&quot;&amp;COLUMN([.AF37])-11&amp;&quot;,&quot;&quot;text&quot;&quot;:&quot;&quot;&quot;&amp;[.AF37]&amp;&quot;&quot;&quot;},&quot;;&quot;&quot;) &amp;IF([.AG37]&gt;0;&quot;{&quot;&quot;value&quot;&quot;:&quot;&amp;COLUMN([.AG37])-11&amp;&quot;,&quot;&quot;text&quot;&quot;:&quot;&quot;&quot;&amp;[.AG37]&amp;&quot;&quot;&quot;},&quot;;&quot;&quot;) &amp;IF([.AH37]&gt;0;&quot;{&quot;&quot;value&quot;&quot;:&quot;&amp;COLUMN([.AH37])-11&amp;&quot;,&quot;&quot;text&quot;&quot;:&quot;&quot;&quot;&amp;[.AH37]&amp;&quot;&quot;&quot;},&quot;;&quot;&quot;) &amp;IF([.AI37]&gt;0;&quot;{&quot;&quot;value&quot;&quot;:&quot;&amp;COLUMN([.AI37])-11&amp;&quot;,&quot;&quot;text&quot;&quot;:&quot;&quot;&quot;&amp;[.AI37]&amp;&quot;&quot;&quot;},&quot;;&quot;&quot;) &amp;IF([.AJ37]&gt;0;&quot;{&quot;&quot;value&quot;&quot;:&quot;&amp;COLUMN([.AJ37])-11&amp;&quot;,&quot;&quot;text&quot;&quot;:&quot;&quot;&quot;&amp;[.AJ37]&amp;&quot;&quot;&quot;},&quot;;&quot;&quot;) &amp;IF([.AK37]&gt;0;&quot;{&quot;&quot;value&quot;&quot;:&quot;&amp;COLUMN([.AK37])-11&amp;&quot;,&quot;&quot;text&quot;&quot;:&quot;&quot;&quot;&amp;[.AK37]&amp;&quot;&quot;&quot;},&quot;;&quot;&quot;) &amp;IF([.AL37]&gt;0;&quot;{&quot;&quot;value&quot;&quot;:&quot;&amp;COLUMN([.AL37])-11&amp;&quot;,&quot;&quot;text&quot;&quot;:&quot;&quot;&quot;&amp;[.AL37]&amp;&quot;&quot;&quot;},&quot;;&quot;&quot;) &amp;IF([.AM37]&gt;0;&quot;{&quot;&quot;value&quot;&quot;:&quot;&amp;COLUMN([.AM37])-11&amp;&quot;,&quot;&quot;text&quot;&quot;:&quot;&quot;&quot;&amp;[.AM37]&amp;&quot;&quot;&quot;},&quot;;&quot;&quot;) &amp;IF([.AN37]&gt;0;&quot;{&quot;&quot;value&quot;&quot;:&quot;&amp;COLUMN([.AN37])-11&amp;&quot;,&quot;&quot;text&quot;&quot;:&quot;&quot;&quot;&amp;[.AN37]&amp;&quot;&quot;&quot;},&quot;;&quot;&quot;) &amp;IF([.AO37]&gt;0;&quot;{&quot;&quot;value&quot;&quot;:&quot;&amp;COLUMN([.AO37])-11&amp;&quot;,&quot;&quot;text&quot;&quot;:&quot;&quot;&quot;&amp;[.AO37]&amp;&quot;&quot;&quot;},&quot;;&quot;&quot;) &amp;IF([.AP37]&gt;0;&quot;{&quot;&quot;value&quot;&quot;:&quot;&amp;COLUMN([.AP37])-11&amp;&quot;,&quot;&quot;text&quot;&quot;:&quot;&quot;&quot;&amp;[.AP37]&amp;&quot;&quot;&quot;},&quot;;&quot;&quot;) &amp;IF([.AQ37]&gt;0;&quot;{&quot;&quot;value&quot;&quot;:&quot;&amp;COLUMN([.AQ37])-11&amp;&quot;,&quot;&quot;text&quot;&quot;:&quot;&quot;&quot;&amp;[.AQ37]&amp;&quot;&quot;&quot;},&quot;;&quot;&quot;) &amp;IF([.AR37]&gt;0;&quot;{&quot;&quot;value&quot;&quot;:&quot;&amp;COLUMN([.AR37])-11&amp;&quot;,&quot;&quot;text&quot;&quot;:&quot;&quot;&quot;&amp;[.AR37]&amp;&quot;&quot;&quot;},&quot;;&quot;&quot;) &amp;IF([.AS37]&gt;0;&quot;{&quot;&quot;value&quot;&quot;:&quot;&amp;COLUMN([.AS37])-11&amp;&quot;,&quot;&quot;text&quot;&quot;:&quot;&quot;&quot;&amp;[.AS37]&amp;&quot;&quot;&quot;},&quot;;&quot;&quot;) &amp;IF([.AT37]&gt;0;&quot;{&quot;&quot;value&quot;&quot;:&quot;&amp;COLUMN([.AT37])-11&amp;&quot;,&quot;&quot;text&quot;&quot;:&quot;&quot;&quot;&amp;[.AT37]&amp;&quot;&quot;&quot;},&quot;;&quot;&quot;) &amp;IF([.AU37]&gt;0;&quot;{&quot;&quot;value&quot;&quot;:&quot;&amp;COLUMN([.AU37])-11&amp;&quot;,&quot;&quot;text&quot;&quot;:&quot;&quot;&quot;&amp;[.AU37]&amp;&quot;&quot;&quot;},&quot;;&quot;&quot;)">
            <text:p/>
          </table:table-cell>
          <table:table-cell table:style-name="ce1" table:formula="of:=IF([.AV37]&gt;0;&quot;{&quot;&quot;value&quot;&quot;:&quot;&amp;COLUMN([.AV37])-11&amp;&quot;,&quot;&quot;text&quot;&quot;:&quot;&quot;&quot;&amp;[.AV37]&amp;&quot;&quot;&quot;},&quot;;&quot;&quot;) &amp;IF([.AW37]&gt;0;&quot;{&quot;&quot;value&quot;&quot;:&quot;&amp;COLUMN([.AW37])-11&amp;&quot;,&quot;&quot;text&quot;&quot;:&quot;&quot;&quot;&amp;[.AW37]&amp;&quot;&quot;&quot;},&quot;;&quot;&quot;) &amp;IF([.AX37]&gt;0;&quot;{&quot;&quot;value&quot;&quot;:&quot;&amp;COLUMN([.AX37])-11&amp;&quot;,&quot;&quot;text&quot;&quot;:&quot;&quot;&quot;&amp;[.AX37]&amp;&quot;&quot;&quot;},&quot;;&quot;&quot;) &amp;IF([.AY37]&gt;0;&quot;{&quot;&quot;value&quot;&quot;:&quot;&amp;COLUMN([.AY37])-11&amp;&quot;,&quot;&quot;text&quot;&quot;:&quot;&quot;&quot;&amp;[.AY37]&amp;&quot;&quot;&quot;},&quot;;&quot;&quot;) &amp;IF([.AZ37]&gt;0;&quot;{&quot;&quot;value&quot;&quot;:&quot;&amp;COLUMN([.AZ37])-11&amp;&quot;,&quot;&quot;text&quot;&quot;:&quot;&quot;&quot;&amp;[.AZ37]&amp;&quot;&quot;&quot;},&quot;;&quot;&quot;) &amp;IF([.BA37]&gt;0;&quot;{&quot;&quot;value&quot;&quot;:&quot;&amp;COLUMN([.BA37])-11&amp;&quot;,&quot;&quot;text&quot;&quot;:&quot;&quot;&quot;&amp;[.BA37]&amp;&quot;&quot;&quot;},&quot;;&quot;&quot;) &amp;IF([.BB37]&gt;0;&quot;{&quot;&quot;value&quot;&quot;:&quot;&amp;COLUMN([.BB37])-11&amp;&quot;,&quot;&quot;text&quot;&quot;:&quot;&quot;&quot;&amp;[.BB37]&amp;&quot;&quot;&quot;},&quot;;&quot;&quot;) &amp;IF([.BC37]&gt;0;&quot;{&quot;&quot;value&quot;&quot;:&quot;&amp;COLUMN([.BC37])-11&amp;&quot;,&quot;&quot;text&quot;&quot;:&quot;&quot;&quot;&amp;[.BC37]&amp;&quot;&quot;&quot;},&quot;;&quot;&quot;) &amp;IF([.BD37]&gt;0;&quot;{&quot;&quot;value&quot;&quot;:&quot;&amp;COLUMN([.BD37])-11&amp;&quot;,&quot;&quot;text&quot;&quot;:&quot;&quot;&quot;&amp;[.BD37]&amp;&quot;&quot;&quot;},&quot;;&quot;&quot;) &amp;IF([.BE37]&gt;0;&quot;{&quot;&quot;value&quot;&quot;:&quot;&amp;COLUMN([.BE37])-11&amp;&quot;,&quot;&quot;text&quot;&quot;:&quot;&quot;&quot;&amp;[.BE37]&amp;&quot;&quot;&quot;},&quot;;&quot;&quot;) &amp;IF([.BF37]&gt;0;&quot;{&quot;&quot;value&quot;&quot;:&quot;&amp;COLUMN([.BF37])-11&amp;&quot;,&quot;&quot;text&quot;&quot;:&quot;&quot;&quot;&amp;[.BF37]&amp;&quot;&quot;&quot;},&quot;;&quot;&quot;) &amp;IF([.BG37]&gt;0;&quot;{&quot;&quot;value&quot;&quot;:&quot;&amp;COLUMN([.BG37])-11&amp;&quot;,&quot;&quot;text&quot;&quot;:&quot;&quot;&quot;&amp;[.BG37]&amp;&quot;&quot;&quot;},&quot;;&quot;&quot;) &amp;IF([.BH37]&gt;0;&quot;{&quot;&quot;value&quot;&quot;:&quot;&amp;COLUMN([.BH37])-11&amp;&quot;,&quot;&quot;text&quot;&quot;:&quot;&quot;&quot;&amp;[.BH37]&amp;&quot;&quot;&quot;},&quot;;&quot;&quot;) &amp;IF([.BI37]&gt;0;&quot;{&quot;&quot;value&quot;&quot;:&quot;&amp;COLUMN([.BI37])-11&amp;&quot;,&quot;&quot;text&quot;&quot;:&quot;&quot;&quot;&amp;[.BI37]&amp;&quot;&quot;&quot;},&quot;;&quot;&quot;) &amp;IF([.BJ37]&gt;0;&quot;{&quot;&quot;value&quot;&quot;:&quot;&amp;COLUMN([.BJ37])-11&amp;&quot;,&quot;&quot;text&quot;&quot;:&quot;&quot;&quot;&amp;[.BJ37]&amp;&quot;&quot;&quot;},&quot;;&quot;&quot;) &amp;IF([.BK37]&gt;0;&quot;{&quot;&quot;value&quot;&quot;:&quot;&amp;COLUMN([.BK37])-11&amp;&quot;,&quot;&quot;text&quot;&quot;:&quot;&quot;&quot;&amp;[.BK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Do you have lunch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38]&amp;&quot;,&quot;&quot;ordinal&quot;&quot;:&quot;&amp;ROW()-2&amp;&quot;,&quot;&quot;required&quot;&quot;:&quot;&amp;[.E38]&amp;&quot;,&quot;&quot;category&quot;&quot;:&quot;&quot;&quot;&amp;[.F38]&amp;&quot;&quot;&quot;,&quot;&quot;info&quot;&quot;:&quot;&quot;&quot;&amp;[.J38]&amp;&quot;&quot;&quot;&quot;&amp;&quot;,&quot;&quot;skip&quot;&quot;:&quot;&quot;&quot;&amp;[.D38]&amp;&quot;&quot;&quot;&quot;&amp;&quot;,&quot;&quot;text&quot;&quot;:&quot;&quot;&quot;&amp;[.H38]&amp;&quot;&quot;&quot;&quot;&amp;&quot;,&quot;&quot;type&quot;&quot;:&quot;&quot;&quot;&amp;[.I38]&amp;&quot;&quot;&quot;&quot;&amp;&quot;,&quot;&quot;options&quot;&quot;:[&quot; &amp;IF([.K38]&gt;0;&quot;{&quot;&quot;value&quot;&quot;:&quot;&amp;COLUMN([.K38])-11&amp;&quot;,&quot;&quot;text&quot;&quot;:&quot;&quot;&quot;&amp;[.K38]&amp;&quot;&quot;&quot;},&quot;;&quot;&quot;) &amp;IF([.L38]&gt;0;&quot;{&quot;&quot;value&quot;&quot;:&quot;&amp;COLUMN([.L38])-11&amp;&quot;,&quot;&quot;text&quot;&quot;:&quot;&quot;&quot;&amp;[.L38]&amp;&quot;&quot;&quot;},&quot;;&quot;&quot;) &amp;IF([.M38]&gt;0;&quot;{&quot;&quot;value&quot;&quot;:&quot;&amp;COLUMN([.M38])-11&amp;&quot;,&quot;&quot;text&quot;&quot;:&quot;&quot;&quot;&amp;[.M38]&amp;&quot;&quot;&quot;},&quot;;&quot;&quot;) &amp;IF([.N38]&gt;0;&quot;{&quot;&quot;value&quot;&quot;:&quot;&amp;COLUMN([.N38])-11&amp;&quot;,&quot;&quot;text&quot;&quot;:&quot;&quot;&quot;&amp;[.N38]&amp;&quot;&quot;&quot;},&quot;;&quot;&quot;) &amp;IF([.O38]&gt;0;&quot;{&quot;&quot;value&quot;&quot;:&quot;&amp;COLUMN([.O38])-11&amp;&quot;,&quot;&quot;text&quot;&quot;:&quot;&quot;&quot;&amp;[.O38]&amp;&quot;&quot;&quot;},&quot;;&quot;&quot;) &amp;IF([.P38]&gt;0;&quot;{&quot;&quot;value&quot;&quot;:&quot;&amp;COLUMN([.P38])-11&amp;&quot;,&quot;&quot;text&quot;&quot;:&quot;&quot;&quot;&amp;[.P38]&amp;&quot;&quot;&quot;},&quot;;&quot;&quot;) &amp;IF([.Q38]&gt;0;&quot;{&quot;&quot;value&quot;&quot;:&quot;&amp;COLUMN([.Q38])-11&amp;&quot;,&quot;&quot;text&quot;&quot;:&quot;&quot;&quot;&amp;[.Q38]&amp;&quot;&quot;&quot;},&quot;;&quot;&quot;) &amp;IF([.R38]&gt;0;&quot;{&quot;&quot;value&quot;&quot;:&quot;&amp;COLUMN([.R38])-11&amp;&quot;,&quot;&quot;text&quot;&quot;:&quot;&quot;&quot;&amp;[.R38]&amp;&quot;&quot;&quot;},&quot;;&quot;&quot;) &amp;IF([.S38]&gt;0;&quot;{&quot;&quot;value&quot;&quot;:&quot;&amp;COLUMN([.S38])-11&amp;&quot;,&quot;&quot;text&quot;&quot;:&quot;&quot;&quot;&amp;[.S38]&amp;&quot;&quot;&quot;},&quot;;&quot;&quot;) &amp;IF([.T38]&gt;0;&quot;{&quot;&quot;value&quot;&quot;:&quot;&amp;COLUMN([.T38])-11&amp;&quot;,&quot;&quot;text&quot;&quot;:&quot;&quot;&quot;&amp;[.T38]&amp;&quot;&quot;&quot;},&quot;;&quot;&quot;) &amp;IF([.U38]&gt;0;&quot;{&quot;&quot;value&quot;&quot;:&quot;&amp;COLUMN([.U38])-11&amp;&quot;,&quot;&quot;text&quot;&quot;:&quot;&quot;&quot;&amp;[.U38]&amp;&quot;&quot;&quot;},&quot;;&quot;&quot;) &amp;IF([.V38]&gt;0;&quot;{&quot;&quot;value&quot;&quot;:&quot;&amp;COLUMN([.V38])-11&amp;&quot;,&quot;&quot;text&quot;&quot;:&quot;&quot;&quot;&amp;[.V38]&amp;&quot;&quot;&quot;},&quot;;&quot;&quot;) &amp;IF([.W38]&gt;0;&quot;{&quot;&quot;value&quot;&quot;:&quot;&amp;COLUMN([.W38])-11&amp;&quot;,&quot;&quot;text&quot;&quot;:&quot;&quot;&quot;&amp;[.W38]&amp;&quot;&quot;&quot;},&quot;;&quot;&quot;) &amp;IF([.X38]&gt;0;&quot;{&quot;&quot;value&quot;&quot;:&quot;&amp;COLUMN([.X38])-11&amp;&quot;,&quot;&quot;text&quot;&quot;:&quot;&quot;&quot;&amp;[.X38]&amp;&quot;&quot;&quot;},&quot;;&quot;&quot;) &amp;IF([.Y38]&gt;0;&quot;{&quot;&quot;value&quot;&quot;:&quot;&amp;COLUMN([.Y38])-11&amp;&quot;,&quot;&quot;text&quot;&quot;:&quot;&quot;&quot;&amp;[.Y38]&amp;&quot;&quot;&quot;},&quot;;&quot;&quot;) &amp;IF([.Z38]&gt;0;&quot;{&quot;&quot;value&quot;&quot;:&quot;&amp;COLUMN([.Z38])-11&amp;&quot;,&quot;&quot;text&quot;&quot;:&quot;&quot;&quot;&amp;[.Z38]&amp;&quot;&quot;&quot;},&quot;;&quot;&quot;) &amp;IF([.AA38]&gt;0;&quot;{&quot;&quot;value&quot;&quot;:&quot;&amp;COLUMN([.AA38])-11&amp;&quot;,&quot;&quot;text&quot;&quot;:&quot;&quot;&quot;&amp;[.AA38]&amp;&quot;&quot;&quot;},&quot;;&quot;&quot;)" office:value-type="string" office:string-value="{&quot;id&quot;:311,&quot;ordinal&quot;:36,&quot;required&quot;:0,&quot;category&quot;:&quot;Eating&quot;,&quot;info&quot;:&quot;null&quot;,&quot;skip&quot;:&quot;31.1&quot;,&quot;text&quot;:&quot;What do you usually eat for lunch?&quot;,&quot;type&quot;:&quot;MC&quot;,&quot;options&quot;:[{&quot;value&quot;:0,&quot;text&quot;:&quot;Sandwich / Panini&quot;},{&quot;value&quot;:1,&quot;text&quot;:&quot;Salad&quot;},{&quot;value&quot;:2,&quot;text&quot;:&quot;Soup&quot;},{&quot;value&quot;:3,&quot;text&quot;:&quot;Fish&quot;},{&quot;value&quot;:4,&quot;text&quot;:&quot;Beef&quot;},{&quot;value&quot;:5,&quot;text&quot;:&quot;Lamb&quot;},{&quot;value&quot;:6,&quot;text&quot;:&quot;Chicken&quot;},{&quot;value&quot;:7,&quot;text&quot;:&quot;Turkey&quot;},{&quot;value&quot;:8,&quot;text&quot;:&quot;Burger&quot;},{&quot;value&quot;:9,&quot;text&quot;:&quot;Pie / pasty&quot;},{&quot;value&quot;:10,&quot;text&quot;:&quot;Pizza&quot;},{&quot;value&quot;:11,&quot;text&quot;:&quot;Chips&quot;},{&quot;value&quot;:12,&quot;text&quot;:&quot;Potato / es&quot;},{&quot;value&quot;:13,&quot;text&quot;:&quot;Pasta&quot;},{&quot;value&quot;:14,&quot;text&quot;:&quot;Rice&quot;},{&quot;value&quot;:15,&quot;text&quot;:&quot;Curry&quot;},{&quot;value&quot;:16,&quot;text&quot;:&quot;Baked beans&quot;},">
            <text:p>{"id":311,"ordinal":36,"required":0,"category":"Eating","info":"null","skip":"31.1","text":"What do you usually eat for lunch?","type":"MC","options":[{"value":0,"text":"Sandwich / Panini"},{"value":1,"text":"Salad"},{"value":2,"text":"Soup"},{"value":3,"text":"Fish"},{"value":4,"text":"Beef"},{"value":5,"text":"Lamb"},{"value":6,"text":"Chicken"},{"value":7,"text":"Turkey"},{"value":8,"text":"Burger"},{"value":9,"text":"Pie / pasty"},{"value":10,"text":"Pizza"},{"value":11,"text":"Chips"},{"value":12,"text":"Potato / es"},{"value":13,"text":"Pasta"},{"value":14,"text":"Rice"},{"value":15,"text":"Curry"},{"value":16,"text":"Baked beans"},</text:p>
          </table:table-cell>
          <table:table-cell table:style-name="ce2" table:formula="of:=IF([.AB38]&gt;0;&quot;{&quot;&quot;value&quot;&quot;:&quot;&amp;COLUMN([.AB38])-11&amp;&quot;,&quot;&quot;text&quot;&quot;:&quot;&quot;&quot;&amp;[.AB38]&amp;&quot;&quot;&quot;},&quot;;&quot;&quot;) &amp;IF([.AC38]&gt;0;&quot;{&quot;&quot;value&quot;&quot;:&quot;&amp;COLUMN([.AC38])-11&amp;&quot;,&quot;&quot;text&quot;&quot;:&quot;&quot;&quot;&amp;[.AC38]&amp;&quot;&quot;&quot;},&quot;;&quot;&quot;) &amp;IF([.AD38]&gt;0;&quot;{&quot;&quot;value&quot;&quot;:&quot;&amp;COLUMN([.AD38])-11&amp;&quot;,&quot;&quot;text&quot;&quot;:&quot;&quot;&quot;&amp;[.AD38]&amp;&quot;&quot;&quot;},&quot;;&quot;&quot;) &amp;IF([.AE38]&gt;0;&quot;{&quot;&quot;value&quot;&quot;:&quot;&amp;COLUMN([.AE38])-11&amp;&quot;,&quot;&quot;text&quot;&quot;:&quot;&quot;&quot;&amp;[.AE38]&amp;&quot;&quot;&quot;},&quot;;&quot;&quot;) &amp;IF([.AF38]&gt;0;&quot;{&quot;&quot;value&quot;&quot;:&quot;&amp;COLUMN([.AF38])-11&amp;&quot;,&quot;&quot;text&quot;&quot;:&quot;&quot;&quot;&amp;[.AF38]&amp;&quot;&quot;&quot;},&quot;;&quot;&quot;) &amp;IF([.AG38]&gt;0;&quot;{&quot;&quot;value&quot;&quot;:&quot;&amp;COLUMN([.AG38])-11&amp;&quot;,&quot;&quot;text&quot;&quot;:&quot;&quot;&quot;&amp;[.AG38]&amp;&quot;&quot;&quot;},&quot;;&quot;&quot;) &amp;IF([.AH38]&gt;0;&quot;{&quot;&quot;value&quot;&quot;:&quot;&amp;COLUMN([.AH38])-11&amp;&quot;,&quot;&quot;text&quot;&quot;:&quot;&quot;&quot;&amp;[.AH38]&amp;&quot;&quot;&quot;},&quot;;&quot;&quot;) &amp;IF([.AI38]&gt;0;&quot;{&quot;&quot;value&quot;&quot;:&quot;&amp;COLUMN([.AI38])-11&amp;&quot;,&quot;&quot;text&quot;&quot;:&quot;&quot;&quot;&amp;[.AI38]&amp;&quot;&quot;&quot;},&quot;;&quot;&quot;) &amp;IF([.AJ38]&gt;0;&quot;{&quot;&quot;value&quot;&quot;:&quot;&amp;COLUMN([.AJ38])-11&amp;&quot;,&quot;&quot;text&quot;&quot;:&quot;&quot;&quot;&amp;[.AJ38]&amp;&quot;&quot;&quot;},&quot;;&quot;&quot;) &amp;IF([.AK38]&gt;0;&quot;{&quot;&quot;value&quot;&quot;:&quot;&amp;COLUMN([.AK38])-11&amp;&quot;,&quot;&quot;text&quot;&quot;:&quot;&quot;&quot;&amp;[.AK38]&amp;&quot;&quot;&quot;},&quot;;&quot;&quot;) &amp;IF([.AL38]&gt;0;&quot;{&quot;&quot;value&quot;&quot;:&quot;&amp;COLUMN([.AL38])-11&amp;&quot;,&quot;&quot;text&quot;&quot;:&quot;&quot;&quot;&amp;[.AL38]&amp;&quot;&quot;&quot;},&quot;;&quot;&quot;) &amp;IF([.AM38]&gt;0;&quot;{&quot;&quot;value&quot;&quot;:&quot;&amp;COLUMN([.AM38])-11&amp;&quot;,&quot;&quot;text&quot;&quot;:&quot;&quot;&quot;&amp;[.AM38]&amp;&quot;&quot;&quot;},&quot;;&quot;&quot;) &amp;IF([.AN38]&gt;0;&quot;{&quot;&quot;value&quot;&quot;:&quot;&amp;COLUMN([.AN38])-11&amp;&quot;,&quot;&quot;text&quot;&quot;:&quot;&quot;&quot;&amp;[.AN38]&amp;&quot;&quot;&quot;},&quot;;&quot;&quot;) &amp;IF([.AO38]&gt;0;&quot;{&quot;&quot;value&quot;&quot;:&quot;&amp;COLUMN([.AO38])-11&amp;&quot;,&quot;&quot;text&quot;&quot;:&quot;&quot;&quot;&amp;[.AO38]&amp;&quot;&quot;&quot;},&quot;;&quot;&quot;) &amp;IF([.AP38]&gt;0;&quot;{&quot;&quot;value&quot;&quot;:&quot;&amp;COLUMN([.AP38])-11&amp;&quot;,&quot;&quot;text&quot;&quot;:&quot;&quot;&quot;&amp;[.AP38]&amp;&quot;&quot;&quot;},&quot;;&quot;&quot;) &amp;IF([.AQ38]&gt;0;&quot;{&quot;&quot;value&quot;&quot;:&quot;&amp;COLUMN([.AQ38])-11&amp;&quot;,&quot;&quot;text&quot;&quot;:&quot;&quot;&quot;&amp;[.AQ38]&amp;&quot;&quot;&quot;},&quot;;&quot;&quot;) &amp;IF([.AR38]&gt;0;&quot;{&quot;&quot;value&quot;&quot;:&quot;&amp;COLUMN([.AR38])-11&amp;&quot;,&quot;&quot;text&quot;&quot;:&quot;&quot;&quot;&amp;[.AR38]&amp;&quot;&quot;&quot;},&quot;;&quot;&quot;) &amp;IF([.AS38]&gt;0;&quot;{&quot;&quot;value&quot;&quot;:&quot;&amp;COLUMN([.AS38])-11&amp;&quot;,&quot;&quot;text&quot;&quot;:&quot;&quot;&quot;&amp;[.AS38]&amp;&quot;&quot;&quot;},&quot;;&quot;&quot;) &amp;IF([.AT38]&gt;0;&quot;{&quot;&quot;value&quot;&quot;:&quot;&amp;COLUMN([.AT38])-11&amp;&quot;,&quot;&quot;text&quot;&quot;:&quot;&quot;&quot;&amp;[.AT38]&amp;&quot;&quot;&quot;},&quot;;&quot;&quot;) &amp;IF([.AU38]&gt;0;&quot;{&quot;&quot;value&quot;&quot;:&quot;&amp;COLUMN([.AU38])-11&amp;&quot;,&quot;&quot;text&quot;&quot;:&quot;&quot;&quot;&amp;[.AU38]&amp;&quot;&quot;&quot;},&quot;;&quot;&quot;)" office:value-type="string" office:string-value="{&quot;value&quot;:17,&quot;text&quot;:&quot;Vegetables&quot;},{&quot;value&quot;:18,&quot;text&quot;:&quot;Pot snack (pasta or noodles)&quot;},{&quot;value&quot;:19,&quot;text&quot;:&quot;Sushi&quot;},{&quot;value&quot;:20,&quot;text&quot;:&quot;TEXT_OTHER&quot;},">
            <text:p>{"value":17,"text":"Vegetables"},{"value":18,"text":"Pot snack (pasta or noodles)"},{"value":19,"text":"Sushi"},{"value":20,"text":"TEXT_OTHER"},</text:p>
          </table:table-cell>
          <table:table-cell table:style-name="ce1" table:formula="of:=IF([.AV38]&gt;0;&quot;{&quot;&quot;value&quot;&quot;:&quot;&amp;COLUMN([.AV38])-11&amp;&quot;,&quot;&quot;text&quot;&quot;:&quot;&quot;&quot;&amp;[.AV38]&amp;&quot;&quot;&quot;},&quot;;&quot;&quot;) &amp;IF([.AW38]&gt;0;&quot;{&quot;&quot;value&quot;&quot;:&quot;&amp;COLUMN([.AW38])-11&amp;&quot;,&quot;&quot;text&quot;&quot;:&quot;&quot;&quot;&amp;[.AW38]&amp;&quot;&quot;&quot;},&quot;;&quot;&quot;) &amp;IF([.AX38]&gt;0;&quot;{&quot;&quot;value&quot;&quot;:&quot;&amp;COLUMN([.AX38])-11&amp;&quot;,&quot;&quot;text&quot;&quot;:&quot;&quot;&quot;&amp;[.AX38]&amp;&quot;&quot;&quot;},&quot;;&quot;&quot;) &amp;IF([.AY38]&gt;0;&quot;{&quot;&quot;value&quot;&quot;:&quot;&amp;COLUMN([.AY38])-11&amp;&quot;,&quot;&quot;text&quot;&quot;:&quot;&quot;&quot;&amp;[.AY38]&amp;&quot;&quot;&quot;},&quot;;&quot;&quot;) &amp;IF([.AZ38]&gt;0;&quot;{&quot;&quot;value&quot;&quot;:&quot;&amp;COLUMN([.AZ38])-11&amp;&quot;,&quot;&quot;text&quot;&quot;:&quot;&quot;&quot;&amp;[.AZ38]&amp;&quot;&quot;&quot;},&quot;;&quot;&quot;) &amp;IF([.BA38]&gt;0;&quot;{&quot;&quot;value&quot;&quot;:&quot;&amp;COLUMN([.BA38])-11&amp;&quot;,&quot;&quot;text&quot;&quot;:&quot;&quot;&quot;&amp;[.BA38]&amp;&quot;&quot;&quot;},&quot;;&quot;&quot;) &amp;IF([.BB38]&gt;0;&quot;{&quot;&quot;value&quot;&quot;:&quot;&amp;COLUMN([.BB38])-11&amp;&quot;,&quot;&quot;text&quot;&quot;:&quot;&quot;&quot;&amp;[.BB38]&amp;&quot;&quot;&quot;},&quot;;&quot;&quot;) &amp;IF([.BC38]&gt;0;&quot;{&quot;&quot;value&quot;&quot;:&quot;&amp;COLUMN([.BC38])-11&amp;&quot;,&quot;&quot;text&quot;&quot;:&quot;&quot;&quot;&amp;[.BC38]&amp;&quot;&quot;&quot;},&quot;;&quot;&quot;) &amp;IF([.BD38]&gt;0;&quot;{&quot;&quot;value&quot;&quot;:&quot;&amp;COLUMN([.BD38])-11&amp;&quot;,&quot;&quot;text&quot;&quot;:&quot;&quot;&quot;&amp;[.BD38]&amp;&quot;&quot;&quot;},&quot;;&quot;&quot;) &amp;IF([.BE38]&gt;0;&quot;{&quot;&quot;value&quot;&quot;:&quot;&amp;COLUMN([.BE38])-11&amp;&quot;,&quot;&quot;text&quot;&quot;:&quot;&quot;&quot;&amp;[.BE38]&amp;&quot;&quot;&quot;},&quot;;&quot;&quot;) &amp;IF([.BF38]&gt;0;&quot;{&quot;&quot;value&quot;&quot;:&quot;&amp;COLUMN([.BF38])-11&amp;&quot;,&quot;&quot;text&quot;&quot;:&quot;&quot;&quot;&amp;[.BF38]&amp;&quot;&quot;&quot;},&quot;;&quot;&quot;) &amp;IF([.BG38]&gt;0;&quot;{&quot;&quot;value&quot;&quot;:&quot;&amp;COLUMN([.BG38])-11&amp;&quot;,&quot;&quot;text&quot;&quot;:&quot;&quot;&quot;&amp;[.BG38]&amp;&quot;&quot;&quot;},&quot;;&quot;&quot;) &amp;IF([.BH38]&gt;0;&quot;{&quot;&quot;value&quot;&quot;:&quot;&amp;COLUMN([.BH38])-11&amp;&quot;,&quot;&quot;text&quot;&quot;:&quot;&quot;&quot;&amp;[.BH38]&amp;&quot;&quot;&quot;},&quot;;&quot;&quot;) &amp;IF([.BI38]&gt;0;&quot;{&quot;&quot;value&quot;&quot;:&quot;&amp;COLUMN([.BI38])-11&amp;&quot;,&quot;&quot;text&quot;&quot;:&quot;&quot;&quot;&amp;[.BI38]&amp;&quot;&quot;&quot;},&quot;;&quot;&quot;) &amp;IF([.BJ38]&gt;0;&quot;{&quot;&quot;value&quot;&quot;:&quot;&amp;COLUMN([.BJ38])-11&amp;&quot;,&quot;&quot;text&quot;&quot;:&quot;&quot;&quot;&amp;[.BJ38]&amp;&quot;&quot;&quot;},&quot;;&quot;&quot;) &amp;IF([.BK38]&gt;0;&quot;{&quot;&quot;value&quot;&quot;:&quot;&amp;COLUMN([.BK38])-11&amp;&quot;,&quot;&quot;text&quot;&quot;:&quot;&quot;&quot;&amp;[.BK38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1">
            <text:p>31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table:number-columns-repeated="32"/>
          <table:table-cell table:number-columns-repeated="961"/>
        </table:table-row>
        <table:table-row table:style-name="ro2">
          <table:table-cell table:style-name="ce1" table:formula="of:=&quot;{&quot;&quot;id&quot;&quot;:&quot;&amp;[.G39]&amp;&quot;,&quot;&quot;ordinal&quot;&quot;:&quot;&amp;ROW()-2&amp;&quot;,&quot;&quot;required&quot;&quot;:&quot;&amp;[.E39]&amp;&quot;,&quot;&quot;category&quot;&quot;:&quot;&quot;&quot;&amp;[.F39]&amp;&quot;&quot;&quot;,&quot;&quot;info&quot;&quot;:&quot;&quot;&quot;&amp;[.J39]&amp;&quot;&quot;&quot;&quot;&amp;&quot;,&quot;&quot;skip&quot;&quot;:&quot;&quot;&quot;&amp;[.D39]&amp;&quot;&quot;&quot;&quot;&amp;&quot;,&quot;&quot;text&quot;&quot;:&quot;&quot;&quot;&amp;[.H39]&amp;&quot;&quot;&quot;&quot;&amp;&quot;,&quot;&quot;type&quot;&quot;:&quot;&quot;&quot;&amp;[.I39]&amp;&quot;&quot;&quot;&quot;&amp;&quot;,&quot;&quot;options&quot;&quot;:[&quot; &amp;IF([.K39]&gt;0;&quot;{&quot;&quot;value&quot;&quot;:&quot;&amp;COLUMN([.K39])-11&amp;&quot;,&quot;&quot;text&quot;&quot;:&quot;&quot;&quot;&amp;[.K39]&amp;&quot;&quot;&quot;},&quot;;&quot;&quot;) &amp;IF([.L39]&gt;0;&quot;{&quot;&quot;value&quot;&quot;:&quot;&amp;COLUMN([.L39])-11&amp;&quot;,&quot;&quot;text&quot;&quot;:&quot;&quot;&quot;&amp;[.L39]&amp;&quot;&quot;&quot;},&quot;;&quot;&quot;) &amp;IF([.M39]&gt;0;&quot;{&quot;&quot;value&quot;&quot;:&quot;&amp;COLUMN([.M39])-11&amp;&quot;,&quot;&quot;text&quot;&quot;:&quot;&quot;&quot;&amp;[.M39]&amp;&quot;&quot;&quot;},&quot;;&quot;&quot;) &amp;IF([.N39]&gt;0;&quot;{&quot;&quot;value&quot;&quot;:&quot;&amp;COLUMN([.N39])-11&amp;&quot;,&quot;&quot;text&quot;&quot;:&quot;&quot;&quot;&amp;[.N39]&amp;&quot;&quot;&quot;},&quot;;&quot;&quot;) &amp;IF([.O39]&gt;0;&quot;{&quot;&quot;value&quot;&quot;:&quot;&amp;COLUMN([.O39])-11&amp;&quot;,&quot;&quot;text&quot;&quot;:&quot;&quot;&quot;&amp;[.O39]&amp;&quot;&quot;&quot;},&quot;;&quot;&quot;) &amp;IF([.P39]&gt;0;&quot;{&quot;&quot;value&quot;&quot;:&quot;&amp;COLUMN([.P39])-11&amp;&quot;,&quot;&quot;text&quot;&quot;:&quot;&quot;&quot;&amp;[.P39]&amp;&quot;&quot;&quot;},&quot;;&quot;&quot;) &amp;IF([.Q39]&gt;0;&quot;{&quot;&quot;value&quot;&quot;:&quot;&amp;COLUMN([.Q39])-11&amp;&quot;,&quot;&quot;text&quot;&quot;:&quot;&quot;&quot;&amp;[.Q39]&amp;&quot;&quot;&quot;},&quot;;&quot;&quot;) &amp;IF([.R39]&gt;0;&quot;{&quot;&quot;value&quot;&quot;:&quot;&amp;COLUMN([.R39])-11&amp;&quot;,&quot;&quot;text&quot;&quot;:&quot;&quot;&quot;&amp;[.R39]&amp;&quot;&quot;&quot;},&quot;;&quot;&quot;) &amp;IF([.S39]&gt;0;&quot;{&quot;&quot;value&quot;&quot;:&quot;&amp;COLUMN([.S39])-11&amp;&quot;,&quot;&quot;text&quot;&quot;:&quot;&quot;&quot;&amp;[.S39]&amp;&quot;&quot;&quot;},&quot;;&quot;&quot;) &amp;IF([.T39]&gt;0;&quot;{&quot;&quot;value&quot;&quot;:&quot;&amp;COLUMN([.T39])-11&amp;&quot;,&quot;&quot;text&quot;&quot;:&quot;&quot;&quot;&amp;[.T39]&amp;&quot;&quot;&quot;},&quot;;&quot;&quot;) &amp;IF([.U39]&gt;0;&quot;{&quot;&quot;value&quot;&quot;:&quot;&amp;COLUMN([.U39])-11&amp;&quot;,&quot;&quot;text&quot;&quot;:&quot;&quot;&quot;&amp;[.U39]&amp;&quot;&quot;&quot;},&quot;;&quot;&quot;) &amp;IF([.V39]&gt;0;&quot;{&quot;&quot;value&quot;&quot;:&quot;&amp;COLUMN([.V39])-11&amp;&quot;,&quot;&quot;text&quot;&quot;:&quot;&quot;&quot;&amp;[.V39]&amp;&quot;&quot;&quot;},&quot;;&quot;&quot;) &amp;IF([.W39]&gt;0;&quot;{&quot;&quot;value&quot;&quot;:&quot;&amp;COLUMN([.W39])-11&amp;&quot;,&quot;&quot;text&quot;&quot;:&quot;&quot;&quot;&amp;[.W39]&amp;&quot;&quot;&quot;},&quot;;&quot;&quot;) &amp;IF([.X39]&gt;0;&quot;{&quot;&quot;value&quot;&quot;:&quot;&amp;COLUMN([.X39])-11&amp;&quot;,&quot;&quot;text&quot;&quot;:&quot;&quot;&quot;&amp;[.X39]&amp;&quot;&quot;&quot;},&quot;;&quot;&quot;) &amp;IF([.Y39]&gt;0;&quot;{&quot;&quot;value&quot;&quot;:&quot;&amp;COLUMN([.Y39])-11&amp;&quot;,&quot;&quot;text&quot;&quot;:&quot;&quot;&quot;&amp;[.Y39]&amp;&quot;&quot;&quot;},&quot;;&quot;&quot;) &amp;IF([.Z39]&gt;0;&quot;{&quot;&quot;value&quot;&quot;:&quot;&amp;COLUMN([.Z39])-11&amp;&quot;,&quot;&quot;text&quot;&quot;:&quot;&quot;&quot;&amp;[.Z39]&amp;&quot;&quot;&quot;},&quot;;&quot;&quot;) &amp;IF([.AA39]&gt;0;&quot;{&quot;&quot;value&quot;&quot;:&quot;&amp;COLUMN([.AA39])-11&amp;&quot;,&quot;&quot;text&quot;&quot;:&quot;&quot;&quot;&amp;[.AA39]&amp;&quot;&quot;&quot;},&quot;;&quot;&quot;)" office:value-type="string" office:string-value="{&quot;id&quot;:312,&quot;ordinal&quot;:37,&quot;required&quot;:0,&quot;category&quot;:&quot;Eating&quot;,&quot;info&quot;:&quot;null&quot;,&quot;skip&quot;:&quot;31.1&quot;,&quot;text&quot;:&quot;What snacks / dessert do you have with lunch?&quot;,&quot;type&quot;:&quot;MC&quot;,&quot;options&quot;:[{&quot;value&quot;:0,&quot;text&quot;:&quot;Fruit&quot;},{&quot;value&quot;:1,&quot;text&quot;:&quot;Crisps&quot;},{&quot;value&quot;:2,&quot;text&quot;:&quot;Cereal bar&quot;},{&quot;value&quot;:3,&quot;text&quot;:&quot;Chocolate bar&quot;},{&quot;value&quot;:4,&quot;text&quot;:&quot;Yoghurt&quot;},{&quot;value&quot;:5,&quot;text&quot;:&quot;Sweets&quot;},{&quot;value&quot;:6,&quot;text&quot;:&quot;Cake&quot;},{&quot;value&quot;:7,&quot;text&quot;:&quot;Biscuit&quot;},{&quot;value&quot;:8,&quot;text&quot;:&quot;TEXT_OTHER&quot;},">
            <text:p>{"id":312,"ordinal":37,"required":0,"category":"Eating","info":"null","skip":"31.1","text":"What snacks / dessert do you have with lunch?","type":"MC","options":[{"value":0,"text":"Fruit"},{"value":1,"text":"Crisps"},{"value":2,"text":"Cereal bar"},{"value":3,"text":"Chocolate bar"},{"value":4,"text":"Yoghurt"},{"value":5,"text":"Sweets"},{"value":6,"text":"Cake"},{"value":7,"text":"Biscuit"},{"value":8,"text":"TEXT_OTHER"},</text:p>
          </table:table-cell>
          <table:table-cell table:style-name="ce2" table:formula="of:=IF([.AB39]&gt;0;&quot;{&quot;&quot;value&quot;&quot;:&quot;&amp;COLUMN([.AB39])-11&amp;&quot;,&quot;&quot;text&quot;&quot;:&quot;&quot;&quot;&amp;[.AB39]&amp;&quot;&quot;&quot;},&quot;;&quot;&quot;) &amp;IF([.AC39]&gt;0;&quot;{&quot;&quot;value&quot;&quot;:&quot;&amp;COLUMN([.AC39])-11&amp;&quot;,&quot;&quot;text&quot;&quot;:&quot;&quot;&quot;&amp;[.AC39]&amp;&quot;&quot;&quot;},&quot;;&quot;&quot;) &amp;IF([.AD39]&gt;0;&quot;{&quot;&quot;value&quot;&quot;:&quot;&amp;COLUMN([.AD39])-11&amp;&quot;,&quot;&quot;text&quot;&quot;:&quot;&quot;&quot;&amp;[.AD39]&amp;&quot;&quot;&quot;},&quot;;&quot;&quot;) &amp;IF([.AE39]&gt;0;&quot;{&quot;&quot;value&quot;&quot;:&quot;&amp;COLUMN([.AE39])-11&amp;&quot;,&quot;&quot;text&quot;&quot;:&quot;&quot;&quot;&amp;[.AE39]&amp;&quot;&quot;&quot;},&quot;;&quot;&quot;) &amp;IF([.AF39]&gt;0;&quot;{&quot;&quot;value&quot;&quot;:&quot;&amp;COLUMN([.AF39])-11&amp;&quot;,&quot;&quot;text&quot;&quot;:&quot;&quot;&quot;&amp;[.AF39]&amp;&quot;&quot;&quot;},&quot;;&quot;&quot;) &amp;IF([.AG39]&gt;0;&quot;{&quot;&quot;value&quot;&quot;:&quot;&amp;COLUMN([.AG39])-11&amp;&quot;,&quot;&quot;text&quot;&quot;:&quot;&quot;&quot;&amp;[.AG39]&amp;&quot;&quot;&quot;},&quot;;&quot;&quot;) &amp;IF([.AH39]&gt;0;&quot;{&quot;&quot;value&quot;&quot;:&quot;&amp;COLUMN([.AH39])-11&amp;&quot;,&quot;&quot;text&quot;&quot;:&quot;&quot;&quot;&amp;[.AH39]&amp;&quot;&quot;&quot;},&quot;;&quot;&quot;) &amp;IF([.AI39]&gt;0;&quot;{&quot;&quot;value&quot;&quot;:&quot;&amp;COLUMN([.AI39])-11&amp;&quot;,&quot;&quot;text&quot;&quot;:&quot;&quot;&quot;&amp;[.AI39]&amp;&quot;&quot;&quot;},&quot;;&quot;&quot;) &amp;IF([.AJ39]&gt;0;&quot;{&quot;&quot;value&quot;&quot;:&quot;&amp;COLUMN([.AJ39])-11&amp;&quot;,&quot;&quot;text&quot;&quot;:&quot;&quot;&quot;&amp;[.AJ39]&amp;&quot;&quot;&quot;},&quot;;&quot;&quot;) &amp;IF([.AK39]&gt;0;&quot;{&quot;&quot;value&quot;&quot;:&quot;&amp;COLUMN([.AK39])-11&amp;&quot;,&quot;&quot;text&quot;&quot;:&quot;&quot;&quot;&amp;[.AK39]&amp;&quot;&quot;&quot;},&quot;;&quot;&quot;) &amp;IF([.AL39]&gt;0;&quot;{&quot;&quot;value&quot;&quot;:&quot;&amp;COLUMN([.AL39])-11&amp;&quot;,&quot;&quot;text&quot;&quot;:&quot;&quot;&quot;&amp;[.AL39]&amp;&quot;&quot;&quot;},&quot;;&quot;&quot;) &amp;IF([.AM39]&gt;0;&quot;{&quot;&quot;value&quot;&quot;:&quot;&amp;COLUMN([.AM39])-11&amp;&quot;,&quot;&quot;text&quot;&quot;:&quot;&quot;&quot;&amp;[.AM39]&amp;&quot;&quot;&quot;},&quot;;&quot;&quot;) &amp;IF([.AN39]&gt;0;&quot;{&quot;&quot;value&quot;&quot;:&quot;&amp;COLUMN([.AN39])-11&amp;&quot;,&quot;&quot;text&quot;&quot;:&quot;&quot;&quot;&amp;[.AN39]&amp;&quot;&quot;&quot;},&quot;;&quot;&quot;) &amp;IF([.AO39]&gt;0;&quot;{&quot;&quot;value&quot;&quot;:&quot;&amp;COLUMN([.AO39])-11&amp;&quot;,&quot;&quot;text&quot;&quot;:&quot;&quot;&quot;&amp;[.AO39]&amp;&quot;&quot;&quot;},&quot;;&quot;&quot;) &amp;IF([.AP39]&gt;0;&quot;{&quot;&quot;value&quot;&quot;:&quot;&amp;COLUMN([.AP39])-11&amp;&quot;,&quot;&quot;text&quot;&quot;:&quot;&quot;&quot;&amp;[.AP39]&amp;&quot;&quot;&quot;},&quot;;&quot;&quot;) &amp;IF([.AQ39]&gt;0;&quot;{&quot;&quot;value&quot;&quot;:&quot;&amp;COLUMN([.AQ39])-11&amp;&quot;,&quot;&quot;text&quot;&quot;:&quot;&quot;&quot;&amp;[.AQ39]&amp;&quot;&quot;&quot;},&quot;;&quot;&quot;) &amp;IF([.AR39]&gt;0;&quot;{&quot;&quot;value&quot;&quot;:&quot;&amp;COLUMN([.AR39])-11&amp;&quot;,&quot;&quot;text&quot;&quot;:&quot;&quot;&quot;&amp;[.AR39]&amp;&quot;&quot;&quot;},&quot;;&quot;&quot;) &amp;IF([.AS39]&gt;0;&quot;{&quot;&quot;value&quot;&quot;:&quot;&amp;COLUMN([.AS39])-11&amp;&quot;,&quot;&quot;text&quot;&quot;:&quot;&quot;&quot;&amp;[.AS39]&amp;&quot;&quot;&quot;},&quot;;&quot;&quot;) &amp;IF([.AT39]&gt;0;&quot;{&quot;&quot;value&quot;&quot;:&quot;&amp;COLUMN([.AT39])-11&amp;&quot;,&quot;&quot;text&quot;&quot;:&quot;&quot;&quot;&amp;[.AT39]&amp;&quot;&quot;&quot;},&quot;;&quot;&quot;) &amp;IF([.AU39]&gt;0;&quot;{&quot;&quot;value&quot;&quot;:&quot;&amp;COLUMN([.AU39])-11&amp;&quot;,&quot;&quot;text&quot;&quot;:&quot;&quot;&quot;&amp;[.AU39]&amp;&quot;&quot;&quot;},&quot;;&quot;&quot;)">
            <text:p/>
          </table:table-cell>
          <table:table-cell table:style-name="ce1" table:formula="of:=IF([.AV39]&gt;0;&quot;{&quot;&quot;value&quot;&quot;:&quot;&amp;COLUMN([.AV39])-11&amp;&quot;,&quot;&quot;text&quot;&quot;:&quot;&quot;&quot;&amp;[.AV39]&amp;&quot;&quot;&quot;},&quot;;&quot;&quot;) &amp;IF([.AW39]&gt;0;&quot;{&quot;&quot;value&quot;&quot;:&quot;&amp;COLUMN([.AW39])-11&amp;&quot;,&quot;&quot;text&quot;&quot;:&quot;&quot;&quot;&amp;[.AW39]&amp;&quot;&quot;&quot;},&quot;;&quot;&quot;) &amp;IF([.AX39]&gt;0;&quot;{&quot;&quot;value&quot;&quot;:&quot;&amp;COLUMN([.AX39])-11&amp;&quot;,&quot;&quot;text&quot;&quot;:&quot;&quot;&quot;&amp;[.AX39]&amp;&quot;&quot;&quot;},&quot;;&quot;&quot;) &amp;IF([.AY39]&gt;0;&quot;{&quot;&quot;value&quot;&quot;:&quot;&amp;COLUMN([.AY39])-11&amp;&quot;,&quot;&quot;text&quot;&quot;:&quot;&quot;&quot;&amp;[.AY39]&amp;&quot;&quot;&quot;},&quot;;&quot;&quot;) &amp;IF([.AZ39]&gt;0;&quot;{&quot;&quot;value&quot;&quot;:&quot;&amp;COLUMN([.AZ39])-11&amp;&quot;,&quot;&quot;text&quot;&quot;:&quot;&quot;&quot;&amp;[.AZ39]&amp;&quot;&quot;&quot;},&quot;;&quot;&quot;) &amp;IF([.BA39]&gt;0;&quot;{&quot;&quot;value&quot;&quot;:&quot;&amp;COLUMN([.BA39])-11&amp;&quot;,&quot;&quot;text&quot;&quot;:&quot;&quot;&quot;&amp;[.BA39]&amp;&quot;&quot;&quot;},&quot;;&quot;&quot;) &amp;IF([.BB39]&gt;0;&quot;{&quot;&quot;value&quot;&quot;:&quot;&amp;COLUMN([.BB39])-11&amp;&quot;,&quot;&quot;text&quot;&quot;:&quot;&quot;&quot;&amp;[.BB39]&amp;&quot;&quot;&quot;},&quot;;&quot;&quot;) &amp;IF([.BC39]&gt;0;&quot;{&quot;&quot;value&quot;&quot;:&quot;&amp;COLUMN([.BC39])-11&amp;&quot;,&quot;&quot;text&quot;&quot;:&quot;&quot;&quot;&amp;[.BC39]&amp;&quot;&quot;&quot;},&quot;;&quot;&quot;) &amp;IF([.BD39]&gt;0;&quot;{&quot;&quot;value&quot;&quot;:&quot;&amp;COLUMN([.BD39])-11&amp;&quot;,&quot;&quot;text&quot;&quot;:&quot;&quot;&quot;&amp;[.BD39]&amp;&quot;&quot;&quot;},&quot;;&quot;&quot;) &amp;IF([.BE39]&gt;0;&quot;{&quot;&quot;value&quot;&quot;:&quot;&amp;COLUMN([.BE39])-11&amp;&quot;,&quot;&quot;text&quot;&quot;:&quot;&quot;&quot;&amp;[.BE39]&amp;&quot;&quot;&quot;},&quot;;&quot;&quot;) &amp;IF([.BF39]&gt;0;&quot;{&quot;&quot;value&quot;&quot;:&quot;&amp;COLUMN([.BF39])-11&amp;&quot;,&quot;&quot;text&quot;&quot;:&quot;&quot;&quot;&amp;[.BF39]&amp;&quot;&quot;&quot;},&quot;;&quot;&quot;) &amp;IF([.BG39]&gt;0;&quot;{&quot;&quot;value&quot;&quot;:&quot;&amp;COLUMN([.BG39])-11&amp;&quot;,&quot;&quot;text&quot;&quot;:&quot;&quot;&quot;&amp;[.BG39]&amp;&quot;&quot;&quot;},&quot;;&quot;&quot;) &amp;IF([.BH39]&gt;0;&quot;{&quot;&quot;value&quot;&quot;:&quot;&amp;COLUMN([.BH39])-11&amp;&quot;,&quot;&quot;text&quot;&quot;:&quot;&quot;&quot;&amp;[.BH39]&amp;&quot;&quot;&quot;},&quot;;&quot;&quot;) &amp;IF([.BI39]&gt;0;&quot;{&quot;&quot;value&quot;&quot;:&quot;&amp;COLUMN([.BI39])-11&amp;&quot;,&quot;&quot;text&quot;&quot;:&quot;&quot;&quot;&amp;[.BI39]&amp;&quot;&quot;&quot;},&quot;;&quot;&quot;) &amp;IF([.BJ39]&gt;0;&quot;{&quot;&quot;value&quot;&quot;:&quot;&amp;COLUMN([.BJ39])-11&amp;&quot;,&quot;&quot;text&quot;&quot;:&quot;&quot;&quot;&amp;[.BJ39]&amp;&quot;&quot;&quot;},&quot;;&quot;&quot;) &amp;IF([.BK39]&gt;0;&quot;{&quot;&quot;value&quot;&quot;:&quot;&amp;COLUMN([.BK39])-11&amp;&quot;,&quot;&quot;text&quot;&quot;:&quot;&quot;&quot;&amp;[.BK39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2">
            <text:p>312</text:p>
          </table:table-cell>
          <table:table-cell office:value-type="string">
            <text:p>What snacks / dessert do you have with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40]&amp;&quot;,&quot;&quot;ordinal&quot;&quot;:&quot;&amp;ROW()-2&amp;&quot;,&quot;&quot;required&quot;&quot;:&quot;&amp;[.E40]&amp;&quot;,&quot;&quot;category&quot;&quot;:&quot;&quot;&quot;&amp;[.F40]&amp;&quot;&quot;&quot;,&quot;&quot;info&quot;&quot;:&quot;&quot;&quot;&amp;[.J40]&amp;&quot;&quot;&quot;&quot;&amp;&quot;,&quot;&quot;skip&quot;&quot;:&quot;&quot;&quot;&amp;[.D40]&amp;&quot;&quot;&quot;&quot;&amp;&quot;,&quot;&quot;text&quot;&quot;:&quot;&quot;&quot;&amp;[.H40]&amp;&quot;&quot;&quot;&quot;&amp;&quot;,&quot;&quot;type&quot;&quot;:&quot;&quot;&quot;&amp;[.I40]&amp;&quot;&quot;&quot;&quot;&amp;&quot;,&quot;&quot;options&quot;&quot;:[&quot; &amp;IF([.K40]&gt;0;&quot;{&quot;&quot;value&quot;&quot;:&quot;&amp;COLUMN([.K40])-11&amp;&quot;,&quot;&quot;text&quot;&quot;:&quot;&quot;&quot;&amp;[.K40]&amp;&quot;&quot;&quot;},&quot;;&quot;&quot;) &amp;IF([.L40]&gt;0;&quot;{&quot;&quot;value&quot;&quot;:&quot;&amp;COLUMN([.L40])-11&amp;&quot;,&quot;&quot;text&quot;&quot;:&quot;&quot;&quot;&amp;[.L40]&amp;&quot;&quot;&quot;},&quot;;&quot;&quot;) &amp;IF([.M40]&gt;0;&quot;{&quot;&quot;value&quot;&quot;:&quot;&amp;COLUMN([.M40])-11&amp;&quot;,&quot;&quot;text&quot;&quot;:&quot;&quot;&quot;&amp;[.M40]&amp;&quot;&quot;&quot;},&quot;;&quot;&quot;) &amp;IF([.N40]&gt;0;&quot;{&quot;&quot;value&quot;&quot;:&quot;&amp;COLUMN([.N40])-11&amp;&quot;,&quot;&quot;text&quot;&quot;:&quot;&quot;&quot;&amp;[.N40]&amp;&quot;&quot;&quot;},&quot;;&quot;&quot;) &amp;IF([.O40]&gt;0;&quot;{&quot;&quot;value&quot;&quot;:&quot;&amp;COLUMN([.O40])-11&amp;&quot;,&quot;&quot;text&quot;&quot;:&quot;&quot;&quot;&amp;[.O40]&amp;&quot;&quot;&quot;},&quot;;&quot;&quot;) &amp;IF([.P40]&gt;0;&quot;{&quot;&quot;value&quot;&quot;:&quot;&amp;COLUMN([.P40])-11&amp;&quot;,&quot;&quot;text&quot;&quot;:&quot;&quot;&quot;&amp;[.P40]&amp;&quot;&quot;&quot;},&quot;;&quot;&quot;) &amp;IF([.Q40]&gt;0;&quot;{&quot;&quot;value&quot;&quot;:&quot;&amp;COLUMN([.Q40])-11&amp;&quot;,&quot;&quot;text&quot;&quot;:&quot;&quot;&quot;&amp;[.Q40]&amp;&quot;&quot;&quot;},&quot;;&quot;&quot;) &amp;IF([.R40]&gt;0;&quot;{&quot;&quot;value&quot;&quot;:&quot;&amp;COLUMN([.R40])-11&amp;&quot;,&quot;&quot;text&quot;&quot;:&quot;&quot;&quot;&amp;[.R40]&amp;&quot;&quot;&quot;},&quot;;&quot;&quot;) &amp;IF([.S40]&gt;0;&quot;{&quot;&quot;value&quot;&quot;:&quot;&amp;COLUMN([.S40])-11&amp;&quot;,&quot;&quot;text&quot;&quot;:&quot;&quot;&quot;&amp;[.S40]&amp;&quot;&quot;&quot;},&quot;;&quot;&quot;) &amp;IF([.T40]&gt;0;&quot;{&quot;&quot;value&quot;&quot;:&quot;&amp;COLUMN([.T40])-11&amp;&quot;,&quot;&quot;text&quot;&quot;:&quot;&quot;&quot;&amp;[.T40]&amp;&quot;&quot;&quot;},&quot;;&quot;&quot;) &amp;IF([.U40]&gt;0;&quot;{&quot;&quot;value&quot;&quot;:&quot;&amp;COLUMN([.U40])-11&amp;&quot;,&quot;&quot;text&quot;&quot;:&quot;&quot;&quot;&amp;[.U40]&amp;&quot;&quot;&quot;},&quot;;&quot;&quot;) &amp;IF([.V40]&gt;0;&quot;{&quot;&quot;value&quot;&quot;:&quot;&amp;COLUMN([.V40])-11&amp;&quot;,&quot;&quot;text&quot;&quot;:&quot;&quot;&quot;&amp;[.V40]&amp;&quot;&quot;&quot;},&quot;;&quot;&quot;) &amp;IF([.W40]&gt;0;&quot;{&quot;&quot;value&quot;&quot;:&quot;&amp;COLUMN([.W40])-11&amp;&quot;,&quot;&quot;text&quot;&quot;:&quot;&quot;&quot;&amp;[.W40]&amp;&quot;&quot;&quot;},&quot;;&quot;&quot;) &amp;IF([.X40]&gt;0;&quot;{&quot;&quot;value&quot;&quot;:&quot;&amp;COLUMN([.X40])-11&amp;&quot;,&quot;&quot;text&quot;&quot;:&quot;&quot;&quot;&amp;[.X40]&amp;&quot;&quot;&quot;},&quot;;&quot;&quot;) &amp;IF([.Y40]&gt;0;&quot;{&quot;&quot;value&quot;&quot;:&quot;&amp;COLUMN([.Y40])-11&amp;&quot;,&quot;&quot;text&quot;&quot;:&quot;&quot;&quot;&amp;[.Y40]&amp;&quot;&quot;&quot;},&quot;;&quot;&quot;) &amp;IF([.Z40]&gt;0;&quot;{&quot;&quot;value&quot;&quot;:&quot;&amp;COLUMN([.Z40])-11&amp;&quot;,&quot;&quot;text&quot;&quot;:&quot;&quot;&quot;&amp;[.Z40]&amp;&quot;&quot;&quot;},&quot;;&quot;&quot;) &amp;IF([.AA40]&gt;0;&quot;{&quot;&quot;value&quot;&quot;:&quot;&amp;COLUMN([.AA40])-11&amp;&quot;,&quot;&quot;text&quot;&quot;:&quot;&quot;&quot;&amp;[.AA40]&amp;&quot;&quot;&quot;},&quot;;&quot;&quot;)" office:value-type="string" office:string-value="{&quot;id&quot;:313,&quot;ordinal&quot;:38,&quot;required&quot;:0,&quot;category&quot;:&quot;Eating&quot;,&quot;info&quot;:&quot;null&quot;,&quot;skip&quot;:&quot;31.1&quot;,&quot;text&quot;:&quot;What drinks do you have with lunch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13,"ordinal":38,"required":0,"category":"Eating","info":"null","skip":"31.1","text":"What drinks do you have with lunch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B40]&gt;0;&quot;{&quot;&quot;value&quot;&quot;:&quot;&amp;COLUMN([.AB40])-11&amp;&quot;,&quot;&quot;text&quot;&quot;:&quot;&quot;&quot;&amp;[.AB40]&amp;&quot;&quot;&quot;},&quot;;&quot;&quot;) &amp;IF([.AC40]&gt;0;&quot;{&quot;&quot;value&quot;&quot;:&quot;&amp;COLUMN([.AC40])-11&amp;&quot;,&quot;&quot;text&quot;&quot;:&quot;&quot;&quot;&amp;[.AC40]&amp;&quot;&quot;&quot;},&quot;;&quot;&quot;) &amp;IF([.AD40]&gt;0;&quot;{&quot;&quot;value&quot;&quot;:&quot;&amp;COLUMN([.AD40])-11&amp;&quot;,&quot;&quot;text&quot;&quot;:&quot;&quot;&quot;&amp;[.AD40]&amp;&quot;&quot;&quot;},&quot;;&quot;&quot;) &amp;IF([.AE40]&gt;0;&quot;{&quot;&quot;value&quot;&quot;:&quot;&amp;COLUMN([.AE40])-11&amp;&quot;,&quot;&quot;text&quot;&quot;:&quot;&quot;&quot;&amp;[.AE40]&amp;&quot;&quot;&quot;},&quot;;&quot;&quot;) &amp;IF([.AF40]&gt;0;&quot;{&quot;&quot;value&quot;&quot;:&quot;&amp;COLUMN([.AF40])-11&amp;&quot;,&quot;&quot;text&quot;&quot;:&quot;&quot;&quot;&amp;[.AF40]&amp;&quot;&quot;&quot;},&quot;;&quot;&quot;) &amp;IF([.AG40]&gt;0;&quot;{&quot;&quot;value&quot;&quot;:&quot;&amp;COLUMN([.AG40])-11&amp;&quot;,&quot;&quot;text&quot;&quot;:&quot;&quot;&quot;&amp;[.AG40]&amp;&quot;&quot;&quot;},&quot;;&quot;&quot;) &amp;IF([.AH40]&gt;0;&quot;{&quot;&quot;value&quot;&quot;:&quot;&amp;COLUMN([.AH40])-11&amp;&quot;,&quot;&quot;text&quot;&quot;:&quot;&quot;&quot;&amp;[.AH40]&amp;&quot;&quot;&quot;},&quot;;&quot;&quot;) &amp;IF([.AI40]&gt;0;&quot;{&quot;&quot;value&quot;&quot;:&quot;&amp;COLUMN([.AI40])-11&amp;&quot;,&quot;&quot;text&quot;&quot;:&quot;&quot;&quot;&amp;[.AI40]&amp;&quot;&quot;&quot;},&quot;;&quot;&quot;) &amp;IF([.AJ40]&gt;0;&quot;{&quot;&quot;value&quot;&quot;:&quot;&amp;COLUMN([.AJ40])-11&amp;&quot;,&quot;&quot;text&quot;&quot;:&quot;&quot;&quot;&amp;[.AJ40]&amp;&quot;&quot;&quot;},&quot;;&quot;&quot;) &amp;IF([.AK40]&gt;0;&quot;{&quot;&quot;value&quot;&quot;:&quot;&amp;COLUMN([.AK40])-11&amp;&quot;,&quot;&quot;text&quot;&quot;:&quot;&quot;&quot;&amp;[.AK40]&amp;&quot;&quot;&quot;},&quot;;&quot;&quot;) &amp;IF([.AL40]&gt;0;&quot;{&quot;&quot;value&quot;&quot;:&quot;&amp;COLUMN([.AL40])-11&amp;&quot;,&quot;&quot;text&quot;&quot;:&quot;&quot;&quot;&amp;[.AL40]&amp;&quot;&quot;&quot;},&quot;;&quot;&quot;) &amp;IF([.AM40]&gt;0;&quot;{&quot;&quot;value&quot;&quot;:&quot;&amp;COLUMN([.AM40])-11&amp;&quot;,&quot;&quot;text&quot;&quot;:&quot;&quot;&quot;&amp;[.AM40]&amp;&quot;&quot;&quot;},&quot;;&quot;&quot;) &amp;IF([.AN40]&gt;0;&quot;{&quot;&quot;value&quot;&quot;:&quot;&amp;COLUMN([.AN40])-11&amp;&quot;,&quot;&quot;text&quot;&quot;:&quot;&quot;&quot;&amp;[.AN40]&amp;&quot;&quot;&quot;},&quot;;&quot;&quot;) &amp;IF([.AO40]&gt;0;&quot;{&quot;&quot;value&quot;&quot;:&quot;&amp;COLUMN([.AO40])-11&amp;&quot;,&quot;&quot;text&quot;&quot;:&quot;&quot;&quot;&amp;[.AO40]&amp;&quot;&quot;&quot;},&quot;;&quot;&quot;) &amp;IF([.AP40]&gt;0;&quot;{&quot;&quot;value&quot;&quot;:&quot;&amp;COLUMN([.AP40])-11&amp;&quot;,&quot;&quot;text&quot;&quot;:&quot;&quot;&quot;&amp;[.AP40]&amp;&quot;&quot;&quot;},&quot;;&quot;&quot;) &amp;IF([.AQ40]&gt;0;&quot;{&quot;&quot;value&quot;&quot;:&quot;&amp;COLUMN([.AQ40])-11&amp;&quot;,&quot;&quot;text&quot;&quot;:&quot;&quot;&quot;&amp;[.AQ40]&amp;&quot;&quot;&quot;},&quot;;&quot;&quot;) &amp;IF([.AR40]&gt;0;&quot;{&quot;&quot;value&quot;&quot;:&quot;&amp;COLUMN([.AR40])-11&amp;&quot;,&quot;&quot;text&quot;&quot;:&quot;&quot;&quot;&amp;[.AR40]&amp;&quot;&quot;&quot;},&quot;;&quot;&quot;) &amp;IF([.AS40]&gt;0;&quot;{&quot;&quot;value&quot;&quot;:&quot;&amp;COLUMN([.AS40])-11&amp;&quot;,&quot;&quot;text&quot;&quot;:&quot;&quot;&quot;&amp;[.AS40]&amp;&quot;&quot;&quot;},&quot;;&quot;&quot;) &amp;IF([.AT40]&gt;0;&quot;{&quot;&quot;value&quot;&quot;:&quot;&amp;COLUMN([.AT40])-11&amp;&quot;,&quot;&quot;text&quot;&quot;:&quot;&quot;&quot;&amp;[.AT40]&amp;&quot;&quot;&quot;},&quot;;&quot;&quot;) &amp;IF([.AU40]&gt;0;&quot;{&quot;&quot;value&quot;&quot;:&quot;&amp;COLUMN([.AU40])-11&amp;&quot;,&quot;&quot;text&quot;&quot;:&quot;&quot;&quot;&amp;[.AU40]&amp;&quot;&quot;&quot;},&quot;;&quot;&quot;)">
            <text:p/>
          </table:table-cell>
          <table:table-cell table:style-name="ce1" table:formula="of:=IF([.AV40]&gt;0;&quot;{&quot;&quot;value&quot;&quot;:&quot;&amp;COLUMN([.AV40])-11&amp;&quot;,&quot;&quot;text&quot;&quot;:&quot;&quot;&quot;&amp;[.AV40]&amp;&quot;&quot;&quot;},&quot;;&quot;&quot;) &amp;IF([.AW40]&gt;0;&quot;{&quot;&quot;value&quot;&quot;:&quot;&amp;COLUMN([.AW40])-11&amp;&quot;,&quot;&quot;text&quot;&quot;:&quot;&quot;&quot;&amp;[.AW40]&amp;&quot;&quot;&quot;},&quot;;&quot;&quot;) &amp;IF([.AX40]&gt;0;&quot;{&quot;&quot;value&quot;&quot;:&quot;&amp;COLUMN([.AX40])-11&amp;&quot;,&quot;&quot;text&quot;&quot;:&quot;&quot;&quot;&amp;[.AX40]&amp;&quot;&quot;&quot;},&quot;;&quot;&quot;) &amp;IF([.AY40]&gt;0;&quot;{&quot;&quot;value&quot;&quot;:&quot;&amp;COLUMN([.AY40])-11&amp;&quot;,&quot;&quot;text&quot;&quot;:&quot;&quot;&quot;&amp;[.AY40]&amp;&quot;&quot;&quot;},&quot;;&quot;&quot;) &amp;IF([.AZ40]&gt;0;&quot;{&quot;&quot;value&quot;&quot;:&quot;&amp;COLUMN([.AZ40])-11&amp;&quot;,&quot;&quot;text&quot;&quot;:&quot;&quot;&quot;&amp;[.AZ40]&amp;&quot;&quot;&quot;},&quot;;&quot;&quot;) &amp;IF([.BA40]&gt;0;&quot;{&quot;&quot;value&quot;&quot;:&quot;&amp;COLUMN([.BA40])-11&amp;&quot;,&quot;&quot;text&quot;&quot;:&quot;&quot;&quot;&amp;[.BA40]&amp;&quot;&quot;&quot;},&quot;;&quot;&quot;) &amp;IF([.BB40]&gt;0;&quot;{&quot;&quot;value&quot;&quot;:&quot;&amp;COLUMN([.BB40])-11&amp;&quot;,&quot;&quot;text&quot;&quot;:&quot;&quot;&quot;&amp;[.BB40]&amp;&quot;&quot;&quot;},&quot;;&quot;&quot;) &amp;IF([.BC40]&gt;0;&quot;{&quot;&quot;value&quot;&quot;:&quot;&amp;COLUMN([.BC40])-11&amp;&quot;,&quot;&quot;text&quot;&quot;:&quot;&quot;&quot;&amp;[.BC40]&amp;&quot;&quot;&quot;},&quot;;&quot;&quot;) &amp;IF([.BD40]&gt;0;&quot;{&quot;&quot;value&quot;&quot;:&quot;&amp;COLUMN([.BD40])-11&amp;&quot;,&quot;&quot;text&quot;&quot;:&quot;&quot;&quot;&amp;[.BD40]&amp;&quot;&quot;&quot;},&quot;;&quot;&quot;) &amp;IF([.BE40]&gt;0;&quot;{&quot;&quot;value&quot;&quot;:&quot;&amp;COLUMN([.BE40])-11&amp;&quot;,&quot;&quot;text&quot;&quot;:&quot;&quot;&quot;&amp;[.BE40]&amp;&quot;&quot;&quot;},&quot;;&quot;&quot;) &amp;IF([.BF40]&gt;0;&quot;{&quot;&quot;value&quot;&quot;:&quot;&amp;COLUMN([.BF40])-11&amp;&quot;,&quot;&quot;text&quot;&quot;:&quot;&quot;&quot;&amp;[.BF40]&amp;&quot;&quot;&quot;},&quot;;&quot;&quot;) &amp;IF([.BG40]&gt;0;&quot;{&quot;&quot;value&quot;&quot;:&quot;&amp;COLUMN([.BG40])-11&amp;&quot;,&quot;&quot;text&quot;&quot;:&quot;&quot;&quot;&amp;[.BG40]&amp;&quot;&quot;&quot;},&quot;;&quot;&quot;) &amp;IF([.BH40]&gt;0;&quot;{&quot;&quot;value&quot;&quot;:&quot;&amp;COLUMN([.BH40])-11&amp;&quot;,&quot;&quot;text&quot;&quot;:&quot;&quot;&quot;&amp;[.BH40]&amp;&quot;&quot;&quot;},&quot;;&quot;&quot;) &amp;IF([.BI40]&gt;0;&quot;{&quot;&quot;value&quot;&quot;:&quot;&amp;COLUMN([.BI40])-11&amp;&quot;,&quot;&quot;text&quot;&quot;:&quot;&quot;&quot;&amp;[.BI40]&amp;&quot;&quot;&quot;},&quot;;&quot;&quot;) &amp;IF([.BJ40]&gt;0;&quot;{&quot;&quot;value&quot;&quot;:&quot;&amp;COLUMN([.BJ40])-11&amp;&quot;,&quot;&quot;text&quot;&quot;:&quot;&quot;&quot;&amp;[.BJ40]&amp;&quot;&quot;&quot;},&quot;;&quot;&quot;) &amp;IF([.BK40]&gt;0;&quot;{&quot;&quot;value&quot;&quot;:&quot;&amp;COLUMN([.BK40])-11&amp;&quot;,&quot;&quot;text&quot;&quot;:&quot;&quot;&quot;&amp;[.BK40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3">
            <text:p>313</text:p>
          </table:table-cell>
          <table:table-cell office:value-type="string">
            <text:p>What drinks do you have with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41]&amp;&quot;,&quot;&quot;ordinal&quot;&quot;:&quot;&amp;ROW()-2&amp;&quot;,&quot;&quot;required&quot;&quot;:&quot;&amp;[.E41]&amp;&quot;,&quot;&quot;category&quot;&quot;:&quot;&quot;&quot;&amp;[.F41]&amp;&quot;&quot;&quot;,&quot;&quot;info&quot;&quot;:&quot;&quot;&quot;&amp;[.J41]&amp;&quot;&quot;&quot;&quot;&amp;&quot;,&quot;&quot;skip&quot;&quot;:&quot;&quot;&quot;&amp;[.D41]&amp;&quot;&quot;&quot;&quot;&amp;&quot;,&quot;&quot;text&quot;&quot;:&quot;&quot;&quot;&amp;[.H41]&amp;&quot;&quot;&quot;&quot;&amp;&quot;,&quot;&quot;type&quot;&quot;:&quot;&quot;&quot;&amp;[.I41]&amp;&quot;&quot;&quot;&quot;&amp;&quot;,&quot;&quot;options&quot;&quot;:[&quot; &amp;IF([.K41]&gt;0;&quot;{&quot;&quot;value&quot;&quot;:&quot;&amp;COLUMN([.K41])-11&amp;&quot;,&quot;&quot;text&quot;&quot;:&quot;&quot;&quot;&amp;[.K41]&amp;&quot;&quot;&quot;},&quot;;&quot;&quot;) &amp;IF([.L41]&gt;0;&quot;{&quot;&quot;value&quot;&quot;:&quot;&amp;COLUMN([.L41])-11&amp;&quot;,&quot;&quot;text&quot;&quot;:&quot;&quot;&quot;&amp;[.L41]&amp;&quot;&quot;&quot;},&quot;;&quot;&quot;) &amp;IF([.M41]&gt;0;&quot;{&quot;&quot;value&quot;&quot;:&quot;&amp;COLUMN([.M41])-11&amp;&quot;,&quot;&quot;text&quot;&quot;:&quot;&quot;&quot;&amp;[.M41]&amp;&quot;&quot;&quot;},&quot;;&quot;&quot;) &amp;IF([.N41]&gt;0;&quot;{&quot;&quot;value&quot;&quot;:&quot;&amp;COLUMN([.N41])-11&amp;&quot;,&quot;&quot;text&quot;&quot;:&quot;&quot;&quot;&amp;[.N41]&amp;&quot;&quot;&quot;},&quot;;&quot;&quot;) &amp;IF([.O41]&gt;0;&quot;{&quot;&quot;value&quot;&quot;:&quot;&amp;COLUMN([.O41])-11&amp;&quot;,&quot;&quot;text&quot;&quot;:&quot;&quot;&quot;&amp;[.O41]&amp;&quot;&quot;&quot;},&quot;;&quot;&quot;) &amp;IF([.P41]&gt;0;&quot;{&quot;&quot;value&quot;&quot;:&quot;&amp;COLUMN([.P41])-11&amp;&quot;,&quot;&quot;text&quot;&quot;:&quot;&quot;&quot;&amp;[.P41]&amp;&quot;&quot;&quot;},&quot;;&quot;&quot;) &amp;IF([.Q41]&gt;0;&quot;{&quot;&quot;value&quot;&quot;:&quot;&amp;COLUMN([.Q41])-11&amp;&quot;,&quot;&quot;text&quot;&quot;:&quot;&quot;&quot;&amp;[.Q41]&amp;&quot;&quot;&quot;},&quot;;&quot;&quot;) &amp;IF([.R41]&gt;0;&quot;{&quot;&quot;value&quot;&quot;:&quot;&amp;COLUMN([.R41])-11&amp;&quot;,&quot;&quot;text&quot;&quot;:&quot;&quot;&quot;&amp;[.R41]&amp;&quot;&quot;&quot;},&quot;;&quot;&quot;) &amp;IF([.S41]&gt;0;&quot;{&quot;&quot;value&quot;&quot;:&quot;&amp;COLUMN([.S41])-11&amp;&quot;,&quot;&quot;text&quot;&quot;:&quot;&quot;&quot;&amp;[.S41]&amp;&quot;&quot;&quot;},&quot;;&quot;&quot;) &amp;IF([.T41]&gt;0;&quot;{&quot;&quot;value&quot;&quot;:&quot;&amp;COLUMN([.T41])-11&amp;&quot;,&quot;&quot;text&quot;&quot;:&quot;&quot;&quot;&amp;[.T41]&amp;&quot;&quot;&quot;},&quot;;&quot;&quot;) &amp;IF([.U41]&gt;0;&quot;{&quot;&quot;value&quot;&quot;:&quot;&amp;COLUMN([.U41])-11&amp;&quot;,&quot;&quot;text&quot;&quot;:&quot;&quot;&quot;&amp;[.U41]&amp;&quot;&quot;&quot;},&quot;;&quot;&quot;) &amp;IF([.V41]&gt;0;&quot;{&quot;&quot;value&quot;&quot;:&quot;&amp;COLUMN([.V41])-11&amp;&quot;,&quot;&quot;text&quot;&quot;:&quot;&quot;&quot;&amp;[.V41]&amp;&quot;&quot;&quot;},&quot;;&quot;&quot;) &amp;IF([.W41]&gt;0;&quot;{&quot;&quot;value&quot;&quot;:&quot;&amp;COLUMN([.W41])-11&amp;&quot;,&quot;&quot;text&quot;&quot;:&quot;&quot;&quot;&amp;[.W41]&amp;&quot;&quot;&quot;},&quot;;&quot;&quot;) &amp;IF([.X41]&gt;0;&quot;{&quot;&quot;value&quot;&quot;:&quot;&amp;COLUMN([.X41])-11&amp;&quot;,&quot;&quot;text&quot;&quot;:&quot;&quot;&quot;&amp;[.X41]&amp;&quot;&quot;&quot;},&quot;;&quot;&quot;) &amp;IF([.Y41]&gt;0;&quot;{&quot;&quot;value&quot;&quot;:&quot;&amp;COLUMN([.Y41])-11&amp;&quot;,&quot;&quot;text&quot;&quot;:&quot;&quot;&quot;&amp;[.Y41]&amp;&quot;&quot;&quot;},&quot;;&quot;&quot;) &amp;IF([.Z41]&gt;0;&quot;{&quot;&quot;value&quot;&quot;:&quot;&amp;COLUMN([.Z41])-11&amp;&quot;,&quot;&quot;text&quot;&quot;:&quot;&quot;&quot;&amp;[.Z41]&amp;&quot;&quot;&quot;},&quot;;&quot;&quot;) &amp;IF([.AA41]&gt;0;&quot;{&quot;&quot;value&quot;&quot;:&quot;&amp;COLUMN([.AA41])-11&amp;&quot;,&quot;&quot;text&quot;&quot;:&quot;&quot;&quot;&amp;[.AA41]&amp;&quot;&quot;&quot;},&quot;;&quot;&quot;)" office:value-type="string" office:string-value="{&quot;id&quot;:32,&quot;ordinal&quot;:39,&quot;required&quot;:0,&quot;category&quot;:&quot;Eating&quot;,&quot;info&quot;:&quot;null&quot;,&quot;skip&quot;:&quot;null&quot;,&quot;text&quot;:&quot;Do you eat tea?&quot;,&quot;type&quot;:&quot;SC&quot;,&quot;options&quot;:[{&quot;value&quot;:0,&quot;text&quot;:&quot;Yes&quot;},{&quot;value&quot;:1,&quot;text&quot;:&quot;No&quot;},">
            <text:p>{"id":32,"ordinal":39,"required":0,"category":"Eating","info":"null","skip":"null","text":"Do you eat tea?","type":"SC","options":[{"value":0,"text":"Yes"},{"value":1,"text":"No"},</text:p>
          </table:table-cell>
          <table:table-cell table:style-name="ce2" table:formula="of:=IF([.AB41]&gt;0;&quot;{&quot;&quot;value&quot;&quot;:&quot;&amp;COLUMN([.AB41])-11&amp;&quot;,&quot;&quot;text&quot;&quot;:&quot;&quot;&quot;&amp;[.AB41]&amp;&quot;&quot;&quot;},&quot;;&quot;&quot;) &amp;IF([.AC41]&gt;0;&quot;{&quot;&quot;value&quot;&quot;:&quot;&amp;COLUMN([.AC41])-11&amp;&quot;,&quot;&quot;text&quot;&quot;:&quot;&quot;&quot;&amp;[.AC41]&amp;&quot;&quot;&quot;},&quot;;&quot;&quot;) &amp;IF([.AD41]&gt;0;&quot;{&quot;&quot;value&quot;&quot;:&quot;&amp;COLUMN([.AD41])-11&amp;&quot;,&quot;&quot;text&quot;&quot;:&quot;&quot;&quot;&amp;[.AD41]&amp;&quot;&quot;&quot;},&quot;;&quot;&quot;) &amp;IF([.AE41]&gt;0;&quot;{&quot;&quot;value&quot;&quot;:&quot;&amp;COLUMN([.AE41])-11&amp;&quot;,&quot;&quot;text&quot;&quot;:&quot;&quot;&quot;&amp;[.AE41]&amp;&quot;&quot;&quot;},&quot;;&quot;&quot;) &amp;IF([.AF41]&gt;0;&quot;{&quot;&quot;value&quot;&quot;:&quot;&amp;COLUMN([.AF41])-11&amp;&quot;,&quot;&quot;text&quot;&quot;:&quot;&quot;&quot;&amp;[.AF41]&amp;&quot;&quot;&quot;},&quot;;&quot;&quot;) &amp;IF([.AG41]&gt;0;&quot;{&quot;&quot;value&quot;&quot;:&quot;&amp;COLUMN([.AG41])-11&amp;&quot;,&quot;&quot;text&quot;&quot;:&quot;&quot;&quot;&amp;[.AG41]&amp;&quot;&quot;&quot;},&quot;;&quot;&quot;) &amp;IF([.AH41]&gt;0;&quot;{&quot;&quot;value&quot;&quot;:&quot;&amp;COLUMN([.AH41])-11&amp;&quot;,&quot;&quot;text&quot;&quot;:&quot;&quot;&quot;&amp;[.AH41]&amp;&quot;&quot;&quot;},&quot;;&quot;&quot;) &amp;IF([.AI41]&gt;0;&quot;{&quot;&quot;value&quot;&quot;:&quot;&amp;COLUMN([.AI41])-11&amp;&quot;,&quot;&quot;text&quot;&quot;:&quot;&quot;&quot;&amp;[.AI41]&amp;&quot;&quot;&quot;},&quot;;&quot;&quot;) &amp;IF([.AJ41]&gt;0;&quot;{&quot;&quot;value&quot;&quot;:&quot;&amp;COLUMN([.AJ41])-11&amp;&quot;,&quot;&quot;text&quot;&quot;:&quot;&quot;&quot;&amp;[.AJ41]&amp;&quot;&quot;&quot;},&quot;;&quot;&quot;) &amp;IF([.AK41]&gt;0;&quot;{&quot;&quot;value&quot;&quot;:&quot;&amp;COLUMN([.AK41])-11&amp;&quot;,&quot;&quot;text&quot;&quot;:&quot;&quot;&quot;&amp;[.AK41]&amp;&quot;&quot;&quot;},&quot;;&quot;&quot;) &amp;IF([.AL41]&gt;0;&quot;{&quot;&quot;value&quot;&quot;:&quot;&amp;COLUMN([.AL41])-11&amp;&quot;,&quot;&quot;text&quot;&quot;:&quot;&quot;&quot;&amp;[.AL41]&amp;&quot;&quot;&quot;},&quot;;&quot;&quot;) &amp;IF([.AM41]&gt;0;&quot;{&quot;&quot;value&quot;&quot;:&quot;&amp;COLUMN([.AM41])-11&amp;&quot;,&quot;&quot;text&quot;&quot;:&quot;&quot;&quot;&amp;[.AM41]&amp;&quot;&quot;&quot;},&quot;;&quot;&quot;) &amp;IF([.AN41]&gt;0;&quot;{&quot;&quot;value&quot;&quot;:&quot;&amp;COLUMN([.AN41])-11&amp;&quot;,&quot;&quot;text&quot;&quot;:&quot;&quot;&quot;&amp;[.AN41]&amp;&quot;&quot;&quot;},&quot;;&quot;&quot;) &amp;IF([.AO41]&gt;0;&quot;{&quot;&quot;value&quot;&quot;:&quot;&amp;COLUMN([.AO41])-11&amp;&quot;,&quot;&quot;text&quot;&quot;:&quot;&quot;&quot;&amp;[.AO41]&amp;&quot;&quot;&quot;},&quot;;&quot;&quot;) &amp;IF([.AP41]&gt;0;&quot;{&quot;&quot;value&quot;&quot;:&quot;&amp;COLUMN([.AP41])-11&amp;&quot;,&quot;&quot;text&quot;&quot;:&quot;&quot;&quot;&amp;[.AP41]&amp;&quot;&quot;&quot;},&quot;;&quot;&quot;) &amp;IF([.AQ41]&gt;0;&quot;{&quot;&quot;value&quot;&quot;:&quot;&amp;COLUMN([.AQ41])-11&amp;&quot;,&quot;&quot;text&quot;&quot;:&quot;&quot;&quot;&amp;[.AQ41]&amp;&quot;&quot;&quot;},&quot;;&quot;&quot;) &amp;IF([.AR41]&gt;0;&quot;{&quot;&quot;value&quot;&quot;:&quot;&amp;COLUMN([.AR41])-11&amp;&quot;,&quot;&quot;text&quot;&quot;:&quot;&quot;&quot;&amp;[.AR41]&amp;&quot;&quot;&quot;},&quot;;&quot;&quot;) &amp;IF([.AS41]&gt;0;&quot;{&quot;&quot;value&quot;&quot;:&quot;&amp;COLUMN([.AS41])-11&amp;&quot;,&quot;&quot;text&quot;&quot;:&quot;&quot;&quot;&amp;[.AS41]&amp;&quot;&quot;&quot;},&quot;;&quot;&quot;) &amp;IF([.AT41]&gt;0;&quot;{&quot;&quot;value&quot;&quot;:&quot;&amp;COLUMN([.AT41])-11&amp;&quot;,&quot;&quot;text&quot;&quot;:&quot;&quot;&quot;&amp;[.AT41]&amp;&quot;&quot;&quot;},&quot;;&quot;&quot;) &amp;IF([.AU41]&gt;0;&quot;{&quot;&quot;value&quot;&quot;:&quot;&amp;COLUMN([.AU41])-11&amp;&quot;,&quot;&quot;text&quot;&quot;:&quot;&quot;&quot;&amp;[.AU41]&amp;&quot;&quot;&quot;},&quot;;&quot;&quot;)">
            <text:p/>
          </table:table-cell>
          <table:table-cell table:style-name="ce1" table:formula="of:=IF([.AV41]&gt;0;&quot;{&quot;&quot;value&quot;&quot;:&quot;&amp;COLUMN([.AV41])-11&amp;&quot;,&quot;&quot;text&quot;&quot;:&quot;&quot;&quot;&amp;[.AV41]&amp;&quot;&quot;&quot;},&quot;;&quot;&quot;) &amp;IF([.AW41]&gt;0;&quot;{&quot;&quot;value&quot;&quot;:&quot;&amp;COLUMN([.AW41])-11&amp;&quot;,&quot;&quot;text&quot;&quot;:&quot;&quot;&quot;&amp;[.AW41]&amp;&quot;&quot;&quot;},&quot;;&quot;&quot;) &amp;IF([.AX41]&gt;0;&quot;{&quot;&quot;value&quot;&quot;:&quot;&amp;COLUMN([.AX41])-11&amp;&quot;,&quot;&quot;text&quot;&quot;:&quot;&quot;&quot;&amp;[.AX41]&amp;&quot;&quot;&quot;},&quot;;&quot;&quot;) &amp;IF([.AY41]&gt;0;&quot;{&quot;&quot;value&quot;&quot;:&quot;&amp;COLUMN([.AY41])-11&amp;&quot;,&quot;&quot;text&quot;&quot;:&quot;&quot;&quot;&amp;[.AY41]&amp;&quot;&quot;&quot;},&quot;;&quot;&quot;) &amp;IF([.AZ41]&gt;0;&quot;{&quot;&quot;value&quot;&quot;:&quot;&amp;COLUMN([.AZ41])-11&amp;&quot;,&quot;&quot;text&quot;&quot;:&quot;&quot;&quot;&amp;[.AZ41]&amp;&quot;&quot;&quot;},&quot;;&quot;&quot;) &amp;IF([.BA41]&gt;0;&quot;{&quot;&quot;value&quot;&quot;:&quot;&amp;COLUMN([.BA41])-11&amp;&quot;,&quot;&quot;text&quot;&quot;:&quot;&quot;&quot;&amp;[.BA41]&amp;&quot;&quot;&quot;},&quot;;&quot;&quot;) &amp;IF([.BB41]&gt;0;&quot;{&quot;&quot;value&quot;&quot;:&quot;&amp;COLUMN([.BB41])-11&amp;&quot;,&quot;&quot;text&quot;&quot;:&quot;&quot;&quot;&amp;[.BB41]&amp;&quot;&quot;&quot;},&quot;;&quot;&quot;) &amp;IF([.BC41]&gt;0;&quot;{&quot;&quot;value&quot;&quot;:&quot;&amp;COLUMN([.BC41])-11&amp;&quot;,&quot;&quot;text&quot;&quot;:&quot;&quot;&quot;&amp;[.BC41]&amp;&quot;&quot;&quot;},&quot;;&quot;&quot;) &amp;IF([.BD41]&gt;0;&quot;{&quot;&quot;value&quot;&quot;:&quot;&amp;COLUMN([.BD41])-11&amp;&quot;,&quot;&quot;text&quot;&quot;:&quot;&quot;&quot;&amp;[.BD41]&amp;&quot;&quot;&quot;},&quot;;&quot;&quot;) &amp;IF([.BE41]&gt;0;&quot;{&quot;&quot;value&quot;&quot;:&quot;&amp;COLUMN([.BE41])-11&amp;&quot;,&quot;&quot;text&quot;&quot;:&quot;&quot;&quot;&amp;[.BE41]&amp;&quot;&quot;&quot;},&quot;;&quot;&quot;) &amp;IF([.BF41]&gt;0;&quot;{&quot;&quot;value&quot;&quot;:&quot;&amp;COLUMN([.BF41])-11&amp;&quot;,&quot;&quot;text&quot;&quot;:&quot;&quot;&quot;&amp;[.BF41]&amp;&quot;&quot;&quot;},&quot;;&quot;&quot;) &amp;IF([.BG41]&gt;0;&quot;{&quot;&quot;value&quot;&quot;:&quot;&amp;COLUMN([.BG41])-11&amp;&quot;,&quot;&quot;text&quot;&quot;:&quot;&quot;&quot;&amp;[.BG41]&amp;&quot;&quot;&quot;},&quot;;&quot;&quot;) &amp;IF([.BH41]&gt;0;&quot;{&quot;&quot;value&quot;&quot;:&quot;&amp;COLUMN([.BH41])-11&amp;&quot;,&quot;&quot;text&quot;&quot;:&quot;&quot;&quot;&amp;[.BH41]&amp;&quot;&quot;&quot;},&quot;;&quot;&quot;) &amp;IF([.BI41]&gt;0;&quot;{&quot;&quot;value&quot;&quot;:&quot;&amp;COLUMN([.BI41])-11&amp;&quot;,&quot;&quot;text&quot;&quot;:&quot;&quot;&quot;&amp;[.BI41]&amp;&quot;&quot;&quot;},&quot;;&quot;&quot;) &amp;IF([.BJ41]&gt;0;&quot;{&quot;&quot;value&quot;&quot;:&quot;&amp;COLUMN([.BJ41])-11&amp;&quot;,&quot;&quot;text&quot;&quot;:&quot;&quot;&quot;&amp;[.BJ41]&amp;&quot;&quot;&quot;},&quot;;&quot;&quot;) &amp;IF([.BK41]&gt;0;&quot;{&quot;&quot;value&quot;&quot;:&quot;&amp;COLUMN([.BK41])-11&amp;&quot;,&quot;&quot;text&quot;&quot;:&quot;&quot;&quot;&amp;[.BK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Do you eat te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42]&amp;&quot;,&quot;&quot;ordinal&quot;&quot;:&quot;&amp;ROW()-2&amp;&quot;,&quot;&quot;required&quot;&quot;:&quot;&amp;[.E42]&amp;&quot;,&quot;&quot;category&quot;&quot;:&quot;&quot;&quot;&amp;[.F42]&amp;&quot;&quot;&quot;,&quot;&quot;info&quot;&quot;:&quot;&quot;&quot;&amp;[.J42]&amp;&quot;&quot;&quot;&quot;&amp;&quot;,&quot;&quot;skip&quot;&quot;:&quot;&quot;&quot;&amp;[.D42]&amp;&quot;&quot;&quot;&quot;&amp;&quot;,&quot;&quot;text&quot;&quot;:&quot;&quot;&quot;&amp;[.H42]&amp;&quot;&quot;&quot;&quot;&amp;&quot;,&quot;&quot;type&quot;&quot;:&quot;&quot;&quot;&amp;[.I42]&amp;&quot;&quot;&quot;&quot;&amp;&quot;,&quot;&quot;options&quot;&quot;:[&quot; &amp;IF([.K42]&gt;0;&quot;{&quot;&quot;value&quot;&quot;:&quot;&amp;COLUMN([.K42])-11&amp;&quot;,&quot;&quot;text&quot;&quot;:&quot;&quot;&quot;&amp;[.K42]&amp;&quot;&quot;&quot;},&quot;;&quot;&quot;) &amp;IF([.L42]&gt;0;&quot;{&quot;&quot;value&quot;&quot;:&quot;&amp;COLUMN([.L42])-11&amp;&quot;,&quot;&quot;text&quot;&quot;:&quot;&quot;&quot;&amp;[.L42]&amp;&quot;&quot;&quot;},&quot;;&quot;&quot;) &amp;IF([.M42]&gt;0;&quot;{&quot;&quot;value&quot;&quot;:&quot;&amp;COLUMN([.M42])-11&amp;&quot;,&quot;&quot;text&quot;&quot;:&quot;&quot;&quot;&amp;[.M42]&amp;&quot;&quot;&quot;},&quot;;&quot;&quot;) &amp;IF([.N42]&gt;0;&quot;{&quot;&quot;value&quot;&quot;:&quot;&amp;COLUMN([.N42])-11&amp;&quot;,&quot;&quot;text&quot;&quot;:&quot;&quot;&quot;&amp;[.N42]&amp;&quot;&quot;&quot;},&quot;;&quot;&quot;) &amp;IF([.O42]&gt;0;&quot;{&quot;&quot;value&quot;&quot;:&quot;&amp;COLUMN([.O42])-11&amp;&quot;,&quot;&quot;text&quot;&quot;:&quot;&quot;&quot;&amp;[.O42]&amp;&quot;&quot;&quot;},&quot;;&quot;&quot;) &amp;IF([.P42]&gt;0;&quot;{&quot;&quot;value&quot;&quot;:&quot;&amp;COLUMN([.P42])-11&amp;&quot;,&quot;&quot;text&quot;&quot;:&quot;&quot;&quot;&amp;[.P42]&amp;&quot;&quot;&quot;},&quot;;&quot;&quot;) &amp;IF([.Q42]&gt;0;&quot;{&quot;&quot;value&quot;&quot;:&quot;&amp;COLUMN([.Q42])-11&amp;&quot;,&quot;&quot;text&quot;&quot;:&quot;&quot;&quot;&amp;[.Q42]&amp;&quot;&quot;&quot;},&quot;;&quot;&quot;) &amp;IF([.R42]&gt;0;&quot;{&quot;&quot;value&quot;&quot;:&quot;&amp;COLUMN([.R42])-11&amp;&quot;,&quot;&quot;text&quot;&quot;:&quot;&quot;&quot;&amp;[.R42]&amp;&quot;&quot;&quot;},&quot;;&quot;&quot;) &amp;IF([.S42]&gt;0;&quot;{&quot;&quot;value&quot;&quot;:&quot;&amp;COLUMN([.S42])-11&amp;&quot;,&quot;&quot;text&quot;&quot;:&quot;&quot;&quot;&amp;[.S42]&amp;&quot;&quot;&quot;},&quot;;&quot;&quot;) &amp;IF([.T42]&gt;0;&quot;{&quot;&quot;value&quot;&quot;:&quot;&amp;COLUMN([.T42])-11&amp;&quot;,&quot;&quot;text&quot;&quot;:&quot;&quot;&quot;&amp;[.T42]&amp;&quot;&quot;&quot;},&quot;;&quot;&quot;) &amp;IF([.U42]&gt;0;&quot;{&quot;&quot;value&quot;&quot;:&quot;&amp;COLUMN([.U42])-11&amp;&quot;,&quot;&quot;text&quot;&quot;:&quot;&quot;&quot;&amp;[.U42]&amp;&quot;&quot;&quot;},&quot;;&quot;&quot;) &amp;IF([.V42]&gt;0;&quot;{&quot;&quot;value&quot;&quot;:&quot;&amp;COLUMN([.V42])-11&amp;&quot;,&quot;&quot;text&quot;&quot;:&quot;&quot;&quot;&amp;[.V42]&amp;&quot;&quot;&quot;},&quot;;&quot;&quot;) &amp;IF([.W42]&gt;0;&quot;{&quot;&quot;value&quot;&quot;:&quot;&amp;COLUMN([.W42])-11&amp;&quot;,&quot;&quot;text&quot;&quot;:&quot;&quot;&quot;&amp;[.W42]&amp;&quot;&quot;&quot;},&quot;;&quot;&quot;) &amp;IF([.X42]&gt;0;&quot;{&quot;&quot;value&quot;&quot;:&quot;&amp;COLUMN([.X42])-11&amp;&quot;,&quot;&quot;text&quot;&quot;:&quot;&quot;&quot;&amp;[.X42]&amp;&quot;&quot;&quot;},&quot;;&quot;&quot;) &amp;IF([.Y42]&gt;0;&quot;{&quot;&quot;value&quot;&quot;:&quot;&amp;COLUMN([.Y42])-11&amp;&quot;,&quot;&quot;text&quot;&quot;:&quot;&quot;&quot;&amp;[.Y42]&amp;&quot;&quot;&quot;},&quot;;&quot;&quot;) &amp;IF([.Z42]&gt;0;&quot;{&quot;&quot;value&quot;&quot;:&quot;&amp;COLUMN([.Z42])-11&amp;&quot;,&quot;&quot;text&quot;&quot;:&quot;&quot;&quot;&amp;[.Z42]&amp;&quot;&quot;&quot;},&quot;;&quot;&quot;) &amp;IF([.AA42]&gt;0;&quot;{&quot;&quot;value&quot;&quot;:&quot;&amp;COLUMN([.AA42])-11&amp;&quot;,&quot;&quot;text&quot;&quot;:&quot;&quot;&quot;&amp;[.AA42]&amp;&quot;&quot;&quot;},&quot;;&quot;&quot;)" office:value-type="string" office:string-value="{&quot;id&quot;:321,&quot;ordinal&quot;:40,&quot;required&quot;:0,&quot;category&quot;:&quot;Eating&quot;,&quot;info&quot;:&quot;null&quot;,&quot;skip&quot;:&quot;32.1&quot;,&quot;text&quot;:&quot;What do you usually eat for tea?&quot;,&quot;type&quot;:&quot;MC&quot;,&quot;options&quot;:[{&quot;value&quot;:0,&quot;text&quot;:&quot;Fish&quot;},{&quot;value&quot;:1,&quot;text&quot;:&quot;Turkey&quot;},{&quot;value&quot;:2,&quot;text&quot;:&quot;Meat burger&quot;},{&quot;value&quot;:3,&quot;text&quot;:&quot;Pork&quot;},{&quot;value&quot;:4,&quot;text&quot;:&quot;Lamb&quot;},{&quot;value&quot;:5,&quot;text&quot;:&quot;Veggie Burger&quot;},{&quot;value&quot;:6,&quot;text&quot;:&quot;Chicken&quot;},{&quot;value&quot;:7,&quot;text&quot;:&quot;Beef&quot;},{&quot;value&quot;:8,&quot;text&quot;:&quot;Pie / Pasty&quot;},{&quot;value&quot;:9,&quot;text&quot;:&quot;Sausages&quot;},{&quot;value&quot;:10,&quot;text&quot;:&quot;Fishcake&quot;},{&quot;value&quot;:11,&quot;text&quot;:&quot;Boiled potato&quot;},{&quot;value&quot;:12,&quot;text&quot;:&quot;Chips&quot;},{&quot;value&quot;:13,&quot;text&quot;:&quot;Jacket potato&quot;},{&quot;value&quot;:14,&quot;text&quot;:&quot;Mashed potato&quot;},{&quot;value&quot;:15,&quot;text&quot;:&quot;Rice&quot;},{&quot;value&quot;:16,&quot;text&quot;:&quot;Pasta&quot;},">
            <text:p>{"id":321,"ordinal":40,"required":0,"category":"Eating","info":"null","skip":"32.1","text":"What do you usually eat for tea?","type":"MC","options":[{"value":0,"text":"Fish"},{"value":1,"text":"Turkey"},{"value":2,"text":"Meat burger"},{"value":3,"text":"Pork"},{"value":4,"text":"Lamb"},{"value":5,"text":"Veggie Burger"},{"value":6,"text":"Chicken"},{"value":7,"text":"Beef"},{"value":8,"text":"Pie / Pasty"},{"value":9,"text":"Sausages"},{"value":10,"text":"Fishcake"},{"value":11,"text":"Boiled potato"},{"value":12,"text":"Chips"},{"value":13,"text":"Jacket potato"},{"value":14,"text":"Mashed potato"},{"value":15,"text":"Rice"},{"value":16,"text":"Pasta"},</text:p>
          </table:table-cell>
          <table:table-cell table:style-name="ce2" table:formula="of:=IF([.AB42]&gt;0;&quot;{&quot;&quot;value&quot;&quot;:&quot;&amp;COLUMN([.AB42])-11&amp;&quot;,&quot;&quot;text&quot;&quot;:&quot;&quot;&quot;&amp;[.AB42]&amp;&quot;&quot;&quot;},&quot;;&quot;&quot;) &amp;IF([.AC42]&gt;0;&quot;{&quot;&quot;value&quot;&quot;:&quot;&amp;COLUMN([.AC42])-11&amp;&quot;,&quot;&quot;text&quot;&quot;:&quot;&quot;&quot;&amp;[.AC42]&amp;&quot;&quot;&quot;},&quot;;&quot;&quot;) &amp;IF([.AD42]&gt;0;&quot;{&quot;&quot;value&quot;&quot;:&quot;&amp;COLUMN([.AD42])-11&amp;&quot;,&quot;&quot;text&quot;&quot;:&quot;&quot;&quot;&amp;[.AD42]&amp;&quot;&quot;&quot;},&quot;;&quot;&quot;) &amp;IF([.AE42]&gt;0;&quot;{&quot;&quot;value&quot;&quot;:&quot;&amp;COLUMN([.AE42])-11&amp;&quot;,&quot;&quot;text&quot;&quot;:&quot;&quot;&quot;&amp;[.AE42]&amp;&quot;&quot;&quot;},&quot;;&quot;&quot;) &amp;IF([.AF42]&gt;0;&quot;{&quot;&quot;value&quot;&quot;:&quot;&amp;COLUMN([.AF42])-11&amp;&quot;,&quot;&quot;text&quot;&quot;:&quot;&quot;&quot;&amp;[.AF42]&amp;&quot;&quot;&quot;},&quot;;&quot;&quot;) &amp;IF([.AG42]&gt;0;&quot;{&quot;&quot;value&quot;&quot;:&quot;&amp;COLUMN([.AG42])-11&amp;&quot;,&quot;&quot;text&quot;&quot;:&quot;&quot;&quot;&amp;[.AG42]&amp;&quot;&quot;&quot;},&quot;;&quot;&quot;) &amp;IF([.AH42]&gt;0;&quot;{&quot;&quot;value&quot;&quot;:&quot;&amp;COLUMN([.AH42])-11&amp;&quot;,&quot;&quot;text&quot;&quot;:&quot;&quot;&quot;&amp;[.AH42]&amp;&quot;&quot;&quot;},&quot;;&quot;&quot;) &amp;IF([.AI42]&gt;0;&quot;{&quot;&quot;value&quot;&quot;:&quot;&amp;COLUMN([.AI42])-11&amp;&quot;,&quot;&quot;text&quot;&quot;:&quot;&quot;&quot;&amp;[.AI42]&amp;&quot;&quot;&quot;},&quot;;&quot;&quot;) &amp;IF([.AJ42]&gt;0;&quot;{&quot;&quot;value&quot;&quot;:&quot;&amp;COLUMN([.AJ42])-11&amp;&quot;,&quot;&quot;text&quot;&quot;:&quot;&quot;&quot;&amp;[.AJ42]&amp;&quot;&quot;&quot;},&quot;;&quot;&quot;) &amp;IF([.AK42]&gt;0;&quot;{&quot;&quot;value&quot;&quot;:&quot;&amp;COLUMN([.AK42])-11&amp;&quot;,&quot;&quot;text&quot;&quot;:&quot;&quot;&quot;&amp;[.AK42]&amp;&quot;&quot;&quot;},&quot;;&quot;&quot;) &amp;IF([.AL42]&gt;0;&quot;{&quot;&quot;value&quot;&quot;:&quot;&amp;COLUMN([.AL42])-11&amp;&quot;,&quot;&quot;text&quot;&quot;:&quot;&quot;&quot;&amp;[.AL42]&amp;&quot;&quot;&quot;},&quot;;&quot;&quot;) &amp;IF([.AM42]&gt;0;&quot;{&quot;&quot;value&quot;&quot;:&quot;&amp;COLUMN([.AM42])-11&amp;&quot;,&quot;&quot;text&quot;&quot;:&quot;&quot;&quot;&amp;[.AM42]&amp;&quot;&quot;&quot;},&quot;;&quot;&quot;) &amp;IF([.AN42]&gt;0;&quot;{&quot;&quot;value&quot;&quot;:&quot;&amp;COLUMN([.AN42])-11&amp;&quot;,&quot;&quot;text&quot;&quot;:&quot;&quot;&quot;&amp;[.AN42]&amp;&quot;&quot;&quot;},&quot;;&quot;&quot;) &amp;IF([.AO42]&gt;0;&quot;{&quot;&quot;value&quot;&quot;:&quot;&amp;COLUMN([.AO42])-11&amp;&quot;,&quot;&quot;text&quot;&quot;:&quot;&quot;&quot;&amp;[.AO42]&amp;&quot;&quot;&quot;},&quot;;&quot;&quot;) &amp;IF([.AP42]&gt;0;&quot;{&quot;&quot;value&quot;&quot;:&quot;&amp;COLUMN([.AP42])-11&amp;&quot;,&quot;&quot;text&quot;&quot;:&quot;&quot;&quot;&amp;[.AP42]&amp;&quot;&quot;&quot;},&quot;;&quot;&quot;) &amp;IF([.AQ42]&gt;0;&quot;{&quot;&quot;value&quot;&quot;:&quot;&amp;COLUMN([.AQ42])-11&amp;&quot;,&quot;&quot;text&quot;&quot;:&quot;&quot;&quot;&amp;[.AQ42]&amp;&quot;&quot;&quot;},&quot;;&quot;&quot;) &amp;IF([.AR42]&gt;0;&quot;{&quot;&quot;value&quot;&quot;:&quot;&amp;COLUMN([.AR42])-11&amp;&quot;,&quot;&quot;text&quot;&quot;:&quot;&quot;&quot;&amp;[.AR42]&amp;&quot;&quot;&quot;},&quot;;&quot;&quot;) &amp;IF([.AS42]&gt;0;&quot;{&quot;&quot;value&quot;&quot;:&quot;&amp;COLUMN([.AS42])-11&amp;&quot;,&quot;&quot;text&quot;&quot;:&quot;&quot;&quot;&amp;[.AS42]&amp;&quot;&quot;&quot;},&quot;;&quot;&quot;) &amp;IF([.AT42]&gt;0;&quot;{&quot;&quot;value&quot;&quot;:&quot;&amp;COLUMN([.AT42])-11&amp;&quot;,&quot;&quot;text&quot;&quot;:&quot;&quot;&quot;&amp;[.AT42]&amp;&quot;&quot;&quot;},&quot;;&quot;&quot;) &amp;IF([.AU42]&gt;0;&quot;{&quot;&quot;value&quot;&quot;:&quot;&amp;COLUMN([.AU42])-11&amp;&quot;,&quot;&quot;text&quot;&quot;:&quot;&quot;&quot;&amp;[.AU42]&amp;&quot;&quot;&quot;},&quot;;&quot;&quot;)" office:value-type="string" office:string-value="{&quot;value&quot;:17,&quot;text&quot;:&quot;Cous cous&quot;},{&quot;value&quot;:18,&quot;text&quot;:&quot;Vegetables&quot;},{&quot;value&quot;:19,&quot;text&quot;:&quot;Baked beans&quot;},{&quot;value&quot;:20,&quot;text&quot;:&quot;Noodles&quot;},{&quot;value&quot;:21,&quot;text&quot;:&quot;Pizza&quot;},{&quot;value&quot;:22,&quot;text&quot;:&quot;Curry&quot;},{&quot;value&quot;:23,&quot;text&quot;:&quot;TEXT_OTHER&quot;},">
            <text:p>{"value":17,"text":"Cous cous"},{"value":18,"text":"Vegetables"},{"value":19,"text":"Baked beans"},{"value":20,"text":"Noodles"},{"value":21,"text":"Pizza"},{"value":22,"text":"Curry"},{"value":23,"text":"TEXT_OTHER"},</text:p>
          </table:table-cell>
          <table:table-cell table:style-name="ce1" table:formula="of:=IF([.AV42]&gt;0;&quot;{&quot;&quot;value&quot;&quot;:&quot;&amp;COLUMN([.AV42])-11&amp;&quot;,&quot;&quot;text&quot;&quot;:&quot;&quot;&quot;&amp;[.AV42]&amp;&quot;&quot;&quot;},&quot;;&quot;&quot;) &amp;IF([.AW42]&gt;0;&quot;{&quot;&quot;value&quot;&quot;:&quot;&amp;COLUMN([.AW42])-11&amp;&quot;,&quot;&quot;text&quot;&quot;:&quot;&quot;&quot;&amp;[.AW42]&amp;&quot;&quot;&quot;},&quot;;&quot;&quot;) &amp;IF([.AX42]&gt;0;&quot;{&quot;&quot;value&quot;&quot;:&quot;&amp;COLUMN([.AX42])-11&amp;&quot;,&quot;&quot;text&quot;&quot;:&quot;&quot;&quot;&amp;[.AX42]&amp;&quot;&quot;&quot;},&quot;;&quot;&quot;) &amp;IF([.AY42]&gt;0;&quot;{&quot;&quot;value&quot;&quot;:&quot;&amp;COLUMN([.AY42])-11&amp;&quot;,&quot;&quot;text&quot;&quot;:&quot;&quot;&quot;&amp;[.AY42]&amp;&quot;&quot;&quot;},&quot;;&quot;&quot;) &amp;IF([.AZ42]&gt;0;&quot;{&quot;&quot;value&quot;&quot;:&quot;&amp;COLUMN([.AZ42])-11&amp;&quot;,&quot;&quot;text&quot;&quot;:&quot;&quot;&quot;&amp;[.AZ42]&amp;&quot;&quot;&quot;},&quot;;&quot;&quot;) &amp;IF([.BA42]&gt;0;&quot;{&quot;&quot;value&quot;&quot;:&quot;&amp;COLUMN([.BA42])-11&amp;&quot;,&quot;&quot;text&quot;&quot;:&quot;&quot;&quot;&amp;[.BA42]&amp;&quot;&quot;&quot;},&quot;;&quot;&quot;) &amp;IF([.BB42]&gt;0;&quot;{&quot;&quot;value&quot;&quot;:&quot;&amp;COLUMN([.BB42])-11&amp;&quot;,&quot;&quot;text&quot;&quot;:&quot;&quot;&quot;&amp;[.BB42]&amp;&quot;&quot;&quot;},&quot;;&quot;&quot;) &amp;IF([.BC42]&gt;0;&quot;{&quot;&quot;value&quot;&quot;:&quot;&amp;COLUMN([.BC42])-11&amp;&quot;,&quot;&quot;text&quot;&quot;:&quot;&quot;&quot;&amp;[.BC42]&amp;&quot;&quot;&quot;},&quot;;&quot;&quot;) &amp;IF([.BD42]&gt;0;&quot;{&quot;&quot;value&quot;&quot;:&quot;&amp;COLUMN([.BD42])-11&amp;&quot;,&quot;&quot;text&quot;&quot;:&quot;&quot;&quot;&amp;[.BD42]&amp;&quot;&quot;&quot;},&quot;;&quot;&quot;) &amp;IF([.BE42]&gt;0;&quot;{&quot;&quot;value&quot;&quot;:&quot;&amp;COLUMN([.BE42])-11&amp;&quot;,&quot;&quot;text&quot;&quot;:&quot;&quot;&quot;&amp;[.BE42]&amp;&quot;&quot;&quot;},&quot;;&quot;&quot;) &amp;IF([.BF42]&gt;0;&quot;{&quot;&quot;value&quot;&quot;:&quot;&amp;COLUMN([.BF42])-11&amp;&quot;,&quot;&quot;text&quot;&quot;:&quot;&quot;&quot;&amp;[.BF42]&amp;&quot;&quot;&quot;},&quot;;&quot;&quot;) &amp;IF([.BG42]&gt;0;&quot;{&quot;&quot;value&quot;&quot;:&quot;&amp;COLUMN([.BG42])-11&amp;&quot;,&quot;&quot;text&quot;&quot;:&quot;&quot;&quot;&amp;[.BG42]&amp;&quot;&quot;&quot;},&quot;;&quot;&quot;) &amp;IF([.BH42]&gt;0;&quot;{&quot;&quot;value&quot;&quot;:&quot;&amp;COLUMN([.BH42])-11&amp;&quot;,&quot;&quot;text&quot;&quot;:&quot;&quot;&quot;&amp;[.BH42]&amp;&quot;&quot;&quot;},&quot;;&quot;&quot;) &amp;IF([.BI42]&gt;0;&quot;{&quot;&quot;value&quot;&quot;:&quot;&amp;COLUMN([.BI42])-11&amp;&quot;,&quot;&quot;text&quot;&quot;:&quot;&quot;&quot;&amp;[.BI42]&amp;&quot;&quot;&quot;},&quot;;&quot;&quot;) &amp;IF([.BJ42]&gt;0;&quot;{&quot;&quot;value&quot;&quot;:&quot;&amp;COLUMN([.BJ42])-11&amp;&quot;,&quot;&quot;text&quot;&quot;:&quot;&quot;&quot;&amp;[.BJ42]&amp;&quot;&quot;&quot;},&quot;;&quot;&quot;) &amp;IF([.BK42]&gt;0;&quot;{&quot;&quot;value&quot;&quot;:&quot;&amp;COLUMN([.BK42])-11&amp;&quot;,&quot;&quot;text&quot;&quot;:&quot;&quot;&quot;&amp;[.BK42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1">
            <text:p>321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table:number-columns-repeated="29"/>
          <table:table-cell table:number-columns-repeated="961"/>
        </table:table-row>
        <table:table-row table:style-name="ro2">
          <table:table-cell table:style-name="ce1" table:formula="of:=&quot;{&quot;&quot;id&quot;&quot;:&quot;&amp;[.G43]&amp;&quot;,&quot;&quot;ordinal&quot;&quot;:&quot;&amp;ROW()-2&amp;&quot;,&quot;&quot;required&quot;&quot;:&quot;&amp;[.E43]&amp;&quot;,&quot;&quot;category&quot;&quot;:&quot;&quot;&quot;&amp;[.F43]&amp;&quot;&quot;&quot;,&quot;&quot;info&quot;&quot;:&quot;&quot;&quot;&amp;[.J43]&amp;&quot;&quot;&quot;&quot;&amp;&quot;,&quot;&quot;skip&quot;&quot;:&quot;&quot;&quot;&amp;[.D43]&amp;&quot;&quot;&quot;&quot;&amp;&quot;,&quot;&quot;text&quot;&quot;:&quot;&quot;&quot;&amp;[.H43]&amp;&quot;&quot;&quot;&quot;&amp;&quot;,&quot;&quot;type&quot;&quot;:&quot;&quot;&quot;&amp;[.I43]&amp;&quot;&quot;&quot;&quot;&amp;&quot;,&quot;&quot;options&quot;&quot;:[&quot; &amp;IF([.K43]&gt;0;&quot;{&quot;&quot;value&quot;&quot;:&quot;&amp;COLUMN([.K43])-11&amp;&quot;,&quot;&quot;text&quot;&quot;:&quot;&quot;&quot;&amp;[.K43]&amp;&quot;&quot;&quot;},&quot;;&quot;&quot;) &amp;IF([.L43]&gt;0;&quot;{&quot;&quot;value&quot;&quot;:&quot;&amp;COLUMN([.L43])-11&amp;&quot;,&quot;&quot;text&quot;&quot;:&quot;&quot;&quot;&amp;[.L43]&amp;&quot;&quot;&quot;},&quot;;&quot;&quot;) &amp;IF([.M43]&gt;0;&quot;{&quot;&quot;value&quot;&quot;:&quot;&amp;COLUMN([.M43])-11&amp;&quot;,&quot;&quot;text&quot;&quot;:&quot;&quot;&quot;&amp;[.M43]&amp;&quot;&quot;&quot;},&quot;;&quot;&quot;) &amp;IF([.N43]&gt;0;&quot;{&quot;&quot;value&quot;&quot;:&quot;&amp;COLUMN([.N43])-11&amp;&quot;,&quot;&quot;text&quot;&quot;:&quot;&quot;&quot;&amp;[.N43]&amp;&quot;&quot;&quot;},&quot;;&quot;&quot;) &amp;IF([.O43]&gt;0;&quot;{&quot;&quot;value&quot;&quot;:&quot;&amp;COLUMN([.O43])-11&amp;&quot;,&quot;&quot;text&quot;&quot;:&quot;&quot;&quot;&amp;[.O43]&amp;&quot;&quot;&quot;},&quot;;&quot;&quot;) &amp;IF([.P43]&gt;0;&quot;{&quot;&quot;value&quot;&quot;:&quot;&amp;COLUMN([.P43])-11&amp;&quot;,&quot;&quot;text&quot;&quot;:&quot;&quot;&quot;&amp;[.P43]&amp;&quot;&quot;&quot;},&quot;;&quot;&quot;) &amp;IF([.Q43]&gt;0;&quot;{&quot;&quot;value&quot;&quot;:&quot;&amp;COLUMN([.Q43])-11&amp;&quot;,&quot;&quot;text&quot;&quot;:&quot;&quot;&quot;&amp;[.Q43]&amp;&quot;&quot;&quot;},&quot;;&quot;&quot;) &amp;IF([.R43]&gt;0;&quot;{&quot;&quot;value&quot;&quot;:&quot;&amp;COLUMN([.R43])-11&amp;&quot;,&quot;&quot;text&quot;&quot;:&quot;&quot;&quot;&amp;[.R43]&amp;&quot;&quot;&quot;},&quot;;&quot;&quot;) &amp;IF([.S43]&gt;0;&quot;{&quot;&quot;value&quot;&quot;:&quot;&amp;COLUMN([.S43])-11&amp;&quot;,&quot;&quot;text&quot;&quot;:&quot;&quot;&quot;&amp;[.S43]&amp;&quot;&quot;&quot;},&quot;;&quot;&quot;) &amp;IF([.T43]&gt;0;&quot;{&quot;&quot;value&quot;&quot;:&quot;&amp;COLUMN([.T43])-11&amp;&quot;,&quot;&quot;text&quot;&quot;:&quot;&quot;&quot;&amp;[.T43]&amp;&quot;&quot;&quot;},&quot;;&quot;&quot;) &amp;IF([.U43]&gt;0;&quot;{&quot;&quot;value&quot;&quot;:&quot;&amp;COLUMN([.U43])-11&amp;&quot;,&quot;&quot;text&quot;&quot;:&quot;&quot;&quot;&amp;[.U43]&amp;&quot;&quot;&quot;},&quot;;&quot;&quot;) &amp;IF([.V43]&gt;0;&quot;{&quot;&quot;value&quot;&quot;:&quot;&amp;COLUMN([.V43])-11&amp;&quot;,&quot;&quot;text&quot;&quot;:&quot;&quot;&quot;&amp;[.V43]&amp;&quot;&quot;&quot;},&quot;;&quot;&quot;) &amp;IF([.W43]&gt;0;&quot;{&quot;&quot;value&quot;&quot;:&quot;&amp;COLUMN([.W43])-11&amp;&quot;,&quot;&quot;text&quot;&quot;:&quot;&quot;&quot;&amp;[.W43]&amp;&quot;&quot;&quot;},&quot;;&quot;&quot;) &amp;IF([.X43]&gt;0;&quot;{&quot;&quot;value&quot;&quot;:&quot;&amp;COLUMN([.X43])-11&amp;&quot;,&quot;&quot;text&quot;&quot;:&quot;&quot;&quot;&amp;[.X43]&amp;&quot;&quot;&quot;},&quot;;&quot;&quot;) &amp;IF([.Y43]&gt;0;&quot;{&quot;&quot;value&quot;&quot;:&quot;&amp;COLUMN([.Y43])-11&amp;&quot;,&quot;&quot;text&quot;&quot;:&quot;&quot;&quot;&amp;[.Y43]&amp;&quot;&quot;&quot;},&quot;;&quot;&quot;) &amp;IF([.Z43]&gt;0;&quot;{&quot;&quot;value&quot;&quot;:&quot;&amp;COLUMN([.Z43])-11&amp;&quot;,&quot;&quot;text&quot;&quot;:&quot;&quot;&quot;&amp;[.Z43]&amp;&quot;&quot;&quot;},&quot;;&quot;&quot;) &amp;IF([.AA43]&gt;0;&quot;{&quot;&quot;value&quot;&quot;:&quot;&amp;COLUMN([.AA43])-11&amp;&quot;,&quot;&quot;text&quot;&quot;:&quot;&quot;&quot;&amp;[.AA43]&amp;&quot;&quot;&quot;},&quot;;&quot;&quot;)" office:value-type="string" office:string-value="{&quot;id&quot;:322,&quot;ordinal&quot;:41,&quot;required&quot;:0,&quot;category&quot;:&quot;Eating&quot;,&quot;info&quot;:&quot;null&quot;,&quot;skip&quot;:&quot;32.1&quot;,&quot;text&quot;:&quot;What do you have for snack / dessert for tea?&quot;,&quot;type&quot;:&quot;MC&quot;,&quot;options&quot;:[{&quot;value&quot;:0,&quot;text&quot;:&quot;Yogurt&quot;},{&quot;value&quot;:1,&quot;text&quot;:&quot;Fruit&quot;},{&quot;value&quot;:2,&quot;text&quot;:&quot;Cake(s)&quot;},{&quot;value&quot;:3,&quot;text&quot;:&quot;Ice cream&quot;},{&quot;value&quot;:4,&quot;text&quot;:&quot;Biscuit / cookie&quot;},{&quot;value&quot;:5,&quot;text&quot;:&quot;Muffin&quot;},{&quot;value&quot;:6,&quot;text&quot;:&quot;Crumble&quot;},{&quot;value&quot;:7,&quot;text&quot;:&quot;Pie&quot;},{&quot;value&quot;:8,&quot;text&quot;:&quot;Nothing&quot;},{&quot;value&quot;:9,&quot;text&quot;:&quot;Ice lolly&quot;},{&quot;value&quot;:10,&quot;text&quot;:&quot;TEXT_OTHER&quot;},">
            <text:p>{"id":322,"ordinal":41,"required":0,"category":"Eating","info":"null","skip":"32.1","text":"What do you have for snack / dessert for tea?","type":"MC","options":[{"value":0,"text":"Yogurt"},{"value":1,"text":"Fruit"},{"value":2,"text":"Cake(s)"},{"value":3,"text":"Ice cream"},{"value":4,"text":"Biscuit / cookie"},{"value":5,"text":"Muffin"},{"value":6,"text":"Crumble"},{"value":7,"text":"Pie"},{"value":8,"text":"Nothing"},{"value":9,"text":"Ice lolly"},{"value":10,"text":"TEXT_OTHER"},</text:p>
          </table:table-cell>
          <table:table-cell table:style-name="ce2" table:formula="of:=IF([.AB43]&gt;0;&quot;{&quot;&quot;value&quot;&quot;:&quot;&amp;COLUMN([.AB43])-11&amp;&quot;,&quot;&quot;text&quot;&quot;:&quot;&quot;&quot;&amp;[.AB43]&amp;&quot;&quot;&quot;},&quot;;&quot;&quot;) &amp;IF([.AC43]&gt;0;&quot;{&quot;&quot;value&quot;&quot;:&quot;&amp;COLUMN([.AC43])-11&amp;&quot;,&quot;&quot;text&quot;&quot;:&quot;&quot;&quot;&amp;[.AC43]&amp;&quot;&quot;&quot;},&quot;;&quot;&quot;) &amp;IF([.AD43]&gt;0;&quot;{&quot;&quot;value&quot;&quot;:&quot;&amp;COLUMN([.AD43])-11&amp;&quot;,&quot;&quot;text&quot;&quot;:&quot;&quot;&quot;&amp;[.AD43]&amp;&quot;&quot;&quot;},&quot;;&quot;&quot;) &amp;IF([.AE43]&gt;0;&quot;{&quot;&quot;value&quot;&quot;:&quot;&amp;COLUMN([.AE43])-11&amp;&quot;,&quot;&quot;text&quot;&quot;:&quot;&quot;&quot;&amp;[.AE43]&amp;&quot;&quot;&quot;},&quot;;&quot;&quot;) &amp;IF([.AF43]&gt;0;&quot;{&quot;&quot;value&quot;&quot;:&quot;&amp;COLUMN([.AF43])-11&amp;&quot;,&quot;&quot;text&quot;&quot;:&quot;&quot;&quot;&amp;[.AF43]&amp;&quot;&quot;&quot;},&quot;;&quot;&quot;) &amp;IF([.AG43]&gt;0;&quot;{&quot;&quot;value&quot;&quot;:&quot;&amp;COLUMN([.AG43])-11&amp;&quot;,&quot;&quot;text&quot;&quot;:&quot;&quot;&quot;&amp;[.AG43]&amp;&quot;&quot;&quot;},&quot;;&quot;&quot;) &amp;IF([.AH43]&gt;0;&quot;{&quot;&quot;value&quot;&quot;:&quot;&amp;COLUMN([.AH43])-11&amp;&quot;,&quot;&quot;text&quot;&quot;:&quot;&quot;&quot;&amp;[.AH43]&amp;&quot;&quot;&quot;},&quot;;&quot;&quot;) &amp;IF([.AI43]&gt;0;&quot;{&quot;&quot;value&quot;&quot;:&quot;&amp;COLUMN([.AI43])-11&amp;&quot;,&quot;&quot;text&quot;&quot;:&quot;&quot;&quot;&amp;[.AI43]&amp;&quot;&quot;&quot;},&quot;;&quot;&quot;) &amp;IF([.AJ43]&gt;0;&quot;{&quot;&quot;value&quot;&quot;:&quot;&amp;COLUMN([.AJ43])-11&amp;&quot;,&quot;&quot;text&quot;&quot;:&quot;&quot;&quot;&amp;[.AJ43]&amp;&quot;&quot;&quot;},&quot;;&quot;&quot;) &amp;IF([.AK43]&gt;0;&quot;{&quot;&quot;value&quot;&quot;:&quot;&amp;COLUMN([.AK43])-11&amp;&quot;,&quot;&quot;text&quot;&quot;:&quot;&quot;&quot;&amp;[.AK43]&amp;&quot;&quot;&quot;},&quot;;&quot;&quot;) &amp;IF([.AL43]&gt;0;&quot;{&quot;&quot;value&quot;&quot;:&quot;&amp;COLUMN([.AL43])-11&amp;&quot;,&quot;&quot;text&quot;&quot;:&quot;&quot;&quot;&amp;[.AL43]&amp;&quot;&quot;&quot;},&quot;;&quot;&quot;) &amp;IF([.AM43]&gt;0;&quot;{&quot;&quot;value&quot;&quot;:&quot;&amp;COLUMN([.AM43])-11&amp;&quot;,&quot;&quot;text&quot;&quot;:&quot;&quot;&quot;&amp;[.AM43]&amp;&quot;&quot;&quot;},&quot;;&quot;&quot;) &amp;IF([.AN43]&gt;0;&quot;{&quot;&quot;value&quot;&quot;:&quot;&amp;COLUMN([.AN43])-11&amp;&quot;,&quot;&quot;text&quot;&quot;:&quot;&quot;&quot;&amp;[.AN43]&amp;&quot;&quot;&quot;},&quot;;&quot;&quot;) &amp;IF([.AO43]&gt;0;&quot;{&quot;&quot;value&quot;&quot;:&quot;&amp;COLUMN([.AO43])-11&amp;&quot;,&quot;&quot;text&quot;&quot;:&quot;&quot;&quot;&amp;[.AO43]&amp;&quot;&quot;&quot;},&quot;;&quot;&quot;) &amp;IF([.AP43]&gt;0;&quot;{&quot;&quot;value&quot;&quot;:&quot;&amp;COLUMN([.AP43])-11&amp;&quot;,&quot;&quot;text&quot;&quot;:&quot;&quot;&quot;&amp;[.AP43]&amp;&quot;&quot;&quot;},&quot;;&quot;&quot;) &amp;IF([.AQ43]&gt;0;&quot;{&quot;&quot;value&quot;&quot;:&quot;&amp;COLUMN([.AQ43])-11&amp;&quot;,&quot;&quot;text&quot;&quot;:&quot;&quot;&quot;&amp;[.AQ43]&amp;&quot;&quot;&quot;},&quot;;&quot;&quot;) &amp;IF([.AR43]&gt;0;&quot;{&quot;&quot;value&quot;&quot;:&quot;&amp;COLUMN([.AR43])-11&amp;&quot;,&quot;&quot;text&quot;&quot;:&quot;&quot;&quot;&amp;[.AR43]&amp;&quot;&quot;&quot;},&quot;;&quot;&quot;) &amp;IF([.AS43]&gt;0;&quot;{&quot;&quot;value&quot;&quot;:&quot;&amp;COLUMN([.AS43])-11&amp;&quot;,&quot;&quot;text&quot;&quot;:&quot;&quot;&quot;&amp;[.AS43]&amp;&quot;&quot;&quot;},&quot;;&quot;&quot;) &amp;IF([.AT43]&gt;0;&quot;{&quot;&quot;value&quot;&quot;:&quot;&amp;COLUMN([.AT43])-11&amp;&quot;,&quot;&quot;text&quot;&quot;:&quot;&quot;&quot;&amp;[.AT43]&amp;&quot;&quot;&quot;},&quot;;&quot;&quot;) &amp;IF([.AU43]&gt;0;&quot;{&quot;&quot;value&quot;&quot;:&quot;&amp;COLUMN([.AU43])-11&amp;&quot;,&quot;&quot;text&quot;&quot;:&quot;&quot;&quot;&amp;[.AU43]&amp;&quot;&quot;&quot;},&quot;;&quot;&quot;)">
            <text:p/>
          </table:table-cell>
          <table:table-cell table:style-name="ce1" table:formula="of:=IF([.AV43]&gt;0;&quot;{&quot;&quot;value&quot;&quot;:&quot;&amp;COLUMN([.AV43])-11&amp;&quot;,&quot;&quot;text&quot;&quot;:&quot;&quot;&quot;&amp;[.AV43]&amp;&quot;&quot;&quot;},&quot;;&quot;&quot;) &amp;IF([.AW43]&gt;0;&quot;{&quot;&quot;value&quot;&quot;:&quot;&amp;COLUMN([.AW43])-11&amp;&quot;,&quot;&quot;text&quot;&quot;:&quot;&quot;&quot;&amp;[.AW43]&amp;&quot;&quot;&quot;},&quot;;&quot;&quot;) &amp;IF([.AX43]&gt;0;&quot;{&quot;&quot;value&quot;&quot;:&quot;&amp;COLUMN([.AX43])-11&amp;&quot;,&quot;&quot;text&quot;&quot;:&quot;&quot;&quot;&amp;[.AX43]&amp;&quot;&quot;&quot;},&quot;;&quot;&quot;) &amp;IF([.AY43]&gt;0;&quot;{&quot;&quot;value&quot;&quot;:&quot;&amp;COLUMN([.AY43])-11&amp;&quot;,&quot;&quot;text&quot;&quot;:&quot;&quot;&quot;&amp;[.AY43]&amp;&quot;&quot;&quot;},&quot;;&quot;&quot;) &amp;IF([.AZ43]&gt;0;&quot;{&quot;&quot;value&quot;&quot;:&quot;&amp;COLUMN([.AZ43])-11&amp;&quot;,&quot;&quot;text&quot;&quot;:&quot;&quot;&quot;&amp;[.AZ43]&amp;&quot;&quot;&quot;},&quot;;&quot;&quot;) &amp;IF([.BA43]&gt;0;&quot;{&quot;&quot;value&quot;&quot;:&quot;&amp;COLUMN([.BA43])-11&amp;&quot;,&quot;&quot;text&quot;&quot;:&quot;&quot;&quot;&amp;[.BA43]&amp;&quot;&quot;&quot;},&quot;;&quot;&quot;) &amp;IF([.BB43]&gt;0;&quot;{&quot;&quot;value&quot;&quot;:&quot;&amp;COLUMN([.BB43])-11&amp;&quot;,&quot;&quot;text&quot;&quot;:&quot;&quot;&quot;&amp;[.BB43]&amp;&quot;&quot;&quot;},&quot;;&quot;&quot;) &amp;IF([.BC43]&gt;0;&quot;{&quot;&quot;value&quot;&quot;:&quot;&amp;COLUMN([.BC43])-11&amp;&quot;,&quot;&quot;text&quot;&quot;:&quot;&quot;&quot;&amp;[.BC43]&amp;&quot;&quot;&quot;},&quot;;&quot;&quot;) &amp;IF([.BD43]&gt;0;&quot;{&quot;&quot;value&quot;&quot;:&quot;&amp;COLUMN([.BD43])-11&amp;&quot;,&quot;&quot;text&quot;&quot;:&quot;&quot;&quot;&amp;[.BD43]&amp;&quot;&quot;&quot;},&quot;;&quot;&quot;) &amp;IF([.BE43]&gt;0;&quot;{&quot;&quot;value&quot;&quot;:&quot;&amp;COLUMN([.BE43])-11&amp;&quot;,&quot;&quot;text&quot;&quot;:&quot;&quot;&quot;&amp;[.BE43]&amp;&quot;&quot;&quot;},&quot;;&quot;&quot;) &amp;IF([.BF43]&gt;0;&quot;{&quot;&quot;value&quot;&quot;:&quot;&amp;COLUMN([.BF43])-11&amp;&quot;,&quot;&quot;text&quot;&quot;:&quot;&quot;&quot;&amp;[.BF43]&amp;&quot;&quot;&quot;},&quot;;&quot;&quot;) &amp;IF([.BG43]&gt;0;&quot;{&quot;&quot;value&quot;&quot;:&quot;&amp;COLUMN([.BG43])-11&amp;&quot;,&quot;&quot;text&quot;&quot;:&quot;&quot;&quot;&amp;[.BG43]&amp;&quot;&quot;&quot;},&quot;;&quot;&quot;) &amp;IF([.BH43]&gt;0;&quot;{&quot;&quot;value&quot;&quot;:&quot;&amp;COLUMN([.BH43])-11&amp;&quot;,&quot;&quot;text&quot;&quot;:&quot;&quot;&quot;&amp;[.BH43]&amp;&quot;&quot;&quot;},&quot;;&quot;&quot;) &amp;IF([.BI43]&gt;0;&quot;{&quot;&quot;value&quot;&quot;:&quot;&amp;COLUMN([.BI43])-11&amp;&quot;,&quot;&quot;text&quot;&quot;:&quot;&quot;&quot;&amp;[.BI43]&amp;&quot;&quot;&quot;},&quot;;&quot;&quot;) &amp;IF([.BJ43]&gt;0;&quot;{&quot;&quot;value&quot;&quot;:&quot;&amp;COLUMN([.BJ43])-11&amp;&quot;,&quot;&quot;text&quot;&quot;:&quot;&quot;&quot;&amp;[.BJ43]&amp;&quot;&quot;&quot;},&quot;;&quot;&quot;) &amp;IF([.BK43]&gt;0;&quot;{&quot;&quot;value&quot;&quot;:&quot;&amp;COLUMN([.BK43])-11&amp;&quot;,&quot;&quot;text&quot;&quot;:&quot;&quot;&quot;&amp;[.BK43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2">
            <text:p>322</text:p>
          </table:table-cell>
          <table:table-cell office:value-type="string">
            <text:p>What do you have for snack / dessert fo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1"/>
        </table:table-row>
        <table:table-row table:style-name="ro2">
          <table:table-cell table:style-name="ce1" table:formula="of:=&quot;{&quot;&quot;id&quot;&quot;:&quot;&amp;[.G44]&amp;&quot;,&quot;&quot;ordinal&quot;&quot;:&quot;&amp;ROW()-2&amp;&quot;,&quot;&quot;required&quot;&quot;:&quot;&amp;[.E44]&amp;&quot;,&quot;&quot;category&quot;&quot;:&quot;&quot;&quot;&amp;[.F44]&amp;&quot;&quot;&quot;,&quot;&quot;info&quot;&quot;:&quot;&quot;&quot;&amp;[.J44]&amp;&quot;&quot;&quot;&quot;&amp;&quot;,&quot;&quot;skip&quot;&quot;:&quot;&quot;&quot;&amp;[.D44]&amp;&quot;&quot;&quot;&quot;&amp;&quot;,&quot;&quot;text&quot;&quot;:&quot;&quot;&quot;&amp;[.H44]&amp;&quot;&quot;&quot;&quot;&amp;&quot;,&quot;&quot;type&quot;&quot;:&quot;&quot;&quot;&amp;[.I44]&amp;&quot;&quot;&quot;&quot;&amp;&quot;,&quot;&quot;options&quot;&quot;:[&quot; &amp;IF([.K44]&gt;0;&quot;{&quot;&quot;value&quot;&quot;:&quot;&amp;COLUMN([.K44])-11&amp;&quot;,&quot;&quot;text&quot;&quot;:&quot;&quot;&quot;&amp;[.K44]&amp;&quot;&quot;&quot;},&quot;;&quot;&quot;) &amp;IF([.L44]&gt;0;&quot;{&quot;&quot;value&quot;&quot;:&quot;&amp;COLUMN([.L44])-11&amp;&quot;,&quot;&quot;text&quot;&quot;:&quot;&quot;&quot;&amp;[.L44]&amp;&quot;&quot;&quot;},&quot;;&quot;&quot;) &amp;IF([.M44]&gt;0;&quot;{&quot;&quot;value&quot;&quot;:&quot;&amp;COLUMN([.M44])-11&amp;&quot;,&quot;&quot;text&quot;&quot;:&quot;&quot;&quot;&amp;[.M44]&amp;&quot;&quot;&quot;},&quot;;&quot;&quot;) &amp;IF([.N44]&gt;0;&quot;{&quot;&quot;value&quot;&quot;:&quot;&amp;COLUMN([.N44])-11&amp;&quot;,&quot;&quot;text&quot;&quot;:&quot;&quot;&quot;&amp;[.N44]&amp;&quot;&quot;&quot;},&quot;;&quot;&quot;) &amp;IF([.O44]&gt;0;&quot;{&quot;&quot;value&quot;&quot;:&quot;&amp;COLUMN([.O44])-11&amp;&quot;,&quot;&quot;text&quot;&quot;:&quot;&quot;&quot;&amp;[.O44]&amp;&quot;&quot;&quot;},&quot;;&quot;&quot;) &amp;IF([.P44]&gt;0;&quot;{&quot;&quot;value&quot;&quot;:&quot;&amp;COLUMN([.P44])-11&amp;&quot;,&quot;&quot;text&quot;&quot;:&quot;&quot;&quot;&amp;[.P44]&amp;&quot;&quot;&quot;},&quot;;&quot;&quot;) &amp;IF([.Q44]&gt;0;&quot;{&quot;&quot;value&quot;&quot;:&quot;&amp;COLUMN([.Q44])-11&amp;&quot;,&quot;&quot;text&quot;&quot;:&quot;&quot;&quot;&amp;[.Q44]&amp;&quot;&quot;&quot;},&quot;;&quot;&quot;) &amp;IF([.R44]&gt;0;&quot;{&quot;&quot;value&quot;&quot;:&quot;&amp;COLUMN([.R44])-11&amp;&quot;,&quot;&quot;text&quot;&quot;:&quot;&quot;&quot;&amp;[.R44]&amp;&quot;&quot;&quot;},&quot;;&quot;&quot;) &amp;IF([.S44]&gt;0;&quot;{&quot;&quot;value&quot;&quot;:&quot;&amp;COLUMN([.S44])-11&amp;&quot;,&quot;&quot;text&quot;&quot;:&quot;&quot;&quot;&amp;[.S44]&amp;&quot;&quot;&quot;},&quot;;&quot;&quot;) &amp;IF([.T44]&gt;0;&quot;{&quot;&quot;value&quot;&quot;:&quot;&amp;COLUMN([.T44])-11&amp;&quot;,&quot;&quot;text&quot;&quot;:&quot;&quot;&quot;&amp;[.T44]&amp;&quot;&quot;&quot;},&quot;;&quot;&quot;) &amp;IF([.U44]&gt;0;&quot;{&quot;&quot;value&quot;&quot;:&quot;&amp;COLUMN([.U44])-11&amp;&quot;,&quot;&quot;text&quot;&quot;:&quot;&quot;&quot;&amp;[.U44]&amp;&quot;&quot;&quot;},&quot;;&quot;&quot;) &amp;IF([.V44]&gt;0;&quot;{&quot;&quot;value&quot;&quot;:&quot;&amp;COLUMN([.V44])-11&amp;&quot;,&quot;&quot;text&quot;&quot;:&quot;&quot;&quot;&amp;[.V44]&amp;&quot;&quot;&quot;},&quot;;&quot;&quot;) &amp;IF([.W44]&gt;0;&quot;{&quot;&quot;value&quot;&quot;:&quot;&amp;COLUMN([.W44])-11&amp;&quot;,&quot;&quot;text&quot;&quot;:&quot;&quot;&quot;&amp;[.W44]&amp;&quot;&quot;&quot;},&quot;;&quot;&quot;) &amp;IF([.X44]&gt;0;&quot;{&quot;&quot;value&quot;&quot;:&quot;&amp;COLUMN([.X44])-11&amp;&quot;,&quot;&quot;text&quot;&quot;:&quot;&quot;&quot;&amp;[.X44]&amp;&quot;&quot;&quot;},&quot;;&quot;&quot;) &amp;IF([.Y44]&gt;0;&quot;{&quot;&quot;value&quot;&quot;:&quot;&amp;COLUMN([.Y44])-11&amp;&quot;,&quot;&quot;text&quot;&quot;:&quot;&quot;&quot;&amp;[.Y44]&amp;&quot;&quot;&quot;},&quot;;&quot;&quot;) &amp;IF([.Z44]&gt;0;&quot;{&quot;&quot;value&quot;&quot;:&quot;&amp;COLUMN([.Z44])-11&amp;&quot;,&quot;&quot;text&quot;&quot;:&quot;&quot;&quot;&amp;[.Z44]&amp;&quot;&quot;&quot;},&quot;;&quot;&quot;) &amp;IF([.AA44]&gt;0;&quot;{&quot;&quot;value&quot;&quot;:&quot;&amp;COLUMN([.AA44])-11&amp;&quot;,&quot;&quot;text&quot;&quot;:&quot;&quot;&quot;&amp;[.AA44]&amp;&quot;&quot;&quot;},&quot;;&quot;&quot;)" office:value-type="string" office:string-value="{&quot;id&quot;:323,&quot;ordinal&quot;:42,&quot;required&quot;:0,&quot;category&quot;:&quot;Eating&quot;,&quot;info&quot;:&quot;null&quot;,&quot;skip&quot;:&quot;32.1&quot;,&quot;text&quot;:&quot;What do you drink with your tea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23,"ordinal":42,"required":0,"category":"Eating","info":"null","skip":"32.1","text":"What do you drink with your tea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B44]&gt;0;&quot;{&quot;&quot;value&quot;&quot;:&quot;&amp;COLUMN([.AB44])-11&amp;&quot;,&quot;&quot;text&quot;&quot;:&quot;&quot;&quot;&amp;[.AB44]&amp;&quot;&quot;&quot;},&quot;;&quot;&quot;) &amp;IF([.AC44]&gt;0;&quot;{&quot;&quot;value&quot;&quot;:&quot;&amp;COLUMN([.AC44])-11&amp;&quot;,&quot;&quot;text&quot;&quot;:&quot;&quot;&quot;&amp;[.AC44]&amp;&quot;&quot;&quot;},&quot;;&quot;&quot;) &amp;IF([.AD44]&gt;0;&quot;{&quot;&quot;value&quot;&quot;:&quot;&amp;COLUMN([.AD44])-11&amp;&quot;,&quot;&quot;text&quot;&quot;:&quot;&quot;&quot;&amp;[.AD44]&amp;&quot;&quot;&quot;},&quot;;&quot;&quot;) &amp;IF([.AE44]&gt;0;&quot;{&quot;&quot;value&quot;&quot;:&quot;&amp;COLUMN([.AE44])-11&amp;&quot;,&quot;&quot;text&quot;&quot;:&quot;&quot;&quot;&amp;[.AE44]&amp;&quot;&quot;&quot;},&quot;;&quot;&quot;) &amp;IF([.AF44]&gt;0;&quot;{&quot;&quot;value&quot;&quot;:&quot;&amp;COLUMN([.AF44])-11&amp;&quot;,&quot;&quot;text&quot;&quot;:&quot;&quot;&quot;&amp;[.AF44]&amp;&quot;&quot;&quot;},&quot;;&quot;&quot;) &amp;IF([.AG44]&gt;0;&quot;{&quot;&quot;value&quot;&quot;:&quot;&amp;COLUMN([.AG44])-11&amp;&quot;,&quot;&quot;text&quot;&quot;:&quot;&quot;&quot;&amp;[.AG44]&amp;&quot;&quot;&quot;},&quot;;&quot;&quot;) &amp;IF([.AH44]&gt;0;&quot;{&quot;&quot;value&quot;&quot;:&quot;&amp;COLUMN([.AH44])-11&amp;&quot;,&quot;&quot;text&quot;&quot;:&quot;&quot;&quot;&amp;[.AH44]&amp;&quot;&quot;&quot;},&quot;;&quot;&quot;) &amp;IF([.AI44]&gt;0;&quot;{&quot;&quot;value&quot;&quot;:&quot;&amp;COLUMN([.AI44])-11&amp;&quot;,&quot;&quot;text&quot;&quot;:&quot;&quot;&quot;&amp;[.AI44]&amp;&quot;&quot;&quot;},&quot;;&quot;&quot;) &amp;IF([.AJ44]&gt;0;&quot;{&quot;&quot;value&quot;&quot;:&quot;&amp;COLUMN([.AJ44])-11&amp;&quot;,&quot;&quot;text&quot;&quot;:&quot;&quot;&quot;&amp;[.AJ44]&amp;&quot;&quot;&quot;},&quot;;&quot;&quot;) &amp;IF([.AK44]&gt;0;&quot;{&quot;&quot;value&quot;&quot;:&quot;&amp;COLUMN([.AK44])-11&amp;&quot;,&quot;&quot;text&quot;&quot;:&quot;&quot;&quot;&amp;[.AK44]&amp;&quot;&quot;&quot;},&quot;;&quot;&quot;) &amp;IF([.AL44]&gt;0;&quot;{&quot;&quot;value&quot;&quot;:&quot;&amp;COLUMN([.AL44])-11&amp;&quot;,&quot;&quot;text&quot;&quot;:&quot;&quot;&quot;&amp;[.AL44]&amp;&quot;&quot;&quot;},&quot;;&quot;&quot;) &amp;IF([.AM44]&gt;0;&quot;{&quot;&quot;value&quot;&quot;:&quot;&amp;COLUMN([.AM44])-11&amp;&quot;,&quot;&quot;text&quot;&quot;:&quot;&quot;&quot;&amp;[.AM44]&amp;&quot;&quot;&quot;},&quot;;&quot;&quot;) &amp;IF([.AN44]&gt;0;&quot;{&quot;&quot;value&quot;&quot;:&quot;&amp;COLUMN([.AN44])-11&amp;&quot;,&quot;&quot;text&quot;&quot;:&quot;&quot;&quot;&amp;[.AN44]&amp;&quot;&quot;&quot;},&quot;;&quot;&quot;) &amp;IF([.AO44]&gt;0;&quot;{&quot;&quot;value&quot;&quot;:&quot;&amp;COLUMN([.AO44])-11&amp;&quot;,&quot;&quot;text&quot;&quot;:&quot;&quot;&quot;&amp;[.AO44]&amp;&quot;&quot;&quot;},&quot;;&quot;&quot;) &amp;IF([.AP44]&gt;0;&quot;{&quot;&quot;value&quot;&quot;:&quot;&amp;COLUMN([.AP44])-11&amp;&quot;,&quot;&quot;text&quot;&quot;:&quot;&quot;&quot;&amp;[.AP44]&amp;&quot;&quot;&quot;},&quot;;&quot;&quot;) &amp;IF([.AQ44]&gt;0;&quot;{&quot;&quot;value&quot;&quot;:&quot;&amp;COLUMN([.AQ44])-11&amp;&quot;,&quot;&quot;text&quot;&quot;:&quot;&quot;&quot;&amp;[.AQ44]&amp;&quot;&quot;&quot;},&quot;;&quot;&quot;) &amp;IF([.AR44]&gt;0;&quot;{&quot;&quot;value&quot;&quot;:&quot;&amp;COLUMN([.AR44])-11&amp;&quot;,&quot;&quot;text&quot;&quot;:&quot;&quot;&quot;&amp;[.AR44]&amp;&quot;&quot;&quot;},&quot;;&quot;&quot;) &amp;IF([.AS44]&gt;0;&quot;{&quot;&quot;value&quot;&quot;:&quot;&amp;COLUMN([.AS44])-11&amp;&quot;,&quot;&quot;text&quot;&quot;:&quot;&quot;&quot;&amp;[.AS44]&amp;&quot;&quot;&quot;},&quot;;&quot;&quot;) &amp;IF([.AT44]&gt;0;&quot;{&quot;&quot;value&quot;&quot;:&quot;&amp;COLUMN([.AT44])-11&amp;&quot;,&quot;&quot;text&quot;&quot;:&quot;&quot;&quot;&amp;[.AT44]&amp;&quot;&quot;&quot;},&quot;;&quot;&quot;) &amp;IF([.AU44]&gt;0;&quot;{&quot;&quot;value&quot;&quot;:&quot;&amp;COLUMN([.AU44])-11&amp;&quot;,&quot;&quot;text&quot;&quot;:&quot;&quot;&quot;&amp;[.AU44]&amp;&quot;&quot;&quot;},&quot;;&quot;&quot;)">
            <text:p/>
          </table:table-cell>
          <table:table-cell table:style-name="ce1" table:formula="of:=IF([.AV44]&gt;0;&quot;{&quot;&quot;value&quot;&quot;:&quot;&amp;COLUMN([.AV44])-11&amp;&quot;,&quot;&quot;text&quot;&quot;:&quot;&quot;&quot;&amp;[.AV44]&amp;&quot;&quot;&quot;},&quot;;&quot;&quot;) &amp;IF([.AW44]&gt;0;&quot;{&quot;&quot;value&quot;&quot;:&quot;&amp;COLUMN([.AW44])-11&amp;&quot;,&quot;&quot;text&quot;&quot;:&quot;&quot;&quot;&amp;[.AW44]&amp;&quot;&quot;&quot;},&quot;;&quot;&quot;) &amp;IF([.AX44]&gt;0;&quot;{&quot;&quot;value&quot;&quot;:&quot;&amp;COLUMN([.AX44])-11&amp;&quot;,&quot;&quot;text&quot;&quot;:&quot;&quot;&quot;&amp;[.AX44]&amp;&quot;&quot;&quot;},&quot;;&quot;&quot;) &amp;IF([.AY44]&gt;0;&quot;{&quot;&quot;value&quot;&quot;:&quot;&amp;COLUMN([.AY44])-11&amp;&quot;,&quot;&quot;text&quot;&quot;:&quot;&quot;&quot;&amp;[.AY44]&amp;&quot;&quot;&quot;},&quot;;&quot;&quot;) &amp;IF([.AZ44]&gt;0;&quot;{&quot;&quot;value&quot;&quot;:&quot;&amp;COLUMN([.AZ44])-11&amp;&quot;,&quot;&quot;text&quot;&quot;:&quot;&quot;&quot;&amp;[.AZ44]&amp;&quot;&quot;&quot;},&quot;;&quot;&quot;) &amp;IF([.BA44]&gt;0;&quot;{&quot;&quot;value&quot;&quot;:&quot;&amp;COLUMN([.BA44])-11&amp;&quot;,&quot;&quot;text&quot;&quot;:&quot;&quot;&quot;&amp;[.BA44]&amp;&quot;&quot;&quot;},&quot;;&quot;&quot;) &amp;IF([.BB44]&gt;0;&quot;{&quot;&quot;value&quot;&quot;:&quot;&amp;COLUMN([.BB44])-11&amp;&quot;,&quot;&quot;text&quot;&quot;:&quot;&quot;&quot;&amp;[.BB44]&amp;&quot;&quot;&quot;},&quot;;&quot;&quot;) &amp;IF([.BC44]&gt;0;&quot;{&quot;&quot;value&quot;&quot;:&quot;&amp;COLUMN([.BC44])-11&amp;&quot;,&quot;&quot;text&quot;&quot;:&quot;&quot;&quot;&amp;[.BC44]&amp;&quot;&quot;&quot;},&quot;;&quot;&quot;) &amp;IF([.BD44]&gt;0;&quot;{&quot;&quot;value&quot;&quot;:&quot;&amp;COLUMN([.BD44])-11&amp;&quot;,&quot;&quot;text&quot;&quot;:&quot;&quot;&quot;&amp;[.BD44]&amp;&quot;&quot;&quot;},&quot;;&quot;&quot;) &amp;IF([.BE44]&gt;0;&quot;{&quot;&quot;value&quot;&quot;:&quot;&amp;COLUMN([.BE44])-11&amp;&quot;,&quot;&quot;text&quot;&quot;:&quot;&quot;&quot;&amp;[.BE44]&amp;&quot;&quot;&quot;},&quot;;&quot;&quot;) &amp;IF([.BF44]&gt;0;&quot;{&quot;&quot;value&quot;&quot;:&quot;&amp;COLUMN([.BF44])-11&amp;&quot;,&quot;&quot;text&quot;&quot;:&quot;&quot;&quot;&amp;[.BF44]&amp;&quot;&quot;&quot;},&quot;;&quot;&quot;) &amp;IF([.BG44]&gt;0;&quot;{&quot;&quot;value&quot;&quot;:&quot;&amp;COLUMN([.BG44])-11&amp;&quot;,&quot;&quot;text&quot;&quot;:&quot;&quot;&quot;&amp;[.BG44]&amp;&quot;&quot;&quot;},&quot;;&quot;&quot;) &amp;IF([.BH44]&gt;0;&quot;{&quot;&quot;value&quot;&quot;:&quot;&amp;COLUMN([.BH44])-11&amp;&quot;,&quot;&quot;text&quot;&quot;:&quot;&quot;&quot;&amp;[.BH44]&amp;&quot;&quot;&quot;},&quot;;&quot;&quot;) &amp;IF([.BI44]&gt;0;&quot;{&quot;&quot;value&quot;&quot;:&quot;&amp;COLUMN([.BI44])-11&amp;&quot;,&quot;&quot;text&quot;&quot;:&quot;&quot;&quot;&amp;[.BI44]&amp;&quot;&quot;&quot;},&quot;;&quot;&quot;) &amp;IF([.BJ44]&gt;0;&quot;{&quot;&quot;value&quot;&quot;:&quot;&amp;COLUMN([.BJ44])-11&amp;&quot;,&quot;&quot;text&quot;&quot;:&quot;&quot;&quot;&amp;[.BJ44]&amp;&quot;&quot;&quot;},&quot;;&quot;&quot;) &amp;IF([.BK44]&gt;0;&quot;{&quot;&quot;value&quot;&quot;:&quot;&amp;COLUMN([.BK44])-11&amp;&quot;,&quot;&quot;text&quot;&quot;:&quot;&quot;&quot;&amp;[.BK44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3">
            <text:p>323</text:p>
          </table:table-cell>
          <table:table-cell office:value-type="string">
            <text:p>What do you drink with you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45]&amp;&quot;,&quot;&quot;ordinal&quot;&quot;:&quot;&amp;ROW()-2&amp;&quot;,&quot;&quot;required&quot;&quot;:&quot;&amp;[.E45]&amp;&quot;,&quot;&quot;category&quot;&quot;:&quot;&quot;&quot;&amp;[.F45]&amp;&quot;&quot;&quot;,&quot;&quot;info&quot;&quot;:&quot;&quot;&quot;&amp;[.J45]&amp;&quot;&quot;&quot;&quot;&amp;&quot;,&quot;&quot;skip&quot;&quot;:&quot;&quot;&quot;&amp;[.D45]&amp;&quot;&quot;&quot;&quot;&amp;&quot;,&quot;&quot;text&quot;&quot;:&quot;&quot;&quot;&amp;[.H45]&amp;&quot;&quot;&quot;&quot;&amp;&quot;,&quot;&quot;type&quot;&quot;:&quot;&quot;&quot;&amp;[.I45]&amp;&quot;&quot;&quot;&quot;&amp;&quot;,&quot;&quot;options&quot;&quot;:[&quot; &amp;IF([.K45]&gt;0;&quot;{&quot;&quot;value&quot;&quot;:&quot;&amp;COLUMN([.K45])-11&amp;&quot;,&quot;&quot;text&quot;&quot;:&quot;&quot;&quot;&amp;[.K45]&amp;&quot;&quot;&quot;},&quot;;&quot;&quot;) &amp;IF([.L45]&gt;0;&quot;{&quot;&quot;value&quot;&quot;:&quot;&amp;COLUMN([.L45])-11&amp;&quot;,&quot;&quot;text&quot;&quot;:&quot;&quot;&quot;&amp;[.L45]&amp;&quot;&quot;&quot;},&quot;;&quot;&quot;) &amp;IF([.M45]&gt;0;&quot;{&quot;&quot;value&quot;&quot;:&quot;&amp;COLUMN([.M45])-11&amp;&quot;,&quot;&quot;text&quot;&quot;:&quot;&quot;&quot;&amp;[.M45]&amp;&quot;&quot;&quot;},&quot;;&quot;&quot;) &amp;IF([.N45]&gt;0;&quot;{&quot;&quot;value&quot;&quot;:&quot;&amp;COLUMN([.N45])-11&amp;&quot;,&quot;&quot;text&quot;&quot;:&quot;&quot;&quot;&amp;[.N45]&amp;&quot;&quot;&quot;},&quot;;&quot;&quot;) &amp;IF([.O45]&gt;0;&quot;{&quot;&quot;value&quot;&quot;:&quot;&amp;COLUMN([.O45])-11&amp;&quot;,&quot;&quot;text&quot;&quot;:&quot;&quot;&quot;&amp;[.O45]&amp;&quot;&quot;&quot;},&quot;;&quot;&quot;) &amp;IF([.P45]&gt;0;&quot;{&quot;&quot;value&quot;&quot;:&quot;&amp;COLUMN([.P45])-11&amp;&quot;,&quot;&quot;text&quot;&quot;:&quot;&quot;&quot;&amp;[.P45]&amp;&quot;&quot;&quot;},&quot;;&quot;&quot;) &amp;IF([.Q45]&gt;0;&quot;{&quot;&quot;value&quot;&quot;:&quot;&amp;COLUMN([.Q45])-11&amp;&quot;,&quot;&quot;text&quot;&quot;:&quot;&quot;&quot;&amp;[.Q45]&amp;&quot;&quot;&quot;},&quot;;&quot;&quot;) &amp;IF([.R45]&gt;0;&quot;{&quot;&quot;value&quot;&quot;:&quot;&amp;COLUMN([.R45])-11&amp;&quot;,&quot;&quot;text&quot;&quot;:&quot;&quot;&quot;&amp;[.R45]&amp;&quot;&quot;&quot;},&quot;;&quot;&quot;) &amp;IF([.S45]&gt;0;&quot;{&quot;&quot;value&quot;&quot;:&quot;&amp;COLUMN([.S45])-11&amp;&quot;,&quot;&quot;text&quot;&quot;:&quot;&quot;&quot;&amp;[.S45]&amp;&quot;&quot;&quot;},&quot;;&quot;&quot;) &amp;IF([.T45]&gt;0;&quot;{&quot;&quot;value&quot;&quot;:&quot;&amp;COLUMN([.T45])-11&amp;&quot;,&quot;&quot;text&quot;&quot;:&quot;&quot;&quot;&amp;[.T45]&amp;&quot;&quot;&quot;},&quot;;&quot;&quot;) &amp;IF([.U45]&gt;0;&quot;{&quot;&quot;value&quot;&quot;:&quot;&amp;COLUMN([.U45])-11&amp;&quot;,&quot;&quot;text&quot;&quot;:&quot;&quot;&quot;&amp;[.U45]&amp;&quot;&quot;&quot;},&quot;;&quot;&quot;) &amp;IF([.V45]&gt;0;&quot;{&quot;&quot;value&quot;&quot;:&quot;&amp;COLUMN([.V45])-11&amp;&quot;,&quot;&quot;text&quot;&quot;:&quot;&quot;&quot;&amp;[.V45]&amp;&quot;&quot;&quot;},&quot;;&quot;&quot;) &amp;IF([.W45]&gt;0;&quot;{&quot;&quot;value&quot;&quot;:&quot;&amp;COLUMN([.W45])-11&amp;&quot;,&quot;&quot;text&quot;&quot;:&quot;&quot;&quot;&amp;[.W45]&amp;&quot;&quot;&quot;},&quot;;&quot;&quot;) &amp;IF([.X45]&gt;0;&quot;{&quot;&quot;value&quot;&quot;:&quot;&amp;COLUMN([.X45])-11&amp;&quot;,&quot;&quot;text&quot;&quot;:&quot;&quot;&quot;&amp;[.X45]&amp;&quot;&quot;&quot;},&quot;;&quot;&quot;) &amp;IF([.Y45]&gt;0;&quot;{&quot;&quot;value&quot;&quot;:&quot;&amp;COLUMN([.Y45])-11&amp;&quot;,&quot;&quot;text&quot;&quot;:&quot;&quot;&quot;&amp;[.Y45]&amp;&quot;&quot;&quot;},&quot;;&quot;&quot;) &amp;IF([.Z45]&gt;0;&quot;{&quot;&quot;value&quot;&quot;:&quot;&amp;COLUMN([.Z45])-11&amp;&quot;,&quot;&quot;text&quot;&quot;:&quot;&quot;&quot;&amp;[.Z45]&amp;&quot;&quot;&quot;},&quot;;&quot;&quot;) &amp;IF([.AA45]&gt;0;&quot;{&quot;&quot;value&quot;&quot;:&quot;&amp;COLUMN([.AA45])-11&amp;&quot;,&quot;&quot;text&quot;&quot;:&quot;&quot;&quot;&amp;[.AA45]&amp;&quot;&quot;&quot;},&quot;;&quot;&quot;)" office:value-type="string" office:string-value="{&quot;id&quot;:33,&quot;ordinal&quot;:43,&quot;required&quot;:0,&quot;category&quot;:&quot;Eating&quot;,&quot;info&quot;:&quot;null&quot;,&quot;skip&quot;:&quot;null&quot;,&quot;text&quot;:&quot;Do you usually eat a snack?&quot;,&quot;type&quot;:&quot;SC&quot;,&quot;options&quot;:[{&quot;value&quot;:0,&quot;text&quot;:&quot;Yes&quot;},{&quot;value&quot;:1,&quot;text&quot;:&quot;No&quot;},">
            <text:p>{"id":33,"ordinal":43,"required":0,"category":"Eating","info":"null","skip":"null","text":"Do you usually eat a snack?","type":"SC","options":[{"value":0,"text":"Yes"},{"value":1,"text":"No"},</text:p>
          </table:table-cell>
          <table:table-cell table:style-name="ce2" table:formula="of:=IF([.AB45]&gt;0;&quot;{&quot;&quot;value&quot;&quot;:&quot;&amp;COLUMN([.AB45])-11&amp;&quot;,&quot;&quot;text&quot;&quot;:&quot;&quot;&quot;&amp;[.AB45]&amp;&quot;&quot;&quot;},&quot;;&quot;&quot;) &amp;IF([.AC45]&gt;0;&quot;{&quot;&quot;value&quot;&quot;:&quot;&amp;COLUMN([.AC45])-11&amp;&quot;,&quot;&quot;text&quot;&quot;:&quot;&quot;&quot;&amp;[.AC45]&amp;&quot;&quot;&quot;},&quot;;&quot;&quot;) &amp;IF([.AD45]&gt;0;&quot;{&quot;&quot;value&quot;&quot;:&quot;&amp;COLUMN([.AD45])-11&amp;&quot;,&quot;&quot;text&quot;&quot;:&quot;&quot;&quot;&amp;[.AD45]&amp;&quot;&quot;&quot;},&quot;;&quot;&quot;) &amp;IF([.AE45]&gt;0;&quot;{&quot;&quot;value&quot;&quot;:&quot;&amp;COLUMN([.AE45])-11&amp;&quot;,&quot;&quot;text&quot;&quot;:&quot;&quot;&quot;&amp;[.AE45]&amp;&quot;&quot;&quot;},&quot;;&quot;&quot;) &amp;IF([.AF45]&gt;0;&quot;{&quot;&quot;value&quot;&quot;:&quot;&amp;COLUMN([.AF45])-11&amp;&quot;,&quot;&quot;text&quot;&quot;:&quot;&quot;&quot;&amp;[.AF45]&amp;&quot;&quot;&quot;},&quot;;&quot;&quot;) &amp;IF([.AG45]&gt;0;&quot;{&quot;&quot;value&quot;&quot;:&quot;&amp;COLUMN([.AG45])-11&amp;&quot;,&quot;&quot;text&quot;&quot;:&quot;&quot;&quot;&amp;[.AG45]&amp;&quot;&quot;&quot;},&quot;;&quot;&quot;) &amp;IF([.AH45]&gt;0;&quot;{&quot;&quot;value&quot;&quot;:&quot;&amp;COLUMN([.AH45])-11&amp;&quot;,&quot;&quot;text&quot;&quot;:&quot;&quot;&quot;&amp;[.AH45]&amp;&quot;&quot;&quot;},&quot;;&quot;&quot;) &amp;IF([.AI45]&gt;0;&quot;{&quot;&quot;value&quot;&quot;:&quot;&amp;COLUMN([.AI45])-11&amp;&quot;,&quot;&quot;text&quot;&quot;:&quot;&quot;&quot;&amp;[.AI45]&amp;&quot;&quot;&quot;},&quot;;&quot;&quot;) &amp;IF([.AJ45]&gt;0;&quot;{&quot;&quot;value&quot;&quot;:&quot;&amp;COLUMN([.AJ45])-11&amp;&quot;,&quot;&quot;text&quot;&quot;:&quot;&quot;&quot;&amp;[.AJ45]&amp;&quot;&quot;&quot;},&quot;;&quot;&quot;) &amp;IF([.AK45]&gt;0;&quot;{&quot;&quot;value&quot;&quot;:&quot;&amp;COLUMN([.AK45])-11&amp;&quot;,&quot;&quot;text&quot;&quot;:&quot;&quot;&quot;&amp;[.AK45]&amp;&quot;&quot;&quot;},&quot;;&quot;&quot;) &amp;IF([.AL45]&gt;0;&quot;{&quot;&quot;value&quot;&quot;:&quot;&amp;COLUMN([.AL45])-11&amp;&quot;,&quot;&quot;text&quot;&quot;:&quot;&quot;&quot;&amp;[.AL45]&amp;&quot;&quot;&quot;},&quot;;&quot;&quot;) &amp;IF([.AM45]&gt;0;&quot;{&quot;&quot;value&quot;&quot;:&quot;&amp;COLUMN([.AM45])-11&amp;&quot;,&quot;&quot;text&quot;&quot;:&quot;&quot;&quot;&amp;[.AM45]&amp;&quot;&quot;&quot;},&quot;;&quot;&quot;) &amp;IF([.AN45]&gt;0;&quot;{&quot;&quot;value&quot;&quot;:&quot;&amp;COLUMN([.AN45])-11&amp;&quot;,&quot;&quot;text&quot;&quot;:&quot;&quot;&quot;&amp;[.AN45]&amp;&quot;&quot;&quot;},&quot;;&quot;&quot;) &amp;IF([.AO45]&gt;0;&quot;{&quot;&quot;value&quot;&quot;:&quot;&amp;COLUMN([.AO45])-11&amp;&quot;,&quot;&quot;text&quot;&quot;:&quot;&quot;&quot;&amp;[.AO45]&amp;&quot;&quot;&quot;},&quot;;&quot;&quot;) &amp;IF([.AP45]&gt;0;&quot;{&quot;&quot;value&quot;&quot;:&quot;&amp;COLUMN([.AP45])-11&amp;&quot;,&quot;&quot;text&quot;&quot;:&quot;&quot;&quot;&amp;[.AP45]&amp;&quot;&quot;&quot;},&quot;;&quot;&quot;) &amp;IF([.AQ45]&gt;0;&quot;{&quot;&quot;value&quot;&quot;:&quot;&amp;COLUMN([.AQ45])-11&amp;&quot;,&quot;&quot;text&quot;&quot;:&quot;&quot;&quot;&amp;[.AQ45]&amp;&quot;&quot;&quot;},&quot;;&quot;&quot;) &amp;IF([.AR45]&gt;0;&quot;{&quot;&quot;value&quot;&quot;:&quot;&amp;COLUMN([.AR45])-11&amp;&quot;,&quot;&quot;text&quot;&quot;:&quot;&quot;&quot;&amp;[.AR45]&amp;&quot;&quot;&quot;},&quot;;&quot;&quot;) &amp;IF([.AS45]&gt;0;&quot;{&quot;&quot;value&quot;&quot;:&quot;&amp;COLUMN([.AS45])-11&amp;&quot;,&quot;&quot;text&quot;&quot;:&quot;&quot;&quot;&amp;[.AS45]&amp;&quot;&quot;&quot;},&quot;;&quot;&quot;) &amp;IF([.AT45]&gt;0;&quot;{&quot;&quot;value&quot;&quot;:&quot;&amp;COLUMN([.AT45])-11&amp;&quot;,&quot;&quot;text&quot;&quot;:&quot;&quot;&quot;&amp;[.AT45]&amp;&quot;&quot;&quot;},&quot;;&quot;&quot;) &amp;IF([.AU45]&gt;0;&quot;{&quot;&quot;value&quot;&quot;:&quot;&amp;COLUMN([.AU45])-11&amp;&quot;,&quot;&quot;text&quot;&quot;:&quot;&quot;&quot;&amp;[.AU45]&amp;&quot;&quot;&quot;},&quot;;&quot;&quot;)">
            <text:p/>
          </table:table-cell>
          <table:table-cell table:style-name="ce1" table:formula="of:=IF([.AV45]&gt;0;&quot;{&quot;&quot;value&quot;&quot;:&quot;&amp;COLUMN([.AV45])-11&amp;&quot;,&quot;&quot;text&quot;&quot;:&quot;&quot;&quot;&amp;[.AV45]&amp;&quot;&quot;&quot;},&quot;;&quot;&quot;) &amp;IF([.AW45]&gt;0;&quot;{&quot;&quot;value&quot;&quot;:&quot;&amp;COLUMN([.AW45])-11&amp;&quot;,&quot;&quot;text&quot;&quot;:&quot;&quot;&quot;&amp;[.AW45]&amp;&quot;&quot;&quot;},&quot;;&quot;&quot;) &amp;IF([.AX45]&gt;0;&quot;{&quot;&quot;value&quot;&quot;:&quot;&amp;COLUMN([.AX45])-11&amp;&quot;,&quot;&quot;text&quot;&quot;:&quot;&quot;&quot;&amp;[.AX45]&amp;&quot;&quot;&quot;},&quot;;&quot;&quot;) &amp;IF([.AY45]&gt;0;&quot;{&quot;&quot;value&quot;&quot;:&quot;&amp;COLUMN([.AY45])-11&amp;&quot;,&quot;&quot;text&quot;&quot;:&quot;&quot;&quot;&amp;[.AY45]&amp;&quot;&quot;&quot;},&quot;;&quot;&quot;) &amp;IF([.AZ45]&gt;0;&quot;{&quot;&quot;value&quot;&quot;:&quot;&amp;COLUMN([.AZ45])-11&amp;&quot;,&quot;&quot;text&quot;&quot;:&quot;&quot;&quot;&amp;[.AZ45]&amp;&quot;&quot;&quot;},&quot;;&quot;&quot;) &amp;IF([.BA45]&gt;0;&quot;{&quot;&quot;value&quot;&quot;:&quot;&amp;COLUMN([.BA45])-11&amp;&quot;,&quot;&quot;text&quot;&quot;:&quot;&quot;&quot;&amp;[.BA45]&amp;&quot;&quot;&quot;},&quot;;&quot;&quot;) &amp;IF([.BB45]&gt;0;&quot;{&quot;&quot;value&quot;&quot;:&quot;&amp;COLUMN([.BB45])-11&amp;&quot;,&quot;&quot;text&quot;&quot;:&quot;&quot;&quot;&amp;[.BB45]&amp;&quot;&quot;&quot;},&quot;;&quot;&quot;) &amp;IF([.BC45]&gt;0;&quot;{&quot;&quot;value&quot;&quot;:&quot;&amp;COLUMN([.BC45])-11&amp;&quot;,&quot;&quot;text&quot;&quot;:&quot;&quot;&quot;&amp;[.BC45]&amp;&quot;&quot;&quot;},&quot;;&quot;&quot;) &amp;IF([.BD45]&gt;0;&quot;{&quot;&quot;value&quot;&quot;:&quot;&amp;COLUMN([.BD45])-11&amp;&quot;,&quot;&quot;text&quot;&quot;:&quot;&quot;&quot;&amp;[.BD45]&amp;&quot;&quot;&quot;},&quot;;&quot;&quot;) &amp;IF([.BE45]&gt;0;&quot;{&quot;&quot;value&quot;&quot;:&quot;&amp;COLUMN([.BE45])-11&amp;&quot;,&quot;&quot;text&quot;&quot;:&quot;&quot;&quot;&amp;[.BE45]&amp;&quot;&quot;&quot;},&quot;;&quot;&quot;) &amp;IF([.BF45]&gt;0;&quot;{&quot;&quot;value&quot;&quot;:&quot;&amp;COLUMN([.BF45])-11&amp;&quot;,&quot;&quot;text&quot;&quot;:&quot;&quot;&quot;&amp;[.BF45]&amp;&quot;&quot;&quot;},&quot;;&quot;&quot;) &amp;IF([.BG45]&gt;0;&quot;{&quot;&quot;value&quot;&quot;:&quot;&amp;COLUMN([.BG45])-11&amp;&quot;,&quot;&quot;text&quot;&quot;:&quot;&quot;&quot;&amp;[.BG45]&amp;&quot;&quot;&quot;},&quot;;&quot;&quot;) &amp;IF([.BH45]&gt;0;&quot;{&quot;&quot;value&quot;&quot;:&quot;&amp;COLUMN([.BH45])-11&amp;&quot;,&quot;&quot;text&quot;&quot;:&quot;&quot;&quot;&amp;[.BH45]&amp;&quot;&quot;&quot;},&quot;;&quot;&quot;) &amp;IF([.BI45]&gt;0;&quot;{&quot;&quot;value&quot;&quot;:&quot;&amp;COLUMN([.BI45])-11&amp;&quot;,&quot;&quot;text&quot;&quot;:&quot;&quot;&quot;&amp;[.BI45]&amp;&quot;&quot;&quot;},&quot;;&quot;&quot;) &amp;IF([.BJ45]&gt;0;&quot;{&quot;&quot;value&quot;&quot;:&quot;&amp;COLUMN([.BJ45])-11&amp;&quot;,&quot;&quot;text&quot;&quot;:&quot;&quot;&quot;&amp;[.BJ45]&amp;&quot;&quot;&quot;},&quot;;&quot;&quot;) &amp;IF([.BK45]&gt;0;&quot;{&quot;&quot;value&quot;&quot;:&quot;&amp;COLUMN([.BK45])-11&amp;&quot;,&quot;&quot;text&quot;&quot;:&quot;&quot;&quot;&amp;[.BK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Do you usually eat a snac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46]&amp;&quot;,&quot;&quot;ordinal&quot;&quot;:&quot;&amp;ROW()-2&amp;&quot;,&quot;&quot;required&quot;&quot;:&quot;&amp;[.E46]&amp;&quot;,&quot;&quot;category&quot;&quot;:&quot;&quot;&quot;&amp;[.F46]&amp;&quot;&quot;&quot;,&quot;&quot;info&quot;&quot;:&quot;&quot;&quot;&amp;[.J46]&amp;&quot;&quot;&quot;&quot;&amp;&quot;,&quot;&quot;skip&quot;&quot;:&quot;&quot;&quot;&amp;[.D46]&amp;&quot;&quot;&quot;&quot;&amp;&quot;,&quot;&quot;text&quot;&quot;:&quot;&quot;&quot;&amp;[.H46]&amp;&quot;&quot;&quot;&quot;&amp;&quot;,&quot;&quot;type&quot;&quot;:&quot;&quot;&quot;&amp;[.I46]&amp;&quot;&quot;&quot;&quot;&amp;&quot;,&quot;&quot;options&quot;&quot;:[&quot; &amp;IF([.K46]&gt;0;&quot;{&quot;&quot;value&quot;&quot;:&quot;&amp;COLUMN([.K46])-11&amp;&quot;,&quot;&quot;text&quot;&quot;:&quot;&quot;&quot;&amp;[.K46]&amp;&quot;&quot;&quot;},&quot;;&quot;&quot;) &amp;IF([.L46]&gt;0;&quot;{&quot;&quot;value&quot;&quot;:&quot;&amp;COLUMN([.L46])-11&amp;&quot;,&quot;&quot;text&quot;&quot;:&quot;&quot;&quot;&amp;[.L46]&amp;&quot;&quot;&quot;},&quot;;&quot;&quot;) &amp;IF([.M46]&gt;0;&quot;{&quot;&quot;value&quot;&quot;:&quot;&amp;COLUMN([.M46])-11&amp;&quot;,&quot;&quot;text&quot;&quot;:&quot;&quot;&quot;&amp;[.M46]&amp;&quot;&quot;&quot;},&quot;;&quot;&quot;) &amp;IF([.N46]&gt;0;&quot;{&quot;&quot;value&quot;&quot;:&quot;&amp;COLUMN([.N46])-11&amp;&quot;,&quot;&quot;text&quot;&quot;:&quot;&quot;&quot;&amp;[.N46]&amp;&quot;&quot;&quot;},&quot;;&quot;&quot;) &amp;IF([.O46]&gt;0;&quot;{&quot;&quot;value&quot;&quot;:&quot;&amp;COLUMN([.O46])-11&amp;&quot;,&quot;&quot;text&quot;&quot;:&quot;&quot;&quot;&amp;[.O46]&amp;&quot;&quot;&quot;},&quot;;&quot;&quot;) &amp;IF([.P46]&gt;0;&quot;{&quot;&quot;value&quot;&quot;:&quot;&amp;COLUMN([.P46])-11&amp;&quot;,&quot;&quot;text&quot;&quot;:&quot;&quot;&quot;&amp;[.P46]&amp;&quot;&quot;&quot;},&quot;;&quot;&quot;) &amp;IF([.Q46]&gt;0;&quot;{&quot;&quot;value&quot;&quot;:&quot;&amp;COLUMN([.Q46])-11&amp;&quot;,&quot;&quot;text&quot;&quot;:&quot;&quot;&quot;&amp;[.Q46]&amp;&quot;&quot;&quot;},&quot;;&quot;&quot;) &amp;IF([.R46]&gt;0;&quot;{&quot;&quot;value&quot;&quot;:&quot;&amp;COLUMN([.R46])-11&amp;&quot;,&quot;&quot;text&quot;&quot;:&quot;&quot;&quot;&amp;[.R46]&amp;&quot;&quot;&quot;},&quot;;&quot;&quot;) &amp;IF([.S46]&gt;0;&quot;{&quot;&quot;value&quot;&quot;:&quot;&amp;COLUMN([.S46])-11&amp;&quot;,&quot;&quot;text&quot;&quot;:&quot;&quot;&quot;&amp;[.S46]&amp;&quot;&quot;&quot;},&quot;;&quot;&quot;) &amp;IF([.T46]&gt;0;&quot;{&quot;&quot;value&quot;&quot;:&quot;&amp;COLUMN([.T46])-11&amp;&quot;,&quot;&quot;text&quot;&quot;:&quot;&quot;&quot;&amp;[.T46]&amp;&quot;&quot;&quot;},&quot;;&quot;&quot;) &amp;IF([.U46]&gt;0;&quot;{&quot;&quot;value&quot;&quot;:&quot;&amp;COLUMN([.U46])-11&amp;&quot;,&quot;&quot;text&quot;&quot;:&quot;&quot;&quot;&amp;[.U46]&amp;&quot;&quot;&quot;},&quot;;&quot;&quot;) &amp;IF([.V46]&gt;0;&quot;{&quot;&quot;value&quot;&quot;:&quot;&amp;COLUMN([.V46])-11&amp;&quot;,&quot;&quot;text&quot;&quot;:&quot;&quot;&quot;&amp;[.V46]&amp;&quot;&quot;&quot;},&quot;;&quot;&quot;) &amp;IF([.W46]&gt;0;&quot;{&quot;&quot;value&quot;&quot;:&quot;&amp;COLUMN([.W46])-11&amp;&quot;,&quot;&quot;text&quot;&quot;:&quot;&quot;&quot;&amp;[.W46]&amp;&quot;&quot;&quot;},&quot;;&quot;&quot;) &amp;IF([.X46]&gt;0;&quot;{&quot;&quot;value&quot;&quot;:&quot;&amp;COLUMN([.X46])-11&amp;&quot;,&quot;&quot;text&quot;&quot;:&quot;&quot;&quot;&amp;[.X46]&amp;&quot;&quot;&quot;},&quot;;&quot;&quot;) &amp;IF([.Y46]&gt;0;&quot;{&quot;&quot;value&quot;&quot;:&quot;&amp;COLUMN([.Y46])-11&amp;&quot;,&quot;&quot;text&quot;&quot;:&quot;&quot;&quot;&amp;[.Y46]&amp;&quot;&quot;&quot;},&quot;;&quot;&quot;) &amp;IF([.Z46]&gt;0;&quot;{&quot;&quot;value&quot;&quot;:&quot;&amp;COLUMN([.Z46])-11&amp;&quot;,&quot;&quot;text&quot;&quot;:&quot;&quot;&quot;&amp;[.Z46]&amp;&quot;&quot;&quot;},&quot;;&quot;&quot;) &amp;IF([.AA46]&gt;0;&quot;{&quot;&quot;value&quot;&quot;:&quot;&amp;COLUMN([.AA46])-11&amp;&quot;,&quot;&quot;text&quot;&quot;:&quot;&quot;&quot;&amp;[.AA46]&amp;&quot;&quot;&quot;},&quot;;&quot;&quot;)" office:value-type="string" office:string-value="{&quot;id&quot;:330,&quot;ordinal&quot;:44,&quot;required&quot;:0,&quot;category&quot;:&quot;Eating&quot;,&quot;info&quot;:&quot;null&quot;,&quot;skip&quot;:&quot;33.1&quot;,&quot;text&quot;:&quot;What do you usually eat for a snack?&quot;,&quot;type&quot;:&quot;MC&quot;,&quot;options&quot;:[{&quot;value&quot;:0,&quot;text&quot;:&quot;Fruit&quot;},{&quot;value&quot;:1,&quot;text&quot;:&quot;Salad&quot;},{&quot;value&quot;:2,&quot;text&quot;:&quot;Yoghurt&quot;},{&quot;value&quot;:3,&quot;text&quot;:&quot;Toast&quot;},{&quot;value&quot;:4,&quot;text&quot;:&quot;Cereal&quot;},{&quot;value&quot;:5,&quot;text&quot;:&quot;Biscuit&quot;},{&quot;value&quot;:6,&quot;text&quot;:&quot;Sandwich&quot;},{&quot;value&quot;:7,&quot;text&quot;:&quot;Crisps&quot;},{&quot;value&quot;:8,&quot;text&quot;:&quot;Cereal bar&quot;},{&quot;value&quot;:9,&quot;text&quot;:&quot;Chocolate bar&quot;},{&quot;value&quot;:10,&quot;text&quot;:&quot;Sweets&quot;},{&quot;value&quot;:11,&quot;text&quot;:&quot;Cake&quot;},{&quot;value&quot;:12,&quot;text&quot;:&quot;TEXT_OTHER&quot;},">
            <text:p>{"id":330,"ordinal":44,"required":0,"category":"Eating","info":"null","skip":"33.1","text":"What do you usually eat for a snack?","type":"MC","options":[{"value":0,"text":"Fruit"},{"value":1,"text":"Salad"},{"value":2,"text":"Yoghurt"},{"value":3,"text":"Toast"},{"value":4,"text":"Cereal"},{"value":5,"text":"Biscuit"},{"value":6,"text":"Sandwich"},{"value":7,"text":"Crisps"},{"value":8,"text":"Cereal bar"},{"value":9,"text":"Chocolate bar"},{"value":10,"text":"Sweets"},{"value":11,"text":"Cake"},{"value":12,"text":"TEXT_OTHER"},</text:p>
          </table:table-cell>
          <table:table-cell table:style-name="ce2" table:formula="of:=IF([.AB46]&gt;0;&quot;{&quot;&quot;value&quot;&quot;:&quot;&amp;COLUMN([.AB46])-11&amp;&quot;,&quot;&quot;text&quot;&quot;:&quot;&quot;&quot;&amp;[.AB46]&amp;&quot;&quot;&quot;},&quot;;&quot;&quot;) &amp;IF([.AC46]&gt;0;&quot;{&quot;&quot;value&quot;&quot;:&quot;&amp;COLUMN([.AC46])-11&amp;&quot;,&quot;&quot;text&quot;&quot;:&quot;&quot;&quot;&amp;[.AC46]&amp;&quot;&quot;&quot;},&quot;;&quot;&quot;) &amp;IF([.AD46]&gt;0;&quot;{&quot;&quot;value&quot;&quot;:&quot;&amp;COLUMN([.AD46])-11&amp;&quot;,&quot;&quot;text&quot;&quot;:&quot;&quot;&quot;&amp;[.AD46]&amp;&quot;&quot;&quot;},&quot;;&quot;&quot;) &amp;IF([.AE46]&gt;0;&quot;{&quot;&quot;value&quot;&quot;:&quot;&amp;COLUMN([.AE46])-11&amp;&quot;,&quot;&quot;text&quot;&quot;:&quot;&quot;&quot;&amp;[.AE46]&amp;&quot;&quot;&quot;},&quot;;&quot;&quot;) &amp;IF([.AF46]&gt;0;&quot;{&quot;&quot;value&quot;&quot;:&quot;&amp;COLUMN([.AF46])-11&amp;&quot;,&quot;&quot;text&quot;&quot;:&quot;&quot;&quot;&amp;[.AF46]&amp;&quot;&quot;&quot;},&quot;;&quot;&quot;) &amp;IF([.AG46]&gt;0;&quot;{&quot;&quot;value&quot;&quot;:&quot;&amp;COLUMN([.AG46])-11&amp;&quot;,&quot;&quot;text&quot;&quot;:&quot;&quot;&quot;&amp;[.AG46]&amp;&quot;&quot;&quot;},&quot;;&quot;&quot;) &amp;IF([.AH46]&gt;0;&quot;{&quot;&quot;value&quot;&quot;:&quot;&amp;COLUMN([.AH46])-11&amp;&quot;,&quot;&quot;text&quot;&quot;:&quot;&quot;&quot;&amp;[.AH46]&amp;&quot;&quot;&quot;},&quot;;&quot;&quot;) &amp;IF([.AI46]&gt;0;&quot;{&quot;&quot;value&quot;&quot;:&quot;&amp;COLUMN([.AI46])-11&amp;&quot;,&quot;&quot;text&quot;&quot;:&quot;&quot;&quot;&amp;[.AI46]&amp;&quot;&quot;&quot;},&quot;;&quot;&quot;) &amp;IF([.AJ46]&gt;0;&quot;{&quot;&quot;value&quot;&quot;:&quot;&amp;COLUMN([.AJ46])-11&amp;&quot;,&quot;&quot;text&quot;&quot;:&quot;&quot;&quot;&amp;[.AJ46]&amp;&quot;&quot;&quot;},&quot;;&quot;&quot;) &amp;IF([.AK46]&gt;0;&quot;{&quot;&quot;value&quot;&quot;:&quot;&amp;COLUMN([.AK46])-11&amp;&quot;,&quot;&quot;text&quot;&quot;:&quot;&quot;&quot;&amp;[.AK46]&amp;&quot;&quot;&quot;},&quot;;&quot;&quot;) &amp;IF([.AL46]&gt;0;&quot;{&quot;&quot;value&quot;&quot;:&quot;&amp;COLUMN([.AL46])-11&amp;&quot;,&quot;&quot;text&quot;&quot;:&quot;&quot;&quot;&amp;[.AL46]&amp;&quot;&quot;&quot;},&quot;;&quot;&quot;) &amp;IF([.AM46]&gt;0;&quot;{&quot;&quot;value&quot;&quot;:&quot;&amp;COLUMN([.AM46])-11&amp;&quot;,&quot;&quot;text&quot;&quot;:&quot;&quot;&quot;&amp;[.AM46]&amp;&quot;&quot;&quot;},&quot;;&quot;&quot;) &amp;IF([.AN46]&gt;0;&quot;{&quot;&quot;value&quot;&quot;:&quot;&amp;COLUMN([.AN46])-11&amp;&quot;,&quot;&quot;text&quot;&quot;:&quot;&quot;&quot;&amp;[.AN46]&amp;&quot;&quot;&quot;},&quot;;&quot;&quot;) &amp;IF([.AO46]&gt;0;&quot;{&quot;&quot;value&quot;&quot;:&quot;&amp;COLUMN([.AO46])-11&amp;&quot;,&quot;&quot;text&quot;&quot;:&quot;&quot;&quot;&amp;[.AO46]&amp;&quot;&quot;&quot;},&quot;;&quot;&quot;) &amp;IF([.AP46]&gt;0;&quot;{&quot;&quot;value&quot;&quot;:&quot;&amp;COLUMN([.AP46])-11&amp;&quot;,&quot;&quot;text&quot;&quot;:&quot;&quot;&quot;&amp;[.AP46]&amp;&quot;&quot;&quot;},&quot;;&quot;&quot;) &amp;IF([.AQ46]&gt;0;&quot;{&quot;&quot;value&quot;&quot;:&quot;&amp;COLUMN([.AQ46])-11&amp;&quot;,&quot;&quot;text&quot;&quot;:&quot;&quot;&quot;&amp;[.AQ46]&amp;&quot;&quot;&quot;},&quot;;&quot;&quot;) &amp;IF([.AR46]&gt;0;&quot;{&quot;&quot;value&quot;&quot;:&quot;&amp;COLUMN([.AR46])-11&amp;&quot;,&quot;&quot;text&quot;&quot;:&quot;&quot;&quot;&amp;[.AR46]&amp;&quot;&quot;&quot;},&quot;;&quot;&quot;) &amp;IF([.AS46]&gt;0;&quot;{&quot;&quot;value&quot;&quot;:&quot;&amp;COLUMN([.AS46])-11&amp;&quot;,&quot;&quot;text&quot;&quot;:&quot;&quot;&quot;&amp;[.AS46]&amp;&quot;&quot;&quot;},&quot;;&quot;&quot;) &amp;IF([.AT46]&gt;0;&quot;{&quot;&quot;value&quot;&quot;:&quot;&amp;COLUMN([.AT46])-11&amp;&quot;,&quot;&quot;text&quot;&quot;:&quot;&quot;&quot;&amp;[.AT46]&amp;&quot;&quot;&quot;},&quot;;&quot;&quot;) &amp;IF([.AU46]&gt;0;&quot;{&quot;&quot;value&quot;&quot;:&quot;&amp;COLUMN([.AU46])-11&amp;&quot;,&quot;&quot;text&quot;&quot;:&quot;&quot;&quot;&amp;[.AU46]&amp;&quot;&quot;&quot;},&quot;;&quot;&quot;)">
            <text:p/>
          </table:table-cell>
          <table:table-cell table:style-name="ce1" table:formula="of:=IF([.AV46]&gt;0;&quot;{&quot;&quot;value&quot;&quot;:&quot;&amp;COLUMN([.AV46])-11&amp;&quot;,&quot;&quot;text&quot;&quot;:&quot;&quot;&quot;&amp;[.AV46]&amp;&quot;&quot;&quot;},&quot;;&quot;&quot;) &amp;IF([.AW46]&gt;0;&quot;{&quot;&quot;value&quot;&quot;:&quot;&amp;COLUMN([.AW46])-11&amp;&quot;,&quot;&quot;text&quot;&quot;:&quot;&quot;&quot;&amp;[.AW46]&amp;&quot;&quot;&quot;},&quot;;&quot;&quot;) &amp;IF([.AX46]&gt;0;&quot;{&quot;&quot;value&quot;&quot;:&quot;&amp;COLUMN([.AX46])-11&amp;&quot;,&quot;&quot;text&quot;&quot;:&quot;&quot;&quot;&amp;[.AX46]&amp;&quot;&quot;&quot;},&quot;;&quot;&quot;) &amp;IF([.AY46]&gt;0;&quot;{&quot;&quot;value&quot;&quot;:&quot;&amp;COLUMN([.AY46])-11&amp;&quot;,&quot;&quot;text&quot;&quot;:&quot;&quot;&quot;&amp;[.AY46]&amp;&quot;&quot;&quot;},&quot;;&quot;&quot;) &amp;IF([.AZ46]&gt;0;&quot;{&quot;&quot;value&quot;&quot;:&quot;&amp;COLUMN([.AZ46])-11&amp;&quot;,&quot;&quot;text&quot;&quot;:&quot;&quot;&quot;&amp;[.AZ46]&amp;&quot;&quot;&quot;},&quot;;&quot;&quot;) &amp;IF([.BA46]&gt;0;&quot;{&quot;&quot;value&quot;&quot;:&quot;&amp;COLUMN([.BA46])-11&amp;&quot;,&quot;&quot;text&quot;&quot;:&quot;&quot;&quot;&amp;[.BA46]&amp;&quot;&quot;&quot;},&quot;;&quot;&quot;) &amp;IF([.BB46]&gt;0;&quot;{&quot;&quot;value&quot;&quot;:&quot;&amp;COLUMN([.BB46])-11&amp;&quot;,&quot;&quot;text&quot;&quot;:&quot;&quot;&quot;&amp;[.BB46]&amp;&quot;&quot;&quot;},&quot;;&quot;&quot;) &amp;IF([.BC46]&gt;0;&quot;{&quot;&quot;value&quot;&quot;:&quot;&amp;COLUMN([.BC46])-11&amp;&quot;,&quot;&quot;text&quot;&quot;:&quot;&quot;&quot;&amp;[.BC46]&amp;&quot;&quot;&quot;},&quot;;&quot;&quot;) &amp;IF([.BD46]&gt;0;&quot;{&quot;&quot;value&quot;&quot;:&quot;&amp;COLUMN([.BD46])-11&amp;&quot;,&quot;&quot;text&quot;&quot;:&quot;&quot;&quot;&amp;[.BD46]&amp;&quot;&quot;&quot;},&quot;;&quot;&quot;) &amp;IF([.BE46]&gt;0;&quot;{&quot;&quot;value&quot;&quot;:&quot;&amp;COLUMN([.BE46])-11&amp;&quot;,&quot;&quot;text&quot;&quot;:&quot;&quot;&quot;&amp;[.BE46]&amp;&quot;&quot;&quot;},&quot;;&quot;&quot;) &amp;IF([.BF46]&gt;0;&quot;{&quot;&quot;value&quot;&quot;:&quot;&amp;COLUMN([.BF46])-11&amp;&quot;,&quot;&quot;text&quot;&quot;:&quot;&quot;&quot;&amp;[.BF46]&amp;&quot;&quot;&quot;},&quot;;&quot;&quot;) &amp;IF([.BG46]&gt;0;&quot;{&quot;&quot;value&quot;&quot;:&quot;&amp;COLUMN([.BG46])-11&amp;&quot;,&quot;&quot;text&quot;&quot;:&quot;&quot;&quot;&amp;[.BG46]&amp;&quot;&quot;&quot;},&quot;;&quot;&quot;) &amp;IF([.BH46]&gt;0;&quot;{&quot;&quot;value&quot;&quot;:&quot;&amp;COLUMN([.BH46])-11&amp;&quot;,&quot;&quot;text&quot;&quot;:&quot;&quot;&quot;&amp;[.BH46]&amp;&quot;&quot;&quot;},&quot;;&quot;&quot;) &amp;IF([.BI46]&gt;0;&quot;{&quot;&quot;value&quot;&quot;:&quot;&amp;COLUMN([.BI46])-11&amp;&quot;,&quot;&quot;text&quot;&quot;:&quot;&quot;&quot;&amp;[.BI46]&amp;&quot;&quot;&quot;},&quot;;&quot;&quot;) &amp;IF([.BJ46]&gt;0;&quot;{&quot;&quot;value&quot;&quot;:&quot;&amp;COLUMN([.BJ46])-11&amp;&quot;,&quot;&quot;text&quot;&quot;:&quot;&quot;&quot;&amp;[.BJ46]&amp;&quot;&quot;&quot;},&quot;;&quot;&quot;) &amp;IF([.BK46]&gt;0;&quot;{&quot;&quot;value&quot;&quot;:&quot;&amp;COLUMN([.BK46])-11&amp;&quot;,&quot;&quot;text&quot;&quot;:&quot;&quot;&quot;&amp;[.BK46]&amp;&quot;&quot;&quot;},&quot;;&quot;&quot;) &amp;&quot;],},&quot;" office:value-type="string" office:string-value="],},">
            <text:p>],},</text:p>
          </table:table-cell>
          <table:table-cell office:value-type="float" office:value="33.1">
            <text:p>33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0">
            <text:p>330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1"/>
        </table:table-row>
        <table:table-row table:style-name="ro2">
          <table:table-cell table:style-name="ce1" table:formula="of:=&quot;{&quot;&quot;id&quot;&quot;:&quot;&amp;[.G47]&amp;&quot;,&quot;&quot;ordinal&quot;&quot;:&quot;&amp;ROW()-2&amp;&quot;,&quot;&quot;required&quot;&quot;:&quot;&amp;[.E47]&amp;&quot;,&quot;&quot;category&quot;&quot;:&quot;&quot;&quot;&amp;[.F47]&amp;&quot;&quot;&quot;,&quot;&quot;info&quot;&quot;:&quot;&quot;&quot;&amp;[.J47]&amp;&quot;&quot;&quot;&quot;&amp;&quot;,&quot;&quot;skip&quot;&quot;:&quot;&quot;&quot;&amp;[.D47]&amp;&quot;&quot;&quot;&quot;&amp;&quot;,&quot;&quot;text&quot;&quot;:&quot;&quot;&quot;&amp;[.H47]&amp;&quot;&quot;&quot;&quot;&amp;&quot;,&quot;&quot;type&quot;&quot;:&quot;&quot;&quot;&amp;[.I47]&amp;&quot;&quot;&quot;&quot;&amp;&quot;,&quot;&quot;options&quot;&quot;:[&quot; &amp;IF([.K47]&gt;0;&quot;{&quot;&quot;value&quot;&quot;:&quot;&amp;COLUMN([.K47])-11&amp;&quot;,&quot;&quot;text&quot;&quot;:&quot;&quot;&quot;&amp;[.K47]&amp;&quot;&quot;&quot;},&quot;;&quot;&quot;) &amp;IF([.L47]&gt;0;&quot;{&quot;&quot;value&quot;&quot;:&quot;&amp;COLUMN([.L47])-11&amp;&quot;,&quot;&quot;text&quot;&quot;:&quot;&quot;&quot;&amp;[.L47]&amp;&quot;&quot;&quot;},&quot;;&quot;&quot;) &amp;IF([.M47]&gt;0;&quot;{&quot;&quot;value&quot;&quot;:&quot;&amp;COLUMN([.M47])-11&amp;&quot;,&quot;&quot;text&quot;&quot;:&quot;&quot;&quot;&amp;[.M47]&amp;&quot;&quot;&quot;},&quot;;&quot;&quot;) &amp;IF([.N47]&gt;0;&quot;{&quot;&quot;value&quot;&quot;:&quot;&amp;COLUMN([.N47])-11&amp;&quot;,&quot;&quot;text&quot;&quot;:&quot;&quot;&quot;&amp;[.N47]&amp;&quot;&quot;&quot;},&quot;;&quot;&quot;) &amp;IF([.O47]&gt;0;&quot;{&quot;&quot;value&quot;&quot;:&quot;&amp;COLUMN([.O47])-11&amp;&quot;,&quot;&quot;text&quot;&quot;:&quot;&quot;&quot;&amp;[.O47]&amp;&quot;&quot;&quot;},&quot;;&quot;&quot;) &amp;IF([.P47]&gt;0;&quot;{&quot;&quot;value&quot;&quot;:&quot;&amp;COLUMN([.P47])-11&amp;&quot;,&quot;&quot;text&quot;&quot;:&quot;&quot;&quot;&amp;[.P47]&amp;&quot;&quot;&quot;},&quot;;&quot;&quot;) &amp;IF([.Q47]&gt;0;&quot;{&quot;&quot;value&quot;&quot;:&quot;&amp;COLUMN([.Q47])-11&amp;&quot;,&quot;&quot;text&quot;&quot;:&quot;&quot;&quot;&amp;[.Q47]&amp;&quot;&quot;&quot;},&quot;;&quot;&quot;) &amp;IF([.R47]&gt;0;&quot;{&quot;&quot;value&quot;&quot;:&quot;&amp;COLUMN([.R47])-11&amp;&quot;,&quot;&quot;text&quot;&quot;:&quot;&quot;&quot;&amp;[.R47]&amp;&quot;&quot;&quot;},&quot;;&quot;&quot;) &amp;IF([.S47]&gt;0;&quot;{&quot;&quot;value&quot;&quot;:&quot;&amp;COLUMN([.S47])-11&amp;&quot;,&quot;&quot;text&quot;&quot;:&quot;&quot;&quot;&amp;[.S47]&amp;&quot;&quot;&quot;},&quot;;&quot;&quot;) &amp;IF([.T47]&gt;0;&quot;{&quot;&quot;value&quot;&quot;:&quot;&amp;COLUMN([.T47])-11&amp;&quot;,&quot;&quot;text&quot;&quot;:&quot;&quot;&quot;&amp;[.T47]&amp;&quot;&quot;&quot;},&quot;;&quot;&quot;) &amp;IF([.U47]&gt;0;&quot;{&quot;&quot;value&quot;&quot;:&quot;&amp;COLUMN([.U47])-11&amp;&quot;,&quot;&quot;text&quot;&quot;:&quot;&quot;&quot;&amp;[.U47]&amp;&quot;&quot;&quot;},&quot;;&quot;&quot;) &amp;IF([.V47]&gt;0;&quot;{&quot;&quot;value&quot;&quot;:&quot;&amp;COLUMN([.V47])-11&amp;&quot;,&quot;&quot;text&quot;&quot;:&quot;&quot;&quot;&amp;[.V47]&amp;&quot;&quot;&quot;},&quot;;&quot;&quot;) &amp;IF([.W47]&gt;0;&quot;{&quot;&quot;value&quot;&quot;:&quot;&amp;COLUMN([.W47])-11&amp;&quot;,&quot;&quot;text&quot;&quot;:&quot;&quot;&quot;&amp;[.W47]&amp;&quot;&quot;&quot;},&quot;;&quot;&quot;) &amp;IF([.X47]&gt;0;&quot;{&quot;&quot;value&quot;&quot;:&quot;&amp;COLUMN([.X47])-11&amp;&quot;,&quot;&quot;text&quot;&quot;:&quot;&quot;&quot;&amp;[.X47]&amp;&quot;&quot;&quot;},&quot;;&quot;&quot;) &amp;IF([.Y47]&gt;0;&quot;{&quot;&quot;value&quot;&quot;:&quot;&amp;COLUMN([.Y47])-11&amp;&quot;,&quot;&quot;text&quot;&quot;:&quot;&quot;&quot;&amp;[.Y47]&amp;&quot;&quot;&quot;},&quot;;&quot;&quot;) &amp;IF([.Z47]&gt;0;&quot;{&quot;&quot;value&quot;&quot;:&quot;&amp;COLUMN([.Z47])-11&amp;&quot;,&quot;&quot;text&quot;&quot;:&quot;&quot;&quot;&amp;[.Z47]&amp;&quot;&quot;&quot;},&quot;;&quot;&quot;) &amp;IF([.AA47]&gt;0;&quot;{&quot;&quot;value&quot;&quot;:&quot;&amp;COLUMN([.AA47])-11&amp;&quot;,&quot;&quot;text&quot;&quot;:&quot;&quot;&quot;&amp;[.AA47]&amp;&quot;&quot;&quot;},&quot;;&quot;&quot;)" office:value-type="string" office:string-value="{&quot;id&quot;:34,&quot;ordinal&quot;:45,&quot;required&quot;:0,&quot;category&quot;:&quot;Eating&quot;,&quot;info&quot;:&quot;null&quot;,&quot;skip&quot;:&quot;null&quot;,&quot;text&quot;:&quot;Do you eat fruit and / or vegetables?&quot;,&quot;type&quot;:&quot;SC&quot;,&quot;options&quot;:[{&quot;value&quot;:0,&quot;text&quot;:&quot;Yes usually every day&quot;},{&quot;value&quot;:1,&quot;text&quot;:&quot;Sometimes but not every day&quot;},{&quot;value&quot;:2,&quot;text&quot;:&quot;No or very rarely      &quot;},">
            <text:p>{"id":34,"ordinal":45,"required":0,"category":"Eating","info":"null","skip":"null","text":"Do you eat fruit and / or vegetables?","type":"SC","options":[{"value":0,"text":"Yes usually every day"},{"value":1,"text":"Sometimes but not every day"},{"value":2,"text":"No or very rarely <text:s text:c="5"/>"},</text:p>
          </table:table-cell>
          <table:table-cell table:style-name="ce2" table:formula="of:=IF([.AB47]&gt;0;&quot;{&quot;&quot;value&quot;&quot;:&quot;&amp;COLUMN([.AB47])-11&amp;&quot;,&quot;&quot;text&quot;&quot;:&quot;&quot;&quot;&amp;[.AB47]&amp;&quot;&quot;&quot;},&quot;;&quot;&quot;) &amp;IF([.AC47]&gt;0;&quot;{&quot;&quot;value&quot;&quot;:&quot;&amp;COLUMN([.AC47])-11&amp;&quot;,&quot;&quot;text&quot;&quot;:&quot;&quot;&quot;&amp;[.AC47]&amp;&quot;&quot;&quot;},&quot;;&quot;&quot;) &amp;IF([.AD47]&gt;0;&quot;{&quot;&quot;value&quot;&quot;:&quot;&amp;COLUMN([.AD47])-11&amp;&quot;,&quot;&quot;text&quot;&quot;:&quot;&quot;&quot;&amp;[.AD47]&amp;&quot;&quot;&quot;},&quot;;&quot;&quot;) &amp;IF([.AE47]&gt;0;&quot;{&quot;&quot;value&quot;&quot;:&quot;&amp;COLUMN([.AE47])-11&amp;&quot;,&quot;&quot;text&quot;&quot;:&quot;&quot;&quot;&amp;[.AE47]&amp;&quot;&quot;&quot;},&quot;;&quot;&quot;) &amp;IF([.AF47]&gt;0;&quot;{&quot;&quot;value&quot;&quot;:&quot;&amp;COLUMN([.AF47])-11&amp;&quot;,&quot;&quot;text&quot;&quot;:&quot;&quot;&quot;&amp;[.AF47]&amp;&quot;&quot;&quot;},&quot;;&quot;&quot;) &amp;IF([.AG47]&gt;0;&quot;{&quot;&quot;value&quot;&quot;:&quot;&amp;COLUMN([.AG47])-11&amp;&quot;,&quot;&quot;text&quot;&quot;:&quot;&quot;&quot;&amp;[.AG47]&amp;&quot;&quot;&quot;},&quot;;&quot;&quot;) &amp;IF([.AH47]&gt;0;&quot;{&quot;&quot;value&quot;&quot;:&quot;&amp;COLUMN([.AH47])-11&amp;&quot;,&quot;&quot;text&quot;&quot;:&quot;&quot;&quot;&amp;[.AH47]&amp;&quot;&quot;&quot;},&quot;;&quot;&quot;) &amp;IF([.AI47]&gt;0;&quot;{&quot;&quot;value&quot;&quot;:&quot;&amp;COLUMN([.AI47])-11&amp;&quot;,&quot;&quot;text&quot;&quot;:&quot;&quot;&quot;&amp;[.AI47]&amp;&quot;&quot;&quot;},&quot;;&quot;&quot;) &amp;IF([.AJ47]&gt;0;&quot;{&quot;&quot;value&quot;&quot;:&quot;&amp;COLUMN([.AJ47])-11&amp;&quot;,&quot;&quot;text&quot;&quot;:&quot;&quot;&quot;&amp;[.AJ47]&amp;&quot;&quot;&quot;},&quot;;&quot;&quot;) &amp;IF([.AK47]&gt;0;&quot;{&quot;&quot;value&quot;&quot;:&quot;&amp;COLUMN([.AK47])-11&amp;&quot;,&quot;&quot;text&quot;&quot;:&quot;&quot;&quot;&amp;[.AK47]&amp;&quot;&quot;&quot;},&quot;;&quot;&quot;) &amp;IF([.AL47]&gt;0;&quot;{&quot;&quot;value&quot;&quot;:&quot;&amp;COLUMN([.AL47])-11&amp;&quot;,&quot;&quot;text&quot;&quot;:&quot;&quot;&quot;&amp;[.AL47]&amp;&quot;&quot;&quot;},&quot;;&quot;&quot;) &amp;IF([.AM47]&gt;0;&quot;{&quot;&quot;value&quot;&quot;:&quot;&amp;COLUMN([.AM47])-11&amp;&quot;,&quot;&quot;text&quot;&quot;:&quot;&quot;&quot;&amp;[.AM47]&amp;&quot;&quot;&quot;},&quot;;&quot;&quot;) &amp;IF([.AN47]&gt;0;&quot;{&quot;&quot;value&quot;&quot;:&quot;&amp;COLUMN([.AN47])-11&amp;&quot;,&quot;&quot;text&quot;&quot;:&quot;&quot;&quot;&amp;[.AN47]&amp;&quot;&quot;&quot;},&quot;;&quot;&quot;) &amp;IF([.AO47]&gt;0;&quot;{&quot;&quot;value&quot;&quot;:&quot;&amp;COLUMN([.AO47])-11&amp;&quot;,&quot;&quot;text&quot;&quot;:&quot;&quot;&quot;&amp;[.AO47]&amp;&quot;&quot;&quot;},&quot;;&quot;&quot;) &amp;IF([.AP47]&gt;0;&quot;{&quot;&quot;value&quot;&quot;:&quot;&amp;COLUMN([.AP47])-11&amp;&quot;,&quot;&quot;text&quot;&quot;:&quot;&quot;&quot;&amp;[.AP47]&amp;&quot;&quot;&quot;},&quot;;&quot;&quot;) &amp;IF([.AQ47]&gt;0;&quot;{&quot;&quot;value&quot;&quot;:&quot;&amp;COLUMN([.AQ47])-11&amp;&quot;,&quot;&quot;text&quot;&quot;:&quot;&quot;&quot;&amp;[.AQ47]&amp;&quot;&quot;&quot;},&quot;;&quot;&quot;) &amp;IF([.AR47]&gt;0;&quot;{&quot;&quot;value&quot;&quot;:&quot;&amp;COLUMN([.AR47])-11&amp;&quot;,&quot;&quot;text&quot;&quot;:&quot;&quot;&quot;&amp;[.AR47]&amp;&quot;&quot;&quot;},&quot;;&quot;&quot;) &amp;IF([.AS47]&gt;0;&quot;{&quot;&quot;value&quot;&quot;:&quot;&amp;COLUMN([.AS47])-11&amp;&quot;,&quot;&quot;text&quot;&quot;:&quot;&quot;&quot;&amp;[.AS47]&amp;&quot;&quot;&quot;},&quot;;&quot;&quot;) &amp;IF([.AT47]&gt;0;&quot;{&quot;&quot;value&quot;&quot;:&quot;&amp;COLUMN([.AT47])-11&amp;&quot;,&quot;&quot;text&quot;&quot;:&quot;&quot;&quot;&amp;[.AT47]&amp;&quot;&quot;&quot;},&quot;;&quot;&quot;) &amp;IF([.AU47]&gt;0;&quot;{&quot;&quot;value&quot;&quot;:&quot;&amp;COLUMN([.AU47])-11&amp;&quot;,&quot;&quot;text&quot;&quot;:&quot;&quot;&quot;&amp;[.AU47]&amp;&quot;&quot;&quot;},&quot;;&quot;&quot;)">
            <text:p/>
          </table:table-cell>
          <table:table-cell table:style-name="ce1" table:formula="of:=IF([.AV47]&gt;0;&quot;{&quot;&quot;value&quot;&quot;:&quot;&amp;COLUMN([.AV47])-11&amp;&quot;,&quot;&quot;text&quot;&quot;:&quot;&quot;&quot;&amp;[.AV47]&amp;&quot;&quot;&quot;},&quot;;&quot;&quot;) &amp;IF([.AW47]&gt;0;&quot;{&quot;&quot;value&quot;&quot;:&quot;&amp;COLUMN([.AW47])-11&amp;&quot;,&quot;&quot;text&quot;&quot;:&quot;&quot;&quot;&amp;[.AW47]&amp;&quot;&quot;&quot;},&quot;;&quot;&quot;) &amp;IF([.AX47]&gt;0;&quot;{&quot;&quot;value&quot;&quot;:&quot;&amp;COLUMN([.AX47])-11&amp;&quot;,&quot;&quot;text&quot;&quot;:&quot;&quot;&quot;&amp;[.AX47]&amp;&quot;&quot;&quot;},&quot;;&quot;&quot;) &amp;IF([.AY47]&gt;0;&quot;{&quot;&quot;value&quot;&quot;:&quot;&amp;COLUMN([.AY47])-11&amp;&quot;,&quot;&quot;text&quot;&quot;:&quot;&quot;&quot;&amp;[.AY47]&amp;&quot;&quot;&quot;},&quot;;&quot;&quot;) &amp;IF([.AZ47]&gt;0;&quot;{&quot;&quot;value&quot;&quot;:&quot;&amp;COLUMN([.AZ47])-11&amp;&quot;,&quot;&quot;text&quot;&quot;:&quot;&quot;&quot;&amp;[.AZ47]&amp;&quot;&quot;&quot;},&quot;;&quot;&quot;) &amp;IF([.BA47]&gt;0;&quot;{&quot;&quot;value&quot;&quot;:&quot;&amp;COLUMN([.BA47])-11&amp;&quot;,&quot;&quot;text&quot;&quot;:&quot;&quot;&quot;&amp;[.BA47]&amp;&quot;&quot;&quot;},&quot;;&quot;&quot;) &amp;IF([.BB47]&gt;0;&quot;{&quot;&quot;value&quot;&quot;:&quot;&amp;COLUMN([.BB47])-11&amp;&quot;,&quot;&quot;text&quot;&quot;:&quot;&quot;&quot;&amp;[.BB47]&amp;&quot;&quot;&quot;},&quot;;&quot;&quot;) &amp;IF([.BC47]&gt;0;&quot;{&quot;&quot;value&quot;&quot;:&quot;&amp;COLUMN([.BC47])-11&amp;&quot;,&quot;&quot;text&quot;&quot;:&quot;&quot;&quot;&amp;[.BC47]&amp;&quot;&quot;&quot;},&quot;;&quot;&quot;) &amp;IF([.BD47]&gt;0;&quot;{&quot;&quot;value&quot;&quot;:&quot;&amp;COLUMN([.BD47])-11&amp;&quot;,&quot;&quot;text&quot;&quot;:&quot;&quot;&quot;&amp;[.BD47]&amp;&quot;&quot;&quot;},&quot;;&quot;&quot;) &amp;IF([.BE47]&gt;0;&quot;{&quot;&quot;value&quot;&quot;:&quot;&amp;COLUMN([.BE47])-11&amp;&quot;,&quot;&quot;text&quot;&quot;:&quot;&quot;&quot;&amp;[.BE47]&amp;&quot;&quot;&quot;},&quot;;&quot;&quot;) &amp;IF([.BF47]&gt;0;&quot;{&quot;&quot;value&quot;&quot;:&quot;&amp;COLUMN([.BF47])-11&amp;&quot;,&quot;&quot;text&quot;&quot;:&quot;&quot;&quot;&amp;[.BF47]&amp;&quot;&quot;&quot;},&quot;;&quot;&quot;) &amp;IF([.BG47]&gt;0;&quot;{&quot;&quot;value&quot;&quot;:&quot;&amp;COLUMN([.BG47])-11&amp;&quot;,&quot;&quot;text&quot;&quot;:&quot;&quot;&quot;&amp;[.BG47]&amp;&quot;&quot;&quot;},&quot;;&quot;&quot;) &amp;IF([.BH47]&gt;0;&quot;{&quot;&quot;value&quot;&quot;:&quot;&amp;COLUMN([.BH47])-11&amp;&quot;,&quot;&quot;text&quot;&quot;:&quot;&quot;&quot;&amp;[.BH47]&amp;&quot;&quot;&quot;},&quot;;&quot;&quot;) &amp;IF([.BI47]&gt;0;&quot;{&quot;&quot;value&quot;&quot;:&quot;&amp;COLUMN([.BI47])-11&amp;&quot;,&quot;&quot;text&quot;&quot;:&quot;&quot;&quot;&amp;[.BI47]&amp;&quot;&quot;&quot;},&quot;;&quot;&quot;) &amp;IF([.BJ47]&gt;0;&quot;{&quot;&quot;value&quot;&quot;:&quot;&amp;COLUMN([.BJ47])-11&amp;&quot;,&quot;&quot;text&quot;&quot;:&quot;&quot;&quot;&amp;[.BJ47]&amp;&quot;&quot;&quot;},&quot;;&quot;&quot;) &amp;IF([.BK47]&gt;0;&quot;{&quot;&quot;value&quot;&quot;:&quot;&amp;COLUMN([.BK47])-11&amp;&quot;,&quot;&quot;text&quot;&quot;:&quot;&quot;&quot;&amp;[.BK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48]&amp;&quot;,&quot;&quot;ordinal&quot;&quot;:&quot;&amp;ROW()-2&amp;&quot;,&quot;&quot;required&quot;&quot;:&quot;&amp;[.E48]&amp;&quot;,&quot;&quot;category&quot;&quot;:&quot;&quot;&quot;&amp;[.F48]&amp;&quot;&quot;&quot;,&quot;&quot;info&quot;&quot;:&quot;&quot;&quot;&amp;[.J48]&amp;&quot;&quot;&quot;&quot;&amp;&quot;,&quot;&quot;skip&quot;&quot;:&quot;&quot;&quot;&amp;[.D48]&amp;&quot;&quot;&quot;&quot;&amp;&quot;,&quot;&quot;text&quot;&quot;:&quot;&quot;&quot;&amp;[.H48]&amp;&quot;&quot;&quot;&quot;&amp;&quot;,&quot;&quot;type&quot;&quot;:&quot;&quot;&quot;&amp;[.I48]&amp;&quot;&quot;&quot;&quot;&amp;&quot;,&quot;&quot;options&quot;&quot;:[&quot; &amp;IF([.K48]&gt;0;&quot;{&quot;&quot;value&quot;&quot;:&quot;&amp;COLUMN([.K48])-11&amp;&quot;,&quot;&quot;text&quot;&quot;:&quot;&quot;&quot;&amp;[.K48]&amp;&quot;&quot;&quot;},&quot;;&quot;&quot;) &amp;IF([.L48]&gt;0;&quot;{&quot;&quot;value&quot;&quot;:&quot;&amp;COLUMN([.L48])-11&amp;&quot;,&quot;&quot;text&quot;&quot;:&quot;&quot;&quot;&amp;[.L48]&amp;&quot;&quot;&quot;},&quot;;&quot;&quot;) &amp;IF([.M48]&gt;0;&quot;{&quot;&quot;value&quot;&quot;:&quot;&amp;COLUMN([.M48])-11&amp;&quot;,&quot;&quot;text&quot;&quot;:&quot;&quot;&quot;&amp;[.M48]&amp;&quot;&quot;&quot;},&quot;;&quot;&quot;) &amp;IF([.N48]&gt;0;&quot;{&quot;&quot;value&quot;&quot;:&quot;&amp;COLUMN([.N48])-11&amp;&quot;,&quot;&quot;text&quot;&quot;:&quot;&quot;&quot;&amp;[.N48]&amp;&quot;&quot;&quot;},&quot;;&quot;&quot;) &amp;IF([.O48]&gt;0;&quot;{&quot;&quot;value&quot;&quot;:&quot;&amp;COLUMN([.O48])-11&amp;&quot;,&quot;&quot;text&quot;&quot;:&quot;&quot;&quot;&amp;[.O48]&amp;&quot;&quot;&quot;},&quot;;&quot;&quot;) &amp;IF([.P48]&gt;0;&quot;{&quot;&quot;value&quot;&quot;:&quot;&amp;COLUMN([.P48])-11&amp;&quot;,&quot;&quot;text&quot;&quot;:&quot;&quot;&quot;&amp;[.P48]&amp;&quot;&quot;&quot;},&quot;;&quot;&quot;) &amp;IF([.Q48]&gt;0;&quot;{&quot;&quot;value&quot;&quot;:&quot;&amp;COLUMN([.Q48])-11&amp;&quot;,&quot;&quot;text&quot;&quot;:&quot;&quot;&quot;&amp;[.Q48]&amp;&quot;&quot;&quot;},&quot;;&quot;&quot;) &amp;IF([.R48]&gt;0;&quot;{&quot;&quot;value&quot;&quot;:&quot;&amp;COLUMN([.R48])-11&amp;&quot;,&quot;&quot;text&quot;&quot;:&quot;&quot;&quot;&amp;[.R48]&amp;&quot;&quot;&quot;},&quot;;&quot;&quot;) &amp;IF([.S48]&gt;0;&quot;{&quot;&quot;value&quot;&quot;:&quot;&amp;COLUMN([.S48])-11&amp;&quot;,&quot;&quot;text&quot;&quot;:&quot;&quot;&quot;&amp;[.S48]&amp;&quot;&quot;&quot;},&quot;;&quot;&quot;) &amp;IF([.T48]&gt;0;&quot;{&quot;&quot;value&quot;&quot;:&quot;&amp;COLUMN([.T48])-11&amp;&quot;,&quot;&quot;text&quot;&quot;:&quot;&quot;&quot;&amp;[.T48]&amp;&quot;&quot;&quot;},&quot;;&quot;&quot;) &amp;IF([.U48]&gt;0;&quot;{&quot;&quot;value&quot;&quot;:&quot;&amp;COLUMN([.U48])-11&amp;&quot;,&quot;&quot;text&quot;&quot;:&quot;&quot;&quot;&amp;[.U48]&amp;&quot;&quot;&quot;},&quot;;&quot;&quot;) &amp;IF([.V48]&gt;0;&quot;{&quot;&quot;value&quot;&quot;:&quot;&amp;COLUMN([.V48])-11&amp;&quot;,&quot;&quot;text&quot;&quot;:&quot;&quot;&quot;&amp;[.V48]&amp;&quot;&quot;&quot;},&quot;;&quot;&quot;) &amp;IF([.W48]&gt;0;&quot;{&quot;&quot;value&quot;&quot;:&quot;&amp;COLUMN([.W48])-11&amp;&quot;,&quot;&quot;text&quot;&quot;:&quot;&quot;&quot;&amp;[.W48]&amp;&quot;&quot;&quot;},&quot;;&quot;&quot;) &amp;IF([.X48]&gt;0;&quot;{&quot;&quot;value&quot;&quot;:&quot;&amp;COLUMN([.X48])-11&amp;&quot;,&quot;&quot;text&quot;&quot;:&quot;&quot;&quot;&amp;[.X48]&amp;&quot;&quot;&quot;},&quot;;&quot;&quot;) &amp;IF([.Y48]&gt;0;&quot;{&quot;&quot;value&quot;&quot;:&quot;&amp;COLUMN([.Y48])-11&amp;&quot;,&quot;&quot;text&quot;&quot;:&quot;&quot;&quot;&amp;[.Y48]&amp;&quot;&quot;&quot;},&quot;;&quot;&quot;) &amp;IF([.Z48]&gt;0;&quot;{&quot;&quot;value&quot;&quot;:&quot;&amp;COLUMN([.Z48])-11&amp;&quot;,&quot;&quot;text&quot;&quot;:&quot;&quot;&quot;&amp;[.Z48]&amp;&quot;&quot;&quot;},&quot;;&quot;&quot;) &amp;IF([.AA48]&gt;0;&quot;{&quot;&quot;value&quot;&quot;:&quot;&amp;COLUMN([.AA48])-11&amp;&quot;,&quot;&quot;text&quot;&quot;:&quot;&quot;&quot;&amp;[.AA48]&amp;&quot;&quot;&quot;},&quot;;&quot;&quot;)" office:value-type="string" office:string-value="{&quot;id&quot;:35,&quot;ordinal&quot;:46,&quot;required&quot;:0,&quot;category&quot;:&quot;Eating&quot;,&quot;info&quot;:&quot;null&quot;,&quot;skip&quot;:&quot;null&quot;,&quot;text&quot;:&quot;How many times a week do you eat treats such as sweets, chocolate, fast food, takeaways?&quot;,&quot;type&quot;:&quot;SC&quot;,&quot;options&quot;:[{&quot;value&quot;:0,&quot;text&quot;:&quot;Every day&quot;},{&quot;value&quot;:1,&quot;text&quot;:&quot;5-6&quot;},{&quot;value&quot;:2,&quot;text&quot;:&quot;3-4&quot;},{&quot;value&quot;:3,&quot;text&quot;:&quot;1-2&quot;},{&quot;value&quot;:4,&quot;text&quot;:&quot;Less than once per week &quot;},">
            <text:p>{"id":35,"ordinal":46,"required":0,"category":"Eating","info":"null","skip":"null","text":"How many times a week do you eat treats such as sweets, chocolate, fast food, takeaways?","type":"SC","options":[{"value":0,"text":"Every day"},{"value":1,"text":"5-6"},{"value":2,"text":"3-4"},{"value":3,"text":"1-2"},{"value":4,"text":"Less than once per week "},</text:p>
          </table:table-cell>
          <table:table-cell table:style-name="ce2" table:formula="of:=IF([.AB48]&gt;0;&quot;{&quot;&quot;value&quot;&quot;:&quot;&amp;COLUMN([.AB48])-11&amp;&quot;,&quot;&quot;text&quot;&quot;:&quot;&quot;&quot;&amp;[.AB48]&amp;&quot;&quot;&quot;},&quot;;&quot;&quot;) &amp;IF([.AC48]&gt;0;&quot;{&quot;&quot;value&quot;&quot;:&quot;&amp;COLUMN([.AC48])-11&amp;&quot;,&quot;&quot;text&quot;&quot;:&quot;&quot;&quot;&amp;[.AC48]&amp;&quot;&quot;&quot;},&quot;;&quot;&quot;) &amp;IF([.AD48]&gt;0;&quot;{&quot;&quot;value&quot;&quot;:&quot;&amp;COLUMN([.AD48])-11&amp;&quot;,&quot;&quot;text&quot;&quot;:&quot;&quot;&quot;&amp;[.AD48]&amp;&quot;&quot;&quot;},&quot;;&quot;&quot;) &amp;IF([.AE48]&gt;0;&quot;{&quot;&quot;value&quot;&quot;:&quot;&amp;COLUMN([.AE48])-11&amp;&quot;,&quot;&quot;text&quot;&quot;:&quot;&quot;&quot;&amp;[.AE48]&amp;&quot;&quot;&quot;},&quot;;&quot;&quot;) &amp;IF([.AF48]&gt;0;&quot;{&quot;&quot;value&quot;&quot;:&quot;&amp;COLUMN([.AF48])-11&amp;&quot;,&quot;&quot;text&quot;&quot;:&quot;&quot;&quot;&amp;[.AF48]&amp;&quot;&quot;&quot;},&quot;;&quot;&quot;) &amp;IF([.AG48]&gt;0;&quot;{&quot;&quot;value&quot;&quot;:&quot;&amp;COLUMN([.AG48])-11&amp;&quot;,&quot;&quot;text&quot;&quot;:&quot;&quot;&quot;&amp;[.AG48]&amp;&quot;&quot;&quot;},&quot;;&quot;&quot;) &amp;IF([.AH48]&gt;0;&quot;{&quot;&quot;value&quot;&quot;:&quot;&amp;COLUMN([.AH48])-11&amp;&quot;,&quot;&quot;text&quot;&quot;:&quot;&quot;&quot;&amp;[.AH48]&amp;&quot;&quot;&quot;},&quot;;&quot;&quot;) &amp;IF([.AI48]&gt;0;&quot;{&quot;&quot;value&quot;&quot;:&quot;&amp;COLUMN([.AI48])-11&amp;&quot;,&quot;&quot;text&quot;&quot;:&quot;&quot;&quot;&amp;[.AI48]&amp;&quot;&quot;&quot;},&quot;;&quot;&quot;) &amp;IF([.AJ48]&gt;0;&quot;{&quot;&quot;value&quot;&quot;:&quot;&amp;COLUMN([.AJ48])-11&amp;&quot;,&quot;&quot;text&quot;&quot;:&quot;&quot;&quot;&amp;[.AJ48]&amp;&quot;&quot;&quot;},&quot;;&quot;&quot;) &amp;IF([.AK48]&gt;0;&quot;{&quot;&quot;value&quot;&quot;:&quot;&amp;COLUMN([.AK48])-11&amp;&quot;,&quot;&quot;text&quot;&quot;:&quot;&quot;&quot;&amp;[.AK48]&amp;&quot;&quot;&quot;},&quot;;&quot;&quot;) &amp;IF([.AL48]&gt;0;&quot;{&quot;&quot;value&quot;&quot;:&quot;&amp;COLUMN([.AL48])-11&amp;&quot;,&quot;&quot;text&quot;&quot;:&quot;&quot;&quot;&amp;[.AL48]&amp;&quot;&quot;&quot;},&quot;;&quot;&quot;) &amp;IF([.AM48]&gt;0;&quot;{&quot;&quot;value&quot;&quot;:&quot;&amp;COLUMN([.AM48])-11&amp;&quot;,&quot;&quot;text&quot;&quot;:&quot;&quot;&quot;&amp;[.AM48]&amp;&quot;&quot;&quot;},&quot;;&quot;&quot;) &amp;IF([.AN48]&gt;0;&quot;{&quot;&quot;value&quot;&quot;:&quot;&amp;COLUMN([.AN48])-11&amp;&quot;,&quot;&quot;text&quot;&quot;:&quot;&quot;&quot;&amp;[.AN48]&amp;&quot;&quot;&quot;},&quot;;&quot;&quot;) &amp;IF([.AO48]&gt;0;&quot;{&quot;&quot;value&quot;&quot;:&quot;&amp;COLUMN([.AO48])-11&amp;&quot;,&quot;&quot;text&quot;&quot;:&quot;&quot;&quot;&amp;[.AO48]&amp;&quot;&quot;&quot;},&quot;;&quot;&quot;) &amp;IF([.AP48]&gt;0;&quot;{&quot;&quot;value&quot;&quot;:&quot;&amp;COLUMN([.AP48])-11&amp;&quot;,&quot;&quot;text&quot;&quot;:&quot;&quot;&quot;&amp;[.AP48]&amp;&quot;&quot;&quot;},&quot;;&quot;&quot;) &amp;IF([.AQ48]&gt;0;&quot;{&quot;&quot;value&quot;&quot;:&quot;&amp;COLUMN([.AQ48])-11&amp;&quot;,&quot;&quot;text&quot;&quot;:&quot;&quot;&quot;&amp;[.AQ48]&amp;&quot;&quot;&quot;},&quot;;&quot;&quot;) &amp;IF([.AR48]&gt;0;&quot;{&quot;&quot;value&quot;&quot;:&quot;&amp;COLUMN([.AR48])-11&amp;&quot;,&quot;&quot;text&quot;&quot;:&quot;&quot;&quot;&amp;[.AR48]&amp;&quot;&quot;&quot;},&quot;;&quot;&quot;) &amp;IF([.AS48]&gt;0;&quot;{&quot;&quot;value&quot;&quot;:&quot;&amp;COLUMN([.AS48])-11&amp;&quot;,&quot;&quot;text&quot;&quot;:&quot;&quot;&quot;&amp;[.AS48]&amp;&quot;&quot;&quot;},&quot;;&quot;&quot;) &amp;IF([.AT48]&gt;0;&quot;{&quot;&quot;value&quot;&quot;:&quot;&amp;COLUMN([.AT48])-11&amp;&quot;,&quot;&quot;text&quot;&quot;:&quot;&quot;&quot;&amp;[.AT48]&amp;&quot;&quot;&quot;},&quot;;&quot;&quot;) &amp;IF([.AU48]&gt;0;&quot;{&quot;&quot;value&quot;&quot;:&quot;&amp;COLUMN([.AU48])-11&amp;&quot;,&quot;&quot;text&quot;&quot;:&quot;&quot;&quot;&amp;[.AU48]&amp;&quot;&quot;&quot;},&quot;;&quot;&quot;)">
            <text:p/>
          </table:table-cell>
          <table:table-cell table:style-name="ce1" table:formula="of:=IF([.AV48]&gt;0;&quot;{&quot;&quot;value&quot;&quot;:&quot;&amp;COLUMN([.AV48])-11&amp;&quot;,&quot;&quot;text&quot;&quot;:&quot;&quot;&quot;&amp;[.AV48]&amp;&quot;&quot;&quot;},&quot;;&quot;&quot;) &amp;IF([.AW48]&gt;0;&quot;{&quot;&quot;value&quot;&quot;:&quot;&amp;COLUMN([.AW48])-11&amp;&quot;,&quot;&quot;text&quot;&quot;:&quot;&quot;&quot;&amp;[.AW48]&amp;&quot;&quot;&quot;},&quot;;&quot;&quot;) &amp;IF([.AX48]&gt;0;&quot;{&quot;&quot;value&quot;&quot;:&quot;&amp;COLUMN([.AX48])-11&amp;&quot;,&quot;&quot;text&quot;&quot;:&quot;&quot;&quot;&amp;[.AX48]&amp;&quot;&quot;&quot;},&quot;;&quot;&quot;) &amp;IF([.AY48]&gt;0;&quot;{&quot;&quot;value&quot;&quot;:&quot;&amp;COLUMN([.AY48])-11&amp;&quot;,&quot;&quot;text&quot;&quot;:&quot;&quot;&quot;&amp;[.AY48]&amp;&quot;&quot;&quot;},&quot;;&quot;&quot;) &amp;IF([.AZ48]&gt;0;&quot;{&quot;&quot;value&quot;&quot;:&quot;&amp;COLUMN([.AZ48])-11&amp;&quot;,&quot;&quot;text&quot;&quot;:&quot;&quot;&quot;&amp;[.AZ48]&amp;&quot;&quot;&quot;},&quot;;&quot;&quot;) &amp;IF([.BA48]&gt;0;&quot;{&quot;&quot;value&quot;&quot;:&quot;&amp;COLUMN([.BA48])-11&amp;&quot;,&quot;&quot;text&quot;&quot;:&quot;&quot;&quot;&amp;[.BA48]&amp;&quot;&quot;&quot;},&quot;;&quot;&quot;) &amp;IF([.BB48]&gt;0;&quot;{&quot;&quot;value&quot;&quot;:&quot;&amp;COLUMN([.BB48])-11&amp;&quot;,&quot;&quot;text&quot;&quot;:&quot;&quot;&quot;&amp;[.BB48]&amp;&quot;&quot;&quot;},&quot;;&quot;&quot;) &amp;IF([.BC48]&gt;0;&quot;{&quot;&quot;value&quot;&quot;:&quot;&amp;COLUMN([.BC48])-11&amp;&quot;,&quot;&quot;text&quot;&quot;:&quot;&quot;&quot;&amp;[.BC48]&amp;&quot;&quot;&quot;},&quot;;&quot;&quot;) &amp;IF([.BD48]&gt;0;&quot;{&quot;&quot;value&quot;&quot;:&quot;&amp;COLUMN([.BD48])-11&amp;&quot;,&quot;&quot;text&quot;&quot;:&quot;&quot;&quot;&amp;[.BD48]&amp;&quot;&quot;&quot;},&quot;;&quot;&quot;) &amp;IF([.BE48]&gt;0;&quot;{&quot;&quot;value&quot;&quot;:&quot;&amp;COLUMN([.BE48])-11&amp;&quot;,&quot;&quot;text&quot;&quot;:&quot;&quot;&quot;&amp;[.BE48]&amp;&quot;&quot;&quot;},&quot;;&quot;&quot;) &amp;IF([.BF48]&gt;0;&quot;{&quot;&quot;value&quot;&quot;:&quot;&amp;COLUMN([.BF48])-11&amp;&quot;,&quot;&quot;text&quot;&quot;:&quot;&quot;&quot;&amp;[.BF48]&amp;&quot;&quot;&quot;},&quot;;&quot;&quot;) &amp;IF([.BG48]&gt;0;&quot;{&quot;&quot;value&quot;&quot;:&quot;&amp;COLUMN([.BG48])-11&amp;&quot;,&quot;&quot;text&quot;&quot;:&quot;&quot;&quot;&amp;[.BG48]&amp;&quot;&quot;&quot;},&quot;;&quot;&quot;) &amp;IF([.BH48]&gt;0;&quot;{&quot;&quot;value&quot;&quot;:&quot;&amp;COLUMN([.BH48])-11&amp;&quot;,&quot;&quot;text&quot;&quot;:&quot;&quot;&quot;&amp;[.BH48]&amp;&quot;&quot;&quot;},&quot;;&quot;&quot;) &amp;IF([.BI48]&gt;0;&quot;{&quot;&quot;value&quot;&quot;:&quot;&amp;COLUMN([.BI48])-11&amp;&quot;,&quot;&quot;text&quot;&quot;:&quot;&quot;&quot;&amp;[.BI48]&amp;&quot;&quot;&quot;},&quot;;&quot;&quot;) &amp;IF([.BJ48]&gt;0;&quot;{&quot;&quot;value&quot;&quot;:&quot;&amp;COLUMN([.BJ48])-11&amp;&quot;,&quot;&quot;text&quot;&quot;:&quot;&quot;&quot;&amp;[.BJ48]&amp;&quot;&quot;&quot;},&quot;;&quot;&quot;) &amp;IF([.BK48]&gt;0;&quot;{&quot;&quot;value&quot;&quot;:&quot;&amp;COLUMN([.BK48])-11&amp;&quot;,&quot;&quot;text&quot;&quot;:&quot;&quot;&quot;&amp;[.BK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 chocolate, fast food, takeaway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8"/>
          <table:table-cell table:number-columns-repeated="961"/>
        </table:table-row>
        <table:table-row table:style-name="ro5">
          <table:table-cell table:style-name="ce1" table:formula="of:=&quot;{&quot;&quot;id&quot;&quot;:&quot;&amp;[.G49]&amp;&quot;,&quot;&quot;ordinal&quot;&quot;:&quot;&amp;ROW()-2&amp;&quot;,&quot;&quot;required&quot;&quot;:&quot;&amp;[.E49]&amp;&quot;,&quot;&quot;category&quot;&quot;:&quot;&quot;&quot;&amp;[.F49]&amp;&quot;&quot;&quot;,&quot;&quot;info&quot;&quot;:&quot;&quot;&quot;&amp;[.J49]&amp;&quot;&quot;&quot;&quot;&amp;&quot;,&quot;&quot;skip&quot;&quot;:&quot;&quot;&quot;&amp;[.D49]&amp;&quot;&quot;&quot;&quot;&amp;&quot;,&quot;&quot;text&quot;&quot;:&quot;&quot;&quot;&amp;[.H49]&amp;&quot;&quot;&quot;&quot;&amp;&quot;,&quot;&quot;type&quot;&quot;:&quot;&quot;&quot;&amp;[.I49]&amp;&quot;&quot;&quot;&quot;&amp;&quot;,&quot;&quot;options&quot;&quot;:[&quot; &amp;IF([.K49]&gt;0;&quot;{&quot;&quot;value&quot;&quot;:&quot;&amp;COLUMN([.K49])-11&amp;&quot;,&quot;&quot;text&quot;&quot;:&quot;&quot;&quot;&amp;[.K49]&amp;&quot;&quot;&quot;},&quot;;&quot;&quot;) &amp;IF([.L49]&gt;0;&quot;{&quot;&quot;value&quot;&quot;:&quot;&amp;COLUMN([.L49])-11&amp;&quot;,&quot;&quot;text&quot;&quot;:&quot;&quot;&quot;&amp;[.L49]&amp;&quot;&quot;&quot;},&quot;;&quot;&quot;) &amp;IF([.M49]&gt;0;&quot;{&quot;&quot;value&quot;&quot;:&quot;&amp;COLUMN([.M49])-11&amp;&quot;,&quot;&quot;text&quot;&quot;:&quot;&quot;&quot;&amp;[.M49]&amp;&quot;&quot;&quot;},&quot;;&quot;&quot;) &amp;IF([.N49]&gt;0;&quot;{&quot;&quot;value&quot;&quot;:&quot;&amp;COLUMN([.N49])-11&amp;&quot;,&quot;&quot;text&quot;&quot;:&quot;&quot;&quot;&amp;[.N49]&amp;&quot;&quot;&quot;},&quot;;&quot;&quot;) &amp;IF([.O49]&gt;0;&quot;{&quot;&quot;value&quot;&quot;:&quot;&amp;COLUMN([.O49])-11&amp;&quot;,&quot;&quot;text&quot;&quot;:&quot;&quot;&quot;&amp;[.O49]&amp;&quot;&quot;&quot;},&quot;;&quot;&quot;) &amp;IF([.P49]&gt;0;&quot;{&quot;&quot;value&quot;&quot;:&quot;&amp;COLUMN([.P49])-11&amp;&quot;,&quot;&quot;text&quot;&quot;:&quot;&quot;&quot;&amp;[.P49]&amp;&quot;&quot;&quot;},&quot;;&quot;&quot;) &amp;IF([.Q49]&gt;0;&quot;{&quot;&quot;value&quot;&quot;:&quot;&amp;COLUMN([.Q49])-11&amp;&quot;,&quot;&quot;text&quot;&quot;:&quot;&quot;&quot;&amp;[.Q49]&amp;&quot;&quot;&quot;},&quot;;&quot;&quot;) &amp;IF([.R49]&gt;0;&quot;{&quot;&quot;value&quot;&quot;:&quot;&amp;COLUMN([.R49])-11&amp;&quot;,&quot;&quot;text&quot;&quot;:&quot;&quot;&quot;&amp;[.R49]&amp;&quot;&quot;&quot;},&quot;;&quot;&quot;) &amp;IF([.S49]&gt;0;&quot;{&quot;&quot;value&quot;&quot;:&quot;&amp;COLUMN([.S49])-11&amp;&quot;,&quot;&quot;text&quot;&quot;:&quot;&quot;&quot;&amp;[.S49]&amp;&quot;&quot;&quot;},&quot;;&quot;&quot;) &amp;IF([.T49]&gt;0;&quot;{&quot;&quot;value&quot;&quot;:&quot;&amp;COLUMN([.T49])-11&amp;&quot;,&quot;&quot;text&quot;&quot;:&quot;&quot;&quot;&amp;[.T49]&amp;&quot;&quot;&quot;},&quot;;&quot;&quot;) &amp;IF([.U49]&gt;0;&quot;{&quot;&quot;value&quot;&quot;:&quot;&amp;COLUMN([.U49])-11&amp;&quot;,&quot;&quot;text&quot;&quot;:&quot;&quot;&quot;&amp;[.U49]&amp;&quot;&quot;&quot;},&quot;;&quot;&quot;) &amp;IF([.V49]&gt;0;&quot;{&quot;&quot;value&quot;&quot;:&quot;&amp;COLUMN([.V49])-11&amp;&quot;,&quot;&quot;text&quot;&quot;:&quot;&quot;&quot;&amp;[.V49]&amp;&quot;&quot;&quot;},&quot;;&quot;&quot;) &amp;IF([.W49]&gt;0;&quot;{&quot;&quot;value&quot;&quot;:&quot;&amp;COLUMN([.W49])-11&amp;&quot;,&quot;&quot;text&quot;&quot;:&quot;&quot;&quot;&amp;[.W49]&amp;&quot;&quot;&quot;},&quot;;&quot;&quot;) &amp;IF([.X49]&gt;0;&quot;{&quot;&quot;value&quot;&quot;:&quot;&amp;COLUMN([.X49])-11&amp;&quot;,&quot;&quot;text&quot;&quot;:&quot;&quot;&quot;&amp;[.X49]&amp;&quot;&quot;&quot;},&quot;;&quot;&quot;) &amp;IF([.Y49]&gt;0;&quot;{&quot;&quot;value&quot;&quot;:&quot;&amp;COLUMN([.Y49])-11&amp;&quot;,&quot;&quot;text&quot;&quot;:&quot;&quot;&quot;&amp;[.Y49]&amp;&quot;&quot;&quot;},&quot;;&quot;&quot;) &amp;IF([.Z49]&gt;0;&quot;{&quot;&quot;value&quot;&quot;:&quot;&amp;COLUMN([.Z49])-11&amp;&quot;,&quot;&quot;text&quot;&quot;:&quot;&quot;&quot;&amp;[.Z49]&amp;&quot;&quot;&quot;},&quot;;&quot;&quot;) &amp;IF([.AA49]&gt;0;&quot;{&quot;&quot;value&quot;&quot;:&quot;&amp;COLUMN([.AA49])-11&amp;&quot;,&quot;&quot;text&quot;&quot;:&quot;&quot;&quot;&amp;[.AA49]&amp;&quot;&quot;&quot;},&quot;;&quot;&quot;)" office:value-type="string" office:string-value="{&quot;id&quot;:36,&quot;ordinal&quot;:47,&quot;required&quot;:0,&quot;category&quot;:&quot;Eating&quot;,&quot;info&quot;:&quot;null&quot;,&quot;skip&quot;:&quot;null&quot;,&quot;text&quot;:&quot;Which statement best describes you?&quot;,&quot;type&quot;:&quot;SC&quot;,&quot;options&quot;:[{&quot;value&quot;:0,&quot;text&quot;:&quot;I eat three meals every day (breakfast lunch and dinner)&quot;},{&quot;value&quot;:1,&quot;text&quot;:&quot;I often miss breakfast, but eat lunch and dinner&quot;},{&quot;value&quot;:2,&quot;text&quot;:&quot;I often miss lunch, but eat breakfast and dinner&quot;},{&quot;value&quot;:3,&quot;text&quot;:&quot;I often miss dinner, but eat breakfast and lunch&quot;},{&quot;value&quot;:4,&quot;text&quot;:&quot;I just eat when I feel like it&quot;},{&quot;value&quot;:5,&quot;text&quot;:&quot;My meals vary depending on what I am doing that day  &quot;},">
            <text:p>{"id":36,"ordinal":47,"required":0,"category":"Eating","info":"null","skip":"null","text":"Which statement best describes you?","type":"SC","options":[{"value":0,"text":"I eat three meals every day (breakfast lunch and dinner)"},{"value":1,"text":"I often miss breakfast, but eat lunch and dinner"},{"value":2,"text":"I often miss lunch, but eat breakfast and dinner"},{"value":3,"text":"I often miss dinner, but eat breakfast and lunch"},{"value":4,"text":"I just eat when I feel like it"},{"value":5,"text":"My meals vary depending on what I am doing that day <text:s/>"},</text:p>
          </table:table-cell>
          <table:table-cell table:style-name="ce2" table:formula="of:=IF([.AB49]&gt;0;&quot;{&quot;&quot;value&quot;&quot;:&quot;&amp;COLUMN([.AB49])-11&amp;&quot;,&quot;&quot;text&quot;&quot;:&quot;&quot;&quot;&amp;[.AB49]&amp;&quot;&quot;&quot;},&quot;;&quot;&quot;) &amp;IF([.AC49]&gt;0;&quot;{&quot;&quot;value&quot;&quot;:&quot;&amp;COLUMN([.AC49])-11&amp;&quot;,&quot;&quot;text&quot;&quot;:&quot;&quot;&quot;&amp;[.AC49]&amp;&quot;&quot;&quot;},&quot;;&quot;&quot;) &amp;IF([.AD49]&gt;0;&quot;{&quot;&quot;value&quot;&quot;:&quot;&amp;COLUMN([.AD49])-11&amp;&quot;,&quot;&quot;text&quot;&quot;:&quot;&quot;&quot;&amp;[.AD49]&amp;&quot;&quot;&quot;},&quot;;&quot;&quot;) &amp;IF([.AE49]&gt;0;&quot;{&quot;&quot;value&quot;&quot;:&quot;&amp;COLUMN([.AE49])-11&amp;&quot;,&quot;&quot;text&quot;&quot;:&quot;&quot;&quot;&amp;[.AE49]&amp;&quot;&quot;&quot;},&quot;;&quot;&quot;) &amp;IF([.AF49]&gt;0;&quot;{&quot;&quot;value&quot;&quot;:&quot;&amp;COLUMN([.AF49])-11&amp;&quot;,&quot;&quot;text&quot;&quot;:&quot;&quot;&quot;&amp;[.AF49]&amp;&quot;&quot;&quot;},&quot;;&quot;&quot;) &amp;IF([.AG49]&gt;0;&quot;{&quot;&quot;value&quot;&quot;:&quot;&amp;COLUMN([.AG49])-11&amp;&quot;,&quot;&quot;text&quot;&quot;:&quot;&quot;&quot;&amp;[.AG49]&amp;&quot;&quot;&quot;},&quot;;&quot;&quot;) &amp;IF([.AH49]&gt;0;&quot;{&quot;&quot;value&quot;&quot;:&quot;&amp;COLUMN([.AH49])-11&amp;&quot;,&quot;&quot;text&quot;&quot;:&quot;&quot;&quot;&amp;[.AH49]&amp;&quot;&quot;&quot;},&quot;;&quot;&quot;) &amp;IF([.AI49]&gt;0;&quot;{&quot;&quot;value&quot;&quot;:&quot;&amp;COLUMN([.AI49])-11&amp;&quot;,&quot;&quot;text&quot;&quot;:&quot;&quot;&quot;&amp;[.AI49]&amp;&quot;&quot;&quot;},&quot;;&quot;&quot;) &amp;IF([.AJ49]&gt;0;&quot;{&quot;&quot;value&quot;&quot;:&quot;&amp;COLUMN([.AJ49])-11&amp;&quot;,&quot;&quot;text&quot;&quot;:&quot;&quot;&quot;&amp;[.AJ49]&amp;&quot;&quot;&quot;},&quot;;&quot;&quot;) &amp;IF([.AK49]&gt;0;&quot;{&quot;&quot;value&quot;&quot;:&quot;&amp;COLUMN([.AK49])-11&amp;&quot;,&quot;&quot;text&quot;&quot;:&quot;&quot;&quot;&amp;[.AK49]&amp;&quot;&quot;&quot;},&quot;;&quot;&quot;) &amp;IF([.AL49]&gt;0;&quot;{&quot;&quot;value&quot;&quot;:&quot;&amp;COLUMN([.AL49])-11&amp;&quot;,&quot;&quot;text&quot;&quot;:&quot;&quot;&quot;&amp;[.AL49]&amp;&quot;&quot;&quot;},&quot;;&quot;&quot;) &amp;IF([.AM49]&gt;0;&quot;{&quot;&quot;value&quot;&quot;:&quot;&amp;COLUMN([.AM49])-11&amp;&quot;,&quot;&quot;text&quot;&quot;:&quot;&quot;&quot;&amp;[.AM49]&amp;&quot;&quot;&quot;},&quot;;&quot;&quot;) &amp;IF([.AN49]&gt;0;&quot;{&quot;&quot;value&quot;&quot;:&quot;&amp;COLUMN([.AN49])-11&amp;&quot;,&quot;&quot;text&quot;&quot;:&quot;&quot;&quot;&amp;[.AN49]&amp;&quot;&quot;&quot;},&quot;;&quot;&quot;) &amp;IF([.AO49]&gt;0;&quot;{&quot;&quot;value&quot;&quot;:&quot;&amp;COLUMN([.AO49])-11&amp;&quot;,&quot;&quot;text&quot;&quot;:&quot;&quot;&quot;&amp;[.AO49]&amp;&quot;&quot;&quot;},&quot;;&quot;&quot;) &amp;IF([.AP49]&gt;0;&quot;{&quot;&quot;value&quot;&quot;:&quot;&amp;COLUMN([.AP49])-11&amp;&quot;,&quot;&quot;text&quot;&quot;:&quot;&quot;&quot;&amp;[.AP49]&amp;&quot;&quot;&quot;},&quot;;&quot;&quot;) &amp;IF([.AQ49]&gt;0;&quot;{&quot;&quot;value&quot;&quot;:&quot;&amp;COLUMN([.AQ49])-11&amp;&quot;,&quot;&quot;text&quot;&quot;:&quot;&quot;&quot;&amp;[.AQ49]&amp;&quot;&quot;&quot;},&quot;;&quot;&quot;) &amp;IF([.AR49]&gt;0;&quot;{&quot;&quot;value&quot;&quot;:&quot;&amp;COLUMN([.AR49])-11&amp;&quot;,&quot;&quot;text&quot;&quot;:&quot;&quot;&quot;&amp;[.AR49]&amp;&quot;&quot;&quot;},&quot;;&quot;&quot;) &amp;IF([.AS49]&gt;0;&quot;{&quot;&quot;value&quot;&quot;:&quot;&amp;COLUMN([.AS49])-11&amp;&quot;,&quot;&quot;text&quot;&quot;:&quot;&quot;&quot;&amp;[.AS49]&amp;&quot;&quot;&quot;},&quot;;&quot;&quot;) &amp;IF([.AT49]&gt;0;&quot;{&quot;&quot;value&quot;&quot;:&quot;&amp;COLUMN([.AT49])-11&amp;&quot;,&quot;&quot;text&quot;&quot;:&quot;&quot;&quot;&amp;[.AT49]&amp;&quot;&quot;&quot;},&quot;;&quot;&quot;) &amp;IF([.AU49]&gt;0;&quot;{&quot;&quot;value&quot;&quot;:&quot;&amp;COLUMN([.AU49])-11&amp;&quot;,&quot;&quot;text&quot;&quot;:&quot;&quot;&quot;&amp;[.AU49]&amp;&quot;&quot;&quot;},&quot;;&quot;&quot;)">
            <text:p/>
          </table:table-cell>
          <table:table-cell table:style-name="ce1" table:formula="of:=IF([.AV49]&gt;0;&quot;{&quot;&quot;value&quot;&quot;:&quot;&amp;COLUMN([.AV49])-11&amp;&quot;,&quot;&quot;text&quot;&quot;:&quot;&quot;&quot;&amp;[.AV49]&amp;&quot;&quot;&quot;},&quot;;&quot;&quot;) &amp;IF([.AW49]&gt;0;&quot;{&quot;&quot;value&quot;&quot;:&quot;&amp;COLUMN([.AW49])-11&amp;&quot;,&quot;&quot;text&quot;&quot;:&quot;&quot;&quot;&amp;[.AW49]&amp;&quot;&quot;&quot;},&quot;;&quot;&quot;) &amp;IF([.AX49]&gt;0;&quot;{&quot;&quot;value&quot;&quot;:&quot;&amp;COLUMN([.AX49])-11&amp;&quot;,&quot;&quot;text&quot;&quot;:&quot;&quot;&quot;&amp;[.AX49]&amp;&quot;&quot;&quot;},&quot;;&quot;&quot;) &amp;IF([.AY49]&gt;0;&quot;{&quot;&quot;value&quot;&quot;:&quot;&amp;COLUMN([.AY49])-11&amp;&quot;,&quot;&quot;text&quot;&quot;:&quot;&quot;&quot;&amp;[.AY49]&amp;&quot;&quot;&quot;},&quot;;&quot;&quot;) &amp;IF([.AZ49]&gt;0;&quot;{&quot;&quot;value&quot;&quot;:&quot;&amp;COLUMN([.AZ49])-11&amp;&quot;,&quot;&quot;text&quot;&quot;:&quot;&quot;&quot;&amp;[.AZ49]&amp;&quot;&quot;&quot;},&quot;;&quot;&quot;) &amp;IF([.BA49]&gt;0;&quot;{&quot;&quot;value&quot;&quot;:&quot;&amp;COLUMN([.BA49])-11&amp;&quot;,&quot;&quot;text&quot;&quot;:&quot;&quot;&quot;&amp;[.BA49]&amp;&quot;&quot;&quot;},&quot;;&quot;&quot;) &amp;IF([.BB49]&gt;0;&quot;{&quot;&quot;value&quot;&quot;:&quot;&amp;COLUMN([.BB49])-11&amp;&quot;,&quot;&quot;text&quot;&quot;:&quot;&quot;&quot;&amp;[.BB49]&amp;&quot;&quot;&quot;},&quot;;&quot;&quot;) &amp;IF([.BC49]&gt;0;&quot;{&quot;&quot;value&quot;&quot;:&quot;&amp;COLUMN([.BC49])-11&amp;&quot;,&quot;&quot;text&quot;&quot;:&quot;&quot;&quot;&amp;[.BC49]&amp;&quot;&quot;&quot;},&quot;;&quot;&quot;) &amp;IF([.BD49]&gt;0;&quot;{&quot;&quot;value&quot;&quot;:&quot;&amp;COLUMN([.BD49])-11&amp;&quot;,&quot;&quot;text&quot;&quot;:&quot;&quot;&quot;&amp;[.BD49]&amp;&quot;&quot;&quot;},&quot;;&quot;&quot;) &amp;IF([.BE49]&gt;0;&quot;{&quot;&quot;value&quot;&quot;:&quot;&amp;COLUMN([.BE49])-11&amp;&quot;,&quot;&quot;text&quot;&quot;:&quot;&quot;&quot;&amp;[.BE49]&amp;&quot;&quot;&quot;},&quot;;&quot;&quot;) &amp;IF([.BF49]&gt;0;&quot;{&quot;&quot;value&quot;&quot;:&quot;&amp;COLUMN([.BF49])-11&amp;&quot;,&quot;&quot;text&quot;&quot;:&quot;&quot;&quot;&amp;[.BF49]&amp;&quot;&quot;&quot;},&quot;;&quot;&quot;) &amp;IF([.BG49]&gt;0;&quot;{&quot;&quot;value&quot;&quot;:&quot;&amp;COLUMN([.BG49])-11&amp;&quot;,&quot;&quot;text&quot;&quot;:&quot;&quot;&quot;&amp;[.BG49]&amp;&quot;&quot;&quot;},&quot;;&quot;&quot;) &amp;IF([.BH49]&gt;0;&quot;{&quot;&quot;value&quot;&quot;:&quot;&amp;COLUMN([.BH49])-11&amp;&quot;,&quot;&quot;text&quot;&quot;:&quot;&quot;&quot;&amp;[.BH49]&amp;&quot;&quot;&quot;},&quot;;&quot;&quot;) &amp;IF([.BI49]&gt;0;&quot;{&quot;&quot;value&quot;&quot;:&quot;&amp;COLUMN([.BI49])-11&amp;&quot;,&quot;&quot;text&quot;&quot;:&quot;&quot;&quot;&amp;[.BI49]&amp;&quot;&quot;&quot;},&quot;;&quot;&quot;) &amp;IF([.BJ49]&gt;0;&quot;{&quot;&quot;value&quot;&quot;:&quot;&amp;COLUMN([.BJ49])-11&amp;&quot;,&quot;&quot;text&quot;&quot;:&quot;&quot;&quot;&amp;[.BJ49]&amp;&quot;&quot;&quot;},&quot;;&quot;&quot;) &amp;IF([.BK49]&gt;0;&quot;{&quot;&quot;value&quot;&quot;:&quot;&amp;COLUMN([.BK49])-11&amp;&quot;,&quot;&quot;text&quot;&quot;:&quot;&quot;&quot;&amp;[.BK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table:style-name="ce5" office:value-type="string">
            <text:p>I eat three meals every day (breakfast<text:span text:style-name="T2"> lunch and </text:span><text:span text:style-name="T3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50]&amp;&quot;,&quot;&quot;ordinal&quot;&quot;:&quot;&amp;ROW()-2&amp;&quot;,&quot;&quot;required&quot;&quot;:&quot;&amp;[.E50]&amp;&quot;,&quot;&quot;category&quot;&quot;:&quot;&quot;&quot;&amp;[.F50]&amp;&quot;&quot;&quot;,&quot;&quot;info&quot;&quot;:&quot;&quot;&quot;&amp;[.J50]&amp;&quot;&quot;&quot;&quot;&amp;&quot;,&quot;&quot;skip&quot;&quot;:&quot;&quot;&quot;&amp;[.D50]&amp;&quot;&quot;&quot;&quot;&amp;&quot;,&quot;&quot;text&quot;&quot;:&quot;&quot;&quot;&amp;[.H50]&amp;&quot;&quot;&quot;&quot;&amp;&quot;,&quot;&quot;type&quot;&quot;:&quot;&quot;&quot;&amp;[.I50]&amp;&quot;&quot;&quot;&quot;&amp;&quot;,&quot;&quot;options&quot;&quot;:[&quot; &amp;IF([.K50]&gt;0;&quot;{&quot;&quot;value&quot;&quot;:&quot;&amp;COLUMN([.K50])-11&amp;&quot;,&quot;&quot;text&quot;&quot;:&quot;&quot;&quot;&amp;[.K50]&amp;&quot;&quot;&quot;},&quot;;&quot;&quot;) &amp;IF([.L50]&gt;0;&quot;{&quot;&quot;value&quot;&quot;:&quot;&amp;COLUMN([.L50])-11&amp;&quot;,&quot;&quot;text&quot;&quot;:&quot;&quot;&quot;&amp;[.L50]&amp;&quot;&quot;&quot;},&quot;;&quot;&quot;) &amp;IF([.M50]&gt;0;&quot;{&quot;&quot;value&quot;&quot;:&quot;&amp;COLUMN([.M50])-11&amp;&quot;,&quot;&quot;text&quot;&quot;:&quot;&quot;&quot;&amp;[.M50]&amp;&quot;&quot;&quot;},&quot;;&quot;&quot;) &amp;IF([.N50]&gt;0;&quot;{&quot;&quot;value&quot;&quot;:&quot;&amp;COLUMN([.N50])-11&amp;&quot;,&quot;&quot;text&quot;&quot;:&quot;&quot;&quot;&amp;[.N50]&amp;&quot;&quot;&quot;},&quot;;&quot;&quot;) &amp;IF([.O50]&gt;0;&quot;{&quot;&quot;value&quot;&quot;:&quot;&amp;COLUMN([.O50])-11&amp;&quot;,&quot;&quot;text&quot;&quot;:&quot;&quot;&quot;&amp;[.O50]&amp;&quot;&quot;&quot;},&quot;;&quot;&quot;) &amp;IF([.P50]&gt;0;&quot;{&quot;&quot;value&quot;&quot;:&quot;&amp;COLUMN([.P50])-11&amp;&quot;,&quot;&quot;text&quot;&quot;:&quot;&quot;&quot;&amp;[.P50]&amp;&quot;&quot;&quot;},&quot;;&quot;&quot;) &amp;IF([.Q50]&gt;0;&quot;{&quot;&quot;value&quot;&quot;:&quot;&amp;COLUMN([.Q50])-11&amp;&quot;,&quot;&quot;text&quot;&quot;:&quot;&quot;&quot;&amp;[.Q50]&amp;&quot;&quot;&quot;},&quot;;&quot;&quot;) &amp;IF([.R50]&gt;0;&quot;{&quot;&quot;value&quot;&quot;:&quot;&amp;COLUMN([.R50])-11&amp;&quot;,&quot;&quot;text&quot;&quot;:&quot;&quot;&quot;&amp;[.R50]&amp;&quot;&quot;&quot;},&quot;;&quot;&quot;) &amp;IF([.S50]&gt;0;&quot;{&quot;&quot;value&quot;&quot;:&quot;&amp;COLUMN([.S50])-11&amp;&quot;,&quot;&quot;text&quot;&quot;:&quot;&quot;&quot;&amp;[.S50]&amp;&quot;&quot;&quot;},&quot;;&quot;&quot;) &amp;IF([.T50]&gt;0;&quot;{&quot;&quot;value&quot;&quot;:&quot;&amp;COLUMN([.T50])-11&amp;&quot;,&quot;&quot;text&quot;&quot;:&quot;&quot;&quot;&amp;[.T50]&amp;&quot;&quot;&quot;},&quot;;&quot;&quot;) &amp;IF([.U50]&gt;0;&quot;{&quot;&quot;value&quot;&quot;:&quot;&amp;COLUMN([.U50])-11&amp;&quot;,&quot;&quot;text&quot;&quot;:&quot;&quot;&quot;&amp;[.U50]&amp;&quot;&quot;&quot;},&quot;;&quot;&quot;) &amp;IF([.V50]&gt;0;&quot;{&quot;&quot;value&quot;&quot;:&quot;&amp;COLUMN([.V50])-11&amp;&quot;,&quot;&quot;text&quot;&quot;:&quot;&quot;&quot;&amp;[.V50]&amp;&quot;&quot;&quot;},&quot;;&quot;&quot;) &amp;IF([.W50]&gt;0;&quot;{&quot;&quot;value&quot;&quot;:&quot;&amp;COLUMN([.W50])-11&amp;&quot;,&quot;&quot;text&quot;&quot;:&quot;&quot;&quot;&amp;[.W50]&amp;&quot;&quot;&quot;},&quot;;&quot;&quot;) &amp;IF([.X50]&gt;0;&quot;{&quot;&quot;value&quot;&quot;:&quot;&amp;COLUMN([.X50])-11&amp;&quot;,&quot;&quot;text&quot;&quot;:&quot;&quot;&quot;&amp;[.X50]&amp;&quot;&quot;&quot;},&quot;;&quot;&quot;) &amp;IF([.Y50]&gt;0;&quot;{&quot;&quot;value&quot;&quot;:&quot;&amp;COLUMN([.Y50])-11&amp;&quot;,&quot;&quot;text&quot;&quot;:&quot;&quot;&quot;&amp;[.Y50]&amp;&quot;&quot;&quot;},&quot;;&quot;&quot;) &amp;IF([.Z50]&gt;0;&quot;{&quot;&quot;value&quot;&quot;:&quot;&amp;COLUMN([.Z50])-11&amp;&quot;,&quot;&quot;text&quot;&quot;:&quot;&quot;&quot;&amp;[.Z50]&amp;&quot;&quot;&quot;},&quot;;&quot;&quot;) &amp;IF([.AA50]&gt;0;&quot;{&quot;&quot;value&quot;&quot;:&quot;&amp;COLUMN([.AA50])-11&amp;&quot;,&quot;&quot;text&quot;&quot;:&quot;&quot;&quot;&amp;[.AA50]&amp;&quot;&quot;&quot;},&quot;;&quot;&quot;)" office:value-type="string" office:string-value="{&quot;id&quot;:37,&quot;ordinal&quot;:48,&quot;required&quot;:0,&quot;category&quot;:&quot;Eating&quot;,&quot;info&quot;:&quot;null&quot;,&quot;skip&quot;:&quot;null&quot;,&quot;text&quot;:&quot;Who has the most say about what you eat?&quot;,&quot;type&quot;:&quot;MC&quot;,&quot;options&quot;:[{&quot;value&quot;:0,&quot;text&quot;:&quot;Me&quot;},{&quot;value&quot;:1,&quot;text&quot;:&quot;My mum / dad / carer / guardian&quot;},{&quot;value&quot;:2,&quot;text&quot;:&quot;My friends&quot;},{&quot;value&quot;:3,&quot;text&quot;:&quot;School&quot;},{&quot;value&quot;:4,&quot;text&quot;:&quot;TEXT_OTHER&quot;},">
            <text:p>{"id":37,"ordinal":48,"required":0,"category":"Eating","info":"null","skip":"null","text":"Who has the most say about what you eat?","type":"MC","options":[{"value":0,"text":"Me"},{"value":1,"text":"My mum / dad / carer / guardian"},{"value":2,"text":"My friends"},{"value":3,"text":"School"},{"value":4,"text":"TEXT_OTHER"},</text:p>
          </table:table-cell>
          <table:table-cell table:style-name="ce2" table:formula="of:=IF([.AB50]&gt;0;&quot;{&quot;&quot;value&quot;&quot;:&quot;&amp;COLUMN([.AB50])-11&amp;&quot;,&quot;&quot;text&quot;&quot;:&quot;&quot;&quot;&amp;[.AB50]&amp;&quot;&quot;&quot;},&quot;;&quot;&quot;) &amp;IF([.AC50]&gt;0;&quot;{&quot;&quot;value&quot;&quot;:&quot;&amp;COLUMN([.AC50])-11&amp;&quot;,&quot;&quot;text&quot;&quot;:&quot;&quot;&quot;&amp;[.AC50]&amp;&quot;&quot;&quot;},&quot;;&quot;&quot;) &amp;IF([.AD50]&gt;0;&quot;{&quot;&quot;value&quot;&quot;:&quot;&amp;COLUMN([.AD50])-11&amp;&quot;,&quot;&quot;text&quot;&quot;:&quot;&quot;&quot;&amp;[.AD50]&amp;&quot;&quot;&quot;},&quot;;&quot;&quot;) &amp;IF([.AE50]&gt;0;&quot;{&quot;&quot;value&quot;&quot;:&quot;&amp;COLUMN([.AE50])-11&amp;&quot;,&quot;&quot;text&quot;&quot;:&quot;&quot;&quot;&amp;[.AE50]&amp;&quot;&quot;&quot;},&quot;;&quot;&quot;) &amp;IF([.AF50]&gt;0;&quot;{&quot;&quot;value&quot;&quot;:&quot;&amp;COLUMN([.AF50])-11&amp;&quot;,&quot;&quot;text&quot;&quot;:&quot;&quot;&quot;&amp;[.AF50]&amp;&quot;&quot;&quot;},&quot;;&quot;&quot;) &amp;IF([.AG50]&gt;0;&quot;{&quot;&quot;value&quot;&quot;:&quot;&amp;COLUMN([.AG50])-11&amp;&quot;,&quot;&quot;text&quot;&quot;:&quot;&quot;&quot;&amp;[.AG50]&amp;&quot;&quot;&quot;},&quot;;&quot;&quot;) &amp;IF([.AH50]&gt;0;&quot;{&quot;&quot;value&quot;&quot;:&quot;&amp;COLUMN([.AH50])-11&amp;&quot;,&quot;&quot;text&quot;&quot;:&quot;&quot;&quot;&amp;[.AH50]&amp;&quot;&quot;&quot;},&quot;;&quot;&quot;) &amp;IF([.AI50]&gt;0;&quot;{&quot;&quot;value&quot;&quot;:&quot;&amp;COLUMN([.AI50])-11&amp;&quot;,&quot;&quot;text&quot;&quot;:&quot;&quot;&quot;&amp;[.AI50]&amp;&quot;&quot;&quot;},&quot;;&quot;&quot;) &amp;IF([.AJ50]&gt;0;&quot;{&quot;&quot;value&quot;&quot;:&quot;&amp;COLUMN([.AJ50])-11&amp;&quot;,&quot;&quot;text&quot;&quot;:&quot;&quot;&quot;&amp;[.AJ50]&amp;&quot;&quot;&quot;},&quot;;&quot;&quot;) &amp;IF([.AK50]&gt;0;&quot;{&quot;&quot;value&quot;&quot;:&quot;&amp;COLUMN([.AK50])-11&amp;&quot;,&quot;&quot;text&quot;&quot;:&quot;&quot;&quot;&amp;[.AK50]&amp;&quot;&quot;&quot;},&quot;;&quot;&quot;) &amp;IF([.AL50]&gt;0;&quot;{&quot;&quot;value&quot;&quot;:&quot;&amp;COLUMN([.AL50])-11&amp;&quot;,&quot;&quot;text&quot;&quot;:&quot;&quot;&quot;&amp;[.AL50]&amp;&quot;&quot;&quot;},&quot;;&quot;&quot;) &amp;IF([.AM50]&gt;0;&quot;{&quot;&quot;value&quot;&quot;:&quot;&amp;COLUMN([.AM50])-11&amp;&quot;,&quot;&quot;text&quot;&quot;:&quot;&quot;&quot;&amp;[.AM50]&amp;&quot;&quot;&quot;},&quot;;&quot;&quot;) &amp;IF([.AN50]&gt;0;&quot;{&quot;&quot;value&quot;&quot;:&quot;&amp;COLUMN([.AN50])-11&amp;&quot;,&quot;&quot;text&quot;&quot;:&quot;&quot;&quot;&amp;[.AN50]&amp;&quot;&quot;&quot;},&quot;;&quot;&quot;) &amp;IF([.AO50]&gt;0;&quot;{&quot;&quot;value&quot;&quot;:&quot;&amp;COLUMN([.AO50])-11&amp;&quot;,&quot;&quot;text&quot;&quot;:&quot;&quot;&quot;&amp;[.AO50]&amp;&quot;&quot;&quot;},&quot;;&quot;&quot;) &amp;IF([.AP50]&gt;0;&quot;{&quot;&quot;value&quot;&quot;:&quot;&amp;COLUMN([.AP50])-11&amp;&quot;,&quot;&quot;text&quot;&quot;:&quot;&quot;&quot;&amp;[.AP50]&amp;&quot;&quot;&quot;},&quot;;&quot;&quot;) &amp;IF([.AQ50]&gt;0;&quot;{&quot;&quot;value&quot;&quot;:&quot;&amp;COLUMN([.AQ50])-11&amp;&quot;,&quot;&quot;text&quot;&quot;:&quot;&quot;&quot;&amp;[.AQ50]&amp;&quot;&quot;&quot;},&quot;;&quot;&quot;) &amp;IF([.AR50]&gt;0;&quot;{&quot;&quot;value&quot;&quot;:&quot;&amp;COLUMN([.AR50])-11&amp;&quot;,&quot;&quot;text&quot;&quot;:&quot;&quot;&quot;&amp;[.AR50]&amp;&quot;&quot;&quot;},&quot;;&quot;&quot;) &amp;IF([.AS50]&gt;0;&quot;{&quot;&quot;value&quot;&quot;:&quot;&amp;COLUMN([.AS50])-11&amp;&quot;,&quot;&quot;text&quot;&quot;:&quot;&quot;&quot;&amp;[.AS50]&amp;&quot;&quot;&quot;},&quot;;&quot;&quot;) &amp;IF([.AT50]&gt;0;&quot;{&quot;&quot;value&quot;&quot;:&quot;&amp;COLUMN([.AT50])-11&amp;&quot;,&quot;&quot;text&quot;&quot;:&quot;&quot;&quot;&amp;[.AT50]&amp;&quot;&quot;&quot;},&quot;;&quot;&quot;) &amp;IF([.AU50]&gt;0;&quot;{&quot;&quot;value&quot;&quot;:&quot;&amp;COLUMN([.AU50])-11&amp;&quot;,&quot;&quot;text&quot;&quot;:&quot;&quot;&quot;&amp;[.AU50]&amp;&quot;&quot;&quot;},&quot;;&quot;&quot;)">
            <text:p/>
          </table:table-cell>
          <table:table-cell table:style-name="ce1" table:formula="of:=IF([.AV50]&gt;0;&quot;{&quot;&quot;value&quot;&quot;:&quot;&amp;COLUMN([.AV50])-11&amp;&quot;,&quot;&quot;text&quot;&quot;:&quot;&quot;&quot;&amp;[.AV50]&amp;&quot;&quot;&quot;},&quot;;&quot;&quot;) &amp;IF([.AW50]&gt;0;&quot;{&quot;&quot;value&quot;&quot;:&quot;&amp;COLUMN([.AW50])-11&amp;&quot;,&quot;&quot;text&quot;&quot;:&quot;&quot;&quot;&amp;[.AW50]&amp;&quot;&quot;&quot;},&quot;;&quot;&quot;) &amp;IF([.AX50]&gt;0;&quot;{&quot;&quot;value&quot;&quot;:&quot;&amp;COLUMN([.AX50])-11&amp;&quot;,&quot;&quot;text&quot;&quot;:&quot;&quot;&quot;&amp;[.AX50]&amp;&quot;&quot;&quot;},&quot;;&quot;&quot;) &amp;IF([.AY50]&gt;0;&quot;{&quot;&quot;value&quot;&quot;:&quot;&amp;COLUMN([.AY50])-11&amp;&quot;,&quot;&quot;text&quot;&quot;:&quot;&quot;&quot;&amp;[.AY50]&amp;&quot;&quot;&quot;},&quot;;&quot;&quot;) &amp;IF([.AZ50]&gt;0;&quot;{&quot;&quot;value&quot;&quot;:&quot;&amp;COLUMN([.AZ50])-11&amp;&quot;,&quot;&quot;text&quot;&quot;:&quot;&quot;&quot;&amp;[.AZ50]&amp;&quot;&quot;&quot;},&quot;;&quot;&quot;) &amp;IF([.BA50]&gt;0;&quot;{&quot;&quot;value&quot;&quot;:&quot;&amp;COLUMN([.BA50])-11&amp;&quot;,&quot;&quot;text&quot;&quot;:&quot;&quot;&quot;&amp;[.BA50]&amp;&quot;&quot;&quot;},&quot;;&quot;&quot;) &amp;IF([.BB50]&gt;0;&quot;{&quot;&quot;value&quot;&quot;:&quot;&amp;COLUMN([.BB50])-11&amp;&quot;,&quot;&quot;text&quot;&quot;:&quot;&quot;&quot;&amp;[.BB50]&amp;&quot;&quot;&quot;},&quot;;&quot;&quot;) &amp;IF([.BC50]&gt;0;&quot;{&quot;&quot;value&quot;&quot;:&quot;&amp;COLUMN([.BC50])-11&amp;&quot;,&quot;&quot;text&quot;&quot;:&quot;&quot;&quot;&amp;[.BC50]&amp;&quot;&quot;&quot;},&quot;;&quot;&quot;) &amp;IF([.BD50]&gt;0;&quot;{&quot;&quot;value&quot;&quot;:&quot;&amp;COLUMN([.BD50])-11&amp;&quot;,&quot;&quot;text&quot;&quot;:&quot;&quot;&quot;&amp;[.BD50]&amp;&quot;&quot;&quot;},&quot;;&quot;&quot;) &amp;IF([.BE50]&gt;0;&quot;{&quot;&quot;value&quot;&quot;:&quot;&amp;COLUMN([.BE50])-11&amp;&quot;,&quot;&quot;text&quot;&quot;:&quot;&quot;&quot;&amp;[.BE50]&amp;&quot;&quot;&quot;},&quot;;&quot;&quot;) &amp;IF([.BF50]&gt;0;&quot;{&quot;&quot;value&quot;&quot;:&quot;&amp;COLUMN([.BF50])-11&amp;&quot;,&quot;&quot;text&quot;&quot;:&quot;&quot;&quot;&amp;[.BF50]&amp;&quot;&quot;&quot;},&quot;;&quot;&quot;) &amp;IF([.BG50]&gt;0;&quot;{&quot;&quot;value&quot;&quot;:&quot;&amp;COLUMN([.BG50])-11&amp;&quot;,&quot;&quot;text&quot;&quot;:&quot;&quot;&quot;&amp;[.BG50]&amp;&quot;&quot;&quot;},&quot;;&quot;&quot;) &amp;IF([.BH50]&gt;0;&quot;{&quot;&quot;value&quot;&quot;:&quot;&amp;COLUMN([.BH50])-11&amp;&quot;,&quot;&quot;text&quot;&quot;:&quot;&quot;&quot;&amp;[.BH50]&amp;&quot;&quot;&quot;},&quot;;&quot;&quot;) &amp;IF([.BI50]&gt;0;&quot;{&quot;&quot;value&quot;&quot;:&quot;&amp;COLUMN([.BI50])-11&amp;&quot;,&quot;&quot;text&quot;&quot;:&quot;&quot;&quot;&amp;[.BI50]&amp;&quot;&quot;&quot;},&quot;;&quot;&quot;) &amp;IF([.BJ50]&gt;0;&quot;{&quot;&quot;value&quot;&quot;:&quot;&amp;COLUMN([.BJ50])-11&amp;&quot;,&quot;&quot;text&quot;&quot;:&quot;&quot;&quot;&amp;[.BJ50]&amp;&quot;&quot;&quot;},&quot;;&quot;&quot;) &amp;IF([.BK50]&gt;0;&quot;{&quot;&quot;value&quot;&quot;:&quot;&amp;COLUMN([.BK50])-11&amp;&quot;,&quot;&quot;text&quot;&quot;:&quot;&quot;&quot;&amp;[.BK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51]&amp;&quot;,&quot;&quot;ordinal&quot;&quot;:&quot;&amp;ROW()-2&amp;&quot;,&quot;&quot;required&quot;&quot;:&quot;&amp;[.E51]&amp;&quot;,&quot;&quot;category&quot;&quot;:&quot;&quot;&quot;&amp;[.F51]&amp;&quot;&quot;&quot;,&quot;&quot;info&quot;&quot;:&quot;&quot;&quot;&amp;[.J51]&amp;&quot;&quot;&quot;&quot;&amp;&quot;,&quot;&quot;skip&quot;&quot;:&quot;&quot;&quot;&amp;[.D51]&amp;&quot;&quot;&quot;&quot;&amp;&quot;,&quot;&quot;text&quot;&quot;:&quot;&quot;&quot;&amp;[.H51]&amp;&quot;&quot;&quot;&quot;&amp;&quot;,&quot;&quot;type&quot;&quot;:&quot;&quot;&quot;&amp;[.I51]&amp;&quot;&quot;&quot;&quot;&amp;&quot;,&quot;&quot;options&quot;&quot;:[&quot; &amp;IF([.K51]&gt;0;&quot;{&quot;&quot;value&quot;&quot;:&quot;&amp;COLUMN([.K51])-11&amp;&quot;,&quot;&quot;text&quot;&quot;:&quot;&quot;&quot;&amp;[.K51]&amp;&quot;&quot;&quot;},&quot;;&quot;&quot;) &amp;IF([.L51]&gt;0;&quot;{&quot;&quot;value&quot;&quot;:&quot;&amp;COLUMN([.L51])-11&amp;&quot;,&quot;&quot;text&quot;&quot;:&quot;&quot;&quot;&amp;[.L51]&amp;&quot;&quot;&quot;},&quot;;&quot;&quot;) &amp;IF([.M51]&gt;0;&quot;{&quot;&quot;value&quot;&quot;:&quot;&amp;COLUMN([.M51])-11&amp;&quot;,&quot;&quot;text&quot;&quot;:&quot;&quot;&quot;&amp;[.M51]&amp;&quot;&quot;&quot;},&quot;;&quot;&quot;) &amp;IF([.N51]&gt;0;&quot;{&quot;&quot;value&quot;&quot;:&quot;&amp;COLUMN([.N51])-11&amp;&quot;,&quot;&quot;text&quot;&quot;:&quot;&quot;&quot;&amp;[.N51]&amp;&quot;&quot;&quot;},&quot;;&quot;&quot;) &amp;IF([.O51]&gt;0;&quot;{&quot;&quot;value&quot;&quot;:&quot;&amp;COLUMN([.O51])-11&amp;&quot;,&quot;&quot;text&quot;&quot;:&quot;&quot;&quot;&amp;[.O51]&amp;&quot;&quot;&quot;},&quot;;&quot;&quot;) &amp;IF([.P51]&gt;0;&quot;{&quot;&quot;value&quot;&quot;:&quot;&amp;COLUMN([.P51])-11&amp;&quot;,&quot;&quot;text&quot;&quot;:&quot;&quot;&quot;&amp;[.P51]&amp;&quot;&quot;&quot;},&quot;;&quot;&quot;) &amp;IF([.Q51]&gt;0;&quot;{&quot;&quot;value&quot;&quot;:&quot;&amp;COLUMN([.Q51])-11&amp;&quot;,&quot;&quot;text&quot;&quot;:&quot;&quot;&quot;&amp;[.Q51]&amp;&quot;&quot;&quot;},&quot;;&quot;&quot;) &amp;IF([.R51]&gt;0;&quot;{&quot;&quot;value&quot;&quot;:&quot;&amp;COLUMN([.R51])-11&amp;&quot;,&quot;&quot;text&quot;&quot;:&quot;&quot;&quot;&amp;[.R51]&amp;&quot;&quot;&quot;},&quot;;&quot;&quot;) &amp;IF([.S51]&gt;0;&quot;{&quot;&quot;value&quot;&quot;:&quot;&amp;COLUMN([.S51])-11&amp;&quot;,&quot;&quot;text&quot;&quot;:&quot;&quot;&quot;&amp;[.S51]&amp;&quot;&quot;&quot;},&quot;;&quot;&quot;) &amp;IF([.T51]&gt;0;&quot;{&quot;&quot;value&quot;&quot;:&quot;&amp;COLUMN([.T51])-11&amp;&quot;,&quot;&quot;text&quot;&quot;:&quot;&quot;&quot;&amp;[.T51]&amp;&quot;&quot;&quot;},&quot;;&quot;&quot;) &amp;IF([.U51]&gt;0;&quot;{&quot;&quot;value&quot;&quot;:&quot;&amp;COLUMN([.U51])-11&amp;&quot;,&quot;&quot;text&quot;&quot;:&quot;&quot;&quot;&amp;[.U51]&amp;&quot;&quot;&quot;},&quot;;&quot;&quot;) &amp;IF([.V51]&gt;0;&quot;{&quot;&quot;value&quot;&quot;:&quot;&amp;COLUMN([.V51])-11&amp;&quot;,&quot;&quot;text&quot;&quot;:&quot;&quot;&quot;&amp;[.V51]&amp;&quot;&quot;&quot;},&quot;;&quot;&quot;) &amp;IF([.W51]&gt;0;&quot;{&quot;&quot;value&quot;&quot;:&quot;&amp;COLUMN([.W51])-11&amp;&quot;,&quot;&quot;text&quot;&quot;:&quot;&quot;&quot;&amp;[.W51]&amp;&quot;&quot;&quot;},&quot;;&quot;&quot;) &amp;IF([.X51]&gt;0;&quot;{&quot;&quot;value&quot;&quot;:&quot;&amp;COLUMN([.X51])-11&amp;&quot;,&quot;&quot;text&quot;&quot;:&quot;&quot;&quot;&amp;[.X51]&amp;&quot;&quot;&quot;},&quot;;&quot;&quot;) &amp;IF([.Y51]&gt;0;&quot;{&quot;&quot;value&quot;&quot;:&quot;&amp;COLUMN([.Y51])-11&amp;&quot;,&quot;&quot;text&quot;&quot;:&quot;&quot;&quot;&amp;[.Y51]&amp;&quot;&quot;&quot;},&quot;;&quot;&quot;) &amp;IF([.Z51]&gt;0;&quot;{&quot;&quot;value&quot;&quot;:&quot;&amp;COLUMN([.Z51])-11&amp;&quot;,&quot;&quot;text&quot;&quot;:&quot;&quot;&quot;&amp;[.Z51]&amp;&quot;&quot;&quot;},&quot;;&quot;&quot;) &amp;IF([.AA51]&gt;0;&quot;{&quot;&quot;value&quot;&quot;:&quot;&amp;COLUMN([.AA51])-11&amp;&quot;,&quot;&quot;text&quot;&quot;:&quot;&quot;&quot;&amp;[.AA51]&amp;&quot;&quot;&quot;},&quot;;&quot;&quot;)" office:value-type="string" office:string-value="{&quot;id&quot;:38,&quot;ordinal&quot;:49,&quot;required&quot;:0,&quot;category&quot;:&quot;Making Food Choices&quot;,&quot;info&quot;:&quot;null&quot;,&quot;skip&quot;:&quot;null&quot;,&quot;text&quot;:&quot;Which statement best describes you?&quot;,&quot;type&quot;:&quot;SC&quot;,&quot;options&quot;:[{&quot;value&quot;:0,&quot;text&quot;:&quot;I usually work out what I'm going to eat during the day and stick to that, so that I can take the right amount of insulin &quot;},{&quot;value&quot;:1,&quot;text&quot;:&quot;I eat whatever I like and my blood glucose is well controlled  &quot;},{&quot;value&quot;:2,&quot;text&quot;:&quot;Sometimes I have to eat when I'm not hungry  &quot;},{&quot;value&quot;:3,&quot;text&quot;:&quot;I tend to eat the same kinds of food all the time because it makes it easier to manage my diabetes  &quot;},{&quot;value&quot;:4,&quot;text&quot;:&quot;I eat whatever I like and my blood glucose is not well controlled &quot;},{&quot;value&quot;:5,&quot;text&quot;:&quot;I don't always eat when I'm supposed to and I have hypos&quot;},{&quot;value&quot;:6,&quot;text&quot;:&quot;TEXT_OTHER&quot;},">
            <text:p>{"id":38,"ordinal":49,"required":0,"category":"Making Food Choices","info":"null","skip":"null","text":"Which statement best describes you?","type":"SC","options":[{"value":0,"text":"I usually work out what I'm going to eat during the day and stick to that, so that I can take the right amount of insulin "},{"value":1,"text":"I eat whatever I like and my blood glucose is well controlled <text:s/>"},{"value":2,"text":"Sometimes I have to eat when I'm not hungry <text:s/>"},{"value":3,"text":"I tend to eat the same kinds of food all the time because it makes it easier to manage my diabetes <text:s/>"},{"value":4,"text":"I eat whatever I like and my blood glucose is not well controlled "},{"value":5,"text":"I don't always eat when I'm supposed to and I have hypos"},{"value":6,"text":"TEXT_OTHER"},</text:p>
          </table:table-cell>
          <table:table-cell table:style-name="ce2" table:formula="of:=IF([.AB51]&gt;0;&quot;{&quot;&quot;value&quot;&quot;:&quot;&amp;COLUMN([.AB51])-11&amp;&quot;,&quot;&quot;text&quot;&quot;:&quot;&quot;&quot;&amp;[.AB51]&amp;&quot;&quot;&quot;},&quot;;&quot;&quot;) &amp;IF([.AC51]&gt;0;&quot;{&quot;&quot;value&quot;&quot;:&quot;&amp;COLUMN([.AC51])-11&amp;&quot;,&quot;&quot;text&quot;&quot;:&quot;&quot;&quot;&amp;[.AC51]&amp;&quot;&quot;&quot;},&quot;;&quot;&quot;) &amp;IF([.AD51]&gt;0;&quot;{&quot;&quot;value&quot;&quot;:&quot;&amp;COLUMN([.AD51])-11&amp;&quot;,&quot;&quot;text&quot;&quot;:&quot;&quot;&quot;&amp;[.AD51]&amp;&quot;&quot;&quot;},&quot;;&quot;&quot;) &amp;IF([.AE51]&gt;0;&quot;{&quot;&quot;value&quot;&quot;:&quot;&amp;COLUMN([.AE51])-11&amp;&quot;,&quot;&quot;text&quot;&quot;:&quot;&quot;&quot;&amp;[.AE51]&amp;&quot;&quot;&quot;},&quot;;&quot;&quot;) &amp;IF([.AF51]&gt;0;&quot;{&quot;&quot;value&quot;&quot;:&quot;&amp;COLUMN([.AF51])-11&amp;&quot;,&quot;&quot;text&quot;&quot;:&quot;&quot;&quot;&amp;[.AF51]&amp;&quot;&quot;&quot;},&quot;;&quot;&quot;) &amp;IF([.AG51]&gt;0;&quot;{&quot;&quot;value&quot;&quot;:&quot;&amp;COLUMN([.AG51])-11&amp;&quot;,&quot;&quot;text&quot;&quot;:&quot;&quot;&quot;&amp;[.AG51]&amp;&quot;&quot;&quot;},&quot;;&quot;&quot;) &amp;IF([.AH51]&gt;0;&quot;{&quot;&quot;value&quot;&quot;:&quot;&amp;COLUMN([.AH51])-11&amp;&quot;,&quot;&quot;text&quot;&quot;:&quot;&quot;&quot;&amp;[.AH51]&amp;&quot;&quot;&quot;},&quot;;&quot;&quot;) &amp;IF([.AI51]&gt;0;&quot;{&quot;&quot;value&quot;&quot;:&quot;&amp;COLUMN([.AI51])-11&amp;&quot;,&quot;&quot;text&quot;&quot;:&quot;&quot;&quot;&amp;[.AI51]&amp;&quot;&quot;&quot;},&quot;;&quot;&quot;) &amp;IF([.AJ51]&gt;0;&quot;{&quot;&quot;value&quot;&quot;:&quot;&amp;COLUMN([.AJ51])-11&amp;&quot;,&quot;&quot;text&quot;&quot;:&quot;&quot;&quot;&amp;[.AJ51]&amp;&quot;&quot;&quot;},&quot;;&quot;&quot;) &amp;IF([.AK51]&gt;0;&quot;{&quot;&quot;value&quot;&quot;:&quot;&amp;COLUMN([.AK51])-11&amp;&quot;,&quot;&quot;text&quot;&quot;:&quot;&quot;&quot;&amp;[.AK51]&amp;&quot;&quot;&quot;},&quot;;&quot;&quot;) &amp;IF([.AL51]&gt;0;&quot;{&quot;&quot;value&quot;&quot;:&quot;&amp;COLUMN([.AL51])-11&amp;&quot;,&quot;&quot;text&quot;&quot;:&quot;&quot;&quot;&amp;[.AL51]&amp;&quot;&quot;&quot;},&quot;;&quot;&quot;) &amp;IF([.AM51]&gt;0;&quot;{&quot;&quot;value&quot;&quot;:&quot;&amp;COLUMN([.AM51])-11&amp;&quot;,&quot;&quot;text&quot;&quot;:&quot;&quot;&quot;&amp;[.AM51]&amp;&quot;&quot;&quot;},&quot;;&quot;&quot;) &amp;IF([.AN51]&gt;0;&quot;{&quot;&quot;value&quot;&quot;:&quot;&amp;COLUMN([.AN51])-11&amp;&quot;,&quot;&quot;text&quot;&quot;:&quot;&quot;&quot;&amp;[.AN51]&amp;&quot;&quot;&quot;},&quot;;&quot;&quot;) &amp;IF([.AO51]&gt;0;&quot;{&quot;&quot;value&quot;&quot;:&quot;&amp;COLUMN([.AO51])-11&amp;&quot;,&quot;&quot;text&quot;&quot;:&quot;&quot;&quot;&amp;[.AO51]&amp;&quot;&quot;&quot;},&quot;;&quot;&quot;) &amp;IF([.AP51]&gt;0;&quot;{&quot;&quot;value&quot;&quot;:&quot;&amp;COLUMN([.AP51])-11&amp;&quot;,&quot;&quot;text&quot;&quot;:&quot;&quot;&quot;&amp;[.AP51]&amp;&quot;&quot;&quot;},&quot;;&quot;&quot;) &amp;IF([.AQ51]&gt;0;&quot;{&quot;&quot;value&quot;&quot;:&quot;&amp;COLUMN([.AQ51])-11&amp;&quot;,&quot;&quot;text&quot;&quot;:&quot;&quot;&quot;&amp;[.AQ51]&amp;&quot;&quot;&quot;},&quot;;&quot;&quot;) &amp;IF([.AR51]&gt;0;&quot;{&quot;&quot;value&quot;&quot;:&quot;&amp;COLUMN([.AR51])-11&amp;&quot;,&quot;&quot;text&quot;&quot;:&quot;&quot;&quot;&amp;[.AR51]&amp;&quot;&quot;&quot;},&quot;;&quot;&quot;) &amp;IF([.AS51]&gt;0;&quot;{&quot;&quot;value&quot;&quot;:&quot;&amp;COLUMN([.AS51])-11&amp;&quot;,&quot;&quot;text&quot;&quot;:&quot;&quot;&quot;&amp;[.AS51]&amp;&quot;&quot;&quot;},&quot;;&quot;&quot;) &amp;IF([.AT51]&gt;0;&quot;{&quot;&quot;value&quot;&quot;:&quot;&amp;COLUMN([.AT51])-11&amp;&quot;,&quot;&quot;text&quot;&quot;:&quot;&quot;&quot;&amp;[.AT51]&amp;&quot;&quot;&quot;},&quot;;&quot;&quot;) &amp;IF([.AU51]&gt;0;&quot;{&quot;&quot;value&quot;&quot;:&quot;&amp;COLUMN([.AU51])-11&amp;&quot;,&quot;&quot;text&quot;&quot;:&quot;&quot;&quot;&amp;[.AU51]&amp;&quot;&quot;&quot;},&quot;;&quot;&quot;)">
            <text:p/>
          </table:table-cell>
          <table:table-cell table:style-name="ce1" table:formula="of:=IF([.AV51]&gt;0;&quot;{&quot;&quot;value&quot;&quot;:&quot;&amp;COLUMN([.AV51])-11&amp;&quot;,&quot;&quot;text&quot;&quot;:&quot;&quot;&quot;&amp;[.AV51]&amp;&quot;&quot;&quot;},&quot;;&quot;&quot;) &amp;IF([.AW51]&gt;0;&quot;{&quot;&quot;value&quot;&quot;:&quot;&amp;COLUMN([.AW51])-11&amp;&quot;,&quot;&quot;text&quot;&quot;:&quot;&quot;&quot;&amp;[.AW51]&amp;&quot;&quot;&quot;},&quot;;&quot;&quot;) &amp;IF([.AX51]&gt;0;&quot;{&quot;&quot;value&quot;&quot;:&quot;&amp;COLUMN([.AX51])-11&amp;&quot;,&quot;&quot;text&quot;&quot;:&quot;&quot;&quot;&amp;[.AX51]&amp;&quot;&quot;&quot;},&quot;;&quot;&quot;) &amp;IF([.AY51]&gt;0;&quot;{&quot;&quot;value&quot;&quot;:&quot;&amp;COLUMN([.AY51])-11&amp;&quot;,&quot;&quot;text&quot;&quot;:&quot;&quot;&quot;&amp;[.AY51]&amp;&quot;&quot;&quot;},&quot;;&quot;&quot;) &amp;IF([.AZ51]&gt;0;&quot;{&quot;&quot;value&quot;&quot;:&quot;&amp;COLUMN([.AZ51])-11&amp;&quot;,&quot;&quot;text&quot;&quot;:&quot;&quot;&quot;&amp;[.AZ51]&amp;&quot;&quot;&quot;},&quot;;&quot;&quot;) &amp;IF([.BA51]&gt;0;&quot;{&quot;&quot;value&quot;&quot;:&quot;&amp;COLUMN([.BA51])-11&amp;&quot;,&quot;&quot;text&quot;&quot;:&quot;&quot;&quot;&amp;[.BA51]&amp;&quot;&quot;&quot;},&quot;;&quot;&quot;) &amp;IF([.BB51]&gt;0;&quot;{&quot;&quot;value&quot;&quot;:&quot;&amp;COLUMN([.BB51])-11&amp;&quot;,&quot;&quot;text&quot;&quot;:&quot;&quot;&quot;&amp;[.BB51]&amp;&quot;&quot;&quot;},&quot;;&quot;&quot;) &amp;IF([.BC51]&gt;0;&quot;{&quot;&quot;value&quot;&quot;:&quot;&amp;COLUMN([.BC51])-11&amp;&quot;,&quot;&quot;text&quot;&quot;:&quot;&quot;&quot;&amp;[.BC51]&amp;&quot;&quot;&quot;},&quot;;&quot;&quot;) &amp;IF([.BD51]&gt;0;&quot;{&quot;&quot;value&quot;&quot;:&quot;&amp;COLUMN([.BD51])-11&amp;&quot;,&quot;&quot;text&quot;&quot;:&quot;&quot;&quot;&amp;[.BD51]&amp;&quot;&quot;&quot;},&quot;;&quot;&quot;) &amp;IF([.BE51]&gt;0;&quot;{&quot;&quot;value&quot;&quot;:&quot;&amp;COLUMN([.BE51])-11&amp;&quot;,&quot;&quot;text&quot;&quot;:&quot;&quot;&quot;&amp;[.BE51]&amp;&quot;&quot;&quot;},&quot;;&quot;&quot;) &amp;IF([.BF51]&gt;0;&quot;{&quot;&quot;value&quot;&quot;:&quot;&amp;COLUMN([.BF51])-11&amp;&quot;,&quot;&quot;text&quot;&quot;:&quot;&quot;&quot;&amp;[.BF51]&amp;&quot;&quot;&quot;},&quot;;&quot;&quot;) &amp;IF([.BG51]&gt;0;&quot;{&quot;&quot;value&quot;&quot;:&quot;&amp;COLUMN([.BG51])-11&amp;&quot;,&quot;&quot;text&quot;&quot;:&quot;&quot;&quot;&amp;[.BG51]&amp;&quot;&quot;&quot;},&quot;;&quot;&quot;) &amp;IF([.BH51]&gt;0;&quot;{&quot;&quot;value&quot;&quot;:&quot;&amp;COLUMN([.BH51])-11&amp;&quot;,&quot;&quot;text&quot;&quot;:&quot;&quot;&quot;&amp;[.BH51]&amp;&quot;&quot;&quot;},&quot;;&quot;&quot;) &amp;IF([.BI51]&gt;0;&quot;{&quot;&quot;value&quot;&quot;:&quot;&amp;COLUMN([.BI51])-11&amp;&quot;,&quot;&quot;text&quot;&quot;:&quot;&quot;&quot;&amp;[.BI51]&amp;&quot;&quot;&quot;},&quot;;&quot;&quot;) &amp;IF([.BJ51]&gt;0;&quot;{&quot;&quot;value&quot;&quot;:&quot;&amp;COLUMN([.BJ51])-11&amp;&quot;,&quot;&quot;text&quot;&quot;:&quot;&quot;&quot;&amp;[.BJ51]&amp;&quot;&quot;&quot;},&quot;;&quot;&quot;) &amp;IF([.BK51]&gt;0;&quot;{&quot;&quot;value&quot;&quot;:&quot;&amp;COLUMN([.BK51])-11&amp;&quot;,&quot;&quot;text&quot;&quot;:&quot;&quot;&quot;&amp;[.BK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king Food 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table:style-name="ce6" office:value-type="string">
            <text:p>I don't always eat when I'm supposed to and I have hypos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52]&amp;&quot;,&quot;&quot;ordinal&quot;&quot;:&quot;&amp;ROW()-2&amp;&quot;,&quot;&quot;required&quot;&quot;:&quot;&amp;[.E52]&amp;&quot;,&quot;&quot;category&quot;&quot;:&quot;&quot;&quot;&amp;[.F52]&amp;&quot;&quot;&quot;,&quot;&quot;info&quot;&quot;:&quot;&quot;&quot;&amp;[.J52]&amp;&quot;&quot;&quot;&quot;&amp;&quot;,&quot;&quot;skip&quot;&quot;:&quot;&quot;&quot;&amp;[.D52]&amp;&quot;&quot;&quot;&quot;&amp;&quot;,&quot;&quot;text&quot;&quot;:&quot;&quot;&quot;&amp;[.H52]&amp;&quot;&quot;&quot;&quot;&amp;&quot;,&quot;&quot;type&quot;&quot;:&quot;&quot;&quot;&amp;[.I52]&amp;&quot;&quot;&quot;&quot;&amp;&quot;,&quot;&quot;options&quot;&quot;:[&quot; &amp;IF([.K52]&gt;0;&quot;{&quot;&quot;value&quot;&quot;:&quot;&amp;COLUMN([.K52])-11&amp;&quot;,&quot;&quot;text&quot;&quot;:&quot;&quot;&quot;&amp;[.K52]&amp;&quot;&quot;&quot;},&quot;;&quot;&quot;) &amp;IF([.L52]&gt;0;&quot;{&quot;&quot;value&quot;&quot;:&quot;&amp;COLUMN([.L52])-11&amp;&quot;,&quot;&quot;text&quot;&quot;:&quot;&quot;&quot;&amp;[.L52]&amp;&quot;&quot;&quot;},&quot;;&quot;&quot;) &amp;IF([.M52]&gt;0;&quot;{&quot;&quot;value&quot;&quot;:&quot;&amp;COLUMN([.M52])-11&amp;&quot;,&quot;&quot;text&quot;&quot;:&quot;&quot;&quot;&amp;[.M52]&amp;&quot;&quot;&quot;},&quot;;&quot;&quot;) &amp;IF([.N52]&gt;0;&quot;{&quot;&quot;value&quot;&quot;:&quot;&amp;COLUMN([.N52])-11&amp;&quot;,&quot;&quot;text&quot;&quot;:&quot;&quot;&quot;&amp;[.N52]&amp;&quot;&quot;&quot;},&quot;;&quot;&quot;) &amp;IF([.O52]&gt;0;&quot;{&quot;&quot;value&quot;&quot;:&quot;&amp;COLUMN([.O52])-11&amp;&quot;,&quot;&quot;text&quot;&quot;:&quot;&quot;&quot;&amp;[.O52]&amp;&quot;&quot;&quot;},&quot;;&quot;&quot;) &amp;IF([.P52]&gt;0;&quot;{&quot;&quot;value&quot;&quot;:&quot;&amp;COLUMN([.P52])-11&amp;&quot;,&quot;&quot;text&quot;&quot;:&quot;&quot;&quot;&amp;[.P52]&amp;&quot;&quot;&quot;},&quot;;&quot;&quot;) &amp;IF([.Q52]&gt;0;&quot;{&quot;&quot;value&quot;&quot;:&quot;&amp;COLUMN([.Q52])-11&amp;&quot;,&quot;&quot;text&quot;&quot;:&quot;&quot;&quot;&amp;[.Q52]&amp;&quot;&quot;&quot;},&quot;;&quot;&quot;) &amp;IF([.R52]&gt;0;&quot;{&quot;&quot;value&quot;&quot;:&quot;&amp;COLUMN([.R52])-11&amp;&quot;,&quot;&quot;text&quot;&quot;:&quot;&quot;&quot;&amp;[.R52]&amp;&quot;&quot;&quot;},&quot;;&quot;&quot;) &amp;IF([.S52]&gt;0;&quot;{&quot;&quot;value&quot;&quot;:&quot;&amp;COLUMN([.S52])-11&amp;&quot;,&quot;&quot;text&quot;&quot;:&quot;&quot;&quot;&amp;[.S52]&amp;&quot;&quot;&quot;},&quot;;&quot;&quot;) &amp;IF([.T52]&gt;0;&quot;{&quot;&quot;value&quot;&quot;:&quot;&amp;COLUMN([.T52])-11&amp;&quot;,&quot;&quot;text&quot;&quot;:&quot;&quot;&quot;&amp;[.T52]&amp;&quot;&quot;&quot;},&quot;;&quot;&quot;) &amp;IF([.U52]&gt;0;&quot;{&quot;&quot;value&quot;&quot;:&quot;&amp;COLUMN([.U52])-11&amp;&quot;,&quot;&quot;text&quot;&quot;:&quot;&quot;&quot;&amp;[.U52]&amp;&quot;&quot;&quot;},&quot;;&quot;&quot;) &amp;IF([.V52]&gt;0;&quot;{&quot;&quot;value&quot;&quot;:&quot;&amp;COLUMN([.V52])-11&amp;&quot;,&quot;&quot;text&quot;&quot;:&quot;&quot;&quot;&amp;[.V52]&amp;&quot;&quot;&quot;},&quot;;&quot;&quot;) &amp;IF([.W52]&gt;0;&quot;{&quot;&quot;value&quot;&quot;:&quot;&amp;COLUMN([.W52])-11&amp;&quot;,&quot;&quot;text&quot;&quot;:&quot;&quot;&quot;&amp;[.W52]&amp;&quot;&quot;&quot;},&quot;;&quot;&quot;) &amp;IF([.X52]&gt;0;&quot;{&quot;&quot;value&quot;&quot;:&quot;&amp;COLUMN([.X52])-11&amp;&quot;,&quot;&quot;text&quot;&quot;:&quot;&quot;&quot;&amp;[.X52]&amp;&quot;&quot;&quot;},&quot;;&quot;&quot;) &amp;IF([.Y52]&gt;0;&quot;{&quot;&quot;value&quot;&quot;:&quot;&amp;COLUMN([.Y52])-11&amp;&quot;,&quot;&quot;text&quot;&quot;:&quot;&quot;&quot;&amp;[.Y52]&amp;&quot;&quot;&quot;},&quot;;&quot;&quot;) &amp;IF([.Z52]&gt;0;&quot;{&quot;&quot;value&quot;&quot;:&quot;&amp;COLUMN([.Z52])-11&amp;&quot;,&quot;&quot;text&quot;&quot;:&quot;&quot;&quot;&amp;[.Z52]&amp;&quot;&quot;&quot;},&quot;;&quot;&quot;) &amp;IF([.AA52]&gt;0;&quot;{&quot;&quot;value&quot;&quot;:&quot;&amp;COLUMN([.AA52])-11&amp;&quot;,&quot;&quot;text&quot;&quot;:&quot;&quot;&quot;&amp;[.AA52]&amp;&quot;&quot;&quot;},&quot;;&quot;&quot;)" office:value-type="string" office:string-value="{&quot;id&quot;:39,&quot;ordinal&quot;:50,&quot;required&quot;:0,&quot;category&quot;:&quot;Treating Hypos&quot;,&quot;info&quot;:&quot;null&quot;,&quot;skip&quot;:&quot;null&quot;,&quot;text&quot;:&quot;What would you normally eat and / or drink to treat a hypo?&quot;,&quot;type&quot;:&quot;MC&quot;,&quot;options&quot;:[{&quot;value&quot;:0,&quot;text&quot;:&quot;Fruit juice&quot;},{&quot;value&quot;:1,&quot;text&quot;:&quot;Glucose tablets&quot;},{&quot;value&quot;:2,&quot;text&quot;:&quot;Glucose drink e.g. Lucozade&quot;},{&quot;value&quot;:3,&quot;text&quot;:&quot;GlucoGel / Hypostop&quot;},{&quot;value&quot;:4,&quot;text&quot;:&quot;Milk&quot;},{&quot;value&quot;:5,&quot;text&quot;:&quot;Fruit&quot;},{&quot;value&quot;:6,&quot;text&quot;:&quot;Cereal bar&quot;},{&quot;value&quot;:7,&quot;text&quot;:&quot;Crisps&quot;},{&quot;value&quot;:8,&quot;text&quot;:&quot;Chocolate&quot;},{&quot;value&quot;:9,&quot;text&quot;:&quot;Biscuit&quot;},{&quot;value&quot;:10,&quot;text&quot;:&quot;Toast&quot;},{&quot;value&quot;:11,&quot;text&quot;:&quot;Tea with sugar&quot;},{&quot;value&quot;:12,&quot;text&quot;:&quot;Nothing&quot;},{&quot;value&quot;:13,&quot;text&quot;:&quot;TEXT_OTHER&quot;},">
            <text:p>{"id":39,"ordinal":50,"required":0,"category":"Treating Hypos","info":"null","skip":"null","text":"What would you normally eat and / or drink to treat a hypo?","type":"MC","options":[{"value":0,"text":"Fruit juice"},{"value":1,"text":"Glucose tablets"},{"value":2,"text":"Glucose drink e.g. Lucozade"},{"value":3,"text":"GlucoGel / Hypostop"},{"value":4,"text":"Milk"},{"value":5,"text":"Fruit"},{"value":6,"text":"Cereal bar"},{"value":7,"text":"Crisps"},{"value":8,"text":"Chocolate"},{"value":9,"text":"Biscuit"},{"value":10,"text":"Toast"},{"value":11,"text":"Tea with sugar"},{"value":12,"text":"Nothing"},{"value":13,"text":"TEXT_OTHER"},</text:p>
          </table:table-cell>
          <table:table-cell table:style-name="ce2" table:formula="of:=IF([.AB52]&gt;0;&quot;{&quot;&quot;value&quot;&quot;:&quot;&amp;COLUMN([.AB52])-11&amp;&quot;,&quot;&quot;text&quot;&quot;:&quot;&quot;&quot;&amp;[.AB52]&amp;&quot;&quot;&quot;},&quot;;&quot;&quot;) &amp;IF([.AC52]&gt;0;&quot;{&quot;&quot;value&quot;&quot;:&quot;&amp;COLUMN([.AC52])-11&amp;&quot;,&quot;&quot;text&quot;&quot;:&quot;&quot;&quot;&amp;[.AC52]&amp;&quot;&quot;&quot;},&quot;;&quot;&quot;) &amp;IF([.AD52]&gt;0;&quot;{&quot;&quot;value&quot;&quot;:&quot;&amp;COLUMN([.AD52])-11&amp;&quot;,&quot;&quot;text&quot;&quot;:&quot;&quot;&quot;&amp;[.AD52]&amp;&quot;&quot;&quot;},&quot;;&quot;&quot;) &amp;IF([.AE52]&gt;0;&quot;{&quot;&quot;value&quot;&quot;:&quot;&amp;COLUMN([.AE52])-11&amp;&quot;,&quot;&quot;text&quot;&quot;:&quot;&quot;&quot;&amp;[.AE52]&amp;&quot;&quot;&quot;},&quot;;&quot;&quot;) &amp;IF([.AF52]&gt;0;&quot;{&quot;&quot;value&quot;&quot;:&quot;&amp;COLUMN([.AF52])-11&amp;&quot;,&quot;&quot;text&quot;&quot;:&quot;&quot;&quot;&amp;[.AF52]&amp;&quot;&quot;&quot;},&quot;;&quot;&quot;) &amp;IF([.AG52]&gt;0;&quot;{&quot;&quot;value&quot;&quot;:&quot;&amp;COLUMN([.AG52])-11&amp;&quot;,&quot;&quot;text&quot;&quot;:&quot;&quot;&quot;&amp;[.AG52]&amp;&quot;&quot;&quot;},&quot;;&quot;&quot;) &amp;IF([.AH52]&gt;0;&quot;{&quot;&quot;value&quot;&quot;:&quot;&amp;COLUMN([.AH52])-11&amp;&quot;,&quot;&quot;text&quot;&quot;:&quot;&quot;&quot;&amp;[.AH52]&amp;&quot;&quot;&quot;},&quot;;&quot;&quot;) &amp;IF([.AI52]&gt;0;&quot;{&quot;&quot;value&quot;&quot;:&quot;&amp;COLUMN([.AI52])-11&amp;&quot;,&quot;&quot;text&quot;&quot;:&quot;&quot;&quot;&amp;[.AI52]&amp;&quot;&quot;&quot;},&quot;;&quot;&quot;) &amp;IF([.AJ52]&gt;0;&quot;{&quot;&quot;value&quot;&quot;:&quot;&amp;COLUMN([.AJ52])-11&amp;&quot;,&quot;&quot;text&quot;&quot;:&quot;&quot;&quot;&amp;[.AJ52]&amp;&quot;&quot;&quot;},&quot;;&quot;&quot;) &amp;IF([.AK52]&gt;0;&quot;{&quot;&quot;value&quot;&quot;:&quot;&amp;COLUMN([.AK52])-11&amp;&quot;,&quot;&quot;text&quot;&quot;:&quot;&quot;&quot;&amp;[.AK52]&amp;&quot;&quot;&quot;},&quot;;&quot;&quot;) &amp;IF([.AL52]&gt;0;&quot;{&quot;&quot;value&quot;&quot;:&quot;&amp;COLUMN([.AL52])-11&amp;&quot;,&quot;&quot;text&quot;&quot;:&quot;&quot;&quot;&amp;[.AL52]&amp;&quot;&quot;&quot;},&quot;;&quot;&quot;) &amp;IF([.AM52]&gt;0;&quot;{&quot;&quot;value&quot;&quot;:&quot;&amp;COLUMN([.AM52])-11&amp;&quot;,&quot;&quot;text&quot;&quot;:&quot;&quot;&quot;&amp;[.AM52]&amp;&quot;&quot;&quot;},&quot;;&quot;&quot;) &amp;IF([.AN52]&gt;0;&quot;{&quot;&quot;value&quot;&quot;:&quot;&amp;COLUMN([.AN52])-11&amp;&quot;,&quot;&quot;text&quot;&quot;:&quot;&quot;&quot;&amp;[.AN52]&amp;&quot;&quot;&quot;},&quot;;&quot;&quot;) &amp;IF([.AO52]&gt;0;&quot;{&quot;&quot;value&quot;&quot;:&quot;&amp;COLUMN([.AO52])-11&amp;&quot;,&quot;&quot;text&quot;&quot;:&quot;&quot;&quot;&amp;[.AO52]&amp;&quot;&quot;&quot;},&quot;;&quot;&quot;) &amp;IF([.AP52]&gt;0;&quot;{&quot;&quot;value&quot;&quot;:&quot;&amp;COLUMN([.AP52])-11&amp;&quot;,&quot;&quot;text&quot;&quot;:&quot;&quot;&quot;&amp;[.AP52]&amp;&quot;&quot;&quot;},&quot;;&quot;&quot;) &amp;IF([.AQ52]&gt;0;&quot;{&quot;&quot;value&quot;&quot;:&quot;&amp;COLUMN([.AQ52])-11&amp;&quot;,&quot;&quot;text&quot;&quot;:&quot;&quot;&quot;&amp;[.AQ52]&amp;&quot;&quot;&quot;},&quot;;&quot;&quot;) &amp;IF([.AR52]&gt;0;&quot;{&quot;&quot;value&quot;&quot;:&quot;&amp;COLUMN([.AR52])-11&amp;&quot;,&quot;&quot;text&quot;&quot;:&quot;&quot;&quot;&amp;[.AR52]&amp;&quot;&quot;&quot;},&quot;;&quot;&quot;) &amp;IF([.AS52]&gt;0;&quot;{&quot;&quot;value&quot;&quot;:&quot;&amp;COLUMN([.AS52])-11&amp;&quot;,&quot;&quot;text&quot;&quot;:&quot;&quot;&quot;&amp;[.AS52]&amp;&quot;&quot;&quot;},&quot;;&quot;&quot;) &amp;IF([.AT52]&gt;0;&quot;{&quot;&quot;value&quot;&quot;:&quot;&amp;COLUMN([.AT52])-11&amp;&quot;,&quot;&quot;text&quot;&quot;:&quot;&quot;&quot;&amp;[.AT52]&amp;&quot;&quot;&quot;},&quot;;&quot;&quot;) &amp;IF([.AU52]&gt;0;&quot;{&quot;&quot;value&quot;&quot;:&quot;&amp;COLUMN([.AU52])-11&amp;&quot;,&quot;&quot;text&quot;&quot;:&quot;&quot;&quot;&amp;[.AU52]&amp;&quot;&quot;&quot;},&quot;;&quot;&quot;)">
            <text:p/>
          </table:table-cell>
          <table:table-cell table:style-name="ce1" table:formula="of:=IF([.AV52]&gt;0;&quot;{&quot;&quot;value&quot;&quot;:&quot;&amp;COLUMN([.AV52])-11&amp;&quot;,&quot;&quot;text&quot;&quot;:&quot;&quot;&quot;&amp;[.AV52]&amp;&quot;&quot;&quot;},&quot;;&quot;&quot;) &amp;IF([.AW52]&gt;0;&quot;{&quot;&quot;value&quot;&quot;:&quot;&amp;COLUMN([.AW52])-11&amp;&quot;,&quot;&quot;text&quot;&quot;:&quot;&quot;&quot;&amp;[.AW52]&amp;&quot;&quot;&quot;},&quot;;&quot;&quot;) &amp;IF([.AX52]&gt;0;&quot;{&quot;&quot;value&quot;&quot;:&quot;&amp;COLUMN([.AX52])-11&amp;&quot;,&quot;&quot;text&quot;&quot;:&quot;&quot;&quot;&amp;[.AX52]&amp;&quot;&quot;&quot;},&quot;;&quot;&quot;) &amp;IF([.AY52]&gt;0;&quot;{&quot;&quot;value&quot;&quot;:&quot;&amp;COLUMN([.AY52])-11&amp;&quot;,&quot;&quot;text&quot;&quot;:&quot;&quot;&quot;&amp;[.AY52]&amp;&quot;&quot;&quot;},&quot;;&quot;&quot;) &amp;IF([.AZ52]&gt;0;&quot;{&quot;&quot;value&quot;&quot;:&quot;&amp;COLUMN([.AZ52])-11&amp;&quot;,&quot;&quot;text&quot;&quot;:&quot;&quot;&quot;&amp;[.AZ52]&amp;&quot;&quot;&quot;},&quot;;&quot;&quot;) &amp;IF([.BA52]&gt;0;&quot;{&quot;&quot;value&quot;&quot;:&quot;&amp;COLUMN([.BA52])-11&amp;&quot;,&quot;&quot;text&quot;&quot;:&quot;&quot;&quot;&amp;[.BA52]&amp;&quot;&quot;&quot;},&quot;;&quot;&quot;) &amp;IF([.BB52]&gt;0;&quot;{&quot;&quot;value&quot;&quot;:&quot;&amp;COLUMN([.BB52])-11&amp;&quot;,&quot;&quot;text&quot;&quot;:&quot;&quot;&quot;&amp;[.BB52]&amp;&quot;&quot;&quot;},&quot;;&quot;&quot;) &amp;IF([.BC52]&gt;0;&quot;{&quot;&quot;value&quot;&quot;:&quot;&amp;COLUMN([.BC52])-11&amp;&quot;,&quot;&quot;text&quot;&quot;:&quot;&quot;&quot;&amp;[.BC52]&amp;&quot;&quot;&quot;},&quot;;&quot;&quot;) &amp;IF([.BD52]&gt;0;&quot;{&quot;&quot;value&quot;&quot;:&quot;&amp;COLUMN([.BD52])-11&amp;&quot;,&quot;&quot;text&quot;&quot;:&quot;&quot;&quot;&amp;[.BD52]&amp;&quot;&quot;&quot;},&quot;;&quot;&quot;) &amp;IF([.BE52]&gt;0;&quot;{&quot;&quot;value&quot;&quot;:&quot;&amp;COLUMN([.BE52])-11&amp;&quot;,&quot;&quot;text&quot;&quot;:&quot;&quot;&quot;&amp;[.BE52]&amp;&quot;&quot;&quot;},&quot;;&quot;&quot;) &amp;IF([.BF52]&gt;0;&quot;{&quot;&quot;value&quot;&quot;:&quot;&amp;COLUMN([.BF52])-11&amp;&quot;,&quot;&quot;text&quot;&quot;:&quot;&quot;&quot;&amp;[.BF52]&amp;&quot;&quot;&quot;},&quot;;&quot;&quot;) &amp;IF([.BG52]&gt;0;&quot;{&quot;&quot;value&quot;&quot;:&quot;&amp;COLUMN([.BG52])-11&amp;&quot;,&quot;&quot;text&quot;&quot;:&quot;&quot;&quot;&amp;[.BG52]&amp;&quot;&quot;&quot;},&quot;;&quot;&quot;) &amp;IF([.BH52]&gt;0;&quot;{&quot;&quot;value&quot;&quot;:&quot;&amp;COLUMN([.BH52])-11&amp;&quot;,&quot;&quot;text&quot;&quot;:&quot;&quot;&quot;&amp;[.BH52]&amp;&quot;&quot;&quot;},&quot;;&quot;&quot;) &amp;IF([.BI52]&gt;0;&quot;{&quot;&quot;value&quot;&quot;:&quot;&amp;COLUMN([.BI52])-11&amp;&quot;,&quot;&quot;text&quot;&quot;:&quot;&quot;&quot;&amp;[.BI52]&amp;&quot;&quot;&quot;},&quot;;&quot;&quot;) &amp;IF([.BJ52]&gt;0;&quot;{&quot;&quot;value&quot;&quot;:&quot;&amp;COLUMN([.BJ52])-11&amp;&quot;,&quot;&quot;text&quot;&quot;:&quot;&quot;&quot;&amp;[.BJ52]&amp;&quot;&quot;&quot;},&quot;;&quot;&quot;) &amp;IF([.BK52]&gt;0;&quot;{&quot;&quot;value&quot;&quot;:&quot;&amp;COLUMN([.BK52])-11&amp;&quot;,&quot;&quot;text&quot;&quot;:&quot;&quot;&quot;&amp;[.BK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1"/>
        </table:table-row>
        <table:table-row table:style-name="ro2">
          <table:table-cell table:style-name="ce1" table:formula="of:=&quot;{&quot;&quot;id&quot;&quot;:&quot;&amp;[.G53]&amp;&quot;,&quot;&quot;ordinal&quot;&quot;:&quot;&amp;ROW()-2&amp;&quot;,&quot;&quot;required&quot;&quot;:&quot;&amp;[.E53]&amp;&quot;,&quot;&quot;category&quot;&quot;:&quot;&quot;&quot;&amp;[.F53]&amp;&quot;&quot;&quot;,&quot;&quot;info&quot;&quot;:&quot;&quot;&quot;&amp;[.J53]&amp;&quot;&quot;&quot;&quot;&amp;&quot;,&quot;&quot;skip&quot;&quot;:&quot;&quot;&quot;&amp;[.D53]&amp;&quot;&quot;&quot;&quot;&amp;&quot;,&quot;&quot;text&quot;&quot;:&quot;&quot;&quot;&amp;[.H53]&amp;&quot;&quot;&quot;&quot;&amp;&quot;,&quot;&quot;type&quot;&quot;:&quot;&quot;&quot;&amp;[.I53]&amp;&quot;&quot;&quot;&quot;&amp;&quot;,&quot;&quot;options&quot;&quot;:[&quot; &amp;IF([.K53]&gt;0;&quot;{&quot;&quot;value&quot;&quot;:&quot;&amp;COLUMN([.K53])-11&amp;&quot;,&quot;&quot;text&quot;&quot;:&quot;&quot;&quot;&amp;[.K53]&amp;&quot;&quot;&quot;},&quot;;&quot;&quot;) &amp;IF([.L53]&gt;0;&quot;{&quot;&quot;value&quot;&quot;:&quot;&amp;COLUMN([.L53])-11&amp;&quot;,&quot;&quot;text&quot;&quot;:&quot;&quot;&quot;&amp;[.L53]&amp;&quot;&quot;&quot;},&quot;;&quot;&quot;) &amp;IF([.M53]&gt;0;&quot;{&quot;&quot;value&quot;&quot;:&quot;&amp;COLUMN([.M53])-11&amp;&quot;,&quot;&quot;text&quot;&quot;:&quot;&quot;&quot;&amp;[.M53]&amp;&quot;&quot;&quot;},&quot;;&quot;&quot;) &amp;IF([.N53]&gt;0;&quot;{&quot;&quot;value&quot;&quot;:&quot;&amp;COLUMN([.N53])-11&amp;&quot;,&quot;&quot;text&quot;&quot;:&quot;&quot;&quot;&amp;[.N53]&amp;&quot;&quot;&quot;},&quot;;&quot;&quot;) &amp;IF([.O53]&gt;0;&quot;{&quot;&quot;value&quot;&quot;:&quot;&amp;COLUMN([.O53])-11&amp;&quot;,&quot;&quot;text&quot;&quot;:&quot;&quot;&quot;&amp;[.O53]&amp;&quot;&quot;&quot;},&quot;;&quot;&quot;) &amp;IF([.P53]&gt;0;&quot;{&quot;&quot;value&quot;&quot;:&quot;&amp;COLUMN([.P53])-11&amp;&quot;,&quot;&quot;text&quot;&quot;:&quot;&quot;&quot;&amp;[.P53]&amp;&quot;&quot;&quot;},&quot;;&quot;&quot;) &amp;IF([.Q53]&gt;0;&quot;{&quot;&quot;value&quot;&quot;:&quot;&amp;COLUMN([.Q53])-11&amp;&quot;,&quot;&quot;text&quot;&quot;:&quot;&quot;&quot;&amp;[.Q53]&amp;&quot;&quot;&quot;},&quot;;&quot;&quot;) &amp;IF([.R53]&gt;0;&quot;{&quot;&quot;value&quot;&quot;:&quot;&amp;COLUMN([.R53])-11&amp;&quot;,&quot;&quot;text&quot;&quot;:&quot;&quot;&quot;&amp;[.R53]&amp;&quot;&quot;&quot;},&quot;;&quot;&quot;) &amp;IF([.S53]&gt;0;&quot;{&quot;&quot;value&quot;&quot;:&quot;&amp;COLUMN([.S53])-11&amp;&quot;,&quot;&quot;text&quot;&quot;:&quot;&quot;&quot;&amp;[.S53]&amp;&quot;&quot;&quot;},&quot;;&quot;&quot;) &amp;IF([.T53]&gt;0;&quot;{&quot;&quot;value&quot;&quot;:&quot;&amp;COLUMN([.T53])-11&amp;&quot;,&quot;&quot;text&quot;&quot;:&quot;&quot;&quot;&amp;[.T53]&amp;&quot;&quot;&quot;},&quot;;&quot;&quot;) &amp;IF([.U53]&gt;0;&quot;{&quot;&quot;value&quot;&quot;:&quot;&amp;COLUMN([.U53])-11&amp;&quot;,&quot;&quot;text&quot;&quot;:&quot;&quot;&quot;&amp;[.U53]&amp;&quot;&quot;&quot;},&quot;;&quot;&quot;) &amp;IF([.V53]&gt;0;&quot;{&quot;&quot;value&quot;&quot;:&quot;&amp;COLUMN([.V53])-11&amp;&quot;,&quot;&quot;text&quot;&quot;:&quot;&quot;&quot;&amp;[.V53]&amp;&quot;&quot;&quot;},&quot;;&quot;&quot;) &amp;IF([.W53]&gt;0;&quot;{&quot;&quot;value&quot;&quot;:&quot;&amp;COLUMN([.W53])-11&amp;&quot;,&quot;&quot;text&quot;&quot;:&quot;&quot;&quot;&amp;[.W53]&amp;&quot;&quot;&quot;},&quot;;&quot;&quot;) &amp;IF([.X53]&gt;0;&quot;{&quot;&quot;value&quot;&quot;:&quot;&amp;COLUMN([.X53])-11&amp;&quot;,&quot;&quot;text&quot;&quot;:&quot;&quot;&quot;&amp;[.X53]&amp;&quot;&quot;&quot;},&quot;;&quot;&quot;) &amp;IF([.Y53]&gt;0;&quot;{&quot;&quot;value&quot;&quot;:&quot;&amp;COLUMN([.Y53])-11&amp;&quot;,&quot;&quot;text&quot;&quot;:&quot;&quot;&quot;&amp;[.Y53]&amp;&quot;&quot;&quot;},&quot;;&quot;&quot;) &amp;IF([.Z53]&gt;0;&quot;{&quot;&quot;value&quot;&quot;:&quot;&amp;COLUMN([.Z53])-11&amp;&quot;,&quot;&quot;text&quot;&quot;:&quot;&quot;&quot;&amp;[.Z53]&amp;&quot;&quot;&quot;},&quot;;&quot;&quot;) &amp;IF([.AA53]&gt;0;&quot;{&quot;&quot;value&quot;&quot;:&quot;&amp;COLUMN([.AA53])-11&amp;&quot;,&quot;&quot;text&quot;&quot;:&quot;&quot;&quot;&amp;[.AA53]&amp;&quot;&quot;&quot;},&quot;;&quot;&quot;)" office:value-type="string" office:string-value="{&quot;id&quot;:40,&quot;ordinal&quot;:51,&quot;required&quot;:0,&quot;category&quot;:&quot;Treating Hypos&quot;,&quot;info&quot;:&quot;null&quot;,&quot;skip&quot;:&quot;null&quot;,&quot;text&quot;:&quot;How often do you have an evening snack?&quot;,&quot;type&quot;:&quot;SC&quot;,&quot;options&quot;:[{&quot;value&quot;:0,&quot;text&quot;:&quot;Every night&quot;},{&quot;value&quot;:1,&quot;text&quot;:&quot;Never&quot;},{&quot;value&quot;:2,&quot;text&quot;:&quot;Occasionally&quot;},{&quot;value&quot;:3,&quot;text&quot;:&quot;TEXT_OTHER&quot;},">
            <text:p>{"id":40,"ordinal":51,"required":0,"category":"Treating Hypos","info":"null","skip":"null","text":"How often do you have an evening snack?","type":"SC","options":[{"value":0,"text":"Every night"},{"value":1,"text":"Never"},{"value":2,"text":"Occasionally"},{"value":3,"text":"TEXT_OTHER"},</text:p>
          </table:table-cell>
          <table:table-cell table:style-name="ce2" table:formula="of:=IF([.AB53]&gt;0;&quot;{&quot;&quot;value&quot;&quot;:&quot;&amp;COLUMN([.AB53])-11&amp;&quot;,&quot;&quot;text&quot;&quot;:&quot;&quot;&quot;&amp;[.AB53]&amp;&quot;&quot;&quot;},&quot;;&quot;&quot;) &amp;IF([.AC53]&gt;0;&quot;{&quot;&quot;value&quot;&quot;:&quot;&amp;COLUMN([.AC53])-11&amp;&quot;,&quot;&quot;text&quot;&quot;:&quot;&quot;&quot;&amp;[.AC53]&amp;&quot;&quot;&quot;},&quot;;&quot;&quot;) &amp;IF([.AD53]&gt;0;&quot;{&quot;&quot;value&quot;&quot;:&quot;&amp;COLUMN([.AD53])-11&amp;&quot;,&quot;&quot;text&quot;&quot;:&quot;&quot;&quot;&amp;[.AD53]&amp;&quot;&quot;&quot;},&quot;;&quot;&quot;) &amp;IF([.AE53]&gt;0;&quot;{&quot;&quot;value&quot;&quot;:&quot;&amp;COLUMN([.AE53])-11&amp;&quot;,&quot;&quot;text&quot;&quot;:&quot;&quot;&quot;&amp;[.AE53]&amp;&quot;&quot;&quot;},&quot;;&quot;&quot;) &amp;IF([.AF53]&gt;0;&quot;{&quot;&quot;value&quot;&quot;:&quot;&amp;COLUMN([.AF53])-11&amp;&quot;,&quot;&quot;text&quot;&quot;:&quot;&quot;&quot;&amp;[.AF53]&amp;&quot;&quot;&quot;},&quot;;&quot;&quot;) &amp;IF([.AG53]&gt;0;&quot;{&quot;&quot;value&quot;&quot;:&quot;&amp;COLUMN([.AG53])-11&amp;&quot;,&quot;&quot;text&quot;&quot;:&quot;&quot;&quot;&amp;[.AG53]&amp;&quot;&quot;&quot;},&quot;;&quot;&quot;) &amp;IF([.AH53]&gt;0;&quot;{&quot;&quot;value&quot;&quot;:&quot;&amp;COLUMN([.AH53])-11&amp;&quot;,&quot;&quot;text&quot;&quot;:&quot;&quot;&quot;&amp;[.AH53]&amp;&quot;&quot;&quot;},&quot;;&quot;&quot;) &amp;IF([.AI53]&gt;0;&quot;{&quot;&quot;value&quot;&quot;:&quot;&amp;COLUMN([.AI53])-11&amp;&quot;,&quot;&quot;text&quot;&quot;:&quot;&quot;&quot;&amp;[.AI53]&amp;&quot;&quot;&quot;},&quot;;&quot;&quot;) &amp;IF([.AJ53]&gt;0;&quot;{&quot;&quot;value&quot;&quot;:&quot;&amp;COLUMN([.AJ53])-11&amp;&quot;,&quot;&quot;text&quot;&quot;:&quot;&quot;&quot;&amp;[.AJ53]&amp;&quot;&quot;&quot;},&quot;;&quot;&quot;) &amp;IF([.AK53]&gt;0;&quot;{&quot;&quot;value&quot;&quot;:&quot;&amp;COLUMN([.AK53])-11&amp;&quot;,&quot;&quot;text&quot;&quot;:&quot;&quot;&quot;&amp;[.AK53]&amp;&quot;&quot;&quot;},&quot;;&quot;&quot;) &amp;IF([.AL53]&gt;0;&quot;{&quot;&quot;value&quot;&quot;:&quot;&amp;COLUMN([.AL53])-11&amp;&quot;,&quot;&quot;text&quot;&quot;:&quot;&quot;&quot;&amp;[.AL53]&amp;&quot;&quot;&quot;},&quot;;&quot;&quot;) &amp;IF([.AM53]&gt;0;&quot;{&quot;&quot;value&quot;&quot;:&quot;&amp;COLUMN([.AM53])-11&amp;&quot;,&quot;&quot;text&quot;&quot;:&quot;&quot;&quot;&amp;[.AM53]&amp;&quot;&quot;&quot;},&quot;;&quot;&quot;) &amp;IF([.AN53]&gt;0;&quot;{&quot;&quot;value&quot;&quot;:&quot;&amp;COLUMN([.AN53])-11&amp;&quot;,&quot;&quot;text&quot;&quot;:&quot;&quot;&quot;&amp;[.AN53]&amp;&quot;&quot;&quot;},&quot;;&quot;&quot;) &amp;IF([.AO53]&gt;0;&quot;{&quot;&quot;value&quot;&quot;:&quot;&amp;COLUMN([.AO53])-11&amp;&quot;,&quot;&quot;text&quot;&quot;:&quot;&quot;&quot;&amp;[.AO53]&amp;&quot;&quot;&quot;},&quot;;&quot;&quot;) &amp;IF([.AP53]&gt;0;&quot;{&quot;&quot;value&quot;&quot;:&quot;&amp;COLUMN([.AP53])-11&amp;&quot;,&quot;&quot;text&quot;&quot;:&quot;&quot;&quot;&amp;[.AP53]&amp;&quot;&quot;&quot;},&quot;;&quot;&quot;) &amp;IF([.AQ53]&gt;0;&quot;{&quot;&quot;value&quot;&quot;:&quot;&amp;COLUMN([.AQ53])-11&amp;&quot;,&quot;&quot;text&quot;&quot;:&quot;&quot;&quot;&amp;[.AQ53]&amp;&quot;&quot;&quot;},&quot;;&quot;&quot;) &amp;IF([.AR53]&gt;0;&quot;{&quot;&quot;value&quot;&quot;:&quot;&amp;COLUMN([.AR53])-11&amp;&quot;,&quot;&quot;text&quot;&quot;:&quot;&quot;&quot;&amp;[.AR53]&amp;&quot;&quot;&quot;},&quot;;&quot;&quot;) &amp;IF([.AS53]&gt;0;&quot;{&quot;&quot;value&quot;&quot;:&quot;&amp;COLUMN([.AS53])-11&amp;&quot;,&quot;&quot;text&quot;&quot;:&quot;&quot;&quot;&amp;[.AS53]&amp;&quot;&quot;&quot;},&quot;;&quot;&quot;) &amp;IF([.AT53]&gt;0;&quot;{&quot;&quot;value&quot;&quot;:&quot;&amp;COLUMN([.AT53])-11&amp;&quot;,&quot;&quot;text&quot;&quot;:&quot;&quot;&quot;&amp;[.AT53]&amp;&quot;&quot;&quot;},&quot;;&quot;&quot;) &amp;IF([.AU53]&gt;0;&quot;{&quot;&quot;value&quot;&quot;:&quot;&amp;COLUMN([.AU53])-11&amp;&quot;,&quot;&quot;text&quot;&quot;:&quot;&quot;&quot;&amp;[.AU53]&amp;&quot;&quot;&quot;},&quot;;&quot;&quot;)">
            <text:p/>
          </table:table-cell>
          <table:table-cell table:style-name="ce1" table:formula="of:=IF([.AV53]&gt;0;&quot;{&quot;&quot;value&quot;&quot;:&quot;&amp;COLUMN([.AV53])-11&amp;&quot;,&quot;&quot;text&quot;&quot;:&quot;&quot;&quot;&amp;[.AV53]&amp;&quot;&quot;&quot;},&quot;;&quot;&quot;) &amp;IF([.AW53]&gt;0;&quot;{&quot;&quot;value&quot;&quot;:&quot;&amp;COLUMN([.AW53])-11&amp;&quot;,&quot;&quot;text&quot;&quot;:&quot;&quot;&quot;&amp;[.AW53]&amp;&quot;&quot;&quot;},&quot;;&quot;&quot;) &amp;IF([.AX53]&gt;0;&quot;{&quot;&quot;value&quot;&quot;:&quot;&amp;COLUMN([.AX53])-11&amp;&quot;,&quot;&quot;text&quot;&quot;:&quot;&quot;&quot;&amp;[.AX53]&amp;&quot;&quot;&quot;},&quot;;&quot;&quot;) &amp;IF([.AY53]&gt;0;&quot;{&quot;&quot;value&quot;&quot;:&quot;&amp;COLUMN([.AY53])-11&amp;&quot;,&quot;&quot;text&quot;&quot;:&quot;&quot;&quot;&amp;[.AY53]&amp;&quot;&quot;&quot;},&quot;;&quot;&quot;) &amp;IF([.AZ53]&gt;0;&quot;{&quot;&quot;value&quot;&quot;:&quot;&amp;COLUMN([.AZ53])-11&amp;&quot;,&quot;&quot;text&quot;&quot;:&quot;&quot;&quot;&amp;[.AZ53]&amp;&quot;&quot;&quot;},&quot;;&quot;&quot;) &amp;IF([.BA53]&gt;0;&quot;{&quot;&quot;value&quot;&quot;:&quot;&amp;COLUMN([.BA53])-11&amp;&quot;,&quot;&quot;text&quot;&quot;:&quot;&quot;&quot;&amp;[.BA53]&amp;&quot;&quot;&quot;},&quot;;&quot;&quot;) &amp;IF([.BB53]&gt;0;&quot;{&quot;&quot;value&quot;&quot;:&quot;&amp;COLUMN([.BB53])-11&amp;&quot;,&quot;&quot;text&quot;&quot;:&quot;&quot;&quot;&amp;[.BB53]&amp;&quot;&quot;&quot;},&quot;;&quot;&quot;) &amp;IF([.BC53]&gt;0;&quot;{&quot;&quot;value&quot;&quot;:&quot;&amp;COLUMN([.BC53])-11&amp;&quot;,&quot;&quot;text&quot;&quot;:&quot;&quot;&quot;&amp;[.BC53]&amp;&quot;&quot;&quot;},&quot;;&quot;&quot;) &amp;IF([.BD53]&gt;0;&quot;{&quot;&quot;value&quot;&quot;:&quot;&amp;COLUMN([.BD53])-11&amp;&quot;,&quot;&quot;text&quot;&quot;:&quot;&quot;&quot;&amp;[.BD53]&amp;&quot;&quot;&quot;},&quot;;&quot;&quot;) &amp;IF([.BE53]&gt;0;&quot;{&quot;&quot;value&quot;&quot;:&quot;&amp;COLUMN([.BE53])-11&amp;&quot;,&quot;&quot;text&quot;&quot;:&quot;&quot;&quot;&amp;[.BE53]&amp;&quot;&quot;&quot;},&quot;;&quot;&quot;) &amp;IF([.BF53]&gt;0;&quot;{&quot;&quot;value&quot;&quot;:&quot;&amp;COLUMN([.BF53])-11&amp;&quot;,&quot;&quot;text&quot;&quot;:&quot;&quot;&quot;&amp;[.BF53]&amp;&quot;&quot;&quot;},&quot;;&quot;&quot;) &amp;IF([.BG53]&gt;0;&quot;{&quot;&quot;value&quot;&quot;:&quot;&amp;COLUMN([.BG53])-11&amp;&quot;,&quot;&quot;text&quot;&quot;:&quot;&quot;&quot;&amp;[.BG53]&amp;&quot;&quot;&quot;},&quot;;&quot;&quot;) &amp;IF([.BH53]&gt;0;&quot;{&quot;&quot;value&quot;&quot;:&quot;&amp;COLUMN([.BH53])-11&amp;&quot;,&quot;&quot;text&quot;&quot;:&quot;&quot;&quot;&amp;[.BH53]&amp;&quot;&quot;&quot;},&quot;;&quot;&quot;) &amp;IF([.BI53]&gt;0;&quot;{&quot;&quot;value&quot;&quot;:&quot;&amp;COLUMN([.BI53])-11&amp;&quot;,&quot;&quot;text&quot;&quot;:&quot;&quot;&quot;&amp;[.BI53]&amp;&quot;&quot;&quot;},&quot;;&quot;&quot;) &amp;IF([.BJ53]&gt;0;&quot;{&quot;&quot;value&quot;&quot;:&quot;&amp;COLUMN([.BJ53])-11&amp;&quot;,&quot;&quot;text&quot;&quot;:&quot;&quot;&quot;&amp;[.BJ53]&amp;&quot;&quot;&quot;},&quot;;&quot;&quot;) &amp;IF([.BK53]&gt;0;&quot;{&quot;&quot;value&quot;&quot;:&quot;&amp;COLUMN([.BK53])-11&amp;&quot;,&quot;&quot;text&quot;&quot;:&quot;&quot;&quot;&amp;[.BK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54]&amp;&quot;,&quot;&quot;ordinal&quot;&quot;:&quot;&amp;ROW()-2&amp;&quot;,&quot;&quot;required&quot;&quot;:&quot;&amp;[.E54]&amp;&quot;,&quot;&quot;category&quot;&quot;:&quot;&quot;&quot;&amp;[.F54]&amp;&quot;&quot;&quot;,&quot;&quot;info&quot;&quot;:&quot;&quot;&quot;&amp;[.J54]&amp;&quot;&quot;&quot;&quot;&amp;&quot;,&quot;&quot;skip&quot;&quot;:&quot;&quot;&quot;&amp;[.D54]&amp;&quot;&quot;&quot;&quot;&amp;&quot;,&quot;&quot;text&quot;&quot;:&quot;&quot;&quot;&amp;[.H54]&amp;&quot;&quot;&quot;&quot;&amp;&quot;,&quot;&quot;type&quot;&quot;:&quot;&quot;&quot;&amp;[.I54]&amp;&quot;&quot;&quot;&quot;&amp;&quot;,&quot;&quot;options&quot;&quot;:[&quot; &amp;IF([.K54]&gt;0;&quot;{&quot;&quot;value&quot;&quot;:&quot;&amp;COLUMN([.K54])-11&amp;&quot;,&quot;&quot;text&quot;&quot;:&quot;&quot;&quot;&amp;[.K54]&amp;&quot;&quot;&quot;},&quot;;&quot;&quot;) &amp;IF([.L54]&gt;0;&quot;{&quot;&quot;value&quot;&quot;:&quot;&amp;COLUMN([.L54])-11&amp;&quot;,&quot;&quot;text&quot;&quot;:&quot;&quot;&quot;&amp;[.L54]&amp;&quot;&quot;&quot;},&quot;;&quot;&quot;) &amp;IF([.M54]&gt;0;&quot;{&quot;&quot;value&quot;&quot;:&quot;&amp;COLUMN([.M54])-11&amp;&quot;,&quot;&quot;text&quot;&quot;:&quot;&quot;&quot;&amp;[.M54]&amp;&quot;&quot;&quot;},&quot;;&quot;&quot;) &amp;IF([.N54]&gt;0;&quot;{&quot;&quot;value&quot;&quot;:&quot;&amp;COLUMN([.N54])-11&amp;&quot;,&quot;&quot;text&quot;&quot;:&quot;&quot;&quot;&amp;[.N54]&amp;&quot;&quot;&quot;},&quot;;&quot;&quot;) &amp;IF([.O54]&gt;0;&quot;{&quot;&quot;value&quot;&quot;:&quot;&amp;COLUMN([.O54])-11&amp;&quot;,&quot;&quot;text&quot;&quot;:&quot;&quot;&quot;&amp;[.O54]&amp;&quot;&quot;&quot;},&quot;;&quot;&quot;) &amp;IF([.P54]&gt;0;&quot;{&quot;&quot;value&quot;&quot;:&quot;&amp;COLUMN([.P54])-11&amp;&quot;,&quot;&quot;text&quot;&quot;:&quot;&quot;&quot;&amp;[.P54]&amp;&quot;&quot;&quot;},&quot;;&quot;&quot;) &amp;IF([.Q54]&gt;0;&quot;{&quot;&quot;value&quot;&quot;:&quot;&amp;COLUMN([.Q54])-11&amp;&quot;,&quot;&quot;text&quot;&quot;:&quot;&quot;&quot;&amp;[.Q54]&amp;&quot;&quot;&quot;},&quot;;&quot;&quot;) &amp;IF([.R54]&gt;0;&quot;{&quot;&quot;value&quot;&quot;:&quot;&amp;COLUMN([.R54])-11&amp;&quot;,&quot;&quot;text&quot;&quot;:&quot;&quot;&quot;&amp;[.R54]&amp;&quot;&quot;&quot;},&quot;;&quot;&quot;) &amp;IF([.S54]&gt;0;&quot;{&quot;&quot;value&quot;&quot;:&quot;&amp;COLUMN([.S54])-11&amp;&quot;,&quot;&quot;text&quot;&quot;:&quot;&quot;&quot;&amp;[.S54]&amp;&quot;&quot;&quot;},&quot;;&quot;&quot;) &amp;IF([.T54]&gt;0;&quot;{&quot;&quot;value&quot;&quot;:&quot;&amp;COLUMN([.T54])-11&amp;&quot;,&quot;&quot;text&quot;&quot;:&quot;&quot;&quot;&amp;[.T54]&amp;&quot;&quot;&quot;},&quot;;&quot;&quot;) &amp;IF([.U54]&gt;0;&quot;{&quot;&quot;value&quot;&quot;:&quot;&amp;COLUMN([.U54])-11&amp;&quot;,&quot;&quot;text&quot;&quot;:&quot;&quot;&quot;&amp;[.U54]&amp;&quot;&quot;&quot;},&quot;;&quot;&quot;) &amp;IF([.V54]&gt;0;&quot;{&quot;&quot;value&quot;&quot;:&quot;&amp;COLUMN([.V54])-11&amp;&quot;,&quot;&quot;text&quot;&quot;:&quot;&quot;&quot;&amp;[.V54]&amp;&quot;&quot;&quot;},&quot;;&quot;&quot;) &amp;IF([.W54]&gt;0;&quot;{&quot;&quot;value&quot;&quot;:&quot;&amp;COLUMN([.W54])-11&amp;&quot;,&quot;&quot;text&quot;&quot;:&quot;&quot;&quot;&amp;[.W54]&amp;&quot;&quot;&quot;},&quot;;&quot;&quot;) &amp;IF([.X54]&gt;0;&quot;{&quot;&quot;value&quot;&quot;:&quot;&amp;COLUMN([.X54])-11&amp;&quot;,&quot;&quot;text&quot;&quot;:&quot;&quot;&quot;&amp;[.X54]&amp;&quot;&quot;&quot;},&quot;;&quot;&quot;) &amp;IF([.Y54]&gt;0;&quot;{&quot;&quot;value&quot;&quot;:&quot;&amp;COLUMN([.Y54])-11&amp;&quot;,&quot;&quot;text&quot;&quot;:&quot;&quot;&quot;&amp;[.Y54]&amp;&quot;&quot;&quot;},&quot;;&quot;&quot;) &amp;IF([.Z54]&gt;0;&quot;{&quot;&quot;value&quot;&quot;:&quot;&amp;COLUMN([.Z54])-11&amp;&quot;,&quot;&quot;text&quot;&quot;:&quot;&quot;&quot;&amp;[.Z54]&amp;&quot;&quot;&quot;},&quot;;&quot;&quot;) &amp;IF([.AA54]&gt;0;&quot;{&quot;&quot;value&quot;&quot;:&quot;&amp;COLUMN([.AA54])-11&amp;&quot;,&quot;&quot;text&quot;&quot;:&quot;&quot;&quot;&amp;[.AA54]&amp;&quot;&quot;&quot;},&quot;;&quot;&quot;)" office:value-type="string" office:string-value="{&quot;id&quot;:41,&quot;ordinal&quot;:52,&quot;required&quot;:0,&quot;category&quot;:&quot;Carbohydrates&quot;,&quot;info&quot;:&quot;null&quot;,&quot;skip&quot;:&quot;null&quot;,&quot;text&quot;:&quot;Which statement most applies to you?&quot;,&quot;type&quot;:&quot;SC&quot;,&quot;options&quot;:[{&quot;value&quot;:0,&quot;text&quot;:&quot;I usually  calculate carbohydrates in the food I eat and work out my insulin accordingly&quot;},{&quot;value&quot;:1,&quot;text&quot;:&quot;I never calculate carbohydrates in the food I eat before deciding how much insulin to take&quot;},{&quot;value&quot;:2,&quot;text&quot;:&quot;I'm not sure what carbohydrates are &quot;},">
            <text:p>{"id":41,"ordinal":52,"required":0,"category":"Carbohydrates","info":"null","skip":"null","text":"Which statement most applies to you?","type":"SC","options":[{"value":0,"text":"I usually <text:s/>calculate carbohydrates in the food I eat and work out my insulin accordingly"},{"value":1,"text":"I never calculate carbohydrates in the food I eat before deciding how much insulin to take"},{"value":2,"text":"I'm not sure what carbohydrates are "},</text:p>
          </table:table-cell>
          <table:table-cell table:style-name="ce2" table:formula="of:=IF([.AB54]&gt;0;&quot;{&quot;&quot;value&quot;&quot;:&quot;&amp;COLUMN([.AB54])-11&amp;&quot;,&quot;&quot;text&quot;&quot;:&quot;&quot;&quot;&amp;[.AB54]&amp;&quot;&quot;&quot;},&quot;;&quot;&quot;) &amp;IF([.AC54]&gt;0;&quot;{&quot;&quot;value&quot;&quot;:&quot;&amp;COLUMN([.AC54])-11&amp;&quot;,&quot;&quot;text&quot;&quot;:&quot;&quot;&quot;&amp;[.AC54]&amp;&quot;&quot;&quot;},&quot;;&quot;&quot;) &amp;IF([.AD54]&gt;0;&quot;{&quot;&quot;value&quot;&quot;:&quot;&amp;COLUMN([.AD54])-11&amp;&quot;,&quot;&quot;text&quot;&quot;:&quot;&quot;&quot;&amp;[.AD54]&amp;&quot;&quot;&quot;},&quot;;&quot;&quot;) &amp;IF([.AE54]&gt;0;&quot;{&quot;&quot;value&quot;&quot;:&quot;&amp;COLUMN([.AE54])-11&amp;&quot;,&quot;&quot;text&quot;&quot;:&quot;&quot;&quot;&amp;[.AE54]&amp;&quot;&quot;&quot;},&quot;;&quot;&quot;) &amp;IF([.AF54]&gt;0;&quot;{&quot;&quot;value&quot;&quot;:&quot;&amp;COLUMN([.AF54])-11&amp;&quot;,&quot;&quot;text&quot;&quot;:&quot;&quot;&quot;&amp;[.AF54]&amp;&quot;&quot;&quot;},&quot;;&quot;&quot;) &amp;IF([.AG54]&gt;0;&quot;{&quot;&quot;value&quot;&quot;:&quot;&amp;COLUMN([.AG54])-11&amp;&quot;,&quot;&quot;text&quot;&quot;:&quot;&quot;&quot;&amp;[.AG54]&amp;&quot;&quot;&quot;},&quot;;&quot;&quot;) &amp;IF([.AH54]&gt;0;&quot;{&quot;&quot;value&quot;&quot;:&quot;&amp;COLUMN([.AH54])-11&amp;&quot;,&quot;&quot;text&quot;&quot;:&quot;&quot;&quot;&amp;[.AH54]&amp;&quot;&quot;&quot;},&quot;;&quot;&quot;) &amp;IF([.AI54]&gt;0;&quot;{&quot;&quot;value&quot;&quot;:&quot;&amp;COLUMN([.AI54])-11&amp;&quot;,&quot;&quot;text&quot;&quot;:&quot;&quot;&quot;&amp;[.AI54]&amp;&quot;&quot;&quot;},&quot;;&quot;&quot;) &amp;IF([.AJ54]&gt;0;&quot;{&quot;&quot;value&quot;&quot;:&quot;&amp;COLUMN([.AJ54])-11&amp;&quot;,&quot;&quot;text&quot;&quot;:&quot;&quot;&quot;&amp;[.AJ54]&amp;&quot;&quot;&quot;},&quot;;&quot;&quot;) &amp;IF([.AK54]&gt;0;&quot;{&quot;&quot;value&quot;&quot;:&quot;&amp;COLUMN([.AK54])-11&amp;&quot;,&quot;&quot;text&quot;&quot;:&quot;&quot;&quot;&amp;[.AK54]&amp;&quot;&quot;&quot;},&quot;;&quot;&quot;) &amp;IF([.AL54]&gt;0;&quot;{&quot;&quot;value&quot;&quot;:&quot;&amp;COLUMN([.AL54])-11&amp;&quot;,&quot;&quot;text&quot;&quot;:&quot;&quot;&quot;&amp;[.AL54]&amp;&quot;&quot;&quot;},&quot;;&quot;&quot;) &amp;IF([.AM54]&gt;0;&quot;{&quot;&quot;value&quot;&quot;:&quot;&amp;COLUMN([.AM54])-11&amp;&quot;,&quot;&quot;text&quot;&quot;:&quot;&quot;&quot;&amp;[.AM54]&amp;&quot;&quot;&quot;},&quot;;&quot;&quot;) &amp;IF([.AN54]&gt;0;&quot;{&quot;&quot;value&quot;&quot;:&quot;&amp;COLUMN([.AN54])-11&amp;&quot;,&quot;&quot;text&quot;&quot;:&quot;&quot;&quot;&amp;[.AN54]&amp;&quot;&quot;&quot;},&quot;;&quot;&quot;) &amp;IF([.AO54]&gt;0;&quot;{&quot;&quot;value&quot;&quot;:&quot;&amp;COLUMN([.AO54])-11&amp;&quot;,&quot;&quot;text&quot;&quot;:&quot;&quot;&quot;&amp;[.AO54]&amp;&quot;&quot;&quot;},&quot;;&quot;&quot;) &amp;IF([.AP54]&gt;0;&quot;{&quot;&quot;value&quot;&quot;:&quot;&amp;COLUMN([.AP54])-11&amp;&quot;,&quot;&quot;text&quot;&quot;:&quot;&quot;&quot;&amp;[.AP54]&amp;&quot;&quot;&quot;},&quot;;&quot;&quot;) &amp;IF([.AQ54]&gt;0;&quot;{&quot;&quot;value&quot;&quot;:&quot;&amp;COLUMN([.AQ54])-11&amp;&quot;,&quot;&quot;text&quot;&quot;:&quot;&quot;&quot;&amp;[.AQ54]&amp;&quot;&quot;&quot;},&quot;;&quot;&quot;) &amp;IF([.AR54]&gt;0;&quot;{&quot;&quot;value&quot;&quot;:&quot;&amp;COLUMN([.AR54])-11&amp;&quot;,&quot;&quot;text&quot;&quot;:&quot;&quot;&quot;&amp;[.AR54]&amp;&quot;&quot;&quot;},&quot;;&quot;&quot;) &amp;IF([.AS54]&gt;0;&quot;{&quot;&quot;value&quot;&quot;:&quot;&amp;COLUMN([.AS54])-11&amp;&quot;,&quot;&quot;text&quot;&quot;:&quot;&quot;&quot;&amp;[.AS54]&amp;&quot;&quot;&quot;},&quot;;&quot;&quot;) &amp;IF([.AT54]&gt;0;&quot;{&quot;&quot;value&quot;&quot;:&quot;&amp;COLUMN([.AT54])-11&amp;&quot;,&quot;&quot;text&quot;&quot;:&quot;&quot;&quot;&amp;[.AT54]&amp;&quot;&quot;&quot;},&quot;;&quot;&quot;) &amp;IF([.AU54]&gt;0;&quot;{&quot;&quot;value&quot;&quot;:&quot;&amp;COLUMN([.AU54])-11&amp;&quot;,&quot;&quot;text&quot;&quot;:&quot;&quot;&quot;&amp;[.AU54]&amp;&quot;&quot;&quot;},&quot;;&quot;&quot;)">
            <text:p/>
          </table:table-cell>
          <table:table-cell table:style-name="ce1" table:formula="of:=IF([.AV54]&gt;0;&quot;{&quot;&quot;value&quot;&quot;:&quot;&amp;COLUMN([.AV54])-11&amp;&quot;,&quot;&quot;text&quot;&quot;:&quot;&quot;&quot;&amp;[.AV54]&amp;&quot;&quot;&quot;},&quot;;&quot;&quot;) &amp;IF([.AW54]&gt;0;&quot;{&quot;&quot;value&quot;&quot;:&quot;&amp;COLUMN([.AW54])-11&amp;&quot;,&quot;&quot;text&quot;&quot;:&quot;&quot;&quot;&amp;[.AW54]&amp;&quot;&quot;&quot;},&quot;;&quot;&quot;) &amp;IF([.AX54]&gt;0;&quot;{&quot;&quot;value&quot;&quot;:&quot;&amp;COLUMN([.AX54])-11&amp;&quot;,&quot;&quot;text&quot;&quot;:&quot;&quot;&quot;&amp;[.AX54]&amp;&quot;&quot;&quot;},&quot;;&quot;&quot;) &amp;IF([.AY54]&gt;0;&quot;{&quot;&quot;value&quot;&quot;:&quot;&amp;COLUMN([.AY54])-11&amp;&quot;,&quot;&quot;text&quot;&quot;:&quot;&quot;&quot;&amp;[.AY54]&amp;&quot;&quot;&quot;},&quot;;&quot;&quot;) &amp;IF([.AZ54]&gt;0;&quot;{&quot;&quot;value&quot;&quot;:&quot;&amp;COLUMN([.AZ54])-11&amp;&quot;,&quot;&quot;text&quot;&quot;:&quot;&quot;&quot;&amp;[.AZ54]&amp;&quot;&quot;&quot;},&quot;;&quot;&quot;) &amp;IF([.BA54]&gt;0;&quot;{&quot;&quot;value&quot;&quot;:&quot;&amp;COLUMN([.BA54])-11&amp;&quot;,&quot;&quot;text&quot;&quot;:&quot;&quot;&quot;&amp;[.BA54]&amp;&quot;&quot;&quot;},&quot;;&quot;&quot;) &amp;IF([.BB54]&gt;0;&quot;{&quot;&quot;value&quot;&quot;:&quot;&amp;COLUMN([.BB54])-11&amp;&quot;,&quot;&quot;text&quot;&quot;:&quot;&quot;&quot;&amp;[.BB54]&amp;&quot;&quot;&quot;},&quot;;&quot;&quot;) &amp;IF([.BC54]&gt;0;&quot;{&quot;&quot;value&quot;&quot;:&quot;&amp;COLUMN([.BC54])-11&amp;&quot;,&quot;&quot;text&quot;&quot;:&quot;&quot;&quot;&amp;[.BC54]&amp;&quot;&quot;&quot;},&quot;;&quot;&quot;) &amp;IF([.BD54]&gt;0;&quot;{&quot;&quot;value&quot;&quot;:&quot;&amp;COLUMN([.BD54])-11&amp;&quot;,&quot;&quot;text&quot;&quot;:&quot;&quot;&quot;&amp;[.BD54]&amp;&quot;&quot;&quot;},&quot;;&quot;&quot;) &amp;IF([.BE54]&gt;0;&quot;{&quot;&quot;value&quot;&quot;:&quot;&amp;COLUMN([.BE54])-11&amp;&quot;,&quot;&quot;text&quot;&quot;:&quot;&quot;&quot;&amp;[.BE54]&amp;&quot;&quot;&quot;},&quot;;&quot;&quot;) &amp;IF([.BF54]&gt;0;&quot;{&quot;&quot;value&quot;&quot;:&quot;&amp;COLUMN([.BF54])-11&amp;&quot;,&quot;&quot;text&quot;&quot;:&quot;&quot;&quot;&amp;[.BF54]&amp;&quot;&quot;&quot;},&quot;;&quot;&quot;) &amp;IF([.BG54]&gt;0;&quot;{&quot;&quot;value&quot;&quot;:&quot;&amp;COLUMN([.BG54])-11&amp;&quot;,&quot;&quot;text&quot;&quot;:&quot;&quot;&quot;&amp;[.BG54]&amp;&quot;&quot;&quot;},&quot;;&quot;&quot;) &amp;IF([.BH54]&gt;0;&quot;{&quot;&quot;value&quot;&quot;:&quot;&amp;COLUMN([.BH54])-11&amp;&quot;,&quot;&quot;text&quot;&quot;:&quot;&quot;&quot;&amp;[.BH54]&amp;&quot;&quot;&quot;},&quot;;&quot;&quot;) &amp;IF([.BI54]&gt;0;&quot;{&quot;&quot;value&quot;&quot;:&quot;&amp;COLUMN([.BI54])-11&amp;&quot;,&quot;&quot;text&quot;&quot;:&quot;&quot;&quot;&amp;[.BI54]&amp;&quot;&quot;&quot;},&quot;;&quot;&quot;) &amp;IF([.BJ54]&gt;0;&quot;{&quot;&quot;value&quot;&quot;:&quot;&amp;COLUMN([.BJ54])-11&amp;&quot;,&quot;&quot;text&quot;&quot;:&quot;&quot;&quot;&amp;[.BJ54]&amp;&quot;&quot;&quot;},&quot;;&quot;&quot;) &amp;IF([.BK54]&gt;0;&quot;{&quot;&quot;value&quot;&quot;:&quot;&amp;COLUMN([.BK54])-11&amp;&quot;,&quot;&quot;text&quot;&quot;:&quot;&quot;&quot;&amp;[.BK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55]&amp;&quot;,&quot;&quot;ordinal&quot;&quot;:&quot;&amp;ROW()-2&amp;&quot;,&quot;&quot;required&quot;&quot;:&quot;&amp;[.E55]&amp;&quot;,&quot;&quot;category&quot;&quot;:&quot;&quot;&quot;&amp;[.F55]&amp;&quot;&quot;&quot;,&quot;&quot;info&quot;&quot;:&quot;&quot;&quot;&amp;[.J55]&amp;&quot;&quot;&quot;&quot;&amp;&quot;,&quot;&quot;skip&quot;&quot;:&quot;&quot;&quot;&amp;[.D55]&amp;&quot;&quot;&quot;&quot;&amp;&quot;,&quot;&quot;text&quot;&quot;:&quot;&quot;&quot;&amp;[.H55]&amp;&quot;&quot;&quot;&quot;&amp;&quot;,&quot;&quot;type&quot;&quot;:&quot;&quot;&quot;&amp;[.I55]&amp;&quot;&quot;&quot;&quot;&amp;&quot;,&quot;&quot;options&quot;&quot;:[&quot; &amp;IF([.K55]&gt;0;&quot;{&quot;&quot;value&quot;&quot;:&quot;&amp;COLUMN([.K55])-11&amp;&quot;,&quot;&quot;text&quot;&quot;:&quot;&quot;&quot;&amp;[.K55]&amp;&quot;&quot;&quot;},&quot;;&quot;&quot;) &amp;IF([.L55]&gt;0;&quot;{&quot;&quot;value&quot;&quot;:&quot;&amp;COLUMN([.L55])-11&amp;&quot;,&quot;&quot;text&quot;&quot;:&quot;&quot;&quot;&amp;[.L55]&amp;&quot;&quot;&quot;},&quot;;&quot;&quot;) &amp;IF([.M55]&gt;0;&quot;{&quot;&quot;value&quot;&quot;:&quot;&amp;COLUMN([.M55])-11&amp;&quot;,&quot;&quot;text&quot;&quot;:&quot;&quot;&quot;&amp;[.M55]&amp;&quot;&quot;&quot;},&quot;;&quot;&quot;) &amp;IF([.N55]&gt;0;&quot;{&quot;&quot;value&quot;&quot;:&quot;&amp;COLUMN([.N55])-11&amp;&quot;,&quot;&quot;text&quot;&quot;:&quot;&quot;&quot;&amp;[.N55]&amp;&quot;&quot;&quot;},&quot;;&quot;&quot;) &amp;IF([.O55]&gt;0;&quot;{&quot;&quot;value&quot;&quot;:&quot;&amp;COLUMN([.O55])-11&amp;&quot;,&quot;&quot;text&quot;&quot;:&quot;&quot;&quot;&amp;[.O55]&amp;&quot;&quot;&quot;},&quot;;&quot;&quot;) &amp;IF([.P55]&gt;0;&quot;{&quot;&quot;value&quot;&quot;:&quot;&amp;COLUMN([.P55])-11&amp;&quot;,&quot;&quot;text&quot;&quot;:&quot;&quot;&quot;&amp;[.P55]&amp;&quot;&quot;&quot;},&quot;;&quot;&quot;) &amp;IF([.Q55]&gt;0;&quot;{&quot;&quot;value&quot;&quot;:&quot;&amp;COLUMN([.Q55])-11&amp;&quot;,&quot;&quot;text&quot;&quot;:&quot;&quot;&quot;&amp;[.Q55]&amp;&quot;&quot;&quot;},&quot;;&quot;&quot;) &amp;IF([.R55]&gt;0;&quot;{&quot;&quot;value&quot;&quot;:&quot;&amp;COLUMN([.R55])-11&amp;&quot;,&quot;&quot;text&quot;&quot;:&quot;&quot;&quot;&amp;[.R55]&amp;&quot;&quot;&quot;},&quot;;&quot;&quot;) &amp;IF([.S55]&gt;0;&quot;{&quot;&quot;value&quot;&quot;:&quot;&amp;COLUMN([.S55])-11&amp;&quot;,&quot;&quot;text&quot;&quot;:&quot;&quot;&quot;&amp;[.S55]&amp;&quot;&quot;&quot;},&quot;;&quot;&quot;) &amp;IF([.T55]&gt;0;&quot;{&quot;&quot;value&quot;&quot;:&quot;&amp;COLUMN([.T55])-11&amp;&quot;,&quot;&quot;text&quot;&quot;:&quot;&quot;&quot;&amp;[.T55]&amp;&quot;&quot;&quot;},&quot;;&quot;&quot;) &amp;IF([.U55]&gt;0;&quot;{&quot;&quot;value&quot;&quot;:&quot;&amp;COLUMN([.U55])-11&amp;&quot;,&quot;&quot;text&quot;&quot;:&quot;&quot;&quot;&amp;[.U55]&amp;&quot;&quot;&quot;},&quot;;&quot;&quot;) &amp;IF([.V55]&gt;0;&quot;{&quot;&quot;value&quot;&quot;:&quot;&amp;COLUMN([.V55])-11&amp;&quot;,&quot;&quot;text&quot;&quot;:&quot;&quot;&quot;&amp;[.V55]&amp;&quot;&quot;&quot;},&quot;;&quot;&quot;) &amp;IF([.W55]&gt;0;&quot;{&quot;&quot;value&quot;&quot;:&quot;&amp;COLUMN([.W55])-11&amp;&quot;,&quot;&quot;text&quot;&quot;:&quot;&quot;&quot;&amp;[.W55]&amp;&quot;&quot;&quot;},&quot;;&quot;&quot;) &amp;IF([.X55]&gt;0;&quot;{&quot;&quot;value&quot;&quot;:&quot;&amp;COLUMN([.X55])-11&amp;&quot;,&quot;&quot;text&quot;&quot;:&quot;&quot;&quot;&amp;[.X55]&amp;&quot;&quot;&quot;},&quot;;&quot;&quot;) &amp;IF([.Y55]&gt;0;&quot;{&quot;&quot;value&quot;&quot;:&quot;&amp;COLUMN([.Y55])-11&amp;&quot;,&quot;&quot;text&quot;&quot;:&quot;&quot;&quot;&amp;[.Y55]&amp;&quot;&quot;&quot;},&quot;;&quot;&quot;) &amp;IF([.Z55]&gt;0;&quot;{&quot;&quot;value&quot;&quot;:&quot;&amp;COLUMN([.Z55])-11&amp;&quot;,&quot;&quot;text&quot;&quot;:&quot;&quot;&quot;&amp;[.Z55]&amp;&quot;&quot;&quot;},&quot;;&quot;&quot;) &amp;IF([.AA55]&gt;0;&quot;{&quot;&quot;value&quot;&quot;:&quot;&amp;COLUMN([.AA55])-11&amp;&quot;,&quot;&quot;text&quot;&quot;:&quot;&quot;&quot;&amp;[.AA55]&amp;&quot;&quot;&quot;},&quot;;&quot;&quot;)" office:value-type="string" office:string-value="{&quot;id&quot;:42,&quot;ordinal&quot;:53,&quot;required&quot;:0,&quot;category&quot;:&quot;Carbohydrates&quot;,&quot;info&quot;:&quot;null&quot;,&quot;skip&quot;:&quot;null&quot;,&quot;text&quot;:&quot;What helps you to work out the carbohydrate content in your food?&quot;,&quot;type&quot;:&quot;MC&quot;,&quot;options&quot;:[{&quot;value&quot;:0,&quot;text&quot;:&quot;Attending a carbohydrate counting course&quot;},{&quot;value&quot;:1,&quot;text&quot;:&quot;Carbohydrate counting book&quot;},{&quot;value&quot;:2,&quot;text&quot;:&quot;Weighing scales&quot;},{&quot;value&quot;:3,&quot;text&quot;:&quot;Labelling on food packaging&quot;},{&quot;value&quot;:4,&quot;text&quot;:&quot;Making a list of the amount of carbohydrate in certain foods / meals so that I know what it is for next time&quot;},{&quot;value&quot;:5,&quot;text&quot;:&quot;Remembering how much carbohydrate is in certain foods&quot;},{&quot;value&quot;:6,&quot;text&quot;:&quot;Someone helps me to work it out&quot;},{&quot;value&quot;:7,&quot;text&quot;:&quot;I work it out for myself&quot;},{&quot;value&quot;:8,&quot;text&quot;:&quot;I guess&quot;},{&quot;value&quot;:9,&quot;text&quot;:&quot;I don't think about carbohydrates at all&quot;},{&quot;value&quot;:10,&quot;text&quot;:&quot;TEXT_OTHER&quot;},">
            <text:p>{"id":42,"ordinal":53,"required":0,"category":"Carbohydrates","info":"null","skip":"null","text":"What helps you to work out the carbohydrate content in your food?","type":"MC","options":[{"value":0,"text":"Attending a carbohydrate counting course"},{"value":1,"text":"Carbohydrate counting book"},{"value":2,"text":"Weighing scales"},{"value":3,"text":"Labelling on food packaging"},{"value":4,"text":"Making a list of the amount of carbohydrate in certain foods / meals so that I know what it is for next time"},{"value":5,"text":"Remembering how much carbohydrate is in certain foods"},{"value":6,"text":"Someone helps me to work it out"},{"value":7,"text":"I work it out for myself"},{"value":8,"text":"I guess"},{"value":9,"text":"I don't think about carbohydrates at all"},{"value":10,"text":"TEXT_OTHER"},</text:p>
          </table:table-cell>
          <table:table-cell table:style-name="ce2" table:formula="of:=IF([.AB55]&gt;0;&quot;{&quot;&quot;value&quot;&quot;:&quot;&amp;COLUMN([.AB55])-11&amp;&quot;,&quot;&quot;text&quot;&quot;:&quot;&quot;&quot;&amp;[.AB55]&amp;&quot;&quot;&quot;},&quot;;&quot;&quot;) &amp;IF([.AC55]&gt;0;&quot;{&quot;&quot;value&quot;&quot;:&quot;&amp;COLUMN([.AC55])-11&amp;&quot;,&quot;&quot;text&quot;&quot;:&quot;&quot;&quot;&amp;[.AC55]&amp;&quot;&quot;&quot;},&quot;;&quot;&quot;) &amp;IF([.AD55]&gt;0;&quot;{&quot;&quot;value&quot;&quot;:&quot;&amp;COLUMN([.AD55])-11&amp;&quot;,&quot;&quot;text&quot;&quot;:&quot;&quot;&quot;&amp;[.AD55]&amp;&quot;&quot;&quot;},&quot;;&quot;&quot;) &amp;IF([.AE55]&gt;0;&quot;{&quot;&quot;value&quot;&quot;:&quot;&amp;COLUMN([.AE55])-11&amp;&quot;,&quot;&quot;text&quot;&quot;:&quot;&quot;&quot;&amp;[.AE55]&amp;&quot;&quot;&quot;},&quot;;&quot;&quot;) &amp;IF([.AF55]&gt;0;&quot;{&quot;&quot;value&quot;&quot;:&quot;&amp;COLUMN([.AF55])-11&amp;&quot;,&quot;&quot;text&quot;&quot;:&quot;&quot;&quot;&amp;[.AF55]&amp;&quot;&quot;&quot;},&quot;;&quot;&quot;) &amp;IF([.AG55]&gt;0;&quot;{&quot;&quot;value&quot;&quot;:&quot;&amp;COLUMN([.AG55])-11&amp;&quot;,&quot;&quot;text&quot;&quot;:&quot;&quot;&quot;&amp;[.AG55]&amp;&quot;&quot;&quot;},&quot;;&quot;&quot;) &amp;IF([.AH55]&gt;0;&quot;{&quot;&quot;value&quot;&quot;:&quot;&amp;COLUMN([.AH55])-11&amp;&quot;,&quot;&quot;text&quot;&quot;:&quot;&quot;&quot;&amp;[.AH55]&amp;&quot;&quot;&quot;},&quot;;&quot;&quot;) &amp;IF([.AI55]&gt;0;&quot;{&quot;&quot;value&quot;&quot;:&quot;&amp;COLUMN([.AI55])-11&amp;&quot;,&quot;&quot;text&quot;&quot;:&quot;&quot;&quot;&amp;[.AI55]&amp;&quot;&quot;&quot;},&quot;;&quot;&quot;) &amp;IF([.AJ55]&gt;0;&quot;{&quot;&quot;value&quot;&quot;:&quot;&amp;COLUMN([.AJ55])-11&amp;&quot;,&quot;&quot;text&quot;&quot;:&quot;&quot;&quot;&amp;[.AJ55]&amp;&quot;&quot;&quot;},&quot;;&quot;&quot;) &amp;IF([.AK55]&gt;0;&quot;{&quot;&quot;value&quot;&quot;:&quot;&amp;COLUMN([.AK55])-11&amp;&quot;,&quot;&quot;text&quot;&quot;:&quot;&quot;&quot;&amp;[.AK55]&amp;&quot;&quot;&quot;},&quot;;&quot;&quot;) &amp;IF([.AL55]&gt;0;&quot;{&quot;&quot;value&quot;&quot;:&quot;&amp;COLUMN([.AL55])-11&amp;&quot;,&quot;&quot;text&quot;&quot;:&quot;&quot;&quot;&amp;[.AL55]&amp;&quot;&quot;&quot;},&quot;;&quot;&quot;) &amp;IF([.AM55]&gt;0;&quot;{&quot;&quot;value&quot;&quot;:&quot;&amp;COLUMN([.AM55])-11&amp;&quot;,&quot;&quot;text&quot;&quot;:&quot;&quot;&quot;&amp;[.AM55]&amp;&quot;&quot;&quot;},&quot;;&quot;&quot;) &amp;IF([.AN55]&gt;0;&quot;{&quot;&quot;value&quot;&quot;:&quot;&amp;COLUMN([.AN55])-11&amp;&quot;,&quot;&quot;text&quot;&quot;:&quot;&quot;&quot;&amp;[.AN55]&amp;&quot;&quot;&quot;},&quot;;&quot;&quot;) &amp;IF([.AO55]&gt;0;&quot;{&quot;&quot;value&quot;&quot;:&quot;&amp;COLUMN([.AO55])-11&amp;&quot;,&quot;&quot;text&quot;&quot;:&quot;&quot;&quot;&amp;[.AO55]&amp;&quot;&quot;&quot;},&quot;;&quot;&quot;) &amp;IF([.AP55]&gt;0;&quot;{&quot;&quot;value&quot;&quot;:&quot;&amp;COLUMN([.AP55])-11&amp;&quot;,&quot;&quot;text&quot;&quot;:&quot;&quot;&quot;&amp;[.AP55]&amp;&quot;&quot;&quot;},&quot;;&quot;&quot;) &amp;IF([.AQ55]&gt;0;&quot;{&quot;&quot;value&quot;&quot;:&quot;&amp;COLUMN([.AQ55])-11&amp;&quot;,&quot;&quot;text&quot;&quot;:&quot;&quot;&quot;&amp;[.AQ55]&amp;&quot;&quot;&quot;},&quot;;&quot;&quot;) &amp;IF([.AR55]&gt;0;&quot;{&quot;&quot;value&quot;&quot;:&quot;&amp;COLUMN([.AR55])-11&amp;&quot;,&quot;&quot;text&quot;&quot;:&quot;&quot;&quot;&amp;[.AR55]&amp;&quot;&quot;&quot;},&quot;;&quot;&quot;) &amp;IF([.AS55]&gt;0;&quot;{&quot;&quot;value&quot;&quot;:&quot;&amp;COLUMN([.AS55])-11&amp;&quot;,&quot;&quot;text&quot;&quot;:&quot;&quot;&quot;&amp;[.AS55]&amp;&quot;&quot;&quot;},&quot;;&quot;&quot;) &amp;IF([.AT55]&gt;0;&quot;{&quot;&quot;value&quot;&quot;:&quot;&amp;COLUMN([.AT55])-11&amp;&quot;,&quot;&quot;text&quot;&quot;:&quot;&quot;&quot;&amp;[.AT55]&amp;&quot;&quot;&quot;},&quot;;&quot;&quot;) &amp;IF([.AU55]&gt;0;&quot;{&quot;&quot;value&quot;&quot;:&quot;&amp;COLUMN([.AU55])-11&amp;&quot;,&quot;&quot;text&quot;&quot;:&quot;&quot;&quot;&amp;[.AU55]&amp;&quot;&quot;&quot;},&quot;;&quot;&quot;)">
            <text:p/>
          </table:table-cell>
          <table:table-cell table:style-name="ce1" table:formula="of:=IF([.AV55]&gt;0;&quot;{&quot;&quot;value&quot;&quot;:&quot;&amp;COLUMN([.AV55])-11&amp;&quot;,&quot;&quot;text&quot;&quot;:&quot;&quot;&quot;&amp;[.AV55]&amp;&quot;&quot;&quot;},&quot;;&quot;&quot;) &amp;IF([.AW55]&gt;0;&quot;{&quot;&quot;value&quot;&quot;:&quot;&amp;COLUMN([.AW55])-11&amp;&quot;,&quot;&quot;text&quot;&quot;:&quot;&quot;&quot;&amp;[.AW55]&amp;&quot;&quot;&quot;},&quot;;&quot;&quot;) &amp;IF([.AX55]&gt;0;&quot;{&quot;&quot;value&quot;&quot;:&quot;&amp;COLUMN([.AX55])-11&amp;&quot;,&quot;&quot;text&quot;&quot;:&quot;&quot;&quot;&amp;[.AX55]&amp;&quot;&quot;&quot;},&quot;;&quot;&quot;) &amp;IF([.AY55]&gt;0;&quot;{&quot;&quot;value&quot;&quot;:&quot;&amp;COLUMN([.AY55])-11&amp;&quot;,&quot;&quot;text&quot;&quot;:&quot;&quot;&quot;&amp;[.AY55]&amp;&quot;&quot;&quot;},&quot;;&quot;&quot;) &amp;IF([.AZ55]&gt;0;&quot;{&quot;&quot;value&quot;&quot;:&quot;&amp;COLUMN([.AZ55])-11&amp;&quot;,&quot;&quot;text&quot;&quot;:&quot;&quot;&quot;&amp;[.AZ55]&amp;&quot;&quot;&quot;},&quot;;&quot;&quot;) &amp;IF([.BA55]&gt;0;&quot;{&quot;&quot;value&quot;&quot;:&quot;&amp;COLUMN([.BA55])-11&amp;&quot;,&quot;&quot;text&quot;&quot;:&quot;&quot;&quot;&amp;[.BA55]&amp;&quot;&quot;&quot;},&quot;;&quot;&quot;) &amp;IF([.BB55]&gt;0;&quot;{&quot;&quot;value&quot;&quot;:&quot;&amp;COLUMN([.BB55])-11&amp;&quot;,&quot;&quot;text&quot;&quot;:&quot;&quot;&quot;&amp;[.BB55]&amp;&quot;&quot;&quot;},&quot;;&quot;&quot;) &amp;IF([.BC55]&gt;0;&quot;{&quot;&quot;value&quot;&quot;:&quot;&amp;COLUMN([.BC55])-11&amp;&quot;,&quot;&quot;text&quot;&quot;:&quot;&quot;&quot;&amp;[.BC55]&amp;&quot;&quot;&quot;},&quot;;&quot;&quot;) &amp;IF([.BD55]&gt;0;&quot;{&quot;&quot;value&quot;&quot;:&quot;&amp;COLUMN([.BD55])-11&amp;&quot;,&quot;&quot;text&quot;&quot;:&quot;&quot;&quot;&amp;[.BD55]&amp;&quot;&quot;&quot;},&quot;;&quot;&quot;) &amp;IF([.BE55]&gt;0;&quot;{&quot;&quot;value&quot;&quot;:&quot;&amp;COLUMN([.BE55])-11&amp;&quot;,&quot;&quot;text&quot;&quot;:&quot;&quot;&quot;&amp;[.BE55]&amp;&quot;&quot;&quot;},&quot;;&quot;&quot;) &amp;IF([.BF55]&gt;0;&quot;{&quot;&quot;value&quot;&quot;:&quot;&amp;COLUMN([.BF55])-11&amp;&quot;,&quot;&quot;text&quot;&quot;:&quot;&quot;&quot;&amp;[.BF55]&amp;&quot;&quot;&quot;},&quot;;&quot;&quot;) &amp;IF([.BG55]&gt;0;&quot;{&quot;&quot;value&quot;&quot;:&quot;&amp;COLUMN([.BG55])-11&amp;&quot;,&quot;&quot;text&quot;&quot;:&quot;&quot;&quot;&amp;[.BG55]&amp;&quot;&quot;&quot;},&quot;;&quot;&quot;) &amp;IF([.BH55]&gt;0;&quot;{&quot;&quot;value&quot;&quot;:&quot;&amp;COLUMN([.BH55])-11&amp;&quot;,&quot;&quot;text&quot;&quot;:&quot;&quot;&quot;&amp;[.BH55]&amp;&quot;&quot;&quot;},&quot;;&quot;&quot;) &amp;IF([.BI55]&gt;0;&quot;{&quot;&quot;value&quot;&quot;:&quot;&amp;COLUMN([.BI55])-11&amp;&quot;,&quot;&quot;text&quot;&quot;:&quot;&quot;&quot;&amp;[.BI55]&amp;&quot;&quot;&quot;},&quot;;&quot;&quot;) &amp;IF([.BJ55]&gt;0;&quot;{&quot;&quot;value&quot;&quot;:&quot;&amp;COLUMN([.BJ55])-11&amp;&quot;,&quot;&quot;text&quot;&quot;:&quot;&quot;&quot;&amp;[.BJ55]&amp;&quot;&quot;&quot;},&quot;;&quot;&quot;) &amp;IF([.BK55]&gt;0;&quot;{&quot;&quot;value&quot;&quot;:&quot;&amp;COLUMN([.BK55])-11&amp;&quot;,&quot;&quot;text&quot;&quot;:&quot;&quot;&quot;&amp;[.BK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n't think about carbohydrates at all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1"/>
        </table:table-row>
        <table:table-row table:style-name="ro2">
          <table:table-cell table:style-name="ce1" table:formula="of:=&quot;{&quot;&quot;id&quot;&quot;:&quot;&amp;[.G56]&amp;&quot;,&quot;&quot;ordinal&quot;&quot;:&quot;&amp;ROW()-2&amp;&quot;,&quot;&quot;required&quot;&quot;:&quot;&amp;[.E56]&amp;&quot;,&quot;&quot;category&quot;&quot;:&quot;&quot;&quot;&amp;[.F56]&amp;&quot;&quot;&quot;,&quot;&quot;info&quot;&quot;:&quot;&quot;&quot;&amp;[.J56]&amp;&quot;&quot;&quot;&quot;&amp;&quot;,&quot;&quot;skip&quot;&quot;:&quot;&quot;&quot;&amp;[.D56]&amp;&quot;&quot;&quot;&quot;&amp;&quot;,&quot;&quot;text&quot;&quot;:&quot;&quot;&quot;&amp;[.H56]&amp;&quot;&quot;&quot;&quot;&amp;&quot;,&quot;&quot;type&quot;&quot;:&quot;&quot;&quot;&amp;[.I56]&amp;&quot;&quot;&quot;&quot;&amp;&quot;,&quot;&quot;options&quot;&quot;:[&quot; &amp;IF([.K56]&gt;0;&quot;{&quot;&quot;value&quot;&quot;:&quot;&amp;COLUMN([.K56])-11&amp;&quot;,&quot;&quot;text&quot;&quot;:&quot;&quot;&quot;&amp;[.K56]&amp;&quot;&quot;&quot;},&quot;;&quot;&quot;) &amp;IF([.L56]&gt;0;&quot;{&quot;&quot;value&quot;&quot;:&quot;&amp;COLUMN([.L56])-11&amp;&quot;,&quot;&quot;text&quot;&quot;:&quot;&quot;&quot;&amp;[.L56]&amp;&quot;&quot;&quot;},&quot;;&quot;&quot;) &amp;IF([.M56]&gt;0;&quot;{&quot;&quot;value&quot;&quot;:&quot;&amp;COLUMN([.M56])-11&amp;&quot;,&quot;&quot;text&quot;&quot;:&quot;&quot;&quot;&amp;[.M56]&amp;&quot;&quot;&quot;},&quot;;&quot;&quot;) &amp;IF([.N56]&gt;0;&quot;{&quot;&quot;value&quot;&quot;:&quot;&amp;COLUMN([.N56])-11&amp;&quot;,&quot;&quot;text&quot;&quot;:&quot;&quot;&quot;&amp;[.N56]&amp;&quot;&quot;&quot;},&quot;;&quot;&quot;) &amp;IF([.O56]&gt;0;&quot;{&quot;&quot;value&quot;&quot;:&quot;&amp;COLUMN([.O56])-11&amp;&quot;,&quot;&quot;text&quot;&quot;:&quot;&quot;&quot;&amp;[.O56]&amp;&quot;&quot;&quot;},&quot;;&quot;&quot;) &amp;IF([.P56]&gt;0;&quot;{&quot;&quot;value&quot;&quot;:&quot;&amp;COLUMN([.P56])-11&amp;&quot;,&quot;&quot;text&quot;&quot;:&quot;&quot;&quot;&amp;[.P56]&amp;&quot;&quot;&quot;},&quot;;&quot;&quot;) &amp;IF([.Q56]&gt;0;&quot;{&quot;&quot;value&quot;&quot;:&quot;&amp;COLUMN([.Q56])-11&amp;&quot;,&quot;&quot;text&quot;&quot;:&quot;&quot;&quot;&amp;[.Q56]&amp;&quot;&quot;&quot;},&quot;;&quot;&quot;) &amp;IF([.R56]&gt;0;&quot;{&quot;&quot;value&quot;&quot;:&quot;&amp;COLUMN([.R56])-11&amp;&quot;,&quot;&quot;text&quot;&quot;:&quot;&quot;&quot;&amp;[.R56]&amp;&quot;&quot;&quot;},&quot;;&quot;&quot;) &amp;IF([.S56]&gt;0;&quot;{&quot;&quot;value&quot;&quot;:&quot;&amp;COLUMN([.S56])-11&amp;&quot;,&quot;&quot;text&quot;&quot;:&quot;&quot;&quot;&amp;[.S56]&amp;&quot;&quot;&quot;},&quot;;&quot;&quot;) &amp;IF([.T56]&gt;0;&quot;{&quot;&quot;value&quot;&quot;:&quot;&amp;COLUMN([.T56])-11&amp;&quot;,&quot;&quot;text&quot;&quot;:&quot;&quot;&quot;&amp;[.T56]&amp;&quot;&quot;&quot;},&quot;;&quot;&quot;) &amp;IF([.U56]&gt;0;&quot;{&quot;&quot;value&quot;&quot;:&quot;&amp;COLUMN([.U56])-11&amp;&quot;,&quot;&quot;text&quot;&quot;:&quot;&quot;&quot;&amp;[.U56]&amp;&quot;&quot;&quot;},&quot;;&quot;&quot;) &amp;IF([.V56]&gt;0;&quot;{&quot;&quot;value&quot;&quot;:&quot;&amp;COLUMN([.V56])-11&amp;&quot;,&quot;&quot;text&quot;&quot;:&quot;&quot;&quot;&amp;[.V56]&amp;&quot;&quot;&quot;},&quot;;&quot;&quot;) &amp;IF([.W56]&gt;0;&quot;{&quot;&quot;value&quot;&quot;:&quot;&amp;COLUMN([.W56])-11&amp;&quot;,&quot;&quot;text&quot;&quot;:&quot;&quot;&quot;&amp;[.W56]&amp;&quot;&quot;&quot;},&quot;;&quot;&quot;) &amp;IF([.X56]&gt;0;&quot;{&quot;&quot;value&quot;&quot;:&quot;&amp;COLUMN([.X56])-11&amp;&quot;,&quot;&quot;text&quot;&quot;:&quot;&quot;&quot;&amp;[.X56]&amp;&quot;&quot;&quot;},&quot;;&quot;&quot;) &amp;IF([.Y56]&gt;0;&quot;{&quot;&quot;value&quot;&quot;:&quot;&amp;COLUMN([.Y56])-11&amp;&quot;,&quot;&quot;text&quot;&quot;:&quot;&quot;&quot;&amp;[.Y56]&amp;&quot;&quot;&quot;},&quot;;&quot;&quot;) &amp;IF([.Z56]&gt;0;&quot;{&quot;&quot;value&quot;&quot;:&quot;&amp;COLUMN([.Z56])-11&amp;&quot;,&quot;&quot;text&quot;&quot;:&quot;&quot;&quot;&amp;[.Z56]&amp;&quot;&quot;&quot;},&quot;;&quot;&quot;) &amp;IF([.AA56]&gt;0;&quot;{&quot;&quot;value&quot;&quot;:&quot;&amp;COLUMN([.AA56])-11&amp;&quot;,&quot;&quot;text&quot;&quot;:&quot;&quot;&quot;&amp;[.AA56]&amp;&quot;&quot;&quot;},&quot;;&quot;&quot;)" office:value-type="string" office:string-value="{&quot;id&quot;:43,&quot;ordinal&quot;:54,&quot;required&quot;:0,&quot;category&quot;:&quot;Carbohydrates&quot;,&quot;info&quot;:&quot;null&quot;,&quot;skip&quot;:&quot;null&quot;,&quot;text&quot;:&quot;What might stop you from working out the carbohydrate content correctly in the food you eat?&quot;,&quot;type&quot;:&quot;MC&quot;,&quot;options&quot;:[{&quot;value&quot;:0,&quot;text&quot;:&quot;No one helps me&quot;},{&quot;value&quot;:1,&quot;text&quot;:&quot;I find it difficult&quot;},{&quot;value&quot;:2,&quot;text&quot;:&quot;I don't need to&quot;},{&quot;value&quot;:3,&quot;text&quot;:&quot;I don't have time&quot;},{&quot;value&quot;:4,&quot;text&quot;:&quot;I have been not taught how to do it&quot;},{&quot;value&quot;:5,&quot;text&quot;:&quot;I know how to do it but I can't be bothered&quot;},{&quot;value&quot;:6,&quot;text&quot;:&quot;It does say / isn't clear on the packaging&quot;},{&quot;value&quot;:7,&quot;text&quot;:&quot;Anticipating that I will eat more than I actually do&quot;},{&quot;value&quot;:8,&quot;text&quot;:&quot;Not having a book to help me&quot;},{&quot;value&quot;:9,&quot;text&quot;:&quot;Eating out in cafes / restaurants&quot;},{&quot;value&quot;:10,&quot;text&quot;:&quot;Nothing&quot;},{&quot;value&quot;:11,&quot;text&quot;:&quot;I always work out the carbohydrates in my food&quot;},{&quot;value&quot;:12,&quot;text&quot;:&quot;TEXT_OTHER&quot;},">
            <text:p>{"id":43,"ordinal":54,"required":0,"category":"Carbohydrates","info":"null","skip":"null","text":"What might stop you from working out the carbohydrate content correctly in the food you eat?","type":"MC","options":[{"value":0,"text":"No one helps me"},{"value":1,"text":"I find it difficult"},{"value":2,"text":"I don't need to"},{"value":3,"text":"I don't have time"},{"value":4,"text":"I have been not taught how to do it"},{"value":5,"text":"I know how to do it but I can't be bothered"},{"value":6,"text":"It does say / isn't clear on the packaging"},{"value":7,"text":"Anticipating that I will eat more than I actually do"},{"value":8,"text":"Not having a book to help me"},{"value":9,"text":"Eating out in cafes / restaurants"},{"value":10,"text":"Nothing"},{"value":11,"text":"I always work out the carbohydrates in my food"},{"value":12,"text":"TEXT_OTHER"},</text:p>
          </table:table-cell>
          <table:table-cell table:style-name="ce2" table:formula="of:=IF([.AB56]&gt;0;&quot;{&quot;&quot;value&quot;&quot;:&quot;&amp;COLUMN([.AB56])-11&amp;&quot;,&quot;&quot;text&quot;&quot;:&quot;&quot;&quot;&amp;[.AB56]&amp;&quot;&quot;&quot;},&quot;;&quot;&quot;) &amp;IF([.AC56]&gt;0;&quot;{&quot;&quot;value&quot;&quot;:&quot;&amp;COLUMN([.AC56])-11&amp;&quot;,&quot;&quot;text&quot;&quot;:&quot;&quot;&quot;&amp;[.AC56]&amp;&quot;&quot;&quot;},&quot;;&quot;&quot;) &amp;IF([.AD56]&gt;0;&quot;{&quot;&quot;value&quot;&quot;:&quot;&amp;COLUMN([.AD56])-11&amp;&quot;,&quot;&quot;text&quot;&quot;:&quot;&quot;&quot;&amp;[.AD56]&amp;&quot;&quot;&quot;},&quot;;&quot;&quot;) &amp;IF([.AE56]&gt;0;&quot;{&quot;&quot;value&quot;&quot;:&quot;&amp;COLUMN([.AE56])-11&amp;&quot;,&quot;&quot;text&quot;&quot;:&quot;&quot;&quot;&amp;[.AE56]&amp;&quot;&quot;&quot;},&quot;;&quot;&quot;) &amp;IF([.AF56]&gt;0;&quot;{&quot;&quot;value&quot;&quot;:&quot;&amp;COLUMN([.AF56])-11&amp;&quot;,&quot;&quot;text&quot;&quot;:&quot;&quot;&quot;&amp;[.AF56]&amp;&quot;&quot;&quot;},&quot;;&quot;&quot;) &amp;IF([.AG56]&gt;0;&quot;{&quot;&quot;value&quot;&quot;:&quot;&amp;COLUMN([.AG56])-11&amp;&quot;,&quot;&quot;text&quot;&quot;:&quot;&quot;&quot;&amp;[.AG56]&amp;&quot;&quot;&quot;},&quot;;&quot;&quot;) &amp;IF([.AH56]&gt;0;&quot;{&quot;&quot;value&quot;&quot;:&quot;&amp;COLUMN([.AH56])-11&amp;&quot;,&quot;&quot;text&quot;&quot;:&quot;&quot;&quot;&amp;[.AH56]&amp;&quot;&quot;&quot;},&quot;;&quot;&quot;) &amp;IF([.AI56]&gt;0;&quot;{&quot;&quot;value&quot;&quot;:&quot;&amp;COLUMN([.AI56])-11&amp;&quot;,&quot;&quot;text&quot;&quot;:&quot;&quot;&quot;&amp;[.AI56]&amp;&quot;&quot;&quot;},&quot;;&quot;&quot;) &amp;IF([.AJ56]&gt;0;&quot;{&quot;&quot;value&quot;&quot;:&quot;&amp;COLUMN([.AJ56])-11&amp;&quot;,&quot;&quot;text&quot;&quot;:&quot;&quot;&quot;&amp;[.AJ56]&amp;&quot;&quot;&quot;},&quot;;&quot;&quot;) &amp;IF([.AK56]&gt;0;&quot;{&quot;&quot;value&quot;&quot;:&quot;&amp;COLUMN([.AK56])-11&amp;&quot;,&quot;&quot;text&quot;&quot;:&quot;&quot;&quot;&amp;[.AK56]&amp;&quot;&quot;&quot;},&quot;;&quot;&quot;) &amp;IF([.AL56]&gt;0;&quot;{&quot;&quot;value&quot;&quot;:&quot;&amp;COLUMN([.AL56])-11&amp;&quot;,&quot;&quot;text&quot;&quot;:&quot;&quot;&quot;&amp;[.AL56]&amp;&quot;&quot;&quot;},&quot;;&quot;&quot;) &amp;IF([.AM56]&gt;0;&quot;{&quot;&quot;value&quot;&quot;:&quot;&amp;COLUMN([.AM56])-11&amp;&quot;,&quot;&quot;text&quot;&quot;:&quot;&quot;&quot;&amp;[.AM56]&amp;&quot;&quot;&quot;},&quot;;&quot;&quot;) &amp;IF([.AN56]&gt;0;&quot;{&quot;&quot;value&quot;&quot;:&quot;&amp;COLUMN([.AN56])-11&amp;&quot;,&quot;&quot;text&quot;&quot;:&quot;&quot;&quot;&amp;[.AN56]&amp;&quot;&quot;&quot;},&quot;;&quot;&quot;) &amp;IF([.AO56]&gt;0;&quot;{&quot;&quot;value&quot;&quot;:&quot;&amp;COLUMN([.AO56])-11&amp;&quot;,&quot;&quot;text&quot;&quot;:&quot;&quot;&quot;&amp;[.AO56]&amp;&quot;&quot;&quot;},&quot;;&quot;&quot;) &amp;IF([.AP56]&gt;0;&quot;{&quot;&quot;value&quot;&quot;:&quot;&amp;COLUMN([.AP56])-11&amp;&quot;,&quot;&quot;text&quot;&quot;:&quot;&quot;&quot;&amp;[.AP56]&amp;&quot;&quot;&quot;},&quot;;&quot;&quot;) &amp;IF([.AQ56]&gt;0;&quot;{&quot;&quot;value&quot;&quot;:&quot;&amp;COLUMN([.AQ56])-11&amp;&quot;,&quot;&quot;text&quot;&quot;:&quot;&quot;&quot;&amp;[.AQ56]&amp;&quot;&quot;&quot;},&quot;;&quot;&quot;) &amp;IF([.AR56]&gt;0;&quot;{&quot;&quot;value&quot;&quot;:&quot;&amp;COLUMN([.AR56])-11&amp;&quot;,&quot;&quot;text&quot;&quot;:&quot;&quot;&quot;&amp;[.AR56]&amp;&quot;&quot;&quot;},&quot;;&quot;&quot;) &amp;IF([.AS56]&gt;0;&quot;{&quot;&quot;value&quot;&quot;:&quot;&amp;COLUMN([.AS56])-11&amp;&quot;,&quot;&quot;text&quot;&quot;:&quot;&quot;&quot;&amp;[.AS56]&amp;&quot;&quot;&quot;},&quot;;&quot;&quot;) &amp;IF([.AT56]&gt;0;&quot;{&quot;&quot;value&quot;&quot;:&quot;&amp;COLUMN([.AT56])-11&amp;&quot;,&quot;&quot;text&quot;&quot;:&quot;&quot;&quot;&amp;[.AT56]&amp;&quot;&quot;&quot;},&quot;;&quot;&quot;) &amp;IF([.AU56]&gt;0;&quot;{&quot;&quot;value&quot;&quot;:&quot;&amp;COLUMN([.AU56])-11&amp;&quot;,&quot;&quot;text&quot;&quot;:&quot;&quot;&quot;&amp;[.AU56]&amp;&quot;&quot;&quot;},&quot;;&quot;&quot;)">
            <text:p/>
          </table:table-cell>
          <table:table-cell table:style-name="ce1" table:formula="of:=IF([.AV56]&gt;0;&quot;{&quot;&quot;value&quot;&quot;:&quot;&amp;COLUMN([.AV56])-11&amp;&quot;,&quot;&quot;text&quot;&quot;:&quot;&quot;&quot;&amp;[.AV56]&amp;&quot;&quot;&quot;},&quot;;&quot;&quot;) &amp;IF([.AW56]&gt;0;&quot;{&quot;&quot;value&quot;&quot;:&quot;&amp;COLUMN([.AW56])-11&amp;&quot;,&quot;&quot;text&quot;&quot;:&quot;&quot;&quot;&amp;[.AW56]&amp;&quot;&quot;&quot;},&quot;;&quot;&quot;) &amp;IF([.AX56]&gt;0;&quot;{&quot;&quot;value&quot;&quot;:&quot;&amp;COLUMN([.AX56])-11&amp;&quot;,&quot;&quot;text&quot;&quot;:&quot;&quot;&quot;&amp;[.AX56]&amp;&quot;&quot;&quot;},&quot;;&quot;&quot;) &amp;IF([.AY56]&gt;0;&quot;{&quot;&quot;value&quot;&quot;:&quot;&amp;COLUMN([.AY56])-11&amp;&quot;,&quot;&quot;text&quot;&quot;:&quot;&quot;&quot;&amp;[.AY56]&amp;&quot;&quot;&quot;},&quot;;&quot;&quot;) &amp;IF([.AZ56]&gt;0;&quot;{&quot;&quot;value&quot;&quot;:&quot;&amp;COLUMN([.AZ56])-11&amp;&quot;,&quot;&quot;text&quot;&quot;:&quot;&quot;&quot;&amp;[.AZ56]&amp;&quot;&quot;&quot;},&quot;;&quot;&quot;) &amp;IF([.BA56]&gt;0;&quot;{&quot;&quot;value&quot;&quot;:&quot;&amp;COLUMN([.BA56])-11&amp;&quot;,&quot;&quot;text&quot;&quot;:&quot;&quot;&quot;&amp;[.BA56]&amp;&quot;&quot;&quot;},&quot;;&quot;&quot;) &amp;IF([.BB56]&gt;0;&quot;{&quot;&quot;value&quot;&quot;:&quot;&amp;COLUMN([.BB56])-11&amp;&quot;,&quot;&quot;text&quot;&quot;:&quot;&quot;&quot;&amp;[.BB56]&amp;&quot;&quot;&quot;},&quot;;&quot;&quot;) &amp;IF([.BC56]&gt;0;&quot;{&quot;&quot;value&quot;&quot;:&quot;&amp;COLUMN([.BC56])-11&amp;&quot;,&quot;&quot;text&quot;&quot;:&quot;&quot;&quot;&amp;[.BC56]&amp;&quot;&quot;&quot;},&quot;;&quot;&quot;) &amp;IF([.BD56]&gt;0;&quot;{&quot;&quot;value&quot;&quot;:&quot;&amp;COLUMN([.BD56])-11&amp;&quot;,&quot;&quot;text&quot;&quot;:&quot;&quot;&quot;&amp;[.BD56]&amp;&quot;&quot;&quot;},&quot;;&quot;&quot;) &amp;IF([.BE56]&gt;0;&quot;{&quot;&quot;value&quot;&quot;:&quot;&amp;COLUMN([.BE56])-11&amp;&quot;,&quot;&quot;text&quot;&quot;:&quot;&quot;&quot;&amp;[.BE56]&amp;&quot;&quot;&quot;},&quot;;&quot;&quot;) &amp;IF([.BF56]&gt;0;&quot;{&quot;&quot;value&quot;&quot;:&quot;&amp;COLUMN([.BF56])-11&amp;&quot;,&quot;&quot;text&quot;&quot;:&quot;&quot;&quot;&amp;[.BF56]&amp;&quot;&quot;&quot;},&quot;;&quot;&quot;) &amp;IF([.BG56]&gt;0;&quot;{&quot;&quot;value&quot;&quot;:&quot;&amp;COLUMN([.BG56])-11&amp;&quot;,&quot;&quot;text&quot;&quot;:&quot;&quot;&quot;&amp;[.BG56]&amp;&quot;&quot;&quot;},&quot;;&quot;&quot;) &amp;IF([.BH56]&gt;0;&quot;{&quot;&quot;value&quot;&quot;:&quot;&amp;COLUMN([.BH56])-11&amp;&quot;,&quot;&quot;text&quot;&quot;:&quot;&quot;&quot;&amp;[.BH56]&amp;&quot;&quot;&quot;},&quot;;&quot;&quot;) &amp;IF([.BI56]&gt;0;&quot;{&quot;&quot;value&quot;&quot;:&quot;&amp;COLUMN([.BI56])-11&amp;&quot;,&quot;&quot;text&quot;&quot;:&quot;&quot;&quot;&amp;[.BI56]&amp;&quot;&quot;&quot;},&quot;;&quot;&quot;) &amp;IF([.BJ56]&gt;0;&quot;{&quot;&quot;value&quot;&quot;:&quot;&amp;COLUMN([.BJ56])-11&amp;&quot;,&quot;&quot;text&quot;&quot;:&quot;&quot;&quot;&amp;[.BJ56]&amp;&quot;&quot;&quot;},&quot;;&quot;&quot;) &amp;IF([.BK56]&gt;0;&quot;{&quot;&quot;value&quot;&quot;:&quot;&amp;COLUMN([.BK56])-11&amp;&quot;,&quot;&quot;text&quot;&quot;:&quot;&quot;&quot;&amp;[.BK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n't need to</text:p>
          </table:table-cell>
          <table:table-cell office:value-type="string">
            <text:p>I don't have time</text:p>
          </table:table-cell>
          <table:table-cell office:value-type="string">
            <text:p>I have been not taught how to do it</text:p>
          </table:table-cell>
          <table:table-cell office:value-type="string">
            <text:p>I know how to do it but I can't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1"/>
        </table:table-row>
        <table:table-row table:style-name="ro2">
          <table:table-cell table:style-name="ce1" table:formula="of:=&quot;{&quot;&quot;id&quot;&quot;:&quot;&amp;[.G57]&amp;&quot;,&quot;&quot;ordinal&quot;&quot;:&quot;&amp;ROW()-2&amp;&quot;,&quot;&quot;required&quot;&quot;:&quot;&amp;[.E57]&amp;&quot;,&quot;&quot;category&quot;&quot;:&quot;&quot;&quot;&amp;[.F57]&amp;&quot;&quot;&quot;,&quot;&quot;info&quot;&quot;:&quot;&quot;&quot;&amp;[.J57]&amp;&quot;&quot;&quot;&quot;&amp;&quot;,&quot;&quot;skip&quot;&quot;:&quot;&quot;&quot;&amp;[.D57]&amp;&quot;&quot;&quot;&quot;&amp;&quot;,&quot;&quot;text&quot;&quot;:&quot;&quot;&quot;&amp;[.H57]&amp;&quot;&quot;&quot;&quot;&amp;&quot;,&quot;&quot;type&quot;&quot;:&quot;&quot;&quot;&amp;[.I57]&amp;&quot;&quot;&quot;&quot;&amp;&quot;,&quot;&quot;options&quot;&quot;:[&quot; &amp;IF([.K57]&gt;0;&quot;{&quot;&quot;value&quot;&quot;:&quot;&amp;COLUMN([.K57])-11&amp;&quot;,&quot;&quot;text&quot;&quot;:&quot;&quot;&quot;&amp;[.K57]&amp;&quot;&quot;&quot;},&quot;;&quot;&quot;) &amp;IF([.L57]&gt;0;&quot;{&quot;&quot;value&quot;&quot;:&quot;&amp;COLUMN([.L57])-11&amp;&quot;,&quot;&quot;text&quot;&quot;:&quot;&quot;&quot;&amp;[.L57]&amp;&quot;&quot;&quot;},&quot;;&quot;&quot;) &amp;IF([.M57]&gt;0;&quot;{&quot;&quot;value&quot;&quot;:&quot;&amp;COLUMN([.M57])-11&amp;&quot;,&quot;&quot;text&quot;&quot;:&quot;&quot;&quot;&amp;[.M57]&amp;&quot;&quot;&quot;},&quot;;&quot;&quot;) &amp;IF([.N57]&gt;0;&quot;{&quot;&quot;value&quot;&quot;:&quot;&amp;COLUMN([.N57])-11&amp;&quot;,&quot;&quot;text&quot;&quot;:&quot;&quot;&quot;&amp;[.N57]&amp;&quot;&quot;&quot;},&quot;;&quot;&quot;) &amp;IF([.O57]&gt;0;&quot;{&quot;&quot;value&quot;&quot;:&quot;&amp;COLUMN([.O57])-11&amp;&quot;,&quot;&quot;text&quot;&quot;:&quot;&quot;&quot;&amp;[.O57]&amp;&quot;&quot;&quot;},&quot;;&quot;&quot;) &amp;IF([.P57]&gt;0;&quot;{&quot;&quot;value&quot;&quot;:&quot;&amp;COLUMN([.P57])-11&amp;&quot;,&quot;&quot;text&quot;&quot;:&quot;&quot;&quot;&amp;[.P57]&amp;&quot;&quot;&quot;},&quot;;&quot;&quot;) &amp;IF([.Q57]&gt;0;&quot;{&quot;&quot;value&quot;&quot;:&quot;&amp;COLUMN([.Q57])-11&amp;&quot;,&quot;&quot;text&quot;&quot;:&quot;&quot;&quot;&amp;[.Q57]&amp;&quot;&quot;&quot;},&quot;;&quot;&quot;) &amp;IF([.R57]&gt;0;&quot;{&quot;&quot;value&quot;&quot;:&quot;&amp;COLUMN([.R57])-11&amp;&quot;,&quot;&quot;text&quot;&quot;:&quot;&quot;&quot;&amp;[.R57]&amp;&quot;&quot;&quot;},&quot;;&quot;&quot;) &amp;IF([.S57]&gt;0;&quot;{&quot;&quot;value&quot;&quot;:&quot;&amp;COLUMN([.S57])-11&amp;&quot;,&quot;&quot;text&quot;&quot;:&quot;&quot;&quot;&amp;[.S57]&amp;&quot;&quot;&quot;},&quot;;&quot;&quot;) &amp;IF([.T57]&gt;0;&quot;{&quot;&quot;value&quot;&quot;:&quot;&amp;COLUMN([.T57])-11&amp;&quot;,&quot;&quot;text&quot;&quot;:&quot;&quot;&quot;&amp;[.T57]&amp;&quot;&quot;&quot;},&quot;;&quot;&quot;) &amp;IF([.U57]&gt;0;&quot;{&quot;&quot;value&quot;&quot;:&quot;&amp;COLUMN([.U57])-11&amp;&quot;,&quot;&quot;text&quot;&quot;:&quot;&quot;&quot;&amp;[.U57]&amp;&quot;&quot;&quot;},&quot;;&quot;&quot;) &amp;IF([.V57]&gt;0;&quot;{&quot;&quot;value&quot;&quot;:&quot;&amp;COLUMN([.V57])-11&amp;&quot;,&quot;&quot;text&quot;&quot;:&quot;&quot;&quot;&amp;[.V57]&amp;&quot;&quot;&quot;},&quot;;&quot;&quot;) &amp;IF([.W57]&gt;0;&quot;{&quot;&quot;value&quot;&quot;:&quot;&amp;COLUMN([.W57])-11&amp;&quot;,&quot;&quot;text&quot;&quot;:&quot;&quot;&quot;&amp;[.W57]&amp;&quot;&quot;&quot;},&quot;;&quot;&quot;) &amp;IF([.X57]&gt;0;&quot;{&quot;&quot;value&quot;&quot;:&quot;&amp;COLUMN([.X57])-11&amp;&quot;,&quot;&quot;text&quot;&quot;:&quot;&quot;&quot;&amp;[.X57]&amp;&quot;&quot;&quot;},&quot;;&quot;&quot;) &amp;IF([.Y57]&gt;0;&quot;{&quot;&quot;value&quot;&quot;:&quot;&amp;COLUMN([.Y57])-11&amp;&quot;,&quot;&quot;text&quot;&quot;:&quot;&quot;&quot;&amp;[.Y57]&amp;&quot;&quot;&quot;},&quot;;&quot;&quot;) &amp;IF([.Z57]&gt;0;&quot;{&quot;&quot;value&quot;&quot;:&quot;&amp;COLUMN([.Z57])-11&amp;&quot;,&quot;&quot;text&quot;&quot;:&quot;&quot;&quot;&amp;[.Z57]&amp;&quot;&quot;&quot;},&quot;;&quot;&quot;) &amp;IF([.AA57]&gt;0;&quot;{&quot;&quot;value&quot;&quot;:&quot;&amp;COLUMN([.AA57])-11&amp;&quot;,&quot;&quot;text&quot;&quot;:&quot;&quot;&quot;&amp;[.AA57]&amp;&quot;&quot;&quot;},&quot;;&quot;&quot;)" office:value-type="string" office:string-value="{&quot;id&quot;:44,&quot;ordinal&quot;:55,&quot;required&quot;:0,&quot;category&quot;:&quot;Carbohydrates&quot;,&quot;info&quot;:&quot;null&quot;,&quot;skip&quot;:&quot;null&quot;,&quot;text&quot;:&quot;What's important to you when choosing what you eat?&quot;,&quot;type&quot;:&quot;MC&quot;,&quot;options&quot;:[{&quot;value&quot;:0,&quot;text&quot;:&quot;It tastes nice&quot;},{&quot;value&quot;:1,&quot;text&quot;:&quot;It looks / smells nice&quot;},{&quot;value&quot;:2,&quot;text&quot;:&quot;My mum / dad / carer has cooked it for me&quot;},{&quot;value&quot;:3,&quot;text&quot;:&quot;Cost&quot;},{&quot;value&quot;:4,&quot;text&quot;:&quot;My friends eat it&quot;},{&quot;value&quot;:5,&quot;text&quot;:&quot;How it affects my blood sugar&quot;},{&quot;value&quot;:6,&quot;text&quot;:&quot;It contains carbohydrate&quot;},{&quot;value&quot;:7,&quot;text&quot;:&quot;Calorie content&quot;},{&quot;value&quot;:8,&quot;text&quot;:&quot;Protein content&quot;},{&quot;value&quot;:9,&quot;text&quot;:&quot;Fat content&quot;},{&quot;value&quot;:10,&quot;text&quot;:&quot;It does not contain carbohydrate&quot;},{&quot;value&quot;:11,&quot;text&quot;:&quot;It contains nutrients which keep me healthy&quot;},{&quot;value&quot;:12,&quot;text&quot;:&quot;TEXT_OTHER&quot;},">
            <text:p>{"id":44,"ordinal":55,"required":0,"category":"Carbohydrates","info":"null","skip":"null","text":"What's important to you when choosing what you eat?","type":"MC","options":[{"value":0,"text":"It tastes nice"},{"value":1,"text":"It looks / smells nice"},{"value":2,"text":"My mum / dad / carer has cooked it for me"},{"value":3,"text":"Cost"},{"value":4,"text":"My friends eat it"},{"value":5,"text":"How it affects my blood sugar"},{"value":6,"text":"It contains carbohydrate"},{"value":7,"text":"Calorie content"},{"value":8,"text":"Protein content"},{"value":9,"text":"Fat content"},{"value":10,"text":"It does not contain carbohydrate"},{"value":11,"text":"It contains nutrients which keep me healthy"},{"value":12,"text":"TEXT_OTHER"},</text:p>
          </table:table-cell>
          <table:table-cell table:style-name="ce2" table:formula="of:=IF([.AB57]&gt;0;&quot;{&quot;&quot;value&quot;&quot;:&quot;&amp;COLUMN([.AB57])-11&amp;&quot;,&quot;&quot;text&quot;&quot;:&quot;&quot;&quot;&amp;[.AB57]&amp;&quot;&quot;&quot;},&quot;;&quot;&quot;) &amp;IF([.AC57]&gt;0;&quot;{&quot;&quot;value&quot;&quot;:&quot;&amp;COLUMN([.AC57])-11&amp;&quot;,&quot;&quot;text&quot;&quot;:&quot;&quot;&quot;&amp;[.AC57]&amp;&quot;&quot;&quot;},&quot;;&quot;&quot;) &amp;IF([.AD57]&gt;0;&quot;{&quot;&quot;value&quot;&quot;:&quot;&amp;COLUMN([.AD57])-11&amp;&quot;,&quot;&quot;text&quot;&quot;:&quot;&quot;&quot;&amp;[.AD57]&amp;&quot;&quot;&quot;},&quot;;&quot;&quot;) &amp;IF([.AE57]&gt;0;&quot;{&quot;&quot;value&quot;&quot;:&quot;&amp;COLUMN([.AE57])-11&amp;&quot;,&quot;&quot;text&quot;&quot;:&quot;&quot;&quot;&amp;[.AE57]&amp;&quot;&quot;&quot;},&quot;;&quot;&quot;) &amp;IF([.AF57]&gt;0;&quot;{&quot;&quot;value&quot;&quot;:&quot;&amp;COLUMN([.AF57])-11&amp;&quot;,&quot;&quot;text&quot;&quot;:&quot;&quot;&quot;&amp;[.AF57]&amp;&quot;&quot;&quot;},&quot;;&quot;&quot;) &amp;IF([.AG57]&gt;0;&quot;{&quot;&quot;value&quot;&quot;:&quot;&amp;COLUMN([.AG57])-11&amp;&quot;,&quot;&quot;text&quot;&quot;:&quot;&quot;&quot;&amp;[.AG57]&amp;&quot;&quot;&quot;},&quot;;&quot;&quot;) &amp;IF([.AH57]&gt;0;&quot;{&quot;&quot;value&quot;&quot;:&quot;&amp;COLUMN([.AH57])-11&amp;&quot;,&quot;&quot;text&quot;&quot;:&quot;&quot;&quot;&amp;[.AH57]&amp;&quot;&quot;&quot;},&quot;;&quot;&quot;) &amp;IF([.AI57]&gt;0;&quot;{&quot;&quot;value&quot;&quot;:&quot;&amp;COLUMN([.AI57])-11&amp;&quot;,&quot;&quot;text&quot;&quot;:&quot;&quot;&quot;&amp;[.AI57]&amp;&quot;&quot;&quot;},&quot;;&quot;&quot;) &amp;IF([.AJ57]&gt;0;&quot;{&quot;&quot;value&quot;&quot;:&quot;&amp;COLUMN([.AJ57])-11&amp;&quot;,&quot;&quot;text&quot;&quot;:&quot;&quot;&quot;&amp;[.AJ57]&amp;&quot;&quot;&quot;},&quot;;&quot;&quot;) &amp;IF([.AK57]&gt;0;&quot;{&quot;&quot;value&quot;&quot;:&quot;&amp;COLUMN([.AK57])-11&amp;&quot;,&quot;&quot;text&quot;&quot;:&quot;&quot;&quot;&amp;[.AK57]&amp;&quot;&quot;&quot;},&quot;;&quot;&quot;) &amp;IF([.AL57]&gt;0;&quot;{&quot;&quot;value&quot;&quot;:&quot;&amp;COLUMN([.AL57])-11&amp;&quot;,&quot;&quot;text&quot;&quot;:&quot;&quot;&quot;&amp;[.AL57]&amp;&quot;&quot;&quot;},&quot;;&quot;&quot;) &amp;IF([.AM57]&gt;0;&quot;{&quot;&quot;value&quot;&quot;:&quot;&amp;COLUMN([.AM57])-11&amp;&quot;,&quot;&quot;text&quot;&quot;:&quot;&quot;&quot;&amp;[.AM57]&amp;&quot;&quot;&quot;},&quot;;&quot;&quot;) &amp;IF([.AN57]&gt;0;&quot;{&quot;&quot;value&quot;&quot;:&quot;&amp;COLUMN([.AN57])-11&amp;&quot;,&quot;&quot;text&quot;&quot;:&quot;&quot;&quot;&amp;[.AN57]&amp;&quot;&quot;&quot;},&quot;;&quot;&quot;) &amp;IF([.AO57]&gt;0;&quot;{&quot;&quot;value&quot;&quot;:&quot;&amp;COLUMN([.AO57])-11&amp;&quot;,&quot;&quot;text&quot;&quot;:&quot;&quot;&quot;&amp;[.AO57]&amp;&quot;&quot;&quot;},&quot;;&quot;&quot;) &amp;IF([.AP57]&gt;0;&quot;{&quot;&quot;value&quot;&quot;:&quot;&amp;COLUMN([.AP57])-11&amp;&quot;,&quot;&quot;text&quot;&quot;:&quot;&quot;&quot;&amp;[.AP57]&amp;&quot;&quot;&quot;},&quot;;&quot;&quot;) &amp;IF([.AQ57]&gt;0;&quot;{&quot;&quot;value&quot;&quot;:&quot;&amp;COLUMN([.AQ57])-11&amp;&quot;,&quot;&quot;text&quot;&quot;:&quot;&quot;&quot;&amp;[.AQ57]&amp;&quot;&quot;&quot;},&quot;;&quot;&quot;) &amp;IF([.AR57]&gt;0;&quot;{&quot;&quot;value&quot;&quot;:&quot;&amp;COLUMN([.AR57])-11&amp;&quot;,&quot;&quot;text&quot;&quot;:&quot;&quot;&quot;&amp;[.AR57]&amp;&quot;&quot;&quot;},&quot;;&quot;&quot;) &amp;IF([.AS57]&gt;0;&quot;{&quot;&quot;value&quot;&quot;:&quot;&amp;COLUMN([.AS57])-11&amp;&quot;,&quot;&quot;text&quot;&quot;:&quot;&quot;&quot;&amp;[.AS57]&amp;&quot;&quot;&quot;},&quot;;&quot;&quot;) &amp;IF([.AT57]&gt;0;&quot;{&quot;&quot;value&quot;&quot;:&quot;&amp;COLUMN([.AT57])-11&amp;&quot;,&quot;&quot;text&quot;&quot;:&quot;&quot;&quot;&amp;[.AT57]&amp;&quot;&quot;&quot;},&quot;;&quot;&quot;) &amp;IF([.AU57]&gt;0;&quot;{&quot;&quot;value&quot;&quot;:&quot;&amp;COLUMN([.AU57])-11&amp;&quot;,&quot;&quot;text&quot;&quot;:&quot;&quot;&quot;&amp;[.AU57]&amp;&quot;&quot;&quot;},&quot;;&quot;&quot;)">
            <text:p/>
          </table:table-cell>
          <table:table-cell table:style-name="ce1" table:formula="of:=IF([.AV57]&gt;0;&quot;{&quot;&quot;value&quot;&quot;:&quot;&amp;COLUMN([.AV57])-11&amp;&quot;,&quot;&quot;text&quot;&quot;:&quot;&quot;&quot;&amp;[.AV57]&amp;&quot;&quot;&quot;},&quot;;&quot;&quot;) &amp;IF([.AW57]&gt;0;&quot;{&quot;&quot;value&quot;&quot;:&quot;&amp;COLUMN([.AW57])-11&amp;&quot;,&quot;&quot;text&quot;&quot;:&quot;&quot;&quot;&amp;[.AW57]&amp;&quot;&quot;&quot;},&quot;;&quot;&quot;) &amp;IF([.AX57]&gt;0;&quot;{&quot;&quot;value&quot;&quot;:&quot;&amp;COLUMN([.AX57])-11&amp;&quot;,&quot;&quot;text&quot;&quot;:&quot;&quot;&quot;&amp;[.AX57]&amp;&quot;&quot;&quot;},&quot;;&quot;&quot;) &amp;IF([.AY57]&gt;0;&quot;{&quot;&quot;value&quot;&quot;:&quot;&amp;COLUMN([.AY57])-11&amp;&quot;,&quot;&quot;text&quot;&quot;:&quot;&quot;&quot;&amp;[.AY57]&amp;&quot;&quot;&quot;},&quot;;&quot;&quot;) &amp;IF([.AZ57]&gt;0;&quot;{&quot;&quot;value&quot;&quot;:&quot;&amp;COLUMN([.AZ57])-11&amp;&quot;,&quot;&quot;text&quot;&quot;:&quot;&quot;&quot;&amp;[.AZ57]&amp;&quot;&quot;&quot;},&quot;;&quot;&quot;) &amp;IF([.BA57]&gt;0;&quot;{&quot;&quot;value&quot;&quot;:&quot;&amp;COLUMN([.BA57])-11&amp;&quot;,&quot;&quot;text&quot;&quot;:&quot;&quot;&quot;&amp;[.BA57]&amp;&quot;&quot;&quot;},&quot;;&quot;&quot;) &amp;IF([.BB57]&gt;0;&quot;{&quot;&quot;value&quot;&quot;:&quot;&amp;COLUMN([.BB57])-11&amp;&quot;,&quot;&quot;text&quot;&quot;:&quot;&quot;&quot;&amp;[.BB57]&amp;&quot;&quot;&quot;},&quot;;&quot;&quot;) &amp;IF([.BC57]&gt;0;&quot;{&quot;&quot;value&quot;&quot;:&quot;&amp;COLUMN([.BC57])-11&amp;&quot;,&quot;&quot;text&quot;&quot;:&quot;&quot;&quot;&amp;[.BC57]&amp;&quot;&quot;&quot;},&quot;;&quot;&quot;) &amp;IF([.BD57]&gt;0;&quot;{&quot;&quot;value&quot;&quot;:&quot;&amp;COLUMN([.BD57])-11&amp;&quot;,&quot;&quot;text&quot;&quot;:&quot;&quot;&quot;&amp;[.BD57]&amp;&quot;&quot;&quot;},&quot;;&quot;&quot;) &amp;IF([.BE57]&gt;0;&quot;{&quot;&quot;value&quot;&quot;:&quot;&amp;COLUMN([.BE57])-11&amp;&quot;,&quot;&quot;text&quot;&quot;:&quot;&quot;&quot;&amp;[.BE57]&amp;&quot;&quot;&quot;},&quot;;&quot;&quot;) &amp;IF([.BF57]&gt;0;&quot;{&quot;&quot;value&quot;&quot;:&quot;&amp;COLUMN([.BF57])-11&amp;&quot;,&quot;&quot;text&quot;&quot;:&quot;&quot;&quot;&amp;[.BF57]&amp;&quot;&quot;&quot;},&quot;;&quot;&quot;) &amp;IF([.BG57]&gt;0;&quot;{&quot;&quot;value&quot;&quot;:&quot;&amp;COLUMN([.BG57])-11&amp;&quot;,&quot;&quot;text&quot;&quot;:&quot;&quot;&quot;&amp;[.BG57]&amp;&quot;&quot;&quot;},&quot;;&quot;&quot;) &amp;IF([.BH57]&gt;0;&quot;{&quot;&quot;value&quot;&quot;:&quot;&amp;COLUMN([.BH57])-11&amp;&quot;,&quot;&quot;text&quot;&quot;:&quot;&quot;&quot;&amp;[.BH57]&amp;&quot;&quot;&quot;},&quot;;&quot;&quot;) &amp;IF([.BI57]&gt;0;&quot;{&quot;&quot;value&quot;&quot;:&quot;&amp;COLUMN([.BI57])-11&amp;&quot;,&quot;&quot;text&quot;&quot;:&quot;&quot;&quot;&amp;[.BI57]&amp;&quot;&quot;&quot;},&quot;;&quot;&quot;) &amp;IF([.BJ57]&gt;0;&quot;{&quot;&quot;value&quot;&quot;:&quot;&amp;COLUMN([.BJ57])-11&amp;&quot;,&quot;&quot;text&quot;&quot;:&quot;&quot;&quot;&amp;[.BJ57]&amp;&quot;&quot;&quot;},&quot;;&quot;&quot;) &amp;IF([.BK57]&gt;0;&quot;{&quot;&quot;value&quot;&quot;:&quot;&amp;COLUMN([.BK57])-11&amp;&quot;,&quot;&quot;text&quot;&quot;:&quot;&quot;&quot;&amp;[.BK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t tastes nice</text:p>
          </table:table-cell>
          <table:table-cell office:value-type="string">
            <text:p>It looks / smells nice</text:p>
          </table:table-cell>
          <table:table-cell office:value-type="string">
            <text:p>My mum / dad / carer has cooked it for me</text:p>
          </table:table-cell>
          <table:table-cell office:value-type="string">
            <text:p>Cost</text:p>
          </table:table-cell>
          <table:table-cell office:value-type="string">
            <text:p>My friends eat it</text:p>
          </table:table-cell>
          <table:table-cell office:value-type="string">
            <text:p>How it affects my blood sugar</text:p>
          </table:table-cell>
          <table:table-cell office:value-type="string">
            <text:p>It contains carbohydrate</text:p>
          </table:table-cell>
          <table:table-cell office:value-type="string">
            <text:p>Calori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It does not contain carbohydrate</text:p>
          </table:table-cell>
          <table:table-cell office:value-type="string">
            <text:p>It contains nutrients which keep me healthy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1"/>
        </table:table-row>
        <table:table-row table:style-name="ro2">
          <table:table-cell table:style-name="ce1" table:formula="of:=&quot;{&quot;&quot;id&quot;&quot;:&quot;&amp;[.G58]&amp;&quot;,&quot;&quot;ordinal&quot;&quot;:&quot;&amp;ROW()-2&amp;&quot;,&quot;&quot;required&quot;&quot;:&quot;&amp;[.E58]&amp;&quot;,&quot;&quot;category&quot;&quot;:&quot;&quot;&quot;&amp;[.F58]&amp;&quot;&quot;&quot;,&quot;&quot;info&quot;&quot;:&quot;&quot;&quot;&amp;[.J58]&amp;&quot;&quot;&quot;&quot;&amp;&quot;,&quot;&quot;skip&quot;&quot;:&quot;&quot;&quot;&amp;[.D58]&amp;&quot;&quot;&quot;&quot;&amp;&quot;,&quot;&quot;text&quot;&quot;:&quot;&quot;&quot;&amp;[.H58]&amp;&quot;&quot;&quot;&quot;&amp;&quot;,&quot;&quot;type&quot;&quot;:&quot;&quot;&quot;&amp;[.I58]&amp;&quot;&quot;&quot;&quot;&amp;&quot;,&quot;&quot;options&quot;&quot;:[&quot; &amp;IF([.K58]&gt;0;&quot;{&quot;&quot;value&quot;&quot;:&quot;&amp;COLUMN([.K58])-11&amp;&quot;,&quot;&quot;text&quot;&quot;:&quot;&quot;&quot;&amp;[.K58]&amp;&quot;&quot;&quot;},&quot;;&quot;&quot;) &amp;IF([.L58]&gt;0;&quot;{&quot;&quot;value&quot;&quot;:&quot;&amp;COLUMN([.L58])-11&amp;&quot;,&quot;&quot;text&quot;&quot;:&quot;&quot;&quot;&amp;[.L58]&amp;&quot;&quot;&quot;},&quot;;&quot;&quot;) &amp;IF([.M58]&gt;0;&quot;{&quot;&quot;value&quot;&quot;:&quot;&amp;COLUMN([.M58])-11&amp;&quot;,&quot;&quot;text&quot;&quot;:&quot;&quot;&quot;&amp;[.M58]&amp;&quot;&quot;&quot;},&quot;;&quot;&quot;) &amp;IF([.N58]&gt;0;&quot;{&quot;&quot;value&quot;&quot;:&quot;&amp;COLUMN([.N58])-11&amp;&quot;,&quot;&quot;text&quot;&quot;:&quot;&quot;&quot;&amp;[.N58]&amp;&quot;&quot;&quot;},&quot;;&quot;&quot;) &amp;IF([.O58]&gt;0;&quot;{&quot;&quot;value&quot;&quot;:&quot;&amp;COLUMN([.O58])-11&amp;&quot;,&quot;&quot;text&quot;&quot;:&quot;&quot;&quot;&amp;[.O58]&amp;&quot;&quot;&quot;},&quot;;&quot;&quot;) &amp;IF([.P58]&gt;0;&quot;{&quot;&quot;value&quot;&quot;:&quot;&amp;COLUMN([.P58])-11&amp;&quot;,&quot;&quot;text&quot;&quot;:&quot;&quot;&quot;&amp;[.P58]&amp;&quot;&quot;&quot;},&quot;;&quot;&quot;) &amp;IF([.Q58]&gt;0;&quot;{&quot;&quot;value&quot;&quot;:&quot;&amp;COLUMN([.Q58])-11&amp;&quot;,&quot;&quot;text&quot;&quot;:&quot;&quot;&quot;&amp;[.Q58]&amp;&quot;&quot;&quot;},&quot;;&quot;&quot;) &amp;IF([.R58]&gt;0;&quot;{&quot;&quot;value&quot;&quot;:&quot;&amp;COLUMN([.R58])-11&amp;&quot;,&quot;&quot;text&quot;&quot;:&quot;&quot;&quot;&amp;[.R58]&amp;&quot;&quot;&quot;},&quot;;&quot;&quot;) &amp;IF([.S58]&gt;0;&quot;{&quot;&quot;value&quot;&quot;:&quot;&amp;COLUMN([.S58])-11&amp;&quot;,&quot;&quot;text&quot;&quot;:&quot;&quot;&quot;&amp;[.S58]&amp;&quot;&quot;&quot;},&quot;;&quot;&quot;) &amp;IF([.T58]&gt;0;&quot;{&quot;&quot;value&quot;&quot;:&quot;&amp;COLUMN([.T58])-11&amp;&quot;,&quot;&quot;text&quot;&quot;:&quot;&quot;&quot;&amp;[.T58]&amp;&quot;&quot;&quot;},&quot;;&quot;&quot;) &amp;IF([.U58]&gt;0;&quot;{&quot;&quot;value&quot;&quot;:&quot;&amp;COLUMN([.U58])-11&amp;&quot;,&quot;&quot;text&quot;&quot;:&quot;&quot;&quot;&amp;[.U58]&amp;&quot;&quot;&quot;},&quot;;&quot;&quot;) &amp;IF([.V58]&gt;0;&quot;{&quot;&quot;value&quot;&quot;:&quot;&amp;COLUMN([.V58])-11&amp;&quot;,&quot;&quot;text&quot;&quot;:&quot;&quot;&quot;&amp;[.V58]&amp;&quot;&quot;&quot;},&quot;;&quot;&quot;) &amp;IF([.W58]&gt;0;&quot;{&quot;&quot;value&quot;&quot;:&quot;&amp;COLUMN([.W58])-11&amp;&quot;,&quot;&quot;text&quot;&quot;:&quot;&quot;&quot;&amp;[.W58]&amp;&quot;&quot;&quot;},&quot;;&quot;&quot;) &amp;IF([.X58]&gt;0;&quot;{&quot;&quot;value&quot;&quot;:&quot;&amp;COLUMN([.X58])-11&amp;&quot;,&quot;&quot;text&quot;&quot;:&quot;&quot;&quot;&amp;[.X58]&amp;&quot;&quot;&quot;},&quot;;&quot;&quot;) &amp;IF([.Y58]&gt;0;&quot;{&quot;&quot;value&quot;&quot;:&quot;&amp;COLUMN([.Y58])-11&amp;&quot;,&quot;&quot;text&quot;&quot;:&quot;&quot;&quot;&amp;[.Y58]&amp;&quot;&quot;&quot;},&quot;;&quot;&quot;) &amp;IF([.Z58]&gt;0;&quot;{&quot;&quot;value&quot;&quot;:&quot;&amp;COLUMN([.Z58])-11&amp;&quot;,&quot;&quot;text&quot;&quot;:&quot;&quot;&quot;&amp;[.Z58]&amp;&quot;&quot;&quot;},&quot;;&quot;&quot;) &amp;IF([.AA58]&gt;0;&quot;{&quot;&quot;value&quot;&quot;:&quot;&amp;COLUMN([.AA58])-11&amp;&quot;,&quot;&quot;text&quot;&quot;:&quot;&quot;&quot;&amp;[.AA58]&amp;&quot;&quot;&quot;},&quot;;&quot;&quot;)" office:value-type="string" office:string-value="{&quot;id&quot;:45,&quot;ordinal&quot;:56,&quot;required&quot;:0,&quot;category&quot;:&quot;Your Weight&quot;,&quot;info&quot;:&quot;null&quot;,&quot;skip&quot;:&quot;null&quot;,&quot;text&quot;:&quot;Are you happy with your weight?&quot;,&quot;type&quot;:&quot;SC&quot;,&quot;options&quot;:[{&quot;value&quot;:0,&quot;text&quot;:&quot;Happy and have never tried to gain or lose weight&quot;},{&quot;value&quot;:1,&quot;text&quot;:&quot;Happy and have tried to gain or lose weight&quot;},{&quot;value&quot;:2,&quot;text&quot;:&quot;Not happy&quot;},{&quot;value&quot;:3,&quot;text&quot;:&quot;Prefer not to say &quot;},">
            <text:p>{"id":45,"ordinal":56,"required":0,"category":"Your Weight","info":"null","skip":"null","text":"Are you happy with your weight?","type":"SC","options":[{"value":0,"text":"Happy and have never tried to gain or lose weight"},{"value":1,"text":"Happy and have tried to gain or lose weight"},{"value":2,"text":"Not happy"},{"value":3,"text":"Prefer not to say "},</text:p>
          </table:table-cell>
          <table:table-cell table:style-name="ce2" table:formula="of:=IF([.AB58]&gt;0;&quot;{&quot;&quot;value&quot;&quot;:&quot;&amp;COLUMN([.AB58])-11&amp;&quot;,&quot;&quot;text&quot;&quot;:&quot;&quot;&quot;&amp;[.AB58]&amp;&quot;&quot;&quot;},&quot;;&quot;&quot;) &amp;IF([.AC58]&gt;0;&quot;{&quot;&quot;value&quot;&quot;:&quot;&amp;COLUMN([.AC58])-11&amp;&quot;,&quot;&quot;text&quot;&quot;:&quot;&quot;&quot;&amp;[.AC58]&amp;&quot;&quot;&quot;},&quot;;&quot;&quot;) &amp;IF([.AD58]&gt;0;&quot;{&quot;&quot;value&quot;&quot;:&quot;&amp;COLUMN([.AD58])-11&amp;&quot;,&quot;&quot;text&quot;&quot;:&quot;&quot;&quot;&amp;[.AD58]&amp;&quot;&quot;&quot;},&quot;;&quot;&quot;) &amp;IF([.AE58]&gt;0;&quot;{&quot;&quot;value&quot;&quot;:&quot;&amp;COLUMN([.AE58])-11&amp;&quot;,&quot;&quot;text&quot;&quot;:&quot;&quot;&quot;&amp;[.AE58]&amp;&quot;&quot;&quot;},&quot;;&quot;&quot;) &amp;IF([.AF58]&gt;0;&quot;{&quot;&quot;value&quot;&quot;:&quot;&amp;COLUMN([.AF58])-11&amp;&quot;,&quot;&quot;text&quot;&quot;:&quot;&quot;&quot;&amp;[.AF58]&amp;&quot;&quot;&quot;},&quot;;&quot;&quot;) &amp;IF([.AG58]&gt;0;&quot;{&quot;&quot;value&quot;&quot;:&quot;&amp;COLUMN([.AG58])-11&amp;&quot;,&quot;&quot;text&quot;&quot;:&quot;&quot;&quot;&amp;[.AG58]&amp;&quot;&quot;&quot;},&quot;;&quot;&quot;) &amp;IF([.AH58]&gt;0;&quot;{&quot;&quot;value&quot;&quot;:&quot;&amp;COLUMN([.AH58])-11&amp;&quot;,&quot;&quot;text&quot;&quot;:&quot;&quot;&quot;&amp;[.AH58]&amp;&quot;&quot;&quot;},&quot;;&quot;&quot;) &amp;IF([.AI58]&gt;0;&quot;{&quot;&quot;value&quot;&quot;:&quot;&amp;COLUMN([.AI58])-11&amp;&quot;,&quot;&quot;text&quot;&quot;:&quot;&quot;&quot;&amp;[.AI58]&amp;&quot;&quot;&quot;},&quot;;&quot;&quot;) &amp;IF([.AJ58]&gt;0;&quot;{&quot;&quot;value&quot;&quot;:&quot;&amp;COLUMN([.AJ58])-11&amp;&quot;,&quot;&quot;text&quot;&quot;:&quot;&quot;&quot;&amp;[.AJ58]&amp;&quot;&quot;&quot;},&quot;;&quot;&quot;) &amp;IF([.AK58]&gt;0;&quot;{&quot;&quot;value&quot;&quot;:&quot;&amp;COLUMN([.AK58])-11&amp;&quot;,&quot;&quot;text&quot;&quot;:&quot;&quot;&quot;&amp;[.AK58]&amp;&quot;&quot;&quot;},&quot;;&quot;&quot;) &amp;IF([.AL58]&gt;0;&quot;{&quot;&quot;value&quot;&quot;:&quot;&amp;COLUMN([.AL58])-11&amp;&quot;,&quot;&quot;text&quot;&quot;:&quot;&quot;&quot;&amp;[.AL58]&amp;&quot;&quot;&quot;},&quot;;&quot;&quot;) &amp;IF([.AM58]&gt;0;&quot;{&quot;&quot;value&quot;&quot;:&quot;&amp;COLUMN([.AM58])-11&amp;&quot;,&quot;&quot;text&quot;&quot;:&quot;&quot;&quot;&amp;[.AM58]&amp;&quot;&quot;&quot;},&quot;;&quot;&quot;) &amp;IF([.AN58]&gt;0;&quot;{&quot;&quot;value&quot;&quot;:&quot;&amp;COLUMN([.AN58])-11&amp;&quot;,&quot;&quot;text&quot;&quot;:&quot;&quot;&quot;&amp;[.AN58]&amp;&quot;&quot;&quot;},&quot;;&quot;&quot;) &amp;IF([.AO58]&gt;0;&quot;{&quot;&quot;value&quot;&quot;:&quot;&amp;COLUMN([.AO58])-11&amp;&quot;,&quot;&quot;text&quot;&quot;:&quot;&quot;&quot;&amp;[.AO58]&amp;&quot;&quot;&quot;},&quot;;&quot;&quot;) &amp;IF([.AP58]&gt;0;&quot;{&quot;&quot;value&quot;&quot;:&quot;&amp;COLUMN([.AP58])-11&amp;&quot;,&quot;&quot;text&quot;&quot;:&quot;&quot;&quot;&amp;[.AP58]&amp;&quot;&quot;&quot;},&quot;;&quot;&quot;) &amp;IF([.AQ58]&gt;0;&quot;{&quot;&quot;value&quot;&quot;:&quot;&amp;COLUMN([.AQ58])-11&amp;&quot;,&quot;&quot;text&quot;&quot;:&quot;&quot;&quot;&amp;[.AQ58]&amp;&quot;&quot;&quot;},&quot;;&quot;&quot;) &amp;IF([.AR58]&gt;0;&quot;{&quot;&quot;value&quot;&quot;:&quot;&amp;COLUMN([.AR58])-11&amp;&quot;,&quot;&quot;text&quot;&quot;:&quot;&quot;&quot;&amp;[.AR58]&amp;&quot;&quot;&quot;},&quot;;&quot;&quot;) &amp;IF([.AS58]&gt;0;&quot;{&quot;&quot;value&quot;&quot;:&quot;&amp;COLUMN([.AS58])-11&amp;&quot;,&quot;&quot;text&quot;&quot;:&quot;&quot;&quot;&amp;[.AS58]&amp;&quot;&quot;&quot;},&quot;;&quot;&quot;) &amp;IF([.AT58]&gt;0;&quot;{&quot;&quot;value&quot;&quot;:&quot;&amp;COLUMN([.AT58])-11&amp;&quot;,&quot;&quot;text&quot;&quot;:&quot;&quot;&quot;&amp;[.AT58]&amp;&quot;&quot;&quot;},&quot;;&quot;&quot;) &amp;IF([.AU58]&gt;0;&quot;{&quot;&quot;value&quot;&quot;:&quot;&amp;COLUMN([.AU58])-11&amp;&quot;,&quot;&quot;text&quot;&quot;:&quot;&quot;&quot;&amp;[.AU58]&amp;&quot;&quot;&quot;},&quot;;&quot;&quot;)">
            <text:p/>
          </table:table-cell>
          <table:table-cell table:style-name="ce1" table:formula="of:=IF([.AV58]&gt;0;&quot;{&quot;&quot;value&quot;&quot;:&quot;&amp;COLUMN([.AV58])-11&amp;&quot;,&quot;&quot;text&quot;&quot;:&quot;&quot;&quot;&amp;[.AV58]&amp;&quot;&quot;&quot;},&quot;;&quot;&quot;) &amp;IF([.AW58]&gt;0;&quot;{&quot;&quot;value&quot;&quot;:&quot;&amp;COLUMN([.AW58])-11&amp;&quot;,&quot;&quot;text&quot;&quot;:&quot;&quot;&quot;&amp;[.AW58]&amp;&quot;&quot;&quot;},&quot;;&quot;&quot;) &amp;IF([.AX58]&gt;0;&quot;{&quot;&quot;value&quot;&quot;:&quot;&amp;COLUMN([.AX58])-11&amp;&quot;,&quot;&quot;text&quot;&quot;:&quot;&quot;&quot;&amp;[.AX58]&amp;&quot;&quot;&quot;},&quot;;&quot;&quot;) &amp;IF([.AY58]&gt;0;&quot;{&quot;&quot;value&quot;&quot;:&quot;&amp;COLUMN([.AY58])-11&amp;&quot;,&quot;&quot;text&quot;&quot;:&quot;&quot;&quot;&amp;[.AY58]&amp;&quot;&quot;&quot;},&quot;;&quot;&quot;) &amp;IF([.AZ58]&gt;0;&quot;{&quot;&quot;value&quot;&quot;:&quot;&amp;COLUMN([.AZ58])-11&amp;&quot;,&quot;&quot;text&quot;&quot;:&quot;&quot;&quot;&amp;[.AZ58]&amp;&quot;&quot;&quot;},&quot;;&quot;&quot;) &amp;IF([.BA58]&gt;0;&quot;{&quot;&quot;value&quot;&quot;:&quot;&amp;COLUMN([.BA58])-11&amp;&quot;,&quot;&quot;text&quot;&quot;:&quot;&quot;&quot;&amp;[.BA58]&amp;&quot;&quot;&quot;},&quot;;&quot;&quot;) &amp;IF([.BB58]&gt;0;&quot;{&quot;&quot;value&quot;&quot;:&quot;&amp;COLUMN([.BB58])-11&amp;&quot;,&quot;&quot;text&quot;&quot;:&quot;&quot;&quot;&amp;[.BB58]&amp;&quot;&quot;&quot;},&quot;;&quot;&quot;) &amp;IF([.BC58]&gt;0;&quot;{&quot;&quot;value&quot;&quot;:&quot;&amp;COLUMN([.BC58])-11&amp;&quot;,&quot;&quot;text&quot;&quot;:&quot;&quot;&quot;&amp;[.BC58]&amp;&quot;&quot;&quot;},&quot;;&quot;&quot;) &amp;IF([.BD58]&gt;0;&quot;{&quot;&quot;value&quot;&quot;:&quot;&amp;COLUMN([.BD58])-11&amp;&quot;,&quot;&quot;text&quot;&quot;:&quot;&quot;&quot;&amp;[.BD58]&amp;&quot;&quot;&quot;},&quot;;&quot;&quot;) &amp;IF([.BE58]&gt;0;&quot;{&quot;&quot;value&quot;&quot;:&quot;&amp;COLUMN([.BE58])-11&amp;&quot;,&quot;&quot;text&quot;&quot;:&quot;&quot;&quot;&amp;[.BE58]&amp;&quot;&quot;&quot;},&quot;;&quot;&quot;) &amp;IF([.BF58]&gt;0;&quot;{&quot;&quot;value&quot;&quot;:&quot;&amp;COLUMN([.BF58])-11&amp;&quot;,&quot;&quot;text&quot;&quot;:&quot;&quot;&quot;&amp;[.BF58]&amp;&quot;&quot;&quot;},&quot;;&quot;&quot;) &amp;IF([.BG58]&gt;0;&quot;{&quot;&quot;value&quot;&quot;:&quot;&amp;COLUMN([.BG58])-11&amp;&quot;,&quot;&quot;text&quot;&quot;:&quot;&quot;&quot;&amp;[.BG58]&amp;&quot;&quot;&quot;},&quot;;&quot;&quot;) &amp;IF([.BH58]&gt;0;&quot;{&quot;&quot;value&quot;&quot;:&quot;&amp;COLUMN([.BH58])-11&amp;&quot;,&quot;&quot;text&quot;&quot;:&quot;&quot;&quot;&amp;[.BH58]&amp;&quot;&quot;&quot;},&quot;;&quot;&quot;) &amp;IF([.BI58]&gt;0;&quot;{&quot;&quot;value&quot;&quot;:&quot;&amp;COLUMN([.BI58])-11&amp;&quot;,&quot;&quot;text&quot;&quot;:&quot;&quot;&quot;&amp;[.BI58]&amp;&quot;&quot;&quot;},&quot;;&quot;&quot;) &amp;IF([.BJ58]&gt;0;&quot;{&quot;&quot;value&quot;&quot;:&quot;&amp;COLUMN([.BJ58])-11&amp;&quot;,&quot;&quot;text&quot;&quot;:&quot;&quot;&quot;&amp;[.BJ58]&amp;&quot;&quot;&quot;},&quot;;&quot;&quot;) &amp;IF([.BK58]&gt;0;&quot;{&quot;&quot;value&quot;&quot;:&quot;&amp;COLUMN([.BK58])-11&amp;&quot;,&quot;&quot;text&quot;&quot;:&quot;&quot;&quot;&amp;[.BK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59]&amp;&quot;,&quot;&quot;ordinal&quot;&quot;:&quot;&amp;ROW()-2&amp;&quot;,&quot;&quot;required&quot;&quot;:&quot;&amp;[.E59]&amp;&quot;,&quot;&quot;category&quot;&quot;:&quot;&quot;&quot;&amp;[.F59]&amp;&quot;&quot;&quot;,&quot;&quot;info&quot;&quot;:&quot;&quot;&quot;&amp;[.J59]&amp;&quot;&quot;&quot;&quot;&amp;&quot;,&quot;&quot;skip&quot;&quot;:&quot;&quot;&quot;&amp;[.D59]&amp;&quot;&quot;&quot;&quot;&amp;&quot;,&quot;&quot;text&quot;&quot;:&quot;&quot;&quot;&amp;[.H59]&amp;&quot;&quot;&quot;&quot;&amp;&quot;,&quot;&quot;type&quot;&quot;:&quot;&quot;&quot;&amp;[.I59]&amp;&quot;&quot;&quot;&quot;&amp;&quot;,&quot;&quot;options&quot;&quot;:[&quot; &amp;IF([.K59]&gt;0;&quot;{&quot;&quot;value&quot;&quot;:&quot;&amp;COLUMN([.K59])-11&amp;&quot;,&quot;&quot;text&quot;&quot;:&quot;&quot;&quot;&amp;[.K59]&amp;&quot;&quot;&quot;},&quot;;&quot;&quot;) &amp;IF([.L59]&gt;0;&quot;{&quot;&quot;value&quot;&quot;:&quot;&amp;COLUMN([.L59])-11&amp;&quot;,&quot;&quot;text&quot;&quot;:&quot;&quot;&quot;&amp;[.L59]&amp;&quot;&quot;&quot;},&quot;;&quot;&quot;) &amp;IF([.M59]&gt;0;&quot;{&quot;&quot;value&quot;&quot;:&quot;&amp;COLUMN([.M59])-11&amp;&quot;,&quot;&quot;text&quot;&quot;:&quot;&quot;&quot;&amp;[.M59]&amp;&quot;&quot;&quot;},&quot;;&quot;&quot;) &amp;IF([.N59]&gt;0;&quot;{&quot;&quot;value&quot;&quot;:&quot;&amp;COLUMN([.N59])-11&amp;&quot;,&quot;&quot;text&quot;&quot;:&quot;&quot;&quot;&amp;[.N59]&amp;&quot;&quot;&quot;},&quot;;&quot;&quot;) &amp;IF([.O59]&gt;0;&quot;{&quot;&quot;value&quot;&quot;:&quot;&amp;COLUMN([.O59])-11&amp;&quot;,&quot;&quot;text&quot;&quot;:&quot;&quot;&quot;&amp;[.O59]&amp;&quot;&quot;&quot;},&quot;;&quot;&quot;) &amp;IF([.P59]&gt;0;&quot;{&quot;&quot;value&quot;&quot;:&quot;&amp;COLUMN([.P59])-11&amp;&quot;,&quot;&quot;text&quot;&quot;:&quot;&quot;&quot;&amp;[.P59]&amp;&quot;&quot;&quot;},&quot;;&quot;&quot;) &amp;IF([.Q59]&gt;0;&quot;{&quot;&quot;value&quot;&quot;:&quot;&amp;COLUMN([.Q59])-11&amp;&quot;,&quot;&quot;text&quot;&quot;:&quot;&quot;&quot;&amp;[.Q59]&amp;&quot;&quot;&quot;},&quot;;&quot;&quot;) &amp;IF([.R59]&gt;0;&quot;{&quot;&quot;value&quot;&quot;:&quot;&amp;COLUMN([.R59])-11&amp;&quot;,&quot;&quot;text&quot;&quot;:&quot;&quot;&quot;&amp;[.R59]&amp;&quot;&quot;&quot;},&quot;;&quot;&quot;) &amp;IF([.S59]&gt;0;&quot;{&quot;&quot;value&quot;&quot;:&quot;&amp;COLUMN([.S59])-11&amp;&quot;,&quot;&quot;text&quot;&quot;:&quot;&quot;&quot;&amp;[.S59]&amp;&quot;&quot;&quot;},&quot;;&quot;&quot;) &amp;IF([.T59]&gt;0;&quot;{&quot;&quot;value&quot;&quot;:&quot;&amp;COLUMN([.T59])-11&amp;&quot;,&quot;&quot;text&quot;&quot;:&quot;&quot;&quot;&amp;[.T59]&amp;&quot;&quot;&quot;},&quot;;&quot;&quot;) &amp;IF([.U59]&gt;0;&quot;{&quot;&quot;value&quot;&quot;:&quot;&amp;COLUMN([.U59])-11&amp;&quot;,&quot;&quot;text&quot;&quot;:&quot;&quot;&quot;&amp;[.U59]&amp;&quot;&quot;&quot;},&quot;;&quot;&quot;) &amp;IF([.V59]&gt;0;&quot;{&quot;&quot;value&quot;&quot;:&quot;&amp;COLUMN([.V59])-11&amp;&quot;,&quot;&quot;text&quot;&quot;:&quot;&quot;&quot;&amp;[.V59]&amp;&quot;&quot;&quot;},&quot;;&quot;&quot;) &amp;IF([.W59]&gt;0;&quot;{&quot;&quot;value&quot;&quot;:&quot;&amp;COLUMN([.W59])-11&amp;&quot;,&quot;&quot;text&quot;&quot;:&quot;&quot;&quot;&amp;[.W59]&amp;&quot;&quot;&quot;},&quot;;&quot;&quot;) &amp;IF([.X59]&gt;0;&quot;{&quot;&quot;value&quot;&quot;:&quot;&amp;COLUMN([.X59])-11&amp;&quot;,&quot;&quot;text&quot;&quot;:&quot;&quot;&quot;&amp;[.X59]&amp;&quot;&quot;&quot;},&quot;;&quot;&quot;) &amp;IF([.Y59]&gt;0;&quot;{&quot;&quot;value&quot;&quot;:&quot;&amp;COLUMN([.Y59])-11&amp;&quot;,&quot;&quot;text&quot;&quot;:&quot;&quot;&quot;&amp;[.Y59]&amp;&quot;&quot;&quot;},&quot;;&quot;&quot;) &amp;IF([.Z59]&gt;0;&quot;{&quot;&quot;value&quot;&quot;:&quot;&amp;COLUMN([.Z59])-11&amp;&quot;,&quot;&quot;text&quot;&quot;:&quot;&quot;&quot;&amp;[.Z59]&amp;&quot;&quot;&quot;},&quot;;&quot;&quot;) &amp;IF([.AA59]&gt;0;&quot;{&quot;&quot;value&quot;&quot;:&quot;&amp;COLUMN([.AA59])-11&amp;&quot;,&quot;&quot;text&quot;&quot;:&quot;&quot;&quot;&amp;[.AA59]&amp;&quot;&quot;&quot;},&quot;;&quot;&quot;)" office:value-type="string" office:string-value="{&quot;id&quot;:46,&quot;ordinal&quot;:57,&quot;required&quot;:0,&quot;category&quot;:&quot;Your Weight&quot;,&quot;info&quot;:&quot;null&quot;,&quot;skip&quot;:&quot;null&quot;,&quot;text&quot;:&quot;If you have tried to gain or lose weight, what did you do?&quot;,&quot;type&quot;:&quot;TEXT&quot;,&quot;options&quot;:[">
            <text:p>{"id":46,"ordinal":57,"required":0,"category":"Your Weight","info":"null","skip":"null","text":"If you have tried to gain or lose weight, what did you do?","type":"TEXT","options":[</text:p>
          </table:table-cell>
          <table:table-cell table:style-name="ce2" table:formula="of:=IF([.AB59]&gt;0;&quot;{&quot;&quot;value&quot;&quot;:&quot;&amp;COLUMN([.AB59])-11&amp;&quot;,&quot;&quot;text&quot;&quot;:&quot;&quot;&quot;&amp;[.AB59]&amp;&quot;&quot;&quot;},&quot;;&quot;&quot;) &amp;IF([.AC59]&gt;0;&quot;{&quot;&quot;value&quot;&quot;:&quot;&amp;COLUMN([.AC59])-11&amp;&quot;,&quot;&quot;text&quot;&quot;:&quot;&quot;&quot;&amp;[.AC59]&amp;&quot;&quot;&quot;},&quot;;&quot;&quot;) &amp;IF([.AD59]&gt;0;&quot;{&quot;&quot;value&quot;&quot;:&quot;&amp;COLUMN([.AD59])-11&amp;&quot;,&quot;&quot;text&quot;&quot;:&quot;&quot;&quot;&amp;[.AD59]&amp;&quot;&quot;&quot;},&quot;;&quot;&quot;) &amp;IF([.AE59]&gt;0;&quot;{&quot;&quot;value&quot;&quot;:&quot;&amp;COLUMN([.AE59])-11&amp;&quot;,&quot;&quot;text&quot;&quot;:&quot;&quot;&quot;&amp;[.AE59]&amp;&quot;&quot;&quot;},&quot;;&quot;&quot;) &amp;IF([.AF59]&gt;0;&quot;{&quot;&quot;value&quot;&quot;:&quot;&amp;COLUMN([.AF59])-11&amp;&quot;,&quot;&quot;text&quot;&quot;:&quot;&quot;&quot;&amp;[.AF59]&amp;&quot;&quot;&quot;},&quot;;&quot;&quot;) &amp;IF([.AG59]&gt;0;&quot;{&quot;&quot;value&quot;&quot;:&quot;&amp;COLUMN([.AG59])-11&amp;&quot;,&quot;&quot;text&quot;&quot;:&quot;&quot;&quot;&amp;[.AG59]&amp;&quot;&quot;&quot;},&quot;;&quot;&quot;) &amp;IF([.AH59]&gt;0;&quot;{&quot;&quot;value&quot;&quot;:&quot;&amp;COLUMN([.AH59])-11&amp;&quot;,&quot;&quot;text&quot;&quot;:&quot;&quot;&quot;&amp;[.AH59]&amp;&quot;&quot;&quot;},&quot;;&quot;&quot;) &amp;IF([.AI59]&gt;0;&quot;{&quot;&quot;value&quot;&quot;:&quot;&amp;COLUMN([.AI59])-11&amp;&quot;,&quot;&quot;text&quot;&quot;:&quot;&quot;&quot;&amp;[.AI59]&amp;&quot;&quot;&quot;},&quot;;&quot;&quot;) &amp;IF([.AJ59]&gt;0;&quot;{&quot;&quot;value&quot;&quot;:&quot;&amp;COLUMN([.AJ59])-11&amp;&quot;,&quot;&quot;text&quot;&quot;:&quot;&quot;&quot;&amp;[.AJ59]&amp;&quot;&quot;&quot;},&quot;;&quot;&quot;) &amp;IF([.AK59]&gt;0;&quot;{&quot;&quot;value&quot;&quot;:&quot;&amp;COLUMN([.AK59])-11&amp;&quot;,&quot;&quot;text&quot;&quot;:&quot;&quot;&quot;&amp;[.AK59]&amp;&quot;&quot;&quot;},&quot;;&quot;&quot;) &amp;IF([.AL59]&gt;0;&quot;{&quot;&quot;value&quot;&quot;:&quot;&amp;COLUMN([.AL59])-11&amp;&quot;,&quot;&quot;text&quot;&quot;:&quot;&quot;&quot;&amp;[.AL59]&amp;&quot;&quot;&quot;},&quot;;&quot;&quot;) &amp;IF([.AM59]&gt;0;&quot;{&quot;&quot;value&quot;&quot;:&quot;&amp;COLUMN([.AM59])-11&amp;&quot;,&quot;&quot;text&quot;&quot;:&quot;&quot;&quot;&amp;[.AM59]&amp;&quot;&quot;&quot;},&quot;;&quot;&quot;) &amp;IF([.AN59]&gt;0;&quot;{&quot;&quot;value&quot;&quot;:&quot;&amp;COLUMN([.AN59])-11&amp;&quot;,&quot;&quot;text&quot;&quot;:&quot;&quot;&quot;&amp;[.AN59]&amp;&quot;&quot;&quot;},&quot;;&quot;&quot;) &amp;IF([.AO59]&gt;0;&quot;{&quot;&quot;value&quot;&quot;:&quot;&amp;COLUMN([.AO59])-11&amp;&quot;,&quot;&quot;text&quot;&quot;:&quot;&quot;&quot;&amp;[.AO59]&amp;&quot;&quot;&quot;},&quot;;&quot;&quot;) &amp;IF([.AP59]&gt;0;&quot;{&quot;&quot;value&quot;&quot;:&quot;&amp;COLUMN([.AP59])-11&amp;&quot;,&quot;&quot;text&quot;&quot;:&quot;&quot;&quot;&amp;[.AP59]&amp;&quot;&quot;&quot;},&quot;;&quot;&quot;) &amp;IF([.AQ59]&gt;0;&quot;{&quot;&quot;value&quot;&quot;:&quot;&amp;COLUMN([.AQ59])-11&amp;&quot;,&quot;&quot;text&quot;&quot;:&quot;&quot;&quot;&amp;[.AQ59]&amp;&quot;&quot;&quot;},&quot;;&quot;&quot;) &amp;IF([.AR59]&gt;0;&quot;{&quot;&quot;value&quot;&quot;:&quot;&amp;COLUMN([.AR59])-11&amp;&quot;,&quot;&quot;text&quot;&quot;:&quot;&quot;&quot;&amp;[.AR59]&amp;&quot;&quot;&quot;},&quot;;&quot;&quot;) &amp;IF([.AS59]&gt;0;&quot;{&quot;&quot;value&quot;&quot;:&quot;&amp;COLUMN([.AS59])-11&amp;&quot;,&quot;&quot;text&quot;&quot;:&quot;&quot;&quot;&amp;[.AS59]&amp;&quot;&quot;&quot;},&quot;;&quot;&quot;) &amp;IF([.AT59]&gt;0;&quot;{&quot;&quot;value&quot;&quot;:&quot;&amp;COLUMN([.AT59])-11&amp;&quot;,&quot;&quot;text&quot;&quot;:&quot;&quot;&quot;&amp;[.AT59]&amp;&quot;&quot;&quot;},&quot;;&quot;&quot;) &amp;IF([.AU59]&gt;0;&quot;{&quot;&quot;value&quot;&quot;:&quot;&amp;COLUMN([.AU59])-11&amp;&quot;,&quot;&quot;text&quot;&quot;:&quot;&quot;&quot;&amp;[.AU59]&amp;&quot;&quot;&quot;},&quot;;&quot;&quot;)">
            <text:p/>
          </table:table-cell>
          <table:table-cell table:style-name="ce1" table:formula="of:=IF([.AV59]&gt;0;&quot;{&quot;&quot;value&quot;&quot;:&quot;&amp;COLUMN([.AV59])-11&amp;&quot;,&quot;&quot;text&quot;&quot;:&quot;&quot;&quot;&amp;[.AV59]&amp;&quot;&quot;&quot;},&quot;;&quot;&quot;) &amp;IF([.AW59]&gt;0;&quot;{&quot;&quot;value&quot;&quot;:&quot;&amp;COLUMN([.AW59])-11&amp;&quot;,&quot;&quot;text&quot;&quot;:&quot;&quot;&quot;&amp;[.AW59]&amp;&quot;&quot;&quot;},&quot;;&quot;&quot;) &amp;IF([.AX59]&gt;0;&quot;{&quot;&quot;value&quot;&quot;:&quot;&amp;COLUMN([.AX59])-11&amp;&quot;,&quot;&quot;text&quot;&quot;:&quot;&quot;&quot;&amp;[.AX59]&amp;&quot;&quot;&quot;},&quot;;&quot;&quot;) &amp;IF([.AY59]&gt;0;&quot;{&quot;&quot;value&quot;&quot;:&quot;&amp;COLUMN([.AY59])-11&amp;&quot;,&quot;&quot;text&quot;&quot;:&quot;&quot;&quot;&amp;[.AY59]&amp;&quot;&quot;&quot;},&quot;;&quot;&quot;) &amp;IF([.AZ59]&gt;0;&quot;{&quot;&quot;value&quot;&quot;:&quot;&amp;COLUMN([.AZ59])-11&amp;&quot;,&quot;&quot;text&quot;&quot;:&quot;&quot;&quot;&amp;[.AZ59]&amp;&quot;&quot;&quot;},&quot;;&quot;&quot;) &amp;IF([.BA59]&gt;0;&quot;{&quot;&quot;value&quot;&quot;:&quot;&amp;COLUMN([.BA59])-11&amp;&quot;,&quot;&quot;text&quot;&quot;:&quot;&quot;&quot;&amp;[.BA59]&amp;&quot;&quot;&quot;},&quot;;&quot;&quot;) &amp;IF([.BB59]&gt;0;&quot;{&quot;&quot;value&quot;&quot;:&quot;&amp;COLUMN([.BB59])-11&amp;&quot;,&quot;&quot;text&quot;&quot;:&quot;&quot;&quot;&amp;[.BB59]&amp;&quot;&quot;&quot;},&quot;;&quot;&quot;) &amp;IF([.BC59]&gt;0;&quot;{&quot;&quot;value&quot;&quot;:&quot;&amp;COLUMN([.BC59])-11&amp;&quot;,&quot;&quot;text&quot;&quot;:&quot;&quot;&quot;&amp;[.BC59]&amp;&quot;&quot;&quot;},&quot;;&quot;&quot;) &amp;IF([.BD59]&gt;0;&quot;{&quot;&quot;value&quot;&quot;:&quot;&amp;COLUMN([.BD59])-11&amp;&quot;,&quot;&quot;text&quot;&quot;:&quot;&quot;&quot;&amp;[.BD59]&amp;&quot;&quot;&quot;},&quot;;&quot;&quot;) &amp;IF([.BE59]&gt;0;&quot;{&quot;&quot;value&quot;&quot;:&quot;&amp;COLUMN([.BE59])-11&amp;&quot;,&quot;&quot;text&quot;&quot;:&quot;&quot;&quot;&amp;[.BE59]&amp;&quot;&quot;&quot;},&quot;;&quot;&quot;) &amp;IF([.BF59]&gt;0;&quot;{&quot;&quot;value&quot;&quot;:&quot;&amp;COLUMN([.BF59])-11&amp;&quot;,&quot;&quot;text&quot;&quot;:&quot;&quot;&quot;&amp;[.BF59]&amp;&quot;&quot;&quot;},&quot;;&quot;&quot;) &amp;IF([.BG59]&gt;0;&quot;{&quot;&quot;value&quot;&quot;:&quot;&amp;COLUMN([.BG59])-11&amp;&quot;,&quot;&quot;text&quot;&quot;:&quot;&quot;&quot;&amp;[.BG59]&amp;&quot;&quot;&quot;},&quot;;&quot;&quot;) &amp;IF([.BH59]&gt;0;&quot;{&quot;&quot;value&quot;&quot;:&quot;&amp;COLUMN([.BH59])-11&amp;&quot;,&quot;&quot;text&quot;&quot;:&quot;&quot;&quot;&amp;[.BH59]&amp;&quot;&quot;&quot;},&quot;;&quot;&quot;) &amp;IF([.BI59]&gt;0;&quot;{&quot;&quot;value&quot;&quot;:&quot;&amp;COLUMN([.BI59])-11&amp;&quot;,&quot;&quot;text&quot;&quot;:&quot;&quot;&quot;&amp;[.BI59]&amp;&quot;&quot;&quot;},&quot;;&quot;&quot;) &amp;IF([.BJ59]&gt;0;&quot;{&quot;&quot;value&quot;&quot;:&quot;&amp;COLUMN([.BJ59])-11&amp;&quot;,&quot;&quot;text&quot;&quot;:&quot;&quot;&quot;&amp;[.BJ59]&amp;&quot;&quot;&quot;},&quot;;&quot;&quot;) &amp;IF([.BK59]&gt;0;&quot;{&quot;&quot;value&quot;&quot;:&quot;&amp;COLUMN([.BK59])-11&amp;&quot;,&quot;&quot;text&quot;&quot;:&quot;&quot;&quot;&amp;[.BK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60]&amp;&quot;,&quot;&quot;ordinal&quot;&quot;:&quot;&amp;ROW()-2&amp;&quot;,&quot;&quot;required&quot;&quot;:&quot;&amp;[.E60]&amp;&quot;,&quot;&quot;category&quot;&quot;:&quot;&quot;&quot;&amp;[.F60]&amp;&quot;&quot;&quot;,&quot;&quot;info&quot;&quot;:&quot;&quot;&quot;&amp;[.J60]&amp;&quot;&quot;&quot;&quot;&amp;&quot;,&quot;&quot;skip&quot;&quot;:&quot;&quot;&quot;&amp;[.D60]&amp;&quot;&quot;&quot;&quot;&amp;&quot;,&quot;&quot;text&quot;&quot;:&quot;&quot;&quot;&amp;[.H60]&amp;&quot;&quot;&quot;&quot;&amp;&quot;,&quot;&quot;type&quot;&quot;:&quot;&quot;&quot;&amp;[.I60]&amp;&quot;&quot;&quot;&quot;&amp;&quot;,&quot;&quot;options&quot;&quot;:[&quot; &amp;IF([.K60]&gt;0;&quot;{&quot;&quot;value&quot;&quot;:&quot;&amp;COLUMN([.K60])-11&amp;&quot;,&quot;&quot;text&quot;&quot;:&quot;&quot;&quot;&amp;[.K60]&amp;&quot;&quot;&quot;},&quot;;&quot;&quot;) &amp;IF([.L60]&gt;0;&quot;{&quot;&quot;value&quot;&quot;:&quot;&amp;COLUMN([.L60])-11&amp;&quot;,&quot;&quot;text&quot;&quot;:&quot;&quot;&quot;&amp;[.L60]&amp;&quot;&quot;&quot;},&quot;;&quot;&quot;) &amp;IF([.M60]&gt;0;&quot;{&quot;&quot;value&quot;&quot;:&quot;&amp;COLUMN([.M60])-11&amp;&quot;,&quot;&quot;text&quot;&quot;:&quot;&quot;&quot;&amp;[.M60]&amp;&quot;&quot;&quot;},&quot;;&quot;&quot;) &amp;IF([.N60]&gt;0;&quot;{&quot;&quot;value&quot;&quot;:&quot;&amp;COLUMN([.N60])-11&amp;&quot;,&quot;&quot;text&quot;&quot;:&quot;&quot;&quot;&amp;[.N60]&amp;&quot;&quot;&quot;},&quot;;&quot;&quot;) &amp;IF([.O60]&gt;0;&quot;{&quot;&quot;value&quot;&quot;:&quot;&amp;COLUMN([.O60])-11&amp;&quot;,&quot;&quot;text&quot;&quot;:&quot;&quot;&quot;&amp;[.O60]&amp;&quot;&quot;&quot;},&quot;;&quot;&quot;) &amp;IF([.P60]&gt;0;&quot;{&quot;&quot;value&quot;&quot;:&quot;&amp;COLUMN([.P60])-11&amp;&quot;,&quot;&quot;text&quot;&quot;:&quot;&quot;&quot;&amp;[.P60]&amp;&quot;&quot;&quot;},&quot;;&quot;&quot;) &amp;IF([.Q60]&gt;0;&quot;{&quot;&quot;value&quot;&quot;:&quot;&amp;COLUMN([.Q60])-11&amp;&quot;,&quot;&quot;text&quot;&quot;:&quot;&quot;&quot;&amp;[.Q60]&amp;&quot;&quot;&quot;},&quot;;&quot;&quot;) &amp;IF([.R60]&gt;0;&quot;{&quot;&quot;value&quot;&quot;:&quot;&amp;COLUMN([.R60])-11&amp;&quot;,&quot;&quot;text&quot;&quot;:&quot;&quot;&quot;&amp;[.R60]&amp;&quot;&quot;&quot;},&quot;;&quot;&quot;) &amp;IF([.S60]&gt;0;&quot;{&quot;&quot;value&quot;&quot;:&quot;&amp;COLUMN([.S60])-11&amp;&quot;,&quot;&quot;text&quot;&quot;:&quot;&quot;&quot;&amp;[.S60]&amp;&quot;&quot;&quot;},&quot;;&quot;&quot;) &amp;IF([.T60]&gt;0;&quot;{&quot;&quot;value&quot;&quot;:&quot;&amp;COLUMN([.T60])-11&amp;&quot;,&quot;&quot;text&quot;&quot;:&quot;&quot;&quot;&amp;[.T60]&amp;&quot;&quot;&quot;},&quot;;&quot;&quot;) &amp;IF([.U60]&gt;0;&quot;{&quot;&quot;value&quot;&quot;:&quot;&amp;COLUMN([.U60])-11&amp;&quot;,&quot;&quot;text&quot;&quot;:&quot;&quot;&quot;&amp;[.U60]&amp;&quot;&quot;&quot;},&quot;;&quot;&quot;) &amp;IF([.V60]&gt;0;&quot;{&quot;&quot;value&quot;&quot;:&quot;&amp;COLUMN([.V60])-11&amp;&quot;,&quot;&quot;text&quot;&quot;:&quot;&quot;&quot;&amp;[.V60]&amp;&quot;&quot;&quot;},&quot;;&quot;&quot;) &amp;IF([.W60]&gt;0;&quot;{&quot;&quot;value&quot;&quot;:&quot;&amp;COLUMN([.W60])-11&amp;&quot;,&quot;&quot;text&quot;&quot;:&quot;&quot;&quot;&amp;[.W60]&amp;&quot;&quot;&quot;},&quot;;&quot;&quot;) &amp;IF([.X60]&gt;0;&quot;{&quot;&quot;value&quot;&quot;:&quot;&amp;COLUMN([.X60])-11&amp;&quot;,&quot;&quot;text&quot;&quot;:&quot;&quot;&quot;&amp;[.X60]&amp;&quot;&quot;&quot;},&quot;;&quot;&quot;) &amp;IF([.Y60]&gt;0;&quot;{&quot;&quot;value&quot;&quot;:&quot;&amp;COLUMN([.Y60])-11&amp;&quot;,&quot;&quot;text&quot;&quot;:&quot;&quot;&quot;&amp;[.Y60]&amp;&quot;&quot;&quot;},&quot;;&quot;&quot;) &amp;IF([.Z60]&gt;0;&quot;{&quot;&quot;value&quot;&quot;:&quot;&amp;COLUMN([.Z60])-11&amp;&quot;,&quot;&quot;text&quot;&quot;:&quot;&quot;&quot;&amp;[.Z60]&amp;&quot;&quot;&quot;},&quot;;&quot;&quot;) &amp;IF([.AA60]&gt;0;&quot;{&quot;&quot;value&quot;&quot;:&quot;&amp;COLUMN([.AA60])-11&amp;&quot;,&quot;&quot;text&quot;&quot;:&quot;&quot;&quot;&amp;[.AA60]&amp;&quot;&quot;&quot;},&quot;;&quot;&quot;)" office:value-type="string" office:string-value="{&quot;id&quot;:47,&quot;ordinal&quot;:58,&quot;required&quot;:0,&quot;category&quot;:&quot;Your Weight&quot;,&quot;info&quot;:&quot;null&quot;,&quot;skip&quot;:&quot;null&quot;,&quot;text&quot;:&quot;Would you like help / advice on how to lose or gain weight safely?&quot;,&quot;type&quot;:&quot;SC&quot;,&quot;options&quot;:[{&quot;value&quot;:0,&quot;text&quot;:&quot;Yes&quot;},{&quot;value&quot;:1,&quot;text&quot;:&quot;No&quot;},">
            <text:p>{"id":47,"ordinal":58,"required":0,"category":"Your Weight","info":"null","skip":"null","text":"Would you like help / advice on how to lose or gain weight safely?","type":"SC","options":[{"value":0,"text":"Yes"},{"value":1,"text":"No"},</text:p>
          </table:table-cell>
          <table:table-cell table:style-name="ce2" table:formula="of:=IF([.AB60]&gt;0;&quot;{&quot;&quot;value&quot;&quot;:&quot;&amp;COLUMN([.AB60])-11&amp;&quot;,&quot;&quot;text&quot;&quot;:&quot;&quot;&quot;&amp;[.AB60]&amp;&quot;&quot;&quot;},&quot;;&quot;&quot;) &amp;IF([.AC60]&gt;0;&quot;{&quot;&quot;value&quot;&quot;:&quot;&amp;COLUMN([.AC60])-11&amp;&quot;,&quot;&quot;text&quot;&quot;:&quot;&quot;&quot;&amp;[.AC60]&amp;&quot;&quot;&quot;},&quot;;&quot;&quot;) &amp;IF([.AD60]&gt;0;&quot;{&quot;&quot;value&quot;&quot;:&quot;&amp;COLUMN([.AD60])-11&amp;&quot;,&quot;&quot;text&quot;&quot;:&quot;&quot;&quot;&amp;[.AD60]&amp;&quot;&quot;&quot;},&quot;;&quot;&quot;) &amp;IF([.AE60]&gt;0;&quot;{&quot;&quot;value&quot;&quot;:&quot;&amp;COLUMN([.AE60])-11&amp;&quot;,&quot;&quot;text&quot;&quot;:&quot;&quot;&quot;&amp;[.AE60]&amp;&quot;&quot;&quot;},&quot;;&quot;&quot;) &amp;IF([.AF60]&gt;0;&quot;{&quot;&quot;value&quot;&quot;:&quot;&amp;COLUMN([.AF60])-11&amp;&quot;,&quot;&quot;text&quot;&quot;:&quot;&quot;&quot;&amp;[.AF60]&amp;&quot;&quot;&quot;},&quot;;&quot;&quot;) &amp;IF([.AG60]&gt;0;&quot;{&quot;&quot;value&quot;&quot;:&quot;&amp;COLUMN([.AG60])-11&amp;&quot;,&quot;&quot;text&quot;&quot;:&quot;&quot;&quot;&amp;[.AG60]&amp;&quot;&quot;&quot;},&quot;;&quot;&quot;) &amp;IF([.AH60]&gt;0;&quot;{&quot;&quot;value&quot;&quot;:&quot;&amp;COLUMN([.AH60])-11&amp;&quot;,&quot;&quot;text&quot;&quot;:&quot;&quot;&quot;&amp;[.AH60]&amp;&quot;&quot;&quot;},&quot;;&quot;&quot;) &amp;IF([.AI60]&gt;0;&quot;{&quot;&quot;value&quot;&quot;:&quot;&amp;COLUMN([.AI60])-11&amp;&quot;,&quot;&quot;text&quot;&quot;:&quot;&quot;&quot;&amp;[.AI60]&amp;&quot;&quot;&quot;},&quot;;&quot;&quot;) &amp;IF([.AJ60]&gt;0;&quot;{&quot;&quot;value&quot;&quot;:&quot;&amp;COLUMN([.AJ60])-11&amp;&quot;,&quot;&quot;text&quot;&quot;:&quot;&quot;&quot;&amp;[.AJ60]&amp;&quot;&quot;&quot;},&quot;;&quot;&quot;) &amp;IF([.AK60]&gt;0;&quot;{&quot;&quot;value&quot;&quot;:&quot;&amp;COLUMN([.AK60])-11&amp;&quot;,&quot;&quot;text&quot;&quot;:&quot;&quot;&quot;&amp;[.AK60]&amp;&quot;&quot;&quot;},&quot;;&quot;&quot;) &amp;IF([.AL60]&gt;0;&quot;{&quot;&quot;value&quot;&quot;:&quot;&amp;COLUMN([.AL60])-11&amp;&quot;,&quot;&quot;text&quot;&quot;:&quot;&quot;&quot;&amp;[.AL60]&amp;&quot;&quot;&quot;},&quot;;&quot;&quot;) &amp;IF([.AM60]&gt;0;&quot;{&quot;&quot;value&quot;&quot;:&quot;&amp;COLUMN([.AM60])-11&amp;&quot;,&quot;&quot;text&quot;&quot;:&quot;&quot;&quot;&amp;[.AM60]&amp;&quot;&quot;&quot;},&quot;;&quot;&quot;) &amp;IF([.AN60]&gt;0;&quot;{&quot;&quot;value&quot;&quot;:&quot;&amp;COLUMN([.AN60])-11&amp;&quot;,&quot;&quot;text&quot;&quot;:&quot;&quot;&quot;&amp;[.AN60]&amp;&quot;&quot;&quot;},&quot;;&quot;&quot;) &amp;IF([.AO60]&gt;0;&quot;{&quot;&quot;value&quot;&quot;:&quot;&amp;COLUMN([.AO60])-11&amp;&quot;,&quot;&quot;text&quot;&quot;:&quot;&quot;&quot;&amp;[.AO60]&amp;&quot;&quot;&quot;},&quot;;&quot;&quot;) &amp;IF([.AP60]&gt;0;&quot;{&quot;&quot;value&quot;&quot;:&quot;&amp;COLUMN([.AP60])-11&amp;&quot;,&quot;&quot;text&quot;&quot;:&quot;&quot;&quot;&amp;[.AP60]&amp;&quot;&quot;&quot;},&quot;;&quot;&quot;) &amp;IF([.AQ60]&gt;0;&quot;{&quot;&quot;value&quot;&quot;:&quot;&amp;COLUMN([.AQ60])-11&amp;&quot;,&quot;&quot;text&quot;&quot;:&quot;&quot;&quot;&amp;[.AQ60]&amp;&quot;&quot;&quot;},&quot;;&quot;&quot;) &amp;IF([.AR60]&gt;0;&quot;{&quot;&quot;value&quot;&quot;:&quot;&amp;COLUMN([.AR60])-11&amp;&quot;,&quot;&quot;text&quot;&quot;:&quot;&quot;&quot;&amp;[.AR60]&amp;&quot;&quot;&quot;},&quot;;&quot;&quot;) &amp;IF([.AS60]&gt;0;&quot;{&quot;&quot;value&quot;&quot;:&quot;&amp;COLUMN([.AS60])-11&amp;&quot;,&quot;&quot;text&quot;&quot;:&quot;&quot;&quot;&amp;[.AS60]&amp;&quot;&quot;&quot;},&quot;;&quot;&quot;) &amp;IF([.AT60]&gt;0;&quot;{&quot;&quot;value&quot;&quot;:&quot;&amp;COLUMN([.AT60])-11&amp;&quot;,&quot;&quot;text&quot;&quot;:&quot;&quot;&quot;&amp;[.AT60]&amp;&quot;&quot;&quot;},&quot;;&quot;&quot;) &amp;IF([.AU60]&gt;0;&quot;{&quot;&quot;value&quot;&quot;:&quot;&amp;COLUMN([.AU60])-11&amp;&quot;,&quot;&quot;text&quot;&quot;:&quot;&quot;&quot;&amp;[.AU60]&amp;&quot;&quot;&quot;},&quot;;&quot;&quot;)">
            <text:p/>
          </table:table-cell>
          <table:table-cell table:style-name="ce1" table:formula="of:=IF([.AV60]&gt;0;&quot;{&quot;&quot;value&quot;&quot;:&quot;&amp;COLUMN([.AV60])-11&amp;&quot;,&quot;&quot;text&quot;&quot;:&quot;&quot;&quot;&amp;[.AV60]&amp;&quot;&quot;&quot;},&quot;;&quot;&quot;) &amp;IF([.AW60]&gt;0;&quot;{&quot;&quot;value&quot;&quot;:&quot;&amp;COLUMN([.AW60])-11&amp;&quot;,&quot;&quot;text&quot;&quot;:&quot;&quot;&quot;&amp;[.AW60]&amp;&quot;&quot;&quot;},&quot;;&quot;&quot;) &amp;IF([.AX60]&gt;0;&quot;{&quot;&quot;value&quot;&quot;:&quot;&amp;COLUMN([.AX60])-11&amp;&quot;,&quot;&quot;text&quot;&quot;:&quot;&quot;&quot;&amp;[.AX60]&amp;&quot;&quot;&quot;},&quot;;&quot;&quot;) &amp;IF([.AY60]&gt;0;&quot;{&quot;&quot;value&quot;&quot;:&quot;&amp;COLUMN([.AY60])-11&amp;&quot;,&quot;&quot;text&quot;&quot;:&quot;&quot;&quot;&amp;[.AY60]&amp;&quot;&quot;&quot;},&quot;;&quot;&quot;) &amp;IF([.AZ60]&gt;0;&quot;{&quot;&quot;value&quot;&quot;:&quot;&amp;COLUMN([.AZ60])-11&amp;&quot;,&quot;&quot;text&quot;&quot;:&quot;&quot;&quot;&amp;[.AZ60]&amp;&quot;&quot;&quot;},&quot;;&quot;&quot;) &amp;IF([.BA60]&gt;0;&quot;{&quot;&quot;value&quot;&quot;:&quot;&amp;COLUMN([.BA60])-11&amp;&quot;,&quot;&quot;text&quot;&quot;:&quot;&quot;&quot;&amp;[.BA60]&amp;&quot;&quot;&quot;},&quot;;&quot;&quot;) &amp;IF([.BB60]&gt;0;&quot;{&quot;&quot;value&quot;&quot;:&quot;&amp;COLUMN([.BB60])-11&amp;&quot;,&quot;&quot;text&quot;&quot;:&quot;&quot;&quot;&amp;[.BB60]&amp;&quot;&quot;&quot;},&quot;;&quot;&quot;) &amp;IF([.BC60]&gt;0;&quot;{&quot;&quot;value&quot;&quot;:&quot;&amp;COLUMN([.BC60])-11&amp;&quot;,&quot;&quot;text&quot;&quot;:&quot;&quot;&quot;&amp;[.BC60]&amp;&quot;&quot;&quot;},&quot;;&quot;&quot;) &amp;IF([.BD60]&gt;0;&quot;{&quot;&quot;value&quot;&quot;:&quot;&amp;COLUMN([.BD60])-11&amp;&quot;,&quot;&quot;text&quot;&quot;:&quot;&quot;&quot;&amp;[.BD60]&amp;&quot;&quot;&quot;},&quot;;&quot;&quot;) &amp;IF([.BE60]&gt;0;&quot;{&quot;&quot;value&quot;&quot;:&quot;&amp;COLUMN([.BE60])-11&amp;&quot;,&quot;&quot;text&quot;&quot;:&quot;&quot;&quot;&amp;[.BE60]&amp;&quot;&quot;&quot;},&quot;;&quot;&quot;) &amp;IF([.BF60]&gt;0;&quot;{&quot;&quot;value&quot;&quot;:&quot;&amp;COLUMN([.BF60])-11&amp;&quot;,&quot;&quot;text&quot;&quot;:&quot;&quot;&quot;&amp;[.BF60]&amp;&quot;&quot;&quot;},&quot;;&quot;&quot;) &amp;IF([.BG60]&gt;0;&quot;{&quot;&quot;value&quot;&quot;:&quot;&amp;COLUMN([.BG60])-11&amp;&quot;,&quot;&quot;text&quot;&quot;:&quot;&quot;&quot;&amp;[.BG60]&amp;&quot;&quot;&quot;},&quot;;&quot;&quot;) &amp;IF([.BH60]&gt;0;&quot;{&quot;&quot;value&quot;&quot;:&quot;&amp;COLUMN([.BH60])-11&amp;&quot;,&quot;&quot;text&quot;&quot;:&quot;&quot;&quot;&amp;[.BH60]&amp;&quot;&quot;&quot;},&quot;;&quot;&quot;) &amp;IF([.BI60]&gt;0;&quot;{&quot;&quot;value&quot;&quot;:&quot;&amp;COLUMN([.BI60])-11&amp;&quot;,&quot;&quot;text&quot;&quot;:&quot;&quot;&quot;&amp;[.BI60]&amp;&quot;&quot;&quot;},&quot;;&quot;&quot;) &amp;IF([.BJ60]&gt;0;&quot;{&quot;&quot;value&quot;&quot;:&quot;&amp;COLUMN([.BJ60])-11&amp;&quot;,&quot;&quot;text&quot;&quot;:&quot;&quot;&quot;&amp;[.BJ60]&amp;&quot;&quot;&quot;},&quot;;&quot;&quot;) &amp;IF([.BK60]&gt;0;&quot;{&quot;&quot;value&quot;&quot;:&quot;&amp;COLUMN([.BK60])-11&amp;&quot;,&quot;&quot;text&quot;&quot;:&quot;&quot;&quot;&amp;[.BK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61]&amp;&quot;,&quot;&quot;ordinal&quot;&quot;:&quot;&amp;ROW()-2&amp;&quot;,&quot;&quot;required&quot;&quot;:&quot;&amp;[.E61]&amp;&quot;,&quot;&quot;category&quot;&quot;:&quot;&quot;&quot;&amp;[.F61]&amp;&quot;&quot;&quot;,&quot;&quot;info&quot;&quot;:&quot;&quot;&quot;&amp;[.J61]&amp;&quot;&quot;&quot;&quot;&amp;&quot;,&quot;&quot;skip&quot;&quot;:&quot;&quot;&quot;&amp;[.D61]&amp;&quot;&quot;&quot;&quot;&amp;&quot;,&quot;&quot;text&quot;&quot;:&quot;&quot;&quot;&amp;[.H61]&amp;&quot;&quot;&quot;&quot;&amp;&quot;,&quot;&quot;type&quot;&quot;:&quot;&quot;&quot;&amp;[.I61]&amp;&quot;&quot;&quot;&quot;&amp;&quot;,&quot;&quot;options&quot;&quot;:[&quot; &amp;IF([.K61]&gt;0;&quot;{&quot;&quot;value&quot;&quot;:&quot;&amp;COLUMN([.K61])-11&amp;&quot;,&quot;&quot;text&quot;&quot;:&quot;&quot;&quot;&amp;[.K61]&amp;&quot;&quot;&quot;},&quot;;&quot;&quot;) &amp;IF([.L61]&gt;0;&quot;{&quot;&quot;value&quot;&quot;:&quot;&amp;COLUMN([.L61])-11&amp;&quot;,&quot;&quot;text&quot;&quot;:&quot;&quot;&quot;&amp;[.L61]&amp;&quot;&quot;&quot;},&quot;;&quot;&quot;) &amp;IF([.M61]&gt;0;&quot;{&quot;&quot;value&quot;&quot;:&quot;&amp;COLUMN([.M61])-11&amp;&quot;,&quot;&quot;text&quot;&quot;:&quot;&quot;&quot;&amp;[.M61]&amp;&quot;&quot;&quot;},&quot;;&quot;&quot;) &amp;IF([.N61]&gt;0;&quot;{&quot;&quot;value&quot;&quot;:&quot;&amp;COLUMN([.N61])-11&amp;&quot;,&quot;&quot;text&quot;&quot;:&quot;&quot;&quot;&amp;[.N61]&amp;&quot;&quot;&quot;},&quot;;&quot;&quot;) &amp;IF([.O61]&gt;0;&quot;{&quot;&quot;value&quot;&quot;:&quot;&amp;COLUMN([.O61])-11&amp;&quot;,&quot;&quot;text&quot;&quot;:&quot;&quot;&quot;&amp;[.O61]&amp;&quot;&quot;&quot;},&quot;;&quot;&quot;) &amp;IF([.P61]&gt;0;&quot;{&quot;&quot;value&quot;&quot;:&quot;&amp;COLUMN([.P61])-11&amp;&quot;,&quot;&quot;text&quot;&quot;:&quot;&quot;&quot;&amp;[.P61]&amp;&quot;&quot;&quot;},&quot;;&quot;&quot;) &amp;IF([.Q61]&gt;0;&quot;{&quot;&quot;value&quot;&quot;:&quot;&amp;COLUMN([.Q61])-11&amp;&quot;,&quot;&quot;text&quot;&quot;:&quot;&quot;&quot;&amp;[.Q61]&amp;&quot;&quot;&quot;},&quot;;&quot;&quot;) &amp;IF([.R61]&gt;0;&quot;{&quot;&quot;value&quot;&quot;:&quot;&amp;COLUMN([.R61])-11&amp;&quot;,&quot;&quot;text&quot;&quot;:&quot;&quot;&quot;&amp;[.R61]&amp;&quot;&quot;&quot;},&quot;;&quot;&quot;) &amp;IF([.S61]&gt;0;&quot;{&quot;&quot;value&quot;&quot;:&quot;&amp;COLUMN([.S61])-11&amp;&quot;,&quot;&quot;text&quot;&quot;:&quot;&quot;&quot;&amp;[.S61]&amp;&quot;&quot;&quot;},&quot;;&quot;&quot;) &amp;IF([.T61]&gt;0;&quot;{&quot;&quot;value&quot;&quot;:&quot;&amp;COLUMN([.T61])-11&amp;&quot;,&quot;&quot;text&quot;&quot;:&quot;&quot;&quot;&amp;[.T61]&amp;&quot;&quot;&quot;},&quot;;&quot;&quot;) &amp;IF([.U61]&gt;0;&quot;{&quot;&quot;value&quot;&quot;:&quot;&amp;COLUMN([.U61])-11&amp;&quot;,&quot;&quot;text&quot;&quot;:&quot;&quot;&quot;&amp;[.U61]&amp;&quot;&quot;&quot;},&quot;;&quot;&quot;) &amp;IF([.V61]&gt;0;&quot;{&quot;&quot;value&quot;&quot;:&quot;&amp;COLUMN([.V61])-11&amp;&quot;,&quot;&quot;text&quot;&quot;:&quot;&quot;&quot;&amp;[.V61]&amp;&quot;&quot;&quot;},&quot;;&quot;&quot;) &amp;IF([.W61]&gt;0;&quot;{&quot;&quot;value&quot;&quot;:&quot;&amp;COLUMN([.W61])-11&amp;&quot;,&quot;&quot;text&quot;&quot;:&quot;&quot;&quot;&amp;[.W61]&amp;&quot;&quot;&quot;},&quot;;&quot;&quot;) &amp;IF([.X61]&gt;0;&quot;{&quot;&quot;value&quot;&quot;:&quot;&amp;COLUMN([.X61])-11&amp;&quot;,&quot;&quot;text&quot;&quot;:&quot;&quot;&quot;&amp;[.X61]&amp;&quot;&quot;&quot;},&quot;;&quot;&quot;) &amp;IF([.Y61]&gt;0;&quot;{&quot;&quot;value&quot;&quot;:&quot;&amp;COLUMN([.Y61])-11&amp;&quot;,&quot;&quot;text&quot;&quot;:&quot;&quot;&quot;&amp;[.Y61]&amp;&quot;&quot;&quot;},&quot;;&quot;&quot;) &amp;IF([.Z61]&gt;0;&quot;{&quot;&quot;value&quot;&quot;:&quot;&amp;COLUMN([.Z61])-11&amp;&quot;,&quot;&quot;text&quot;&quot;:&quot;&quot;&quot;&amp;[.Z61]&amp;&quot;&quot;&quot;},&quot;;&quot;&quot;) &amp;IF([.AA61]&gt;0;&quot;{&quot;&quot;value&quot;&quot;:&quot;&amp;COLUMN([.AA61])-11&amp;&quot;,&quot;&quot;text&quot;&quot;:&quot;&quot;&quot;&amp;[.AA61]&amp;&quot;&quot;&quot;},&quot;;&quot;&quot;)" office:value-type="string" office:string-value="{&quot;id&quot;:48,&quot;ordinal&quot;:59,&quot;required&quot;:0,&quot;category&quot;:&quot;Your Weight&quot;,&quot;info&quot;:&quot;null&quot;,&quot;skip&quot;:&quot;null&quot;,&quot;text&quot;:&quot;Now you have answered the questions about eating, 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48,"ordinal":59,"required":0,"category":"Your Weight","info":"null","skip":"null","text":"Now you have answered the questions about eating, 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B61]&gt;0;&quot;{&quot;&quot;value&quot;&quot;:&quot;&amp;COLUMN([.AB61])-11&amp;&quot;,&quot;&quot;text&quot;&quot;:&quot;&quot;&quot;&amp;[.AB61]&amp;&quot;&quot;&quot;},&quot;;&quot;&quot;) &amp;IF([.AC61]&gt;0;&quot;{&quot;&quot;value&quot;&quot;:&quot;&amp;COLUMN([.AC61])-11&amp;&quot;,&quot;&quot;text&quot;&quot;:&quot;&quot;&quot;&amp;[.AC61]&amp;&quot;&quot;&quot;},&quot;;&quot;&quot;) &amp;IF([.AD61]&gt;0;&quot;{&quot;&quot;value&quot;&quot;:&quot;&amp;COLUMN([.AD61])-11&amp;&quot;,&quot;&quot;text&quot;&quot;:&quot;&quot;&quot;&amp;[.AD61]&amp;&quot;&quot;&quot;},&quot;;&quot;&quot;) &amp;IF([.AE61]&gt;0;&quot;{&quot;&quot;value&quot;&quot;:&quot;&amp;COLUMN([.AE61])-11&amp;&quot;,&quot;&quot;text&quot;&quot;:&quot;&quot;&quot;&amp;[.AE61]&amp;&quot;&quot;&quot;},&quot;;&quot;&quot;) &amp;IF([.AF61]&gt;0;&quot;{&quot;&quot;value&quot;&quot;:&quot;&amp;COLUMN([.AF61])-11&amp;&quot;,&quot;&quot;text&quot;&quot;:&quot;&quot;&quot;&amp;[.AF61]&amp;&quot;&quot;&quot;},&quot;;&quot;&quot;) &amp;IF([.AG61]&gt;0;&quot;{&quot;&quot;value&quot;&quot;:&quot;&amp;COLUMN([.AG61])-11&amp;&quot;,&quot;&quot;text&quot;&quot;:&quot;&quot;&quot;&amp;[.AG61]&amp;&quot;&quot;&quot;},&quot;;&quot;&quot;) &amp;IF([.AH61]&gt;0;&quot;{&quot;&quot;value&quot;&quot;:&quot;&amp;COLUMN([.AH61])-11&amp;&quot;,&quot;&quot;text&quot;&quot;:&quot;&quot;&quot;&amp;[.AH61]&amp;&quot;&quot;&quot;},&quot;;&quot;&quot;) &amp;IF([.AI61]&gt;0;&quot;{&quot;&quot;value&quot;&quot;:&quot;&amp;COLUMN([.AI61])-11&amp;&quot;,&quot;&quot;text&quot;&quot;:&quot;&quot;&quot;&amp;[.AI61]&amp;&quot;&quot;&quot;},&quot;;&quot;&quot;) &amp;IF([.AJ61]&gt;0;&quot;{&quot;&quot;value&quot;&quot;:&quot;&amp;COLUMN([.AJ61])-11&amp;&quot;,&quot;&quot;text&quot;&quot;:&quot;&quot;&quot;&amp;[.AJ61]&amp;&quot;&quot;&quot;},&quot;;&quot;&quot;) &amp;IF([.AK61]&gt;0;&quot;{&quot;&quot;value&quot;&quot;:&quot;&amp;COLUMN([.AK61])-11&amp;&quot;,&quot;&quot;text&quot;&quot;:&quot;&quot;&quot;&amp;[.AK61]&amp;&quot;&quot;&quot;},&quot;;&quot;&quot;) &amp;IF([.AL61]&gt;0;&quot;{&quot;&quot;value&quot;&quot;:&quot;&amp;COLUMN([.AL61])-11&amp;&quot;,&quot;&quot;text&quot;&quot;:&quot;&quot;&quot;&amp;[.AL61]&amp;&quot;&quot;&quot;},&quot;;&quot;&quot;) &amp;IF([.AM61]&gt;0;&quot;{&quot;&quot;value&quot;&quot;:&quot;&amp;COLUMN([.AM61])-11&amp;&quot;,&quot;&quot;text&quot;&quot;:&quot;&quot;&quot;&amp;[.AM61]&amp;&quot;&quot;&quot;},&quot;;&quot;&quot;) &amp;IF([.AN61]&gt;0;&quot;{&quot;&quot;value&quot;&quot;:&quot;&amp;COLUMN([.AN61])-11&amp;&quot;,&quot;&quot;text&quot;&quot;:&quot;&quot;&quot;&amp;[.AN61]&amp;&quot;&quot;&quot;},&quot;;&quot;&quot;) &amp;IF([.AO61]&gt;0;&quot;{&quot;&quot;value&quot;&quot;:&quot;&amp;COLUMN([.AO61])-11&amp;&quot;,&quot;&quot;text&quot;&quot;:&quot;&quot;&quot;&amp;[.AO61]&amp;&quot;&quot;&quot;},&quot;;&quot;&quot;) &amp;IF([.AP61]&gt;0;&quot;{&quot;&quot;value&quot;&quot;:&quot;&amp;COLUMN([.AP61])-11&amp;&quot;,&quot;&quot;text&quot;&quot;:&quot;&quot;&quot;&amp;[.AP61]&amp;&quot;&quot;&quot;},&quot;;&quot;&quot;) &amp;IF([.AQ61]&gt;0;&quot;{&quot;&quot;value&quot;&quot;:&quot;&amp;COLUMN([.AQ61])-11&amp;&quot;,&quot;&quot;text&quot;&quot;:&quot;&quot;&quot;&amp;[.AQ61]&amp;&quot;&quot;&quot;},&quot;;&quot;&quot;) &amp;IF([.AR61]&gt;0;&quot;{&quot;&quot;value&quot;&quot;:&quot;&amp;COLUMN([.AR61])-11&amp;&quot;,&quot;&quot;text&quot;&quot;:&quot;&quot;&quot;&amp;[.AR61]&amp;&quot;&quot;&quot;},&quot;;&quot;&quot;) &amp;IF([.AS61]&gt;0;&quot;{&quot;&quot;value&quot;&quot;:&quot;&amp;COLUMN([.AS61])-11&amp;&quot;,&quot;&quot;text&quot;&quot;:&quot;&quot;&quot;&amp;[.AS61]&amp;&quot;&quot;&quot;},&quot;;&quot;&quot;) &amp;IF([.AT61]&gt;0;&quot;{&quot;&quot;value&quot;&quot;:&quot;&amp;COLUMN([.AT61])-11&amp;&quot;,&quot;&quot;text&quot;&quot;:&quot;&quot;&quot;&amp;[.AT61]&amp;&quot;&quot;&quot;},&quot;;&quot;&quot;) &amp;IF([.AU61]&gt;0;&quot;{&quot;&quot;value&quot;&quot;:&quot;&amp;COLUMN([.AU61])-11&amp;&quot;,&quot;&quot;text&quot;&quot;:&quot;&quot;&quot;&amp;[.AU61]&amp;&quot;&quot;&quot;},&quot;;&quot;&quot;)">
            <text:p/>
          </table:table-cell>
          <table:table-cell table:style-name="ce1" table:formula="of:=IF([.AV61]&gt;0;&quot;{&quot;&quot;value&quot;&quot;:&quot;&amp;COLUMN([.AV61])-11&amp;&quot;,&quot;&quot;text&quot;&quot;:&quot;&quot;&quot;&amp;[.AV61]&amp;&quot;&quot;&quot;},&quot;;&quot;&quot;) &amp;IF([.AW61]&gt;0;&quot;{&quot;&quot;value&quot;&quot;:&quot;&amp;COLUMN([.AW61])-11&amp;&quot;,&quot;&quot;text&quot;&quot;:&quot;&quot;&quot;&amp;[.AW61]&amp;&quot;&quot;&quot;},&quot;;&quot;&quot;) &amp;IF([.AX61]&gt;0;&quot;{&quot;&quot;value&quot;&quot;:&quot;&amp;COLUMN([.AX61])-11&amp;&quot;,&quot;&quot;text&quot;&quot;:&quot;&quot;&quot;&amp;[.AX61]&amp;&quot;&quot;&quot;},&quot;;&quot;&quot;) &amp;IF([.AY61]&gt;0;&quot;{&quot;&quot;value&quot;&quot;:&quot;&amp;COLUMN([.AY61])-11&amp;&quot;,&quot;&quot;text&quot;&quot;:&quot;&quot;&quot;&amp;[.AY61]&amp;&quot;&quot;&quot;},&quot;;&quot;&quot;) &amp;IF([.AZ61]&gt;0;&quot;{&quot;&quot;value&quot;&quot;:&quot;&amp;COLUMN([.AZ61])-11&amp;&quot;,&quot;&quot;text&quot;&quot;:&quot;&quot;&quot;&amp;[.AZ61]&amp;&quot;&quot;&quot;},&quot;;&quot;&quot;) &amp;IF([.BA61]&gt;0;&quot;{&quot;&quot;value&quot;&quot;:&quot;&amp;COLUMN([.BA61])-11&amp;&quot;,&quot;&quot;text&quot;&quot;:&quot;&quot;&quot;&amp;[.BA61]&amp;&quot;&quot;&quot;},&quot;;&quot;&quot;) &amp;IF([.BB61]&gt;0;&quot;{&quot;&quot;value&quot;&quot;:&quot;&amp;COLUMN([.BB61])-11&amp;&quot;,&quot;&quot;text&quot;&quot;:&quot;&quot;&quot;&amp;[.BB61]&amp;&quot;&quot;&quot;},&quot;;&quot;&quot;) &amp;IF([.BC61]&gt;0;&quot;{&quot;&quot;value&quot;&quot;:&quot;&amp;COLUMN([.BC61])-11&amp;&quot;,&quot;&quot;text&quot;&quot;:&quot;&quot;&quot;&amp;[.BC61]&amp;&quot;&quot;&quot;},&quot;;&quot;&quot;) &amp;IF([.BD61]&gt;0;&quot;{&quot;&quot;value&quot;&quot;:&quot;&amp;COLUMN([.BD61])-11&amp;&quot;,&quot;&quot;text&quot;&quot;:&quot;&quot;&quot;&amp;[.BD61]&amp;&quot;&quot;&quot;},&quot;;&quot;&quot;) &amp;IF([.BE61]&gt;0;&quot;{&quot;&quot;value&quot;&quot;:&quot;&amp;COLUMN([.BE61])-11&amp;&quot;,&quot;&quot;text&quot;&quot;:&quot;&quot;&quot;&amp;[.BE61]&amp;&quot;&quot;&quot;},&quot;;&quot;&quot;) &amp;IF([.BF61]&gt;0;&quot;{&quot;&quot;value&quot;&quot;:&quot;&amp;COLUMN([.BF61])-11&amp;&quot;,&quot;&quot;text&quot;&quot;:&quot;&quot;&quot;&amp;[.BF61]&amp;&quot;&quot;&quot;},&quot;;&quot;&quot;) &amp;IF([.BG61]&gt;0;&quot;{&quot;&quot;value&quot;&quot;:&quot;&amp;COLUMN([.BG61])-11&amp;&quot;,&quot;&quot;text&quot;&quot;:&quot;&quot;&quot;&amp;[.BG61]&amp;&quot;&quot;&quot;},&quot;;&quot;&quot;) &amp;IF([.BH61]&gt;0;&quot;{&quot;&quot;value&quot;&quot;:&quot;&amp;COLUMN([.BH61])-11&amp;&quot;,&quot;&quot;text&quot;&quot;:&quot;&quot;&quot;&amp;[.BH61]&amp;&quot;&quot;&quot;},&quot;;&quot;&quot;) &amp;IF([.BI61]&gt;0;&quot;{&quot;&quot;value&quot;&quot;:&quot;&amp;COLUMN([.BI61])-11&amp;&quot;,&quot;&quot;text&quot;&quot;:&quot;&quot;&quot;&amp;[.BI61]&amp;&quot;&quot;&quot;},&quot;;&quot;&quot;) &amp;IF([.BJ61]&gt;0;&quot;{&quot;&quot;value&quot;&quot;:&quot;&amp;COLUMN([.BJ61])-11&amp;&quot;,&quot;&quot;text&quot;&quot;:&quot;&quot;&quot;&amp;[.BJ61]&amp;&quot;&quot;&quot;},&quot;;&quot;&quot;) &amp;IF([.BK61]&gt;0;&quot;{&quot;&quot;value&quot;&quot;:&quot;&amp;COLUMN([.BK61])-11&amp;&quot;,&quot;&quot;text&quot;&quot;:&quot;&quot;&quot;&amp;[.BK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62]&amp;&quot;,&quot;&quot;ordinal&quot;&quot;:&quot;&amp;ROW()-2&amp;&quot;,&quot;&quot;required&quot;&quot;:&quot;&amp;[.E62]&amp;&quot;,&quot;&quot;category&quot;&quot;:&quot;&quot;&quot;&amp;[.F62]&amp;&quot;&quot;&quot;,&quot;&quot;info&quot;&quot;:&quot;&quot;&quot;&amp;[.J62]&amp;&quot;&quot;&quot;&quot;&amp;&quot;,&quot;&quot;skip&quot;&quot;:&quot;&quot;&quot;&amp;[.D62]&amp;&quot;&quot;&quot;&quot;&amp;&quot;,&quot;&quot;text&quot;&quot;:&quot;&quot;&quot;&amp;[.H62]&amp;&quot;&quot;&quot;&quot;&amp;&quot;,&quot;&quot;type&quot;&quot;:&quot;&quot;&quot;&amp;[.I62]&amp;&quot;&quot;&quot;&quot;&amp;&quot;,&quot;&quot;options&quot;&quot;:[&quot; &amp;IF([.K62]&gt;0;&quot;{&quot;&quot;value&quot;&quot;:&quot;&amp;COLUMN([.K62])-11&amp;&quot;,&quot;&quot;text&quot;&quot;:&quot;&quot;&quot;&amp;[.K62]&amp;&quot;&quot;&quot;},&quot;;&quot;&quot;) &amp;IF([.L62]&gt;0;&quot;{&quot;&quot;value&quot;&quot;:&quot;&amp;COLUMN([.L62])-11&amp;&quot;,&quot;&quot;text&quot;&quot;:&quot;&quot;&quot;&amp;[.L62]&amp;&quot;&quot;&quot;},&quot;;&quot;&quot;) &amp;IF([.M62]&gt;0;&quot;{&quot;&quot;value&quot;&quot;:&quot;&amp;COLUMN([.M62])-11&amp;&quot;,&quot;&quot;text&quot;&quot;:&quot;&quot;&quot;&amp;[.M62]&amp;&quot;&quot;&quot;},&quot;;&quot;&quot;) &amp;IF([.N62]&gt;0;&quot;{&quot;&quot;value&quot;&quot;:&quot;&amp;COLUMN([.N62])-11&amp;&quot;,&quot;&quot;text&quot;&quot;:&quot;&quot;&quot;&amp;[.N62]&amp;&quot;&quot;&quot;},&quot;;&quot;&quot;) &amp;IF([.O62]&gt;0;&quot;{&quot;&quot;value&quot;&quot;:&quot;&amp;COLUMN([.O62])-11&amp;&quot;,&quot;&quot;text&quot;&quot;:&quot;&quot;&quot;&amp;[.O62]&amp;&quot;&quot;&quot;},&quot;;&quot;&quot;) &amp;IF([.P62]&gt;0;&quot;{&quot;&quot;value&quot;&quot;:&quot;&amp;COLUMN([.P62])-11&amp;&quot;,&quot;&quot;text&quot;&quot;:&quot;&quot;&quot;&amp;[.P62]&amp;&quot;&quot;&quot;},&quot;;&quot;&quot;) &amp;IF([.Q62]&gt;0;&quot;{&quot;&quot;value&quot;&quot;:&quot;&amp;COLUMN([.Q62])-11&amp;&quot;,&quot;&quot;text&quot;&quot;:&quot;&quot;&quot;&amp;[.Q62]&amp;&quot;&quot;&quot;},&quot;;&quot;&quot;) &amp;IF([.R62]&gt;0;&quot;{&quot;&quot;value&quot;&quot;:&quot;&amp;COLUMN([.R62])-11&amp;&quot;,&quot;&quot;text&quot;&quot;:&quot;&quot;&quot;&amp;[.R62]&amp;&quot;&quot;&quot;},&quot;;&quot;&quot;) &amp;IF([.S62]&gt;0;&quot;{&quot;&quot;value&quot;&quot;:&quot;&amp;COLUMN([.S62])-11&amp;&quot;,&quot;&quot;text&quot;&quot;:&quot;&quot;&quot;&amp;[.S62]&amp;&quot;&quot;&quot;},&quot;;&quot;&quot;) &amp;IF([.T62]&gt;0;&quot;{&quot;&quot;value&quot;&quot;:&quot;&amp;COLUMN([.T62])-11&amp;&quot;,&quot;&quot;text&quot;&quot;:&quot;&quot;&quot;&amp;[.T62]&amp;&quot;&quot;&quot;},&quot;;&quot;&quot;) &amp;IF([.U62]&gt;0;&quot;{&quot;&quot;value&quot;&quot;:&quot;&amp;COLUMN([.U62])-11&amp;&quot;,&quot;&quot;text&quot;&quot;:&quot;&quot;&quot;&amp;[.U62]&amp;&quot;&quot;&quot;},&quot;;&quot;&quot;) &amp;IF([.V62]&gt;0;&quot;{&quot;&quot;value&quot;&quot;:&quot;&amp;COLUMN([.V62])-11&amp;&quot;,&quot;&quot;text&quot;&quot;:&quot;&quot;&quot;&amp;[.V62]&amp;&quot;&quot;&quot;},&quot;;&quot;&quot;) &amp;IF([.W62]&gt;0;&quot;{&quot;&quot;value&quot;&quot;:&quot;&amp;COLUMN([.W62])-11&amp;&quot;,&quot;&quot;text&quot;&quot;:&quot;&quot;&quot;&amp;[.W62]&amp;&quot;&quot;&quot;},&quot;;&quot;&quot;) &amp;IF([.X62]&gt;0;&quot;{&quot;&quot;value&quot;&quot;:&quot;&amp;COLUMN([.X62])-11&amp;&quot;,&quot;&quot;text&quot;&quot;:&quot;&quot;&quot;&amp;[.X62]&amp;&quot;&quot;&quot;},&quot;;&quot;&quot;) &amp;IF([.Y62]&gt;0;&quot;{&quot;&quot;value&quot;&quot;:&quot;&amp;COLUMN([.Y62])-11&amp;&quot;,&quot;&quot;text&quot;&quot;:&quot;&quot;&quot;&amp;[.Y62]&amp;&quot;&quot;&quot;},&quot;;&quot;&quot;) &amp;IF([.Z62]&gt;0;&quot;{&quot;&quot;value&quot;&quot;:&quot;&amp;COLUMN([.Z62])-11&amp;&quot;,&quot;&quot;text&quot;&quot;:&quot;&quot;&quot;&amp;[.Z62]&amp;&quot;&quot;&quot;},&quot;;&quot;&quot;) &amp;IF([.AA62]&gt;0;&quot;{&quot;&quot;value&quot;&quot;:&quot;&amp;COLUMN([.AA62])-11&amp;&quot;,&quot;&quot;text&quot;&quot;:&quot;&quot;&quot;&amp;[.AA62]&amp;&quot;&quot;&quot;},&quot;;&quot;&quot;)" office:value-type="string" office:string-value="{&quot;id&quot;:49,&quot;ordinal&quot;:60,&quot;required&quot;:0,&quot;category&quot;:&quot;Testing Your Blood Glucose&quot;,&quot;info&quot;:&quot;null&quot;,&quot;skip&quot;:&quot;null&quot;,&quot;text&quot;:&quot;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49,"ordinal":60,"required":0,"category":"Testing Your Blood Glucose","info":"null","skip":"null","text":"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B62]&gt;0;&quot;{&quot;&quot;value&quot;&quot;:&quot;&amp;COLUMN([.AB62])-11&amp;&quot;,&quot;&quot;text&quot;&quot;:&quot;&quot;&quot;&amp;[.AB62]&amp;&quot;&quot;&quot;},&quot;;&quot;&quot;) &amp;IF([.AC62]&gt;0;&quot;{&quot;&quot;value&quot;&quot;:&quot;&amp;COLUMN([.AC62])-11&amp;&quot;,&quot;&quot;text&quot;&quot;:&quot;&quot;&quot;&amp;[.AC62]&amp;&quot;&quot;&quot;},&quot;;&quot;&quot;) &amp;IF([.AD62]&gt;0;&quot;{&quot;&quot;value&quot;&quot;:&quot;&amp;COLUMN([.AD62])-11&amp;&quot;,&quot;&quot;text&quot;&quot;:&quot;&quot;&quot;&amp;[.AD62]&amp;&quot;&quot;&quot;},&quot;;&quot;&quot;) &amp;IF([.AE62]&gt;0;&quot;{&quot;&quot;value&quot;&quot;:&quot;&amp;COLUMN([.AE62])-11&amp;&quot;,&quot;&quot;text&quot;&quot;:&quot;&quot;&quot;&amp;[.AE62]&amp;&quot;&quot;&quot;},&quot;;&quot;&quot;) &amp;IF([.AF62]&gt;0;&quot;{&quot;&quot;value&quot;&quot;:&quot;&amp;COLUMN([.AF62])-11&amp;&quot;,&quot;&quot;text&quot;&quot;:&quot;&quot;&quot;&amp;[.AF62]&amp;&quot;&quot;&quot;},&quot;;&quot;&quot;) &amp;IF([.AG62]&gt;0;&quot;{&quot;&quot;value&quot;&quot;:&quot;&amp;COLUMN([.AG62])-11&amp;&quot;,&quot;&quot;text&quot;&quot;:&quot;&quot;&quot;&amp;[.AG62]&amp;&quot;&quot;&quot;},&quot;;&quot;&quot;) &amp;IF([.AH62]&gt;0;&quot;{&quot;&quot;value&quot;&quot;:&quot;&amp;COLUMN([.AH62])-11&amp;&quot;,&quot;&quot;text&quot;&quot;:&quot;&quot;&quot;&amp;[.AH62]&amp;&quot;&quot;&quot;},&quot;;&quot;&quot;) &amp;IF([.AI62]&gt;0;&quot;{&quot;&quot;value&quot;&quot;:&quot;&amp;COLUMN([.AI62])-11&amp;&quot;,&quot;&quot;text&quot;&quot;:&quot;&quot;&quot;&amp;[.AI62]&amp;&quot;&quot;&quot;},&quot;;&quot;&quot;) &amp;IF([.AJ62]&gt;0;&quot;{&quot;&quot;value&quot;&quot;:&quot;&amp;COLUMN([.AJ62])-11&amp;&quot;,&quot;&quot;text&quot;&quot;:&quot;&quot;&quot;&amp;[.AJ62]&amp;&quot;&quot;&quot;},&quot;;&quot;&quot;) &amp;IF([.AK62]&gt;0;&quot;{&quot;&quot;value&quot;&quot;:&quot;&amp;COLUMN([.AK62])-11&amp;&quot;,&quot;&quot;text&quot;&quot;:&quot;&quot;&quot;&amp;[.AK62]&amp;&quot;&quot;&quot;},&quot;;&quot;&quot;) &amp;IF([.AL62]&gt;0;&quot;{&quot;&quot;value&quot;&quot;:&quot;&amp;COLUMN([.AL62])-11&amp;&quot;,&quot;&quot;text&quot;&quot;:&quot;&quot;&quot;&amp;[.AL62]&amp;&quot;&quot;&quot;},&quot;;&quot;&quot;) &amp;IF([.AM62]&gt;0;&quot;{&quot;&quot;value&quot;&quot;:&quot;&amp;COLUMN([.AM62])-11&amp;&quot;,&quot;&quot;text&quot;&quot;:&quot;&quot;&quot;&amp;[.AM62]&amp;&quot;&quot;&quot;},&quot;;&quot;&quot;) &amp;IF([.AN62]&gt;0;&quot;{&quot;&quot;value&quot;&quot;:&quot;&amp;COLUMN([.AN62])-11&amp;&quot;,&quot;&quot;text&quot;&quot;:&quot;&quot;&quot;&amp;[.AN62]&amp;&quot;&quot;&quot;},&quot;;&quot;&quot;) &amp;IF([.AO62]&gt;0;&quot;{&quot;&quot;value&quot;&quot;:&quot;&amp;COLUMN([.AO62])-11&amp;&quot;,&quot;&quot;text&quot;&quot;:&quot;&quot;&quot;&amp;[.AO62]&amp;&quot;&quot;&quot;},&quot;;&quot;&quot;) &amp;IF([.AP62]&gt;0;&quot;{&quot;&quot;value&quot;&quot;:&quot;&amp;COLUMN([.AP62])-11&amp;&quot;,&quot;&quot;text&quot;&quot;:&quot;&quot;&quot;&amp;[.AP62]&amp;&quot;&quot;&quot;},&quot;;&quot;&quot;) &amp;IF([.AQ62]&gt;0;&quot;{&quot;&quot;value&quot;&quot;:&quot;&amp;COLUMN([.AQ62])-11&amp;&quot;,&quot;&quot;text&quot;&quot;:&quot;&quot;&quot;&amp;[.AQ62]&amp;&quot;&quot;&quot;},&quot;;&quot;&quot;) &amp;IF([.AR62]&gt;0;&quot;{&quot;&quot;value&quot;&quot;:&quot;&amp;COLUMN([.AR62])-11&amp;&quot;,&quot;&quot;text&quot;&quot;:&quot;&quot;&quot;&amp;[.AR62]&amp;&quot;&quot;&quot;},&quot;;&quot;&quot;) &amp;IF([.AS62]&gt;0;&quot;{&quot;&quot;value&quot;&quot;:&quot;&amp;COLUMN([.AS62])-11&amp;&quot;,&quot;&quot;text&quot;&quot;:&quot;&quot;&quot;&amp;[.AS62]&amp;&quot;&quot;&quot;},&quot;;&quot;&quot;) &amp;IF([.AT62]&gt;0;&quot;{&quot;&quot;value&quot;&quot;:&quot;&amp;COLUMN([.AT62])-11&amp;&quot;,&quot;&quot;text&quot;&quot;:&quot;&quot;&quot;&amp;[.AT62]&amp;&quot;&quot;&quot;},&quot;;&quot;&quot;) &amp;IF([.AU62]&gt;0;&quot;{&quot;&quot;value&quot;&quot;:&quot;&amp;COLUMN([.AU62])-11&amp;&quot;,&quot;&quot;text&quot;&quot;:&quot;&quot;&quot;&amp;[.AU62]&amp;&quot;&quot;&quot;},&quot;;&quot;&quot;)">
            <text:p/>
          </table:table-cell>
          <table:table-cell table:style-name="ce1" table:formula="of:=IF([.AV62]&gt;0;&quot;{&quot;&quot;value&quot;&quot;:&quot;&amp;COLUMN([.AV62])-11&amp;&quot;,&quot;&quot;text&quot;&quot;:&quot;&quot;&quot;&amp;[.AV62]&amp;&quot;&quot;&quot;},&quot;;&quot;&quot;) &amp;IF([.AW62]&gt;0;&quot;{&quot;&quot;value&quot;&quot;:&quot;&amp;COLUMN([.AW62])-11&amp;&quot;,&quot;&quot;text&quot;&quot;:&quot;&quot;&quot;&amp;[.AW62]&amp;&quot;&quot;&quot;},&quot;;&quot;&quot;) &amp;IF([.AX62]&gt;0;&quot;{&quot;&quot;value&quot;&quot;:&quot;&amp;COLUMN([.AX62])-11&amp;&quot;,&quot;&quot;text&quot;&quot;:&quot;&quot;&quot;&amp;[.AX62]&amp;&quot;&quot;&quot;},&quot;;&quot;&quot;) &amp;IF([.AY62]&gt;0;&quot;{&quot;&quot;value&quot;&quot;:&quot;&amp;COLUMN([.AY62])-11&amp;&quot;,&quot;&quot;text&quot;&quot;:&quot;&quot;&quot;&amp;[.AY62]&amp;&quot;&quot;&quot;},&quot;;&quot;&quot;) &amp;IF([.AZ62]&gt;0;&quot;{&quot;&quot;value&quot;&quot;:&quot;&amp;COLUMN([.AZ62])-11&amp;&quot;,&quot;&quot;text&quot;&quot;:&quot;&quot;&quot;&amp;[.AZ62]&amp;&quot;&quot;&quot;},&quot;;&quot;&quot;) &amp;IF([.BA62]&gt;0;&quot;{&quot;&quot;value&quot;&quot;:&quot;&amp;COLUMN([.BA62])-11&amp;&quot;,&quot;&quot;text&quot;&quot;:&quot;&quot;&quot;&amp;[.BA62]&amp;&quot;&quot;&quot;},&quot;;&quot;&quot;) &amp;IF([.BB62]&gt;0;&quot;{&quot;&quot;value&quot;&quot;:&quot;&amp;COLUMN([.BB62])-11&amp;&quot;,&quot;&quot;text&quot;&quot;:&quot;&quot;&quot;&amp;[.BB62]&amp;&quot;&quot;&quot;},&quot;;&quot;&quot;) &amp;IF([.BC62]&gt;0;&quot;{&quot;&quot;value&quot;&quot;:&quot;&amp;COLUMN([.BC62])-11&amp;&quot;,&quot;&quot;text&quot;&quot;:&quot;&quot;&quot;&amp;[.BC62]&amp;&quot;&quot;&quot;},&quot;;&quot;&quot;) &amp;IF([.BD62]&gt;0;&quot;{&quot;&quot;value&quot;&quot;:&quot;&amp;COLUMN([.BD62])-11&amp;&quot;,&quot;&quot;text&quot;&quot;:&quot;&quot;&quot;&amp;[.BD62]&amp;&quot;&quot;&quot;},&quot;;&quot;&quot;) &amp;IF([.BE62]&gt;0;&quot;{&quot;&quot;value&quot;&quot;:&quot;&amp;COLUMN([.BE62])-11&amp;&quot;,&quot;&quot;text&quot;&quot;:&quot;&quot;&quot;&amp;[.BE62]&amp;&quot;&quot;&quot;},&quot;;&quot;&quot;) &amp;IF([.BF62]&gt;0;&quot;{&quot;&quot;value&quot;&quot;:&quot;&amp;COLUMN([.BF62])-11&amp;&quot;,&quot;&quot;text&quot;&quot;:&quot;&quot;&quot;&amp;[.BF62]&amp;&quot;&quot;&quot;},&quot;;&quot;&quot;) &amp;IF([.BG62]&gt;0;&quot;{&quot;&quot;value&quot;&quot;:&quot;&amp;COLUMN([.BG62])-11&amp;&quot;,&quot;&quot;text&quot;&quot;:&quot;&quot;&quot;&amp;[.BG62]&amp;&quot;&quot;&quot;},&quot;;&quot;&quot;) &amp;IF([.BH62]&gt;0;&quot;{&quot;&quot;value&quot;&quot;:&quot;&amp;COLUMN([.BH62])-11&amp;&quot;,&quot;&quot;text&quot;&quot;:&quot;&quot;&quot;&amp;[.BH62]&amp;&quot;&quot;&quot;},&quot;;&quot;&quot;) &amp;IF([.BI62]&gt;0;&quot;{&quot;&quot;value&quot;&quot;:&quot;&amp;COLUMN([.BI62])-11&amp;&quot;,&quot;&quot;text&quot;&quot;:&quot;&quot;&quot;&amp;[.BI62]&amp;&quot;&quot;&quot;},&quot;;&quot;&quot;) &amp;IF([.BJ62]&gt;0;&quot;{&quot;&quot;value&quot;&quot;:&quot;&amp;COLUMN([.BJ62])-11&amp;&quot;,&quot;&quot;text&quot;&quot;:&quot;&quot;&quot;&amp;[.BJ62]&amp;&quot;&quot;&quot;},&quot;;&quot;&quot;) &amp;IF([.BK62]&gt;0;&quot;{&quot;&quot;value&quot;&quot;:&quot;&amp;COLUMN([.BK62])-11&amp;&quot;,&quot;&quot;text&quot;&quot;:&quot;&quot;&quot;&amp;[.BK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63]&amp;&quot;,&quot;&quot;ordinal&quot;&quot;:&quot;&amp;ROW()-2&amp;&quot;,&quot;&quot;required&quot;&quot;:&quot;&amp;[.E63]&amp;&quot;,&quot;&quot;category&quot;&quot;:&quot;&quot;&quot;&amp;[.F63]&amp;&quot;&quot;&quot;,&quot;&quot;info&quot;&quot;:&quot;&quot;&quot;&amp;[.J63]&amp;&quot;&quot;&quot;&quot;&amp;&quot;,&quot;&quot;skip&quot;&quot;:&quot;&quot;&quot;&amp;[.D63]&amp;&quot;&quot;&quot;&quot;&amp;&quot;,&quot;&quot;text&quot;&quot;:&quot;&quot;&quot;&amp;[.H63]&amp;&quot;&quot;&quot;&quot;&amp;&quot;,&quot;&quot;type&quot;&quot;:&quot;&quot;&quot;&amp;[.I63]&amp;&quot;&quot;&quot;&quot;&amp;&quot;,&quot;&quot;options&quot;&quot;:[&quot; &amp;IF([.K63]&gt;0;&quot;{&quot;&quot;value&quot;&quot;:&quot;&amp;COLUMN([.K63])-11&amp;&quot;,&quot;&quot;text&quot;&quot;:&quot;&quot;&quot;&amp;[.K63]&amp;&quot;&quot;&quot;},&quot;;&quot;&quot;) &amp;IF([.L63]&gt;0;&quot;{&quot;&quot;value&quot;&quot;:&quot;&amp;COLUMN([.L63])-11&amp;&quot;,&quot;&quot;text&quot;&quot;:&quot;&quot;&quot;&amp;[.L63]&amp;&quot;&quot;&quot;},&quot;;&quot;&quot;) &amp;IF([.M63]&gt;0;&quot;{&quot;&quot;value&quot;&quot;:&quot;&amp;COLUMN([.M63])-11&amp;&quot;,&quot;&quot;text&quot;&quot;:&quot;&quot;&quot;&amp;[.M63]&amp;&quot;&quot;&quot;},&quot;;&quot;&quot;) &amp;IF([.N63]&gt;0;&quot;{&quot;&quot;value&quot;&quot;:&quot;&amp;COLUMN([.N63])-11&amp;&quot;,&quot;&quot;text&quot;&quot;:&quot;&quot;&quot;&amp;[.N63]&amp;&quot;&quot;&quot;},&quot;;&quot;&quot;) &amp;IF([.O63]&gt;0;&quot;{&quot;&quot;value&quot;&quot;:&quot;&amp;COLUMN([.O63])-11&amp;&quot;,&quot;&quot;text&quot;&quot;:&quot;&quot;&quot;&amp;[.O63]&amp;&quot;&quot;&quot;},&quot;;&quot;&quot;) &amp;IF([.P63]&gt;0;&quot;{&quot;&quot;value&quot;&quot;:&quot;&amp;COLUMN([.P63])-11&amp;&quot;,&quot;&quot;text&quot;&quot;:&quot;&quot;&quot;&amp;[.P63]&amp;&quot;&quot;&quot;},&quot;;&quot;&quot;) &amp;IF([.Q63]&gt;0;&quot;{&quot;&quot;value&quot;&quot;:&quot;&amp;COLUMN([.Q63])-11&amp;&quot;,&quot;&quot;text&quot;&quot;:&quot;&quot;&quot;&amp;[.Q63]&amp;&quot;&quot;&quot;},&quot;;&quot;&quot;) &amp;IF([.R63]&gt;0;&quot;{&quot;&quot;value&quot;&quot;:&quot;&amp;COLUMN([.R63])-11&amp;&quot;,&quot;&quot;text&quot;&quot;:&quot;&quot;&quot;&amp;[.R63]&amp;&quot;&quot;&quot;},&quot;;&quot;&quot;) &amp;IF([.S63]&gt;0;&quot;{&quot;&quot;value&quot;&quot;:&quot;&amp;COLUMN([.S63])-11&amp;&quot;,&quot;&quot;text&quot;&quot;:&quot;&quot;&quot;&amp;[.S63]&amp;&quot;&quot;&quot;},&quot;;&quot;&quot;) &amp;IF([.T63]&gt;0;&quot;{&quot;&quot;value&quot;&quot;:&quot;&amp;COLUMN([.T63])-11&amp;&quot;,&quot;&quot;text&quot;&quot;:&quot;&quot;&quot;&amp;[.T63]&amp;&quot;&quot;&quot;},&quot;;&quot;&quot;) &amp;IF([.U63]&gt;0;&quot;{&quot;&quot;value&quot;&quot;:&quot;&amp;COLUMN([.U63])-11&amp;&quot;,&quot;&quot;text&quot;&quot;:&quot;&quot;&quot;&amp;[.U63]&amp;&quot;&quot;&quot;},&quot;;&quot;&quot;) &amp;IF([.V63]&gt;0;&quot;{&quot;&quot;value&quot;&quot;:&quot;&amp;COLUMN([.V63])-11&amp;&quot;,&quot;&quot;text&quot;&quot;:&quot;&quot;&quot;&amp;[.V63]&amp;&quot;&quot;&quot;},&quot;;&quot;&quot;) &amp;IF([.W63]&gt;0;&quot;{&quot;&quot;value&quot;&quot;:&quot;&amp;COLUMN([.W63])-11&amp;&quot;,&quot;&quot;text&quot;&quot;:&quot;&quot;&quot;&amp;[.W63]&amp;&quot;&quot;&quot;},&quot;;&quot;&quot;) &amp;IF([.X63]&gt;0;&quot;{&quot;&quot;value&quot;&quot;:&quot;&amp;COLUMN([.X63])-11&amp;&quot;,&quot;&quot;text&quot;&quot;:&quot;&quot;&quot;&amp;[.X63]&amp;&quot;&quot;&quot;},&quot;;&quot;&quot;) &amp;IF([.Y63]&gt;0;&quot;{&quot;&quot;value&quot;&quot;:&quot;&amp;COLUMN([.Y63])-11&amp;&quot;,&quot;&quot;text&quot;&quot;:&quot;&quot;&quot;&amp;[.Y63]&amp;&quot;&quot;&quot;},&quot;;&quot;&quot;) &amp;IF([.Z63]&gt;0;&quot;{&quot;&quot;value&quot;&quot;:&quot;&amp;COLUMN([.Z63])-11&amp;&quot;,&quot;&quot;text&quot;&quot;:&quot;&quot;&quot;&amp;[.Z63]&amp;&quot;&quot;&quot;},&quot;;&quot;&quot;) &amp;IF([.AA63]&gt;0;&quot;{&quot;&quot;value&quot;&quot;:&quot;&amp;COLUMN([.AA63])-11&amp;&quot;,&quot;&quot;text&quot;&quot;:&quot;&quot;&quot;&amp;[.AA63]&amp;&quot;&quot;&quot;},&quot;;&quot;&quot;)" office:value-type="string" office:string-value="{&quot;id&quot;:50,&quot;ordinal&quot;:61,&quot;required&quot;:0,&quot;category&quot;:&quot;Testing Your Blood Glucose&quot;,&quot;info&quot;:&quot;null&quot;,&quot;skip&quot;:&quot;null&quot;,&quot;text&quot;:&quot;How often do you normally test your blood glucose in a day?&quot;,&quot;type&quot;:&quot;SC&quot;,&quot;options&quot;:[{&quot;value&quot;:0,&quot;text&quot;:&quot;I don't usually test my blood at all&quot;},{&quot;value&quot;:1,&quot;text&quot;:&quot;It varies a lot depending upon where I am or what I am doing&quot;},{&quot;value&quot;:2,&quot;text&quot;:&quot;Once or twice&quot;},{&quot;value&quot;:3,&quot;text&quot;:&quot;3-5 times&quot;},{&quot;value&quot;:4,&quot;text&quot;:&quot;More than 5 times&quot;},">
            <text:p>{"id":50,"ordinal":61,"required":0,"category":"Testing Your Blood Glucose","info":"null","skip":"null","text":"How often do you normally test your blood glucose in a day?","type":"SC","options":[{"value":0,"text":"I don't usually test my blood at all"},{"value":1,"text":"It varies a lot depending upon where I am or what I am doing"},{"value":2,"text":"Once or twice"},{"value":3,"text":"3-5 times"},{"value":4,"text":"More than 5 times"},</text:p>
          </table:table-cell>
          <table:table-cell table:style-name="ce2" table:formula="of:=IF([.AB63]&gt;0;&quot;{&quot;&quot;value&quot;&quot;:&quot;&amp;COLUMN([.AB63])-11&amp;&quot;,&quot;&quot;text&quot;&quot;:&quot;&quot;&quot;&amp;[.AB63]&amp;&quot;&quot;&quot;},&quot;;&quot;&quot;) &amp;IF([.AC63]&gt;0;&quot;{&quot;&quot;value&quot;&quot;:&quot;&amp;COLUMN([.AC63])-11&amp;&quot;,&quot;&quot;text&quot;&quot;:&quot;&quot;&quot;&amp;[.AC63]&amp;&quot;&quot;&quot;},&quot;;&quot;&quot;) &amp;IF([.AD63]&gt;0;&quot;{&quot;&quot;value&quot;&quot;:&quot;&amp;COLUMN([.AD63])-11&amp;&quot;,&quot;&quot;text&quot;&quot;:&quot;&quot;&quot;&amp;[.AD63]&amp;&quot;&quot;&quot;},&quot;;&quot;&quot;) &amp;IF([.AE63]&gt;0;&quot;{&quot;&quot;value&quot;&quot;:&quot;&amp;COLUMN([.AE63])-11&amp;&quot;,&quot;&quot;text&quot;&quot;:&quot;&quot;&quot;&amp;[.AE63]&amp;&quot;&quot;&quot;},&quot;;&quot;&quot;) &amp;IF([.AF63]&gt;0;&quot;{&quot;&quot;value&quot;&quot;:&quot;&amp;COLUMN([.AF63])-11&amp;&quot;,&quot;&quot;text&quot;&quot;:&quot;&quot;&quot;&amp;[.AF63]&amp;&quot;&quot;&quot;},&quot;;&quot;&quot;) &amp;IF([.AG63]&gt;0;&quot;{&quot;&quot;value&quot;&quot;:&quot;&amp;COLUMN([.AG63])-11&amp;&quot;,&quot;&quot;text&quot;&quot;:&quot;&quot;&quot;&amp;[.AG63]&amp;&quot;&quot;&quot;},&quot;;&quot;&quot;) &amp;IF([.AH63]&gt;0;&quot;{&quot;&quot;value&quot;&quot;:&quot;&amp;COLUMN([.AH63])-11&amp;&quot;,&quot;&quot;text&quot;&quot;:&quot;&quot;&quot;&amp;[.AH63]&amp;&quot;&quot;&quot;},&quot;;&quot;&quot;) &amp;IF([.AI63]&gt;0;&quot;{&quot;&quot;value&quot;&quot;:&quot;&amp;COLUMN([.AI63])-11&amp;&quot;,&quot;&quot;text&quot;&quot;:&quot;&quot;&quot;&amp;[.AI63]&amp;&quot;&quot;&quot;},&quot;;&quot;&quot;) &amp;IF([.AJ63]&gt;0;&quot;{&quot;&quot;value&quot;&quot;:&quot;&amp;COLUMN([.AJ63])-11&amp;&quot;,&quot;&quot;text&quot;&quot;:&quot;&quot;&quot;&amp;[.AJ63]&amp;&quot;&quot;&quot;},&quot;;&quot;&quot;) &amp;IF([.AK63]&gt;0;&quot;{&quot;&quot;value&quot;&quot;:&quot;&amp;COLUMN([.AK63])-11&amp;&quot;,&quot;&quot;text&quot;&quot;:&quot;&quot;&quot;&amp;[.AK63]&amp;&quot;&quot;&quot;},&quot;;&quot;&quot;) &amp;IF([.AL63]&gt;0;&quot;{&quot;&quot;value&quot;&quot;:&quot;&amp;COLUMN([.AL63])-11&amp;&quot;,&quot;&quot;text&quot;&quot;:&quot;&quot;&quot;&amp;[.AL63]&amp;&quot;&quot;&quot;},&quot;;&quot;&quot;) &amp;IF([.AM63]&gt;0;&quot;{&quot;&quot;value&quot;&quot;:&quot;&amp;COLUMN([.AM63])-11&amp;&quot;,&quot;&quot;text&quot;&quot;:&quot;&quot;&quot;&amp;[.AM63]&amp;&quot;&quot;&quot;},&quot;;&quot;&quot;) &amp;IF([.AN63]&gt;0;&quot;{&quot;&quot;value&quot;&quot;:&quot;&amp;COLUMN([.AN63])-11&amp;&quot;,&quot;&quot;text&quot;&quot;:&quot;&quot;&quot;&amp;[.AN63]&amp;&quot;&quot;&quot;},&quot;;&quot;&quot;) &amp;IF([.AO63]&gt;0;&quot;{&quot;&quot;value&quot;&quot;:&quot;&amp;COLUMN([.AO63])-11&amp;&quot;,&quot;&quot;text&quot;&quot;:&quot;&quot;&quot;&amp;[.AO63]&amp;&quot;&quot;&quot;},&quot;;&quot;&quot;) &amp;IF([.AP63]&gt;0;&quot;{&quot;&quot;value&quot;&quot;:&quot;&amp;COLUMN([.AP63])-11&amp;&quot;,&quot;&quot;text&quot;&quot;:&quot;&quot;&quot;&amp;[.AP63]&amp;&quot;&quot;&quot;},&quot;;&quot;&quot;) &amp;IF([.AQ63]&gt;0;&quot;{&quot;&quot;value&quot;&quot;:&quot;&amp;COLUMN([.AQ63])-11&amp;&quot;,&quot;&quot;text&quot;&quot;:&quot;&quot;&quot;&amp;[.AQ63]&amp;&quot;&quot;&quot;},&quot;;&quot;&quot;) &amp;IF([.AR63]&gt;0;&quot;{&quot;&quot;value&quot;&quot;:&quot;&amp;COLUMN([.AR63])-11&amp;&quot;,&quot;&quot;text&quot;&quot;:&quot;&quot;&quot;&amp;[.AR63]&amp;&quot;&quot;&quot;},&quot;;&quot;&quot;) &amp;IF([.AS63]&gt;0;&quot;{&quot;&quot;value&quot;&quot;:&quot;&amp;COLUMN([.AS63])-11&amp;&quot;,&quot;&quot;text&quot;&quot;:&quot;&quot;&quot;&amp;[.AS63]&amp;&quot;&quot;&quot;},&quot;;&quot;&quot;) &amp;IF([.AT63]&gt;0;&quot;{&quot;&quot;value&quot;&quot;:&quot;&amp;COLUMN([.AT63])-11&amp;&quot;,&quot;&quot;text&quot;&quot;:&quot;&quot;&quot;&amp;[.AT63]&amp;&quot;&quot;&quot;},&quot;;&quot;&quot;) &amp;IF([.AU63]&gt;0;&quot;{&quot;&quot;value&quot;&quot;:&quot;&amp;COLUMN([.AU63])-11&amp;&quot;,&quot;&quot;text&quot;&quot;:&quot;&quot;&quot;&amp;[.AU63]&amp;&quot;&quot;&quot;},&quot;;&quot;&quot;)">
            <text:p/>
          </table:table-cell>
          <table:table-cell table:style-name="ce1" table:formula="of:=IF([.AV63]&gt;0;&quot;{&quot;&quot;value&quot;&quot;:&quot;&amp;COLUMN([.AV63])-11&amp;&quot;,&quot;&quot;text&quot;&quot;:&quot;&quot;&quot;&amp;[.AV63]&amp;&quot;&quot;&quot;},&quot;;&quot;&quot;) &amp;IF([.AW63]&gt;0;&quot;{&quot;&quot;value&quot;&quot;:&quot;&amp;COLUMN([.AW63])-11&amp;&quot;,&quot;&quot;text&quot;&quot;:&quot;&quot;&quot;&amp;[.AW63]&amp;&quot;&quot;&quot;},&quot;;&quot;&quot;) &amp;IF([.AX63]&gt;0;&quot;{&quot;&quot;value&quot;&quot;:&quot;&amp;COLUMN([.AX63])-11&amp;&quot;,&quot;&quot;text&quot;&quot;:&quot;&quot;&quot;&amp;[.AX63]&amp;&quot;&quot;&quot;},&quot;;&quot;&quot;) &amp;IF([.AY63]&gt;0;&quot;{&quot;&quot;value&quot;&quot;:&quot;&amp;COLUMN([.AY63])-11&amp;&quot;,&quot;&quot;text&quot;&quot;:&quot;&quot;&quot;&amp;[.AY63]&amp;&quot;&quot;&quot;},&quot;;&quot;&quot;) &amp;IF([.AZ63]&gt;0;&quot;{&quot;&quot;value&quot;&quot;:&quot;&amp;COLUMN([.AZ63])-11&amp;&quot;,&quot;&quot;text&quot;&quot;:&quot;&quot;&quot;&amp;[.AZ63]&amp;&quot;&quot;&quot;},&quot;;&quot;&quot;) &amp;IF([.BA63]&gt;0;&quot;{&quot;&quot;value&quot;&quot;:&quot;&amp;COLUMN([.BA63])-11&amp;&quot;,&quot;&quot;text&quot;&quot;:&quot;&quot;&quot;&amp;[.BA63]&amp;&quot;&quot;&quot;},&quot;;&quot;&quot;) &amp;IF([.BB63]&gt;0;&quot;{&quot;&quot;value&quot;&quot;:&quot;&amp;COLUMN([.BB63])-11&amp;&quot;,&quot;&quot;text&quot;&quot;:&quot;&quot;&quot;&amp;[.BB63]&amp;&quot;&quot;&quot;},&quot;;&quot;&quot;) &amp;IF([.BC63]&gt;0;&quot;{&quot;&quot;value&quot;&quot;:&quot;&amp;COLUMN([.BC63])-11&amp;&quot;,&quot;&quot;text&quot;&quot;:&quot;&quot;&quot;&amp;[.BC63]&amp;&quot;&quot;&quot;},&quot;;&quot;&quot;) &amp;IF([.BD63]&gt;0;&quot;{&quot;&quot;value&quot;&quot;:&quot;&amp;COLUMN([.BD63])-11&amp;&quot;,&quot;&quot;text&quot;&quot;:&quot;&quot;&quot;&amp;[.BD63]&amp;&quot;&quot;&quot;},&quot;;&quot;&quot;) &amp;IF([.BE63]&gt;0;&quot;{&quot;&quot;value&quot;&quot;:&quot;&amp;COLUMN([.BE63])-11&amp;&quot;,&quot;&quot;text&quot;&quot;:&quot;&quot;&quot;&amp;[.BE63]&amp;&quot;&quot;&quot;},&quot;;&quot;&quot;) &amp;IF([.BF63]&gt;0;&quot;{&quot;&quot;value&quot;&quot;:&quot;&amp;COLUMN([.BF63])-11&amp;&quot;,&quot;&quot;text&quot;&quot;:&quot;&quot;&quot;&amp;[.BF63]&amp;&quot;&quot;&quot;},&quot;;&quot;&quot;) &amp;IF([.BG63]&gt;0;&quot;{&quot;&quot;value&quot;&quot;:&quot;&amp;COLUMN([.BG63])-11&amp;&quot;,&quot;&quot;text&quot;&quot;:&quot;&quot;&quot;&amp;[.BG63]&amp;&quot;&quot;&quot;},&quot;;&quot;&quot;) &amp;IF([.BH63]&gt;0;&quot;{&quot;&quot;value&quot;&quot;:&quot;&amp;COLUMN([.BH63])-11&amp;&quot;,&quot;&quot;text&quot;&quot;:&quot;&quot;&quot;&amp;[.BH63]&amp;&quot;&quot;&quot;},&quot;;&quot;&quot;) &amp;IF([.BI63]&gt;0;&quot;{&quot;&quot;value&quot;&quot;:&quot;&amp;COLUMN([.BI63])-11&amp;&quot;,&quot;&quot;text&quot;&quot;:&quot;&quot;&quot;&amp;[.BI63]&amp;&quot;&quot;&quot;},&quot;;&quot;&quot;) &amp;IF([.BJ63]&gt;0;&quot;{&quot;&quot;value&quot;&quot;:&quot;&amp;COLUMN([.BJ63])-11&amp;&quot;,&quot;&quot;text&quot;&quot;:&quot;&quot;&quot;&amp;[.BJ63]&amp;&quot;&quot;&quot;},&quot;;&quot;&quot;) &amp;IF([.BK63]&gt;0;&quot;{&quot;&quot;value&quot;&quot;:&quot;&amp;COLUMN([.BK63])-11&amp;&quot;,&quot;&quot;text&quot;&quot;:&quot;&quot;&quot;&amp;[.BK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n't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64]&amp;&quot;,&quot;&quot;ordinal&quot;&quot;:&quot;&amp;ROW()-2&amp;&quot;,&quot;&quot;required&quot;&quot;:&quot;&amp;[.E64]&amp;&quot;,&quot;&quot;category&quot;&quot;:&quot;&quot;&quot;&amp;[.F64]&amp;&quot;&quot;&quot;,&quot;&quot;info&quot;&quot;:&quot;&quot;&quot;&amp;[.J64]&amp;&quot;&quot;&quot;&quot;&amp;&quot;,&quot;&quot;skip&quot;&quot;:&quot;&quot;&quot;&amp;[.D64]&amp;&quot;&quot;&quot;&quot;&amp;&quot;,&quot;&quot;text&quot;&quot;:&quot;&quot;&quot;&amp;[.H64]&amp;&quot;&quot;&quot;&quot;&amp;&quot;,&quot;&quot;type&quot;&quot;:&quot;&quot;&quot;&amp;[.I64]&amp;&quot;&quot;&quot;&quot;&amp;&quot;,&quot;&quot;options&quot;&quot;:[&quot; &amp;IF([.K64]&gt;0;&quot;{&quot;&quot;value&quot;&quot;:&quot;&amp;COLUMN([.K64])-11&amp;&quot;,&quot;&quot;text&quot;&quot;:&quot;&quot;&quot;&amp;[.K64]&amp;&quot;&quot;&quot;},&quot;;&quot;&quot;) &amp;IF([.L64]&gt;0;&quot;{&quot;&quot;value&quot;&quot;:&quot;&amp;COLUMN([.L64])-11&amp;&quot;,&quot;&quot;text&quot;&quot;:&quot;&quot;&quot;&amp;[.L64]&amp;&quot;&quot;&quot;},&quot;;&quot;&quot;) &amp;IF([.M64]&gt;0;&quot;{&quot;&quot;value&quot;&quot;:&quot;&amp;COLUMN([.M64])-11&amp;&quot;,&quot;&quot;text&quot;&quot;:&quot;&quot;&quot;&amp;[.M64]&amp;&quot;&quot;&quot;},&quot;;&quot;&quot;) &amp;IF([.N64]&gt;0;&quot;{&quot;&quot;value&quot;&quot;:&quot;&amp;COLUMN([.N64])-11&amp;&quot;,&quot;&quot;text&quot;&quot;:&quot;&quot;&quot;&amp;[.N64]&amp;&quot;&quot;&quot;},&quot;;&quot;&quot;) &amp;IF([.O64]&gt;0;&quot;{&quot;&quot;value&quot;&quot;:&quot;&amp;COLUMN([.O64])-11&amp;&quot;,&quot;&quot;text&quot;&quot;:&quot;&quot;&quot;&amp;[.O64]&amp;&quot;&quot;&quot;},&quot;;&quot;&quot;) &amp;IF([.P64]&gt;0;&quot;{&quot;&quot;value&quot;&quot;:&quot;&amp;COLUMN([.P64])-11&amp;&quot;,&quot;&quot;text&quot;&quot;:&quot;&quot;&quot;&amp;[.P64]&amp;&quot;&quot;&quot;},&quot;;&quot;&quot;) &amp;IF([.Q64]&gt;0;&quot;{&quot;&quot;value&quot;&quot;:&quot;&amp;COLUMN([.Q64])-11&amp;&quot;,&quot;&quot;text&quot;&quot;:&quot;&quot;&quot;&amp;[.Q64]&amp;&quot;&quot;&quot;},&quot;;&quot;&quot;) &amp;IF([.R64]&gt;0;&quot;{&quot;&quot;value&quot;&quot;:&quot;&amp;COLUMN([.R64])-11&amp;&quot;,&quot;&quot;text&quot;&quot;:&quot;&quot;&quot;&amp;[.R64]&amp;&quot;&quot;&quot;},&quot;;&quot;&quot;) &amp;IF([.S64]&gt;0;&quot;{&quot;&quot;value&quot;&quot;:&quot;&amp;COLUMN([.S64])-11&amp;&quot;,&quot;&quot;text&quot;&quot;:&quot;&quot;&quot;&amp;[.S64]&amp;&quot;&quot;&quot;},&quot;;&quot;&quot;) &amp;IF([.T64]&gt;0;&quot;{&quot;&quot;value&quot;&quot;:&quot;&amp;COLUMN([.T64])-11&amp;&quot;,&quot;&quot;text&quot;&quot;:&quot;&quot;&quot;&amp;[.T64]&amp;&quot;&quot;&quot;},&quot;;&quot;&quot;) &amp;IF([.U64]&gt;0;&quot;{&quot;&quot;value&quot;&quot;:&quot;&amp;COLUMN([.U64])-11&amp;&quot;,&quot;&quot;text&quot;&quot;:&quot;&quot;&quot;&amp;[.U64]&amp;&quot;&quot;&quot;},&quot;;&quot;&quot;) &amp;IF([.V64]&gt;0;&quot;{&quot;&quot;value&quot;&quot;:&quot;&amp;COLUMN([.V64])-11&amp;&quot;,&quot;&quot;text&quot;&quot;:&quot;&quot;&quot;&amp;[.V64]&amp;&quot;&quot;&quot;},&quot;;&quot;&quot;) &amp;IF([.W64]&gt;0;&quot;{&quot;&quot;value&quot;&quot;:&quot;&amp;COLUMN([.W64])-11&amp;&quot;,&quot;&quot;text&quot;&quot;:&quot;&quot;&quot;&amp;[.W64]&amp;&quot;&quot;&quot;},&quot;;&quot;&quot;) &amp;IF([.X64]&gt;0;&quot;{&quot;&quot;value&quot;&quot;:&quot;&amp;COLUMN([.X64])-11&amp;&quot;,&quot;&quot;text&quot;&quot;:&quot;&quot;&quot;&amp;[.X64]&amp;&quot;&quot;&quot;},&quot;;&quot;&quot;) &amp;IF([.Y64]&gt;0;&quot;{&quot;&quot;value&quot;&quot;:&quot;&amp;COLUMN([.Y64])-11&amp;&quot;,&quot;&quot;text&quot;&quot;:&quot;&quot;&quot;&amp;[.Y64]&amp;&quot;&quot;&quot;},&quot;;&quot;&quot;) &amp;IF([.Z64]&gt;0;&quot;{&quot;&quot;value&quot;&quot;:&quot;&amp;COLUMN([.Z64])-11&amp;&quot;,&quot;&quot;text&quot;&quot;:&quot;&quot;&quot;&amp;[.Z64]&amp;&quot;&quot;&quot;},&quot;;&quot;&quot;) &amp;IF([.AA64]&gt;0;&quot;{&quot;&quot;value&quot;&quot;:&quot;&amp;COLUMN([.AA64])-11&amp;&quot;,&quot;&quot;text&quot;&quot;:&quot;&quot;&quot;&amp;[.AA64]&amp;&quot;&quot;&quot;},&quot;;&quot;&quot;)" office:value-type="string" office:string-value="{&quot;id&quot;:51,&quot;ordinal&quot;:62,&quot;required&quot;:0,&quot;category&quot;:&quot;Testing Your Blood Glucose&quot;,&quot;info&quot;:&quot;null&quot;,&quot;skip&quot;:&quot;null&quot;,&quot;text&quot;:&quot;What motivates you to test your blood glucose?&quot;,&quot;type&quot;:&quot;MC&quot;,&quot;options&quot;:[{&quot;value&quot;:0,&quot;text&quot;:&quot;Mum / dad / carer reminding me&quot;},{&quot;value&quot;:1,&quot;text&quot;:&quot;If I feel high / low&quot;},{&quot;value&quot;:2,&quot;text&quot;:&quot;I always do it before and / or after I have something to eat&quot;},{&quot;value&quot;:3,&quot;text&quot;:&quot;I want to know what my blood glucose levels are&quot;},{&quot;value&quot;:4,&quot;text&quot;:&quot;Doctors / nurses tell me to do it&quot;},{&quot;value&quot;:5,&quot;text&quot;:&quot;I want to get a good HbA1c result&quot;},{&quot;value&quot;:6,&quot;text&quot;:&quot;Nothing would help me to test&quot;},{&quot;value&quot;:7,&quot;text&quot;:&quot;I never do it&quot;},{&quot;value&quot;:8,&quot;text&quot;:&quot;TEXT_OTHER&quot;},">
            <text:p>{"id":51,"ordinal":62,"required":0,"category":"Testing Your Blood Glucose","info":"null","skip":"null","text":"What motivates you to test your blood glucose?","type":"MC","options":[{"value":0,"text":"Mum / dad / carer reminding me"},{"value":1,"text":"If I feel high / low"},{"value":2,"text":"I always do it before and / or after I have something to eat"},{"value":3,"text":"I want to know what my blood glucose levels are"},{"value":4,"text":"Doctors / nurses tell me to do it"},{"value":5,"text":"I want to get a good HbA1c result"},{"value":6,"text":"Nothing would help me to test"},{"value":7,"text":"I never do it"},{"value":8,"text":"TEXT_OTHER"},</text:p>
          </table:table-cell>
          <table:table-cell table:style-name="ce2" table:formula="of:=IF([.AB64]&gt;0;&quot;{&quot;&quot;value&quot;&quot;:&quot;&amp;COLUMN([.AB64])-11&amp;&quot;,&quot;&quot;text&quot;&quot;:&quot;&quot;&quot;&amp;[.AB64]&amp;&quot;&quot;&quot;},&quot;;&quot;&quot;) &amp;IF([.AC64]&gt;0;&quot;{&quot;&quot;value&quot;&quot;:&quot;&amp;COLUMN([.AC64])-11&amp;&quot;,&quot;&quot;text&quot;&quot;:&quot;&quot;&quot;&amp;[.AC64]&amp;&quot;&quot;&quot;},&quot;;&quot;&quot;) &amp;IF([.AD64]&gt;0;&quot;{&quot;&quot;value&quot;&quot;:&quot;&amp;COLUMN([.AD64])-11&amp;&quot;,&quot;&quot;text&quot;&quot;:&quot;&quot;&quot;&amp;[.AD64]&amp;&quot;&quot;&quot;},&quot;;&quot;&quot;) &amp;IF([.AE64]&gt;0;&quot;{&quot;&quot;value&quot;&quot;:&quot;&amp;COLUMN([.AE64])-11&amp;&quot;,&quot;&quot;text&quot;&quot;:&quot;&quot;&quot;&amp;[.AE64]&amp;&quot;&quot;&quot;},&quot;;&quot;&quot;) &amp;IF([.AF64]&gt;0;&quot;{&quot;&quot;value&quot;&quot;:&quot;&amp;COLUMN([.AF64])-11&amp;&quot;,&quot;&quot;text&quot;&quot;:&quot;&quot;&quot;&amp;[.AF64]&amp;&quot;&quot;&quot;},&quot;;&quot;&quot;) &amp;IF([.AG64]&gt;0;&quot;{&quot;&quot;value&quot;&quot;:&quot;&amp;COLUMN([.AG64])-11&amp;&quot;,&quot;&quot;text&quot;&quot;:&quot;&quot;&quot;&amp;[.AG64]&amp;&quot;&quot;&quot;},&quot;;&quot;&quot;) &amp;IF([.AH64]&gt;0;&quot;{&quot;&quot;value&quot;&quot;:&quot;&amp;COLUMN([.AH64])-11&amp;&quot;,&quot;&quot;text&quot;&quot;:&quot;&quot;&quot;&amp;[.AH64]&amp;&quot;&quot;&quot;},&quot;;&quot;&quot;) &amp;IF([.AI64]&gt;0;&quot;{&quot;&quot;value&quot;&quot;:&quot;&amp;COLUMN([.AI64])-11&amp;&quot;,&quot;&quot;text&quot;&quot;:&quot;&quot;&quot;&amp;[.AI64]&amp;&quot;&quot;&quot;},&quot;;&quot;&quot;) &amp;IF([.AJ64]&gt;0;&quot;{&quot;&quot;value&quot;&quot;:&quot;&amp;COLUMN([.AJ64])-11&amp;&quot;,&quot;&quot;text&quot;&quot;:&quot;&quot;&quot;&amp;[.AJ64]&amp;&quot;&quot;&quot;},&quot;;&quot;&quot;) &amp;IF([.AK64]&gt;0;&quot;{&quot;&quot;value&quot;&quot;:&quot;&amp;COLUMN([.AK64])-11&amp;&quot;,&quot;&quot;text&quot;&quot;:&quot;&quot;&quot;&amp;[.AK64]&amp;&quot;&quot;&quot;},&quot;;&quot;&quot;) &amp;IF([.AL64]&gt;0;&quot;{&quot;&quot;value&quot;&quot;:&quot;&amp;COLUMN([.AL64])-11&amp;&quot;,&quot;&quot;text&quot;&quot;:&quot;&quot;&quot;&amp;[.AL64]&amp;&quot;&quot;&quot;},&quot;;&quot;&quot;) &amp;IF([.AM64]&gt;0;&quot;{&quot;&quot;value&quot;&quot;:&quot;&amp;COLUMN([.AM64])-11&amp;&quot;,&quot;&quot;text&quot;&quot;:&quot;&quot;&quot;&amp;[.AM64]&amp;&quot;&quot;&quot;},&quot;;&quot;&quot;) &amp;IF([.AN64]&gt;0;&quot;{&quot;&quot;value&quot;&quot;:&quot;&amp;COLUMN([.AN64])-11&amp;&quot;,&quot;&quot;text&quot;&quot;:&quot;&quot;&quot;&amp;[.AN64]&amp;&quot;&quot;&quot;},&quot;;&quot;&quot;) &amp;IF([.AO64]&gt;0;&quot;{&quot;&quot;value&quot;&quot;:&quot;&amp;COLUMN([.AO64])-11&amp;&quot;,&quot;&quot;text&quot;&quot;:&quot;&quot;&quot;&amp;[.AO64]&amp;&quot;&quot;&quot;},&quot;;&quot;&quot;) &amp;IF([.AP64]&gt;0;&quot;{&quot;&quot;value&quot;&quot;:&quot;&amp;COLUMN([.AP64])-11&amp;&quot;,&quot;&quot;text&quot;&quot;:&quot;&quot;&quot;&amp;[.AP64]&amp;&quot;&quot;&quot;},&quot;;&quot;&quot;) &amp;IF([.AQ64]&gt;0;&quot;{&quot;&quot;value&quot;&quot;:&quot;&amp;COLUMN([.AQ64])-11&amp;&quot;,&quot;&quot;text&quot;&quot;:&quot;&quot;&quot;&amp;[.AQ64]&amp;&quot;&quot;&quot;},&quot;;&quot;&quot;) &amp;IF([.AR64]&gt;0;&quot;{&quot;&quot;value&quot;&quot;:&quot;&amp;COLUMN([.AR64])-11&amp;&quot;,&quot;&quot;text&quot;&quot;:&quot;&quot;&quot;&amp;[.AR64]&amp;&quot;&quot;&quot;},&quot;;&quot;&quot;) &amp;IF([.AS64]&gt;0;&quot;{&quot;&quot;value&quot;&quot;:&quot;&amp;COLUMN([.AS64])-11&amp;&quot;,&quot;&quot;text&quot;&quot;:&quot;&quot;&quot;&amp;[.AS64]&amp;&quot;&quot;&quot;},&quot;;&quot;&quot;) &amp;IF([.AT64]&gt;0;&quot;{&quot;&quot;value&quot;&quot;:&quot;&amp;COLUMN([.AT64])-11&amp;&quot;,&quot;&quot;text&quot;&quot;:&quot;&quot;&quot;&amp;[.AT64]&amp;&quot;&quot;&quot;},&quot;;&quot;&quot;) &amp;IF([.AU64]&gt;0;&quot;{&quot;&quot;value&quot;&quot;:&quot;&amp;COLUMN([.AU64])-11&amp;&quot;,&quot;&quot;text&quot;&quot;:&quot;&quot;&quot;&amp;[.AU64]&amp;&quot;&quot;&quot;},&quot;;&quot;&quot;)">
            <text:p/>
          </table:table-cell>
          <table:table-cell table:style-name="ce1" table:formula="of:=IF([.AV64]&gt;0;&quot;{&quot;&quot;value&quot;&quot;:&quot;&amp;COLUMN([.AV64])-11&amp;&quot;,&quot;&quot;text&quot;&quot;:&quot;&quot;&quot;&amp;[.AV64]&amp;&quot;&quot;&quot;},&quot;;&quot;&quot;) &amp;IF([.AW64]&gt;0;&quot;{&quot;&quot;value&quot;&quot;:&quot;&amp;COLUMN([.AW64])-11&amp;&quot;,&quot;&quot;text&quot;&quot;:&quot;&quot;&quot;&amp;[.AW64]&amp;&quot;&quot;&quot;},&quot;;&quot;&quot;) &amp;IF([.AX64]&gt;0;&quot;{&quot;&quot;value&quot;&quot;:&quot;&amp;COLUMN([.AX64])-11&amp;&quot;,&quot;&quot;text&quot;&quot;:&quot;&quot;&quot;&amp;[.AX64]&amp;&quot;&quot;&quot;},&quot;;&quot;&quot;) &amp;IF([.AY64]&gt;0;&quot;{&quot;&quot;value&quot;&quot;:&quot;&amp;COLUMN([.AY64])-11&amp;&quot;,&quot;&quot;text&quot;&quot;:&quot;&quot;&quot;&amp;[.AY64]&amp;&quot;&quot;&quot;},&quot;;&quot;&quot;) &amp;IF([.AZ64]&gt;0;&quot;{&quot;&quot;value&quot;&quot;:&quot;&amp;COLUMN([.AZ64])-11&amp;&quot;,&quot;&quot;text&quot;&quot;:&quot;&quot;&quot;&amp;[.AZ64]&amp;&quot;&quot;&quot;},&quot;;&quot;&quot;) &amp;IF([.BA64]&gt;0;&quot;{&quot;&quot;value&quot;&quot;:&quot;&amp;COLUMN([.BA64])-11&amp;&quot;,&quot;&quot;text&quot;&quot;:&quot;&quot;&quot;&amp;[.BA64]&amp;&quot;&quot;&quot;},&quot;;&quot;&quot;) &amp;IF([.BB64]&gt;0;&quot;{&quot;&quot;value&quot;&quot;:&quot;&amp;COLUMN([.BB64])-11&amp;&quot;,&quot;&quot;text&quot;&quot;:&quot;&quot;&quot;&amp;[.BB64]&amp;&quot;&quot;&quot;},&quot;;&quot;&quot;) &amp;IF([.BC64]&gt;0;&quot;{&quot;&quot;value&quot;&quot;:&quot;&amp;COLUMN([.BC64])-11&amp;&quot;,&quot;&quot;text&quot;&quot;:&quot;&quot;&quot;&amp;[.BC64]&amp;&quot;&quot;&quot;},&quot;;&quot;&quot;) &amp;IF([.BD64]&gt;0;&quot;{&quot;&quot;value&quot;&quot;:&quot;&amp;COLUMN([.BD64])-11&amp;&quot;,&quot;&quot;text&quot;&quot;:&quot;&quot;&quot;&amp;[.BD64]&amp;&quot;&quot;&quot;},&quot;;&quot;&quot;) &amp;IF([.BE64]&gt;0;&quot;{&quot;&quot;value&quot;&quot;:&quot;&amp;COLUMN([.BE64])-11&amp;&quot;,&quot;&quot;text&quot;&quot;:&quot;&quot;&quot;&amp;[.BE64]&amp;&quot;&quot;&quot;},&quot;;&quot;&quot;) &amp;IF([.BF64]&gt;0;&quot;{&quot;&quot;value&quot;&quot;:&quot;&amp;COLUMN([.BF64])-11&amp;&quot;,&quot;&quot;text&quot;&quot;:&quot;&quot;&quot;&amp;[.BF64]&amp;&quot;&quot;&quot;},&quot;;&quot;&quot;) &amp;IF([.BG64]&gt;0;&quot;{&quot;&quot;value&quot;&quot;:&quot;&amp;COLUMN([.BG64])-11&amp;&quot;,&quot;&quot;text&quot;&quot;:&quot;&quot;&quot;&amp;[.BG64]&amp;&quot;&quot;&quot;},&quot;;&quot;&quot;) &amp;IF([.BH64]&gt;0;&quot;{&quot;&quot;value&quot;&quot;:&quot;&amp;COLUMN([.BH64])-11&amp;&quot;,&quot;&quot;text&quot;&quot;:&quot;&quot;&quot;&amp;[.BH64]&amp;&quot;&quot;&quot;},&quot;;&quot;&quot;) &amp;IF([.BI64]&gt;0;&quot;{&quot;&quot;value&quot;&quot;:&quot;&amp;COLUMN([.BI64])-11&amp;&quot;,&quot;&quot;text&quot;&quot;:&quot;&quot;&quot;&amp;[.BI64]&amp;&quot;&quot;&quot;},&quot;;&quot;&quot;) &amp;IF([.BJ64]&gt;0;&quot;{&quot;&quot;value&quot;&quot;:&quot;&amp;COLUMN([.BJ64])-11&amp;&quot;,&quot;&quot;text&quot;&quot;:&quot;&quot;&quot;&amp;[.BJ64]&amp;&quot;&quot;&quot;},&quot;;&quot;&quot;) &amp;IF([.BK64]&gt;0;&quot;{&quot;&quot;value&quot;&quot;:&quot;&amp;COLUMN([.BK64])-11&amp;&quot;,&quot;&quot;text&quot;&quot;:&quot;&quot;&quot;&amp;[.BK6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</text:p>
          </table:table-cell>
          <table:table-cell office:value-type="string">
            <text:p>I never do it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65]&amp;&quot;,&quot;&quot;ordinal&quot;&quot;:&quot;&amp;ROW()-2&amp;&quot;,&quot;&quot;required&quot;&quot;:&quot;&amp;[.E65]&amp;&quot;,&quot;&quot;category&quot;&quot;:&quot;&quot;&quot;&amp;[.F65]&amp;&quot;&quot;&quot;,&quot;&quot;info&quot;&quot;:&quot;&quot;&quot;&amp;[.J65]&amp;&quot;&quot;&quot;&quot;&amp;&quot;,&quot;&quot;skip&quot;&quot;:&quot;&quot;&quot;&amp;[.D65]&amp;&quot;&quot;&quot;&quot;&amp;&quot;,&quot;&quot;text&quot;&quot;:&quot;&quot;&quot;&amp;[.H65]&amp;&quot;&quot;&quot;&quot;&amp;&quot;,&quot;&quot;type&quot;&quot;:&quot;&quot;&quot;&amp;[.I65]&amp;&quot;&quot;&quot;&quot;&amp;&quot;,&quot;&quot;options&quot;&quot;:[&quot; &amp;IF([.K65]&gt;0;&quot;{&quot;&quot;value&quot;&quot;:&quot;&amp;COLUMN([.K65])-11&amp;&quot;,&quot;&quot;text&quot;&quot;:&quot;&quot;&quot;&amp;[.K65]&amp;&quot;&quot;&quot;},&quot;;&quot;&quot;) &amp;IF([.L65]&gt;0;&quot;{&quot;&quot;value&quot;&quot;:&quot;&amp;COLUMN([.L65])-11&amp;&quot;,&quot;&quot;text&quot;&quot;:&quot;&quot;&quot;&amp;[.L65]&amp;&quot;&quot;&quot;},&quot;;&quot;&quot;) &amp;IF([.M65]&gt;0;&quot;{&quot;&quot;value&quot;&quot;:&quot;&amp;COLUMN([.M65])-11&amp;&quot;,&quot;&quot;text&quot;&quot;:&quot;&quot;&quot;&amp;[.M65]&amp;&quot;&quot;&quot;},&quot;;&quot;&quot;) &amp;IF([.N65]&gt;0;&quot;{&quot;&quot;value&quot;&quot;:&quot;&amp;COLUMN([.N65])-11&amp;&quot;,&quot;&quot;text&quot;&quot;:&quot;&quot;&quot;&amp;[.N65]&amp;&quot;&quot;&quot;},&quot;;&quot;&quot;) &amp;IF([.O65]&gt;0;&quot;{&quot;&quot;value&quot;&quot;:&quot;&amp;COLUMN([.O65])-11&amp;&quot;,&quot;&quot;text&quot;&quot;:&quot;&quot;&quot;&amp;[.O65]&amp;&quot;&quot;&quot;},&quot;;&quot;&quot;) &amp;IF([.P65]&gt;0;&quot;{&quot;&quot;value&quot;&quot;:&quot;&amp;COLUMN([.P65])-11&amp;&quot;,&quot;&quot;text&quot;&quot;:&quot;&quot;&quot;&amp;[.P65]&amp;&quot;&quot;&quot;},&quot;;&quot;&quot;) &amp;IF([.Q65]&gt;0;&quot;{&quot;&quot;value&quot;&quot;:&quot;&amp;COLUMN([.Q65])-11&amp;&quot;,&quot;&quot;text&quot;&quot;:&quot;&quot;&quot;&amp;[.Q65]&amp;&quot;&quot;&quot;},&quot;;&quot;&quot;) &amp;IF([.R65]&gt;0;&quot;{&quot;&quot;value&quot;&quot;:&quot;&amp;COLUMN([.R65])-11&amp;&quot;,&quot;&quot;text&quot;&quot;:&quot;&quot;&quot;&amp;[.R65]&amp;&quot;&quot;&quot;},&quot;;&quot;&quot;) &amp;IF([.S65]&gt;0;&quot;{&quot;&quot;value&quot;&quot;:&quot;&amp;COLUMN([.S65])-11&amp;&quot;,&quot;&quot;text&quot;&quot;:&quot;&quot;&quot;&amp;[.S65]&amp;&quot;&quot;&quot;},&quot;;&quot;&quot;) &amp;IF([.T65]&gt;0;&quot;{&quot;&quot;value&quot;&quot;:&quot;&amp;COLUMN([.T65])-11&amp;&quot;,&quot;&quot;text&quot;&quot;:&quot;&quot;&quot;&amp;[.T65]&amp;&quot;&quot;&quot;},&quot;;&quot;&quot;) &amp;IF([.U65]&gt;0;&quot;{&quot;&quot;value&quot;&quot;:&quot;&amp;COLUMN([.U65])-11&amp;&quot;,&quot;&quot;text&quot;&quot;:&quot;&quot;&quot;&amp;[.U65]&amp;&quot;&quot;&quot;},&quot;;&quot;&quot;) &amp;IF([.V65]&gt;0;&quot;{&quot;&quot;value&quot;&quot;:&quot;&amp;COLUMN([.V65])-11&amp;&quot;,&quot;&quot;text&quot;&quot;:&quot;&quot;&quot;&amp;[.V65]&amp;&quot;&quot;&quot;},&quot;;&quot;&quot;) &amp;IF([.W65]&gt;0;&quot;{&quot;&quot;value&quot;&quot;:&quot;&amp;COLUMN([.W65])-11&amp;&quot;,&quot;&quot;text&quot;&quot;:&quot;&quot;&quot;&amp;[.W65]&amp;&quot;&quot;&quot;},&quot;;&quot;&quot;) &amp;IF([.X65]&gt;0;&quot;{&quot;&quot;value&quot;&quot;:&quot;&amp;COLUMN([.X65])-11&amp;&quot;,&quot;&quot;text&quot;&quot;:&quot;&quot;&quot;&amp;[.X65]&amp;&quot;&quot;&quot;},&quot;;&quot;&quot;) &amp;IF([.Y65]&gt;0;&quot;{&quot;&quot;value&quot;&quot;:&quot;&amp;COLUMN([.Y65])-11&amp;&quot;,&quot;&quot;text&quot;&quot;:&quot;&quot;&quot;&amp;[.Y65]&amp;&quot;&quot;&quot;},&quot;;&quot;&quot;) &amp;IF([.Z65]&gt;0;&quot;{&quot;&quot;value&quot;&quot;:&quot;&amp;COLUMN([.Z65])-11&amp;&quot;,&quot;&quot;text&quot;&quot;:&quot;&quot;&quot;&amp;[.Z65]&amp;&quot;&quot;&quot;},&quot;;&quot;&quot;) &amp;IF([.AA65]&gt;0;&quot;{&quot;&quot;value&quot;&quot;:&quot;&amp;COLUMN([.AA65])-11&amp;&quot;,&quot;&quot;text&quot;&quot;:&quot;&quot;&quot;&amp;[.AA65]&amp;&quot;&quot;&quot;},&quot;;&quot;&quot;)" office:value-type="string" office:string-value="{&quot;id&quot;:52,&quot;ordinal&quot;:63,&quot;required&quot;:0,&quot;category&quot;:&quot;Testing Your Blood Glucose&quot;,&quot;info&quot;:&quot;null&quot;,&quot;skip&quot;:&quot;null&quot;,&quot;text&quot;:&quot;What puts you off testing your blood glucose?&quot;,&quot;type&quot;:&quot;MC&quot;,&quot;options&quot;:[{&quot;value&quot;:0,&quot;text&quot;:&quot;Nothing, I always test when I need to&quot;},{&quot;value&quot;:1,&quot;text&quot;:&quot;Can't be bothered&quot;},{&quot;value&quot;:2,&quot;text&quot;:&quot;Feeling too tired&quot;},{&quot;value&quot;:3,&quot;text&quot;:&quot;Other people watching&quot;},{&quot;value&quot;:4,&quot;text&quot;:&quot;Having to stop when I'm in the middle of something&quot;},{&quot;value&quot;:5,&quot;text&quot;:&quot;Being in school&quot;},{&quot;value&quot;:6,&quot;text&quot;:&quot;Not wanting to take my testing equipment out with me&quot;},{&quot;value&quot;:7,&quot;text&quot;:&quot;It hurts my fingers&quot;},{&quot;value&quot;:8,&quot;text&quot;:&quot;If people remind me it makes me not want to do it&quot;},{&quot;value&quot;:9,&quot;text&quot;:&quot;Scared that the result will be high&quot;},{&quot;value&quot;:10,&quot;text&quot;:&quot;There's no point in testing as I do do anything with the result&quot;},{&quot;value&quot;:11,&quot;text&quot;:&quot;TEXT_OTHER&quot;},">
            <text:p>{"id":52,"ordinal":63,"required":0,"category":"Testing Your Blood Glucose","info":"null","skip":"null","text":"What puts you off testing your blood glucose?","type":"MC","options":[{"value":0,"text":"Nothing, I always test when I need to"},{"value":1,"text":"Can't be bothered"},{"value":2,"text":"Feeling too tired"},{"value":3,"text":"Other people watching"},{"value":4,"text":"Having to stop when I'm in the middle of something"},{"value":5,"text":"Being in school"},{"value":6,"text":"Not wanting to take my testing equipment out with me"},{"value":7,"text":"It hurts my fingers"},{"value":8,"text":"If people remind me it makes me not want to do it"},{"value":9,"text":"Scared that the result will be high"},{"value":10,"text":"There's no point in testing as I do do anything with the result"},{"value":11,"text":"TEXT_OTHER"},</text:p>
          </table:table-cell>
          <table:table-cell table:style-name="ce2" table:formula="of:=IF([.AB65]&gt;0;&quot;{&quot;&quot;value&quot;&quot;:&quot;&amp;COLUMN([.AB65])-11&amp;&quot;,&quot;&quot;text&quot;&quot;:&quot;&quot;&quot;&amp;[.AB65]&amp;&quot;&quot;&quot;},&quot;;&quot;&quot;) &amp;IF([.AC65]&gt;0;&quot;{&quot;&quot;value&quot;&quot;:&quot;&amp;COLUMN([.AC65])-11&amp;&quot;,&quot;&quot;text&quot;&quot;:&quot;&quot;&quot;&amp;[.AC65]&amp;&quot;&quot;&quot;},&quot;;&quot;&quot;) &amp;IF([.AD65]&gt;0;&quot;{&quot;&quot;value&quot;&quot;:&quot;&amp;COLUMN([.AD65])-11&amp;&quot;,&quot;&quot;text&quot;&quot;:&quot;&quot;&quot;&amp;[.AD65]&amp;&quot;&quot;&quot;},&quot;;&quot;&quot;) &amp;IF([.AE65]&gt;0;&quot;{&quot;&quot;value&quot;&quot;:&quot;&amp;COLUMN([.AE65])-11&amp;&quot;,&quot;&quot;text&quot;&quot;:&quot;&quot;&quot;&amp;[.AE65]&amp;&quot;&quot;&quot;},&quot;;&quot;&quot;) &amp;IF([.AF65]&gt;0;&quot;{&quot;&quot;value&quot;&quot;:&quot;&amp;COLUMN([.AF65])-11&amp;&quot;,&quot;&quot;text&quot;&quot;:&quot;&quot;&quot;&amp;[.AF65]&amp;&quot;&quot;&quot;},&quot;;&quot;&quot;) &amp;IF([.AG65]&gt;0;&quot;{&quot;&quot;value&quot;&quot;:&quot;&amp;COLUMN([.AG65])-11&amp;&quot;,&quot;&quot;text&quot;&quot;:&quot;&quot;&quot;&amp;[.AG65]&amp;&quot;&quot;&quot;},&quot;;&quot;&quot;) &amp;IF([.AH65]&gt;0;&quot;{&quot;&quot;value&quot;&quot;:&quot;&amp;COLUMN([.AH65])-11&amp;&quot;,&quot;&quot;text&quot;&quot;:&quot;&quot;&quot;&amp;[.AH65]&amp;&quot;&quot;&quot;},&quot;;&quot;&quot;) &amp;IF([.AI65]&gt;0;&quot;{&quot;&quot;value&quot;&quot;:&quot;&amp;COLUMN([.AI65])-11&amp;&quot;,&quot;&quot;text&quot;&quot;:&quot;&quot;&quot;&amp;[.AI65]&amp;&quot;&quot;&quot;},&quot;;&quot;&quot;) &amp;IF([.AJ65]&gt;0;&quot;{&quot;&quot;value&quot;&quot;:&quot;&amp;COLUMN([.AJ65])-11&amp;&quot;,&quot;&quot;text&quot;&quot;:&quot;&quot;&quot;&amp;[.AJ65]&amp;&quot;&quot;&quot;},&quot;;&quot;&quot;) &amp;IF([.AK65]&gt;0;&quot;{&quot;&quot;value&quot;&quot;:&quot;&amp;COLUMN([.AK65])-11&amp;&quot;,&quot;&quot;text&quot;&quot;:&quot;&quot;&quot;&amp;[.AK65]&amp;&quot;&quot;&quot;},&quot;;&quot;&quot;) &amp;IF([.AL65]&gt;0;&quot;{&quot;&quot;value&quot;&quot;:&quot;&amp;COLUMN([.AL65])-11&amp;&quot;,&quot;&quot;text&quot;&quot;:&quot;&quot;&quot;&amp;[.AL65]&amp;&quot;&quot;&quot;},&quot;;&quot;&quot;) &amp;IF([.AM65]&gt;0;&quot;{&quot;&quot;value&quot;&quot;:&quot;&amp;COLUMN([.AM65])-11&amp;&quot;,&quot;&quot;text&quot;&quot;:&quot;&quot;&quot;&amp;[.AM65]&amp;&quot;&quot;&quot;},&quot;;&quot;&quot;) &amp;IF([.AN65]&gt;0;&quot;{&quot;&quot;value&quot;&quot;:&quot;&amp;COLUMN([.AN65])-11&amp;&quot;,&quot;&quot;text&quot;&quot;:&quot;&quot;&quot;&amp;[.AN65]&amp;&quot;&quot;&quot;},&quot;;&quot;&quot;) &amp;IF([.AO65]&gt;0;&quot;{&quot;&quot;value&quot;&quot;:&quot;&amp;COLUMN([.AO65])-11&amp;&quot;,&quot;&quot;text&quot;&quot;:&quot;&quot;&quot;&amp;[.AO65]&amp;&quot;&quot;&quot;},&quot;;&quot;&quot;) &amp;IF([.AP65]&gt;0;&quot;{&quot;&quot;value&quot;&quot;:&quot;&amp;COLUMN([.AP65])-11&amp;&quot;,&quot;&quot;text&quot;&quot;:&quot;&quot;&quot;&amp;[.AP65]&amp;&quot;&quot;&quot;},&quot;;&quot;&quot;) &amp;IF([.AQ65]&gt;0;&quot;{&quot;&quot;value&quot;&quot;:&quot;&amp;COLUMN([.AQ65])-11&amp;&quot;,&quot;&quot;text&quot;&quot;:&quot;&quot;&quot;&amp;[.AQ65]&amp;&quot;&quot;&quot;},&quot;;&quot;&quot;) &amp;IF([.AR65]&gt;0;&quot;{&quot;&quot;value&quot;&quot;:&quot;&amp;COLUMN([.AR65])-11&amp;&quot;,&quot;&quot;text&quot;&quot;:&quot;&quot;&quot;&amp;[.AR65]&amp;&quot;&quot;&quot;},&quot;;&quot;&quot;) &amp;IF([.AS65]&gt;0;&quot;{&quot;&quot;value&quot;&quot;:&quot;&amp;COLUMN([.AS65])-11&amp;&quot;,&quot;&quot;text&quot;&quot;:&quot;&quot;&quot;&amp;[.AS65]&amp;&quot;&quot;&quot;},&quot;;&quot;&quot;) &amp;IF([.AT65]&gt;0;&quot;{&quot;&quot;value&quot;&quot;:&quot;&amp;COLUMN([.AT65])-11&amp;&quot;,&quot;&quot;text&quot;&quot;:&quot;&quot;&quot;&amp;[.AT65]&amp;&quot;&quot;&quot;},&quot;;&quot;&quot;) &amp;IF([.AU65]&gt;0;&quot;{&quot;&quot;value&quot;&quot;:&quot;&amp;COLUMN([.AU65])-11&amp;&quot;,&quot;&quot;text&quot;&quot;:&quot;&quot;&quot;&amp;[.AU65]&amp;&quot;&quot;&quot;},&quot;;&quot;&quot;)">
            <text:p/>
          </table:table-cell>
          <table:table-cell table:style-name="ce1" table:formula="of:=IF([.AV65]&gt;0;&quot;{&quot;&quot;value&quot;&quot;:&quot;&amp;COLUMN([.AV65])-11&amp;&quot;,&quot;&quot;text&quot;&quot;:&quot;&quot;&quot;&amp;[.AV65]&amp;&quot;&quot;&quot;},&quot;;&quot;&quot;) &amp;IF([.AW65]&gt;0;&quot;{&quot;&quot;value&quot;&quot;:&quot;&amp;COLUMN([.AW65])-11&amp;&quot;,&quot;&quot;text&quot;&quot;:&quot;&quot;&quot;&amp;[.AW65]&amp;&quot;&quot;&quot;},&quot;;&quot;&quot;) &amp;IF([.AX65]&gt;0;&quot;{&quot;&quot;value&quot;&quot;:&quot;&amp;COLUMN([.AX65])-11&amp;&quot;,&quot;&quot;text&quot;&quot;:&quot;&quot;&quot;&amp;[.AX65]&amp;&quot;&quot;&quot;},&quot;;&quot;&quot;) &amp;IF([.AY65]&gt;0;&quot;{&quot;&quot;value&quot;&quot;:&quot;&amp;COLUMN([.AY65])-11&amp;&quot;,&quot;&quot;text&quot;&quot;:&quot;&quot;&quot;&amp;[.AY65]&amp;&quot;&quot;&quot;},&quot;;&quot;&quot;) &amp;IF([.AZ65]&gt;0;&quot;{&quot;&quot;value&quot;&quot;:&quot;&amp;COLUMN([.AZ65])-11&amp;&quot;,&quot;&quot;text&quot;&quot;:&quot;&quot;&quot;&amp;[.AZ65]&amp;&quot;&quot;&quot;},&quot;;&quot;&quot;) &amp;IF([.BA65]&gt;0;&quot;{&quot;&quot;value&quot;&quot;:&quot;&amp;COLUMN([.BA65])-11&amp;&quot;,&quot;&quot;text&quot;&quot;:&quot;&quot;&quot;&amp;[.BA65]&amp;&quot;&quot;&quot;},&quot;;&quot;&quot;) &amp;IF([.BB65]&gt;0;&quot;{&quot;&quot;value&quot;&quot;:&quot;&amp;COLUMN([.BB65])-11&amp;&quot;,&quot;&quot;text&quot;&quot;:&quot;&quot;&quot;&amp;[.BB65]&amp;&quot;&quot;&quot;},&quot;;&quot;&quot;) &amp;IF([.BC65]&gt;0;&quot;{&quot;&quot;value&quot;&quot;:&quot;&amp;COLUMN([.BC65])-11&amp;&quot;,&quot;&quot;text&quot;&quot;:&quot;&quot;&quot;&amp;[.BC65]&amp;&quot;&quot;&quot;},&quot;;&quot;&quot;) &amp;IF([.BD65]&gt;0;&quot;{&quot;&quot;value&quot;&quot;:&quot;&amp;COLUMN([.BD65])-11&amp;&quot;,&quot;&quot;text&quot;&quot;:&quot;&quot;&quot;&amp;[.BD65]&amp;&quot;&quot;&quot;},&quot;;&quot;&quot;) &amp;IF([.BE65]&gt;0;&quot;{&quot;&quot;value&quot;&quot;:&quot;&amp;COLUMN([.BE65])-11&amp;&quot;,&quot;&quot;text&quot;&quot;:&quot;&quot;&quot;&amp;[.BE65]&amp;&quot;&quot;&quot;},&quot;;&quot;&quot;) &amp;IF([.BF65]&gt;0;&quot;{&quot;&quot;value&quot;&quot;:&quot;&amp;COLUMN([.BF65])-11&amp;&quot;,&quot;&quot;text&quot;&quot;:&quot;&quot;&quot;&amp;[.BF65]&amp;&quot;&quot;&quot;},&quot;;&quot;&quot;) &amp;IF([.BG65]&gt;0;&quot;{&quot;&quot;value&quot;&quot;:&quot;&amp;COLUMN([.BG65])-11&amp;&quot;,&quot;&quot;text&quot;&quot;:&quot;&quot;&quot;&amp;[.BG65]&amp;&quot;&quot;&quot;},&quot;;&quot;&quot;) &amp;IF([.BH65]&gt;0;&quot;{&quot;&quot;value&quot;&quot;:&quot;&amp;COLUMN([.BH65])-11&amp;&quot;,&quot;&quot;text&quot;&quot;:&quot;&quot;&quot;&amp;[.BH65]&amp;&quot;&quot;&quot;},&quot;;&quot;&quot;) &amp;IF([.BI65]&gt;0;&quot;{&quot;&quot;value&quot;&quot;:&quot;&amp;COLUMN([.BI65])-11&amp;&quot;,&quot;&quot;text&quot;&quot;:&quot;&quot;&quot;&amp;[.BI65]&amp;&quot;&quot;&quot;},&quot;;&quot;&quot;) &amp;IF([.BJ65]&gt;0;&quot;{&quot;&quot;value&quot;&quot;:&quot;&amp;COLUMN([.BJ65])-11&amp;&quot;,&quot;&quot;text&quot;&quot;:&quot;&quot;&quot;&amp;[.BJ65]&amp;&quot;&quot;&quot;},&quot;;&quot;&quot;) &amp;IF([.BK65]&gt;0;&quot;{&quot;&quot;value&quot;&quot;:&quot;&amp;COLUMN([.BK65])-11&amp;&quot;,&quot;&quot;text&quot;&quot;:&quot;&quot;&quot;&amp;[.BK6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 do anything with the result</text:p>
          </table:table-cell>
          <table:table-cell office:value-type="string">
            <text:p>TEXT_OTHER</text:p>
          </table:table-cell>
          <table:table-cell table:number-columns-repeated="41"/>
          <table:table-cell table:number-columns-repeated="961"/>
        </table:table-row>
        <table:table-row table:style-name="ro2">
          <table:table-cell table:style-name="ce1" table:formula="of:=&quot;{&quot;&quot;id&quot;&quot;:&quot;&amp;[.G66]&amp;&quot;,&quot;&quot;ordinal&quot;&quot;:&quot;&amp;ROW()-2&amp;&quot;,&quot;&quot;required&quot;&quot;:&quot;&amp;[.E66]&amp;&quot;,&quot;&quot;category&quot;&quot;:&quot;&quot;&quot;&amp;[.F66]&amp;&quot;&quot;&quot;,&quot;&quot;info&quot;&quot;:&quot;&quot;&quot;&amp;[.J66]&amp;&quot;&quot;&quot;&quot;&amp;&quot;,&quot;&quot;skip&quot;&quot;:&quot;&quot;&quot;&amp;[.D66]&amp;&quot;&quot;&quot;&quot;&amp;&quot;,&quot;&quot;text&quot;&quot;:&quot;&quot;&quot;&amp;[.H66]&amp;&quot;&quot;&quot;&quot;&amp;&quot;,&quot;&quot;type&quot;&quot;:&quot;&quot;&quot;&amp;[.I66]&amp;&quot;&quot;&quot;&quot;&amp;&quot;,&quot;&quot;options&quot;&quot;:[&quot; &amp;IF([.K66]&gt;0;&quot;{&quot;&quot;value&quot;&quot;:&quot;&amp;COLUMN([.K66])-11&amp;&quot;,&quot;&quot;text&quot;&quot;:&quot;&quot;&quot;&amp;[.K66]&amp;&quot;&quot;&quot;},&quot;;&quot;&quot;) &amp;IF([.L66]&gt;0;&quot;{&quot;&quot;value&quot;&quot;:&quot;&amp;COLUMN([.L66])-11&amp;&quot;,&quot;&quot;text&quot;&quot;:&quot;&quot;&quot;&amp;[.L66]&amp;&quot;&quot;&quot;},&quot;;&quot;&quot;) &amp;IF([.M66]&gt;0;&quot;{&quot;&quot;value&quot;&quot;:&quot;&amp;COLUMN([.M66])-11&amp;&quot;,&quot;&quot;text&quot;&quot;:&quot;&quot;&quot;&amp;[.M66]&amp;&quot;&quot;&quot;},&quot;;&quot;&quot;) &amp;IF([.N66]&gt;0;&quot;{&quot;&quot;value&quot;&quot;:&quot;&amp;COLUMN([.N66])-11&amp;&quot;,&quot;&quot;text&quot;&quot;:&quot;&quot;&quot;&amp;[.N66]&amp;&quot;&quot;&quot;},&quot;;&quot;&quot;) &amp;IF([.O66]&gt;0;&quot;{&quot;&quot;value&quot;&quot;:&quot;&amp;COLUMN([.O66])-11&amp;&quot;,&quot;&quot;text&quot;&quot;:&quot;&quot;&quot;&amp;[.O66]&amp;&quot;&quot;&quot;},&quot;;&quot;&quot;) &amp;IF([.P66]&gt;0;&quot;{&quot;&quot;value&quot;&quot;:&quot;&amp;COLUMN([.P66])-11&amp;&quot;,&quot;&quot;text&quot;&quot;:&quot;&quot;&quot;&amp;[.P66]&amp;&quot;&quot;&quot;},&quot;;&quot;&quot;) &amp;IF([.Q66]&gt;0;&quot;{&quot;&quot;value&quot;&quot;:&quot;&amp;COLUMN([.Q66])-11&amp;&quot;,&quot;&quot;text&quot;&quot;:&quot;&quot;&quot;&amp;[.Q66]&amp;&quot;&quot;&quot;},&quot;;&quot;&quot;) &amp;IF([.R66]&gt;0;&quot;{&quot;&quot;value&quot;&quot;:&quot;&amp;COLUMN([.R66])-11&amp;&quot;,&quot;&quot;text&quot;&quot;:&quot;&quot;&quot;&amp;[.R66]&amp;&quot;&quot;&quot;},&quot;;&quot;&quot;) &amp;IF([.S66]&gt;0;&quot;{&quot;&quot;value&quot;&quot;:&quot;&amp;COLUMN([.S66])-11&amp;&quot;,&quot;&quot;text&quot;&quot;:&quot;&quot;&quot;&amp;[.S66]&amp;&quot;&quot;&quot;},&quot;;&quot;&quot;) &amp;IF([.T66]&gt;0;&quot;{&quot;&quot;value&quot;&quot;:&quot;&amp;COLUMN([.T66])-11&amp;&quot;,&quot;&quot;text&quot;&quot;:&quot;&quot;&quot;&amp;[.T66]&amp;&quot;&quot;&quot;},&quot;;&quot;&quot;) &amp;IF([.U66]&gt;0;&quot;{&quot;&quot;value&quot;&quot;:&quot;&amp;COLUMN([.U66])-11&amp;&quot;,&quot;&quot;text&quot;&quot;:&quot;&quot;&quot;&amp;[.U66]&amp;&quot;&quot;&quot;},&quot;;&quot;&quot;) &amp;IF([.V66]&gt;0;&quot;{&quot;&quot;value&quot;&quot;:&quot;&amp;COLUMN([.V66])-11&amp;&quot;,&quot;&quot;text&quot;&quot;:&quot;&quot;&quot;&amp;[.V66]&amp;&quot;&quot;&quot;},&quot;;&quot;&quot;) &amp;IF([.W66]&gt;0;&quot;{&quot;&quot;value&quot;&quot;:&quot;&amp;COLUMN([.W66])-11&amp;&quot;,&quot;&quot;text&quot;&quot;:&quot;&quot;&quot;&amp;[.W66]&amp;&quot;&quot;&quot;},&quot;;&quot;&quot;) &amp;IF([.X66]&gt;0;&quot;{&quot;&quot;value&quot;&quot;:&quot;&amp;COLUMN([.X66])-11&amp;&quot;,&quot;&quot;text&quot;&quot;:&quot;&quot;&quot;&amp;[.X66]&amp;&quot;&quot;&quot;},&quot;;&quot;&quot;) &amp;IF([.Y66]&gt;0;&quot;{&quot;&quot;value&quot;&quot;:&quot;&amp;COLUMN([.Y66])-11&amp;&quot;,&quot;&quot;text&quot;&quot;:&quot;&quot;&quot;&amp;[.Y66]&amp;&quot;&quot;&quot;},&quot;;&quot;&quot;) &amp;IF([.Z66]&gt;0;&quot;{&quot;&quot;value&quot;&quot;:&quot;&amp;COLUMN([.Z66])-11&amp;&quot;,&quot;&quot;text&quot;&quot;:&quot;&quot;&quot;&amp;[.Z66]&amp;&quot;&quot;&quot;},&quot;;&quot;&quot;) &amp;IF([.AA66]&gt;0;&quot;{&quot;&quot;value&quot;&quot;:&quot;&amp;COLUMN([.AA66])-11&amp;&quot;,&quot;&quot;text&quot;&quot;:&quot;&quot;&quot;&amp;[.AA66]&amp;&quot;&quot;&quot;},&quot;;&quot;&quot;)" office:value-type="string" office:string-value="{&quot;id&quot;:53,&quot;ordinal&quot;:64,&quot;required&quot;:0,&quot;category&quot;:&quot;Testing Your Blood Glucose&quot;,&quot;info&quot;:&quot;null&quot;,&quot;skip&quot;:&quot;null&quot;,&quot;text&quot;:&quot;How would you describe your blood glucose test results?&quot;,&quot;type&quot;:&quot;SC&quot;,&quot;options&quot;:[{&quot;value&quot;:0,&quot;text&quot;:&quot;They are usually high (more than 10 mmols/l)&quot;},{&quot;value&quot;:1,&quot;text&quot;:&quot;They are usually low (less than 4 mmols/l)&quot;},{&quot;value&quot;:2,&quot;text&quot;:&quot;They are generally within the recommended levels (4-10 mmols/l)&quot;},{&quot;value&quot;:3,&quot;text&quot;:&quot;They always go up and down&quot;},{&quot;value&quot;:4,&quot;text&quot;:&quot;I'm not sure&quot;},{&quot;value&quot;:5,&quot;text&quot;:&quot;I don't know because I don't usually test my blood&quot;},">
            <text:p>{"id":53,"ordinal":64,"required":0,"category":"Testing Your Blood Glucose","info":"null","skip":"null","text":"How would you describe your blood glucose test results?","type":"SC","options":[{"value":0,"text":"They are usually high (more than 10 mmols/l)"},{"value":1,"text":"They are usually low (less than 4 mmols/l)"},{"value":2,"text":"They are generally within the recommended levels (4-10 mmols/l)"},{"value":3,"text":"They always go up and down"},{"value":4,"text":"I'm not sure"},{"value":5,"text":"I don't know because I don't usually test my blood"},</text:p>
          </table:table-cell>
          <table:table-cell table:style-name="ce2" table:formula="of:=IF([.AB66]&gt;0;&quot;{&quot;&quot;value&quot;&quot;:&quot;&amp;COLUMN([.AB66])-11&amp;&quot;,&quot;&quot;text&quot;&quot;:&quot;&quot;&quot;&amp;[.AB66]&amp;&quot;&quot;&quot;},&quot;;&quot;&quot;) &amp;IF([.AC66]&gt;0;&quot;{&quot;&quot;value&quot;&quot;:&quot;&amp;COLUMN([.AC66])-11&amp;&quot;,&quot;&quot;text&quot;&quot;:&quot;&quot;&quot;&amp;[.AC66]&amp;&quot;&quot;&quot;},&quot;;&quot;&quot;) &amp;IF([.AD66]&gt;0;&quot;{&quot;&quot;value&quot;&quot;:&quot;&amp;COLUMN([.AD66])-11&amp;&quot;,&quot;&quot;text&quot;&quot;:&quot;&quot;&quot;&amp;[.AD66]&amp;&quot;&quot;&quot;},&quot;;&quot;&quot;) &amp;IF([.AE66]&gt;0;&quot;{&quot;&quot;value&quot;&quot;:&quot;&amp;COLUMN([.AE66])-11&amp;&quot;,&quot;&quot;text&quot;&quot;:&quot;&quot;&quot;&amp;[.AE66]&amp;&quot;&quot;&quot;},&quot;;&quot;&quot;) &amp;IF([.AF66]&gt;0;&quot;{&quot;&quot;value&quot;&quot;:&quot;&amp;COLUMN([.AF66])-11&amp;&quot;,&quot;&quot;text&quot;&quot;:&quot;&quot;&quot;&amp;[.AF66]&amp;&quot;&quot;&quot;},&quot;;&quot;&quot;) &amp;IF([.AG66]&gt;0;&quot;{&quot;&quot;value&quot;&quot;:&quot;&amp;COLUMN([.AG66])-11&amp;&quot;,&quot;&quot;text&quot;&quot;:&quot;&quot;&quot;&amp;[.AG66]&amp;&quot;&quot;&quot;},&quot;;&quot;&quot;) &amp;IF([.AH66]&gt;0;&quot;{&quot;&quot;value&quot;&quot;:&quot;&amp;COLUMN([.AH66])-11&amp;&quot;,&quot;&quot;text&quot;&quot;:&quot;&quot;&quot;&amp;[.AH66]&amp;&quot;&quot;&quot;},&quot;;&quot;&quot;) &amp;IF([.AI66]&gt;0;&quot;{&quot;&quot;value&quot;&quot;:&quot;&amp;COLUMN([.AI66])-11&amp;&quot;,&quot;&quot;text&quot;&quot;:&quot;&quot;&quot;&amp;[.AI66]&amp;&quot;&quot;&quot;},&quot;;&quot;&quot;) &amp;IF([.AJ66]&gt;0;&quot;{&quot;&quot;value&quot;&quot;:&quot;&amp;COLUMN([.AJ66])-11&amp;&quot;,&quot;&quot;text&quot;&quot;:&quot;&quot;&quot;&amp;[.AJ66]&amp;&quot;&quot;&quot;},&quot;;&quot;&quot;) &amp;IF([.AK66]&gt;0;&quot;{&quot;&quot;value&quot;&quot;:&quot;&amp;COLUMN([.AK66])-11&amp;&quot;,&quot;&quot;text&quot;&quot;:&quot;&quot;&quot;&amp;[.AK66]&amp;&quot;&quot;&quot;},&quot;;&quot;&quot;) &amp;IF([.AL66]&gt;0;&quot;{&quot;&quot;value&quot;&quot;:&quot;&amp;COLUMN([.AL66])-11&amp;&quot;,&quot;&quot;text&quot;&quot;:&quot;&quot;&quot;&amp;[.AL66]&amp;&quot;&quot;&quot;},&quot;;&quot;&quot;) &amp;IF([.AM66]&gt;0;&quot;{&quot;&quot;value&quot;&quot;:&quot;&amp;COLUMN([.AM66])-11&amp;&quot;,&quot;&quot;text&quot;&quot;:&quot;&quot;&quot;&amp;[.AM66]&amp;&quot;&quot;&quot;},&quot;;&quot;&quot;) &amp;IF([.AN66]&gt;0;&quot;{&quot;&quot;value&quot;&quot;:&quot;&amp;COLUMN([.AN66])-11&amp;&quot;,&quot;&quot;text&quot;&quot;:&quot;&quot;&quot;&amp;[.AN66]&amp;&quot;&quot;&quot;},&quot;;&quot;&quot;) &amp;IF([.AO66]&gt;0;&quot;{&quot;&quot;value&quot;&quot;:&quot;&amp;COLUMN([.AO66])-11&amp;&quot;,&quot;&quot;text&quot;&quot;:&quot;&quot;&quot;&amp;[.AO66]&amp;&quot;&quot;&quot;},&quot;;&quot;&quot;) &amp;IF([.AP66]&gt;0;&quot;{&quot;&quot;value&quot;&quot;:&quot;&amp;COLUMN([.AP66])-11&amp;&quot;,&quot;&quot;text&quot;&quot;:&quot;&quot;&quot;&amp;[.AP66]&amp;&quot;&quot;&quot;},&quot;;&quot;&quot;) &amp;IF([.AQ66]&gt;0;&quot;{&quot;&quot;value&quot;&quot;:&quot;&amp;COLUMN([.AQ66])-11&amp;&quot;,&quot;&quot;text&quot;&quot;:&quot;&quot;&quot;&amp;[.AQ66]&amp;&quot;&quot;&quot;},&quot;;&quot;&quot;) &amp;IF([.AR66]&gt;0;&quot;{&quot;&quot;value&quot;&quot;:&quot;&amp;COLUMN([.AR66])-11&amp;&quot;,&quot;&quot;text&quot;&quot;:&quot;&quot;&quot;&amp;[.AR66]&amp;&quot;&quot;&quot;},&quot;;&quot;&quot;) &amp;IF([.AS66]&gt;0;&quot;{&quot;&quot;value&quot;&quot;:&quot;&amp;COLUMN([.AS66])-11&amp;&quot;,&quot;&quot;text&quot;&quot;:&quot;&quot;&quot;&amp;[.AS66]&amp;&quot;&quot;&quot;},&quot;;&quot;&quot;) &amp;IF([.AT66]&gt;0;&quot;{&quot;&quot;value&quot;&quot;:&quot;&amp;COLUMN([.AT66])-11&amp;&quot;,&quot;&quot;text&quot;&quot;:&quot;&quot;&quot;&amp;[.AT66]&amp;&quot;&quot;&quot;},&quot;;&quot;&quot;) &amp;IF([.AU66]&gt;0;&quot;{&quot;&quot;value&quot;&quot;:&quot;&amp;COLUMN([.AU66])-11&amp;&quot;,&quot;&quot;text&quot;&quot;:&quot;&quot;&quot;&amp;[.AU66]&amp;&quot;&quot;&quot;},&quot;;&quot;&quot;)">
            <text:p/>
          </table:table-cell>
          <table:table-cell table:style-name="ce1" table:formula="of:=IF([.AV66]&gt;0;&quot;{&quot;&quot;value&quot;&quot;:&quot;&amp;COLUMN([.AV66])-11&amp;&quot;,&quot;&quot;text&quot;&quot;:&quot;&quot;&quot;&amp;[.AV66]&amp;&quot;&quot;&quot;},&quot;;&quot;&quot;) &amp;IF([.AW66]&gt;0;&quot;{&quot;&quot;value&quot;&quot;:&quot;&amp;COLUMN([.AW66])-11&amp;&quot;,&quot;&quot;text&quot;&quot;:&quot;&quot;&quot;&amp;[.AW66]&amp;&quot;&quot;&quot;},&quot;;&quot;&quot;) &amp;IF([.AX66]&gt;0;&quot;{&quot;&quot;value&quot;&quot;:&quot;&amp;COLUMN([.AX66])-11&amp;&quot;,&quot;&quot;text&quot;&quot;:&quot;&quot;&quot;&amp;[.AX66]&amp;&quot;&quot;&quot;},&quot;;&quot;&quot;) &amp;IF([.AY66]&gt;0;&quot;{&quot;&quot;value&quot;&quot;:&quot;&amp;COLUMN([.AY66])-11&amp;&quot;,&quot;&quot;text&quot;&quot;:&quot;&quot;&quot;&amp;[.AY66]&amp;&quot;&quot;&quot;},&quot;;&quot;&quot;) &amp;IF([.AZ66]&gt;0;&quot;{&quot;&quot;value&quot;&quot;:&quot;&amp;COLUMN([.AZ66])-11&amp;&quot;,&quot;&quot;text&quot;&quot;:&quot;&quot;&quot;&amp;[.AZ66]&amp;&quot;&quot;&quot;},&quot;;&quot;&quot;) &amp;IF([.BA66]&gt;0;&quot;{&quot;&quot;value&quot;&quot;:&quot;&amp;COLUMN([.BA66])-11&amp;&quot;,&quot;&quot;text&quot;&quot;:&quot;&quot;&quot;&amp;[.BA66]&amp;&quot;&quot;&quot;},&quot;;&quot;&quot;) &amp;IF([.BB66]&gt;0;&quot;{&quot;&quot;value&quot;&quot;:&quot;&amp;COLUMN([.BB66])-11&amp;&quot;,&quot;&quot;text&quot;&quot;:&quot;&quot;&quot;&amp;[.BB66]&amp;&quot;&quot;&quot;},&quot;;&quot;&quot;) &amp;IF([.BC66]&gt;0;&quot;{&quot;&quot;value&quot;&quot;:&quot;&amp;COLUMN([.BC66])-11&amp;&quot;,&quot;&quot;text&quot;&quot;:&quot;&quot;&quot;&amp;[.BC66]&amp;&quot;&quot;&quot;},&quot;;&quot;&quot;) &amp;IF([.BD66]&gt;0;&quot;{&quot;&quot;value&quot;&quot;:&quot;&amp;COLUMN([.BD66])-11&amp;&quot;,&quot;&quot;text&quot;&quot;:&quot;&quot;&quot;&amp;[.BD66]&amp;&quot;&quot;&quot;},&quot;;&quot;&quot;) &amp;IF([.BE66]&gt;0;&quot;{&quot;&quot;value&quot;&quot;:&quot;&amp;COLUMN([.BE66])-11&amp;&quot;,&quot;&quot;text&quot;&quot;:&quot;&quot;&quot;&amp;[.BE66]&amp;&quot;&quot;&quot;},&quot;;&quot;&quot;) &amp;IF([.BF66]&gt;0;&quot;{&quot;&quot;value&quot;&quot;:&quot;&amp;COLUMN([.BF66])-11&amp;&quot;,&quot;&quot;text&quot;&quot;:&quot;&quot;&quot;&amp;[.BF66]&amp;&quot;&quot;&quot;},&quot;;&quot;&quot;) &amp;IF([.BG66]&gt;0;&quot;{&quot;&quot;value&quot;&quot;:&quot;&amp;COLUMN([.BG66])-11&amp;&quot;,&quot;&quot;text&quot;&quot;:&quot;&quot;&quot;&amp;[.BG66]&amp;&quot;&quot;&quot;},&quot;;&quot;&quot;) &amp;IF([.BH66]&gt;0;&quot;{&quot;&quot;value&quot;&quot;:&quot;&amp;COLUMN([.BH66])-11&amp;&quot;,&quot;&quot;text&quot;&quot;:&quot;&quot;&quot;&amp;[.BH66]&amp;&quot;&quot;&quot;},&quot;;&quot;&quot;) &amp;IF([.BI66]&gt;0;&quot;{&quot;&quot;value&quot;&quot;:&quot;&amp;COLUMN([.BI66])-11&amp;&quot;,&quot;&quot;text&quot;&quot;:&quot;&quot;&quot;&amp;[.BI66]&amp;&quot;&quot;&quot;},&quot;;&quot;&quot;) &amp;IF([.BJ66]&gt;0;&quot;{&quot;&quot;value&quot;&quot;:&quot;&amp;COLUMN([.BJ66])-11&amp;&quot;,&quot;&quot;text&quot;&quot;:&quot;&quot;&quot;&amp;[.BJ66]&amp;&quot;&quot;&quot;},&quot;;&quot;&quot;) &amp;IF([.BK66]&gt;0;&quot;{&quot;&quot;value&quot;&quot;:&quot;&amp;COLUMN([.BK66])-11&amp;&quot;,&quot;&quot;text&quot;&quot;:&quot;&quot;&quot;&amp;[.BK6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n't know because I don't usually test my blood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67]&amp;&quot;,&quot;&quot;ordinal&quot;&quot;:&quot;&amp;ROW()-2&amp;&quot;,&quot;&quot;required&quot;&quot;:&quot;&amp;[.E67]&amp;&quot;,&quot;&quot;category&quot;&quot;:&quot;&quot;&quot;&amp;[.F67]&amp;&quot;&quot;&quot;,&quot;&quot;info&quot;&quot;:&quot;&quot;&quot;&amp;[.J67]&amp;&quot;&quot;&quot;&quot;&amp;&quot;,&quot;&quot;skip&quot;&quot;:&quot;&quot;&quot;&amp;[.D67]&amp;&quot;&quot;&quot;&quot;&amp;&quot;,&quot;&quot;text&quot;&quot;:&quot;&quot;&quot;&amp;[.H67]&amp;&quot;&quot;&quot;&quot;&amp;&quot;,&quot;&quot;type&quot;&quot;:&quot;&quot;&quot;&amp;[.I67]&amp;&quot;&quot;&quot;&quot;&amp;&quot;,&quot;&quot;options&quot;&quot;:[&quot; &amp;IF([.K67]&gt;0;&quot;{&quot;&quot;value&quot;&quot;:&quot;&amp;COLUMN([.K67])-11&amp;&quot;,&quot;&quot;text&quot;&quot;:&quot;&quot;&quot;&amp;[.K67]&amp;&quot;&quot;&quot;},&quot;;&quot;&quot;) &amp;IF([.L67]&gt;0;&quot;{&quot;&quot;value&quot;&quot;:&quot;&amp;COLUMN([.L67])-11&amp;&quot;,&quot;&quot;text&quot;&quot;:&quot;&quot;&quot;&amp;[.L67]&amp;&quot;&quot;&quot;},&quot;;&quot;&quot;) &amp;IF([.M67]&gt;0;&quot;{&quot;&quot;value&quot;&quot;:&quot;&amp;COLUMN([.M67])-11&amp;&quot;,&quot;&quot;text&quot;&quot;:&quot;&quot;&quot;&amp;[.M67]&amp;&quot;&quot;&quot;},&quot;;&quot;&quot;) &amp;IF([.N67]&gt;0;&quot;{&quot;&quot;value&quot;&quot;:&quot;&amp;COLUMN([.N67])-11&amp;&quot;,&quot;&quot;text&quot;&quot;:&quot;&quot;&quot;&amp;[.N67]&amp;&quot;&quot;&quot;},&quot;;&quot;&quot;) &amp;IF([.O67]&gt;0;&quot;{&quot;&quot;value&quot;&quot;:&quot;&amp;COLUMN([.O67])-11&amp;&quot;,&quot;&quot;text&quot;&quot;:&quot;&quot;&quot;&amp;[.O67]&amp;&quot;&quot;&quot;},&quot;;&quot;&quot;) &amp;IF([.P67]&gt;0;&quot;{&quot;&quot;value&quot;&quot;:&quot;&amp;COLUMN([.P67])-11&amp;&quot;,&quot;&quot;text&quot;&quot;:&quot;&quot;&quot;&amp;[.P67]&amp;&quot;&quot;&quot;},&quot;;&quot;&quot;) &amp;IF([.Q67]&gt;0;&quot;{&quot;&quot;value&quot;&quot;:&quot;&amp;COLUMN([.Q67])-11&amp;&quot;,&quot;&quot;text&quot;&quot;:&quot;&quot;&quot;&amp;[.Q67]&amp;&quot;&quot;&quot;},&quot;;&quot;&quot;) &amp;IF([.R67]&gt;0;&quot;{&quot;&quot;value&quot;&quot;:&quot;&amp;COLUMN([.R67])-11&amp;&quot;,&quot;&quot;text&quot;&quot;:&quot;&quot;&quot;&amp;[.R67]&amp;&quot;&quot;&quot;},&quot;;&quot;&quot;) &amp;IF([.S67]&gt;0;&quot;{&quot;&quot;value&quot;&quot;:&quot;&amp;COLUMN([.S67])-11&amp;&quot;,&quot;&quot;text&quot;&quot;:&quot;&quot;&quot;&amp;[.S67]&amp;&quot;&quot;&quot;},&quot;;&quot;&quot;) &amp;IF([.T67]&gt;0;&quot;{&quot;&quot;value&quot;&quot;:&quot;&amp;COLUMN([.T67])-11&amp;&quot;,&quot;&quot;text&quot;&quot;:&quot;&quot;&quot;&amp;[.T67]&amp;&quot;&quot;&quot;},&quot;;&quot;&quot;) &amp;IF([.U67]&gt;0;&quot;{&quot;&quot;value&quot;&quot;:&quot;&amp;COLUMN([.U67])-11&amp;&quot;,&quot;&quot;text&quot;&quot;:&quot;&quot;&quot;&amp;[.U67]&amp;&quot;&quot;&quot;},&quot;;&quot;&quot;) &amp;IF([.V67]&gt;0;&quot;{&quot;&quot;value&quot;&quot;:&quot;&amp;COLUMN([.V67])-11&amp;&quot;,&quot;&quot;text&quot;&quot;:&quot;&quot;&quot;&amp;[.V67]&amp;&quot;&quot;&quot;},&quot;;&quot;&quot;) &amp;IF([.W67]&gt;0;&quot;{&quot;&quot;value&quot;&quot;:&quot;&amp;COLUMN([.W67])-11&amp;&quot;,&quot;&quot;text&quot;&quot;:&quot;&quot;&quot;&amp;[.W67]&amp;&quot;&quot;&quot;},&quot;;&quot;&quot;) &amp;IF([.X67]&gt;0;&quot;{&quot;&quot;value&quot;&quot;:&quot;&amp;COLUMN([.X67])-11&amp;&quot;,&quot;&quot;text&quot;&quot;:&quot;&quot;&quot;&amp;[.X67]&amp;&quot;&quot;&quot;},&quot;;&quot;&quot;) &amp;IF([.Y67]&gt;0;&quot;{&quot;&quot;value&quot;&quot;:&quot;&amp;COLUMN([.Y67])-11&amp;&quot;,&quot;&quot;text&quot;&quot;:&quot;&quot;&quot;&amp;[.Y67]&amp;&quot;&quot;&quot;},&quot;;&quot;&quot;) &amp;IF([.Z67]&gt;0;&quot;{&quot;&quot;value&quot;&quot;:&quot;&amp;COLUMN([.Z67])-11&amp;&quot;,&quot;&quot;text&quot;&quot;:&quot;&quot;&quot;&amp;[.Z67]&amp;&quot;&quot;&quot;},&quot;;&quot;&quot;) &amp;IF([.AA67]&gt;0;&quot;{&quot;&quot;value&quot;&quot;:&quot;&amp;COLUMN([.AA67])-11&amp;&quot;,&quot;&quot;text&quot;&quot;:&quot;&quot;&quot;&amp;[.AA67]&amp;&quot;&quot;&quot;},&quot;;&quot;&quot;)" office:value-type="string" office:string-value="{&quot;id&quot;:54,&quot;ordinal&quot;:65,&quot;required&quot;:0,&quot;category&quot;:&quot;Testing Your Blood Glucose&quot;,&quot;info&quot;:&quot;null&quot;,&quot;skip&quot;:&quot;null&quot;,&quot;text&quot;:&quot;What do you do with your blood glucose test results?&quot;,&quot;type&quot;:&quot;MC&quot;,&quot;options&quot;:[{&quot;value&quot;:0,&quot;text&quot;:&quot;GROUP: Record them in&quot;},{&quot;value&quot;:1,&quot;text&quot;:&quot;Diary / paper chart&quot;},{&quot;value&quot;:2,&quot;text&quot;:&quot;Electronic device&quot;},{&quot;value&quot;:3,&quot;text&quot;:&quot;My pump&quot;},{&quot;value&quot;:4,&quot;text&quot;:&quot;My blood glucose monitor&quot;},{&quot;value&quot;:5,&quot;text&quot;:&quot;Nothing&quot;},{&quot;value&quot;:6,&quot;text&quot;:&quot;GROUP:Use them to work out how much&quot;},{&quot;value&quot;:7,&quot;text&quot;:&quot;Insulin I should take&quot;},{&quot;value&quot;:8,&quot;text&quot;:&quot;How much carbohydrates to eat&quot;},{&quot;value&quot;:9,&quot;text&quot;:&quot;How much exercise to do&quot;},{&quot;value&quot;:10,&quot;text&quot;:&quot;I do test my blood&quot;},{&quot;value&quot;:11,&quot;text&quot;:&quot;TEXT_OTHER&quot;},">
            <text:p>{"id":54,"ordinal":65,"required":0,"category":"Testing Your Blood Glucose","info":"null","skip":"null","text":"What do you do with your blood glucose test results?","type":"MC","options":[{"value":0,"text":"GROUP: Record them in"},{"value":1,"text":"Diary / paper chart"},{"value":2,"text":"Electronic device"},{"value":3,"text":"My pump"},{"value":4,"text":"My blood glucose monitor"},{"value":5,"text":"Nothing"},{"value":6,"text":"GROUP:Use them to work out how much"},{"value":7,"text":"Insulin I should take"},{"value":8,"text":"How much carbohydrates to eat"},{"value":9,"text":"How much exercise to do"},{"value":10,"text":"I do test my blood"},{"value":11,"text":"TEXT_OTHER"},</text:p>
          </table:table-cell>
          <table:table-cell table:style-name="ce2" table:formula="of:=IF([.AB67]&gt;0;&quot;{&quot;&quot;value&quot;&quot;:&quot;&amp;COLUMN([.AB67])-11&amp;&quot;,&quot;&quot;text&quot;&quot;:&quot;&quot;&quot;&amp;[.AB67]&amp;&quot;&quot;&quot;},&quot;;&quot;&quot;) &amp;IF([.AC67]&gt;0;&quot;{&quot;&quot;value&quot;&quot;:&quot;&amp;COLUMN([.AC67])-11&amp;&quot;,&quot;&quot;text&quot;&quot;:&quot;&quot;&quot;&amp;[.AC67]&amp;&quot;&quot;&quot;},&quot;;&quot;&quot;) &amp;IF([.AD67]&gt;0;&quot;{&quot;&quot;value&quot;&quot;:&quot;&amp;COLUMN([.AD67])-11&amp;&quot;,&quot;&quot;text&quot;&quot;:&quot;&quot;&quot;&amp;[.AD67]&amp;&quot;&quot;&quot;},&quot;;&quot;&quot;) &amp;IF([.AE67]&gt;0;&quot;{&quot;&quot;value&quot;&quot;:&quot;&amp;COLUMN([.AE67])-11&amp;&quot;,&quot;&quot;text&quot;&quot;:&quot;&quot;&quot;&amp;[.AE67]&amp;&quot;&quot;&quot;},&quot;;&quot;&quot;) &amp;IF([.AF67]&gt;0;&quot;{&quot;&quot;value&quot;&quot;:&quot;&amp;COLUMN([.AF67])-11&amp;&quot;,&quot;&quot;text&quot;&quot;:&quot;&quot;&quot;&amp;[.AF67]&amp;&quot;&quot;&quot;},&quot;;&quot;&quot;) &amp;IF([.AG67]&gt;0;&quot;{&quot;&quot;value&quot;&quot;:&quot;&amp;COLUMN([.AG67])-11&amp;&quot;,&quot;&quot;text&quot;&quot;:&quot;&quot;&quot;&amp;[.AG67]&amp;&quot;&quot;&quot;},&quot;;&quot;&quot;) &amp;IF([.AH67]&gt;0;&quot;{&quot;&quot;value&quot;&quot;:&quot;&amp;COLUMN([.AH67])-11&amp;&quot;,&quot;&quot;text&quot;&quot;:&quot;&quot;&quot;&amp;[.AH67]&amp;&quot;&quot;&quot;},&quot;;&quot;&quot;) &amp;IF([.AI67]&gt;0;&quot;{&quot;&quot;value&quot;&quot;:&quot;&amp;COLUMN([.AI67])-11&amp;&quot;,&quot;&quot;text&quot;&quot;:&quot;&quot;&quot;&amp;[.AI67]&amp;&quot;&quot;&quot;},&quot;;&quot;&quot;) &amp;IF([.AJ67]&gt;0;&quot;{&quot;&quot;value&quot;&quot;:&quot;&amp;COLUMN([.AJ67])-11&amp;&quot;,&quot;&quot;text&quot;&quot;:&quot;&quot;&quot;&amp;[.AJ67]&amp;&quot;&quot;&quot;},&quot;;&quot;&quot;) &amp;IF([.AK67]&gt;0;&quot;{&quot;&quot;value&quot;&quot;:&quot;&amp;COLUMN([.AK67])-11&amp;&quot;,&quot;&quot;text&quot;&quot;:&quot;&quot;&quot;&amp;[.AK67]&amp;&quot;&quot;&quot;},&quot;;&quot;&quot;) &amp;IF([.AL67]&gt;0;&quot;{&quot;&quot;value&quot;&quot;:&quot;&amp;COLUMN([.AL67])-11&amp;&quot;,&quot;&quot;text&quot;&quot;:&quot;&quot;&quot;&amp;[.AL67]&amp;&quot;&quot;&quot;},&quot;;&quot;&quot;) &amp;IF([.AM67]&gt;0;&quot;{&quot;&quot;value&quot;&quot;:&quot;&amp;COLUMN([.AM67])-11&amp;&quot;,&quot;&quot;text&quot;&quot;:&quot;&quot;&quot;&amp;[.AM67]&amp;&quot;&quot;&quot;},&quot;;&quot;&quot;) &amp;IF([.AN67]&gt;0;&quot;{&quot;&quot;value&quot;&quot;:&quot;&amp;COLUMN([.AN67])-11&amp;&quot;,&quot;&quot;text&quot;&quot;:&quot;&quot;&quot;&amp;[.AN67]&amp;&quot;&quot;&quot;},&quot;;&quot;&quot;) &amp;IF([.AO67]&gt;0;&quot;{&quot;&quot;value&quot;&quot;:&quot;&amp;COLUMN([.AO67])-11&amp;&quot;,&quot;&quot;text&quot;&quot;:&quot;&quot;&quot;&amp;[.AO67]&amp;&quot;&quot;&quot;},&quot;;&quot;&quot;) &amp;IF([.AP67]&gt;0;&quot;{&quot;&quot;value&quot;&quot;:&quot;&amp;COLUMN([.AP67])-11&amp;&quot;,&quot;&quot;text&quot;&quot;:&quot;&quot;&quot;&amp;[.AP67]&amp;&quot;&quot;&quot;},&quot;;&quot;&quot;) &amp;IF([.AQ67]&gt;0;&quot;{&quot;&quot;value&quot;&quot;:&quot;&amp;COLUMN([.AQ67])-11&amp;&quot;,&quot;&quot;text&quot;&quot;:&quot;&quot;&quot;&amp;[.AQ67]&amp;&quot;&quot;&quot;},&quot;;&quot;&quot;) &amp;IF([.AR67]&gt;0;&quot;{&quot;&quot;value&quot;&quot;:&quot;&amp;COLUMN([.AR67])-11&amp;&quot;,&quot;&quot;text&quot;&quot;:&quot;&quot;&quot;&amp;[.AR67]&amp;&quot;&quot;&quot;},&quot;;&quot;&quot;) &amp;IF([.AS67]&gt;0;&quot;{&quot;&quot;value&quot;&quot;:&quot;&amp;COLUMN([.AS67])-11&amp;&quot;,&quot;&quot;text&quot;&quot;:&quot;&quot;&quot;&amp;[.AS67]&amp;&quot;&quot;&quot;},&quot;;&quot;&quot;) &amp;IF([.AT67]&gt;0;&quot;{&quot;&quot;value&quot;&quot;:&quot;&amp;COLUMN([.AT67])-11&amp;&quot;,&quot;&quot;text&quot;&quot;:&quot;&quot;&quot;&amp;[.AT67]&amp;&quot;&quot;&quot;},&quot;;&quot;&quot;) &amp;IF([.AU67]&gt;0;&quot;{&quot;&quot;value&quot;&quot;:&quot;&amp;COLUMN([.AU67])-11&amp;&quot;,&quot;&quot;text&quot;&quot;:&quot;&quot;&quot;&amp;[.AU67]&amp;&quot;&quot;&quot;},&quot;;&quot;&quot;)">
            <text:p/>
          </table:table-cell>
          <table:table-cell table:style-name="ce1" table:formula="of:=IF([.AV67]&gt;0;&quot;{&quot;&quot;value&quot;&quot;:&quot;&amp;COLUMN([.AV67])-11&amp;&quot;,&quot;&quot;text&quot;&quot;:&quot;&quot;&quot;&amp;[.AV67]&amp;&quot;&quot;&quot;},&quot;;&quot;&quot;) &amp;IF([.AW67]&gt;0;&quot;{&quot;&quot;value&quot;&quot;:&quot;&amp;COLUMN([.AW67])-11&amp;&quot;,&quot;&quot;text&quot;&quot;:&quot;&quot;&quot;&amp;[.AW67]&amp;&quot;&quot;&quot;},&quot;;&quot;&quot;) &amp;IF([.AX67]&gt;0;&quot;{&quot;&quot;value&quot;&quot;:&quot;&amp;COLUMN([.AX67])-11&amp;&quot;,&quot;&quot;text&quot;&quot;:&quot;&quot;&quot;&amp;[.AX67]&amp;&quot;&quot;&quot;},&quot;;&quot;&quot;) &amp;IF([.AY67]&gt;0;&quot;{&quot;&quot;value&quot;&quot;:&quot;&amp;COLUMN([.AY67])-11&amp;&quot;,&quot;&quot;text&quot;&quot;:&quot;&quot;&quot;&amp;[.AY67]&amp;&quot;&quot;&quot;},&quot;;&quot;&quot;) &amp;IF([.AZ67]&gt;0;&quot;{&quot;&quot;value&quot;&quot;:&quot;&amp;COLUMN([.AZ67])-11&amp;&quot;,&quot;&quot;text&quot;&quot;:&quot;&quot;&quot;&amp;[.AZ67]&amp;&quot;&quot;&quot;},&quot;;&quot;&quot;) &amp;IF([.BA67]&gt;0;&quot;{&quot;&quot;value&quot;&quot;:&quot;&amp;COLUMN([.BA67])-11&amp;&quot;,&quot;&quot;text&quot;&quot;:&quot;&quot;&quot;&amp;[.BA67]&amp;&quot;&quot;&quot;},&quot;;&quot;&quot;) &amp;IF([.BB67]&gt;0;&quot;{&quot;&quot;value&quot;&quot;:&quot;&amp;COLUMN([.BB67])-11&amp;&quot;,&quot;&quot;text&quot;&quot;:&quot;&quot;&quot;&amp;[.BB67]&amp;&quot;&quot;&quot;},&quot;;&quot;&quot;) &amp;IF([.BC67]&gt;0;&quot;{&quot;&quot;value&quot;&quot;:&quot;&amp;COLUMN([.BC67])-11&amp;&quot;,&quot;&quot;text&quot;&quot;:&quot;&quot;&quot;&amp;[.BC67]&amp;&quot;&quot;&quot;},&quot;;&quot;&quot;) &amp;IF([.BD67]&gt;0;&quot;{&quot;&quot;value&quot;&quot;:&quot;&amp;COLUMN([.BD67])-11&amp;&quot;,&quot;&quot;text&quot;&quot;:&quot;&quot;&quot;&amp;[.BD67]&amp;&quot;&quot;&quot;},&quot;;&quot;&quot;) &amp;IF([.BE67]&gt;0;&quot;{&quot;&quot;value&quot;&quot;:&quot;&amp;COLUMN([.BE67])-11&amp;&quot;,&quot;&quot;text&quot;&quot;:&quot;&quot;&quot;&amp;[.BE67]&amp;&quot;&quot;&quot;},&quot;;&quot;&quot;) &amp;IF([.BF67]&gt;0;&quot;{&quot;&quot;value&quot;&quot;:&quot;&amp;COLUMN([.BF67])-11&amp;&quot;,&quot;&quot;text&quot;&quot;:&quot;&quot;&quot;&amp;[.BF67]&amp;&quot;&quot;&quot;},&quot;;&quot;&quot;) &amp;IF([.BG67]&gt;0;&quot;{&quot;&quot;value&quot;&quot;:&quot;&amp;COLUMN([.BG67])-11&amp;&quot;,&quot;&quot;text&quot;&quot;:&quot;&quot;&quot;&amp;[.BG67]&amp;&quot;&quot;&quot;},&quot;;&quot;&quot;) &amp;IF([.BH67]&gt;0;&quot;{&quot;&quot;value&quot;&quot;:&quot;&amp;COLUMN([.BH67])-11&amp;&quot;,&quot;&quot;text&quot;&quot;:&quot;&quot;&quot;&amp;[.BH67]&amp;&quot;&quot;&quot;},&quot;;&quot;&quot;) &amp;IF([.BI67]&gt;0;&quot;{&quot;&quot;value&quot;&quot;:&quot;&amp;COLUMN([.BI67])-11&amp;&quot;,&quot;&quot;text&quot;&quot;:&quot;&quot;&quot;&amp;[.BI67]&amp;&quot;&quot;&quot;},&quot;;&quot;&quot;) &amp;IF([.BJ67]&gt;0;&quot;{&quot;&quot;value&quot;&quot;:&quot;&amp;COLUMN([.BJ67])-11&amp;&quot;,&quot;&quot;text&quot;&quot;:&quot;&quot;&quot;&amp;[.BJ67]&amp;&quot;&quot;&quot;},&quot;;&quot;&quot;) &amp;IF([.BK67]&gt;0;&quot;{&quot;&quot;value&quot;&quot;:&quot;&amp;COLUMN([.BK67])-11&amp;&quot;,&quot;&quot;text&quot;&quot;:&quot;&quot;&quot;&amp;[.BK6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 test my blood</text:p>
          </table:table-cell>
          <table:table-cell office:value-type="string">
            <text:p>TEXT_OTHER</text:p>
          </table:table-cell>
          <table:table-cell table:number-columns-repeated="41"/>
          <table:table-cell table:number-columns-repeated="961"/>
        </table:table-row>
        <table:table-row table:style-name="ro2">
          <table:table-cell table:style-name="ce1" table:formula="of:=&quot;{&quot;&quot;id&quot;&quot;:&quot;&amp;[.G68]&amp;&quot;,&quot;&quot;ordinal&quot;&quot;:&quot;&amp;ROW()-2&amp;&quot;,&quot;&quot;required&quot;&quot;:&quot;&amp;[.E68]&amp;&quot;,&quot;&quot;category&quot;&quot;:&quot;&quot;&quot;&amp;[.F68]&amp;&quot;&quot;&quot;,&quot;&quot;info&quot;&quot;:&quot;&quot;&quot;&amp;[.J68]&amp;&quot;&quot;&quot;&quot;&amp;&quot;,&quot;&quot;skip&quot;&quot;:&quot;&quot;&quot;&amp;[.D68]&amp;&quot;&quot;&quot;&quot;&amp;&quot;,&quot;&quot;text&quot;&quot;:&quot;&quot;&quot;&amp;[.H68]&amp;&quot;&quot;&quot;&quot;&amp;&quot;,&quot;&quot;type&quot;&quot;:&quot;&quot;&quot;&amp;[.I68]&amp;&quot;&quot;&quot;&quot;&amp;&quot;,&quot;&quot;options&quot;&quot;:[&quot; &amp;IF([.K68]&gt;0;&quot;{&quot;&quot;value&quot;&quot;:&quot;&amp;COLUMN([.K68])-11&amp;&quot;,&quot;&quot;text&quot;&quot;:&quot;&quot;&quot;&amp;[.K68]&amp;&quot;&quot;&quot;},&quot;;&quot;&quot;) &amp;IF([.L68]&gt;0;&quot;{&quot;&quot;value&quot;&quot;:&quot;&amp;COLUMN([.L68])-11&amp;&quot;,&quot;&quot;text&quot;&quot;:&quot;&quot;&quot;&amp;[.L68]&amp;&quot;&quot;&quot;},&quot;;&quot;&quot;) &amp;IF([.M68]&gt;0;&quot;{&quot;&quot;value&quot;&quot;:&quot;&amp;COLUMN([.M68])-11&amp;&quot;,&quot;&quot;text&quot;&quot;:&quot;&quot;&quot;&amp;[.M68]&amp;&quot;&quot;&quot;},&quot;;&quot;&quot;) &amp;IF([.N68]&gt;0;&quot;{&quot;&quot;value&quot;&quot;:&quot;&amp;COLUMN([.N68])-11&amp;&quot;,&quot;&quot;text&quot;&quot;:&quot;&quot;&quot;&amp;[.N68]&amp;&quot;&quot;&quot;},&quot;;&quot;&quot;) &amp;IF([.O68]&gt;0;&quot;{&quot;&quot;value&quot;&quot;:&quot;&amp;COLUMN([.O68])-11&amp;&quot;,&quot;&quot;text&quot;&quot;:&quot;&quot;&quot;&amp;[.O68]&amp;&quot;&quot;&quot;},&quot;;&quot;&quot;) &amp;IF([.P68]&gt;0;&quot;{&quot;&quot;value&quot;&quot;:&quot;&amp;COLUMN([.P68])-11&amp;&quot;,&quot;&quot;text&quot;&quot;:&quot;&quot;&quot;&amp;[.P68]&amp;&quot;&quot;&quot;},&quot;;&quot;&quot;) &amp;IF([.Q68]&gt;0;&quot;{&quot;&quot;value&quot;&quot;:&quot;&amp;COLUMN([.Q68])-11&amp;&quot;,&quot;&quot;text&quot;&quot;:&quot;&quot;&quot;&amp;[.Q68]&amp;&quot;&quot;&quot;},&quot;;&quot;&quot;) &amp;IF([.R68]&gt;0;&quot;{&quot;&quot;value&quot;&quot;:&quot;&amp;COLUMN([.R68])-11&amp;&quot;,&quot;&quot;text&quot;&quot;:&quot;&quot;&quot;&amp;[.R68]&amp;&quot;&quot;&quot;},&quot;;&quot;&quot;) &amp;IF([.S68]&gt;0;&quot;{&quot;&quot;value&quot;&quot;:&quot;&amp;COLUMN([.S68])-11&amp;&quot;,&quot;&quot;text&quot;&quot;:&quot;&quot;&quot;&amp;[.S68]&amp;&quot;&quot;&quot;},&quot;;&quot;&quot;) &amp;IF([.T68]&gt;0;&quot;{&quot;&quot;value&quot;&quot;:&quot;&amp;COLUMN([.T68])-11&amp;&quot;,&quot;&quot;text&quot;&quot;:&quot;&quot;&quot;&amp;[.T68]&amp;&quot;&quot;&quot;},&quot;;&quot;&quot;) &amp;IF([.U68]&gt;0;&quot;{&quot;&quot;value&quot;&quot;:&quot;&amp;COLUMN([.U68])-11&amp;&quot;,&quot;&quot;text&quot;&quot;:&quot;&quot;&quot;&amp;[.U68]&amp;&quot;&quot;&quot;},&quot;;&quot;&quot;) &amp;IF([.V68]&gt;0;&quot;{&quot;&quot;value&quot;&quot;:&quot;&amp;COLUMN([.V68])-11&amp;&quot;,&quot;&quot;text&quot;&quot;:&quot;&quot;&quot;&amp;[.V68]&amp;&quot;&quot;&quot;},&quot;;&quot;&quot;) &amp;IF([.W68]&gt;0;&quot;{&quot;&quot;value&quot;&quot;:&quot;&amp;COLUMN([.W68])-11&amp;&quot;,&quot;&quot;text&quot;&quot;:&quot;&quot;&quot;&amp;[.W68]&amp;&quot;&quot;&quot;},&quot;;&quot;&quot;) &amp;IF([.X68]&gt;0;&quot;{&quot;&quot;value&quot;&quot;:&quot;&amp;COLUMN([.X68])-11&amp;&quot;,&quot;&quot;text&quot;&quot;:&quot;&quot;&quot;&amp;[.X68]&amp;&quot;&quot;&quot;},&quot;;&quot;&quot;) &amp;IF([.Y68]&gt;0;&quot;{&quot;&quot;value&quot;&quot;:&quot;&amp;COLUMN([.Y68])-11&amp;&quot;,&quot;&quot;text&quot;&quot;:&quot;&quot;&quot;&amp;[.Y68]&amp;&quot;&quot;&quot;},&quot;;&quot;&quot;) &amp;IF([.Z68]&gt;0;&quot;{&quot;&quot;value&quot;&quot;:&quot;&amp;COLUMN([.Z68])-11&amp;&quot;,&quot;&quot;text&quot;&quot;:&quot;&quot;&quot;&amp;[.Z68]&amp;&quot;&quot;&quot;},&quot;;&quot;&quot;) &amp;IF([.AA68]&gt;0;&quot;{&quot;&quot;value&quot;&quot;:&quot;&amp;COLUMN([.AA68])-11&amp;&quot;,&quot;&quot;text&quot;&quot;:&quot;&quot;&quot;&amp;[.AA68]&amp;&quot;&quot;&quot;},&quot;;&quot;&quot;)" office:value-type="string" office:string-value="{&quot;id&quot;:55,&quot;ordinal&quot;:66,&quot;required&quot;:0,&quot;category&quot;:&quot;Testing Your Blood Glucose&quot;,&quot;info&quot;:&quot;null&quot;,&quot;skip&quot;:&quot;null&quot;,&quot;text&quot;:&quot;Now that you have answered the questions about testing your blood glucose, 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55,"ordinal":66,"required":0,"category":"Testing Your Blood Glucose","info":"null","skip":"null","text":"Now that you have answered the questions about testing your blood glucose, 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B68]&gt;0;&quot;{&quot;&quot;value&quot;&quot;:&quot;&amp;COLUMN([.AB68])-11&amp;&quot;,&quot;&quot;text&quot;&quot;:&quot;&quot;&quot;&amp;[.AB68]&amp;&quot;&quot;&quot;},&quot;;&quot;&quot;) &amp;IF([.AC68]&gt;0;&quot;{&quot;&quot;value&quot;&quot;:&quot;&amp;COLUMN([.AC68])-11&amp;&quot;,&quot;&quot;text&quot;&quot;:&quot;&quot;&quot;&amp;[.AC68]&amp;&quot;&quot;&quot;},&quot;;&quot;&quot;) &amp;IF([.AD68]&gt;0;&quot;{&quot;&quot;value&quot;&quot;:&quot;&amp;COLUMN([.AD68])-11&amp;&quot;,&quot;&quot;text&quot;&quot;:&quot;&quot;&quot;&amp;[.AD68]&amp;&quot;&quot;&quot;},&quot;;&quot;&quot;) &amp;IF([.AE68]&gt;0;&quot;{&quot;&quot;value&quot;&quot;:&quot;&amp;COLUMN([.AE68])-11&amp;&quot;,&quot;&quot;text&quot;&quot;:&quot;&quot;&quot;&amp;[.AE68]&amp;&quot;&quot;&quot;},&quot;;&quot;&quot;) &amp;IF([.AF68]&gt;0;&quot;{&quot;&quot;value&quot;&quot;:&quot;&amp;COLUMN([.AF68])-11&amp;&quot;,&quot;&quot;text&quot;&quot;:&quot;&quot;&quot;&amp;[.AF68]&amp;&quot;&quot;&quot;},&quot;;&quot;&quot;) &amp;IF([.AG68]&gt;0;&quot;{&quot;&quot;value&quot;&quot;:&quot;&amp;COLUMN([.AG68])-11&amp;&quot;,&quot;&quot;text&quot;&quot;:&quot;&quot;&quot;&amp;[.AG68]&amp;&quot;&quot;&quot;},&quot;;&quot;&quot;) &amp;IF([.AH68]&gt;0;&quot;{&quot;&quot;value&quot;&quot;:&quot;&amp;COLUMN([.AH68])-11&amp;&quot;,&quot;&quot;text&quot;&quot;:&quot;&quot;&quot;&amp;[.AH68]&amp;&quot;&quot;&quot;},&quot;;&quot;&quot;) &amp;IF([.AI68]&gt;0;&quot;{&quot;&quot;value&quot;&quot;:&quot;&amp;COLUMN([.AI68])-11&amp;&quot;,&quot;&quot;text&quot;&quot;:&quot;&quot;&quot;&amp;[.AI68]&amp;&quot;&quot;&quot;},&quot;;&quot;&quot;) &amp;IF([.AJ68]&gt;0;&quot;{&quot;&quot;value&quot;&quot;:&quot;&amp;COLUMN([.AJ68])-11&amp;&quot;,&quot;&quot;text&quot;&quot;:&quot;&quot;&quot;&amp;[.AJ68]&amp;&quot;&quot;&quot;},&quot;;&quot;&quot;) &amp;IF([.AK68]&gt;0;&quot;{&quot;&quot;value&quot;&quot;:&quot;&amp;COLUMN([.AK68])-11&amp;&quot;,&quot;&quot;text&quot;&quot;:&quot;&quot;&quot;&amp;[.AK68]&amp;&quot;&quot;&quot;},&quot;;&quot;&quot;) &amp;IF([.AL68]&gt;0;&quot;{&quot;&quot;value&quot;&quot;:&quot;&amp;COLUMN([.AL68])-11&amp;&quot;,&quot;&quot;text&quot;&quot;:&quot;&quot;&quot;&amp;[.AL68]&amp;&quot;&quot;&quot;},&quot;;&quot;&quot;) &amp;IF([.AM68]&gt;0;&quot;{&quot;&quot;value&quot;&quot;:&quot;&amp;COLUMN([.AM68])-11&amp;&quot;,&quot;&quot;text&quot;&quot;:&quot;&quot;&quot;&amp;[.AM68]&amp;&quot;&quot;&quot;},&quot;;&quot;&quot;) &amp;IF([.AN68]&gt;0;&quot;{&quot;&quot;value&quot;&quot;:&quot;&amp;COLUMN([.AN68])-11&amp;&quot;,&quot;&quot;text&quot;&quot;:&quot;&quot;&quot;&amp;[.AN68]&amp;&quot;&quot;&quot;},&quot;;&quot;&quot;) &amp;IF([.AO68]&gt;0;&quot;{&quot;&quot;value&quot;&quot;:&quot;&amp;COLUMN([.AO68])-11&amp;&quot;,&quot;&quot;text&quot;&quot;:&quot;&quot;&quot;&amp;[.AO68]&amp;&quot;&quot;&quot;},&quot;;&quot;&quot;) &amp;IF([.AP68]&gt;0;&quot;{&quot;&quot;value&quot;&quot;:&quot;&amp;COLUMN([.AP68])-11&amp;&quot;,&quot;&quot;text&quot;&quot;:&quot;&quot;&quot;&amp;[.AP68]&amp;&quot;&quot;&quot;},&quot;;&quot;&quot;) &amp;IF([.AQ68]&gt;0;&quot;{&quot;&quot;value&quot;&quot;:&quot;&amp;COLUMN([.AQ68])-11&amp;&quot;,&quot;&quot;text&quot;&quot;:&quot;&quot;&quot;&amp;[.AQ68]&amp;&quot;&quot;&quot;},&quot;;&quot;&quot;) &amp;IF([.AR68]&gt;0;&quot;{&quot;&quot;value&quot;&quot;:&quot;&amp;COLUMN([.AR68])-11&amp;&quot;,&quot;&quot;text&quot;&quot;:&quot;&quot;&quot;&amp;[.AR68]&amp;&quot;&quot;&quot;},&quot;;&quot;&quot;) &amp;IF([.AS68]&gt;0;&quot;{&quot;&quot;value&quot;&quot;:&quot;&amp;COLUMN([.AS68])-11&amp;&quot;,&quot;&quot;text&quot;&quot;:&quot;&quot;&quot;&amp;[.AS68]&amp;&quot;&quot;&quot;},&quot;;&quot;&quot;) &amp;IF([.AT68]&gt;0;&quot;{&quot;&quot;value&quot;&quot;:&quot;&amp;COLUMN([.AT68])-11&amp;&quot;,&quot;&quot;text&quot;&quot;:&quot;&quot;&quot;&amp;[.AT68]&amp;&quot;&quot;&quot;},&quot;;&quot;&quot;) &amp;IF([.AU68]&gt;0;&quot;{&quot;&quot;value&quot;&quot;:&quot;&amp;COLUMN([.AU68])-11&amp;&quot;,&quot;&quot;text&quot;&quot;:&quot;&quot;&quot;&amp;[.AU68]&amp;&quot;&quot;&quot;},&quot;;&quot;&quot;)">
            <text:p/>
          </table:table-cell>
          <table:table-cell table:style-name="ce1" table:formula="of:=IF([.AV68]&gt;0;&quot;{&quot;&quot;value&quot;&quot;:&quot;&amp;COLUMN([.AV68])-11&amp;&quot;,&quot;&quot;text&quot;&quot;:&quot;&quot;&quot;&amp;[.AV68]&amp;&quot;&quot;&quot;},&quot;;&quot;&quot;) &amp;IF([.AW68]&gt;0;&quot;{&quot;&quot;value&quot;&quot;:&quot;&amp;COLUMN([.AW68])-11&amp;&quot;,&quot;&quot;text&quot;&quot;:&quot;&quot;&quot;&amp;[.AW68]&amp;&quot;&quot;&quot;},&quot;;&quot;&quot;) &amp;IF([.AX68]&gt;0;&quot;{&quot;&quot;value&quot;&quot;:&quot;&amp;COLUMN([.AX68])-11&amp;&quot;,&quot;&quot;text&quot;&quot;:&quot;&quot;&quot;&amp;[.AX68]&amp;&quot;&quot;&quot;},&quot;;&quot;&quot;) &amp;IF([.AY68]&gt;0;&quot;{&quot;&quot;value&quot;&quot;:&quot;&amp;COLUMN([.AY68])-11&amp;&quot;,&quot;&quot;text&quot;&quot;:&quot;&quot;&quot;&amp;[.AY68]&amp;&quot;&quot;&quot;},&quot;;&quot;&quot;) &amp;IF([.AZ68]&gt;0;&quot;{&quot;&quot;value&quot;&quot;:&quot;&amp;COLUMN([.AZ68])-11&amp;&quot;,&quot;&quot;text&quot;&quot;:&quot;&quot;&quot;&amp;[.AZ68]&amp;&quot;&quot;&quot;},&quot;;&quot;&quot;) &amp;IF([.BA68]&gt;0;&quot;{&quot;&quot;value&quot;&quot;:&quot;&amp;COLUMN([.BA68])-11&amp;&quot;,&quot;&quot;text&quot;&quot;:&quot;&quot;&quot;&amp;[.BA68]&amp;&quot;&quot;&quot;},&quot;;&quot;&quot;) &amp;IF([.BB68]&gt;0;&quot;{&quot;&quot;value&quot;&quot;:&quot;&amp;COLUMN([.BB68])-11&amp;&quot;,&quot;&quot;text&quot;&quot;:&quot;&quot;&quot;&amp;[.BB68]&amp;&quot;&quot;&quot;},&quot;;&quot;&quot;) &amp;IF([.BC68]&gt;0;&quot;{&quot;&quot;value&quot;&quot;:&quot;&amp;COLUMN([.BC68])-11&amp;&quot;,&quot;&quot;text&quot;&quot;:&quot;&quot;&quot;&amp;[.BC68]&amp;&quot;&quot;&quot;},&quot;;&quot;&quot;) &amp;IF([.BD68]&gt;0;&quot;{&quot;&quot;value&quot;&quot;:&quot;&amp;COLUMN([.BD68])-11&amp;&quot;,&quot;&quot;text&quot;&quot;:&quot;&quot;&quot;&amp;[.BD68]&amp;&quot;&quot;&quot;},&quot;;&quot;&quot;) &amp;IF([.BE68]&gt;0;&quot;{&quot;&quot;value&quot;&quot;:&quot;&amp;COLUMN([.BE68])-11&amp;&quot;,&quot;&quot;text&quot;&quot;:&quot;&quot;&quot;&amp;[.BE68]&amp;&quot;&quot;&quot;},&quot;;&quot;&quot;) &amp;IF([.BF68]&gt;0;&quot;{&quot;&quot;value&quot;&quot;:&quot;&amp;COLUMN([.BF68])-11&amp;&quot;,&quot;&quot;text&quot;&quot;:&quot;&quot;&quot;&amp;[.BF68]&amp;&quot;&quot;&quot;},&quot;;&quot;&quot;) &amp;IF([.BG68]&gt;0;&quot;{&quot;&quot;value&quot;&quot;:&quot;&amp;COLUMN([.BG68])-11&amp;&quot;,&quot;&quot;text&quot;&quot;:&quot;&quot;&quot;&amp;[.BG68]&amp;&quot;&quot;&quot;},&quot;;&quot;&quot;) &amp;IF([.BH68]&gt;0;&quot;{&quot;&quot;value&quot;&quot;:&quot;&amp;COLUMN([.BH68])-11&amp;&quot;,&quot;&quot;text&quot;&quot;:&quot;&quot;&quot;&amp;[.BH68]&amp;&quot;&quot;&quot;},&quot;;&quot;&quot;) &amp;IF([.BI68]&gt;0;&quot;{&quot;&quot;value&quot;&quot;:&quot;&amp;COLUMN([.BI68])-11&amp;&quot;,&quot;&quot;text&quot;&quot;:&quot;&quot;&quot;&amp;[.BI68]&amp;&quot;&quot;&quot;},&quot;;&quot;&quot;) &amp;IF([.BJ68]&gt;0;&quot;{&quot;&quot;value&quot;&quot;:&quot;&amp;COLUMN([.BJ68])-11&amp;&quot;,&quot;&quot;text&quot;&quot;:&quot;&quot;&quot;&amp;[.BJ68]&amp;&quot;&quot;&quot;},&quot;;&quot;&quot;) &amp;IF([.BK68]&gt;0;&quot;{&quot;&quot;value&quot;&quot;:&quot;&amp;COLUMN([.BK68])-11&amp;&quot;,&quot;&quot;text&quot;&quot;:&quot;&quot;&quot;&amp;[.BK6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69]&amp;&quot;,&quot;&quot;ordinal&quot;&quot;:&quot;&amp;ROW()-2&amp;&quot;,&quot;&quot;required&quot;&quot;:&quot;&amp;[.E69]&amp;&quot;,&quot;&quot;category&quot;&quot;:&quot;&quot;&quot;&amp;[.F69]&amp;&quot;&quot;&quot;,&quot;&quot;info&quot;&quot;:&quot;&quot;&quot;&amp;[.J69]&amp;&quot;&quot;&quot;&quot;&amp;&quot;,&quot;&quot;skip&quot;&quot;:&quot;&quot;&quot;&amp;[.D69]&amp;&quot;&quot;&quot;&quot;&amp;&quot;,&quot;&quot;text&quot;&quot;:&quot;&quot;&quot;&amp;[.H69]&amp;&quot;&quot;&quot;&quot;&amp;&quot;,&quot;&quot;type&quot;&quot;:&quot;&quot;&quot;&amp;[.I69]&amp;&quot;&quot;&quot;&quot;&amp;&quot;,&quot;&quot;options&quot;&quot;:[&quot; &amp;IF([.K69]&gt;0;&quot;{&quot;&quot;value&quot;&quot;:&quot;&amp;COLUMN([.K69])-11&amp;&quot;,&quot;&quot;text&quot;&quot;:&quot;&quot;&quot;&amp;[.K69]&amp;&quot;&quot;&quot;},&quot;;&quot;&quot;) &amp;IF([.L69]&gt;0;&quot;{&quot;&quot;value&quot;&quot;:&quot;&amp;COLUMN([.L69])-11&amp;&quot;,&quot;&quot;text&quot;&quot;:&quot;&quot;&quot;&amp;[.L69]&amp;&quot;&quot;&quot;},&quot;;&quot;&quot;) &amp;IF([.M69]&gt;0;&quot;{&quot;&quot;value&quot;&quot;:&quot;&amp;COLUMN([.M69])-11&amp;&quot;,&quot;&quot;text&quot;&quot;:&quot;&quot;&quot;&amp;[.M69]&amp;&quot;&quot;&quot;},&quot;;&quot;&quot;) &amp;IF([.N69]&gt;0;&quot;{&quot;&quot;value&quot;&quot;:&quot;&amp;COLUMN([.N69])-11&amp;&quot;,&quot;&quot;text&quot;&quot;:&quot;&quot;&quot;&amp;[.N69]&amp;&quot;&quot;&quot;},&quot;;&quot;&quot;) &amp;IF([.O69]&gt;0;&quot;{&quot;&quot;value&quot;&quot;:&quot;&amp;COLUMN([.O69])-11&amp;&quot;,&quot;&quot;text&quot;&quot;:&quot;&quot;&quot;&amp;[.O69]&amp;&quot;&quot;&quot;},&quot;;&quot;&quot;) &amp;IF([.P69]&gt;0;&quot;{&quot;&quot;value&quot;&quot;:&quot;&amp;COLUMN([.P69])-11&amp;&quot;,&quot;&quot;text&quot;&quot;:&quot;&quot;&quot;&amp;[.P69]&amp;&quot;&quot;&quot;},&quot;;&quot;&quot;) &amp;IF([.Q69]&gt;0;&quot;{&quot;&quot;value&quot;&quot;:&quot;&amp;COLUMN([.Q69])-11&amp;&quot;,&quot;&quot;text&quot;&quot;:&quot;&quot;&quot;&amp;[.Q69]&amp;&quot;&quot;&quot;},&quot;;&quot;&quot;) &amp;IF([.R69]&gt;0;&quot;{&quot;&quot;value&quot;&quot;:&quot;&amp;COLUMN([.R69])-11&amp;&quot;,&quot;&quot;text&quot;&quot;:&quot;&quot;&quot;&amp;[.R69]&amp;&quot;&quot;&quot;},&quot;;&quot;&quot;) &amp;IF([.S69]&gt;0;&quot;{&quot;&quot;value&quot;&quot;:&quot;&amp;COLUMN([.S69])-11&amp;&quot;,&quot;&quot;text&quot;&quot;:&quot;&quot;&quot;&amp;[.S69]&amp;&quot;&quot;&quot;},&quot;;&quot;&quot;) &amp;IF([.T69]&gt;0;&quot;{&quot;&quot;value&quot;&quot;:&quot;&amp;COLUMN([.T69])-11&amp;&quot;,&quot;&quot;text&quot;&quot;:&quot;&quot;&quot;&amp;[.T69]&amp;&quot;&quot;&quot;},&quot;;&quot;&quot;) &amp;IF([.U69]&gt;0;&quot;{&quot;&quot;value&quot;&quot;:&quot;&amp;COLUMN([.U69])-11&amp;&quot;,&quot;&quot;text&quot;&quot;:&quot;&quot;&quot;&amp;[.U69]&amp;&quot;&quot;&quot;},&quot;;&quot;&quot;) &amp;IF([.V69]&gt;0;&quot;{&quot;&quot;value&quot;&quot;:&quot;&amp;COLUMN([.V69])-11&amp;&quot;,&quot;&quot;text&quot;&quot;:&quot;&quot;&quot;&amp;[.V69]&amp;&quot;&quot;&quot;},&quot;;&quot;&quot;) &amp;IF([.W69]&gt;0;&quot;{&quot;&quot;value&quot;&quot;:&quot;&amp;COLUMN([.W69])-11&amp;&quot;,&quot;&quot;text&quot;&quot;:&quot;&quot;&quot;&amp;[.W69]&amp;&quot;&quot;&quot;},&quot;;&quot;&quot;) &amp;IF([.X69]&gt;0;&quot;{&quot;&quot;value&quot;&quot;:&quot;&amp;COLUMN([.X69])-11&amp;&quot;,&quot;&quot;text&quot;&quot;:&quot;&quot;&quot;&amp;[.X69]&amp;&quot;&quot;&quot;},&quot;;&quot;&quot;) &amp;IF([.Y69]&gt;0;&quot;{&quot;&quot;value&quot;&quot;:&quot;&amp;COLUMN([.Y69])-11&amp;&quot;,&quot;&quot;text&quot;&quot;:&quot;&quot;&quot;&amp;[.Y69]&amp;&quot;&quot;&quot;},&quot;;&quot;&quot;) &amp;IF([.Z69]&gt;0;&quot;{&quot;&quot;value&quot;&quot;:&quot;&amp;COLUMN([.Z69])-11&amp;&quot;,&quot;&quot;text&quot;&quot;:&quot;&quot;&quot;&amp;[.Z69]&amp;&quot;&quot;&quot;},&quot;;&quot;&quot;) &amp;IF([.AA69]&gt;0;&quot;{&quot;&quot;value&quot;&quot;:&quot;&amp;COLUMN([.AA69])-11&amp;&quot;,&quot;&quot;text&quot;&quot;:&quot;&quot;&quot;&amp;[.AA69]&amp;&quot;&quot;&quot;},&quot;;&quot;&quot;)" office:value-type="string" office:string-value="{&quot;id&quot;:56,&quot;ordinal&quot;:67,&quot;required&quot;:0,&quot;category&quot;:&quot;Managing Your Blood Glucose&quot;,&quot;info&quot;:&quot;null&quot;,&quot;skip&quot;:&quot;null&quot;,&quot;text&quot;:&quot;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56,"ordinal":67,"required":0,"category":"Managing Your Blood Glucose","info":"null","skip":"null","text":"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B69]&gt;0;&quot;{&quot;&quot;value&quot;&quot;:&quot;&amp;COLUMN([.AB69])-11&amp;&quot;,&quot;&quot;text&quot;&quot;:&quot;&quot;&quot;&amp;[.AB69]&amp;&quot;&quot;&quot;},&quot;;&quot;&quot;) &amp;IF([.AC69]&gt;0;&quot;{&quot;&quot;value&quot;&quot;:&quot;&amp;COLUMN([.AC69])-11&amp;&quot;,&quot;&quot;text&quot;&quot;:&quot;&quot;&quot;&amp;[.AC69]&amp;&quot;&quot;&quot;},&quot;;&quot;&quot;) &amp;IF([.AD69]&gt;0;&quot;{&quot;&quot;value&quot;&quot;:&quot;&amp;COLUMN([.AD69])-11&amp;&quot;,&quot;&quot;text&quot;&quot;:&quot;&quot;&quot;&amp;[.AD69]&amp;&quot;&quot;&quot;},&quot;;&quot;&quot;) &amp;IF([.AE69]&gt;0;&quot;{&quot;&quot;value&quot;&quot;:&quot;&amp;COLUMN([.AE69])-11&amp;&quot;,&quot;&quot;text&quot;&quot;:&quot;&quot;&quot;&amp;[.AE69]&amp;&quot;&quot;&quot;},&quot;;&quot;&quot;) &amp;IF([.AF69]&gt;0;&quot;{&quot;&quot;value&quot;&quot;:&quot;&amp;COLUMN([.AF69])-11&amp;&quot;,&quot;&quot;text&quot;&quot;:&quot;&quot;&quot;&amp;[.AF69]&amp;&quot;&quot;&quot;},&quot;;&quot;&quot;) &amp;IF([.AG69]&gt;0;&quot;{&quot;&quot;value&quot;&quot;:&quot;&amp;COLUMN([.AG69])-11&amp;&quot;,&quot;&quot;text&quot;&quot;:&quot;&quot;&quot;&amp;[.AG69]&amp;&quot;&quot;&quot;},&quot;;&quot;&quot;) &amp;IF([.AH69]&gt;0;&quot;{&quot;&quot;value&quot;&quot;:&quot;&amp;COLUMN([.AH69])-11&amp;&quot;,&quot;&quot;text&quot;&quot;:&quot;&quot;&quot;&amp;[.AH69]&amp;&quot;&quot;&quot;},&quot;;&quot;&quot;) &amp;IF([.AI69]&gt;0;&quot;{&quot;&quot;value&quot;&quot;:&quot;&amp;COLUMN([.AI69])-11&amp;&quot;,&quot;&quot;text&quot;&quot;:&quot;&quot;&quot;&amp;[.AI69]&amp;&quot;&quot;&quot;},&quot;;&quot;&quot;) &amp;IF([.AJ69]&gt;0;&quot;{&quot;&quot;value&quot;&quot;:&quot;&amp;COLUMN([.AJ69])-11&amp;&quot;,&quot;&quot;text&quot;&quot;:&quot;&quot;&quot;&amp;[.AJ69]&amp;&quot;&quot;&quot;},&quot;;&quot;&quot;) &amp;IF([.AK69]&gt;0;&quot;{&quot;&quot;value&quot;&quot;:&quot;&amp;COLUMN([.AK69])-11&amp;&quot;,&quot;&quot;text&quot;&quot;:&quot;&quot;&quot;&amp;[.AK69]&amp;&quot;&quot;&quot;},&quot;;&quot;&quot;) &amp;IF([.AL69]&gt;0;&quot;{&quot;&quot;value&quot;&quot;:&quot;&amp;COLUMN([.AL69])-11&amp;&quot;,&quot;&quot;text&quot;&quot;:&quot;&quot;&quot;&amp;[.AL69]&amp;&quot;&quot;&quot;},&quot;;&quot;&quot;) &amp;IF([.AM69]&gt;0;&quot;{&quot;&quot;value&quot;&quot;:&quot;&amp;COLUMN([.AM69])-11&amp;&quot;,&quot;&quot;text&quot;&quot;:&quot;&quot;&quot;&amp;[.AM69]&amp;&quot;&quot;&quot;},&quot;;&quot;&quot;) &amp;IF([.AN69]&gt;0;&quot;{&quot;&quot;value&quot;&quot;:&quot;&amp;COLUMN([.AN69])-11&amp;&quot;,&quot;&quot;text&quot;&quot;:&quot;&quot;&quot;&amp;[.AN69]&amp;&quot;&quot;&quot;},&quot;;&quot;&quot;) &amp;IF([.AO69]&gt;0;&quot;{&quot;&quot;value&quot;&quot;:&quot;&amp;COLUMN([.AO69])-11&amp;&quot;,&quot;&quot;text&quot;&quot;:&quot;&quot;&quot;&amp;[.AO69]&amp;&quot;&quot;&quot;},&quot;;&quot;&quot;) &amp;IF([.AP69]&gt;0;&quot;{&quot;&quot;value&quot;&quot;:&quot;&amp;COLUMN([.AP69])-11&amp;&quot;,&quot;&quot;text&quot;&quot;:&quot;&quot;&quot;&amp;[.AP69]&amp;&quot;&quot;&quot;},&quot;;&quot;&quot;) &amp;IF([.AQ69]&gt;0;&quot;{&quot;&quot;value&quot;&quot;:&quot;&amp;COLUMN([.AQ69])-11&amp;&quot;,&quot;&quot;text&quot;&quot;:&quot;&quot;&quot;&amp;[.AQ69]&amp;&quot;&quot;&quot;},&quot;;&quot;&quot;) &amp;IF([.AR69]&gt;0;&quot;{&quot;&quot;value&quot;&quot;:&quot;&amp;COLUMN([.AR69])-11&amp;&quot;,&quot;&quot;text&quot;&quot;:&quot;&quot;&quot;&amp;[.AR69]&amp;&quot;&quot;&quot;},&quot;;&quot;&quot;) &amp;IF([.AS69]&gt;0;&quot;{&quot;&quot;value&quot;&quot;:&quot;&amp;COLUMN([.AS69])-11&amp;&quot;,&quot;&quot;text&quot;&quot;:&quot;&quot;&quot;&amp;[.AS69]&amp;&quot;&quot;&quot;},&quot;;&quot;&quot;) &amp;IF([.AT69]&gt;0;&quot;{&quot;&quot;value&quot;&quot;:&quot;&amp;COLUMN([.AT69])-11&amp;&quot;,&quot;&quot;text&quot;&quot;:&quot;&quot;&quot;&amp;[.AT69]&amp;&quot;&quot;&quot;},&quot;;&quot;&quot;) &amp;IF([.AU69]&gt;0;&quot;{&quot;&quot;value&quot;&quot;:&quot;&amp;COLUMN([.AU69])-11&amp;&quot;,&quot;&quot;text&quot;&quot;:&quot;&quot;&quot;&amp;[.AU69]&amp;&quot;&quot;&quot;},&quot;;&quot;&quot;)">
            <text:p/>
          </table:table-cell>
          <table:table-cell table:style-name="ce1" table:formula="of:=IF([.AV69]&gt;0;&quot;{&quot;&quot;value&quot;&quot;:&quot;&amp;COLUMN([.AV69])-11&amp;&quot;,&quot;&quot;text&quot;&quot;:&quot;&quot;&quot;&amp;[.AV69]&amp;&quot;&quot;&quot;},&quot;;&quot;&quot;) &amp;IF([.AW69]&gt;0;&quot;{&quot;&quot;value&quot;&quot;:&quot;&amp;COLUMN([.AW69])-11&amp;&quot;,&quot;&quot;text&quot;&quot;:&quot;&quot;&quot;&amp;[.AW69]&amp;&quot;&quot;&quot;},&quot;;&quot;&quot;) &amp;IF([.AX69]&gt;0;&quot;{&quot;&quot;value&quot;&quot;:&quot;&amp;COLUMN([.AX69])-11&amp;&quot;,&quot;&quot;text&quot;&quot;:&quot;&quot;&quot;&amp;[.AX69]&amp;&quot;&quot;&quot;},&quot;;&quot;&quot;) &amp;IF([.AY69]&gt;0;&quot;{&quot;&quot;value&quot;&quot;:&quot;&amp;COLUMN([.AY69])-11&amp;&quot;,&quot;&quot;text&quot;&quot;:&quot;&quot;&quot;&amp;[.AY69]&amp;&quot;&quot;&quot;},&quot;;&quot;&quot;) &amp;IF([.AZ69]&gt;0;&quot;{&quot;&quot;value&quot;&quot;:&quot;&amp;COLUMN([.AZ69])-11&amp;&quot;,&quot;&quot;text&quot;&quot;:&quot;&quot;&quot;&amp;[.AZ69]&amp;&quot;&quot;&quot;},&quot;;&quot;&quot;) &amp;IF([.BA69]&gt;0;&quot;{&quot;&quot;value&quot;&quot;:&quot;&amp;COLUMN([.BA69])-11&amp;&quot;,&quot;&quot;text&quot;&quot;:&quot;&quot;&quot;&amp;[.BA69]&amp;&quot;&quot;&quot;},&quot;;&quot;&quot;) &amp;IF([.BB69]&gt;0;&quot;{&quot;&quot;value&quot;&quot;:&quot;&amp;COLUMN([.BB69])-11&amp;&quot;,&quot;&quot;text&quot;&quot;:&quot;&quot;&quot;&amp;[.BB69]&amp;&quot;&quot;&quot;},&quot;;&quot;&quot;) &amp;IF([.BC69]&gt;0;&quot;{&quot;&quot;value&quot;&quot;:&quot;&amp;COLUMN([.BC69])-11&amp;&quot;,&quot;&quot;text&quot;&quot;:&quot;&quot;&quot;&amp;[.BC69]&amp;&quot;&quot;&quot;},&quot;;&quot;&quot;) &amp;IF([.BD69]&gt;0;&quot;{&quot;&quot;value&quot;&quot;:&quot;&amp;COLUMN([.BD69])-11&amp;&quot;,&quot;&quot;text&quot;&quot;:&quot;&quot;&quot;&amp;[.BD69]&amp;&quot;&quot;&quot;},&quot;;&quot;&quot;) &amp;IF([.BE69]&gt;0;&quot;{&quot;&quot;value&quot;&quot;:&quot;&amp;COLUMN([.BE69])-11&amp;&quot;,&quot;&quot;text&quot;&quot;:&quot;&quot;&quot;&amp;[.BE69]&amp;&quot;&quot;&quot;},&quot;;&quot;&quot;) &amp;IF([.BF69]&gt;0;&quot;{&quot;&quot;value&quot;&quot;:&quot;&amp;COLUMN([.BF69])-11&amp;&quot;,&quot;&quot;text&quot;&quot;:&quot;&quot;&quot;&amp;[.BF69]&amp;&quot;&quot;&quot;},&quot;;&quot;&quot;) &amp;IF([.BG69]&gt;0;&quot;{&quot;&quot;value&quot;&quot;:&quot;&amp;COLUMN([.BG69])-11&amp;&quot;,&quot;&quot;text&quot;&quot;:&quot;&quot;&quot;&amp;[.BG69]&amp;&quot;&quot;&quot;},&quot;;&quot;&quot;) &amp;IF([.BH69]&gt;0;&quot;{&quot;&quot;value&quot;&quot;:&quot;&amp;COLUMN([.BH69])-11&amp;&quot;,&quot;&quot;text&quot;&quot;:&quot;&quot;&quot;&amp;[.BH69]&amp;&quot;&quot;&quot;},&quot;;&quot;&quot;) &amp;IF([.BI69]&gt;0;&quot;{&quot;&quot;value&quot;&quot;:&quot;&amp;COLUMN([.BI69])-11&amp;&quot;,&quot;&quot;text&quot;&quot;:&quot;&quot;&quot;&amp;[.BI69]&amp;&quot;&quot;&quot;},&quot;;&quot;&quot;) &amp;IF([.BJ69]&gt;0;&quot;{&quot;&quot;value&quot;&quot;:&quot;&amp;COLUMN([.BJ69])-11&amp;&quot;,&quot;&quot;text&quot;&quot;:&quot;&quot;&quot;&amp;[.BJ69]&amp;&quot;&quot;&quot;},&quot;;&quot;&quot;) &amp;IF([.BK69]&gt;0;&quot;{&quot;&quot;value&quot;&quot;:&quot;&amp;COLUMN([.BK69])-11&amp;&quot;,&quot;&quot;text&quot;&quot;:&quot;&quot;&quot;&amp;[.BK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0]&amp;&quot;,&quot;&quot;ordinal&quot;&quot;:&quot;&amp;ROW()-2&amp;&quot;,&quot;&quot;required&quot;&quot;:&quot;&amp;[.E70]&amp;&quot;,&quot;&quot;category&quot;&quot;:&quot;&quot;&quot;&amp;[.F70]&amp;&quot;&quot;&quot;,&quot;&quot;info&quot;&quot;:&quot;&quot;&quot;&amp;[.J70]&amp;&quot;&quot;&quot;&quot;&amp;&quot;,&quot;&quot;skip&quot;&quot;:&quot;&quot;&quot;&amp;[.D70]&amp;&quot;&quot;&quot;&quot;&amp;&quot;,&quot;&quot;text&quot;&quot;:&quot;&quot;&quot;&amp;[.H70]&amp;&quot;&quot;&quot;&quot;&amp;&quot;,&quot;&quot;type&quot;&quot;:&quot;&quot;&quot;&amp;[.I70]&amp;&quot;&quot;&quot;&quot;&amp;&quot;,&quot;&quot;options&quot;&quot;:[&quot; &amp;IF([.K70]&gt;0;&quot;{&quot;&quot;value&quot;&quot;:&quot;&amp;COLUMN([.K70])-11&amp;&quot;,&quot;&quot;text&quot;&quot;:&quot;&quot;&quot;&amp;[.K70]&amp;&quot;&quot;&quot;},&quot;;&quot;&quot;) &amp;IF([.L70]&gt;0;&quot;{&quot;&quot;value&quot;&quot;:&quot;&amp;COLUMN([.L70])-11&amp;&quot;,&quot;&quot;text&quot;&quot;:&quot;&quot;&quot;&amp;[.L70]&amp;&quot;&quot;&quot;},&quot;;&quot;&quot;) &amp;IF([.M70]&gt;0;&quot;{&quot;&quot;value&quot;&quot;:&quot;&amp;COLUMN([.M70])-11&amp;&quot;,&quot;&quot;text&quot;&quot;:&quot;&quot;&quot;&amp;[.M70]&amp;&quot;&quot;&quot;},&quot;;&quot;&quot;) &amp;IF([.N70]&gt;0;&quot;{&quot;&quot;value&quot;&quot;:&quot;&amp;COLUMN([.N70])-11&amp;&quot;,&quot;&quot;text&quot;&quot;:&quot;&quot;&quot;&amp;[.N70]&amp;&quot;&quot;&quot;},&quot;;&quot;&quot;) &amp;IF([.O70]&gt;0;&quot;{&quot;&quot;value&quot;&quot;:&quot;&amp;COLUMN([.O70])-11&amp;&quot;,&quot;&quot;text&quot;&quot;:&quot;&quot;&quot;&amp;[.O70]&amp;&quot;&quot;&quot;},&quot;;&quot;&quot;) &amp;IF([.P70]&gt;0;&quot;{&quot;&quot;value&quot;&quot;:&quot;&amp;COLUMN([.P70])-11&amp;&quot;,&quot;&quot;text&quot;&quot;:&quot;&quot;&quot;&amp;[.P70]&amp;&quot;&quot;&quot;},&quot;;&quot;&quot;) &amp;IF([.Q70]&gt;0;&quot;{&quot;&quot;value&quot;&quot;:&quot;&amp;COLUMN([.Q70])-11&amp;&quot;,&quot;&quot;text&quot;&quot;:&quot;&quot;&quot;&amp;[.Q70]&amp;&quot;&quot;&quot;},&quot;;&quot;&quot;) &amp;IF([.R70]&gt;0;&quot;{&quot;&quot;value&quot;&quot;:&quot;&amp;COLUMN([.R70])-11&amp;&quot;,&quot;&quot;text&quot;&quot;:&quot;&quot;&quot;&amp;[.R70]&amp;&quot;&quot;&quot;},&quot;;&quot;&quot;) &amp;IF([.S70]&gt;0;&quot;{&quot;&quot;value&quot;&quot;:&quot;&amp;COLUMN([.S70])-11&amp;&quot;,&quot;&quot;text&quot;&quot;:&quot;&quot;&quot;&amp;[.S70]&amp;&quot;&quot;&quot;},&quot;;&quot;&quot;) &amp;IF([.T70]&gt;0;&quot;{&quot;&quot;value&quot;&quot;:&quot;&amp;COLUMN([.T70])-11&amp;&quot;,&quot;&quot;text&quot;&quot;:&quot;&quot;&quot;&amp;[.T70]&amp;&quot;&quot;&quot;},&quot;;&quot;&quot;) &amp;IF([.U70]&gt;0;&quot;{&quot;&quot;value&quot;&quot;:&quot;&amp;COLUMN([.U70])-11&amp;&quot;,&quot;&quot;text&quot;&quot;:&quot;&quot;&quot;&amp;[.U70]&amp;&quot;&quot;&quot;},&quot;;&quot;&quot;) &amp;IF([.V70]&gt;0;&quot;{&quot;&quot;value&quot;&quot;:&quot;&amp;COLUMN([.V70])-11&amp;&quot;,&quot;&quot;text&quot;&quot;:&quot;&quot;&quot;&amp;[.V70]&amp;&quot;&quot;&quot;},&quot;;&quot;&quot;) &amp;IF([.W70]&gt;0;&quot;{&quot;&quot;value&quot;&quot;:&quot;&amp;COLUMN([.W70])-11&amp;&quot;,&quot;&quot;text&quot;&quot;:&quot;&quot;&quot;&amp;[.W70]&amp;&quot;&quot;&quot;},&quot;;&quot;&quot;) &amp;IF([.X70]&gt;0;&quot;{&quot;&quot;value&quot;&quot;:&quot;&amp;COLUMN([.X70])-11&amp;&quot;,&quot;&quot;text&quot;&quot;:&quot;&quot;&quot;&amp;[.X70]&amp;&quot;&quot;&quot;},&quot;;&quot;&quot;) &amp;IF([.Y70]&gt;0;&quot;{&quot;&quot;value&quot;&quot;:&quot;&amp;COLUMN([.Y70])-11&amp;&quot;,&quot;&quot;text&quot;&quot;:&quot;&quot;&quot;&amp;[.Y70]&amp;&quot;&quot;&quot;},&quot;;&quot;&quot;) &amp;IF([.Z70]&gt;0;&quot;{&quot;&quot;value&quot;&quot;:&quot;&amp;COLUMN([.Z70])-11&amp;&quot;,&quot;&quot;text&quot;&quot;:&quot;&quot;&quot;&amp;[.Z70]&amp;&quot;&quot;&quot;},&quot;;&quot;&quot;) &amp;IF([.AA70]&gt;0;&quot;{&quot;&quot;value&quot;&quot;:&quot;&amp;COLUMN([.AA70])-11&amp;&quot;,&quot;&quot;text&quot;&quot;:&quot;&quot;&quot;&amp;[.AA70]&amp;&quot;&quot;&quot;},&quot;;&quot;&quot;)" office:value-type="string" office:string-value="{&quot;id&quot;:57,&quot;ordinal&quot;:68,&quot;required&quot;:0,&quot;category&quot;:&quot;Managing Your Blood Glucose – Lows&quot;,&quot;info&quot;:&quot;null&quot;,&quot;skip&quot;:&quot;null&quot;,&quot;text&quot;:&quot;How often do you have hypos / low blood glucose (less than 4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57,"ordinal":68,"required":0,"category":"Managing Your Blood Glucose – Lows","info":"null","skip":"null","text":"How often do you have hypos / low blood glucose (less than 4mmols/l)?","type":"SC","options":[{"value":0,"text":"Often"},{"value":1,"text":"Every now and again"},{"value":2,"text":"Rarely / Never"},</text:p>
          </table:table-cell>
          <table:table-cell table:style-name="ce2" table:formula="of:=IF([.AB70]&gt;0;&quot;{&quot;&quot;value&quot;&quot;:&quot;&amp;COLUMN([.AB70])-11&amp;&quot;,&quot;&quot;text&quot;&quot;:&quot;&quot;&quot;&amp;[.AB70]&amp;&quot;&quot;&quot;},&quot;;&quot;&quot;) &amp;IF([.AC70]&gt;0;&quot;{&quot;&quot;value&quot;&quot;:&quot;&amp;COLUMN([.AC70])-11&amp;&quot;,&quot;&quot;text&quot;&quot;:&quot;&quot;&quot;&amp;[.AC70]&amp;&quot;&quot;&quot;},&quot;;&quot;&quot;) &amp;IF([.AD70]&gt;0;&quot;{&quot;&quot;value&quot;&quot;:&quot;&amp;COLUMN([.AD70])-11&amp;&quot;,&quot;&quot;text&quot;&quot;:&quot;&quot;&quot;&amp;[.AD70]&amp;&quot;&quot;&quot;},&quot;;&quot;&quot;) &amp;IF([.AE70]&gt;0;&quot;{&quot;&quot;value&quot;&quot;:&quot;&amp;COLUMN([.AE70])-11&amp;&quot;,&quot;&quot;text&quot;&quot;:&quot;&quot;&quot;&amp;[.AE70]&amp;&quot;&quot;&quot;},&quot;;&quot;&quot;) &amp;IF([.AF70]&gt;0;&quot;{&quot;&quot;value&quot;&quot;:&quot;&amp;COLUMN([.AF70])-11&amp;&quot;,&quot;&quot;text&quot;&quot;:&quot;&quot;&quot;&amp;[.AF70]&amp;&quot;&quot;&quot;},&quot;;&quot;&quot;) &amp;IF([.AG70]&gt;0;&quot;{&quot;&quot;value&quot;&quot;:&quot;&amp;COLUMN([.AG70])-11&amp;&quot;,&quot;&quot;text&quot;&quot;:&quot;&quot;&quot;&amp;[.AG70]&amp;&quot;&quot;&quot;},&quot;;&quot;&quot;) &amp;IF([.AH70]&gt;0;&quot;{&quot;&quot;value&quot;&quot;:&quot;&amp;COLUMN([.AH70])-11&amp;&quot;,&quot;&quot;text&quot;&quot;:&quot;&quot;&quot;&amp;[.AH70]&amp;&quot;&quot;&quot;},&quot;;&quot;&quot;) &amp;IF([.AI70]&gt;0;&quot;{&quot;&quot;value&quot;&quot;:&quot;&amp;COLUMN([.AI70])-11&amp;&quot;,&quot;&quot;text&quot;&quot;:&quot;&quot;&quot;&amp;[.AI70]&amp;&quot;&quot;&quot;},&quot;;&quot;&quot;) &amp;IF([.AJ70]&gt;0;&quot;{&quot;&quot;value&quot;&quot;:&quot;&amp;COLUMN([.AJ70])-11&amp;&quot;,&quot;&quot;text&quot;&quot;:&quot;&quot;&quot;&amp;[.AJ70]&amp;&quot;&quot;&quot;},&quot;;&quot;&quot;) &amp;IF([.AK70]&gt;0;&quot;{&quot;&quot;value&quot;&quot;:&quot;&amp;COLUMN([.AK70])-11&amp;&quot;,&quot;&quot;text&quot;&quot;:&quot;&quot;&quot;&amp;[.AK70]&amp;&quot;&quot;&quot;},&quot;;&quot;&quot;) &amp;IF([.AL70]&gt;0;&quot;{&quot;&quot;value&quot;&quot;:&quot;&amp;COLUMN([.AL70])-11&amp;&quot;,&quot;&quot;text&quot;&quot;:&quot;&quot;&quot;&amp;[.AL70]&amp;&quot;&quot;&quot;},&quot;;&quot;&quot;) &amp;IF([.AM70]&gt;0;&quot;{&quot;&quot;value&quot;&quot;:&quot;&amp;COLUMN([.AM70])-11&amp;&quot;,&quot;&quot;text&quot;&quot;:&quot;&quot;&quot;&amp;[.AM70]&amp;&quot;&quot;&quot;},&quot;;&quot;&quot;) &amp;IF([.AN70]&gt;0;&quot;{&quot;&quot;value&quot;&quot;:&quot;&amp;COLUMN([.AN70])-11&amp;&quot;,&quot;&quot;text&quot;&quot;:&quot;&quot;&quot;&amp;[.AN70]&amp;&quot;&quot;&quot;},&quot;;&quot;&quot;) &amp;IF([.AO70]&gt;0;&quot;{&quot;&quot;value&quot;&quot;:&quot;&amp;COLUMN([.AO70])-11&amp;&quot;,&quot;&quot;text&quot;&quot;:&quot;&quot;&quot;&amp;[.AO70]&amp;&quot;&quot;&quot;},&quot;;&quot;&quot;) &amp;IF([.AP70]&gt;0;&quot;{&quot;&quot;value&quot;&quot;:&quot;&amp;COLUMN([.AP70])-11&amp;&quot;,&quot;&quot;text&quot;&quot;:&quot;&quot;&quot;&amp;[.AP70]&amp;&quot;&quot;&quot;},&quot;;&quot;&quot;) &amp;IF([.AQ70]&gt;0;&quot;{&quot;&quot;value&quot;&quot;:&quot;&amp;COLUMN([.AQ70])-11&amp;&quot;,&quot;&quot;text&quot;&quot;:&quot;&quot;&quot;&amp;[.AQ70]&amp;&quot;&quot;&quot;},&quot;;&quot;&quot;) &amp;IF([.AR70]&gt;0;&quot;{&quot;&quot;value&quot;&quot;:&quot;&amp;COLUMN([.AR70])-11&amp;&quot;,&quot;&quot;text&quot;&quot;:&quot;&quot;&quot;&amp;[.AR70]&amp;&quot;&quot;&quot;},&quot;;&quot;&quot;) &amp;IF([.AS70]&gt;0;&quot;{&quot;&quot;value&quot;&quot;:&quot;&amp;COLUMN([.AS70])-11&amp;&quot;,&quot;&quot;text&quot;&quot;:&quot;&quot;&quot;&amp;[.AS70]&amp;&quot;&quot;&quot;},&quot;;&quot;&quot;) &amp;IF([.AT70]&gt;0;&quot;{&quot;&quot;value&quot;&quot;:&quot;&amp;COLUMN([.AT70])-11&amp;&quot;,&quot;&quot;text&quot;&quot;:&quot;&quot;&quot;&amp;[.AT70]&amp;&quot;&quot;&quot;},&quot;;&quot;&quot;) &amp;IF([.AU70]&gt;0;&quot;{&quot;&quot;value&quot;&quot;:&quot;&amp;COLUMN([.AU70])-11&amp;&quot;,&quot;&quot;text&quot;&quot;:&quot;&quot;&quot;&amp;[.AU70]&amp;&quot;&quot;&quot;},&quot;;&quot;&quot;)">
            <text:p/>
          </table:table-cell>
          <table:table-cell table:style-name="ce1" table:formula="of:=IF([.AV70]&gt;0;&quot;{&quot;&quot;value&quot;&quot;:&quot;&amp;COLUMN([.AV70])-11&amp;&quot;,&quot;&quot;text&quot;&quot;:&quot;&quot;&quot;&amp;[.AV70]&amp;&quot;&quot;&quot;},&quot;;&quot;&quot;) &amp;IF([.AW70]&gt;0;&quot;{&quot;&quot;value&quot;&quot;:&quot;&amp;COLUMN([.AW70])-11&amp;&quot;,&quot;&quot;text&quot;&quot;:&quot;&quot;&quot;&amp;[.AW70]&amp;&quot;&quot;&quot;},&quot;;&quot;&quot;) &amp;IF([.AX70]&gt;0;&quot;{&quot;&quot;value&quot;&quot;:&quot;&amp;COLUMN([.AX70])-11&amp;&quot;,&quot;&quot;text&quot;&quot;:&quot;&quot;&quot;&amp;[.AX70]&amp;&quot;&quot;&quot;},&quot;;&quot;&quot;) &amp;IF([.AY70]&gt;0;&quot;{&quot;&quot;value&quot;&quot;:&quot;&amp;COLUMN([.AY70])-11&amp;&quot;,&quot;&quot;text&quot;&quot;:&quot;&quot;&quot;&amp;[.AY70]&amp;&quot;&quot;&quot;},&quot;;&quot;&quot;) &amp;IF([.AZ70]&gt;0;&quot;{&quot;&quot;value&quot;&quot;:&quot;&amp;COLUMN([.AZ70])-11&amp;&quot;,&quot;&quot;text&quot;&quot;:&quot;&quot;&quot;&amp;[.AZ70]&amp;&quot;&quot;&quot;},&quot;;&quot;&quot;) &amp;IF([.BA70]&gt;0;&quot;{&quot;&quot;value&quot;&quot;:&quot;&amp;COLUMN([.BA70])-11&amp;&quot;,&quot;&quot;text&quot;&quot;:&quot;&quot;&quot;&amp;[.BA70]&amp;&quot;&quot;&quot;},&quot;;&quot;&quot;) &amp;IF([.BB70]&gt;0;&quot;{&quot;&quot;value&quot;&quot;:&quot;&amp;COLUMN([.BB70])-11&amp;&quot;,&quot;&quot;text&quot;&quot;:&quot;&quot;&quot;&amp;[.BB70]&amp;&quot;&quot;&quot;},&quot;;&quot;&quot;) &amp;IF([.BC70]&gt;0;&quot;{&quot;&quot;value&quot;&quot;:&quot;&amp;COLUMN([.BC70])-11&amp;&quot;,&quot;&quot;text&quot;&quot;:&quot;&quot;&quot;&amp;[.BC70]&amp;&quot;&quot;&quot;},&quot;;&quot;&quot;) &amp;IF([.BD70]&gt;0;&quot;{&quot;&quot;value&quot;&quot;:&quot;&amp;COLUMN([.BD70])-11&amp;&quot;,&quot;&quot;text&quot;&quot;:&quot;&quot;&quot;&amp;[.BD70]&amp;&quot;&quot;&quot;},&quot;;&quot;&quot;) &amp;IF([.BE70]&gt;0;&quot;{&quot;&quot;value&quot;&quot;:&quot;&amp;COLUMN([.BE70])-11&amp;&quot;,&quot;&quot;text&quot;&quot;:&quot;&quot;&quot;&amp;[.BE70]&amp;&quot;&quot;&quot;},&quot;;&quot;&quot;) &amp;IF([.BF70]&gt;0;&quot;{&quot;&quot;value&quot;&quot;:&quot;&amp;COLUMN([.BF70])-11&amp;&quot;,&quot;&quot;text&quot;&quot;:&quot;&quot;&quot;&amp;[.BF70]&amp;&quot;&quot;&quot;},&quot;;&quot;&quot;) &amp;IF([.BG70]&gt;0;&quot;{&quot;&quot;value&quot;&quot;:&quot;&amp;COLUMN([.BG70])-11&amp;&quot;,&quot;&quot;text&quot;&quot;:&quot;&quot;&quot;&amp;[.BG70]&amp;&quot;&quot;&quot;},&quot;;&quot;&quot;) &amp;IF([.BH70]&gt;0;&quot;{&quot;&quot;value&quot;&quot;:&quot;&amp;COLUMN([.BH70])-11&amp;&quot;,&quot;&quot;text&quot;&quot;:&quot;&quot;&quot;&amp;[.BH70]&amp;&quot;&quot;&quot;},&quot;;&quot;&quot;) &amp;IF([.BI70]&gt;0;&quot;{&quot;&quot;value&quot;&quot;:&quot;&amp;COLUMN([.BI70])-11&amp;&quot;,&quot;&quot;text&quot;&quot;:&quot;&quot;&quot;&amp;[.BI70]&amp;&quot;&quot;&quot;},&quot;;&quot;&quot;) &amp;IF([.BJ70]&gt;0;&quot;{&quot;&quot;value&quot;&quot;:&quot;&amp;COLUMN([.BJ70])-11&amp;&quot;,&quot;&quot;text&quot;&quot;:&quot;&quot;&quot;&amp;[.BJ70]&amp;&quot;&quot;&quot;},&quot;;&quot;&quot;) &amp;IF([.BK70]&gt;0;&quot;{&quot;&quot;value&quot;&quot;:&quot;&amp;COLUMN([.BK70])-11&amp;&quot;,&quot;&quot;text&quot;&quot;:&quot;&quot;&quot;&amp;[.BK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1]&amp;&quot;,&quot;&quot;ordinal&quot;&quot;:&quot;&amp;ROW()-2&amp;&quot;,&quot;&quot;required&quot;&quot;:&quot;&amp;[.E71]&amp;&quot;,&quot;&quot;category&quot;&quot;:&quot;&quot;&quot;&amp;[.F71]&amp;&quot;&quot;&quot;,&quot;&quot;info&quot;&quot;:&quot;&quot;&quot;&amp;[.J71]&amp;&quot;&quot;&quot;&quot;&amp;&quot;,&quot;&quot;skip&quot;&quot;:&quot;&quot;&quot;&amp;[.D71]&amp;&quot;&quot;&quot;&quot;&amp;&quot;,&quot;&quot;text&quot;&quot;:&quot;&quot;&quot;&amp;[.H71]&amp;&quot;&quot;&quot;&quot;&amp;&quot;,&quot;&quot;type&quot;&quot;:&quot;&quot;&quot;&amp;[.I71]&amp;&quot;&quot;&quot;&quot;&amp;&quot;,&quot;&quot;options&quot;&quot;:[&quot; &amp;IF([.K71]&gt;0;&quot;{&quot;&quot;value&quot;&quot;:&quot;&amp;COLUMN([.K71])-11&amp;&quot;,&quot;&quot;text&quot;&quot;:&quot;&quot;&quot;&amp;[.K71]&amp;&quot;&quot;&quot;},&quot;;&quot;&quot;) &amp;IF([.L71]&gt;0;&quot;{&quot;&quot;value&quot;&quot;:&quot;&amp;COLUMN([.L71])-11&amp;&quot;,&quot;&quot;text&quot;&quot;:&quot;&quot;&quot;&amp;[.L71]&amp;&quot;&quot;&quot;},&quot;;&quot;&quot;) &amp;IF([.M71]&gt;0;&quot;{&quot;&quot;value&quot;&quot;:&quot;&amp;COLUMN([.M71])-11&amp;&quot;,&quot;&quot;text&quot;&quot;:&quot;&quot;&quot;&amp;[.M71]&amp;&quot;&quot;&quot;},&quot;;&quot;&quot;) &amp;IF([.N71]&gt;0;&quot;{&quot;&quot;value&quot;&quot;:&quot;&amp;COLUMN([.N71])-11&amp;&quot;,&quot;&quot;text&quot;&quot;:&quot;&quot;&quot;&amp;[.N71]&amp;&quot;&quot;&quot;},&quot;;&quot;&quot;) &amp;IF([.O71]&gt;0;&quot;{&quot;&quot;value&quot;&quot;:&quot;&amp;COLUMN([.O71])-11&amp;&quot;,&quot;&quot;text&quot;&quot;:&quot;&quot;&quot;&amp;[.O71]&amp;&quot;&quot;&quot;},&quot;;&quot;&quot;) &amp;IF([.P71]&gt;0;&quot;{&quot;&quot;value&quot;&quot;:&quot;&amp;COLUMN([.P71])-11&amp;&quot;,&quot;&quot;text&quot;&quot;:&quot;&quot;&quot;&amp;[.P71]&amp;&quot;&quot;&quot;},&quot;;&quot;&quot;) &amp;IF([.Q71]&gt;0;&quot;{&quot;&quot;value&quot;&quot;:&quot;&amp;COLUMN([.Q71])-11&amp;&quot;,&quot;&quot;text&quot;&quot;:&quot;&quot;&quot;&amp;[.Q71]&amp;&quot;&quot;&quot;},&quot;;&quot;&quot;) &amp;IF([.R71]&gt;0;&quot;{&quot;&quot;value&quot;&quot;:&quot;&amp;COLUMN([.R71])-11&amp;&quot;,&quot;&quot;text&quot;&quot;:&quot;&quot;&quot;&amp;[.R71]&amp;&quot;&quot;&quot;},&quot;;&quot;&quot;) &amp;IF([.S71]&gt;0;&quot;{&quot;&quot;value&quot;&quot;:&quot;&amp;COLUMN([.S71])-11&amp;&quot;,&quot;&quot;text&quot;&quot;:&quot;&quot;&quot;&amp;[.S71]&amp;&quot;&quot;&quot;},&quot;;&quot;&quot;) &amp;IF([.T71]&gt;0;&quot;{&quot;&quot;value&quot;&quot;:&quot;&amp;COLUMN([.T71])-11&amp;&quot;,&quot;&quot;text&quot;&quot;:&quot;&quot;&quot;&amp;[.T71]&amp;&quot;&quot;&quot;},&quot;;&quot;&quot;) &amp;IF([.U71]&gt;0;&quot;{&quot;&quot;value&quot;&quot;:&quot;&amp;COLUMN([.U71])-11&amp;&quot;,&quot;&quot;text&quot;&quot;:&quot;&quot;&quot;&amp;[.U71]&amp;&quot;&quot;&quot;},&quot;;&quot;&quot;) &amp;IF([.V71]&gt;0;&quot;{&quot;&quot;value&quot;&quot;:&quot;&amp;COLUMN([.V71])-11&amp;&quot;,&quot;&quot;text&quot;&quot;:&quot;&quot;&quot;&amp;[.V71]&amp;&quot;&quot;&quot;},&quot;;&quot;&quot;) &amp;IF([.W71]&gt;0;&quot;{&quot;&quot;value&quot;&quot;:&quot;&amp;COLUMN([.W71])-11&amp;&quot;,&quot;&quot;text&quot;&quot;:&quot;&quot;&quot;&amp;[.W71]&amp;&quot;&quot;&quot;},&quot;;&quot;&quot;) &amp;IF([.X71]&gt;0;&quot;{&quot;&quot;value&quot;&quot;:&quot;&amp;COLUMN([.X71])-11&amp;&quot;,&quot;&quot;text&quot;&quot;:&quot;&quot;&quot;&amp;[.X71]&amp;&quot;&quot;&quot;},&quot;;&quot;&quot;) &amp;IF([.Y71]&gt;0;&quot;{&quot;&quot;value&quot;&quot;:&quot;&amp;COLUMN([.Y71])-11&amp;&quot;,&quot;&quot;text&quot;&quot;:&quot;&quot;&quot;&amp;[.Y71]&amp;&quot;&quot;&quot;},&quot;;&quot;&quot;) &amp;IF([.Z71]&gt;0;&quot;{&quot;&quot;value&quot;&quot;:&quot;&amp;COLUMN([.Z71])-11&amp;&quot;,&quot;&quot;text&quot;&quot;:&quot;&quot;&quot;&amp;[.Z71]&amp;&quot;&quot;&quot;},&quot;;&quot;&quot;) &amp;IF([.AA71]&gt;0;&quot;{&quot;&quot;value&quot;&quot;:&quot;&amp;COLUMN([.AA71])-11&amp;&quot;,&quot;&quot;text&quot;&quot;:&quot;&quot;&quot;&amp;[.AA71]&amp;&quot;&quot;&quot;},&quot;;&quot;&quot;)" office:value-type="string" office:string-value="{&quot;id&quot;:58,&quot;ordinal&quot;:69,&quot;required&quot;:0,&quot;category&quot;:&quot;Managing Your Blood Glucose – Lows&quot;,&quot;info&quot;:&quot;null&quot;,&quot;skip&quot;:&quot;null&quot;,&quot;text&quot;:&quot;Do you know when you are going hypo / low without testing your blood glucose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58,"ordinal":69,"required":0,"category":"Managing Your Blood Glucose – Lows","info":"null","skip":"null","text":"Do you know when you are going hypo / low without testing your blood glucose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B71]&gt;0;&quot;{&quot;&quot;value&quot;&quot;:&quot;&amp;COLUMN([.AB71])-11&amp;&quot;,&quot;&quot;text&quot;&quot;:&quot;&quot;&quot;&amp;[.AB71]&amp;&quot;&quot;&quot;},&quot;;&quot;&quot;) &amp;IF([.AC71]&gt;0;&quot;{&quot;&quot;value&quot;&quot;:&quot;&amp;COLUMN([.AC71])-11&amp;&quot;,&quot;&quot;text&quot;&quot;:&quot;&quot;&quot;&amp;[.AC71]&amp;&quot;&quot;&quot;},&quot;;&quot;&quot;) &amp;IF([.AD71]&gt;0;&quot;{&quot;&quot;value&quot;&quot;:&quot;&amp;COLUMN([.AD71])-11&amp;&quot;,&quot;&quot;text&quot;&quot;:&quot;&quot;&quot;&amp;[.AD71]&amp;&quot;&quot;&quot;},&quot;;&quot;&quot;) &amp;IF([.AE71]&gt;0;&quot;{&quot;&quot;value&quot;&quot;:&quot;&amp;COLUMN([.AE71])-11&amp;&quot;,&quot;&quot;text&quot;&quot;:&quot;&quot;&quot;&amp;[.AE71]&amp;&quot;&quot;&quot;},&quot;;&quot;&quot;) &amp;IF([.AF71]&gt;0;&quot;{&quot;&quot;value&quot;&quot;:&quot;&amp;COLUMN([.AF71])-11&amp;&quot;,&quot;&quot;text&quot;&quot;:&quot;&quot;&quot;&amp;[.AF71]&amp;&quot;&quot;&quot;},&quot;;&quot;&quot;) &amp;IF([.AG71]&gt;0;&quot;{&quot;&quot;value&quot;&quot;:&quot;&amp;COLUMN([.AG71])-11&amp;&quot;,&quot;&quot;text&quot;&quot;:&quot;&quot;&quot;&amp;[.AG71]&amp;&quot;&quot;&quot;},&quot;;&quot;&quot;) &amp;IF([.AH71]&gt;0;&quot;{&quot;&quot;value&quot;&quot;:&quot;&amp;COLUMN([.AH71])-11&amp;&quot;,&quot;&quot;text&quot;&quot;:&quot;&quot;&quot;&amp;[.AH71]&amp;&quot;&quot;&quot;},&quot;;&quot;&quot;) &amp;IF([.AI71]&gt;0;&quot;{&quot;&quot;value&quot;&quot;:&quot;&amp;COLUMN([.AI71])-11&amp;&quot;,&quot;&quot;text&quot;&quot;:&quot;&quot;&quot;&amp;[.AI71]&amp;&quot;&quot;&quot;},&quot;;&quot;&quot;) &amp;IF([.AJ71]&gt;0;&quot;{&quot;&quot;value&quot;&quot;:&quot;&amp;COLUMN([.AJ71])-11&amp;&quot;,&quot;&quot;text&quot;&quot;:&quot;&quot;&quot;&amp;[.AJ71]&amp;&quot;&quot;&quot;},&quot;;&quot;&quot;) &amp;IF([.AK71]&gt;0;&quot;{&quot;&quot;value&quot;&quot;:&quot;&amp;COLUMN([.AK71])-11&amp;&quot;,&quot;&quot;text&quot;&quot;:&quot;&quot;&quot;&amp;[.AK71]&amp;&quot;&quot;&quot;},&quot;;&quot;&quot;) &amp;IF([.AL71]&gt;0;&quot;{&quot;&quot;value&quot;&quot;:&quot;&amp;COLUMN([.AL71])-11&amp;&quot;,&quot;&quot;text&quot;&quot;:&quot;&quot;&quot;&amp;[.AL71]&amp;&quot;&quot;&quot;},&quot;;&quot;&quot;) &amp;IF([.AM71]&gt;0;&quot;{&quot;&quot;value&quot;&quot;:&quot;&amp;COLUMN([.AM71])-11&amp;&quot;,&quot;&quot;text&quot;&quot;:&quot;&quot;&quot;&amp;[.AM71]&amp;&quot;&quot;&quot;},&quot;;&quot;&quot;) &amp;IF([.AN71]&gt;0;&quot;{&quot;&quot;value&quot;&quot;:&quot;&amp;COLUMN([.AN71])-11&amp;&quot;,&quot;&quot;text&quot;&quot;:&quot;&quot;&quot;&amp;[.AN71]&amp;&quot;&quot;&quot;},&quot;;&quot;&quot;) &amp;IF([.AO71]&gt;0;&quot;{&quot;&quot;value&quot;&quot;:&quot;&amp;COLUMN([.AO71])-11&amp;&quot;,&quot;&quot;text&quot;&quot;:&quot;&quot;&quot;&amp;[.AO71]&amp;&quot;&quot;&quot;},&quot;;&quot;&quot;) &amp;IF([.AP71]&gt;0;&quot;{&quot;&quot;value&quot;&quot;:&quot;&amp;COLUMN([.AP71])-11&amp;&quot;,&quot;&quot;text&quot;&quot;:&quot;&quot;&quot;&amp;[.AP71]&amp;&quot;&quot;&quot;},&quot;;&quot;&quot;) &amp;IF([.AQ71]&gt;0;&quot;{&quot;&quot;value&quot;&quot;:&quot;&amp;COLUMN([.AQ71])-11&amp;&quot;,&quot;&quot;text&quot;&quot;:&quot;&quot;&quot;&amp;[.AQ71]&amp;&quot;&quot;&quot;},&quot;;&quot;&quot;) &amp;IF([.AR71]&gt;0;&quot;{&quot;&quot;value&quot;&quot;:&quot;&amp;COLUMN([.AR71])-11&amp;&quot;,&quot;&quot;text&quot;&quot;:&quot;&quot;&quot;&amp;[.AR71]&amp;&quot;&quot;&quot;},&quot;;&quot;&quot;) &amp;IF([.AS71]&gt;0;&quot;{&quot;&quot;value&quot;&quot;:&quot;&amp;COLUMN([.AS71])-11&amp;&quot;,&quot;&quot;text&quot;&quot;:&quot;&quot;&quot;&amp;[.AS71]&amp;&quot;&quot;&quot;},&quot;;&quot;&quot;) &amp;IF([.AT71]&gt;0;&quot;{&quot;&quot;value&quot;&quot;:&quot;&amp;COLUMN([.AT71])-11&amp;&quot;,&quot;&quot;text&quot;&quot;:&quot;&quot;&quot;&amp;[.AT71]&amp;&quot;&quot;&quot;},&quot;;&quot;&quot;) &amp;IF([.AU71]&gt;0;&quot;{&quot;&quot;value&quot;&quot;:&quot;&amp;COLUMN([.AU71])-11&amp;&quot;,&quot;&quot;text&quot;&quot;:&quot;&quot;&quot;&amp;[.AU71]&amp;&quot;&quot;&quot;},&quot;;&quot;&quot;)">
            <text:p/>
          </table:table-cell>
          <table:table-cell table:style-name="ce1" table:formula="of:=IF([.AV71]&gt;0;&quot;{&quot;&quot;value&quot;&quot;:&quot;&amp;COLUMN([.AV71])-11&amp;&quot;,&quot;&quot;text&quot;&quot;:&quot;&quot;&quot;&amp;[.AV71]&amp;&quot;&quot;&quot;},&quot;;&quot;&quot;) &amp;IF([.AW71]&gt;0;&quot;{&quot;&quot;value&quot;&quot;:&quot;&amp;COLUMN([.AW71])-11&amp;&quot;,&quot;&quot;text&quot;&quot;:&quot;&quot;&quot;&amp;[.AW71]&amp;&quot;&quot;&quot;},&quot;;&quot;&quot;) &amp;IF([.AX71]&gt;0;&quot;{&quot;&quot;value&quot;&quot;:&quot;&amp;COLUMN([.AX71])-11&amp;&quot;,&quot;&quot;text&quot;&quot;:&quot;&quot;&quot;&amp;[.AX71]&amp;&quot;&quot;&quot;},&quot;;&quot;&quot;) &amp;IF([.AY71]&gt;0;&quot;{&quot;&quot;value&quot;&quot;:&quot;&amp;COLUMN([.AY71])-11&amp;&quot;,&quot;&quot;text&quot;&quot;:&quot;&quot;&quot;&amp;[.AY71]&amp;&quot;&quot;&quot;},&quot;;&quot;&quot;) &amp;IF([.AZ71]&gt;0;&quot;{&quot;&quot;value&quot;&quot;:&quot;&amp;COLUMN([.AZ71])-11&amp;&quot;,&quot;&quot;text&quot;&quot;:&quot;&quot;&quot;&amp;[.AZ71]&amp;&quot;&quot;&quot;},&quot;;&quot;&quot;) &amp;IF([.BA71]&gt;0;&quot;{&quot;&quot;value&quot;&quot;:&quot;&amp;COLUMN([.BA71])-11&amp;&quot;,&quot;&quot;text&quot;&quot;:&quot;&quot;&quot;&amp;[.BA71]&amp;&quot;&quot;&quot;},&quot;;&quot;&quot;) &amp;IF([.BB71]&gt;0;&quot;{&quot;&quot;value&quot;&quot;:&quot;&amp;COLUMN([.BB71])-11&amp;&quot;,&quot;&quot;text&quot;&quot;:&quot;&quot;&quot;&amp;[.BB71]&amp;&quot;&quot;&quot;},&quot;;&quot;&quot;) &amp;IF([.BC71]&gt;0;&quot;{&quot;&quot;value&quot;&quot;:&quot;&amp;COLUMN([.BC71])-11&amp;&quot;,&quot;&quot;text&quot;&quot;:&quot;&quot;&quot;&amp;[.BC71]&amp;&quot;&quot;&quot;},&quot;;&quot;&quot;) &amp;IF([.BD71]&gt;0;&quot;{&quot;&quot;value&quot;&quot;:&quot;&amp;COLUMN([.BD71])-11&amp;&quot;,&quot;&quot;text&quot;&quot;:&quot;&quot;&quot;&amp;[.BD71]&amp;&quot;&quot;&quot;},&quot;;&quot;&quot;) &amp;IF([.BE71]&gt;0;&quot;{&quot;&quot;value&quot;&quot;:&quot;&amp;COLUMN([.BE71])-11&amp;&quot;,&quot;&quot;text&quot;&quot;:&quot;&quot;&quot;&amp;[.BE71]&amp;&quot;&quot;&quot;},&quot;;&quot;&quot;) &amp;IF([.BF71]&gt;0;&quot;{&quot;&quot;value&quot;&quot;:&quot;&amp;COLUMN([.BF71])-11&amp;&quot;,&quot;&quot;text&quot;&quot;:&quot;&quot;&quot;&amp;[.BF71]&amp;&quot;&quot;&quot;},&quot;;&quot;&quot;) &amp;IF([.BG71]&gt;0;&quot;{&quot;&quot;value&quot;&quot;:&quot;&amp;COLUMN([.BG71])-11&amp;&quot;,&quot;&quot;text&quot;&quot;:&quot;&quot;&quot;&amp;[.BG71]&amp;&quot;&quot;&quot;},&quot;;&quot;&quot;) &amp;IF([.BH71]&gt;0;&quot;{&quot;&quot;value&quot;&quot;:&quot;&amp;COLUMN([.BH71])-11&amp;&quot;,&quot;&quot;text&quot;&quot;:&quot;&quot;&quot;&amp;[.BH71]&amp;&quot;&quot;&quot;},&quot;;&quot;&quot;) &amp;IF([.BI71]&gt;0;&quot;{&quot;&quot;value&quot;&quot;:&quot;&amp;COLUMN([.BI71])-11&amp;&quot;,&quot;&quot;text&quot;&quot;:&quot;&quot;&quot;&amp;[.BI71]&amp;&quot;&quot;&quot;},&quot;;&quot;&quot;) &amp;IF([.BJ71]&gt;0;&quot;{&quot;&quot;value&quot;&quot;:&quot;&amp;COLUMN([.BJ71])-11&amp;&quot;,&quot;&quot;text&quot;&quot;:&quot;&quot;&quot;&amp;[.BJ71]&amp;&quot;&quot;&quot;},&quot;;&quot;&quot;) &amp;IF([.BK71]&gt;0;&quot;{&quot;&quot;value&quot;&quot;:&quot;&amp;COLUMN([.BK71])-11&amp;&quot;,&quot;&quot;text&quot;&quot;:&quot;&quot;&quot;&amp;[.BK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72]&amp;&quot;,&quot;&quot;ordinal&quot;&quot;:&quot;&amp;ROW()-2&amp;&quot;,&quot;&quot;required&quot;&quot;:&quot;&amp;[.E72]&amp;&quot;,&quot;&quot;category&quot;&quot;:&quot;&quot;&quot;&amp;[.F72]&amp;&quot;&quot;&quot;,&quot;&quot;info&quot;&quot;:&quot;&quot;&quot;&amp;[.J72]&amp;&quot;&quot;&quot;&quot;&amp;&quot;,&quot;&quot;skip&quot;&quot;:&quot;&quot;&quot;&amp;[.D72]&amp;&quot;&quot;&quot;&quot;&amp;&quot;,&quot;&quot;text&quot;&quot;:&quot;&quot;&quot;&amp;[.H72]&amp;&quot;&quot;&quot;&quot;&amp;&quot;,&quot;&quot;type&quot;&quot;:&quot;&quot;&quot;&amp;[.I72]&amp;&quot;&quot;&quot;&quot;&amp;&quot;,&quot;&quot;options&quot;&quot;:[&quot; &amp;IF([.K72]&gt;0;&quot;{&quot;&quot;value&quot;&quot;:&quot;&amp;COLUMN([.K72])-11&amp;&quot;,&quot;&quot;text&quot;&quot;:&quot;&quot;&quot;&amp;[.K72]&amp;&quot;&quot;&quot;},&quot;;&quot;&quot;) &amp;IF([.L72]&gt;0;&quot;{&quot;&quot;value&quot;&quot;:&quot;&amp;COLUMN([.L72])-11&amp;&quot;,&quot;&quot;text&quot;&quot;:&quot;&quot;&quot;&amp;[.L72]&amp;&quot;&quot;&quot;},&quot;;&quot;&quot;) &amp;IF([.M72]&gt;0;&quot;{&quot;&quot;value&quot;&quot;:&quot;&amp;COLUMN([.M72])-11&amp;&quot;,&quot;&quot;text&quot;&quot;:&quot;&quot;&quot;&amp;[.M72]&amp;&quot;&quot;&quot;},&quot;;&quot;&quot;) &amp;IF([.N72]&gt;0;&quot;{&quot;&quot;value&quot;&quot;:&quot;&amp;COLUMN([.N72])-11&amp;&quot;,&quot;&quot;text&quot;&quot;:&quot;&quot;&quot;&amp;[.N72]&amp;&quot;&quot;&quot;},&quot;;&quot;&quot;) &amp;IF([.O72]&gt;0;&quot;{&quot;&quot;value&quot;&quot;:&quot;&amp;COLUMN([.O72])-11&amp;&quot;,&quot;&quot;text&quot;&quot;:&quot;&quot;&quot;&amp;[.O72]&amp;&quot;&quot;&quot;},&quot;;&quot;&quot;) &amp;IF([.P72]&gt;0;&quot;{&quot;&quot;value&quot;&quot;:&quot;&amp;COLUMN([.P72])-11&amp;&quot;,&quot;&quot;text&quot;&quot;:&quot;&quot;&quot;&amp;[.P72]&amp;&quot;&quot;&quot;},&quot;;&quot;&quot;) &amp;IF([.Q72]&gt;0;&quot;{&quot;&quot;value&quot;&quot;:&quot;&amp;COLUMN([.Q72])-11&amp;&quot;,&quot;&quot;text&quot;&quot;:&quot;&quot;&quot;&amp;[.Q72]&amp;&quot;&quot;&quot;},&quot;;&quot;&quot;) &amp;IF([.R72]&gt;0;&quot;{&quot;&quot;value&quot;&quot;:&quot;&amp;COLUMN([.R72])-11&amp;&quot;,&quot;&quot;text&quot;&quot;:&quot;&quot;&quot;&amp;[.R72]&amp;&quot;&quot;&quot;},&quot;;&quot;&quot;) &amp;IF([.S72]&gt;0;&quot;{&quot;&quot;value&quot;&quot;:&quot;&amp;COLUMN([.S72])-11&amp;&quot;,&quot;&quot;text&quot;&quot;:&quot;&quot;&quot;&amp;[.S72]&amp;&quot;&quot;&quot;},&quot;;&quot;&quot;) &amp;IF([.T72]&gt;0;&quot;{&quot;&quot;value&quot;&quot;:&quot;&amp;COLUMN([.T72])-11&amp;&quot;,&quot;&quot;text&quot;&quot;:&quot;&quot;&quot;&amp;[.T72]&amp;&quot;&quot;&quot;},&quot;;&quot;&quot;) &amp;IF([.U72]&gt;0;&quot;{&quot;&quot;value&quot;&quot;:&quot;&amp;COLUMN([.U72])-11&amp;&quot;,&quot;&quot;text&quot;&quot;:&quot;&quot;&quot;&amp;[.U72]&amp;&quot;&quot;&quot;},&quot;;&quot;&quot;) &amp;IF([.V72]&gt;0;&quot;{&quot;&quot;value&quot;&quot;:&quot;&amp;COLUMN([.V72])-11&amp;&quot;,&quot;&quot;text&quot;&quot;:&quot;&quot;&quot;&amp;[.V72]&amp;&quot;&quot;&quot;},&quot;;&quot;&quot;) &amp;IF([.W72]&gt;0;&quot;{&quot;&quot;value&quot;&quot;:&quot;&amp;COLUMN([.W72])-11&amp;&quot;,&quot;&quot;text&quot;&quot;:&quot;&quot;&quot;&amp;[.W72]&amp;&quot;&quot;&quot;},&quot;;&quot;&quot;) &amp;IF([.X72]&gt;0;&quot;{&quot;&quot;value&quot;&quot;:&quot;&amp;COLUMN([.X72])-11&amp;&quot;,&quot;&quot;text&quot;&quot;:&quot;&quot;&quot;&amp;[.X72]&amp;&quot;&quot;&quot;},&quot;;&quot;&quot;) &amp;IF([.Y72]&gt;0;&quot;{&quot;&quot;value&quot;&quot;:&quot;&amp;COLUMN([.Y72])-11&amp;&quot;,&quot;&quot;text&quot;&quot;:&quot;&quot;&quot;&amp;[.Y72]&amp;&quot;&quot;&quot;},&quot;;&quot;&quot;) &amp;IF([.Z72]&gt;0;&quot;{&quot;&quot;value&quot;&quot;:&quot;&amp;COLUMN([.Z72])-11&amp;&quot;,&quot;&quot;text&quot;&quot;:&quot;&quot;&quot;&amp;[.Z72]&amp;&quot;&quot;&quot;},&quot;;&quot;&quot;) &amp;IF([.AA72]&gt;0;&quot;{&quot;&quot;value&quot;&quot;:&quot;&amp;COLUMN([.AA72])-11&amp;&quot;,&quot;&quot;text&quot;&quot;:&quot;&quot;&quot;&amp;[.AA72]&amp;&quot;&quot;&quot;},&quot;;&quot;&quot;)" office:value-type="string" office:string-value="{&quot;id&quot;:59,&quot;ordinal&quot;:70,&quot;required&quot;:0,&quot;category&quot;:&quot;Managing Your Blood Glucose – Lows&quot;,&quot;info&quot;:&quot;null&quot;,&quot;skip&quot;:&quot;null&quot;,&quot;text&quot;:&quot;How do you feel when your blood glucose is low?&quot;,&quot;type&quot;:&quot;MC&quot;,&quot;options&quot;:[{&quot;value&quot;:0,&quot;text&quot;:&quot;I just want to sit down&quot;},{&quot;value&quot;:1,&quot;text&quot;:&quot;I want to go to sleep&quot;},{&quot;value&quot;:2,&quot;text&quot;:&quot;I get a pain in my head&quot;},{&quot;value&quot;:3,&quot;text&quot;:&quot;I feel a bit shaky&quot;},{&quot;value&quot;:4,&quot;text&quot;:&quot;I feel hot and sweaty&quot;},{&quot;value&quot;:5,&quot;text&quot;:&quot;I feel dizzy&quot;},{&quot;value&quot;:6,&quot;text&quot;:&quot;Really hungry&quot;},{&quot;value&quot;:7,&quot;text&quot;:&quot;Nauseas / sick&quot;},{&quot;value&quot;:8,&quot;text&quot;:&quot;I can't concentrate&quot;},{&quot;value&quot;:9,&quot;text&quot;:&quot;Spaced out&quot;},{&quot;value&quot;:10,&quot;text&quot;:&quot;I go all quiet&quot;},{&quot;value&quot;:11,&quot;text&quot;:&quot;Irritable / moody&quot;},{&quot;value&quot;:12,&quot;text&quot;:&quot;I start to laugh at random things and get on people's nerves&quot;},{&quot;value&quot;:13,&quot;text&quot;:&quot;Sometimes I dream I'm having a hypo, then I wake up and I am having one&quot;},{&quot;value&quot;:14,&quot;text&quot;:&quot;I do feel anything&quot;},{&quot;value&quot;:15,&quot;text&quot;:&quot;Stomach pain&quot;},{&quot;value&quot;:16,&quot;text&quot;:&quot;TEXT_OTHER&quot;},">
            <text:p>{"id":59,"ordinal":70,"required":0,"category":"Managing Your Blood Glucose – Lows","info":"null","skip":"null","text":"How do you feel when your blood glucose is low?","type":"MC","options":[{"value":0,"text":"I just want to sit down"},{"value":1,"text":"I want to go to sleep"},{"value":2,"text":"I get a pain in my head"},{"value":3,"text":"I feel a bit shaky"},{"value":4,"text":"I feel hot and sweaty"},{"value":5,"text":"I feel dizzy"},{"value":6,"text":"Really hungry"},{"value":7,"text":"Nauseas / sick"},{"value":8,"text":"I can't concentrate"},{"value":9,"text":"Spaced out"},{"value":10,"text":"I go all quiet"},{"value":11,"text":"Irritable / moody"},{"value":12,"text":"I start to laugh at random things and get on people's nerves"},{"value":13,"text":"Sometimes I dream I'm having a hypo, then I wake up and I am having one"},{"value":14,"text":"I do feel anything"},{"value":15,"text":"Stomach pain"},{"value":16,"text":"TEXT_OTHER"},</text:p>
          </table:table-cell>
          <table:table-cell table:style-name="ce2" table:formula="of:=IF([.AB72]&gt;0;&quot;{&quot;&quot;value&quot;&quot;:&quot;&amp;COLUMN([.AB72])-11&amp;&quot;,&quot;&quot;text&quot;&quot;:&quot;&quot;&quot;&amp;[.AB72]&amp;&quot;&quot;&quot;},&quot;;&quot;&quot;) &amp;IF([.AC72]&gt;0;&quot;{&quot;&quot;value&quot;&quot;:&quot;&amp;COLUMN([.AC72])-11&amp;&quot;,&quot;&quot;text&quot;&quot;:&quot;&quot;&quot;&amp;[.AC72]&amp;&quot;&quot;&quot;},&quot;;&quot;&quot;) &amp;IF([.AD72]&gt;0;&quot;{&quot;&quot;value&quot;&quot;:&quot;&amp;COLUMN([.AD72])-11&amp;&quot;,&quot;&quot;text&quot;&quot;:&quot;&quot;&quot;&amp;[.AD72]&amp;&quot;&quot;&quot;},&quot;;&quot;&quot;) &amp;IF([.AE72]&gt;0;&quot;{&quot;&quot;value&quot;&quot;:&quot;&amp;COLUMN([.AE72])-11&amp;&quot;,&quot;&quot;text&quot;&quot;:&quot;&quot;&quot;&amp;[.AE72]&amp;&quot;&quot;&quot;},&quot;;&quot;&quot;) &amp;IF([.AF72]&gt;0;&quot;{&quot;&quot;value&quot;&quot;:&quot;&amp;COLUMN([.AF72])-11&amp;&quot;,&quot;&quot;text&quot;&quot;:&quot;&quot;&quot;&amp;[.AF72]&amp;&quot;&quot;&quot;},&quot;;&quot;&quot;) &amp;IF([.AG72]&gt;0;&quot;{&quot;&quot;value&quot;&quot;:&quot;&amp;COLUMN([.AG72])-11&amp;&quot;,&quot;&quot;text&quot;&quot;:&quot;&quot;&quot;&amp;[.AG72]&amp;&quot;&quot;&quot;},&quot;;&quot;&quot;) &amp;IF([.AH72]&gt;0;&quot;{&quot;&quot;value&quot;&quot;:&quot;&amp;COLUMN([.AH72])-11&amp;&quot;,&quot;&quot;text&quot;&quot;:&quot;&quot;&quot;&amp;[.AH72]&amp;&quot;&quot;&quot;},&quot;;&quot;&quot;) &amp;IF([.AI72]&gt;0;&quot;{&quot;&quot;value&quot;&quot;:&quot;&amp;COLUMN([.AI72])-11&amp;&quot;,&quot;&quot;text&quot;&quot;:&quot;&quot;&quot;&amp;[.AI72]&amp;&quot;&quot;&quot;},&quot;;&quot;&quot;) &amp;IF([.AJ72]&gt;0;&quot;{&quot;&quot;value&quot;&quot;:&quot;&amp;COLUMN([.AJ72])-11&amp;&quot;,&quot;&quot;text&quot;&quot;:&quot;&quot;&quot;&amp;[.AJ72]&amp;&quot;&quot;&quot;},&quot;;&quot;&quot;) &amp;IF([.AK72]&gt;0;&quot;{&quot;&quot;value&quot;&quot;:&quot;&amp;COLUMN([.AK72])-11&amp;&quot;,&quot;&quot;text&quot;&quot;:&quot;&quot;&quot;&amp;[.AK72]&amp;&quot;&quot;&quot;},&quot;;&quot;&quot;) &amp;IF([.AL72]&gt;0;&quot;{&quot;&quot;value&quot;&quot;:&quot;&amp;COLUMN([.AL72])-11&amp;&quot;,&quot;&quot;text&quot;&quot;:&quot;&quot;&quot;&amp;[.AL72]&amp;&quot;&quot;&quot;},&quot;;&quot;&quot;) &amp;IF([.AM72]&gt;0;&quot;{&quot;&quot;value&quot;&quot;:&quot;&amp;COLUMN([.AM72])-11&amp;&quot;,&quot;&quot;text&quot;&quot;:&quot;&quot;&quot;&amp;[.AM72]&amp;&quot;&quot;&quot;},&quot;;&quot;&quot;) &amp;IF([.AN72]&gt;0;&quot;{&quot;&quot;value&quot;&quot;:&quot;&amp;COLUMN([.AN72])-11&amp;&quot;,&quot;&quot;text&quot;&quot;:&quot;&quot;&quot;&amp;[.AN72]&amp;&quot;&quot;&quot;},&quot;;&quot;&quot;) &amp;IF([.AO72]&gt;0;&quot;{&quot;&quot;value&quot;&quot;:&quot;&amp;COLUMN([.AO72])-11&amp;&quot;,&quot;&quot;text&quot;&quot;:&quot;&quot;&quot;&amp;[.AO72]&amp;&quot;&quot;&quot;},&quot;;&quot;&quot;) &amp;IF([.AP72]&gt;0;&quot;{&quot;&quot;value&quot;&quot;:&quot;&amp;COLUMN([.AP72])-11&amp;&quot;,&quot;&quot;text&quot;&quot;:&quot;&quot;&quot;&amp;[.AP72]&amp;&quot;&quot;&quot;},&quot;;&quot;&quot;) &amp;IF([.AQ72]&gt;0;&quot;{&quot;&quot;value&quot;&quot;:&quot;&amp;COLUMN([.AQ72])-11&amp;&quot;,&quot;&quot;text&quot;&quot;:&quot;&quot;&quot;&amp;[.AQ72]&amp;&quot;&quot;&quot;},&quot;;&quot;&quot;) &amp;IF([.AR72]&gt;0;&quot;{&quot;&quot;value&quot;&quot;:&quot;&amp;COLUMN([.AR72])-11&amp;&quot;,&quot;&quot;text&quot;&quot;:&quot;&quot;&quot;&amp;[.AR72]&amp;&quot;&quot;&quot;},&quot;;&quot;&quot;) &amp;IF([.AS72]&gt;0;&quot;{&quot;&quot;value&quot;&quot;:&quot;&amp;COLUMN([.AS72])-11&amp;&quot;,&quot;&quot;text&quot;&quot;:&quot;&quot;&quot;&amp;[.AS72]&amp;&quot;&quot;&quot;},&quot;;&quot;&quot;) &amp;IF([.AT72]&gt;0;&quot;{&quot;&quot;value&quot;&quot;:&quot;&amp;COLUMN([.AT72])-11&amp;&quot;,&quot;&quot;text&quot;&quot;:&quot;&quot;&quot;&amp;[.AT72]&amp;&quot;&quot;&quot;},&quot;;&quot;&quot;) &amp;IF([.AU72]&gt;0;&quot;{&quot;&quot;value&quot;&quot;:&quot;&amp;COLUMN([.AU72])-11&amp;&quot;,&quot;&quot;text&quot;&quot;:&quot;&quot;&quot;&amp;[.AU72]&amp;&quot;&quot;&quot;},&quot;;&quot;&quot;)">
            <text:p/>
          </table:table-cell>
          <table:table-cell table:style-name="ce1" table:formula="of:=IF([.AV72]&gt;0;&quot;{&quot;&quot;value&quot;&quot;:&quot;&amp;COLUMN([.AV72])-11&amp;&quot;,&quot;&quot;text&quot;&quot;:&quot;&quot;&quot;&amp;[.AV72]&amp;&quot;&quot;&quot;},&quot;;&quot;&quot;) &amp;IF([.AW72]&gt;0;&quot;{&quot;&quot;value&quot;&quot;:&quot;&amp;COLUMN([.AW72])-11&amp;&quot;,&quot;&quot;text&quot;&quot;:&quot;&quot;&quot;&amp;[.AW72]&amp;&quot;&quot;&quot;},&quot;;&quot;&quot;) &amp;IF([.AX72]&gt;0;&quot;{&quot;&quot;value&quot;&quot;:&quot;&amp;COLUMN([.AX72])-11&amp;&quot;,&quot;&quot;text&quot;&quot;:&quot;&quot;&quot;&amp;[.AX72]&amp;&quot;&quot;&quot;},&quot;;&quot;&quot;) &amp;IF([.AY72]&gt;0;&quot;{&quot;&quot;value&quot;&quot;:&quot;&amp;COLUMN([.AY72])-11&amp;&quot;,&quot;&quot;text&quot;&quot;:&quot;&quot;&quot;&amp;[.AY72]&amp;&quot;&quot;&quot;},&quot;;&quot;&quot;) &amp;IF([.AZ72]&gt;0;&quot;{&quot;&quot;value&quot;&quot;:&quot;&amp;COLUMN([.AZ72])-11&amp;&quot;,&quot;&quot;text&quot;&quot;:&quot;&quot;&quot;&amp;[.AZ72]&amp;&quot;&quot;&quot;},&quot;;&quot;&quot;) &amp;IF([.BA72]&gt;0;&quot;{&quot;&quot;value&quot;&quot;:&quot;&amp;COLUMN([.BA72])-11&amp;&quot;,&quot;&quot;text&quot;&quot;:&quot;&quot;&quot;&amp;[.BA72]&amp;&quot;&quot;&quot;},&quot;;&quot;&quot;) &amp;IF([.BB72]&gt;0;&quot;{&quot;&quot;value&quot;&quot;:&quot;&amp;COLUMN([.BB72])-11&amp;&quot;,&quot;&quot;text&quot;&quot;:&quot;&quot;&quot;&amp;[.BB72]&amp;&quot;&quot;&quot;},&quot;;&quot;&quot;) &amp;IF([.BC72]&gt;0;&quot;{&quot;&quot;value&quot;&quot;:&quot;&amp;COLUMN([.BC72])-11&amp;&quot;,&quot;&quot;text&quot;&quot;:&quot;&quot;&quot;&amp;[.BC72]&amp;&quot;&quot;&quot;},&quot;;&quot;&quot;) &amp;IF([.BD72]&gt;0;&quot;{&quot;&quot;value&quot;&quot;:&quot;&amp;COLUMN([.BD72])-11&amp;&quot;,&quot;&quot;text&quot;&quot;:&quot;&quot;&quot;&amp;[.BD72]&amp;&quot;&quot;&quot;},&quot;;&quot;&quot;) &amp;IF([.BE72]&gt;0;&quot;{&quot;&quot;value&quot;&quot;:&quot;&amp;COLUMN([.BE72])-11&amp;&quot;,&quot;&quot;text&quot;&quot;:&quot;&quot;&quot;&amp;[.BE72]&amp;&quot;&quot;&quot;},&quot;;&quot;&quot;) &amp;IF([.BF72]&gt;0;&quot;{&quot;&quot;value&quot;&quot;:&quot;&amp;COLUMN([.BF72])-11&amp;&quot;,&quot;&quot;text&quot;&quot;:&quot;&quot;&quot;&amp;[.BF72]&amp;&quot;&quot;&quot;},&quot;;&quot;&quot;) &amp;IF([.BG72]&gt;0;&quot;{&quot;&quot;value&quot;&quot;:&quot;&amp;COLUMN([.BG72])-11&amp;&quot;,&quot;&quot;text&quot;&quot;:&quot;&quot;&quot;&amp;[.BG72]&amp;&quot;&quot;&quot;},&quot;;&quot;&quot;) &amp;IF([.BH72]&gt;0;&quot;{&quot;&quot;value&quot;&quot;:&quot;&amp;COLUMN([.BH72])-11&amp;&quot;,&quot;&quot;text&quot;&quot;:&quot;&quot;&quot;&amp;[.BH72]&amp;&quot;&quot;&quot;},&quot;;&quot;&quot;) &amp;IF([.BI72]&gt;0;&quot;{&quot;&quot;value&quot;&quot;:&quot;&amp;COLUMN([.BI72])-11&amp;&quot;,&quot;&quot;text&quot;&quot;:&quot;&quot;&quot;&amp;[.BI72]&amp;&quot;&quot;&quot;},&quot;;&quot;&quot;) &amp;IF([.BJ72]&gt;0;&quot;{&quot;&quot;value&quot;&quot;:&quot;&amp;COLUMN([.BJ72])-11&amp;&quot;,&quot;&quot;text&quot;&quot;:&quot;&quot;&quot;&amp;[.BJ72]&amp;&quot;&quot;&quot;},&quot;;&quot;&quot;) &amp;IF([.BK72]&gt;0;&quot;{&quot;&quot;value&quot;&quot;:&quot;&amp;COLUMN([.BK72])-11&amp;&quot;,&quot;&quot;text&quot;&quot;:&quot;&quot;&quot;&amp;[.BK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1"/>
        </table:table-row>
        <table:table-row table:style-name="ro2">
          <table:table-cell table:style-name="ce1" table:formula="of:=&quot;{&quot;&quot;id&quot;&quot;:&quot;&amp;[.G73]&amp;&quot;,&quot;&quot;ordinal&quot;&quot;:&quot;&amp;ROW()-2&amp;&quot;,&quot;&quot;required&quot;&quot;:&quot;&amp;[.E73]&amp;&quot;,&quot;&quot;category&quot;&quot;:&quot;&quot;&quot;&amp;[.F73]&amp;&quot;&quot;&quot;,&quot;&quot;info&quot;&quot;:&quot;&quot;&quot;&amp;[.J73]&amp;&quot;&quot;&quot;&quot;&amp;&quot;,&quot;&quot;skip&quot;&quot;:&quot;&quot;&quot;&amp;[.D73]&amp;&quot;&quot;&quot;&quot;&amp;&quot;,&quot;&quot;text&quot;&quot;:&quot;&quot;&quot;&amp;[.H73]&amp;&quot;&quot;&quot;&quot;&amp;&quot;,&quot;&quot;type&quot;&quot;:&quot;&quot;&quot;&amp;[.I73]&amp;&quot;&quot;&quot;&quot;&amp;&quot;,&quot;&quot;options&quot;&quot;:[&quot; &amp;IF([.K73]&gt;0;&quot;{&quot;&quot;value&quot;&quot;:&quot;&amp;COLUMN([.K73])-11&amp;&quot;,&quot;&quot;text&quot;&quot;:&quot;&quot;&quot;&amp;[.K73]&amp;&quot;&quot;&quot;},&quot;;&quot;&quot;) &amp;IF([.L73]&gt;0;&quot;{&quot;&quot;value&quot;&quot;:&quot;&amp;COLUMN([.L73])-11&amp;&quot;,&quot;&quot;text&quot;&quot;:&quot;&quot;&quot;&amp;[.L73]&amp;&quot;&quot;&quot;},&quot;;&quot;&quot;) &amp;IF([.M73]&gt;0;&quot;{&quot;&quot;value&quot;&quot;:&quot;&amp;COLUMN([.M73])-11&amp;&quot;,&quot;&quot;text&quot;&quot;:&quot;&quot;&quot;&amp;[.M73]&amp;&quot;&quot;&quot;},&quot;;&quot;&quot;) &amp;IF([.N73]&gt;0;&quot;{&quot;&quot;value&quot;&quot;:&quot;&amp;COLUMN([.N73])-11&amp;&quot;,&quot;&quot;text&quot;&quot;:&quot;&quot;&quot;&amp;[.N73]&amp;&quot;&quot;&quot;},&quot;;&quot;&quot;) &amp;IF([.O73]&gt;0;&quot;{&quot;&quot;value&quot;&quot;:&quot;&amp;COLUMN([.O73])-11&amp;&quot;,&quot;&quot;text&quot;&quot;:&quot;&quot;&quot;&amp;[.O73]&amp;&quot;&quot;&quot;},&quot;;&quot;&quot;) &amp;IF([.P73]&gt;0;&quot;{&quot;&quot;value&quot;&quot;:&quot;&amp;COLUMN([.P73])-11&amp;&quot;,&quot;&quot;text&quot;&quot;:&quot;&quot;&quot;&amp;[.P73]&amp;&quot;&quot;&quot;},&quot;;&quot;&quot;) &amp;IF([.Q73]&gt;0;&quot;{&quot;&quot;value&quot;&quot;:&quot;&amp;COLUMN([.Q73])-11&amp;&quot;,&quot;&quot;text&quot;&quot;:&quot;&quot;&quot;&amp;[.Q73]&amp;&quot;&quot;&quot;},&quot;;&quot;&quot;) &amp;IF([.R73]&gt;0;&quot;{&quot;&quot;value&quot;&quot;:&quot;&amp;COLUMN([.R73])-11&amp;&quot;,&quot;&quot;text&quot;&quot;:&quot;&quot;&quot;&amp;[.R73]&amp;&quot;&quot;&quot;},&quot;;&quot;&quot;) &amp;IF([.S73]&gt;0;&quot;{&quot;&quot;value&quot;&quot;:&quot;&amp;COLUMN([.S73])-11&amp;&quot;,&quot;&quot;text&quot;&quot;:&quot;&quot;&quot;&amp;[.S73]&amp;&quot;&quot;&quot;},&quot;;&quot;&quot;) &amp;IF([.T73]&gt;0;&quot;{&quot;&quot;value&quot;&quot;:&quot;&amp;COLUMN([.T73])-11&amp;&quot;,&quot;&quot;text&quot;&quot;:&quot;&quot;&quot;&amp;[.T73]&amp;&quot;&quot;&quot;},&quot;;&quot;&quot;) &amp;IF([.U73]&gt;0;&quot;{&quot;&quot;value&quot;&quot;:&quot;&amp;COLUMN([.U73])-11&amp;&quot;,&quot;&quot;text&quot;&quot;:&quot;&quot;&quot;&amp;[.U73]&amp;&quot;&quot;&quot;},&quot;;&quot;&quot;) &amp;IF([.V73]&gt;0;&quot;{&quot;&quot;value&quot;&quot;:&quot;&amp;COLUMN([.V73])-11&amp;&quot;,&quot;&quot;text&quot;&quot;:&quot;&quot;&quot;&amp;[.V73]&amp;&quot;&quot;&quot;},&quot;;&quot;&quot;) &amp;IF([.W73]&gt;0;&quot;{&quot;&quot;value&quot;&quot;:&quot;&amp;COLUMN([.W73])-11&amp;&quot;,&quot;&quot;text&quot;&quot;:&quot;&quot;&quot;&amp;[.W73]&amp;&quot;&quot;&quot;},&quot;;&quot;&quot;) &amp;IF([.X73]&gt;0;&quot;{&quot;&quot;value&quot;&quot;:&quot;&amp;COLUMN([.X73])-11&amp;&quot;,&quot;&quot;text&quot;&quot;:&quot;&quot;&quot;&amp;[.X73]&amp;&quot;&quot;&quot;},&quot;;&quot;&quot;) &amp;IF([.Y73]&gt;0;&quot;{&quot;&quot;value&quot;&quot;:&quot;&amp;COLUMN([.Y73])-11&amp;&quot;,&quot;&quot;text&quot;&quot;:&quot;&quot;&quot;&amp;[.Y73]&amp;&quot;&quot;&quot;},&quot;;&quot;&quot;) &amp;IF([.Z73]&gt;0;&quot;{&quot;&quot;value&quot;&quot;:&quot;&amp;COLUMN([.Z73])-11&amp;&quot;,&quot;&quot;text&quot;&quot;:&quot;&quot;&quot;&amp;[.Z73]&amp;&quot;&quot;&quot;},&quot;;&quot;&quot;) &amp;IF([.AA73]&gt;0;&quot;{&quot;&quot;value&quot;&quot;:&quot;&amp;COLUMN([.AA73])-11&amp;&quot;,&quot;&quot;text&quot;&quot;:&quot;&quot;&quot;&amp;[.AA73]&amp;&quot;&quot;&quot;},&quot;;&quot;&quot;)" office:value-type="string" office:string-value="{&quot;id&quot;:60,&quot;ordinal&quot;:71,&quot;required&quot;:0,&quot;category&quot;:&quot;Managing Your Blood Glucose – Lows&quot;,&quot;info&quot;:&quot;null&quot;,&quot;skip&quot;:&quot;null&quot;,&quot;text&quot;:&quot;What makes you hypo / low?&quot;,&quot;type&quot;:&quot;MC&quot;,&quot;options&quot;:[{&quot;value&quot;:0,&quot;text&quot;:&quot;Physical activity / exercise&quot;},{&quot;value&quot;:1,&quot;text&quot;:&quot;Being stressed / excited&quot;},{&quot;value&quot;:2,&quot;text&quot;:&quot;The weather&quot;},{&quot;value&quot;:3,&quot;text&quot;:&quot;Injecting too much insulin&quot;},{&quot;value&quot;:4,&quot;text&quot;:&quot;Drinking alcohol&quot;},{&quot;value&quot;:5,&quot;text&quot;:&quot;Do know, it just happens&quot;},{&quot;value&quot;:6,&quot;text&quot;:&quot;Missing a meal / not eating enough carbohydrate&quot;},{&quot;value&quot;:7,&quot;text&quot;:&quot;TEXT_OTHER&quot;},">
            <text:p>{"id":60,"ordinal":71,"required":0,"category":"Managing Your Blood Glucose – Lows","info":"null","skip":"null","text":"What makes you hypo / low?","type":"MC","options":[{"value":0,"text":"Physical activity / exercise"},{"value":1,"text":"Being stressed / excited"},{"value":2,"text":"The weather"},{"value":3,"text":"Injecting too much insulin"},{"value":4,"text":"Drinking alcohol"},{"value":5,"text":"Do know, it just happens"},{"value":6,"text":"Missing a meal / not eating enough carbohydrate"},{"value":7,"text":"TEXT_OTHER"},</text:p>
          </table:table-cell>
          <table:table-cell table:style-name="ce2" table:formula="of:=IF([.AB73]&gt;0;&quot;{&quot;&quot;value&quot;&quot;:&quot;&amp;COLUMN([.AB73])-11&amp;&quot;,&quot;&quot;text&quot;&quot;:&quot;&quot;&quot;&amp;[.AB73]&amp;&quot;&quot;&quot;},&quot;;&quot;&quot;) &amp;IF([.AC73]&gt;0;&quot;{&quot;&quot;value&quot;&quot;:&quot;&amp;COLUMN([.AC73])-11&amp;&quot;,&quot;&quot;text&quot;&quot;:&quot;&quot;&quot;&amp;[.AC73]&amp;&quot;&quot;&quot;},&quot;;&quot;&quot;) &amp;IF([.AD73]&gt;0;&quot;{&quot;&quot;value&quot;&quot;:&quot;&amp;COLUMN([.AD73])-11&amp;&quot;,&quot;&quot;text&quot;&quot;:&quot;&quot;&quot;&amp;[.AD73]&amp;&quot;&quot;&quot;},&quot;;&quot;&quot;) &amp;IF([.AE73]&gt;0;&quot;{&quot;&quot;value&quot;&quot;:&quot;&amp;COLUMN([.AE73])-11&amp;&quot;,&quot;&quot;text&quot;&quot;:&quot;&quot;&quot;&amp;[.AE73]&amp;&quot;&quot;&quot;},&quot;;&quot;&quot;) &amp;IF([.AF73]&gt;0;&quot;{&quot;&quot;value&quot;&quot;:&quot;&amp;COLUMN([.AF73])-11&amp;&quot;,&quot;&quot;text&quot;&quot;:&quot;&quot;&quot;&amp;[.AF73]&amp;&quot;&quot;&quot;},&quot;;&quot;&quot;) &amp;IF([.AG73]&gt;0;&quot;{&quot;&quot;value&quot;&quot;:&quot;&amp;COLUMN([.AG73])-11&amp;&quot;,&quot;&quot;text&quot;&quot;:&quot;&quot;&quot;&amp;[.AG73]&amp;&quot;&quot;&quot;},&quot;;&quot;&quot;) &amp;IF([.AH73]&gt;0;&quot;{&quot;&quot;value&quot;&quot;:&quot;&amp;COLUMN([.AH73])-11&amp;&quot;,&quot;&quot;text&quot;&quot;:&quot;&quot;&quot;&amp;[.AH73]&amp;&quot;&quot;&quot;},&quot;;&quot;&quot;) &amp;IF([.AI73]&gt;0;&quot;{&quot;&quot;value&quot;&quot;:&quot;&amp;COLUMN([.AI73])-11&amp;&quot;,&quot;&quot;text&quot;&quot;:&quot;&quot;&quot;&amp;[.AI73]&amp;&quot;&quot;&quot;},&quot;;&quot;&quot;) &amp;IF([.AJ73]&gt;0;&quot;{&quot;&quot;value&quot;&quot;:&quot;&amp;COLUMN([.AJ73])-11&amp;&quot;,&quot;&quot;text&quot;&quot;:&quot;&quot;&quot;&amp;[.AJ73]&amp;&quot;&quot;&quot;},&quot;;&quot;&quot;) &amp;IF([.AK73]&gt;0;&quot;{&quot;&quot;value&quot;&quot;:&quot;&amp;COLUMN([.AK73])-11&amp;&quot;,&quot;&quot;text&quot;&quot;:&quot;&quot;&quot;&amp;[.AK73]&amp;&quot;&quot;&quot;},&quot;;&quot;&quot;) &amp;IF([.AL73]&gt;0;&quot;{&quot;&quot;value&quot;&quot;:&quot;&amp;COLUMN([.AL73])-11&amp;&quot;,&quot;&quot;text&quot;&quot;:&quot;&quot;&quot;&amp;[.AL73]&amp;&quot;&quot;&quot;},&quot;;&quot;&quot;) &amp;IF([.AM73]&gt;0;&quot;{&quot;&quot;value&quot;&quot;:&quot;&amp;COLUMN([.AM73])-11&amp;&quot;,&quot;&quot;text&quot;&quot;:&quot;&quot;&quot;&amp;[.AM73]&amp;&quot;&quot;&quot;},&quot;;&quot;&quot;) &amp;IF([.AN73]&gt;0;&quot;{&quot;&quot;value&quot;&quot;:&quot;&amp;COLUMN([.AN73])-11&amp;&quot;,&quot;&quot;text&quot;&quot;:&quot;&quot;&quot;&amp;[.AN73]&amp;&quot;&quot;&quot;},&quot;;&quot;&quot;) &amp;IF([.AO73]&gt;0;&quot;{&quot;&quot;value&quot;&quot;:&quot;&amp;COLUMN([.AO73])-11&amp;&quot;,&quot;&quot;text&quot;&quot;:&quot;&quot;&quot;&amp;[.AO73]&amp;&quot;&quot;&quot;},&quot;;&quot;&quot;) &amp;IF([.AP73]&gt;0;&quot;{&quot;&quot;value&quot;&quot;:&quot;&amp;COLUMN([.AP73])-11&amp;&quot;,&quot;&quot;text&quot;&quot;:&quot;&quot;&quot;&amp;[.AP73]&amp;&quot;&quot;&quot;},&quot;;&quot;&quot;) &amp;IF([.AQ73]&gt;0;&quot;{&quot;&quot;value&quot;&quot;:&quot;&amp;COLUMN([.AQ73])-11&amp;&quot;,&quot;&quot;text&quot;&quot;:&quot;&quot;&quot;&amp;[.AQ73]&amp;&quot;&quot;&quot;},&quot;;&quot;&quot;) &amp;IF([.AR73]&gt;0;&quot;{&quot;&quot;value&quot;&quot;:&quot;&amp;COLUMN([.AR73])-11&amp;&quot;,&quot;&quot;text&quot;&quot;:&quot;&quot;&quot;&amp;[.AR73]&amp;&quot;&quot;&quot;},&quot;;&quot;&quot;) &amp;IF([.AS73]&gt;0;&quot;{&quot;&quot;value&quot;&quot;:&quot;&amp;COLUMN([.AS73])-11&amp;&quot;,&quot;&quot;text&quot;&quot;:&quot;&quot;&quot;&amp;[.AS73]&amp;&quot;&quot;&quot;},&quot;;&quot;&quot;) &amp;IF([.AT73]&gt;0;&quot;{&quot;&quot;value&quot;&quot;:&quot;&amp;COLUMN([.AT73])-11&amp;&quot;,&quot;&quot;text&quot;&quot;:&quot;&quot;&quot;&amp;[.AT73]&amp;&quot;&quot;&quot;},&quot;;&quot;&quot;) &amp;IF([.AU73]&gt;0;&quot;{&quot;&quot;value&quot;&quot;:&quot;&amp;COLUMN([.AU73])-11&amp;&quot;,&quot;&quot;text&quot;&quot;:&quot;&quot;&quot;&amp;[.AU73]&amp;&quot;&quot;&quot;},&quot;;&quot;&quot;)">
            <text:p/>
          </table:table-cell>
          <table:table-cell table:style-name="ce1" table:formula="of:=IF([.AV73]&gt;0;&quot;{&quot;&quot;value&quot;&quot;:&quot;&amp;COLUMN([.AV73])-11&amp;&quot;,&quot;&quot;text&quot;&quot;:&quot;&quot;&quot;&amp;[.AV73]&amp;&quot;&quot;&quot;},&quot;;&quot;&quot;) &amp;IF([.AW73]&gt;0;&quot;{&quot;&quot;value&quot;&quot;:&quot;&amp;COLUMN([.AW73])-11&amp;&quot;,&quot;&quot;text&quot;&quot;:&quot;&quot;&quot;&amp;[.AW73]&amp;&quot;&quot;&quot;},&quot;;&quot;&quot;) &amp;IF([.AX73]&gt;0;&quot;{&quot;&quot;value&quot;&quot;:&quot;&amp;COLUMN([.AX73])-11&amp;&quot;,&quot;&quot;text&quot;&quot;:&quot;&quot;&quot;&amp;[.AX73]&amp;&quot;&quot;&quot;},&quot;;&quot;&quot;) &amp;IF([.AY73]&gt;0;&quot;{&quot;&quot;value&quot;&quot;:&quot;&amp;COLUMN([.AY73])-11&amp;&quot;,&quot;&quot;text&quot;&quot;:&quot;&quot;&quot;&amp;[.AY73]&amp;&quot;&quot;&quot;},&quot;;&quot;&quot;) &amp;IF([.AZ73]&gt;0;&quot;{&quot;&quot;value&quot;&quot;:&quot;&amp;COLUMN([.AZ73])-11&amp;&quot;,&quot;&quot;text&quot;&quot;:&quot;&quot;&quot;&amp;[.AZ73]&amp;&quot;&quot;&quot;},&quot;;&quot;&quot;) &amp;IF([.BA73]&gt;0;&quot;{&quot;&quot;value&quot;&quot;:&quot;&amp;COLUMN([.BA73])-11&amp;&quot;,&quot;&quot;text&quot;&quot;:&quot;&quot;&quot;&amp;[.BA73]&amp;&quot;&quot;&quot;},&quot;;&quot;&quot;) &amp;IF([.BB73]&gt;0;&quot;{&quot;&quot;value&quot;&quot;:&quot;&amp;COLUMN([.BB73])-11&amp;&quot;,&quot;&quot;text&quot;&quot;:&quot;&quot;&quot;&amp;[.BB73]&amp;&quot;&quot;&quot;},&quot;;&quot;&quot;) &amp;IF([.BC73]&gt;0;&quot;{&quot;&quot;value&quot;&quot;:&quot;&amp;COLUMN([.BC73])-11&amp;&quot;,&quot;&quot;text&quot;&quot;:&quot;&quot;&quot;&amp;[.BC73]&amp;&quot;&quot;&quot;},&quot;;&quot;&quot;) &amp;IF([.BD73]&gt;0;&quot;{&quot;&quot;value&quot;&quot;:&quot;&amp;COLUMN([.BD73])-11&amp;&quot;,&quot;&quot;text&quot;&quot;:&quot;&quot;&quot;&amp;[.BD73]&amp;&quot;&quot;&quot;},&quot;;&quot;&quot;) &amp;IF([.BE73]&gt;0;&quot;{&quot;&quot;value&quot;&quot;:&quot;&amp;COLUMN([.BE73])-11&amp;&quot;,&quot;&quot;text&quot;&quot;:&quot;&quot;&quot;&amp;[.BE73]&amp;&quot;&quot;&quot;},&quot;;&quot;&quot;) &amp;IF([.BF73]&gt;0;&quot;{&quot;&quot;value&quot;&quot;:&quot;&amp;COLUMN([.BF73])-11&amp;&quot;,&quot;&quot;text&quot;&quot;:&quot;&quot;&quot;&amp;[.BF73]&amp;&quot;&quot;&quot;},&quot;;&quot;&quot;) &amp;IF([.BG73]&gt;0;&quot;{&quot;&quot;value&quot;&quot;:&quot;&amp;COLUMN([.BG73])-11&amp;&quot;,&quot;&quot;text&quot;&quot;:&quot;&quot;&quot;&amp;[.BG73]&amp;&quot;&quot;&quot;},&quot;;&quot;&quot;) &amp;IF([.BH73]&gt;0;&quot;{&quot;&quot;value&quot;&quot;:&quot;&amp;COLUMN([.BH73])-11&amp;&quot;,&quot;&quot;text&quot;&quot;:&quot;&quot;&quot;&amp;[.BH73]&amp;&quot;&quot;&quot;},&quot;;&quot;&quot;) &amp;IF([.BI73]&gt;0;&quot;{&quot;&quot;value&quot;&quot;:&quot;&amp;COLUMN([.BI73])-11&amp;&quot;,&quot;&quot;text&quot;&quot;:&quot;&quot;&quot;&amp;[.BI73]&amp;&quot;&quot;&quot;},&quot;;&quot;&quot;) &amp;IF([.BJ73]&gt;0;&quot;{&quot;&quot;value&quot;&quot;:&quot;&amp;COLUMN([.BJ73])-11&amp;&quot;,&quot;&quot;text&quot;&quot;:&quot;&quot;&quot;&amp;[.BJ73]&amp;&quot;&quot;&quot;},&quot;;&quot;&quot;) &amp;IF([.BK73]&gt;0;&quot;{&quot;&quot;value&quot;&quot;:&quot;&amp;COLUMN([.BK73])-11&amp;&quot;,&quot;&quot;text&quot;&quot;:&quot;&quot;&quot;&amp;[.BK7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74]&amp;&quot;,&quot;&quot;ordinal&quot;&quot;:&quot;&amp;ROW()-2&amp;&quot;,&quot;&quot;required&quot;&quot;:&quot;&amp;[.E74]&amp;&quot;,&quot;&quot;category&quot;&quot;:&quot;&quot;&quot;&amp;[.F74]&amp;&quot;&quot;&quot;,&quot;&quot;info&quot;&quot;:&quot;&quot;&quot;&amp;[.J74]&amp;&quot;&quot;&quot;&quot;&amp;&quot;,&quot;&quot;skip&quot;&quot;:&quot;&quot;&quot;&amp;[.D74]&amp;&quot;&quot;&quot;&quot;&amp;&quot;,&quot;&quot;text&quot;&quot;:&quot;&quot;&quot;&amp;[.H74]&amp;&quot;&quot;&quot;&quot;&amp;&quot;,&quot;&quot;type&quot;&quot;:&quot;&quot;&quot;&amp;[.I74]&amp;&quot;&quot;&quot;&quot;&amp;&quot;,&quot;&quot;options&quot;&quot;:[&quot; &amp;IF([.K74]&gt;0;&quot;{&quot;&quot;value&quot;&quot;:&quot;&amp;COLUMN([.K74])-11&amp;&quot;,&quot;&quot;text&quot;&quot;:&quot;&quot;&quot;&amp;[.K74]&amp;&quot;&quot;&quot;},&quot;;&quot;&quot;) &amp;IF([.L74]&gt;0;&quot;{&quot;&quot;value&quot;&quot;:&quot;&amp;COLUMN([.L74])-11&amp;&quot;,&quot;&quot;text&quot;&quot;:&quot;&quot;&quot;&amp;[.L74]&amp;&quot;&quot;&quot;},&quot;;&quot;&quot;) &amp;IF([.M74]&gt;0;&quot;{&quot;&quot;value&quot;&quot;:&quot;&amp;COLUMN([.M74])-11&amp;&quot;,&quot;&quot;text&quot;&quot;:&quot;&quot;&quot;&amp;[.M74]&amp;&quot;&quot;&quot;},&quot;;&quot;&quot;) &amp;IF([.N74]&gt;0;&quot;{&quot;&quot;value&quot;&quot;:&quot;&amp;COLUMN([.N74])-11&amp;&quot;,&quot;&quot;text&quot;&quot;:&quot;&quot;&quot;&amp;[.N74]&amp;&quot;&quot;&quot;},&quot;;&quot;&quot;) &amp;IF([.O74]&gt;0;&quot;{&quot;&quot;value&quot;&quot;:&quot;&amp;COLUMN([.O74])-11&amp;&quot;,&quot;&quot;text&quot;&quot;:&quot;&quot;&quot;&amp;[.O74]&amp;&quot;&quot;&quot;},&quot;;&quot;&quot;) &amp;IF([.P74]&gt;0;&quot;{&quot;&quot;value&quot;&quot;:&quot;&amp;COLUMN([.P74])-11&amp;&quot;,&quot;&quot;text&quot;&quot;:&quot;&quot;&quot;&amp;[.P74]&amp;&quot;&quot;&quot;},&quot;;&quot;&quot;) &amp;IF([.Q74]&gt;0;&quot;{&quot;&quot;value&quot;&quot;:&quot;&amp;COLUMN([.Q74])-11&amp;&quot;,&quot;&quot;text&quot;&quot;:&quot;&quot;&quot;&amp;[.Q74]&amp;&quot;&quot;&quot;},&quot;;&quot;&quot;) &amp;IF([.R74]&gt;0;&quot;{&quot;&quot;value&quot;&quot;:&quot;&amp;COLUMN([.R74])-11&amp;&quot;,&quot;&quot;text&quot;&quot;:&quot;&quot;&quot;&amp;[.R74]&amp;&quot;&quot;&quot;},&quot;;&quot;&quot;) &amp;IF([.S74]&gt;0;&quot;{&quot;&quot;value&quot;&quot;:&quot;&amp;COLUMN([.S74])-11&amp;&quot;,&quot;&quot;text&quot;&quot;:&quot;&quot;&quot;&amp;[.S74]&amp;&quot;&quot;&quot;},&quot;;&quot;&quot;) &amp;IF([.T74]&gt;0;&quot;{&quot;&quot;value&quot;&quot;:&quot;&amp;COLUMN([.T74])-11&amp;&quot;,&quot;&quot;text&quot;&quot;:&quot;&quot;&quot;&amp;[.T74]&amp;&quot;&quot;&quot;},&quot;;&quot;&quot;) &amp;IF([.U74]&gt;0;&quot;{&quot;&quot;value&quot;&quot;:&quot;&amp;COLUMN([.U74])-11&amp;&quot;,&quot;&quot;text&quot;&quot;:&quot;&quot;&quot;&amp;[.U74]&amp;&quot;&quot;&quot;},&quot;;&quot;&quot;) &amp;IF([.V74]&gt;0;&quot;{&quot;&quot;value&quot;&quot;:&quot;&amp;COLUMN([.V74])-11&amp;&quot;,&quot;&quot;text&quot;&quot;:&quot;&quot;&quot;&amp;[.V74]&amp;&quot;&quot;&quot;},&quot;;&quot;&quot;) &amp;IF([.W74]&gt;0;&quot;{&quot;&quot;value&quot;&quot;:&quot;&amp;COLUMN([.W74])-11&amp;&quot;,&quot;&quot;text&quot;&quot;:&quot;&quot;&quot;&amp;[.W74]&amp;&quot;&quot;&quot;},&quot;;&quot;&quot;) &amp;IF([.X74]&gt;0;&quot;{&quot;&quot;value&quot;&quot;:&quot;&amp;COLUMN([.X74])-11&amp;&quot;,&quot;&quot;text&quot;&quot;:&quot;&quot;&quot;&amp;[.X74]&amp;&quot;&quot;&quot;},&quot;;&quot;&quot;) &amp;IF([.Y74]&gt;0;&quot;{&quot;&quot;value&quot;&quot;:&quot;&amp;COLUMN([.Y74])-11&amp;&quot;,&quot;&quot;text&quot;&quot;:&quot;&quot;&quot;&amp;[.Y74]&amp;&quot;&quot;&quot;},&quot;;&quot;&quot;) &amp;IF([.Z74]&gt;0;&quot;{&quot;&quot;value&quot;&quot;:&quot;&amp;COLUMN([.Z74])-11&amp;&quot;,&quot;&quot;text&quot;&quot;:&quot;&quot;&quot;&amp;[.Z74]&amp;&quot;&quot;&quot;},&quot;;&quot;&quot;) &amp;IF([.AA74]&gt;0;&quot;{&quot;&quot;value&quot;&quot;:&quot;&amp;COLUMN([.AA74])-11&amp;&quot;,&quot;&quot;text&quot;&quot;:&quot;&quot;&quot;&amp;[.AA74]&amp;&quot;&quot;&quot;},&quot;;&quot;&quot;)" office:value-type="string" office:string-value="{&quot;id&quot;:61,&quot;ordinal&quot;:72,&quot;required&quot;:0,&quot;category&quot;:&quot;Managing Your Blood Glucose – Lows&quot;,&quot;info&quot;:&quot;null&quot;,&quot;skip&quot;:&quot;null&quot;,&quot;text&quot;:&quot;What do you do if you are hypo / low?&quot;,&quot;type&quot;:&quot;MC&quot;,&quot;options&quot;:[{&quot;value&quot;:0,&quot;text&quot;:&quot;Have something to eat / drink that contains carbohydrate&quot;},{&quot;value&quot;:1,&quot;text&quot;:&quot;Have a rest until my levels go back up&quot;},{&quot;value&quot;:2,&quot;text&quot;:&quot;Alter my insulin dose (give less insulin)&quot;},{&quot;value&quot;:3,&quot;text&quot;:&quot;Nothing, just carry on with what I was doing &quot;},{&quot;value&quot;:4,&quot;text&quot;:&quot;Do some exercise&quot;},{&quot;value&quot;:5,&quot;text&quot;:&quot;Tell someone&quot;},{&quot;value&quot;:6,&quot;text&quot;:&quot;TEXT_OTHER&quot;},">
            <text:p>{"id":61,"ordinal":72,"required":0,"category":"Managing Your Blood Glucose – Lows","info":"null","skip":"null","text":"What do you do if you are hypo / low?","type":"MC","options":[{"value":0,"text":"Have something to eat / drink that contains carbohydrate"},{"value":1,"text":"Have a rest until my levels go back up"},{"value":2,"text":"Alter my insulin dose (give less insulin)"},{"value":3,"text":"Nothing, just carry on with what I was doing "},{"value":4,"text":"Do some exercise"},{"value":5,"text":"Tell someone"},{"value":6,"text":"TEXT_OTHER"},</text:p>
          </table:table-cell>
          <table:table-cell table:style-name="ce2" table:formula="of:=IF([.AB74]&gt;0;&quot;{&quot;&quot;value&quot;&quot;:&quot;&amp;COLUMN([.AB74])-11&amp;&quot;,&quot;&quot;text&quot;&quot;:&quot;&quot;&quot;&amp;[.AB74]&amp;&quot;&quot;&quot;},&quot;;&quot;&quot;) &amp;IF([.AC74]&gt;0;&quot;{&quot;&quot;value&quot;&quot;:&quot;&amp;COLUMN([.AC74])-11&amp;&quot;,&quot;&quot;text&quot;&quot;:&quot;&quot;&quot;&amp;[.AC74]&amp;&quot;&quot;&quot;},&quot;;&quot;&quot;) &amp;IF([.AD74]&gt;0;&quot;{&quot;&quot;value&quot;&quot;:&quot;&amp;COLUMN([.AD74])-11&amp;&quot;,&quot;&quot;text&quot;&quot;:&quot;&quot;&quot;&amp;[.AD74]&amp;&quot;&quot;&quot;},&quot;;&quot;&quot;) &amp;IF([.AE74]&gt;0;&quot;{&quot;&quot;value&quot;&quot;:&quot;&amp;COLUMN([.AE74])-11&amp;&quot;,&quot;&quot;text&quot;&quot;:&quot;&quot;&quot;&amp;[.AE74]&amp;&quot;&quot;&quot;},&quot;;&quot;&quot;) &amp;IF([.AF74]&gt;0;&quot;{&quot;&quot;value&quot;&quot;:&quot;&amp;COLUMN([.AF74])-11&amp;&quot;,&quot;&quot;text&quot;&quot;:&quot;&quot;&quot;&amp;[.AF74]&amp;&quot;&quot;&quot;},&quot;;&quot;&quot;) &amp;IF([.AG74]&gt;0;&quot;{&quot;&quot;value&quot;&quot;:&quot;&amp;COLUMN([.AG74])-11&amp;&quot;,&quot;&quot;text&quot;&quot;:&quot;&quot;&quot;&amp;[.AG74]&amp;&quot;&quot;&quot;},&quot;;&quot;&quot;) &amp;IF([.AH74]&gt;0;&quot;{&quot;&quot;value&quot;&quot;:&quot;&amp;COLUMN([.AH74])-11&amp;&quot;,&quot;&quot;text&quot;&quot;:&quot;&quot;&quot;&amp;[.AH74]&amp;&quot;&quot;&quot;},&quot;;&quot;&quot;) &amp;IF([.AI74]&gt;0;&quot;{&quot;&quot;value&quot;&quot;:&quot;&amp;COLUMN([.AI74])-11&amp;&quot;,&quot;&quot;text&quot;&quot;:&quot;&quot;&quot;&amp;[.AI74]&amp;&quot;&quot;&quot;},&quot;;&quot;&quot;) &amp;IF([.AJ74]&gt;0;&quot;{&quot;&quot;value&quot;&quot;:&quot;&amp;COLUMN([.AJ74])-11&amp;&quot;,&quot;&quot;text&quot;&quot;:&quot;&quot;&quot;&amp;[.AJ74]&amp;&quot;&quot;&quot;},&quot;;&quot;&quot;) &amp;IF([.AK74]&gt;0;&quot;{&quot;&quot;value&quot;&quot;:&quot;&amp;COLUMN([.AK74])-11&amp;&quot;,&quot;&quot;text&quot;&quot;:&quot;&quot;&quot;&amp;[.AK74]&amp;&quot;&quot;&quot;},&quot;;&quot;&quot;) &amp;IF([.AL74]&gt;0;&quot;{&quot;&quot;value&quot;&quot;:&quot;&amp;COLUMN([.AL74])-11&amp;&quot;,&quot;&quot;text&quot;&quot;:&quot;&quot;&quot;&amp;[.AL74]&amp;&quot;&quot;&quot;},&quot;;&quot;&quot;) &amp;IF([.AM74]&gt;0;&quot;{&quot;&quot;value&quot;&quot;:&quot;&amp;COLUMN([.AM74])-11&amp;&quot;,&quot;&quot;text&quot;&quot;:&quot;&quot;&quot;&amp;[.AM74]&amp;&quot;&quot;&quot;},&quot;;&quot;&quot;) &amp;IF([.AN74]&gt;0;&quot;{&quot;&quot;value&quot;&quot;:&quot;&amp;COLUMN([.AN74])-11&amp;&quot;,&quot;&quot;text&quot;&quot;:&quot;&quot;&quot;&amp;[.AN74]&amp;&quot;&quot;&quot;},&quot;;&quot;&quot;) &amp;IF([.AO74]&gt;0;&quot;{&quot;&quot;value&quot;&quot;:&quot;&amp;COLUMN([.AO74])-11&amp;&quot;,&quot;&quot;text&quot;&quot;:&quot;&quot;&quot;&amp;[.AO74]&amp;&quot;&quot;&quot;},&quot;;&quot;&quot;) &amp;IF([.AP74]&gt;0;&quot;{&quot;&quot;value&quot;&quot;:&quot;&amp;COLUMN([.AP74])-11&amp;&quot;,&quot;&quot;text&quot;&quot;:&quot;&quot;&quot;&amp;[.AP74]&amp;&quot;&quot;&quot;},&quot;;&quot;&quot;) &amp;IF([.AQ74]&gt;0;&quot;{&quot;&quot;value&quot;&quot;:&quot;&amp;COLUMN([.AQ74])-11&amp;&quot;,&quot;&quot;text&quot;&quot;:&quot;&quot;&quot;&amp;[.AQ74]&amp;&quot;&quot;&quot;},&quot;;&quot;&quot;) &amp;IF([.AR74]&gt;0;&quot;{&quot;&quot;value&quot;&quot;:&quot;&amp;COLUMN([.AR74])-11&amp;&quot;,&quot;&quot;text&quot;&quot;:&quot;&quot;&quot;&amp;[.AR74]&amp;&quot;&quot;&quot;},&quot;;&quot;&quot;) &amp;IF([.AS74]&gt;0;&quot;{&quot;&quot;value&quot;&quot;:&quot;&amp;COLUMN([.AS74])-11&amp;&quot;,&quot;&quot;text&quot;&quot;:&quot;&quot;&quot;&amp;[.AS74]&amp;&quot;&quot;&quot;},&quot;;&quot;&quot;) &amp;IF([.AT74]&gt;0;&quot;{&quot;&quot;value&quot;&quot;:&quot;&amp;COLUMN([.AT74])-11&amp;&quot;,&quot;&quot;text&quot;&quot;:&quot;&quot;&quot;&amp;[.AT74]&amp;&quot;&quot;&quot;},&quot;;&quot;&quot;) &amp;IF([.AU74]&gt;0;&quot;{&quot;&quot;value&quot;&quot;:&quot;&amp;COLUMN([.AU74])-11&amp;&quot;,&quot;&quot;text&quot;&quot;:&quot;&quot;&quot;&amp;[.AU74]&amp;&quot;&quot;&quot;},&quot;;&quot;&quot;)">
            <text:p/>
          </table:table-cell>
          <table:table-cell table:style-name="ce1" table:formula="of:=IF([.AV74]&gt;0;&quot;{&quot;&quot;value&quot;&quot;:&quot;&amp;COLUMN([.AV74])-11&amp;&quot;,&quot;&quot;text&quot;&quot;:&quot;&quot;&quot;&amp;[.AV74]&amp;&quot;&quot;&quot;},&quot;;&quot;&quot;) &amp;IF([.AW74]&gt;0;&quot;{&quot;&quot;value&quot;&quot;:&quot;&amp;COLUMN([.AW74])-11&amp;&quot;,&quot;&quot;text&quot;&quot;:&quot;&quot;&quot;&amp;[.AW74]&amp;&quot;&quot;&quot;},&quot;;&quot;&quot;) &amp;IF([.AX74]&gt;0;&quot;{&quot;&quot;value&quot;&quot;:&quot;&amp;COLUMN([.AX74])-11&amp;&quot;,&quot;&quot;text&quot;&quot;:&quot;&quot;&quot;&amp;[.AX74]&amp;&quot;&quot;&quot;},&quot;;&quot;&quot;) &amp;IF([.AY74]&gt;0;&quot;{&quot;&quot;value&quot;&quot;:&quot;&amp;COLUMN([.AY74])-11&amp;&quot;,&quot;&quot;text&quot;&quot;:&quot;&quot;&quot;&amp;[.AY74]&amp;&quot;&quot;&quot;},&quot;;&quot;&quot;) &amp;IF([.AZ74]&gt;0;&quot;{&quot;&quot;value&quot;&quot;:&quot;&amp;COLUMN([.AZ74])-11&amp;&quot;,&quot;&quot;text&quot;&quot;:&quot;&quot;&quot;&amp;[.AZ74]&amp;&quot;&quot;&quot;},&quot;;&quot;&quot;) &amp;IF([.BA74]&gt;0;&quot;{&quot;&quot;value&quot;&quot;:&quot;&amp;COLUMN([.BA74])-11&amp;&quot;,&quot;&quot;text&quot;&quot;:&quot;&quot;&quot;&amp;[.BA74]&amp;&quot;&quot;&quot;},&quot;;&quot;&quot;) &amp;IF([.BB74]&gt;0;&quot;{&quot;&quot;value&quot;&quot;:&quot;&amp;COLUMN([.BB74])-11&amp;&quot;,&quot;&quot;text&quot;&quot;:&quot;&quot;&quot;&amp;[.BB74]&amp;&quot;&quot;&quot;},&quot;;&quot;&quot;) &amp;IF([.BC74]&gt;0;&quot;{&quot;&quot;value&quot;&quot;:&quot;&amp;COLUMN([.BC74])-11&amp;&quot;,&quot;&quot;text&quot;&quot;:&quot;&quot;&quot;&amp;[.BC74]&amp;&quot;&quot;&quot;},&quot;;&quot;&quot;) &amp;IF([.BD74]&gt;0;&quot;{&quot;&quot;value&quot;&quot;:&quot;&amp;COLUMN([.BD74])-11&amp;&quot;,&quot;&quot;text&quot;&quot;:&quot;&quot;&quot;&amp;[.BD74]&amp;&quot;&quot;&quot;},&quot;;&quot;&quot;) &amp;IF([.BE74]&gt;0;&quot;{&quot;&quot;value&quot;&quot;:&quot;&amp;COLUMN([.BE74])-11&amp;&quot;,&quot;&quot;text&quot;&quot;:&quot;&quot;&quot;&amp;[.BE74]&amp;&quot;&quot;&quot;},&quot;;&quot;&quot;) &amp;IF([.BF74]&gt;0;&quot;{&quot;&quot;value&quot;&quot;:&quot;&amp;COLUMN([.BF74])-11&amp;&quot;,&quot;&quot;text&quot;&quot;:&quot;&quot;&quot;&amp;[.BF74]&amp;&quot;&quot;&quot;},&quot;;&quot;&quot;) &amp;IF([.BG74]&gt;0;&quot;{&quot;&quot;value&quot;&quot;:&quot;&amp;COLUMN([.BG74])-11&amp;&quot;,&quot;&quot;text&quot;&quot;:&quot;&quot;&quot;&amp;[.BG74]&amp;&quot;&quot;&quot;},&quot;;&quot;&quot;) &amp;IF([.BH74]&gt;0;&quot;{&quot;&quot;value&quot;&quot;:&quot;&amp;COLUMN([.BH74])-11&amp;&quot;,&quot;&quot;text&quot;&quot;:&quot;&quot;&quot;&amp;[.BH74]&amp;&quot;&quot;&quot;},&quot;;&quot;&quot;) &amp;IF([.BI74]&gt;0;&quot;{&quot;&quot;value&quot;&quot;:&quot;&amp;COLUMN([.BI74])-11&amp;&quot;,&quot;&quot;text&quot;&quot;:&quot;&quot;&quot;&amp;[.BI74]&amp;&quot;&quot;&quot;},&quot;;&quot;&quot;) &amp;IF([.BJ74]&gt;0;&quot;{&quot;&quot;value&quot;&quot;:&quot;&amp;COLUMN([.BJ74])-11&amp;&quot;,&quot;&quot;text&quot;&quot;:&quot;&quot;&quot;&amp;[.BJ74]&amp;&quot;&quot;&quot;},&quot;;&quot;&quot;) &amp;IF([.BK74]&gt;0;&quot;{&quot;&quot;value&quot;&quot;:&quot;&amp;COLUMN([.BK74])-11&amp;&quot;,&quot;&quot;text&quot;&quot;:&quot;&quot;&quot;&amp;[.BK7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75]&amp;&quot;,&quot;&quot;ordinal&quot;&quot;:&quot;&amp;ROW()-2&amp;&quot;,&quot;&quot;required&quot;&quot;:&quot;&amp;[.E75]&amp;&quot;,&quot;&quot;category&quot;&quot;:&quot;&quot;&quot;&amp;[.F75]&amp;&quot;&quot;&quot;,&quot;&quot;info&quot;&quot;:&quot;&quot;&quot;&amp;[.J75]&amp;&quot;&quot;&quot;&quot;&amp;&quot;,&quot;&quot;skip&quot;&quot;:&quot;&quot;&quot;&amp;[.D75]&amp;&quot;&quot;&quot;&quot;&amp;&quot;,&quot;&quot;text&quot;&quot;:&quot;&quot;&quot;&amp;[.H75]&amp;&quot;&quot;&quot;&quot;&amp;&quot;,&quot;&quot;type&quot;&quot;:&quot;&quot;&quot;&amp;[.I75]&amp;&quot;&quot;&quot;&quot;&amp;&quot;,&quot;&quot;options&quot;&quot;:[&quot; &amp;IF([.K75]&gt;0;&quot;{&quot;&quot;value&quot;&quot;:&quot;&amp;COLUMN([.K75])-11&amp;&quot;,&quot;&quot;text&quot;&quot;:&quot;&quot;&quot;&amp;[.K75]&amp;&quot;&quot;&quot;},&quot;;&quot;&quot;) &amp;IF([.L75]&gt;0;&quot;{&quot;&quot;value&quot;&quot;:&quot;&amp;COLUMN([.L75])-11&amp;&quot;,&quot;&quot;text&quot;&quot;:&quot;&quot;&quot;&amp;[.L75]&amp;&quot;&quot;&quot;},&quot;;&quot;&quot;) &amp;IF([.M75]&gt;0;&quot;{&quot;&quot;value&quot;&quot;:&quot;&amp;COLUMN([.M75])-11&amp;&quot;,&quot;&quot;text&quot;&quot;:&quot;&quot;&quot;&amp;[.M75]&amp;&quot;&quot;&quot;},&quot;;&quot;&quot;) &amp;IF([.N75]&gt;0;&quot;{&quot;&quot;value&quot;&quot;:&quot;&amp;COLUMN([.N75])-11&amp;&quot;,&quot;&quot;text&quot;&quot;:&quot;&quot;&quot;&amp;[.N75]&amp;&quot;&quot;&quot;},&quot;;&quot;&quot;) &amp;IF([.O75]&gt;0;&quot;{&quot;&quot;value&quot;&quot;:&quot;&amp;COLUMN([.O75])-11&amp;&quot;,&quot;&quot;text&quot;&quot;:&quot;&quot;&quot;&amp;[.O75]&amp;&quot;&quot;&quot;},&quot;;&quot;&quot;) &amp;IF([.P75]&gt;0;&quot;{&quot;&quot;value&quot;&quot;:&quot;&amp;COLUMN([.P75])-11&amp;&quot;,&quot;&quot;text&quot;&quot;:&quot;&quot;&quot;&amp;[.P75]&amp;&quot;&quot;&quot;},&quot;;&quot;&quot;) &amp;IF([.Q75]&gt;0;&quot;{&quot;&quot;value&quot;&quot;:&quot;&amp;COLUMN([.Q75])-11&amp;&quot;,&quot;&quot;text&quot;&quot;:&quot;&quot;&quot;&amp;[.Q75]&amp;&quot;&quot;&quot;},&quot;;&quot;&quot;) &amp;IF([.R75]&gt;0;&quot;{&quot;&quot;value&quot;&quot;:&quot;&amp;COLUMN([.R75])-11&amp;&quot;,&quot;&quot;text&quot;&quot;:&quot;&quot;&quot;&amp;[.R75]&amp;&quot;&quot;&quot;},&quot;;&quot;&quot;) &amp;IF([.S75]&gt;0;&quot;{&quot;&quot;value&quot;&quot;:&quot;&amp;COLUMN([.S75])-11&amp;&quot;,&quot;&quot;text&quot;&quot;:&quot;&quot;&quot;&amp;[.S75]&amp;&quot;&quot;&quot;},&quot;;&quot;&quot;) &amp;IF([.T75]&gt;0;&quot;{&quot;&quot;value&quot;&quot;:&quot;&amp;COLUMN([.T75])-11&amp;&quot;,&quot;&quot;text&quot;&quot;:&quot;&quot;&quot;&amp;[.T75]&amp;&quot;&quot;&quot;},&quot;;&quot;&quot;) &amp;IF([.U75]&gt;0;&quot;{&quot;&quot;value&quot;&quot;:&quot;&amp;COLUMN([.U75])-11&amp;&quot;,&quot;&quot;text&quot;&quot;:&quot;&quot;&quot;&amp;[.U75]&amp;&quot;&quot;&quot;},&quot;;&quot;&quot;) &amp;IF([.V75]&gt;0;&quot;{&quot;&quot;value&quot;&quot;:&quot;&amp;COLUMN([.V75])-11&amp;&quot;,&quot;&quot;text&quot;&quot;:&quot;&quot;&quot;&amp;[.V75]&amp;&quot;&quot;&quot;},&quot;;&quot;&quot;) &amp;IF([.W75]&gt;0;&quot;{&quot;&quot;value&quot;&quot;:&quot;&amp;COLUMN([.W75])-11&amp;&quot;,&quot;&quot;text&quot;&quot;:&quot;&quot;&quot;&amp;[.W75]&amp;&quot;&quot;&quot;},&quot;;&quot;&quot;) &amp;IF([.X75]&gt;0;&quot;{&quot;&quot;value&quot;&quot;:&quot;&amp;COLUMN([.X75])-11&amp;&quot;,&quot;&quot;text&quot;&quot;:&quot;&quot;&quot;&amp;[.X75]&amp;&quot;&quot;&quot;},&quot;;&quot;&quot;) &amp;IF([.Y75]&gt;0;&quot;{&quot;&quot;value&quot;&quot;:&quot;&amp;COLUMN([.Y75])-11&amp;&quot;,&quot;&quot;text&quot;&quot;:&quot;&quot;&quot;&amp;[.Y75]&amp;&quot;&quot;&quot;},&quot;;&quot;&quot;) &amp;IF([.Z75]&gt;0;&quot;{&quot;&quot;value&quot;&quot;:&quot;&amp;COLUMN([.Z75])-11&amp;&quot;,&quot;&quot;text&quot;&quot;:&quot;&quot;&quot;&amp;[.Z75]&amp;&quot;&quot;&quot;},&quot;;&quot;&quot;) &amp;IF([.AA75]&gt;0;&quot;{&quot;&quot;value&quot;&quot;:&quot;&amp;COLUMN([.AA75])-11&amp;&quot;,&quot;&quot;text&quot;&quot;:&quot;&quot;&quot;&amp;[.AA75]&amp;&quot;&quot;&quot;},&quot;;&quot;&quot;)" office:value-type="string" office:string-value="{&quot;id&quot;:62,&quot;ordinal&quot;:73,&quot;required&quot;:0,&quot;category&quot;:&quot;Managing Your Blood Glucose – Lows&quot;,&quot;info&quot;:&quot;null&quot;,&quot;skip&quot;:&quot;null&quot;,&quot;text&quot;:&quot;Have you been unconscious from a hypo in the last 12 months?&quot;,&quot;type&quot;:&quot;SC&quot;,&quot;options&quot;:[{&quot;value&quot;:0,&quot;text&quot;:&quot;Yes&quot;},{&quot;value&quot;:1,&quot;text&quot;:&quot;Not sure&quot;},{&quot;value&quot;:2,&quot;text&quot;:&quot;No&quot;},">
            <text:p>{"id":62,"ordinal":73,"required":0,"category":"Managing Your Blood Glucose – Lows","info":"null","skip":"null","text":"Have you been unconscious from a hypo in the last 12 months?","type":"SC","options":[{"value":0,"text":"Yes"},{"value":1,"text":"Not sure"},{"value":2,"text":"No"},</text:p>
          </table:table-cell>
          <table:table-cell table:style-name="ce2" table:formula="of:=IF([.AB75]&gt;0;&quot;{&quot;&quot;value&quot;&quot;:&quot;&amp;COLUMN([.AB75])-11&amp;&quot;,&quot;&quot;text&quot;&quot;:&quot;&quot;&quot;&amp;[.AB75]&amp;&quot;&quot;&quot;},&quot;;&quot;&quot;) &amp;IF([.AC75]&gt;0;&quot;{&quot;&quot;value&quot;&quot;:&quot;&amp;COLUMN([.AC75])-11&amp;&quot;,&quot;&quot;text&quot;&quot;:&quot;&quot;&quot;&amp;[.AC75]&amp;&quot;&quot;&quot;},&quot;;&quot;&quot;) &amp;IF([.AD75]&gt;0;&quot;{&quot;&quot;value&quot;&quot;:&quot;&amp;COLUMN([.AD75])-11&amp;&quot;,&quot;&quot;text&quot;&quot;:&quot;&quot;&quot;&amp;[.AD75]&amp;&quot;&quot;&quot;},&quot;;&quot;&quot;) &amp;IF([.AE75]&gt;0;&quot;{&quot;&quot;value&quot;&quot;:&quot;&amp;COLUMN([.AE75])-11&amp;&quot;,&quot;&quot;text&quot;&quot;:&quot;&quot;&quot;&amp;[.AE75]&amp;&quot;&quot;&quot;},&quot;;&quot;&quot;) &amp;IF([.AF75]&gt;0;&quot;{&quot;&quot;value&quot;&quot;:&quot;&amp;COLUMN([.AF75])-11&amp;&quot;,&quot;&quot;text&quot;&quot;:&quot;&quot;&quot;&amp;[.AF75]&amp;&quot;&quot;&quot;},&quot;;&quot;&quot;) &amp;IF([.AG75]&gt;0;&quot;{&quot;&quot;value&quot;&quot;:&quot;&amp;COLUMN([.AG75])-11&amp;&quot;,&quot;&quot;text&quot;&quot;:&quot;&quot;&quot;&amp;[.AG75]&amp;&quot;&quot;&quot;},&quot;;&quot;&quot;) &amp;IF([.AH75]&gt;0;&quot;{&quot;&quot;value&quot;&quot;:&quot;&amp;COLUMN([.AH75])-11&amp;&quot;,&quot;&quot;text&quot;&quot;:&quot;&quot;&quot;&amp;[.AH75]&amp;&quot;&quot;&quot;},&quot;;&quot;&quot;) &amp;IF([.AI75]&gt;0;&quot;{&quot;&quot;value&quot;&quot;:&quot;&amp;COLUMN([.AI75])-11&amp;&quot;,&quot;&quot;text&quot;&quot;:&quot;&quot;&quot;&amp;[.AI75]&amp;&quot;&quot;&quot;},&quot;;&quot;&quot;) &amp;IF([.AJ75]&gt;0;&quot;{&quot;&quot;value&quot;&quot;:&quot;&amp;COLUMN([.AJ75])-11&amp;&quot;,&quot;&quot;text&quot;&quot;:&quot;&quot;&quot;&amp;[.AJ75]&amp;&quot;&quot;&quot;},&quot;;&quot;&quot;) &amp;IF([.AK75]&gt;0;&quot;{&quot;&quot;value&quot;&quot;:&quot;&amp;COLUMN([.AK75])-11&amp;&quot;,&quot;&quot;text&quot;&quot;:&quot;&quot;&quot;&amp;[.AK75]&amp;&quot;&quot;&quot;},&quot;;&quot;&quot;) &amp;IF([.AL75]&gt;0;&quot;{&quot;&quot;value&quot;&quot;:&quot;&amp;COLUMN([.AL75])-11&amp;&quot;,&quot;&quot;text&quot;&quot;:&quot;&quot;&quot;&amp;[.AL75]&amp;&quot;&quot;&quot;},&quot;;&quot;&quot;) &amp;IF([.AM75]&gt;0;&quot;{&quot;&quot;value&quot;&quot;:&quot;&amp;COLUMN([.AM75])-11&amp;&quot;,&quot;&quot;text&quot;&quot;:&quot;&quot;&quot;&amp;[.AM75]&amp;&quot;&quot;&quot;},&quot;;&quot;&quot;) &amp;IF([.AN75]&gt;0;&quot;{&quot;&quot;value&quot;&quot;:&quot;&amp;COLUMN([.AN75])-11&amp;&quot;,&quot;&quot;text&quot;&quot;:&quot;&quot;&quot;&amp;[.AN75]&amp;&quot;&quot;&quot;},&quot;;&quot;&quot;) &amp;IF([.AO75]&gt;0;&quot;{&quot;&quot;value&quot;&quot;:&quot;&amp;COLUMN([.AO75])-11&amp;&quot;,&quot;&quot;text&quot;&quot;:&quot;&quot;&quot;&amp;[.AO75]&amp;&quot;&quot;&quot;},&quot;;&quot;&quot;) &amp;IF([.AP75]&gt;0;&quot;{&quot;&quot;value&quot;&quot;:&quot;&amp;COLUMN([.AP75])-11&amp;&quot;,&quot;&quot;text&quot;&quot;:&quot;&quot;&quot;&amp;[.AP75]&amp;&quot;&quot;&quot;},&quot;;&quot;&quot;) &amp;IF([.AQ75]&gt;0;&quot;{&quot;&quot;value&quot;&quot;:&quot;&amp;COLUMN([.AQ75])-11&amp;&quot;,&quot;&quot;text&quot;&quot;:&quot;&quot;&quot;&amp;[.AQ75]&amp;&quot;&quot;&quot;},&quot;;&quot;&quot;) &amp;IF([.AR75]&gt;0;&quot;{&quot;&quot;value&quot;&quot;:&quot;&amp;COLUMN([.AR75])-11&amp;&quot;,&quot;&quot;text&quot;&quot;:&quot;&quot;&quot;&amp;[.AR75]&amp;&quot;&quot;&quot;},&quot;;&quot;&quot;) &amp;IF([.AS75]&gt;0;&quot;{&quot;&quot;value&quot;&quot;:&quot;&amp;COLUMN([.AS75])-11&amp;&quot;,&quot;&quot;text&quot;&quot;:&quot;&quot;&quot;&amp;[.AS75]&amp;&quot;&quot;&quot;},&quot;;&quot;&quot;) &amp;IF([.AT75]&gt;0;&quot;{&quot;&quot;value&quot;&quot;:&quot;&amp;COLUMN([.AT75])-11&amp;&quot;,&quot;&quot;text&quot;&quot;:&quot;&quot;&quot;&amp;[.AT75]&amp;&quot;&quot;&quot;},&quot;;&quot;&quot;) &amp;IF([.AU75]&gt;0;&quot;{&quot;&quot;value&quot;&quot;:&quot;&amp;COLUMN([.AU75])-11&amp;&quot;,&quot;&quot;text&quot;&quot;:&quot;&quot;&quot;&amp;[.AU75]&amp;&quot;&quot;&quot;},&quot;;&quot;&quot;)">
            <text:p/>
          </table:table-cell>
          <table:table-cell table:style-name="ce1" table:formula="of:=IF([.AV75]&gt;0;&quot;{&quot;&quot;value&quot;&quot;:&quot;&amp;COLUMN([.AV75])-11&amp;&quot;,&quot;&quot;text&quot;&quot;:&quot;&quot;&quot;&amp;[.AV75]&amp;&quot;&quot;&quot;},&quot;;&quot;&quot;) &amp;IF([.AW75]&gt;0;&quot;{&quot;&quot;value&quot;&quot;:&quot;&amp;COLUMN([.AW75])-11&amp;&quot;,&quot;&quot;text&quot;&quot;:&quot;&quot;&quot;&amp;[.AW75]&amp;&quot;&quot;&quot;},&quot;;&quot;&quot;) &amp;IF([.AX75]&gt;0;&quot;{&quot;&quot;value&quot;&quot;:&quot;&amp;COLUMN([.AX75])-11&amp;&quot;,&quot;&quot;text&quot;&quot;:&quot;&quot;&quot;&amp;[.AX75]&amp;&quot;&quot;&quot;},&quot;;&quot;&quot;) &amp;IF([.AY75]&gt;0;&quot;{&quot;&quot;value&quot;&quot;:&quot;&amp;COLUMN([.AY75])-11&amp;&quot;,&quot;&quot;text&quot;&quot;:&quot;&quot;&quot;&amp;[.AY75]&amp;&quot;&quot;&quot;},&quot;;&quot;&quot;) &amp;IF([.AZ75]&gt;0;&quot;{&quot;&quot;value&quot;&quot;:&quot;&amp;COLUMN([.AZ75])-11&amp;&quot;,&quot;&quot;text&quot;&quot;:&quot;&quot;&quot;&amp;[.AZ75]&amp;&quot;&quot;&quot;},&quot;;&quot;&quot;) &amp;IF([.BA75]&gt;0;&quot;{&quot;&quot;value&quot;&quot;:&quot;&amp;COLUMN([.BA75])-11&amp;&quot;,&quot;&quot;text&quot;&quot;:&quot;&quot;&quot;&amp;[.BA75]&amp;&quot;&quot;&quot;},&quot;;&quot;&quot;) &amp;IF([.BB75]&gt;0;&quot;{&quot;&quot;value&quot;&quot;:&quot;&amp;COLUMN([.BB75])-11&amp;&quot;,&quot;&quot;text&quot;&quot;:&quot;&quot;&quot;&amp;[.BB75]&amp;&quot;&quot;&quot;},&quot;;&quot;&quot;) &amp;IF([.BC75]&gt;0;&quot;{&quot;&quot;value&quot;&quot;:&quot;&amp;COLUMN([.BC75])-11&amp;&quot;,&quot;&quot;text&quot;&quot;:&quot;&quot;&quot;&amp;[.BC75]&amp;&quot;&quot;&quot;},&quot;;&quot;&quot;) &amp;IF([.BD75]&gt;0;&quot;{&quot;&quot;value&quot;&quot;:&quot;&amp;COLUMN([.BD75])-11&amp;&quot;,&quot;&quot;text&quot;&quot;:&quot;&quot;&quot;&amp;[.BD75]&amp;&quot;&quot;&quot;},&quot;;&quot;&quot;) &amp;IF([.BE75]&gt;0;&quot;{&quot;&quot;value&quot;&quot;:&quot;&amp;COLUMN([.BE75])-11&amp;&quot;,&quot;&quot;text&quot;&quot;:&quot;&quot;&quot;&amp;[.BE75]&amp;&quot;&quot;&quot;},&quot;;&quot;&quot;) &amp;IF([.BF75]&gt;0;&quot;{&quot;&quot;value&quot;&quot;:&quot;&amp;COLUMN([.BF75])-11&amp;&quot;,&quot;&quot;text&quot;&quot;:&quot;&quot;&quot;&amp;[.BF75]&amp;&quot;&quot;&quot;},&quot;;&quot;&quot;) &amp;IF([.BG75]&gt;0;&quot;{&quot;&quot;value&quot;&quot;:&quot;&amp;COLUMN([.BG75])-11&amp;&quot;,&quot;&quot;text&quot;&quot;:&quot;&quot;&quot;&amp;[.BG75]&amp;&quot;&quot;&quot;},&quot;;&quot;&quot;) &amp;IF([.BH75]&gt;0;&quot;{&quot;&quot;value&quot;&quot;:&quot;&amp;COLUMN([.BH75])-11&amp;&quot;,&quot;&quot;text&quot;&quot;:&quot;&quot;&quot;&amp;[.BH75]&amp;&quot;&quot;&quot;},&quot;;&quot;&quot;) &amp;IF([.BI75]&gt;0;&quot;{&quot;&quot;value&quot;&quot;:&quot;&amp;COLUMN([.BI75])-11&amp;&quot;,&quot;&quot;text&quot;&quot;:&quot;&quot;&quot;&amp;[.BI75]&amp;&quot;&quot;&quot;},&quot;;&quot;&quot;) &amp;IF([.BJ75]&gt;0;&quot;{&quot;&quot;value&quot;&quot;:&quot;&amp;COLUMN([.BJ75])-11&amp;&quot;,&quot;&quot;text&quot;&quot;:&quot;&quot;&quot;&amp;[.BJ75]&amp;&quot;&quot;&quot;},&quot;;&quot;&quot;) &amp;IF([.BK75]&gt;0;&quot;{&quot;&quot;value&quot;&quot;:&quot;&amp;COLUMN([.BK75])-11&amp;&quot;,&quot;&quot;text&quot;&quot;:&quot;&quot;&quot;&amp;[.BK7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6]&amp;&quot;,&quot;&quot;ordinal&quot;&quot;:&quot;&amp;ROW()-2&amp;&quot;,&quot;&quot;required&quot;&quot;:&quot;&amp;[.E76]&amp;&quot;,&quot;&quot;category&quot;&quot;:&quot;&quot;&quot;&amp;[.F76]&amp;&quot;&quot;&quot;,&quot;&quot;info&quot;&quot;:&quot;&quot;&quot;&amp;[.J76]&amp;&quot;&quot;&quot;&quot;&amp;&quot;,&quot;&quot;skip&quot;&quot;:&quot;&quot;&quot;&amp;[.D76]&amp;&quot;&quot;&quot;&quot;&amp;&quot;,&quot;&quot;text&quot;&quot;:&quot;&quot;&quot;&amp;[.H76]&amp;&quot;&quot;&quot;&quot;&amp;&quot;,&quot;&quot;type&quot;&quot;:&quot;&quot;&quot;&amp;[.I76]&amp;&quot;&quot;&quot;&quot;&amp;&quot;,&quot;&quot;options&quot;&quot;:[&quot; &amp;IF([.K76]&gt;0;&quot;{&quot;&quot;value&quot;&quot;:&quot;&amp;COLUMN([.K76])-11&amp;&quot;,&quot;&quot;text&quot;&quot;:&quot;&quot;&quot;&amp;[.K76]&amp;&quot;&quot;&quot;},&quot;;&quot;&quot;) &amp;IF([.L76]&gt;0;&quot;{&quot;&quot;value&quot;&quot;:&quot;&amp;COLUMN([.L76])-11&amp;&quot;,&quot;&quot;text&quot;&quot;:&quot;&quot;&quot;&amp;[.L76]&amp;&quot;&quot;&quot;},&quot;;&quot;&quot;) &amp;IF([.M76]&gt;0;&quot;{&quot;&quot;value&quot;&quot;:&quot;&amp;COLUMN([.M76])-11&amp;&quot;,&quot;&quot;text&quot;&quot;:&quot;&quot;&quot;&amp;[.M76]&amp;&quot;&quot;&quot;},&quot;;&quot;&quot;) &amp;IF([.N76]&gt;0;&quot;{&quot;&quot;value&quot;&quot;:&quot;&amp;COLUMN([.N76])-11&amp;&quot;,&quot;&quot;text&quot;&quot;:&quot;&quot;&quot;&amp;[.N76]&amp;&quot;&quot;&quot;},&quot;;&quot;&quot;) &amp;IF([.O76]&gt;0;&quot;{&quot;&quot;value&quot;&quot;:&quot;&amp;COLUMN([.O76])-11&amp;&quot;,&quot;&quot;text&quot;&quot;:&quot;&quot;&quot;&amp;[.O76]&amp;&quot;&quot;&quot;},&quot;;&quot;&quot;) &amp;IF([.P76]&gt;0;&quot;{&quot;&quot;value&quot;&quot;:&quot;&amp;COLUMN([.P76])-11&amp;&quot;,&quot;&quot;text&quot;&quot;:&quot;&quot;&quot;&amp;[.P76]&amp;&quot;&quot;&quot;},&quot;;&quot;&quot;) &amp;IF([.Q76]&gt;0;&quot;{&quot;&quot;value&quot;&quot;:&quot;&amp;COLUMN([.Q76])-11&amp;&quot;,&quot;&quot;text&quot;&quot;:&quot;&quot;&quot;&amp;[.Q76]&amp;&quot;&quot;&quot;},&quot;;&quot;&quot;) &amp;IF([.R76]&gt;0;&quot;{&quot;&quot;value&quot;&quot;:&quot;&amp;COLUMN([.R76])-11&amp;&quot;,&quot;&quot;text&quot;&quot;:&quot;&quot;&quot;&amp;[.R76]&amp;&quot;&quot;&quot;},&quot;;&quot;&quot;) &amp;IF([.S76]&gt;0;&quot;{&quot;&quot;value&quot;&quot;:&quot;&amp;COLUMN([.S76])-11&amp;&quot;,&quot;&quot;text&quot;&quot;:&quot;&quot;&quot;&amp;[.S76]&amp;&quot;&quot;&quot;},&quot;;&quot;&quot;) &amp;IF([.T76]&gt;0;&quot;{&quot;&quot;value&quot;&quot;:&quot;&amp;COLUMN([.T76])-11&amp;&quot;,&quot;&quot;text&quot;&quot;:&quot;&quot;&quot;&amp;[.T76]&amp;&quot;&quot;&quot;},&quot;;&quot;&quot;) &amp;IF([.U76]&gt;0;&quot;{&quot;&quot;value&quot;&quot;:&quot;&amp;COLUMN([.U76])-11&amp;&quot;,&quot;&quot;text&quot;&quot;:&quot;&quot;&quot;&amp;[.U76]&amp;&quot;&quot;&quot;},&quot;;&quot;&quot;) &amp;IF([.V76]&gt;0;&quot;{&quot;&quot;value&quot;&quot;:&quot;&amp;COLUMN([.V76])-11&amp;&quot;,&quot;&quot;text&quot;&quot;:&quot;&quot;&quot;&amp;[.V76]&amp;&quot;&quot;&quot;},&quot;;&quot;&quot;) &amp;IF([.W76]&gt;0;&quot;{&quot;&quot;value&quot;&quot;:&quot;&amp;COLUMN([.W76])-11&amp;&quot;,&quot;&quot;text&quot;&quot;:&quot;&quot;&quot;&amp;[.W76]&amp;&quot;&quot;&quot;},&quot;;&quot;&quot;) &amp;IF([.X76]&gt;0;&quot;{&quot;&quot;value&quot;&quot;:&quot;&amp;COLUMN([.X76])-11&amp;&quot;,&quot;&quot;text&quot;&quot;:&quot;&quot;&quot;&amp;[.X76]&amp;&quot;&quot;&quot;},&quot;;&quot;&quot;) &amp;IF([.Y76]&gt;0;&quot;{&quot;&quot;value&quot;&quot;:&quot;&amp;COLUMN([.Y76])-11&amp;&quot;,&quot;&quot;text&quot;&quot;:&quot;&quot;&quot;&amp;[.Y76]&amp;&quot;&quot;&quot;},&quot;;&quot;&quot;) &amp;IF([.Z76]&gt;0;&quot;{&quot;&quot;value&quot;&quot;:&quot;&amp;COLUMN([.Z76])-11&amp;&quot;,&quot;&quot;text&quot;&quot;:&quot;&quot;&quot;&amp;[.Z76]&amp;&quot;&quot;&quot;},&quot;;&quot;&quot;) &amp;IF([.AA76]&gt;0;&quot;{&quot;&quot;value&quot;&quot;:&quot;&amp;COLUMN([.AA76])-11&amp;&quot;,&quot;&quot;text&quot;&quot;:&quot;&quot;&quot;&amp;[.AA76]&amp;&quot;&quot;&quot;},&quot;;&quot;&quot;)" office:value-type="string" office:string-value="{&quot;id&quot;:63,&quot;ordinal&quot;:74,&quot;required&quot;:0,&quot;category&quot;:&quot;Managing Your Blood Glucose – Lows&quot;,&quot;info&quot;:&quot;null&quot;,&quot;skip&quot;:&quot;62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63,"ordinal":74,"required":0,"category":"Managing Your Blood Glucose – Lows","info":"null","skip":"62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B76]&gt;0;&quot;{&quot;&quot;value&quot;&quot;:&quot;&amp;COLUMN([.AB76])-11&amp;&quot;,&quot;&quot;text&quot;&quot;:&quot;&quot;&quot;&amp;[.AB76]&amp;&quot;&quot;&quot;},&quot;;&quot;&quot;) &amp;IF([.AC76]&gt;0;&quot;{&quot;&quot;value&quot;&quot;:&quot;&amp;COLUMN([.AC76])-11&amp;&quot;,&quot;&quot;text&quot;&quot;:&quot;&quot;&quot;&amp;[.AC76]&amp;&quot;&quot;&quot;},&quot;;&quot;&quot;) &amp;IF([.AD76]&gt;0;&quot;{&quot;&quot;value&quot;&quot;:&quot;&amp;COLUMN([.AD76])-11&amp;&quot;,&quot;&quot;text&quot;&quot;:&quot;&quot;&quot;&amp;[.AD76]&amp;&quot;&quot;&quot;},&quot;;&quot;&quot;) &amp;IF([.AE76]&gt;0;&quot;{&quot;&quot;value&quot;&quot;:&quot;&amp;COLUMN([.AE76])-11&amp;&quot;,&quot;&quot;text&quot;&quot;:&quot;&quot;&quot;&amp;[.AE76]&amp;&quot;&quot;&quot;},&quot;;&quot;&quot;) &amp;IF([.AF76]&gt;0;&quot;{&quot;&quot;value&quot;&quot;:&quot;&amp;COLUMN([.AF76])-11&amp;&quot;,&quot;&quot;text&quot;&quot;:&quot;&quot;&quot;&amp;[.AF76]&amp;&quot;&quot;&quot;},&quot;;&quot;&quot;) &amp;IF([.AG76]&gt;0;&quot;{&quot;&quot;value&quot;&quot;:&quot;&amp;COLUMN([.AG76])-11&amp;&quot;,&quot;&quot;text&quot;&quot;:&quot;&quot;&quot;&amp;[.AG76]&amp;&quot;&quot;&quot;},&quot;;&quot;&quot;) &amp;IF([.AH76]&gt;0;&quot;{&quot;&quot;value&quot;&quot;:&quot;&amp;COLUMN([.AH76])-11&amp;&quot;,&quot;&quot;text&quot;&quot;:&quot;&quot;&quot;&amp;[.AH76]&amp;&quot;&quot;&quot;},&quot;;&quot;&quot;) &amp;IF([.AI76]&gt;0;&quot;{&quot;&quot;value&quot;&quot;:&quot;&amp;COLUMN([.AI76])-11&amp;&quot;,&quot;&quot;text&quot;&quot;:&quot;&quot;&quot;&amp;[.AI76]&amp;&quot;&quot;&quot;},&quot;;&quot;&quot;) &amp;IF([.AJ76]&gt;0;&quot;{&quot;&quot;value&quot;&quot;:&quot;&amp;COLUMN([.AJ76])-11&amp;&quot;,&quot;&quot;text&quot;&quot;:&quot;&quot;&quot;&amp;[.AJ76]&amp;&quot;&quot;&quot;},&quot;;&quot;&quot;) &amp;IF([.AK76]&gt;0;&quot;{&quot;&quot;value&quot;&quot;:&quot;&amp;COLUMN([.AK76])-11&amp;&quot;,&quot;&quot;text&quot;&quot;:&quot;&quot;&quot;&amp;[.AK76]&amp;&quot;&quot;&quot;},&quot;;&quot;&quot;) &amp;IF([.AL76]&gt;0;&quot;{&quot;&quot;value&quot;&quot;:&quot;&amp;COLUMN([.AL76])-11&amp;&quot;,&quot;&quot;text&quot;&quot;:&quot;&quot;&quot;&amp;[.AL76]&amp;&quot;&quot;&quot;},&quot;;&quot;&quot;) &amp;IF([.AM76]&gt;0;&quot;{&quot;&quot;value&quot;&quot;:&quot;&amp;COLUMN([.AM76])-11&amp;&quot;,&quot;&quot;text&quot;&quot;:&quot;&quot;&quot;&amp;[.AM76]&amp;&quot;&quot;&quot;},&quot;;&quot;&quot;) &amp;IF([.AN76]&gt;0;&quot;{&quot;&quot;value&quot;&quot;:&quot;&amp;COLUMN([.AN76])-11&amp;&quot;,&quot;&quot;text&quot;&quot;:&quot;&quot;&quot;&amp;[.AN76]&amp;&quot;&quot;&quot;},&quot;;&quot;&quot;) &amp;IF([.AO76]&gt;0;&quot;{&quot;&quot;value&quot;&quot;:&quot;&amp;COLUMN([.AO76])-11&amp;&quot;,&quot;&quot;text&quot;&quot;:&quot;&quot;&quot;&amp;[.AO76]&amp;&quot;&quot;&quot;},&quot;;&quot;&quot;) &amp;IF([.AP76]&gt;0;&quot;{&quot;&quot;value&quot;&quot;:&quot;&amp;COLUMN([.AP76])-11&amp;&quot;,&quot;&quot;text&quot;&quot;:&quot;&quot;&quot;&amp;[.AP76]&amp;&quot;&quot;&quot;},&quot;;&quot;&quot;) &amp;IF([.AQ76]&gt;0;&quot;{&quot;&quot;value&quot;&quot;:&quot;&amp;COLUMN([.AQ76])-11&amp;&quot;,&quot;&quot;text&quot;&quot;:&quot;&quot;&quot;&amp;[.AQ76]&amp;&quot;&quot;&quot;},&quot;;&quot;&quot;) &amp;IF([.AR76]&gt;0;&quot;{&quot;&quot;value&quot;&quot;:&quot;&amp;COLUMN([.AR76])-11&amp;&quot;,&quot;&quot;text&quot;&quot;:&quot;&quot;&quot;&amp;[.AR76]&amp;&quot;&quot;&quot;},&quot;;&quot;&quot;) &amp;IF([.AS76]&gt;0;&quot;{&quot;&quot;value&quot;&quot;:&quot;&amp;COLUMN([.AS76])-11&amp;&quot;,&quot;&quot;text&quot;&quot;:&quot;&quot;&quot;&amp;[.AS76]&amp;&quot;&quot;&quot;},&quot;;&quot;&quot;) &amp;IF([.AT76]&gt;0;&quot;{&quot;&quot;value&quot;&quot;:&quot;&amp;COLUMN([.AT76])-11&amp;&quot;,&quot;&quot;text&quot;&quot;:&quot;&quot;&quot;&amp;[.AT76]&amp;&quot;&quot;&quot;},&quot;;&quot;&quot;) &amp;IF([.AU76]&gt;0;&quot;{&quot;&quot;value&quot;&quot;:&quot;&amp;COLUMN([.AU76])-11&amp;&quot;,&quot;&quot;text&quot;&quot;:&quot;&quot;&quot;&amp;[.AU76]&amp;&quot;&quot;&quot;},&quot;;&quot;&quot;)">
            <text:p/>
          </table:table-cell>
          <table:table-cell table:style-name="ce1" table:formula="of:=IF([.AV76]&gt;0;&quot;{&quot;&quot;value&quot;&quot;:&quot;&amp;COLUMN([.AV76])-11&amp;&quot;,&quot;&quot;text&quot;&quot;:&quot;&quot;&quot;&amp;[.AV76]&amp;&quot;&quot;&quot;},&quot;;&quot;&quot;) &amp;IF([.AW76]&gt;0;&quot;{&quot;&quot;value&quot;&quot;:&quot;&amp;COLUMN([.AW76])-11&amp;&quot;,&quot;&quot;text&quot;&quot;:&quot;&quot;&quot;&amp;[.AW76]&amp;&quot;&quot;&quot;},&quot;;&quot;&quot;) &amp;IF([.AX76]&gt;0;&quot;{&quot;&quot;value&quot;&quot;:&quot;&amp;COLUMN([.AX76])-11&amp;&quot;,&quot;&quot;text&quot;&quot;:&quot;&quot;&quot;&amp;[.AX76]&amp;&quot;&quot;&quot;},&quot;;&quot;&quot;) &amp;IF([.AY76]&gt;0;&quot;{&quot;&quot;value&quot;&quot;:&quot;&amp;COLUMN([.AY76])-11&amp;&quot;,&quot;&quot;text&quot;&quot;:&quot;&quot;&quot;&amp;[.AY76]&amp;&quot;&quot;&quot;},&quot;;&quot;&quot;) &amp;IF([.AZ76]&gt;0;&quot;{&quot;&quot;value&quot;&quot;:&quot;&amp;COLUMN([.AZ76])-11&amp;&quot;,&quot;&quot;text&quot;&quot;:&quot;&quot;&quot;&amp;[.AZ76]&amp;&quot;&quot;&quot;},&quot;;&quot;&quot;) &amp;IF([.BA76]&gt;0;&quot;{&quot;&quot;value&quot;&quot;:&quot;&amp;COLUMN([.BA76])-11&amp;&quot;,&quot;&quot;text&quot;&quot;:&quot;&quot;&quot;&amp;[.BA76]&amp;&quot;&quot;&quot;},&quot;;&quot;&quot;) &amp;IF([.BB76]&gt;0;&quot;{&quot;&quot;value&quot;&quot;:&quot;&amp;COLUMN([.BB76])-11&amp;&quot;,&quot;&quot;text&quot;&quot;:&quot;&quot;&quot;&amp;[.BB76]&amp;&quot;&quot;&quot;},&quot;;&quot;&quot;) &amp;IF([.BC76]&gt;0;&quot;{&quot;&quot;value&quot;&quot;:&quot;&amp;COLUMN([.BC76])-11&amp;&quot;,&quot;&quot;text&quot;&quot;:&quot;&quot;&quot;&amp;[.BC76]&amp;&quot;&quot;&quot;},&quot;;&quot;&quot;) &amp;IF([.BD76]&gt;0;&quot;{&quot;&quot;value&quot;&quot;:&quot;&amp;COLUMN([.BD76])-11&amp;&quot;,&quot;&quot;text&quot;&quot;:&quot;&quot;&quot;&amp;[.BD76]&amp;&quot;&quot;&quot;},&quot;;&quot;&quot;) &amp;IF([.BE76]&gt;0;&quot;{&quot;&quot;value&quot;&quot;:&quot;&amp;COLUMN([.BE76])-11&amp;&quot;,&quot;&quot;text&quot;&quot;:&quot;&quot;&quot;&amp;[.BE76]&amp;&quot;&quot;&quot;},&quot;;&quot;&quot;) &amp;IF([.BF76]&gt;0;&quot;{&quot;&quot;value&quot;&quot;:&quot;&amp;COLUMN([.BF76])-11&amp;&quot;,&quot;&quot;text&quot;&quot;:&quot;&quot;&quot;&amp;[.BF76]&amp;&quot;&quot;&quot;},&quot;;&quot;&quot;) &amp;IF([.BG76]&gt;0;&quot;{&quot;&quot;value&quot;&quot;:&quot;&amp;COLUMN([.BG76])-11&amp;&quot;,&quot;&quot;text&quot;&quot;:&quot;&quot;&quot;&amp;[.BG76]&amp;&quot;&quot;&quot;},&quot;;&quot;&quot;) &amp;IF([.BH76]&gt;0;&quot;{&quot;&quot;value&quot;&quot;:&quot;&amp;COLUMN([.BH76])-11&amp;&quot;,&quot;&quot;text&quot;&quot;:&quot;&quot;&quot;&amp;[.BH76]&amp;&quot;&quot;&quot;},&quot;;&quot;&quot;) &amp;IF([.BI76]&gt;0;&quot;{&quot;&quot;value&quot;&quot;:&quot;&amp;COLUMN([.BI76])-11&amp;&quot;,&quot;&quot;text&quot;&quot;:&quot;&quot;&quot;&amp;[.BI76]&amp;&quot;&quot;&quot;},&quot;;&quot;&quot;) &amp;IF([.BJ76]&gt;0;&quot;{&quot;&quot;value&quot;&quot;:&quot;&amp;COLUMN([.BJ76])-11&amp;&quot;,&quot;&quot;text&quot;&quot;:&quot;&quot;&quot;&amp;[.BJ76]&amp;&quot;&quot;&quot;},&quot;;&quot;&quot;) &amp;IF([.BK76]&gt;0;&quot;{&quot;&quot;value&quot;&quot;:&quot;&amp;COLUMN([.BK76])-11&amp;&quot;,&quot;&quot;text&quot;&quot;:&quot;&quot;&quot;&amp;[.BK7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7]&amp;&quot;,&quot;&quot;ordinal&quot;&quot;:&quot;&amp;ROW()-2&amp;&quot;,&quot;&quot;required&quot;&quot;:&quot;&amp;[.E77]&amp;&quot;,&quot;&quot;category&quot;&quot;:&quot;&quot;&quot;&amp;[.F77]&amp;&quot;&quot;&quot;,&quot;&quot;info&quot;&quot;:&quot;&quot;&quot;&amp;[.J77]&amp;&quot;&quot;&quot;&quot;&amp;&quot;,&quot;&quot;skip&quot;&quot;:&quot;&quot;&quot;&amp;[.D77]&amp;&quot;&quot;&quot;&quot;&amp;&quot;,&quot;&quot;text&quot;&quot;:&quot;&quot;&quot;&amp;[.H77]&amp;&quot;&quot;&quot;&quot;&amp;&quot;,&quot;&quot;type&quot;&quot;:&quot;&quot;&quot;&amp;[.I77]&amp;&quot;&quot;&quot;&quot;&amp;&quot;,&quot;&quot;options&quot;&quot;:[&quot; &amp;IF([.K77]&gt;0;&quot;{&quot;&quot;value&quot;&quot;:&quot;&amp;COLUMN([.K77])-11&amp;&quot;,&quot;&quot;text&quot;&quot;:&quot;&quot;&quot;&amp;[.K77]&amp;&quot;&quot;&quot;},&quot;;&quot;&quot;) &amp;IF([.L77]&gt;0;&quot;{&quot;&quot;value&quot;&quot;:&quot;&amp;COLUMN([.L77])-11&amp;&quot;,&quot;&quot;text&quot;&quot;:&quot;&quot;&quot;&amp;[.L77]&amp;&quot;&quot;&quot;},&quot;;&quot;&quot;) &amp;IF([.M77]&gt;0;&quot;{&quot;&quot;value&quot;&quot;:&quot;&amp;COLUMN([.M77])-11&amp;&quot;,&quot;&quot;text&quot;&quot;:&quot;&quot;&quot;&amp;[.M77]&amp;&quot;&quot;&quot;},&quot;;&quot;&quot;) &amp;IF([.N77]&gt;0;&quot;{&quot;&quot;value&quot;&quot;:&quot;&amp;COLUMN([.N77])-11&amp;&quot;,&quot;&quot;text&quot;&quot;:&quot;&quot;&quot;&amp;[.N77]&amp;&quot;&quot;&quot;},&quot;;&quot;&quot;) &amp;IF([.O77]&gt;0;&quot;{&quot;&quot;value&quot;&quot;:&quot;&amp;COLUMN([.O77])-11&amp;&quot;,&quot;&quot;text&quot;&quot;:&quot;&quot;&quot;&amp;[.O77]&amp;&quot;&quot;&quot;},&quot;;&quot;&quot;) &amp;IF([.P77]&gt;0;&quot;{&quot;&quot;value&quot;&quot;:&quot;&amp;COLUMN([.P77])-11&amp;&quot;,&quot;&quot;text&quot;&quot;:&quot;&quot;&quot;&amp;[.P77]&amp;&quot;&quot;&quot;},&quot;;&quot;&quot;) &amp;IF([.Q77]&gt;0;&quot;{&quot;&quot;value&quot;&quot;:&quot;&amp;COLUMN([.Q77])-11&amp;&quot;,&quot;&quot;text&quot;&quot;:&quot;&quot;&quot;&amp;[.Q77]&amp;&quot;&quot;&quot;},&quot;;&quot;&quot;) &amp;IF([.R77]&gt;0;&quot;{&quot;&quot;value&quot;&quot;:&quot;&amp;COLUMN([.R77])-11&amp;&quot;,&quot;&quot;text&quot;&quot;:&quot;&quot;&quot;&amp;[.R77]&amp;&quot;&quot;&quot;},&quot;;&quot;&quot;) &amp;IF([.S77]&gt;0;&quot;{&quot;&quot;value&quot;&quot;:&quot;&amp;COLUMN([.S77])-11&amp;&quot;,&quot;&quot;text&quot;&quot;:&quot;&quot;&quot;&amp;[.S77]&amp;&quot;&quot;&quot;},&quot;;&quot;&quot;) &amp;IF([.T77]&gt;0;&quot;{&quot;&quot;value&quot;&quot;:&quot;&amp;COLUMN([.T77])-11&amp;&quot;,&quot;&quot;text&quot;&quot;:&quot;&quot;&quot;&amp;[.T77]&amp;&quot;&quot;&quot;},&quot;;&quot;&quot;) &amp;IF([.U77]&gt;0;&quot;{&quot;&quot;value&quot;&quot;:&quot;&amp;COLUMN([.U77])-11&amp;&quot;,&quot;&quot;text&quot;&quot;:&quot;&quot;&quot;&amp;[.U77]&amp;&quot;&quot;&quot;},&quot;;&quot;&quot;) &amp;IF([.V77]&gt;0;&quot;{&quot;&quot;value&quot;&quot;:&quot;&amp;COLUMN([.V77])-11&amp;&quot;,&quot;&quot;text&quot;&quot;:&quot;&quot;&quot;&amp;[.V77]&amp;&quot;&quot;&quot;},&quot;;&quot;&quot;) &amp;IF([.W77]&gt;0;&quot;{&quot;&quot;value&quot;&quot;:&quot;&amp;COLUMN([.W77])-11&amp;&quot;,&quot;&quot;text&quot;&quot;:&quot;&quot;&quot;&amp;[.W77]&amp;&quot;&quot;&quot;},&quot;;&quot;&quot;) &amp;IF([.X77]&gt;0;&quot;{&quot;&quot;value&quot;&quot;:&quot;&amp;COLUMN([.X77])-11&amp;&quot;,&quot;&quot;text&quot;&quot;:&quot;&quot;&quot;&amp;[.X77]&amp;&quot;&quot;&quot;},&quot;;&quot;&quot;) &amp;IF([.Y77]&gt;0;&quot;{&quot;&quot;value&quot;&quot;:&quot;&amp;COLUMN([.Y77])-11&amp;&quot;,&quot;&quot;text&quot;&quot;:&quot;&quot;&quot;&amp;[.Y77]&amp;&quot;&quot;&quot;},&quot;;&quot;&quot;) &amp;IF([.Z77]&gt;0;&quot;{&quot;&quot;value&quot;&quot;:&quot;&amp;COLUMN([.Z77])-11&amp;&quot;,&quot;&quot;text&quot;&quot;:&quot;&quot;&quot;&amp;[.Z77]&amp;&quot;&quot;&quot;},&quot;;&quot;&quot;) &amp;IF([.AA77]&gt;0;&quot;{&quot;&quot;value&quot;&quot;:&quot;&amp;COLUMN([.AA77])-11&amp;&quot;,&quot;&quot;text&quot;&quot;:&quot;&quot;&quot;&amp;[.AA77]&amp;&quot;&quot;&quot;},&quot;;&quot;&quot;)" office:value-type="string" office:string-value="{&quot;id&quot;:64,&quot;ordinal&quot;:75,&quot;required&quot;:0,&quot;category&quot;:&quot;Managing Your Blood Glucose – Lows&quot;,&quot;info&quot;:&quot;null&quot;,&quot;skip&quot;:&quot;62.2&quot;,&quot;text&quot;:&quot;Have you ever been admitted to hospital for a hypo?&quot;,&quot;type&quot;:&quot;SC&quot;,&quot;options&quot;:[{&quot;value&quot;:0,&quot;text&quot;:&quot;Yes&quot;},{&quot;value&quot;:1,&quot;text&quot;:&quot;No&quot;},{&quot;value&quot;:2,&quot;text&quot;:&quot;Not sure&quot;},">
            <text:p>{"id":64,"ordinal":75,"required":0,"category":"Managing Your Blood Glucose – Lows","info":"null","skip":"62.2","text":"Have you ever been admitted to hospital for a hypo?","type":"SC","options":[{"value":0,"text":"Yes"},{"value":1,"text":"No"},{"value":2,"text":"Not sure"},</text:p>
          </table:table-cell>
          <table:table-cell table:style-name="ce2" table:formula="of:=IF([.AB77]&gt;0;&quot;{&quot;&quot;value&quot;&quot;:&quot;&amp;COLUMN([.AB77])-11&amp;&quot;,&quot;&quot;text&quot;&quot;:&quot;&quot;&quot;&amp;[.AB77]&amp;&quot;&quot;&quot;},&quot;;&quot;&quot;) &amp;IF([.AC77]&gt;0;&quot;{&quot;&quot;value&quot;&quot;:&quot;&amp;COLUMN([.AC77])-11&amp;&quot;,&quot;&quot;text&quot;&quot;:&quot;&quot;&quot;&amp;[.AC77]&amp;&quot;&quot;&quot;},&quot;;&quot;&quot;) &amp;IF([.AD77]&gt;0;&quot;{&quot;&quot;value&quot;&quot;:&quot;&amp;COLUMN([.AD77])-11&amp;&quot;,&quot;&quot;text&quot;&quot;:&quot;&quot;&quot;&amp;[.AD77]&amp;&quot;&quot;&quot;},&quot;;&quot;&quot;) &amp;IF([.AE77]&gt;0;&quot;{&quot;&quot;value&quot;&quot;:&quot;&amp;COLUMN([.AE77])-11&amp;&quot;,&quot;&quot;text&quot;&quot;:&quot;&quot;&quot;&amp;[.AE77]&amp;&quot;&quot;&quot;},&quot;;&quot;&quot;) &amp;IF([.AF77]&gt;0;&quot;{&quot;&quot;value&quot;&quot;:&quot;&amp;COLUMN([.AF77])-11&amp;&quot;,&quot;&quot;text&quot;&quot;:&quot;&quot;&quot;&amp;[.AF77]&amp;&quot;&quot;&quot;},&quot;;&quot;&quot;) &amp;IF([.AG77]&gt;0;&quot;{&quot;&quot;value&quot;&quot;:&quot;&amp;COLUMN([.AG77])-11&amp;&quot;,&quot;&quot;text&quot;&quot;:&quot;&quot;&quot;&amp;[.AG77]&amp;&quot;&quot;&quot;},&quot;;&quot;&quot;) &amp;IF([.AH77]&gt;0;&quot;{&quot;&quot;value&quot;&quot;:&quot;&amp;COLUMN([.AH77])-11&amp;&quot;,&quot;&quot;text&quot;&quot;:&quot;&quot;&quot;&amp;[.AH77]&amp;&quot;&quot;&quot;},&quot;;&quot;&quot;) &amp;IF([.AI77]&gt;0;&quot;{&quot;&quot;value&quot;&quot;:&quot;&amp;COLUMN([.AI77])-11&amp;&quot;,&quot;&quot;text&quot;&quot;:&quot;&quot;&quot;&amp;[.AI77]&amp;&quot;&quot;&quot;},&quot;;&quot;&quot;) &amp;IF([.AJ77]&gt;0;&quot;{&quot;&quot;value&quot;&quot;:&quot;&amp;COLUMN([.AJ77])-11&amp;&quot;,&quot;&quot;text&quot;&quot;:&quot;&quot;&quot;&amp;[.AJ77]&amp;&quot;&quot;&quot;},&quot;;&quot;&quot;) &amp;IF([.AK77]&gt;0;&quot;{&quot;&quot;value&quot;&quot;:&quot;&amp;COLUMN([.AK77])-11&amp;&quot;,&quot;&quot;text&quot;&quot;:&quot;&quot;&quot;&amp;[.AK77]&amp;&quot;&quot;&quot;},&quot;;&quot;&quot;) &amp;IF([.AL77]&gt;0;&quot;{&quot;&quot;value&quot;&quot;:&quot;&amp;COLUMN([.AL77])-11&amp;&quot;,&quot;&quot;text&quot;&quot;:&quot;&quot;&quot;&amp;[.AL77]&amp;&quot;&quot;&quot;},&quot;;&quot;&quot;) &amp;IF([.AM77]&gt;0;&quot;{&quot;&quot;value&quot;&quot;:&quot;&amp;COLUMN([.AM77])-11&amp;&quot;,&quot;&quot;text&quot;&quot;:&quot;&quot;&quot;&amp;[.AM77]&amp;&quot;&quot;&quot;},&quot;;&quot;&quot;) &amp;IF([.AN77]&gt;0;&quot;{&quot;&quot;value&quot;&quot;:&quot;&amp;COLUMN([.AN77])-11&amp;&quot;,&quot;&quot;text&quot;&quot;:&quot;&quot;&quot;&amp;[.AN77]&amp;&quot;&quot;&quot;},&quot;;&quot;&quot;) &amp;IF([.AO77]&gt;0;&quot;{&quot;&quot;value&quot;&quot;:&quot;&amp;COLUMN([.AO77])-11&amp;&quot;,&quot;&quot;text&quot;&quot;:&quot;&quot;&quot;&amp;[.AO77]&amp;&quot;&quot;&quot;},&quot;;&quot;&quot;) &amp;IF([.AP77]&gt;0;&quot;{&quot;&quot;value&quot;&quot;:&quot;&amp;COLUMN([.AP77])-11&amp;&quot;,&quot;&quot;text&quot;&quot;:&quot;&quot;&quot;&amp;[.AP77]&amp;&quot;&quot;&quot;},&quot;;&quot;&quot;) &amp;IF([.AQ77]&gt;0;&quot;{&quot;&quot;value&quot;&quot;:&quot;&amp;COLUMN([.AQ77])-11&amp;&quot;,&quot;&quot;text&quot;&quot;:&quot;&quot;&quot;&amp;[.AQ77]&amp;&quot;&quot;&quot;},&quot;;&quot;&quot;) &amp;IF([.AR77]&gt;0;&quot;{&quot;&quot;value&quot;&quot;:&quot;&amp;COLUMN([.AR77])-11&amp;&quot;,&quot;&quot;text&quot;&quot;:&quot;&quot;&quot;&amp;[.AR77]&amp;&quot;&quot;&quot;},&quot;;&quot;&quot;) &amp;IF([.AS77]&gt;0;&quot;{&quot;&quot;value&quot;&quot;:&quot;&amp;COLUMN([.AS77])-11&amp;&quot;,&quot;&quot;text&quot;&quot;:&quot;&quot;&quot;&amp;[.AS77]&amp;&quot;&quot;&quot;},&quot;;&quot;&quot;) &amp;IF([.AT77]&gt;0;&quot;{&quot;&quot;value&quot;&quot;:&quot;&amp;COLUMN([.AT77])-11&amp;&quot;,&quot;&quot;text&quot;&quot;:&quot;&quot;&quot;&amp;[.AT77]&amp;&quot;&quot;&quot;},&quot;;&quot;&quot;) &amp;IF([.AU77]&gt;0;&quot;{&quot;&quot;value&quot;&quot;:&quot;&amp;COLUMN([.AU77])-11&amp;&quot;,&quot;&quot;text&quot;&quot;:&quot;&quot;&quot;&amp;[.AU77]&amp;&quot;&quot;&quot;},&quot;;&quot;&quot;)">
            <text:p/>
          </table:table-cell>
          <table:table-cell table:style-name="ce1" table:formula="of:=IF([.AV77]&gt;0;&quot;{&quot;&quot;value&quot;&quot;:&quot;&amp;COLUMN([.AV77])-11&amp;&quot;,&quot;&quot;text&quot;&quot;:&quot;&quot;&quot;&amp;[.AV77]&amp;&quot;&quot;&quot;},&quot;;&quot;&quot;) &amp;IF([.AW77]&gt;0;&quot;{&quot;&quot;value&quot;&quot;:&quot;&amp;COLUMN([.AW77])-11&amp;&quot;,&quot;&quot;text&quot;&quot;:&quot;&quot;&quot;&amp;[.AW77]&amp;&quot;&quot;&quot;},&quot;;&quot;&quot;) &amp;IF([.AX77]&gt;0;&quot;{&quot;&quot;value&quot;&quot;:&quot;&amp;COLUMN([.AX77])-11&amp;&quot;,&quot;&quot;text&quot;&quot;:&quot;&quot;&quot;&amp;[.AX77]&amp;&quot;&quot;&quot;},&quot;;&quot;&quot;) &amp;IF([.AY77]&gt;0;&quot;{&quot;&quot;value&quot;&quot;:&quot;&amp;COLUMN([.AY77])-11&amp;&quot;,&quot;&quot;text&quot;&quot;:&quot;&quot;&quot;&amp;[.AY77]&amp;&quot;&quot;&quot;},&quot;;&quot;&quot;) &amp;IF([.AZ77]&gt;0;&quot;{&quot;&quot;value&quot;&quot;:&quot;&amp;COLUMN([.AZ77])-11&amp;&quot;,&quot;&quot;text&quot;&quot;:&quot;&quot;&quot;&amp;[.AZ77]&amp;&quot;&quot;&quot;},&quot;;&quot;&quot;) &amp;IF([.BA77]&gt;0;&quot;{&quot;&quot;value&quot;&quot;:&quot;&amp;COLUMN([.BA77])-11&amp;&quot;,&quot;&quot;text&quot;&quot;:&quot;&quot;&quot;&amp;[.BA77]&amp;&quot;&quot;&quot;},&quot;;&quot;&quot;) &amp;IF([.BB77]&gt;0;&quot;{&quot;&quot;value&quot;&quot;:&quot;&amp;COLUMN([.BB77])-11&amp;&quot;,&quot;&quot;text&quot;&quot;:&quot;&quot;&quot;&amp;[.BB77]&amp;&quot;&quot;&quot;},&quot;;&quot;&quot;) &amp;IF([.BC77]&gt;0;&quot;{&quot;&quot;value&quot;&quot;:&quot;&amp;COLUMN([.BC77])-11&amp;&quot;,&quot;&quot;text&quot;&quot;:&quot;&quot;&quot;&amp;[.BC77]&amp;&quot;&quot;&quot;},&quot;;&quot;&quot;) &amp;IF([.BD77]&gt;0;&quot;{&quot;&quot;value&quot;&quot;:&quot;&amp;COLUMN([.BD77])-11&amp;&quot;,&quot;&quot;text&quot;&quot;:&quot;&quot;&quot;&amp;[.BD77]&amp;&quot;&quot;&quot;},&quot;;&quot;&quot;) &amp;IF([.BE77]&gt;0;&quot;{&quot;&quot;value&quot;&quot;:&quot;&amp;COLUMN([.BE77])-11&amp;&quot;,&quot;&quot;text&quot;&quot;:&quot;&quot;&quot;&amp;[.BE77]&amp;&quot;&quot;&quot;},&quot;;&quot;&quot;) &amp;IF([.BF77]&gt;0;&quot;{&quot;&quot;value&quot;&quot;:&quot;&amp;COLUMN([.BF77])-11&amp;&quot;,&quot;&quot;text&quot;&quot;:&quot;&quot;&quot;&amp;[.BF77]&amp;&quot;&quot;&quot;},&quot;;&quot;&quot;) &amp;IF([.BG77]&gt;0;&quot;{&quot;&quot;value&quot;&quot;:&quot;&amp;COLUMN([.BG77])-11&amp;&quot;,&quot;&quot;text&quot;&quot;:&quot;&quot;&quot;&amp;[.BG77]&amp;&quot;&quot;&quot;},&quot;;&quot;&quot;) &amp;IF([.BH77]&gt;0;&quot;{&quot;&quot;value&quot;&quot;:&quot;&amp;COLUMN([.BH77])-11&amp;&quot;,&quot;&quot;text&quot;&quot;:&quot;&quot;&quot;&amp;[.BH77]&amp;&quot;&quot;&quot;},&quot;;&quot;&quot;) &amp;IF([.BI77]&gt;0;&quot;{&quot;&quot;value&quot;&quot;:&quot;&amp;COLUMN([.BI77])-11&amp;&quot;,&quot;&quot;text&quot;&quot;:&quot;&quot;&quot;&amp;[.BI77]&amp;&quot;&quot;&quot;},&quot;;&quot;&quot;) &amp;IF([.BJ77]&gt;0;&quot;{&quot;&quot;value&quot;&quot;:&quot;&amp;COLUMN([.BJ77])-11&amp;&quot;,&quot;&quot;text&quot;&quot;:&quot;&quot;&quot;&amp;[.BJ77]&amp;&quot;&quot;&quot;},&quot;;&quot;&quot;) &amp;IF([.BK77]&gt;0;&quot;{&quot;&quot;value&quot;&quot;:&quot;&amp;COLUMN([.BK77])-11&amp;&quot;,&quot;&quot;text&quot;&quot;:&quot;&quot;&quot;&amp;[.BK7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8]&amp;&quot;,&quot;&quot;ordinal&quot;&quot;:&quot;&amp;ROW()-2&amp;&quot;,&quot;&quot;required&quot;&quot;:&quot;&amp;[.E78]&amp;&quot;,&quot;&quot;category&quot;&quot;:&quot;&quot;&quot;&amp;[.F78]&amp;&quot;&quot;&quot;,&quot;&quot;info&quot;&quot;:&quot;&quot;&quot;&amp;[.J78]&amp;&quot;&quot;&quot;&quot;&amp;&quot;,&quot;&quot;skip&quot;&quot;:&quot;&quot;&quot;&amp;[.D78]&amp;&quot;&quot;&quot;&quot;&amp;&quot;,&quot;&quot;text&quot;&quot;:&quot;&quot;&quot;&amp;[.H78]&amp;&quot;&quot;&quot;&quot;&amp;&quot;,&quot;&quot;type&quot;&quot;:&quot;&quot;&quot;&amp;[.I78]&amp;&quot;&quot;&quot;&quot;&amp;&quot;,&quot;&quot;options&quot;&quot;:[&quot; &amp;IF([.K78]&gt;0;&quot;{&quot;&quot;value&quot;&quot;:&quot;&amp;COLUMN([.K78])-11&amp;&quot;,&quot;&quot;text&quot;&quot;:&quot;&quot;&quot;&amp;[.K78]&amp;&quot;&quot;&quot;},&quot;;&quot;&quot;) &amp;IF([.L78]&gt;0;&quot;{&quot;&quot;value&quot;&quot;:&quot;&amp;COLUMN([.L78])-11&amp;&quot;,&quot;&quot;text&quot;&quot;:&quot;&quot;&quot;&amp;[.L78]&amp;&quot;&quot;&quot;},&quot;;&quot;&quot;) &amp;IF([.M78]&gt;0;&quot;{&quot;&quot;value&quot;&quot;:&quot;&amp;COLUMN([.M78])-11&amp;&quot;,&quot;&quot;text&quot;&quot;:&quot;&quot;&quot;&amp;[.M78]&amp;&quot;&quot;&quot;},&quot;;&quot;&quot;) &amp;IF([.N78]&gt;0;&quot;{&quot;&quot;value&quot;&quot;:&quot;&amp;COLUMN([.N78])-11&amp;&quot;,&quot;&quot;text&quot;&quot;:&quot;&quot;&quot;&amp;[.N78]&amp;&quot;&quot;&quot;},&quot;;&quot;&quot;) &amp;IF([.O78]&gt;0;&quot;{&quot;&quot;value&quot;&quot;:&quot;&amp;COLUMN([.O78])-11&amp;&quot;,&quot;&quot;text&quot;&quot;:&quot;&quot;&quot;&amp;[.O78]&amp;&quot;&quot;&quot;},&quot;;&quot;&quot;) &amp;IF([.P78]&gt;0;&quot;{&quot;&quot;value&quot;&quot;:&quot;&amp;COLUMN([.P78])-11&amp;&quot;,&quot;&quot;text&quot;&quot;:&quot;&quot;&quot;&amp;[.P78]&amp;&quot;&quot;&quot;},&quot;;&quot;&quot;) &amp;IF([.Q78]&gt;0;&quot;{&quot;&quot;value&quot;&quot;:&quot;&amp;COLUMN([.Q78])-11&amp;&quot;,&quot;&quot;text&quot;&quot;:&quot;&quot;&quot;&amp;[.Q78]&amp;&quot;&quot;&quot;},&quot;;&quot;&quot;) &amp;IF([.R78]&gt;0;&quot;{&quot;&quot;value&quot;&quot;:&quot;&amp;COLUMN([.R78])-11&amp;&quot;,&quot;&quot;text&quot;&quot;:&quot;&quot;&quot;&amp;[.R78]&amp;&quot;&quot;&quot;},&quot;;&quot;&quot;) &amp;IF([.S78]&gt;0;&quot;{&quot;&quot;value&quot;&quot;:&quot;&amp;COLUMN([.S78])-11&amp;&quot;,&quot;&quot;text&quot;&quot;:&quot;&quot;&quot;&amp;[.S78]&amp;&quot;&quot;&quot;},&quot;;&quot;&quot;) &amp;IF([.T78]&gt;0;&quot;{&quot;&quot;value&quot;&quot;:&quot;&amp;COLUMN([.T78])-11&amp;&quot;,&quot;&quot;text&quot;&quot;:&quot;&quot;&quot;&amp;[.T78]&amp;&quot;&quot;&quot;},&quot;;&quot;&quot;) &amp;IF([.U78]&gt;0;&quot;{&quot;&quot;value&quot;&quot;:&quot;&amp;COLUMN([.U78])-11&amp;&quot;,&quot;&quot;text&quot;&quot;:&quot;&quot;&quot;&amp;[.U78]&amp;&quot;&quot;&quot;},&quot;;&quot;&quot;) &amp;IF([.V78]&gt;0;&quot;{&quot;&quot;value&quot;&quot;:&quot;&amp;COLUMN([.V78])-11&amp;&quot;,&quot;&quot;text&quot;&quot;:&quot;&quot;&quot;&amp;[.V78]&amp;&quot;&quot;&quot;},&quot;;&quot;&quot;) &amp;IF([.W78]&gt;0;&quot;{&quot;&quot;value&quot;&quot;:&quot;&amp;COLUMN([.W78])-11&amp;&quot;,&quot;&quot;text&quot;&quot;:&quot;&quot;&quot;&amp;[.W78]&amp;&quot;&quot;&quot;},&quot;;&quot;&quot;) &amp;IF([.X78]&gt;0;&quot;{&quot;&quot;value&quot;&quot;:&quot;&amp;COLUMN([.X78])-11&amp;&quot;,&quot;&quot;text&quot;&quot;:&quot;&quot;&quot;&amp;[.X78]&amp;&quot;&quot;&quot;},&quot;;&quot;&quot;) &amp;IF([.Y78]&gt;0;&quot;{&quot;&quot;value&quot;&quot;:&quot;&amp;COLUMN([.Y78])-11&amp;&quot;,&quot;&quot;text&quot;&quot;:&quot;&quot;&quot;&amp;[.Y78]&amp;&quot;&quot;&quot;},&quot;;&quot;&quot;) &amp;IF([.Z78]&gt;0;&quot;{&quot;&quot;value&quot;&quot;:&quot;&amp;COLUMN([.Z78])-11&amp;&quot;,&quot;&quot;text&quot;&quot;:&quot;&quot;&quot;&amp;[.Z78]&amp;&quot;&quot;&quot;},&quot;;&quot;&quot;) &amp;IF([.AA78]&gt;0;&quot;{&quot;&quot;value&quot;&quot;:&quot;&amp;COLUMN([.AA78])-11&amp;&quot;,&quot;&quot;text&quot;&quot;:&quot;&quot;&quot;&amp;[.AA78]&amp;&quot;&quot;&quot;},&quot;;&quot;&quot;)" office:value-type="string" office:string-value="{&quot;id&quot;:65,&quot;ordinal&quot;:76,&quot;required&quot;:0,&quot;category&quot;:&quot;Managing Your Blood Glucose – Lows&quot;,&quot;info&quot;:&quot;null&quot;,&quot;skip&quot;:&quot;62.1,62.2&quot;,&quot;text&quot;:&quot;How did that make you feel?&quot;,&quot;type&quot;:&quot;TEXT&quot;,&quot;options&quot;:[">
            <text:p>{"id":65,"ordinal":76,"required":0,"category":"Managing Your Blood Glucose – Lows","info":"null","skip":"62.1,62.2","text":"How did that make you feel?","type":"TEXT","options":[</text:p>
          </table:table-cell>
          <table:table-cell table:style-name="ce2" table:formula="of:=IF([.AB78]&gt;0;&quot;{&quot;&quot;value&quot;&quot;:&quot;&amp;COLUMN([.AB78])-11&amp;&quot;,&quot;&quot;text&quot;&quot;:&quot;&quot;&quot;&amp;[.AB78]&amp;&quot;&quot;&quot;},&quot;;&quot;&quot;) &amp;IF([.AC78]&gt;0;&quot;{&quot;&quot;value&quot;&quot;:&quot;&amp;COLUMN([.AC78])-11&amp;&quot;,&quot;&quot;text&quot;&quot;:&quot;&quot;&quot;&amp;[.AC78]&amp;&quot;&quot;&quot;},&quot;;&quot;&quot;) &amp;IF([.AD78]&gt;0;&quot;{&quot;&quot;value&quot;&quot;:&quot;&amp;COLUMN([.AD78])-11&amp;&quot;,&quot;&quot;text&quot;&quot;:&quot;&quot;&quot;&amp;[.AD78]&amp;&quot;&quot;&quot;},&quot;;&quot;&quot;) &amp;IF([.AE78]&gt;0;&quot;{&quot;&quot;value&quot;&quot;:&quot;&amp;COLUMN([.AE78])-11&amp;&quot;,&quot;&quot;text&quot;&quot;:&quot;&quot;&quot;&amp;[.AE78]&amp;&quot;&quot;&quot;},&quot;;&quot;&quot;) &amp;IF([.AF78]&gt;0;&quot;{&quot;&quot;value&quot;&quot;:&quot;&amp;COLUMN([.AF78])-11&amp;&quot;,&quot;&quot;text&quot;&quot;:&quot;&quot;&quot;&amp;[.AF78]&amp;&quot;&quot;&quot;},&quot;;&quot;&quot;) &amp;IF([.AG78]&gt;0;&quot;{&quot;&quot;value&quot;&quot;:&quot;&amp;COLUMN([.AG78])-11&amp;&quot;,&quot;&quot;text&quot;&quot;:&quot;&quot;&quot;&amp;[.AG78]&amp;&quot;&quot;&quot;},&quot;;&quot;&quot;) &amp;IF([.AH78]&gt;0;&quot;{&quot;&quot;value&quot;&quot;:&quot;&amp;COLUMN([.AH78])-11&amp;&quot;,&quot;&quot;text&quot;&quot;:&quot;&quot;&quot;&amp;[.AH78]&amp;&quot;&quot;&quot;},&quot;;&quot;&quot;) &amp;IF([.AI78]&gt;0;&quot;{&quot;&quot;value&quot;&quot;:&quot;&amp;COLUMN([.AI78])-11&amp;&quot;,&quot;&quot;text&quot;&quot;:&quot;&quot;&quot;&amp;[.AI78]&amp;&quot;&quot;&quot;},&quot;;&quot;&quot;) &amp;IF([.AJ78]&gt;0;&quot;{&quot;&quot;value&quot;&quot;:&quot;&amp;COLUMN([.AJ78])-11&amp;&quot;,&quot;&quot;text&quot;&quot;:&quot;&quot;&quot;&amp;[.AJ78]&amp;&quot;&quot;&quot;},&quot;;&quot;&quot;) &amp;IF([.AK78]&gt;0;&quot;{&quot;&quot;value&quot;&quot;:&quot;&amp;COLUMN([.AK78])-11&amp;&quot;,&quot;&quot;text&quot;&quot;:&quot;&quot;&quot;&amp;[.AK78]&amp;&quot;&quot;&quot;},&quot;;&quot;&quot;) &amp;IF([.AL78]&gt;0;&quot;{&quot;&quot;value&quot;&quot;:&quot;&amp;COLUMN([.AL78])-11&amp;&quot;,&quot;&quot;text&quot;&quot;:&quot;&quot;&quot;&amp;[.AL78]&amp;&quot;&quot;&quot;},&quot;;&quot;&quot;) &amp;IF([.AM78]&gt;0;&quot;{&quot;&quot;value&quot;&quot;:&quot;&amp;COLUMN([.AM78])-11&amp;&quot;,&quot;&quot;text&quot;&quot;:&quot;&quot;&quot;&amp;[.AM78]&amp;&quot;&quot;&quot;},&quot;;&quot;&quot;) &amp;IF([.AN78]&gt;0;&quot;{&quot;&quot;value&quot;&quot;:&quot;&amp;COLUMN([.AN78])-11&amp;&quot;,&quot;&quot;text&quot;&quot;:&quot;&quot;&quot;&amp;[.AN78]&amp;&quot;&quot;&quot;},&quot;;&quot;&quot;) &amp;IF([.AO78]&gt;0;&quot;{&quot;&quot;value&quot;&quot;:&quot;&amp;COLUMN([.AO78])-11&amp;&quot;,&quot;&quot;text&quot;&quot;:&quot;&quot;&quot;&amp;[.AO78]&amp;&quot;&quot;&quot;},&quot;;&quot;&quot;) &amp;IF([.AP78]&gt;0;&quot;{&quot;&quot;value&quot;&quot;:&quot;&amp;COLUMN([.AP78])-11&amp;&quot;,&quot;&quot;text&quot;&quot;:&quot;&quot;&quot;&amp;[.AP78]&amp;&quot;&quot;&quot;},&quot;;&quot;&quot;) &amp;IF([.AQ78]&gt;0;&quot;{&quot;&quot;value&quot;&quot;:&quot;&amp;COLUMN([.AQ78])-11&amp;&quot;,&quot;&quot;text&quot;&quot;:&quot;&quot;&quot;&amp;[.AQ78]&amp;&quot;&quot;&quot;},&quot;;&quot;&quot;) &amp;IF([.AR78]&gt;0;&quot;{&quot;&quot;value&quot;&quot;:&quot;&amp;COLUMN([.AR78])-11&amp;&quot;,&quot;&quot;text&quot;&quot;:&quot;&quot;&quot;&amp;[.AR78]&amp;&quot;&quot;&quot;},&quot;;&quot;&quot;) &amp;IF([.AS78]&gt;0;&quot;{&quot;&quot;value&quot;&quot;:&quot;&amp;COLUMN([.AS78])-11&amp;&quot;,&quot;&quot;text&quot;&quot;:&quot;&quot;&quot;&amp;[.AS78]&amp;&quot;&quot;&quot;},&quot;;&quot;&quot;) &amp;IF([.AT78]&gt;0;&quot;{&quot;&quot;value&quot;&quot;:&quot;&amp;COLUMN([.AT78])-11&amp;&quot;,&quot;&quot;text&quot;&quot;:&quot;&quot;&quot;&amp;[.AT78]&amp;&quot;&quot;&quot;},&quot;;&quot;&quot;) &amp;IF([.AU78]&gt;0;&quot;{&quot;&quot;value&quot;&quot;:&quot;&amp;COLUMN([.AU78])-11&amp;&quot;,&quot;&quot;text&quot;&quot;:&quot;&quot;&quot;&amp;[.AU78]&amp;&quot;&quot;&quot;},&quot;;&quot;&quot;)">
            <text:p/>
          </table:table-cell>
          <table:table-cell table:style-name="ce1" table:formula="of:=IF([.AV78]&gt;0;&quot;{&quot;&quot;value&quot;&quot;:&quot;&amp;COLUMN([.AV78])-11&amp;&quot;,&quot;&quot;text&quot;&quot;:&quot;&quot;&quot;&amp;[.AV78]&amp;&quot;&quot;&quot;},&quot;;&quot;&quot;) &amp;IF([.AW78]&gt;0;&quot;{&quot;&quot;value&quot;&quot;:&quot;&amp;COLUMN([.AW78])-11&amp;&quot;,&quot;&quot;text&quot;&quot;:&quot;&quot;&quot;&amp;[.AW78]&amp;&quot;&quot;&quot;},&quot;;&quot;&quot;) &amp;IF([.AX78]&gt;0;&quot;{&quot;&quot;value&quot;&quot;:&quot;&amp;COLUMN([.AX78])-11&amp;&quot;,&quot;&quot;text&quot;&quot;:&quot;&quot;&quot;&amp;[.AX78]&amp;&quot;&quot;&quot;},&quot;;&quot;&quot;) &amp;IF([.AY78]&gt;0;&quot;{&quot;&quot;value&quot;&quot;:&quot;&amp;COLUMN([.AY78])-11&amp;&quot;,&quot;&quot;text&quot;&quot;:&quot;&quot;&quot;&amp;[.AY78]&amp;&quot;&quot;&quot;},&quot;;&quot;&quot;) &amp;IF([.AZ78]&gt;0;&quot;{&quot;&quot;value&quot;&quot;:&quot;&amp;COLUMN([.AZ78])-11&amp;&quot;,&quot;&quot;text&quot;&quot;:&quot;&quot;&quot;&amp;[.AZ78]&amp;&quot;&quot;&quot;},&quot;;&quot;&quot;) &amp;IF([.BA78]&gt;0;&quot;{&quot;&quot;value&quot;&quot;:&quot;&amp;COLUMN([.BA78])-11&amp;&quot;,&quot;&quot;text&quot;&quot;:&quot;&quot;&quot;&amp;[.BA78]&amp;&quot;&quot;&quot;},&quot;;&quot;&quot;) &amp;IF([.BB78]&gt;0;&quot;{&quot;&quot;value&quot;&quot;:&quot;&amp;COLUMN([.BB78])-11&amp;&quot;,&quot;&quot;text&quot;&quot;:&quot;&quot;&quot;&amp;[.BB78]&amp;&quot;&quot;&quot;},&quot;;&quot;&quot;) &amp;IF([.BC78]&gt;0;&quot;{&quot;&quot;value&quot;&quot;:&quot;&amp;COLUMN([.BC78])-11&amp;&quot;,&quot;&quot;text&quot;&quot;:&quot;&quot;&quot;&amp;[.BC78]&amp;&quot;&quot;&quot;},&quot;;&quot;&quot;) &amp;IF([.BD78]&gt;0;&quot;{&quot;&quot;value&quot;&quot;:&quot;&amp;COLUMN([.BD78])-11&amp;&quot;,&quot;&quot;text&quot;&quot;:&quot;&quot;&quot;&amp;[.BD78]&amp;&quot;&quot;&quot;},&quot;;&quot;&quot;) &amp;IF([.BE78]&gt;0;&quot;{&quot;&quot;value&quot;&quot;:&quot;&amp;COLUMN([.BE78])-11&amp;&quot;,&quot;&quot;text&quot;&quot;:&quot;&quot;&quot;&amp;[.BE78]&amp;&quot;&quot;&quot;},&quot;;&quot;&quot;) &amp;IF([.BF78]&gt;0;&quot;{&quot;&quot;value&quot;&quot;:&quot;&amp;COLUMN([.BF78])-11&amp;&quot;,&quot;&quot;text&quot;&quot;:&quot;&quot;&quot;&amp;[.BF78]&amp;&quot;&quot;&quot;},&quot;;&quot;&quot;) &amp;IF([.BG78]&gt;0;&quot;{&quot;&quot;value&quot;&quot;:&quot;&amp;COLUMN([.BG78])-11&amp;&quot;,&quot;&quot;text&quot;&quot;:&quot;&quot;&quot;&amp;[.BG78]&amp;&quot;&quot;&quot;},&quot;;&quot;&quot;) &amp;IF([.BH78]&gt;0;&quot;{&quot;&quot;value&quot;&quot;:&quot;&amp;COLUMN([.BH78])-11&amp;&quot;,&quot;&quot;text&quot;&quot;:&quot;&quot;&quot;&amp;[.BH78]&amp;&quot;&quot;&quot;},&quot;;&quot;&quot;) &amp;IF([.BI78]&gt;0;&quot;{&quot;&quot;value&quot;&quot;:&quot;&amp;COLUMN([.BI78])-11&amp;&quot;,&quot;&quot;text&quot;&quot;:&quot;&quot;&quot;&amp;[.BI78]&amp;&quot;&quot;&quot;},&quot;;&quot;&quot;) &amp;IF([.BJ78]&gt;0;&quot;{&quot;&quot;value&quot;&quot;:&quot;&amp;COLUMN([.BJ78])-11&amp;&quot;,&quot;&quot;text&quot;&quot;:&quot;&quot;&quot;&amp;[.BJ78]&amp;&quot;&quot;&quot;},&quot;;&quot;&quot;) &amp;IF([.BK78]&gt;0;&quot;{&quot;&quot;value&quot;&quot;:&quot;&amp;COLUMN([.BK78])-11&amp;&quot;,&quot;&quot;text&quot;&quot;:&quot;&quot;&quot;&amp;[.BK78]&amp;&quot;&quot;&quot;},&quot;;&quot;&quot;) &amp;&quot;],},&quot;" office:value-type="string" office:string-value="],},">
            <text:p>],},</text:p>
          </table:table-cell>
          <table:table-cell office:value-type="string">
            <text:p>62.1,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79]&amp;&quot;,&quot;&quot;ordinal&quot;&quot;:&quot;&amp;ROW()-2&amp;&quot;,&quot;&quot;required&quot;&quot;:&quot;&amp;[.E79]&amp;&quot;,&quot;&quot;category&quot;&quot;:&quot;&quot;&quot;&amp;[.F79]&amp;&quot;&quot;&quot;,&quot;&quot;info&quot;&quot;:&quot;&quot;&quot;&amp;[.J79]&amp;&quot;&quot;&quot;&quot;&amp;&quot;,&quot;&quot;skip&quot;&quot;:&quot;&quot;&quot;&amp;[.D79]&amp;&quot;&quot;&quot;&quot;&amp;&quot;,&quot;&quot;text&quot;&quot;:&quot;&quot;&quot;&amp;[.H79]&amp;&quot;&quot;&quot;&quot;&amp;&quot;,&quot;&quot;type&quot;&quot;:&quot;&quot;&quot;&amp;[.I79]&amp;&quot;&quot;&quot;&quot;&amp;&quot;,&quot;&quot;options&quot;&quot;:[&quot; &amp;IF([.K79]&gt;0;&quot;{&quot;&quot;value&quot;&quot;:&quot;&amp;COLUMN([.K79])-11&amp;&quot;,&quot;&quot;text&quot;&quot;:&quot;&quot;&quot;&amp;[.K79]&amp;&quot;&quot;&quot;},&quot;;&quot;&quot;) &amp;IF([.L79]&gt;0;&quot;{&quot;&quot;value&quot;&quot;:&quot;&amp;COLUMN([.L79])-11&amp;&quot;,&quot;&quot;text&quot;&quot;:&quot;&quot;&quot;&amp;[.L79]&amp;&quot;&quot;&quot;},&quot;;&quot;&quot;) &amp;IF([.M79]&gt;0;&quot;{&quot;&quot;value&quot;&quot;:&quot;&amp;COLUMN([.M79])-11&amp;&quot;,&quot;&quot;text&quot;&quot;:&quot;&quot;&quot;&amp;[.M79]&amp;&quot;&quot;&quot;},&quot;;&quot;&quot;) &amp;IF([.N79]&gt;0;&quot;{&quot;&quot;value&quot;&quot;:&quot;&amp;COLUMN([.N79])-11&amp;&quot;,&quot;&quot;text&quot;&quot;:&quot;&quot;&quot;&amp;[.N79]&amp;&quot;&quot;&quot;},&quot;;&quot;&quot;) &amp;IF([.O79]&gt;0;&quot;{&quot;&quot;value&quot;&quot;:&quot;&amp;COLUMN([.O79])-11&amp;&quot;,&quot;&quot;text&quot;&quot;:&quot;&quot;&quot;&amp;[.O79]&amp;&quot;&quot;&quot;},&quot;;&quot;&quot;) &amp;IF([.P79]&gt;0;&quot;{&quot;&quot;value&quot;&quot;:&quot;&amp;COLUMN([.P79])-11&amp;&quot;,&quot;&quot;text&quot;&quot;:&quot;&quot;&quot;&amp;[.P79]&amp;&quot;&quot;&quot;},&quot;;&quot;&quot;) &amp;IF([.Q79]&gt;0;&quot;{&quot;&quot;value&quot;&quot;:&quot;&amp;COLUMN([.Q79])-11&amp;&quot;,&quot;&quot;text&quot;&quot;:&quot;&quot;&quot;&amp;[.Q79]&amp;&quot;&quot;&quot;},&quot;;&quot;&quot;) &amp;IF([.R79]&gt;0;&quot;{&quot;&quot;value&quot;&quot;:&quot;&amp;COLUMN([.R79])-11&amp;&quot;,&quot;&quot;text&quot;&quot;:&quot;&quot;&quot;&amp;[.R79]&amp;&quot;&quot;&quot;},&quot;;&quot;&quot;) &amp;IF([.S79]&gt;0;&quot;{&quot;&quot;value&quot;&quot;:&quot;&amp;COLUMN([.S79])-11&amp;&quot;,&quot;&quot;text&quot;&quot;:&quot;&quot;&quot;&amp;[.S79]&amp;&quot;&quot;&quot;},&quot;;&quot;&quot;) &amp;IF([.T79]&gt;0;&quot;{&quot;&quot;value&quot;&quot;:&quot;&amp;COLUMN([.T79])-11&amp;&quot;,&quot;&quot;text&quot;&quot;:&quot;&quot;&quot;&amp;[.T79]&amp;&quot;&quot;&quot;},&quot;;&quot;&quot;) &amp;IF([.U79]&gt;0;&quot;{&quot;&quot;value&quot;&quot;:&quot;&amp;COLUMN([.U79])-11&amp;&quot;,&quot;&quot;text&quot;&quot;:&quot;&quot;&quot;&amp;[.U79]&amp;&quot;&quot;&quot;},&quot;;&quot;&quot;) &amp;IF([.V79]&gt;0;&quot;{&quot;&quot;value&quot;&quot;:&quot;&amp;COLUMN([.V79])-11&amp;&quot;,&quot;&quot;text&quot;&quot;:&quot;&quot;&quot;&amp;[.V79]&amp;&quot;&quot;&quot;},&quot;;&quot;&quot;) &amp;IF([.W79]&gt;0;&quot;{&quot;&quot;value&quot;&quot;:&quot;&amp;COLUMN([.W79])-11&amp;&quot;,&quot;&quot;text&quot;&quot;:&quot;&quot;&quot;&amp;[.W79]&amp;&quot;&quot;&quot;},&quot;;&quot;&quot;) &amp;IF([.X79]&gt;0;&quot;{&quot;&quot;value&quot;&quot;:&quot;&amp;COLUMN([.X79])-11&amp;&quot;,&quot;&quot;text&quot;&quot;:&quot;&quot;&quot;&amp;[.X79]&amp;&quot;&quot;&quot;},&quot;;&quot;&quot;) &amp;IF([.Y79]&gt;0;&quot;{&quot;&quot;value&quot;&quot;:&quot;&amp;COLUMN([.Y79])-11&amp;&quot;,&quot;&quot;text&quot;&quot;:&quot;&quot;&quot;&amp;[.Y79]&amp;&quot;&quot;&quot;},&quot;;&quot;&quot;) &amp;IF([.Z79]&gt;0;&quot;{&quot;&quot;value&quot;&quot;:&quot;&amp;COLUMN([.Z79])-11&amp;&quot;,&quot;&quot;text&quot;&quot;:&quot;&quot;&quot;&amp;[.Z79]&amp;&quot;&quot;&quot;},&quot;;&quot;&quot;) &amp;IF([.AA79]&gt;0;&quot;{&quot;&quot;value&quot;&quot;:&quot;&amp;COLUMN([.AA79])-11&amp;&quot;,&quot;&quot;text&quot;&quot;:&quot;&quot;&quot;&amp;[.AA79]&amp;&quot;&quot;&quot;},&quot;;&quot;&quot;)" office:value-type="string" office:string-value="{&quot;id&quot;:66,&quot;ordinal&quot;:77,&quot;required&quot;:0,&quot;category&quot;:&quot;Managing Your Blood Glucose – Highs&quot;,&quot;info&quot;:&quot;null&quot;,&quot;skip&quot;:&quot;62.2&quot;,&quot;text&quot;:&quot;How often do you have high blood glucose (more than 10 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66,"ordinal":77,"required":0,"category":"Managing Your Blood Glucose – Highs","info":"null","skip":"62.2","text":"How often do you have high blood glucose (more than 10 mmols/l)?","type":"SC","options":[{"value":0,"text":"Often"},{"value":1,"text":"Every now and again"},{"value":2,"text":"Rarely / Never"},</text:p>
          </table:table-cell>
          <table:table-cell table:style-name="ce2" table:formula="of:=IF([.AB79]&gt;0;&quot;{&quot;&quot;value&quot;&quot;:&quot;&amp;COLUMN([.AB79])-11&amp;&quot;,&quot;&quot;text&quot;&quot;:&quot;&quot;&quot;&amp;[.AB79]&amp;&quot;&quot;&quot;},&quot;;&quot;&quot;) &amp;IF([.AC79]&gt;0;&quot;{&quot;&quot;value&quot;&quot;:&quot;&amp;COLUMN([.AC79])-11&amp;&quot;,&quot;&quot;text&quot;&quot;:&quot;&quot;&quot;&amp;[.AC79]&amp;&quot;&quot;&quot;},&quot;;&quot;&quot;) &amp;IF([.AD79]&gt;0;&quot;{&quot;&quot;value&quot;&quot;:&quot;&amp;COLUMN([.AD79])-11&amp;&quot;,&quot;&quot;text&quot;&quot;:&quot;&quot;&quot;&amp;[.AD79]&amp;&quot;&quot;&quot;},&quot;;&quot;&quot;) &amp;IF([.AE79]&gt;0;&quot;{&quot;&quot;value&quot;&quot;:&quot;&amp;COLUMN([.AE79])-11&amp;&quot;,&quot;&quot;text&quot;&quot;:&quot;&quot;&quot;&amp;[.AE79]&amp;&quot;&quot;&quot;},&quot;;&quot;&quot;) &amp;IF([.AF79]&gt;0;&quot;{&quot;&quot;value&quot;&quot;:&quot;&amp;COLUMN([.AF79])-11&amp;&quot;,&quot;&quot;text&quot;&quot;:&quot;&quot;&quot;&amp;[.AF79]&amp;&quot;&quot;&quot;},&quot;;&quot;&quot;) &amp;IF([.AG79]&gt;0;&quot;{&quot;&quot;value&quot;&quot;:&quot;&amp;COLUMN([.AG79])-11&amp;&quot;,&quot;&quot;text&quot;&quot;:&quot;&quot;&quot;&amp;[.AG79]&amp;&quot;&quot;&quot;},&quot;;&quot;&quot;) &amp;IF([.AH79]&gt;0;&quot;{&quot;&quot;value&quot;&quot;:&quot;&amp;COLUMN([.AH79])-11&amp;&quot;,&quot;&quot;text&quot;&quot;:&quot;&quot;&quot;&amp;[.AH79]&amp;&quot;&quot;&quot;},&quot;;&quot;&quot;) &amp;IF([.AI79]&gt;0;&quot;{&quot;&quot;value&quot;&quot;:&quot;&amp;COLUMN([.AI79])-11&amp;&quot;,&quot;&quot;text&quot;&quot;:&quot;&quot;&quot;&amp;[.AI79]&amp;&quot;&quot;&quot;},&quot;;&quot;&quot;) &amp;IF([.AJ79]&gt;0;&quot;{&quot;&quot;value&quot;&quot;:&quot;&amp;COLUMN([.AJ79])-11&amp;&quot;,&quot;&quot;text&quot;&quot;:&quot;&quot;&quot;&amp;[.AJ79]&amp;&quot;&quot;&quot;},&quot;;&quot;&quot;) &amp;IF([.AK79]&gt;0;&quot;{&quot;&quot;value&quot;&quot;:&quot;&amp;COLUMN([.AK79])-11&amp;&quot;,&quot;&quot;text&quot;&quot;:&quot;&quot;&quot;&amp;[.AK79]&amp;&quot;&quot;&quot;},&quot;;&quot;&quot;) &amp;IF([.AL79]&gt;0;&quot;{&quot;&quot;value&quot;&quot;:&quot;&amp;COLUMN([.AL79])-11&amp;&quot;,&quot;&quot;text&quot;&quot;:&quot;&quot;&quot;&amp;[.AL79]&amp;&quot;&quot;&quot;},&quot;;&quot;&quot;) &amp;IF([.AM79]&gt;0;&quot;{&quot;&quot;value&quot;&quot;:&quot;&amp;COLUMN([.AM79])-11&amp;&quot;,&quot;&quot;text&quot;&quot;:&quot;&quot;&quot;&amp;[.AM79]&amp;&quot;&quot;&quot;},&quot;;&quot;&quot;) &amp;IF([.AN79]&gt;0;&quot;{&quot;&quot;value&quot;&quot;:&quot;&amp;COLUMN([.AN79])-11&amp;&quot;,&quot;&quot;text&quot;&quot;:&quot;&quot;&quot;&amp;[.AN79]&amp;&quot;&quot;&quot;},&quot;;&quot;&quot;) &amp;IF([.AO79]&gt;0;&quot;{&quot;&quot;value&quot;&quot;:&quot;&amp;COLUMN([.AO79])-11&amp;&quot;,&quot;&quot;text&quot;&quot;:&quot;&quot;&quot;&amp;[.AO79]&amp;&quot;&quot;&quot;},&quot;;&quot;&quot;) &amp;IF([.AP79]&gt;0;&quot;{&quot;&quot;value&quot;&quot;:&quot;&amp;COLUMN([.AP79])-11&amp;&quot;,&quot;&quot;text&quot;&quot;:&quot;&quot;&quot;&amp;[.AP79]&amp;&quot;&quot;&quot;},&quot;;&quot;&quot;) &amp;IF([.AQ79]&gt;0;&quot;{&quot;&quot;value&quot;&quot;:&quot;&amp;COLUMN([.AQ79])-11&amp;&quot;,&quot;&quot;text&quot;&quot;:&quot;&quot;&quot;&amp;[.AQ79]&amp;&quot;&quot;&quot;},&quot;;&quot;&quot;) &amp;IF([.AR79]&gt;0;&quot;{&quot;&quot;value&quot;&quot;:&quot;&amp;COLUMN([.AR79])-11&amp;&quot;,&quot;&quot;text&quot;&quot;:&quot;&quot;&quot;&amp;[.AR79]&amp;&quot;&quot;&quot;},&quot;;&quot;&quot;) &amp;IF([.AS79]&gt;0;&quot;{&quot;&quot;value&quot;&quot;:&quot;&amp;COLUMN([.AS79])-11&amp;&quot;,&quot;&quot;text&quot;&quot;:&quot;&quot;&quot;&amp;[.AS79]&amp;&quot;&quot;&quot;},&quot;;&quot;&quot;) &amp;IF([.AT79]&gt;0;&quot;{&quot;&quot;value&quot;&quot;:&quot;&amp;COLUMN([.AT79])-11&amp;&quot;,&quot;&quot;text&quot;&quot;:&quot;&quot;&quot;&amp;[.AT79]&amp;&quot;&quot;&quot;},&quot;;&quot;&quot;) &amp;IF([.AU79]&gt;0;&quot;{&quot;&quot;value&quot;&quot;:&quot;&amp;COLUMN([.AU79])-11&amp;&quot;,&quot;&quot;text&quot;&quot;:&quot;&quot;&quot;&amp;[.AU79]&amp;&quot;&quot;&quot;},&quot;;&quot;&quot;)">
            <text:p/>
          </table:table-cell>
          <table:table-cell table:style-name="ce1" table:formula="of:=IF([.AV79]&gt;0;&quot;{&quot;&quot;value&quot;&quot;:&quot;&amp;COLUMN([.AV79])-11&amp;&quot;,&quot;&quot;text&quot;&quot;:&quot;&quot;&quot;&amp;[.AV79]&amp;&quot;&quot;&quot;},&quot;;&quot;&quot;) &amp;IF([.AW79]&gt;0;&quot;{&quot;&quot;value&quot;&quot;:&quot;&amp;COLUMN([.AW79])-11&amp;&quot;,&quot;&quot;text&quot;&quot;:&quot;&quot;&quot;&amp;[.AW79]&amp;&quot;&quot;&quot;},&quot;;&quot;&quot;) &amp;IF([.AX79]&gt;0;&quot;{&quot;&quot;value&quot;&quot;:&quot;&amp;COLUMN([.AX79])-11&amp;&quot;,&quot;&quot;text&quot;&quot;:&quot;&quot;&quot;&amp;[.AX79]&amp;&quot;&quot;&quot;},&quot;;&quot;&quot;) &amp;IF([.AY79]&gt;0;&quot;{&quot;&quot;value&quot;&quot;:&quot;&amp;COLUMN([.AY79])-11&amp;&quot;,&quot;&quot;text&quot;&quot;:&quot;&quot;&quot;&amp;[.AY79]&amp;&quot;&quot;&quot;},&quot;;&quot;&quot;) &amp;IF([.AZ79]&gt;0;&quot;{&quot;&quot;value&quot;&quot;:&quot;&amp;COLUMN([.AZ79])-11&amp;&quot;,&quot;&quot;text&quot;&quot;:&quot;&quot;&quot;&amp;[.AZ79]&amp;&quot;&quot;&quot;},&quot;;&quot;&quot;) &amp;IF([.BA79]&gt;0;&quot;{&quot;&quot;value&quot;&quot;:&quot;&amp;COLUMN([.BA79])-11&amp;&quot;,&quot;&quot;text&quot;&quot;:&quot;&quot;&quot;&amp;[.BA79]&amp;&quot;&quot;&quot;},&quot;;&quot;&quot;) &amp;IF([.BB79]&gt;0;&quot;{&quot;&quot;value&quot;&quot;:&quot;&amp;COLUMN([.BB79])-11&amp;&quot;,&quot;&quot;text&quot;&quot;:&quot;&quot;&quot;&amp;[.BB79]&amp;&quot;&quot;&quot;},&quot;;&quot;&quot;) &amp;IF([.BC79]&gt;0;&quot;{&quot;&quot;value&quot;&quot;:&quot;&amp;COLUMN([.BC79])-11&amp;&quot;,&quot;&quot;text&quot;&quot;:&quot;&quot;&quot;&amp;[.BC79]&amp;&quot;&quot;&quot;},&quot;;&quot;&quot;) &amp;IF([.BD79]&gt;0;&quot;{&quot;&quot;value&quot;&quot;:&quot;&amp;COLUMN([.BD79])-11&amp;&quot;,&quot;&quot;text&quot;&quot;:&quot;&quot;&quot;&amp;[.BD79]&amp;&quot;&quot;&quot;},&quot;;&quot;&quot;) &amp;IF([.BE79]&gt;0;&quot;{&quot;&quot;value&quot;&quot;:&quot;&amp;COLUMN([.BE79])-11&amp;&quot;,&quot;&quot;text&quot;&quot;:&quot;&quot;&quot;&amp;[.BE79]&amp;&quot;&quot;&quot;},&quot;;&quot;&quot;) &amp;IF([.BF79]&gt;0;&quot;{&quot;&quot;value&quot;&quot;:&quot;&amp;COLUMN([.BF79])-11&amp;&quot;,&quot;&quot;text&quot;&quot;:&quot;&quot;&quot;&amp;[.BF79]&amp;&quot;&quot;&quot;},&quot;;&quot;&quot;) &amp;IF([.BG79]&gt;0;&quot;{&quot;&quot;value&quot;&quot;:&quot;&amp;COLUMN([.BG79])-11&amp;&quot;,&quot;&quot;text&quot;&quot;:&quot;&quot;&quot;&amp;[.BG79]&amp;&quot;&quot;&quot;},&quot;;&quot;&quot;) &amp;IF([.BH79]&gt;0;&quot;{&quot;&quot;value&quot;&quot;:&quot;&amp;COLUMN([.BH79])-11&amp;&quot;,&quot;&quot;text&quot;&quot;:&quot;&quot;&quot;&amp;[.BH79]&amp;&quot;&quot;&quot;},&quot;;&quot;&quot;) &amp;IF([.BI79]&gt;0;&quot;{&quot;&quot;value&quot;&quot;:&quot;&amp;COLUMN([.BI79])-11&amp;&quot;,&quot;&quot;text&quot;&quot;:&quot;&quot;&quot;&amp;[.BI79]&amp;&quot;&quot;&quot;},&quot;;&quot;&quot;) &amp;IF([.BJ79]&gt;0;&quot;{&quot;&quot;value&quot;&quot;:&quot;&amp;COLUMN([.BJ79])-11&amp;&quot;,&quot;&quot;text&quot;&quot;:&quot;&quot;&quot;&amp;[.BJ79]&amp;&quot;&quot;&quot;},&quot;;&quot;&quot;) &amp;IF([.BK79]&gt;0;&quot;{&quot;&quot;value&quot;&quot;:&quot;&amp;COLUMN([.BK79])-11&amp;&quot;,&quot;&quot;text&quot;&quot;:&quot;&quot;&quot;&amp;[.BK7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80]&amp;&quot;,&quot;&quot;ordinal&quot;&quot;:&quot;&amp;ROW()-2&amp;&quot;,&quot;&quot;required&quot;&quot;:&quot;&amp;[.E80]&amp;&quot;,&quot;&quot;category&quot;&quot;:&quot;&quot;&quot;&amp;[.F80]&amp;&quot;&quot;&quot;,&quot;&quot;info&quot;&quot;:&quot;&quot;&quot;&amp;[.J80]&amp;&quot;&quot;&quot;&quot;&amp;&quot;,&quot;&quot;skip&quot;&quot;:&quot;&quot;&quot;&amp;[.D80]&amp;&quot;&quot;&quot;&quot;&amp;&quot;,&quot;&quot;text&quot;&quot;:&quot;&quot;&quot;&amp;[.H80]&amp;&quot;&quot;&quot;&quot;&amp;&quot;,&quot;&quot;type&quot;&quot;:&quot;&quot;&quot;&amp;[.I80]&amp;&quot;&quot;&quot;&quot;&amp;&quot;,&quot;&quot;options&quot;&quot;:[&quot; &amp;IF([.K80]&gt;0;&quot;{&quot;&quot;value&quot;&quot;:&quot;&amp;COLUMN([.K80])-11&amp;&quot;,&quot;&quot;text&quot;&quot;:&quot;&quot;&quot;&amp;[.K80]&amp;&quot;&quot;&quot;},&quot;;&quot;&quot;) &amp;IF([.L80]&gt;0;&quot;{&quot;&quot;value&quot;&quot;:&quot;&amp;COLUMN([.L80])-11&amp;&quot;,&quot;&quot;text&quot;&quot;:&quot;&quot;&quot;&amp;[.L80]&amp;&quot;&quot;&quot;},&quot;;&quot;&quot;) &amp;IF([.M80]&gt;0;&quot;{&quot;&quot;value&quot;&quot;:&quot;&amp;COLUMN([.M80])-11&amp;&quot;,&quot;&quot;text&quot;&quot;:&quot;&quot;&quot;&amp;[.M80]&amp;&quot;&quot;&quot;},&quot;;&quot;&quot;) &amp;IF([.N80]&gt;0;&quot;{&quot;&quot;value&quot;&quot;:&quot;&amp;COLUMN([.N80])-11&amp;&quot;,&quot;&quot;text&quot;&quot;:&quot;&quot;&quot;&amp;[.N80]&amp;&quot;&quot;&quot;},&quot;;&quot;&quot;) &amp;IF([.O80]&gt;0;&quot;{&quot;&quot;value&quot;&quot;:&quot;&amp;COLUMN([.O80])-11&amp;&quot;,&quot;&quot;text&quot;&quot;:&quot;&quot;&quot;&amp;[.O80]&amp;&quot;&quot;&quot;},&quot;;&quot;&quot;) &amp;IF([.P80]&gt;0;&quot;{&quot;&quot;value&quot;&quot;:&quot;&amp;COLUMN([.P80])-11&amp;&quot;,&quot;&quot;text&quot;&quot;:&quot;&quot;&quot;&amp;[.P80]&amp;&quot;&quot;&quot;},&quot;;&quot;&quot;) &amp;IF([.Q80]&gt;0;&quot;{&quot;&quot;value&quot;&quot;:&quot;&amp;COLUMN([.Q80])-11&amp;&quot;,&quot;&quot;text&quot;&quot;:&quot;&quot;&quot;&amp;[.Q80]&amp;&quot;&quot;&quot;},&quot;;&quot;&quot;) &amp;IF([.R80]&gt;0;&quot;{&quot;&quot;value&quot;&quot;:&quot;&amp;COLUMN([.R80])-11&amp;&quot;,&quot;&quot;text&quot;&quot;:&quot;&quot;&quot;&amp;[.R80]&amp;&quot;&quot;&quot;},&quot;;&quot;&quot;) &amp;IF([.S80]&gt;0;&quot;{&quot;&quot;value&quot;&quot;:&quot;&amp;COLUMN([.S80])-11&amp;&quot;,&quot;&quot;text&quot;&quot;:&quot;&quot;&quot;&amp;[.S80]&amp;&quot;&quot;&quot;},&quot;;&quot;&quot;) &amp;IF([.T80]&gt;0;&quot;{&quot;&quot;value&quot;&quot;:&quot;&amp;COLUMN([.T80])-11&amp;&quot;,&quot;&quot;text&quot;&quot;:&quot;&quot;&quot;&amp;[.T80]&amp;&quot;&quot;&quot;},&quot;;&quot;&quot;) &amp;IF([.U80]&gt;0;&quot;{&quot;&quot;value&quot;&quot;:&quot;&amp;COLUMN([.U80])-11&amp;&quot;,&quot;&quot;text&quot;&quot;:&quot;&quot;&quot;&amp;[.U80]&amp;&quot;&quot;&quot;},&quot;;&quot;&quot;) &amp;IF([.V80]&gt;0;&quot;{&quot;&quot;value&quot;&quot;:&quot;&amp;COLUMN([.V80])-11&amp;&quot;,&quot;&quot;text&quot;&quot;:&quot;&quot;&quot;&amp;[.V80]&amp;&quot;&quot;&quot;},&quot;;&quot;&quot;) &amp;IF([.W80]&gt;0;&quot;{&quot;&quot;value&quot;&quot;:&quot;&amp;COLUMN([.W80])-11&amp;&quot;,&quot;&quot;text&quot;&quot;:&quot;&quot;&quot;&amp;[.W80]&amp;&quot;&quot;&quot;},&quot;;&quot;&quot;) &amp;IF([.X80]&gt;0;&quot;{&quot;&quot;value&quot;&quot;:&quot;&amp;COLUMN([.X80])-11&amp;&quot;,&quot;&quot;text&quot;&quot;:&quot;&quot;&quot;&amp;[.X80]&amp;&quot;&quot;&quot;},&quot;;&quot;&quot;) &amp;IF([.Y80]&gt;0;&quot;{&quot;&quot;value&quot;&quot;:&quot;&amp;COLUMN([.Y80])-11&amp;&quot;,&quot;&quot;text&quot;&quot;:&quot;&quot;&quot;&amp;[.Y80]&amp;&quot;&quot;&quot;},&quot;;&quot;&quot;) &amp;IF([.Z80]&gt;0;&quot;{&quot;&quot;value&quot;&quot;:&quot;&amp;COLUMN([.Z80])-11&amp;&quot;,&quot;&quot;text&quot;&quot;:&quot;&quot;&quot;&amp;[.Z80]&amp;&quot;&quot;&quot;},&quot;;&quot;&quot;) &amp;IF([.AA80]&gt;0;&quot;{&quot;&quot;value&quot;&quot;:&quot;&amp;COLUMN([.AA80])-11&amp;&quot;,&quot;&quot;text&quot;&quot;:&quot;&quot;&quot;&amp;[.AA80]&amp;&quot;&quot;&quot;},&quot;;&quot;&quot;)" office:value-type="string" office:string-value="{&quot;id&quot;:67,&quot;ordinal&quot;:78,&quot;required&quot;:0,&quot;category&quot;:&quot;Managing Your Blood Glucose – Highs&quot;,&quot;info&quot;:&quot;null&quot;,&quot;skip&quot;:&quot;62.2&quot;,&quot;text&quot;:&quot;Do you know if your blood glucose is going high without testing your blood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67,"ordinal":78,"required":0,"category":"Managing Your Blood Glucose – Highs","info":"null","skip":"62.2","text":"Do you know if your blood glucose is going high without testing your blood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B80]&gt;0;&quot;{&quot;&quot;value&quot;&quot;:&quot;&amp;COLUMN([.AB80])-11&amp;&quot;,&quot;&quot;text&quot;&quot;:&quot;&quot;&quot;&amp;[.AB80]&amp;&quot;&quot;&quot;},&quot;;&quot;&quot;) &amp;IF([.AC80]&gt;0;&quot;{&quot;&quot;value&quot;&quot;:&quot;&amp;COLUMN([.AC80])-11&amp;&quot;,&quot;&quot;text&quot;&quot;:&quot;&quot;&quot;&amp;[.AC80]&amp;&quot;&quot;&quot;},&quot;;&quot;&quot;) &amp;IF([.AD80]&gt;0;&quot;{&quot;&quot;value&quot;&quot;:&quot;&amp;COLUMN([.AD80])-11&amp;&quot;,&quot;&quot;text&quot;&quot;:&quot;&quot;&quot;&amp;[.AD80]&amp;&quot;&quot;&quot;},&quot;;&quot;&quot;) &amp;IF([.AE80]&gt;0;&quot;{&quot;&quot;value&quot;&quot;:&quot;&amp;COLUMN([.AE80])-11&amp;&quot;,&quot;&quot;text&quot;&quot;:&quot;&quot;&quot;&amp;[.AE80]&amp;&quot;&quot;&quot;},&quot;;&quot;&quot;) &amp;IF([.AF80]&gt;0;&quot;{&quot;&quot;value&quot;&quot;:&quot;&amp;COLUMN([.AF80])-11&amp;&quot;,&quot;&quot;text&quot;&quot;:&quot;&quot;&quot;&amp;[.AF80]&amp;&quot;&quot;&quot;},&quot;;&quot;&quot;) &amp;IF([.AG80]&gt;0;&quot;{&quot;&quot;value&quot;&quot;:&quot;&amp;COLUMN([.AG80])-11&amp;&quot;,&quot;&quot;text&quot;&quot;:&quot;&quot;&quot;&amp;[.AG80]&amp;&quot;&quot;&quot;},&quot;;&quot;&quot;) &amp;IF([.AH80]&gt;0;&quot;{&quot;&quot;value&quot;&quot;:&quot;&amp;COLUMN([.AH80])-11&amp;&quot;,&quot;&quot;text&quot;&quot;:&quot;&quot;&quot;&amp;[.AH80]&amp;&quot;&quot;&quot;},&quot;;&quot;&quot;) &amp;IF([.AI80]&gt;0;&quot;{&quot;&quot;value&quot;&quot;:&quot;&amp;COLUMN([.AI80])-11&amp;&quot;,&quot;&quot;text&quot;&quot;:&quot;&quot;&quot;&amp;[.AI80]&amp;&quot;&quot;&quot;},&quot;;&quot;&quot;) &amp;IF([.AJ80]&gt;0;&quot;{&quot;&quot;value&quot;&quot;:&quot;&amp;COLUMN([.AJ80])-11&amp;&quot;,&quot;&quot;text&quot;&quot;:&quot;&quot;&quot;&amp;[.AJ80]&amp;&quot;&quot;&quot;},&quot;;&quot;&quot;) &amp;IF([.AK80]&gt;0;&quot;{&quot;&quot;value&quot;&quot;:&quot;&amp;COLUMN([.AK80])-11&amp;&quot;,&quot;&quot;text&quot;&quot;:&quot;&quot;&quot;&amp;[.AK80]&amp;&quot;&quot;&quot;},&quot;;&quot;&quot;) &amp;IF([.AL80]&gt;0;&quot;{&quot;&quot;value&quot;&quot;:&quot;&amp;COLUMN([.AL80])-11&amp;&quot;,&quot;&quot;text&quot;&quot;:&quot;&quot;&quot;&amp;[.AL80]&amp;&quot;&quot;&quot;},&quot;;&quot;&quot;) &amp;IF([.AM80]&gt;0;&quot;{&quot;&quot;value&quot;&quot;:&quot;&amp;COLUMN([.AM80])-11&amp;&quot;,&quot;&quot;text&quot;&quot;:&quot;&quot;&quot;&amp;[.AM80]&amp;&quot;&quot;&quot;},&quot;;&quot;&quot;) &amp;IF([.AN80]&gt;0;&quot;{&quot;&quot;value&quot;&quot;:&quot;&amp;COLUMN([.AN80])-11&amp;&quot;,&quot;&quot;text&quot;&quot;:&quot;&quot;&quot;&amp;[.AN80]&amp;&quot;&quot;&quot;},&quot;;&quot;&quot;) &amp;IF([.AO80]&gt;0;&quot;{&quot;&quot;value&quot;&quot;:&quot;&amp;COLUMN([.AO80])-11&amp;&quot;,&quot;&quot;text&quot;&quot;:&quot;&quot;&quot;&amp;[.AO80]&amp;&quot;&quot;&quot;},&quot;;&quot;&quot;) &amp;IF([.AP80]&gt;0;&quot;{&quot;&quot;value&quot;&quot;:&quot;&amp;COLUMN([.AP80])-11&amp;&quot;,&quot;&quot;text&quot;&quot;:&quot;&quot;&quot;&amp;[.AP80]&amp;&quot;&quot;&quot;},&quot;;&quot;&quot;) &amp;IF([.AQ80]&gt;0;&quot;{&quot;&quot;value&quot;&quot;:&quot;&amp;COLUMN([.AQ80])-11&amp;&quot;,&quot;&quot;text&quot;&quot;:&quot;&quot;&quot;&amp;[.AQ80]&amp;&quot;&quot;&quot;},&quot;;&quot;&quot;) &amp;IF([.AR80]&gt;0;&quot;{&quot;&quot;value&quot;&quot;:&quot;&amp;COLUMN([.AR80])-11&amp;&quot;,&quot;&quot;text&quot;&quot;:&quot;&quot;&quot;&amp;[.AR80]&amp;&quot;&quot;&quot;},&quot;;&quot;&quot;) &amp;IF([.AS80]&gt;0;&quot;{&quot;&quot;value&quot;&quot;:&quot;&amp;COLUMN([.AS80])-11&amp;&quot;,&quot;&quot;text&quot;&quot;:&quot;&quot;&quot;&amp;[.AS80]&amp;&quot;&quot;&quot;},&quot;;&quot;&quot;) &amp;IF([.AT80]&gt;0;&quot;{&quot;&quot;value&quot;&quot;:&quot;&amp;COLUMN([.AT80])-11&amp;&quot;,&quot;&quot;text&quot;&quot;:&quot;&quot;&quot;&amp;[.AT80]&amp;&quot;&quot;&quot;},&quot;;&quot;&quot;) &amp;IF([.AU80]&gt;0;&quot;{&quot;&quot;value&quot;&quot;:&quot;&amp;COLUMN([.AU80])-11&amp;&quot;,&quot;&quot;text&quot;&quot;:&quot;&quot;&quot;&amp;[.AU80]&amp;&quot;&quot;&quot;},&quot;;&quot;&quot;)">
            <text:p/>
          </table:table-cell>
          <table:table-cell table:style-name="ce1" table:formula="of:=IF([.AV80]&gt;0;&quot;{&quot;&quot;value&quot;&quot;:&quot;&amp;COLUMN([.AV80])-11&amp;&quot;,&quot;&quot;text&quot;&quot;:&quot;&quot;&quot;&amp;[.AV80]&amp;&quot;&quot;&quot;},&quot;;&quot;&quot;) &amp;IF([.AW80]&gt;0;&quot;{&quot;&quot;value&quot;&quot;:&quot;&amp;COLUMN([.AW80])-11&amp;&quot;,&quot;&quot;text&quot;&quot;:&quot;&quot;&quot;&amp;[.AW80]&amp;&quot;&quot;&quot;},&quot;;&quot;&quot;) &amp;IF([.AX80]&gt;0;&quot;{&quot;&quot;value&quot;&quot;:&quot;&amp;COLUMN([.AX80])-11&amp;&quot;,&quot;&quot;text&quot;&quot;:&quot;&quot;&quot;&amp;[.AX80]&amp;&quot;&quot;&quot;},&quot;;&quot;&quot;) &amp;IF([.AY80]&gt;0;&quot;{&quot;&quot;value&quot;&quot;:&quot;&amp;COLUMN([.AY80])-11&amp;&quot;,&quot;&quot;text&quot;&quot;:&quot;&quot;&quot;&amp;[.AY80]&amp;&quot;&quot;&quot;},&quot;;&quot;&quot;) &amp;IF([.AZ80]&gt;0;&quot;{&quot;&quot;value&quot;&quot;:&quot;&amp;COLUMN([.AZ80])-11&amp;&quot;,&quot;&quot;text&quot;&quot;:&quot;&quot;&quot;&amp;[.AZ80]&amp;&quot;&quot;&quot;},&quot;;&quot;&quot;) &amp;IF([.BA80]&gt;0;&quot;{&quot;&quot;value&quot;&quot;:&quot;&amp;COLUMN([.BA80])-11&amp;&quot;,&quot;&quot;text&quot;&quot;:&quot;&quot;&quot;&amp;[.BA80]&amp;&quot;&quot;&quot;},&quot;;&quot;&quot;) &amp;IF([.BB80]&gt;0;&quot;{&quot;&quot;value&quot;&quot;:&quot;&amp;COLUMN([.BB80])-11&amp;&quot;,&quot;&quot;text&quot;&quot;:&quot;&quot;&quot;&amp;[.BB80]&amp;&quot;&quot;&quot;},&quot;;&quot;&quot;) &amp;IF([.BC80]&gt;0;&quot;{&quot;&quot;value&quot;&quot;:&quot;&amp;COLUMN([.BC80])-11&amp;&quot;,&quot;&quot;text&quot;&quot;:&quot;&quot;&quot;&amp;[.BC80]&amp;&quot;&quot;&quot;},&quot;;&quot;&quot;) &amp;IF([.BD80]&gt;0;&quot;{&quot;&quot;value&quot;&quot;:&quot;&amp;COLUMN([.BD80])-11&amp;&quot;,&quot;&quot;text&quot;&quot;:&quot;&quot;&quot;&amp;[.BD80]&amp;&quot;&quot;&quot;},&quot;;&quot;&quot;) &amp;IF([.BE80]&gt;0;&quot;{&quot;&quot;value&quot;&quot;:&quot;&amp;COLUMN([.BE80])-11&amp;&quot;,&quot;&quot;text&quot;&quot;:&quot;&quot;&quot;&amp;[.BE80]&amp;&quot;&quot;&quot;},&quot;;&quot;&quot;) &amp;IF([.BF80]&gt;0;&quot;{&quot;&quot;value&quot;&quot;:&quot;&amp;COLUMN([.BF80])-11&amp;&quot;,&quot;&quot;text&quot;&quot;:&quot;&quot;&quot;&amp;[.BF80]&amp;&quot;&quot;&quot;},&quot;;&quot;&quot;) &amp;IF([.BG80]&gt;0;&quot;{&quot;&quot;value&quot;&quot;:&quot;&amp;COLUMN([.BG80])-11&amp;&quot;,&quot;&quot;text&quot;&quot;:&quot;&quot;&quot;&amp;[.BG80]&amp;&quot;&quot;&quot;},&quot;;&quot;&quot;) &amp;IF([.BH80]&gt;0;&quot;{&quot;&quot;value&quot;&quot;:&quot;&amp;COLUMN([.BH80])-11&amp;&quot;,&quot;&quot;text&quot;&quot;:&quot;&quot;&quot;&amp;[.BH80]&amp;&quot;&quot;&quot;},&quot;;&quot;&quot;) &amp;IF([.BI80]&gt;0;&quot;{&quot;&quot;value&quot;&quot;:&quot;&amp;COLUMN([.BI80])-11&amp;&quot;,&quot;&quot;text&quot;&quot;:&quot;&quot;&quot;&amp;[.BI80]&amp;&quot;&quot;&quot;},&quot;;&quot;&quot;) &amp;IF([.BJ80]&gt;0;&quot;{&quot;&quot;value&quot;&quot;:&quot;&amp;COLUMN([.BJ80])-11&amp;&quot;,&quot;&quot;text&quot;&quot;:&quot;&quot;&quot;&amp;[.BJ80]&amp;&quot;&quot;&quot;},&quot;;&quot;&quot;) &amp;IF([.BK80]&gt;0;&quot;{&quot;&quot;value&quot;&quot;:&quot;&amp;COLUMN([.BK80])-11&amp;&quot;,&quot;&quot;text&quot;&quot;:&quot;&quot;&quot;&amp;[.BK8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81]&amp;&quot;,&quot;&quot;ordinal&quot;&quot;:&quot;&amp;ROW()-2&amp;&quot;,&quot;&quot;required&quot;&quot;:&quot;&amp;[.E81]&amp;&quot;,&quot;&quot;category&quot;&quot;:&quot;&quot;&quot;&amp;[.F81]&amp;&quot;&quot;&quot;,&quot;&quot;info&quot;&quot;:&quot;&quot;&quot;&amp;[.J81]&amp;&quot;&quot;&quot;&quot;&amp;&quot;,&quot;&quot;skip&quot;&quot;:&quot;&quot;&quot;&amp;[.D81]&amp;&quot;&quot;&quot;&quot;&amp;&quot;,&quot;&quot;text&quot;&quot;:&quot;&quot;&quot;&amp;[.H81]&amp;&quot;&quot;&quot;&quot;&amp;&quot;,&quot;&quot;type&quot;&quot;:&quot;&quot;&quot;&amp;[.I81]&amp;&quot;&quot;&quot;&quot;&amp;&quot;,&quot;&quot;options&quot;&quot;:[&quot; &amp;IF([.K81]&gt;0;&quot;{&quot;&quot;value&quot;&quot;:&quot;&amp;COLUMN([.K81])-11&amp;&quot;,&quot;&quot;text&quot;&quot;:&quot;&quot;&quot;&amp;[.K81]&amp;&quot;&quot;&quot;},&quot;;&quot;&quot;) &amp;IF([.L81]&gt;0;&quot;{&quot;&quot;value&quot;&quot;:&quot;&amp;COLUMN([.L81])-11&amp;&quot;,&quot;&quot;text&quot;&quot;:&quot;&quot;&quot;&amp;[.L81]&amp;&quot;&quot;&quot;},&quot;;&quot;&quot;) &amp;IF([.M81]&gt;0;&quot;{&quot;&quot;value&quot;&quot;:&quot;&amp;COLUMN([.M81])-11&amp;&quot;,&quot;&quot;text&quot;&quot;:&quot;&quot;&quot;&amp;[.M81]&amp;&quot;&quot;&quot;},&quot;;&quot;&quot;) &amp;IF([.N81]&gt;0;&quot;{&quot;&quot;value&quot;&quot;:&quot;&amp;COLUMN([.N81])-11&amp;&quot;,&quot;&quot;text&quot;&quot;:&quot;&quot;&quot;&amp;[.N81]&amp;&quot;&quot;&quot;},&quot;;&quot;&quot;) &amp;IF([.O81]&gt;0;&quot;{&quot;&quot;value&quot;&quot;:&quot;&amp;COLUMN([.O81])-11&amp;&quot;,&quot;&quot;text&quot;&quot;:&quot;&quot;&quot;&amp;[.O81]&amp;&quot;&quot;&quot;},&quot;;&quot;&quot;) &amp;IF([.P81]&gt;0;&quot;{&quot;&quot;value&quot;&quot;:&quot;&amp;COLUMN([.P81])-11&amp;&quot;,&quot;&quot;text&quot;&quot;:&quot;&quot;&quot;&amp;[.P81]&amp;&quot;&quot;&quot;},&quot;;&quot;&quot;) &amp;IF([.Q81]&gt;0;&quot;{&quot;&quot;value&quot;&quot;:&quot;&amp;COLUMN([.Q81])-11&amp;&quot;,&quot;&quot;text&quot;&quot;:&quot;&quot;&quot;&amp;[.Q81]&amp;&quot;&quot;&quot;},&quot;;&quot;&quot;) &amp;IF([.R81]&gt;0;&quot;{&quot;&quot;value&quot;&quot;:&quot;&amp;COLUMN([.R81])-11&amp;&quot;,&quot;&quot;text&quot;&quot;:&quot;&quot;&quot;&amp;[.R81]&amp;&quot;&quot;&quot;},&quot;;&quot;&quot;) &amp;IF([.S81]&gt;0;&quot;{&quot;&quot;value&quot;&quot;:&quot;&amp;COLUMN([.S81])-11&amp;&quot;,&quot;&quot;text&quot;&quot;:&quot;&quot;&quot;&amp;[.S81]&amp;&quot;&quot;&quot;},&quot;;&quot;&quot;) &amp;IF([.T81]&gt;0;&quot;{&quot;&quot;value&quot;&quot;:&quot;&amp;COLUMN([.T81])-11&amp;&quot;,&quot;&quot;text&quot;&quot;:&quot;&quot;&quot;&amp;[.T81]&amp;&quot;&quot;&quot;},&quot;;&quot;&quot;) &amp;IF([.U81]&gt;0;&quot;{&quot;&quot;value&quot;&quot;:&quot;&amp;COLUMN([.U81])-11&amp;&quot;,&quot;&quot;text&quot;&quot;:&quot;&quot;&quot;&amp;[.U81]&amp;&quot;&quot;&quot;},&quot;;&quot;&quot;) &amp;IF([.V81]&gt;0;&quot;{&quot;&quot;value&quot;&quot;:&quot;&amp;COLUMN([.V81])-11&amp;&quot;,&quot;&quot;text&quot;&quot;:&quot;&quot;&quot;&amp;[.V81]&amp;&quot;&quot;&quot;},&quot;;&quot;&quot;) &amp;IF([.W81]&gt;0;&quot;{&quot;&quot;value&quot;&quot;:&quot;&amp;COLUMN([.W81])-11&amp;&quot;,&quot;&quot;text&quot;&quot;:&quot;&quot;&quot;&amp;[.W81]&amp;&quot;&quot;&quot;},&quot;;&quot;&quot;) &amp;IF([.X81]&gt;0;&quot;{&quot;&quot;value&quot;&quot;:&quot;&amp;COLUMN([.X81])-11&amp;&quot;,&quot;&quot;text&quot;&quot;:&quot;&quot;&quot;&amp;[.X81]&amp;&quot;&quot;&quot;},&quot;;&quot;&quot;) &amp;IF([.Y81]&gt;0;&quot;{&quot;&quot;value&quot;&quot;:&quot;&amp;COLUMN([.Y81])-11&amp;&quot;,&quot;&quot;text&quot;&quot;:&quot;&quot;&quot;&amp;[.Y81]&amp;&quot;&quot;&quot;},&quot;;&quot;&quot;) &amp;IF([.Z81]&gt;0;&quot;{&quot;&quot;value&quot;&quot;:&quot;&amp;COLUMN([.Z81])-11&amp;&quot;,&quot;&quot;text&quot;&quot;:&quot;&quot;&quot;&amp;[.Z81]&amp;&quot;&quot;&quot;},&quot;;&quot;&quot;) &amp;IF([.AA81]&gt;0;&quot;{&quot;&quot;value&quot;&quot;:&quot;&amp;COLUMN([.AA81])-11&amp;&quot;,&quot;&quot;text&quot;&quot;:&quot;&quot;&quot;&amp;[.AA81]&amp;&quot;&quot;&quot;},&quot;;&quot;&quot;)" office:value-type="string" office:string-value="{&quot;id&quot;:68,&quot;ordinal&quot;:79,&quot;required&quot;:0,&quot;category&quot;:&quot;Managing Your Blood Glucose – Highs&quot;,&quot;info&quot;:&quot;null&quot;,&quot;skip&quot;:&quot;null&quot;,&quot;text&quot;:&quot;How do you feel when your blood glucose is high?&quot;,&quot;type&quot;:&quot;MC&quot;,&quot;options&quot;:[{&quot;value&quot;:0,&quot;text&quot;:&quot;Really thirsty / dehydrated&quot;},{&quot;value&quot;:1,&quot;text&quot;:&quot;I go to the toilet a lot more than usual&quot;},{&quot;value&quot;:2,&quot;text&quot;:&quot;Really hot&quot;},{&quot;value&quot;:3,&quot;text&quot;:&quot;Do feel hungry&quot;},{&quot;value&quot;:4,&quot;text&quot;:&quot;Sick&quot;},{&quot;value&quot;:5,&quot;text&quot;:&quot;I start throwing up&quot;},{&quot;value&quot;:6,&quot;text&quot;:&quot;Faint&quot;},{&quot;value&quot;:7,&quot;text&quot;:&quot;I can't sleep&quot;},{&quot;value&quot;:8,&quot;text&quot;:&quot;I get a headache&quot;},{&quot;value&quot;:9,&quot;text&quot;:&quot;Stiff and 'crampy'&quot;},{&quot;value&quot;:10,&quot;text&quot;:&quot;I can't concentrate&quot;},{&quot;value&quot;:11,&quot;text&quot;:&quot;I do feel anything&quot;},{&quot;value&quot;:12,&quot;text&quot;:&quot;Angry&quot;},{&quot;value&quot;:13,&quot;text&quot;:&quot;I have no energy and can't be bothered doing anything&quot;},{&quot;value&quot;:14,&quot;text&quot;:&quot;TEXT_OTHER&quot;},">
            <text:p>{"id":68,"ordinal":79,"required":0,"category":"Managing Your Blood Glucose – Highs","info":"null","skip":"null","text":"How do you feel when your blood glucose is high?","type":"MC","options":[{"value":0,"text":"Really thirsty / dehydrated"},{"value":1,"text":"I go to the toilet a lot more than usual"},{"value":2,"text":"Really hot"},{"value":3,"text":"Do feel hungry"},{"value":4,"text":"Sick"},{"value":5,"text":"I start throwing up"},{"value":6,"text":"Faint"},{"value":7,"text":"I can't sleep"},{"value":8,"text":"I get a headache"},{"value":9,"text":"Stiff and 'crampy'"},{"value":10,"text":"I can't concentrate"},{"value":11,"text":"I do feel anything"},{"value":12,"text":"Angry"},{"value":13,"text":"I have no energy and can't be bothered doing anything"},{"value":14,"text":"TEXT_OTHER"},</text:p>
          </table:table-cell>
          <table:table-cell table:style-name="ce2" table:formula="of:=IF([.AB81]&gt;0;&quot;{&quot;&quot;value&quot;&quot;:&quot;&amp;COLUMN([.AB81])-11&amp;&quot;,&quot;&quot;text&quot;&quot;:&quot;&quot;&quot;&amp;[.AB81]&amp;&quot;&quot;&quot;},&quot;;&quot;&quot;) &amp;IF([.AC81]&gt;0;&quot;{&quot;&quot;value&quot;&quot;:&quot;&amp;COLUMN([.AC81])-11&amp;&quot;,&quot;&quot;text&quot;&quot;:&quot;&quot;&quot;&amp;[.AC81]&amp;&quot;&quot;&quot;},&quot;;&quot;&quot;) &amp;IF([.AD81]&gt;0;&quot;{&quot;&quot;value&quot;&quot;:&quot;&amp;COLUMN([.AD81])-11&amp;&quot;,&quot;&quot;text&quot;&quot;:&quot;&quot;&quot;&amp;[.AD81]&amp;&quot;&quot;&quot;},&quot;;&quot;&quot;) &amp;IF([.AE81]&gt;0;&quot;{&quot;&quot;value&quot;&quot;:&quot;&amp;COLUMN([.AE81])-11&amp;&quot;,&quot;&quot;text&quot;&quot;:&quot;&quot;&quot;&amp;[.AE81]&amp;&quot;&quot;&quot;},&quot;;&quot;&quot;) &amp;IF([.AF81]&gt;0;&quot;{&quot;&quot;value&quot;&quot;:&quot;&amp;COLUMN([.AF81])-11&amp;&quot;,&quot;&quot;text&quot;&quot;:&quot;&quot;&quot;&amp;[.AF81]&amp;&quot;&quot;&quot;},&quot;;&quot;&quot;) &amp;IF([.AG81]&gt;0;&quot;{&quot;&quot;value&quot;&quot;:&quot;&amp;COLUMN([.AG81])-11&amp;&quot;,&quot;&quot;text&quot;&quot;:&quot;&quot;&quot;&amp;[.AG81]&amp;&quot;&quot;&quot;},&quot;;&quot;&quot;) &amp;IF([.AH81]&gt;0;&quot;{&quot;&quot;value&quot;&quot;:&quot;&amp;COLUMN([.AH81])-11&amp;&quot;,&quot;&quot;text&quot;&quot;:&quot;&quot;&quot;&amp;[.AH81]&amp;&quot;&quot;&quot;},&quot;;&quot;&quot;) &amp;IF([.AI81]&gt;0;&quot;{&quot;&quot;value&quot;&quot;:&quot;&amp;COLUMN([.AI81])-11&amp;&quot;,&quot;&quot;text&quot;&quot;:&quot;&quot;&quot;&amp;[.AI81]&amp;&quot;&quot;&quot;},&quot;;&quot;&quot;) &amp;IF([.AJ81]&gt;0;&quot;{&quot;&quot;value&quot;&quot;:&quot;&amp;COLUMN([.AJ81])-11&amp;&quot;,&quot;&quot;text&quot;&quot;:&quot;&quot;&quot;&amp;[.AJ81]&amp;&quot;&quot;&quot;},&quot;;&quot;&quot;) &amp;IF([.AK81]&gt;0;&quot;{&quot;&quot;value&quot;&quot;:&quot;&amp;COLUMN([.AK81])-11&amp;&quot;,&quot;&quot;text&quot;&quot;:&quot;&quot;&quot;&amp;[.AK81]&amp;&quot;&quot;&quot;},&quot;;&quot;&quot;) &amp;IF([.AL81]&gt;0;&quot;{&quot;&quot;value&quot;&quot;:&quot;&amp;COLUMN([.AL81])-11&amp;&quot;,&quot;&quot;text&quot;&quot;:&quot;&quot;&quot;&amp;[.AL81]&amp;&quot;&quot;&quot;},&quot;;&quot;&quot;) &amp;IF([.AM81]&gt;0;&quot;{&quot;&quot;value&quot;&quot;:&quot;&amp;COLUMN([.AM81])-11&amp;&quot;,&quot;&quot;text&quot;&quot;:&quot;&quot;&quot;&amp;[.AM81]&amp;&quot;&quot;&quot;},&quot;;&quot;&quot;) &amp;IF([.AN81]&gt;0;&quot;{&quot;&quot;value&quot;&quot;:&quot;&amp;COLUMN([.AN81])-11&amp;&quot;,&quot;&quot;text&quot;&quot;:&quot;&quot;&quot;&amp;[.AN81]&amp;&quot;&quot;&quot;},&quot;;&quot;&quot;) &amp;IF([.AO81]&gt;0;&quot;{&quot;&quot;value&quot;&quot;:&quot;&amp;COLUMN([.AO81])-11&amp;&quot;,&quot;&quot;text&quot;&quot;:&quot;&quot;&quot;&amp;[.AO81]&amp;&quot;&quot;&quot;},&quot;;&quot;&quot;) &amp;IF([.AP81]&gt;0;&quot;{&quot;&quot;value&quot;&quot;:&quot;&amp;COLUMN([.AP81])-11&amp;&quot;,&quot;&quot;text&quot;&quot;:&quot;&quot;&quot;&amp;[.AP81]&amp;&quot;&quot;&quot;},&quot;;&quot;&quot;) &amp;IF([.AQ81]&gt;0;&quot;{&quot;&quot;value&quot;&quot;:&quot;&amp;COLUMN([.AQ81])-11&amp;&quot;,&quot;&quot;text&quot;&quot;:&quot;&quot;&quot;&amp;[.AQ81]&amp;&quot;&quot;&quot;},&quot;;&quot;&quot;) &amp;IF([.AR81]&gt;0;&quot;{&quot;&quot;value&quot;&quot;:&quot;&amp;COLUMN([.AR81])-11&amp;&quot;,&quot;&quot;text&quot;&quot;:&quot;&quot;&quot;&amp;[.AR81]&amp;&quot;&quot;&quot;},&quot;;&quot;&quot;) &amp;IF([.AS81]&gt;0;&quot;{&quot;&quot;value&quot;&quot;:&quot;&amp;COLUMN([.AS81])-11&amp;&quot;,&quot;&quot;text&quot;&quot;:&quot;&quot;&quot;&amp;[.AS81]&amp;&quot;&quot;&quot;},&quot;;&quot;&quot;) &amp;IF([.AT81]&gt;0;&quot;{&quot;&quot;value&quot;&quot;:&quot;&amp;COLUMN([.AT81])-11&amp;&quot;,&quot;&quot;text&quot;&quot;:&quot;&quot;&quot;&amp;[.AT81]&amp;&quot;&quot;&quot;},&quot;;&quot;&quot;) &amp;IF([.AU81]&gt;0;&quot;{&quot;&quot;value&quot;&quot;:&quot;&amp;COLUMN([.AU81])-11&amp;&quot;,&quot;&quot;text&quot;&quot;:&quot;&quot;&quot;&amp;[.AU81]&amp;&quot;&quot;&quot;},&quot;;&quot;&quot;)">
            <text:p/>
          </table:table-cell>
          <table:table-cell table:style-name="ce1" table:formula="of:=IF([.AV81]&gt;0;&quot;{&quot;&quot;value&quot;&quot;:&quot;&amp;COLUMN([.AV81])-11&amp;&quot;,&quot;&quot;text&quot;&quot;:&quot;&quot;&quot;&amp;[.AV81]&amp;&quot;&quot;&quot;},&quot;;&quot;&quot;) &amp;IF([.AW81]&gt;0;&quot;{&quot;&quot;value&quot;&quot;:&quot;&amp;COLUMN([.AW81])-11&amp;&quot;,&quot;&quot;text&quot;&quot;:&quot;&quot;&quot;&amp;[.AW81]&amp;&quot;&quot;&quot;},&quot;;&quot;&quot;) &amp;IF([.AX81]&gt;0;&quot;{&quot;&quot;value&quot;&quot;:&quot;&amp;COLUMN([.AX81])-11&amp;&quot;,&quot;&quot;text&quot;&quot;:&quot;&quot;&quot;&amp;[.AX81]&amp;&quot;&quot;&quot;},&quot;;&quot;&quot;) &amp;IF([.AY81]&gt;0;&quot;{&quot;&quot;value&quot;&quot;:&quot;&amp;COLUMN([.AY81])-11&amp;&quot;,&quot;&quot;text&quot;&quot;:&quot;&quot;&quot;&amp;[.AY81]&amp;&quot;&quot;&quot;},&quot;;&quot;&quot;) &amp;IF([.AZ81]&gt;0;&quot;{&quot;&quot;value&quot;&quot;:&quot;&amp;COLUMN([.AZ81])-11&amp;&quot;,&quot;&quot;text&quot;&quot;:&quot;&quot;&quot;&amp;[.AZ81]&amp;&quot;&quot;&quot;},&quot;;&quot;&quot;) &amp;IF([.BA81]&gt;0;&quot;{&quot;&quot;value&quot;&quot;:&quot;&amp;COLUMN([.BA81])-11&amp;&quot;,&quot;&quot;text&quot;&quot;:&quot;&quot;&quot;&amp;[.BA81]&amp;&quot;&quot;&quot;},&quot;;&quot;&quot;) &amp;IF([.BB81]&gt;0;&quot;{&quot;&quot;value&quot;&quot;:&quot;&amp;COLUMN([.BB81])-11&amp;&quot;,&quot;&quot;text&quot;&quot;:&quot;&quot;&quot;&amp;[.BB81]&amp;&quot;&quot;&quot;},&quot;;&quot;&quot;) &amp;IF([.BC81]&gt;0;&quot;{&quot;&quot;value&quot;&quot;:&quot;&amp;COLUMN([.BC81])-11&amp;&quot;,&quot;&quot;text&quot;&quot;:&quot;&quot;&quot;&amp;[.BC81]&amp;&quot;&quot;&quot;},&quot;;&quot;&quot;) &amp;IF([.BD81]&gt;0;&quot;{&quot;&quot;value&quot;&quot;:&quot;&amp;COLUMN([.BD81])-11&amp;&quot;,&quot;&quot;text&quot;&quot;:&quot;&quot;&quot;&amp;[.BD81]&amp;&quot;&quot;&quot;},&quot;;&quot;&quot;) &amp;IF([.BE81]&gt;0;&quot;{&quot;&quot;value&quot;&quot;:&quot;&amp;COLUMN([.BE81])-11&amp;&quot;,&quot;&quot;text&quot;&quot;:&quot;&quot;&quot;&amp;[.BE81]&amp;&quot;&quot;&quot;},&quot;;&quot;&quot;) &amp;IF([.BF81]&gt;0;&quot;{&quot;&quot;value&quot;&quot;:&quot;&amp;COLUMN([.BF81])-11&amp;&quot;,&quot;&quot;text&quot;&quot;:&quot;&quot;&quot;&amp;[.BF81]&amp;&quot;&quot;&quot;},&quot;;&quot;&quot;) &amp;IF([.BG81]&gt;0;&quot;{&quot;&quot;value&quot;&quot;:&quot;&amp;COLUMN([.BG81])-11&amp;&quot;,&quot;&quot;text&quot;&quot;:&quot;&quot;&quot;&amp;[.BG81]&amp;&quot;&quot;&quot;},&quot;;&quot;&quot;) &amp;IF([.BH81]&gt;0;&quot;{&quot;&quot;value&quot;&quot;:&quot;&amp;COLUMN([.BH81])-11&amp;&quot;,&quot;&quot;text&quot;&quot;:&quot;&quot;&quot;&amp;[.BH81]&amp;&quot;&quot;&quot;},&quot;;&quot;&quot;) &amp;IF([.BI81]&gt;0;&quot;{&quot;&quot;value&quot;&quot;:&quot;&amp;COLUMN([.BI81])-11&amp;&quot;,&quot;&quot;text&quot;&quot;:&quot;&quot;&quot;&amp;[.BI81]&amp;&quot;&quot;&quot;},&quot;;&quot;&quot;) &amp;IF([.BJ81]&gt;0;&quot;{&quot;&quot;value&quot;&quot;:&quot;&amp;COLUMN([.BJ81])-11&amp;&quot;,&quot;&quot;text&quot;&quot;:&quot;&quot;&quot;&amp;[.BJ81]&amp;&quot;&quot;&quot;},&quot;;&quot;&quot;) &amp;IF([.BK81]&gt;0;&quot;{&quot;&quot;value&quot;&quot;:&quot;&amp;COLUMN([.BK81])-11&amp;&quot;,&quot;&quot;text&quot;&quot;:&quot;&quot;&quot;&amp;[.BK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1"/>
        </table:table-row>
        <table:table-row table:style-name="ro2">
          <table:table-cell table:style-name="ce1" table:formula="of:=&quot;{&quot;&quot;id&quot;&quot;:&quot;&amp;[.G82]&amp;&quot;,&quot;&quot;ordinal&quot;&quot;:&quot;&amp;ROW()-2&amp;&quot;,&quot;&quot;required&quot;&quot;:&quot;&amp;[.E82]&amp;&quot;,&quot;&quot;category&quot;&quot;:&quot;&quot;&quot;&amp;[.F82]&amp;&quot;&quot;&quot;,&quot;&quot;info&quot;&quot;:&quot;&quot;&quot;&amp;[.J82]&amp;&quot;&quot;&quot;&quot;&amp;&quot;,&quot;&quot;skip&quot;&quot;:&quot;&quot;&quot;&amp;[.D82]&amp;&quot;&quot;&quot;&quot;&amp;&quot;,&quot;&quot;text&quot;&quot;:&quot;&quot;&quot;&amp;[.H82]&amp;&quot;&quot;&quot;&quot;&amp;&quot;,&quot;&quot;type&quot;&quot;:&quot;&quot;&quot;&amp;[.I82]&amp;&quot;&quot;&quot;&quot;&amp;&quot;,&quot;&quot;options&quot;&quot;:[&quot; &amp;IF([.K82]&gt;0;&quot;{&quot;&quot;value&quot;&quot;:&quot;&amp;COLUMN([.K82])-11&amp;&quot;,&quot;&quot;text&quot;&quot;:&quot;&quot;&quot;&amp;[.K82]&amp;&quot;&quot;&quot;},&quot;;&quot;&quot;) &amp;IF([.L82]&gt;0;&quot;{&quot;&quot;value&quot;&quot;:&quot;&amp;COLUMN([.L82])-11&amp;&quot;,&quot;&quot;text&quot;&quot;:&quot;&quot;&quot;&amp;[.L82]&amp;&quot;&quot;&quot;},&quot;;&quot;&quot;) &amp;IF([.M82]&gt;0;&quot;{&quot;&quot;value&quot;&quot;:&quot;&amp;COLUMN([.M82])-11&amp;&quot;,&quot;&quot;text&quot;&quot;:&quot;&quot;&quot;&amp;[.M82]&amp;&quot;&quot;&quot;},&quot;;&quot;&quot;) &amp;IF([.N82]&gt;0;&quot;{&quot;&quot;value&quot;&quot;:&quot;&amp;COLUMN([.N82])-11&amp;&quot;,&quot;&quot;text&quot;&quot;:&quot;&quot;&quot;&amp;[.N82]&amp;&quot;&quot;&quot;},&quot;;&quot;&quot;) &amp;IF([.O82]&gt;0;&quot;{&quot;&quot;value&quot;&quot;:&quot;&amp;COLUMN([.O82])-11&amp;&quot;,&quot;&quot;text&quot;&quot;:&quot;&quot;&quot;&amp;[.O82]&amp;&quot;&quot;&quot;},&quot;;&quot;&quot;) &amp;IF([.P82]&gt;0;&quot;{&quot;&quot;value&quot;&quot;:&quot;&amp;COLUMN([.P82])-11&amp;&quot;,&quot;&quot;text&quot;&quot;:&quot;&quot;&quot;&amp;[.P82]&amp;&quot;&quot;&quot;},&quot;;&quot;&quot;) &amp;IF([.Q82]&gt;0;&quot;{&quot;&quot;value&quot;&quot;:&quot;&amp;COLUMN([.Q82])-11&amp;&quot;,&quot;&quot;text&quot;&quot;:&quot;&quot;&quot;&amp;[.Q82]&amp;&quot;&quot;&quot;},&quot;;&quot;&quot;) &amp;IF([.R82]&gt;0;&quot;{&quot;&quot;value&quot;&quot;:&quot;&amp;COLUMN([.R82])-11&amp;&quot;,&quot;&quot;text&quot;&quot;:&quot;&quot;&quot;&amp;[.R82]&amp;&quot;&quot;&quot;},&quot;;&quot;&quot;) &amp;IF([.S82]&gt;0;&quot;{&quot;&quot;value&quot;&quot;:&quot;&amp;COLUMN([.S82])-11&amp;&quot;,&quot;&quot;text&quot;&quot;:&quot;&quot;&quot;&amp;[.S82]&amp;&quot;&quot;&quot;},&quot;;&quot;&quot;) &amp;IF([.T82]&gt;0;&quot;{&quot;&quot;value&quot;&quot;:&quot;&amp;COLUMN([.T82])-11&amp;&quot;,&quot;&quot;text&quot;&quot;:&quot;&quot;&quot;&amp;[.T82]&amp;&quot;&quot;&quot;},&quot;;&quot;&quot;) &amp;IF([.U82]&gt;0;&quot;{&quot;&quot;value&quot;&quot;:&quot;&amp;COLUMN([.U82])-11&amp;&quot;,&quot;&quot;text&quot;&quot;:&quot;&quot;&quot;&amp;[.U82]&amp;&quot;&quot;&quot;},&quot;;&quot;&quot;) &amp;IF([.V82]&gt;0;&quot;{&quot;&quot;value&quot;&quot;:&quot;&amp;COLUMN([.V82])-11&amp;&quot;,&quot;&quot;text&quot;&quot;:&quot;&quot;&quot;&amp;[.V82]&amp;&quot;&quot;&quot;},&quot;;&quot;&quot;) &amp;IF([.W82]&gt;0;&quot;{&quot;&quot;value&quot;&quot;:&quot;&amp;COLUMN([.W82])-11&amp;&quot;,&quot;&quot;text&quot;&quot;:&quot;&quot;&quot;&amp;[.W82]&amp;&quot;&quot;&quot;},&quot;;&quot;&quot;) &amp;IF([.X82]&gt;0;&quot;{&quot;&quot;value&quot;&quot;:&quot;&amp;COLUMN([.X82])-11&amp;&quot;,&quot;&quot;text&quot;&quot;:&quot;&quot;&quot;&amp;[.X82]&amp;&quot;&quot;&quot;},&quot;;&quot;&quot;) &amp;IF([.Y82]&gt;0;&quot;{&quot;&quot;value&quot;&quot;:&quot;&amp;COLUMN([.Y82])-11&amp;&quot;,&quot;&quot;text&quot;&quot;:&quot;&quot;&quot;&amp;[.Y82]&amp;&quot;&quot;&quot;},&quot;;&quot;&quot;) &amp;IF([.Z82]&gt;0;&quot;{&quot;&quot;value&quot;&quot;:&quot;&amp;COLUMN([.Z82])-11&amp;&quot;,&quot;&quot;text&quot;&quot;:&quot;&quot;&quot;&amp;[.Z82]&amp;&quot;&quot;&quot;},&quot;;&quot;&quot;) &amp;IF([.AA82]&gt;0;&quot;{&quot;&quot;value&quot;&quot;:&quot;&amp;COLUMN([.AA82])-11&amp;&quot;,&quot;&quot;text&quot;&quot;:&quot;&quot;&quot;&amp;[.AA82]&amp;&quot;&quot;&quot;},&quot;;&quot;&quot;)" office:value-type="string" office:string-value="{&quot;id&quot;:69,&quot;ordinal&quot;:80,&quot;required&quot;:0,&quot;category&quot;:&quot;Managing Your Blood Glucose – Highs&quot;,&quot;info&quot;:&quot;null&quot;,&quot;skip&quot;:&quot;null&quot;,&quot;text&quot;:&quot;What makes your blood glucose high?&quot;,&quot;type&quot;:&quot;MC&quot;,&quot;options&quot;:[{&quot;value&quot;:0,&quot;text&quot;:&quot;Physical activity&quot;},{&quot;value&quot;:1,&quot;text&quot;:&quot;Eating too much&quot;},{&quot;value&quot;:2,&quot;text&quot;:&quot;Eating the wrong foods&quot;},{&quot;value&quot;:3,&quot;text&quot;:&quot;Physical activity&quot;},{&quot;value&quot;:4,&quot;text&quot;:&quot;Not enough insulin&quot;},{&quot;value&quot;:5,&quot;text&quot;:&quot;Forgetting an injection&quot;},{&quot;value&quot;:6,&quot;text&quot;:&quot;Forgetting to give insulin through my pump&quot;},{&quot;value&quot;:7,&quot;text&quot;:&quot;The weather / temperature&quot;},{&quot;value&quot;:8,&quot;text&quot;:&quot;Don't know, it just happens&quot;},{&quot;value&quot;:9,&quot;text&quot;:&quot;TEXT_OTHER&quot;},">
            <text:p>{"id":69,"ordinal":80,"required":0,"category":"Managing Your Blood Glucose – Highs","info":"null","skip":"null","text":"What makes your blood glucose high?","type":"MC","options":[{"value":0,"text":"Physical activity"},{"value":1,"text":"Eating too much"},{"value":2,"text":"Eating the wrong foods"},{"value":3,"text":"Physical activity"},{"value":4,"text":"Not enough insulin"},{"value":5,"text":"Forgetting an injection"},{"value":6,"text":"Forgetting to give insulin through my pump"},{"value":7,"text":"The weather / temperature"},{"value":8,"text":"Don't know, it just happens"},{"value":9,"text":"TEXT_OTHER"},</text:p>
          </table:table-cell>
          <table:table-cell table:style-name="ce2" table:formula="of:=IF([.AB82]&gt;0;&quot;{&quot;&quot;value&quot;&quot;:&quot;&amp;COLUMN([.AB82])-11&amp;&quot;,&quot;&quot;text&quot;&quot;:&quot;&quot;&quot;&amp;[.AB82]&amp;&quot;&quot;&quot;},&quot;;&quot;&quot;) &amp;IF([.AC82]&gt;0;&quot;{&quot;&quot;value&quot;&quot;:&quot;&amp;COLUMN([.AC82])-11&amp;&quot;,&quot;&quot;text&quot;&quot;:&quot;&quot;&quot;&amp;[.AC82]&amp;&quot;&quot;&quot;},&quot;;&quot;&quot;) &amp;IF([.AD82]&gt;0;&quot;{&quot;&quot;value&quot;&quot;:&quot;&amp;COLUMN([.AD82])-11&amp;&quot;,&quot;&quot;text&quot;&quot;:&quot;&quot;&quot;&amp;[.AD82]&amp;&quot;&quot;&quot;},&quot;;&quot;&quot;) &amp;IF([.AE82]&gt;0;&quot;{&quot;&quot;value&quot;&quot;:&quot;&amp;COLUMN([.AE82])-11&amp;&quot;,&quot;&quot;text&quot;&quot;:&quot;&quot;&quot;&amp;[.AE82]&amp;&quot;&quot;&quot;},&quot;;&quot;&quot;) &amp;IF([.AF82]&gt;0;&quot;{&quot;&quot;value&quot;&quot;:&quot;&amp;COLUMN([.AF82])-11&amp;&quot;,&quot;&quot;text&quot;&quot;:&quot;&quot;&quot;&amp;[.AF82]&amp;&quot;&quot;&quot;},&quot;;&quot;&quot;) &amp;IF([.AG82]&gt;0;&quot;{&quot;&quot;value&quot;&quot;:&quot;&amp;COLUMN([.AG82])-11&amp;&quot;,&quot;&quot;text&quot;&quot;:&quot;&quot;&quot;&amp;[.AG82]&amp;&quot;&quot;&quot;},&quot;;&quot;&quot;) &amp;IF([.AH82]&gt;0;&quot;{&quot;&quot;value&quot;&quot;:&quot;&amp;COLUMN([.AH82])-11&amp;&quot;,&quot;&quot;text&quot;&quot;:&quot;&quot;&quot;&amp;[.AH82]&amp;&quot;&quot;&quot;},&quot;;&quot;&quot;) &amp;IF([.AI82]&gt;0;&quot;{&quot;&quot;value&quot;&quot;:&quot;&amp;COLUMN([.AI82])-11&amp;&quot;,&quot;&quot;text&quot;&quot;:&quot;&quot;&quot;&amp;[.AI82]&amp;&quot;&quot;&quot;},&quot;;&quot;&quot;) &amp;IF([.AJ82]&gt;0;&quot;{&quot;&quot;value&quot;&quot;:&quot;&amp;COLUMN([.AJ82])-11&amp;&quot;,&quot;&quot;text&quot;&quot;:&quot;&quot;&quot;&amp;[.AJ82]&amp;&quot;&quot;&quot;},&quot;;&quot;&quot;) &amp;IF([.AK82]&gt;0;&quot;{&quot;&quot;value&quot;&quot;:&quot;&amp;COLUMN([.AK82])-11&amp;&quot;,&quot;&quot;text&quot;&quot;:&quot;&quot;&quot;&amp;[.AK82]&amp;&quot;&quot;&quot;},&quot;;&quot;&quot;) &amp;IF([.AL82]&gt;0;&quot;{&quot;&quot;value&quot;&quot;:&quot;&amp;COLUMN([.AL82])-11&amp;&quot;,&quot;&quot;text&quot;&quot;:&quot;&quot;&quot;&amp;[.AL82]&amp;&quot;&quot;&quot;},&quot;;&quot;&quot;) &amp;IF([.AM82]&gt;0;&quot;{&quot;&quot;value&quot;&quot;:&quot;&amp;COLUMN([.AM82])-11&amp;&quot;,&quot;&quot;text&quot;&quot;:&quot;&quot;&quot;&amp;[.AM82]&amp;&quot;&quot;&quot;},&quot;;&quot;&quot;) &amp;IF([.AN82]&gt;0;&quot;{&quot;&quot;value&quot;&quot;:&quot;&amp;COLUMN([.AN82])-11&amp;&quot;,&quot;&quot;text&quot;&quot;:&quot;&quot;&quot;&amp;[.AN82]&amp;&quot;&quot;&quot;},&quot;;&quot;&quot;) &amp;IF([.AO82]&gt;0;&quot;{&quot;&quot;value&quot;&quot;:&quot;&amp;COLUMN([.AO82])-11&amp;&quot;,&quot;&quot;text&quot;&quot;:&quot;&quot;&quot;&amp;[.AO82]&amp;&quot;&quot;&quot;},&quot;;&quot;&quot;) &amp;IF([.AP82]&gt;0;&quot;{&quot;&quot;value&quot;&quot;:&quot;&amp;COLUMN([.AP82])-11&amp;&quot;,&quot;&quot;text&quot;&quot;:&quot;&quot;&quot;&amp;[.AP82]&amp;&quot;&quot;&quot;},&quot;;&quot;&quot;) &amp;IF([.AQ82]&gt;0;&quot;{&quot;&quot;value&quot;&quot;:&quot;&amp;COLUMN([.AQ82])-11&amp;&quot;,&quot;&quot;text&quot;&quot;:&quot;&quot;&quot;&amp;[.AQ82]&amp;&quot;&quot;&quot;},&quot;;&quot;&quot;) &amp;IF([.AR82]&gt;0;&quot;{&quot;&quot;value&quot;&quot;:&quot;&amp;COLUMN([.AR82])-11&amp;&quot;,&quot;&quot;text&quot;&quot;:&quot;&quot;&quot;&amp;[.AR82]&amp;&quot;&quot;&quot;},&quot;;&quot;&quot;) &amp;IF([.AS82]&gt;0;&quot;{&quot;&quot;value&quot;&quot;:&quot;&amp;COLUMN([.AS82])-11&amp;&quot;,&quot;&quot;text&quot;&quot;:&quot;&quot;&quot;&amp;[.AS82]&amp;&quot;&quot;&quot;},&quot;;&quot;&quot;) &amp;IF([.AT82]&gt;0;&quot;{&quot;&quot;value&quot;&quot;:&quot;&amp;COLUMN([.AT82])-11&amp;&quot;,&quot;&quot;text&quot;&quot;:&quot;&quot;&quot;&amp;[.AT82]&amp;&quot;&quot;&quot;},&quot;;&quot;&quot;) &amp;IF([.AU82]&gt;0;&quot;{&quot;&quot;value&quot;&quot;:&quot;&amp;COLUMN([.AU82])-11&amp;&quot;,&quot;&quot;text&quot;&quot;:&quot;&quot;&quot;&amp;[.AU82]&amp;&quot;&quot;&quot;},&quot;;&quot;&quot;)">
            <text:p/>
          </table:table-cell>
          <table:table-cell table:style-name="ce1" table:formula="of:=IF([.AV82]&gt;0;&quot;{&quot;&quot;value&quot;&quot;:&quot;&amp;COLUMN([.AV82])-11&amp;&quot;,&quot;&quot;text&quot;&quot;:&quot;&quot;&quot;&amp;[.AV82]&amp;&quot;&quot;&quot;},&quot;;&quot;&quot;) &amp;IF([.AW82]&gt;0;&quot;{&quot;&quot;value&quot;&quot;:&quot;&amp;COLUMN([.AW82])-11&amp;&quot;,&quot;&quot;text&quot;&quot;:&quot;&quot;&quot;&amp;[.AW82]&amp;&quot;&quot;&quot;},&quot;;&quot;&quot;) &amp;IF([.AX82]&gt;0;&quot;{&quot;&quot;value&quot;&quot;:&quot;&amp;COLUMN([.AX82])-11&amp;&quot;,&quot;&quot;text&quot;&quot;:&quot;&quot;&quot;&amp;[.AX82]&amp;&quot;&quot;&quot;},&quot;;&quot;&quot;) &amp;IF([.AY82]&gt;0;&quot;{&quot;&quot;value&quot;&quot;:&quot;&amp;COLUMN([.AY82])-11&amp;&quot;,&quot;&quot;text&quot;&quot;:&quot;&quot;&quot;&amp;[.AY82]&amp;&quot;&quot;&quot;},&quot;;&quot;&quot;) &amp;IF([.AZ82]&gt;0;&quot;{&quot;&quot;value&quot;&quot;:&quot;&amp;COLUMN([.AZ82])-11&amp;&quot;,&quot;&quot;text&quot;&quot;:&quot;&quot;&quot;&amp;[.AZ82]&amp;&quot;&quot;&quot;},&quot;;&quot;&quot;) &amp;IF([.BA82]&gt;0;&quot;{&quot;&quot;value&quot;&quot;:&quot;&amp;COLUMN([.BA82])-11&amp;&quot;,&quot;&quot;text&quot;&quot;:&quot;&quot;&quot;&amp;[.BA82]&amp;&quot;&quot;&quot;},&quot;;&quot;&quot;) &amp;IF([.BB82]&gt;0;&quot;{&quot;&quot;value&quot;&quot;:&quot;&amp;COLUMN([.BB82])-11&amp;&quot;,&quot;&quot;text&quot;&quot;:&quot;&quot;&quot;&amp;[.BB82]&amp;&quot;&quot;&quot;},&quot;;&quot;&quot;) &amp;IF([.BC82]&gt;0;&quot;{&quot;&quot;value&quot;&quot;:&quot;&amp;COLUMN([.BC82])-11&amp;&quot;,&quot;&quot;text&quot;&quot;:&quot;&quot;&quot;&amp;[.BC82]&amp;&quot;&quot;&quot;},&quot;;&quot;&quot;) &amp;IF([.BD82]&gt;0;&quot;{&quot;&quot;value&quot;&quot;:&quot;&amp;COLUMN([.BD82])-11&amp;&quot;,&quot;&quot;text&quot;&quot;:&quot;&quot;&quot;&amp;[.BD82]&amp;&quot;&quot;&quot;},&quot;;&quot;&quot;) &amp;IF([.BE82]&gt;0;&quot;{&quot;&quot;value&quot;&quot;:&quot;&amp;COLUMN([.BE82])-11&amp;&quot;,&quot;&quot;text&quot;&quot;:&quot;&quot;&quot;&amp;[.BE82]&amp;&quot;&quot;&quot;},&quot;;&quot;&quot;) &amp;IF([.BF82]&gt;0;&quot;{&quot;&quot;value&quot;&quot;:&quot;&amp;COLUMN([.BF82])-11&amp;&quot;,&quot;&quot;text&quot;&quot;:&quot;&quot;&quot;&amp;[.BF82]&amp;&quot;&quot;&quot;},&quot;;&quot;&quot;) &amp;IF([.BG82]&gt;0;&quot;{&quot;&quot;value&quot;&quot;:&quot;&amp;COLUMN([.BG82])-11&amp;&quot;,&quot;&quot;text&quot;&quot;:&quot;&quot;&quot;&amp;[.BG82]&amp;&quot;&quot;&quot;},&quot;;&quot;&quot;) &amp;IF([.BH82]&gt;0;&quot;{&quot;&quot;value&quot;&quot;:&quot;&amp;COLUMN([.BH82])-11&amp;&quot;,&quot;&quot;text&quot;&quot;:&quot;&quot;&quot;&amp;[.BH82]&amp;&quot;&quot;&quot;},&quot;;&quot;&quot;) &amp;IF([.BI82]&gt;0;&quot;{&quot;&quot;value&quot;&quot;:&quot;&amp;COLUMN([.BI82])-11&amp;&quot;,&quot;&quot;text&quot;&quot;:&quot;&quot;&quot;&amp;[.BI82]&amp;&quot;&quot;&quot;},&quot;;&quot;&quot;) &amp;IF([.BJ82]&gt;0;&quot;{&quot;&quot;value&quot;&quot;:&quot;&amp;COLUMN([.BJ82])-11&amp;&quot;,&quot;&quot;text&quot;&quot;:&quot;&quot;&quot;&amp;[.BJ82]&amp;&quot;&quot;&quot;},&quot;;&quot;&quot;) &amp;IF([.BK82]&gt;0;&quot;{&quot;&quot;value&quot;&quot;:&quot;&amp;COLUMN([.BK82])-11&amp;&quot;,&quot;&quot;text&quot;&quot;:&quot;&quot;&quot;&amp;[.BK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Physical activity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1"/>
        </table:table-row>
        <table:table-row table:style-name="ro2">
          <table:table-cell table:style-name="ce1" table:formula="of:=&quot;{&quot;&quot;id&quot;&quot;:&quot;&amp;[.G83]&amp;&quot;,&quot;&quot;ordinal&quot;&quot;:&quot;&amp;ROW()-2&amp;&quot;,&quot;&quot;required&quot;&quot;:&quot;&amp;[.E83]&amp;&quot;,&quot;&quot;category&quot;&quot;:&quot;&quot;&quot;&amp;[.F83]&amp;&quot;&quot;&quot;,&quot;&quot;info&quot;&quot;:&quot;&quot;&quot;&amp;[.J83]&amp;&quot;&quot;&quot;&quot;&amp;&quot;,&quot;&quot;skip&quot;&quot;:&quot;&quot;&quot;&amp;[.D83]&amp;&quot;&quot;&quot;&quot;&amp;&quot;,&quot;&quot;text&quot;&quot;:&quot;&quot;&quot;&amp;[.H83]&amp;&quot;&quot;&quot;&quot;&amp;&quot;,&quot;&quot;type&quot;&quot;:&quot;&quot;&quot;&amp;[.I83]&amp;&quot;&quot;&quot;&quot;&amp;&quot;,&quot;&quot;options&quot;&quot;:[&quot; &amp;IF([.K83]&gt;0;&quot;{&quot;&quot;value&quot;&quot;:&quot;&amp;COLUMN([.K83])-11&amp;&quot;,&quot;&quot;text&quot;&quot;:&quot;&quot;&quot;&amp;[.K83]&amp;&quot;&quot;&quot;},&quot;;&quot;&quot;) &amp;IF([.L83]&gt;0;&quot;{&quot;&quot;value&quot;&quot;:&quot;&amp;COLUMN([.L83])-11&amp;&quot;,&quot;&quot;text&quot;&quot;:&quot;&quot;&quot;&amp;[.L83]&amp;&quot;&quot;&quot;},&quot;;&quot;&quot;) &amp;IF([.M83]&gt;0;&quot;{&quot;&quot;value&quot;&quot;:&quot;&amp;COLUMN([.M83])-11&amp;&quot;,&quot;&quot;text&quot;&quot;:&quot;&quot;&quot;&amp;[.M83]&amp;&quot;&quot;&quot;},&quot;;&quot;&quot;) &amp;IF([.N83]&gt;0;&quot;{&quot;&quot;value&quot;&quot;:&quot;&amp;COLUMN([.N83])-11&amp;&quot;,&quot;&quot;text&quot;&quot;:&quot;&quot;&quot;&amp;[.N83]&amp;&quot;&quot;&quot;},&quot;;&quot;&quot;) &amp;IF([.O83]&gt;0;&quot;{&quot;&quot;value&quot;&quot;:&quot;&amp;COLUMN([.O83])-11&amp;&quot;,&quot;&quot;text&quot;&quot;:&quot;&quot;&quot;&amp;[.O83]&amp;&quot;&quot;&quot;},&quot;;&quot;&quot;) &amp;IF([.P83]&gt;0;&quot;{&quot;&quot;value&quot;&quot;:&quot;&amp;COLUMN([.P83])-11&amp;&quot;,&quot;&quot;text&quot;&quot;:&quot;&quot;&quot;&amp;[.P83]&amp;&quot;&quot;&quot;},&quot;;&quot;&quot;) &amp;IF([.Q83]&gt;0;&quot;{&quot;&quot;value&quot;&quot;:&quot;&amp;COLUMN([.Q83])-11&amp;&quot;,&quot;&quot;text&quot;&quot;:&quot;&quot;&quot;&amp;[.Q83]&amp;&quot;&quot;&quot;},&quot;;&quot;&quot;) &amp;IF([.R83]&gt;0;&quot;{&quot;&quot;value&quot;&quot;:&quot;&amp;COLUMN([.R83])-11&amp;&quot;,&quot;&quot;text&quot;&quot;:&quot;&quot;&quot;&amp;[.R83]&amp;&quot;&quot;&quot;},&quot;;&quot;&quot;) &amp;IF([.S83]&gt;0;&quot;{&quot;&quot;value&quot;&quot;:&quot;&amp;COLUMN([.S83])-11&amp;&quot;,&quot;&quot;text&quot;&quot;:&quot;&quot;&quot;&amp;[.S83]&amp;&quot;&quot;&quot;},&quot;;&quot;&quot;) &amp;IF([.T83]&gt;0;&quot;{&quot;&quot;value&quot;&quot;:&quot;&amp;COLUMN([.T83])-11&amp;&quot;,&quot;&quot;text&quot;&quot;:&quot;&quot;&quot;&amp;[.T83]&amp;&quot;&quot;&quot;},&quot;;&quot;&quot;) &amp;IF([.U83]&gt;0;&quot;{&quot;&quot;value&quot;&quot;:&quot;&amp;COLUMN([.U83])-11&amp;&quot;,&quot;&quot;text&quot;&quot;:&quot;&quot;&quot;&amp;[.U83]&amp;&quot;&quot;&quot;},&quot;;&quot;&quot;) &amp;IF([.V83]&gt;0;&quot;{&quot;&quot;value&quot;&quot;:&quot;&amp;COLUMN([.V83])-11&amp;&quot;,&quot;&quot;text&quot;&quot;:&quot;&quot;&quot;&amp;[.V83]&amp;&quot;&quot;&quot;},&quot;;&quot;&quot;) &amp;IF([.W83]&gt;0;&quot;{&quot;&quot;value&quot;&quot;:&quot;&amp;COLUMN([.W83])-11&amp;&quot;,&quot;&quot;text&quot;&quot;:&quot;&quot;&quot;&amp;[.W83]&amp;&quot;&quot;&quot;},&quot;;&quot;&quot;) &amp;IF([.X83]&gt;0;&quot;{&quot;&quot;value&quot;&quot;:&quot;&amp;COLUMN([.X83])-11&amp;&quot;,&quot;&quot;text&quot;&quot;:&quot;&quot;&quot;&amp;[.X83]&amp;&quot;&quot;&quot;},&quot;;&quot;&quot;) &amp;IF([.Y83]&gt;0;&quot;{&quot;&quot;value&quot;&quot;:&quot;&amp;COLUMN([.Y83])-11&amp;&quot;,&quot;&quot;text&quot;&quot;:&quot;&quot;&quot;&amp;[.Y83]&amp;&quot;&quot;&quot;},&quot;;&quot;&quot;) &amp;IF([.Z83]&gt;0;&quot;{&quot;&quot;value&quot;&quot;:&quot;&amp;COLUMN([.Z83])-11&amp;&quot;,&quot;&quot;text&quot;&quot;:&quot;&quot;&quot;&amp;[.Z83]&amp;&quot;&quot;&quot;},&quot;;&quot;&quot;) &amp;IF([.AA83]&gt;0;&quot;{&quot;&quot;value&quot;&quot;:&quot;&amp;COLUMN([.AA83])-11&amp;&quot;,&quot;&quot;text&quot;&quot;:&quot;&quot;&quot;&amp;[.AA83]&amp;&quot;&quot;&quot;},&quot;;&quot;&quot;)" office:value-type="string" office:string-value="{&quot;id&quot;:70,&quot;ordinal&quot;:81,&quot;required&quot;:0,&quot;category&quot;:&quot;Managing Your Blood Glucose – Highs&quot;,&quot;info&quot;:&quot;null&quot;,&quot;skip&quot;:&quot;null&quot;,&quot;text&quot;:&quot;What would you do if you tested your blood and it was high?&quot;,&quot;type&quot;:&quot;MC&quot;,&quot;options&quot;:[{&quot;value&quot;:0,&quot;text&quot;:&quot;Do some exercise&quot;},{&quot;value&quot;:1,&quot;text&quot;:&quot;Inject some insulin&quot;},{&quot;value&quot;:2,&quot;text&quot;:&quot;Adjust the insulin in my pump to give more insulin&quot;},{&quot;value&quot;:3,&quot;text&quot;:&quot;Have something to eat&quot;},{&quot;value&quot;:4,&quot;text&quot;:&quot;Have a rest&quot;},{&quot;value&quot;:5,&quot;text&quot;:&quot;Tell someone&quot;},{&quot;value&quot;:6,&quot;text&quot;:&quot;Nothing, just carry on with what I was doing&quot;},{&quot;value&quot;:7,&quot;text&quot;:&quot;TEXT_OTHER&quot;},">
            <text:p>{"id":70,"ordinal":81,"required":0,"category":"Managing Your Blood Glucose – Highs","info":"null","skip":"null","text":"What would you do if you tested your blood and it was high?","type":"MC","options":[{"value":0,"text":"Do some exercise"},{"value":1,"text":"Inject some insulin"},{"value":2,"text":"Adjust the insulin in my pump to give more insulin"},{"value":3,"text":"Have something to eat"},{"value":4,"text":"Have a rest"},{"value":5,"text":"Tell someone"},{"value":6,"text":"Nothing, just carry on with what I was doing"},{"value":7,"text":"TEXT_OTHER"},</text:p>
          </table:table-cell>
          <table:table-cell table:style-name="ce2" table:formula="of:=IF([.AB83]&gt;0;&quot;{&quot;&quot;value&quot;&quot;:&quot;&amp;COLUMN([.AB83])-11&amp;&quot;,&quot;&quot;text&quot;&quot;:&quot;&quot;&quot;&amp;[.AB83]&amp;&quot;&quot;&quot;},&quot;;&quot;&quot;) &amp;IF([.AC83]&gt;0;&quot;{&quot;&quot;value&quot;&quot;:&quot;&amp;COLUMN([.AC83])-11&amp;&quot;,&quot;&quot;text&quot;&quot;:&quot;&quot;&quot;&amp;[.AC83]&amp;&quot;&quot;&quot;},&quot;;&quot;&quot;) &amp;IF([.AD83]&gt;0;&quot;{&quot;&quot;value&quot;&quot;:&quot;&amp;COLUMN([.AD83])-11&amp;&quot;,&quot;&quot;text&quot;&quot;:&quot;&quot;&quot;&amp;[.AD83]&amp;&quot;&quot;&quot;},&quot;;&quot;&quot;) &amp;IF([.AE83]&gt;0;&quot;{&quot;&quot;value&quot;&quot;:&quot;&amp;COLUMN([.AE83])-11&amp;&quot;,&quot;&quot;text&quot;&quot;:&quot;&quot;&quot;&amp;[.AE83]&amp;&quot;&quot;&quot;},&quot;;&quot;&quot;) &amp;IF([.AF83]&gt;0;&quot;{&quot;&quot;value&quot;&quot;:&quot;&amp;COLUMN([.AF83])-11&amp;&quot;,&quot;&quot;text&quot;&quot;:&quot;&quot;&quot;&amp;[.AF83]&amp;&quot;&quot;&quot;},&quot;;&quot;&quot;) &amp;IF([.AG83]&gt;0;&quot;{&quot;&quot;value&quot;&quot;:&quot;&amp;COLUMN([.AG83])-11&amp;&quot;,&quot;&quot;text&quot;&quot;:&quot;&quot;&quot;&amp;[.AG83]&amp;&quot;&quot;&quot;},&quot;;&quot;&quot;) &amp;IF([.AH83]&gt;0;&quot;{&quot;&quot;value&quot;&quot;:&quot;&amp;COLUMN([.AH83])-11&amp;&quot;,&quot;&quot;text&quot;&quot;:&quot;&quot;&quot;&amp;[.AH83]&amp;&quot;&quot;&quot;},&quot;;&quot;&quot;) &amp;IF([.AI83]&gt;0;&quot;{&quot;&quot;value&quot;&quot;:&quot;&amp;COLUMN([.AI83])-11&amp;&quot;,&quot;&quot;text&quot;&quot;:&quot;&quot;&quot;&amp;[.AI83]&amp;&quot;&quot;&quot;},&quot;;&quot;&quot;) &amp;IF([.AJ83]&gt;0;&quot;{&quot;&quot;value&quot;&quot;:&quot;&amp;COLUMN([.AJ83])-11&amp;&quot;,&quot;&quot;text&quot;&quot;:&quot;&quot;&quot;&amp;[.AJ83]&amp;&quot;&quot;&quot;},&quot;;&quot;&quot;) &amp;IF([.AK83]&gt;0;&quot;{&quot;&quot;value&quot;&quot;:&quot;&amp;COLUMN([.AK83])-11&amp;&quot;,&quot;&quot;text&quot;&quot;:&quot;&quot;&quot;&amp;[.AK83]&amp;&quot;&quot;&quot;},&quot;;&quot;&quot;) &amp;IF([.AL83]&gt;0;&quot;{&quot;&quot;value&quot;&quot;:&quot;&amp;COLUMN([.AL83])-11&amp;&quot;,&quot;&quot;text&quot;&quot;:&quot;&quot;&quot;&amp;[.AL83]&amp;&quot;&quot;&quot;},&quot;;&quot;&quot;) &amp;IF([.AM83]&gt;0;&quot;{&quot;&quot;value&quot;&quot;:&quot;&amp;COLUMN([.AM83])-11&amp;&quot;,&quot;&quot;text&quot;&quot;:&quot;&quot;&quot;&amp;[.AM83]&amp;&quot;&quot;&quot;},&quot;;&quot;&quot;) &amp;IF([.AN83]&gt;0;&quot;{&quot;&quot;value&quot;&quot;:&quot;&amp;COLUMN([.AN83])-11&amp;&quot;,&quot;&quot;text&quot;&quot;:&quot;&quot;&quot;&amp;[.AN83]&amp;&quot;&quot;&quot;},&quot;;&quot;&quot;) &amp;IF([.AO83]&gt;0;&quot;{&quot;&quot;value&quot;&quot;:&quot;&amp;COLUMN([.AO83])-11&amp;&quot;,&quot;&quot;text&quot;&quot;:&quot;&quot;&quot;&amp;[.AO83]&amp;&quot;&quot;&quot;},&quot;;&quot;&quot;) &amp;IF([.AP83]&gt;0;&quot;{&quot;&quot;value&quot;&quot;:&quot;&amp;COLUMN([.AP83])-11&amp;&quot;,&quot;&quot;text&quot;&quot;:&quot;&quot;&quot;&amp;[.AP83]&amp;&quot;&quot;&quot;},&quot;;&quot;&quot;) &amp;IF([.AQ83]&gt;0;&quot;{&quot;&quot;value&quot;&quot;:&quot;&amp;COLUMN([.AQ83])-11&amp;&quot;,&quot;&quot;text&quot;&quot;:&quot;&quot;&quot;&amp;[.AQ83]&amp;&quot;&quot;&quot;},&quot;;&quot;&quot;) &amp;IF([.AR83]&gt;0;&quot;{&quot;&quot;value&quot;&quot;:&quot;&amp;COLUMN([.AR83])-11&amp;&quot;,&quot;&quot;text&quot;&quot;:&quot;&quot;&quot;&amp;[.AR83]&amp;&quot;&quot;&quot;},&quot;;&quot;&quot;) &amp;IF([.AS83]&gt;0;&quot;{&quot;&quot;value&quot;&quot;:&quot;&amp;COLUMN([.AS83])-11&amp;&quot;,&quot;&quot;text&quot;&quot;:&quot;&quot;&quot;&amp;[.AS83]&amp;&quot;&quot;&quot;},&quot;;&quot;&quot;) &amp;IF([.AT83]&gt;0;&quot;{&quot;&quot;value&quot;&quot;:&quot;&amp;COLUMN([.AT83])-11&amp;&quot;,&quot;&quot;text&quot;&quot;:&quot;&quot;&quot;&amp;[.AT83]&amp;&quot;&quot;&quot;},&quot;;&quot;&quot;) &amp;IF([.AU83]&gt;0;&quot;{&quot;&quot;value&quot;&quot;:&quot;&amp;COLUMN([.AU83])-11&amp;&quot;,&quot;&quot;text&quot;&quot;:&quot;&quot;&quot;&amp;[.AU83]&amp;&quot;&quot;&quot;},&quot;;&quot;&quot;)">
            <text:p/>
          </table:table-cell>
          <table:table-cell table:style-name="ce1" table:formula="of:=IF([.AV83]&gt;0;&quot;{&quot;&quot;value&quot;&quot;:&quot;&amp;COLUMN([.AV83])-11&amp;&quot;,&quot;&quot;text&quot;&quot;:&quot;&quot;&quot;&amp;[.AV83]&amp;&quot;&quot;&quot;},&quot;;&quot;&quot;) &amp;IF([.AW83]&gt;0;&quot;{&quot;&quot;value&quot;&quot;:&quot;&amp;COLUMN([.AW83])-11&amp;&quot;,&quot;&quot;text&quot;&quot;:&quot;&quot;&quot;&amp;[.AW83]&amp;&quot;&quot;&quot;},&quot;;&quot;&quot;) &amp;IF([.AX83]&gt;0;&quot;{&quot;&quot;value&quot;&quot;:&quot;&amp;COLUMN([.AX83])-11&amp;&quot;,&quot;&quot;text&quot;&quot;:&quot;&quot;&quot;&amp;[.AX83]&amp;&quot;&quot;&quot;},&quot;;&quot;&quot;) &amp;IF([.AY83]&gt;0;&quot;{&quot;&quot;value&quot;&quot;:&quot;&amp;COLUMN([.AY83])-11&amp;&quot;,&quot;&quot;text&quot;&quot;:&quot;&quot;&quot;&amp;[.AY83]&amp;&quot;&quot;&quot;},&quot;;&quot;&quot;) &amp;IF([.AZ83]&gt;0;&quot;{&quot;&quot;value&quot;&quot;:&quot;&amp;COLUMN([.AZ83])-11&amp;&quot;,&quot;&quot;text&quot;&quot;:&quot;&quot;&quot;&amp;[.AZ83]&amp;&quot;&quot;&quot;},&quot;;&quot;&quot;) &amp;IF([.BA83]&gt;0;&quot;{&quot;&quot;value&quot;&quot;:&quot;&amp;COLUMN([.BA83])-11&amp;&quot;,&quot;&quot;text&quot;&quot;:&quot;&quot;&quot;&amp;[.BA83]&amp;&quot;&quot;&quot;},&quot;;&quot;&quot;) &amp;IF([.BB83]&gt;0;&quot;{&quot;&quot;value&quot;&quot;:&quot;&amp;COLUMN([.BB83])-11&amp;&quot;,&quot;&quot;text&quot;&quot;:&quot;&quot;&quot;&amp;[.BB83]&amp;&quot;&quot;&quot;},&quot;;&quot;&quot;) &amp;IF([.BC83]&gt;0;&quot;{&quot;&quot;value&quot;&quot;:&quot;&amp;COLUMN([.BC83])-11&amp;&quot;,&quot;&quot;text&quot;&quot;:&quot;&quot;&quot;&amp;[.BC83]&amp;&quot;&quot;&quot;},&quot;;&quot;&quot;) &amp;IF([.BD83]&gt;0;&quot;{&quot;&quot;value&quot;&quot;:&quot;&amp;COLUMN([.BD83])-11&amp;&quot;,&quot;&quot;text&quot;&quot;:&quot;&quot;&quot;&amp;[.BD83]&amp;&quot;&quot;&quot;},&quot;;&quot;&quot;) &amp;IF([.BE83]&gt;0;&quot;{&quot;&quot;value&quot;&quot;:&quot;&amp;COLUMN([.BE83])-11&amp;&quot;,&quot;&quot;text&quot;&quot;:&quot;&quot;&quot;&amp;[.BE83]&amp;&quot;&quot;&quot;},&quot;;&quot;&quot;) &amp;IF([.BF83]&gt;0;&quot;{&quot;&quot;value&quot;&quot;:&quot;&amp;COLUMN([.BF83])-11&amp;&quot;,&quot;&quot;text&quot;&quot;:&quot;&quot;&quot;&amp;[.BF83]&amp;&quot;&quot;&quot;},&quot;;&quot;&quot;) &amp;IF([.BG83]&gt;0;&quot;{&quot;&quot;value&quot;&quot;:&quot;&amp;COLUMN([.BG83])-11&amp;&quot;,&quot;&quot;text&quot;&quot;:&quot;&quot;&quot;&amp;[.BG83]&amp;&quot;&quot;&quot;},&quot;;&quot;&quot;) &amp;IF([.BH83]&gt;0;&quot;{&quot;&quot;value&quot;&quot;:&quot;&amp;COLUMN([.BH83])-11&amp;&quot;,&quot;&quot;text&quot;&quot;:&quot;&quot;&quot;&amp;[.BH83]&amp;&quot;&quot;&quot;},&quot;;&quot;&quot;) &amp;IF([.BI83]&gt;0;&quot;{&quot;&quot;value&quot;&quot;:&quot;&amp;COLUMN([.BI83])-11&amp;&quot;,&quot;&quot;text&quot;&quot;:&quot;&quot;&quot;&amp;[.BI83]&amp;&quot;&quot;&quot;},&quot;;&quot;&quot;) &amp;IF([.BJ83]&gt;0;&quot;{&quot;&quot;value&quot;&quot;:&quot;&amp;COLUMN([.BJ83])-11&amp;&quot;,&quot;&quot;text&quot;&quot;:&quot;&quot;&quot;&amp;[.BJ83]&amp;&quot;&quot;&quot;},&quot;;&quot;&quot;) &amp;IF([.BK83]&gt;0;&quot;{&quot;&quot;value&quot;&quot;:&quot;&amp;COLUMN([.BK83])-11&amp;&quot;,&quot;&quot;text&quot;&quot;:&quot;&quot;&quot;&amp;[.BK8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84]&amp;&quot;,&quot;&quot;ordinal&quot;&quot;:&quot;&amp;ROW()-2&amp;&quot;,&quot;&quot;required&quot;&quot;:&quot;&amp;[.E84]&amp;&quot;,&quot;&quot;category&quot;&quot;:&quot;&quot;&quot;&amp;[.F84]&amp;&quot;&quot;&quot;,&quot;&quot;info&quot;&quot;:&quot;&quot;&quot;&amp;[.J84]&amp;&quot;&quot;&quot;&quot;&amp;&quot;,&quot;&quot;skip&quot;&quot;:&quot;&quot;&quot;&amp;[.D84]&amp;&quot;&quot;&quot;&quot;&amp;&quot;,&quot;&quot;text&quot;&quot;:&quot;&quot;&quot;&amp;[.H84]&amp;&quot;&quot;&quot;&quot;&amp;&quot;,&quot;&quot;type&quot;&quot;:&quot;&quot;&quot;&amp;[.I84]&amp;&quot;&quot;&quot;&quot;&amp;&quot;,&quot;&quot;options&quot;&quot;:[&quot; &amp;IF([.K84]&gt;0;&quot;{&quot;&quot;value&quot;&quot;:&quot;&amp;COLUMN([.K84])-11&amp;&quot;,&quot;&quot;text&quot;&quot;:&quot;&quot;&quot;&amp;[.K84]&amp;&quot;&quot;&quot;},&quot;;&quot;&quot;) &amp;IF([.L84]&gt;0;&quot;{&quot;&quot;value&quot;&quot;:&quot;&amp;COLUMN([.L84])-11&amp;&quot;,&quot;&quot;text&quot;&quot;:&quot;&quot;&quot;&amp;[.L84]&amp;&quot;&quot;&quot;},&quot;;&quot;&quot;) &amp;IF([.M84]&gt;0;&quot;{&quot;&quot;value&quot;&quot;:&quot;&amp;COLUMN([.M84])-11&amp;&quot;,&quot;&quot;text&quot;&quot;:&quot;&quot;&quot;&amp;[.M84]&amp;&quot;&quot;&quot;},&quot;;&quot;&quot;) &amp;IF([.N84]&gt;0;&quot;{&quot;&quot;value&quot;&quot;:&quot;&amp;COLUMN([.N84])-11&amp;&quot;,&quot;&quot;text&quot;&quot;:&quot;&quot;&quot;&amp;[.N84]&amp;&quot;&quot;&quot;},&quot;;&quot;&quot;) &amp;IF([.O84]&gt;0;&quot;{&quot;&quot;value&quot;&quot;:&quot;&amp;COLUMN([.O84])-11&amp;&quot;,&quot;&quot;text&quot;&quot;:&quot;&quot;&quot;&amp;[.O84]&amp;&quot;&quot;&quot;},&quot;;&quot;&quot;) &amp;IF([.P84]&gt;0;&quot;{&quot;&quot;value&quot;&quot;:&quot;&amp;COLUMN([.P84])-11&amp;&quot;,&quot;&quot;text&quot;&quot;:&quot;&quot;&quot;&amp;[.P84]&amp;&quot;&quot;&quot;},&quot;;&quot;&quot;) &amp;IF([.Q84]&gt;0;&quot;{&quot;&quot;value&quot;&quot;:&quot;&amp;COLUMN([.Q84])-11&amp;&quot;,&quot;&quot;text&quot;&quot;:&quot;&quot;&quot;&amp;[.Q84]&amp;&quot;&quot;&quot;},&quot;;&quot;&quot;) &amp;IF([.R84]&gt;0;&quot;{&quot;&quot;value&quot;&quot;:&quot;&amp;COLUMN([.R84])-11&amp;&quot;,&quot;&quot;text&quot;&quot;:&quot;&quot;&quot;&amp;[.R84]&amp;&quot;&quot;&quot;},&quot;;&quot;&quot;) &amp;IF([.S84]&gt;0;&quot;{&quot;&quot;value&quot;&quot;:&quot;&amp;COLUMN([.S84])-11&amp;&quot;,&quot;&quot;text&quot;&quot;:&quot;&quot;&quot;&amp;[.S84]&amp;&quot;&quot;&quot;},&quot;;&quot;&quot;) &amp;IF([.T84]&gt;0;&quot;{&quot;&quot;value&quot;&quot;:&quot;&amp;COLUMN([.T84])-11&amp;&quot;,&quot;&quot;text&quot;&quot;:&quot;&quot;&quot;&amp;[.T84]&amp;&quot;&quot;&quot;},&quot;;&quot;&quot;) &amp;IF([.U84]&gt;0;&quot;{&quot;&quot;value&quot;&quot;:&quot;&amp;COLUMN([.U84])-11&amp;&quot;,&quot;&quot;text&quot;&quot;:&quot;&quot;&quot;&amp;[.U84]&amp;&quot;&quot;&quot;},&quot;;&quot;&quot;) &amp;IF([.V84]&gt;0;&quot;{&quot;&quot;value&quot;&quot;:&quot;&amp;COLUMN([.V84])-11&amp;&quot;,&quot;&quot;text&quot;&quot;:&quot;&quot;&quot;&amp;[.V84]&amp;&quot;&quot;&quot;},&quot;;&quot;&quot;) &amp;IF([.W84]&gt;0;&quot;{&quot;&quot;value&quot;&quot;:&quot;&amp;COLUMN([.W84])-11&amp;&quot;,&quot;&quot;text&quot;&quot;:&quot;&quot;&quot;&amp;[.W84]&amp;&quot;&quot;&quot;},&quot;;&quot;&quot;) &amp;IF([.X84]&gt;0;&quot;{&quot;&quot;value&quot;&quot;:&quot;&amp;COLUMN([.X84])-11&amp;&quot;,&quot;&quot;text&quot;&quot;:&quot;&quot;&quot;&amp;[.X84]&amp;&quot;&quot;&quot;},&quot;;&quot;&quot;) &amp;IF([.Y84]&gt;0;&quot;{&quot;&quot;value&quot;&quot;:&quot;&amp;COLUMN([.Y84])-11&amp;&quot;,&quot;&quot;text&quot;&quot;:&quot;&quot;&quot;&amp;[.Y84]&amp;&quot;&quot;&quot;},&quot;;&quot;&quot;) &amp;IF([.Z84]&gt;0;&quot;{&quot;&quot;value&quot;&quot;:&quot;&amp;COLUMN([.Z84])-11&amp;&quot;,&quot;&quot;text&quot;&quot;:&quot;&quot;&quot;&amp;[.Z84]&amp;&quot;&quot;&quot;},&quot;;&quot;&quot;) &amp;IF([.AA84]&gt;0;&quot;{&quot;&quot;value&quot;&quot;:&quot;&amp;COLUMN([.AA84])-11&amp;&quot;,&quot;&quot;text&quot;&quot;:&quot;&quot;&quot;&amp;[.AA84]&amp;&quot;&quot;&quot;},&quot;;&quot;&quot;)" office:value-type="string" office:string-value="{&quot;id&quot;:71,&quot;ordinal&quot;:82,&quot;required&quot;:0,&quot;category&quot;:&quot;Managing Your Blood Glucose – Highs&quot;,&quot;info&quot;:&quot;What is ketoacidosis? Ketoacidosis occurs when there are very high levels of ketones (acid) in the blood. They appear in the urine when your body doesn't have enough insulin.&quot;,&quot;skip&quot;:&quot;null&quot;,&quot;text&quot;:&quot;Have you had diabetic ketoacidosis in the last 12 months (not including at diagnosis)?&quot;,&quot;type&quot;:&quot;SC&quot;,&quot;options&quot;:[{&quot;value&quot;:0,&quot;text&quot;:&quot;Yes&quot;},{&quot;value&quot;:1,&quot;text&quot;:&quot;Not sure&quot;},{&quot;value&quot;:2,&quot;text&quot;:&quot;No&quot;},">
            <text:p>{"id":71,"ordinal":82,"required":0,"category":"Managing Your Blood Glucose – Highs","info":"What is ketoacidosis? Ketoacidosis occurs when there are very high levels of ketones (acid) in the blood. They appear in the urine when your body doesn't have enough insulin.","skip":"null","text":"Have you had diabetic ketoacidosis in the last 12 months (not including at diagnosis)?","type":"SC","options":[{"value":0,"text":"Yes"},{"value":1,"text":"Not sure"},{"value":2,"text":"No"},</text:p>
          </table:table-cell>
          <table:table-cell table:style-name="ce2" table:formula="of:=IF([.AB84]&gt;0;&quot;{&quot;&quot;value&quot;&quot;:&quot;&amp;COLUMN([.AB84])-11&amp;&quot;,&quot;&quot;text&quot;&quot;:&quot;&quot;&quot;&amp;[.AB84]&amp;&quot;&quot;&quot;},&quot;;&quot;&quot;) &amp;IF([.AC84]&gt;0;&quot;{&quot;&quot;value&quot;&quot;:&quot;&amp;COLUMN([.AC84])-11&amp;&quot;,&quot;&quot;text&quot;&quot;:&quot;&quot;&quot;&amp;[.AC84]&amp;&quot;&quot;&quot;},&quot;;&quot;&quot;) &amp;IF([.AD84]&gt;0;&quot;{&quot;&quot;value&quot;&quot;:&quot;&amp;COLUMN([.AD84])-11&amp;&quot;,&quot;&quot;text&quot;&quot;:&quot;&quot;&quot;&amp;[.AD84]&amp;&quot;&quot;&quot;},&quot;;&quot;&quot;) &amp;IF([.AE84]&gt;0;&quot;{&quot;&quot;value&quot;&quot;:&quot;&amp;COLUMN([.AE84])-11&amp;&quot;,&quot;&quot;text&quot;&quot;:&quot;&quot;&quot;&amp;[.AE84]&amp;&quot;&quot;&quot;},&quot;;&quot;&quot;) &amp;IF([.AF84]&gt;0;&quot;{&quot;&quot;value&quot;&quot;:&quot;&amp;COLUMN([.AF84])-11&amp;&quot;,&quot;&quot;text&quot;&quot;:&quot;&quot;&quot;&amp;[.AF84]&amp;&quot;&quot;&quot;},&quot;;&quot;&quot;) &amp;IF([.AG84]&gt;0;&quot;{&quot;&quot;value&quot;&quot;:&quot;&amp;COLUMN([.AG84])-11&amp;&quot;,&quot;&quot;text&quot;&quot;:&quot;&quot;&quot;&amp;[.AG84]&amp;&quot;&quot;&quot;},&quot;;&quot;&quot;) &amp;IF([.AH84]&gt;0;&quot;{&quot;&quot;value&quot;&quot;:&quot;&amp;COLUMN([.AH84])-11&amp;&quot;,&quot;&quot;text&quot;&quot;:&quot;&quot;&quot;&amp;[.AH84]&amp;&quot;&quot;&quot;},&quot;;&quot;&quot;) &amp;IF([.AI84]&gt;0;&quot;{&quot;&quot;value&quot;&quot;:&quot;&amp;COLUMN([.AI84])-11&amp;&quot;,&quot;&quot;text&quot;&quot;:&quot;&quot;&quot;&amp;[.AI84]&amp;&quot;&quot;&quot;},&quot;;&quot;&quot;) &amp;IF([.AJ84]&gt;0;&quot;{&quot;&quot;value&quot;&quot;:&quot;&amp;COLUMN([.AJ84])-11&amp;&quot;,&quot;&quot;text&quot;&quot;:&quot;&quot;&quot;&amp;[.AJ84]&amp;&quot;&quot;&quot;},&quot;;&quot;&quot;) &amp;IF([.AK84]&gt;0;&quot;{&quot;&quot;value&quot;&quot;:&quot;&amp;COLUMN([.AK84])-11&amp;&quot;,&quot;&quot;text&quot;&quot;:&quot;&quot;&quot;&amp;[.AK84]&amp;&quot;&quot;&quot;},&quot;;&quot;&quot;) &amp;IF([.AL84]&gt;0;&quot;{&quot;&quot;value&quot;&quot;:&quot;&amp;COLUMN([.AL84])-11&amp;&quot;,&quot;&quot;text&quot;&quot;:&quot;&quot;&quot;&amp;[.AL84]&amp;&quot;&quot;&quot;},&quot;;&quot;&quot;) &amp;IF([.AM84]&gt;0;&quot;{&quot;&quot;value&quot;&quot;:&quot;&amp;COLUMN([.AM84])-11&amp;&quot;,&quot;&quot;text&quot;&quot;:&quot;&quot;&quot;&amp;[.AM84]&amp;&quot;&quot;&quot;},&quot;;&quot;&quot;) &amp;IF([.AN84]&gt;0;&quot;{&quot;&quot;value&quot;&quot;:&quot;&amp;COLUMN([.AN84])-11&amp;&quot;,&quot;&quot;text&quot;&quot;:&quot;&quot;&quot;&amp;[.AN84]&amp;&quot;&quot;&quot;},&quot;;&quot;&quot;) &amp;IF([.AO84]&gt;0;&quot;{&quot;&quot;value&quot;&quot;:&quot;&amp;COLUMN([.AO84])-11&amp;&quot;,&quot;&quot;text&quot;&quot;:&quot;&quot;&quot;&amp;[.AO84]&amp;&quot;&quot;&quot;},&quot;;&quot;&quot;) &amp;IF([.AP84]&gt;0;&quot;{&quot;&quot;value&quot;&quot;:&quot;&amp;COLUMN([.AP84])-11&amp;&quot;,&quot;&quot;text&quot;&quot;:&quot;&quot;&quot;&amp;[.AP84]&amp;&quot;&quot;&quot;},&quot;;&quot;&quot;) &amp;IF([.AQ84]&gt;0;&quot;{&quot;&quot;value&quot;&quot;:&quot;&amp;COLUMN([.AQ84])-11&amp;&quot;,&quot;&quot;text&quot;&quot;:&quot;&quot;&quot;&amp;[.AQ84]&amp;&quot;&quot;&quot;},&quot;;&quot;&quot;) &amp;IF([.AR84]&gt;0;&quot;{&quot;&quot;value&quot;&quot;:&quot;&amp;COLUMN([.AR84])-11&amp;&quot;,&quot;&quot;text&quot;&quot;:&quot;&quot;&quot;&amp;[.AR84]&amp;&quot;&quot;&quot;},&quot;;&quot;&quot;) &amp;IF([.AS84]&gt;0;&quot;{&quot;&quot;value&quot;&quot;:&quot;&amp;COLUMN([.AS84])-11&amp;&quot;,&quot;&quot;text&quot;&quot;:&quot;&quot;&quot;&amp;[.AS84]&amp;&quot;&quot;&quot;},&quot;;&quot;&quot;) &amp;IF([.AT84]&gt;0;&quot;{&quot;&quot;value&quot;&quot;:&quot;&amp;COLUMN([.AT84])-11&amp;&quot;,&quot;&quot;text&quot;&quot;:&quot;&quot;&quot;&amp;[.AT84]&amp;&quot;&quot;&quot;},&quot;;&quot;&quot;) &amp;IF([.AU84]&gt;0;&quot;{&quot;&quot;value&quot;&quot;:&quot;&amp;COLUMN([.AU84])-11&amp;&quot;,&quot;&quot;text&quot;&quot;:&quot;&quot;&quot;&amp;[.AU84]&amp;&quot;&quot;&quot;},&quot;;&quot;&quot;)">
            <text:p/>
          </table:table-cell>
          <table:table-cell table:style-name="ce1" table:formula="of:=IF([.AV84]&gt;0;&quot;{&quot;&quot;value&quot;&quot;:&quot;&amp;COLUMN([.AV84])-11&amp;&quot;,&quot;&quot;text&quot;&quot;:&quot;&quot;&quot;&amp;[.AV84]&amp;&quot;&quot;&quot;},&quot;;&quot;&quot;) &amp;IF([.AW84]&gt;0;&quot;{&quot;&quot;value&quot;&quot;:&quot;&amp;COLUMN([.AW84])-11&amp;&quot;,&quot;&quot;text&quot;&quot;:&quot;&quot;&quot;&amp;[.AW84]&amp;&quot;&quot;&quot;},&quot;;&quot;&quot;) &amp;IF([.AX84]&gt;0;&quot;{&quot;&quot;value&quot;&quot;:&quot;&amp;COLUMN([.AX84])-11&amp;&quot;,&quot;&quot;text&quot;&quot;:&quot;&quot;&quot;&amp;[.AX84]&amp;&quot;&quot;&quot;},&quot;;&quot;&quot;) &amp;IF([.AY84]&gt;0;&quot;{&quot;&quot;value&quot;&quot;:&quot;&amp;COLUMN([.AY84])-11&amp;&quot;,&quot;&quot;text&quot;&quot;:&quot;&quot;&quot;&amp;[.AY84]&amp;&quot;&quot;&quot;},&quot;;&quot;&quot;) &amp;IF([.AZ84]&gt;0;&quot;{&quot;&quot;value&quot;&quot;:&quot;&amp;COLUMN([.AZ84])-11&amp;&quot;,&quot;&quot;text&quot;&quot;:&quot;&quot;&quot;&amp;[.AZ84]&amp;&quot;&quot;&quot;},&quot;;&quot;&quot;) &amp;IF([.BA84]&gt;0;&quot;{&quot;&quot;value&quot;&quot;:&quot;&amp;COLUMN([.BA84])-11&amp;&quot;,&quot;&quot;text&quot;&quot;:&quot;&quot;&quot;&amp;[.BA84]&amp;&quot;&quot;&quot;},&quot;;&quot;&quot;) &amp;IF([.BB84]&gt;0;&quot;{&quot;&quot;value&quot;&quot;:&quot;&amp;COLUMN([.BB84])-11&amp;&quot;,&quot;&quot;text&quot;&quot;:&quot;&quot;&quot;&amp;[.BB84]&amp;&quot;&quot;&quot;},&quot;;&quot;&quot;) &amp;IF([.BC84]&gt;0;&quot;{&quot;&quot;value&quot;&quot;:&quot;&amp;COLUMN([.BC84])-11&amp;&quot;,&quot;&quot;text&quot;&quot;:&quot;&quot;&quot;&amp;[.BC84]&amp;&quot;&quot;&quot;},&quot;;&quot;&quot;) &amp;IF([.BD84]&gt;0;&quot;{&quot;&quot;value&quot;&quot;:&quot;&amp;COLUMN([.BD84])-11&amp;&quot;,&quot;&quot;text&quot;&quot;:&quot;&quot;&quot;&amp;[.BD84]&amp;&quot;&quot;&quot;},&quot;;&quot;&quot;) &amp;IF([.BE84]&gt;0;&quot;{&quot;&quot;value&quot;&quot;:&quot;&amp;COLUMN([.BE84])-11&amp;&quot;,&quot;&quot;text&quot;&quot;:&quot;&quot;&quot;&amp;[.BE84]&amp;&quot;&quot;&quot;},&quot;;&quot;&quot;) &amp;IF([.BF84]&gt;0;&quot;{&quot;&quot;value&quot;&quot;:&quot;&amp;COLUMN([.BF84])-11&amp;&quot;,&quot;&quot;text&quot;&quot;:&quot;&quot;&quot;&amp;[.BF84]&amp;&quot;&quot;&quot;},&quot;;&quot;&quot;) &amp;IF([.BG84]&gt;0;&quot;{&quot;&quot;value&quot;&quot;:&quot;&amp;COLUMN([.BG84])-11&amp;&quot;,&quot;&quot;text&quot;&quot;:&quot;&quot;&quot;&amp;[.BG84]&amp;&quot;&quot;&quot;},&quot;;&quot;&quot;) &amp;IF([.BH84]&gt;0;&quot;{&quot;&quot;value&quot;&quot;:&quot;&amp;COLUMN([.BH84])-11&amp;&quot;,&quot;&quot;text&quot;&quot;:&quot;&quot;&quot;&amp;[.BH84]&amp;&quot;&quot;&quot;},&quot;;&quot;&quot;) &amp;IF([.BI84]&gt;0;&quot;{&quot;&quot;value&quot;&quot;:&quot;&amp;COLUMN([.BI84])-11&amp;&quot;,&quot;&quot;text&quot;&quot;:&quot;&quot;&quot;&amp;[.BI84]&amp;&quot;&quot;&quot;},&quot;;&quot;&quot;) &amp;IF([.BJ84]&gt;0;&quot;{&quot;&quot;value&quot;&quot;:&quot;&amp;COLUMN([.BJ84])-11&amp;&quot;,&quot;&quot;text&quot;&quot;:&quot;&quot;&quot;&amp;[.BJ84]&amp;&quot;&quot;&quot;},&quot;;&quot;&quot;) &amp;IF([.BK84]&gt;0;&quot;{&quot;&quot;value&quot;&quot;:&quot;&amp;COLUMN([.BK84])-11&amp;&quot;,&quot;&quot;text&quot;&quot;:&quot;&quot;&quot;&amp;[.BK8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85]&amp;&quot;,&quot;&quot;ordinal&quot;&quot;:&quot;&amp;ROW()-2&amp;&quot;,&quot;&quot;required&quot;&quot;:&quot;&amp;[.E85]&amp;&quot;,&quot;&quot;category&quot;&quot;:&quot;&quot;&quot;&amp;[.F85]&amp;&quot;&quot;&quot;,&quot;&quot;info&quot;&quot;:&quot;&quot;&quot;&amp;[.J85]&amp;&quot;&quot;&quot;&quot;&amp;&quot;,&quot;&quot;skip&quot;&quot;:&quot;&quot;&quot;&amp;[.D85]&amp;&quot;&quot;&quot;&quot;&amp;&quot;,&quot;&quot;text&quot;&quot;:&quot;&quot;&quot;&amp;[.H85]&amp;&quot;&quot;&quot;&quot;&amp;&quot;,&quot;&quot;type&quot;&quot;:&quot;&quot;&quot;&amp;[.I85]&amp;&quot;&quot;&quot;&quot;&amp;&quot;,&quot;&quot;options&quot;&quot;:[&quot; &amp;IF([.K85]&gt;0;&quot;{&quot;&quot;value&quot;&quot;:&quot;&amp;COLUMN([.K85])-11&amp;&quot;,&quot;&quot;text&quot;&quot;:&quot;&quot;&quot;&amp;[.K85]&amp;&quot;&quot;&quot;},&quot;;&quot;&quot;) &amp;IF([.L85]&gt;0;&quot;{&quot;&quot;value&quot;&quot;:&quot;&amp;COLUMN([.L85])-11&amp;&quot;,&quot;&quot;text&quot;&quot;:&quot;&quot;&quot;&amp;[.L85]&amp;&quot;&quot;&quot;},&quot;;&quot;&quot;) &amp;IF([.M85]&gt;0;&quot;{&quot;&quot;value&quot;&quot;:&quot;&amp;COLUMN([.M85])-11&amp;&quot;,&quot;&quot;text&quot;&quot;:&quot;&quot;&quot;&amp;[.M85]&amp;&quot;&quot;&quot;},&quot;;&quot;&quot;) &amp;IF([.N85]&gt;0;&quot;{&quot;&quot;value&quot;&quot;:&quot;&amp;COLUMN([.N85])-11&amp;&quot;,&quot;&quot;text&quot;&quot;:&quot;&quot;&quot;&amp;[.N85]&amp;&quot;&quot;&quot;},&quot;;&quot;&quot;) &amp;IF([.O85]&gt;0;&quot;{&quot;&quot;value&quot;&quot;:&quot;&amp;COLUMN([.O85])-11&amp;&quot;,&quot;&quot;text&quot;&quot;:&quot;&quot;&quot;&amp;[.O85]&amp;&quot;&quot;&quot;},&quot;;&quot;&quot;) &amp;IF([.P85]&gt;0;&quot;{&quot;&quot;value&quot;&quot;:&quot;&amp;COLUMN([.P85])-11&amp;&quot;,&quot;&quot;text&quot;&quot;:&quot;&quot;&quot;&amp;[.P85]&amp;&quot;&quot;&quot;},&quot;;&quot;&quot;) &amp;IF([.Q85]&gt;0;&quot;{&quot;&quot;value&quot;&quot;:&quot;&amp;COLUMN([.Q85])-11&amp;&quot;,&quot;&quot;text&quot;&quot;:&quot;&quot;&quot;&amp;[.Q85]&amp;&quot;&quot;&quot;},&quot;;&quot;&quot;) &amp;IF([.R85]&gt;0;&quot;{&quot;&quot;value&quot;&quot;:&quot;&amp;COLUMN([.R85])-11&amp;&quot;,&quot;&quot;text&quot;&quot;:&quot;&quot;&quot;&amp;[.R85]&amp;&quot;&quot;&quot;},&quot;;&quot;&quot;) &amp;IF([.S85]&gt;0;&quot;{&quot;&quot;value&quot;&quot;:&quot;&amp;COLUMN([.S85])-11&amp;&quot;,&quot;&quot;text&quot;&quot;:&quot;&quot;&quot;&amp;[.S85]&amp;&quot;&quot;&quot;},&quot;;&quot;&quot;) &amp;IF([.T85]&gt;0;&quot;{&quot;&quot;value&quot;&quot;:&quot;&amp;COLUMN([.T85])-11&amp;&quot;,&quot;&quot;text&quot;&quot;:&quot;&quot;&quot;&amp;[.T85]&amp;&quot;&quot;&quot;},&quot;;&quot;&quot;) &amp;IF([.U85]&gt;0;&quot;{&quot;&quot;value&quot;&quot;:&quot;&amp;COLUMN([.U85])-11&amp;&quot;,&quot;&quot;text&quot;&quot;:&quot;&quot;&quot;&amp;[.U85]&amp;&quot;&quot;&quot;},&quot;;&quot;&quot;) &amp;IF([.V85]&gt;0;&quot;{&quot;&quot;value&quot;&quot;:&quot;&amp;COLUMN([.V85])-11&amp;&quot;,&quot;&quot;text&quot;&quot;:&quot;&quot;&quot;&amp;[.V85]&amp;&quot;&quot;&quot;},&quot;;&quot;&quot;) &amp;IF([.W85]&gt;0;&quot;{&quot;&quot;value&quot;&quot;:&quot;&amp;COLUMN([.W85])-11&amp;&quot;,&quot;&quot;text&quot;&quot;:&quot;&quot;&quot;&amp;[.W85]&amp;&quot;&quot;&quot;},&quot;;&quot;&quot;) &amp;IF([.X85]&gt;0;&quot;{&quot;&quot;value&quot;&quot;:&quot;&amp;COLUMN([.X85])-11&amp;&quot;,&quot;&quot;text&quot;&quot;:&quot;&quot;&quot;&amp;[.X85]&amp;&quot;&quot;&quot;},&quot;;&quot;&quot;) &amp;IF([.Y85]&gt;0;&quot;{&quot;&quot;value&quot;&quot;:&quot;&amp;COLUMN([.Y85])-11&amp;&quot;,&quot;&quot;text&quot;&quot;:&quot;&quot;&quot;&amp;[.Y85]&amp;&quot;&quot;&quot;},&quot;;&quot;&quot;) &amp;IF([.Z85]&gt;0;&quot;{&quot;&quot;value&quot;&quot;:&quot;&amp;COLUMN([.Z85])-11&amp;&quot;,&quot;&quot;text&quot;&quot;:&quot;&quot;&quot;&amp;[.Z85]&amp;&quot;&quot;&quot;},&quot;;&quot;&quot;) &amp;IF([.AA85]&gt;0;&quot;{&quot;&quot;value&quot;&quot;:&quot;&amp;COLUMN([.AA85])-11&amp;&quot;,&quot;&quot;text&quot;&quot;:&quot;&quot;&quot;&amp;[.AA85]&amp;&quot;&quot;&quot;},&quot;;&quot;&quot;)" office:value-type="string" office:string-value="{&quot;id&quot;:72,&quot;ordinal&quot;:83,&quot;required&quot;:0,&quot;category&quot;:&quot;Managing Your Blood Glucose – Highs&quot;,&quot;info&quot;:&quot;null&quot;,&quot;skip&quot;:&quot;71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72,"ordinal":83,"required":0,"category":"Managing Your Blood Glucose – Highs","info":"null","skip":"71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B85]&gt;0;&quot;{&quot;&quot;value&quot;&quot;:&quot;&amp;COLUMN([.AB85])-11&amp;&quot;,&quot;&quot;text&quot;&quot;:&quot;&quot;&quot;&amp;[.AB85]&amp;&quot;&quot;&quot;},&quot;;&quot;&quot;) &amp;IF([.AC85]&gt;0;&quot;{&quot;&quot;value&quot;&quot;:&quot;&amp;COLUMN([.AC85])-11&amp;&quot;,&quot;&quot;text&quot;&quot;:&quot;&quot;&quot;&amp;[.AC85]&amp;&quot;&quot;&quot;},&quot;;&quot;&quot;) &amp;IF([.AD85]&gt;0;&quot;{&quot;&quot;value&quot;&quot;:&quot;&amp;COLUMN([.AD85])-11&amp;&quot;,&quot;&quot;text&quot;&quot;:&quot;&quot;&quot;&amp;[.AD85]&amp;&quot;&quot;&quot;},&quot;;&quot;&quot;) &amp;IF([.AE85]&gt;0;&quot;{&quot;&quot;value&quot;&quot;:&quot;&amp;COLUMN([.AE85])-11&amp;&quot;,&quot;&quot;text&quot;&quot;:&quot;&quot;&quot;&amp;[.AE85]&amp;&quot;&quot;&quot;},&quot;;&quot;&quot;) &amp;IF([.AF85]&gt;0;&quot;{&quot;&quot;value&quot;&quot;:&quot;&amp;COLUMN([.AF85])-11&amp;&quot;,&quot;&quot;text&quot;&quot;:&quot;&quot;&quot;&amp;[.AF85]&amp;&quot;&quot;&quot;},&quot;;&quot;&quot;) &amp;IF([.AG85]&gt;0;&quot;{&quot;&quot;value&quot;&quot;:&quot;&amp;COLUMN([.AG85])-11&amp;&quot;,&quot;&quot;text&quot;&quot;:&quot;&quot;&quot;&amp;[.AG85]&amp;&quot;&quot;&quot;},&quot;;&quot;&quot;) &amp;IF([.AH85]&gt;0;&quot;{&quot;&quot;value&quot;&quot;:&quot;&amp;COLUMN([.AH85])-11&amp;&quot;,&quot;&quot;text&quot;&quot;:&quot;&quot;&quot;&amp;[.AH85]&amp;&quot;&quot;&quot;},&quot;;&quot;&quot;) &amp;IF([.AI85]&gt;0;&quot;{&quot;&quot;value&quot;&quot;:&quot;&amp;COLUMN([.AI85])-11&amp;&quot;,&quot;&quot;text&quot;&quot;:&quot;&quot;&quot;&amp;[.AI85]&amp;&quot;&quot;&quot;},&quot;;&quot;&quot;) &amp;IF([.AJ85]&gt;0;&quot;{&quot;&quot;value&quot;&quot;:&quot;&amp;COLUMN([.AJ85])-11&amp;&quot;,&quot;&quot;text&quot;&quot;:&quot;&quot;&quot;&amp;[.AJ85]&amp;&quot;&quot;&quot;},&quot;;&quot;&quot;) &amp;IF([.AK85]&gt;0;&quot;{&quot;&quot;value&quot;&quot;:&quot;&amp;COLUMN([.AK85])-11&amp;&quot;,&quot;&quot;text&quot;&quot;:&quot;&quot;&quot;&amp;[.AK85]&amp;&quot;&quot;&quot;},&quot;;&quot;&quot;) &amp;IF([.AL85]&gt;0;&quot;{&quot;&quot;value&quot;&quot;:&quot;&amp;COLUMN([.AL85])-11&amp;&quot;,&quot;&quot;text&quot;&quot;:&quot;&quot;&quot;&amp;[.AL85]&amp;&quot;&quot;&quot;},&quot;;&quot;&quot;) &amp;IF([.AM85]&gt;0;&quot;{&quot;&quot;value&quot;&quot;:&quot;&amp;COLUMN([.AM85])-11&amp;&quot;,&quot;&quot;text&quot;&quot;:&quot;&quot;&quot;&amp;[.AM85]&amp;&quot;&quot;&quot;},&quot;;&quot;&quot;) &amp;IF([.AN85]&gt;0;&quot;{&quot;&quot;value&quot;&quot;:&quot;&amp;COLUMN([.AN85])-11&amp;&quot;,&quot;&quot;text&quot;&quot;:&quot;&quot;&quot;&amp;[.AN85]&amp;&quot;&quot;&quot;},&quot;;&quot;&quot;) &amp;IF([.AO85]&gt;0;&quot;{&quot;&quot;value&quot;&quot;:&quot;&amp;COLUMN([.AO85])-11&amp;&quot;,&quot;&quot;text&quot;&quot;:&quot;&quot;&quot;&amp;[.AO85]&amp;&quot;&quot;&quot;},&quot;;&quot;&quot;) &amp;IF([.AP85]&gt;0;&quot;{&quot;&quot;value&quot;&quot;:&quot;&amp;COLUMN([.AP85])-11&amp;&quot;,&quot;&quot;text&quot;&quot;:&quot;&quot;&quot;&amp;[.AP85]&amp;&quot;&quot;&quot;},&quot;;&quot;&quot;) &amp;IF([.AQ85]&gt;0;&quot;{&quot;&quot;value&quot;&quot;:&quot;&amp;COLUMN([.AQ85])-11&amp;&quot;,&quot;&quot;text&quot;&quot;:&quot;&quot;&quot;&amp;[.AQ85]&amp;&quot;&quot;&quot;},&quot;;&quot;&quot;) &amp;IF([.AR85]&gt;0;&quot;{&quot;&quot;value&quot;&quot;:&quot;&amp;COLUMN([.AR85])-11&amp;&quot;,&quot;&quot;text&quot;&quot;:&quot;&quot;&quot;&amp;[.AR85]&amp;&quot;&quot;&quot;},&quot;;&quot;&quot;) &amp;IF([.AS85]&gt;0;&quot;{&quot;&quot;value&quot;&quot;:&quot;&amp;COLUMN([.AS85])-11&amp;&quot;,&quot;&quot;text&quot;&quot;:&quot;&quot;&quot;&amp;[.AS85]&amp;&quot;&quot;&quot;},&quot;;&quot;&quot;) &amp;IF([.AT85]&gt;0;&quot;{&quot;&quot;value&quot;&quot;:&quot;&amp;COLUMN([.AT85])-11&amp;&quot;,&quot;&quot;text&quot;&quot;:&quot;&quot;&quot;&amp;[.AT85]&amp;&quot;&quot;&quot;},&quot;;&quot;&quot;) &amp;IF([.AU85]&gt;0;&quot;{&quot;&quot;value&quot;&quot;:&quot;&amp;COLUMN([.AU85])-11&amp;&quot;,&quot;&quot;text&quot;&quot;:&quot;&quot;&quot;&amp;[.AU85]&amp;&quot;&quot;&quot;},&quot;;&quot;&quot;)">
            <text:p/>
          </table:table-cell>
          <table:table-cell table:style-name="ce1" table:formula="of:=IF([.AV85]&gt;0;&quot;{&quot;&quot;value&quot;&quot;:&quot;&amp;COLUMN([.AV85])-11&amp;&quot;,&quot;&quot;text&quot;&quot;:&quot;&quot;&quot;&amp;[.AV85]&amp;&quot;&quot;&quot;},&quot;;&quot;&quot;) &amp;IF([.AW85]&gt;0;&quot;{&quot;&quot;value&quot;&quot;:&quot;&amp;COLUMN([.AW85])-11&amp;&quot;,&quot;&quot;text&quot;&quot;:&quot;&quot;&quot;&amp;[.AW85]&amp;&quot;&quot;&quot;},&quot;;&quot;&quot;) &amp;IF([.AX85]&gt;0;&quot;{&quot;&quot;value&quot;&quot;:&quot;&amp;COLUMN([.AX85])-11&amp;&quot;,&quot;&quot;text&quot;&quot;:&quot;&quot;&quot;&amp;[.AX85]&amp;&quot;&quot;&quot;},&quot;;&quot;&quot;) &amp;IF([.AY85]&gt;0;&quot;{&quot;&quot;value&quot;&quot;:&quot;&amp;COLUMN([.AY85])-11&amp;&quot;,&quot;&quot;text&quot;&quot;:&quot;&quot;&quot;&amp;[.AY85]&amp;&quot;&quot;&quot;},&quot;;&quot;&quot;) &amp;IF([.AZ85]&gt;0;&quot;{&quot;&quot;value&quot;&quot;:&quot;&amp;COLUMN([.AZ85])-11&amp;&quot;,&quot;&quot;text&quot;&quot;:&quot;&quot;&quot;&amp;[.AZ85]&amp;&quot;&quot;&quot;},&quot;;&quot;&quot;) &amp;IF([.BA85]&gt;0;&quot;{&quot;&quot;value&quot;&quot;:&quot;&amp;COLUMN([.BA85])-11&amp;&quot;,&quot;&quot;text&quot;&quot;:&quot;&quot;&quot;&amp;[.BA85]&amp;&quot;&quot;&quot;},&quot;;&quot;&quot;) &amp;IF([.BB85]&gt;0;&quot;{&quot;&quot;value&quot;&quot;:&quot;&amp;COLUMN([.BB85])-11&amp;&quot;,&quot;&quot;text&quot;&quot;:&quot;&quot;&quot;&amp;[.BB85]&amp;&quot;&quot;&quot;},&quot;;&quot;&quot;) &amp;IF([.BC85]&gt;0;&quot;{&quot;&quot;value&quot;&quot;:&quot;&amp;COLUMN([.BC85])-11&amp;&quot;,&quot;&quot;text&quot;&quot;:&quot;&quot;&quot;&amp;[.BC85]&amp;&quot;&quot;&quot;},&quot;;&quot;&quot;) &amp;IF([.BD85]&gt;0;&quot;{&quot;&quot;value&quot;&quot;:&quot;&amp;COLUMN([.BD85])-11&amp;&quot;,&quot;&quot;text&quot;&quot;:&quot;&quot;&quot;&amp;[.BD85]&amp;&quot;&quot;&quot;},&quot;;&quot;&quot;) &amp;IF([.BE85]&gt;0;&quot;{&quot;&quot;value&quot;&quot;:&quot;&amp;COLUMN([.BE85])-11&amp;&quot;,&quot;&quot;text&quot;&quot;:&quot;&quot;&quot;&amp;[.BE85]&amp;&quot;&quot;&quot;},&quot;;&quot;&quot;) &amp;IF([.BF85]&gt;0;&quot;{&quot;&quot;value&quot;&quot;:&quot;&amp;COLUMN([.BF85])-11&amp;&quot;,&quot;&quot;text&quot;&quot;:&quot;&quot;&quot;&amp;[.BF85]&amp;&quot;&quot;&quot;},&quot;;&quot;&quot;) &amp;IF([.BG85]&gt;0;&quot;{&quot;&quot;value&quot;&quot;:&quot;&amp;COLUMN([.BG85])-11&amp;&quot;,&quot;&quot;text&quot;&quot;:&quot;&quot;&quot;&amp;[.BG85]&amp;&quot;&quot;&quot;},&quot;;&quot;&quot;) &amp;IF([.BH85]&gt;0;&quot;{&quot;&quot;value&quot;&quot;:&quot;&amp;COLUMN([.BH85])-11&amp;&quot;,&quot;&quot;text&quot;&quot;:&quot;&quot;&quot;&amp;[.BH85]&amp;&quot;&quot;&quot;},&quot;;&quot;&quot;) &amp;IF([.BI85]&gt;0;&quot;{&quot;&quot;value&quot;&quot;:&quot;&amp;COLUMN([.BI85])-11&amp;&quot;,&quot;&quot;text&quot;&quot;:&quot;&quot;&quot;&amp;[.BI85]&amp;&quot;&quot;&quot;},&quot;;&quot;&quot;) &amp;IF([.BJ85]&gt;0;&quot;{&quot;&quot;value&quot;&quot;:&quot;&amp;COLUMN([.BJ85])-11&amp;&quot;,&quot;&quot;text&quot;&quot;:&quot;&quot;&quot;&amp;[.BJ85]&amp;&quot;&quot;&quot;},&quot;;&quot;&quot;) &amp;IF([.BK85]&gt;0;&quot;{&quot;&quot;value&quot;&quot;:&quot;&amp;COLUMN([.BK85])-11&amp;&quot;,&quot;&quot;text&quot;&quot;:&quot;&quot;&quot;&amp;[.BK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86]&amp;&quot;,&quot;&quot;ordinal&quot;&quot;:&quot;&amp;ROW()-2&amp;&quot;,&quot;&quot;required&quot;&quot;:&quot;&amp;[.E86]&amp;&quot;,&quot;&quot;category&quot;&quot;:&quot;&quot;&quot;&amp;[.F86]&amp;&quot;&quot;&quot;,&quot;&quot;info&quot;&quot;:&quot;&quot;&quot;&amp;[.J86]&amp;&quot;&quot;&quot;&quot;&amp;&quot;,&quot;&quot;skip&quot;&quot;:&quot;&quot;&quot;&amp;[.D86]&amp;&quot;&quot;&quot;&quot;&amp;&quot;,&quot;&quot;text&quot;&quot;:&quot;&quot;&quot;&amp;[.H86]&amp;&quot;&quot;&quot;&quot;&amp;&quot;,&quot;&quot;type&quot;&quot;:&quot;&quot;&quot;&amp;[.I86]&amp;&quot;&quot;&quot;&quot;&amp;&quot;,&quot;&quot;options&quot;&quot;:[&quot; &amp;IF([.K86]&gt;0;&quot;{&quot;&quot;value&quot;&quot;:&quot;&amp;COLUMN([.K86])-11&amp;&quot;,&quot;&quot;text&quot;&quot;:&quot;&quot;&quot;&amp;[.K86]&amp;&quot;&quot;&quot;},&quot;;&quot;&quot;) &amp;IF([.L86]&gt;0;&quot;{&quot;&quot;value&quot;&quot;:&quot;&amp;COLUMN([.L86])-11&amp;&quot;,&quot;&quot;text&quot;&quot;:&quot;&quot;&quot;&amp;[.L86]&amp;&quot;&quot;&quot;},&quot;;&quot;&quot;) &amp;IF([.M86]&gt;0;&quot;{&quot;&quot;value&quot;&quot;:&quot;&amp;COLUMN([.M86])-11&amp;&quot;,&quot;&quot;text&quot;&quot;:&quot;&quot;&quot;&amp;[.M86]&amp;&quot;&quot;&quot;},&quot;;&quot;&quot;) &amp;IF([.N86]&gt;0;&quot;{&quot;&quot;value&quot;&quot;:&quot;&amp;COLUMN([.N86])-11&amp;&quot;,&quot;&quot;text&quot;&quot;:&quot;&quot;&quot;&amp;[.N86]&amp;&quot;&quot;&quot;},&quot;;&quot;&quot;) &amp;IF([.O86]&gt;0;&quot;{&quot;&quot;value&quot;&quot;:&quot;&amp;COLUMN([.O86])-11&amp;&quot;,&quot;&quot;text&quot;&quot;:&quot;&quot;&quot;&amp;[.O86]&amp;&quot;&quot;&quot;},&quot;;&quot;&quot;) &amp;IF([.P86]&gt;0;&quot;{&quot;&quot;value&quot;&quot;:&quot;&amp;COLUMN([.P86])-11&amp;&quot;,&quot;&quot;text&quot;&quot;:&quot;&quot;&quot;&amp;[.P86]&amp;&quot;&quot;&quot;},&quot;;&quot;&quot;) &amp;IF([.Q86]&gt;0;&quot;{&quot;&quot;value&quot;&quot;:&quot;&amp;COLUMN([.Q86])-11&amp;&quot;,&quot;&quot;text&quot;&quot;:&quot;&quot;&quot;&amp;[.Q86]&amp;&quot;&quot;&quot;},&quot;;&quot;&quot;) &amp;IF([.R86]&gt;0;&quot;{&quot;&quot;value&quot;&quot;:&quot;&amp;COLUMN([.R86])-11&amp;&quot;,&quot;&quot;text&quot;&quot;:&quot;&quot;&quot;&amp;[.R86]&amp;&quot;&quot;&quot;},&quot;;&quot;&quot;) &amp;IF([.S86]&gt;0;&quot;{&quot;&quot;value&quot;&quot;:&quot;&amp;COLUMN([.S86])-11&amp;&quot;,&quot;&quot;text&quot;&quot;:&quot;&quot;&quot;&amp;[.S86]&amp;&quot;&quot;&quot;},&quot;;&quot;&quot;) &amp;IF([.T86]&gt;0;&quot;{&quot;&quot;value&quot;&quot;:&quot;&amp;COLUMN([.T86])-11&amp;&quot;,&quot;&quot;text&quot;&quot;:&quot;&quot;&quot;&amp;[.T86]&amp;&quot;&quot;&quot;},&quot;;&quot;&quot;) &amp;IF([.U86]&gt;0;&quot;{&quot;&quot;value&quot;&quot;:&quot;&amp;COLUMN([.U86])-11&amp;&quot;,&quot;&quot;text&quot;&quot;:&quot;&quot;&quot;&amp;[.U86]&amp;&quot;&quot;&quot;},&quot;;&quot;&quot;) &amp;IF([.V86]&gt;0;&quot;{&quot;&quot;value&quot;&quot;:&quot;&amp;COLUMN([.V86])-11&amp;&quot;,&quot;&quot;text&quot;&quot;:&quot;&quot;&quot;&amp;[.V86]&amp;&quot;&quot;&quot;},&quot;;&quot;&quot;) &amp;IF([.W86]&gt;0;&quot;{&quot;&quot;value&quot;&quot;:&quot;&amp;COLUMN([.W86])-11&amp;&quot;,&quot;&quot;text&quot;&quot;:&quot;&quot;&quot;&amp;[.W86]&amp;&quot;&quot;&quot;},&quot;;&quot;&quot;) &amp;IF([.X86]&gt;0;&quot;{&quot;&quot;value&quot;&quot;:&quot;&amp;COLUMN([.X86])-11&amp;&quot;,&quot;&quot;text&quot;&quot;:&quot;&quot;&quot;&amp;[.X86]&amp;&quot;&quot;&quot;},&quot;;&quot;&quot;) &amp;IF([.Y86]&gt;0;&quot;{&quot;&quot;value&quot;&quot;:&quot;&amp;COLUMN([.Y86])-11&amp;&quot;,&quot;&quot;text&quot;&quot;:&quot;&quot;&quot;&amp;[.Y86]&amp;&quot;&quot;&quot;},&quot;;&quot;&quot;) &amp;IF([.Z86]&gt;0;&quot;{&quot;&quot;value&quot;&quot;:&quot;&amp;COLUMN([.Z86])-11&amp;&quot;,&quot;&quot;text&quot;&quot;:&quot;&quot;&quot;&amp;[.Z86]&amp;&quot;&quot;&quot;},&quot;;&quot;&quot;) &amp;IF([.AA86]&gt;0;&quot;{&quot;&quot;value&quot;&quot;:&quot;&amp;COLUMN([.AA86])-11&amp;&quot;,&quot;&quot;text&quot;&quot;:&quot;&quot;&quot;&amp;[.AA86]&amp;&quot;&quot;&quot;},&quot;;&quot;&quot;)" office:value-type="string" office:string-value="{&quot;id&quot;:73,&quot;ordinal&quot;:84,&quot;required&quot;:0,&quot;category&quot;:&quot;Managing Your Blood Glucose – Highs&quot;,&quot;info&quot;:&quot;null&quot;,&quot;skip&quot;:&quot;71.2&quot;,&quot;text&quot;:&quot;Were you admitted to hospital?&quot;,&quot;type&quot;:&quot;SC&quot;,&quot;options&quot;:[{&quot;value&quot;:0,&quot;text&quot;:&quot;Yes&quot;},{&quot;value&quot;:1,&quot;text&quot;:&quot;No&quot;},{&quot;value&quot;:2,&quot;text&quot;:&quot;Not sure&quot;},">
            <text:p>{"id":73,"ordinal":84,"required":0,"category":"Managing Your Blood Glucose – Highs","info":"null","skip":"71.2","text":"Were you admitted to hospital?","type":"SC","options":[{"value":0,"text":"Yes"},{"value":1,"text":"No"},{"value":2,"text":"Not sure"},</text:p>
          </table:table-cell>
          <table:table-cell table:style-name="ce2" table:formula="of:=IF([.AB86]&gt;0;&quot;{&quot;&quot;value&quot;&quot;:&quot;&amp;COLUMN([.AB86])-11&amp;&quot;,&quot;&quot;text&quot;&quot;:&quot;&quot;&quot;&amp;[.AB86]&amp;&quot;&quot;&quot;},&quot;;&quot;&quot;) &amp;IF([.AC86]&gt;0;&quot;{&quot;&quot;value&quot;&quot;:&quot;&amp;COLUMN([.AC86])-11&amp;&quot;,&quot;&quot;text&quot;&quot;:&quot;&quot;&quot;&amp;[.AC86]&amp;&quot;&quot;&quot;},&quot;;&quot;&quot;) &amp;IF([.AD86]&gt;0;&quot;{&quot;&quot;value&quot;&quot;:&quot;&amp;COLUMN([.AD86])-11&amp;&quot;,&quot;&quot;text&quot;&quot;:&quot;&quot;&quot;&amp;[.AD86]&amp;&quot;&quot;&quot;},&quot;;&quot;&quot;) &amp;IF([.AE86]&gt;0;&quot;{&quot;&quot;value&quot;&quot;:&quot;&amp;COLUMN([.AE86])-11&amp;&quot;,&quot;&quot;text&quot;&quot;:&quot;&quot;&quot;&amp;[.AE86]&amp;&quot;&quot;&quot;},&quot;;&quot;&quot;) &amp;IF([.AF86]&gt;0;&quot;{&quot;&quot;value&quot;&quot;:&quot;&amp;COLUMN([.AF86])-11&amp;&quot;,&quot;&quot;text&quot;&quot;:&quot;&quot;&quot;&amp;[.AF86]&amp;&quot;&quot;&quot;},&quot;;&quot;&quot;) &amp;IF([.AG86]&gt;0;&quot;{&quot;&quot;value&quot;&quot;:&quot;&amp;COLUMN([.AG86])-11&amp;&quot;,&quot;&quot;text&quot;&quot;:&quot;&quot;&quot;&amp;[.AG86]&amp;&quot;&quot;&quot;},&quot;;&quot;&quot;) &amp;IF([.AH86]&gt;0;&quot;{&quot;&quot;value&quot;&quot;:&quot;&amp;COLUMN([.AH86])-11&amp;&quot;,&quot;&quot;text&quot;&quot;:&quot;&quot;&quot;&amp;[.AH86]&amp;&quot;&quot;&quot;},&quot;;&quot;&quot;) &amp;IF([.AI86]&gt;0;&quot;{&quot;&quot;value&quot;&quot;:&quot;&amp;COLUMN([.AI86])-11&amp;&quot;,&quot;&quot;text&quot;&quot;:&quot;&quot;&quot;&amp;[.AI86]&amp;&quot;&quot;&quot;},&quot;;&quot;&quot;) &amp;IF([.AJ86]&gt;0;&quot;{&quot;&quot;value&quot;&quot;:&quot;&amp;COLUMN([.AJ86])-11&amp;&quot;,&quot;&quot;text&quot;&quot;:&quot;&quot;&quot;&amp;[.AJ86]&amp;&quot;&quot;&quot;},&quot;;&quot;&quot;) &amp;IF([.AK86]&gt;0;&quot;{&quot;&quot;value&quot;&quot;:&quot;&amp;COLUMN([.AK86])-11&amp;&quot;,&quot;&quot;text&quot;&quot;:&quot;&quot;&quot;&amp;[.AK86]&amp;&quot;&quot;&quot;},&quot;;&quot;&quot;) &amp;IF([.AL86]&gt;0;&quot;{&quot;&quot;value&quot;&quot;:&quot;&amp;COLUMN([.AL86])-11&amp;&quot;,&quot;&quot;text&quot;&quot;:&quot;&quot;&quot;&amp;[.AL86]&amp;&quot;&quot;&quot;},&quot;;&quot;&quot;) &amp;IF([.AM86]&gt;0;&quot;{&quot;&quot;value&quot;&quot;:&quot;&amp;COLUMN([.AM86])-11&amp;&quot;,&quot;&quot;text&quot;&quot;:&quot;&quot;&quot;&amp;[.AM86]&amp;&quot;&quot;&quot;},&quot;;&quot;&quot;) &amp;IF([.AN86]&gt;0;&quot;{&quot;&quot;value&quot;&quot;:&quot;&amp;COLUMN([.AN86])-11&amp;&quot;,&quot;&quot;text&quot;&quot;:&quot;&quot;&quot;&amp;[.AN86]&amp;&quot;&quot;&quot;},&quot;;&quot;&quot;) &amp;IF([.AO86]&gt;0;&quot;{&quot;&quot;value&quot;&quot;:&quot;&amp;COLUMN([.AO86])-11&amp;&quot;,&quot;&quot;text&quot;&quot;:&quot;&quot;&quot;&amp;[.AO86]&amp;&quot;&quot;&quot;},&quot;;&quot;&quot;) &amp;IF([.AP86]&gt;0;&quot;{&quot;&quot;value&quot;&quot;:&quot;&amp;COLUMN([.AP86])-11&amp;&quot;,&quot;&quot;text&quot;&quot;:&quot;&quot;&quot;&amp;[.AP86]&amp;&quot;&quot;&quot;},&quot;;&quot;&quot;) &amp;IF([.AQ86]&gt;0;&quot;{&quot;&quot;value&quot;&quot;:&quot;&amp;COLUMN([.AQ86])-11&amp;&quot;,&quot;&quot;text&quot;&quot;:&quot;&quot;&quot;&amp;[.AQ86]&amp;&quot;&quot;&quot;},&quot;;&quot;&quot;) &amp;IF([.AR86]&gt;0;&quot;{&quot;&quot;value&quot;&quot;:&quot;&amp;COLUMN([.AR86])-11&amp;&quot;,&quot;&quot;text&quot;&quot;:&quot;&quot;&quot;&amp;[.AR86]&amp;&quot;&quot;&quot;},&quot;;&quot;&quot;) &amp;IF([.AS86]&gt;0;&quot;{&quot;&quot;value&quot;&quot;:&quot;&amp;COLUMN([.AS86])-11&amp;&quot;,&quot;&quot;text&quot;&quot;:&quot;&quot;&quot;&amp;[.AS86]&amp;&quot;&quot;&quot;},&quot;;&quot;&quot;) &amp;IF([.AT86]&gt;0;&quot;{&quot;&quot;value&quot;&quot;:&quot;&amp;COLUMN([.AT86])-11&amp;&quot;,&quot;&quot;text&quot;&quot;:&quot;&quot;&quot;&amp;[.AT86]&amp;&quot;&quot;&quot;},&quot;;&quot;&quot;) &amp;IF([.AU86]&gt;0;&quot;{&quot;&quot;value&quot;&quot;:&quot;&amp;COLUMN([.AU86])-11&amp;&quot;,&quot;&quot;text&quot;&quot;:&quot;&quot;&quot;&amp;[.AU86]&amp;&quot;&quot;&quot;},&quot;;&quot;&quot;)">
            <text:p/>
          </table:table-cell>
          <table:table-cell table:style-name="ce1" table:formula="of:=IF([.AV86]&gt;0;&quot;{&quot;&quot;value&quot;&quot;:&quot;&amp;COLUMN([.AV86])-11&amp;&quot;,&quot;&quot;text&quot;&quot;:&quot;&quot;&quot;&amp;[.AV86]&amp;&quot;&quot;&quot;},&quot;;&quot;&quot;) &amp;IF([.AW86]&gt;0;&quot;{&quot;&quot;value&quot;&quot;:&quot;&amp;COLUMN([.AW86])-11&amp;&quot;,&quot;&quot;text&quot;&quot;:&quot;&quot;&quot;&amp;[.AW86]&amp;&quot;&quot;&quot;},&quot;;&quot;&quot;) &amp;IF([.AX86]&gt;0;&quot;{&quot;&quot;value&quot;&quot;:&quot;&amp;COLUMN([.AX86])-11&amp;&quot;,&quot;&quot;text&quot;&quot;:&quot;&quot;&quot;&amp;[.AX86]&amp;&quot;&quot;&quot;},&quot;;&quot;&quot;) &amp;IF([.AY86]&gt;0;&quot;{&quot;&quot;value&quot;&quot;:&quot;&amp;COLUMN([.AY86])-11&amp;&quot;,&quot;&quot;text&quot;&quot;:&quot;&quot;&quot;&amp;[.AY86]&amp;&quot;&quot;&quot;},&quot;;&quot;&quot;) &amp;IF([.AZ86]&gt;0;&quot;{&quot;&quot;value&quot;&quot;:&quot;&amp;COLUMN([.AZ86])-11&amp;&quot;,&quot;&quot;text&quot;&quot;:&quot;&quot;&quot;&amp;[.AZ86]&amp;&quot;&quot;&quot;},&quot;;&quot;&quot;) &amp;IF([.BA86]&gt;0;&quot;{&quot;&quot;value&quot;&quot;:&quot;&amp;COLUMN([.BA86])-11&amp;&quot;,&quot;&quot;text&quot;&quot;:&quot;&quot;&quot;&amp;[.BA86]&amp;&quot;&quot;&quot;},&quot;;&quot;&quot;) &amp;IF([.BB86]&gt;0;&quot;{&quot;&quot;value&quot;&quot;:&quot;&amp;COLUMN([.BB86])-11&amp;&quot;,&quot;&quot;text&quot;&quot;:&quot;&quot;&quot;&amp;[.BB86]&amp;&quot;&quot;&quot;},&quot;;&quot;&quot;) &amp;IF([.BC86]&gt;0;&quot;{&quot;&quot;value&quot;&quot;:&quot;&amp;COLUMN([.BC86])-11&amp;&quot;,&quot;&quot;text&quot;&quot;:&quot;&quot;&quot;&amp;[.BC86]&amp;&quot;&quot;&quot;},&quot;;&quot;&quot;) &amp;IF([.BD86]&gt;0;&quot;{&quot;&quot;value&quot;&quot;:&quot;&amp;COLUMN([.BD86])-11&amp;&quot;,&quot;&quot;text&quot;&quot;:&quot;&quot;&quot;&amp;[.BD86]&amp;&quot;&quot;&quot;},&quot;;&quot;&quot;) &amp;IF([.BE86]&gt;0;&quot;{&quot;&quot;value&quot;&quot;:&quot;&amp;COLUMN([.BE86])-11&amp;&quot;,&quot;&quot;text&quot;&quot;:&quot;&quot;&quot;&amp;[.BE86]&amp;&quot;&quot;&quot;},&quot;;&quot;&quot;) &amp;IF([.BF86]&gt;0;&quot;{&quot;&quot;value&quot;&quot;:&quot;&amp;COLUMN([.BF86])-11&amp;&quot;,&quot;&quot;text&quot;&quot;:&quot;&quot;&quot;&amp;[.BF86]&amp;&quot;&quot;&quot;},&quot;;&quot;&quot;) &amp;IF([.BG86]&gt;0;&quot;{&quot;&quot;value&quot;&quot;:&quot;&amp;COLUMN([.BG86])-11&amp;&quot;,&quot;&quot;text&quot;&quot;:&quot;&quot;&quot;&amp;[.BG86]&amp;&quot;&quot;&quot;},&quot;;&quot;&quot;) &amp;IF([.BH86]&gt;0;&quot;{&quot;&quot;value&quot;&quot;:&quot;&amp;COLUMN([.BH86])-11&amp;&quot;,&quot;&quot;text&quot;&quot;:&quot;&quot;&quot;&amp;[.BH86]&amp;&quot;&quot;&quot;},&quot;;&quot;&quot;) &amp;IF([.BI86]&gt;0;&quot;{&quot;&quot;value&quot;&quot;:&quot;&amp;COLUMN([.BI86])-11&amp;&quot;,&quot;&quot;text&quot;&quot;:&quot;&quot;&quot;&amp;[.BI86]&amp;&quot;&quot;&quot;},&quot;;&quot;&quot;) &amp;IF([.BJ86]&gt;0;&quot;{&quot;&quot;value&quot;&quot;:&quot;&amp;COLUMN([.BJ86])-11&amp;&quot;,&quot;&quot;text&quot;&quot;:&quot;&quot;&quot;&amp;[.BJ86]&amp;&quot;&quot;&quot;},&quot;;&quot;&quot;) &amp;IF([.BK86]&gt;0;&quot;{&quot;&quot;value&quot;&quot;:&quot;&amp;COLUMN([.BK86])-11&amp;&quot;,&quot;&quot;text&quot;&quot;:&quot;&quot;&quot;&amp;[.BK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87]&amp;&quot;,&quot;&quot;ordinal&quot;&quot;:&quot;&amp;ROW()-2&amp;&quot;,&quot;&quot;required&quot;&quot;:&quot;&amp;[.E87]&amp;&quot;,&quot;&quot;category&quot;&quot;:&quot;&quot;&quot;&amp;[.F87]&amp;&quot;&quot;&quot;,&quot;&quot;info&quot;&quot;:&quot;&quot;&quot;&amp;[.J87]&amp;&quot;&quot;&quot;&quot;&amp;&quot;,&quot;&quot;skip&quot;&quot;:&quot;&quot;&quot;&amp;[.D87]&amp;&quot;&quot;&quot;&quot;&amp;&quot;,&quot;&quot;text&quot;&quot;:&quot;&quot;&quot;&amp;[.H87]&amp;&quot;&quot;&quot;&quot;&amp;&quot;,&quot;&quot;type&quot;&quot;:&quot;&quot;&quot;&amp;[.I87]&amp;&quot;&quot;&quot;&quot;&amp;&quot;,&quot;&quot;options&quot;&quot;:[&quot; &amp;IF([.K87]&gt;0;&quot;{&quot;&quot;value&quot;&quot;:&quot;&amp;COLUMN([.K87])-11&amp;&quot;,&quot;&quot;text&quot;&quot;:&quot;&quot;&quot;&amp;[.K87]&amp;&quot;&quot;&quot;},&quot;;&quot;&quot;) &amp;IF([.L87]&gt;0;&quot;{&quot;&quot;value&quot;&quot;:&quot;&amp;COLUMN([.L87])-11&amp;&quot;,&quot;&quot;text&quot;&quot;:&quot;&quot;&quot;&amp;[.L87]&amp;&quot;&quot;&quot;},&quot;;&quot;&quot;) &amp;IF([.M87]&gt;0;&quot;{&quot;&quot;value&quot;&quot;:&quot;&amp;COLUMN([.M87])-11&amp;&quot;,&quot;&quot;text&quot;&quot;:&quot;&quot;&quot;&amp;[.M87]&amp;&quot;&quot;&quot;},&quot;;&quot;&quot;) &amp;IF([.N87]&gt;0;&quot;{&quot;&quot;value&quot;&quot;:&quot;&amp;COLUMN([.N87])-11&amp;&quot;,&quot;&quot;text&quot;&quot;:&quot;&quot;&quot;&amp;[.N87]&amp;&quot;&quot;&quot;},&quot;;&quot;&quot;) &amp;IF([.O87]&gt;0;&quot;{&quot;&quot;value&quot;&quot;:&quot;&amp;COLUMN([.O87])-11&amp;&quot;,&quot;&quot;text&quot;&quot;:&quot;&quot;&quot;&amp;[.O87]&amp;&quot;&quot;&quot;},&quot;;&quot;&quot;) &amp;IF([.P87]&gt;0;&quot;{&quot;&quot;value&quot;&quot;:&quot;&amp;COLUMN([.P87])-11&amp;&quot;,&quot;&quot;text&quot;&quot;:&quot;&quot;&quot;&amp;[.P87]&amp;&quot;&quot;&quot;},&quot;;&quot;&quot;) &amp;IF([.Q87]&gt;0;&quot;{&quot;&quot;value&quot;&quot;:&quot;&amp;COLUMN([.Q87])-11&amp;&quot;,&quot;&quot;text&quot;&quot;:&quot;&quot;&quot;&amp;[.Q87]&amp;&quot;&quot;&quot;},&quot;;&quot;&quot;) &amp;IF([.R87]&gt;0;&quot;{&quot;&quot;value&quot;&quot;:&quot;&amp;COLUMN([.R87])-11&amp;&quot;,&quot;&quot;text&quot;&quot;:&quot;&quot;&quot;&amp;[.R87]&amp;&quot;&quot;&quot;},&quot;;&quot;&quot;) &amp;IF([.S87]&gt;0;&quot;{&quot;&quot;value&quot;&quot;:&quot;&amp;COLUMN([.S87])-11&amp;&quot;,&quot;&quot;text&quot;&quot;:&quot;&quot;&quot;&amp;[.S87]&amp;&quot;&quot;&quot;},&quot;;&quot;&quot;) &amp;IF([.T87]&gt;0;&quot;{&quot;&quot;value&quot;&quot;:&quot;&amp;COLUMN([.T87])-11&amp;&quot;,&quot;&quot;text&quot;&quot;:&quot;&quot;&quot;&amp;[.T87]&amp;&quot;&quot;&quot;},&quot;;&quot;&quot;) &amp;IF([.U87]&gt;0;&quot;{&quot;&quot;value&quot;&quot;:&quot;&amp;COLUMN([.U87])-11&amp;&quot;,&quot;&quot;text&quot;&quot;:&quot;&quot;&quot;&amp;[.U87]&amp;&quot;&quot;&quot;},&quot;;&quot;&quot;) &amp;IF([.V87]&gt;0;&quot;{&quot;&quot;value&quot;&quot;:&quot;&amp;COLUMN([.V87])-11&amp;&quot;,&quot;&quot;text&quot;&quot;:&quot;&quot;&quot;&amp;[.V87]&amp;&quot;&quot;&quot;},&quot;;&quot;&quot;) &amp;IF([.W87]&gt;0;&quot;{&quot;&quot;value&quot;&quot;:&quot;&amp;COLUMN([.W87])-11&amp;&quot;,&quot;&quot;text&quot;&quot;:&quot;&quot;&quot;&amp;[.W87]&amp;&quot;&quot;&quot;},&quot;;&quot;&quot;) &amp;IF([.X87]&gt;0;&quot;{&quot;&quot;value&quot;&quot;:&quot;&amp;COLUMN([.X87])-11&amp;&quot;,&quot;&quot;text&quot;&quot;:&quot;&quot;&quot;&amp;[.X87]&amp;&quot;&quot;&quot;},&quot;;&quot;&quot;) &amp;IF([.Y87]&gt;0;&quot;{&quot;&quot;value&quot;&quot;:&quot;&amp;COLUMN([.Y87])-11&amp;&quot;,&quot;&quot;text&quot;&quot;:&quot;&quot;&quot;&amp;[.Y87]&amp;&quot;&quot;&quot;},&quot;;&quot;&quot;) &amp;IF([.Z87]&gt;0;&quot;{&quot;&quot;value&quot;&quot;:&quot;&amp;COLUMN([.Z87])-11&amp;&quot;,&quot;&quot;text&quot;&quot;:&quot;&quot;&quot;&amp;[.Z87]&amp;&quot;&quot;&quot;},&quot;;&quot;&quot;) &amp;IF([.AA87]&gt;0;&quot;{&quot;&quot;value&quot;&quot;:&quot;&amp;COLUMN([.AA87])-11&amp;&quot;,&quot;&quot;text&quot;&quot;:&quot;&quot;&quot;&amp;[.AA87]&amp;&quot;&quot;&quot;},&quot;;&quot;&quot;)" office:value-type="string" office:string-value="{&quot;id&quot;:74,&quot;ordinal&quot;:85,&quot;required&quot;:0,&quot;category&quot;:&quot;Managing Your Blood Glucose – Highs&quot;,&quot;info&quot;:&quot;null&quot;,&quot;skip&quot;:&quot;71.1,71.2&quot;,&quot;text&quot;:&quot;How did that make you feel?&quot;,&quot;type&quot;:&quot;TEXT&quot;,&quot;options&quot;:[">
            <text:p>{"id":74,"ordinal":85,"required":0,"category":"Managing Your Blood Glucose – Highs","info":"null","skip":"71.1,71.2","text":"How did that make you feel?","type":"TEXT","options":[</text:p>
          </table:table-cell>
          <table:table-cell table:style-name="ce2" table:formula="of:=IF([.AB87]&gt;0;&quot;{&quot;&quot;value&quot;&quot;:&quot;&amp;COLUMN([.AB87])-11&amp;&quot;,&quot;&quot;text&quot;&quot;:&quot;&quot;&quot;&amp;[.AB87]&amp;&quot;&quot;&quot;},&quot;;&quot;&quot;) &amp;IF([.AC87]&gt;0;&quot;{&quot;&quot;value&quot;&quot;:&quot;&amp;COLUMN([.AC87])-11&amp;&quot;,&quot;&quot;text&quot;&quot;:&quot;&quot;&quot;&amp;[.AC87]&amp;&quot;&quot;&quot;},&quot;;&quot;&quot;) &amp;IF([.AD87]&gt;0;&quot;{&quot;&quot;value&quot;&quot;:&quot;&amp;COLUMN([.AD87])-11&amp;&quot;,&quot;&quot;text&quot;&quot;:&quot;&quot;&quot;&amp;[.AD87]&amp;&quot;&quot;&quot;},&quot;;&quot;&quot;) &amp;IF([.AE87]&gt;0;&quot;{&quot;&quot;value&quot;&quot;:&quot;&amp;COLUMN([.AE87])-11&amp;&quot;,&quot;&quot;text&quot;&quot;:&quot;&quot;&quot;&amp;[.AE87]&amp;&quot;&quot;&quot;},&quot;;&quot;&quot;) &amp;IF([.AF87]&gt;0;&quot;{&quot;&quot;value&quot;&quot;:&quot;&amp;COLUMN([.AF87])-11&amp;&quot;,&quot;&quot;text&quot;&quot;:&quot;&quot;&quot;&amp;[.AF87]&amp;&quot;&quot;&quot;},&quot;;&quot;&quot;) &amp;IF([.AG87]&gt;0;&quot;{&quot;&quot;value&quot;&quot;:&quot;&amp;COLUMN([.AG87])-11&amp;&quot;,&quot;&quot;text&quot;&quot;:&quot;&quot;&quot;&amp;[.AG87]&amp;&quot;&quot;&quot;},&quot;;&quot;&quot;) &amp;IF([.AH87]&gt;0;&quot;{&quot;&quot;value&quot;&quot;:&quot;&amp;COLUMN([.AH87])-11&amp;&quot;,&quot;&quot;text&quot;&quot;:&quot;&quot;&quot;&amp;[.AH87]&amp;&quot;&quot;&quot;},&quot;;&quot;&quot;) &amp;IF([.AI87]&gt;0;&quot;{&quot;&quot;value&quot;&quot;:&quot;&amp;COLUMN([.AI87])-11&amp;&quot;,&quot;&quot;text&quot;&quot;:&quot;&quot;&quot;&amp;[.AI87]&amp;&quot;&quot;&quot;},&quot;;&quot;&quot;) &amp;IF([.AJ87]&gt;0;&quot;{&quot;&quot;value&quot;&quot;:&quot;&amp;COLUMN([.AJ87])-11&amp;&quot;,&quot;&quot;text&quot;&quot;:&quot;&quot;&quot;&amp;[.AJ87]&amp;&quot;&quot;&quot;},&quot;;&quot;&quot;) &amp;IF([.AK87]&gt;0;&quot;{&quot;&quot;value&quot;&quot;:&quot;&amp;COLUMN([.AK87])-11&amp;&quot;,&quot;&quot;text&quot;&quot;:&quot;&quot;&quot;&amp;[.AK87]&amp;&quot;&quot;&quot;},&quot;;&quot;&quot;) &amp;IF([.AL87]&gt;0;&quot;{&quot;&quot;value&quot;&quot;:&quot;&amp;COLUMN([.AL87])-11&amp;&quot;,&quot;&quot;text&quot;&quot;:&quot;&quot;&quot;&amp;[.AL87]&amp;&quot;&quot;&quot;},&quot;;&quot;&quot;) &amp;IF([.AM87]&gt;0;&quot;{&quot;&quot;value&quot;&quot;:&quot;&amp;COLUMN([.AM87])-11&amp;&quot;,&quot;&quot;text&quot;&quot;:&quot;&quot;&quot;&amp;[.AM87]&amp;&quot;&quot;&quot;},&quot;;&quot;&quot;) &amp;IF([.AN87]&gt;0;&quot;{&quot;&quot;value&quot;&quot;:&quot;&amp;COLUMN([.AN87])-11&amp;&quot;,&quot;&quot;text&quot;&quot;:&quot;&quot;&quot;&amp;[.AN87]&amp;&quot;&quot;&quot;},&quot;;&quot;&quot;) &amp;IF([.AO87]&gt;0;&quot;{&quot;&quot;value&quot;&quot;:&quot;&amp;COLUMN([.AO87])-11&amp;&quot;,&quot;&quot;text&quot;&quot;:&quot;&quot;&quot;&amp;[.AO87]&amp;&quot;&quot;&quot;},&quot;;&quot;&quot;) &amp;IF([.AP87]&gt;0;&quot;{&quot;&quot;value&quot;&quot;:&quot;&amp;COLUMN([.AP87])-11&amp;&quot;,&quot;&quot;text&quot;&quot;:&quot;&quot;&quot;&amp;[.AP87]&amp;&quot;&quot;&quot;},&quot;;&quot;&quot;) &amp;IF([.AQ87]&gt;0;&quot;{&quot;&quot;value&quot;&quot;:&quot;&amp;COLUMN([.AQ87])-11&amp;&quot;,&quot;&quot;text&quot;&quot;:&quot;&quot;&quot;&amp;[.AQ87]&amp;&quot;&quot;&quot;},&quot;;&quot;&quot;) &amp;IF([.AR87]&gt;0;&quot;{&quot;&quot;value&quot;&quot;:&quot;&amp;COLUMN([.AR87])-11&amp;&quot;,&quot;&quot;text&quot;&quot;:&quot;&quot;&quot;&amp;[.AR87]&amp;&quot;&quot;&quot;},&quot;;&quot;&quot;) &amp;IF([.AS87]&gt;0;&quot;{&quot;&quot;value&quot;&quot;:&quot;&amp;COLUMN([.AS87])-11&amp;&quot;,&quot;&quot;text&quot;&quot;:&quot;&quot;&quot;&amp;[.AS87]&amp;&quot;&quot;&quot;},&quot;;&quot;&quot;) &amp;IF([.AT87]&gt;0;&quot;{&quot;&quot;value&quot;&quot;:&quot;&amp;COLUMN([.AT87])-11&amp;&quot;,&quot;&quot;text&quot;&quot;:&quot;&quot;&quot;&amp;[.AT87]&amp;&quot;&quot;&quot;},&quot;;&quot;&quot;) &amp;IF([.AU87]&gt;0;&quot;{&quot;&quot;value&quot;&quot;:&quot;&amp;COLUMN([.AU87])-11&amp;&quot;,&quot;&quot;text&quot;&quot;:&quot;&quot;&quot;&amp;[.AU87]&amp;&quot;&quot;&quot;},&quot;;&quot;&quot;)">
            <text:p/>
          </table:table-cell>
          <table:table-cell table:style-name="ce1" table:formula="of:=IF([.AV87]&gt;0;&quot;{&quot;&quot;value&quot;&quot;:&quot;&amp;COLUMN([.AV87])-11&amp;&quot;,&quot;&quot;text&quot;&quot;:&quot;&quot;&quot;&amp;[.AV87]&amp;&quot;&quot;&quot;},&quot;;&quot;&quot;) &amp;IF([.AW87]&gt;0;&quot;{&quot;&quot;value&quot;&quot;:&quot;&amp;COLUMN([.AW87])-11&amp;&quot;,&quot;&quot;text&quot;&quot;:&quot;&quot;&quot;&amp;[.AW87]&amp;&quot;&quot;&quot;},&quot;;&quot;&quot;) &amp;IF([.AX87]&gt;0;&quot;{&quot;&quot;value&quot;&quot;:&quot;&amp;COLUMN([.AX87])-11&amp;&quot;,&quot;&quot;text&quot;&quot;:&quot;&quot;&quot;&amp;[.AX87]&amp;&quot;&quot;&quot;},&quot;;&quot;&quot;) &amp;IF([.AY87]&gt;0;&quot;{&quot;&quot;value&quot;&quot;:&quot;&amp;COLUMN([.AY87])-11&amp;&quot;,&quot;&quot;text&quot;&quot;:&quot;&quot;&quot;&amp;[.AY87]&amp;&quot;&quot;&quot;},&quot;;&quot;&quot;) &amp;IF([.AZ87]&gt;0;&quot;{&quot;&quot;value&quot;&quot;:&quot;&amp;COLUMN([.AZ87])-11&amp;&quot;,&quot;&quot;text&quot;&quot;:&quot;&quot;&quot;&amp;[.AZ87]&amp;&quot;&quot;&quot;},&quot;;&quot;&quot;) &amp;IF([.BA87]&gt;0;&quot;{&quot;&quot;value&quot;&quot;:&quot;&amp;COLUMN([.BA87])-11&amp;&quot;,&quot;&quot;text&quot;&quot;:&quot;&quot;&quot;&amp;[.BA87]&amp;&quot;&quot;&quot;},&quot;;&quot;&quot;) &amp;IF([.BB87]&gt;0;&quot;{&quot;&quot;value&quot;&quot;:&quot;&amp;COLUMN([.BB87])-11&amp;&quot;,&quot;&quot;text&quot;&quot;:&quot;&quot;&quot;&amp;[.BB87]&amp;&quot;&quot;&quot;},&quot;;&quot;&quot;) &amp;IF([.BC87]&gt;0;&quot;{&quot;&quot;value&quot;&quot;:&quot;&amp;COLUMN([.BC87])-11&amp;&quot;,&quot;&quot;text&quot;&quot;:&quot;&quot;&quot;&amp;[.BC87]&amp;&quot;&quot;&quot;},&quot;;&quot;&quot;) &amp;IF([.BD87]&gt;0;&quot;{&quot;&quot;value&quot;&quot;:&quot;&amp;COLUMN([.BD87])-11&amp;&quot;,&quot;&quot;text&quot;&quot;:&quot;&quot;&quot;&amp;[.BD87]&amp;&quot;&quot;&quot;},&quot;;&quot;&quot;) &amp;IF([.BE87]&gt;0;&quot;{&quot;&quot;value&quot;&quot;:&quot;&amp;COLUMN([.BE87])-11&amp;&quot;,&quot;&quot;text&quot;&quot;:&quot;&quot;&quot;&amp;[.BE87]&amp;&quot;&quot;&quot;},&quot;;&quot;&quot;) &amp;IF([.BF87]&gt;0;&quot;{&quot;&quot;value&quot;&quot;:&quot;&amp;COLUMN([.BF87])-11&amp;&quot;,&quot;&quot;text&quot;&quot;:&quot;&quot;&quot;&amp;[.BF87]&amp;&quot;&quot;&quot;},&quot;;&quot;&quot;) &amp;IF([.BG87]&gt;0;&quot;{&quot;&quot;value&quot;&quot;:&quot;&amp;COLUMN([.BG87])-11&amp;&quot;,&quot;&quot;text&quot;&quot;:&quot;&quot;&quot;&amp;[.BG87]&amp;&quot;&quot;&quot;},&quot;;&quot;&quot;) &amp;IF([.BH87]&gt;0;&quot;{&quot;&quot;value&quot;&quot;:&quot;&amp;COLUMN([.BH87])-11&amp;&quot;,&quot;&quot;text&quot;&quot;:&quot;&quot;&quot;&amp;[.BH87]&amp;&quot;&quot;&quot;},&quot;;&quot;&quot;) &amp;IF([.BI87]&gt;0;&quot;{&quot;&quot;value&quot;&quot;:&quot;&amp;COLUMN([.BI87])-11&amp;&quot;,&quot;&quot;text&quot;&quot;:&quot;&quot;&quot;&amp;[.BI87]&amp;&quot;&quot;&quot;},&quot;;&quot;&quot;) &amp;IF([.BJ87]&gt;0;&quot;{&quot;&quot;value&quot;&quot;:&quot;&amp;COLUMN([.BJ87])-11&amp;&quot;,&quot;&quot;text&quot;&quot;:&quot;&quot;&quot;&amp;[.BJ87]&amp;&quot;&quot;&quot;},&quot;;&quot;&quot;) &amp;IF([.BK87]&gt;0;&quot;{&quot;&quot;value&quot;&quot;:&quot;&amp;COLUMN([.BK87])-11&amp;&quot;,&quot;&quot;text&quot;&quot;:&quot;&quot;&quot;&amp;[.BK87]&amp;&quot;&quot;&quot;},&quot;;&quot;&quot;) &amp;&quot;],},&quot;" office:value-type="string" office:string-value="],},">
            <text:p>],},</text:p>
          </table:table-cell>
          <table:table-cell office:value-type="string">
            <text:p>71.1,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88]&amp;&quot;,&quot;&quot;ordinal&quot;&quot;:&quot;&amp;ROW()-2&amp;&quot;,&quot;&quot;required&quot;&quot;:&quot;&amp;[.E88]&amp;&quot;,&quot;&quot;category&quot;&quot;:&quot;&quot;&quot;&amp;[.F88]&amp;&quot;&quot;&quot;,&quot;&quot;info&quot;&quot;:&quot;&quot;&quot;&amp;[.J88]&amp;&quot;&quot;&quot;&quot;&amp;&quot;,&quot;&quot;skip&quot;&quot;:&quot;&quot;&quot;&amp;[.D88]&amp;&quot;&quot;&quot;&quot;&amp;&quot;,&quot;&quot;text&quot;&quot;:&quot;&quot;&quot;&amp;[.H88]&amp;&quot;&quot;&quot;&quot;&amp;&quot;,&quot;&quot;type&quot;&quot;:&quot;&quot;&quot;&amp;[.I88]&amp;&quot;&quot;&quot;&quot;&amp;&quot;,&quot;&quot;options&quot;&quot;:[&quot; &amp;IF([.K88]&gt;0;&quot;{&quot;&quot;value&quot;&quot;:&quot;&amp;COLUMN([.K88])-11&amp;&quot;,&quot;&quot;text&quot;&quot;:&quot;&quot;&quot;&amp;[.K88]&amp;&quot;&quot;&quot;},&quot;;&quot;&quot;) &amp;IF([.L88]&gt;0;&quot;{&quot;&quot;value&quot;&quot;:&quot;&amp;COLUMN([.L88])-11&amp;&quot;,&quot;&quot;text&quot;&quot;:&quot;&quot;&quot;&amp;[.L88]&amp;&quot;&quot;&quot;},&quot;;&quot;&quot;) &amp;IF([.M88]&gt;0;&quot;{&quot;&quot;value&quot;&quot;:&quot;&amp;COLUMN([.M88])-11&amp;&quot;,&quot;&quot;text&quot;&quot;:&quot;&quot;&quot;&amp;[.M88]&amp;&quot;&quot;&quot;},&quot;;&quot;&quot;) &amp;IF([.N88]&gt;0;&quot;{&quot;&quot;value&quot;&quot;:&quot;&amp;COLUMN([.N88])-11&amp;&quot;,&quot;&quot;text&quot;&quot;:&quot;&quot;&quot;&amp;[.N88]&amp;&quot;&quot;&quot;},&quot;;&quot;&quot;) &amp;IF([.O88]&gt;0;&quot;{&quot;&quot;value&quot;&quot;:&quot;&amp;COLUMN([.O88])-11&amp;&quot;,&quot;&quot;text&quot;&quot;:&quot;&quot;&quot;&amp;[.O88]&amp;&quot;&quot;&quot;},&quot;;&quot;&quot;) &amp;IF([.P88]&gt;0;&quot;{&quot;&quot;value&quot;&quot;:&quot;&amp;COLUMN([.P88])-11&amp;&quot;,&quot;&quot;text&quot;&quot;:&quot;&quot;&quot;&amp;[.P88]&amp;&quot;&quot;&quot;},&quot;;&quot;&quot;) &amp;IF([.Q88]&gt;0;&quot;{&quot;&quot;value&quot;&quot;:&quot;&amp;COLUMN([.Q88])-11&amp;&quot;,&quot;&quot;text&quot;&quot;:&quot;&quot;&quot;&amp;[.Q88]&amp;&quot;&quot;&quot;},&quot;;&quot;&quot;) &amp;IF([.R88]&gt;0;&quot;{&quot;&quot;value&quot;&quot;:&quot;&amp;COLUMN([.R88])-11&amp;&quot;,&quot;&quot;text&quot;&quot;:&quot;&quot;&quot;&amp;[.R88]&amp;&quot;&quot;&quot;},&quot;;&quot;&quot;) &amp;IF([.S88]&gt;0;&quot;{&quot;&quot;value&quot;&quot;:&quot;&amp;COLUMN([.S88])-11&amp;&quot;,&quot;&quot;text&quot;&quot;:&quot;&quot;&quot;&amp;[.S88]&amp;&quot;&quot;&quot;},&quot;;&quot;&quot;) &amp;IF([.T88]&gt;0;&quot;{&quot;&quot;value&quot;&quot;:&quot;&amp;COLUMN([.T88])-11&amp;&quot;,&quot;&quot;text&quot;&quot;:&quot;&quot;&quot;&amp;[.T88]&amp;&quot;&quot;&quot;},&quot;;&quot;&quot;) &amp;IF([.U88]&gt;0;&quot;{&quot;&quot;value&quot;&quot;:&quot;&amp;COLUMN([.U88])-11&amp;&quot;,&quot;&quot;text&quot;&quot;:&quot;&quot;&quot;&amp;[.U88]&amp;&quot;&quot;&quot;},&quot;;&quot;&quot;) &amp;IF([.V88]&gt;0;&quot;{&quot;&quot;value&quot;&quot;:&quot;&amp;COLUMN([.V88])-11&amp;&quot;,&quot;&quot;text&quot;&quot;:&quot;&quot;&quot;&amp;[.V88]&amp;&quot;&quot;&quot;},&quot;;&quot;&quot;) &amp;IF([.W88]&gt;0;&quot;{&quot;&quot;value&quot;&quot;:&quot;&amp;COLUMN([.W88])-11&amp;&quot;,&quot;&quot;text&quot;&quot;:&quot;&quot;&quot;&amp;[.W88]&amp;&quot;&quot;&quot;},&quot;;&quot;&quot;) &amp;IF([.X88]&gt;0;&quot;{&quot;&quot;value&quot;&quot;:&quot;&amp;COLUMN([.X88])-11&amp;&quot;,&quot;&quot;text&quot;&quot;:&quot;&quot;&quot;&amp;[.X88]&amp;&quot;&quot;&quot;},&quot;;&quot;&quot;) &amp;IF([.Y88]&gt;0;&quot;{&quot;&quot;value&quot;&quot;:&quot;&amp;COLUMN([.Y88])-11&amp;&quot;,&quot;&quot;text&quot;&quot;:&quot;&quot;&quot;&amp;[.Y88]&amp;&quot;&quot;&quot;},&quot;;&quot;&quot;) &amp;IF([.Z88]&gt;0;&quot;{&quot;&quot;value&quot;&quot;:&quot;&amp;COLUMN([.Z88])-11&amp;&quot;,&quot;&quot;text&quot;&quot;:&quot;&quot;&quot;&amp;[.Z88]&amp;&quot;&quot;&quot;},&quot;;&quot;&quot;) &amp;IF([.AA88]&gt;0;&quot;{&quot;&quot;value&quot;&quot;:&quot;&amp;COLUMN([.AA88])-11&amp;&quot;,&quot;&quot;text&quot;&quot;:&quot;&quot;&quot;&amp;[.AA88]&amp;&quot;&quot;&quot;},&quot;;&quot;&quot;)" office:value-type="string" office:string-value="{&quot;id&quot;:75,&quot;ordinal&quot;:86,&quot;required&quot;:0,&quot;category&quot;:&quot;Managing Your Blood Glucose – HbA1c&quot;,&quot;info&quot;:&quot;What is HbA1c? As well as the day-to-day blood glucose testing, there is another test that monitors your diabetes management.  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&quot;,&quot;skip&quot;:&quot;null&quot;,&quot;text&quot;:&quot;What was your HbA1c test result when you were last in the clinic?&quot;,&quot;type&quot;:&quot;SC&quot;,&quot;options&quot;:[{&quot;value&quot;:0,&quot;text&quot;:&quot;4.0%-7.5% (or 20-58mmol/l)&quot;},{&quot;value&quot;:1,&quot;text&quot;:&quot;7.6%-9.0% (or 60-75mmol/l)&quot;},{&quot;value&quot;:2,&quot;text&quot;:&quot;9.1% or higher ( or 76 mmol/l or higher)&quot;},{&quot;value&quot;:3,&quot;text&quot;:&quot;I don't know&quot;},">
            <text:p>{"id":75,"ordinal":86,"required":0,"category":"Managing Your Blood Glucose – HbA1c","info":"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","skip":"null","text":"What was your HbA1c test result when you were last in the clinic?","type":"SC","options":[{"value":0,"text":"4.0%-7.5% (or 20-58mmol/l)"},{"value":1,"text":"7.6%-9.0% (or 60-75mmol/l)"},{"value":2,"text":"9.1% or higher ( or 76 mmol/l or higher)"},{"value":3,"text":"I don't know"},</text:p>
          </table:table-cell>
          <table:table-cell table:style-name="ce2" table:formula="of:=IF([.AB88]&gt;0;&quot;{&quot;&quot;value&quot;&quot;:&quot;&amp;COLUMN([.AB88])-11&amp;&quot;,&quot;&quot;text&quot;&quot;:&quot;&quot;&quot;&amp;[.AB88]&amp;&quot;&quot;&quot;},&quot;;&quot;&quot;) &amp;IF([.AC88]&gt;0;&quot;{&quot;&quot;value&quot;&quot;:&quot;&amp;COLUMN([.AC88])-11&amp;&quot;,&quot;&quot;text&quot;&quot;:&quot;&quot;&quot;&amp;[.AC88]&amp;&quot;&quot;&quot;},&quot;;&quot;&quot;) &amp;IF([.AD88]&gt;0;&quot;{&quot;&quot;value&quot;&quot;:&quot;&amp;COLUMN([.AD88])-11&amp;&quot;,&quot;&quot;text&quot;&quot;:&quot;&quot;&quot;&amp;[.AD88]&amp;&quot;&quot;&quot;},&quot;;&quot;&quot;) &amp;IF([.AE88]&gt;0;&quot;{&quot;&quot;value&quot;&quot;:&quot;&amp;COLUMN([.AE88])-11&amp;&quot;,&quot;&quot;text&quot;&quot;:&quot;&quot;&quot;&amp;[.AE88]&amp;&quot;&quot;&quot;},&quot;;&quot;&quot;) &amp;IF([.AF88]&gt;0;&quot;{&quot;&quot;value&quot;&quot;:&quot;&amp;COLUMN([.AF88])-11&amp;&quot;,&quot;&quot;text&quot;&quot;:&quot;&quot;&quot;&amp;[.AF88]&amp;&quot;&quot;&quot;},&quot;;&quot;&quot;) &amp;IF([.AG88]&gt;0;&quot;{&quot;&quot;value&quot;&quot;:&quot;&amp;COLUMN([.AG88])-11&amp;&quot;,&quot;&quot;text&quot;&quot;:&quot;&quot;&quot;&amp;[.AG88]&amp;&quot;&quot;&quot;},&quot;;&quot;&quot;) &amp;IF([.AH88]&gt;0;&quot;{&quot;&quot;value&quot;&quot;:&quot;&amp;COLUMN([.AH88])-11&amp;&quot;,&quot;&quot;text&quot;&quot;:&quot;&quot;&quot;&amp;[.AH88]&amp;&quot;&quot;&quot;},&quot;;&quot;&quot;) &amp;IF([.AI88]&gt;0;&quot;{&quot;&quot;value&quot;&quot;:&quot;&amp;COLUMN([.AI88])-11&amp;&quot;,&quot;&quot;text&quot;&quot;:&quot;&quot;&quot;&amp;[.AI88]&amp;&quot;&quot;&quot;},&quot;;&quot;&quot;) &amp;IF([.AJ88]&gt;0;&quot;{&quot;&quot;value&quot;&quot;:&quot;&amp;COLUMN([.AJ88])-11&amp;&quot;,&quot;&quot;text&quot;&quot;:&quot;&quot;&quot;&amp;[.AJ88]&amp;&quot;&quot;&quot;},&quot;;&quot;&quot;) &amp;IF([.AK88]&gt;0;&quot;{&quot;&quot;value&quot;&quot;:&quot;&amp;COLUMN([.AK88])-11&amp;&quot;,&quot;&quot;text&quot;&quot;:&quot;&quot;&quot;&amp;[.AK88]&amp;&quot;&quot;&quot;},&quot;;&quot;&quot;) &amp;IF([.AL88]&gt;0;&quot;{&quot;&quot;value&quot;&quot;:&quot;&amp;COLUMN([.AL88])-11&amp;&quot;,&quot;&quot;text&quot;&quot;:&quot;&quot;&quot;&amp;[.AL88]&amp;&quot;&quot;&quot;},&quot;;&quot;&quot;) &amp;IF([.AM88]&gt;0;&quot;{&quot;&quot;value&quot;&quot;:&quot;&amp;COLUMN([.AM88])-11&amp;&quot;,&quot;&quot;text&quot;&quot;:&quot;&quot;&quot;&amp;[.AM88]&amp;&quot;&quot;&quot;},&quot;;&quot;&quot;) &amp;IF([.AN88]&gt;0;&quot;{&quot;&quot;value&quot;&quot;:&quot;&amp;COLUMN([.AN88])-11&amp;&quot;,&quot;&quot;text&quot;&quot;:&quot;&quot;&quot;&amp;[.AN88]&amp;&quot;&quot;&quot;},&quot;;&quot;&quot;) &amp;IF([.AO88]&gt;0;&quot;{&quot;&quot;value&quot;&quot;:&quot;&amp;COLUMN([.AO88])-11&amp;&quot;,&quot;&quot;text&quot;&quot;:&quot;&quot;&quot;&amp;[.AO88]&amp;&quot;&quot;&quot;},&quot;;&quot;&quot;) &amp;IF([.AP88]&gt;0;&quot;{&quot;&quot;value&quot;&quot;:&quot;&amp;COLUMN([.AP88])-11&amp;&quot;,&quot;&quot;text&quot;&quot;:&quot;&quot;&quot;&amp;[.AP88]&amp;&quot;&quot;&quot;},&quot;;&quot;&quot;) &amp;IF([.AQ88]&gt;0;&quot;{&quot;&quot;value&quot;&quot;:&quot;&amp;COLUMN([.AQ88])-11&amp;&quot;,&quot;&quot;text&quot;&quot;:&quot;&quot;&quot;&amp;[.AQ88]&amp;&quot;&quot;&quot;},&quot;;&quot;&quot;) &amp;IF([.AR88]&gt;0;&quot;{&quot;&quot;value&quot;&quot;:&quot;&amp;COLUMN([.AR88])-11&amp;&quot;,&quot;&quot;text&quot;&quot;:&quot;&quot;&quot;&amp;[.AR88]&amp;&quot;&quot;&quot;},&quot;;&quot;&quot;) &amp;IF([.AS88]&gt;0;&quot;{&quot;&quot;value&quot;&quot;:&quot;&amp;COLUMN([.AS88])-11&amp;&quot;,&quot;&quot;text&quot;&quot;:&quot;&quot;&quot;&amp;[.AS88]&amp;&quot;&quot;&quot;},&quot;;&quot;&quot;) &amp;IF([.AT88]&gt;0;&quot;{&quot;&quot;value&quot;&quot;:&quot;&amp;COLUMN([.AT88])-11&amp;&quot;,&quot;&quot;text&quot;&quot;:&quot;&quot;&quot;&amp;[.AT88]&amp;&quot;&quot;&quot;},&quot;;&quot;&quot;) &amp;IF([.AU88]&gt;0;&quot;{&quot;&quot;value&quot;&quot;:&quot;&amp;COLUMN([.AU88])-11&amp;&quot;,&quot;&quot;text&quot;&quot;:&quot;&quot;&quot;&amp;[.AU88]&amp;&quot;&quot;&quot;},&quot;;&quot;&quot;)">
            <text:p/>
          </table:table-cell>
          <table:table-cell table:style-name="ce1" table:formula="of:=IF([.AV88]&gt;0;&quot;{&quot;&quot;value&quot;&quot;:&quot;&amp;COLUMN([.AV88])-11&amp;&quot;,&quot;&quot;text&quot;&quot;:&quot;&quot;&quot;&amp;[.AV88]&amp;&quot;&quot;&quot;},&quot;;&quot;&quot;) &amp;IF([.AW88]&gt;0;&quot;{&quot;&quot;value&quot;&quot;:&quot;&amp;COLUMN([.AW88])-11&amp;&quot;,&quot;&quot;text&quot;&quot;:&quot;&quot;&quot;&amp;[.AW88]&amp;&quot;&quot;&quot;},&quot;;&quot;&quot;) &amp;IF([.AX88]&gt;0;&quot;{&quot;&quot;value&quot;&quot;:&quot;&amp;COLUMN([.AX88])-11&amp;&quot;,&quot;&quot;text&quot;&quot;:&quot;&quot;&quot;&amp;[.AX88]&amp;&quot;&quot;&quot;},&quot;;&quot;&quot;) &amp;IF([.AY88]&gt;0;&quot;{&quot;&quot;value&quot;&quot;:&quot;&amp;COLUMN([.AY88])-11&amp;&quot;,&quot;&quot;text&quot;&quot;:&quot;&quot;&quot;&amp;[.AY88]&amp;&quot;&quot;&quot;},&quot;;&quot;&quot;) &amp;IF([.AZ88]&gt;0;&quot;{&quot;&quot;value&quot;&quot;:&quot;&amp;COLUMN([.AZ88])-11&amp;&quot;,&quot;&quot;text&quot;&quot;:&quot;&quot;&quot;&amp;[.AZ88]&amp;&quot;&quot;&quot;},&quot;;&quot;&quot;) &amp;IF([.BA88]&gt;0;&quot;{&quot;&quot;value&quot;&quot;:&quot;&amp;COLUMN([.BA88])-11&amp;&quot;,&quot;&quot;text&quot;&quot;:&quot;&quot;&quot;&amp;[.BA88]&amp;&quot;&quot;&quot;},&quot;;&quot;&quot;) &amp;IF([.BB88]&gt;0;&quot;{&quot;&quot;value&quot;&quot;:&quot;&amp;COLUMN([.BB88])-11&amp;&quot;,&quot;&quot;text&quot;&quot;:&quot;&quot;&quot;&amp;[.BB88]&amp;&quot;&quot;&quot;},&quot;;&quot;&quot;) &amp;IF([.BC88]&gt;0;&quot;{&quot;&quot;value&quot;&quot;:&quot;&amp;COLUMN([.BC88])-11&amp;&quot;,&quot;&quot;text&quot;&quot;:&quot;&quot;&quot;&amp;[.BC88]&amp;&quot;&quot;&quot;},&quot;;&quot;&quot;) &amp;IF([.BD88]&gt;0;&quot;{&quot;&quot;value&quot;&quot;:&quot;&amp;COLUMN([.BD88])-11&amp;&quot;,&quot;&quot;text&quot;&quot;:&quot;&quot;&quot;&amp;[.BD88]&amp;&quot;&quot;&quot;},&quot;;&quot;&quot;) &amp;IF([.BE88]&gt;0;&quot;{&quot;&quot;value&quot;&quot;:&quot;&amp;COLUMN([.BE88])-11&amp;&quot;,&quot;&quot;text&quot;&quot;:&quot;&quot;&quot;&amp;[.BE88]&amp;&quot;&quot;&quot;},&quot;;&quot;&quot;) &amp;IF([.BF88]&gt;0;&quot;{&quot;&quot;value&quot;&quot;:&quot;&amp;COLUMN([.BF88])-11&amp;&quot;,&quot;&quot;text&quot;&quot;:&quot;&quot;&quot;&amp;[.BF88]&amp;&quot;&quot;&quot;},&quot;;&quot;&quot;) &amp;IF([.BG88]&gt;0;&quot;{&quot;&quot;value&quot;&quot;:&quot;&amp;COLUMN([.BG88])-11&amp;&quot;,&quot;&quot;text&quot;&quot;:&quot;&quot;&quot;&amp;[.BG88]&amp;&quot;&quot;&quot;},&quot;;&quot;&quot;) &amp;IF([.BH88]&gt;0;&quot;{&quot;&quot;value&quot;&quot;:&quot;&amp;COLUMN([.BH88])-11&amp;&quot;,&quot;&quot;text&quot;&quot;:&quot;&quot;&quot;&amp;[.BH88]&amp;&quot;&quot;&quot;},&quot;;&quot;&quot;) &amp;IF([.BI88]&gt;0;&quot;{&quot;&quot;value&quot;&quot;:&quot;&amp;COLUMN([.BI88])-11&amp;&quot;,&quot;&quot;text&quot;&quot;:&quot;&quot;&quot;&amp;[.BI88]&amp;&quot;&quot;&quot;},&quot;;&quot;&quot;) &amp;IF([.BJ88]&gt;0;&quot;{&quot;&quot;value&quot;&quot;:&quot;&amp;COLUMN([.BJ88])-11&amp;&quot;,&quot;&quot;text&quot;&quot;:&quot;&quot;&quot;&amp;[.BJ88]&amp;&quot;&quot;&quot;},&quot;;&quot;&quot;) &amp;IF([.BK88]&gt;0;&quot;{&quot;&quot;value&quot;&quot;:&quot;&amp;COLUMN([.BK88])-11&amp;&quot;,&quot;&quot;text&quot;&quot;:&quot;&quot;&quot;&amp;[.BK8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bA1c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89]&amp;&quot;,&quot;&quot;ordinal&quot;&quot;:&quot;&amp;ROW()-2&amp;&quot;,&quot;&quot;required&quot;&quot;:&quot;&amp;[.E89]&amp;&quot;,&quot;&quot;category&quot;&quot;:&quot;&quot;&quot;&amp;[.F89]&amp;&quot;&quot;&quot;,&quot;&quot;info&quot;&quot;:&quot;&quot;&quot;&amp;[.J89]&amp;&quot;&quot;&quot;&quot;&amp;&quot;,&quot;&quot;skip&quot;&quot;:&quot;&quot;&quot;&amp;[.D89]&amp;&quot;&quot;&quot;&quot;&amp;&quot;,&quot;&quot;text&quot;&quot;:&quot;&quot;&quot;&amp;[.H89]&amp;&quot;&quot;&quot;&quot;&amp;&quot;,&quot;&quot;type&quot;&quot;:&quot;&quot;&quot;&amp;[.I89]&amp;&quot;&quot;&quot;&quot;&amp;&quot;,&quot;&quot;options&quot;&quot;:[&quot; &amp;IF([.K89]&gt;0;&quot;{&quot;&quot;value&quot;&quot;:&quot;&amp;COLUMN([.K89])-11&amp;&quot;,&quot;&quot;text&quot;&quot;:&quot;&quot;&quot;&amp;[.K89]&amp;&quot;&quot;&quot;},&quot;;&quot;&quot;) &amp;IF([.L89]&gt;0;&quot;{&quot;&quot;value&quot;&quot;:&quot;&amp;COLUMN([.L89])-11&amp;&quot;,&quot;&quot;text&quot;&quot;:&quot;&quot;&quot;&amp;[.L89]&amp;&quot;&quot;&quot;},&quot;;&quot;&quot;) &amp;IF([.M89]&gt;0;&quot;{&quot;&quot;value&quot;&quot;:&quot;&amp;COLUMN([.M89])-11&amp;&quot;,&quot;&quot;text&quot;&quot;:&quot;&quot;&quot;&amp;[.M89]&amp;&quot;&quot;&quot;},&quot;;&quot;&quot;) &amp;IF([.N89]&gt;0;&quot;{&quot;&quot;value&quot;&quot;:&quot;&amp;COLUMN([.N89])-11&amp;&quot;,&quot;&quot;text&quot;&quot;:&quot;&quot;&quot;&amp;[.N89]&amp;&quot;&quot;&quot;},&quot;;&quot;&quot;) &amp;IF([.O89]&gt;0;&quot;{&quot;&quot;value&quot;&quot;:&quot;&amp;COLUMN([.O89])-11&amp;&quot;,&quot;&quot;text&quot;&quot;:&quot;&quot;&quot;&amp;[.O89]&amp;&quot;&quot;&quot;},&quot;;&quot;&quot;) &amp;IF([.P89]&gt;0;&quot;{&quot;&quot;value&quot;&quot;:&quot;&amp;COLUMN([.P89])-11&amp;&quot;,&quot;&quot;text&quot;&quot;:&quot;&quot;&quot;&amp;[.P89]&amp;&quot;&quot;&quot;},&quot;;&quot;&quot;) &amp;IF([.Q89]&gt;0;&quot;{&quot;&quot;value&quot;&quot;:&quot;&amp;COLUMN([.Q89])-11&amp;&quot;,&quot;&quot;text&quot;&quot;:&quot;&quot;&quot;&amp;[.Q89]&amp;&quot;&quot;&quot;},&quot;;&quot;&quot;) &amp;IF([.R89]&gt;0;&quot;{&quot;&quot;value&quot;&quot;:&quot;&amp;COLUMN([.R89])-11&amp;&quot;,&quot;&quot;text&quot;&quot;:&quot;&quot;&quot;&amp;[.R89]&amp;&quot;&quot;&quot;},&quot;;&quot;&quot;) &amp;IF([.S89]&gt;0;&quot;{&quot;&quot;value&quot;&quot;:&quot;&amp;COLUMN([.S89])-11&amp;&quot;,&quot;&quot;text&quot;&quot;:&quot;&quot;&quot;&amp;[.S89]&amp;&quot;&quot;&quot;},&quot;;&quot;&quot;) &amp;IF([.T89]&gt;0;&quot;{&quot;&quot;value&quot;&quot;:&quot;&amp;COLUMN([.T89])-11&amp;&quot;,&quot;&quot;text&quot;&quot;:&quot;&quot;&quot;&amp;[.T89]&amp;&quot;&quot;&quot;},&quot;;&quot;&quot;) &amp;IF([.U89]&gt;0;&quot;{&quot;&quot;value&quot;&quot;:&quot;&amp;COLUMN([.U89])-11&amp;&quot;,&quot;&quot;text&quot;&quot;:&quot;&quot;&quot;&amp;[.U89]&amp;&quot;&quot;&quot;},&quot;;&quot;&quot;) &amp;IF([.V89]&gt;0;&quot;{&quot;&quot;value&quot;&quot;:&quot;&amp;COLUMN([.V89])-11&amp;&quot;,&quot;&quot;text&quot;&quot;:&quot;&quot;&quot;&amp;[.V89]&amp;&quot;&quot;&quot;},&quot;;&quot;&quot;) &amp;IF([.W89]&gt;0;&quot;{&quot;&quot;value&quot;&quot;:&quot;&amp;COLUMN([.W89])-11&amp;&quot;,&quot;&quot;text&quot;&quot;:&quot;&quot;&quot;&amp;[.W89]&amp;&quot;&quot;&quot;},&quot;;&quot;&quot;) &amp;IF([.X89]&gt;0;&quot;{&quot;&quot;value&quot;&quot;:&quot;&amp;COLUMN([.X89])-11&amp;&quot;,&quot;&quot;text&quot;&quot;:&quot;&quot;&quot;&amp;[.X89]&amp;&quot;&quot;&quot;},&quot;;&quot;&quot;) &amp;IF([.Y89]&gt;0;&quot;{&quot;&quot;value&quot;&quot;:&quot;&amp;COLUMN([.Y89])-11&amp;&quot;,&quot;&quot;text&quot;&quot;:&quot;&quot;&quot;&amp;[.Y89]&amp;&quot;&quot;&quot;},&quot;;&quot;&quot;) &amp;IF([.Z89]&gt;0;&quot;{&quot;&quot;value&quot;&quot;:&quot;&amp;COLUMN([.Z89])-11&amp;&quot;,&quot;&quot;text&quot;&quot;:&quot;&quot;&quot;&amp;[.Z89]&amp;&quot;&quot;&quot;},&quot;;&quot;&quot;) &amp;IF([.AA89]&gt;0;&quot;{&quot;&quot;value&quot;&quot;:&quot;&amp;COLUMN([.AA89])-11&amp;&quot;,&quot;&quot;text&quot;&quot;:&quot;&quot;&quot;&amp;[.AA89]&amp;&quot;&quot;&quot;},&quot;;&quot;&quot;)" office:value-type="string" office:string-value="{&quot;id&quot;:76,&quot;ordinal&quot;:87,&quot;required&quot;:0,&quot;category&quot;:&quot;Managing Your Blood Glucose – HbA1c&quot;,&quot;info&quot;:&quot;null&quot;,&quot;skip&quot;:&quot;null&quot;,&quot;text&quot;:&quot;What would you like your HbA1c to be?&quot;,&quot;type&quot;:&quot;SC&quot;,&quot;options&quot;:[{&quot;value&quot;:0,&quot;text&quot;:&quot;4.0%-7.5% (or 20- 58mmol/l)&quot;},{&quot;value&quot;:1,&quot;text&quot;:&quot;7.6%-9.0% (or 60-75mmol/l)&quot;},{&quot;value&quot;:2,&quot;text&quot;:&quot;9.1% or higher ( or 76 mmol/l or higher)&quot;},{&quot;value&quot;:3,&quot;text&quot;:&quot;I don't know    &quot;},">
            <text:p>{"id":76,"ordinal":87,"required":0,"category":"Managing Your Blood Glucose – HbA1c","info":"null","skip":"null","text":"What would you like your HbA1c to be?","type":"SC","options":[{"value":0,"text":"4.0%-7.5% (or 20- 58mmol/l)"},{"value":1,"text":"7.6%-9.0% (or 60-75mmol/l)"},{"value":2,"text":"9.1% or higher ( or 76 mmol/l or higher)"},{"value":3,"text":"I don't know <text:s text:c="3"/>"},</text:p>
          </table:table-cell>
          <table:table-cell table:style-name="ce2" table:formula="of:=IF([.AB89]&gt;0;&quot;{&quot;&quot;value&quot;&quot;:&quot;&amp;COLUMN([.AB89])-11&amp;&quot;,&quot;&quot;text&quot;&quot;:&quot;&quot;&quot;&amp;[.AB89]&amp;&quot;&quot;&quot;},&quot;;&quot;&quot;) &amp;IF([.AC89]&gt;0;&quot;{&quot;&quot;value&quot;&quot;:&quot;&amp;COLUMN([.AC89])-11&amp;&quot;,&quot;&quot;text&quot;&quot;:&quot;&quot;&quot;&amp;[.AC89]&amp;&quot;&quot;&quot;},&quot;;&quot;&quot;) &amp;IF([.AD89]&gt;0;&quot;{&quot;&quot;value&quot;&quot;:&quot;&amp;COLUMN([.AD89])-11&amp;&quot;,&quot;&quot;text&quot;&quot;:&quot;&quot;&quot;&amp;[.AD89]&amp;&quot;&quot;&quot;},&quot;;&quot;&quot;) &amp;IF([.AE89]&gt;0;&quot;{&quot;&quot;value&quot;&quot;:&quot;&amp;COLUMN([.AE89])-11&amp;&quot;,&quot;&quot;text&quot;&quot;:&quot;&quot;&quot;&amp;[.AE89]&amp;&quot;&quot;&quot;},&quot;;&quot;&quot;) &amp;IF([.AF89]&gt;0;&quot;{&quot;&quot;value&quot;&quot;:&quot;&amp;COLUMN([.AF89])-11&amp;&quot;,&quot;&quot;text&quot;&quot;:&quot;&quot;&quot;&amp;[.AF89]&amp;&quot;&quot;&quot;},&quot;;&quot;&quot;) &amp;IF([.AG89]&gt;0;&quot;{&quot;&quot;value&quot;&quot;:&quot;&amp;COLUMN([.AG89])-11&amp;&quot;,&quot;&quot;text&quot;&quot;:&quot;&quot;&quot;&amp;[.AG89]&amp;&quot;&quot;&quot;},&quot;;&quot;&quot;) &amp;IF([.AH89]&gt;0;&quot;{&quot;&quot;value&quot;&quot;:&quot;&amp;COLUMN([.AH89])-11&amp;&quot;,&quot;&quot;text&quot;&quot;:&quot;&quot;&quot;&amp;[.AH89]&amp;&quot;&quot;&quot;},&quot;;&quot;&quot;) &amp;IF([.AI89]&gt;0;&quot;{&quot;&quot;value&quot;&quot;:&quot;&amp;COLUMN([.AI89])-11&amp;&quot;,&quot;&quot;text&quot;&quot;:&quot;&quot;&quot;&amp;[.AI89]&amp;&quot;&quot;&quot;},&quot;;&quot;&quot;) &amp;IF([.AJ89]&gt;0;&quot;{&quot;&quot;value&quot;&quot;:&quot;&amp;COLUMN([.AJ89])-11&amp;&quot;,&quot;&quot;text&quot;&quot;:&quot;&quot;&quot;&amp;[.AJ89]&amp;&quot;&quot;&quot;},&quot;;&quot;&quot;) &amp;IF([.AK89]&gt;0;&quot;{&quot;&quot;value&quot;&quot;:&quot;&amp;COLUMN([.AK89])-11&amp;&quot;,&quot;&quot;text&quot;&quot;:&quot;&quot;&quot;&amp;[.AK89]&amp;&quot;&quot;&quot;},&quot;;&quot;&quot;) &amp;IF([.AL89]&gt;0;&quot;{&quot;&quot;value&quot;&quot;:&quot;&amp;COLUMN([.AL89])-11&amp;&quot;,&quot;&quot;text&quot;&quot;:&quot;&quot;&quot;&amp;[.AL89]&amp;&quot;&quot;&quot;},&quot;;&quot;&quot;) &amp;IF([.AM89]&gt;0;&quot;{&quot;&quot;value&quot;&quot;:&quot;&amp;COLUMN([.AM89])-11&amp;&quot;,&quot;&quot;text&quot;&quot;:&quot;&quot;&quot;&amp;[.AM89]&amp;&quot;&quot;&quot;},&quot;;&quot;&quot;) &amp;IF([.AN89]&gt;0;&quot;{&quot;&quot;value&quot;&quot;:&quot;&amp;COLUMN([.AN89])-11&amp;&quot;,&quot;&quot;text&quot;&quot;:&quot;&quot;&quot;&amp;[.AN89]&amp;&quot;&quot;&quot;},&quot;;&quot;&quot;) &amp;IF([.AO89]&gt;0;&quot;{&quot;&quot;value&quot;&quot;:&quot;&amp;COLUMN([.AO89])-11&amp;&quot;,&quot;&quot;text&quot;&quot;:&quot;&quot;&quot;&amp;[.AO89]&amp;&quot;&quot;&quot;},&quot;;&quot;&quot;) &amp;IF([.AP89]&gt;0;&quot;{&quot;&quot;value&quot;&quot;:&quot;&amp;COLUMN([.AP89])-11&amp;&quot;,&quot;&quot;text&quot;&quot;:&quot;&quot;&quot;&amp;[.AP89]&amp;&quot;&quot;&quot;},&quot;;&quot;&quot;) &amp;IF([.AQ89]&gt;0;&quot;{&quot;&quot;value&quot;&quot;:&quot;&amp;COLUMN([.AQ89])-11&amp;&quot;,&quot;&quot;text&quot;&quot;:&quot;&quot;&quot;&amp;[.AQ89]&amp;&quot;&quot;&quot;},&quot;;&quot;&quot;) &amp;IF([.AR89]&gt;0;&quot;{&quot;&quot;value&quot;&quot;:&quot;&amp;COLUMN([.AR89])-11&amp;&quot;,&quot;&quot;text&quot;&quot;:&quot;&quot;&quot;&amp;[.AR89]&amp;&quot;&quot;&quot;},&quot;;&quot;&quot;) &amp;IF([.AS89]&gt;0;&quot;{&quot;&quot;value&quot;&quot;:&quot;&amp;COLUMN([.AS89])-11&amp;&quot;,&quot;&quot;text&quot;&quot;:&quot;&quot;&quot;&amp;[.AS89]&amp;&quot;&quot;&quot;},&quot;;&quot;&quot;) &amp;IF([.AT89]&gt;0;&quot;{&quot;&quot;value&quot;&quot;:&quot;&amp;COLUMN([.AT89])-11&amp;&quot;,&quot;&quot;text&quot;&quot;:&quot;&quot;&quot;&amp;[.AT89]&amp;&quot;&quot;&quot;},&quot;;&quot;&quot;) &amp;IF([.AU89]&gt;0;&quot;{&quot;&quot;value&quot;&quot;:&quot;&amp;COLUMN([.AU89])-11&amp;&quot;,&quot;&quot;text&quot;&quot;:&quot;&quot;&quot;&amp;[.AU89]&amp;&quot;&quot;&quot;},&quot;;&quot;&quot;)">
            <text:p/>
          </table:table-cell>
          <table:table-cell table:style-name="ce1" table:formula="of:=IF([.AV89]&gt;0;&quot;{&quot;&quot;value&quot;&quot;:&quot;&amp;COLUMN([.AV89])-11&amp;&quot;,&quot;&quot;text&quot;&quot;:&quot;&quot;&quot;&amp;[.AV89]&amp;&quot;&quot;&quot;},&quot;;&quot;&quot;) &amp;IF([.AW89]&gt;0;&quot;{&quot;&quot;value&quot;&quot;:&quot;&amp;COLUMN([.AW89])-11&amp;&quot;,&quot;&quot;text&quot;&quot;:&quot;&quot;&quot;&amp;[.AW89]&amp;&quot;&quot;&quot;},&quot;;&quot;&quot;) &amp;IF([.AX89]&gt;0;&quot;{&quot;&quot;value&quot;&quot;:&quot;&amp;COLUMN([.AX89])-11&amp;&quot;,&quot;&quot;text&quot;&quot;:&quot;&quot;&quot;&amp;[.AX89]&amp;&quot;&quot;&quot;},&quot;;&quot;&quot;) &amp;IF([.AY89]&gt;0;&quot;{&quot;&quot;value&quot;&quot;:&quot;&amp;COLUMN([.AY89])-11&amp;&quot;,&quot;&quot;text&quot;&quot;:&quot;&quot;&quot;&amp;[.AY89]&amp;&quot;&quot;&quot;},&quot;;&quot;&quot;) &amp;IF([.AZ89]&gt;0;&quot;{&quot;&quot;value&quot;&quot;:&quot;&amp;COLUMN([.AZ89])-11&amp;&quot;,&quot;&quot;text&quot;&quot;:&quot;&quot;&quot;&amp;[.AZ89]&amp;&quot;&quot;&quot;},&quot;;&quot;&quot;) &amp;IF([.BA89]&gt;0;&quot;{&quot;&quot;value&quot;&quot;:&quot;&amp;COLUMN([.BA89])-11&amp;&quot;,&quot;&quot;text&quot;&quot;:&quot;&quot;&quot;&amp;[.BA89]&amp;&quot;&quot;&quot;},&quot;;&quot;&quot;) &amp;IF([.BB89]&gt;0;&quot;{&quot;&quot;value&quot;&quot;:&quot;&amp;COLUMN([.BB89])-11&amp;&quot;,&quot;&quot;text&quot;&quot;:&quot;&quot;&quot;&amp;[.BB89]&amp;&quot;&quot;&quot;},&quot;;&quot;&quot;) &amp;IF([.BC89]&gt;0;&quot;{&quot;&quot;value&quot;&quot;:&quot;&amp;COLUMN([.BC89])-11&amp;&quot;,&quot;&quot;text&quot;&quot;:&quot;&quot;&quot;&amp;[.BC89]&amp;&quot;&quot;&quot;},&quot;;&quot;&quot;) &amp;IF([.BD89]&gt;0;&quot;{&quot;&quot;value&quot;&quot;:&quot;&amp;COLUMN([.BD89])-11&amp;&quot;,&quot;&quot;text&quot;&quot;:&quot;&quot;&quot;&amp;[.BD89]&amp;&quot;&quot;&quot;},&quot;;&quot;&quot;) &amp;IF([.BE89]&gt;0;&quot;{&quot;&quot;value&quot;&quot;:&quot;&amp;COLUMN([.BE89])-11&amp;&quot;,&quot;&quot;text&quot;&quot;:&quot;&quot;&quot;&amp;[.BE89]&amp;&quot;&quot;&quot;},&quot;;&quot;&quot;) &amp;IF([.BF89]&gt;0;&quot;{&quot;&quot;value&quot;&quot;:&quot;&amp;COLUMN([.BF89])-11&amp;&quot;,&quot;&quot;text&quot;&quot;:&quot;&quot;&quot;&amp;[.BF89]&amp;&quot;&quot;&quot;},&quot;;&quot;&quot;) &amp;IF([.BG89]&gt;0;&quot;{&quot;&quot;value&quot;&quot;:&quot;&amp;COLUMN([.BG89])-11&amp;&quot;,&quot;&quot;text&quot;&quot;:&quot;&quot;&quot;&amp;[.BG89]&amp;&quot;&quot;&quot;},&quot;;&quot;&quot;) &amp;IF([.BH89]&gt;0;&quot;{&quot;&quot;value&quot;&quot;:&quot;&amp;COLUMN([.BH89])-11&amp;&quot;,&quot;&quot;text&quot;&quot;:&quot;&quot;&quot;&amp;[.BH89]&amp;&quot;&quot;&quot;},&quot;;&quot;&quot;) &amp;IF([.BI89]&gt;0;&quot;{&quot;&quot;value&quot;&quot;:&quot;&amp;COLUMN([.BI89])-11&amp;&quot;,&quot;&quot;text&quot;&quot;:&quot;&quot;&quot;&amp;[.BI89]&amp;&quot;&quot;&quot;},&quot;;&quot;&quot;) &amp;IF([.BJ89]&gt;0;&quot;{&quot;&quot;value&quot;&quot;:&quot;&amp;COLUMN([.BJ89])-11&amp;&quot;,&quot;&quot;text&quot;&quot;:&quot;&quot;&quot;&amp;[.BJ89]&amp;&quot;&quot;&quot;},&quot;;&quot;&quot;) &amp;IF([.BK89]&gt;0;&quot;{&quot;&quot;value&quot;&quot;:&quot;&amp;COLUMN([.BK89])-11&amp;&quot;,&quot;&quot;text&quot;&quot;:&quot;&quot;&quot;&amp;[.BK8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bA1c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90]&amp;&quot;,&quot;&quot;ordinal&quot;&quot;:&quot;&amp;ROW()-2&amp;&quot;,&quot;&quot;required&quot;&quot;:&quot;&amp;[.E90]&amp;&quot;,&quot;&quot;category&quot;&quot;:&quot;&quot;&quot;&amp;[.F90]&amp;&quot;&quot;&quot;,&quot;&quot;info&quot;&quot;:&quot;&quot;&quot;&amp;[.J90]&amp;&quot;&quot;&quot;&quot;&amp;&quot;,&quot;&quot;skip&quot;&quot;:&quot;&quot;&quot;&amp;[.D90]&amp;&quot;&quot;&quot;&quot;&amp;&quot;,&quot;&quot;text&quot;&quot;:&quot;&quot;&quot;&amp;[.H90]&amp;&quot;&quot;&quot;&quot;&amp;&quot;,&quot;&quot;type&quot;&quot;:&quot;&quot;&quot;&amp;[.I90]&amp;&quot;&quot;&quot;&quot;&amp;&quot;,&quot;&quot;options&quot;&quot;:[&quot; &amp;IF([.K90]&gt;0;&quot;{&quot;&quot;value&quot;&quot;:&quot;&amp;COLUMN([.K90])-11&amp;&quot;,&quot;&quot;text&quot;&quot;:&quot;&quot;&quot;&amp;[.K90]&amp;&quot;&quot;&quot;},&quot;;&quot;&quot;) &amp;IF([.L90]&gt;0;&quot;{&quot;&quot;value&quot;&quot;:&quot;&amp;COLUMN([.L90])-11&amp;&quot;,&quot;&quot;text&quot;&quot;:&quot;&quot;&quot;&amp;[.L90]&amp;&quot;&quot;&quot;},&quot;;&quot;&quot;) &amp;IF([.M90]&gt;0;&quot;{&quot;&quot;value&quot;&quot;:&quot;&amp;COLUMN([.M90])-11&amp;&quot;,&quot;&quot;text&quot;&quot;:&quot;&quot;&quot;&amp;[.M90]&amp;&quot;&quot;&quot;},&quot;;&quot;&quot;) &amp;IF([.N90]&gt;0;&quot;{&quot;&quot;value&quot;&quot;:&quot;&amp;COLUMN([.N90])-11&amp;&quot;,&quot;&quot;text&quot;&quot;:&quot;&quot;&quot;&amp;[.N90]&amp;&quot;&quot;&quot;},&quot;;&quot;&quot;) &amp;IF([.O90]&gt;0;&quot;{&quot;&quot;value&quot;&quot;:&quot;&amp;COLUMN([.O90])-11&amp;&quot;,&quot;&quot;text&quot;&quot;:&quot;&quot;&quot;&amp;[.O90]&amp;&quot;&quot;&quot;},&quot;;&quot;&quot;) &amp;IF([.P90]&gt;0;&quot;{&quot;&quot;value&quot;&quot;:&quot;&amp;COLUMN([.P90])-11&amp;&quot;,&quot;&quot;text&quot;&quot;:&quot;&quot;&quot;&amp;[.P90]&amp;&quot;&quot;&quot;},&quot;;&quot;&quot;) &amp;IF([.Q90]&gt;0;&quot;{&quot;&quot;value&quot;&quot;:&quot;&amp;COLUMN([.Q90])-11&amp;&quot;,&quot;&quot;text&quot;&quot;:&quot;&quot;&quot;&amp;[.Q90]&amp;&quot;&quot;&quot;},&quot;;&quot;&quot;) &amp;IF([.R90]&gt;0;&quot;{&quot;&quot;value&quot;&quot;:&quot;&amp;COLUMN([.R90])-11&amp;&quot;,&quot;&quot;text&quot;&quot;:&quot;&quot;&quot;&amp;[.R90]&amp;&quot;&quot;&quot;},&quot;;&quot;&quot;) &amp;IF([.S90]&gt;0;&quot;{&quot;&quot;value&quot;&quot;:&quot;&amp;COLUMN([.S90])-11&amp;&quot;,&quot;&quot;text&quot;&quot;:&quot;&quot;&quot;&amp;[.S90]&amp;&quot;&quot;&quot;},&quot;;&quot;&quot;) &amp;IF([.T90]&gt;0;&quot;{&quot;&quot;value&quot;&quot;:&quot;&amp;COLUMN([.T90])-11&amp;&quot;,&quot;&quot;text&quot;&quot;:&quot;&quot;&quot;&amp;[.T90]&amp;&quot;&quot;&quot;},&quot;;&quot;&quot;) &amp;IF([.U90]&gt;0;&quot;{&quot;&quot;value&quot;&quot;:&quot;&amp;COLUMN([.U90])-11&amp;&quot;,&quot;&quot;text&quot;&quot;:&quot;&quot;&quot;&amp;[.U90]&amp;&quot;&quot;&quot;},&quot;;&quot;&quot;) &amp;IF([.V90]&gt;0;&quot;{&quot;&quot;value&quot;&quot;:&quot;&amp;COLUMN([.V90])-11&amp;&quot;,&quot;&quot;text&quot;&quot;:&quot;&quot;&quot;&amp;[.V90]&amp;&quot;&quot;&quot;},&quot;;&quot;&quot;) &amp;IF([.W90]&gt;0;&quot;{&quot;&quot;value&quot;&quot;:&quot;&amp;COLUMN([.W90])-11&amp;&quot;,&quot;&quot;text&quot;&quot;:&quot;&quot;&quot;&amp;[.W90]&amp;&quot;&quot;&quot;},&quot;;&quot;&quot;) &amp;IF([.X90]&gt;0;&quot;{&quot;&quot;value&quot;&quot;:&quot;&amp;COLUMN([.X90])-11&amp;&quot;,&quot;&quot;text&quot;&quot;:&quot;&quot;&quot;&amp;[.X90]&amp;&quot;&quot;&quot;},&quot;;&quot;&quot;) &amp;IF([.Y90]&gt;0;&quot;{&quot;&quot;value&quot;&quot;:&quot;&amp;COLUMN([.Y90])-11&amp;&quot;,&quot;&quot;text&quot;&quot;:&quot;&quot;&quot;&amp;[.Y90]&amp;&quot;&quot;&quot;},&quot;;&quot;&quot;) &amp;IF([.Z90]&gt;0;&quot;{&quot;&quot;value&quot;&quot;:&quot;&amp;COLUMN([.Z90])-11&amp;&quot;,&quot;&quot;text&quot;&quot;:&quot;&quot;&quot;&amp;[.Z90]&amp;&quot;&quot;&quot;},&quot;;&quot;&quot;) &amp;IF([.AA90]&gt;0;&quot;{&quot;&quot;value&quot;&quot;:&quot;&amp;COLUMN([.AA90])-11&amp;&quot;,&quot;&quot;text&quot;&quot;:&quot;&quot;&quot;&amp;[.AA90]&amp;&quot;&quot;&quot;},&quot;;&quot;&quot;)" office:value-type="string" office:string-value="{&quot;id&quot;:77,&quot;ordinal&quot;:88,&quot;required&quot;:0,&quot;category&quot;:&quot;Managing Your Blood Glucose&quot;,&quot;info&quot;:&quot;null&quot;,&quot;skip&quot;:&quot;null&quot;,&quot;text&quot;:&quot;Now you have answered the questions about managing your blood glucose, 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77,"ordinal":88,"required":0,"category":"Managing Your Blood Glucose","info":"null","skip":"null","text":"Now you have answered the questions about managing your blood glucose, 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B90]&gt;0;&quot;{&quot;&quot;value&quot;&quot;:&quot;&amp;COLUMN([.AB90])-11&amp;&quot;,&quot;&quot;text&quot;&quot;:&quot;&quot;&quot;&amp;[.AB90]&amp;&quot;&quot;&quot;},&quot;;&quot;&quot;) &amp;IF([.AC90]&gt;0;&quot;{&quot;&quot;value&quot;&quot;:&quot;&amp;COLUMN([.AC90])-11&amp;&quot;,&quot;&quot;text&quot;&quot;:&quot;&quot;&quot;&amp;[.AC90]&amp;&quot;&quot;&quot;},&quot;;&quot;&quot;) &amp;IF([.AD90]&gt;0;&quot;{&quot;&quot;value&quot;&quot;:&quot;&amp;COLUMN([.AD90])-11&amp;&quot;,&quot;&quot;text&quot;&quot;:&quot;&quot;&quot;&amp;[.AD90]&amp;&quot;&quot;&quot;},&quot;;&quot;&quot;) &amp;IF([.AE90]&gt;0;&quot;{&quot;&quot;value&quot;&quot;:&quot;&amp;COLUMN([.AE90])-11&amp;&quot;,&quot;&quot;text&quot;&quot;:&quot;&quot;&quot;&amp;[.AE90]&amp;&quot;&quot;&quot;},&quot;;&quot;&quot;) &amp;IF([.AF90]&gt;0;&quot;{&quot;&quot;value&quot;&quot;:&quot;&amp;COLUMN([.AF90])-11&amp;&quot;,&quot;&quot;text&quot;&quot;:&quot;&quot;&quot;&amp;[.AF90]&amp;&quot;&quot;&quot;},&quot;;&quot;&quot;) &amp;IF([.AG90]&gt;0;&quot;{&quot;&quot;value&quot;&quot;:&quot;&amp;COLUMN([.AG90])-11&amp;&quot;,&quot;&quot;text&quot;&quot;:&quot;&quot;&quot;&amp;[.AG90]&amp;&quot;&quot;&quot;},&quot;;&quot;&quot;) &amp;IF([.AH90]&gt;0;&quot;{&quot;&quot;value&quot;&quot;:&quot;&amp;COLUMN([.AH90])-11&amp;&quot;,&quot;&quot;text&quot;&quot;:&quot;&quot;&quot;&amp;[.AH90]&amp;&quot;&quot;&quot;},&quot;;&quot;&quot;) &amp;IF([.AI90]&gt;0;&quot;{&quot;&quot;value&quot;&quot;:&quot;&amp;COLUMN([.AI90])-11&amp;&quot;,&quot;&quot;text&quot;&quot;:&quot;&quot;&quot;&amp;[.AI90]&amp;&quot;&quot;&quot;},&quot;;&quot;&quot;) &amp;IF([.AJ90]&gt;0;&quot;{&quot;&quot;value&quot;&quot;:&quot;&amp;COLUMN([.AJ90])-11&amp;&quot;,&quot;&quot;text&quot;&quot;:&quot;&quot;&quot;&amp;[.AJ90]&amp;&quot;&quot;&quot;},&quot;;&quot;&quot;) &amp;IF([.AK90]&gt;0;&quot;{&quot;&quot;value&quot;&quot;:&quot;&amp;COLUMN([.AK90])-11&amp;&quot;,&quot;&quot;text&quot;&quot;:&quot;&quot;&quot;&amp;[.AK90]&amp;&quot;&quot;&quot;},&quot;;&quot;&quot;) &amp;IF([.AL90]&gt;0;&quot;{&quot;&quot;value&quot;&quot;:&quot;&amp;COLUMN([.AL90])-11&amp;&quot;,&quot;&quot;text&quot;&quot;:&quot;&quot;&quot;&amp;[.AL90]&amp;&quot;&quot;&quot;},&quot;;&quot;&quot;) &amp;IF([.AM90]&gt;0;&quot;{&quot;&quot;value&quot;&quot;:&quot;&amp;COLUMN([.AM90])-11&amp;&quot;,&quot;&quot;text&quot;&quot;:&quot;&quot;&quot;&amp;[.AM90]&amp;&quot;&quot;&quot;},&quot;;&quot;&quot;) &amp;IF([.AN90]&gt;0;&quot;{&quot;&quot;value&quot;&quot;:&quot;&amp;COLUMN([.AN90])-11&amp;&quot;,&quot;&quot;text&quot;&quot;:&quot;&quot;&quot;&amp;[.AN90]&amp;&quot;&quot;&quot;},&quot;;&quot;&quot;) &amp;IF([.AO90]&gt;0;&quot;{&quot;&quot;value&quot;&quot;:&quot;&amp;COLUMN([.AO90])-11&amp;&quot;,&quot;&quot;text&quot;&quot;:&quot;&quot;&quot;&amp;[.AO90]&amp;&quot;&quot;&quot;},&quot;;&quot;&quot;) &amp;IF([.AP90]&gt;0;&quot;{&quot;&quot;value&quot;&quot;:&quot;&amp;COLUMN([.AP90])-11&amp;&quot;,&quot;&quot;text&quot;&quot;:&quot;&quot;&quot;&amp;[.AP90]&amp;&quot;&quot;&quot;},&quot;;&quot;&quot;) &amp;IF([.AQ90]&gt;0;&quot;{&quot;&quot;value&quot;&quot;:&quot;&amp;COLUMN([.AQ90])-11&amp;&quot;,&quot;&quot;text&quot;&quot;:&quot;&quot;&quot;&amp;[.AQ90]&amp;&quot;&quot;&quot;},&quot;;&quot;&quot;) &amp;IF([.AR90]&gt;0;&quot;{&quot;&quot;value&quot;&quot;:&quot;&amp;COLUMN([.AR90])-11&amp;&quot;,&quot;&quot;text&quot;&quot;:&quot;&quot;&quot;&amp;[.AR90]&amp;&quot;&quot;&quot;},&quot;;&quot;&quot;) &amp;IF([.AS90]&gt;0;&quot;{&quot;&quot;value&quot;&quot;:&quot;&amp;COLUMN([.AS90])-11&amp;&quot;,&quot;&quot;text&quot;&quot;:&quot;&quot;&quot;&amp;[.AS90]&amp;&quot;&quot;&quot;},&quot;;&quot;&quot;) &amp;IF([.AT90]&gt;0;&quot;{&quot;&quot;value&quot;&quot;:&quot;&amp;COLUMN([.AT90])-11&amp;&quot;,&quot;&quot;text&quot;&quot;:&quot;&quot;&quot;&amp;[.AT90]&amp;&quot;&quot;&quot;},&quot;;&quot;&quot;) &amp;IF([.AU90]&gt;0;&quot;{&quot;&quot;value&quot;&quot;:&quot;&amp;COLUMN([.AU90])-11&amp;&quot;,&quot;&quot;text&quot;&quot;:&quot;&quot;&quot;&amp;[.AU90]&amp;&quot;&quot;&quot;},&quot;;&quot;&quot;)">
            <text:p/>
          </table:table-cell>
          <table:table-cell table:style-name="ce1" table:formula="of:=IF([.AV90]&gt;0;&quot;{&quot;&quot;value&quot;&quot;:&quot;&amp;COLUMN([.AV90])-11&amp;&quot;,&quot;&quot;text&quot;&quot;:&quot;&quot;&quot;&amp;[.AV90]&amp;&quot;&quot;&quot;},&quot;;&quot;&quot;) &amp;IF([.AW90]&gt;0;&quot;{&quot;&quot;value&quot;&quot;:&quot;&amp;COLUMN([.AW90])-11&amp;&quot;,&quot;&quot;text&quot;&quot;:&quot;&quot;&quot;&amp;[.AW90]&amp;&quot;&quot;&quot;},&quot;;&quot;&quot;) &amp;IF([.AX90]&gt;0;&quot;{&quot;&quot;value&quot;&quot;:&quot;&amp;COLUMN([.AX90])-11&amp;&quot;,&quot;&quot;text&quot;&quot;:&quot;&quot;&quot;&amp;[.AX90]&amp;&quot;&quot;&quot;},&quot;;&quot;&quot;) &amp;IF([.AY90]&gt;0;&quot;{&quot;&quot;value&quot;&quot;:&quot;&amp;COLUMN([.AY90])-11&amp;&quot;,&quot;&quot;text&quot;&quot;:&quot;&quot;&quot;&amp;[.AY90]&amp;&quot;&quot;&quot;},&quot;;&quot;&quot;) &amp;IF([.AZ90]&gt;0;&quot;{&quot;&quot;value&quot;&quot;:&quot;&amp;COLUMN([.AZ90])-11&amp;&quot;,&quot;&quot;text&quot;&quot;:&quot;&quot;&quot;&amp;[.AZ90]&amp;&quot;&quot;&quot;},&quot;;&quot;&quot;) &amp;IF([.BA90]&gt;0;&quot;{&quot;&quot;value&quot;&quot;:&quot;&amp;COLUMN([.BA90])-11&amp;&quot;,&quot;&quot;text&quot;&quot;:&quot;&quot;&quot;&amp;[.BA90]&amp;&quot;&quot;&quot;},&quot;;&quot;&quot;) &amp;IF([.BB90]&gt;0;&quot;{&quot;&quot;value&quot;&quot;:&quot;&amp;COLUMN([.BB90])-11&amp;&quot;,&quot;&quot;text&quot;&quot;:&quot;&quot;&quot;&amp;[.BB90]&amp;&quot;&quot;&quot;},&quot;;&quot;&quot;) &amp;IF([.BC90]&gt;0;&quot;{&quot;&quot;value&quot;&quot;:&quot;&amp;COLUMN([.BC90])-11&amp;&quot;,&quot;&quot;text&quot;&quot;:&quot;&quot;&quot;&amp;[.BC90]&amp;&quot;&quot;&quot;},&quot;;&quot;&quot;) &amp;IF([.BD90]&gt;0;&quot;{&quot;&quot;value&quot;&quot;:&quot;&amp;COLUMN([.BD90])-11&amp;&quot;,&quot;&quot;text&quot;&quot;:&quot;&quot;&quot;&amp;[.BD90]&amp;&quot;&quot;&quot;},&quot;;&quot;&quot;) &amp;IF([.BE90]&gt;0;&quot;{&quot;&quot;value&quot;&quot;:&quot;&amp;COLUMN([.BE90])-11&amp;&quot;,&quot;&quot;text&quot;&quot;:&quot;&quot;&quot;&amp;[.BE90]&amp;&quot;&quot;&quot;},&quot;;&quot;&quot;) &amp;IF([.BF90]&gt;0;&quot;{&quot;&quot;value&quot;&quot;:&quot;&amp;COLUMN([.BF90])-11&amp;&quot;,&quot;&quot;text&quot;&quot;:&quot;&quot;&quot;&amp;[.BF90]&amp;&quot;&quot;&quot;},&quot;;&quot;&quot;) &amp;IF([.BG90]&gt;0;&quot;{&quot;&quot;value&quot;&quot;:&quot;&amp;COLUMN([.BG90])-11&amp;&quot;,&quot;&quot;text&quot;&quot;:&quot;&quot;&quot;&amp;[.BG90]&amp;&quot;&quot;&quot;},&quot;;&quot;&quot;) &amp;IF([.BH90]&gt;0;&quot;{&quot;&quot;value&quot;&quot;:&quot;&amp;COLUMN([.BH90])-11&amp;&quot;,&quot;&quot;text&quot;&quot;:&quot;&quot;&quot;&amp;[.BH90]&amp;&quot;&quot;&quot;},&quot;;&quot;&quot;) &amp;IF([.BI90]&gt;0;&quot;{&quot;&quot;value&quot;&quot;:&quot;&amp;COLUMN([.BI90])-11&amp;&quot;,&quot;&quot;text&quot;&quot;:&quot;&quot;&quot;&amp;[.BI90]&amp;&quot;&quot;&quot;},&quot;;&quot;&quot;) &amp;IF([.BJ90]&gt;0;&quot;{&quot;&quot;value&quot;&quot;:&quot;&amp;COLUMN([.BJ90])-11&amp;&quot;,&quot;&quot;text&quot;&quot;:&quot;&quot;&quot;&amp;[.BJ90]&amp;&quot;&quot;&quot;},&quot;;&quot;&quot;) &amp;IF([.BK90]&gt;0;&quot;{&quot;&quot;value&quot;&quot;:&quot;&amp;COLUMN([.BK90])-11&amp;&quot;,&quot;&quot;text&quot;&quot;:&quot;&quot;&quot;&amp;[.BK9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91]&amp;&quot;,&quot;&quot;ordinal&quot;&quot;:&quot;&amp;ROW()-2&amp;&quot;,&quot;&quot;required&quot;&quot;:&quot;&amp;[.E91]&amp;&quot;,&quot;&quot;category&quot;&quot;:&quot;&quot;&quot;&amp;[.F91]&amp;&quot;&quot;&quot;,&quot;&quot;info&quot;&quot;:&quot;&quot;&quot;&amp;[.J91]&amp;&quot;&quot;&quot;&quot;&amp;&quot;,&quot;&quot;skip&quot;&quot;:&quot;&quot;&quot;&amp;[.D91]&amp;&quot;&quot;&quot;&quot;&amp;&quot;,&quot;&quot;text&quot;&quot;:&quot;&quot;&quot;&amp;[.H91]&amp;&quot;&quot;&quot;&quot;&amp;&quot;,&quot;&quot;type&quot;&quot;:&quot;&quot;&quot;&amp;[.I91]&amp;&quot;&quot;&quot;&quot;&amp;&quot;,&quot;&quot;options&quot;&quot;:[&quot; &amp;IF([.K91]&gt;0;&quot;{&quot;&quot;value&quot;&quot;:&quot;&amp;COLUMN([.K91])-11&amp;&quot;,&quot;&quot;text&quot;&quot;:&quot;&quot;&quot;&amp;[.K91]&amp;&quot;&quot;&quot;},&quot;;&quot;&quot;) &amp;IF([.L91]&gt;0;&quot;{&quot;&quot;value&quot;&quot;:&quot;&amp;COLUMN([.L91])-11&amp;&quot;,&quot;&quot;text&quot;&quot;:&quot;&quot;&quot;&amp;[.L91]&amp;&quot;&quot;&quot;},&quot;;&quot;&quot;) &amp;IF([.M91]&gt;0;&quot;{&quot;&quot;value&quot;&quot;:&quot;&amp;COLUMN([.M91])-11&amp;&quot;,&quot;&quot;text&quot;&quot;:&quot;&quot;&quot;&amp;[.M91]&amp;&quot;&quot;&quot;},&quot;;&quot;&quot;) &amp;IF([.N91]&gt;0;&quot;{&quot;&quot;value&quot;&quot;:&quot;&amp;COLUMN([.N91])-11&amp;&quot;,&quot;&quot;text&quot;&quot;:&quot;&quot;&quot;&amp;[.N91]&amp;&quot;&quot;&quot;},&quot;;&quot;&quot;) &amp;IF([.O91]&gt;0;&quot;{&quot;&quot;value&quot;&quot;:&quot;&amp;COLUMN([.O91])-11&amp;&quot;,&quot;&quot;text&quot;&quot;:&quot;&quot;&quot;&amp;[.O91]&amp;&quot;&quot;&quot;},&quot;;&quot;&quot;) &amp;IF([.P91]&gt;0;&quot;{&quot;&quot;value&quot;&quot;:&quot;&amp;COLUMN([.P91])-11&amp;&quot;,&quot;&quot;text&quot;&quot;:&quot;&quot;&quot;&amp;[.P91]&amp;&quot;&quot;&quot;},&quot;;&quot;&quot;) &amp;IF([.Q91]&gt;0;&quot;{&quot;&quot;value&quot;&quot;:&quot;&amp;COLUMN([.Q91])-11&amp;&quot;,&quot;&quot;text&quot;&quot;:&quot;&quot;&quot;&amp;[.Q91]&amp;&quot;&quot;&quot;},&quot;;&quot;&quot;) &amp;IF([.R91]&gt;0;&quot;{&quot;&quot;value&quot;&quot;:&quot;&amp;COLUMN([.R91])-11&amp;&quot;,&quot;&quot;text&quot;&quot;:&quot;&quot;&quot;&amp;[.R91]&amp;&quot;&quot;&quot;},&quot;;&quot;&quot;) &amp;IF([.S91]&gt;0;&quot;{&quot;&quot;value&quot;&quot;:&quot;&amp;COLUMN([.S91])-11&amp;&quot;,&quot;&quot;text&quot;&quot;:&quot;&quot;&quot;&amp;[.S91]&amp;&quot;&quot;&quot;},&quot;;&quot;&quot;) &amp;IF([.T91]&gt;0;&quot;{&quot;&quot;value&quot;&quot;:&quot;&amp;COLUMN([.T91])-11&amp;&quot;,&quot;&quot;text&quot;&quot;:&quot;&quot;&quot;&amp;[.T91]&amp;&quot;&quot;&quot;},&quot;;&quot;&quot;) &amp;IF([.U91]&gt;0;&quot;{&quot;&quot;value&quot;&quot;:&quot;&amp;COLUMN([.U91])-11&amp;&quot;,&quot;&quot;text&quot;&quot;:&quot;&quot;&quot;&amp;[.U91]&amp;&quot;&quot;&quot;},&quot;;&quot;&quot;) &amp;IF([.V91]&gt;0;&quot;{&quot;&quot;value&quot;&quot;:&quot;&amp;COLUMN([.V91])-11&amp;&quot;,&quot;&quot;text&quot;&quot;:&quot;&quot;&quot;&amp;[.V91]&amp;&quot;&quot;&quot;},&quot;;&quot;&quot;) &amp;IF([.W91]&gt;0;&quot;{&quot;&quot;value&quot;&quot;:&quot;&amp;COLUMN([.W91])-11&amp;&quot;,&quot;&quot;text&quot;&quot;:&quot;&quot;&quot;&amp;[.W91]&amp;&quot;&quot;&quot;},&quot;;&quot;&quot;) &amp;IF([.X91]&gt;0;&quot;{&quot;&quot;value&quot;&quot;:&quot;&amp;COLUMN([.X91])-11&amp;&quot;,&quot;&quot;text&quot;&quot;:&quot;&quot;&quot;&amp;[.X91]&amp;&quot;&quot;&quot;},&quot;;&quot;&quot;) &amp;IF([.Y91]&gt;0;&quot;{&quot;&quot;value&quot;&quot;:&quot;&amp;COLUMN([.Y91])-11&amp;&quot;,&quot;&quot;text&quot;&quot;:&quot;&quot;&quot;&amp;[.Y91]&amp;&quot;&quot;&quot;},&quot;;&quot;&quot;) &amp;IF([.Z91]&gt;0;&quot;{&quot;&quot;value&quot;&quot;:&quot;&amp;COLUMN([.Z91])-11&amp;&quot;,&quot;&quot;text&quot;&quot;:&quot;&quot;&quot;&amp;[.Z91]&amp;&quot;&quot;&quot;},&quot;;&quot;&quot;) &amp;IF([.AA91]&gt;0;&quot;{&quot;&quot;value&quot;&quot;:&quot;&amp;COLUMN([.AA91])-11&amp;&quot;,&quot;&quot;text&quot;&quot;:&quot;&quot;&quot;&amp;[.AA91]&amp;&quot;&quot;&quot;},&quot;;&quot;&quot;)" office:value-type="string" office:string-value="{&quot;id&quot;:78,&quot;ordinal&quot;:89,&quot;required&quot;:0,&quot;category&quot;:&quot;Medication Taking&quot;,&quot;info&quot;:&quot;null&quot;,&quot;skip&quot;:&quot;null&quot;,&quot;text&quot;:&quot;How do you feel about injecting or using your insulin pump?&quot;,&quot;type&quot;:&quot;SC-SL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78,"ordinal":89,"required":0,"category":"Medication Taking","info":"null","skip":"null","text":"How do you feel about injecting or using your insulin pump?","type":"SC-SL","options":[{"value":0,"text":"I do mind it most of the time"},{"value":1,"text":"I do like it some of the time"},{"value":2,"text":"I hate it all of the time"},</text:p>
          </table:table-cell>
          <table:table-cell table:style-name="ce2" table:formula="of:=IF([.AB91]&gt;0;&quot;{&quot;&quot;value&quot;&quot;:&quot;&amp;COLUMN([.AB91])-11&amp;&quot;,&quot;&quot;text&quot;&quot;:&quot;&quot;&quot;&amp;[.AB91]&amp;&quot;&quot;&quot;},&quot;;&quot;&quot;) &amp;IF([.AC91]&gt;0;&quot;{&quot;&quot;value&quot;&quot;:&quot;&amp;COLUMN([.AC91])-11&amp;&quot;,&quot;&quot;text&quot;&quot;:&quot;&quot;&quot;&amp;[.AC91]&amp;&quot;&quot;&quot;},&quot;;&quot;&quot;) &amp;IF([.AD91]&gt;0;&quot;{&quot;&quot;value&quot;&quot;:&quot;&amp;COLUMN([.AD91])-11&amp;&quot;,&quot;&quot;text&quot;&quot;:&quot;&quot;&quot;&amp;[.AD91]&amp;&quot;&quot;&quot;},&quot;;&quot;&quot;) &amp;IF([.AE91]&gt;0;&quot;{&quot;&quot;value&quot;&quot;:&quot;&amp;COLUMN([.AE91])-11&amp;&quot;,&quot;&quot;text&quot;&quot;:&quot;&quot;&quot;&amp;[.AE91]&amp;&quot;&quot;&quot;},&quot;;&quot;&quot;) &amp;IF([.AF91]&gt;0;&quot;{&quot;&quot;value&quot;&quot;:&quot;&amp;COLUMN([.AF91])-11&amp;&quot;,&quot;&quot;text&quot;&quot;:&quot;&quot;&quot;&amp;[.AF91]&amp;&quot;&quot;&quot;},&quot;;&quot;&quot;) &amp;IF([.AG91]&gt;0;&quot;{&quot;&quot;value&quot;&quot;:&quot;&amp;COLUMN([.AG91])-11&amp;&quot;,&quot;&quot;text&quot;&quot;:&quot;&quot;&quot;&amp;[.AG91]&amp;&quot;&quot;&quot;},&quot;;&quot;&quot;) &amp;IF([.AH91]&gt;0;&quot;{&quot;&quot;value&quot;&quot;:&quot;&amp;COLUMN([.AH91])-11&amp;&quot;,&quot;&quot;text&quot;&quot;:&quot;&quot;&quot;&amp;[.AH91]&amp;&quot;&quot;&quot;},&quot;;&quot;&quot;) &amp;IF([.AI91]&gt;0;&quot;{&quot;&quot;value&quot;&quot;:&quot;&amp;COLUMN([.AI91])-11&amp;&quot;,&quot;&quot;text&quot;&quot;:&quot;&quot;&quot;&amp;[.AI91]&amp;&quot;&quot;&quot;},&quot;;&quot;&quot;) &amp;IF([.AJ91]&gt;0;&quot;{&quot;&quot;value&quot;&quot;:&quot;&amp;COLUMN([.AJ91])-11&amp;&quot;,&quot;&quot;text&quot;&quot;:&quot;&quot;&quot;&amp;[.AJ91]&amp;&quot;&quot;&quot;},&quot;;&quot;&quot;) &amp;IF([.AK91]&gt;0;&quot;{&quot;&quot;value&quot;&quot;:&quot;&amp;COLUMN([.AK91])-11&amp;&quot;,&quot;&quot;text&quot;&quot;:&quot;&quot;&quot;&amp;[.AK91]&amp;&quot;&quot;&quot;},&quot;;&quot;&quot;) &amp;IF([.AL91]&gt;0;&quot;{&quot;&quot;value&quot;&quot;:&quot;&amp;COLUMN([.AL91])-11&amp;&quot;,&quot;&quot;text&quot;&quot;:&quot;&quot;&quot;&amp;[.AL91]&amp;&quot;&quot;&quot;},&quot;;&quot;&quot;) &amp;IF([.AM91]&gt;0;&quot;{&quot;&quot;value&quot;&quot;:&quot;&amp;COLUMN([.AM91])-11&amp;&quot;,&quot;&quot;text&quot;&quot;:&quot;&quot;&quot;&amp;[.AM91]&amp;&quot;&quot;&quot;},&quot;;&quot;&quot;) &amp;IF([.AN91]&gt;0;&quot;{&quot;&quot;value&quot;&quot;:&quot;&amp;COLUMN([.AN91])-11&amp;&quot;,&quot;&quot;text&quot;&quot;:&quot;&quot;&quot;&amp;[.AN91]&amp;&quot;&quot;&quot;},&quot;;&quot;&quot;) &amp;IF([.AO91]&gt;0;&quot;{&quot;&quot;value&quot;&quot;:&quot;&amp;COLUMN([.AO91])-11&amp;&quot;,&quot;&quot;text&quot;&quot;:&quot;&quot;&quot;&amp;[.AO91]&amp;&quot;&quot;&quot;},&quot;;&quot;&quot;) &amp;IF([.AP91]&gt;0;&quot;{&quot;&quot;value&quot;&quot;:&quot;&amp;COLUMN([.AP91])-11&amp;&quot;,&quot;&quot;text&quot;&quot;:&quot;&quot;&quot;&amp;[.AP91]&amp;&quot;&quot;&quot;},&quot;;&quot;&quot;) &amp;IF([.AQ91]&gt;0;&quot;{&quot;&quot;value&quot;&quot;:&quot;&amp;COLUMN([.AQ91])-11&amp;&quot;,&quot;&quot;text&quot;&quot;:&quot;&quot;&quot;&amp;[.AQ91]&amp;&quot;&quot;&quot;},&quot;;&quot;&quot;) &amp;IF([.AR91]&gt;0;&quot;{&quot;&quot;value&quot;&quot;:&quot;&amp;COLUMN([.AR91])-11&amp;&quot;,&quot;&quot;text&quot;&quot;:&quot;&quot;&quot;&amp;[.AR91]&amp;&quot;&quot;&quot;},&quot;;&quot;&quot;) &amp;IF([.AS91]&gt;0;&quot;{&quot;&quot;value&quot;&quot;:&quot;&amp;COLUMN([.AS91])-11&amp;&quot;,&quot;&quot;text&quot;&quot;:&quot;&quot;&quot;&amp;[.AS91]&amp;&quot;&quot;&quot;},&quot;;&quot;&quot;) &amp;IF([.AT91]&gt;0;&quot;{&quot;&quot;value&quot;&quot;:&quot;&amp;COLUMN([.AT91])-11&amp;&quot;,&quot;&quot;text&quot;&quot;:&quot;&quot;&quot;&amp;[.AT91]&amp;&quot;&quot;&quot;},&quot;;&quot;&quot;) &amp;IF([.AU91]&gt;0;&quot;{&quot;&quot;value&quot;&quot;:&quot;&amp;COLUMN([.AU91])-11&amp;&quot;,&quot;&quot;text&quot;&quot;:&quot;&quot;&quot;&amp;[.AU91]&amp;&quot;&quot;&quot;},&quot;;&quot;&quot;)">
            <text:p/>
          </table:table-cell>
          <table:table-cell table:style-name="ce1" table:formula="of:=IF([.AV91]&gt;0;&quot;{&quot;&quot;value&quot;&quot;:&quot;&amp;COLUMN([.AV91])-11&amp;&quot;,&quot;&quot;text&quot;&quot;:&quot;&quot;&quot;&amp;[.AV91]&amp;&quot;&quot;&quot;},&quot;;&quot;&quot;) &amp;IF([.AW91]&gt;0;&quot;{&quot;&quot;value&quot;&quot;:&quot;&amp;COLUMN([.AW91])-11&amp;&quot;,&quot;&quot;text&quot;&quot;:&quot;&quot;&quot;&amp;[.AW91]&amp;&quot;&quot;&quot;},&quot;;&quot;&quot;) &amp;IF([.AX91]&gt;0;&quot;{&quot;&quot;value&quot;&quot;:&quot;&amp;COLUMN([.AX91])-11&amp;&quot;,&quot;&quot;text&quot;&quot;:&quot;&quot;&quot;&amp;[.AX91]&amp;&quot;&quot;&quot;},&quot;;&quot;&quot;) &amp;IF([.AY91]&gt;0;&quot;{&quot;&quot;value&quot;&quot;:&quot;&amp;COLUMN([.AY91])-11&amp;&quot;,&quot;&quot;text&quot;&quot;:&quot;&quot;&quot;&amp;[.AY91]&amp;&quot;&quot;&quot;},&quot;;&quot;&quot;) &amp;IF([.AZ91]&gt;0;&quot;{&quot;&quot;value&quot;&quot;:&quot;&amp;COLUMN([.AZ91])-11&amp;&quot;,&quot;&quot;text&quot;&quot;:&quot;&quot;&quot;&amp;[.AZ91]&amp;&quot;&quot;&quot;},&quot;;&quot;&quot;) &amp;IF([.BA91]&gt;0;&quot;{&quot;&quot;value&quot;&quot;:&quot;&amp;COLUMN([.BA91])-11&amp;&quot;,&quot;&quot;text&quot;&quot;:&quot;&quot;&quot;&amp;[.BA91]&amp;&quot;&quot;&quot;},&quot;;&quot;&quot;) &amp;IF([.BB91]&gt;0;&quot;{&quot;&quot;value&quot;&quot;:&quot;&amp;COLUMN([.BB91])-11&amp;&quot;,&quot;&quot;text&quot;&quot;:&quot;&quot;&quot;&amp;[.BB91]&amp;&quot;&quot;&quot;},&quot;;&quot;&quot;) &amp;IF([.BC91]&gt;0;&quot;{&quot;&quot;value&quot;&quot;:&quot;&amp;COLUMN([.BC91])-11&amp;&quot;,&quot;&quot;text&quot;&quot;:&quot;&quot;&quot;&amp;[.BC91]&amp;&quot;&quot;&quot;},&quot;;&quot;&quot;) &amp;IF([.BD91]&gt;0;&quot;{&quot;&quot;value&quot;&quot;:&quot;&amp;COLUMN([.BD91])-11&amp;&quot;,&quot;&quot;text&quot;&quot;:&quot;&quot;&quot;&amp;[.BD91]&amp;&quot;&quot;&quot;},&quot;;&quot;&quot;) &amp;IF([.BE91]&gt;0;&quot;{&quot;&quot;value&quot;&quot;:&quot;&amp;COLUMN([.BE91])-11&amp;&quot;,&quot;&quot;text&quot;&quot;:&quot;&quot;&quot;&amp;[.BE91]&amp;&quot;&quot;&quot;},&quot;;&quot;&quot;) &amp;IF([.BF91]&gt;0;&quot;{&quot;&quot;value&quot;&quot;:&quot;&amp;COLUMN([.BF91])-11&amp;&quot;,&quot;&quot;text&quot;&quot;:&quot;&quot;&quot;&amp;[.BF91]&amp;&quot;&quot;&quot;},&quot;;&quot;&quot;) &amp;IF([.BG91]&gt;0;&quot;{&quot;&quot;value&quot;&quot;:&quot;&amp;COLUMN([.BG91])-11&amp;&quot;,&quot;&quot;text&quot;&quot;:&quot;&quot;&quot;&amp;[.BG91]&amp;&quot;&quot;&quot;},&quot;;&quot;&quot;) &amp;IF([.BH91]&gt;0;&quot;{&quot;&quot;value&quot;&quot;:&quot;&amp;COLUMN([.BH91])-11&amp;&quot;,&quot;&quot;text&quot;&quot;:&quot;&quot;&quot;&amp;[.BH91]&amp;&quot;&quot;&quot;},&quot;;&quot;&quot;) &amp;IF([.BI91]&gt;0;&quot;{&quot;&quot;value&quot;&quot;:&quot;&amp;COLUMN([.BI91])-11&amp;&quot;,&quot;&quot;text&quot;&quot;:&quot;&quot;&quot;&amp;[.BI91]&amp;&quot;&quot;&quot;},&quot;;&quot;&quot;) &amp;IF([.BJ91]&gt;0;&quot;{&quot;&quot;value&quot;&quot;:&quot;&amp;COLUMN([.BJ91])-11&amp;&quot;,&quot;&quot;text&quot;&quot;:&quot;&quot;&quot;&amp;[.BJ91]&amp;&quot;&quot;&quot;},&quot;;&quot;&quot;) &amp;IF([.BK91]&gt;0;&quot;{&quot;&quot;value&quot;&quot;:&quot;&amp;COLUMN([.BK91])-11&amp;&quot;,&quot;&quot;text&quot;&quot;:&quot;&quot;&quot;&amp;[.BK9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 Taking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92]&amp;&quot;,&quot;&quot;ordinal&quot;&quot;:&quot;&amp;ROW()-2&amp;&quot;,&quot;&quot;required&quot;&quot;:&quot;&amp;[.E92]&amp;&quot;,&quot;&quot;category&quot;&quot;:&quot;&quot;&quot;&amp;[.F92]&amp;&quot;&quot;&quot;,&quot;&quot;info&quot;&quot;:&quot;&quot;&quot;&amp;[.J92]&amp;&quot;&quot;&quot;&quot;&amp;&quot;,&quot;&quot;skip&quot;&quot;:&quot;&quot;&quot;&amp;[.D92]&amp;&quot;&quot;&quot;&quot;&amp;&quot;,&quot;&quot;text&quot;&quot;:&quot;&quot;&quot;&amp;[.H92]&amp;&quot;&quot;&quot;&quot;&amp;&quot;,&quot;&quot;type&quot;&quot;:&quot;&quot;&quot;&amp;[.I92]&amp;&quot;&quot;&quot;&quot;&amp;&quot;,&quot;&quot;options&quot;&quot;:[&quot; &amp;IF([.K92]&gt;0;&quot;{&quot;&quot;value&quot;&quot;:&quot;&amp;COLUMN([.K92])-11&amp;&quot;,&quot;&quot;text&quot;&quot;:&quot;&quot;&quot;&amp;[.K92]&amp;&quot;&quot;&quot;},&quot;;&quot;&quot;) &amp;IF([.L92]&gt;0;&quot;{&quot;&quot;value&quot;&quot;:&quot;&amp;COLUMN([.L92])-11&amp;&quot;,&quot;&quot;text&quot;&quot;:&quot;&quot;&quot;&amp;[.L92]&amp;&quot;&quot;&quot;},&quot;;&quot;&quot;) &amp;IF([.M92]&gt;0;&quot;{&quot;&quot;value&quot;&quot;:&quot;&amp;COLUMN([.M92])-11&amp;&quot;,&quot;&quot;text&quot;&quot;:&quot;&quot;&quot;&amp;[.M92]&amp;&quot;&quot;&quot;},&quot;;&quot;&quot;) &amp;IF([.N92]&gt;0;&quot;{&quot;&quot;value&quot;&quot;:&quot;&amp;COLUMN([.N92])-11&amp;&quot;,&quot;&quot;text&quot;&quot;:&quot;&quot;&quot;&amp;[.N92]&amp;&quot;&quot;&quot;},&quot;;&quot;&quot;) &amp;IF([.O92]&gt;0;&quot;{&quot;&quot;value&quot;&quot;:&quot;&amp;COLUMN([.O92])-11&amp;&quot;,&quot;&quot;text&quot;&quot;:&quot;&quot;&quot;&amp;[.O92]&amp;&quot;&quot;&quot;},&quot;;&quot;&quot;) &amp;IF([.P92]&gt;0;&quot;{&quot;&quot;value&quot;&quot;:&quot;&amp;COLUMN([.P92])-11&amp;&quot;,&quot;&quot;text&quot;&quot;:&quot;&quot;&quot;&amp;[.P92]&amp;&quot;&quot;&quot;},&quot;;&quot;&quot;) &amp;IF([.Q92]&gt;0;&quot;{&quot;&quot;value&quot;&quot;:&quot;&amp;COLUMN([.Q92])-11&amp;&quot;,&quot;&quot;text&quot;&quot;:&quot;&quot;&quot;&amp;[.Q92]&amp;&quot;&quot;&quot;},&quot;;&quot;&quot;) &amp;IF([.R92]&gt;0;&quot;{&quot;&quot;value&quot;&quot;:&quot;&amp;COLUMN([.R92])-11&amp;&quot;,&quot;&quot;text&quot;&quot;:&quot;&quot;&quot;&amp;[.R92]&amp;&quot;&quot;&quot;},&quot;;&quot;&quot;) &amp;IF([.S92]&gt;0;&quot;{&quot;&quot;value&quot;&quot;:&quot;&amp;COLUMN([.S92])-11&amp;&quot;,&quot;&quot;text&quot;&quot;:&quot;&quot;&quot;&amp;[.S92]&amp;&quot;&quot;&quot;},&quot;;&quot;&quot;) &amp;IF([.T92]&gt;0;&quot;{&quot;&quot;value&quot;&quot;:&quot;&amp;COLUMN([.T92])-11&amp;&quot;,&quot;&quot;text&quot;&quot;:&quot;&quot;&quot;&amp;[.T92]&amp;&quot;&quot;&quot;},&quot;;&quot;&quot;) &amp;IF([.U92]&gt;0;&quot;{&quot;&quot;value&quot;&quot;:&quot;&amp;COLUMN([.U92])-11&amp;&quot;,&quot;&quot;text&quot;&quot;:&quot;&quot;&quot;&amp;[.U92]&amp;&quot;&quot;&quot;},&quot;;&quot;&quot;) &amp;IF([.V92]&gt;0;&quot;{&quot;&quot;value&quot;&quot;:&quot;&amp;COLUMN([.V92])-11&amp;&quot;,&quot;&quot;text&quot;&quot;:&quot;&quot;&quot;&amp;[.V92]&amp;&quot;&quot;&quot;},&quot;;&quot;&quot;) &amp;IF([.W92]&gt;0;&quot;{&quot;&quot;value&quot;&quot;:&quot;&amp;COLUMN([.W92])-11&amp;&quot;,&quot;&quot;text&quot;&quot;:&quot;&quot;&quot;&amp;[.W92]&amp;&quot;&quot;&quot;},&quot;;&quot;&quot;) &amp;IF([.X92]&gt;0;&quot;{&quot;&quot;value&quot;&quot;:&quot;&amp;COLUMN([.X92])-11&amp;&quot;,&quot;&quot;text&quot;&quot;:&quot;&quot;&quot;&amp;[.X92]&amp;&quot;&quot;&quot;},&quot;;&quot;&quot;) &amp;IF([.Y92]&gt;0;&quot;{&quot;&quot;value&quot;&quot;:&quot;&amp;COLUMN([.Y92])-11&amp;&quot;,&quot;&quot;text&quot;&quot;:&quot;&quot;&quot;&amp;[.Y92]&amp;&quot;&quot;&quot;},&quot;;&quot;&quot;) &amp;IF([.Z92]&gt;0;&quot;{&quot;&quot;value&quot;&quot;:&quot;&amp;COLUMN([.Z92])-11&amp;&quot;,&quot;&quot;text&quot;&quot;:&quot;&quot;&quot;&amp;[.Z92]&amp;&quot;&quot;&quot;},&quot;;&quot;&quot;) &amp;IF([.AA92]&gt;0;&quot;{&quot;&quot;value&quot;&quot;:&quot;&amp;COLUMN([.AA92])-11&amp;&quot;,&quot;&quot;text&quot;&quot;:&quot;&quot;&quot;&amp;[.AA92]&amp;&quot;&quot;&quot;},&quot;;&quot;&quot;)" office:value-type="string" office:string-value="{&quot;id&quot;:79,&quot;ordinal&quot;:90,&quot;required&quot;:0,&quot;category&quot;:&quot;Medication Taking&quot;,&quot;info&quot;:&quot;null&quot;,&quot;skip&quot;:&quot;null&quot;,&quot;text&quot;:&quot;Who usually sets up (prepares) your insulin injections or changes the set on your pump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&quot;},{&quot;value&quot;:3,&quot;text&quot;:&quot;Usually my mum / dad / carer but I do some&quot;},{&quot;value&quot;:4,&quot;text&quot;:&quot;TEXT_OTHER&quot;},">
            <text:p>{"id":79,"ordinal":90,"required":0,"category":"Medication Taking","info":"null","skip":"null","text":"Who usually sets up (prepares) your insulin injections or changes the set on your pump?","type":"SC","options":[{"value":0,"text":"Always me"},{"value":1,"text":"Always my mum / dad / carer"},{"value":2,"text":"Usually me, but my mum / dad / carer do some"},{"value":3,"text":"Usually my mum / dad / carer but I do some"},{"value":4,"text":"TEXT_OTHER"},</text:p>
          </table:table-cell>
          <table:table-cell table:style-name="ce2" table:formula="of:=IF([.AB92]&gt;0;&quot;{&quot;&quot;value&quot;&quot;:&quot;&amp;COLUMN([.AB92])-11&amp;&quot;,&quot;&quot;text&quot;&quot;:&quot;&quot;&quot;&amp;[.AB92]&amp;&quot;&quot;&quot;},&quot;;&quot;&quot;) &amp;IF([.AC92]&gt;0;&quot;{&quot;&quot;value&quot;&quot;:&quot;&amp;COLUMN([.AC92])-11&amp;&quot;,&quot;&quot;text&quot;&quot;:&quot;&quot;&quot;&amp;[.AC92]&amp;&quot;&quot;&quot;},&quot;;&quot;&quot;) &amp;IF([.AD92]&gt;0;&quot;{&quot;&quot;value&quot;&quot;:&quot;&amp;COLUMN([.AD92])-11&amp;&quot;,&quot;&quot;text&quot;&quot;:&quot;&quot;&quot;&amp;[.AD92]&amp;&quot;&quot;&quot;},&quot;;&quot;&quot;) &amp;IF([.AE92]&gt;0;&quot;{&quot;&quot;value&quot;&quot;:&quot;&amp;COLUMN([.AE92])-11&amp;&quot;,&quot;&quot;text&quot;&quot;:&quot;&quot;&quot;&amp;[.AE92]&amp;&quot;&quot;&quot;},&quot;;&quot;&quot;) &amp;IF([.AF92]&gt;0;&quot;{&quot;&quot;value&quot;&quot;:&quot;&amp;COLUMN([.AF92])-11&amp;&quot;,&quot;&quot;text&quot;&quot;:&quot;&quot;&quot;&amp;[.AF92]&amp;&quot;&quot;&quot;},&quot;;&quot;&quot;) &amp;IF([.AG92]&gt;0;&quot;{&quot;&quot;value&quot;&quot;:&quot;&amp;COLUMN([.AG92])-11&amp;&quot;,&quot;&quot;text&quot;&quot;:&quot;&quot;&quot;&amp;[.AG92]&amp;&quot;&quot;&quot;},&quot;;&quot;&quot;) &amp;IF([.AH92]&gt;0;&quot;{&quot;&quot;value&quot;&quot;:&quot;&amp;COLUMN([.AH92])-11&amp;&quot;,&quot;&quot;text&quot;&quot;:&quot;&quot;&quot;&amp;[.AH92]&amp;&quot;&quot;&quot;},&quot;;&quot;&quot;) &amp;IF([.AI92]&gt;0;&quot;{&quot;&quot;value&quot;&quot;:&quot;&amp;COLUMN([.AI92])-11&amp;&quot;,&quot;&quot;text&quot;&quot;:&quot;&quot;&quot;&amp;[.AI92]&amp;&quot;&quot;&quot;},&quot;;&quot;&quot;) &amp;IF([.AJ92]&gt;0;&quot;{&quot;&quot;value&quot;&quot;:&quot;&amp;COLUMN([.AJ92])-11&amp;&quot;,&quot;&quot;text&quot;&quot;:&quot;&quot;&quot;&amp;[.AJ92]&amp;&quot;&quot;&quot;},&quot;;&quot;&quot;) &amp;IF([.AK92]&gt;0;&quot;{&quot;&quot;value&quot;&quot;:&quot;&amp;COLUMN([.AK92])-11&amp;&quot;,&quot;&quot;text&quot;&quot;:&quot;&quot;&quot;&amp;[.AK92]&amp;&quot;&quot;&quot;},&quot;;&quot;&quot;) &amp;IF([.AL92]&gt;0;&quot;{&quot;&quot;value&quot;&quot;:&quot;&amp;COLUMN([.AL92])-11&amp;&quot;,&quot;&quot;text&quot;&quot;:&quot;&quot;&quot;&amp;[.AL92]&amp;&quot;&quot;&quot;},&quot;;&quot;&quot;) &amp;IF([.AM92]&gt;0;&quot;{&quot;&quot;value&quot;&quot;:&quot;&amp;COLUMN([.AM92])-11&amp;&quot;,&quot;&quot;text&quot;&quot;:&quot;&quot;&quot;&amp;[.AM92]&amp;&quot;&quot;&quot;},&quot;;&quot;&quot;) &amp;IF([.AN92]&gt;0;&quot;{&quot;&quot;value&quot;&quot;:&quot;&amp;COLUMN([.AN92])-11&amp;&quot;,&quot;&quot;text&quot;&quot;:&quot;&quot;&quot;&amp;[.AN92]&amp;&quot;&quot;&quot;},&quot;;&quot;&quot;) &amp;IF([.AO92]&gt;0;&quot;{&quot;&quot;value&quot;&quot;:&quot;&amp;COLUMN([.AO92])-11&amp;&quot;,&quot;&quot;text&quot;&quot;:&quot;&quot;&quot;&amp;[.AO92]&amp;&quot;&quot;&quot;},&quot;;&quot;&quot;) &amp;IF([.AP92]&gt;0;&quot;{&quot;&quot;value&quot;&quot;:&quot;&amp;COLUMN([.AP92])-11&amp;&quot;,&quot;&quot;text&quot;&quot;:&quot;&quot;&quot;&amp;[.AP92]&amp;&quot;&quot;&quot;},&quot;;&quot;&quot;) &amp;IF([.AQ92]&gt;0;&quot;{&quot;&quot;value&quot;&quot;:&quot;&amp;COLUMN([.AQ92])-11&amp;&quot;,&quot;&quot;text&quot;&quot;:&quot;&quot;&quot;&amp;[.AQ92]&amp;&quot;&quot;&quot;},&quot;;&quot;&quot;) &amp;IF([.AR92]&gt;0;&quot;{&quot;&quot;value&quot;&quot;:&quot;&amp;COLUMN([.AR92])-11&amp;&quot;,&quot;&quot;text&quot;&quot;:&quot;&quot;&quot;&amp;[.AR92]&amp;&quot;&quot;&quot;},&quot;;&quot;&quot;) &amp;IF([.AS92]&gt;0;&quot;{&quot;&quot;value&quot;&quot;:&quot;&amp;COLUMN([.AS92])-11&amp;&quot;,&quot;&quot;text&quot;&quot;:&quot;&quot;&quot;&amp;[.AS92]&amp;&quot;&quot;&quot;},&quot;;&quot;&quot;) &amp;IF([.AT92]&gt;0;&quot;{&quot;&quot;value&quot;&quot;:&quot;&amp;COLUMN([.AT92])-11&amp;&quot;,&quot;&quot;text&quot;&quot;:&quot;&quot;&quot;&amp;[.AT92]&amp;&quot;&quot;&quot;},&quot;;&quot;&quot;) &amp;IF([.AU92]&gt;0;&quot;{&quot;&quot;value&quot;&quot;:&quot;&amp;COLUMN([.AU92])-11&amp;&quot;,&quot;&quot;text&quot;&quot;:&quot;&quot;&quot;&amp;[.AU92]&amp;&quot;&quot;&quot;},&quot;;&quot;&quot;)">
            <text:p/>
          </table:table-cell>
          <table:table-cell table:style-name="ce1" table:formula="of:=IF([.AV92]&gt;0;&quot;{&quot;&quot;value&quot;&quot;:&quot;&amp;COLUMN([.AV92])-11&amp;&quot;,&quot;&quot;text&quot;&quot;:&quot;&quot;&quot;&amp;[.AV92]&amp;&quot;&quot;&quot;},&quot;;&quot;&quot;) &amp;IF([.AW92]&gt;0;&quot;{&quot;&quot;value&quot;&quot;:&quot;&amp;COLUMN([.AW92])-11&amp;&quot;,&quot;&quot;text&quot;&quot;:&quot;&quot;&quot;&amp;[.AW92]&amp;&quot;&quot;&quot;},&quot;;&quot;&quot;) &amp;IF([.AX92]&gt;0;&quot;{&quot;&quot;value&quot;&quot;:&quot;&amp;COLUMN([.AX92])-11&amp;&quot;,&quot;&quot;text&quot;&quot;:&quot;&quot;&quot;&amp;[.AX92]&amp;&quot;&quot;&quot;},&quot;;&quot;&quot;) &amp;IF([.AY92]&gt;0;&quot;{&quot;&quot;value&quot;&quot;:&quot;&amp;COLUMN([.AY92])-11&amp;&quot;,&quot;&quot;text&quot;&quot;:&quot;&quot;&quot;&amp;[.AY92]&amp;&quot;&quot;&quot;},&quot;;&quot;&quot;) &amp;IF([.AZ92]&gt;0;&quot;{&quot;&quot;value&quot;&quot;:&quot;&amp;COLUMN([.AZ92])-11&amp;&quot;,&quot;&quot;text&quot;&quot;:&quot;&quot;&quot;&amp;[.AZ92]&amp;&quot;&quot;&quot;},&quot;;&quot;&quot;) &amp;IF([.BA92]&gt;0;&quot;{&quot;&quot;value&quot;&quot;:&quot;&amp;COLUMN([.BA92])-11&amp;&quot;,&quot;&quot;text&quot;&quot;:&quot;&quot;&quot;&amp;[.BA92]&amp;&quot;&quot;&quot;},&quot;;&quot;&quot;) &amp;IF([.BB92]&gt;0;&quot;{&quot;&quot;value&quot;&quot;:&quot;&amp;COLUMN([.BB92])-11&amp;&quot;,&quot;&quot;text&quot;&quot;:&quot;&quot;&quot;&amp;[.BB92]&amp;&quot;&quot;&quot;},&quot;;&quot;&quot;) &amp;IF([.BC92]&gt;0;&quot;{&quot;&quot;value&quot;&quot;:&quot;&amp;COLUMN([.BC92])-11&amp;&quot;,&quot;&quot;text&quot;&quot;:&quot;&quot;&quot;&amp;[.BC92]&amp;&quot;&quot;&quot;},&quot;;&quot;&quot;) &amp;IF([.BD92]&gt;0;&quot;{&quot;&quot;value&quot;&quot;:&quot;&amp;COLUMN([.BD92])-11&amp;&quot;,&quot;&quot;text&quot;&quot;:&quot;&quot;&quot;&amp;[.BD92]&amp;&quot;&quot;&quot;},&quot;;&quot;&quot;) &amp;IF([.BE92]&gt;0;&quot;{&quot;&quot;value&quot;&quot;:&quot;&amp;COLUMN([.BE92])-11&amp;&quot;,&quot;&quot;text&quot;&quot;:&quot;&quot;&quot;&amp;[.BE92]&amp;&quot;&quot;&quot;},&quot;;&quot;&quot;) &amp;IF([.BF92]&gt;0;&quot;{&quot;&quot;value&quot;&quot;:&quot;&amp;COLUMN([.BF92])-11&amp;&quot;,&quot;&quot;text&quot;&quot;:&quot;&quot;&quot;&amp;[.BF92]&amp;&quot;&quot;&quot;},&quot;;&quot;&quot;) &amp;IF([.BG92]&gt;0;&quot;{&quot;&quot;value&quot;&quot;:&quot;&amp;COLUMN([.BG92])-11&amp;&quot;,&quot;&quot;text&quot;&quot;:&quot;&quot;&quot;&amp;[.BG92]&amp;&quot;&quot;&quot;},&quot;;&quot;&quot;) &amp;IF([.BH92]&gt;0;&quot;{&quot;&quot;value&quot;&quot;:&quot;&amp;COLUMN([.BH92])-11&amp;&quot;,&quot;&quot;text&quot;&quot;:&quot;&quot;&quot;&amp;[.BH92]&amp;&quot;&quot;&quot;},&quot;;&quot;&quot;) &amp;IF([.BI92]&gt;0;&quot;{&quot;&quot;value&quot;&quot;:&quot;&amp;COLUMN([.BI92])-11&amp;&quot;,&quot;&quot;text&quot;&quot;:&quot;&quot;&quot;&amp;[.BI92]&amp;&quot;&quot;&quot;},&quot;;&quot;&quot;) &amp;IF([.BJ92]&gt;0;&quot;{&quot;&quot;value&quot;&quot;:&quot;&amp;COLUMN([.BJ92])-11&amp;&quot;,&quot;&quot;text&quot;&quot;:&quot;&quot;&quot;&amp;[.BJ92]&amp;&quot;&quot;&quot;},&quot;;&quot;&quot;) &amp;IF([.BK92]&gt;0;&quot;{&quot;&quot;value&quot;&quot;:&quot;&amp;COLUMN([.BK92])-11&amp;&quot;,&quot;&quot;text&quot;&quot;:&quot;&quot;&quot;&amp;[.BK9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 Taking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93]&amp;&quot;,&quot;&quot;ordinal&quot;&quot;:&quot;&amp;ROW()-2&amp;&quot;,&quot;&quot;required&quot;&quot;:&quot;&amp;[.E93]&amp;&quot;,&quot;&quot;category&quot;&quot;:&quot;&quot;&quot;&amp;[.F93]&amp;&quot;&quot;&quot;,&quot;&quot;info&quot;&quot;:&quot;&quot;&quot;&amp;[.J93]&amp;&quot;&quot;&quot;&quot;&amp;&quot;,&quot;&quot;skip&quot;&quot;:&quot;&quot;&quot;&amp;[.D93]&amp;&quot;&quot;&quot;&quot;&amp;&quot;,&quot;&quot;text&quot;&quot;:&quot;&quot;&quot;&amp;[.H93]&amp;&quot;&quot;&quot;&quot;&amp;&quot;,&quot;&quot;type&quot;&quot;:&quot;&quot;&quot;&amp;[.I93]&amp;&quot;&quot;&quot;&quot;&amp;&quot;,&quot;&quot;options&quot;&quot;:[&quot; &amp;IF([.K93]&gt;0;&quot;{&quot;&quot;value&quot;&quot;:&quot;&amp;COLUMN([.K93])-11&amp;&quot;,&quot;&quot;text&quot;&quot;:&quot;&quot;&quot;&amp;[.K93]&amp;&quot;&quot;&quot;},&quot;;&quot;&quot;) &amp;IF([.L93]&gt;0;&quot;{&quot;&quot;value&quot;&quot;:&quot;&amp;COLUMN([.L93])-11&amp;&quot;,&quot;&quot;text&quot;&quot;:&quot;&quot;&quot;&amp;[.L93]&amp;&quot;&quot;&quot;},&quot;;&quot;&quot;) &amp;IF([.M93]&gt;0;&quot;{&quot;&quot;value&quot;&quot;:&quot;&amp;COLUMN([.M93])-11&amp;&quot;,&quot;&quot;text&quot;&quot;:&quot;&quot;&quot;&amp;[.M93]&amp;&quot;&quot;&quot;},&quot;;&quot;&quot;) &amp;IF([.N93]&gt;0;&quot;{&quot;&quot;value&quot;&quot;:&quot;&amp;COLUMN([.N93])-11&amp;&quot;,&quot;&quot;text&quot;&quot;:&quot;&quot;&quot;&amp;[.N93]&amp;&quot;&quot;&quot;},&quot;;&quot;&quot;) &amp;IF([.O93]&gt;0;&quot;{&quot;&quot;value&quot;&quot;:&quot;&amp;COLUMN([.O93])-11&amp;&quot;,&quot;&quot;text&quot;&quot;:&quot;&quot;&quot;&amp;[.O93]&amp;&quot;&quot;&quot;},&quot;;&quot;&quot;) &amp;IF([.P93]&gt;0;&quot;{&quot;&quot;value&quot;&quot;:&quot;&amp;COLUMN([.P93])-11&amp;&quot;,&quot;&quot;text&quot;&quot;:&quot;&quot;&quot;&amp;[.P93]&amp;&quot;&quot;&quot;},&quot;;&quot;&quot;) &amp;IF([.Q93]&gt;0;&quot;{&quot;&quot;value&quot;&quot;:&quot;&amp;COLUMN([.Q93])-11&amp;&quot;,&quot;&quot;text&quot;&quot;:&quot;&quot;&quot;&amp;[.Q93]&amp;&quot;&quot;&quot;},&quot;;&quot;&quot;) &amp;IF([.R93]&gt;0;&quot;{&quot;&quot;value&quot;&quot;:&quot;&amp;COLUMN([.R93])-11&amp;&quot;,&quot;&quot;text&quot;&quot;:&quot;&quot;&quot;&amp;[.R93]&amp;&quot;&quot;&quot;},&quot;;&quot;&quot;) &amp;IF([.S93]&gt;0;&quot;{&quot;&quot;value&quot;&quot;:&quot;&amp;COLUMN([.S93])-11&amp;&quot;,&quot;&quot;text&quot;&quot;:&quot;&quot;&quot;&amp;[.S93]&amp;&quot;&quot;&quot;},&quot;;&quot;&quot;) &amp;IF([.T93]&gt;0;&quot;{&quot;&quot;value&quot;&quot;:&quot;&amp;COLUMN([.T93])-11&amp;&quot;,&quot;&quot;text&quot;&quot;:&quot;&quot;&quot;&amp;[.T93]&amp;&quot;&quot;&quot;},&quot;;&quot;&quot;) &amp;IF([.U93]&gt;0;&quot;{&quot;&quot;value&quot;&quot;:&quot;&amp;COLUMN([.U93])-11&amp;&quot;,&quot;&quot;text&quot;&quot;:&quot;&quot;&quot;&amp;[.U93]&amp;&quot;&quot;&quot;},&quot;;&quot;&quot;) &amp;IF([.V93]&gt;0;&quot;{&quot;&quot;value&quot;&quot;:&quot;&amp;COLUMN([.V93])-11&amp;&quot;,&quot;&quot;text&quot;&quot;:&quot;&quot;&quot;&amp;[.V93]&amp;&quot;&quot;&quot;},&quot;;&quot;&quot;) &amp;IF([.W93]&gt;0;&quot;{&quot;&quot;value&quot;&quot;:&quot;&amp;COLUMN([.W93])-11&amp;&quot;,&quot;&quot;text&quot;&quot;:&quot;&quot;&quot;&amp;[.W93]&amp;&quot;&quot;&quot;},&quot;;&quot;&quot;) &amp;IF([.X93]&gt;0;&quot;{&quot;&quot;value&quot;&quot;:&quot;&amp;COLUMN([.X93])-11&amp;&quot;,&quot;&quot;text&quot;&quot;:&quot;&quot;&quot;&amp;[.X93]&amp;&quot;&quot;&quot;},&quot;;&quot;&quot;) &amp;IF([.Y93]&gt;0;&quot;{&quot;&quot;value&quot;&quot;:&quot;&amp;COLUMN([.Y93])-11&amp;&quot;,&quot;&quot;text&quot;&quot;:&quot;&quot;&quot;&amp;[.Y93]&amp;&quot;&quot;&quot;},&quot;;&quot;&quot;) &amp;IF([.Z93]&gt;0;&quot;{&quot;&quot;value&quot;&quot;:&quot;&amp;COLUMN([.Z93])-11&amp;&quot;,&quot;&quot;text&quot;&quot;:&quot;&quot;&quot;&amp;[.Z93]&amp;&quot;&quot;&quot;},&quot;;&quot;&quot;) &amp;IF([.AA93]&gt;0;&quot;{&quot;&quot;value&quot;&quot;:&quot;&amp;COLUMN([.AA93])-11&amp;&quot;,&quot;&quot;text&quot;&quot;:&quot;&quot;&quot;&amp;[.AA93]&amp;&quot;&quot;&quot;},&quot;;&quot;&quot;)" office:value-type="string" office:string-value="{&quot;id&quot;:80,&quot;ordinal&quot;:91,&quot;required&quot;:0,&quot;category&quot;:&quot;Medication Taking&quot;,&quot;info&quot;:&quot;null&quot;,&quot;skip&quot;:&quot;null&quot;,&quot;text&quot;:&quot;What motivates you to do your injections or to give insulin through your pump?&quot;,&quot;type&quot;:&quot;MC&quot;,&quot;options&quot;:[{&quot;value&quot;:0,&quot;text&quot;:&quot;My mum / dad / carer reminding me&quot;},{&quot;value&quot;:1,&quot;text&quot;:&quot;My mum / dad / carer setting up the needles for me it's just part of my daily life&quot;},{&quot;value&quot;:2,&quot;text&quot;:&quot;Knowing that it helps me to control my diabetes&quot;},{&quot;value&quot;:3,&quot;text&quot;:&quot;I feel a lot happier when I've done my insulin&quot;},{&quot;value&quot;:4,&quot;text&quot;:&quot;I do want to feel ill&quot;},{&quot;value&quot;:5,&quot;text&quot;:&quot;I know that I have to do it&quot;},{&quot;value&quot;:6,&quot;text&quot;:&quot;Nothing&quot;},{&quot;value&quot;:7,&quot;text&quot;:&quot;TEXT_OTHER&quot;},">
            <text:p>{"id":80,"ordinal":91,"required":0,"category":"Medication Taking","info":"null","skip":"null","text":"What motivates you to do your injections or to give insulin through your pump?","type":"MC","options":[{"value":0,"text":"My mum / dad / carer reminding me"},{"value":1,"text":"My mum / dad / carer setting up the needles for me it's just part of my daily life"},{"value":2,"text":"Knowing that it helps me to control my diabetes"},{"value":3,"text":"I feel a lot happier when I've done my insulin"},{"value":4,"text":"I do want to feel ill"},{"value":5,"text":"I know that I have to do it"},{"value":6,"text":"Nothing"},{"value":7,"text":"TEXT_OTHER"},</text:p>
          </table:table-cell>
          <table:table-cell table:style-name="ce2" table:formula="of:=IF([.AB93]&gt;0;&quot;{&quot;&quot;value&quot;&quot;:&quot;&amp;COLUMN([.AB93])-11&amp;&quot;,&quot;&quot;text&quot;&quot;:&quot;&quot;&quot;&amp;[.AB93]&amp;&quot;&quot;&quot;},&quot;;&quot;&quot;) &amp;IF([.AC93]&gt;0;&quot;{&quot;&quot;value&quot;&quot;:&quot;&amp;COLUMN([.AC93])-11&amp;&quot;,&quot;&quot;text&quot;&quot;:&quot;&quot;&quot;&amp;[.AC93]&amp;&quot;&quot;&quot;},&quot;;&quot;&quot;) &amp;IF([.AD93]&gt;0;&quot;{&quot;&quot;value&quot;&quot;:&quot;&amp;COLUMN([.AD93])-11&amp;&quot;,&quot;&quot;text&quot;&quot;:&quot;&quot;&quot;&amp;[.AD93]&amp;&quot;&quot;&quot;},&quot;;&quot;&quot;) &amp;IF([.AE93]&gt;0;&quot;{&quot;&quot;value&quot;&quot;:&quot;&amp;COLUMN([.AE93])-11&amp;&quot;,&quot;&quot;text&quot;&quot;:&quot;&quot;&quot;&amp;[.AE93]&amp;&quot;&quot;&quot;},&quot;;&quot;&quot;) &amp;IF([.AF93]&gt;0;&quot;{&quot;&quot;value&quot;&quot;:&quot;&amp;COLUMN([.AF93])-11&amp;&quot;,&quot;&quot;text&quot;&quot;:&quot;&quot;&quot;&amp;[.AF93]&amp;&quot;&quot;&quot;},&quot;;&quot;&quot;) &amp;IF([.AG93]&gt;0;&quot;{&quot;&quot;value&quot;&quot;:&quot;&amp;COLUMN([.AG93])-11&amp;&quot;,&quot;&quot;text&quot;&quot;:&quot;&quot;&quot;&amp;[.AG93]&amp;&quot;&quot;&quot;},&quot;;&quot;&quot;) &amp;IF([.AH93]&gt;0;&quot;{&quot;&quot;value&quot;&quot;:&quot;&amp;COLUMN([.AH93])-11&amp;&quot;,&quot;&quot;text&quot;&quot;:&quot;&quot;&quot;&amp;[.AH93]&amp;&quot;&quot;&quot;},&quot;;&quot;&quot;) &amp;IF([.AI93]&gt;0;&quot;{&quot;&quot;value&quot;&quot;:&quot;&amp;COLUMN([.AI93])-11&amp;&quot;,&quot;&quot;text&quot;&quot;:&quot;&quot;&quot;&amp;[.AI93]&amp;&quot;&quot;&quot;},&quot;;&quot;&quot;) &amp;IF([.AJ93]&gt;0;&quot;{&quot;&quot;value&quot;&quot;:&quot;&amp;COLUMN([.AJ93])-11&amp;&quot;,&quot;&quot;text&quot;&quot;:&quot;&quot;&quot;&amp;[.AJ93]&amp;&quot;&quot;&quot;},&quot;;&quot;&quot;) &amp;IF([.AK93]&gt;0;&quot;{&quot;&quot;value&quot;&quot;:&quot;&amp;COLUMN([.AK93])-11&amp;&quot;,&quot;&quot;text&quot;&quot;:&quot;&quot;&quot;&amp;[.AK93]&amp;&quot;&quot;&quot;},&quot;;&quot;&quot;) &amp;IF([.AL93]&gt;0;&quot;{&quot;&quot;value&quot;&quot;:&quot;&amp;COLUMN([.AL93])-11&amp;&quot;,&quot;&quot;text&quot;&quot;:&quot;&quot;&quot;&amp;[.AL93]&amp;&quot;&quot;&quot;},&quot;;&quot;&quot;) &amp;IF([.AM93]&gt;0;&quot;{&quot;&quot;value&quot;&quot;:&quot;&amp;COLUMN([.AM93])-11&amp;&quot;,&quot;&quot;text&quot;&quot;:&quot;&quot;&quot;&amp;[.AM93]&amp;&quot;&quot;&quot;},&quot;;&quot;&quot;) &amp;IF([.AN93]&gt;0;&quot;{&quot;&quot;value&quot;&quot;:&quot;&amp;COLUMN([.AN93])-11&amp;&quot;,&quot;&quot;text&quot;&quot;:&quot;&quot;&quot;&amp;[.AN93]&amp;&quot;&quot;&quot;},&quot;;&quot;&quot;) &amp;IF([.AO93]&gt;0;&quot;{&quot;&quot;value&quot;&quot;:&quot;&amp;COLUMN([.AO93])-11&amp;&quot;,&quot;&quot;text&quot;&quot;:&quot;&quot;&quot;&amp;[.AO93]&amp;&quot;&quot;&quot;},&quot;;&quot;&quot;) &amp;IF([.AP93]&gt;0;&quot;{&quot;&quot;value&quot;&quot;:&quot;&amp;COLUMN([.AP93])-11&amp;&quot;,&quot;&quot;text&quot;&quot;:&quot;&quot;&quot;&amp;[.AP93]&amp;&quot;&quot;&quot;},&quot;;&quot;&quot;) &amp;IF([.AQ93]&gt;0;&quot;{&quot;&quot;value&quot;&quot;:&quot;&amp;COLUMN([.AQ93])-11&amp;&quot;,&quot;&quot;text&quot;&quot;:&quot;&quot;&quot;&amp;[.AQ93]&amp;&quot;&quot;&quot;},&quot;;&quot;&quot;) &amp;IF([.AR93]&gt;0;&quot;{&quot;&quot;value&quot;&quot;:&quot;&amp;COLUMN([.AR93])-11&amp;&quot;,&quot;&quot;text&quot;&quot;:&quot;&quot;&quot;&amp;[.AR93]&amp;&quot;&quot;&quot;},&quot;;&quot;&quot;) &amp;IF([.AS93]&gt;0;&quot;{&quot;&quot;value&quot;&quot;:&quot;&amp;COLUMN([.AS93])-11&amp;&quot;,&quot;&quot;text&quot;&quot;:&quot;&quot;&quot;&amp;[.AS93]&amp;&quot;&quot;&quot;},&quot;;&quot;&quot;) &amp;IF([.AT93]&gt;0;&quot;{&quot;&quot;value&quot;&quot;:&quot;&amp;COLUMN([.AT93])-11&amp;&quot;,&quot;&quot;text&quot;&quot;:&quot;&quot;&quot;&amp;[.AT93]&amp;&quot;&quot;&quot;},&quot;;&quot;&quot;) &amp;IF([.AU93]&gt;0;&quot;{&quot;&quot;value&quot;&quot;:&quot;&amp;COLUMN([.AU93])-11&amp;&quot;,&quot;&quot;text&quot;&quot;:&quot;&quot;&quot;&amp;[.AU93]&amp;&quot;&quot;&quot;},&quot;;&quot;&quot;)">
            <text:p/>
          </table:table-cell>
          <table:table-cell table:style-name="ce1" table:formula="of:=IF([.AV93]&gt;0;&quot;{&quot;&quot;value&quot;&quot;:&quot;&amp;COLUMN([.AV93])-11&amp;&quot;,&quot;&quot;text&quot;&quot;:&quot;&quot;&quot;&amp;[.AV93]&amp;&quot;&quot;&quot;},&quot;;&quot;&quot;) &amp;IF([.AW93]&gt;0;&quot;{&quot;&quot;value&quot;&quot;:&quot;&amp;COLUMN([.AW93])-11&amp;&quot;,&quot;&quot;text&quot;&quot;:&quot;&quot;&quot;&amp;[.AW93]&amp;&quot;&quot;&quot;},&quot;;&quot;&quot;) &amp;IF([.AX93]&gt;0;&quot;{&quot;&quot;value&quot;&quot;:&quot;&amp;COLUMN([.AX93])-11&amp;&quot;,&quot;&quot;text&quot;&quot;:&quot;&quot;&quot;&amp;[.AX93]&amp;&quot;&quot;&quot;},&quot;;&quot;&quot;) &amp;IF([.AY93]&gt;0;&quot;{&quot;&quot;value&quot;&quot;:&quot;&amp;COLUMN([.AY93])-11&amp;&quot;,&quot;&quot;text&quot;&quot;:&quot;&quot;&quot;&amp;[.AY93]&amp;&quot;&quot;&quot;},&quot;;&quot;&quot;) &amp;IF([.AZ93]&gt;0;&quot;{&quot;&quot;value&quot;&quot;:&quot;&amp;COLUMN([.AZ93])-11&amp;&quot;,&quot;&quot;text&quot;&quot;:&quot;&quot;&quot;&amp;[.AZ93]&amp;&quot;&quot;&quot;},&quot;;&quot;&quot;) &amp;IF([.BA93]&gt;0;&quot;{&quot;&quot;value&quot;&quot;:&quot;&amp;COLUMN([.BA93])-11&amp;&quot;,&quot;&quot;text&quot;&quot;:&quot;&quot;&quot;&amp;[.BA93]&amp;&quot;&quot;&quot;},&quot;;&quot;&quot;) &amp;IF([.BB93]&gt;0;&quot;{&quot;&quot;value&quot;&quot;:&quot;&amp;COLUMN([.BB93])-11&amp;&quot;,&quot;&quot;text&quot;&quot;:&quot;&quot;&quot;&amp;[.BB93]&amp;&quot;&quot;&quot;},&quot;;&quot;&quot;) &amp;IF([.BC93]&gt;0;&quot;{&quot;&quot;value&quot;&quot;:&quot;&amp;COLUMN([.BC93])-11&amp;&quot;,&quot;&quot;text&quot;&quot;:&quot;&quot;&quot;&amp;[.BC93]&amp;&quot;&quot;&quot;},&quot;;&quot;&quot;) &amp;IF([.BD93]&gt;0;&quot;{&quot;&quot;value&quot;&quot;:&quot;&amp;COLUMN([.BD93])-11&amp;&quot;,&quot;&quot;text&quot;&quot;:&quot;&quot;&quot;&amp;[.BD93]&amp;&quot;&quot;&quot;},&quot;;&quot;&quot;) &amp;IF([.BE93]&gt;0;&quot;{&quot;&quot;value&quot;&quot;:&quot;&amp;COLUMN([.BE93])-11&amp;&quot;,&quot;&quot;text&quot;&quot;:&quot;&quot;&quot;&amp;[.BE93]&amp;&quot;&quot;&quot;},&quot;;&quot;&quot;) &amp;IF([.BF93]&gt;0;&quot;{&quot;&quot;value&quot;&quot;:&quot;&amp;COLUMN([.BF93])-11&amp;&quot;,&quot;&quot;text&quot;&quot;:&quot;&quot;&quot;&amp;[.BF93]&amp;&quot;&quot;&quot;},&quot;;&quot;&quot;) &amp;IF([.BG93]&gt;0;&quot;{&quot;&quot;value&quot;&quot;:&quot;&amp;COLUMN([.BG93])-11&amp;&quot;,&quot;&quot;text&quot;&quot;:&quot;&quot;&quot;&amp;[.BG93]&amp;&quot;&quot;&quot;},&quot;;&quot;&quot;) &amp;IF([.BH93]&gt;0;&quot;{&quot;&quot;value&quot;&quot;:&quot;&amp;COLUMN([.BH93])-11&amp;&quot;,&quot;&quot;text&quot;&quot;:&quot;&quot;&quot;&amp;[.BH93]&amp;&quot;&quot;&quot;},&quot;;&quot;&quot;) &amp;IF([.BI93]&gt;0;&quot;{&quot;&quot;value&quot;&quot;:&quot;&amp;COLUMN([.BI93])-11&amp;&quot;,&quot;&quot;text&quot;&quot;:&quot;&quot;&quot;&amp;[.BI93]&amp;&quot;&quot;&quot;},&quot;;&quot;&quot;) &amp;IF([.BJ93]&gt;0;&quot;{&quot;&quot;value&quot;&quot;:&quot;&amp;COLUMN([.BJ93])-11&amp;&quot;,&quot;&quot;text&quot;&quot;:&quot;&quot;&quot;&amp;[.BJ93]&amp;&quot;&quot;&quot;},&quot;;&quot;&quot;) &amp;IF([.BK93]&gt;0;&quot;{&quot;&quot;value&quot;&quot;:&quot;&amp;COLUMN([.BK93])-11&amp;&quot;,&quot;&quot;text&quot;&quot;:&quot;&quot;&quot;&amp;[.BK9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 Taking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 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94]&amp;&quot;,&quot;&quot;ordinal&quot;&quot;:&quot;&amp;ROW()-2&amp;&quot;,&quot;&quot;required&quot;&quot;:&quot;&amp;[.E94]&amp;&quot;,&quot;&quot;category&quot;&quot;:&quot;&quot;&quot;&amp;[.F94]&amp;&quot;&quot;&quot;,&quot;&quot;info&quot;&quot;:&quot;&quot;&quot;&amp;[.J94]&amp;&quot;&quot;&quot;&quot;&amp;&quot;,&quot;&quot;skip&quot;&quot;:&quot;&quot;&quot;&amp;[.D94]&amp;&quot;&quot;&quot;&quot;&amp;&quot;,&quot;&quot;text&quot;&quot;:&quot;&quot;&quot;&amp;[.H94]&amp;&quot;&quot;&quot;&quot;&amp;&quot;,&quot;&quot;type&quot;&quot;:&quot;&quot;&quot;&amp;[.I94]&amp;&quot;&quot;&quot;&quot;&amp;&quot;,&quot;&quot;options&quot;&quot;:[&quot; &amp;IF([.K94]&gt;0;&quot;{&quot;&quot;value&quot;&quot;:&quot;&amp;COLUMN([.K94])-11&amp;&quot;,&quot;&quot;text&quot;&quot;:&quot;&quot;&quot;&amp;[.K94]&amp;&quot;&quot;&quot;},&quot;;&quot;&quot;) &amp;IF([.L94]&gt;0;&quot;{&quot;&quot;value&quot;&quot;:&quot;&amp;COLUMN([.L94])-11&amp;&quot;,&quot;&quot;text&quot;&quot;:&quot;&quot;&quot;&amp;[.L94]&amp;&quot;&quot;&quot;},&quot;;&quot;&quot;) &amp;IF([.M94]&gt;0;&quot;{&quot;&quot;value&quot;&quot;:&quot;&amp;COLUMN([.M94])-11&amp;&quot;,&quot;&quot;text&quot;&quot;:&quot;&quot;&quot;&amp;[.M94]&amp;&quot;&quot;&quot;},&quot;;&quot;&quot;) &amp;IF([.N94]&gt;0;&quot;{&quot;&quot;value&quot;&quot;:&quot;&amp;COLUMN([.N94])-11&amp;&quot;,&quot;&quot;text&quot;&quot;:&quot;&quot;&quot;&amp;[.N94]&amp;&quot;&quot;&quot;},&quot;;&quot;&quot;) &amp;IF([.O94]&gt;0;&quot;{&quot;&quot;value&quot;&quot;:&quot;&amp;COLUMN([.O94])-11&amp;&quot;,&quot;&quot;text&quot;&quot;:&quot;&quot;&quot;&amp;[.O94]&amp;&quot;&quot;&quot;},&quot;;&quot;&quot;) &amp;IF([.P94]&gt;0;&quot;{&quot;&quot;value&quot;&quot;:&quot;&amp;COLUMN([.P94])-11&amp;&quot;,&quot;&quot;text&quot;&quot;:&quot;&quot;&quot;&amp;[.P94]&amp;&quot;&quot;&quot;},&quot;;&quot;&quot;) &amp;IF([.Q94]&gt;0;&quot;{&quot;&quot;value&quot;&quot;:&quot;&amp;COLUMN([.Q94])-11&amp;&quot;,&quot;&quot;text&quot;&quot;:&quot;&quot;&quot;&amp;[.Q94]&amp;&quot;&quot;&quot;},&quot;;&quot;&quot;) &amp;IF([.R94]&gt;0;&quot;{&quot;&quot;value&quot;&quot;:&quot;&amp;COLUMN([.R94])-11&amp;&quot;,&quot;&quot;text&quot;&quot;:&quot;&quot;&quot;&amp;[.R94]&amp;&quot;&quot;&quot;},&quot;;&quot;&quot;) &amp;IF([.S94]&gt;0;&quot;{&quot;&quot;value&quot;&quot;:&quot;&amp;COLUMN([.S94])-11&amp;&quot;,&quot;&quot;text&quot;&quot;:&quot;&quot;&quot;&amp;[.S94]&amp;&quot;&quot;&quot;},&quot;;&quot;&quot;) &amp;IF([.T94]&gt;0;&quot;{&quot;&quot;value&quot;&quot;:&quot;&amp;COLUMN([.T94])-11&amp;&quot;,&quot;&quot;text&quot;&quot;:&quot;&quot;&quot;&amp;[.T94]&amp;&quot;&quot;&quot;},&quot;;&quot;&quot;) &amp;IF([.U94]&gt;0;&quot;{&quot;&quot;value&quot;&quot;:&quot;&amp;COLUMN([.U94])-11&amp;&quot;,&quot;&quot;text&quot;&quot;:&quot;&quot;&quot;&amp;[.U94]&amp;&quot;&quot;&quot;},&quot;;&quot;&quot;) &amp;IF([.V94]&gt;0;&quot;{&quot;&quot;value&quot;&quot;:&quot;&amp;COLUMN([.V94])-11&amp;&quot;,&quot;&quot;text&quot;&quot;:&quot;&quot;&quot;&amp;[.V94]&amp;&quot;&quot;&quot;},&quot;;&quot;&quot;) &amp;IF([.W94]&gt;0;&quot;{&quot;&quot;value&quot;&quot;:&quot;&amp;COLUMN([.W94])-11&amp;&quot;,&quot;&quot;text&quot;&quot;:&quot;&quot;&quot;&amp;[.W94]&amp;&quot;&quot;&quot;},&quot;;&quot;&quot;) &amp;IF([.X94]&gt;0;&quot;{&quot;&quot;value&quot;&quot;:&quot;&amp;COLUMN([.X94])-11&amp;&quot;,&quot;&quot;text&quot;&quot;:&quot;&quot;&quot;&amp;[.X94]&amp;&quot;&quot;&quot;},&quot;;&quot;&quot;) &amp;IF([.Y94]&gt;0;&quot;{&quot;&quot;value&quot;&quot;:&quot;&amp;COLUMN([.Y94])-11&amp;&quot;,&quot;&quot;text&quot;&quot;:&quot;&quot;&quot;&amp;[.Y94]&amp;&quot;&quot;&quot;},&quot;;&quot;&quot;) &amp;IF([.Z94]&gt;0;&quot;{&quot;&quot;value&quot;&quot;:&quot;&amp;COLUMN([.Z94])-11&amp;&quot;,&quot;&quot;text&quot;&quot;:&quot;&quot;&quot;&amp;[.Z94]&amp;&quot;&quot;&quot;},&quot;;&quot;&quot;) &amp;IF([.AA94]&gt;0;&quot;{&quot;&quot;value&quot;&quot;:&quot;&amp;COLUMN([.AA94])-11&amp;&quot;,&quot;&quot;text&quot;&quot;:&quot;&quot;&quot;&amp;[.AA94]&amp;&quot;&quot;&quot;},&quot;;&quot;&quot;)" office:value-type="string" office:string-value="{&quot;id&quot;:810,&quot;ordinal&quot;:92,&quot;required&quot;:0,&quot;category&quot;:&quot;Insulin&quot;,&quot;info&quot;:&quot;null&quot;,&quot;skip&quot;:&quot;null&quot;,&quot;text&quot;:&quot;Do you use an insulin pump?&quot;,&quot;type&quot;:&quot;SC&quot;,&quot;options&quot;:[{&quot;value&quot;:0,&quot;text&quot;:&quot;Yes&quot;},{&quot;value&quot;:1,&quot;text&quot;:&quot;No&quot;},">
            <text:p>{"id":810,"ordinal":92,"required":0,"category":"Insulin","info":"null","skip":"null","text":"Do you use an insulin pump?","type":"SC","options":[{"value":0,"text":"Yes"},{"value":1,"text":"No"},</text:p>
          </table:table-cell>
          <table:table-cell table:style-name="ce2" table:formula="of:=IF([.AB94]&gt;0;&quot;{&quot;&quot;value&quot;&quot;:&quot;&amp;COLUMN([.AB94])-11&amp;&quot;,&quot;&quot;text&quot;&quot;:&quot;&quot;&quot;&amp;[.AB94]&amp;&quot;&quot;&quot;},&quot;;&quot;&quot;) &amp;IF([.AC94]&gt;0;&quot;{&quot;&quot;value&quot;&quot;:&quot;&amp;COLUMN([.AC94])-11&amp;&quot;,&quot;&quot;text&quot;&quot;:&quot;&quot;&quot;&amp;[.AC94]&amp;&quot;&quot;&quot;},&quot;;&quot;&quot;) &amp;IF([.AD94]&gt;0;&quot;{&quot;&quot;value&quot;&quot;:&quot;&amp;COLUMN([.AD94])-11&amp;&quot;,&quot;&quot;text&quot;&quot;:&quot;&quot;&quot;&amp;[.AD94]&amp;&quot;&quot;&quot;},&quot;;&quot;&quot;) &amp;IF([.AE94]&gt;0;&quot;{&quot;&quot;value&quot;&quot;:&quot;&amp;COLUMN([.AE94])-11&amp;&quot;,&quot;&quot;text&quot;&quot;:&quot;&quot;&quot;&amp;[.AE94]&amp;&quot;&quot;&quot;},&quot;;&quot;&quot;) &amp;IF([.AF94]&gt;0;&quot;{&quot;&quot;value&quot;&quot;:&quot;&amp;COLUMN([.AF94])-11&amp;&quot;,&quot;&quot;text&quot;&quot;:&quot;&quot;&quot;&amp;[.AF94]&amp;&quot;&quot;&quot;},&quot;;&quot;&quot;) &amp;IF([.AG94]&gt;0;&quot;{&quot;&quot;value&quot;&quot;:&quot;&amp;COLUMN([.AG94])-11&amp;&quot;,&quot;&quot;text&quot;&quot;:&quot;&quot;&quot;&amp;[.AG94]&amp;&quot;&quot;&quot;},&quot;;&quot;&quot;) &amp;IF([.AH94]&gt;0;&quot;{&quot;&quot;value&quot;&quot;:&quot;&amp;COLUMN([.AH94])-11&amp;&quot;,&quot;&quot;text&quot;&quot;:&quot;&quot;&quot;&amp;[.AH94]&amp;&quot;&quot;&quot;},&quot;;&quot;&quot;) &amp;IF([.AI94]&gt;0;&quot;{&quot;&quot;value&quot;&quot;:&quot;&amp;COLUMN([.AI94])-11&amp;&quot;,&quot;&quot;text&quot;&quot;:&quot;&quot;&quot;&amp;[.AI94]&amp;&quot;&quot;&quot;},&quot;;&quot;&quot;) &amp;IF([.AJ94]&gt;0;&quot;{&quot;&quot;value&quot;&quot;:&quot;&amp;COLUMN([.AJ94])-11&amp;&quot;,&quot;&quot;text&quot;&quot;:&quot;&quot;&quot;&amp;[.AJ94]&amp;&quot;&quot;&quot;},&quot;;&quot;&quot;) &amp;IF([.AK94]&gt;0;&quot;{&quot;&quot;value&quot;&quot;:&quot;&amp;COLUMN([.AK94])-11&amp;&quot;,&quot;&quot;text&quot;&quot;:&quot;&quot;&quot;&amp;[.AK94]&amp;&quot;&quot;&quot;},&quot;;&quot;&quot;) &amp;IF([.AL94]&gt;0;&quot;{&quot;&quot;value&quot;&quot;:&quot;&amp;COLUMN([.AL94])-11&amp;&quot;,&quot;&quot;text&quot;&quot;:&quot;&quot;&quot;&amp;[.AL94]&amp;&quot;&quot;&quot;},&quot;;&quot;&quot;) &amp;IF([.AM94]&gt;0;&quot;{&quot;&quot;value&quot;&quot;:&quot;&amp;COLUMN([.AM94])-11&amp;&quot;,&quot;&quot;text&quot;&quot;:&quot;&quot;&quot;&amp;[.AM94]&amp;&quot;&quot;&quot;},&quot;;&quot;&quot;) &amp;IF([.AN94]&gt;0;&quot;{&quot;&quot;value&quot;&quot;:&quot;&amp;COLUMN([.AN94])-11&amp;&quot;,&quot;&quot;text&quot;&quot;:&quot;&quot;&quot;&amp;[.AN94]&amp;&quot;&quot;&quot;},&quot;;&quot;&quot;) &amp;IF([.AO94]&gt;0;&quot;{&quot;&quot;value&quot;&quot;:&quot;&amp;COLUMN([.AO94])-11&amp;&quot;,&quot;&quot;text&quot;&quot;:&quot;&quot;&quot;&amp;[.AO94]&amp;&quot;&quot;&quot;},&quot;;&quot;&quot;) &amp;IF([.AP94]&gt;0;&quot;{&quot;&quot;value&quot;&quot;:&quot;&amp;COLUMN([.AP94])-11&amp;&quot;,&quot;&quot;text&quot;&quot;:&quot;&quot;&quot;&amp;[.AP94]&amp;&quot;&quot;&quot;},&quot;;&quot;&quot;) &amp;IF([.AQ94]&gt;0;&quot;{&quot;&quot;value&quot;&quot;:&quot;&amp;COLUMN([.AQ94])-11&amp;&quot;,&quot;&quot;text&quot;&quot;:&quot;&quot;&quot;&amp;[.AQ94]&amp;&quot;&quot;&quot;},&quot;;&quot;&quot;) &amp;IF([.AR94]&gt;0;&quot;{&quot;&quot;value&quot;&quot;:&quot;&amp;COLUMN([.AR94])-11&amp;&quot;,&quot;&quot;text&quot;&quot;:&quot;&quot;&quot;&amp;[.AR94]&amp;&quot;&quot;&quot;},&quot;;&quot;&quot;) &amp;IF([.AS94]&gt;0;&quot;{&quot;&quot;value&quot;&quot;:&quot;&amp;COLUMN([.AS94])-11&amp;&quot;,&quot;&quot;text&quot;&quot;:&quot;&quot;&quot;&amp;[.AS94]&amp;&quot;&quot;&quot;},&quot;;&quot;&quot;) &amp;IF([.AT94]&gt;0;&quot;{&quot;&quot;value&quot;&quot;:&quot;&amp;COLUMN([.AT94])-11&amp;&quot;,&quot;&quot;text&quot;&quot;:&quot;&quot;&quot;&amp;[.AT94]&amp;&quot;&quot;&quot;},&quot;;&quot;&quot;) &amp;IF([.AU94]&gt;0;&quot;{&quot;&quot;value&quot;&quot;:&quot;&amp;COLUMN([.AU94])-11&amp;&quot;,&quot;&quot;text&quot;&quot;:&quot;&quot;&quot;&amp;[.AU94]&amp;&quot;&quot;&quot;},&quot;;&quot;&quot;)">
            <text:p/>
          </table:table-cell>
          <table:table-cell table:style-name="ce1" table:formula="of:=IF([.AV94]&gt;0;&quot;{&quot;&quot;value&quot;&quot;:&quot;&amp;COLUMN([.AV94])-11&amp;&quot;,&quot;&quot;text&quot;&quot;:&quot;&quot;&quot;&amp;[.AV94]&amp;&quot;&quot;&quot;},&quot;;&quot;&quot;) &amp;IF([.AW94]&gt;0;&quot;{&quot;&quot;value&quot;&quot;:&quot;&amp;COLUMN([.AW94])-11&amp;&quot;,&quot;&quot;text&quot;&quot;:&quot;&quot;&quot;&amp;[.AW94]&amp;&quot;&quot;&quot;},&quot;;&quot;&quot;) &amp;IF([.AX94]&gt;0;&quot;{&quot;&quot;value&quot;&quot;:&quot;&amp;COLUMN([.AX94])-11&amp;&quot;,&quot;&quot;text&quot;&quot;:&quot;&quot;&quot;&amp;[.AX94]&amp;&quot;&quot;&quot;},&quot;;&quot;&quot;) &amp;IF([.AY94]&gt;0;&quot;{&quot;&quot;value&quot;&quot;:&quot;&amp;COLUMN([.AY94])-11&amp;&quot;,&quot;&quot;text&quot;&quot;:&quot;&quot;&quot;&amp;[.AY94]&amp;&quot;&quot;&quot;},&quot;;&quot;&quot;) &amp;IF([.AZ94]&gt;0;&quot;{&quot;&quot;value&quot;&quot;:&quot;&amp;COLUMN([.AZ94])-11&amp;&quot;,&quot;&quot;text&quot;&quot;:&quot;&quot;&quot;&amp;[.AZ94]&amp;&quot;&quot;&quot;},&quot;;&quot;&quot;) &amp;IF([.BA94]&gt;0;&quot;{&quot;&quot;value&quot;&quot;:&quot;&amp;COLUMN([.BA94])-11&amp;&quot;,&quot;&quot;text&quot;&quot;:&quot;&quot;&quot;&amp;[.BA94]&amp;&quot;&quot;&quot;},&quot;;&quot;&quot;) &amp;IF([.BB94]&gt;0;&quot;{&quot;&quot;value&quot;&quot;:&quot;&amp;COLUMN([.BB94])-11&amp;&quot;,&quot;&quot;text&quot;&quot;:&quot;&quot;&quot;&amp;[.BB94]&amp;&quot;&quot;&quot;},&quot;;&quot;&quot;) &amp;IF([.BC94]&gt;0;&quot;{&quot;&quot;value&quot;&quot;:&quot;&amp;COLUMN([.BC94])-11&amp;&quot;,&quot;&quot;text&quot;&quot;:&quot;&quot;&quot;&amp;[.BC94]&amp;&quot;&quot;&quot;},&quot;;&quot;&quot;) &amp;IF([.BD94]&gt;0;&quot;{&quot;&quot;value&quot;&quot;:&quot;&amp;COLUMN([.BD94])-11&amp;&quot;,&quot;&quot;text&quot;&quot;:&quot;&quot;&quot;&amp;[.BD94]&amp;&quot;&quot;&quot;},&quot;;&quot;&quot;) &amp;IF([.BE94]&gt;0;&quot;{&quot;&quot;value&quot;&quot;:&quot;&amp;COLUMN([.BE94])-11&amp;&quot;,&quot;&quot;text&quot;&quot;:&quot;&quot;&quot;&amp;[.BE94]&amp;&quot;&quot;&quot;},&quot;;&quot;&quot;) &amp;IF([.BF94]&gt;0;&quot;{&quot;&quot;value&quot;&quot;:&quot;&amp;COLUMN([.BF94])-11&amp;&quot;,&quot;&quot;text&quot;&quot;:&quot;&quot;&quot;&amp;[.BF94]&amp;&quot;&quot;&quot;},&quot;;&quot;&quot;) &amp;IF([.BG94]&gt;0;&quot;{&quot;&quot;value&quot;&quot;:&quot;&amp;COLUMN([.BG94])-11&amp;&quot;,&quot;&quot;text&quot;&quot;:&quot;&quot;&quot;&amp;[.BG94]&amp;&quot;&quot;&quot;},&quot;;&quot;&quot;) &amp;IF([.BH94]&gt;0;&quot;{&quot;&quot;value&quot;&quot;:&quot;&amp;COLUMN([.BH94])-11&amp;&quot;,&quot;&quot;text&quot;&quot;:&quot;&quot;&quot;&amp;[.BH94]&amp;&quot;&quot;&quot;},&quot;;&quot;&quot;) &amp;IF([.BI94]&gt;0;&quot;{&quot;&quot;value&quot;&quot;:&quot;&amp;COLUMN([.BI94])-11&amp;&quot;,&quot;&quot;text&quot;&quot;:&quot;&quot;&quot;&amp;[.BI94]&amp;&quot;&quot;&quot;},&quot;;&quot;&quot;) &amp;IF([.BJ94]&gt;0;&quot;{&quot;&quot;value&quot;&quot;:&quot;&amp;COLUMN([.BJ94])-11&amp;&quot;,&quot;&quot;text&quot;&quot;:&quot;&quot;&quot;&amp;[.BJ94]&amp;&quot;&quot;&quot;},&quot;;&quot;&quot;) &amp;IF([.BK94]&gt;0;&quot;{&quot;&quot;value&quot;&quot;:&quot;&amp;COLUMN([.BK94])-11&amp;&quot;,&quot;&quot;text&quot;&quot;:&quot;&quot;&quot;&amp;[.BK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95]&amp;&quot;,&quot;&quot;ordinal&quot;&quot;:&quot;&amp;ROW()-2&amp;&quot;,&quot;&quot;required&quot;&quot;:&quot;&amp;[.E95]&amp;&quot;,&quot;&quot;category&quot;&quot;:&quot;&quot;&quot;&amp;[.F95]&amp;&quot;&quot;&quot;,&quot;&quot;info&quot;&quot;:&quot;&quot;&quot;&amp;[.J95]&amp;&quot;&quot;&quot;&quot;&amp;&quot;,&quot;&quot;skip&quot;&quot;:&quot;&quot;&quot;&amp;[.D95]&amp;&quot;&quot;&quot;&quot;&amp;&quot;,&quot;&quot;text&quot;&quot;:&quot;&quot;&quot;&amp;[.H95]&amp;&quot;&quot;&quot;&quot;&amp;&quot;,&quot;&quot;type&quot;&quot;:&quot;&quot;&quot;&amp;[.I95]&amp;&quot;&quot;&quot;&quot;&amp;&quot;,&quot;&quot;options&quot;&quot;:[&quot; &amp;IF([.K95]&gt;0;&quot;{&quot;&quot;value&quot;&quot;:&quot;&amp;COLUMN([.K95])-11&amp;&quot;,&quot;&quot;text&quot;&quot;:&quot;&quot;&quot;&amp;[.K95]&amp;&quot;&quot;&quot;},&quot;;&quot;&quot;) &amp;IF([.L95]&gt;0;&quot;{&quot;&quot;value&quot;&quot;:&quot;&amp;COLUMN([.L95])-11&amp;&quot;,&quot;&quot;text&quot;&quot;:&quot;&quot;&quot;&amp;[.L95]&amp;&quot;&quot;&quot;},&quot;;&quot;&quot;) &amp;IF([.M95]&gt;0;&quot;{&quot;&quot;value&quot;&quot;:&quot;&amp;COLUMN([.M95])-11&amp;&quot;,&quot;&quot;text&quot;&quot;:&quot;&quot;&quot;&amp;[.M95]&amp;&quot;&quot;&quot;},&quot;;&quot;&quot;) &amp;IF([.N95]&gt;0;&quot;{&quot;&quot;value&quot;&quot;:&quot;&amp;COLUMN([.N95])-11&amp;&quot;,&quot;&quot;text&quot;&quot;:&quot;&quot;&quot;&amp;[.N95]&amp;&quot;&quot;&quot;},&quot;;&quot;&quot;) &amp;IF([.O95]&gt;0;&quot;{&quot;&quot;value&quot;&quot;:&quot;&amp;COLUMN([.O95])-11&amp;&quot;,&quot;&quot;text&quot;&quot;:&quot;&quot;&quot;&amp;[.O95]&amp;&quot;&quot;&quot;},&quot;;&quot;&quot;) &amp;IF([.P95]&gt;0;&quot;{&quot;&quot;value&quot;&quot;:&quot;&amp;COLUMN([.P95])-11&amp;&quot;,&quot;&quot;text&quot;&quot;:&quot;&quot;&quot;&amp;[.P95]&amp;&quot;&quot;&quot;},&quot;;&quot;&quot;) &amp;IF([.Q95]&gt;0;&quot;{&quot;&quot;value&quot;&quot;:&quot;&amp;COLUMN([.Q95])-11&amp;&quot;,&quot;&quot;text&quot;&quot;:&quot;&quot;&quot;&amp;[.Q95]&amp;&quot;&quot;&quot;},&quot;;&quot;&quot;) &amp;IF([.R95]&gt;0;&quot;{&quot;&quot;value&quot;&quot;:&quot;&amp;COLUMN([.R95])-11&amp;&quot;,&quot;&quot;text&quot;&quot;:&quot;&quot;&quot;&amp;[.R95]&amp;&quot;&quot;&quot;},&quot;;&quot;&quot;) &amp;IF([.S95]&gt;0;&quot;{&quot;&quot;value&quot;&quot;:&quot;&amp;COLUMN([.S95])-11&amp;&quot;,&quot;&quot;text&quot;&quot;:&quot;&quot;&quot;&amp;[.S95]&amp;&quot;&quot;&quot;},&quot;;&quot;&quot;) &amp;IF([.T95]&gt;0;&quot;{&quot;&quot;value&quot;&quot;:&quot;&amp;COLUMN([.T95])-11&amp;&quot;,&quot;&quot;text&quot;&quot;:&quot;&quot;&quot;&amp;[.T95]&amp;&quot;&quot;&quot;},&quot;;&quot;&quot;) &amp;IF([.U95]&gt;0;&quot;{&quot;&quot;value&quot;&quot;:&quot;&amp;COLUMN([.U95])-11&amp;&quot;,&quot;&quot;text&quot;&quot;:&quot;&quot;&quot;&amp;[.U95]&amp;&quot;&quot;&quot;},&quot;;&quot;&quot;) &amp;IF([.V95]&gt;0;&quot;{&quot;&quot;value&quot;&quot;:&quot;&amp;COLUMN([.V95])-11&amp;&quot;,&quot;&quot;text&quot;&quot;:&quot;&quot;&quot;&amp;[.V95]&amp;&quot;&quot;&quot;},&quot;;&quot;&quot;) &amp;IF([.W95]&gt;0;&quot;{&quot;&quot;value&quot;&quot;:&quot;&amp;COLUMN([.W95])-11&amp;&quot;,&quot;&quot;text&quot;&quot;:&quot;&quot;&quot;&amp;[.W95]&amp;&quot;&quot;&quot;},&quot;;&quot;&quot;) &amp;IF([.X95]&gt;0;&quot;{&quot;&quot;value&quot;&quot;:&quot;&amp;COLUMN([.X95])-11&amp;&quot;,&quot;&quot;text&quot;&quot;:&quot;&quot;&quot;&amp;[.X95]&amp;&quot;&quot;&quot;},&quot;;&quot;&quot;) &amp;IF([.Y95]&gt;0;&quot;{&quot;&quot;value&quot;&quot;:&quot;&amp;COLUMN([.Y95])-11&amp;&quot;,&quot;&quot;text&quot;&quot;:&quot;&quot;&quot;&amp;[.Y95]&amp;&quot;&quot;&quot;},&quot;;&quot;&quot;) &amp;IF([.Z95]&gt;0;&quot;{&quot;&quot;value&quot;&quot;:&quot;&amp;COLUMN([.Z95])-11&amp;&quot;,&quot;&quot;text&quot;&quot;:&quot;&quot;&quot;&amp;[.Z95]&amp;&quot;&quot;&quot;},&quot;;&quot;&quot;) &amp;IF([.AA95]&gt;0;&quot;{&quot;&quot;value&quot;&quot;:&quot;&amp;COLUMN([.AA95])-11&amp;&quot;,&quot;&quot;text&quot;&quot;:&quot;&quot;&quot;&amp;[.AA95]&amp;&quot;&quot;&quot;},&quot;;&quot;&quot;)" office:value-type="string" office:string-value="{&quot;id&quot;:81,&quot;ordinal&quot;:93,&quot;required&quot;:0,&quot;category&quot;:&quot;Insulin Injections&quot;,&quot;info&quot;:&quot;null&quot;,&quot;skip&quot;:&quot;810.0&quot;,&quot;text&quot;:&quot;Including your background insulin if applicable (basal), how many times do you inject insulin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{&quot;value&quot;:6,&quot;text&quot;:&quot;Not sure&quot;},">
            <text:p>{"id":81,"ordinal":93,"required":0,"category":"Insulin Injections","info":"null","skip":"810.0","text":"Including your background insulin if applicable (basal), how many times do you inject insulin per day?","type":"SC","options":[{"value":0,"text":"Once"},{"value":1,"text":"Twice"},{"value":2,"text":"3 times"},{"value":3,"text":"4 times"},{"value":4,"text":"5 times"},{"value":5,"text":"6 times or more"},{"value":6,"text":"Not sure"},</text:p>
          </table:table-cell>
          <table:table-cell table:style-name="ce2" table:formula="of:=IF([.AB95]&gt;0;&quot;{&quot;&quot;value&quot;&quot;:&quot;&amp;COLUMN([.AB95])-11&amp;&quot;,&quot;&quot;text&quot;&quot;:&quot;&quot;&quot;&amp;[.AB95]&amp;&quot;&quot;&quot;},&quot;;&quot;&quot;) &amp;IF([.AC95]&gt;0;&quot;{&quot;&quot;value&quot;&quot;:&quot;&amp;COLUMN([.AC95])-11&amp;&quot;,&quot;&quot;text&quot;&quot;:&quot;&quot;&quot;&amp;[.AC95]&amp;&quot;&quot;&quot;},&quot;;&quot;&quot;) &amp;IF([.AD95]&gt;0;&quot;{&quot;&quot;value&quot;&quot;:&quot;&amp;COLUMN([.AD95])-11&amp;&quot;,&quot;&quot;text&quot;&quot;:&quot;&quot;&quot;&amp;[.AD95]&amp;&quot;&quot;&quot;},&quot;;&quot;&quot;) &amp;IF([.AE95]&gt;0;&quot;{&quot;&quot;value&quot;&quot;:&quot;&amp;COLUMN([.AE95])-11&amp;&quot;,&quot;&quot;text&quot;&quot;:&quot;&quot;&quot;&amp;[.AE95]&amp;&quot;&quot;&quot;},&quot;;&quot;&quot;) &amp;IF([.AF95]&gt;0;&quot;{&quot;&quot;value&quot;&quot;:&quot;&amp;COLUMN([.AF95])-11&amp;&quot;,&quot;&quot;text&quot;&quot;:&quot;&quot;&quot;&amp;[.AF95]&amp;&quot;&quot;&quot;},&quot;;&quot;&quot;) &amp;IF([.AG95]&gt;0;&quot;{&quot;&quot;value&quot;&quot;:&quot;&amp;COLUMN([.AG95])-11&amp;&quot;,&quot;&quot;text&quot;&quot;:&quot;&quot;&quot;&amp;[.AG95]&amp;&quot;&quot;&quot;},&quot;;&quot;&quot;) &amp;IF([.AH95]&gt;0;&quot;{&quot;&quot;value&quot;&quot;:&quot;&amp;COLUMN([.AH95])-11&amp;&quot;,&quot;&quot;text&quot;&quot;:&quot;&quot;&quot;&amp;[.AH95]&amp;&quot;&quot;&quot;},&quot;;&quot;&quot;) &amp;IF([.AI95]&gt;0;&quot;{&quot;&quot;value&quot;&quot;:&quot;&amp;COLUMN([.AI95])-11&amp;&quot;,&quot;&quot;text&quot;&quot;:&quot;&quot;&quot;&amp;[.AI95]&amp;&quot;&quot;&quot;},&quot;;&quot;&quot;) &amp;IF([.AJ95]&gt;0;&quot;{&quot;&quot;value&quot;&quot;:&quot;&amp;COLUMN([.AJ95])-11&amp;&quot;,&quot;&quot;text&quot;&quot;:&quot;&quot;&quot;&amp;[.AJ95]&amp;&quot;&quot;&quot;},&quot;;&quot;&quot;) &amp;IF([.AK95]&gt;0;&quot;{&quot;&quot;value&quot;&quot;:&quot;&amp;COLUMN([.AK95])-11&amp;&quot;,&quot;&quot;text&quot;&quot;:&quot;&quot;&quot;&amp;[.AK95]&amp;&quot;&quot;&quot;},&quot;;&quot;&quot;) &amp;IF([.AL95]&gt;0;&quot;{&quot;&quot;value&quot;&quot;:&quot;&amp;COLUMN([.AL95])-11&amp;&quot;,&quot;&quot;text&quot;&quot;:&quot;&quot;&quot;&amp;[.AL95]&amp;&quot;&quot;&quot;},&quot;;&quot;&quot;) &amp;IF([.AM95]&gt;0;&quot;{&quot;&quot;value&quot;&quot;:&quot;&amp;COLUMN([.AM95])-11&amp;&quot;,&quot;&quot;text&quot;&quot;:&quot;&quot;&quot;&amp;[.AM95]&amp;&quot;&quot;&quot;},&quot;;&quot;&quot;) &amp;IF([.AN95]&gt;0;&quot;{&quot;&quot;value&quot;&quot;:&quot;&amp;COLUMN([.AN95])-11&amp;&quot;,&quot;&quot;text&quot;&quot;:&quot;&quot;&quot;&amp;[.AN95]&amp;&quot;&quot;&quot;},&quot;;&quot;&quot;) &amp;IF([.AO95]&gt;0;&quot;{&quot;&quot;value&quot;&quot;:&quot;&amp;COLUMN([.AO95])-11&amp;&quot;,&quot;&quot;text&quot;&quot;:&quot;&quot;&quot;&amp;[.AO95]&amp;&quot;&quot;&quot;},&quot;;&quot;&quot;) &amp;IF([.AP95]&gt;0;&quot;{&quot;&quot;value&quot;&quot;:&quot;&amp;COLUMN([.AP95])-11&amp;&quot;,&quot;&quot;text&quot;&quot;:&quot;&quot;&quot;&amp;[.AP95]&amp;&quot;&quot;&quot;},&quot;;&quot;&quot;) &amp;IF([.AQ95]&gt;0;&quot;{&quot;&quot;value&quot;&quot;:&quot;&amp;COLUMN([.AQ95])-11&amp;&quot;,&quot;&quot;text&quot;&quot;:&quot;&quot;&quot;&amp;[.AQ95]&amp;&quot;&quot;&quot;},&quot;;&quot;&quot;) &amp;IF([.AR95]&gt;0;&quot;{&quot;&quot;value&quot;&quot;:&quot;&amp;COLUMN([.AR95])-11&amp;&quot;,&quot;&quot;text&quot;&quot;:&quot;&quot;&quot;&amp;[.AR95]&amp;&quot;&quot;&quot;},&quot;;&quot;&quot;) &amp;IF([.AS95]&gt;0;&quot;{&quot;&quot;value&quot;&quot;:&quot;&amp;COLUMN([.AS95])-11&amp;&quot;,&quot;&quot;text&quot;&quot;:&quot;&quot;&quot;&amp;[.AS95]&amp;&quot;&quot;&quot;},&quot;;&quot;&quot;) &amp;IF([.AT95]&gt;0;&quot;{&quot;&quot;value&quot;&quot;:&quot;&amp;COLUMN([.AT95])-11&amp;&quot;,&quot;&quot;text&quot;&quot;:&quot;&quot;&quot;&amp;[.AT95]&amp;&quot;&quot;&quot;},&quot;;&quot;&quot;) &amp;IF([.AU95]&gt;0;&quot;{&quot;&quot;value&quot;&quot;:&quot;&amp;COLUMN([.AU95])-11&amp;&quot;,&quot;&quot;text&quot;&quot;:&quot;&quot;&quot;&amp;[.AU95]&amp;&quot;&quot;&quot;},&quot;;&quot;&quot;)">
            <text:p/>
          </table:table-cell>
          <table:table-cell table:style-name="ce1" table:formula="of:=IF([.AV95]&gt;0;&quot;{&quot;&quot;value&quot;&quot;:&quot;&amp;COLUMN([.AV95])-11&amp;&quot;,&quot;&quot;text&quot;&quot;:&quot;&quot;&quot;&amp;[.AV95]&amp;&quot;&quot;&quot;},&quot;;&quot;&quot;) &amp;IF([.AW95]&gt;0;&quot;{&quot;&quot;value&quot;&quot;:&quot;&amp;COLUMN([.AW95])-11&amp;&quot;,&quot;&quot;text&quot;&quot;:&quot;&quot;&quot;&amp;[.AW95]&amp;&quot;&quot;&quot;},&quot;;&quot;&quot;) &amp;IF([.AX95]&gt;0;&quot;{&quot;&quot;value&quot;&quot;:&quot;&amp;COLUMN([.AX95])-11&amp;&quot;,&quot;&quot;text&quot;&quot;:&quot;&quot;&quot;&amp;[.AX95]&amp;&quot;&quot;&quot;},&quot;;&quot;&quot;) &amp;IF([.AY95]&gt;0;&quot;{&quot;&quot;value&quot;&quot;:&quot;&amp;COLUMN([.AY95])-11&amp;&quot;,&quot;&quot;text&quot;&quot;:&quot;&quot;&quot;&amp;[.AY95]&amp;&quot;&quot;&quot;},&quot;;&quot;&quot;) &amp;IF([.AZ95]&gt;0;&quot;{&quot;&quot;value&quot;&quot;:&quot;&amp;COLUMN([.AZ95])-11&amp;&quot;,&quot;&quot;text&quot;&quot;:&quot;&quot;&quot;&amp;[.AZ95]&amp;&quot;&quot;&quot;},&quot;;&quot;&quot;) &amp;IF([.BA95]&gt;0;&quot;{&quot;&quot;value&quot;&quot;:&quot;&amp;COLUMN([.BA95])-11&amp;&quot;,&quot;&quot;text&quot;&quot;:&quot;&quot;&quot;&amp;[.BA95]&amp;&quot;&quot;&quot;},&quot;;&quot;&quot;) &amp;IF([.BB95]&gt;0;&quot;{&quot;&quot;value&quot;&quot;:&quot;&amp;COLUMN([.BB95])-11&amp;&quot;,&quot;&quot;text&quot;&quot;:&quot;&quot;&quot;&amp;[.BB95]&amp;&quot;&quot;&quot;},&quot;;&quot;&quot;) &amp;IF([.BC95]&gt;0;&quot;{&quot;&quot;value&quot;&quot;:&quot;&amp;COLUMN([.BC95])-11&amp;&quot;,&quot;&quot;text&quot;&quot;:&quot;&quot;&quot;&amp;[.BC95]&amp;&quot;&quot;&quot;},&quot;;&quot;&quot;) &amp;IF([.BD95]&gt;0;&quot;{&quot;&quot;value&quot;&quot;:&quot;&amp;COLUMN([.BD95])-11&amp;&quot;,&quot;&quot;text&quot;&quot;:&quot;&quot;&quot;&amp;[.BD95]&amp;&quot;&quot;&quot;},&quot;;&quot;&quot;) &amp;IF([.BE95]&gt;0;&quot;{&quot;&quot;value&quot;&quot;:&quot;&amp;COLUMN([.BE95])-11&amp;&quot;,&quot;&quot;text&quot;&quot;:&quot;&quot;&quot;&amp;[.BE95]&amp;&quot;&quot;&quot;},&quot;;&quot;&quot;) &amp;IF([.BF95]&gt;0;&quot;{&quot;&quot;value&quot;&quot;:&quot;&amp;COLUMN([.BF95])-11&amp;&quot;,&quot;&quot;text&quot;&quot;:&quot;&quot;&quot;&amp;[.BF95]&amp;&quot;&quot;&quot;},&quot;;&quot;&quot;) &amp;IF([.BG95]&gt;0;&quot;{&quot;&quot;value&quot;&quot;:&quot;&amp;COLUMN([.BG95])-11&amp;&quot;,&quot;&quot;text&quot;&quot;:&quot;&quot;&quot;&amp;[.BG95]&amp;&quot;&quot;&quot;},&quot;;&quot;&quot;) &amp;IF([.BH95]&gt;0;&quot;{&quot;&quot;value&quot;&quot;:&quot;&amp;COLUMN([.BH95])-11&amp;&quot;,&quot;&quot;text&quot;&quot;:&quot;&quot;&quot;&amp;[.BH95]&amp;&quot;&quot;&quot;},&quot;;&quot;&quot;) &amp;IF([.BI95]&gt;0;&quot;{&quot;&quot;value&quot;&quot;:&quot;&amp;COLUMN([.BI95])-11&amp;&quot;,&quot;&quot;text&quot;&quot;:&quot;&quot;&quot;&amp;[.BI95]&amp;&quot;&quot;&quot;},&quot;;&quot;&quot;) &amp;IF([.BJ95]&gt;0;&quot;{&quot;&quot;value&quot;&quot;:&quot;&amp;COLUMN([.BJ95])-11&amp;&quot;,&quot;&quot;text&quot;&quot;:&quot;&quot;&quot;&amp;[.BJ95]&amp;&quot;&quot;&quot;},&quot;;&quot;&quot;) &amp;IF([.BK95]&gt;0;&quot;{&quot;&quot;value&quot;&quot;:&quot;&amp;COLUMN([.BK95])-11&amp;&quot;,&quot;&quot;text&quot;&quot;:&quot;&quot;&quot;&amp;[.BK9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1">
            <text:p>81</text:p>
          </table:table-cell>
          <table:table-cell office:value-type="string">
            <text:p>Including your background insulin if applicable (basal), how many times do you inject insulin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96]&amp;&quot;,&quot;&quot;ordinal&quot;&quot;:&quot;&amp;ROW()-2&amp;&quot;,&quot;&quot;required&quot;&quot;:&quot;&amp;[.E96]&amp;&quot;,&quot;&quot;category&quot;&quot;:&quot;&quot;&quot;&amp;[.F96]&amp;&quot;&quot;&quot;,&quot;&quot;info&quot;&quot;:&quot;&quot;&quot;&amp;[.J96]&amp;&quot;&quot;&quot;&quot;&amp;&quot;,&quot;&quot;skip&quot;&quot;:&quot;&quot;&quot;&amp;[.D96]&amp;&quot;&quot;&quot;&quot;&amp;&quot;,&quot;&quot;text&quot;&quot;:&quot;&quot;&quot;&amp;[.H96]&amp;&quot;&quot;&quot;&quot;&amp;&quot;,&quot;&quot;type&quot;&quot;:&quot;&quot;&quot;&amp;[.I96]&amp;&quot;&quot;&quot;&quot;&amp;&quot;,&quot;&quot;options&quot;&quot;:[&quot; &amp;IF([.K96]&gt;0;&quot;{&quot;&quot;value&quot;&quot;:&quot;&amp;COLUMN([.K96])-11&amp;&quot;,&quot;&quot;text&quot;&quot;:&quot;&quot;&quot;&amp;[.K96]&amp;&quot;&quot;&quot;},&quot;;&quot;&quot;) &amp;IF([.L96]&gt;0;&quot;{&quot;&quot;value&quot;&quot;:&quot;&amp;COLUMN([.L96])-11&amp;&quot;,&quot;&quot;text&quot;&quot;:&quot;&quot;&quot;&amp;[.L96]&amp;&quot;&quot;&quot;},&quot;;&quot;&quot;) &amp;IF([.M96]&gt;0;&quot;{&quot;&quot;value&quot;&quot;:&quot;&amp;COLUMN([.M96])-11&amp;&quot;,&quot;&quot;text&quot;&quot;:&quot;&quot;&quot;&amp;[.M96]&amp;&quot;&quot;&quot;},&quot;;&quot;&quot;) &amp;IF([.N96]&gt;0;&quot;{&quot;&quot;value&quot;&quot;:&quot;&amp;COLUMN([.N96])-11&amp;&quot;,&quot;&quot;text&quot;&quot;:&quot;&quot;&quot;&amp;[.N96]&amp;&quot;&quot;&quot;},&quot;;&quot;&quot;) &amp;IF([.O96]&gt;0;&quot;{&quot;&quot;value&quot;&quot;:&quot;&amp;COLUMN([.O96])-11&amp;&quot;,&quot;&quot;text&quot;&quot;:&quot;&quot;&quot;&amp;[.O96]&amp;&quot;&quot;&quot;},&quot;;&quot;&quot;) &amp;IF([.P96]&gt;0;&quot;{&quot;&quot;value&quot;&quot;:&quot;&amp;COLUMN([.P96])-11&amp;&quot;,&quot;&quot;text&quot;&quot;:&quot;&quot;&quot;&amp;[.P96]&amp;&quot;&quot;&quot;},&quot;;&quot;&quot;) &amp;IF([.Q96]&gt;0;&quot;{&quot;&quot;value&quot;&quot;:&quot;&amp;COLUMN([.Q96])-11&amp;&quot;,&quot;&quot;text&quot;&quot;:&quot;&quot;&quot;&amp;[.Q96]&amp;&quot;&quot;&quot;},&quot;;&quot;&quot;) &amp;IF([.R96]&gt;0;&quot;{&quot;&quot;value&quot;&quot;:&quot;&amp;COLUMN([.R96])-11&amp;&quot;,&quot;&quot;text&quot;&quot;:&quot;&quot;&quot;&amp;[.R96]&amp;&quot;&quot;&quot;},&quot;;&quot;&quot;) &amp;IF([.S96]&gt;0;&quot;{&quot;&quot;value&quot;&quot;:&quot;&amp;COLUMN([.S96])-11&amp;&quot;,&quot;&quot;text&quot;&quot;:&quot;&quot;&quot;&amp;[.S96]&amp;&quot;&quot;&quot;},&quot;;&quot;&quot;) &amp;IF([.T96]&gt;0;&quot;{&quot;&quot;value&quot;&quot;:&quot;&amp;COLUMN([.T96])-11&amp;&quot;,&quot;&quot;text&quot;&quot;:&quot;&quot;&quot;&amp;[.T96]&amp;&quot;&quot;&quot;},&quot;;&quot;&quot;) &amp;IF([.U96]&gt;0;&quot;{&quot;&quot;value&quot;&quot;:&quot;&amp;COLUMN([.U96])-11&amp;&quot;,&quot;&quot;text&quot;&quot;:&quot;&quot;&quot;&amp;[.U96]&amp;&quot;&quot;&quot;},&quot;;&quot;&quot;) &amp;IF([.V96]&gt;0;&quot;{&quot;&quot;value&quot;&quot;:&quot;&amp;COLUMN([.V96])-11&amp;&quot;,&quot;&quot;text&quot;&quot;:&quot;&quot;&quot;&amp;[.V96]&amp;&quot;&quot;&quot;},&quot;;&quot;&quot;) &amp;IF([.W96]&gt;0;&quot;{&quot;&quot;value&quot;&quot;:&quot;&amp;COLUMN([.W96])-11&amp;&quot;,&quot;&quot;text&quot;&quot;:&quot;&quot;&quot;&amp;[.W96]&amp;&quot;&quot;&quot;},&quot;;&quot;&quot;) &amp;IF([.X96]&gt;0;&quot;{&quot;&quot;value&quot;&quot;:&quot;&amp;COLUMN([.X96])-11&amp;&quot;,&quot;&quot;text&quot;&quot;:&quot;&quot;&quot;&amp;[.X96]&amp;&quot;&quot;&quot;},&quot;;&quot;&quot;) &amp;IF([.Y96]&gt;0;&quot;{&quot;&quot;value&quot;&quot;:&quot;&amp;COLUMN([.Y96])-11&amp;&quot;,&quot;&quot;text&quot;&quot;:&quot;&quot;&quot;&amp;[.Y96]&amp;&quot;&quot;&quot;},&quot;;&quot;&quot;) &amp;IF([.Z96]&gt;0;&quot;{&quot;&quot;value&quot;&quot;:&quot;&amp;COLUMN([.Z96])-11&amp;&quot;,&quot;&quot;text&quot;&quot;:&quot;&quot;&quot;&amp;[.Z96]&amp;&quot;&quot;&quot;},&quot;;&quot;&quot;) &amp;IF([.AA96]&gt;0;&quot;{&quot;&quot;value&quot;&quot;:&quot;&amp;COLUMN([.AA96])-11&amp;&quot;,&quot;&quot;text&quot;&quot;:&quot;&quot;&quot;&amp;[.AA96]&amp;&quot;&quot;&quot;},&quot;;&quot;&quot;)" office:value-type="string" office:string-value="{&quot;id&quot;:82,&quot;ordinal&quot;:94,&quot;required&quot;:0,&quot;category&quot;:&quot;Insulin Injections&quot;,&quot;info&quot;:&quot;null&quot;,&quot;skip&quot;:&quot;810.0&quot;,&quot;text&quot;:&quot;Which statement best describes you?&quot;,&quot;type&quot;:&quot;SC&quot;,&quot;options&quot;:[{&quot;value&quot;:0,&quot;text&quot;:&quot;I never miss an insulin injection&quot;},{&quot;value&quot;:1,&quot;text&quot;:&quot;I sometimes miss an insulin injection&quot;},{&quot;value&quot;:2,&quot;text&quot;:&quot;I often miss my insulin injections&quot;},">
            <text:p>{"id":82,"ordinal":94,"required":0,"category":"Insulin Injections","info":"null","skip":"810.0","text":"Which statement best describes you?","type":"SC","options":[{"value":0,"text":"I never miss an insulin injection"},{"value":1,"text":"I sometimes miss an insulin injection"},{"value":2,"text":"I often miss my insulin injections"},</text:p>
          </table:table-cell>
          <table:table-cell table:style-name="ce2" table:formula="of:=IF([.AB96]&gt;0;&quot;{&quot;&quot;value&quot;&quot;:&quot;&amp;COLUMN([.AB96])-11&amp;&quot;,&quot;&quot;text&quot;&quot;:&quot;&quot;&quot;&amp;[.AB96]&amp;&quot;&quot;&quot;},&quot;;&quot;&quot;) &amp;IF([.AC96]&gt;0;&quot;{&quot;&quot;value&quot;&quot;:&quot;&amp;COLUMN([.AC96])-11&amp;&quot;,&quot;&quot;text&quot;&quot;:&quot;&quot;&quot;&amp;[.AC96]&amp;&quot;&quot;&quot;},&quot;;&quot;&quot;) &amp;IF([.AD96]&gt;0;&quot;{&quot;&quot;value&quot;&quot;:&quot;&amp;COLUMN([.AD96])-11&amp;&quot;,&quot;&quot;text&quot;&quot;:&quot;&quot;&quot;&amp;[.AD96]&amp;&quot;&quot;&quot;},&quot;;&quot;&quot;) &amp;IF([.AE96]&gt;0;&quot;{&quot;&quot;value&quot;&quot;:&quot;&amp;COLUMN([.AE96])-11&amp;&quot;,&quot;&quot;text&quot;&quot;:&quot;&quot;&quot;&amp;[.AE96]&amp;&quot;&quot;&quot;},&quot;;&quot;&quot;) &amp;IF([.AF96]&gt;0;&quot;{&quot;&quot;value&quot;&quot;:&quot;&amp;COLUMN([.AF96])-11&amp;&quot;,&quot;&quot;text&quot;&quot;:&quot;&quot;&quot;&amp;[.AF96]&amp;&quot;&quot;&quot;},&quot;;&quot;&quot;) &amp;IF([.AG96]&gt;0;&quot;{&quot;&quot;value&quot;&quot;:&quot;&amp;COLUMN([.AG96])-11&amp;&quot;,&quot;&quot;text&quot;&quot;:&quot;&quot;&quot;&amp;[.AG96]&amp;&quot;&quot;&quot;},&quot;;&quot;&quot;) &amp;IF([.AH96]&gt;0;&quot;{&quot;&quot;value&quot;&quot;:&quot;&amp;COLUMN([.AH96])-11&amp;&quot;,&quot;&quot;text&quot;&quot;:&quot;&quot;&quot;&amp;[.AH96]&amp;&quot;&quot;&quot;},&quot;;&quot;&quot;) &amp;IF([.AI96]&gt;0;&quot;{&quot;&quot;value&quot;&quot;:&quot;&amp;COLUMN([.AI96])-11&amp;&quot;,&quot;&quot;text&quot;&quot;:&quot;&quot;&quot;&amp;[.AI96]&amp;&quot;&quot;&quot;},&quot;;&quot;&quot;) &amp;IF([.AJ96]&gt;0;&quot;{&quot;&quot;value&quot;&quot;:&quot;&amp;COLUMN([.AJ96])-11&amp;&quot;,&quot;&quot;text&quot;&quot;:&quot;&quot;&quot;&amp;[.AJ96]&amp;&quot;&quot;&quot;},&quot;;&quot;&quot;) &amp;IF([.AK96]&gt;0;&quot;{&quot;&quot;value&quot;&quot;:&quot;&amp;COLUMN([.AK96])-11&amp;&quot;,&quot;&quot;text&quot;&quot;:&quot;&quot;&quot;&amp;[.AK96]&amp;&quot;&quot;&quot;},&quot;;&quot;&quot;) &amp;IF([.AL96]&gt;0;&quot;{&quot;&quot;value&quot;&quot;:&quot;&amp;COLUMN([.AL96])-11&amp;&quot;,&quot;&quot;text&quot;&quot;:&quot;&quot;&quot;&amp;[.AL96]&amp;&quot;&quot;&quot;},&quot;;&quot;&quot;) &amp;IF([.AM96]&gt;0;&quot;{&quot;&quot;value&quot;&quot;:&quot;&amp;COLUMN([.AM96])-11&amp;&quot;,&quot;&quot;text&quot;&quot;:&quot;&quot;&quot;&amp;[.AM96]&amp;&quot;&quot;&quot;},&quot;;&quot;&quot;) &amp;IF([.AN96]&gt;0;&quot;{&quot;&quot;value&quot;&quot;:&quot;&amp;COLUMN([.AN96])-11&amp;&quot;,&quot;&quot;text&quot;&quot;:&quot;&quot;&quot;&amp;[.AN96]&amp;&quot;&quot;&quot;},&quot;;&quot;&quot;) &amp;IF([.AO96]&gt;0;&quot;{&quot;&quot;value&quot;&quot;:&quot;&amp;COLUMN([.AO96])-11&amp;&quot;,&quot;&quot;text&quot;&quot;:&quot;&quot;&quot;&amp;[.AO96]&amp;&quot;&quot;&quot;},&quot;;&quot;&quot;) &amp;IF([.AP96]&gt;0;&quot;{&quot;&quot;value&quot;&quot;:&quot;&amp;COLUMN([.AP96])-11&amp;&quot;,&quot;&quot;text&quot;&quot;:&quot;&quot;&quot;&amp;[.AP96]&amp;&quot;&quot;&quot;},&quot;;&quot;&quot;) &amp;IF([.AQ96]&gt;0;&quot;{&quot;&quot;value&quot;&quot;:&quot;&amp;COLUMN([.AQ96])-11&amp;&quot;,&quot;&quot;text&quot;&quot;:&quot;&quot;&quot;&amp;[.AQ96]&amp;&quot;&quot;&quot;},&quot;;&quot;&quot;) &amp;IF([.AR96]&gt;0;&quot;{&quot;&quot;value&quot;&quot;:&quot;&amp;COLUMN([.AR96])-11&amp;&quot;,&quot;&quot;text&quot;&quot;:&quot;&quot;&quot;&amp;[.AR96]&amp;&quot;&quot;&quot;},&quot;;&quot;&quot;) &amp;IF([.AS96]&gt;0;&quot;{&quot;&quot;value&quot;&quot;:&quot;&amp;COLUMN([.AS96])-11&amp;&quot;,&quot;&quot;text&quot;&quot;:&quot;&quot;&quot;&amp;[.AS96]&amp;&quot;&quot;&quot;},&quot;;&quot;&quot;) &amp;IF([.AT96]&gt;0;&quot;{&quot;&quot;value&quot;&quot;:&quot;&amp;COLUMN([.AT96])-11&amp;&quot;,&quot;&quot;text&quot;&quot;:&quot;&quot;&quot;&amp;[.AT96]&amp;&quot;&quot;&quot;},&quot;;&quot;&quot;) &amp;IF([.AU96]&gt;0;&quot;{&quot;&quot;value&quot;&quot;:&quot;&amp;COLUMN([.AU96])-11&amp;&quot;,&quot;&quot;text&quot;&quot;:&quot;&quot;&quot;&amp;[.AU96]&amp;&quot;&quot;&quot;},&quot;;&quot;&quot;)">
            <text:p/>
          </table:table-cell>
          <table:table-cell table:style-name="ce1" table:formula="of:=IF([.AV96]&gt;0;&quot;{&quot;&quot;value&quot;&quot;:&quot;&amp;COLUMN([.AV96])-11&amp;&quot;,&quot;&quot;text&quot;&quot;:&quot;&quot;&quot;&amp;[.AV96]&amp;&quot;&quot;&quot;},&quot;;&quot;&quot;) &amp;IF([.AW96]&gt;0;&quot;{&quot;&quot;value&quot;&quot;:&quot;&amp;COLUMN([.AW96])-11&amp;&quot;,&quot;&quot;text&quot;&quot;:&quot;&quot;&quot;&amp;[.AW96]&amp;&quot;&quot;&quot;},&quot;;&quot;&quot;) &amp;IF([.AX96]&gt;0;&quot;{&quot;&quot;value&quot;&quot;:&quot;&amp;COLUMN([.AX96])-11&amp;&quot;,&quot;&quot;text&quot;&quot;:&quot;&quot;&quot;&amp;[.AX96]&amp;&quot;&quot;&quot;},&quot;;&quot;&quot;) &amp;IF([.AY96]&gt;0;&quot;{&quot;&quot;value&quot;&quot;:&quot;&amp;COLUMN([.AY96])-11&amp;&quot;,&quot;&quot;text&quot;&quot;:&quot;&quot;&quot;&amp;[.AY96]&amp;&quot;&quot;&quot;},&quot;;&quot;&quot;) &amp;IF([.AZ96]&gt;0;&quot;{&quot;&quot;value&quot;&quot;:&quot;&amp;COLUMN([.AZ96])-11&amp;&quot;,&quot;&quot;text&quot;&quot;:&quot;&quot;&quot;&amp;[.AZ96]&amp;&quot;&quot;&quot;},&quot;;&quot;&quot;) &amp;IF([.BA96]&gt;0;&quot;{&quot;&quot;value&quot;&quot;:&quot;&amp;COLUMN([.BA96])-11&amp;&quot;,&quot;&quot;text&quot;&quot;:&quot;&quot;&quot;&amp;[.BA96]&amp;&quot;&quot;&quot;},&quot;;&quot;&quot;) &amp;IF([.BB96]&gt;0;&quot;{&quot;&quot;value&quot;&quot;:&quot;&amp;COLUMN([.BB96])-11&amp;&quot;,&quot;&quot;text&quot;&quot;:&quot;&quot;&quot;&amp;[.BB96]&amp;&quot;&quot;&quot;},&quot;;&quot;&quot;) &amp;IF([.BC96]&gt;0;&quot;{&quot;&quot;value&quot;&quot;:&quot;&amp;COLUMN([.BC96])-11&amp;&quot;,&quot;&quot;text&quot;&quot;:&quot;&quot;&quot;&amp;[.BC96]&amp;&quot;&quot;&quot;},&quot;;&quot;&quot;) &amp;IF([.BD96]&gt;0;&quot;{&quot;&quot;value&quot;&quot;:&quot;&amp;COLUMN([.BD96])-11&amp;&quot;,&quot;&quot;text&quot;&quot;:&quot;&quot;&quot;&amp;[.BD96]&amp;&quot;&quot;&quot;},&quot;;&quot;&quot;) &amp;IF([.BE96]&gt;0;&quot;{&quot;&quot;value&quot;&quot;:&quot;&amp;COLUMN([.BE96])-11&amp;&quot;,&quot;&quot;text&quot;&quot;:&quot;&quot;&quot;&amp;[.BE96]&amp;&quot;&quot;&quot;},&quot;;&quot;&quot;) &amp;IF([.BF96]&gt;0;&quot;{&quot;&quot;value&quot;&quot;:&quot;&amp;COLUMN([.BF96])-11&amp;&quot;,&quot;&quot;text&quot;&quot;:&quot;&quot;&quot;&amp;[.BF96]&amp;&quot;&quot;&quot;},&quot;;&quot;&quot;) &amp;IF([.BG96]&gt;0;&quot;{&quot;&quot;value&quot;&quot;:&quot;&amp;COLUMN([.BG96])-11&amp;&quot;,&quot;&quot;text&quot;&quot;:&quot;&quot;&quot;&amp;[.BG96]&amp;&quot;&quot;&quot;},&quot;;&quot;&quot;) &amp;IF([.BH96]&gt;0;&quot;{&quot;&quot;value&quot;&quot;:&quot;&amp;COLUMN([.BH96])-11&amp;&quot;,&quot;&quot;text&quot;&quot;:&quot;&quot;&quot;&amp;[.BH96]&amp;&quot;&quot;&quot;},&quot;;&quot;&quot;) &amp;IF([.BI96]&gt;0;&quot;{&quot;&quot;value&quot;&quot;:&quot;&amp;COLUMN([.BI96])-11&amp;&quot;,&quot;&quot;text&quot;&quot;:&quot;&quot;&quot;&amp;[.BI96]&amp;&quot;&quot;&quot;},&quot;;&quot;&quot;) &amp;IF([.BJ96]&gt;0;&quot;{&quot;&quot;value&quot;&quot;:&quot;&amp;COLUMN([.BJ96])-11&amp;&quot;,&quot;&quot;text&quot;&quot;:&quot;&quot;&quot;&amp;[.BJ96]&amp;&quot;&quot;&quot;},&quot;;&quot;&quot;) &amp;IF([.BK96]&gt;0;&quot;{&quot;&quot;value&quot;&quot;:&quot;&amp;COLUMN([.BK96])-11&amp;&quot;,&quot;&quot;text&quot;&quot;:&quot;&quot;&quot;&amp;[.BK9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97]&amp;&quot;,&quot;&quot;ordinal&quot;&quot;:&quot;&amp;ROW()-2&amp;&quot;,&quot;&quot;required&quot;&quot;:&quot;&amp;[.E97]&amp;&quot;,&quot;&quot;category&quot;&quot;:&quot;&quot;&quot;&amp;[.F97]&amp;&quot;&quot;&quot;,&quot;&quot;info&quot;&quot;:&quot;&quot;&quot;&amp;[.J97]&amp;&quot;&quot;&quot;&quot;&amp;&quot;,&quot;&quot;skip&quot;&quot;:&quot;&quot;&quot;&amp;[.D97]&amp;&quot;&quot;&quot;&quot;&amp;&quot;,&quot;&quot;text&quot;&quot;:&quot;&quot;&quot;&amp;[.H97]&amp;&quot;&quot;&quot;&quot;&amp;&quot;,&quot;&quot;type&quot;&quot;:&quot;&quot;&quot;&amp;[.I97]&amp;&quot;&quot;&quot;&quot;&amp;&quot;,&quot;&quot;options&quot;&quot;:[&quot; &amp;IF([.K97]&gt;0;&quot;{&quot;&quot;value&quot;&quot;:&quot;&amp;COLUMN([.K97])-11&amp;&quot;,&quot;&quot;text&quot;&quot;:&quot;&quot;&quot;&amp;[.K97]&amp;&quot;&quot;&quot;},&quot;;&quot;&quot;) &amp;IF([.L97]&gt;0;&quot;{&quot;&quot;value&quot;&quot;:&quot;&amp;COLUMN([.L97])-11&amp;&quot;,&quot;&quot;text&quot;&quot;:&quot;&quot;&quot;&amp;[.L97]&amp;&quot;&quot;&quot;},&quot;;&quot;&quot;) &amp;IF([.M97]&gt;0;&quot;{&quot;&quot;value&quot;&quot;:&quot;&amp;COLUMN([.M97])-11&amp;&quot;,&quot;&quot;text&quot;&quot;:&quot;&quot;&quot;&amp;[.M97]&amp;&quot;&quot;&quot;},&quot;;&quot;&quot;) &amp;IF([.N97]&gt;0;&quot;{&quot;&quot;value&quot;&quot;:&quot;&amp;COLUMN([.N97])-11&amp;&quot;,&quot;&quot;text&quot;&quot;:&quot;&quot;&quot;&amp;[.N97]&amp;&quot;&quot;&quot;},&quot;;&quot;&quot;) &amp;IF([.O97]&gt;0;&quot;{&quot;&quot;value&quot;&quot;:&quot;&amp;COLUMN([.O97])-11&amp;&quot;,&quot;&quot;text&quot;&quot;:&quot;&quot;&quot;&amp;[.O97]&amp;&quot;&quot;&quot;},&quot;;&quot;&quot;) &amp;IF([.P97]&gt;0;&quot;{&quot;&quot;value&quot;&quot;:&quot;&amp;COLUMN([.P97])-11&amp;&quot;,&quot;&quot;text&quot;&quot;:&quot;&quot;&quot;&amp;[.P97]&amp;&quot;&quot;&quot;},&quot;;&quot;&quot;) &amp;IF([.Q97]&gt;0;&quot;{&quot;&quot;value&quot;&quot;:&quot;&amp;COLUMN([.Q97])-11&amp;&quot;,&quot;&quot;text&quot;&quot;:&quot;&quot;&quot;&amp;[.Q97]&amp;&quot;&quot;&quot;},&quot;;&quot;&quot;) &amp;IF([.R97]&gt;0;&quot;{&quot;&quot;value&quot;&quot;:&quot;&amp;COLUMN([.R97])-11&amp;&quot;,&quot;&quot;text&quot;&quot;:&quot;&quot;&quot;&amp;[.R97]&amp;&quot;&quot;&quot;},&quot;;&quot;&quot;) &amp;IF([.S97]&gt;0;&quot;{&quot;&quot;value&quot;&quot;:&quot;&amp;COLUMN([.S97])-11&amp;&quot;,&quot;&quot;text&quot;&quot;:&quot;&quot;&quot;&amp;[.S97]&amp;&quot;&quot;&quot;},&quot;;&quot;&quot;) &amp;IF([.T97]&gt;0;&quot;{&quot;&quot;value&quot;&quot;:&quot;&amp;COLUMN([.T97])-11&amp;&quot;,&quot;&quot;text&quot;&quot;:&quot;&quot;&quot;&amp;[.T97]&amp;&quot;&quot;&quot;},&quot;;&quot;&quot;) &amp;IF([.U97]&gt;0;&quot;{&quot;&quot;value&quot;&quot;:&quot;&amp;COLUMN([.U97])-11&amp;&quot;,&quot;&quot;text&quot;&quot;:&quot;&quot;&quot;&amp;[.U97]&amp;&quot;&quot;&quot;},&quot;;&quot;&quot;) &amp;IF([.V97]&gt;0;&quot;{&quot;&quot;value&quot;&quot;:&quot;&amp;COLUMN([.V97])-11&amp;&quot;,&quot;&quot;text&quot;&quot;:&quot;&quot;&quot;&amp;[.V97]&amp;&quot;&quot;&quot;},&quot;;&quot;&quot;) &amp;IF([.W97]&gt;0;&quot;{&quot;&quot;value&quot;&quot;:&quot;&amp;COLUMN([.W97])-11&amp;&quot;,&quot;&quot;text&quot;&quot;:&quot;&quot;&quot;&amp;[.W97]&amp;&quot;&quot;&quot;},&quot;;&quot;&quot;) &amp;IF([.X97]&gt;0;&quot;{&quot;&quot;value&quot;&quot;:&quot;&amp;COLUMN([.X97])-11&amp;&quot;,&quot;&quot;text&quot;&quot;:&quot;&quot;&quot;&amp;[.X97]&amp;&quot;&quot;&quot;},&quot;;&quot;&quot;) &amp;IF([.Y97]&gt;0;&quot;{&quot;&quot;value&quot;&quot;:&quot;&amp;COLUMN([.Y97])-11&amp;&quot;,&quot;&quot;text&quot;&quot;:&quot;&quot;&quot;&amp;[.Y97]&amp;&quot;&quot;&quot;},&quot;;&quot;&quot;) &amp;IF([.Z97]&gt;0;&quot;{&quot;&quot;value&quot;&quot;:&quot;&amp;COLUMN([.Z97])-11&amp;&quot;,&quot;&quot;text&quot;&quot;:&quot;&quot;&quot;&amp;[.Z97]&amp;&quot;&quot;&quot;},&quot;;&quot;&quot;) &amp;IF([.AA97]&gt;0;&quot;{&quot;&quot;value&quot;&quot;:&quot;&amp;COLUMN([.AA97])-11&amp;&quot;,&quot;&quot;text&quot;&quot;:&quot;&quot;&quot;&amp;[.AA97]&amp;&quot;&quot;&quot;},&quot;;&quot;&quot;)" office:value-type="string" office:string-value="{&quot;id&quot;:83,&quot;ordinal&quot;:95,&quot;required&quot;:0,&quot;category&quot;:&quot;Insulin Injections&quot;,&quot;info&quot;:&quot;null&quot;,&quot;skip&quot;:&quot;810.0&quot;,&quot;text&quot;:&quot;What might stop you from doing an injection?&quot;,&quot;type&quot;:&quot;MC&quot;,&quot;options&quot;:[{&quot;value&quot;:0,&quot;text&quot;:&quot;I just forget sometimes&quot;},{&quot;value&quot;:1,&quot;text&quot;:&quot;I do like needles&quot;},{&quot;value&quot;:2,&quot;text&quot;:&quot;It hurts&quot;},{&quot;value&quot;:3,&quot;text&quot;:&quot;I do have any insulin left&quot;},{&quot;value&quot;:4,&quot;text&quot;:&quot;I do want my blood glucose to go low&quot;},{&quot;value&quot;:5,&quot;text&quot;:&quot;I can't be bothered&quot;},{&quot;value&quot;:6,&quot;text&quot;:&quot;I do want to leave my friends&quot;},{&quot;value&quot;:7,&quot;text&quot;:&quot;I'm not at home&quot;},{&quot;value&quot;:8,&quot;text&quot;:&quot;If I'm ill&quot;},{&quot;value&quot;:9,&quot;text&quot;:&quot;My weight&quot;},{&quot;value&quot;:10,&quot;text&quot;:&quot;I hate having to inject with every single thing I eat&quot;},{&quot;value&quot;:11,&quot;text&quot;:&quot;I do want to do it in school&quot;},{&quot;value&quot;:12,&quot;text&quot;:&quot;I do want to inject in front of other people&quot;},{&quot;value&quot;:13,&quot;text&quot;:&quot;Nothing&quot;},{&quot;value&quot;:14,&quot;text&quot;:&quot;TEXT_OTHER&quot;},">
            <text:p>{"id":83,"ordinal":95,"required":0,"category":"Insulin Injections","info":"null","skip":"810.0","text":"What might stop you from doing an injection?","type":"MC","options":[{"value":0,"text":"I just forget sometimes"},{"value":1,"text":"I do like needles"},{"value":2,"text":"It hurts"},{"value":3,"text":"I do have any insulin left"},{"value":4,"text":"I do want my blood glucose to go low"},{"value":5,"text":"I can't be bothered"},{"value":6,"text":"I do want to leave my friends"},{"value":7,"text":"I'm not at home"},{"value":8,"text":"If I'm ill"},{"value":9,"text":"My weight"},{"value":10,"text":"I hate having to inject with every single thing I eat"},{"value":11,"text":"I do want to do it in school"},{"value":12,"text":"I do want to inject in front of other people"},{"value":13,"text":"Nothing"},{"value":14,"text":"TEXT_OTHER"},</text:p>
          </table:table-cell>
          <table:table-cell table:style-name="ce2" table:formula="of:=IF([.AB97]&gt;0;&quot;{&quot;&quot;value&quot;&quot;:&quot;&amp;COLUMN([.AB97])-11&amp;&quot;,&quot;&quot;text&quot;&quot;:&quot;&quot;&quot;&amp;[.AB97]&amp;&quot;&quot;&quot;},&quot;;&quot;&quot;) &amp;IF([.AC97]&gt;0;&quot;{&quot;&quot;value&quot;&quot;:&quot;&amp;COLUMN([.AC97])-11&amp;&quot;,&quot;&quot;text&quot;&quot;:&quot;&quot;&quot;&amp;[.AC97]&amp;&quot;&quot;&quot;},&quot;;&quot;&quot;) &amp;IF([.AD97]&gt;0;&quot;{&quot;&quot;value&quot;&quot;:&quot;&amp;COLUMN([.AD97])-11&amp;&quot;,&quot;&quot;text&quot;&quot;:&quot;&quot;&quot;&amp;[.AD97]&amp;&quot;&quot;&quot;},&quot;;&quot;&quot;) &amp;IF([.AE97]&gt;0;&quot;{&quot;&quot;value&quot;&quot;:&quot;&amp;COLUMN([.AE97])-11&amp;&quot;,&quot;&quot;text&quot;&quot;:&quot;&quot;&quot;&amp;[.AE97]&amp;&quot;&quot;&quot;},&quot;;&quot;&quot;) &amp;IF([.AF97]&gt;0;&quot;{&quot;&quot;value&quot;&quot;:&quot;&amp;COLUMN([.AF97])-11&amp;&quot;,&quot;&quot;text&quot;&quot;:&quot;&quot;&quot;&amp;[.AF97]&amp;&quot;&quot;&quot;},&quot;;&quot;&quot;) &amp;IF([.AG97]&gt;0;&quot;{&quot;&quot;value&quot;&quot;:&quot;&amp;COLUMN([.AG97])-11&amp;&quot;,&quot;&quot;text&quot;&quot;:&quot;&quot;&quot;&amp;[.AG97]&amp;&quot;&quot;&quot;},&quot;;&quot;&quot;) &amp;IF([.AH97]&gt;0;&quot;{&quot;&quot;value&quot;&quot;:&quot;&amp;COLUMN([.AH97])-11&amp;&quot;,&quot;&quot;text&quot;&quot;:&quot;&quot;&quot;&amp;[.AH97]&amp;&quot;&quot;&quot;},&quot;;&quot;&quot;) &amp;IF([.AI97]&gt;0;&quot;{&quot;&quot;value&quot;&quot;:&quot;&amp;COLUMN([.AI97])-11&amp;&quot;,&quot;&quot;text&quot;&quot;:&quot;&quot;&quot;&amp;[.AI97]&amp;&quot;&quot;&quot;},&quot;;&quot;&quot;) &amp;IF([.AJ97]&gt;0;&quot;{&quot;&quot;value&quot;&quot;:&quot;&amp;COLUMN([.AJ97])-11&amp;&quot;,&quot;&quot;text&quot;&quot;:&quot;&quot;&quot;&amp;[.AJ97]&amp;&quot;&quot;&quot;},&quot;;&quot;&quot;) &amp;IF([.AK97]&gt;0;&quot;{&quot;&quot;value&quot;&quot;:&quot;&amp;COLUMN([.AK97])-11&amp;&quot;,&quot;&quot;text&quot;&quot;:&quot;&quot;&quot;&amp;[.AK97]&amp;&quot;&quot;&quot;},&quot;;&quot;&quot;) &amp;IF([.AL97]&gt;0;&quot;{&quot;&quot;value&quot;&quot;:&quot;&amp;COLUMN([.AL97])-11&amp;&quot;,&quot;&quot;text&quot;&quot;:&quot;&quot;&quot;&amp;[.AL97]&amp;&quot;&quot;&quot;},&quot;;&quot;&quot;) &amp;IF([.AM97]&gt;0;&quot;{&quot;&quot;value&quot;&quot;:&quot;&amp;COLUMN([.AM97])-11&amp;&quot;,&quot;&quot;text&quot;&quot;:&quot;&quot;&quot;&amp;[.AM97]&amp;&quot;&quot;&quot;},&quot;;&quot;&quot;) &amp;IF([.AN97]&gt;0;&quot;{&quot;&quot;value&quot;&quot;:&quot;&amp;COLUMN([.AN97])-11&amp;&quot;,&quot;&quot;text&quot;&quot;:&quot;&quot;&quot;&amp;[.AN97]&amp;&quot;&quot;&quot;},&quot;;&quot;&quot;) &amp;IF([.AO97]&gt;0;&quot;{&quot;&quot;value&quot;&quot;:&quot;&amp;COLUMN([.AO97])-11&amp;&quot;,&quot;&quot;text&quot;&quot;:&quot;&quot;&quot;&amp;[.AO97]&amp;&quot;&quot;&quot;},&quot;;&quot;&quot;) &amp;IF([.AP97]&gt;0;&quot;{&quot;&quot;value&quot;&quot;:&quot;&amp;COLUMN([.AP97])-11&amp;&quot;,&quot;&quot;text&quot;&quot;:&quot;&quot;&quot;&amp;[.AP97]&amp;&quot;&quot;&quot;},&quot;;&quot;&quot;) &amp;IF([.AQ97]&gt;0;&quot;{&quot;&quot;value&quot;&quot;:&quot;&amp;COLUMN([.AQ97])-11&amp;&quot;,&quot;&quot;text&quot;&quot;:&quot;&quot;&quot;&amp;[.AQ97]&amp;&quot;&quot;&quot;},&quot;;&quot;&quot;) &amp;IF([.AR97]&gt;0;&quot;{&quot;&quot;value&quot;&quot;:&quot;&amp;COLUMN([.AR97])-11&amp;&quot;,&quot;&quot;text&quot;&quot;:&quot;&quot;&quot;&amp;[.AR97]&amp;&quot;&quot;&quot;},&quot;;&quot;&quot;) &amp;IF([.AS97]&gt;0;&quot;{&quot;&quot;value&quot;&quot;:&quot;&amp;COLUMN([.AS97])-11&amp;&quot;,&quot;&quot;text&quot;&quot;:&quot;&quot;&quot;&amp;[.AS97]&amp;&quot;&quot;&quot;},&quot;;&quot;&quot;) &amp;IF([.AT97]&gt;0;&quot;{&quot;&quot;value&quot;&quot;:&quot;&amp;COLUMN([.AT97])-11&amp;&quot;,&quot;&quot;text&quot;&quot;:&quot;&quot;&quot;&amp;[.AT97]&amp;&quot;&quot;&quot;},&quot;;&quot;&quot;) &amp;IF([.AU97]&gt;0;&quot;{&quot;&quot;value&quot;&quot;:&quot;&amp;COLUMN([.AU97])-11&amp;&quot;,&quot;&quot;text&quot;&quot;:&quot;&quot;&quot;&amp;[.AU97]&amp;&quot;&quot;&quot;},&quot;;&quot;&quot;)">
            <text:p/>
          </table:table-cell>
          <table:table-cell table:style-name="ce1" table:formula="of:=IF([.AV97]&gt;0;&quot;{&quot;&quot;value&quot;&quot;:&quot;&amp;COLUMN([.AV97])-11&amp;&quot;,&quot;&quot;text&quot;&quot;:&quot;&quot;&quot;&amp;[.AV97]&amp;&quot;&quot;&quot;},&quot;;&quot;&quot;) &amp;IF([.AW97]&gt;0;&quot;{&quot;&quot;value&quot;&quot;:&quot;&amp;COLUMN([.AW97])-11&amp;&quot;,&quot;&quot;text&quot;&quot;:&quot;&quot;&quot;&amp;[.AW97]&amp;&quot;&quot;&quot;},&quot;;&quot;&quot;) &amp;IF([.AX97]&gt;0;&quot;{&quot;&quot;value&quot;&quot;:&quot;&amp;COLUMN([.AX97])-11&amp;&quot;,&quot;&quot;text&quot;&quot;:&quot;&quot;&quot;&amp;[.AX97]&amp;&quot;&quot;&quot;},&quot;;&quot;&quot;) &amp;IF([.AY97]&gt;0;&quot;{&quot;&quot;value&quot;&quot;:&quot;&amp;COLUMN([.AY97])-11&amp;&quot;,&quot;&quot;text&quot;&quot;:&quot;&quot;&quot;&amp;[.AY97]&amp;&quot;&quot;&quot;},&quot;;&quot;&quot;) &amp;IF([.AZ97]&gt;0;&quot;{&quot;&quot;value&quot;&quot;:&quot;&amp;COLUMN([.AZ97])-11&amp;&quot;,&quot;&quot;text&quot;&quot;:&quot;&quot;&quot;&amp;[.AZ97]&amp;&quot;&quot;&quot;},&quot;;&quot;&quot;) &amp;IF([.BA97]&gt;0;&quot;{&quot;&quot;value&quot;&quot;:&quot;&amp;COLUMN([.BA97])-11&amp;&quot;,&quot;&quot;text&quot;&quot;:&quot;&quot;&quot;&amp;[.BA97]&amp;&quot;&quot;&quot;},&quot;;&quot;&quot;) &amp;IF([.BB97]&gt;0;&quot;{&quot;&quot;value&quot;&quot;:&quot;&amp;COLUMN([.BB97])-11&amp;&quot;,&quot;&quot;text&quot;&quot;:&quot;&quot;&quot;&amp;[.BB97]&amp;&quot;&quot;&quot;},&quot;;&quot;&quot;) &amp;IF([.BC97]&gt;0;&quot;{&quot;&quot;value&quot;&quot;:&quot;&amp;COLUMN([.BC97])-11&amp;&quot;,&quot;&quot;text&quot;&quot;:&quot;&quot;&quot;&amp;[.BC97]&amp;&quot;&quot;&quot;},&quot;;&quot;&quot;) &amp;IF([.BD97]&gt;0;&quot;{&quot;&quot;value&quot;&quot;:&quot;&amp;COLUMN([.BD97])-11&amp;&quot;,&quot;&quot;text&quot;&quot;:&quot;&quot;&quot;&amp;[.BD97]&amp;&quot;&quot;&quot;},&quot;;&quot;&quot;) &amp;IF([.BE97]&gt;0;&quot;{&quot;&quot;value&quot;&quot;:&quot;&amp;COLUMN([.BE97])-11&amp;&quot;,&quot;&quot;text&quot;&quot;:&quot;&quot;&quot;&amp;[.BE97]&amp;&quot;&quot;&quot;},&quot;;&quot;&quot;) &amp;IF([.BF97]&gt;0;&quot;{&quot;&quot;value&quot;&quot;:&quot;&amp;COLUMN([.BF97])-11&amp;&quot;,&quot;&quot;text&quot;&quot;:&quot;&quot;&quot;&amp;[.BF97]&amp;&quot;&quot;&quot;},&quot;;&quot;&quot;) &amp;IF([.BG97]&gt;0;&quot;{&quot;&quot;value&quot;&quot;:&quot;&amp;COLUMN([.BG97])-11&amp;&quot;,&quot;&quot;text&quot;&quot;:&quot;&quot;&quot;&amp;[.BG97]&amp;&quot;&quot;&quot;},&quot;;&quot;&quot;) &amp;IF([.BH97]&gt;0;&quot;{&quot;&quot;value&quot;&quot;:&quot;&amp;COLUMN([.BH97])-11&amp;&quot;,&quot;&quot;text&quot;&quot;:&quot;&quot;&quot;&amp;[.BH97]&amp;&quot;&quot;&quot;},&quot;;&quot;&quot;) &amp;IF([.BI97]&gt;0;&quot;{&quot;&quot;value&quot;&quot;:&quot;&amp;COLUMN([.BI97])-11&amp;&quot;,&quot;&quot;text&quot;&quot;:&quot;&quot;&quot;&amp;[.BI97]&amp;&quot;&quot;&quot;},&quot;;&quot;&quot;) &amp;IF([.BJ97]&gt;0;&quot;{&quot;&quot;value&quot;&quot;:&quot;&amp;COLUMN([.BJ97])-11&amp;&quot;,&quot;&quot;text&quot;&quot;:&quot;&quot;&quot;&amp;[.BJ97]&amp;&quot;&quot;&quot;},&quot;;&quot;&quot;) &amp;IF([.BK97]&gt;0;&quot;{&quot;&quot;value&quot;&quot;:&quot;&amp;COLUMN([.BK97])-11&amp;&quot;,&quot;&quot;text&quot;&quot;:&quot;&quot;&quot;&amp;[.BK9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 like needles</text:p>
          </table:table-cell>
          <table:table-cell office:value-type="string">
            <text:p>It hurts</text:p>
          </table:table-cell>
          <table:table-cell office:value-type="string">
            <text:p>I do have any insulin left</text:p>
          </table:table-cell>
          <table:table-cell office:value-type="string">
            <text:p>I do want my blood glucose to go low</text:p>
          </table:table-cell>
          <table:table-cell office:value-type="string">
            <text:p>I can't be bothered</text:p>
          </table:table-cell>
          <table:table-cell office:value-type="string">
            <text:p>I do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 want to do it in school</text:p>
          </table:table-cell>
          <table:table-cell office:value-type="string">
            <text:p>I do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1"/>
        </table:table-row>
        <table:table-row table:style-name="ro2">
          <table:table-cell table:style-name="ce1" table:formula="of:=&quot;{&quot;&quot;id&quot;&quot;:&quot;&amp;[.G98]&amp;&quot;,&quot;&quot;ordinal&quot;&quot;:&quot;&amp;ROW()-2&amp;&quot;,&quot;&quot;required&quot;&quot;:&quot;&amp;[.E98]&amp;&quot;,&quot;&quot;category&quot;&quot;:&quot;&quot;&quot;&amp;[.F98]&amp;&quot;&quot;&quot;,&quot;&quot;info&quot;&quot;:&quot;&quot;&quot;&amp;[.J98]&amp;&quot;&quot;&quot;&quot;&amp;&quot;,&quot;&quot;skip&quot;&quot;:&quot;&quot;&quot;&amp;[.D98]&amp;&quot;&quot;&quot;&quot;&amp;&quot;,&quot;&quot;text&quot;&quot;:&quot;&quot;&quot;&amp;[.H98]&amp;&quot;&quot;&quot;&quot;&amp;&quot;,&quot;&quot;type&quot;&quot;:&quot;&quot;&quot;&amp;[.I98]&amp;&quot;&quot;&quot;&quot;&amp;&quot;,&quot;&quot;options&quot;&quot;:[&quot; &amp;IF([.K98]&gt;0;&quot;{&quot;&quot;value&quot;&quot;:&quot;&amp;COLUMN([.K98])-11&amp;&quot;,&quot;&quot;text&quot;&quot;:&quot;&quot;&quot;&amp;[.K98]&amp;&quot;&quot;&quot;},&quot;;&quot;&quot;) &amp;IF([.L98]&gt;0;&quot;{&quot;&quot;value&quot;&quot;:&quot;&amp;COLUMN([.L98])-11&amp;&quot;,&quot;&quot;text&quot;&quot;:&quot;&quot;&quot;&amp;[.L98]&amp;&quot;&quot;&quot;},&quot;;&quot;&quot;) &amp;IF([.M98]&gt;0;&quot;{&quot;&quot;value&quot;&quot;:&quot;&amp;COLUMN([.M98])-11&amp;&quot;,&quot;&quot;text&quot;&quot;:&quot;&quot;&quot;&amp;[.M98]&amp;&quot;&quot;&quot;},&quot;;&quot;&quot;) &amp;IF([.N98]&gt;0;&quot;{&quot;&quot;value&quot;&quot;:&quot;&amp;COLUMN([.N98])-11&amp;&quot;,&quot;&quot;text&quot;&quot;:&quot;&quot;&quot;&amp;[.N98]&amp;&quot;&quot;&quot;},&quot;;&quot;&quot;) &amp;IF([.O98]&gt;0;&quot;{&quot;&quot;value&quot;&quot;:&quot;&amp;COLUMN([.O98])-11&amp;&quot;,&quot;&quot;text&quot;&quot;:&quot;&quot;&quot;&amp;[.O98]&amp;&quot;&quot;&quot;},&quot;;&quot;&quot;) &amp;IF([.P98]&gt;0;&quot;{&quot;&quot;value&quot;&quot;:&quot;&amp;COLUMN([.P98])-11&amp;&quot;,&quot;&quot;text&quot;&quot;:&quot;&quot;&quot;&amp;[.P98]&amp;&quot;&quot;&quot;},&quot;;&quot;&quot;) &amp;IF([.Q98]&gt;0;&quot;{&quot;&quot;value&quot;&quot;:&quot;&amp;COLUMN([.Q98])-11&amp;&quot;,&quot;&quot;text&quot;&quot;:&quot;&quot;&quot;&amp;[.Q98]&amp;&quot;&quot;&quot;},&quot;;&quot;&quot;) &amp;IF([.R98]&gt;0;&quot;{&quot;&quot;value&quot;&quot;:&quot;&amp;COLUMN([.R98])-11&amp;&quot;,&quot;&quot;text&quot;&quot;:&quot;&quot;&quot;&amp;[.R98]&amp;&quot;&quot;&quot;},&quot;;&quot;&quot;) &amp;IF([.S98]&gt;0;&quot;{&quot;&quot;value&quot;&quot;:&quot;&amp;COLUMN([.S98])-11&amp;&quot;,&quot;&quot;text&quot;&quot;:&quot;&quot;&quot;&amp;[.S98]&amp;&quot;&quot;&quot;},&quot;;&quot;&quot;) &amp;IF([.T98]&gt;0;&quot;{&quot;&quot;value&quot;&quot;:&quot;&amp;COLUMN([.T98])-11&amp;&quot;,&quot;&quot;text&quot;&quot;:&quot;&quot;&quot;&amp;[.T98]&amp;&quot;&quot;&quot;},&quot;;&quot;&quot;) &amp;IF([.U98]&gt;0;&quot;{&quot;&quot;value&quot;&quot;:&quot;&amp;COLUMN([.U98])-11&amp;&quot;,&quot;&quot;text&quot;&quot;:&quot;&quot;&quot;&amp;[.U98]&amp;&quot;&quot;&quot;},&quot;;&quot;&quot;) &amp;IF([.V98]&gt;0;&quot;{&quot;&quot;value&quot;&quot;:&quot;&amp;COLUMN([.V98])-11&amp;&quot;,&quot;&quot;text&quot;&quot;:&quot;&quot;&quot;&amp;[.V98]&amp;&quot;&quot;&quot;},&quot;;&quot;&quot;) &amp;IF([.W98]&gt;0;&quot;{&quot;&quot;value&quot;&quot;:&quot;&amp;COLUMN([.W98])-11&amp;&quot;,&quot;&quot;text&quot;&quot;:&quot;&quot;&quot;&amp;[.W98]&amp;&quot;&quot;&quot;},&quot;;&quot;&quot;) &amp;IF([.X98]&gt;0;&quot;{&quot;&quot;value&quot;&quot;:&quot;&amp;COLUMN([.X98])-11&amp;&quot;,&quot;&quot;text&quot;&quot;:&quot;&quot;&quot;&amp;[.X98]&amp;&quot;&quot;&quot;},&quot;;&quot;&quot;) &amp;IF([.Y98]&gt;0;&quot;{&quot;&quot;value&quot;&quot;:&quot;&amp;COLUMN([.Y98])-11&amp;&quot;,&quot;&quot;text&quot;&quot;:&quot;&quot;&quot;&amp;[.Y98]&amp;&quot;&quot;&quot;},&quot;;&quot;&quot;) &amp;IF([.Z98]&gt;0;&quot;{&quot;&quot;value&quot;&quot;:&quot;&amp;COLUMN([.Z98])-11&amp;&quot;,&quot;&quot;text&quot;&quot;:&quot;&quot;&quot;&amp;[.Z98]&amp;&quot;&quot;&quot;},&quot;;&quot;&quot;) &amp;IF([.AA98]&gt;0;&quot;{&quot;&quot;value&quot;&quot;:&quot;&amp;COLUMN([.AA98])-11&amp;&quot;,&quot;&quot;text&quot;&quot;:&quot;&quot;&quot;&amp;[.AA98]&amp;&quot;&quot;&quot;},&quot;;&quot;&quot;)" office:value-type="string" office:string-value="{&quot;id&quot;:84,&quot;ordinal&quot;:96,&quot;required&quot;:0,&quot;category&quot;:&quot;Using Your Insulin Pump&quot;,&quot;info&quot;:&quot;null&quot;,&quot;skip&quot;:&quot;810.1&quot;,&quot;text&quot;:&quot;How many times (approximately) do you give insulin through your pump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">
            <text:p>{"id":84,"ordinal":96,"required":0,"category":"Using Your Insulin Pump","info":"null","skip":"810.1","text":"How many times (approximately) do you give insulin through your pump per day?","type":"SC","options":[{"value":0,"text":"Once"},{"value":1,"text":"Twice"},{"value":2,"text":"3 times"},{"value":3,"text":"4 times"},{"value":4,"text":"5 times"},{"value":5,"text":"6 times or more"},</text:p>
          </table:table-cell>
          <table:table-cell table:style-name="ce2" table:formula="of:=IF([.AB98]&gt;0;&quot;{&quot;&quot;value&quot;&quot;:&quot;&amp;COLUMN([.AB98])-11&amp;&quot;,&quot;&quot;text&quot;&quot;:&quot;&quot;&quot;&amp;[.AB98]&amp;&quot;&quot;&quot;},&quot;;&quot;&quot;) &amp;IF([.AC98]&gt;0;&quot;{&quot;&quot;value&quot;&quot;:&quot;&amp;COLUMN([.AC98])-11&amp;&quot;,&quot;&quot;text&quot;&quot;:&quot;&quot;&quot;&amp;[.AC98]&amp;&quot;&quot;&quot;},&quot;;&quot;&quot;) &amp;IF([.AD98]&gt;0;&quot;{&quot;&quot;value&quot;&quot;:&quot;&amp;COLUMN([.AD98])-11&amp;&quot;,&quot;&quot;text&quot;&quot;:&quot;&quot;&quot;&amp;[.AD98]&amp;&quot;&quot;&quot;},&quot;;&quot;&quot;) &amp;IF([.AE98]&gt;0;&quot;{&quot;&quot;value&quot;&quot;:&quot;&amp;COLUMN([.AE98])-11&amp;&quot;,&quot;&quot;text&quot;&quot;:&quot;&quot;&quot;&amp;[.AE98]&amp;&quot;&quot;&quot;},&quot;;&quot;&quot;) &amp;IF([.AF98]&gt;0;&quot;{&quot;&quot;value&quot;&quot;:&quot;&amp;COLUMN([.AF98])-11&amp;&quot;,&quot;&quot;text&quot;&quot;:&quot;&quot;&quot;&amp;[.AF98]&amp;&quot;&quot;&quot;},&quot;;&quot;&quot;) &amp;IF([.AG98]&gt;0;&quot;{&quot;&quot;value&quot;&quot;:&quot;&amp;COLUMN([.AG98])-11&amp;&quot;,&quot;&quot;text&quot;&quot;:&quot;&quot;&quot;&amp;[.AG98]&amp;&quot;&quot;&quot;},&quot;;&quot;&quot;) &amp;IF([.AH98]&gt;0;&quot;{&quot;&quot;value&quot;&quot;:&quot;&amp;COLUMN([.AH98])-11&amp;&quot;,&quot;&quot;text&quot;&quot;:&quot;&quot;&quot;&amp;[.AH98]&amp;&quot;&quot;&quot;},&quot;;&quot;&quot;) &amp;IF([.AI98]&gt;0;&quot;{&quot;&quot;value&quot;&quot;:&quot;&amp;COLUMN([.AI98])-11&amp;&quot;,&quot;&quot;text&quot;&quot;:&quot;&quot;&quot;&amp;[.AI98]&amp;&quot;&quot;&quot;},&quot;;&quot;&quot;) &amp;IF([.AJ98]&gt;0;&quot;{&quot;&quot;value&quot;&quot;:&quot;&amp;COLUMN([.AJ98])-11&amp;&quot;,&quot;&quot;text&quot;&quot;:&quot;&quot;&quot;&amp;[.AJ98]&amp;&quot;&quot;&quot;},&quot;;&quot;&quot;) &amp;IF([.AK98]&gt;0;&quot;{&quot;&quot;value&quot;&quot;:&quot;&amp;COLUMN([.AK98])-11&amp;&quot;,&quot;&quot;text&quot;&quot;:&quot;&quot;&quot;&amp;[.AK98]&amp;&quot;&quot;&quot;},&quot;;&quot;&quot;) &amp;IF([.AL98]&gt;0;&quot;{&quot;&quot;value&quot;&quot;:&quot;&amp;COLUMN([.AL98])-11&amp;&quot;,&quot;&quot;text&quot;&quot;:&quot;&quot;&quot;&amp;[.AL98]&amp;&quot;&quot;&quot;},&quot;;&quot;&quot;) &amp;IF([.AM98]&gt;0;&quot;{&quot;&quot;value&quot;&quot;:&quot;&amp;COLUMN([.AM98])-11&amp;&quot;,&quot;&quot;text&quot;&quot;:&quot;&quot;&quot;&amp;[.AM98]&amp;&quot;&quot;&quot;},&quot;;&quot;&quot;) &amp;IF([.AN98]&gt;0;&quot;{&quot;&quot;value&quot;&quot;:&quot;&amp;COLUMN([.AN98])-11&amp;&quot;,&quot;&quot;text&quot;&quot;:&quot;&quot;&quot;&amp;[.AN98]&amp;&quot;&quot;&quot;},&quot;;&quot;&quot;) &amp;IF([.AO98]&gt;0;&quot;{&quot;&quot;value&quot;&quot;:&quot;&amp;COLUMN([.AO98])-11&amp;&quot;,&quot;&quot;text&quot;&quot;:&quot;&quot;&quot;&amp;[.AO98]&amp;&quot;&quot;&quot;},&quot;;&quot;&quot;) &amp;IF([.AP98]&gt;0;&quot;{&quot;&quot;value&quot;&quot;:&quot;&amp;COLUMN([.AP98])-11&amp;&quot;,&quot;&quot;text&quot;&quot;:&quot;&quot;&quot;&amp;[.AP98]&amp;&quot;&quot;&quot;},&quot;;&quot;&quot;) &amp;IF([.AQ98]&gt;0;&quot;{&quot;&quot;value&quot;&quot;:&quot;&amp;COLUMN([.AQ98])-11&amp;&quot;,&quot;&quot;text&quot;&quot;:&quot;&quot;&quot;&amp;[.AQ98]&amp;&quot;&quot;&quot;},&quot;;&quot;&quot;) &amp;IF([.AR98]&gt;0;&quot;{&quot;&quot;value&quot;&quot;:&quot;&amp;COLUMN([.AR98])-11&amp;&quot;,&quot;&quot;text&quot;&quot;:&quot;&quot;&quot;&amp;[.AR98]&amp;&quot;&quot;&quot;},&quot;;&quot;&quot;) &amp;IF([.AS98]&gt;0;&quot;{&quot;&quot;value&quot;&quot;:&quot;&amp;COLUMN([.AS98])-11&amp;&quot;,&quot;&quot;text&quot;&quot;:&quot;&quot;&quot;&amp;[.AS98]&amp;&quot;&quot;&quot;},&quot;;&quot;&quot;) &amp;IF([.AT98]&gt;0;&quot;{&quot;&quot;value&quot;&quot;:&quot;&amp;COLUMN([.AT98])-11&amp;&quot;,&quot;&quot;text&quot;&quot;:&quot;&quot;&quot;&amp;[.AT98]&amp;&quot;&quot;&quot;},&quot;;&quot;&quot;) &amp;IF([.AU98]&gt;0;&quot;{&quot;&quot;value&quot;&quot;:&quot;&amp;COLUMN([.AU98])-11&amp;&quot;,&quot;&quot;text&quot;&quot;:&quot;&quot;&quot;&amp;[.AU98]&amp;&quot;&quot;&quot;},&quot;;&quot;&quot;)">
            <text:p/>
          </table:table-cell>
          <table:table-cell table:style-name="ce1" table:formula="of:=IF([.AV98]&gt;0;&quot;{&quot;&quot;value&quot;&quot;:&quot;&amp;COLUMN([.AV98])-11&amp;&quot;,&quot;&quot;text&quot;&quot;:&quot;&quot;&quot;&amp;[.AV98]&amp;&quot;&quot;&quot;},&quot;;&quot;&quot;) &amp;IF([.AW98]&gt;0;&quot;{&quot;&quot;value&quot;&quot;:&quot;&amp;COLUMN([.AW98])-11&amp;&quot;,&quot;&quot;text&quot;&quot;:&quot;&quot;&quot;&amp;[.AW98]&amp;&quot;&quot;&quot;},&quot;;&quot;&quot;) &amp;IF([.AX98]&gt;0;&quot;{&quot;&quot;value&quot;&quot;:&quot;&amp;COLUMN([.AX98])-11&amp;&quot;,&quot;&quot;text&quot;&quot;:&quot;&quot;&quot;&amp;[.AX98]&amp;&quot;&quot;&quot;},&quot;;&quot;&quot;) &amp;IF([.AY98]&gt;0;&quot;{&quot;&quot;value&quot;&quot;:&quot;&amp;COLUMN([.AY98])-11&amp;&quot;,&quot;&quot;text&quot;&quot;:&quot;&quot;&quot;&amp;[.AY98]&amp;&quot;&quot;&quot;},&quot;;&quot;&quot;) &amp;IF([.AZ98]&gt;0;&quot;{&quot;&quot;value&quot;&quot;:&quot;&amp;COLUMN([.AZ98])-11&amp;&quot;,&quot;&quot;text&quot;&quot;:&quot;&quot;&quot;&amp;[.AZ98]&amp;&quot;&quot;&quot;},&quot;;&quot;&quot;) &amp;IF([.BA98]&gt;0;&quot;{&quot;&quot;value&quot;&quot;:&quot;&amp;COLUMN([.BA98])-11&amp;&quot;,&quot;&quot;text&quot;&quot;:&quot;&quot;&quot;&amp;[.BA98]&amp;&quot;&quot;&quot;},&quot;;&quot;&quot;) &amp;IF([.BB98]&gt;0;&quot;{&quot;&quot;value&quot;&quot;:&quot;&amp;COLUMN([.BB98])-11&amp;&quot;,&quot;&quot;text&quot;&quot;:&quot;&quot;&quot;&amp;[.BB98]&amp;&quot;&quot;&quot;},&quot;;&quot;&quot;) &amp;IF([.BC98]&gt;0;&quot;{&quot;&quot;value&quot;&quot;:&quot;&amp;COLUMN([.BC98])-11&amp;&quot;,&quot;&quot;text&quot;&quot;:&quot;&quot;&quot;&amp;[.BC98]&amp;&quot;&quot;&quot;},&quot;;&quot;&quot;) &amp;IF([.BD98]&gt;0;&quot;{&quot;&quot;value&quot;&quot;:&quot;&amp;COLUMN([.BD98])-11&amp;&quot;,&quot;&quot;text&quot;&quot;:&quot;&quot;&quot;&amp;[.BD98]&amp;&quot;&quot;&quot;},&quot;;&quot;&quot;) &amp;IF([.BE98]&gt;0;&quot;{&quot;&quot;value&quot;&quot;:&quot;&amp;COLUMN([.BE98])-11&amp;&quot;,&quot;&quot;text&quot;&quot;:&quot;&quot;&quot;&amp;[.BE98]&amp;&quot;&quot;&quot;},&quot;;&quot;&quot;) &amp;IF([.BF98]&gt;0;&quot;{&quot;&quot;value&quot;&quot;:&quot;&amp;COLUMN([.BF98])-11&amp;&quot;,&quot;&quot;text&quot;&quot;:&quot;&quot;&quot;&amp;[.BF98]&amp;&quot;&quot;&quot;},&quot;;&quot;&quot;) &amp;IF([.BG98]&gt;0;&quot;{&quot;&quot;value&quot;&quot;:&quot;&amp;COLUMN([.BG98])-11&amp;&quot;,&quot;&quot;text&quot;&quot;:&quot;&quot;&quot;&amp;[.BG98]&amp;&quot;&quot;&quot;},&quot;;&quot;&quot;) &amp;IF([.BH98]&gt;0;&quot;{&quot;&quot;value&quot;&quot;:&quot;&amp;COLUMN([.BH98])-11&amp;&quot;,&quot;&quot;text&quot;&quot;:&quot;&quot;&quot;&amp;[.BH98]&amp;&quot;&quot;&quot;},&quot;;&quot;&quot;) &amp;IF([.BI98]&gt;0;&quot;{&quot;&quot;value&quot;&quot;:&quot;&amp;COLUMN([.BI98])-11&amp;&quot;,&quot;&quot;text&quot;&quot;:&quot;&quot;&quot;&amp;[.BI98]&amp;&quot;&quot;&quot;},&quot;;&quot;&quot;) &amp;IF([.BJ98]&gt;0;&quot;{&quot;&quot;value&quot;&quot;:&quot;&amp;COLUMN([.BJ98])-11&amp;&quot;,&quot;&quot;text&quot;&quot;:&quot;&quot;&quot;&amp;[.BJ98]&amp;&quot;&quot;&quot;},&quot;;&quot;&quot;) &amp;IF([.BK98]&gt;0;&quot;{&quot;&quot;value&quot;&quot;:&quot;&amp;COLUMN([.BK98])-11&amp;&quot;,&quot;&quot;text&quot;&quot;:&quot;&quot;&quot;&amp;[.BK9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99]&amp;&quot;,&quot;&quot;ordinal&quot;&quot;:&quot;&amp;ROW()-2&amp;&quot;,&quot;&quot;required&quot;&quot;:&quot;&amp;[.E99]&amp;&quot;,&quot;&quot;category&quot;&quot;:&quot;&quot;&quot;&amp;[.F99]&amp;&quot;&quot;&quot;,&quot;&quot;info&quot;&quot;:&quot;&quot;&quot;&amp;[.J99]&amp;&quot;&quot;&quot;&quot;&amp;&quot;,&quot;&quot;skip&quot;&quot;:&quot;&quot;&quot;&amp;[.D99]&amp;&quot;&quot;&quot;&quot;&amp;&quot;,&quot;&quot;text&quot;&quot;:&quot;&quot;&quot;&amp;[.H99]&amp;&quot;&quot;&quot;&quot;&amp;&quot;,&quot;&quot;type&quot;&quot;:&quot;&quot;&quot;&amp;[.I99]&amp;&quot;&quot;&quot;&quot;&amp;&quot;,&quot;&quot;options&quot;&quot;:[&quot; &amp;IF([.K99]&gt;0;&quot;{&quot;&quot;value&quot;&quot;:&quot;&amp;COLUMN([.K99])-11&amp;&quot;,&quot;&quot;text&quot;&quot;:&quot;&quot;&quot;&amp;[.K99]&amp;&quot;&quot;&quot;},&quot;;&quot;&quot;) &amp;IF([.L99]&gt;0;&quot;{&quot;&quot;value&quot;&quot;:&quot;&amp;COLUMN([.L99])-11&amp;&quot;,&quot;&quot;text&quot;&quot;:&quot;&quot;&quot;&amp;[.L99]&amp;&quot;&quot;&quot;},&quot;;&quot;&quot;) &amp;IF([.M99]&gt;0;&quot;{&quot;&quot;value&quot;&quot;:&quot;&amp;COLUMN([.M99])-11&amp;&quot;,&quot;&quot;text&quot;&quot;:&quot;&quot;&quot;&amp;[.M99]&amp;&quot;&quot;&quot;},&quot;;&quot;&quot;) &amp;IF([.N99]&gt;0;&quot;{&quot;&quot;value&quot;&quot;:&quot;&amp;COLUMN([.N99])-11&amp;&quot;,&quot;&quot;text&quot;&quot;:&quot;&quot;&quot;&amp;[.N99]&amp;&quot;&quot;&quot;},&quot;;&quot;&quot;) &amp;IF([.O99]&gt;0;&quot;{&quot;&quot;value&quot;&quot;:&quot;&amp;COLUMN([.O99])-11&amp;&quot;,&quot;&quot;text&quot;&quot;:&quot;&quot;&quot;&amp;[.O99]&amp;&quot;&quot;&quot;},&quot;;&quot;&quot;) &amp;IF([.P99]&gt;0;&quot;{&quot;&quot;value&quot;&quot;:&quot;&amp;COLUMN([.P99])-11&amp;&quot;,&quot;&quot;text&quot;&quot;:&quot;&quot;&quot;&amp;[.P99]&amp;&quot;&quot;&quot;},&quot;;&quot;&quot;) &amp;IF([.Q99]&gt;0;&quot;{&quot;&quot;value&quot;&quot;:&quot;&amp;COLUMN([.Q99])-11&amp;&quot;,&quot;&quot;text&quot;&quot;:&quot;&quot;&quot;&amp;[.Q99]&amp;&quot;&quot;&quot;},&quot;;&quot;&quot;) &amp;IF([.R99]&gt;0;&quot;{&quot;&quot;value&quot;&quot;:&quot;&amp;COLUMN([.R99])-11&amp;&quot;,&quot;&quot;text&quot;&quot;:&quot;&quot;&quot;&amp;[.R99]&amp;&quot;&quot;&quot;},&quot;;&quot;&quot;) &amp;IF([.S99]&gt;0;&quot;{&quot;&quot;value&quot;&quot;:&quot;&amp;COLUMN([.S99])-11&amp;&quot;,&quot;&quot;text&quot;&quot;:&quot;&quot;&quot;&amp;[.S99]&amp;&quot;&quot;&quot;},&quot;;&quot;&quot;) &amp;IF([.T99]&gt;0;&quot;{&quot;&quot;value&quot;&quot;:&quot;&amp;COLUMN([.T99])-11&amp;&quot;,&quot;&quot;text&quot;&quot;:&quot;&quot;&quot;&amp;[.T99]&amp;&quot;&quot;&quot;},&quot;;&quot;&quot;) &amp;IF([.U99]&gt;0;&quot;{&quot;&quot;value&quot;&quot;:&quot;&amp;COLUMN([.U99])-11&amp;&quot;,&quot;&quot;text&quot;&quot;:&quot;&quot;&quot;&amp;[.U99]&amp;&quot;&quot;&quot;},&quot;;&quot;&quot;) &amp;IF([.V99]&gt;0;&quot;{&quot;&quot;value&quot;&quot;:&quot;&amp;COLUMN([.V99])-11&amp;&quot;,&quot;&quot;text&quot;&quot;:&quot;&quot;&quot;&amp;[.V99]&amp;&quot;&quot;&quot;},&quot;;&quot;&quot;) &amp;IF([.W99]&gt;0;&quot;{&quot;&quot;value&quot;&quot;:&quot;&amp;COLUMN([.W99])-11&amp;&quot;,&quot;&quot;text&quot;&quot;:&quot;&quot;&quot;&amp;[.W99]&amp;&quot;&quot;&quot;},&quot;;&quot;&quot;) &amp;IF([.X99]&gt;0;&quot;{&quot;&quot;value&quot;&quot;:&quot;&amp;COLUMN([.X99])-11&amp;&quot;,&quot;&quot;text&quot;&quot;:&quot;&quot;&quot;&amp;[.X99]&amp;&quot;&quot;&quot;},&quot;;&quot;&quot;) &amp;IF([.Y99]&gt;0;&quot;{&quot;&quot;value&quot;&quot;:&quot;&amp;COLUMN([.Y99])-11&amp;&quot;,&quot;&quot;text&quot;&quot;:&quot;&quot;&quot;&amp;[.Y99]&amp;&quot;&quot;&quot;},&quot;;&quot;&quot;) &amp;IF([.Z99]&gt;0;&quot;{&quot;&quot;value&quot;&quot;:&quot;&amp;COLUMN([.Z99])-11&amp;&quot;,&quot;&quot;text&quot;&quot;:&quot;&quot;&quot;&amp;[.Z99]&amp;&quot;&quot;&quot;},&quot;;&quot;&quot;) &amp;IF([.AA99]&gt;0;&quot;{&quot;&quot;value&quot;&quot;:&quot;&amp;COLUMN([.AA99])-11&amp;&quot;,&quot;&quot;text&quot;&quot;:&quot;&quot;&quot;&amp;[.AA99]&amp;&quot;&quot;&quot;},&quot;;&quot;&quot;)" office:value-type="string" office:string-value="{&quot;id&quot;:85,&quot;ordinal&quot;:97,&quot;required&quot;:0,&quot;category&quot;:&quot;Using Your Insulin Pump&quot;,&quot;info&quot;:&quot;null&quot;,&quot;skip&quot;:&quot;810.1&quot;,&quot;text&quot;:&quot;How often do you change your set?&quot;,&quot;type&quot;:&quot;SC&quot;,&quot;options&quot;:[{&quot;value&quot;:0,&quot;text&quot;:&quot;Every day&quot;},{&quot;value&quot;:1,&quot;text&quot;:&quot;Every other day&quot;},{&quot;value&quot;:2,&quot;text&quot;:&quot;Every three days&quot;},{&quot;value&quot;:3,&quot;text&quot;:&quot;Every four days&quot;},{&quot;value&quot;:4,&quot;text&quot;:&quot;Every five days&quot;},{&quot;value&quot;:5,&quot;text&quot;:&quot;Every six days&quot;},{&quot;value&quot;:6,&quot;text&quot;:&quot;Once a week&quot;},{&quot;value&quot;:7,&quot;text&quot;:&quot;TEXT_OTHER&quot;},">
            <text:p>{"id":85,"ordinal":97,"required":0,"category":"Using Your Insulin Pump","info":"null","skip":"810.1","text":"How often do you change your set?","type":"SC","options":[{"value":0,"text":"Every day"},{"value":1,"text":"Every other day"},{"value":2,"text":"Every three days"},{"value":3,"text":"Every four days"},{"value":4,"text":"Every five days"},{"value":5,"text":"Every six days"},{"value":6,"text":"Once a week"},{"value":7,"text":"TEXT_OTHER"},</text:p>
          </table:table-cell>
          <table:table-cell table:style-name="ce2" table:formula="of:=IF([.AB99]&gt;0;&quot;{&quot;&quot;value&quot;&quot;:&quot;&amp;COLUMN([.AB99])-11&amp;&quot;,&quot;&quot;text&quot;&quot;:&quot;&quot;&quot;&amp;[.AB99]&amp;&quot;&quot;&quot;},&quot;;&quot;&quot;) &amp;IF([.AC99]&gt;0;&quot;{&quot;&quot;value&quot;&quot;:&quot;&amp;COLUMN([.AC99])-11&amp;&quot;,&quot;&quot;text&quot;&quot;:&quot;&quot;&quot;&amp;[.AC99]&amp;&quot;&quot;&quot;},&quot;;&quot;&quot;) &amp;IF([.AD99]&gt;0;&quot;{&quot;&quot;value&quot;&quot;:&quot;&amp;COLUMN([.AD99])-11&amp;&quot;,&quot;&quot;text&quot;&quot;:&quot;&quot;&quot;&amp;[.AD99]&amp;&quot;&quot;&quot;},&quot;;&quot;&quot;) &amp;IF([.AE99]&gt;0;&quot;{&quot;&quot;value&quot;&quot;:&quot;&amp;COLUMN([.AE99])-11&amp;&quot;,&quot;&quot;text&quot;&quot;:&quot;&quot;&quot;&amp;[.AE99]&amp;&quot;&quot;&quot;},&quot;;&quot;&quot;) &amp;IF([.AF99]&gt;0;&quot;{&quot;&quot;value&quot;&quot;:&quot;&amp;COLUMN([.AF99])-11&amp;&quot;,&quot;&quot;text&quot;&quot;:&quot;&quot;&quot;&amp;[.AF99]&amp;&quot;&quot;&quot;},&quot;;&quot;&quot;) &amp;IF([.AG99]&gt;0;&quot;{&quot;&quot;value&quot;&quot;:&quot;&amp;COLUMN([.AG99])-11&amp;&quot;,&quot;&quot;text&quot;&quot;:&quot;&quot;&quot;&amp;[.AG99]&amp;&quot;&quot;&quot;},&quot;;&quot;&quot;) &amp;IF([.AH99]&gt;0;&quot;{&quot;&quot;value&quot;&quot;:&quot;&amp;COLUMN([.AH99])-11&amp;&quot;,&quot;&quot;text&quot;&quot;:&quot;&quot;&quot;&amp;[.AH99]&amp;&quot;&quot;&quot;},&quot;;&quot;&quot;) &amp;IF([.AI99]&gt;0;&quot;{&quot;&quot;value&quot;&quot;:&quot;&amp;COLUMN([.AI99])-11&amp;&quot;,&quot;&quot;text&quot;&quot;:&quot;&quot;&quot;&amp;[.AI99]&amp;&quot;&quot;&quot;},&quot;;&quot;&quot;) &amp;IF([.AJ99]&gt;0;&quot;{&quot;&quot;value&quot;&quot;:&quot;&amp;COLUMN([.AJ99])-11&amp;&quot;,&quot;&quot;text&quot;&quot;:&quot;&quot;&quot;&amp;[.AJ99]&amp;&quot;&quot;&quot;},&quot;;&quot;&quot;) &amp;IF([.AK99]&gt;0;&quot;{&quot;&quot;value&quot;&quot;:&quot;&amp;COLUMN([.AK99])-11&amp;&quot;,&quot;&quot;text&quot;&quot;:&quot;&quot;&quot;&amp;[.AK99]&amp;&quot;&quot;&quot;},&quot;;&quot;&quot;) &amp;IF([.AL99]&gt;0;&quot;{&quot;&quot;value&quot;&quot;:&quot;&amp;COLUMN([.AL99])-11&amp;&quot;,&quot;&quot;text&quot;&quot;:&quot;&quot;&quot;&amp;[.AL99]&amp;&quot;&quot;&quot;},&quot;;&quot;&quot;) &amp;IF([.AM99]&gt;0;&quot;{&quot;&quot;value&quot;&quot;:&quot;&amp;COLUMN([.AM99])-11&amp;&quot;,&quot;&quot;text&quot;&quot;:&quot;&quot;&quot;&amp;[.AM99]&amp;&quot;&quot;&quot;},&quot;;&quot;&quot;) &amp;IF([.AN99]&gt;0;&quot;{&quot;&quot;value&quot;&quot;:&quot;&amp;COLUMN([.AN99])-11&amp;&quot;,&quot;&quot;text&quot;&quot;:&quot;&quot;&quot;&amp;[.AN99]&amp;&quot;&quot;&quot;},&quot;;&quot;&quot;) &amp;IF([.AO99]&gt;0;&quot;{&quot;&quot;value&quot;&quot;:&quot;&amp;COLUMN([.AO99])-11&amp;&quot;,&quot;&quot;text&quot;&quot;:&quot;&quot;&quot;&amp;[.AO99]&amp;&quot;&quot;&quot;},&quot;;&quot;&quot;) &amp;IF([.AP99]&gt;0;&quot;{&quot;&quot;value&quot;&quot;:&quot;&amp;COLUMN([.AP99])-11&amp;&quot;,&quot;&quot;text&quot;&quot;:&quot;&quot;&quot;&amp;[.AP99]&amp;&quot;&quot;&quot;},&quot;;&quot;&quot;) &amp;IF([.AQ99]&gt;0;&quot;{&quot;&quot;value&quot;&quot;:&quot;&amp;COLUMN([.AQ99])-11&amp;&quot;,&quot;&quot;text&quot;&quot;:&quot;&quot;&quot;&amp;[.AQ99]&amp;&quot;&quot;&quot;},&quot;;&quot;&quot;) &amp;IF([.AR99]&gt;0;&quot;{&quot;&quot;value&quot;&quot;:&quot;&amp;COLUMN([.AR99])-11&amp;&quot;,&quot;&quot;text&quot;&quot;:&quot;&quot;&quot;&amp;[.AR99]&amp;&quot;&quot;&quot;},&quot;;&quot;&quot;) &amp;IF([.AS99]&gt;0;&quot;{&quot;&quot;value&quot;&quot;:&quot;&amp;COLUMN([.AS99])-11&amp;&quot;,&quot;&quot;text&quot;&quot;:&quot;&quot;&quot;&amp;[.AS99]&amp;&quot;&quot;&quot;},&quot;;&quot;&quot;) &amp;IF([.AT99]&gt;0;&quot;{&quot;&quot;value&quot;&quot;:&quot;&amp;COLUMN([.AT99])-11&amp;&quot;,&quot;&quot;text&quot;&quot;:&quot;&quot;&quot;&amp;[.AT99]&amp;&quot;&quot;&quot;},&quot;;&quot;&quot;) &amp;IF([.AU99]&gt;0;&quot;{&quot;&quot;value&quot;&quot;:&quot;&amp;COLUMN([.AU99])-11&amp;&quot;,&quot;&quot;text&quot;&quot;:&quot;&quot;&quot;&amp;[.AU99]&amp;&quot;&quot;&quot;},&quot;;&quot;&quot;)">
            <text:p/>
          </table:table-cell>
          <table:table-cell table:style-name="ce1" table:formula="of:=IF([.AV99]&gt;0;&quot;{&quot;&quot;value&quot;&quot;:&quot;&amp;COLUMN([.AV99])-11&amp;&quot;,&quot;&quot;text&quot;&quot;:&quot;&quot;&quot;&amp;[.AV99]&amp;&quot;&quot;&quot;},&quot;;&quot;&quot;) &amp;IF([.AW99]&gt;0;&quot;{&quot;&quot;value&quot;&quot;:&quot;&amp;COLUMN([.AW99])-11&amp;&quot;,&quot;&quot;text&quot;&quot;:&quot;&quot;&quot;&amp;[.AW99]&amp;&quot;&quot;&quot;},&quot;;&quot;&quot;) &amp;IF([.AX99]&gt;0;&quot;{&quot;&quot;value&quot;&quot;:&quot;&amp;COLUMN([.AX99])-11&amp;&quot;,&quot;&quot;text&quot;&quot;:&quot;&quot;&quot;&amp;[.AX99]&amp;&quot;&quot;&quot;},&quot;;&quot;&quot;) &amp;IF([.AY99]&gt;0;&quot;{&quot;&quot;value&quot;&quot;:&quot;&amp;COLUMN([.AY99])-11&amp;&quot;,&quot;&quot;text&quot;&quot;:&quot;&quot;&quot;&amp;[.AY99]&amp;&quot;&quot;&quot;},&quot;;&quot;&quot;) &amp;IF([.AZ99]&gt;0;&quot;{&quot;&quot;value&quot;&quot;:&quot;&amp;COLUMN([.AZ99])-11&amp;&quot;,&quot;&quot;text&quot;&quot;:&quot;&quot;&quot;&amp;[.AZ99]&amp;&quot;&quot;&quot;},&quot;;&quot;&quot;) &amp;IF([.BA99]&gt;0;&quot;{&quot;&quot;value&quot;&quot;:&quot;&amp;COLUMN([.BA99])-11&amp;&quot;,&quot;&quot;text&quot;&quot;:&quot;&quot;&quot;&amp;[.BA99]&amp;&quot;&quot;&quot;},&quot;;&quot;&quot;) &amp;IF([.BB99]&gt;0;&quot;{&quot;&quot;value&quot;&quot;:&quot;&amp;COLUMN([.BB99])-11&amp;&quot;,&quot;&quot;text&quot;&quot;:&quot;&quot;&quot;&amp;[.BB99]&amp;&quot;&quot;&quot;},&quot;;&quot;&quot;) &amp;IF([.BC99]&gt;0;&quot;{&quot;&quot;value&quot;&quot;:&quot;&amp;COLUMN([.BC99])-11&amp;&quot;,&quot;&quot;text&quot;&quot;:&quot;&quot;&quot;&amp;[.BC99]&amp;&quot;&quot;&quot;},&quot;;&quot;&quot;) &amp;IF([.BD99]&gt;0;&quot;{&quot;&quot;value&quot;&quot;:&quot;&amp;COLUMN([.BD99])-11&amp;&quot;,&quot;&quot;text&quot;&quot;:&quot;&quot;&quot;&amp;[.BD99]&amp;&quot;&quot;&quot;},&quot;;&quot;&quot;) &amp;IF([.BE99]&gt;0;&quot;{&quot;&quot;value&quot;&quot;:&quot;&amp;COLUMN([.BE99])-11&amp;&quot;,&quot;&quot;text&quot;&quot;:&quot;&quot;&quot;&amp;[.BE99]&amp;&quot;&quot;&quot;},&quot;;&quot;&quot;) &amp;IF([.BF99]&gt;0;&quot;{&quot;&quot;value&quot;&quot;:&quot;&amp;COLUMN([.BF99])-11&amp;&quot;,&quot;&quot;text&quot;&quot;:&quot;&quot;&quot;&amp;[.BF99]&amp;&quot;&quot;&quot;},&quot;;&quot;&quot;) &amp;IF([.BG99]&gt;0;&quot;{&quot;&quot;value&quot;&quot;:&quot;&amp;COLUMN([.BG99])-11&amp;&quot;,&quot;&quot;text&quot;&quot;:&quot;&quot;&quot;&amp;[.BG99]&amp;&quot;&quot;&quot;},&quot;;&quot;&quot;) &amp;IF([.BH99]&gt;0;&quot;{&quot;&quot;value&quot;&quot;:&quot;&amp;COLUMN([.BH99])-11&amp;&quot;,&quot;&quot;text&quot;&quot;:&quot;&quot;&quot;&amp;[.BH99]&amp;&quot;&quot;&quot;},&quot;;&quot;&quot;) &amp;IF([.BI99]&gt;0;&quot;{&quot;&quot;value&quot;&quot;:&quot;&amp;COLUMN([.BI99])-11&amp;&quot;,&quot;&quot;text&quot;&quot;:&quot;&quot;&quot;&amp;[.BI99]&amp;&quot;&quot;&quot;},&quot;;&quot;&quot;) &amp;IF([.BJ99]&gt;0;&quot;{&quot;&quot;value&quot;&quot;:&quot;&amp;COLUMN([.BJ99])-11&amp;&quot;,&quot;&quot;text&quot;&quot;:&quot;&quot;&quot;&amp;[.BJ99]&amp;&quot;&quot;&quot;},&quot;;&quot;&quot;) &amp;IF([.BK99]&gt;0;&quot;{&quot;&quot;value&quot;&quot;:&quot;&amp;COLUMN([.BK99])-11&amp;&quot;,&quot;&quot;text&quot;&quot;:&quot;&quot;&quot;&amp;[.BK9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100]&amp;&quot;,&quot;&quot;ordinal&quot;&quot;:&quot;&amp;ROW()-2&amp;&quot;,&quot;&quot;required&quot;&quot;:&quot;&amp;[.E100]&amp;&quot;,&quot;&quot;category&quot;&quot;:&quot;&quot;&quot;&amp;[.F100]&amp;&quot;&quot;&quot;,&quot;&quot;info&quot;&quot;:&quot;&quot;&quot;&amp;[.J100]&amp;&quot;&quot;&quot;&quot;&amp;&quot;,&quot;&quot;skip&quot;&quot;:&quot;&quot;&quot;&amp;[.D100]&amp;&quot;&quot;&quot;&quot;&amp;&quot;,&quot;&quot;text&quot;&quot;:&quot;&quot;&quot;&amp;[.H100]&amp;&quot;&quot;&quot;&quot;&amp;&quot;,&quot;&quot;type&quot;&quot;:&quot;&quot;&quot;&amp;[.I100]&amp;&quot;&quot;&quot;&quot;&amp;&quot;,&quot;&quot;options&quot;&quot;:[&quot; &amp;IF([.K100]&gt;0;&quot;{&quot;&quot;value&quot;&quot;:&quot;&amp;COLUMN([.K100])-11&amp;&quot;,&quot;&quot;text&quot;&quot;:&quot;&quot;&quot;&amp;[.K100]&amp;&quot;&quot;&quot;},&quot;;&quot;&quot;) &amp;IF([.L100]&gt;0;&quot;{&quot;&quot;value&quot;&quot;:&quot;&amp;COLUMN([.L100])-11&amp;&quot;,&quot;&quot;text&quot;&quot;:&quot;&quot;&quot;&amp;[.L100]&amp;&quot;&quot;&quot;},&quot;;&quot;&quot;) &amp;IF([.M100]&gt;0;&quot;{&quot;&quot;value&quot;&quot;:&quot;&amp;COLUMN([.M100])-11&amp;&quot;,&quot;&quot;text&quot;&quot;:&quot;&quot;&quot;&amp;[.M100]&amp;&quot;&quot;&quot;},&quot;;&quot;&quot;) &amp;IF([.N100]&gt;0;&quot;{&quot;&quot;value&quot;&quot;:&quot;&amp;COLUMN([.N100])-11&amp;&quot;,&quot;&quot;text&quot;&quot;:&quot;&quot;&quot;&amp;[.N100]&amp;&quot;&quot;&quot;},&quot;;&quot;&quot;) &amp;IF([.O100]&gt;0;&quot;{&quot;&quot;value&quot;&quot;:&quot;&amp;COLUMN([.O100])-11&amp;&quot;,&quot;&quot;text&quot;&quot;:&quot;&quot;&quot;&amp;[.O100]&amp;&quot;&quot;&quot;},&quot;;&quot;&quot;) &amp;IF([.P100]&gt;0;&quot;{&quot;&quot;value&quot;&quot;:&quot;&amp;COLUMN([.P100])-11&amp;&quot;,&quot;&quot;text&quot;&quot;:&quot;&quot;&quot;&amp;[.P100]&amp;&quot;&quot;&quot;},&quot;;&quot;&quot;) &amp;IF([.Q100]&gt;0;&quot;{&quot;&quot;value&quot;&quot;:&quot;&amp;COLUMN([.Q100])-11&amp;&quot;,&quot;&quot;text&quot;&quot;:&quot;&quot;&quot;&amp;[.Q100]&amp;&quot;&quot;&quot;},&quot;;&quot;&quot;) &amp;IF([.R100]&gt;0;&quot;{&quot;&quot;value&quot;&quot;:&quot;&amp;COLUMN([.R100])-11&amp;&quot;,&quot;&quot;text&quot;&quot;:&quot;&quot;&quot;&amp;[.R100]&amp;&quot;&quot;&quot;},&quot;;&quot;&quot;) &amp;IF([.S100]&gt;0;&quot;{&quot;&quot;value&quot;&quot;:&quot;&amp;COLUMN([.S100])-11&amp;&quot;,&quot;&quot;text&quot;&quot;:&quot;&quot;&quot;&amp;[.S100]&amp;&quot;&quot;&quot;},&quot;;&quot;&quot;) &amp;IF([.T100]&gt;0;&quot;{&quot;&quot;value&quot;&quot;:&quot;&amp;COLUMN([.T100])-11&amp;&quot;,&quot;&quot;text&quot;&quot;:&quot;&quot;&quot;&amp;[.T100]&amp;&quot;&quot;&quot;},&quot;;&quot;&quot;) &amp;IF([.U100]&gt;0;&quot;{&quot;&quot;value&quot;&quot;:&quot;&amp;COLUMN([.U100])-11&amp;&quot;,&quot;&quot;text&quot;&quot;:&quot;&quot;&quot;&amp;[.U100]&amp;&quot;&quot;&quot;},&quot;;&quot;&quot;) &amp;IF([.V100]&gt;0;&quot;{&quot;&quot;value&quot;&quot;:&quot;&amp;COLUMN([.V100])-11&amp;&quot;,&quot;&quot;text&quot;&quot;:&quot;&quot;&quot;&amp;[.V100]&amp;&quot;&quot;&quot;},&quot;;&quot;&quot;) &amp;IF([.W100]&gt;0;&quot;{&quot;&quot;value&quot;&quot;:&quot;&amp;COLUMN([.W100])-11&amp;&quot;,&quot;&quot;text&quot;&quot;:&quot;&quot;&quot;&amp;[.W100]&amp;&quot;&quot;&quot;},&quot;;&quot;&quot;) &amp;IF([.X100]&gt;0;&quot;{&quot;&quot;value&quot;&quot;:&quot;&amp;COLUMN([.X100])-11&amp;&quot;,&quot;&quot;text&quot;&quot;:&quot;&quot;&quot;&amp;[.X100]&amp;&quot;&quot;&quot;},&quot;;&quot;&quot;) &amp;IF([.Y100]&gt;0;&quot;{&quot;&quot;value&quot;&quot;:&quot;&amp;COLUMN([.Y100])-11&amp;&quot;,&quot;&quot;text&quot;&quot;:&quot;&quot;&quot;&amp;[.Y100]&amp;&quot;&quot;&quot;},&quot;;&quot;&quot;) &amp;IF([.Z100]&gt;0;&quot;{&quot;&quot;value&quot;&quot;:&quot;&amp;COLUMN([.Z100])-11&amp;&quot;,&quot;&quot;text&quot;&quot;:&quot;&quot;&quot;&amp;[.Z100]&amp;&quot;&quot;&quot;},&quot;;&quot;&quot;) &amp;IF([.AA100]&gt;0;&quot;{&quot;&quot;value&quot;&quot;:&quot;&amp;COLUMN([.AA100])-11&amp;&quot;,&quot;&quot;text&quot;&quot;:&quot;&quot;&quot;&amp;[.AA100]&amp;&quot;&quot;&quot;},&quot;;&quot;&quot;)" office:value-type="string" office:string-value="{&quot;id&quot;:86,&quot;ordinal&quot;:98,&quot;required&quot;:0,&quot;category&quot;:&quot;Using Your Insulin Pump&quot;,&quot;info&quot;:&quot;null&quot;,&quot;skip&quot;:&quot;810.1&quot;,&quot;text&quot;:&quot;Who inserts your canula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times&quot;},{&quot;value&quot;:3,&quot;text&quot;:&quot;Usually mum mum / dad / carer but I do sometimes&quot;},{&quot;value&quot;:4,&quot;text&quot;:&quot;TEXT_OTHER&quot;},">
            <text:p>{"id":86,"ordinal":98,"required":0,"category":"Using Your Insulin Pump","info":"null","skip":"810.1","text":"Who inserts your canula?","type":"SC","options":[{"value":0,"text":"Always me"},{"value":1,"text":"Always my mum / dad / carer"},{"value":2,"text":"Usually me, but my mum / dad / carer do sometimes"},{"value":3,"text":"Usually mum mum / dad / carer but I do sometimes"},{"value":4,"text":"TEXT_OTHER"},</text:p>
          </table:table-cell>
          <table:table-cell table:style-name="ce2" table:formula="of:=IF([.AB100]&gt;0;&quot;{&quot;&quot;value&quot;&quot;:&quot;&amp;COLUMN([.AB100])-11&amp;&quot;,&quot;&quot;text&quot;&quot;:&quot;&quot;&quot;&amp;[.AB100]&amp;&quot;&quot;&quot;},&quot;;&quot;&quot;) &amp;IF([.AC100]&gt;0;&quot;{&quot;&quot;value&quot;&quot;:&quot;&amp;COLUMN([.AC100])-11&amp;&quot;,&quot;&quot;text&quot;&quot;:&quot;&quot;&quot;&amp;[.AC100]&amp;&quot;&quot;&quot;},&quot;;&quot;&quot;) &amp;IF([.AD100]&gt;0;&quot;{&quot;&quot;value&quot;&quot;:&quot;&amp;COLUMN([.AD100])-11&amp;&quot;,&quot;&quot;text&quot;&quot;:&quot;&quot;&quot;&amp;[.AD100]&amp;&quot;&quot;&quot;},&quot;;&quot;&quot;) &amp;IF([.AE100]&gt;0;&quot;{&quot;&quot;value&quot;&quot;:&quot;&amp;COLUMN([.AE100])-11&amp;&quot;,&quot;&quot;text&quot;&quot;:&quot;&quot;&quot;&amp;[.AE100]&amp;&quot;&quot;&quot;},&quot;;&quot;&quot;) &amp;IF([.AF100]&gt;0;&quot;{&quot;&quot;value&quot;&quot;:&quot;&amp;COLUMN([.AF100])-11&amp;&quot;,&quot;&quot;text&quot;&quot;:&quot;&quot;&quot;&amp;[.AF100]&amp;&quot;&quot;&quot;},&quot;;&quot;&quot;) &amp;IF([.AG100]&gt;0;&quot;{&quot;&quot;value&quot;&quot;:&quot;&amp;COLUMN([.AG100])-11&amp;&quot;,&quot;&quot;text&quot;&quot;:&quot;&quot;&quot;&amp;[.AG100]&amp;&quot;&quot;&quot;},&quot;;&quot;&quot;) &amp;IF([.AH100]&gt;0;&quot;{&quot;&quot;value&quot;&quot;:&quot;&amp;COLUMN([.AH100])-11&amp;&quot;,&quot;&quot;text&quot;&quot;:&quot;&quot;&quot;&amp;[.AH100]&amp;&quot;&quot;&quot;},&quot;;&quot;&quot;) &amp;IF([.AI100]&gt;0;&quot;{&quot;&quot;value&quot;&quot;:&quot;&amp;COLUMN([.AI100])-11&amp;&quot;,&quot;&quot;text&quot;&quot;:&quot;&quot;&quot;&amp;[.AI100]&amp;&quot;&quot;&quot;},&quot;;&quot;&quot;) &amp;IF([.AJ100]&gt;0;&quot;{&quot;&quot;value&quot;&quot;:&quot;&amp;COLUMN([.AJ100])-11&amp;&quot;,&quot;&quot;text&quot;&quot;:&quot;&quot;&quot;&amp;[.AJ100]&amp;&quot;&quot;&quot;},&quot;;&quot;&quot;) &amp;IF([.AK100]&gt;0;&quot;{&quot;&quot;value&quot;&quot;:&quot;&amp;COLUMN([.AK100])-11&amp;&quot;,&quot;&quot;text&quot;&quot;:&quot;&quot;&quot;&amp;[.AK100]&amp;&quot;&quot;&quot;},&quot;;&quot;&quot;) &amp;IF([.AL100]&gt;0;&quot;{&quot;&quot;value&quot;&quot;:&quot;&amp;COLUMN([.AL100])-11&amp;&quot;,&quot;&quot;text&quot;&quot;:&quot;&quot;&quot;&amp;[.AL100]&amp;&quot;&quot;&quot;},&quot;;&quot;&quot;) &amp;IF([.AM100]&gt;0;&quot;{&quot;&quot;value&quot;&quot;:&quot;&amp;COLUMN([.AM100])-11&amp;&quot;,&quot;&quot;text&quot;&quot;:&quot;&quot;&quot;&amp;[.AM100]&amp;&quot;&quot;&quot;},&quot;;&quot;&quot;) &amp;IF([.AN100]&gt;0;&quot;{&quot;&quot;value&quot;&quot;:&quot;&amp;COLUMN([.AN100])-11&amp;&quot;,&quot;&quot;text&quot;&quot;:&quot;&quot;&quot;&amp;[.AN100]&amp;&quot;&quot;&quot;},&quot;;&quot;&quot;) &amp;IF([.AO100]&gt;0;&quot;{&quot;&quot;value&quot;&quot;:&quot;&amp;COLUMN([.AO100])-11&amp;&quot;,&quot;&quot;text&quot;&quot;:&quot;&quot;&quot;&amp;[.AO100]&amp;&quot;&quot;&quot;},&quot;;&quot;&quot;) &amp;IF([.AP100]&gt;0;&quot;{&quot;&quot;value&quot;&quot;:&quot;&amp;COLUMN([.AP100])-11&amp;&quot;,&quot;&quot;text&quot;&quot;:&quot;&quot;&quot;&amp;[.AP100]&amp;&quot;&quot;&quot;},&quot;;&quot;&quot;) &amp;IF([.AQ100]&gt;0;&quot;{&quot;&quot;value&quot;&quot;:&quot;&amp;COLUMN([.AQ100])-11&amp;&quot;,&quot;&quot;text&quot;&quot;:&quot;&quot;&quot;&amp;[.AQ100]&amp;&quot;&quot;&quot;},&quot;;&quot;&quot;) &amp;IF([.AR100]&gt;0;&quot;{&quot;&quot;value&quot;&quot;:&quot;&amp;COLUMN([.AR100])-11&amp;&quot;,&quot;&quot;text&quot;&quot;:&quot;&quot;&quot;&amp;[.AR100]&amp;&quot;&quot;&quot;},&quot;;&quot;&quot;) &amp;IF([.AS100]&gt;0;&quot;{&quot;&quot;value&quot;&quot;:&quot;&amp;COLUMN([.AS100])-11&amp;&quot;,&quot;&quot;text&quot;&quot;:&quot;&quot;&quot;&amp;[.AS100]&amp;&quot;&quot;&quot;},&quot;;&quot;&quot;) &amp;IF([.AT100]&gt;0;&quot;{&quot;&quot;value&quot;&quot;:&quot;&amp;COLUMN([.AT100])-11&amp;&quot;,&quot;&quot;text&quot;&quot;:&quot;&quot;&quot;&amp;[.AT100]&amp;&quot;&quot;&quot;},&quot;;&quot;&quot;) &amp;IF([.AU100]&gt;0;&quot;{&quot;&quot;value&quot;&quot;:&quot;&amp;COLUMN([.AU100])-11&amp;&quot;,&quot;&quot;text&quot;&quot;:&quot;&quot;&quot;&amp;[.AU100]&amp;&quot;&quot;&quot;},&quot;;&quot;&quot;)">
            <text:p/>
          </table:table-cell>
          <table:table-cell table:style-name="ce1" table:formula="of:=IF([.AV100]&gt;0;&quot;{&quot;&quot;value&quot;&quot;:&quot;&amp;COLUMN([.AV100])-11&amp;&quot;,&quot;&quot;text&quot;&quot;:&quot;&quot;&quot;&amp;[.AV100]&amp;&quot;&quot;&quot;},&quot;;&quot;&quot;) &amp;IF([.AW100]&gt;0;&quot;{&quot;&quot;value&quot;&quot;:&quot;&amp;COLUMN([.AW100])-11&amp;&quot;,&quot;&quot;text&quot;&quot;:&quot;&quot;&quot;&amp;[.AW100]&amp;&quot;&quot;&quot;},&quot;;&quot;&quot;) &amp;IF([.AX100]&gt;0;&quot;{&quot;&quot;value&quot;&quot;:&quot;&amp;COLUMN([.AX100])-11&amp;&quot;,&quot;&quot;text&quot;&quot;:&quot;&quot;&quot;&amp;[.AX100]&amp;&quot;&quot;&quot;},&quot;;&quot;&quot;) &amp;IF([.AY100]&gt;0;&quot;{&quot;&quot;value&quot;&quot;:&quot;&amp;COLUMN([.AY100])-11&amp;&quot;,&quot;&quot;text&quot;&quot;:&quot;&quot;&quot;&amp;[.AY100]&amp;&quot;&quot;&quot;},&quot;;&quot;&quot;) &amp;IF([.AZ100]&gt;0;&quot;{&quot;&quot;value&quot;&quot;:&quot;&amp;COLUMN([.AZ100])-11&amp;&quot;,&quot;&quot;text&quot;&quot;:&quot;&quot;&quot;&amp;[.AZ100]&amp;&quot;&quot;&quot;},&quot;;&quot;&quot;) &amp;IF([.BA100]&gt;0;&quot;{&quot;&quot;value&quot;&quot;:&quot;&amp;COLUMN([.BA100])-11&amp;&quot;,&quot;&quot;text&quot;&quot;:&quot;&quot;&quot;&amp;[.BA100]&amp;&quot;&quot;&quot;},&quot;;&quot;&quot;) &amp;IF([.BB100]&gt;0;&quot;{&quot;&quot;value&quot;&quot;:&quot;&amp;COLUMN([.BB100])-11&amp;&quot;,&quot;&quot;text&quot;&quot;:&quot;&quot;&quot;&amp;[.BB100]&amp;&quot;&quot;&quot;},&quot;;&quot;&quot;) &amp;IF([.BC100]&gt;0;&quot;{&quot;&quot;value&quot;&quot;:&quot;&amp;COLUMN([.BC100])-11&amp;&quot;,&quot;&quot;text&quot;&quot;:&quot;&quot;&quot;&amp;[.BC100]&amp;&quot;&quot;&quot;},&quot;;&quot;&quot;) &amp;IF([.BD100]&gt;0;&quot;{&quot;&quot;value&quot;&quot;:&quot;&amp;COLUMN([.BD100])-11&amp;&quot;,&quot;&quot;text&quot;&quot;:&quot;&quot;&quot;&amp;[.BD100]&amp;&quot;&quot;&quot;},&quot;;&quot;&quot;) &amp;IF([.BE100]&gt;0;&quot;{&quot;&quot;value&quot;&quot;:&quot;&amp;COLUMN([.BE100])-11&amp;&quot;,&quot;&quot;text&quot;&quot;:&quot;&quot;&quot;&amp;[.BE100]&amp;&quot;&quot;&quot;},&quot;;&quot;&quot;) &amp;IF([.BF100]&gt;0;&quot;{&quot;&quot;value&quot;&quot;:&quot;&amp;COLUMN([.BF100])-11&amp;&quot;,&quot;&quot;text&quot;&quot;:&quot;&quot;&quot;&amp;[.BF100]&amp;&quot;&quot;&quot;},&quot;;&quot;&quot;) &amp;IF([.BG100]&gt;0;&quot;{&quot;&quot;value&quot;&quot;:&quot;&amp;COLUMN([.BG100])-11&amp;&quot;,&quot;&quot;text&quot;&quot;:&quot;&quot;&quot;&amp;[.BG100]&amp;&quot;&quot;&quot;},&quot;;&quot;&quot;) &amp;IF([.BH100]&gt;0;&quot;{&quot;&quot;value&quot;&quot;:&quot;&amp;COLUMN([.BH100])-11&amp;&quot;,&quot;&quot;text&quot;&quot;:&quot;&quot;&quot;&amp;[.BH100]&amp;&quot;&quot;&quot;},&quot;;&quot;&quot;) &amp;IF([.BI100]&gt;0;&quot;{&quot;&quot;value&quot;&quot;:&quot;&amp;COLUMN([.BI100])-11&amp;&quot;,&quot;&quot;text&quot;&quot;:&quot;&quot;&quot;&amp;[.BI100]&amp;&quot;&quot;&quot;},&quot;;&quot;&quot;) &amp;IF([.BJ100]&gt;0;&quot;{&quot;&quot;value&quot;&quot;:&quot;&amp;COLUMN([.BJ100])-11&amp;&quot;,&quot;&quot;text&quot;&quot;:&quot;&quot;&quot;&amp;[.BJ100]&amp;&quot;&quot;&quot;},&quot;;&quot;&quot;) &amp;IF([.BK100]&gt;0;&quot;{&quot;&quot;value&quot;&quot;:&quot;&amp;COLUMN([.BK100])-11&amp;&quot;,&quot;&quot;text&quot;&quot;:&quot;&quot;&quot;&amp;[.BK10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times</text:p>
          </table:table-cell>
          <table:table-cell office:value-type="string">
            <text:p>Usually mum mum / dad / carer but I do sometimes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01]&amp;&quot;,&quot;&quot;ordinal&quot;&quot;:&quot;&amp;ROW()-2&amp;&quot;,&quot;&quot;required&quot;&quot;:&quot;&amp;[.E101]&amp;&quot;,&quot;&quot;category&quot;&quot;:&quot;&quot;&quot;&amp;[.F101]&amp;&quot;&quot;&quot;,&quot;&quot;info&quot;&quot;:&quot;&quot;&quot;&amp;[.J101]&amp;&quot;&quot;&quot;&quot;&amp;&quot;,&quot;&quot;skip&quot;&quot;:&quot;&quot;&quot;&amp;[.D101]&amp;&quot;&quot;&quot;&quot;&amp;&quot;,&quot;&quot;text&quot;&quot;:&quot;&quot;&quot;&amp;[.H101]&amp;&quot;&quot;&quot;&quot;&amp;&quot;,&quot;&quot;type&quot;&quot;:&quot;&quot;&quot;&amp;[.I101]&amp;&quot;&quot;&quot;&quot;&amp;&quot;,&quot;&quot;options&quot;&quot;:[&quot; &amp;IF([.K101]&gt;0;&quot;{&quot;&quot;value&quot;&quot;:&quot;&amp;COLUMN([.K101])-11&amp;&quot;,&quot;&quot;text&quot;&quot;:&quot;&quot;&quot;&amp;[.K101]&amp;&quot;&quot;&quot;},&quot;;&quot;&quot;) &amp;IF([.L101]&gt;0;&quot;{&quot;&quot;value&quot;&quot;:&quot;&amp;COLUMN([.L101])-11&amp;&quot;,&quot;&quot;text&quot;&quot;:&quot;&quot;&quot;&amp;[.L101]&amp;&quot;&quot;&quot;},&quot;;&quot;&quot;) &amp;IF([.M101]&gt;0;&quot;{&quot;&quot;value&quot;&quot;:&quot;&amp;COLUMN([.M101])-11&amp;&quot;,&quot;&quot;text&quot;&quot;:&quot;&quot;&quot;&amp;[.M101]&amp;&quot;&quot;&quot;},&quot;;&quot;&quot;) &amp;IF([.N101]&gt;0;&quot;{&quot;&quot;value&quot;&quot;:&quot;&amp;COLUMN([.N101])-11&amp;&quot;,&quot;&quot;text&quot;&quot;:&quot;&quot;&quot;&amp;[.N101]&amp;&quot;&quot;&quot;},&quot;;&quot;&quot;) &amp;IF([.O101]&gt;0;&quot;{&quot;&quot;value&quot;&quot;:&quot;&amp;COLUMN([.O101])-11&amp;&quot;,&quot;&quot;text&quot;&quot;:&quot;&quot;&quot;&amp;[.O101]&amp;&quot;&quot;&quot;},&quot;;&quot;&quot;) &amp;IF([.P101]&gt;0;&quot;{&quot;&quot;value&quot;&quot;:&quot;&amp;COLUMN([.P101])-11&amp;&quot;,&quot;&quot;text&quot;&quot;:&quot;&quot;&quot;&amp;[.P101]&amp;&quot;&quot;&quot;},&quot;;&quot;&quot;) &amp;IF([.Q101]&gt;0;&quot;{&quot;&quot;value&quot;&quot;:&quot;&amp;COLUMN([.Q101])-11&amp;&quot;,&quot;&quot;text&quot;&quot;:&quot;&quot;&quot;&amp;[.Q101]&amp;&quot;&quot;&quot;},&quot;;&quot;&quot;) &amp;IF([.R101]&gt;0;&quot;{&quot;&quot;value&quot;&quot;:&quot;&amp;COLUMN([.R101])-11&amp;&quot;,&quot;&quot;text&quot;&quot;:&quot;&quot;&quot;&amp;[.R101]&amp;&quot;&quot;&quot;},&quot;;&quot;&quot;) &amp;IF([.S101]&gt;0;&quot;{&quot;&quot;value&quot;&quot;:&quot;&amp;COLUMN([.S101])-11&amp;&quot;,&quot;&quot;text&quot;&quot;:&quot;&quot;&quot;&amp;[.S101]&amp;&quot;&quot;&quot;},&quot;;&quot;&quot;) &amp;IF([.T101]&gt;0;&quot;{&quot;&quot;value&quot;&quot;:&quot;&amp;COLUMN([.T101])-11&amp;&quot;,&quot;&quot;text&quot;&quot;:&quot;&quot;&quot;&amp;[.T101]&amp;&quot;&quot;&quot;},&quot;;&quot;&quot;) &amp;IF([.U101]&gt;0;&quot;{&quot;&quot;value&quot;&quot;:&quot;&amp;COLUMN([.U101])-11&amp;&quot;,&quot;&quot;text&quot;&quot;:&quot;&quot;&quot;&amp;[.U101]&amp;&quot;&quot;&quot;},&quot;;&quot;&quot;) &amp;IF([.V101]&gt;0;&quot;{&quot;&quot;value&quot;&quot;:&quot;&amp;COLUMN([.V101])-11&amp;&quot;,&quot;&quot;text&quot;&quot;:&quot;&quot;&quot;&amp;[.V101]&amp;&quot;&quot;&quot;},&quot;;&quot;&quot;) &amp;IF([.W101]&gt;0;&quot;{&quot;&quot;value&quot;&quot;:&quot;&amp;COLUMN([.W101])-11&amp;&quot;,&quot;&quot;text&quot;&quot;:&quot;&quot;&quot;&amp;[.W101]&amp;&quot;&quot;&quot;},&quot;;&quot;&quot;) &amp;IF([.X101]&gt;0;&quot;{&quot;&quot;value&quot;&quot;:&quot;&amp;COLUMN([.X101])-11&amp;&quot;,&quot;&quot;text&quot;&quot;:&quot;&quot;&quot;&amp;[.X101]&amp;&quot;&quot;&quot;},&quot;;&quot;&quot;) &amp;IF([.Y101]&gt;0;&quot;{&quot;&quot;value&quot;&quot;:&quot;&amp;COLUMN([.Y101])-11&amp;&quot;,&quot;&quot;text&quot;&quot;:&quot;&quot;&quot;&amp;[.Y101]&amp;&quot;&quot;&quot;},&quot;;&quot;&quot;) &amp;IF([.Z101]&gt;0;&quot;{&quot;&quot;value&quot;&quot;:&quot;&amp;COLUMN([.Z101])-11&amp;&quot;,&quot;&quot;text&quot;&quot;:&quot;&quot;&quot;&amp;[.Z101]&amp;&quot;&quot;&quot;},&quot;;&quot;&quot;) &amp;IF([.AA101]&gt;0;&quot;{&quot;&quot;value&quot;&quot;:&quot;&amp;COLUMN([.AA101])-11&amp;&quot;,&quot;&quot;text&quot;&quot;:&quot;&quot;&quot;&amp;[.AA101]&amp;&quot;&quot;&quot;},&quot;;&quot;&quot;)" office:value-type="string" office:string-value="{&quot;id&quot;:87,&quot;ordinal&quot;:99,&quot;required&quot;:0,&quot;category&quot;:&quot;Using Your Insulin Pump&quot;,&quot;info&quot;:&quot;null&quot;,&quot;skip&quot;:&quot;810.1&quot;,&quot;text&quot;:&quot;How often do you change your canula?&quot;,&quot;type&quot;:&quot;SC&quot;,&quot;options&quot;:[{&quot;value&quot;:0,&quot;text&quot;:&quot;Every day&quot;},{&quot;value&quot;:1,&quot;text&quot;:&quot;Every other day&quot;},{&quot;value&quot;:2,&quot;text&quot;:&quot;Every 3 days&quot;},{&quot;value&quot;:3,&quot;text&quot;:&quot;Every 4 days&quot;},{&quot;value&quot;:4,&quot;text&quot;:&quot;Every 5 days&quot;},{&quot;value&quot;:5,&quot;text&quot;:&quot;Every 6 days&quot;},{&quot;value&quot;:6,&quot;text&quot;:&quot;Once a week&quot;},{&quot;value&quot;:7,&quot;text&quot;:&quot;TEXT_OTHER&quot;},">
            <text:p>{"id":87,"ordinal":99,"required":0,"category":"Using Your Insulin Pump","info":"null","skip":"810.1","text":"How often do you change your canula?","type":"SC","options":[{"value":0,"text":"Every day"},{"value":1,"text":"Every other day"},{"value":2,"text":"Every 3 days"},{"value":3,"text":"Every 4 days"},{"value":4,"text":"Every 5 days"},{"value":5,"text":"Every 6 days"},{"value":6,"text":"Once a week"},{"value":7,"text":"TEXT_OTHER"},</text:p>
          </table:table-cell>
          <table:table-cell table:style-name="ce2" table:formula="of:=IF([.AB101]&gt;0;&quot;{&quot;&quot;value&quot;&quot;:&quot;&amp;COLUMN([.AB101])-11&amp;&quot;,&quot;&quot;text&quot;&quot;:&quot;&quot;&quot;&amp;[.AB101]&amp;&quot;&quot;&quot;},&quot;;&quot;&quot;) &amp;IF([.AC101]&gt;0;&quot;{&quot;&quot;value&quot;&quot;:&quot;&amp;COLUMN([.AC101])-11&amp;&quot;,&quot;&quot;text&quot;&quot;:&quot;&quot;&quot;&amp;[.AC101]&amp;&quot;&quot;&quot;},&quot;;&quot;&quot;) &amp;IF([.AD101]&gt;0;&quot;{&quot;&quot;value&quot;&quot;:&quot;&amp;COLUMN([.AD101])-11&amp;&quot;,&quot;&quot;text&quot;&quot;:&quot;&quot;&quot;&amp;[.AD101]&amp;&quot;&quot;&quot;},&quot;;&quot;&quot;) &amp;IF([.AE101]&gt;0;&quot;{&quot;&quot;value&quot;&quot;:&quot;&amp;COLUMN([.AE101])-11&amp;&quot;,&quot;&quot;text&quot;&quot;:&quot;&quot;&quot;&amp;[.AE101]&amp;&quot;&quot;&quot;},&quot;;&quot;&quot;) &amp;IF([.AF101]&gt;0;&quot;{&quot;&quot;value&quot;&quot;:&quot;&amp;COLUMN([.AF101])-11&amp;&quot;,&quot;&quot;text&quot;&quot;:&quot;&quot;&quot;&amp;[.AF101]&amp;&quot;&quot;&quot;},&quot;;&quot;&quot;) &amp;IF([.AG101]&gt;0;&quot;{&quot;&quot;value&quot;&quot;:&quot;&amp;COLUMN([.AG101])-11&amp;&quot;,&quot;&quot;text&quot;&quot;:&quot;&quot;&quot;&amp;[.AG101]&amp;&quot;&quot;&quot;},&quot;;&quot;&quot;) &amp;IF([.AH101]&gt;0;&quot;{&quot;&quot;value&quot;&quot;:&quot;&amp;COLUMN([.AH101])-11&amp;&quot;,&quot;&quot;text&quot;&quot;:&quot;&quot;&quot;&amp;[.AH101]&amp;&quot;&quot;&quot;},&quot;;&quot;&quot;) &amp;IF([.AI101]&gt;0;&quot;{&quot;&quot;value&quot;&quot;:&quot;&amp;COLUMN([.AI101])-11&amp;&quot;,&quot;&quot;text&quot;&quot;:&quot;&quot;&quot;&amp;[.AI101]&amp;&quot;&quot;&quot;},&quot;;&quot;&quot;) &amp;IF([.AJ101]&gt;0;&quot;{&quot;&quot;value&quot;&quot;:&quot;&amp;COLUMN([.AJ101])-11&amp;&quot;,&quot;&quot;text&quot;&quot;:&quot;&quot;&quot;&amp;[.AJ101]&amp;&quot;&quot;&quot;},&quot;;&quot;&quot;) &amp;IF([.AK101]&gt;0;&quot;{&quot;&quot;value&quot;&quot;:&quot;&amp;COLUMN([.AK101])-11&amp;&quot;,&quot;&quot;text&quot;&quot;:&quot;&quot;&quot;&amp;[.AK101]&amp;&quot;&quot;&quot;},&quot;;&quot;&quot;) &amp;IF([.AL101]&gt;0;&quot;{&quot;&quot;value&quot;&quot;:&quot;&amp;COLUMN([.AL101])-11&amp;&quot;,&quot;&quot;text&quot;&quot;:&quot;&quot;&quot;&amp;[.AL101]&amp;&quot;&quot;&quot;},&quot;;&quot;&quot;) &amp;IF([.AM101]&gt;0;&quot;{&quot;&quot;value&quot;&quot;:&quot;&amp;COLUMN([.AM101])-11&amp;&quot;,&quot;&quot;text&quot;&quot;:&quot;&quot;&quot;&amp;[.AM101]&amp;&quot;&quot;&quot;},&quot;;&quot;&quot;) &amp;IF([.AN101]&gt;0;&quot;{&quot;&quot;value&quot;&quot;:&quot;&amp;COLUMN([.AN101])-11&amp;&quot;,&quot;&quot;text&quot;&quot;:&quot;&quot;&quot;&amp;[.AN101]&amp;&quot;&quot;&quot;},&quot;;&quot;&quot;) &amp;IF([.AO101]&gt;0;&quot;{&quot;&quot;value&quot;&quot;:&quot;&amp;COLUMN([.AO101])-11&amp;&quot;,&quot;&quot;text&quot;&quot;:&quot;&quot;&quot;&amp;[.AO101]&amp;&quot;&quot;&quot;},&quot;;&quot;&quot;) &amp;IF([.AP101]&gt;0;&quot;{&quot;&quot;value&quot;&quot;:&quot;&amp;COLUMN([.AP101])-11&amp;&quot;,&quot;&quot;text&quot;&quot;:&quot;&quot;&quot;&amp;[.AP101]&amp;&quot;&quot;&quot;},&quot;;&quot;&quot;) &amp;IF([.AQ101]&gt;0;&quot;{&quot;&quot;value&quot;&quot;:&quot;&amp;COLUMN([.AQ101])-11&amp;&quot;,&quot;&quot;text&quot;&quot;:&quot;&quot;&quot;&amp;[.AQ101]&amp;&quot;&quot;&quot;},&quot;;&quot;&quot;) &amp;IF([.AR101]&gt;0;&quot;{&quot;&quot;value&quot;&quot;:&quot;&amp;COLUMN([.AR101])-11&amp;&quot;,&quot;&quot;text&quot;&quot;:&quot;&quot;&quot;&amp;[.AR101]&amp;&quot;&quot;&quot;},&quot;;&quot;&quot;) &amp;IF([.AS101]&gt;0;&quot;{&quot;&quot;value&quot;&quot;:&quot;&amp;COLUMN([.AS101])-11&amp;&quot;,&quot;&quot;text&quot;&quot;:&quot;&quot;&quot;&amp;[.AS101]&amp;&quot;&quot;&quot;},&quot;;&quot;&quot;) &amp;IF([.AT101]&gt;0;&quot;{&quot;&quot;value&quot;&quot;:&quot;&amp;COLUMN([.AT101])-11&amp;&quot;,&quot;&quot;text&quot;&quot;:&quot;&quot;&quot;&amp;[.AT101]&amp;&quot;&quot;&quot;},&quot;;&quot;&quot;) &amp;IF([.AU101]&gt;0;&quot;{&quot;&quot;value&quot;&quot;:&quot;&amp;COLUMN([.AU101])-11&amp;&quot;,&quot;&quot;text&quot;&quot;:&quot;&quot;&quot;&amp;[.AU101]&amp;&quot;&quot;&quot;},&quot;;&quot;&quot;)">
            <text:p/>
          </table:table-cell>
          <table:table-cell table:style-name="ce1" table:formula="of:=IF([.AV101]&gt;0;&quot;{&quot;&quot;value&quot;&quot;:&quot;&amp;COLUMN([.AV101])-11&amp;&quot;,&quot;&quot;text&quot;&quot;:&quot;&quot;&quot;&amp;[.AV101]&amp;&quot;&quot;&quot;},&quot;;&quot;&quot;) &amp;IF([.AW101]&gt;0;&quot;{&quot;&quot;value&quot;&quot;:&quot;&amp;COLUMN([.AW101])-11&amp;&quot;,&quot;&quot;text&quot;&quot;:&quot;&quot;&quot;&amp;[.AW101]&amp;&quot;&quot;&quot;},&quot;;&quot;&quot;) &amp;IF([.AX101]&gt;0;&quot;{&quot;&quot;value&quot;&quot;:&quot;&amp;COLUMN([.AX101])-11&amp;&quot;,&quot;&quot;text&quot;&quot;:&quot;&quot;&quot;&amp;[.AX101]&amp;&quot;&quot;&quot;},&quot;;&quot;&quot;) &amp;IF([.AY101]&gt;0;&quot;{&quot;&quot;value&quot;&quot;:&quot;&amp;COLUMN([.AY101])-11&amp;&quot;,&quot;&quot;text&quot;&quot;:&quot;&quot;&quot;&amp;[.AY101]&amp;&quot;&quot;&quot;},&quot;;&quot;&quot;) &amp;IF([.AZ101]&gt;0;&quot;{&quot;&quot;value&quot;&quot;:&quot;&amp;COLUMN([.AZ101])-11&amp;&quot;,&quot;&quot;text&quot;&quot;:&quot;&quot;&quot;&amp;[.AZ101]&amp;&quot;&quot;&quot;},&quot;;&quot;&quot;) &amp;IF([.BA101]&gt;0;&quot;{&quot;&quot;value&quot;&quot;:&quot;&amp;COLUMN([.BA101])-11&amp;&quot;,&quot;&quot;text&quot;&quot;:&quot;&quot;&quot;&amp;[.BA101]&amp;&quot;&quot;&quot;},&quot;;&quot;&quot;) &amp;IF([.BB101]&gt;0;&quot;{&quot;&quot;value&quot;&quot;:&quot;&amp;COLUMN([.BB101])-11&amp;&quot;,&quot;&quot;text&quot;&quot;:&quot;&quot;&quot;&amp;[.BB101]&amp;&quot;&quot;&quot;},&quot;;&quot;&quot;) &amp;IF([.BC101]&gt;0;&quot;{&quot;&quot;value&quot;&quot;:&quot;&amp;COLUMN([.BC101])-11&amp;&quot;,&quot;&quot;text&quot;&quot;:&quot;&quot;&quot;&amp;[.BC101]&amp;&quot;&quot;&quot;},&quot;;&quot;&quot;) &amp;IF([.BD101]&gt;0;&quot;{&quot;&quot;value&quot;&quot;:&quot;&amp;COLUMN([.BD101])-11&amp;&quot;,&quot;&quot;text&quot;&quot;:&quot;&quot;&quot;&amp;[.BD101]&amp;&quot;&quot;&quot;},&quot;;&quot;&quot;) &amp;IF([.BE101]&gt;0;&quot;{&quot;&quot;value&quot;&quot;:&quot;&amp;COLUMN([.BE101])-11&amp;&quot;,&quot;&quot;text&quot;&quot;:&quot;&quot;&quot;&amp;[.BE101]&amp;&quot;&quot;&quot;},&quot;;&quot;&quot;) &amp;IF([.BF101]&gt;0;&quot;{&quot;&quot;value&quot;&quot;:&quot;&amp;COLUMN([.BF101])-11&amp;&quot;,&quot;&quot;text&quot;&quot;:&quot;&quot;&quot;&amp;[.BF101]&amp;&quot;&quot;&quot;},&quot;;&quot;&quot;) &amp;IF([.BG101]&gt;0;&quot;{&quot;&quot;value&quot;&quot;:&quot;&amp;COLUMN([.BG101])-11&amp;&quot;,&quot;&quot;text&quot;&quot;:&quot;&quot;&quot;&amp;[.BG101]&amp;&quot;&quot;&quot;},&quot;;&quot;&quot;) &amp;IF([.BH101]&gt;0;&quot;{&quot;&quot;value&quot;&quot;:&quot;&amp;COLUMN([.BH101])-11&amp;&quot;,&quot;&quot;text&quot;&quot;:&quot;&quot;&quot;&amp;[.BH101]&amp;&quot;&quot;&quot;},&quot;;&quot;&quot;) &amp;IF([.BI101]&gt;0;&quot;{&quot;&quot;value&quot;&quot;:&quot;&amp;COLUMN([.BI101])-11&amp;&quot;,&quot;&quot;text&quot;&quot;:&quot;&quot;&quot;&amp;[.BI101]&amp;&quot;&quot;&quot;},&quot;;&quot;&quot;) &amp;IF([.BJ101]&gt;0;&quot;{&quot;&quot;value&quot;&quot;:&quot;&amp;COLUMN([.BJ101])-11&amp;&quot;,&quot;&quot;text&quot;&quot;:&quot;&quot;&quot;&amp;[.BJ101]&amp;&quot;&quot;&quot;},&quot;;&quot;&quot;) &amp;IF([.BK101]&gt;0;&quot;{&quot;&quot;value&quot;&quot;:&quot;&amp;COLUMN([.BK101])-11&amp;&quot;,&quot;&quot;text&quot;&quot;:&quot;&quot;&quot;&amp;[.BK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102]&amp;&quot;,&quot;&quot;ordinal&quot;&quot;:&quot;&amp;ROW()-2&amp;&quot;,&quot;&quot;required&quot;&quot;:&quot;&amp;[.E102]&amp;&quot;,&quot;&quot;category&quot;&quot;:&quot;&quot;&quot;&amp;[.F102]&amp;&quot;&quot;&quot;,&quot;&quot;info&quot;&quot;:&quot;&quot;&quot;&amp;[.J102]&amp;&quot;&quot;&quot;&quot;&amp;&quot;,&quot;&quot;skip&quot;&quot;:&quot;&quot;&quot;&amp;[.D102]&amp;&quot;&quot;&quot;&quot;&amp;&quot;,&quot;&quot;text&quot;&quot;:&quot;&quot;&quot;&amp;[.H102]&amp;&quot;&quot;&quot;&quot;&amp;&quot;,&quot;&quot;type&quot;&quot;:&quot;&quot;&quot;&amp;[.I102]&amp;&quot;&quot;&quot;&quot;&amp;&quot;,&quot;&quot;options&quot;&quot;:[&quot; &amp;IF([.K102]&gt;0;&quot;{&quot;&quot;value&quot;&quot;:&quot;&amp;COLUMN([.K102])-11&amp;&quot;,&quot;&quot;text&quot;&quot;:&quot;&quot;&quot;&amp;[.K102]&amp;&quot;&quot;&quot;},&quot;;&quot;&quot;) &amp;IF([.L102]&gt;0;&quot;{&quot;&quot;value&quot;&quot;:&quot;&amp;COLUMN([.L102])-11&amp;&quot;,&quot;&quot;text&quot;&quot;:&quot;&quot;&quot;&amp;[.L102]&amp;&quot;&quot;&quot;},&quot;;&quot;&quot;) &amp;IF([.M102]&gt;0;&quot;{&quot;&quot;value&quot;&quot;:&quot;&amp;COLUMN([.M102])-11&amp;&quot;,&quot;&quot;text&quot;&quot;:&quot;&quot;&quot;&amp;[.M102]&amp;&quot;&quot;&quot;},&quot;;&quot;&quot;) &amp;IF([.N102]&gt;0;&quot;{&quot;&quot;value&quot;&quot;:&quot;&amp;COLUMN([.N102])-11&amp;&quot;,&quot;&quot;text&quot;&quot;:&quot;&quot;&quot;&amp;[.N102]&amp;&quot;&quot;&quot;},&quot;;&quot;&quot;) &amp;IF([.O102]&gt;0;&quot;{&quot;&quot;value&quot;&quot;:&quot;&amp;COLUMN([.O102])-11&amp;&quot;,&quot;&quot;text&quot;&quot;:&quot;&quot;&quot;&amp;[.O102]&amp;&quot;&quot;&quot;},&quot;;&quot;&quot;) &amp;IF([.P102]&gt;0;&quot;{&quot;&quot;value&quot;&quot;:&quot;&amp;COLUMN([.P102])-11&amp;&quot;,&quot;&quot;text&quot;&quot;:&quot;&quot;&quot;&amp;[.P102]&amp;&quot;&quot;&quot;},&quot;;&quot;&quot;) &amp;IF([.Q102]&gt;0;&quot;{&quot;&quot;value&quot;&quot;:&quot;&amp;COLUMN([.Q102])-11&amp;&quot;,&quot;&quot;text&quot;&quot;:&quot;&quot;&quot;&amp;[.Q102]&amp;&quot;&quot;&quot;},&quot;;&quot;&quot;) &amp;IF([.R102]&gt;0;&quot;{&quot;&quot;value&quot;&quot;:&quot;&amp;COLUMN([.R102])-11&amp;&quot;,&quot;&quot;text&quot;&quot;:&quot;&quot;&quot;&amp;[.R102]&amp;&quot;&quot;&quot;},&quot;;&quot;&quot;) &amp;IF([.S102]&gt;0;&quot;{&quot;&quot;value&quot;&quot;:&quot;&amp;COLUMN([.S102])-11&amp;&quot;,&quot;&quot;text&quot;&quot;:&quot;&quot;&quot;&amp;[.S102]&amp;&quot;&quot;&quot;},&quot;;&quot;&quot;) &amp;IF([.T102]&gt;0;&quot;{&quot;&quot;value&quot;&quot;:&quot;&amp;COLUMN([.T102])-11&amp;&quot;,&quot;&quot;text&quot;&quot;:&quot;&quot;&quot;&amp;[.T102]&amp;&quot;&quot;&quot;},&quot;;&quot;&quot;) &amp;IF([.U102]&gt;0;&quot;{&quot;&quot;value&quot;&quot;:&quot;&amp;COLUMN([.U102])-11&amp;&quot;,&quot;&quot;text&quot;&quot;:&quot;&quot;&quot;&amp;[.U102]&amp;&quot;&quot;&quot;},&quot;;&quot;&quot;) &amp;IF([.V102]&gt;0;&quot;{&quot;&quot;value&quot;&quot;:&quot;&amp;COLUMN([.V102])-11&amp;&quot;,&quot;&quot;text&quot;&quot;:&quot;&quot;&quot;&amp;[.V102]&amp;&quot;&quot;&quot;},&quot;;&quot;&quot;) &amp;IF([.W102]&gt;0;&quot;{&quot;&quot;value&quot;&quot;:&quot;&amp;COLUMN([.W102])-11&amp;&quot;,&quot;&quot;text&quot;&quot;:&quot;&quot;&quot;&amp;[.W102]&amp;&quot;&quot;&quot;},&quot;;&quot;&quot;) &amp;IF([.X102]&gt;0;&quot;{&quot;&quot;value&quot;&quot;:&quot;&amp;COLUMN([.X102])-11&amp;&quot;,&quot;&quot;text&quot;&quot;:&quot;&quot;&quot;&amp;[.X102]&amp;&quot;&quot;&quot;},&quot;;&quot;&quot;) &amp;IF([.Y102]&gt;0;&quot;{&quot;&quot;value&quot;&quot;:&quot;&amp;COLUMN([.Y102])-11&amp;&quot;,&quot;&quot;text&quot;&quot;:&quot;&quot;&quot;&amp;[.Y102]&amp;&quot;&quot;&quot;},&quot;;&quot;&quot;) &amp;IF([.Z102]&gt;0;&quot;{&quot;&quot;value&quot;&quot;:&quot;&amp;COLUMN([.Z102])-11&amp;&quot;,&quot;&quot;text&quot;&quot;:&quot;&quot;&quot;&amp;[.Z102]&amp;&quot;&quot;&quot;},&quot;;&quot;&quot;) &amp;IF([.AA102]&gt;0;&quot;{&quot;&quot;value&quot;&quot;:&quot;&amp;COLUMN([.AA102])-11&amp;&quot;,&quot;&quot;text&quot;&quot;:&quot;&quot;&quot;&amp;[.AA102]&amp;&quot;&quot;&quot;},&quot;;&quot;&quot;)" office:value-type="string" office:string-value="{&quot;id&quot;:88,&quot;ordinal&quot;:100,&quot;required&quot;:0,&quot;category&quot;:&quot;Using Your Insulin Pump&quot;,&quot;info&quot;:&quot;null&quot;,&quot;skip&quot;:&quot;810.1&quot;,&quot;text&quot;:&quot;Do you use set programs for insulin doses on your pump?&quot;,&quot;type&quot;:&quot;SC&quot;,&quot;options&quot;:[{&quot;value&quot;:0,&quot;text&quot;:&quot;Yes, for several different activities&quot;},{&quot;value&quot;:1,&quot;text&quot;:&quot;Yes, now and again&quot;},{&quot;value&quot;:2,&quot;text&quot;:&quot;No&quot;},{&quot;value&quot;:3,&quot;text&quot;:&quot;TEXT_OTHER&quot;},">
            <text:p>{"id":88,"ordinal":100,"required":0,"category":"Using Your Insulin Pump","info":"null","skip":"810.1","text":"Do you use set programs for insulin doses on your pump?","type":"SC","options":[{"value":0,"text":"Yes, for several different activities"},{"value":1,"text":"Yes, now and again"},{"value":2,"text":"No"},{"value":3,"text":"TEXT_OTHER"},</text:p>
          </table:table-cell>
          <table:table-cell table:style-name="ce2" table:formula="of:=IF([.AB102]&gt;0;&quot;{&quot;&quot;value&quot;&quot;:&quot;&amp;COLUMN([.AB102])-11&amp;&quot;,&quot;&quot;text&quot;&quot;:&quot;&quot;&quot;&amp;[.AB102]&amp;&quot;&quot;&quot;},&quot;;&quot;&quot;) &amp;IF([.AC102]&gt;0;&quot;{&quot;&quot;value&quot;&quot;:&quot;&amp;COLUMN([.AC102])-11&amp;&quot;,&quot;&quot;text&quot;&quot;:&quot;&quot;&quot;&amp;[.AC102]&amp;&quot;&quot;&quot;},&quot;;&quot;&quot;) &amp;IF([.AD102]&gt;0;&quot;{&quot;&quot;value&quot;&quot;:&quot;&amp;COLUMN([.AD102])-11&amp;&quot;,&quot;&quot;text&quot;&quot;:&quot;&quot;&quot;&amp;[.AD102]&amp;&quot;&quot;&quot;},&quot;;&quot;&quot;) &amp;IF([.AE102]&gt;0;&quot;{&quot;&quot;value&quot;&quot;:&quot;&amp;COLUMN([.AE102])-11&amp;&quot;,&quot;&quot;text&quot;&quot;:&quot;&quot;&quot;&amp;[.AE102]&amp;&quot;&quot;&quot;},&quot;;&quot;&quot;) &amp;IF([.AF102]&gt;0;&quot;{&quot;&quot;value&quot;&quot;:&quot;&amp;COLUMN([.AF102])-11&amp;&quot;,&quot;&quot;text&quot;&quot;:&quot;&quot;&quot;&amp;[.AF102]&amp;&quot;&quot;&quot;},&quot;;&quot;&quot;) &amp;IF([.AG102]&gt;0;&quot;{&quot;&quot;value&quot;&quot;:&quot;&amp;COLUMN([.AG102])-11&amp;&quot;,&quot;&quot;text&quot;&quot;:&quot;&quot;&quot;&amp;[.AG102]&amp;&quot;&quot;&quot;},&quot;;&quot;&quot;) &amp;IF([.AH102]&gt;0;&quot;{&quot;&quot;value&quot;&quot;:&quot;&amp;COLUMN([.AH102])-11&amp;&quot;,&quot;&quot;text&quot;&quot;:&quot;&quot;&quot;&amp;[.AH102]&amp;&quot;&quot;&quot;},&quot;;&quot;&quot;) &amp;IF([.AI102]&gt;0;&quot;{&quot;&quot;value&quot;&quot;:&quot;&amp;COLUMN([.AI102])-11&amp;&quot;,&quot;&quot;text&quot;&quot;:&quot;&quot;&quot;&amp;[.AI102]&amp;&quot;&quot;&quot;},&quot;;&quot;&quot;) &amp;IF([.AJ102]&gt;0;&quot;{&quot;&quot;value&quot;&quot;:&quot;&amp;COLUMN([.AJ102])-11&amp;&quot;,&quot;&quot;text&quot;&quot;:&quot;&quot;&quot;&amp;[.AJ102]&amp;&quot;&quot;&quot;},&quot;;&quot;&quot;) &amp;IF([.AK102]&gt;0;&quot;{&quot;&quot;value&quot;&quot;:&quot;&amp;COLUMN([.AK102])-11&amp;&quot;,&quot;&quot;text&quot;&quot;:&quot;&quot;&quot;&amp;[.AK102]&amp;&quot;&quot;&quot;},&quot;;&quot;&quot;) &amp;IF([.AL102]&gt;0;&quot;{&quot;&quot;value&quot;&quot;:&quot;&amp;COLUMN([.AL102])-11&amp;&quot;,&quot;&quot;text&quot;&quot;:&quot;&quot;&quot;&amp;[.AL102]&amp;&quot;&quot;&quot;},&quot;;&quot;&quot;) &amp;IF([.AM102]&gt;0;&quot;{&quot;&quot;value&quot;&quot;:&quot;&amp;COLUMN([.AM102])-11&amp;&quot;,&quot;&quot;text&quot;&quot;:&quot;&quot;&quot;&amp;[.AM102]&amp;&quot;&quot;&quot;},&quot;;&quot;&quot;) &amp;IF([.AN102]&gt;0;&quot;{&quot;&quot;value&quot;&quot;:&quot;&amp;COLUMN([.AN102])-11&amp;&quot;,&quot;&quot;text&quot;&quot;:&quot;&quot;&quot;&amp;[.AN102]&amp;&quot;&quot;&quot;},&quot;;&quot;&quot;) &amp;IF([.AO102]&gt;0;&quot;{&quot;&quot;value&quot;&quot;:&quot;&amp;COLUMN([.AO102])-11&amp;&quot;,&quot;&quot;text&quot;&quot;:&quot;&quot;&quot;&amp;[.AO102]&amp;&quot;&quot;&quot;},&quot;;&quot;&quot;) &amp;IF([.AP102]&gt;0;&quot;{&quot;&quot;value&quot;&quot;:&quot;&amp;COLUMN([.AP102])-11&amp;&quot;,&quot;&quot;text&quot;&quot;:&quot;&quot;&quot;&amp;[.AP102]&amp;&quot;&quot;&quot;},&quot;;&quot;&quot;) &amp;IF([.AQ102]&gt;0;&quot;{&quot;&quot;value&quot;&quot;:&quot;&amp;COLUMN([.AQ102])-11&amp;&quot;,&quot;&quot;text&quot;&quot;:&quot;&quot;&quot;&amp;[.AQ102]&amp;&quot;&quot;&quot;},&quot;;&quot;&quot;) &amp;IF([.AR102]&gt;0;&quot;{&quot;&quot;value&quot;&quot;:&quot;&amp;COLUMN([.AR102])-11&amp;&quot;,&quot;&quot;text&quot;&quot;:&quot;&quot;&quot;&amp;[.AR102]&amp;&quot;&quot;&quot;},&quot;;&quot;&quot;) &amp;IF([.AS102]&gt;0;&quot;{&quot;&quot;value&quot;&quot;:&quot;&amp;COLUMN([.AS102])-11&amp;&quot;,&quot;&quot;text&quot;&quot;:&quot;&quot;&quot;&amp;[.AS102]&amp;&quot;&quot;&quot;},&quot;;&quot;&quot;) &amp;IF([.AT102]&gt;0;&quot;{&quot;&quot;value&quot;&quot;:&quot;&amp;COLUMN([.AT102])-11&amp;&quot;,&quot;&quot;text&quot;&quot;:&quot;&quot;&quot;&amp;[.AT102]&amp;&quot;&quot;&quot;},&quot;;&quot;&quot;) &amp;IF([.AU102]&gt;0;&quot;{&quot;&quot;value&quot;&quot;:&quot;&amp;COLUMN([.AU102])-11&amp;&quot;,&quot;&quot;text&quot;&quot;:&quot;&quot;&quot;&amp;[.AU102]&amp;&quot;&quot;&quot;},&quot;;&quot;&quot;)">
            <text:p/>
          </table:table-cell>
          <table:table-cell table:style-name="ce1" table:formula="of:=IF([.AV102]&gt;0;&quot;{&quot;&quot;value&quot;&quot;:&quot;&amp;COLUMN([.AV102])-11&amp;&quot;,&quot;&quot;text&quot;&quot;:&quot;&quot;&quot;&amp;[.AV102]&amp;&quot;&quot;&quot;},&quot;;&quot;&quot;) &amp;IF([.AW102]&gt;0;&quot;{&quot;&quot;value&quot;&quot;:&quot;&amp;COLUMN([.AW102])-11&amp;&quot;,&quot;&quot;text&quot;&quot;:&quot;&quot;&quot;&amp;[.AW102]&amp;&quot;&quot;&quot;},&quot;;&quot;&quot;) &amp;IF([.AX102]&gt;0;&quot;{&quot;&quot;value&quot;&quot;:&quot;&amp;COLUMN([.AX102])-11&amp;&quot;,&quot;&quot;text&quot;&quot;:&quot;&quot;&quot;&amp;[.AX102]&amp;&quot;&quot;&quot;},&quot;;&quot;&quot;) &amp;IF([.AY102]&gt;0;&quot;{&quot;&quot;value&quot;&quot;:&quot;&amp;COLUMN([.AY102])-11&amp;&quot;,&quot;&quot;text&quot;&quot;:&quot;&quot;&quot;&amp;[.AY102]&amp;&quot;&quot;&quot;},&quot;;&quot;&quot;) &amp;IF([.AZ102]&gt;0;&quot;{&quot;&quot;value&quot;&quot;:&quot;&amp;COLUMN([.AZ102])-11&amp;&quot;,&quot;&quot;text&quot;&quot;:&quot;&quot;&quot;&amp;[.AZ102]&amp;&quot;&quot;&quot;},&quot;;&quot;&quot;) &amp;IF([.BA102]&gt;0;&quot;{&quot;&quot;value&quot;&quot;:&quot;&amp;COLUMN([.BA102])-11&amp;&quot;,&quot;&quot;text&quot;&quot;:&quot;&quot;&quot;&amp;[.BA102]&amp;&quot;&quot;&quot;},&quot;;&quot;&quot;) &amp;IF([.BB102]&gt;0;&quot;{&quot;&quot;value&quot;&quot;:&quot;&amp;COLUMN([.BB102])-11&amp;&quot;,&quot;&quot;text&quot;&quot;:&quot;&quot;&quot;&amp;[.BB102]&amp;&quot;&quot;&quot;},&quot;;&quot;&quot;) &amp;IF([.BC102]&gt;0;&quot;{&quot;&quot;value&quot;&quot;:&quot;&amp;COLUMN([.BC102])-11&amp;&quot;,&quot;&quot;text&quot;&quot;:&quot;&quot;&quot;&amp;[.BC102]&amp;&quot;&quot;&quot;},&quot;;&quot;&quot;) &amp;IF([.BD102]&gt;0;&quot;{&quot;&quot;value&quot;&quot;:&quot;&amp;COLUMN([.BD102])-11&amp;&quot;,&quot;&quot;text&quot;&quot;:&quot;&quot;&quot;&amp;[.BD102]&amp;&quot;&quot;&quot;},&quot;;&quot;&quot;) &amp;IF([.BE102]&gt;0;&quot;{&quot;&quot;value&quot;&quot;:&quot;&amp;COLUMN([.BE102])-11&amp;&quot;,&quot;&quot;text&quot;&quot;:&quot;&quot;&quot;&amp;[.BE102]&amp;&quot;&quot;&quot;},&quot;;&quot;&quot;) &amp;IF([.BF102]&gt;0;&quot;{&quot;&quot;value&quot;&quot;:&quot;&amp;COLUMN([.BF102])-11&amp;&quot;,&quot;&quot;text&quot;&quot;:&quot;&quot;&quot;&amp;[.BF102]&amp;&quot;&quot;&quot;},&quot;;&quot;&quot;) &amp;IF([.BG102]&gt;0;&quot;{&quot;&quot;value&quot;&quot;:&quot;&amp;COLUMN([.BG102])-11&amp;&quot;,&quot;&quot;text&quot;&quot;:&quot;&quot;&quot;&amp;[.BG102]&amp;&quot;&quot;&quot;},&quot;;&quot;&quot;) &amp;IF([.BH102]&gt;0;&quot;{&quot;&quot;value&quot;&quot;:&quot;&amp;COLUMN([.BH102])-11&amp;&quot;,&quot;&quot;text&quot;&quot;:&quot;&quot;&quot;&amp;[.BH102]&amp;&quot;&quot;&quot;},&quot;;&quot;&quot;) &amp;IF([.BI102]&gt;0;&quot;{&quot;&quot;value&quot;&quot;:&quot;&amp;COLUMN([.BI102])-11&amp;&quot;,&quot;&quot;text&quot;&quot;:&quot;&quot;&quot;&amp;[.BI102]&amp;&quot;&quot;&quot;},&quot;;&quot;&quot;) &amp;IF([.BJ102]&gt;0;&quot;{&quot;&quot;value&quot;&quot;:&quot;&amp;COLUMN([.BJ102])-11&amp;&quot;,&quot;&quot;text&quot;&quot;:&quot;&quot;&quot;&amp;[.BJ102]&amp;&quot;&quot;&quot;},&quot;;&quot;&quot;) &amp;IF([.BK102]&gt;0;&quot;{&quot;&quot;value&quot;&quot;:&quot;&amp;COLUMN([.BK102])-11&amp;&quot;,&quot;&quot;text&quot;&quot;:&quot;&quot;&quot;&amp;[.BK10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103]&amp;&quot;,&quot;&quot;ordinal&quot;&quot;:&quot;&amp;ROW()-2&amp;&quot;,&quot;&quot;required&quot;&quot;:&quot;&amp;[.E103]&amp;&quot;,&quot;&quot;category&quot;&quot;:&quot;&quot;&quot;&amp;[.F103]&amp;&quot;&quot;&quot;,&quot;&quot;info&quot;&quot;:&quot;&quot;&quot;&amp;[.J103]&amp;&quot;&quot;&quot;&quot;&amp;&quot;,&quot;&quot;skip&quot;&quot;:&quot;&quot;&quot;&amp;[.D103]&amp;&quot;&quot;&quot;&quot;&amp;&quot;,&quot;&quot;text&quot;&quot;:&quot;&quot;&quot;&amp;[.H103]&amp;&quot;&quot;&quot;&quot;&amp;&quot;,&quot;&quot;type&quot;&quot;:&quot;&quot;&quot;&amp;[.I103]&amp;&quot;&quot;&quot;&quot;&amp;&quot;,&quot;&quot;options&quot;&quot;:[&quot; &amp;IF([.K103]&gt;0;&quot;{&quot;&quot;value&quot;&quot;:&quot;&amp;COLUMN([.K103])-11&amp;&quot;,&quot;&quot;text&quot;&quot;:&quot;&quot;&quot;&amp;[.K103]&amp;&quot;&quot;&quot;},&quot;;&quot;&quot;) &amp;IF([.L103]&gt;0;&quot;{&quot;&quot;value&quot;&quot;:&quot;&amp;COLUMN([.L103])-11&amp;&quot;,&quot;&quot;text&quot;&quot;:&quot;&quot;&quot;&amp;[.L103]&amp;&quot;&quot;&quot;},&quot;;&quot;&quot;) &amp;IF([.M103]&gt;0;&quot;{&quot;&quot;value&quot;&quot;:&quot;&amp;COLUMN([.M103])-11&amp;&quot;,&quot;&quot;text&quot;&quot;:&quot;&quot;&quot;&amp;[.M103]&amp;&quot;&quot;&quot;},&quot;;&quot;&quot;) &amp;IF([.N103]&gt;0;&quot;{&quot;&quot;value&quot;&quot;:&quot;&amp;COLUMN([.N103])-11&amp;&quot;,&quot;&quot;text&quot;&quot;:&quot;&quot;&quot;&amp;[.N103]&amp;&quot;&quot;&quot;},&quot;;&quot;&quot;) &amp;IF([.O103]&gt;0;&quot;{&quot;&quot;value&quot;&quot;:&quot;&amp;COLUMN([.O103])-11&amp;&quot;,&quot;&quot;text&quot;&quot;:&quot;&quot;&quot;&amp;[.O103]&amp;&quot;&quot;&quot;},&quot;;&quot;&quot;) &amp;IF([.P103]&gt;0;&quot;{&quot;&quot;value&quot;&quot;:&quot;&amp;COLUMN([.P103])-11&amp;&quot;,&quot;&quot;text&quot;&quot;:&quot;&quot;&quot;&amp;[.P103]&amp;&quot;&quot;&quot;},&quot;;&quot;&quot;) &amp;IF([.Q103]&gt;0;&quot;{&quot;&quot;value&quot;&quot;:&quot;&amp;COLUMN([.Q103])-11&amp;&quot;,&quot;&quot;text&quot;&quot;:&quot;&quot;&quot;&amp;[.Q103]&amp;&quot;&quot;&quot;},&quot;;&quot;&quot;) &amp;IF([.R103]&gt;0;&quot;{&quot;&quot;value&quot;&quot;:&quot;&amp;COLUMN([.R103])-11&amp;&quot;,&quot;&quot;text&quot;&quot;:&quot;&quot;&quot;&amp;[.R103]&amp;&quot;&quot;&quot;},&quot;;&quot;&quot;) &amp;IF([.S103]&gt;0;&quot;{&quot;&quot;value&quot;&quot;:&quot;&amp;COLUMN([.S103])-11&amp;&quot;,&quot;&quot;text&quot;&quot;:&quot;&quot;&quot;&amp;[.S103]&amp;&quot;&quot;&quot;},&quot;;&quot;&quot;) &amp;IF([.T103]&gt;0;&quot;{&quot;&quot;value&quot;&quot;:&quot;&amp;COLUMN([.T103])-11&amp;&quot;,&quot;&quot;text&quot;&quot;:&quot;&quot;&quot;&amp;[.T103]&amp;&quot;&quot;&quot;},&quot;;&quot;&quot;) &amp;IF([.U103]&gt;0;&quot;{&quot;&quot;value&quot;&quot;:&quot;&amp;COLUMN([.U103])-11&amp;&quot;,&quot;&quot;text&quot;&quot;:&quot;&quot;&quot;&amp;[.U103]&amp;&quot;&quot;&quot;},&quot;;&quot;&quot;) &amp;IF([.V103]&gt;0;&quot;{&quot;&quot;value&quot;&quot;:&quot;&amp;COLUMN([.V103])-11&amp;&quot;,&quot;&quot;text&quot;&quot;:&quot;&quot;&quot;&amp;[.V103]&amp;&quot;&quot;&quot;},&quot;;&quot;&quot;) &amp;IF([.W103]&gt;0;&quot;{&quot;&quot;value&quot;&quot;:&quot;&amp;COLUMN([.W103])-11&amp;&quot;,&quot;&quot;text&quot;&quot;:&quot;&quot;&quot;&amp;[.W103]&amp;&quot;&quot;&quot;},&quot;;&quot;&quot;) &amp;IF([.X103]&gt;0;&quot;{&quot;&quot;value&quot;&quot;:&quot;&amp;COLUMN([.X103])-11&amp;&quot;,&quot;&quot;text&quot;&quot;:&quot;&quot;&quot;&amp;[.X103]&amp;&quot;&quot;&quot;},&quot;;&quot;&quot;) &amp;IF([.Y103]&gt;0;&quot;{&quot;&quot;value&quot;&quot;:&quot;&amp;COLUMN([.Y103])-11&amp;&quot;,&quot;&quot;text&quot;&quot;:&quot;&quot;&quot;&amp;[.Y103]&amp;&quot;&quot;&quot;},&quot;;&quot;&quot;) &amp;IF([.Z103]&gt;0;&quot;{&quot;&quot;value&quot;&quot;:&quot;&amp;COLUMN([.Z103])-11&amp;&quot;,&quot;&quot;text&quot;&quot;:&quot;&quot;&quot;&amp;[.Z103]&amp;&quot;&quot;&quot;},&quot;;&quot;&quot;) &amp;IF([.AA103]&gt;0;&quot;{&quot;&quot;value&quot;&quot;:&quot;&amp;COLUMN([.AA103])-11&amp;&quot;,&quot;&quot;text&quot;&quot;:&quot;&quot;&quot;&amp;[.AA103]&amp;&quot;&quot;&quot;},&quot;;&quot;&quot;)" office:value-type="string" office:string-value="{&quot;id&quot;:89,&quot;ordinal&quot;:101,&quot;required&quot;:0,&quot;category&quot;:&quot;Using Your Insulin Pump&quot;,&quot;info&quot;:&quot;null&quot;,&quot;skip&quot;:&quot;810.1&quot;,&quot;text&quot;:&quot;What might stop you from wearing your pump?&quot;,&quot;type&quot;:&quot;MC&quot;,&quot;options&quot;:[{&quot;value&quot;:0,&quot;text&quot;:&quot;I take it off when I'm doing sport&quot;},{&quot;value&quot;:1,&quot;text&quot;:&quot;I forget to put it on sometimes, e.g. after sport&quot;},{&quot;value&quot;:2,&quot;text&quot;:&quot;I take it off to shower / go in the bath&quot;},{&quot;value&quot;:3,&quot;text&quot;:&quot;I take it off because it's uncomfortable&quot;},{&quot;value&quot;:4,&quot;text&quot;:&quot;I do want people to see it&quot;},{&quot;value&quot;:5,&quot;text&quot;:&quot;I can't be bothered&quot;},{&quot;value&quot;:6,&quot;text&quot;:&quot;TEXT_OTHER&quot;},">
            <text:p>{"id":89,"ordinal":101,"required":0,"category":"Using Your Insulin Pump","info":"null","skip":"810.1","text":"What might stop you from wearing your pump?","type":"MC","options":[{"value":0,"text":"I take it off when I'm doing sport"},{"value":1,"text":"I forget to put it on sometimes, e.g. after sport"},{"value":2,"text":"I take it off to shower / go in the bath"},{"value":3,"text":"I take it off because it's uncomfortable"},{"value":4,"text":"I do want people to see it"},{"value":5,"text":"I can't be bothered"},{"value":6,"text":"TEXT_OTHER"},</text:p>
          </table:table-cell>
          <table:table-cell table:style-name="ce2" table:formula="of:=IF([.AB103]&gt;0;&quot;{&quot;&quot;value&quot;&quot;:&quot;&amp;COLUMN([.AB103])-11&amp;&quot;,&quot;&quot;text&quot;&quot;:&quot;&quot;&quot;&amp;[.AB103]&amp;&quot;&quot;&quot;},&quot;;&quot;&quot;) &amp;IF([.AC103]&gt;0;&quot;{&quot;&quot;value&quot;&quot;:&quot;&amp;COLUMN([.AC103])-11&amp;&quot;,&quot;&quot;text&quot;&quot;:&quot;&quot;&quot;&amp;[.AC103]&amp;&quot;&quot;&quot;},&quot;;&quot;&quot;) &amp;IF([.AD103]&gt;0;&quot;{&quot;&quot;value&quot;&quot;:&quot;&amp;COLUMN([.AD103])-11&amp;&quot;,&quot;&quot;text&quot;&quot;:&quot;&quot;&quot;&amp;[.AD103]&amp;&quot;&quot;&quot;},&quot;;&quot;&quot;) &amp;IF([.AE103]&gt;0;&quot;{&quot;&quot;value&quot;&quot;:&quot;&amp;COLUMN([.AE103])-11&amp;&quot;,&quot;&quot;text&quot;&quot;:&quot;&quot;&quot;&amp;[.AE103]&amp;&quot;&quot;&quot;},&quot;;&quot;&quot;) &amp;IF([.AF103]&gt;0;&quot;{&quot;&quot;value&quot;&quot;:&quot;&amp;COLUMN([.AF103])-11&amp;&quot;,&quot;&quot;text&quot;&quot;:&quot;&quot;&quot;&amp;[.AF103]&amp;&quot;&quot;&quot;},&quot;;&quot;&quot;) &amp;IF([.AG103]&gt;0;&quot;{&quot;&quot;value&quot;&quot;:&quot;&amp;COLUMN([.AG103])-11&amp;&quot;,&quot;&quot;text&quot;&quot;:&quot;&quot;&quot;&amp;[.AG103]&amp;&quot;&quot;&quot;},&quot;;&quot;&quot;) &amp;IF([.AH103]&gt;0;&quot;{&quot;&quot;value&quot;&quot;:&quot;&amp;COLUMN([.AH103])-11&amp;&quot;,&quot;&quot;text&quot;&quot;:&quot;&quot;&quot;&amp;[.AH103]&amp;&quot;&quot;&quot;},&quot;;&quot;&quot;) &amp;IF([.AI103]&gt;0;&quot;{&quot;&quot;value&quot;&quot;:&quot;&amp;COLUMN([.AI103])-11&amp;&quot;,&quot;&quot;text&quot;&quot;:&quot;&quot;&quot;&amp;[.AI103]&amp;&quot;&quot;&quot;},&quot;;&quot;&quot;) &amp;IF([.AJ103]&gt;0;&quot;{&quot;&quot;value&quot;&quot;:&quot;&amp;COLUMN([.AJ103])-11&amp;&quot;,&quot;&quot;text&quot;&quot;:&quot;&quot;&quot;&amp;[.AJ103]&amp;&quot;&quot;&quot;},&quot;;&quot;&quot;) &amp;IF([.AK103]&gt;0;&quot;{&quot;&quot;value&quot;&quot;:&quot;&amp;COLUMN([.AK103])-11&amp;&quot;,&quot;&quot;text&quot;&quot;:&quot;&quot;&quot;&amp;[.AK103]&amp;&quot;&quot;&quot;},&quot;;&quot;&quot;) &amp;IF([.AL103]&gt;0;&quot;{&quot;&quot;value&quot;&quot;:&quot;&amp;COLUMN([.AL103])-11&amp;&quot;,&quot;&quot;text&quot;&quot;:&quot;&quot;&quot;&amp;[.AL103]&amp;&quot;&quot;&quot;},&quot;;&quot;&quot;) &amp;IF([.AM103]&gt;0;&quot;{&quot;&quot;value&quot;&quot;:&quot;&amp;COLUMN([.AM103])-11&amp;&quot;,&quot;&quot;text&quot;&quot;:&quot;&quot;&quot;&amp;[.AM103]&amp;&quot;&quot;&quot;},&quot;;&quot;&quot;) &amp;IF([.AN103]&gt;0;&quot;{&quot;&quot;value&quot;&quot;:&quot;&amp;COLUMN([.AN103])-11&amp;&quot;,&quot;&quot;text&quot;&quot;:&quot;&quot;&quot;&amp;[.AN103]&amp;&quot;&quot;&quot;},&quot;;&quot;&quot;) &amp;IF([.AO103]&gt;0;&quot;{&quot;&quot;value&quot;&quot;:&quot;&amp;COLUMN([.AO103])-11&amp;&quot;,&quot;&quot;text&quot;&quot;:&quot;&quot;&quot;&amp;[.AO103]&amp;&quot;&quot;&quot;},&quot;;&quot;&quot;) &amp;IF([.AP103]&gt;0;&quot;{&quot;&quot;value&quot;&quot;:&quot;&amp;COLUMN([.AP103])-11&amp;&quot;,&quot;&quot;text&quot;&quot;:&quot;&quot;&quot;&amp;[.AP103]&amp;&quot;&quot;&quot;},&quot;;&quot;&quot;) &amp;IF([.AQ103]&gt;0;&quot;{&quot;&quot;value&quot;&quot;:&quot;&amp;COLUMN([.AQ103])-11&amp;&quot;,&quot;&quot;text&quot;&quot;:&quot;&quot;&quot;&amp;[.AQ103]&amp;&quot;&quot;&quot;},&quot;;&quot;&quot;) &amp;IF([.AR103]&gt;0;&quot;{&quot;&quot;value&quot;&quot;:&quot;&amp;COLUMN([.AR103])-11&amp;&quot;,&quot;&quot;text&quot;&quot;:&quot;&quot;&quot;&amp;[.AR103]&amp;&quot;&quot;&quot;},&quot;;&quot;&quot;) &amp;IF([.AS103]&gt;0;&quot;{&quot;&quot;value&quot;&quot;:&quot;&amp;COLUMN([.AS103])-11&amp;&quot;,&quot;&quot;text&quot;&quot;:&quot;&quot;&quot;&amp;[.AS103]&amp;&quot;&quot;&quot;},&quot;;&quot;&quot;) &amp;IF([.AT103]&gt;0;&quot;{&quot;&quot;value&quot;&quot;:&quot;&amp;COLUMN([.AT103])-11&amp;&quot;,&quot;&quot;text&quot;&quot;:&quot;&quot;&quot;&amp;[.AT103]&amp;&quot;&quot;&quot;},&quot;;&quot;&quot;) &amp;IF([.AU103]&gt;0;&quot;{&quot;&quot;value&quot;&quot;:&quot;&amp;COLUMN([.AU103])-11&amp;&quot;,&quot;&quot;text&quot;&quot;:&quot;&quot;&quot;&amp;[.AU103]&amp;&quot;&quot;&quot;},&quot;;&quot;&quot;)">
            <text:p/>
          </table:table-cell>
          <table:table-cell table:style-name="ce1" table:formula="of:=IF([.AV103]&gt;0;&quot;{&quot;&quot;value&quot;&quot;:&quot;&amp;COLUMN([.AV103])-11&amp;&quot;,&quot;&quot;text&quot;&quot;:&quot;&quot;&quot;&amp;[.AV103]&amp;&quot;&quot;&quot;},&quot;;&quot;&quot;) &amp;IF([.AW103]&gt;0;&quot;{&quot;&quot;value&quot;&quot;:&quot;&amp;COLUMN([.AW103])-11&amp;&quot;,&quot;&quot;text&quot;&quot;:&quot;&quot;&quot;&amp;[.AW103]&amp;&quot;&quot;&quot;},&quot;;&quot;&quot;) &amp;IF([.AX103]&gt;0;&quot;{&quot;&quot;value&quot;&quot;:&quot;&amp;COLUMN([.AX103])-11&amp;&quot;,&quot;&quot;text&quot;&quot;:&quot;&quot;&quot;&amp;[.AX103]&amp;&quot;&quot;&quot;},&quot;;&quot;&quot;) &amp;IF([.AY103]&gt;0;&quot;{&quot;&quot;value&quot;&quot;:&quot;&amp;COLUMN([.AY103])-11&amp;&quot;,&quot;&quot;text&quot;&quot;:&quot;&quot;&quot;&amp;[.AY103]&amp;&quot;&quot;&quot;},&quot;;&quot;&quot;) &amp;IF([.AZ103]&gt;0;&quot;{&quot;&quot;value&quot;&quot;:&quot;&amp;COLUMN([.AZ103])-11&amp;&quot;,&quot;&quot;text&quot;&quot;:&quot;&quot;&quot;&amp;[.AZ103]&amp;&quot;&quot;&quot;},&quot;;&quot;&quot;) &amp;IF([.BA103]&gt;0;&quot;{&quot;&quot;value&quot;&quot;:&quot;&amp;COLUMN([.BA103])-11&amp;&quot;,&quot;&quot;text&quot;&quot;:&quot;&quot;&quot;&amp;[.BA103]&amp;&quot;&quot;&quot;},&quot;;&quot;&quot;) &amp;IF([.BB103]&gt;0;&quot;{&quot;&quot;value&quot;&quot;:&quot;&amp;COLUMN([.BB103])-11&amp;&quot;,&quot;&quot;text&quot;&quot;:&quot;&quot;&quot;&amp;[.BB103]&amp;&quot;&quot;&quot;},&quot;;&quot;&quot;) &amp;IF([.BC103]&gt;0;&quot;{&quot;&quot;value&quot;&quot;:&quot;&amp;COLUMN([.BC103])-11&amp;&quot;,&quot;&quot;text&quot;&quot;:&quot;&quot;&quot;&amp;[.BC103]&amp;&quot;&quot;&quot;},&quot;;&quot;&quot;) &amp;IF([.BD103]&gt;0;&quot;{&quot;&quot;value&quot;&quot;:&quot;&amp;COLUMN([.BD103])-11&amp;&quot;,&quot;&quot;text&quot;&quot;:&quot;&quot;&quot;&amp;[.BD103]&amp;&quot;&quot;&quot;},&quot;;&quot;&quot;) &amp;IF([.BE103]&gt;0;&quot;{&quot;&quot;value&quot;&quot;:&quot;&amp;COLUMN([.BE103])-11&amp;&quot;,&quot;&quot;text&quot;&quot;:&quot;&quot;&quot;&amp;[.BE103]&amp;&quot;&quot;&quot;},&quot;;&quot;&quot;) &amp;IF([.BF103]&gt;0;&quot;{&quot;&quot;value&quot;&quot;:&quot;&amp;COLUMN([.BF103])-11&amp;&quot;,&quot;&quot;text&quot;&quot;:&quot;&quot;&quot;&amp;[.BF103]&amp;&quot;&quot;&quot;},&quot;;&quot;&quot;) &amp;IF([.BG103]&gt;0;&quot;{&quot;&quot;value&quot;&quot;:&quot;&amp;COLUMN([.BG103])-11&amp;&quot;,&quot;&quot;text&quot;&quot;:&quot;&quot;&quot;&amp;[.BG103]&amp;&quot;&quot;&quot;},&quot;;&quot;&quot;) &amp;IF([.BH103]&gt;0;&quot;{&quot;&quot;value&quot;&quot;:&quot;&amp;COLUMN([.BH103])-11&amp;&quot;,&quot;&quot;text&quot;&quot;:&quot;&quot;&quot;&amp;[.BH103]&amp;&quot;&quot;&quot;},&quot;;&quot;&quot;) &amp;IF([.BI103]&gt;0;&quot;{&quot;&quot;value&quot;&quot;:&quot;&amp;COLUMN([.BI103])-11&amp;&quot;,&quot;&quot;text&quot;&quot;:&quot;&quot;&quot;&amp;[.BI103]&amp;&quot;&quot;&quot;},&quot;;&quot;&quot;) &amp;IF([.BJ103]&gt;0;&quot;{&quot;&quot;value&quot;&quot;:&quot;&amp;COLUMN([.BJ103])-11&amp;&quot;,&quot;&quot;text&quot;&quot;:&quot;&quot;&quot;&amp;[.BJ103]&amp;&quot;&quot;&quot;},&quot;;&quot;&quot;) &amp;IF([.BK103]&gt;0;&quot;{&quot;&quot;value&quot;&quot;:&quot;&amp;COLUMN([.BK103])-11&amp;&quot;,&quot;&quot;text&quot;&quot;:&quot;&quot;&quot;&amp;[.BK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104]&amp;&quot;,&quot;&quot;ordinal&quot;&quot;:&quot;&amp;ROW()-2&amp;&quot;,&quot;&quot;required&quot;&quot;:&quot;&amp;[.E104]&amp;&quot;,&quot;&quot;category&quot;&quot;:&quot;&quot;&quot;&amp;[.F104]&amp;&quot;&quot;&quot;,&quot;&quot;info&quot;&quot;:&quot;&quot;&quot;&amp;[.J104]&amp;&quot;&quot;&quot;&quot;&amp;&quot;,&quot;&quot;skip&quot;&quot;:&quot;&quot;&quot;&amp;[.D104]&amp;&quot;&quot;&quot;&quot;&amp;&quot;,&quot;&quot;text&quot;&quot;:&quot;&quot;&quot;&amp;[.H104]&amp;&quot;&quot;&quot;&quot;&amp;&quot;,&quot;&quot;type&quot;&quot;:&quot;&quot;&quot;&amp;[.I104]&amp;&quot;&quot;&quot;&quot;&amp;&quot;,&quot;&quot;options&quot;&quot;:[&quot; &amp;IF([.K104]&gt;0;&quot;{&quot;&quot;value&quot;&quot;:&quot;&amp;COLUMN([.K104])-11&amp;&quot;,&quot;&quot;text&quot;&quot;:&quot;&quot;&quot;&amp;[.K104]&amp;&quot;&quot;&quot;},&quot;;&quot;&quot;) &amp;IF([.L104]&gt;0;&quot;{&quot;&quot;value&quot;&quot;:&quot;&amp;COLUMN([.L104])-11&amp;&quot;,&quot;&quot;text&quot;&quot;:&quot;&quot;&quot;&amp;[.L104]&amp;&quot;&quot;&quot;},&quot;;&quot;&quot;) &amp;IF([.M104]&gt;0;&quot;{&quot;&quot;value&quot;&quot;:&quot;&amp;COLUMN([.M104])-11&amp;&quot;,&quot;&quot;text&quot;&quot;:&quot;&quot;&quot;&amp;[.M104]&amp;&quot;&quot;&quot;},&quot;;&quot;&quot;) &amp;IF([.N104]&gt;0;&quot;{&quot;&quot;value&quot;&quot;:&quot;&amp;COLUMN([.N104])-11&amp;&quot;,&quot;&quot;text&quot;&quot;:&quot;&quot;&quot;&amp;[.N104]&amp;&quot;&quot;&quot;},&quot;;&quot;&quot;) &amp;IF([.O104]&gt;0;&quot;{&quot;&quot;value&quot;&quot;:&quot;&amp;COLUMN([.O104])-11&amp;&quot;,&quot;&quot;text&quot;&quot;:&quot;&quot;&quot;&amp;[.O104]&amp;&quot;&quot;&quot;},&quot;;&quot;&quot;) &amp;IF([.P104]&gt;0;&quot;{&quot;&quot;value&quot;&quot;:&quot;&amp;COLUMN([.P104])-11&amp;&quot;,&quot;&quot;text&quot;&quot;:&quot;&quot;&quot;&amp;[.P104]&amp;&quot;&quot;&quot;},&quot;;&quot;&quot;) &amp;IF([.Q104]&gt;0;&quot;{&quot;&quot;value&quot;&quot;:&quot;&amp;COLUMN([.Q104])-11&amp;&quot;,&quot;&quot;text&quot;&quot;:&quot;&quot;&quot;&amp;[.Q104]&amp;&quot;&quot;&quot;},&quot;;&quot;&quot;) &amp;IF([.R104]&gt;0;&quot;{&quot;&quot;value&quot;&quot;:&quot;&amp;COLUMN([.R104])-11&amp;&quot;,&quot;&quot;text&quot;&quot;:&quot;&quot;&quot;&amp;[.R104]&amp;&quot;&quot;&quot;},&quot;;&quot;&quot;) &amp;IF([.S104]&gt;0;&quot;{&quot;&quot;value&quot;&quot;:&quot;&amp;COLUMN([.S104])-11&amp;&quot;,&quot;&quot;text&quot;&quot;:&quot;&quot;&quot;&amp;[.S104]&amp;&quot;&quot;&quot;},&quot;;&quot;&quot;) &amp;IF([.T104]&gt;0;&quot;{&quot;&quot;value&quot;&quot;:&quot;&amp;COLUMN([.T104])-11&amp;&quot;,&quot;&quot;text&quot;&quot;:&quot;&quot;&quot;&amp;[.T104]&amp;&quot;&quot;&quot;},&quot;;&quot;&quot;) &amp;IF([.U104]&gt;0;&quot;{&quot;&quot;value&quot;&quot;:&quot;&amp;COLUMN([.U104])-11&amp;&quot;,&quot;&quot;text&quot;&quot;:&quot;&quot;&quot;&amp;[.U104]&amp;&quot;&quot;&quot;},&quot;;&quot;&quot;) &amp;IF([.V104]&gt;0;&quot;{&quot;&quot;value&quot;&quot;:&quot;&amp;COLUMN([.V104])-11&amp;&quot;,&quot;&quot;text&quot;&quot;:&quot;&quot;&quot;&amp;[.V104]&amp;&quot;&quot;&quot;},&quot;;&quot;&quot;) &amp;IF([.W104]&gt;0;&quot;{&quot;&quot;value&quot;&quot;:&quot;&amp;COLUMN([.W104])-11&amp;&quot;,&quot;&quot;text&quot;&quot;:&quot;&quot;&quot;&amp;[.W104]&amp;&quot;&quot;&quot;},&quot;;&quot;&quot;) &amp;IF([.X104]&gt;0;&quot;{&quot;&quot;value&quot;&quot;:&quot;&amp;COLUMN([.X104])-11&amp;&quot;,&quot;&quot;text&quot;&quot;:&quot;&quot;&quot;&amp;[.X104]&amp;&quot;&quot;&quot;},&quot;;&quot;&quot;) &amp;IF([.Y104]&gt;0;&quot;{&quot;&quot;value&quot;&quot;:&quot;&amp;COLUMN([.Y104])-11&amp;&quot;,&quot;&quot;text&quot;&quot;:&quot;&quot;&quot;&amp;[.Y104]&amp;&quot;&quot;&quot;},&quot;;&quot;&quot;) &amp;IF([.Z104]&gt;0;&quot;{&quot;&quot;value&quot;&quot;:&quot;&amp;COLUMN([.Z104])-11&amp;&quot;,&quot;&quot;text&quot;&quot;:&quot;&quot;&quot;&amp;[.Z104]&amp;&quot;&quot;&quot;},&quot;;&quot;&quot;) &amp;IF([.AA104]&gt;0;&quot;{&quot;&quot;value&quot;&quot;:&quot;&amp;COLUMN([.AA104])-11&amp;&quot;,&quot;&quot;text&quot;&quot;:&quot;&quot;&quot;&amp;[.AA104]&amp;&quot;&quot;&quot;},&quot;;&quot;&quot;)" office:value-type="string" office:string-value="{&quot;id&quot;:90,&quot;ordinal&quot;:102,&quot;required&quot;:0,&quot;category&quot;:&quot;Insulin Injections&quot;,&quot;info&quot;:&quot;null&quot;,&quot;skip&quot;:&quot;810.0&quot;,&quot;text&quot;:&quot;Now that you have answered the questions about your insulin, how do you feel about injecting?&quot;,&quot;type&quot;:&quot;SC-SL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90,"ordinal":102,"required":0,"category":"Insulin Injections","info":"null","skip":"810.0","text":"Now that you have answered the questions about your insulin, how do you feel about injecting?","type":"SC-SL","options":[{"value":0,"text":"I do mind it most of the time"},{"value":1,"text":"I do like it some of the time"},{"value":2,"text":"I hate it all of the time"},</text:p>
          </table:table-cell>
          <table:table-cell table:style-name="ce2" table:formula="of:=IF([.AB104]&gt;0;&quot;{&quot;&quot;value&quot;&quot;:&quot;&amp;COLUMN([.AB104])-11&amp;&quot;,&quot;&quot;text&quot;&quot;:&quot;&quot;&quot;&amp;[.AB104]&amp;&quot;&quot;&quot;},&quot;;&quot;&quot;) &amp;IF([.AC104]&gt;0;&quot;{&quot;&quot;value&quot;&quot;:&quot;&amp;COLUMN([.AC104])-11&amp;&quot;,&quot;&quot;text&quot;&quot;:&quot;&quot;&quot;&amp;[.AC104]&amp;&quot;&quot;&quot;},&quot;;&quot;&quot;) &amp;IF([.AD104]&gt;0;&quot;{&quot;&quot;value&quot;&quot;:&quot;&amp;COLUMN([.AD104])-11&amp;&quot;,&quot;&quot;text&quot;&quot;:&quot;&quot;&quot;&amp;[.AD104]&amp;&quot;&quot;&quot;},&quot;;&quot;&quot;) &amp;IF([.AE104]&gt;0;&quot;{&quot;&quot;value&quot;&quot;:&quot;&amp;COLUMN([.AE104])-11&amp;&quot;,&quot;&quot;text&quot;&quot;:&quot;&quot;&quot;&amp;[.AE104]&amp;&quot;&quot;&quot;},&quot;;&quot;&quot;) &amp;IF([.AF104]&gt;0;&quot;{&quot;&quot;value&quot;&quot;:&quot;&amp;COLUMN([.AF104])-11&amp;&quot;,&quot;&quot;text&quot;&quot;:&quot;&quot;&quot;&amp;[.AF104]&amp;&quot;&quot;&quot;},&quot;;&quot;&quot;) &amp;IF([.AG104]&gt;0;&quot;{&quot;&quot;value&quot;&quot;:&quot;&amp;COLUMN([.AG104])-11&amp;&quot;,&quot;&quot;text&quot;&quot;:&quot;&quot;&quot;&amp;[.AG104]&amp;&quot;&quot;&quot;},&quot;;&quot;&quot;) &amp;IF([.AH104]&gt;0;&quot;{&quot;&quot;value&quot;&quot;:&quot;&amp;COLUMN([.AH104])-11&amp;&quot;,&quot;&quot;text&quot;&quot;:&quot;&quot;&quot;&amp;[.AH104]&amp;&quot;&quot;&quot;},&quot;;&quot;&quot;) &amp;IF([.AI104]&gt;0;&quot;{&quot;&quot;value&quot;&quot;:&quot;&amp;COLUMN([.AI104])-11&amp;&quot;,&quot;&quot;text&quot;&quot;:&quot;&quot;&quot;&amp;[.AI104]&amp;&quot;&quot;&quot;},&quot;;&quot;&quot;) &amp;IF([.AJ104]&gt;0;&quot;{&quot;&quot;value&quot;&quot;:&quot;&amp;COLUMN([.AJ104])-11&amp;&quot;,&quot;&quot;text&quot;&quot;:&quot;&quot;&quot;&amp;[.AJ104]&amp;&quot;&quot;&quot;},&quot;;&quot;&quot;) &amp;IF([.AK104]&gt;0;&quot;{&quot;&quot;value&quot;&quot;:&quot;&amp;COLUMN([.AK104])-11&amp;&quot;,&quot;&quot;text&quot;&quot;:&quot;&quot;&quot;&amp;[.AK104]&amp;&quot;&quot;&quot;},&quot;;&quot;&quot;) &amp;IF([.AL104]&gt;0;&quot;{&quot;&quot;value&quot;&quot;:&quot;&amp;COLUMN([.AL104])-11&amp;&quot;,&quot;&quot;text&quot;&quot;:&quot;&quot;&quot;&amp;[.AL104]&amp;&quot;&quot;&quot;},&quot;;&quot;&quot;) &amp;IF([.AM104]&gt;0;&quot;{&quot;&quot;value&quot;&quot;:&quot;&amp;COLUMN([.AM104])-11&amp;&quot;,&quot;&quot;text&quot;&quot;:&quot;&quot;&quot;&amp;[.AM104]&amp;&quot;&quot;&quot;},&quot;;&quot;&quot;) &amp;IF([.AN104]&gt;0;&quot;{&quot;&quot;value&quot;&quot;:&quot;&amp;COLUMN([.AN104])-11&amp;&quot;,&quot;&quot;text&quot;&quot;:&quot;&quot;&quot;&amp;[.AN104]&amp;&quot;&quot;&quot;},&quot;;&quot;&quot;) &amp;IF([.AO104]&gt;0;&quot;{&quot;&quot;value&quot;&quot;:&quot;&amp;COLUMN([.AO104])-11&amp;&quot;,&quot;&quot;text&quot;&quot;:&quot;&quot;&quot;&amp;[.AO104]&amp;&quot;&quot;&quot;},&quot;;&quot;&quot;) &amp;IF([.AP104]&gt;0;&quot;{&quot;&quot;value&quot;&quot;:&quot;&amp;COLUMN([.AP104])-11&amp;&quot;,&quot;&quot;text&quot;&quot;:&quot;&quot;&quot;&amp;[.AP104]&amp;&quot;&quot;&quot;},&quot;;&quot;&quot;) &amp;IF([.AQ104]&gt;0;&quot;{&quot;&quot;value&quot;&quot;:&quot;&amp;COLUMN([.AQ104])-11&amp;&quot;,&quot;&quot;text&quot;&quot;:&quot;&quot;&quot;&amp;[.AQ104]&amp;&quot;&quot;&quot;},&quot;;&quot;&quot;) &amp;IF([.AR104]&gt;0;&quot;{&quot;&quot;value&quot;&quot;:&quot;&amp;COLUMN([.AR104])-11&amp;&quot;,&quot;&quot;text&quot;&quot;:&quot;&quot;&quot;&amp;[.AR104]&amp;&quot;&quot;&quot;},&quot;;&quot;&quot;) &amp;IF([.AS104]&gt;0;&quot;{&quot;&quot;value&quot;&quot;:&quot;&amp;COLUMN([.AS104])-11&amp;&quot;,&quot;&quot;text&quot;&quot;:&quot;&quot;&quot;&amp;[.AS104]&amp;&quot;&quot;&quot;},&quot;;&quot;&quot;) &amp;IF([.AT104]&gt;0;&quot;{&quot;&quot;value&quot;&quot;:&quot;&amp;COLUMN([.AT104])-11&amp;&quot;,&quot;&quot;text&quot;&quot;:&quot;&quot;&quot;&amp;[.AT104]&amp;&quot;&quot;&quot;},&quot;;&quot;&quot;) &amp;IF([.AU104]&gt;0;&quot;{&quot;&quot;value&quot;&quot;:&quot;&amp;COLUMN([.AU104])-11&amp;&quot;,&quot;&quot;text&quot;&quot;:&quot;&quot;&quot;&amp;[.AU104]&amp;&quot;&quot;&quot;},&quot;;&quot;&quot;)">
            <text:p/>
          </table:table-cell>
          <table:table-cell table:style-name="ce1" table:formula="of:=IF([.AV104]&gt;0;&quot;{&quot;&quot;value&quot;&quot;:&quot;&amp;COLUMN([.AV104])-11&amp;&quot;,&quot;&quot;text&quot;&quot;:&quot;&quot;&quot;&amp;[.AV104]&amp;&quot;&quot;&quot;},&quot;;&quot;&quot;) &amp;IF([.AW104]&gt;0;&quot;{&quot;&quot;value&quot;&quot;:&quot;&amp;COLUMN([.AW104])-11&amp;&quot;,&quot;&quot;text&quot;&quot;:&quot;&quot;&quot;&amp;[.AW104]&amp;&quot;&quot;&quot;},&quot;;&quot;&quot;) &amp;IF([.AX104]&gt;0;&quot;{&quot;&quot;value&quot;&quot;:&quot;&amp;COLUMN([.AX104])-11&amp;&quot;,&quot;&quot;text&quot;&quot;:&quot;&quot;&quot;&amp;[.AX104]&amp;&quot;&quot;&quot;},&quot;;&quot;&quot;) &amp;IF([.AY104]&gt;0;&quot;{&quot;&quot;value&quot;&quot;:&quot;&amp;COLUMN([.AY104])-11&amp;&quot;,&quot;&quot;text&quot;&quot;:&quot;&quot;&quot;&amp;[.AY104]&amp;&quot;&quot;&quot;},&quot;;&quot;&quot;) &amp;IF([.AZ104]&gt;0;&quot;{&quot;&quot;value&quot;&quot;:&quot;&amp;COLUMN([.AZ104])-11&amp;&quot;,&quot;&quot;text&quot;&quot;:&quot;&quot;&quot;&amp;[.AZ104]&amp;&quot;&quot;&quot;},&quot;;&quot;&quot;) &amp;IF([.BA104]&gt;0;&quot;{&quot;&quot;value&quot;&quot;:&quot;&amp;COLUMN([.BA104])-11&amp;&quot;,&quot;&quot;text&quot;&quot;:&quot;&quot;&quot;&amp;[.BA104]&amp;&quot;&quot;&quot;},&quot;;&quot;&quot;) &amp;IF([.BB104]&gt;0;&quot;{&quot;&quot;value&quot;&quot;:&quot;&amp;COLUMN([.BB104])-11&amp;&quot;,&quot;&quot;text&quot;&quot;:&quot;&quot;&quot;&amp;[.BB104]&amp;&quot;&quot;&quot;},&quot;;&quot;&quot;) &amp;IF([.BC104]&gt;0;&quot;{&quot;&quot;value&quot;&quot;:&quot;&amp;COLUMN([.BC104])-11&amp;&quot;,&quot;&quot;text&quot;&quot;:&quot;&quot;&quot;&amp;[.BC104]&amp;&quot;&quot;&quot;},&quot;;&quot;&quot;) &amp;IF([.BD104]&gt;0;&quot;{&quot;&quot;value&quot;&quot;:&quot;&amp;COLUMN([.BD104])-11&amp;&quot;,&quot;&quot;text&quot;&quot;:&quot;&quot;&quot;&amp;[.BD104]&amp;&quot;&quot;&quot;},&quot;;&quot;&quot;) &amp;IF([.BE104]&gt;0;&quot;{&quot;&quot;value&quot;&quot;:&quot;&amp;COLUMN([.BE104])-11&amp;&quot;,&quot;&quot;text&quot;&quot;:&quot;&quot;&quot;&amp;[.BE104]&amp;&quot;&quot;&quot;},&quot;;&quot;&quot;) &amp;IF([.BF104]&gt;0;&quot;{&quot;&quot;value&quot;&quot;:&quot;&amp;COLUMN([.BF104])-11&amp;&quot;,&quot;&quot;text&quot;&quot;:&quot;&quot;&quot;&amp;[.BF104]&amp;&quot;&quot;&quot;},&quot;;&quot;&quot;) &amp;IF([.BG104]&gt;0;&quot;{&quot;&quot;value&quot;&quot;:&quot;&amp;COLUMN([.BG104])-11&amp;&quot;,&quot;&quot;text&quot;&quot;:&quot;&quot;&quot;&amp;[.BG104]&amp;&quot;&quot;&quot;},&quot;;&quot;&quot;) &amp;IF([.BH104]&gt;0;&quot;{&quot;&quot;value&quot;&quot;:&quot;&amp;COLUMN([.BH104])-11&amp;&quot;,&quot;&quot;text&quot;&quot;:&quot;&quot;&quot;&amp;[.BH104]&amp;&quot;&quot;&quot;},&quot;;&quot;&quot;) &amp;IF([.BI104]&gt;0;&quot;{&quot;&quot;value&quot;&quot;:&quot;&amp;COLUMN([.BI104])-11&amp;&quot;,&quot;&quot;text&quot;&quot;:&quot;&quot;&quot;&amp;[.BI104]&amp;&quot;&quot;&quot;},&quot;;&quot;&quot;) &amp;IF([.BJ104]&gt;0;&quot;{&quot;&quot;value&quot;&quot;:&quot;&amp;COLUMN([.BJ104])-11&amp;&quot;,&quot;&quot;text&quot;&quot;:&quot;&quot;&quot;&amp;[.BJ104]&amp;&quot;&quot;&quot;},&quot;;&quot;&quot;) &amp;IF([.BK104]&gt;0;&quot;{&quot;&quot;value&quot;&quot;:&quot;&amp;COLUMN([.BK104])-11&amp;&quot;,&quot;&quot;text&quot;&quot;:&quot;&quot;&quot;&amp;[.BK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05]&amp;&quot;,&quot;&quot;ordinal&quot;&quot;:&quot;&amp;ROW()-2&amp;&quot;,&quot;&quot;required&quot;&quot;:&quot;&amp;[.E105]&amp;&quot;,&quot;&quot;category&quot;&quot;:&quot;&quot;&quot;&amp;[.F105]&amp;&quot;&quot;&quot;,&quot;&quot;info&quot;&quot;:&quot;&quot;&quot;&amp;[.J105]&amp;&quot;&quot;&quot;&quot;&amp;&quot;,&quot;&quot;skip&quot;&quot;:&quot;&quot;&quot;&amp;[.D105]&amp;&quot;&quot;&quot;&quot;&amp;&quot;,&quot;&quot;text&quot;&quot;:&quot;&quot;&quot;&amp;[.H105]&amp;&quot;&quot;&quot;&quot;&amp;&quot;,&quot;&quot;type&quot;&quot;:&quot;&quot;&quot;&amp;[.I105]&amp;&quot;&quot;&quot;&quot;&amp;&quot;,&quot;&quot;options&quot;&quot;:[&quot; &amp;IF([.K105]&gt;0;&quot;{&quot;&quot;value&quot;&quot;:&quot;&amp;COLUMN([.K105])-11&amp;&quot;,&quot;&quot;text&quot;&quot;:&quot;&quot;&quot;&amp;[.K105]&amp;&quot;&quot;&quot;},&quot;;&quot;&quot;) &amp;IF([.L105]&gt;0;&quot;{&quot;&quot;value&quot;&quot;:&quot;&amp;COLUMN([.L105])-11&amp;&quot;,&quot;&quot;text&quot;&quot;:&quot;&quot;&quot;&amp;[.L105]&amp;&quot;&quot;&quot;},&quot;;&quot;&quot;) &amp;IF([.M105]&gt;0;&quot;{&quot;&quot;value&quot;&quot;:&quot;&amp;COLUMN([.M105])-11&amp;&quot;,&quot;&quot;text&quot;&quot;:&quot;&quot;&quot;&amp;[.M105]&amp;&quot;&quot;&quot;},&quot;;&quot;&quot;) &amp;IF([.N105]&gt;0;&quot;{&quot;&quot;value&quot;&quot;:&quot;&amp;COLUMN([.N105])-11&amp;&quot;,&quot;&quot;text&quot;&quot;:&quot;&quot;&quot;&amp;[.N105]&amp;&quot;&quot;&quot;},&quot;;&quot;&quot;) &amp;IF([.O105]&gt;0;&quot;{&quot;&quot;value&quot;&quot;:&quot;&amp;COLUMN([.O105])-11&amp;&quot;,&quot;&quot;text&quot;&quot;:&quot;&quot;&quot;&amp;[.O105]&amp;&quot;&quot;&quot;},&quot;;&quot;&quot;) &amp;IF([.P105]&gt;0;&quot;{&quot;&quot;value&quot;&quot;:&quot;&amp;COLUMN([.P105])-11&amp;&quot;,&quot;&quot;text&quot;&quot;:&quot;&quot;&quot;&amp;[.P105]&amp;&quot;&quot;&quot;},&quot;;&quot;&quot;) &amp;IF([.Q105]&gt;0;&quot;{&quot;&quot;value&quot;&quot;:&quot;&amp;COLUMN([.Q105])-11&amp;&quot;,&quot;&quot;text&quot;&quot;:&quot;&quot;&quot;&amp;[.Q105]&amp;&quot;&quot;&quot;},&quot;;&quot;&quot;) &amp;IF([.R105]&gt;0;&quot;{&quot;&quot;value&quot;&quot;:&quot;&amp;COLUMN([.R105])-11&amp;&quot;,&quot;&quot;text&quot;&quot;:&quot;&quot;&quot;&amp;[.R105]&amp;&quot;&quot;&quot;},&quot;;&quot;&quot;) &amp;IF([.S105]&gt;0;&quot;{&quot;&quot;value&quot;&quot;:&quot;&amp;COLUMN([.S105])-11&amp;&quot;,&quot;&quot;text&quot;&quot;:&quot;&quot;&quot;&amp;[.S105]&amp;&quot;&quot;&quot;},&quot;;&quot;&quot;) &amp;IF([.T105]&gt;0;&quot;{&quot;&quot;value&quot;&quot;:&quot;&amp;COLUMN([.T105])-11&amp;&quot;,&quot;&quot;text&quot;&quot;:&quot;&quot;&quot;&amp;[.T105]&amp;&quot;&quot;&quot;},&quot;;&quot;&quot;) &amp;IF([.U105]&gt;0;&quot;{&quot;&quot;value&quot;&quot;:&quot;&amp;COLUMN([.U105])-11&amp;&quot;,&quot;&quot;text&quot;&quot;:&quot;&quot;&quot;&amp;[.U105]&amp;&quot;&quot;&quot;},&quot;;&quot;&quot;) &amp;IF([.V105]&gt;0;&quot;{&quot;&quot;value&quot;&quot;:&quot;&amp;COLUMN([.V105])-11&amp;&quot;,&quot;&quot;text&quot;&quot;:&quot;&quot;&quot;&amp;[.V105]&amp;&quot;&quot;&quot;},&quot;;&quot;&quot;) &amp;IF([.W105]&gt;0;&quot;{&quot;&quot;value&quot;&quot;:&quot;&amp;COLUMN([.W105])-11&amp;&quot;,&quot;&quot;text&quot;&quot;:&quot;&quot;&quot;&amp;[.W105]&amp;&quot;&quot;&quot;},&quot;;&quot;&quot;) &amp;IF([.X105]&gt;0;&quot;{&quot;&quot;value&quot;&quot;:&quot;&amp;COLUMN([.X105])-11&amp;&quot;,&quot;&quot;text&quot;&quot;:&quot;&quot;&quot;&amp;[.X105]&amp;&quot;&quot;&quot;},&quot;;&quot;&quot;) &amp;IF([.Y105]&gt;0;&quot;{&quot;&quot;value&quot;&quot;:&quot;&amp;COLUMN([.Y105])-11&amp;&quot;,&quot;&quot;text&quot;&quot;:&quot;&quot;&quot;&amp;[.Y105]&amp;&quot;&quot;&quot;},&quot;;&quot;&quot;) &amp;IF([.Z105]&gt;0;&quot;{&quot;&quot;value&quot;&quot;:&quot;&amp;COLUMN([.Z105])-11&amp;&quot;,&quot;&quot;text&quot;&quot;:&quot;&quot;&quot;&amp;[.Z105]&amp;&quot;&quot;&quot;},&quot;;&quot;&quot;) &amp;IF([.AA105]&gt;0;&quot;{&quot;&quot;value&quot;&quot;:&quot;&amp;COLUMN([.AA105])-11&amp;&quot;,&quot;&quot;text&quot;&quot;:&quot;&quot;&quot;&amp;[.AA105]&amp;&quot;&quot;&quot;},&quot;;&quot;&quot;)" office:value-type="string" office:string-value="{&quot;id&quot;:901,&quot;ordinal&quot;:103,&quot;required&quot;:0,&quot;category&quot;:&quot;Using Your Insulin Pump&quot;,&quot;info&quot;:&quot;null&quot;,&quot;skip&quot;:&quot;810.1&quot;,&quot;text&quot;:&quot;Now that you have answered the questions about your insulin pump, how do you feel about using your insulin pump?&quot;,&quot;type&quot;:&quot;SC-SL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901,"ordinal":103,"required":0,"category":"Using Your Insulin Pump","info":"null","skip":"810.1","text":"Now that you have answered the questions about your insulin pump, how do you feel about using your insulin pump?","type":"SC-SL","options":[{"value":0,"text":"I do mind it most of the time"},{"value":1,"text":"I do like it some of the time"},{"value":2,"text":"I hate it all of the time"},</text:p>
          </table:table-cell>
          <table:table-cell table:style-name="ce2" table:formula="of:=IF([.AB105]&gt;0;&quot;{&quot;&quot;value&quot;&quot;:&quot;&amp;COLUMN([.AB105])-11&amp;&quot;,&quot;&quot;text&quot;&quot;:&quot;&quot;&quot;&amp;[.AB105]&amp;&quot;&quot;&quot;},&quot;;&quot;&quot;) &amp;IF([.AC105]&gt;0;&quot;{&quot;&quot;value&quot;&quot;:&quot;&amp;COLUMN([.AC105])-11&amp;&quot;,&quot;&quot;text&quot;&quot;:&quot;&quot;&quot;&amp;[.AC105]&amp;&quot;&quot;&quot;},&quot;;&quot;&quot;) &amp;IF([.AD105]&gt;0;&quot;{&quot;&quot;value&quot;&quot;:&quot;&amp;COLUMN([.AD105])-11&amp;&quot;,&quot;&quot;text&quot;&quot;:&quot;&quot;&quot;&amp;[.AD105]&amp;&quot;&quot;&quot;},&quot;;&quot;&quot;) &amp;IF([.AE105]&gt;0;&quot;{&quot;&quot;value&quot;&quot;:&quot;&amp;COLUMN([.AE105])-11&amp;&quot;,&quot;&quot;text&quot;&quot;:&quot;&quot;&quot;&amp;[.AE105]&amp;&quot;&quot;&quot;},&quot;;&quot;&quot;) &amp;IF([.AF105]&gt;0;&quot;{&quot;&quot;value&quot;&quot;:&quot;&amp;COLUMN([.AF105])-11&amp;&quot;,&quot;&quot;text&quot;&quot;:&quot;&quot;&quot;&amp;[.AF105]&amp;&quot;&quot;&quot;},&quot;;&quot;&quot;) &amp;IF([.AG105]&gt;0;&quot;{&quot;&quot;value&quot;&quot;:&quot;&amp;COLUMN([.AG105])-11&amp;&quot;,&quot;&quot;text&quot;&quot;:&quot;&quot;&quot;&amp;[.AG105]&amp;&quot;&quot;&quot;},&quot;;&quot;&quot;) &amp;IF([.AH105]&gt;0;&quot;{&quot;&quot;value&quot;&quot;:&quot;&amp;COLUMN([.AH105])-11&amp;&quot;,&quot;&quot;text&quot;&quot;:&quot;&quot;&quot;&amp;[.AH105]&amp;&quot;&quot;&quot;},&quot;;&quot;&quot;) &amp;IF([.AI105]&gt;0;&quot;{&quot;&quot;value&quot;&quot;:&quot;&amp;COLUMN([.AI105])-11&amp;&quot;,&quot;&quot;text&quot;&quot;:&quot;&quot;&quot;&amp;[.AI105]&amp;&quot;&quot;&quot;},&quot;;&quot;&quot;) &amp;IF([.AJ105]&gt;0;&quot;{&quot;&quot;value&quot;&quot;:&quot;&amp;COLUMN([.AJ105])-11&amp;&quot;,&quot;&quot;text&quot;&quot;:&quot;&quot;&quot;&amp;[.AJ105]&amp;&quot;&quot;&quot;},&quot;;&quot;&quot;) &amp;IF([.AK105]&gt;0;&quot;{&quot;&quot;value&quot;&quot;:&quot;&amp;COLUMN([.AK105])-11&amp;&quot;,&quot;&quot;text&quot;&quot;:&quot;&quot;&quot;&amp;[.AK105]&amp;&quot;&quot;&quot;},&quot;;&quot;&quot;) &amp;IF([.AL105]&gt;0;&quot;{&quot;&quot;value&quot;&quot;:&quot;&amp;COLUMN([.AL105])-11&amp;&quot;,&quot;&quot;text&quot;&quot;:&quot;&quot;&quot;&amp;[.AL105]&amp;&quot;&quot;&quot;},&quot;;&quot;&quot;) &amp;IF([.AM105]&gt;0;&quot;{&quot;&quot;value&quot;&quot;:&quot;&amp;COLUMN([.AM105])-11&amp;&quot;,&quot;&quot;text&quot;&quot;:&quot;&quot;&quot;&amp;[.AM105]&amp;&quot;&quot;&quot;},&quot;;&quot;&quot;) &amp;IF([.AN105]&gt;0;&quot;{&quot;&quot;value&quot;&quot;:&quot;&amp;COLUMN([.AN105])-11&amp;&quot;,&quot;&quot;text&quot;&quot;:&quot;&quot;&quot;&amp;[.AN105]&amp;&quot;&quot;&quot;},&quot;;&quot;&quot;) &amp;IF([.AO105]&gt;0;&quot;{&quot;&quot;value&quot;&quot;:&quot;&amp;COLUMN([.AO105])-11&amp;&quot;,&quot;&quot;text&quot;&quot;:&quot;&quot;&quot;&amp;[.AO105]&amp;&quot;&quot;&quot;},&quot;;&quot;&quot;) &amp;IF([.AP105]&gt;0;&quot;{&quot;&quot;value&quot;&quot;:&quot;&amp;COLUMN([.AP105])-11&amp;&quot;,&quot;&quot;text&quot;&quot;:&quot;&quot;&quot;&amp;[.AP105]&amp;&quot;&quot;&quot;},&quot;;&quot;&quot;) &amp;IF([.AQ105]&gt;0;&quot;{&quot;&quot;value&quot;&quot;:&quot;&amp;COLUMN([.AQ105])-11&amp;&quot;,&quot;&quot;text&quot;&quot;:&quot;&quot;&quot;&amp;[.AQ105]&amp;&quot;&quot;&quot;},&quot;;&quot;&quot;) &amp;IF([.AR105]&gt;0;&quot;{&quot;&quot;value&quot;&quot;:&quot;&amp;COLUMN([.AR105])-11&amp;&quot;,&quot;&quot;text&quot;&quot;:&quot;&quot;&quot;&amp;[.AR105]&amp;&quot;&quot;&quot;},&quot;;&quot;&quot;) &amp;IF([.AS105]&gt;0;&quot;{&quot;&quot;value&quot;&quot;:&quot;&amp;COLUMN([.AS105])-11&amp;&quot;,&quot;&quot;text&quot;&quot;:&quot;&quot;&quot;&amp;[.AS105]&amp;&quot;&quot;&quot;},&quot;;&quot;&quot;) &amp;IF([.AT105]&gt;0;&quot;{&quot;&quot;value&quot;&quot;:&quot;&amp;COLUMN([.AT105])-11&amp;&quot;,&quot;&quot;text&quot;&quot;:&quot;&quot;&quot;&amp;[.AT105]&amp;&quot;&quot;&quot;},&quot;;&quot;&quot;) &amp;IF([.AU105]&gt;0;&quot;{&quot;&quot;value&quot;&quot;:&quot;&amp;COLUMN([.AU105])-11&amp;&quot;,&quot;&quot;text&quot;&quot;:&quot;&quot;&quot;&amp;[.AU105]&amp;&quot;&quot;&quot;},&quot;;&quot;&quot;)">
            <text:p/>
          </table:table-cell>
          <table:table-cell table:style-name="ce1" table:formula="of:=IF([.AV105]&gt;0;&quot;{&quot;&quot;value&quot;&quot;:&quot;&amp;COLUMN([.AV105])-11&amp;&quot;,&quot;&quot;text&quot;&quot;:&quot;&quot;&quot;&amp;[.AV105]&amp;&quot;&quot;&quot;},&quot;;&quot;&quot;) &amp;IF([.AW105]&gt;0;&quot;{&quot;&quot;value&quot;&quot;:&quot;&amp;COLUMN([.AW105])-11&amp;&quot;,&quot;&quot;text&quot;&quot;:&quot;&quot;&quot;&amp;[.AW105]&amp;&quot;&quot;&quot;},&quot;;&quot;&quot;) &amp;IF([.AX105]&gt;0;&quot;{&quot;&quot;value&quot;&quot;:&quot;&amp;COLUMN([.AX105])-11&amp;&quot;,&quot;&quot;text&quot;&quot;:&quot;&quot;&quot;&amp;[.AX105]&amp;&quot;&quot;&quot;},&quot;;&quot;&quot;) &amp;IF([.AY105]&gt;0;&quot;{&quot;&quot;value&quot;&quot;:&quot;&amp;COLUMN([.AY105])-11&amp;&quot;,&quot;&quot;text&quot;&quot;:&quot;&quot;&quot;&amp;[.AY105]&amp;&quot;&quot;&quot;},&quot;;&quot;&quot;) &amp;IF([.AZ105]&gt;0;&quot;{&quot;&quot;value&quot;&quot;:&quot;&amp;COLUMN([.AZ105])-11&amp;&quot;,&quot;&quot;text&quot;&quot;:&quot;&quot;&quot;&amp;[.AZ105]&amp;&quot;&quot;&quot;},&quot;;&quot;&quot;) &amp;IF([.BA105]&gt;0;&quot;{&quot;&quot;value&quot;&quot;:&quot;&amp;COLUMN([.BA105])-11&amp;&quot;,&quot;&quot;text&quot;&quot;:&quot;&quot;&quot;&amp;[.BA105]&amp;&quot;&quot;&quot;},&quot;;&quot;&quot;) &amp;IF([.BB105]&gt;0;&quot;{&quot;&quot;value&quot;&quot;:&quot;&amp;COLUMN([.BB105])-11&amp;&quot;,&quot;&quot;text&quot;&quot;:&quot;&quot;&quot;&amp;[.BB105]&amp;&quot;&quot;&quot;},&quot;;&quot;&quot;) &amp;IF([.BC105]&gt;0;&quot;{&quot;&quot;value&quot;&quot;:&quot;&amp;COLUMN([.BC105])-11&amp;&quot;,&quot;&quot;text&quot;&quot;:&quot;&quot;&quot;&amp;[.BC105]&amp;&quot;&quot;&quot;},&quot;;&quot;&quot;) &amp;IF([.BD105]&gt;0;&quot;{&quot;&quot;value&quot;&quot;:&quot;&amp;COLUMN([.BD105])-11&amp;&quot;,&quot;&quot;text&quot;&quot;:&quot;&quot;&quot;&amp;[.BD105]&amp;&quot;&quot;&quot;},&quot;;&quot;&quot;) &amp;IF([.BE105]&gt;0;&quot;{&quot;&quot;value&quot;&quot;:&quot;&amp;COLUMN([.BE105])-11&amp;&quot;,&quot;&quot;text&quot;&quot;:&quot;&quot;&quot;&amp;[.BE105]&amp;&quot;&quot;&quot;},&quot;;&quot;&quot;) &amp;IF([.BF105]&gt;0;&quot;{&quot;&quot;value&quot;&quot;:&quot;&amp;COLUMN([.BF105])-11&amp;&quot;,&quot;&quot;text&quot;&quot;:&quot;&quot;&quot;&amp;[.BF105]&amp;&quot;&quot;&quot;},&quot;;&quot;&quot;) &amp;IF([.BG105]&gt;0;&quot;{&quot;&quot;value&quot;&quot;:&quot;&amp;COLUMN([.BG105])-11&amp;&quot;,&quot;&quot;text&quot;&quot;:&quot;&quot;&quot;&amp;[.BG105]&amp;&quot;&quot;&quot;},&quot;;&quot;&quot;) &amp;IF([.BH105]&gt;0;&quot;{&quot;&quot;value&quot;&quot;:&quot;&amp;COLUMN([.BH105])-11&amp;&quot;,&quot;&quot;text&quot;&quot;:&quot;&quot;&quot;&amp;[.BH105]&amp;&quot;&quot;&quot;},&quot;;&quot;&quot;) &amp;IF([.BI105]&gt;0;&quot;{&quot;&quot;value&quot;&quot;:&quot;&amp;COLUMN([.BI105])-11&amp;&quot;,&quot;&quot;text&quot;&quot;:&quot;&quot;&quot;&amp;[.BI105]&amp;&quot;&quot;&quot;},&quot;;&quot;&quot;) &amp;IF([.BJ105]&gt;0;&quot;{&quot;&quot;value&quot;&quot;:&quot;&amp;COLUMN([.BJ105])-11&amp;&quot;,&quot;&quot;text&quot;&quot;:&quot;&quot;&quot;&amp;[.BJ105]&amp;&quot;&quot;&quot;},&quot;;&quot;&quot;) &amp;IF([.BK105]&gt;0;&quot;{&quot;&quot;value&quot;&quot;:&quot;&amp;COLUMN([.BK105])-11&amp;&quot;,&quot;&quot;text&quot;&quot;:&quot;&quot;&quot;&amp;[.BK10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901">
            <text:p>901</text:p>
          </table:table-cell>
          <table:table-cell office:value-type="string">
            <text:p>Now that you have answered the questions about your insulin pump, how do you feel about using your insulin pump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06]&amp;&quot;,&quot;&quot;ordinal&quot;&quot;:&quot;&amp;ROW()-2&amp;&quot;,&quot;&quot;required&quot;&quot;:&quot;&amp;[.E106]&amp;&quot;,&quot;&quot;category&quot;&quot;:&quot;&quot;&quot;&amp;[.F106]&amp;&quot;&quot;&quot;,&quot;&quot;info&quot;&quot;:&quot;&quot;&quot;&amp;[.J106]&amp;&quot;&quot;&quot;&quot;&amp;&quot;,&quot;&quot;skip&quot;&quot;:&quot;&quot;&quot;&amp;[.D106]&amp;&quot;&quot;&quot;&quot;&amp;&quot;,&quot;&quot;text&quot;&quot;:&quot;&quot;&quot;&amp;[.H106]&amp;&quot;&quot;&quot;&quot;&amp;&quot;,&quot;&quot;type&quot;&quot;:&quot;&quot;&quot;&amp;[.I106]&amp;&quot;&quot;&quot;&quot;&amp;&quot;,&quot;&quot;options&quot;&quot;:[&quot; &amp;IF([.K106]&gt;0;&quot;{&quot;&quot;value&quot;&quot;:&quot;&amp;COLUMN([.K106])-11&amp;&quot;,&quot;&quot;text&quot;&quot;:&quot;&quot;&quot;&amp;[.K106]&amp;&quot;&quot;&quot;},&quot;;&quot;&quot;) &amp;IF([.L106]&gt;0;&quot;{&quot;&quot;value&quot;&quot;:&quot;&amp;COLUMN([.L106])-11&amp;&quot;,&quot;&quot;text&quot;&quot;:&quot;&quot;&quot;&amp;[.L106]&amp;&quot;&quot;&quot;},&quot;;&quot;&quot;) &amp;IF([.M106]&gt;0;&quot;{&quot;&quot;value&quot;&quot;:&quot;&amp;COLUMN([.M106])-11&amp;&quot;,&quot;&quot;text&quot;&quot;:&quot;&quot;&quot;&amp;[.M106]&amp;&quot;&quot;&quot;},&quot;;&quot;&quot;) &amp;IF([.N106]&gt;0;&quot;{&quot;&quot;value&quot;&quot;:&quot;&amp;COLUMN([.N106])-11&amp;&quot;,&quot;&quot;text&quot;&quot;:&quot;&quot;&quot;&amp;[.N106]&amp;&quot;&quot;&quot;},&quot;;&quot;&quot;) &amp;IF([.O106]&gt;0;&quot;{&quot;&quot;value&quot;&quot;:&quot;&amp;COLUMN([.O106])-11&amp;&quot;,&quot;&quot;text&quot;&quot;:&quot;&quot;&quot;&amp;[.O106]&amp;&quot;&quot;&quot;},&quot;;&quot;&quot;) &amp;IF([.P106]&gt;0;&quot;{&quot;&quot;value&quot;&quot;:&quot;&amp;COLUMN([.P106])-11&amp;&quot;,&quot;&quot;text&quot;&quot;:&quot;&quot;&quot;&amp;[.P106]&amp;&quot;&quot;&quot;},&quot;;&quot;&quot;) &amp;IF([.Q106]&gt;0;&quot;{&quot;&quot;value&quot;&quot;:&quot;&amp;COLUMN([.Q106])-11&amp;&quot;,&quot;&quot;text&quot;&quot;:&quot;&quot;&quot;&amp;[.Q106]&amp;&quot;&quot;&quot;},&quot;;&quot;&quot;) &amp;IF([.R106]&gt;0;&quot;{&quot;&quot;value&quot;&quot;:&quot;&amp;COLUMN([.R106])-11&amp;&quot;,&quot;&quot;text&quot;&quot;:&quot;&quot;&quot;&amp;[.R106]&amp;&quot;&quot;&quot;},&quot;;&quot;&quot;) &amp;IF([.S106]&gt;0;&quot;{&quot;&quot;value&quot;&quot;:&quot;&amp;COLUMN([.S106])-11&amp;&quot;,&quot;&quot;text&quot;&quot;:&quot;&quot;&quot;&amp;[.S106]&amp;&quot;&quot;&quot;},&quot;;&quot;&quot;) &amp;IF([.T106]&gt;0;&quot;{&quot;&quot;value&quot;&quot;:&quot;&amp;COLUMN([.T106])-11&amp;&quot;,&quot;&quot;text&quot;&quot;:&quot;&quot;&quot;&amp;[.T106]&amp;&quot;&quot;&quot;},&quot;;&quot;&quot;) &amp;IF([.U106]&gt;0;&quot;{&quot;&quot;value&quot;&quot;:&quot;&amp;COLUMN([.U106])-11&amp;&quot;,&quot;&quot;text&quot;&quot;:&quot;&quot;&quot;&amp;[.U106]&amp;&quot;&quot;&quot;},&quot;;&quot;&quot;) &amp;IF([.V106]&gt;0;&quot;{&quot;&quot;value&quot;&quot;:&quot;&amp;COLUMN([.V106])-11&amp;&quot;,&quot;&quot;text&quot;&quot;:&quot;&quot;&quot;&amp;[.V106]&amp;&quot;&quot;&quot;},&quot;;&quot;&quot;) &amp;IF([.W106]&gt;0;&quot;{&quot;&quot;value&quot;&quot;:&quot;&amp;COLUMN([.W106])-11&amp;&quot;,&quot;&quot;text&quot;&quot;:&quot;&quot;&quot;&amp;[.W106]&amp;&quot;&quot;&quot;},&quot;;&quot;&quot;) &amp;IF([.X106]&gt;0;&quot;{&quot;&quot;value&quot;&quot;:&quot;&amp;COLUMN([.X106])-11&amp;&quot;,&quot;&quot;text&quot;&quot;:&quot;&quot;&quot;&amp;[.X106]&amp;&quot;&quot;&quot;},&quot;;&quot;&quot;) &amp;IF([.Y106]&gt;0;&quot;{&quot;&quot;value&quot;&quot;:&quot;&amp;COLUMN([.Y106])-11&amp;&quot;,&quot;&quot;text&quot;&quot;:&quot;&quot;&quot;&amp;[.Y106]&amp;&quot;&quot;&quot;},&quot;;&quot;&quot;) &amp;IF([.Z106]&gt;0;&quot;{&quot;&quot;value&quot;&quot;:&quot;&amp;COLUMN([.Z106])-11&amp;&quot;,&quot;&quot;text&quot;&quot;:&quot;&quot;&quot;&amp;[.Z106]&amp;&quot;&quot;&quot;},&quot;;&quot;&quot;) &amp;IF([.AA106]&gt;0;&quot;{&quot;&quot;value&quot;&quot;:&quot;&amp;COLUMN([.AA106])-11&amp;&quot;,&quot;&quot;text&quot;&quot;:&quot;&quot;&quot;&amp;[.AA106]&amp;&quot;&quot;&quot;},&quot;;&quot;&quot;)" office:value-type="string" office:string-value="{&quot;id&quot;:91,&quot;ordinal&quot;:104,&quot;required&quot;:0,&quot;category&quot;:&quot;Living With Diabetes&quot;,&quot;info&quot;:&quot;null&quot;,&quot;skip&quot;:&quot;null&quot;,&quot;text&quot;:&quot;How does diabetes affect your life?&quot;,&quot;type&quot;:&quot;SC-SL&quot;,&quot;options&quot;:[{&quot;value&quot;:0,&quot;text&quot;:&quot;My diabetes does stop me from doing anything&quot;},{&quot;value&quot;:1,&quot;text&quot;:&quot;I can't always do what I want, but I manage&quot;},{&quot;value&quot;:2,&quot;text&quot;:&quot;My diabetes stops me from doing lots of things&quot;},">
            <text:p>{"id":91,"ordinal":104,"required":0,"category":"Living With Diabetes","info":"null","skip":"null","text":"How does diabetes affect your life?","type":"SC-SL","options":[{"value":0,"text":"My diabetes does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B106]&gt;0;&quot;{&quot;&quot;value&quot;&quot;:&quot;&amp;COLUMN([.AB106])-11&amp;&quot;,&quot;&quot;text&quot;&quot;:&quot;&quot;&quot;&amp;[.AB106]&amp;&quot;&quot;&quot;},&quot;;&quot;&quot;) &amp;IF([.AC106]&gt;0;&quot;{&quot;&quot;value&quot;&quot;:&quot;&amp;COLUMN([.AC106])-11&amp;&quot;,&quot;&quot;text&quot;&quot;:&quot;&quot;&quot;&amp;[.AC106]&amp;&quot;&quot;&quot;},&quot;;&quot;&quot;) &amp;IF([.AD106]&gt;0;&quot;{&quot;&quot;value&quot;&quot;:&quot;&amp;COLUMN([.AD106])-11&amp;&quot;,&quot;&quot;text&quot;&quot;:&quot;&quot;&quot;&amp;[.AD106]&amp;&quot;&quot;&quot;},&quot;;&quot;&quot;) &amp;IF([.AE106]&gt;0;&quot;{&quot;&quot;value&quot;&quot;:&quot;&amp;COLUMN([.AE106])-11&amp;&quot;,&quot;&quot;text&quot;&quot;:&quot;&quot;&quot;&amp;[.AE106]&amp;&quot;&quot;&quot;},&quot;;&quot;&quot;) &amp;IF([.AF106]&gt;0;&quot;{&quot;&quot;value&quot;&quot;:&quot;&amp;COLUMN([.AF106])-11&amp;&quot;,&quot;&quot;text&quot;&quot;:&quot;&quot;&quot;&amp;[.AF106]&amp;&quot;&quot;&quot;},&quot;;&quot;&quot;) &amp;IF([.AG106]&gt;0;&quot;{&quot;&quot;value&quot;&quot;:&quot;&amp;COLUMN([.AG106])-11&amp;&quot;,&quot;&quot;text&quot;&quot;:&quot;&quot;&quot;&amp;[.AG106]&amp;&quot;&quot;&quot;},&quot;;&quot;&quot;) &amp;IF([.AH106]&gt;0;&quot;{&quot;&quot;value&quot;&quot;:&quot;&amp;COLUMN([.AH106])-11&amp;&quot;,&quot;&quot;text&quot;&quot;:&quot;&quot;&quot;&amp;[.AH106]&amp;&quot;&quot;&quot;},&quot;;&quot;&quot;) &amp;IF([.AI106]&gt;0;&quot;{&quot;&quot;value&quot;&quot;:&quot;&amp;COLUMN([.AI106])-11&amp;&quot;,&quot;&quot;text&quot;&quot;:&quot;&quot;&quot;&amp;[.AI106]&amp;&quot;&quot;&quot;},&quot;;&quot;&quot;) &amp;IF([.AJ106]&gt;0;&quot;{&quot;&quot;value&quot;&quot;:&quot;&amp;COLUMN([.AJ106])-11&amp;&quot;,&quot;&quot;text&quot;&quot;:&quot;&quot;&quot;&amp;[.AJ106]&amp;&quot;&quot;&quot;},&quot;;&quot;&quot;) &amp;IF([.AK106]&gt;0;&quot;{&quot;&quot;value&quot;&quot;:&quot;&amp;COLUMN([.AK106])-11&amp;&quot;,&quot;&quot;text&quot;&quot;:&quot;&quot;&quot;&amp;[.AK106]&amp;&quot;&quot;&quot;},&quot;;&quot;&quot;) &amp;IF([.AL106]&gt;0;&quot;{&quot;&quot;value&quot;&quot;:&quot;&amp;COLUMN([.AL106])-11&amp;&quot;,&quot;&quot;text&quot;&quot;:&quot;&quot;&quot;&amp;[.AL106]&amp;&quot;&quot;&quot;},&quot;;&quot;&quot;) &amp;IF([.AM106]&gt;0;&quot;{&quot;&quot;value&quot;&quot;:&quot;&amp;COLUMN([.AM106])-11&amp;&quot;,&quot;&quot;text&quot;&quot;:&quot;&quot;&quot;&amp;[.AM106]&amp;&quot;&quot;&quot;},&quot;;&quot;&quot;) &amp;IF([.AN106]&gt;0;&quot;{&quot;&quot;value&quot;&quot;:&quot;&amp;COLUMN([.AN106])-11&amp;&quot;,&quot;&quot;text&quot;&quot;:&quot;&quot;&quot;&amp;[.AN106]&amp;&quot;&quot;&quot;},&quot;;&quot;&quot;) &amp;IF([.AO106]&gt;0;&quot;{&quot;&quot;value&quot;&quot;:&quot;&amp;COLUMN([.AO106])-11&amp;&quot;,&quot;&quot;text&quot;&quot;:&quot;&quot;&quot;&amp;[.AO106]&amp;&quot;&quot;&quot;},&quot;;&quot;&quot;) &amp;IF([.AP106]&gt;0;&quot;{&quot;&quot;value&quot;&quot;:&quot;&amp;COLUMN([.AP106])-11&amp;&quot;,&quot;&quot;text&quot;&quot;:&quot;&quot;&quot;&amp;[.AP106]&amp;&quot;&quot;&quot;},&quot;;&quot;&quot;) &amp;IF([.AQ106]&gt;0;&quot;{&quot;&quot;value&quot;&quot;:&quot;&amp;COLUMN([.AQ106])-11&amp;&quot;,&quot;&quot;text&quot;&quot;:&quot;&quot;&quot;&amp;[.AQ106]&amp;&quot;&quot;&quot;},&quot;;&quot;&quot;) &amp;IF([.AR106]&gt;0;&quot;{&quot;&quot;value&quot;&quot;:&quot;&amp;COLUMN([.AR106])-11&amp;&quot;,&quot;&quot;text&quot;&quot;:&quot;&quot;&quot;&amp;[.AR106]&amp;&quot;&quot;&quot;},&quot;;&quot;&quot;) &amp;IF([.AS106]&gt;0;&quot;{&quot;&quot;value&quot;&quot;:&quot;&amp;COLUMN([.AS106])-11&amp;&quot;,&quot;&quot;text&quot;&quot;:&quot;&quot;&quot;&amp;[.AS106]&amp;&quot;&quot;&quot;},&quot;;&quot;&quot;) &amp;IF([.AT106]&gt;0;&quot;{&quot;&quot;value&quot;&quot;:&quot;&amp;COLUMN([.AT106])-11&amp;&quot;,&quot;&quot;text&quot;&quot;:&quot;&quot;&quot;&amp;[.AT106]&amp;&quot;&quot;&quot;},&quot;;&quot;&quot;) &amp;IF([.AU106]&gt;0;&quot;{&quot;&quot;value&quot;&quot;:&quot;&amp;COLUMN([.AU106])-11&amp;&quot;,&quot;&quot;text&quot;&quot;:&quot;&quot;&quot;&amp;[.AU106]&amp;&quot;&quot;&quot;},&quot;;&quot;&quot;)">
            <text:p/>
          </table:table-cell>
          <table:table-cell table:style-name="ce1" table:formula="of:=IF([.AV106]&gt;0;&quot;{&quot;&quot;value&quot;&quot;:&quot;&amp;COLUMN([.AV106])-11&amp;&quot;,&quot;&quot;text&quot;&quot;:&quot;&quot;&quot;&amp;[.AV106]&amp;&quot;&quot;&quot;},&quot;;&quot;&quot;) &amp;IF([.AW106]&gt;0;&quot;{&quot;&quot;value&quot;&quot;:&quot;&amp;COLUMN([.AW106])-11&amp;&quot;,&quot;&quot;text&quot;&quot;:&quot;&quot;&quot;&amp;[.AW106]&amp;&quot;&quot;&quot;},&quot;;&quot;&quot;) &amp;IF([.AX106]&gt;0;&quot;{&quot;&quot;value&quot;&quot;:&quot;&amp;COLUMN([.AX106])-11&amp;&quot;,&quot;&quot;text&quot;&quot;:&quot;&quot;&quot;&amp;[.AX106]&amp;&quot;&quot;&quot;},&quot;;&quot;&quot;) &amp;IF([.AY106]&gt;0;&quot;{&quot;&quot;value&quot;&quot;:&quot;&amp;COLUMN([.AY106])-11&amp;&quot;,&quot;&quot;text&quot;&quot;:&quot;&quot;&quot;&amp;[.AY106]&amp;&quot;&quot;&quot;},&quot;;&quot;&quot;) &amp;IF([.AZ106]&gt;0;&quot;{&quot;&quot;value&quot;&quot;:&quot;&amp;COLUMN([.AZ106])-11&amp;&quot;,&quot;&quot;text&quot;&quot;:&quot;&quot;&quot;&amp;[.AZ106]&amp;&quot;&quot;&quot;},&quot;;&quot;&quot;) &amp;IF([.BA106]&gt;0;&quot;{&quot;&quot;value&quot;&quot;:&quot;&amp;COLUMN([.BA106])-11&amp;&quot;,&quot;&quot;text&quot;&quot;:&quot;&quot;&quot;&amp;[.BA106]&amp;&quot;&quot;&quot;},&quot;;&quot;&quot;) &amp;IF([.BB106]&gt;0;&quot;{&quot;&quot;value&quot;&quot;:&quot;&amp;COLUMN([.BB106])-11&amp;&quot;,&quot;&quot;text&quot;&quot;:&quot;&quot;&quot;&amp;[.BB106]&amp;&quot;&quot;&quot;},&quot;;&quot;&quot;) &amp;IF([.BC106]&gt;0;&quot;{&quot;&quot;value&quot;&quot;:&quot;&amp;COLUMN([.BC106])-11&amp;&quot;,&quot;&quot;text&quot;&quot;:&quot;&quot;&quot;&amp;[.BC106]&amp;&quot;&quot;&quot;},&quot;;&quot;&quot;) &amp;IF([.BD106]&gt;0;&quot;{&quot;&quot;value&quot;&quot;:&quot;&amp;COLUMN([.BD106])-11&amp;&quot;,&quot;&quot;text&quot;&quot;:&quot;&quot;&quot;&amp;[.BD106]&amp;&quot;&quot;&quot;},&quot;;&quot;&quot;) &amp;IF([.BE106]&gt;0;&quot;{&quot;&quot;value&quot;&quot;:&quot;&amp;COLUMN([.BE106])-11&amp;&quot;,&quot;&quot;text&quot;&quot;:&quot;&quot;&quot;&amp;[.BE106]&amp;&quot;&quot;&quot;},&quot;;&quot;&quot;) &amp;IF([.BF106]&gt;0;&quot;{&quot;&quot;value&quot;&quot;:&quot;&amp;COLUMN([.BF106])-11&amp;&quot;,&quot;&quot;text&quot;&quot;:&quot;&quot;&quot;&amp;[.BF106]&amp;&quot;&quot;&quot;},&quot;;&quot;&quot;) &amp;IF([.BG106]&gt;0;&quot;{&quot;&quot;value&quot;&quot;:&quot;&amp;COLUMN([.BG106])-11&amp;&quot;,&quot;&quot;text&quot;&quot;:&quot;&quot;&quot;&amp;[.BG106]&amp;&quot;&quot;&quot;},&quot;;&quot;&quot;) &amp;IF([.BH106]&gt;0;&quot;{&quot;&quot;value&quot;&quot;:&quot;&amp;COLUMN([.BH106])-11&amp;&quot;,&quot;&quot;text&quot;&quot;:&quot;&quot;&quot;&amp;[.BH106]&amp;&quot;&quot;&quot;},&quot;;&quot;&quot;) &amp;IF([.BI106]&gt;0;&quot;{&quot;&quot;value&quot;&quot;:&quot;&amp;COLUMN([.BI106])-11&amp;&quot;,&quot;&quot;text&quot;&quot;:&quot;&quot;&quot;&amp;[.BI106]&amp;&quot;&quot;&quot;},&quot;;&quot;&quot;) &amp;IF([.BJ106]&gt;0;&quot;{&quot;&quot;value&quot;&quot;:&quot;&amp;COLUMN([.BJ106])-11&amp;&quot;,&quot;&quot;text&quot;&quot;:&quot;&quot;&quot;&amp;[.BJ106]&amp;&quot;&quot;&quot;},&quot;;&quot;&quot;) &amp;IF([.BK106]&gt;0;&quot;{&quot;&quot;value&quot;&quot;:&quot;&amp;COLUMN([.BK106])-11&amp;&quot;,&quot;&quot;text&quot;&quot;:&quot;&quot;&quot;&amp;[.BK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 With Diabetes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My diabetes does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07]&amp;&quot;,&quot;&quot;ordinal&quot;&quot;:&quot;&amp;ROW()-2&amp;&quot;,&quot;&quot;required&quot;&quot;:&quot;&amp;[.E107]&amp;&quot;,&quot;&quot;category&quot;&quot;:&quot;&quot;&quot;&amp;[.F107]&amp;&quot;&quot;&quot;,&quot;&quot;info&quot;&quot;:&quot;&quot;&quot;&amp;[.J107]&amp;&quot;&quot;&quot;&quot;&amp;&quot;,&quot;&quot;skip&quot;&quot;:&quot;&quot;&quot;&amp;[.D107]&amp;&quot;&quot;&quot;&quot;&amp;&quot;,&quot;&quot;text&quot;&quot;:&quot;&quot;&quot;&amp;[.H107]&amp;&quot;&quot;&quot;&quot;&amp;&quot;,&quot;&quot;type&quot;&quot;:&quot;&quot;&quot;&amp;[.I107]&amp;&quot;&quot;&quot;&quot;&amp;&quot;,&quot;&quot;options&quot;&quot;:[&quot; &amp;IF([.K107]&gt;0;&quot;{&quot;&quot;value&quot;&quot;:&quot;&amp;COLUMN([.K107])-11&amp;&quot;,&quot;&quot;text&quot;&quot;:&quot;&quot;&quot;&amp;[.K107]&amp;&quot;&quot;&quot;},&quot;;&quot;&quot;) &amp;IF([.L107]&gt;0;&quot;{&quot;&quot;value&quot;&quot;:&quot;&amp;COLUMN([.L107])-11&amp;&quot;,&quot;&quot;text&quot;&quot;:&quot;&quot;&quot;&amp;[.L107]&amp;&quot;&quot;&quot;},&quot;;&quot;&quot;) &amp;IF([.M107]&gt;0;&quot;{&quot;&quot;value&quot;&quot;:&quot;&amp;COLUMN([.M107])-11&amp;&quot;,&quot;&quot;text&quot;&quot;:&quot;&quot;&quot;&amp;[.M107]&amp;&quot;&quot;&quot;},&quot;;&quot;&quot;) &amp;IF([.N107]&gt;0;&quot;{&quot;&quot;value&quot;&quot;:&quot;&amp;COLUMN([.N107])-11&amp;&quot;,&quot;&quot;text&quot;&quot;:&quot;&quot;&quot;&amp;[.N107]&amp;&quot;&quot;&quot;},&quot;;&quot;&quot;) &amp;IF([.O107]&gt;0;&quot;{&quot;&quot;value&quot;&quot;:&quot;&amp;COLUMN([.O107])-11&amp;&quot;,&quot;&quot;text&quot;&quot;:&quot;&quot;&quot;&amp;[.O107]&amp;&quot;&quot;&quot;},&quot;;&quot;&quot;) &amp;IF([.P107]&gt;0;&quot;{&quot;&quot;value&quot;&quot;:&quot;&amp;COLUMN([.P107])-11&amp;&quot;,&quot;&quot;text&quot;&quot;:&quot;&quot;&quot;&amp;[.P107]&amp;&quot;&quot;&quot;},&quot;;&quot;&quot;) &amp;IF([.Q107]&gt;0;&quot;{&quot;&quot;value&quot;&quot;:&quot;&amp;COLUMN([.Q107])-11&amp;&quot;,&quot;&quot;text&quot;&quot;:&quot;&quot;&quot;&amp;[.Q107]&amp;&quot;&quot;&quot;},&quot;;&quot;&quot;) &amp;IF([.R107]&gt;0;&quot;{&quot;&quot;value&quot;&quot;:&quot;&amp;COLUMN([.R107])-11&amp;&quot;,&quot;&quot;text&quot;&quot;:&quot;&quot;&quot;&amp;[.R107]&amp;&quot;&quot;&quot;},&quot;;&quot;&quot;) &amp;IF([.S107]&gt;0;&quot;{&quot;&quot;value&quot;&quot;:&quot;&amp;COLUMN([.S107])-11&amp;&quot;,&quot;&quot;text&quot;&quot;:&quot;&quot;&quot;&amp;[.S107]&amp;&quot;&quot;&quot;},&quot;;&quot;&quot;) &amp;IF([.T107]&gt;0;&quot;{&quot;&quot;value&quot;&quot;:&quot;&amp;COLUMN([.T107])-11&amp;&quot;,&quot;&quot;text&quot;&quot;:&quot;&quot;&quot;&amp;[.T107]&amp;&quot;&quot;&quot;},&quot;;&quot;&quot;) &amp;IF([.U107]&gt;0;&quot;{&quot;&quot;value&quot;&quot;:&quot;&amp;COLUMN([.U107])-11&amp;&quot;,&quot;&quot;text&quot;&quot;:&quot;&quot;&quot;&amp;[.U107]&amp;&quot;&quot;&quot;},&quot;;&quot;&quot;) &amp;IF([.V107]&gt;0;&quot;{&quot;&quot;value&quot;&quot;:&quot;&amp;COLUMN([.V107])-11&amp;&quot;,&quot;&quot;text&quot;&quot;:&quot;&quot;&quot;&amp;[.V107]&amp;&quot;&quot;&quot;},&quot;;&quot;&quot;) &amp;IF([.W107]&gt;0;&quot;{&quot;&quot;value&quot;&quot;:&quot;&amp;COLUMN([.W107])-11&amp;&quot;,&quot;&quot;text&quot;&quot;:&quot;&quot;&quot;&amp;[.W107]&amp;&quot;&quot;&quot;},&quot;;&quot;&quot;) &amp;IF([.X107]&gt;0;&quot;{&quot;&quot;value&quot;&quot;:&quot;&amp;COLUMN([.X107])-11&amp;&quot;,&quot;&quot;text&quot;&quot;:&quot;&quot;&quot;&amp;[.X107]&amp;&quot;&quot;&quot;},&quot;;&quot;&quot;) &amp;IF([.Y107]&gt;0;&quot;{&quot;&quot;value&quot;&quot;:&quot;&amp;COLUMN([.Y107])-11&amp;&quot;,&quot;&quot;text&quot;&quot;:&quot;&quot;&quot;&amp;[.Y107]&amp;&quot;&quot;&quot;},&quot;;&quot;&quot;) &amp;IF([.Z107]&gt;0;&quot;{&quot;&quot;value&quot;&quot;:&quot;&amp;COLUMN([.Z107])-11&amp;&quot;,&quot;&quot;text&quot;&quot;:&quot;&quot;&quot;&amp;[.Z107]&amp;&quot;&quot;&quot;},&quot;;&quot;&quot;) &amp;IF([.AA107]&gt;0;&quot;{&quot;&quot;value&quot;&quot;:&quot;&amp;COLUMN([.AA107])-11&amp;&quot;,&quot;&quot;text&quot;&quot;:&quot;&quot;&quot;&amp;[.AA107]&amp;&quot;&quot;&quot;},&quot;;&quot;&quot;)" office:value-type="string" office:string-value="{&quot;id&quot;:92,&quot;ordinal&quot;:105,&quot;required&quot;:0,&quot;category&quot;:&quot;Illness&quot;,&quot;info&quot;:&quot;null&quot;,&quot;skip&quot;:&quot;null&quot;,&quot;text&quot;:&quot;What would you do if you were ill with an infection (e.g. sickness / flu) and it made your blood glucose high?&quot;,&quot;type&quot;:&quot;MC&quot;,&quot;options&quot;:[{&quot;value&quot;:0,&quot;text&quot;:&quot;My mum / dad / carer would look after my diabetes&quot;},{&quot;value&quot;:1,&quot;text&quot;:&quot;Contact my nurse or doctor&quot;},{&quot;value&quot;:2,&quot;text&quot;:&quot;Test my wee for ketones&quot;},{&quot;value&quot;:3,&quot;text&quot;:&quot;Test my blood glucose more than usual&quot;},{&quot;value&quot;:4,&quot;text&quot;:&quot;Take more insulin if needed&quot;},{&quot;value&quot;:5,&quot;text&quot;:&quot;Drink lots of water&quot;},{&quot;value&quot;:6,&quot;text&quot;:&quot;Just carry on as normal&quot;},{&quot;value&quot;:7,&quot;text&quot;:&quot;Eat more&quot;},{&quot;value&quot;:8,&quot;text&quot;:&quot;Eat less&quot;},{&quot;value&quot;:9,&quot;text&quot;:&quot;Re-program my pump&quot;},{&quot;value&quot;:10,&quot;text&quot;:&quot;Take less insulin&quot;},{&quot;value&quot;:11,&quot;text&quot;:&quot;I am not sure what I would do&quot;},{&quot;value&quot;:12,&quot;text&quot;:&quot;TEXT_OTHER&quot;},">
            <text:p>{"id":92,"ordinal":105,"required":0,"category":"Illness","info":"null","skip":"null","text":"What would you do if you were ill with an infection (e.g. sickness / flu) and it made your blood glucose high?","type":"MC","options":[{"value":0,"text":"My mum / dad / carer would look after my diabetes"},{"value":1,"text":"Contact my nurse or doctor"},{"value":2,"text":"Test my wee for ketones"},{"value":3,"text":"Test my blood glucose more than usual"},{"value":4,"text":"Take more insulin if needed"},{"value":5,"text":"Drink lots of water"},{"value":6,"text":"Just carry on as normal"},{"value":7,"text":"Eat more"},{"value":8,"text":"Eat less"},{"value":9,"text":"Re-program my pump"},{"value":10,"text":"Take less insulin"},{"value":11,"text":"I am not sure what I would do"},{"value":12,"text":"TEXT_OTHER"},</text:p>
          </table:table-cell>
          <table:table-cell table:style-name="ce2" table:formula="of:=IF([.AB107]&gt;0;&quot;{&quot;&quot;value&quot;&quot;:&quot;&amp;COLUMN([.AB107])-11&amp;&quot;,&quot;&quot;text&quot;&quot;:&quot;&quot;&quot;&amp;[.AB107]&amp;&quot;&quot;&quot;},&quot;;&quot;&quot;) &amp;IF([.AC107]&gt;0;&quot;{&quot;&quot;value&quot;&quot;:&quot;&amp;COLUMN([.AC107])-11&amp;&quot;,&quot;&quot;text&quot;&quot;:&quot;&quot;&quot;&amp;[.AC107]&amp;&quot;&quot;&quot;},&quot;;&quot;&quot;) &amp;IF([.AD107]&gt;0;&quot;{&quot;&quot;value&quot;&quot;:&quot;&amp;COLUMN([.AD107])-11&amp;&quot;,&quot;&quot;text&quot;&quot;:&quot;&quot;&quot;&amp;[.AD107]&amp;&quot;&quot;&quot;},&quot;;&quot;&quot;) &amp;IF([.AE107]&gt;0;&quot;{&quot;&quot;value&quot;&quot;:&quot;&amp;COLUMN([.AE107])-11&amp;&quot;,&quot;&quot;text&quot;&quot;:&quot;&quot;&quot;&amp;[.AE107]&amp;&quot;&quot;&quot;},&quot;;&quot;&quot;) &amp;IF([.AF107]&gt;0;&quot;{&quot;&quot;value&quot;&quot;:&quot;&amp;COLUMN([.AF107])-11&amp;&quot;,&quot;&quot;text&quot;&quot;:&quot;&quot;&quot;&amp;[.AF107]&amp;&quot;&quot;&quot;},&quot;;&quot;&quot;) &amp;IF([.AG107]&gt;0;&quot;{&quot;&quot;value&quot;&quot;:&quot;&amp;COLUMN([.AG107])-11&amp;&quot;,&quot;&quot;text&quot;&quot;:&quot;&quot;&quot;&amp;[.AG107]&amp;&quot;&quot;&quot;},&quot;;&quot;&quot;) &amp;IF([.AH107]&gt;0;&quot;{&quot;&quot;value&quot;&quot;:&quot;&amp;COLUMN([.AH107])-11&amp;&quot;,&quot;&quot;text&quot;&quot;:&quot;&quot;&quot;&amp;[.AH107]&amp;&quot;&quot;&quot;},&quot;;&quot;&quot;) &amp;IF([.AI107]&gt;0;&quot;{&quot;&quot;value&quot;&quot;:&quot;&amp;COLUMN([.AI107])-11&amp;&quot;,&quot;&quot;text&quot;&quot;:&quot;&quot;&quot;&amp;[.AI107]&amp;&quot;&quot;&quot;},&quot;;&quot;&quot;) &amp;IF([.AJ107]&gt;0;&quot;{&quot;&quot;value&quot;&quot;:&quot;&amp;COLUMN([.AJ107])-11&amp;&quot;,&quot;&quot;text&quot;&quot;:&quot;&quot;&quot;&amp;[.AJ107]&amp;&quot;&quot;&quot;},&quot;;&quot;&quot;) &amp;IF([.AK107]&gt;0;&quot;{&quot;&quot;value&quot;&quot;:&quot;&amp;COLUMN([.AK107])-11&amp;&quot;,&quot;&quot;text&quot;&quot;:&quot;&quot;&quot;&amp;[.AK107]&amp;&quot;&quot;&quot;},&quot;;&quot;&quot;) &amp;IF([.AL107]&gt;0;&quot;{&quot;&quot;value&quot;&quot;:&quot;&amp;COLUMN([.AL107])-11&amp;&quot;,&quot;&quot;text&quot;&quot;:&quot;&quot;&quot;&amp;[.AL107]&amp;&quot;&quot;&quot;},&quot;;&quot;&quot;) &amp;IF([.AM107]&gt;0;&quot;{&quot;&quot;value&quot;&quot;:&quot;&amp;COLUMN([.AM107])-11&amp;&quot;,&quot;&quot;text&quot;&quot;:&quot;&quot;&quot;&amp;[.AM107]&amp;&quot;&quot;&quot;},&quot;;&quot;&quot;) &amp;IF([.AN107]&gt;0;&quot;{&quot;&quot;value&quot;&quot;:&quot;&amp;COLUMN([.AN107])-11&amp;&quot;,&quot;&quot;text&quot;&quot;:&quot;&quot;&quot;&amp;[.AN107]&amp;&quot;&quot;&quot;},&quot;;&quot;&quot;) &amp;IF([.AO107]&gt;0;&quot;{&quot;&quot;value&quot;&quot;:&quot;&amp;COLUMN([.AO107])-11&amp;&quot;,&quot;&quot;text&quot;&quot;:&quot;&quot;&quot;&amp;[.AO107]&amp;&quot;&quot;&quot;},&quot;;&quot;&quot;) &amp;IF([.AP107]&gt;0;&quot;{&quot;&quot;value&quot;&quot;:&quot;&amp;COLUMN([.AP107])-11&amp;&quot;,&quot;&quot;text&quot;&quot;:&quot;&quot;&quot;&amp;[.AP107]&amp;&quot;&quot;&quot;},&quot;;&quot;&quot;) &amp;IF([.AQ107]&gt;0;&quot;{&quot;&quot;value&quot;&quot;:&quot;&amp;COLUMN([.AQ107])-11&amp;&quot;,&quot;&quot;text&quot;&quot;:&quot;&quot;&quot;&amp;[.AQ107]&amp;&quot;&quot;&quot;},&quot;;&quot;&quot;) &amp;IF([.AR107]&gt;0;&quot;{&quot;&quot;value&quot;&quot;:&quot;&amp;COLUMN([.AR107])-11&amp;&quot;,&quot;&quot;text&quot;&quot;:&quot;&quot;&quot;&amp;[.AR107]&amp;&quot;&quot;&quot;},&quot;;&quot;&quot;) &amp;IF([.AS107]&gt;0;&quot;{&quot;&quot;value&quot;&quot;:&quot;&amp;COLUMN([.AS107])-11&amp;&quot;,&quot;&quot;text&quot;&quot;:&quot;&quot;&quot;&amp;[.AS107]&amp;&quot;&quot;&quot;},&quot;;&quot;&quot;) &amp;IF([.AT107]&gt;0;&quot;{&quot;&quot;value&quot;&quot;:&quot;&amp;COLUMN([.AT107])-11&amp;&quot;,&quot;&quot;text&quot;&quot;:&quot;&quot;&quot;&amp;[.AT107]&amp;&quot;&quot;&quot;},&quot;;&quot;&quot;) &amp;IF([.AU107]&gt;0;&quot;{&quot;&quot;value&quot;&quot;:&quot;&amp;COLUMN([.AU107])-11&amp;&quot;,&quot;&quot;text&quot;&quot;:&quot;&quot;&quot;&amp;[.AU107]&amp;&quot;&quot;&quot;},&quot;;&quot;&quot;)">
            <text:p/>
          </table:table-cell>
          <table:table-cell table:style-name="ce1" table:formula="of:=IF([.AV107]&gt;0;&quot;{&quot;&quot;value&quot;&quot;:&quot;&amp;COLUMN([.AV107])-11&amp;&quot;,&quot;&quot;text&quot;&quot;:&quot;&quot;&quot;&amp;[.AV107]&amp;&quot;&quot;&quot;},&quot;;&quot;&quot;) &amp;IF([.AW107]&gt;0;&quot;{&quot;&quot;value&quot;&quot;:&quot;&amp;COLUMN([.AW107])-11&amp;&quot;,&quot;&quot;text&quot;&quot;:&quot;&quot;&quot;&amp;[.AW107]&amp;&quot;&quot;&quot;},&quot;;&quot;&quot;) &amp;IF([.AX107]&gt;0;&quot;{&quot;&quot;value&quot;&quot;:&quot;&amp;COLUMN([.AX107])-11&amp;&quot;,&quot;&quot;text&quot;&quot;:&quot;&quot;&quot;&amp;[.AX107]&amp;&quot;&quot;&quot;},&quot;;&quot;&quot;) &amp;IF([.AY107]&gt;0;&quot;{&quot;&quot;value&quot;&quot;:&quot;&amp;COLUMN([.AY107])-11&amp;&quot;,&quot;&quot;text&quot;&quot;:&quot;&quot;&quot;&amp;[.AY107]&amp;&quot;&quot;&quot;},&quot;;&quot;&quot;) &amp;IF([.AZ107]&gt;0;&quot;{&quot;&quot;value&quot;&quot;:&quot;&amp;COLUMN([.AZ107])-11&amp;&quot;,&quot;&quot;text&quot;&quot;:&quot;&quot;&quot;&amp;[.AZ107]&amp;&quot;&quot;&quot;},&quot;;&quot;&quot;) &amp;IF([.BA107]&gt;0;&quot;{&quot;&quot;value&quot;&quot;:&quot;&amp;COLUMN([.BA107])-11&amp;&quot;,&quot;&quot;text&quot;&quot;:&quot;&quot;&quot;&amp;[.BA107]&amp;&quot;&quot;&quot;},&quot;;&quot;&quot;) &amp;IF([.BB107]&gt;0;&quot;{&quot;&quot;value&quot;&quot;:&quot;&amp;COLUMN([.BB107])-11&amp;&quot;,&quot;&quot;text&quot;&quot;:&quot;&quot;&quot;&amp;[.BB107]&amp;&quot;&quot;&quot;},&quot;;&quot;&quot;) &amp;IF([.BC107]&gt;0;&quot;{&quot;&quot;value&quot;&quot;:&quot;&amp;COLUMN([.BC107])-11&amp;&quot;,&quot;&quot;text&quot;&quot;:&quot;&quot;&quot;&amp;[.BC107]&amp;&quot;&quot;&quot;},&quot;;&quot;&quot;) &amp;IF([.BD107]&gt;0;&quot;{&quot;&quot;value&quot;&quot;:&quot;&amp;COLUMN([.BD107])-11&amp;&quot;,&quot;&quot;text&quot;&quot;:&quot;&quot;&quot;&amp;[.BD107]&amp;&quot;&quot;&quot;},&quot;;&quot;&quot;) &amp;IF([.BE107]&gt;0;&quot;{&quot;&quot;value&quot;&quot;:&quot;&amp;COLUMN([.BE107])-11&amp;&quot;,&quot;&quot;text&quot;&quot;:&quot;&quot;&quot;&amp;[.BE107]&amp;&quot;&quot;&quot;},&quot;;&quot;&quot;) &amp;IF([.BF107]&gt;0;&quot;{&quot;&quot;value&quot;&quot;:&quot;&amp;COLUMN([.BF107])-11&amp;&quot;,&quot;&quot;text&quot;&quot;:&quot;&quot;&quot;&amp;[.BF107]&amp;&quot;&quot;&quot;},&quot;;&quot;&quot;) &amp;IF([.BG107]&gt;0;&quot;{&quot;&quot;value&quot;&quot;:&quot;&amp;COLUMN([.BG107])-11&amp;&quot;,&quot;&quot;text&quot;&quot;:&quot;&quot;&quot;&amp;[.BG107]&amp;&quot;&quot;&quot;},&quot;;&quot;&quot;) &amp;IF([.BH107]&gt;0;&quot;{&quot;&quot;value&quot;&quot;:&quot;&amp;COLUMN([.BH107])-11&amp;&quot;,&quot;&quot;text&quot;&quot;:&quot;&quot;&quot;&amp;[.BH107]&amp;&quot;&quot;&quot;},&quot;;&quot;&quot;) &amp;IF([.BI107]&gt;0;&quot;{&quot;&quot;value&quot;&quot;:&quot;&amp;COLUMN([.BI107])-11&amp;&quot;,&quot;&quot;text&quot;&quot;:&quot;&quot;&quot;&amp;[.BI107]&amp;&quot;&quot;&quot;},&quot;;&quot;&quot;) &amp;IF([.BJ107]&gt;0;&quot;{&quot;&quot;value&quot;&quot;:&quot;&amp;COLUMN([.BJ107])-11&amp;&quot;,&quot;&quot;text&quot;&quot;:&quot;&quot;&quot;&amp;[.BJ107]&amp;&quot;&quot;&quot;},&quot;;&quot;&quot;) &amp;IF([.BK107]&gt;0;&quot;{&quot;&quot;value&quot;&quot;:&quot;&amp;COLUMN([.BK107])-11&amp;&quot;,&quot;&quot;text&quot;&quot;:&quot;&quot;&quot;&amp;[.BK10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1"/>
        </table:table-row>
        <table:table-row table:style-name="ro2">
          <table:table-cell table:style-name="ce1" table:formula="of:=&quot;{&quot;&quot;id&quot;&quot;:&quot;&amp;[.G108]&amp;&quot;,&quot;&quot;ordinal&quot;&quot;:&quot;&amp;ROW()-2&amp;&quot;,&quot;&quot;required&quot;&quot;:&quot;&amp;[.E108]&amp;&quot;,&quot;&quot;category&quot;&quot;:&quot;&quot;&quot;&amp;[.F108]&amp;&quot;&quot;&quot;,&quot;&quot;info&quot;&quot;:&quot;&quot;&quot;&amp;[.J108]&amp;&quot;&quot;&quot;&quot;&amp;&quot;,&quot;&quot;skip&quot;&quot;:&quot;&quot;&quot;&amp;[.D108]&amp;&quot;&quot;&quot;&quot;&amp;&quot;,&quot;&quot;text&quot;&quot;:&quot;&quot;&quot;&amp;[.H108]&amp;&quot;&quot;&quot;&quot;&amp;&quot;,&quot;&quot;type&quot;&quot;:&quot;&quot;&quot;&amp;[.I108]&amp;&quot;&quot;&quot;&quot;&amp;&quot;,&quot;&quot;options&quot;&quot;:[&quot; &amp;IF([.K108]&gt;0;&quot;{&quot;&quot;value&quot;&quot;:&quot;&amp;COLUMN([.K108])-11&amp;&quot;,&quot;&quot;text&quot;&quot;:&quot;&quot;&quot;&amp;[.K108]&amp;&quot;&quot;&quot;},&quot;;&quot;&quot;) &amp;IF([.L108]&gt;0;&quot;{&quot;&quot;value&quot;&quot;:&quot;&amp;COLUMN([.L108])-11&amp;&quot;,&quot;&quot;text&quot;&quot;:&quot;&quot;&quot;&amp;[.L108]&amp;&quot;&quot;&quot;},&quot;;&quot;&quot;) &amp;IF([.M108]&gt;0;&quot;{&quot;&quot;value&quot;&quot;:&quot;&amp;COLUMN([.M108])-11&amp;&quot;,&quot;&quot;text&quot;&quot;:&quot;&quot;&quot;&amp;[.M108]&amp;&quot;&quot;&quot;},&quot;;&quot;&quot;) &amp;IF([.N108]&gt;0;&quot;{&quot;&quot;value&quot;&quot;:&quot;&amp;COLUMN([.N108])-11&amp;&quot;,&quot;&quot;text&quot;&quot;:&quot;&quot;&quot;&amp;[.N108]&amp;&quot;&quot;&quot;},&quot;;&quot;&quot;) &amp;IF([.O108]&gt;0;&quot;{&quot;&quot;value&quot;&quot;:&quot;&amp;COLUMN([.O108])-11&amp;&quot;,&quot;&quot;text&quot;&quot;:&quot;&quot;&quot;&amp;[.O108]&amp;&quot;&quot;&quot;},&quot;;&quot;&quot;) &amp;IF([.P108]&gt;0;&quot;{&quot;&quot;value&quot;&quot;:&quot;&amp;COLUMN([.P108])-11&amp;&quot;,&quot;&quot;text&quot;&quot;:&quot;&quot;&quot;&amp;[.P108]&amp;&quot;&quot;&quot;},&quot;;&quot;&quot;) &amp;IF([.Q108]&gt;0;&quot;{&quot;&quot;value&quot;&quot;:&quot;&amp;COLUMN([.Q108])-11&amp;&quot;,&quot;&quot;text&quot;&quot;:&quot;&quot;&quot;&amp;[.Q108]&amp;&quot;&quot;&quot;},&quot;;&quot;&quot;) &amp;IF([.R108]&gt;0;&quot;{&quot;&quot;value&quot;&quot;:&quot;&amp;COLUMN([.R108])-11&amp;&quot;,&quot;&quot;text&quot;&quot;:&quot;&quot;&quot;&amp;[.R108]&amp;&quot;&quot;&quot;},&quot;;&quot;&quot;) &amp;IF([.S108]&gt;0;&quot;{&quot;&quot;value&quot;&quot;:&quot;&amp;COLUMN([.S108])-11&amp;&quot;,&quot;&quot;text&quot;&quot;:&quot;&quot;&quot;&amp;[.S108]&amp;&quot;&quot;&quot;},&quot;;&quot;&quot;) &amp;IF([.T108]&gt;0;&quot;{&quot;&quot;value&quot;&quot;:&quot;&amp;COLUMN([.T108])-11&amp;&quot;,&quot;&quot;text&quot;&quot;:&quot;&quot;&quot;&amp;[.T108]&amp;&quot;&quot;&quot;},&quot;;&quot;&quot;) &amp;IF([.U108]&gt;0;&quot;{&quot;&quot;value&quot;&quot;:&quot;&amp;COLUMN([.U108])-11&amp;&quot;,&quot;&quot;text&quot;&quot;:&quot;&quot;&quot;&amp;[.U108]&amp;&quot;&quot;&quot;},&quot;;&quot;&quot;) &amp;IF([.V108]&gt;0;&quot;{&quot;&quot;value&quot;&quot;:&quot;&amp;COLUMN([.V108])-11&amp;&quot;,&quot;&quot;text&quot;&quot;:&quot;&quot;&quot;&amp;[.V108]&amp;&quot;&quot;&quot;},&quot;;&quot;&quot;) &amp;IF([.W108]&gt;0;&quot;{&quot;&quot;value&quot;&quot;:&quot;&amp;COLUMN([.W108])-11&amp;&quot;,&quot;&quot;text&quot;&quot;:&quot;&quot;&quot;&amp;[.W108]&amp;&quot;&quot;&quot;},&quot;;&quot;&quot;) &amp;IF([.X108]&gt;0;&quot;{&quot;&quot;value&quot;&quot;:&quot;&amp;COLUMN([.X108])-11&amp;&quot;,&quot;&quot;text&quot;&quot;:&quot;&quot;&quot;&amp;[.X108]&amp;&quot;&quot;&quot;},&quot;;&quot;&quot;) &amp;IF([.Y108]&gt;0;&quot;{&quot;&quot;value&quot;&quot;:&quot;&amp;COLUMN([.Y108])-11&amp;&quot;,&quot;&quot;text&quot;&quot;:&quot;&quot;&quot;&amp;[.Y108]&amp;&quot;&quot;&quot;},&quot;;&quot;&quot;) &amp;IF([.Z108]&gt;0;&quot;{&quot;&quot;value&quot;&quot;:&quot;&amp;COLUMN([.Z108])-11&amp;&quot;,&quot;&quot;text&quot;&quot;:&quot;&quot;&quot;&amp;[.Z108]&amp;&quot;&quot;&quot;},&quot;;&quot;&quot;) &amp;IF([.AA108]&gt;0;&quot;{&quot;&quot;value&quot;&quot;:&quot;&amp;COLUMN([.AA108])-11&amp;&quot;,&quot;&quot;text&quot;&quot;:&quot;&quot;&quot;&amp;[.AA108]&amp;&quot;&quot;&quot;},&quot;;&quot;&quot;)" office:value-type="string" office:string-value="{&quot;id&quot;:93,&quot;ordinal&quot;:106,&quot;required&quot;:0,&quot;category&quot;:&quot;Going Out For The Day&quot;,&quot;info&quot;:&quot;null&quot;,&quot;skip&quot;:&quot;null&quot;,&quot;text&quot;:&quot;You are going on a day trip with your friends. Which of the following would you ALWAYS take with you?&quot;,&quot;type&quot;:&quot;MC&quot;,&quot;options&quot;:[{&quot;value&quot;:0,&quot;text&quot;:&quot;Insulin&quot;},{&quot;value&quot;:1,&quot;text&quot;:&quot;Food to treat hypos (e.g. Lucozade / glucose tablets / banana / biscuit)&quot;},{&quot;value&quot;:2,&quot;text&quot;:&quot;Diabetes ID card or wear ID jewellery&quot;},{&quot;value&quot;:3,&quot;text&quot;:&quot;Blood glucose testing equipment&quot;},{&quot;value&quot;:4,&quot;text&quot;:&quot;None of the above&quot;},{&quot;value&quot;:5,&quot;text&quot;:&quot;TEXT_OTHER&quot;},">
            <text:p>{"id":93,"ordinal":106,"required":0,"category":"Going Out For The Day","info":"null","skip":"null","text":"You are going on a day trip with your friends. Which of the following would you ALWAYS take with you?","type":"MC","options":[{"value":0,"text":"Insulin"},{"value":1,"text":"Food to treat hypos (e.g. Lucozade / glucose tablets / banana / biscuit)"},{"value":2,"text":"Diabetes ID card or wear ID jewellery"},{"value":3,"text":"Blood glucose testing equipment"},{"value":4,"text":"None of the above"},{"value":5,"text":"TEXT_OTHER"},</text:p>
          </table:table-cell>
          <table:table-cell table:style-name="ce2" table:formula="of:=IF([.AB108]&gt;0;&quot;{&quot;&quot;value&quot;&quot;:&quot;&amp;COLUMN([.AB108])-11&amp;&quot;,&quot;&quot;text&quot;&quot;:&quot;&quot;&quot;&amp;[.AB108]&amp;&quot;&quot;&quot;},&quot;;&quot;&quot;) &amp;IF([.AC108]&gt;0;&quot;{&quot;&quot;value&quot;&quot;:&quot;&amp;COLUMN([.AC108])-11&amp;&quot;,&quot;&quot;text&quot;&quot;:&quot;&quot;&quot;&amp;[.AC108]&amp;&quot;&quot;&quot;},&quot;;&quot;&quot;) &amp;IF([.AD108]&gt;0;&quot;{&quot;&quot;value&quot;&quot;:&quot;&amp;COLUMN([.AD108])-11&amp;&quot;,&quot;&quot;text&quot;&quot;:&quot;&quot;&quot;&amp;[.AD108]&amp;&quot;&quot;&quot;},&quot;;&quot;&quot;) &amp;IF([.AE108]&gt;0;&quot;{&quot;&quot;value&quot;&quot;:&quot;&amp;COLUMN([.AE108])-11&amp;&quot;,&quot;&quot;text&quot;&quot;:&quot;&quot;&quot;&amp;[.AE108]&amp;&quot;&quot;&quot;},&quot;;&quot;&quot;) &amp;IF([.AF108]&gt;0;&quot;{&quot;&quot;value&quot;&quot;:&quot;&amp;COLUMN([.AF108])-11&amp;&quot;,&quot;&quot;text&quot;&quot;:&quot;&quot;&quot;&amp;[.AF108]&amp;&quot;&quot;&quot;},&quot;;&quot;&quot;) &amp;IF([.AG108]&gt;0;&quot;{&quot;&quot;value&quot;&quot;:&quot;&amp;COLUMN([.AG108])-11&amp;&quot;,&quot;&quot;text&quot;&quot;:&quot;&quot;&quot;&amp;[.AG108]&amp;&quot;&quot;&quot;},&quot;;&quot;&quot;) &amp;IF([.AH108]&gt;0;&quot;{&quot;&quot;value&quot;&quot;:&quot;&amp;COLUMN([.AH108])-11&amp;&quot;,&quot;&quot;text&quot;&quot;:&quot;&quot;&quot;&amp;[.AH108]&amp;&quot;&quot;&quot;},&quot;;&quot;&quot;) &amp;IF([.AI108]&gt;0;&quot;{&quot;&quot;value&quot;&quot;:&quot;&amp;COLUMN([.AI108])-11&amp;&quot;,&quot;&quot;text&quot;&quot;:&quot;&quot;&quot;&amp;[.AI108]&amp;&quot;&quot;&quot;},&quot;;&quot;&quot;) &amp;IF([.AJ108]&gt;0;&quot;{&quot;&quot;value&quot;&quot;:&quot;&amp;COLUMN([.AJ108])-11&amp;&quot;,&quot;&quot;text&quot;&quot;:&quot;&quot;&quot;&amp;[.AJ108]&amp;&quot;&quot;&quot;},&quot;;&quot;&quot;) &amp;IF([.AK108]&gt;0;&quot;{&quot;&quot;value&quot;&quot;:&quot;&amp;COLUMN([.AK108])-11&amp;&quot;,&quot;&quot;text&quot;&quot;:&quot;&quot;&quot;&amp;[.AK108]&amp;&quot;&quot;&quot;},&quot;;&quot;&quot;) &amp;IF([.AL108]&gt;0;&quot;{&quot;&quot;value&quot;&quot;:&quot;&amp;COLUMN([.AL108])-11&amp;&quot;,&quot;&quot;text&quot;&quot;:&quot;&quot;&quot;&amp;[.AL108]&amp;&quot;&quot;&quot;},&quot;;&quot;&quot;) &amp;IF([.AM108]&gt;0;&quot;{&quot;&quot;value&quot;&quot;:&quot;&amp;COLUMN([.AM108])-11&amp;&quot;,&quot;&quot;text&quot;&quot;:&quot;&quot;&quot;&amp;[.AM108]&amp;&quot;&quot;&quot;},&quot;;&quot;&quot;) &amp;IF([.AN108]&gt;0;&quot;{&quot;&quot;value&quot;&quot;:&quot;&amp;COLUMN([.AN108])-11&amp;&quot;,&quot;&quot;text&quot;&quot;:&quot;&quot;&quot;&amp;[.AN108]&amp;&quot;&quot;&quot;},&quot;;&quot;&quot;) &amp;IF([.AO108]&gt;0;&quot;{&quot;&quot;value&quot;&quot;:&quot;&amp;COLUMN([.AO108])-11&amp;&quot;,&quot;&quot;text&quot;&quot;:&quot;&quot;&quot;&amp;[.AO108]&amp;&quot;&quot;&quot;},&quot;;&quot;&quot;) &amp;IF([.AP108]&gt;0;&quot;{&quot;&quot;value&quot;&quot;:&quot;&amp;COLUMN([.AP108])-11&amp;&quot;,&quot;&quot;text&quot;&quot;:&quot;&quot;&quot;&amp;[.AP108]&amp;&quot;&quot;&quot;},&quot;;&quot;&quot;) &amp;IF([.AQ108]&gt;0;&quot;{&quot;&quot;value&quot;&quot;:&quot;&amp;COLUMN([.AQ108])-11&amp;&quot;,&quot;&quot;text&quot;&quot;:&quot;&quot;&quot;&amp;[.AQ108]&amp;&quot;&quot;&quot;},&quot;;&quot;&quot;) &amp;IF([.AR108]&gt;0;&quot;{&quot;&quot;value&quot;&quot;:&quot;&amp;COLUMN([.AR108])-11&amp;&quot;,&quot;&quot;text&quot;&quot;:&quot;&quot;&quot;&amp;[.AR108]&amp;&quot;&quot;&quot;},&quot;;&quot;&quot;) &amp;IF([.AS108]&gt;0;&quot;{&quot;&quot;value&quot;&quot;:&quot;&amp;COLUMN([.AS108])-11&amp;&quot;,&quot;&quot;text&quot;&quot;:&quot;&quot;&quot;&amp;[.AS108]&amp;&quot;&quot;&quot;},&quot;;&quot;&quot;) &amp;IF([.AT108]&gt;0;&quot;{&quot;&quot;value&quot;&quot;:&quot;&amp;COLUMN([.AT108])-11&amp;&quot;,&quot;&quot;text&quot;&quot;:&quot;&quot;&quot;&amp;[.AT108]&amp;&quot;&quot;&quot;},&quot;;&quot;&quot;) &amp;IF([.AU108]&gt;0;&quot;{&quot;&quot;value&quot;&quot;:&quot;&amp;COLUMN([.AU108])-11&amp;&quot;,&quot;&quot;text&quot;&quot;:&quot;&quot;&quot;&amp;[.AU108]&amp;&quot;&quot;&quot;},&quot;;&quot;&quot;)">
            <text:p/>
          </table:table-cell>
          <table:table-cell table:style-name="ce1" table:formula="of:=IF([.AV108]&gt;0;&quot;{&quot;&quot;value&quot;&quot;:&quot;&amp;COLUMN([.AV108])-11&amp;&quot;,&quot;&quot;text&quot;&quot;:&quot;&quot;&quot;&amp;[.AV108]&amp;&quot;&quot;&quot;},&quot;;&quot;&quot;) &amp;IF([.AW108]&gt;0;&quot;{&quot;&quot;value&quot;&quot;:&quot;&amp;COLUMN([.AW108])-11&amp;&quot;,&quot;&quot;text&quot;&quot;:&quot;&quot;&quot;&amp;[.AW108]&amp;&quot;&quot;&quot;},&quot;;&quot;&quot;) &amp;IF([.AX108]&gt;0;&quot;{&quot;&quot;value&quot;&quot;:&quot;&amp;COLUMN([.AX108])-11&amp;&quot;,&quot;&quot;text&quot;&quot;:&quot;&quot;&quot;&amp;[.AX108]&amp;&quot;&quot;&quot;},&quot;;&quot;&quot;) &amp;IF([.AY108]&gt;0;&quot;{&quot;&quot;value&quot;&quot;:&quot;&amp;COLUMN([.AY108])-11&amp;&quot;,&quot;&quot;text&quot;&quot;:&quot;&quot;&quot;&amp;[.AY108]&amp;&quot;&quot;&quot;},&quot;;&quot;&quot;) &amp;IF([.AZ108]&gt;0;&quot;{&quot;&quot;value&quot;&quot;:&quot;&amp;COLUMN([.AZ108])-11&amp;&quot;,&quot;&quot;text&quot;&quot;:&quot;&quot;&quot;&amp;[.AZ108]&amp;&quot;&quot;&quot;},&quot;;&quot;&quot;) &amp;IF([.BA108]&gt;0;&quot;{&quot;&quot;value&quot;&quot;:&quot;&amp;COLUMN([.BA108])-11&amp;&quot;,&quot;&quot;text&quot;&quot;:&quot;&quot;&quot;&amp;[.BA108]&amp;&quot;&quot;&quot;},&quot;;&quot;&quot;) &amp;IF([.BB108]&gt;0;&quot;{&quot;&quot;value&quot;&quot;:&quot;&amp;COLUMN([.BB108])-11&amp;&quot;,&quot;&quot;text&quot;&quot;:&quot;&quot;&quot;&amp;[.BB108]&amp;&quot;&quot;&quot;},&quot;;&quot;&quot;) &amp;IF([.BC108]&gt;0;&quot;{&quot;&quot;value&quot;&quot;:&quot;&amp;COLUMN([.BC108])-11&amp;&quot;,&quot;&quot;text&quot;&quot;:&quot;&quot;&quot;&amp;[.BC108]&amp;&quot;&quot;&quot;},&quot;;&quot;&quot;) &amp;IF([.BD108]&gt;0;&quot;{&quot;&quot;value&quot;&quot;:&quot;&amp;COLUMN([.BD108])-11&amp;&quot;,&quot;&quot;text&quot;&quot;:&quot;&quot;&quot;&amp;[.BD108]&amp;&quot;&quot;&quot;},&quot;;&quot;&quot;) &amp;IF([.BE108]&gt;0;&quot;{&quot;&quot;value&quot;&quot;:&quot;&amp;COLUMN([.BE108])-11&amp;&quot;,&quot;&quot;text&quot;&quot;:&quot;&quot;&quot;&amp;[.BE108]&amp;&quot;&quot;&quot;},&quot;;&quot;&quot;) &amp;IF([.BF108]&gt;0;&quot;{&quot;&quot;value&quot;&quot;:&quot;&amp;COLUMN([.BF108])-11&amp;&quot;,&quot;&quot;text&quot;&quot;:&quot;&quot;&quot;&amp;[.BF108]&amp;&quot;&quot;&quot;},&quot;;&quot;&quot;) &amp;IF([.BG108]&gt;0;&quot;{&quot;&quot;value&quot;&quot;:&quot;&amp;COLUMN([.BG108])-11&amp;&quot;,&quot;&quot;text&quot;&quot;:&quot;&quot;&quot;&amp;[.BG108]&amp;&quot;&quot;&quot;},&quot;;&quot;&quot;) &amp;IF([.BH108]&gt;0;&quot;{&quot;&quot;value&quot;&quot;:&quot;&amp;COLUMN([.BH108])-11&amp;&quot;,&quot;&quot;text&quot;&quot;:&quot;&quot;&quot;&amp;[.BH108]&amp;&quot;&quot;&quot;},&quot;;&quot;&quot;) &amp;IF([.BI108]&gt;0;&quot;{&quot;&quot;value&quot;&quot;:&quot;&amp;COLUMN([.BI108])-11&amp;&quot;,&quot;&quot;text&quot;&quot;:&quot;&quot;&quot;&amp;[.BI108]&amp;&quot;&quot;&quot;},&quot;;&quot;&quot;) &amp;IF([.BJ108]&gt;0;&quot;{&quot;&quot;value&quot;&quot;:&quot;&amp;COLUMN([.BJ108])-11&amp;&quot;,&quot;&quot;text&quot;&quot;:&quot;&quot;&quot;&amp;[.BJ108]&amp;&quot;&quot;&quot;},&quot;;&quot;&quot;) &amp;IF([.BK108]&gt;0;&quot;{&quot;&quot;value&quot;&quot;:&quot;&amp;COLUMN([.BK108])-11&amp;&quot;,&quot;&quot;text&quot;&quot;:&quot;&quot;&quot;&amp;[.BK10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Going Out For The 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09]&amp;&quot;,&quot;&quot;ordinal&quot;&quot;:&quot;&amp;ROW()-2&amp;&quot;,&quot;&quot;required&quot;&quot;:&quot;&amp;[.E109]&amp;&quot;,&quot;&quot;category&quot;&quot;:&quot;&quot;&quot;&amp;[.F109]&amp;&quot;&quot;&quot;,&quot;&quot;info&quot;&quot;:&quot;&quot;&quot;&amp;[.J109]&amp;&quot;&quot;&quot;&quot;&amp;&quot;,&quot;&quot;skip&quot;&quot;:&quot;&quot;&quot;&amp;[.D109]&amp;&quot;&quot;&quot;&quot;&amp;&quot;,&quot;&quot;text&quot;&quot;:&quot;&quot;&quot;&amp;[.H109]&amp;&quot;&quot;&quot;&quot;&amp;&quot;,&quot;&quot;type&quot;&quot;:&quot;&quot;&quot;&amp;[.I109]&amp;&quot;&quot;&quot;&quot;&amp;&quot;,&quot;&quot;options&quot;&quot;:[&quot; &amp;IF([.K109]&gt;0;&quot;{&quot;&quot;value&quot;&quot;:&quot;&amp;COLUMN([.K109])-11&amp;&quot;,&quot;&quot;text&quot;&quot;:&quot;&quot;&quot;&amp;[.K109]&amp;&quot;&quot;&quot;},&quot;;&quot;&quot;) &amp;IF([.L109]&gt;0;&quot;{&quot;&quot;value&quot;&quot;:&quot;&amp;COLUMN([.L109])-11&amp;&quot;,&quot;&quot;text&quot;&quot;:&quot;&quot;&quot;&amp;[.L109]&amp;&quot;&quot;&quot;},&quot;;&quot;&quot;) &amp;IF([.M109]&gt;0;&quot;{&quot;&quot;value&quot;&quot;:&quot;&amp;COLUMN([.M109])-11&amp;&quot;,&quot;&quot;text&quot;&quot;:&quot;&quot;&quot;&amp;[.M109]&amp;&quot;&quot;&quot;},&quot;;&quot;&quot;) &amp;IF([.N109]&gt;0;&quot;{&quot;&quot;value&quot;&quot;:&quot;&amp;COLUMN([.N109])-11&amp;&quot;,&quot;&quot;text&quot;&quot;:&quot;&quot;&quot;&amp;[.N109]&amp;&quot;&quot;&quot;},&quot;;&quot;&quot;) &amp;IF([.O109]&gt;0;&quot;{&quot;&quot;value&quot;&quot;:&quot;&amp;COLUMN([.O109])-11&amp;&quot;,&quot;&quot;text&quot;&quot;:&quot;&quot;&quot;&amp;[.O109]&amp;&quot;&quot;&quot;},&quot;;&quot;&quot;) &amp;IF([.P109]&gt;0;&quot;{&quot;&quot;value&quot;&quot;:&quot;&amp;COLUMN([.P109])-11&amp;&quot;,&quot;&quot;text&quot;&quot;:&quot;&quot;&quot;&amp;[.P109]&amp;&quot;&quot;&quot;},&quot;;&quot;&quot;) &amp;IF([.Q109]&gt;0;&quot;{&quot;&quot;value&quot;&quot;:&quot;&amp;COLUMN([.Q109])-11&amp;&quot;,&quot;&quot;text&quot;&quot;:&quot;&quot;&quot;&amp;[.Q109]&amp;&quot;&quot;&quot;},&quot;;&quot;&quot;) &amp;IF([.R109]&gt;0;&quot;{&quot;&quot;value&quot;&quot;:&quot;&amp;COLUMN([.R109])-11&amp;&quot;,&quot;&quot;text&quot;&quot;:&quot;&quot;&quot;&amp;[.R109]&amp;&quot;&quot;&quot;},&quot;;&quot;&quot;) &amp;IF([.S109]&gt;0;&quot;{&quot;&quot;value&quot;&quot;:&quot;&amp;COLUMN([.S109])-11&amp;&quot;,&quot;&quot;text&quot;&quot;:&quot;&quot;&quot;&amp;[.S109]&amp;&quot;&quot;&quot;},&quot;;&quot;&quot;) &amp;IF([.T109]&gt;0;&quot;{&quot;&quot;value&quot;&quot;:&quot;&amp;COLUMN([.T109])-11&amp;&quot;,&quot;&quot;text&quot;&quot;:&quot;&quot;&quot;&amp;[.T109]&amp;&quot;&quot;&quot;},&quot;;&quot;&quot;) &amp;IF([.U109]&gt;0;&quot;{&quot;&quot;value&quot;&quot;:&quot;&amp;COLUMN([.U109])-11&amp;&quot;,&quot;&quot;text&quot;&quot;:&quot;&quot;&quot;&amp;[.U109]&amp;&quot;&quot;&quot;},&quot;;&quot;&quot;) &amp;IF([.V109]&gt;0;&quot;{&quot;&quot;value&quot;&quot;:&quot;&amp;COLUMN([.V109])-11&amp;&quot;,&quot;&quot;text&quot;&quot;:&quot;&quot;&quot;&amp;[.V109]&amp;&quot;&quot;&quot;},&quot;;&quot;&quot;) &amp;IF([.W109]&gt;0;&quot;{&quot;&quot;value&quot;&quot;:&quot;&amp;COLUMN([.W109])-11&amp;&quot;,&quot;&quot;text&quot;&quot;:&quot;&quot;&quot;&amp;[.W109]&amp;&quot;&quot;&quot;},&quot;;&quot;&quot;) &amp;IF([.X109]&gt;0;&quot;{&quot;&quot;value&quot;&quot;:&quot;&amp;COLUMN([.X109])-11&amp;&quot;,&quot;&quot;text&quot;&quot;:&quot;&quot;&quot;&amp;[.X109]&amp;&quot;&quot;&quot;},&quot;;&quot;&quot;) &amp;IF([.Y109]&gt;0;&quot;{&quot;&quot;value&quot;&quot;:&quot;&amp;COLUMN([.Y109])-11&amp;&quot;,&quot;&quot;text&quot;&quot;:&quot;&quot;&quot;&amp;[.Y109]&amp;&quot;&quot;&quot;},&quot;;&quot;&quot;) &amp;IF([.Z109]&gt;0;&quot;{&quot;&quot;value&quot;&quot;:&quot;&amp;COLUMN([.Z109])-11&amp;&quot;,&quot;&quot;text&quot;&quot;:&quot;&quot;&quot;&amp;[.Z109]&amp;&quot;&quot;&quot;},&quot;;&quot;&quot;) &amp;IF([.AA109]&gt;0;&quot;{&quot;&quot;value&quot;&quot;:&quot;&amp;COLUMN([.AA109])-11&amp;&quot;,&quot;&quot;text&quot;&quot;:&quot;&quot;&quot;&amp;[.AA109]&amp;&quot;&quot;&quot;},&quot;;&quot;&quot;)" office:value-type="string" office:string-value="{&quot;id&quot;:94,&quot;ordinal&quot;:107,&quot;required&quot;:0,&quot;category&quot;:&quot;Staying Over at a Friends House&quot;,&quot;info&quot;:&quot;null&quot;,&quot;skip&quot;:&quot;null&quot;,&quot;text&quot;:&quot;You are staying over at your friend's house. Which of the following would you do?&quot;,&quot;type&quot;:&quot;MC&quot;,&quot;options&quot;:[{&quot;value&quot;:0,&quot;text&quot;:&quot;Make sure my friend knows about my diabetes&quot;},{&quot;value&quot;:1,&quot;text&quot;:&quot;Make sure my friend's parents know about diabetes&quot;},{&quot;value&quot;:2,&quot;text&quot;:&quot;Take snacks in case I needed them&quot;},{&quot;value&quot;:3,&quot;text&quot;:&quot;Take my blood glucose meter with me&quot;},{&quot;value&quot;:4,&quot;text&quot;:&quot;Take my insulin equipment with me&quot;},{&quot;value&quot;:5,&quot;text&quot;:&quot;None of the above&quot;},{&quot;value&quot;:6,&quot;text&quot;:&quot;TEXT_OTHER&quot;},">
            <text:p>{"id":94,"ordinal":107,"required":0,"category":"Staying Over at a Friends House","info":"null","skip":"null","text":"You are staying over at your friend's house. Which of the following would you do?","type":"MC","options":[{"value":0,"text":"Make sure my friend knows about my diabetes"},{"value":1,"text":"Make sure my friend's parents know about diabetes"},{"value":2,"text":"Take snacks in case I needed them"},{"value":3,"text":"Take my blood glucose meter with me"},{"value":4,"text":"Take my insulin equipment with me"},{"value":5,"text":"None of the above"},{"value":6,"text":"TEXT_OTHER"},</text:p>
          </table:table-cell>
          <table:table-cell table:style-name="ce2" table:formula="of:=IF([.AB109]&gt;0;&quot;{&quot;&quot;value&quot;&quot;:&quot;&amp;COLUMN([.AB109])-11&amp;&quot;,&quot;&quot;text&quot;&quot;:&quot;&quot;&quot;&amp;[.AB109]&amp;&quot;&quot;&quot;},&quot;;&quot;&quot;) &amp;IF([.AC109]&gt;0;&quot;{&quot;&quot;value&quot;&quot;:&quot;&amp;COLUMN([.AC109])-11&amp;&quot;,&quot;&quot;text&quot;&quot;:&quot;&quot;&quot;&amp;[.AC109]&amp;&quot;&quot;&quot;},&quot;;&quot;&quot;) &amp;IF([.AD109]&gt;0;&quot;{&quot;&quot;value&quot;&quot;:&quot;&amp;COLUMN([.AD109])-11&amp;&quot;,&quot;&quot;text&quot;&quot;:&quot;&quot;&quot;&amp;[.AD109]&amp;&quot;&quot;&quot;},&quot;;&quot;&quot;) &amp;IF([.AE109]&gt;0;&quot;{&quot;&quot;value&quot;&quot;:&quot;&amp;COLUMN([.AE109])-11&amp;&quot;,&quot;&quot;text&quot;&quot;:&quot;&quot;&quot;&amp;[.AE109]&amp;&quot;&quot;&quot;},&quot;;&quot;&quot;) &amp;IF([.AF109]&gt;0;&quot;{&quot;&quot;value&quot;&quot;:&quot;&amp;COLUMN([.AF109])-11&amp;&quot;,&quot;&quot;text&quot;&quot;:&quot;&quot;&quot;&amp;[.AF109]&amp;&quot;&quot;&quot;},&quot;;&quot;&quot;) &amp;IF([.AG109]&gt;0;&quot;{&quot;&quot;value&quot;&quot;:&quot;&amp;COLUMN([.AG109])-11&amp;&quot;,&quot;&quot;text&quot;&quot;:&quot;&quot;&quot;&amp;[.AG109]&amp;&quot;&quot;&quot;},&quot;;&quot;&quot;) &amp;IF([.AH109]&gt;0;&quot;{&quot;&quot;value&quot;&quot;:&quot;&amp;COLUMN([.AH109])-11&amp;&quot;,&quot;&quot;text&quot;&quot;:&quot;&quot;&quot;&amp;[.AH109]&amp;&quot;&quot;&quot;},&quot;;&quot;&quot;) &amp;IF([.AI109]&gt;0;&quot;{&quot;&quot;value&quot;&quot;:&quot;&amp;COLUMN([.AI109])-11&amp;&quot;,&quot;&quot;text&quot;&quot;:&quot;&quot;&quot;&amp;[.AI109]&amp;&quot;&quot;&quot;},&quot;;&quot;&quot;) &amp;IF([.AJ109]&gt;0;&quot;{&quot;&quot;value&quot;&quot;:&quot;&amp;COLUMN([.AJ109])-11&amp;&quot;,&quot;&quot;text&quot;&quot;:&quot;&quot;&quot;&amp;[.AJ109]&amp;&quot;&quot;&quot;},&quot;;&quot;&quot;) &amp;IF([.AK109]&gt;0;&quot;{&quot;&quot;value&quot;&quot;:&quot;&amp;COLUMN([.AK109])-11&amp;&quot;,&quot;&quot;text&quot;&quot;:&quot;&quot;&quot;&amp;[.AK109]&amp;&quot;&quot;&quot;},&quot;;&quot;&quot;) &amp;IF([.AL109]&gt;0;&quot;{&quot;&quot;value&quot;&quot;:&quot;&amp;COLUMN([.AL109])-11&amp;&quot;,&quot;&quot;text&quot;&quot;:&quot;&quot;&quot;&amp;[.AL109]&amp;&quot;&quot;&quot;},&quot;;&quot;&quot;) &amp;IF([.AM109]&gt;0;&quot;{&quot;&quot;value&quot;&quot;:&quot;&amp;COLUMN([.AM109])-11&amp;&quot;,&quot;&quot;text&quot;&quot;:&quot;&quot;&quot;&amp;[.AM109]&amp;&quot;&quot;&quot;},&quot;;&quot;&quot;) &amp;IF([.AN109]&gt;0;&quot;{&quot;&quot;value&quot;&quot;:&quot;&amp;COLUMN([.AN109])-11&amp;&quot;,&quot;&quot;text&quot;&quot;:&quot;&quot;&quot;&amp;[.AN109]&amp;&quot;&quot;&quot;},&quot;;&quot;&quot;) &amp;IF([.AO109]&gt;0;&quot;{&quot;&quot;value&quot;&quot;:&quot;&amp;COLUMN([.AO109])-11&amp;&quot;,&quot;&quot;text&quot;&quot;:&quot;&quot;&quot;&amp;[.AO109]&amp;&quot;&quot;&quot;},&quot;;&quot;&quot;) &amp;IF([.AP109]&gt;0;&quot;{&quot;&quot;value&quot;&quot;:&quot;&amp;COLUMN([.AP109])-11&amp;&quot;,&quot;&quot;text&quot;&quot;:&quot;&quot;&quot;&amp;[.AP109]&amp;&quot;&quot;&quot;},&quot;;&quot;&quot;) &amp;IF([.AQ109]&gt;0;&quot;{&quot;&quot;value&quot;&quot;:&quot;&amp;COLUMN([.AQ109])-11&amp;&quot;,&quot;&quot;text&quot;&quot;:&quot;&quot;&quot;&amp;[.AQ109]&amp;&quot;&quot;&quot;},&quot;;&quot;&quot;) &amp;IF([.AR109]&gt;0;&quot;{&quot;&quot;value&quot;&quot;:&quot;&amp;COLUMN([.AR109])-11&amp;&quot;,&quot;&quot;text&quot;&quot;:&quot;&quot;&quot;&amp;[.AR109]&amp;&quot;&quot;&quot;},&quot;;&quot;&quot;) &amp;IF([.AS109]&gt;0;&quot;{&quot;&quot;value&quot;&quot;:&quot;&amp;COLUMN([.AS109])-11&amp;&quot;,&quot;&quot;text&quot;&quot;:&quot;&quot;&quot;&amp;[.AS109]&amp;&quot;&quot;&quot;},&quot;;&quot;&quot;) &amp;IF([.AT109]&gt;0;&quot;{&quot;&quot;value&quot;&quot;:&quot;&amp;COLUMN([.AT109])-11&amp;&quot;,&quot;&quot;text&quot;&quot;:&quot;&quot;&quot;&amp;[.AT109]&amp;&quot;&quot;&quot;},&quot;;&quot;&quot;) &amp;IF([.AU109]&gt;0;&quot;{&quot;&quot;value&quot;&quot;:&quot;&amp;COLUMN([.AU109])-11&amp;&quot;,&quot;&quot;text&quot;&quot;:&quot;&quot;&quot;&amp;[.AU109]&amp;&quot;&quot;&quot;},&quot;;&quot;&quot;)">
            <text:p/>
          </table:table-cell>
          <table:table-cell table:style-name="ce1" table:formula="of:=IF([.AV109]&gt;0;&quot;{&quot;&quot;value&quot;&quot;:&quot;&amp;COLUMN([.AV109])-11&amp;&quot;,&quot;&quot;text&quot;&quot;:&quot;&quot;&quot;&amp;[.AV109]&amp;&quot;&quot;&quot;},&quot;;&quot;&quot;) &amp;IF([.AW109]&gt;0;&quot;{&quot;&quot;value&quot;&quot;:&quot;&amp;COLUMN([.AW109])-11&amp;&quot;,&quot;&quot;text&quot;&quot;:&quot;&quot;&quot;&amp;[.AW109]&amp;&quot;&quot;&quot;},&quot;;&quot;&quot;) &amp;IF([.AX109]&gt;0;&quot;{&quot;&quot;value&quot;&quot;:&quot;&amp;COLUMN([.AX109])-11&amp;&quot;,&quot;&quot;text&quot;&quot;:&quot;&quot;&quot;&amp;[.AX109]&amp;&quot;&quot;&quot;},&quot;;&quot;&quot;) &amp;IF([.AY109]&gt;0;&quot;{&quot;&quot;value&quot;&quot;:&quot;&amp;COLUMN([.AY109])-11&amp;&quot;,&quot;&quot;text&quot;&quot;:&quot;&quot;&quot;&amp;[.AY109]&amp;&quot;&quot;&quot;},&quot;;&quot;&quot;) &amp;IF([.AZ109]&gt;0;&quot;{&quot;&quot;value&quot;&quot;:&quot;&amp;COLUMN([.AZ109])-11&amp;&quot;,&quot;&quot;text&quot;&quot;:&quot;&quot;&quot;&amp;[.AZ109]&amp;&quot;&quot;&quot;},&quot;;&quot;&quot;) &amp;IF([.BA109]&gt;0;&quot;{&quot;&quot;value&quot;&quot;:&quot;&amp;COLUMN([.BA109])-11&amp;&quot;,&quot;&quot;text&quot;&quot;:&quot;&quot;&quot;&amp;[.BA109]&amp;&quot;&quot;&quot;},&quot;;&quot;&quot;) &amp;IF([.BB109]&gt;0;&quot;{&quot;&quot;value&quot;&quot;:&quot;&amp;COLUMN([.BB109])-11&amp;&quot;,&quot;&quot;text&quot;&quot;:&quot;&quot;&quot;&amp;[.BB109]&amp;&quot;&quot;&quot;},&quot;;&quot;&quot;) &amp;IF([.BC109]&gt;0;&quot;{&quot;&quot;value&quot;&quot;:&quot;&amp;COLUMN([.BC109])-11&amp;&quot;,&quot;&quot;text&quot;&quot;:&quot;&quot;&quot;&amp;[.BC109]&amp;&quot;&quot;&quot;},&quot;;&quot;&quot;) &amp;IF([.BD109]&gt;0;&quot;{&quot;&quot;value&quot;&quot;:&quot;&amp;COLUMN([.BD109])-11&amp;&quot;,&quot;&quot;text&quot;&quot;:&quot;&quot;&quot;&amp;[.BD109]&amp;&quot;&quot;&quot;},&quot;;&quot;&quot;) &amp;IF([.BE109]&gt;0;&quot;{&quot;&quot;value&quot;&quot;:&quot;&amp;COLUMN([.BE109])-11&amp;&quot;,&quot;&quot;text&quot;&quot;:&quot;&quot;&quot;&amp;[.BE109]&amp;&quot;&quot;&quot;},&quot;;&quot;&quot;) &amp;IF([.BF109]&gt;0;&quot;{&quot;&quot;value&quot;&quot;:&quot;&amp;COLUMN([.BF109])-11&amp;&quot;,&quot;&quot;text&quot;&quot;:&quot;&quot;&quot;&amp;[.BF109]&amp;&quot;&quot;&quot;},&quot;;&quot;&quot;) &amp;IF([.BG109]&gt;0;&quot;{&quot;&quot;value&quot;&quot;:&quot;&amp;COLUMN([.BG109])-11&amp;&quot;,&quot;&quot;text&quot;&quot;:&quot;&quot;&quot;&amp;[.BG109]&amp;&quot;&quot;&quot;},&quot;;&quot;&quot;) &amp;IF([.BH109]&gt;0;&quot;{&quot;&quot;value&quot;&quot;:&quot;&amp;COLUMN([.BH109])-11&amp;&quot;,&quot;&quot;text&quot;&quot;:&quot;&quot;&quot;&amp;[.BH109]&amp;&quot;&quot;&quot;},&quot;;&quot;&quot;) &amp;IF([.BI109]&gt;0;&quot;{&quot;&quot;value&quot;&quot;:&quot;&amp;COLUMN([.BI109])-11&amp;&quot;,&quot;&quot;text&quot;&quot;:&quot;&quot;&quot;&amp;[.BI109]&amp;&quot;&quot;&quot;},&quot;;&quot;&quot;) &amp;IF([.BJ109]&gt;0;&quot;{&quot;&quot;value&quot;&quot;:&quot;&amp;COLUMN([.BJ109])-11&amp;&quot;,&quot;&quot;text&quot;&quot;:&quot;&quot;&quot;&amp;[.BJ109]&amp;&quot;&quot;&quot;},&quot;;&quot;&quot;) &amp;IF([.BK109]&gt;0;&quot;{&quot;&quot;value&quot;&quot;:&quot;&amp;COLUMN([.BK109])-11&amp;&quot;,&quot;&quot;text&quot;&quot;:&quot;&quot;&quot;&amp;[.BK10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taying Over at a Friends House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110]&amp;&quot;,&quot;&quot;ordinal&quot;&quot;:&quot;&amp;ROW()-2&amp;&quot;,&quot;&quot;required&quot;&quot;:&quot;&amp;[.E110]&amp;&quot;,&quot;&quot;category&quot;&quot;:&quot;&quot;&quot;&amp;[.F110]&amp;&quot;&quot;&quot;,&quot;&quot;info&quot;&quot;:&quot;&quot;&quot;&amp;[.J110]&amp;&quot;&quot;&quot;&quot;&amp;&quot;,&quot;&quot;skip&quot;&quot;:&quot;&quot;&quot;&amp;[.D110]&amp;&quot;&quot;&quot;&quot;&amp;&quot;,&quot;&quot;text&quot;&quot;:&quot;&quot;&quot;&amp;[.H110]&amp;&quot;&quot;&quot;&quot;&amp;&quot;,&quot;&quot;type&quot;&quot;:&quot;&quot;&quot;&amp;[.I110]&amp;&quot;&quot;&quot;&quot;&amp;&quot;,&quot;&quot;options&quot;&quot;:[&quot; &amp;IF([.K110]&gt;0;&quot;{&quot;&quot;value&quot;&quot;:&quot;&amp;COLUMN([.K110])-11&amp;&quot;,&quot;&quot;text&quot;&quot;:&quot;&quot;&quot;&amp;[.K110]&amp;&quot;&quot;&quot;},&quot;;&quot;&quot;) &amp;IF([.L110]&gt;0;&quot;{&quot;&quot;value&quot;&quot;:&quot;&amp;COLUMN([.L110])-11&amp;&quot;,&quot;&quot;text&quot;&quot;:&quot;&quot;&quot;&amp;[.L110]&amp;&quot;&quot;&quot;},&quot;;&quot;&quot;) &amp;IF([.M110]&gt;0;&quot;{&quot;&quot;value&quot;&quot;:&quot;&amp;COLUMN([.M110])-11&amp;&quot;,&quot;&quot;text&quot;&quot;:&quot;&quot;&quot;&amp;[.M110]&amp;&quot;&quot;&quot;},&quot;;&quot;&quot;) &amp;IF([.N110]&gt;0;&quot;{&quot;&quot;value&quot;&quot;:&quot;&amp;COLUMN([.N110])-11&amp;&quot;,&quot;&quot;text&quot;&quot;:&quot;&quot;&quot;&amp;[.N110]&amp;&quot;&quot;&quot;},&quot;;&quot;&quot;) &amp;IF([.O110]&gt;0;&quot;{&quot;&quot;value&quot;&quot;:&quot;&amp;COLUMN([.O110])-11&amp;&quot;,&quot;&quot;text&quot;&quot;:&quot;&quot;&quot;&amp;[.O110]&amp;&quot;&quot;&quot;},&quot;;&quot;&quot;) &amp;IF([.P110]&gt;0;&quot;{&quot;&quot;value&quot;&quot;:&quot;&amp;COLUMN([.P110])-11&amp;&quot;,&quot;&quot;text&quot;&quot;:&quot;&quot;&quot;&amp;[.P110]&amp;&quot;&quot;&quot;},&quot;;&quot;&quot;) &amp;IF([.Q110]&gt;0;&quot;{&quot;&quot;value&quot;&quot;:&quot;&amp;COLUMN([.Q110])-11&amp;&quot;,&quot;&quot;text&quot;&quot;:&quot;&quot;&quot;&amp;[.Q110]&amp;&quot;&quot;&quot;},&quot;;&quot;&quot;) &amp;IF([.R110]&gt;0;&quot;{&quot;&quot;value&quot;&quot;:&quot;&amp;COLUMN([.R110])-11&amp;&quot;,&quot;&quot;text&quot;&quot;:&quot;&quot;&quot;&amp;[.R110]&amp;&quot;&quot;&quot;},&quot;;&quot;&quot;) &amp;IF([.S110]&gt;0;&quot;{&quot;&quot;value&quot;&quot;:&quot;&amp;COLUMN([.S110])-11&amp;&quot;,&quot;&quot;text&quot;&quot;:&quot;&quot;&quot;&amp;[.S110]&amp;&quot;&quot;&quot;},&quot;;&quot;&quot;) &amp;IF([.T110]&gt;0;&quot;{&quot;&quot;value&quot;&quot;:&quot;&amp;COLUMN([.T110])-11&amp;&quot;,&quot;&quot;text&quot;&quot;:&quot;&quot;&quot;&amp;[.T110]&amp;&quot;&quot;&quot;},&quot;;&quot;&quot;) &amp;IF([.U110]&gt;0;&quot;{&quot;&quot;value&quot;&quot;:&quot;&amp;COLUMN([.U110])-11&amp;&quot;,&quot;&quot;text&quot;&quot;:&quot;&quot;&quot;&amp;[.U110]&amp;&quot;&quot;&quot;},&quot;;&quot;&quot;) &amp;IF([.V110]&gt;0;&quot;{&quot;&quot;value&quot;&quot;:&quot;&amp;COLUMN([.V110])-11&amp;&quot;,&quot;&quot;text&quot;&quot;:&quot;&quot;&quot;&amp;[.V110]&amp;&quot;&quot;&quot;},&quot;;&quot;&quot;) &amp;IF([.W110]&gt;0;&quot;{&quot;&quot;value&quot;&quot;:&quot;&amp;COLUMN([.W110])-11&amp;&quot;,&quot;&quot;text&quot;&quot;:&quot;&quot;&quot;&amp;[.W110]&amp;&quot;&quot;&quot;},&quot;;&quot;&quot;) &amp;IF([.X110]&gt;0;&quot;{&quot;&quot;value&quot;&quot;:&quot;&amp;COLUMN([.X110])-11&amp;&quot;,&quot;&quot;text&quot;&quot;:&quot;&quot;&quot;&amp;[.X110]&amp;&quot;&quot;&quot;},&quot;;&quot;&quot;) &amp;IF([.Y110]&gt;0;&quot;{&quot;&quot;value&quot;&quot;:&quot;&amp;COLUMN([.Y110])-11&amp;&quot;,&quot;&quot;text&quot;&quot;:&quot;&quot;&quot;&amp;[.Y110]&amp;&quot;&quot;&quot;},&quot;;&quot;&quot;) &amp;IF([.Z110]&gt;0;&quot;{&quot;&quot;value&quot;&quot;:&quot;&amp;COLUMN([.Z110])-11&amp;&quot;,&quot;&quot;text&quot;&quot;:&quot;&quot;&quot;&amp;[.Z110]&amp;&quot;&quot;&quot;},&quot;;&quot;&quot;) &amp;IF([.AA110]&gt;0;&quot;{&quot;&quot;value&quot;&quot;:&quot;&amp;COLUMN([.AA110])-11&amp;&quot;,&quot;&quot;text&quot;&quot;:&quot;&quot;&quot;&amp;[.AA110]&amp;&quot;&quot;&quot;},&quot;;&quot;&quot;)" office:value-type="string" office:string-value="{&quot;id&quot;:95,&quot;ordinal&quot;:108,&quot;required&quot;:0,&quot;category&quot;:&quot;Eye Care&quot;,&quot;info&quot;:&quot;What is a diabetic eye examination? This is where your eyes are checked using a special camera for early treatable signs of any problems that can arise because of having diabetes.&quot;,&quot;skip&quot;:&quot;null&quot;,&quot;text&quot;:&quot;Have you had a diabetes eye examination?&quot;,&quot;type&quot;:&quot;SC&quot;,&quot;options&quot;:[{&quot;value&quot;:0,&quot;text&quot;:&quot;Within the last 12 months&quot;},{&quot;value&quot;:1,&quot;text&quot;:&quot;12 months-2 years ago&quot;},{&quot;value&quot;:2,&quot;text&quot;:&quot;More than 2 years ago&quot;},{&quot;value&quot;:3,&quot;text&quot;:&quot;Never&quot;},{&quot;value&quot;:4,&quot;text&quot;:&quot;Can't remember&quot;},{&quot;value&quot;:5,&quot;text&quot;:&quot;I don't know&quot;},">
            <text:p>{"id":95,"ordinal":108,"required":0,"category":"Eye Care","info":"What is a diabetic eye examination? This is where your eyes are checked using a special camera for early treatable signs of any problems that can arise because of having diabetes.","skip":"null","text":"Have you had a diabetes eye examination?","type":"SC","options":[{"value":0,"text":"Within the last 12 months"},{"value":1,"text":"12 months-2 years ago"},{"value":2,"text":"More than 2 years ago"},{"value":3,"text":"Never"},{"value":4,"text":"Can't remember"},{"value":5,"text":"I don't know"},</text:p>
          </table:table-cell>
          <table:table-cell table:style-name="ce2" table:formula="of:=IF([.AB110]&gt;0;&quot;{&quot;&quot;value&quot;&quot;:&quot;&amp;COLUMN([.AB110])-11&amp;&quot;,&quot;&quot;text&quot;&quot;:&quot;&quot;&quot;&amp;[.AB110]&amp;&quot;&quot;&quot;},&quot;;&quot;&quot;) &amp;IF([.AC110]&gt;0;&quot;{&quot;&quot;value&quot;&quot;:&quot;&amp;COLUMN([.AC110])-11&amp;&quot;,&quot;&quot;text&quot;&quot;:&quot;&quot;&quot;&amp;[.AC110]&amp;&quot;&quot;&quot;},&quot;;&quot;&quot;) &amp;IF([.AD110]&gt;0;&quot;{&quot;&quot;value&quot;&quot;:&quot;&amp;COLUMN([.AD110])-11&amp;&quot;,&quot;&quot;text&quot;&quot;:&quot;&quot;&quot;&amp;[.AD110]&amp;&quot;&quot;&quot;},&quot;;&quot;&quot;) &amp;IF([.AE110]&gt;0;&quot;{&quot;&quot;value&quot;&quot;:&quot;&amp;COLUMN([.AE110])-11&amp;&quot;,&quot;&quot;text&quot;&quot;:&quot;&quot;&quot;&amp;[.AE110]&amp;&quot;&quot;&quot;},&quot;;&quot;&quot;) &amp;IF([.AF110]&gt;0;&quot;{&quot;&quot;value&quot;&quot;:&quot;&amp;COLUMN([.AF110])-11&amp;&quot;,&quot;&quot;text&quot;&quot;:&quot;&quot;&quot;&amp;[.AF110]&amp;&quot;&quot;&quot;},&quot;;&quot;&quot;) &amp;IF([.AG110]&gt;0;&quot;{&quot;&quot;value&quot;&quot;:&quot;&amp;COLUMN([.AG110])-11&amp;&quot;,&quot;&quot;text&quot;&quot;:&quot;&quot;&quot;&amp;[.AG110]&amp;&quot;&quot;&quot;},&quot;;&quot;&quot;) &amp;IF([.AH110]&gt;0;&quot;{&quot;&quot;value&quot;&quot;:&quot;&amp;COLUMN([.AH110])-11&amp;&quot;,&quot;&quot;text&quot;&quot;:&quot;&quot;&quot;&amp;[.AH110]&amp;&quot;&quot;&quot;},&quot;;&quot;&quot;) &amp;IF([.AI110]&gt;0;&quot;{&quot;&quot;value&quot;&quot;:&quot;&amp;COLUMN([.AI110])-11&amp;&quot;,&quot;&quot;text&quot;&quot;:&quot;&quot;&quot;&amp;[.AI110]&amp;&quot;&quot;&quot;},&quot;;&quot;&quot;) &amp;IF([.AJ110]&gt;0;&quot;{&quot;&quot;value&quot;&quot;:&quot;&amp;COLUMN([.AJ110])-11&amp;&quot;,&quot;&quot;text&quot;&quot;:&quot;&quot;&quot;&amp;[.AJ110]&amp;&quot;&quot;&quot;},&quot;;&quot;&quot;) &amp;IF([.AK110]&gt;0;&quot;{&quot;&quot;value&quot;&quot;:&quot;&amp;COLUMN([.AK110])-11&amp;&quot;,&quot;&quot;text&quot;&quot;:&quot;&quot;&quot;&amp;[.AK110]&amp;&quot;&quot;&quot;},&quot;;&quot;&quot;) &amp;IF([.AL110]&gt;0;&quot;{&quot;&quot;value&quot;&quot;:&quot;&amp;COLUMN([.AL110])-11&amp;&quot;,&quot;&quot;text&quot;&quot;:&quot;&quot;&quot;&amp;[.AL110]&amp;&quot;&quot;&quot;},&quot;;&quot;&quot;) &amp;IF([.AM110]&gt;0;&quot;{&quot;&quot;value&quot;&quot;:&quot;&amp;COLUMN([.AM110])-11&amp;&quot;,&quot;&quot;text&quot;&quot;:&quot;&quot;&quot;&amp;[.AM110]&amp;&quot;&quot;&quot;},&quot;;&quot;&quot;) &amp;IF([.AN110]&gt;0;&quot;{&quot;&quot;value&quot;&quot;:&quot;&amp;COLUMN([.AN110])-11&amp;&quot;,&quot;&quot;text&quot;&quot;:&quot;&quot;&quot;&amp;[.AN110]&amp;&quot;&quot;&quot;},&quot;;&quot;&quot;) &amp;IF([.AO110]&gt;0;&quot;{&quot;&quot;value&quot;&quot;:&quot;&amp;COLUMN([.AO110])-11&amp;&quot;,&quot;&quot;text&quot;&quot;:&quot;&quot;&quot;&amp;[.AO110]&amp;&quot;&quot;&quot;},&quot;;&quot;&quot;) &amp;IF([.AP110]&gt;0;&quot;{&quot;&quot;value&quot;&quot;:&quot;&amp;COLUMN([.AP110])-11&amp;&quot;,&quot;&quot;text&quot;&quot;:&quot;&quot;&quot;&amp;[.AP110]&amp;&quot;&quot;&quot;},&quot;;&quot;&quot;) &amp;IF([.AQ110]&gt;0;&quot;{&quot;&quot;value&quot;&quot;:&quot;&amp;COLUMN([.AQ110])-11&amp;&quot;,&quot;&quot;text&quot;&quot;:&quot;&quot;&quot;&amp;[.AQ110]&amp;&quot;&quot;&quot;},&quot;;&quot;&quot;) &amp;IF([.AR110]&gt;0;&quot;{&quot;&quot;value&quot;&quot;:&quot;&amp;COLUMN([.AR110])-11&amp;&quot;,&quot;&quot;text&quot;&quot;:&quot;&quot;&quot;&amp;[.AR110]&amp;&quot;&quot;&quot;},&quot;;&quot;&quot;) &amp;IF([.AS110]&gt;0;&quot;{&quot;&quot;value&quot;&quot;:&quot;&amp;COLUMN([.AS110])-11&amp;&quot;,&quot;&quot;text&quot;&quot;:&quot;&quot;&quot;&amp;[.AS110]&amp;&quot;&quot;&quot;},&quot;;&quot;&quot;) &amp;IF([.AT110]&gt;0;&quot;{&quot;&quot;value&quot;&quot;:&quot;&amp;COLUMN([.AT110])-11&amp;&quot;,&quot;&quot;text&quot;&quot;:&quot;&quot;&quot;&amp;[.AT110]&amp;&quot;&quot;&quot;},&quot;;&quot;&quot;) &amp;IF([.AU110]&gt;0;&quot;{&quot;&quot;value&quot;&quot;:&quot;&amp;COLUMN([.AU110])-11&amp;&quot;,&quot;&quot;text&quot;&quot;:&quot;&quot;&quot;&amp;[.AU110]&amp;&quot;&quot;&quot;},&quot;;&quot;&quot;)">
            <text:p/>
          </table:table-cell>
          <table:table-cell table:style-name="ce1" table:formula="of:=IF([.AV110]&gt;0;&quot;{&quot;&quot;value&quot;&quot;:&quot;&amp;COLUMN([.AV110])-11&amp;&quot;,&quot;&quot;text&quot;&quot;:&quot;&quot;&quot;&amp;[.AV110]&amp;&quot;&quot;&quot;},&quot;;&quot;&quot;) &amp;IF([.AW110]&gt;0;&quot;{&quot;&quot;value&quot;&quot;:&quot;&amp;COLUMN([.AW110])-11&amp;&quot;,&quot;&quot;text&quot;&quot;:&quot;&quot;&quot;&amp;[.AW110]&amp;&quot;&quot;&quot;},&quot;;&quot;&quot;) &amp;IF([.AX110]&gt;0;&quot;{&quot;&quot;value&quot;&quot;:&quot;&amp;COLUMN([.AX110])-11&amp;&quot;,&quot;&quot;text&quot;&quot;:&quot;&quot;&quot;&amp;[.AX110]&amp;&quot;&quot;&quot;},&quot;;&quot;&quot;) &amp;IF([.AY110]&gt;0;&quot;{&quot;&quot;value&quot;&quot;:&quot;&amp;COLUMN([.AY110])-11&amp;&quot;,&quot;&quot;text&quot;&quot;:&quot;&quot;&quot;&amp;[.AY110]&amp;&quot;&quot;&quot;},&quot;;&quot;&quot;) &amp;IF([.AZ110]&gt;0;&quot;{&quot;&quot;value&quot;&quot;:&quot;&amp;COLUMN([.AZ110])-11&amp;&quot;,&quot;&quot;text&quot;&quot;:&quot;&quot;&quot;&amp;[.AZ110]&amp;&quot;&quot;&quot;},&quot;;&quot;&quot;) &amp;IF([.BA110]&gt;0;&quot;{&quot;&quot;value&quot;&quot;:&quot;&amp;COLUMN([.BA110])-11&amp;&quot;,&quot;&quot;text&quot;&quot;:&quot;&quot;&quot;&amp;[.BA110]&amp;&quot;&quot;&quot;},&quot;;&quot;&quot;) &amp;IF([.BB110]&gt;0;&quot;{&quot;&quot;value&quot;&quot;:&quot;&amp;COLUMN([.BB110])-11&amp;&quot;,&quot;&quot;text&quot;&quot;:&quot;&quot;&quot;&amp;[.BB110]&amp;&quot;&quot;&quot;},&quot;;&quot;&quot;) &amp;IF([.BC110]&gt;0;&quot;{&quot;&quot;value&quot;&quot;:&quot;&amp;COLUMN([.BC110])-11&amp;&quot;,&quot;&quot;text&quot;&quot;:&quot;&quot;&quot;&amp;[.BC110]&amp;&quot;&quot;&quot;},&quot;;&quot;&quot;) &amp;IF([.BD110]&gt;0;&quot;{&quot;&quot;value&quot;&quot;:&quot;&amp;COLUMN([.BD110])-11&amp;&quot;,&quot;&quot;text&quot;&quot;:&quot;&quot;&quot;&amp;[.BD110]&amp;&quot;&quot;&quot;},&quot;;&quot;&quot;) &amp;IF([.BE110]&gt;0;&quot;{&quot;&quot;value&quot;&quot;:&quot;&amp;COLUMN([.BE110])-11&amp;&quot;,&quot;&quot;text&quot;&quot;:&quot;&quot;&quot;&amp;[.BE110]&amp;&quot;&quot;&quot;},&quot;;&quot;&quot;) &amp;IF([.BF110]&gt;0;&quot;{&quot;&quot;value&quot;&quot;:&quot;&amp;COLUMN([.BF110])-11&amp;&quot;,&quot;&quot;text&quot;&quot;:&quot;&quot;&quot;&amp;[.BF110]&amp;&quot;&quot;&quot;},&quot;;&quot;&quot;) &amp;IF([.BG110]&gt;0;&quot;{&quot;&quot;value&quot;&quot;:&quot;&amp;COLUMN([.BG110])-11&amp;&quot;,&quot;&quot;text&quot;&quot;:&quot;&quot;&quot;&amp;[.BG110]&amp;&quot;&quot;&quot;},&quot;;&quot;&quot;) &amp;IF([.BH110]&gt;0;&quot;{&quot;&quot;value&quot;&quot;:&quot;&amp;COLUMN([.BH110])-11&amp;&quot;,&quot;&quot;text&quot;&quot;:&quot;&quot;&quot;&amp;[.BH110]&amp;&quot;&quot;&quot;},&quot;;&quot;&quot;) &amp;IF([.BI110]&gt;0;&quot;{&quot;&quot;value&quot;&quot;:&quot;&amp;COLUMN([.BI110])-11&amp;&quot;,&quot;&quot;text&quot;&quot;:&quot;&quot;&quot;&amp;[.BI110]&amp;&quot;&quot;&quot;},&quot;;&quot;&quot;) &amp;IF([.BJ110]&gt;0;&quot;{&quot;&quot;value&quot;&quot;:&quot;&amp;COLUMN([.BJ110])-11&amp;&quot;,&quot;&quot;text&quot;&quot;:&quot;&quot;&quot;&amp;[.BJ110]&amp;&quot;&quot;&quot;},&quot;;&quot;&quot;) &amp;IF([.BK110]&gt;0;&quot;{&quot;&quot;value&quot;&quot;:&quot;&amp;COLUMN([.BK110])-11&amp;&quot;,&quot;&quot;text&quot;&quot;:&quot;&quot;&quot;&amp;[.BK1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11]&amp;&quot;,&quot;&quot;ordinal&quot;&quot;:&quot;&amp;ROW()-2&amp;&quot;,&quot;&quot;required&quot;&quot;:&quot;&amp;[.E111]&amp;&quot;,&quot;&quot;category&quot;&quot;:&quot;&quot;&quot;&amp;[.F111]&amp;&quot;&quot;&quot;,&quot;&quot;info&quot;&quot;:&quot;&quot;&quot;&amp;[.J111]&amp;&quot;&quot;&quot;&quot;&amp;&quot;,&quot;&quot;skip&quot;&quot;:&quot;&quot;&quot;&amp;[.D111]&amp;&quot;&quot;&quot;&quot;&amp;&quot;,&quot;&quot;text&quot;&quot;:&quot;&quot;&quot;&amp;[.H111]&amp;&quot;&quot;&quot;&quot;&amp;&quot;,&quot;&quot;type&quot;&quot;:&quot;&quot;&quot;&amp;[.I111]&amp;&quot;&quot;&quot;&quot;&amp;&quot;,&quot;&quot;options&quot;&quot;:[&quot; &amp;IF([.K111]&gt;0;&quot;{&quot;&quot;value&quot;&quot;:&quot;&amp;COLUMN([.K111])-11&amp;&quot;,&quot;&quot;text&quot;&quot;:&quot;&quot;&quot;&amp;[.K111]&amp;&quot;&quot;&quot;},&quot;;&quot;&quot;) &amp;IF([.L111]&gt;0;&quot;{&quot;&quot;value&quot;&quot;:&quot;&amp;COLUMN([.L111])-11&amp;&quot;,&quot;&quot;text&quot;&quot;:&quot;&quot;&quot;&amp;[.L111]&amp;&quot;&quot;&quot;},&quot;;&quot;&quot;) &amp;IF([.M111]&gt;0;&quot;{&quot;&quot;value&quot;&quot;:&quot;&amp;COLUMN([.M111])-11&amp;&quot;,&quot;&quot;text&quot;&quot;:&quot;&quot;&quot;&amp;[.M111]&amp;&quot;&quot;&quot;},&quot;;&quot;&quot;) &amp;IF([.N111]&gt;0;&quot;{&quot;&quot;value&quot;&quot;:&quot;&amp;COLUMN([.N111])-11&amp;&quot;,&quot;&quot;text&quot;&quot;:&quot;&quot;&quot;&amp;[.N111]&amp;&quot;&quot;&quot;},&quot;;&quot;&quot;) &amp;IF([.O111]&gt;0;&quot;{&quot;&quot;value&quot;&quot;:&quot;&amp;COLUMN([.O111])-11&amp;&quot;,&quot;&quot;text&quot;&quot;:&quot;&quot;&quot;&amp;[.O111]&amp;&quot;&quot;&quot;},&quot;;&quot;&quot;) &amp;IF([.P111]&gt;0;&quot;{&quot;&quot;value&quot;&quot;:&quot;&amp;COLUMN([.P111])-11&amp;&quot;,&quot;&quot;text&quot;&quot;:&quot;&quot;&quot;&amp;[.P111]&amp;&quot;&quot;&quot;},&quot;;&quot;&quot;) &amp;IF([.Q111]&gt;0;&quot;{&quot;&quot;value&quot;&quot;:&quot;&amp;COLUMN([.Q111])-11&amp;&quot;,&quot;&quot;text&quot;&quot;:&quot;&quot;&quot;&amp;[.Q111]&amp;&quot;&quot;&quot;},&quot;;&quot;&quot;) &amp;IF([.R111]&gt;0;&quot;{&quot;&quot;value&quot;&quot;:&quot;&amp;COLUMN([.R111])-11&amp;&quot;,&quot;&quot;text&quot;&quot;:&quot;&quot;&quot;&amp;[.R111]&amp;&quot;&quot;&quot;},&quot;;&quot;&quot;) &amp;IF([.S111]&gt;0;&quot;{&quot;&quot;value&quot;&quot;:&quot;&amp;COLUMN([.S111])-11&amp;&quot;,&quot;&quot;text&quot;&quot;:&quot;&quot;&quot;&amp;[.S111]&amp;&quot;&quot;&quot;},&quot;;&quot;&quot;) &amp;IF([.T111]&gt;0;&quot;{&quot;&quot;value&quot;&quot;:&quot;&amp;COLUMN([.T111])-11&amp;&quot;,&quot;&quot;text&quot;&quot;:&quot;&quot;&quot;&amp;[.T111]&amp;&quot;&quot;&quot;},&quot;;&quot;&quot;) &amp;IF([.U111]&gt;0;&quot;{&quot;&quot;value&quot;&quot;:&quot;&amp;COLUMN([.U111])-11&amp;&quot;,&quot;&quot;text&quot;&quot;:&quot;&quot;&quot;&amp;[.U111]&amp;&quot;&quot;&quot;},&quot;;&quot;&quot;) &amp;IF([.V111]&gt;0;&quot;{&quot;&quot;value&quot;&quot;:&quot;&amp;COLUMN([.V111])-11&amp;&quot;,&quot;&quot;text&quot;&quot;:&quot;&quot;&quot;&amp;[.V111]&amp;&quot;&quot;&quot;},&quot;;&quot;&quot;) &amp;IF([.W111]&gt;0;&quot;{&quot;&quot;value&quot;&quot;:&quot;&amp;COLUMN([.W111])-11&amp;&quot;,&quot;&quot;text&quot;&quot;:&quot;&quot;&quot;&amp;[.W111]&amp;&quot;&quot;&quot;},&quot;;&quot;&quot;) &amp;IF([.X111]&gt;0;&quot;{&quot;&quot;value&quot;&quot;:&quot;&amp;COLUMN([.X111])-11&amp;&quot;,&quot;&quot;text&quot;&quot;:&quot;&quot;&quot;&amp;[.X111]&amp;&quot;&quot;&quot;},&quot;;&quot;&quot;) &amp;IF([.Y111]&gt;0;&quot;{&quot;&quot;value&quot;&quot;:&quot;&amp;COLUMN([.Y111])-11&amp;&quot;,&quot;&quot;text&quot;&quot;:&quot;&quot;&quot;&amp;[.Y111]&amp;&quot;&quot;&quot;},&quot;;&quot;&quot;) &amp;IF([.Z111]&gt;0;&quot;{&quot;&quot;value&quot;&quot;:&quot;&amp;COLUMN([.Z111])-11&amp;&quot;,&quot;&quot;text&quot;&quot;:&quot;&quot;&quot;&amp;[.Z111]&amp;&quot;&quot;&quot;},&quot;;&quot;&quot;) &amp;IF([.AA111]&gt;0;&quot;{&quot;&quot;value&quot;&quot;:&quot;&amp;COLUMN([.AA111])-11&amp;&quot;,&quot;&quot;text&quot;&quot;:&quot;&quot;&quot;&amp;[.AA111]&amp;&quot;&quot;&quot;},&quot;;&quot;&quot;)" office:value-type="string" office:string-value="{&quot;id&quot;:96,&quot;ordinal&quot;:109,&quot;required&quot;:0,&quot;category&quot;:&quot;Eye Care&quot;,&quot;info&quot;:&quot;null&quot;,&quot;skip&quot;:&quot;95.3,95.4,95.5&quot;,&quot;text&quot;:&quot;Where do you go to have your eyes examined?&quot;,&quot;type&quot;:&quot;MC&quot;,&quot;options&quot;:[{&quot;value&quot;:0,&quot;text&quot;:&quot;Diabetes clinic&quot;},{&quot;value&quot;:1,&quot;text&quot;:&quot;Mobile unit&quot;},{&quot;value&quot;:2,&quot;text&quot;:&quot;Opticians&quot;},{&quot;value&quot;:3,&quot;text&quot;:&quot;GP practice&quot;},{&quot;value&quot;:4,&quot;text&quot;:&quot;I do know&quot;},{&quot;value&quot;:5,&quot;text&quot;:&quot;TEXT_OTHER&quot;},">
            <text:p>{"id":96,"ordinal":109,"required":0,"category":"Eye Care","info":"null","skip":"95.3,95.4,95.5","text":"Where do you go to have your eyes examined?","type":"MC","options":[{"value":0,"text":"Diabetes clinic"},{"value":1,"text":"Mobile unit"},{"value":2,"text":"Opticians"},{"value":3,"text":"GP practice"},{"value":4,"text":"I do know"},{"value":5,"text":"TEXT_OTHER"},</text:p>
          </table:table-cell>
          <table:table-cell table:style-name="ce2" table:formula="of:=IF([.AB111]&gt;0;&quot;{&quot;&quot;value&quot;&quot;:&quot;&amp;COLUMN([.AB111])-11&amp;&quot;,&quot;&quot;text&quot;&quot;:&quot;&quot;&quot;&amp;[.AB111]&amp;&quot;&quot;&quot;},&quot;;&quot;&quot;) &amp;IF([.AC111]&gt;0;&quot;{&quot;&quot;value&quot;&quot;:&quot;&amp;COLUMN([.AC111])-11&amp;&quot;,&quot;&quot;text&quot;&quot;:&quot;&quot;&quot;&amp;[.AC111]&amp;&quot;&quot;&quot;},&quot;;&quot;&quot;) &amp;IF([.AD111]&gt;0;&quot;{&quot;&quot;value&quot;&quot;:&quot;&amp;COLUMN([.AD111])-11&amp;&quot;,&quot;&quot;text&quot;&quot;:&quot;&quot;&quot;&amp;[.AD111]&amp;&quot;&quot;&quot;},&quot;;&quot;&quot;) &amp;IF([.AE111]&gt;0;&quot;{&quot;&quot;value&quot;&quot;:&quot;&amp;COLUMN([.AE111])-11&amp;&quot;,&quot;&quot;text&quot;&quot;:&quot;&quot;&quot;&amp;[.AE111]&amp;&quot;&quot;&quot;},&quot;;&quot;&quot;) &amp;IF([.AF111]&gt;0;&quot;{&quot;&quot;value&quot;&quot;:&quot;&amp;COLUMN([.AF111])-11&amp;&quot;,&quot;&quot;text&quot;&quot;:&quot;&quot;&quot;&amp;[.AF111]&amp;&quot;&quot;&quot;},&quot;;&quot;&quot;) &amp;IF([.AG111]&gt;0;&quot;{&quot;&quot;value&quot;&quot;:&quot;&amp;COLUMN([.AG111])-11&amp;&quot;,&quot;&quot;text&quot;&quot;:&quot;&quot;&quot;&amp;[.AG111]&amp;&quot;&quot;&quot;},&quot;;&quot;&quot;) &amp;IF([.AH111]&gt;0;&quot;{&quot;&quot;value&quot;&quot;:&quot;&amp;COLUMN([.AH111])-11&amp;&quot;,&quot;&quot;text&quot;&quot;:&quot;&quot;&quot;&amp;[.AH111]&amp;&quot;&quot;&quot;},&quot;;&quot;&quot;) &amp;IF([.AI111]&gt;0;&quot;{&quot;&quot;value&quot;&quot;:&quot;&amp;COLUMN([.AI111])-11&amp;&quot;,&quot;&quot;text&quot;&quot;:&quot;&quot;&quot;&amp;[.AI111]&amp;&quot;&quot;&quot;},&quot;;&quot;&quot;) &amp;IF([.AJ111]&gt;0;&quot;{&quot;&quot;value&quot;&quot;:&quot;&amp;COLUMN([.AJ111])-11&amp;&quot;,&quot;&quot;text&quot;&quot;:&quot;&quot;&quot;&amp;[.AJ111]&amp;&quot;&quot;&quot;},&quot;;&quot;&quot;) &amp;IF([.AK111]&gt;0;&quot;{&quot;&quot;value&quot;&quot;:&quot;&amp;COLUMN([.AK111])-11&amp;&quot;,&quot;&quot;text&quot;&quot;:&quot;&quot;&quot;&amp;[.AK111]&amp;&quot;&quot;&quot;},&quot;;&quot;&quot;) &amp;IF([.AL111]&gt;0;&quot;{&quot;&quot;value&quot;&quot;:&quot;&amp;COLUMN([.AL111])-11&amp;&quot;,&quot;&quot;text&quot;&quot;:&quot;&quot;&quot;&amp;[.AL111]&amp;&quot;&quot;&quot;},&quot;;&quot;&quot;) &amp;IF([.AM111]&gt;0;&quot;{&quot;&quot;value&quot;&quot;:&quot;&amp;COLUMN([.AM111])-11&amp;&quot;,&quot;&quot;text&quot;&quot;:&quot;&quot;&quot;&amp;[.AM111]&amp;&quot;&quot;&quot;},&quot;;&quot;&quot;) &amp;IF([.AN111]&gt;0;&quot;{&quot;&quot;value&quot;&quot;:&quot;&amp;COLUMN([.AN111])-11&amp;&quot;,&quot;&quot;text&quot;&quot;:&quot;&quot;&quot;&amp;[.AN111]&amp;&quot;&quot;&quot;},&quot;;&quot;&quot;) &amp;IF([.AO111]&gt;0;&quot;{&quot;&quot;value&quot;&quot;:&quot;&amp;COLUMN([.AO111])-11&amp;&quot;,&quot;&quot;text&quot;&quot;:&quot;&quot;&quot;&amp;[.AO111]&amp;&quot;&quot;&quot;},&quot;;&quot;&quot;) &amp;IF([.AP111]&gt;0;&quot;{&quot;&quot;value&quot;&quot;:&quot;&amp;COLUMN([.AP111])-11&amp;&quot;,&quot;&quot;text&quot;&quot;:&quot;&quot;&quot;&amp;[.AP111]&amp;&quot;&quot;&quot;},&quot;;&quot;&quot;) &amp;IF([.AQ111]&gt;0;&quot;{&quot;&quot;value&quot;&quot;:&quot;&amp;COLUMN([.AQ111])-11&amp;&quot;,&quot;&quot;text&quot;&quot;:&quot;&quot;&quot;&amp;[.AQ111]&amp;&quot;&quot;&quot;},&quot;;&quot;&quot;) &amp;IF([.AR111]&gt;0;&quot;{&quot;&quot;value&quot;&quot;:&quot;&amp;COLUMN([.AR111])-11&amp;&quot;,&quot;&quot;text&quot;&quot;:&quot;&quot;&quot;&amp;[.AR111]&amp;&quot;&quot;&quot;},&quot;;&quot;&quot;) &amp;IF([.AS111]&gt;0;&quot;{&quot;&quot;value&quot;&quot;:&quot;&amp;COLUMN([.AS111])-11&amp;&quot;,&quot;&quot;text&quot;&quot;:&quot;&quot;&quot;&amp;[.AS111]&amp;&quot;&quot;&quot;},&quot;;&quot;&quot;) &amp;IF([.AT111]&gt;0;&quot;{&quot;&quot;value&quot;&quot;:&quot;&amp;COLUMN([.AT111])-11&amp;&quot;,&quot;&quot;text&quot;&quot;:&quot;&quot;&quot;&amp;[.AT111]&amp;&quot;&quot;&quot;},&quot;;&quot;&quot;) &amp;IF([.AU111]&gt;0;&quot;{&quot;&quot;value&quot;&quot;:&quot;&amp;COLUMN([.AU111])-11&amp;&quot;,&quot;&quot;text&quot;&quot;:&quot;&quot;&quot;&amp;[.AU111]&amp;&quot;&quot;&quot;},&quot;;&quot;&quot;)">
            <text:p/>
          </table:table-cell>
          <table:table-cell table:style-name="ce1" table:formula="of:=IF([.AV111]&gt;0;&quot;{&quot;&quot;value&quot;&quot;:&quot;&amp;COLUMN([.AV111])-11&amp;&quot;,&quot;&quot;text&quot;&quot;:&quot;&quot;&quot;&amp;[.AV111]&amp;&quot;&quot;&quot;},&quot;;&quot;&quot;) &amp;IF([.AW111]&gt;0;&quot;{&quot;&quot;value&quot;&quot;:&quot;&amp;COLUMN([.AW111])-11&amp;&quot;,&quot;&quot;text&quot;&quot;:&quot;&quot;&quot;&amp;[.AW111]&amp;&quot;&quot;&quot;},&quot;;&quot;&quot;) &amp;IF([.AX111]&gt;0;&quot;{&quot;&quot;value&quot;&quot;:&quot;&amp;COLUMN([.AX111])-11&amp;&quot;,&quot;&quot;text&quot;&quot;:&quot;&quot;&quot;&amp;[.AX111]&amp;&quot;&quot;&quot;},&quot;;&quot;&quot;) &amp;IF([.AY111]&gt;0;&quot;{&quot;&quot;value&quot;&quot;:&quot;&amp;COLUMN([.AY111])-11&amp;&quot;,&quot;&quot;text&quot;&quot;:&quot;&quot;&quot;&amp;[.AY111]&amp;&quot;&quot;&quot;},&quot;;&quot;&quot;) &amp;IF([.AZ111]&gt;0;&quot;{&quot;&quot;value&quot;&quot;:&quot;&amp;COLUMN([.AZ111])-11&amp;&quot;,&quot;&quot;text&quot;&quot;:&quot;&quot;&quot;&amp;[.AZ111]&amp;&quot;&quot;&quot;},&quot;;&quot;&quot;) &amp;IF([.BA111]&gt;0;&quot;{&quot;&quot;value&quot;&quot;:&quot;&amp;COLUMN([.BA111])-11&amp;&quot;,&quot;&quot;text&quot;&quot;:&quot;&quot;&quot;&amp;[.BA111]&amp;&quot;&quot;&quot;},&quot;;&quot;&quot;) &amp;IF([.BB111]&gt;0;&quot;{&quot;&quot;value&quot;&quot;:&quot;&amp;COLUMN([.BB111])-11&amp;&quot;,&quot;&quot;text&quot;&quot;:&quot;&quot;&quot;&amp;[.BB111]&amp;&quot;&quot;&quot;},&quot;;&quot;&quot;) &amp;IF([.BC111]&gt;0;&quot;{&quot;&quot;value&quot;&quot;:&quot;&amp;COLUMN([.BC111])-11&amp;&quot;,&quot;&quot;text&quot;&quot;:&quot;&quot;&quot;&amp;[.BC111]&amp;&quot;&quot;&quot;},&quot;;&quot;&quot;) &amp;IF([.BD111]&gt;0;&quot;{&quot;&quot;value&quot;&quot;:&quot;&amp;COLUMN([.BD111])-11&amp;&quot;,&quot;&quot;text&quot;&quot;:&quot;&quot;&quot;&amp;[.BD111]&amp;&quot;&quot;&quot;},&quot;;&quot;&quot;) &amp;IF([.BE111]&gt;0;&quot;{&quot;&quot;value&quot;&quot;:&quot;&amp;COLUMN([.BE111])-11&amp;&quot;,&quot;&quot;text&quot;&quot;:&quot;&quot;&quot;&amp;[.BE111]&amp;&quot;&quot;&quot;},&quot;;&quot;&quot;) &amp;IF([.BF111]&gt;0;&quot;{&quot;&quot;value&quot;&quot;:&quot;&amp;COLUMN([.BF111])-11&amp;&quot;,&quot;&quot;text&quot;&quot;:&quot;&quot;&quot;&amp;[.BF111]&amp;&quot;&quot;&quot;},&quot;;&quot;&quot;) &amp;IF([.BG111]&gt;0;&quot;{&quot;&quot;value&quot;&quot;:&quot;&amp;COLUMN([.BG111])-11&amp;&quot;,&quot;&quot;text&quot;&quot;:&quot;&quot;&quot;&amp;[.BG111]&amp;&quot;&quot;&quot;},&quot;;&quot;&quot;) &amp;IF([.BH111]&gt;0;&quot;{&quot;&quot;value&quot;&quot;:&quot;&amp;COLUMN([.BH111])-11&amp;&quot;,&quot;&quot;text&quot;&quot;:&quot;&quot;&quot;&amp;[.BH111]&amp;&quot;&quot;&quot;},&quot;;&quot;&quot;) &amp;IF([.BI111]&gt;0;&quot;{&quot;&quot;value&quot;&quot;:&quot;&amp;COLUMN([.BI111])-11&amp;&quot;,&quot;&quot;text&quot;&quot;:&quot;&quot;&quot;&amp;[.BI111]&amp;&quot;&quot;&quot;},&quot;;&quot;&quot;) &amp;IF([.BJ111]&gt;0;&quot;{&quot;&quot;value&quot;&quot;:&quot;&amp;COLUMN([.BJ111])-11&amp;&quot;,&quot;&quot;text&quot;&quot;:&quot;&quot;&quot;&amp;[.BJ111]&amp;&quot;&quot;&quot;},&quot;;&quot;&quot;) &amp;IF([.BK111]&gt;0;&quot;{&quot;&quot;value&quot;&quot;:&quot;&amp;COLUMN([.BK111])-11&amp;&quot;,&quot;&quot;text&quot;&quot;:&quot;&quot;&quot;&amp;[.BK111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12]&amp;&quot;,&quot;&quot;ordinal&quot;&quot;:&quot;&amp;ROW()-2&amp;&quot;,&quot;&quot;required&quot;&quot;:&quot;&amp;[.E112]&amp;&quot;,&quot;&quot;category&quot;&quot;:&quot;&quot;&quot;&amp;[.F112]&amp;&quot;&quot;&quot;,&quot;&quot;info&quot;&quot;:&quot;&quot;&quot;&amp;[.J112]&amp;&quot;&quot;&quot;&quot;&amp;&quot;,&quot;&quot;skip&quot;&quot;:&quot;&quot;&quot;&amp;[.D112]&amp;&quot;&quot;&quot;&quot;&amp;&quot;,&quot;&quot;text&quot;&quot;:&quot;&quot;&quot;&amp;[.H112]&amp;&quot;&quot;&quot;&quot;&amp;&quot;,&quot;&quot;type&quot;&quot;:&quot;&quot;&quot;&amp;[.I112]&amp;&quot;&quot;&quot;&quot;&amp;&quot;,&quot;&quot;options&quot;&quot;:[&quot; &amp;IF([.K112]&gt;0;&quot;{&quot;&quot;value&quot;&quot;:&quot;&amp;COLUMN([.K112])-11&amp;&quot;,&quot;&quot;text&quot;&quot;:&quot;&quot;&quot;&amp;[.K112]&amp;&quot;&quot;&quot;},&quot;;&quot;&quot;) &amp;IF([.L112]&gt;0;&quot;{&quot;&quot;value&quot;&quot;:&quot;&amp;COLUMN([.L112])-11&amp;&quot;,&quot;&quot;text&quot;&quot;:&quot;&quot;&quot;&amp;[.L112]&amp;&quot;&quot;&quot;},&quot;;&quot;&quot;) &amp;IF([.M112]&gt;0;&quot;{&quot;&quot;value&quot;&quot;:&quot;&amp;COLUMN([.M112])-11&amp;&quot;,&quot;&quot;text&quot;&quot;:&quot;&quot;&quot;&amp;[.M112]&amp;&quot;&quot;&quot;},&quot;;&quot;&quot;) &amp;IF([.N112]&gt;0;&quot;{&quot;&quot;value&quot;&quot;:&quot;&amp;COLUMN([.N112])-11&amp;&quot;,&quot;&quot;text&quot;&quot;:&quot;&quot;&quot;&amp;[.N112]&amp;&quot;&quot;&quot;},&quot;;&quot;&quot;) &amp;IF([.O112]&gt;0;&quot;{&quot;&quot;value&quot;&quot;:&quot;&amp;COLUMN([.O112])-11&amp;&quot;,&quot;&quot;text&quot;&quot;:&quot;&quot;&quot;&amp;[.O112]&amp;&quot;&quot;&quot;},&quot;;&quot;&quot;) &amp;IF([.P112]&gt;0;&quot;{&quot;&quot;value&quot;&quot;:&quot;&amp;COLUMN([.P112])-11&amp;&quot;,&quot;&quot;text&quot;&quot;:&quot;&quot;&quot;&amp;[.P112]&amp;&quot;&quot;&quot;},&quot;;&quot;&quot;) &amp;IF([.Q112]&gt;0;&quot;{&quot;&quot;value&quot;&quot;:&quot;&amp;COLUMN([.Q112])-11&amp;&quot;,&quot;&quot;text&quot;&quot;:&quot;&quot;&quot;&amp;[.Q112]&amp;&quot;&quot;&quot;},&quot;;&quot;&quot;) &amp;IF([.R112]&gt;0;&quot;{&quot;&quot;value&quot;&quot;:&quot;&amp;COLUMN([.R112])-11&amp;&quot;,&quot;&quot;text&quot;&quot;:&quot;&quot;&quot;&amp;[.R112]&amp;&quot;&quot;&quot;},&quot;;&quot;&quot;) &amp;IF([.S112]&gt;0;&quot;{&quot;&quot;value&quot;&quot;:&quot;&amp;COLUMN([.S112])-11&amp;&quot;,&quot;&quot;text&quot;&quot;:&quot;&quot;&quot;&amp;[.S112]&amp;&quot;&quot;&quot;},&quot;;&quot;&quot;) &amp;IF([.T112]&gt;0;&quot;{&quot;&quot;value&quot;&quot;:&quot;&amp;COLUMN([.T112])-11&amp;&quot;,&quot;&quot;text&quot;&quot;:&quot;&quot;&quot;&amp;[.T112]&amp;&quot;&quot;&quot;},&quot;;&quot;&quot;) &amp;IF([.U112]&gt;0;&quot;{&quot;&quot;value&quot;&quot;:&quot;&amp;COLUMN([.U112])-11&amp;&quot;,&quot;&quot;text&quot;&quot;:&quot;&quot;&quot;&amp;[.U112]&amp;&quot;&quot;&quot;},&quot;;&quot;&quot;) &amp;IF([.V112]&gt;0;&quot;{&quot;&quot;value&quot;&quot;:&quot;&amp;COLUMN([.V112])-11&amp;&quot;,&quot;&quot;text&quot;&quot;:&quot;&quot;&quot;&amp;[.V112]&amp;&quot;&quot;&quot;},&quot;;&quot;&quot;) &amp;IF([.W112]&gt;0;&quot;{&quot;&quot;value&quot;&quot;:&quot;&amp;COLUMN([.W112])-11&amp;&quot;,&quot;&quot;text&quot;&quot;:&quot;&quot;&quot;&amp;[.W112]&amp;&quot;&quot;&quot;},&quot;;&quot;&quot;) &amp;IF([.X112]&gt;0;&quot;{&quot;&quot;value&quot;&quot;:&quot;&amp;COLUMN([.X112])-11&amp;&quot;,&quot;&quot;text&quot;&quot;:&quot;&quot;&quot;&amp;[.X112]&amp;&quot;&quot;&quot;},&quot;;&quot;&quot;) &amp;IF([.Y112]&gt;0;&quot;{&quot;&quot;value&quot;&quot;:&quot;&amp;COLUMN([.Y112])-11&amp;&quot;,&quot;&quot;text&quot;&quot;:&quot;&quot;&quot;&amp;[.Y112]&amp;&quot;&quot;&quot;},&quot;;&quot;&quot;) &amp;IF([.Z112]&gt;0;&quot;{&quot;&quot;value&quot;&quot;:&quot;&amp;COLUMN([.Z112])-11&amp;&quot;,&quot;&quot;text&quot;&quot;:&quot;&quot;&quot;&amp;[.Z112]&amp;&quot;&quot;&quot;},&quot;;&quot;&quot;) &amp;IF([.AA112]&gt;0;&quot;{&quot;&quot;value&quot;&quot;:&quot;&amp;COLUMN([.AA112])-11&amp;&quot;,&quot;&quot;text&quot;&quot;:&quot;&quot;&quot;&amp;[.AA112]&amp;&quot;&quot;&quot;},&quot;;&quot;&quot;)" office:value-type="string" office:string-value="{&quot;id&quot;:97,&quot;ordinal&quot;:110,&quot;required&quot;:0,&quot;category&quot;:&quot;Foot Care&quot;,&quot;info&quot;:&quot;What is a diabetic foot examination? This is where your feet are checked for early treatable signs of any problems that can arise because of having diabetes.&quot;,&quot;skip&quot;:&quot;null&quot;,&quot;text&quot;:&quot;Have you had a diabetic foot examination?&quot;,&quot;type&quot;:&quot;SC&quot;,&quot;options&quot;:[{&quot;value&quot;:0,&quot;text&quot;:&quot;Within the last 12 months&quot;},{&quot;value&quot;:1,&quot;text&quot;:&quot;12 months- 2 years ago&quot;},{&quot;value&quot;:2,&quot;text&quot;:&quot;More than 2 years ago&quot;},{&quot;value&quot;:3,&quot;text&quot;:&quot;Never&quot;},">
            <text:p>{"id":97,"ordinal":110,"required":0,"category":"Foot Care","info":"What is a diabetic foot examination? This is where your feet are checked for early treatable signs of any problems that can arise because of having diabetes.","skip":"null","text":"Have you had a diabetic foot examination?","type":"SC","options":[{"value":0,"text":"Within the last 12 months"},{"value":1,"text":"12 months- 2 years ago"},{"value":2,"text":"More than 2 years ago"},{"value":3,"text":"Never"},</text:p>
          </table:table-cell>
          <table:table-cell table:style-name="ce2" table:formula="of:=IF([.AB112]&gt;0;&quot;{&quot;&quot;value&quot;&quot;:&quot;&amp;COLUMN([.AB112])-11&amp;&quot;,&quot;&quot;text&quot;&quot;:&quot;&quot;&quot;&amp;[.AB112]&amp;&quot;&quot;&quot;},&quot;;&quot;&quot;) &amp;IF([.AC112]&gt;0;&quot;{&quot;&quot;value&quot;&quot;:&quot;&amp;COLUMN([.AC112])-11&amp;&quot;,&quot;&quot;text&quot;&quot;:&quot;&quot;&quot;&amp;[.AC112]&amp;&quot;&quot;&quot;},&quot;;&quot;&quot;) &amp;IF([.AD112]&gt;0;&quot;{&quot;&quot;value&quot;&quot;:&quot;&amp;COLUMN([.AD112])-11&amp;&quot;,&quot;&quot;text&quot;&quot;:&quot;&quot;&quot;&amp;[.AD112]&amp;&quot;&quot;&quot;},&quot;;&quot;&quot;) &amp;IF([.AE112]&gt;0;&quot;{&quot;&quot;value&quot;&quot;:&quot;&amp;COLUMN([.AE112])-11&amp;&quot;,&quot;&quot;text&quot;&quot;:&quot;&quot;&quot;&amp;[.AE112]&amp;&quot;&quot;&quot;},&quot;;&quot;&quot;) &amp;IF([.AF112]&gt;0;&quot;{&quot;&quot;value&quot;&quot;:&quot;&amp;COLUMN([.AF112])-11&amp;&quot;,&quot;&quot;text&quot;&quot;:&quot;&quot;&quot;&amp;[.AF112]&amp;&quot;&quot;&quot;},&quot;;&quot;&quot;) &amp;IF([.AG112]&gt;0;&quot;{&quot;&quot;value&quot;&quot;:&quot;&amp;COLUMN([.AG112])-11&amp;&quot;,&quot;&quot;text&quot;&quot;:&quot;&quot;&quot;&amp;[.AG112]&amp;&quot;&quot;&quot;},&quot;;&quot;&quot;) &amp;IF([.AH112]&gt;0;&quot;{&quot;&quot;value&quot;&quot;:&quot;&amp;COLUMN([.AH112])-11&amp;&quot;,&quot;&quot;text&quot;&quot;:&quot;&quot;&quot;&amp;[.AH112]&amp;&quot;&quot;&quot;},&quot;;&quot;&quot;) &amp;IF([.AI112]&gt;0;&quot;{&quot;&quot;value&quot;&quot;:&quot;&amp;COLUMN([.AI112])-11&amp;&quot;,&quot;&quot;text&quot;&quot;:&quot;&quot;&quot;&amp;[.AI112]&amp;&quot;&quot;&quot;},&quot;;&quot;&quot;) &amp;IF([.AJ112]&gt;0;&quot;{&quot;&quot;value&quot;&quot;:&quot;&amp;COLUMN([.AJ112])-11&amp;&quot;,&quot;&quot;text&quot;&quot;:&quot;&quot;&quot;&amp;[.AJ112]&amp;&quot;&quot;&quot;},&quot;;&quot;&quot;) &amp;IF([.AK112]&gt;0;&quot;{&quot;&quot;value&quot;&quot;:&quot;&amp;COLUMN([.AK112])-11&amp;&quot;,&quot;&quot;text&quot;&quot;:&quot;&quot;&quot;&amp;[.AK112]&amp;&quot;&quot;&quot;},&quot;;&quot;&quot;) &amp;IF([.AL112]&gt;0;&quot;{&quot;&quot;value&quot;&quot;:&quot;&amp;COLUMN([.AL112])-11&amp;&quot;,&quot;&quot;text&quot;&quot;:&quot;&quot;&quot;&amp;[.AL112]&amp;&quot;&quot;&quot;},&quot;;&quot;&quot;) &amp;IF([.AM112]&gt;0;&quot;{&quot;&quot;value&quot;&quot;:&quot;&amp;COLUMN([.AM112])-11&amp;&quot;,&quot;&quot;text&quot;&quot;:&quot;&quot;&quot;&amp;[.AM112]&amp;&quot;&quot;&quot;},&quot;;&quot;&quot;) &amp;IF([.AN112]&gt;0;&quot;{&quot;&quot;value&quot;&quot;:&quot;&amp;COLUMN([.AN112])-11&amp;&quot;,&quot;&quot;text&quot;&quot;:&quot;&quot;&quot;&amp;[.AN112]&amp;&quot;&quot;&quot;},&quot;;&quot;&quot;) &amp;IF([.AO112]&gt;0;&quot;{&quot;&quot;value&quot;&quot;:&quot;&amp;COLUMN([.AO112])-11&amp;&quot;,&quot;&quot;text&quot;&quot;:&quot;&quot;&quot;&amp;[.AO112]&amp;&quot;&quot;&quot;},&quot;;&quot;&quot;) &amp;IF([.AP112]&gt;0;&quot;{&quot;&quot;value&quot;&quot;:&quot;&amp;COLUMN([.AP112])-11&amp;&quot;,&quot;&quot;text&quot;&quot;:&quot;&quot;&quot;&amp;[.AP112]&amp;&quot;&quot;&quot;},&quot;;&quot;&quot;) &amp;IF([.AQ112]&gt;0;&quot;{&quot;&quot;value&quot;&quot;:&quot;&amp;COLUMN([.AQ112])-11&amp;&quot;,&quot;&quot;text&quot;&quot;:&quot;&quot;&quot;&amp;[.AQ112]&amp;&quot;&quot;&quot;},&quot;;&quot;&quot;) &amp;IF([.AR112]&gt;0;&quot;{&quot;&quot;value&quot;&quot;:&quot;&amp;COLUMN([.AR112])-11&amp;&quot;,&quot;&quot;text&quot;&quot;:&quot;&quot;&quot;&amp;[.AR112]&amp;&quot;&quot;&quot;},&quot;;&quot;&quot;) &amp;IF([.AS112]&gt;0;&quot;{&quot;&quot;value&quot;&quot;:&quot;&amp;COLUMN([.AS112])-11&amp;&quot;,&quot;&quot;text&quot;&quot;:&quot;&quot;&quot;&amp;[.AS112]&amp;&quot;&quot;&quot;},&quot;;&quot;&quot;) &amp;IF([.AT112]&gt;0;&quot;{&quot;&quot;value&quot;&quot;:&quot;&amp;COLUMN([.AT112])-11&amp;&quot;,&quot;&quot;text&quot;&quot;:&quot;&quot;&quot;&amp;[.AT112]&amp;&quot;&quot;&quot;},&quot;;&quot;&quot;) &amp;IF([.AU112]&gt;0;&quot;{&quot;&quot;value&quot;&quot;:&quot;&amp;COLUMN([.AU112])-11&amp;&quot;,&quot;&quot;text&quot;&quot;:&quot;&quot;&quot;&amp;[.AU112]&amp;&quot;&quot;&quot;},&quot;;&quot;&quot;)">
            <text:p/>
          </table:table-cell>
          <table:table-cell table:style-name="ce1" table:formula="of:=IF([.AV112]&gt;0;&quot;{&quot;&quot;value&quot;&quot;:&quot;&amp;COLUMN([.AV112])-11&amp;&quot;,&quot;&quot;text&quot;&quot;:&quot;&quot;&quot;&amp;[.AV112]&amp;&quot;&quot;&quot;},&quot;;&quot;&quot;) &amp;IF([.AW112]&gt;0;&quot;{&quot;&quot;value&quot;&quot;:&quot;&amp;COLUMN([.AW112])-11&amp;&quot;,&quot;&quot;text&quot;&quot;:&quot;&quot;&quot;&amp;[.AW112]&amp;&quot;&quot;&quot;},&quot;;&quot;&quot;) &amp;IF([.AX112]&gt;0;&quot;{&quot;&quot;value&quot;&quot;:&quot;&amp;COLUMN([.AX112])-11&amp;&quot;,&quot;&quot;text&quot;&quot;:&quot;&quot;&quot;&amp;[.AX112]&amp;&quot;&quot;&quot;},&quot;;&quot;&quot;) &amp;IF([.AY112]&gt;0;&quot;{&quot;&quot;value&quot;&quot;:&quot;&amp;COLUMN([.AY112])-11&amp;&quot;,&quot;&quot;text&quot;&quot;:&quot;&quot;&quot;&amp;[.AY112]&amp;&quot;&quot;&quot;},&quot;;&quot;&quot;) &amp;IF([.AZ112]&gt;0;&quot;{&quot;&quot;value&quot;&quot;:&quot;&amp;COLUMN([.AZ112])-11&amp;&quot;,&quot;&quot;text&quot;&quot;:&quot;&quot;&quot;&amp;[.AZ112]&amp;&quot;&quot;&quot;},&quot;;&quot;&quot;) &amp;IF([.BA112]&gt;0;&quot;{&quot;&quot;value&quot;&quot;:&quot;&amp;COLUMN([.BA112])-11&amp;&quot;,&quot;&quot;text&quot;&quot;:&quot;&quot;&quot;&amp;[.BA112]&amp;&quot;&quot;&quot;},&quot;;&quot;&quot;) &amp;IF([.BB112]&gt;0;&quot;{&quot;&quot;value&quot;&quot;:&quot;&amp;COLUMN([.BB112])-11&amp;&quot;,&quot;&quot;text&quot;&quot;:&quot;&quot;&quot;&amp;[.BB112]&amp;&quot;&quot;&quot;},&quot;;&quot;&quot;) &amp;IF([.BC112]&gt;0;&quot;{&quot;&quot;value&quot;&quot;:&quot;&amp;COLUMN([.BC112])-11&amp;&quot;,&quot;&quot;text&quot;&quot;:&quot;&quot;&quot;&amp;[.BC112]&amp;&quot;&quot;&quot;},&quot;;&quot;&quot;) &amp;IF([.BD112]&gt;0;&quot;{&quot;&quot;value&quot;&quot;:&quot;&amp;COLUMN([.BD112])-11&amp;&quot;,&quot;&quot;text&quot;&quot;:&quot;&quot;&quot;&amp;[.BD112]&amp;&quot;&quot;&quot;},&quot;;&quot;&quot;) &amp;IF([.BE112]&gt;0;&quot;{&quot;&quot;value&quot;&quot;:&quot;&amp;COLUMN([.BE112])-11&amp;&quot;,&quot;&quot;text&quot;&quot;:&quot;&quot;&quot;&amp;[.BE112]&amp;&quot;&quot;&quot;},&quot;;&quot;&quot;) &amp;IF([.BF112]&gt;0;&quot;{&quot;&quot;value&quot;&quot;:&quot;&amp;COLUMN([.BF112])-11&amp;&quot;,&quot;&quot;text&quot;&quot;:&quot;&quot;&quot;&amp;[.BF112]&amp;&quot;&quot;&quot;},&quot;;&quot;&quot;) &amp;IF([.BG112]&gt;0;&quot;{&quot;&quot;value&quot;&quot;:&quot;&amp;COLUMN([.BG112])-11&amp;&quot;,&quot;&quot;text&quot;&quot;:&quot;&quot;&quot;&amp;[.BG112]&amp;&quot;&quot;&quot;},&quot;;&quot;&quot;) &amp;IF([.BH112]&gt;0;&quot;{&quot;&quot;value&quot;&quot;:&quot;&amp;COLUMN([.BH112])-11&amp;&quot;,&quot;&quot;text&quot;&quot;:&quot;&quot;&quot;&amp;[.BH112]&amp;&quot;&quot;&quot;},&quot;;&quot;&quot;) &amp;IF([.BI112]&gt;0;&quot;{&quot;&quot;value&quot;&quot;:&quot;&amp;COLUMN([.BI112])-11&amp;&quot;,&quot;&quot;text&quot;&quot;:&quot;&quot;&quot;&amp;[.BI112]&amp;&quot;&quot;&quot;},&quot;;&quot;&quot;) &amp;IF([.BJ112]&gt;0;&quot;{&quot;&quot;value&quot;&quot;:&quot;&amp;COLUMN([.BJ112])-11&amp;&quot;,&quot;&quot;text&quot;&quot;:&quot;&quot;&quot;&amp;[.BJ112]&amp;&quot;&quot;&quot;},&quot;;&quot;&quot;) &amp;IF([.BK112]&gt;0;&quot;{&quot;&quot;value&quot;&quot;:&quot;&amp;COLUMN([.BK112])-11&amp;&quot;,&quot;&quot;text&quot;&quot;:&quot;&quot;&quot;&amp;[.BK1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113]&amp;&quot;,&quot;&quot;ordinal&quot;&quot;:&quot;&amp;ROW()-2&amp;&quot;,&quot;&quot;required&quot;&quot;:&quot;&amp;[.E113]&amp;&quot;,&quot;&quot;category&quot;&quot;:&quot;&quot;&quot;&amp;[.F113]&amp;&quot;&quot;&quot;,&quot;&quot;info&quot;&quot;:&quot;&quot;&quot;&amp;[.J113]&amp;&quot;&quot;&quot;&quot;&amp;&quot;,&quot;&quot;skip&quot;&quot;:&quot;&quot;&quot;&amp;[.D113]&amp;&quot;&quot;&quot;&quot;&amp;&quot;,&quot;&quot;text&quot;&quot;:&quot;&quot;&quot;&amp;[.H113]&amp;&quot;&quot;&quot;&quot;&amp;&quot;,&quot;&quot;type&quot;&quot;:&quot;&quot;&quot;&amp;[.I113]&amp;&quot;&quot;&quot;&quot;&amp;&quot;,&quot;&quot;options&quot;&quot;:[&quot; &amp;IF([.K113]&gt;0;&quot;{&quot;&quot;value&quot;&quot;:&quot;&amp;COLUMN([.K113])-11&amp;&quot;,&quot;&quot;text&quot;&quot;:&quot;&quot;&quot;&amp;[.K113]&amp;&quot;&quot;&quot;},&quot;;&quot;&quot;) &amp;IF([.L113]&gt;0;&quot;{&quot;&quot;value&quot;&quot;:&quot;&amp;COLUMN([.L113])-11&amp;&quot;,&quot;&quot;text&quot;&quot;:&quot;&quot;&quot;&amp;[.L113]&amp;&quot;&quot;&quot;},&quot;;&quot;&quot;) &amp;IF([.M113]&gt;0;&quot;{&quot;&quot;value&quot;&quot;:&quot;&amp;COLUMN([.M113])-11&amp;&quot;,&quot;&quot;text&quot;&quot;:&quot;&quot;&quot;&amp;[.M113]&amp;&quot;&quot;&quot;},&quot;;&quot;&quot;) &amp;IF([.N113]&gt;0;&quot;{&quot;&quot;value&quot;&quot;:&quot;&amp;COLUMN([.N113])-11&amp;&quot;,&quot;&quot;text&quot;&quot;:&quot;&quot;&quot;&amp;[.N113]&amp;&quot;&quot;&quot;},&quot;;&quot;&quot;) &amp;IF([.O113]&gt;0;&quot;{&quot;&quot;value&quot;&quot;:&quot;&amp;COLUMN([.O113])-11&amp;&quot;,&quot;&quot;text&quot;&quot;:&quot;&quot;&quot;&amp;[.O113]&amp;&quot;&quot;&quot;},&quot;;&quot;&quot;) &amp;IF([.P113]&gt;0;&quot;{&quot;&quot;value&quot;&quot;:&quot;&amp;COLUMN([.P113])-11&amp;&quot;,&quot;&quot;text&quot;&quot;:&quot;&quot;&quot;&amp;[.P113]&amp;&quot;&quot;&quot;},&quot;;&quot;&quot;) &amp;IF([.Q113]&gt;0;&quot;{&quot;&quot;value&quot;&quot;:&quot;&amp;COLUMN([.Q113])-11&amp;&quot;,&quot;&quot;text&quot;&quot;:&quot;&quot;&quot;&amp;[.Q113]&amp;&quot;&quot;&quot;},&quot;;&quot;&quot;) &amp;IF([.R113]&gt;0;&quot;{&quot;&quot;value&quot;&quot;:&quot;&amp;COLUMN([.R113])-11&amp;&quot;,&quot;&quot;text&quot;&quot;:&quot;&quot;&quot;&amp;[.R113]&amp;&quot;&quot;&quot;},&quot;;&quot;&quot;) &amp;IF([.S113]&gt;0;&quot;{&quot;&quot;value&quot;&quot;:&quot;&amp;COLUMN([.S113])-11&amp;&quot;,&quot;&quot;text&quot;&quot;:&quot;&quot;&quot;&amp;[.S113]&amp;&quot;&quot;&quot;},&quot;;&quot;&quot;) &amp;IF([.T113]&gt;0;&quot;{&quot;&quot;value&quot;&quot;:&quot;&amp;COLUMN([.T113])-11&amp;&quot;,&quot;&quot;text&quot;&quot;:&quot;&quot;&quot;&amp;[.T113]&amp;&quot;&quot;&quot;},&quot;;&quot;&quot;) &amp;IF([.U113]&gt;0;&quot;{&quot;&quot;value&quot;&quot;:&quot;&amp;COLUMN([.U113])-11&amp;&quot;,&quot;&quot;text&quot;&quot;:&quot;&quot;&quot;&amp;[.U113]&amp;&quot;&quot;&quot;},&quot;;&quot;&quot;) &amp;IF([.V113]&gt;0;&quot;{&quot;&quot;value&quot;&quot;:&quot;&amp;COLUMN([.V113])-11&amp;&quot;,&quot;&quot;text&quot;&quot;:&quot;&quot;&quot;&amp;[.V113]&amp;&quot;&quot;&quot;},&quot;;&quot;&quot;) &amp;IF([.W113]&gt;0;&quot;{&quot;&quot;value&quot;&quot;:&quot;&amp;COLUMN([.W113])-11&amp;&quot;,&quot;&quot;text&quot;&quot;:&quot;&quot;&quot;&amp;[.W113]&amp;&quot;&quot;&quot;},&quot;;&quot;&quot;) &amp;IF([.X113]&gt;0;&quot;{&quot;&quot;value&quot;&quot;:&quot;&amp;COLUMN([.X113])-11&amp;&quot;,&quot;&quot;text&quot;&quot;:&quot;&quot;&quot;&amp;[.X113]&amp;&quot;&quot;&quot;},&quot;;&quot;&quot;) &amp;IF([.Y113]&gt;0;&quot;{&quot;&quot;value&quot;&quot;:&quot;&amp;COLUMN([.Y113])-11&amp;&quot;,&quot;&quot;text&quot;&quot;:&quot;&quot;&quot;&amp;[.Y113]&amp;&quot;&quot;&quot;},&quot;;&quot;&quot;) &amp;IF([.Z113]&gt;0;&quot;{&quot;&quot;value&quot;&quot;:&quot;&amp;COLUMN([.Z113])-11&amp;&quot;,&quot;&quot;text&quot;&quot;:&quot;&quot;&quot;&amp;[.Z113]&amp;&quot;&quot;&quot;},&quot;;&quot;&quot;) &amp;IF([.AA113]&gt;0;&quot;{&quot;&quot;value&quot;&quot;:&quot;&amp;COLUMN([.AA113])-11&amp;&quot;,&quot;&quot;text&quot;&quot;:&quot;&quot;&quot;&amp;[.AA113]&amp;&quot;&quot;&quot;},&quot;;&quot;&quot;)" office:value-type="string" office:string-value="{&quot;id&quot;:98,&quot;ordinal&quot;:111,&quot;required&quot;:0,&quot;category&quot;:&quot;Foot Care&quot;,&quot;info&quot;:&quot;null&quot;,&quot;skip&quot;:&quot;97.3&quot;,&quot;text&quot;:&quot;Where do you go to have your feet examined?&quot;,&quot;type&quot;:&quot;MC&quot;,&quot;options&quot;:[{&quot;value&quot;:0,&quot;text&quot;:&quot;The diabetes clinic&quot;},{&quot;value&quot;:1,&quot;text&quot;:&quot;GP / Practice Nurse&quot;},{&quot;value&quot;:2,&quot;text&quot;:&quot;Podiatrist / Chiropodist&quot;},{&quot;value&quot;:3,&quot;text&quot;:&quot;I do know&quot;},{&quot;value&quot;:4,&quot;text&quot;:&quot;TEXT_OTHER&quot;},">
            <text:p>{"id":98,"ordinal":111,"required":0,"category":"Foot Care","info":"null","skip":"97.3","text":"Where do you go to have your feet examined?","type":"MC","options":[{"value":0,"text":"The diabetes clinic"},{"value":1,"text":"GP / Practice Nurse"},{"value":2,"text":"Podiatrist / Chiropodist"},{"value":3,"text":"I do know"},{"value":4,"text":"TEXT_OTHER"},</text:p>
          </table:table-cell>
          <table:table-cell table:style-name="ce2" table:formula="of:=IF([.AB113]&gt;0;&quot;{&quot;&quot;value&quot;&quot;:&quot;&amp;COLUMN([.AB113])-11&amp;&quot;,&quot;&quot;text&quot;&quot;:&quot;&quot;&quot;&amp;[.AB113]&amp;&quot;&quot;&quot;},&quot;;&quot;&quot;) &amp;IF([.AC113]&gt;0;&quot;{&quot;&quot;value&quot;&quot;:&quot;&amp;COLUMN([.AC113])-11&amp;&quot;,&quot;&quot;text&quot;&quot;:&quot;&quot;&quot;&amp;[.AC113]&amp;&quot;&quot;&quot;},&quot;;&quot;&quot;) &amp;IF([.AD113]&gt;0;&quot;{&quot;&quot;value&quot;&quot;:&quot;&amp;COLUMN([.AD113])-11&amp;&quot;,&quot;&quot;text&quot;&quot;:&quot;&quot;&quot;&amp;[.AD113]&amp;&quot;&quot;&quot;},&quot;;&quot;&quot;) &amp;IF([.AE113]&gt;0;&quot;{&quot;&quot;value&quot;&quot;:&quot;&amp;COLUMN([.AE113])-11&amp;&quot;,&quot;&quot;text&quot;&quot;:&quot;&quot;&quot;&amp;[.AE113]&amp;&quot;&quot;&quot;},&quot;;&quot;&quot;) &amp;IF([.AF113]&gt;0;&quot;{&quot;&quot;value&quot;&quot;:&quot;&amp;COLUMN([.AF113])-11&amp;&quot;,&quot;&quot;text&quot;&quot;:&quot;&quot;&quot;&amp;[.AF113]&amp;&quot;&quot;&quot;},&quot;;&quot;&quot;) &amp;IF([.AG113]&gt;0;&quot;{&quot;&quot;value&quot;&quot;:&quot;&amp;COLUMN([.AG113])-11&amp;&quot;,&quot;&quot;text&quot;&quot;:&quot;&quot;&quot;&amp;[.AG113]&amp;&quot;&quot;&quot;},&quot;;&quot;&quot;) &amp;IF([.AH113]&gt;0;&quot;{&quot;&quot;value&quot;&quot;:&quot;&amp;COLUMN([.AH113])-11&amp;&quot;,&quot;&quot;text&quot;&quot;:&quot;&quot;&quot;&amp;[.AH113]&amp;&quot;&quot;&quot;},&quot;;&quot;&quot;) &amp;IF([.AI113]&gt;0;&quot;{&quot;&quot;value&quot;&quot;:&quot;&amp;COLUMN([.AI113])-11&amp;&quot;,&quot;&quot;text&quot;&quot;:&quot;&quot;&quot;&amp;[.AI113]&amp;&quot;&quot;&quot;},&quot;;&quot;&quot;) &amp;IF([.AJ113]&gt;0;&quot;{&quot;&quot;value&quot;&quot;:&quot;&amp;COLUMN([.AJ113])-11&amp;&quot;,&quot;&quot;text&quot;&quot;:&quot;&quot;&quot;&amp;[.AJ113]&amp;&quot;&quot;&quot;},&quot;;&quot;&quot;) &amp;IF([.AK113]&gt;0;&quot;{&quot;&quot;value&quot;&quot;:&quot;&amp;COLUMN([.AK113])-11&amp;&quot;,&quot;&quot;text&quot;&quot;:&quot;&quot;&quot;&amp;[.AK113]&amp;&quot;&quot;&quot;},&quot;;&quot;&quot;) &amp;IF([.AL113]&gt;0;&quot;{&quot;&quot;value&quot;&quot;:&quot;&amp;COLUMN([.AL113])-11&amp;&quot;,&quot;&quot;text&quot;&quot;:&quot;&quot;&quot;&amp;[.AL113]&amp;&quot;&quot;&quot;},&quot;;&quot;&quot;) &amp;IF([.AM113]&gt;0;&quot;{&quot;&quot;value&quot;&quot;:&quot;&amp;COLUMN([.AM113])-11&amp;&quot;,&quot;&quot;text&quot;&quot;:&quot;&quot;&quot;&amp;[.AM113]&amp;&quot;&quot;&quot;},&quot;;&quot;&quot;) &amp;IF([.AN113]&gt;0;&quot;{&quot;&quot;value&quot;&quot;:&quot;&amp;COLUMN([.AN113])-11&amp;&quot;,&quot;&quot;text&quot;&quot;:&quot;&quot;&quot;&amp;[.AN113]&amp;&quot;&quot;&quot;},&quot;;&quot;&quot;) &amp;IF([.AO113]&gt;0;&quot;{&quot;&quot;value&quot;&quot;:&quot;&amp;COLUMN([.AO113])-11&amp;&quot;,&quot;&quot;text&quot;&quot;:&quot;&quot;&quot;&amp;[.AO113]&amp;&quot;&quot;&quot;},&quot;;&quot;&quot;) &amp;IF([.AP113]&gt;0;&quot;{&quot;&quot;value&quot;&quot;:&quot;&amp;COLUMN([.AP113])-11&amp;&quot;,&quot;&quot;text&quot;&quot;:&quot;&quot;&quot;&amp;[.AP113]&amp;&quot;&quot;&quot;},&quot;;&quot;&quot;) &amp;IF([.AQ113]&gt;0;&quot;{&quot;&quot;value&quot;&quot;:&quot;&amp;COLUMN([.AQ113])-11&amp;&quot;,&quot;&quot;text&quot;&quot;:&quot;&quot;&quot;&amp;[.AQ113]&amp;&quot;&quot;&quot;},&quot;;&quot;&quot;) &amp;IF([.AR113]&gt;0;&quot;{&quot;&quot;value&quot;&quot;:&quot;&amp;COLUMN([.AR113])-11&amp;&quot;,&quot;&quot;text&quot;&quot;:&quot;&quot;&quot;&amp;[.AR113]&amp;&quot;&quot;&quot;},&quot;;&quot;&quot;) &amp;IF([.AS113]&gt;0;&quot;{&quot;&quot;value&quot;&quot;:&quot;&amp;COLUMN([.AS113])-11&amp;&quot;,&quot;&quot;text&quot;&quot;:&quot;&quot;&quot;&amp;[.AS113]&amp;&quot;&quot;&quot;},&quot;;&quot;&quot;) &amp;IF([.AT113]&gt;0;&quot;{&quot;&quot;value&quot;&quot;:&quot;&amp;COLUMN([.AT113])-11&amp;&quot;,&quot;&quot;text&quot;&quot;:&quot;&quot;&quot;&amp;[.AT113]&amp;&quot;&quot;&quot;},&quot;;&quot;&quot;) &amp;IF([.AU113]&gt;0;&quot;{&quot;&quot;value&quot;&quot;:&quot;&amp;COLUMN([.AU113])-11&amp;&quot;,&quot;&quot;text&quot;&quot;:&quot;&quot;&quot;&amp;[.AU113]&amp;&quot;&quot;&quot;},&quot;;&quot;&quot;)">
            <text:p/>
          </table:table-cell>
          <table:table-cell table:style-name="ce1" table:formula="of:=IF([.AV113]&gt;0;&quot;{&quot;&quot;value&quot;&quot;:&quot;&amp;COLUMN([.AV113])-11&amp;&quot;,&quot;&quot;text&quot;&quot;:&quot;&quot;&quot;&amp;[.AV113]&amp;&quot;&quot;&quot;},&quot;;&quot;&quot;) &amp;IF([.AW113]&gt;0;&quot;{&quot;&quot;value&quot;&quot;:&quot;&amp;COLUMN([.AW113])-11&amp;&quot;,&quot;&quot;text&quot;&quot;:&quot;&quot;&quot;&amp;[.AW113]&amp;&quot;&quot;&quot;},&quot;;&quot;&quot;) &amp;IF([.AX113]&gt;0;&quot;{&quot;&quot;value&quot;&quot;:&quot;&amp;COLUMN([.AX113])-11&amp;&quot;,&quot;&quot;text&quot;&quot;:&quot;&quot;&quot;&amp;[.AX113]&amp;&quot;&quot;&quot;},&quot;;&quot;&quot;) &amp;IF([.AY113]&gt;0;&quot;{&quot;&quot;value&quot;&quot;:&quot;&amp;COLUMN([.AY113])-11&amp;&quot;,&quot;&quot;text&quot;&quot;:&quot;&quot;&quot;&amp;[.AY113]&amp;&quot;&quot;&quot;},&quot;;&quot;&quot;) &amp;IF([.AZ113]&gt;0;&quot;{&quot;&quot;value&quot;&quot;:&quot;&amp;COLUMN([.AZ113])-11&amp;&quot;,&quot;&quot;text&quot;&quot;:&quot;&quot;&quot;&amp;[.AZ113]&amp;&quot;&quot;&quot;},&quot;;&quot;&quot;) &amp;IF([.BA113]&gt;0;&quot;{&quot;&quot;value&quot;&quot;:&quot;&amp;COLUMN([.BA113])-11&amp;&quot;,&quot;&quot;text&quot;&quot;:&quot;&quot;&quot;&amp;[.BA113]&amp;&quot;&quot;&quot;},&quot;;&quot;&quot;) &amp;IF([.BB113]&gt;0;&quot;{&quot;&quot;value&quot;&quot;:&quot;&amp;COLUMN([.BB113])-11&amp;&quot;,&quot;&quot;text&quot;&quot;:&quot;&quot;&quot;&amp;[.BB113]&amp;&quot;&quot;&quot;},&quot;;&quot;&quot;) &amp;IF([.BC113]&gt;0;&quot;{&quot;&quot;value&quot;&quot;:&quot;&amp;COLUMN([.BC113])-11&amp;&quot;,&quot;&quot;text&quot;&quot;:&quot;&quot;&quot;&amp;[.BC113]&amp;&quot;&quot;&quot;},&quot;;&quot;&quot;) &amp;IF([.BD113]&gt;0;&quot;{&quot;&quot;value&quot;&quot;:&quot;&amp;COLUMN([.BD113])-11&amp;&quot;,&quot;&quot;text&quot;&quot;:&quot;&quot;&quot;&amp;[.BD113]&amp;&quot;&quot;&quot;},&quot;;&quot;&quot;) &amp;IF([.BE113]&gt;0;&quot;{&quot;&quot;value&quot;&quot;:&quot;&amp;COLUMN([.BE113])-11&amp;&quot;,&quot;&quot;text&quot;&quot;:&quot;&quot;&quot;&amp;[.BE113]&amp;&quot;&quot;&quot;},&quot;;&quot;&quot;) &amp;IF([.BF113]&gt;0;&quot;{&quot;&quot;value&quot;&quot;:&quot;&amp;COLUMN([.BF113])-11&amp;&quot;,&quot;&quot;text&quot;&quot;:&quot;&quot;&quot;&amp;[.BF113]&amp;&quot;&quot;&quot;},&quot;;&quot;&quot;) &amp;IF([.BG113]&gt;0;&quot;{&quot;&quot;value&quot;&quot;:&quot;&amp;COLUMN([.BG113])-11&amp;&quot;,&quot;&quot;text&quot;&quot;:&quot;&quot;&quot;&amp;[.BG113]&amp;&quot;&quot;&quot;},&quot;;&quot;&quot;) &amp;IF([.BH113]&gt;0;&quot;{&quot;&quot;value&quot;&quot;:&quot;&amp;COLUMN([.BH113])-11&amp;&quot;,&quot;&quot;text&quot;&quot;:&quot;&quot;&quot;&amp;[.BH113]&amp;&quot;&quot;&quot;},&quot;;&quot;&quot;) &amp;IF([.BI113]&gt;0;&quot;{&quot;&quot;value&quot;&quot;:&quot;&amp;COLUMN([.BI113])-11&amp;&quot;,&quot;&quot;text&quot;&quot;:&quot;&quot;&quot;&amp;[.BI113]&amp;&quot;&quot;&quot;},&quot;;&quot;&quot;) &amp;IF([.BJ113]&gt;0;&quot;{&quot;&quot;value&quot;&quot;:&quot;&amp;COLUMN([.BJ113])-11&amp;&quot;,&quot;&quot;text&quot;&quot;:&quot;&quot;&quot;&amp;[.BJ113]&amp;&quot;&quot;&quot;},&quot;;&quot;&quot;) &amp;IF([.BK113]&gt;0;&quot;{&quot;&quot;value&quot;&quot;:&quot;&amp;COLUMN([.BK113])-11&amp;&quot;,&quot;&quot;text&quot;&quot;:&quot;&quot;&quot;&amp;[.BK11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14]&amp;&quot;,&quot;&quot;ordinal&quot;&quot;:&quot;&amp;ROW()-2&amp;&quot;,&quot;&quot;required&quot;&quot;:&quot;&amp;[.E114]&amp;&quot;,&quot;&quot;category&quot;&quot;:&quot;&quot;&quot;&amp;[.F114]&amp;&quot;&quot;&quot;,&quot;&quot;info&quot;&quot;:&quot;&quot;&quot;&amp;[.J114]&amp;&quot;&quot;&quot;&quot;&amp;&quot;,&quot;&quot;skip&quot;&quot;:&quot;&quot;&quot;&amp;[.D114]&amp;&quot;&quot;&quot;&quot;&amp;&quot;,&quot;&quot;text&quot;&quot;:&quot;&quot;&quot;&amp;[.H114]&amp;&quot;&quot;&quot;&quot;&amp;&quot;,&quot;&quot;type&quot;&quot;:&quot;&quot;&quot;&amp;[.I114]&amp;&quot;&quot;&quot;&quot;&amp;&quot;,&quot;&quot;options&quot;&quot;:[&quot; &amp;IF([.K114]&gt;0;&quot;{&quot;&quot;value&quot;&quot;:&quot;&amp;COLUMN([.K114])-11&amp;&quot;,&quot;&quot;text&quot;&quot;:&quot;&quot;&quot;&amp;[.K114]&amp;&quot;&quot;&quot;},&quot;;&quot;&quot;) &amp;IF([.L114]&gt;0;&quot;{&quot;&quot;value&quot;&quot;:&quot;&amp;COLUMN([.L114])-11&amp;&quot;,&quot;&quot;text&quot;&quot;:&quot;&quot;&quot;&amp;[.L114]&amp;&quot;&quot;&quot;},&quot;;&quot;&quot;) &amp;IF([.M114]&gt;0;&quot;{&quot;&quot;value&quot;&quot;:&quot;&amp;COLUMN([.M114])-11&amp;&quot;,&quot;&quot;text&quot;&quot;:&quot;&quot;&quot;&amp;[.M114]&amp;&quot;&quot;&quot;},&quot;;&quot;&quot;) &amp;IF([.N114]&gt;0;&quot;{&quot;&quot;value&quot;&quot;:&quot;&amp;COLUMN([.N114])-11&amp;&quot;,&quot;&quot;text&quot;&quot;:&quot;&quot;&quot;&amp;[.N114]&amp;&quot;&quot;&quot;},&quot;;&quot;&quot;) &amp;IF([.O114]&gt;0;&quot;{&quot;&quot;value&quot;&quot;:&quot;&amp;COLUMN([.O114])-11&amp;&quot;,&quot;&quot;text&quot;&quot;:&quot;&quot;&quot;&amp;[.O114]&amp;&quot;&quot;&quot;},&quot;;&quot;&quot;) &amp;IF([.P114]&gt;0;&quot;{&quot;&quot;value&quot;&quot;:&quot;&amp;COLUMN([.P114])-11&amp;&quot;,&quot;&quot;text&quot;&quot;:&quot;&quot;&quot;&amp;[.P114]&amp;&quot;&quot;&quot;},&quot;;&quot;&quot;) &amp;IF([.Q114]&gt;0;&quot;{&quot;&quot;value&quot;&quot;:&quot;&amp;COLUMN([.Q114])-11&amp;&quot;,&quot;&quot;text&quot;&quot;:&quot;&quot;&quot;&amp;[.Q114]&amp;&quot;&quot;&quot;},&quot;;&quot;&quot;) &amp;IF([.R114]&gt;0;&quot;{&quot;&quot;value&quot;&quot;:&quot;&amp;COLUMN([.R114])-11&amp;&quot;,&quot;&quot;text&quot;&quot;:&quot;&quot;&quot;&amp;[.R114]&amp;&quot;&quot;&quot;},&quot;;&quot;&quot;) &amp;IF([.S114]&gt;0;&quot;{&quot;&quot;value&quot;&quot;:&quot;&amp;COLUMN([.S114])-11&amp;&quot;,&quot;&quot;text&quot;&quot;:&quot;&quot;&quot;&amp;[.S114]&amp;&quot;&quot;&quot;},&quot;;&quot;&quot;) &amp;IF([.T114]&gt;0;&quot;{&quot;&quot;value&quot;&quot;:&quot;&amp;COLUMN([.T114])-11&amp;&quot;,&quot;&quot;text&quot;&quot;:&quot;&quot;&quot;&amp;[.T114]&amp;&quot;&quot;&quot;},&quot;;&quot;&quot;) &amp;IF([.U114]&gt;0;&quot;{&quot;&quot;value&quot;&quot;:&quot;&amp;COLUMN([.U114])-11&amp;&quot;,&quot;&quot;text&quot;&quot;:&quot;&quot;&quot;&amp;[.U114]&amp;&quot;&quot;&quot;},&quot;;&quot;&quot;) &amp;IF([.V114]&gt;0;&quot;{&quot;&quot;value&quot;&quot;:&quot;&amp;COLUMN([.V114])-11&amp;&quot;,&quot;&quot;text&quot;&quot;:&quot;&quot;&quot;&amp;[.V114]&amp;&quot;&quot;&quot;},&quot;;&quot;&quot;) &amp;IF([.W114]&gt;0;&quot;{&quot;&quot;value&quot;&quot;:&quot;&amp;COLUMN([.W114])-11&amp;&quot;,&quot;&quot;text&quot;&quot;:&quot;&quot;&quot;&amp;[.W114]&amp;&quot;&quot;&quot;},&quot;;&quot;&quot;) &amp;IF([.X114]&gt;0;&quot;{&quot;&quot;value&quot;&quot;:&quot;&amp;COLUMN([.X114])-11&amp;&quot;,&quot;&quot;text&quot;&quot;:&quot;&quot;&quot;&amp;[.X114]&amp;&quot;&quot;&quot;},&quot;;&quot;&quot;) &amp;IF([.Y114]&gt;0;&quot;{&quot;&quot;value&quot;&quot;:&quot;&amp;COLUMN([.Y114])-11&amp;&quot;,&quot;&quot;text&quot;&quot;:&quot;&quot;&quot;&amp;[.Y114]&amp;&quot;&quot;&quot;},&quot;;&quot;&quot;) &amp;IF([.Z114]&gt;0;&quot;{&quot;&quot;value&quot;&quot;:&quot;&amp;COLUMN([.Z114])-11&amp;&quot;,&quot;&quot;text&quot;&quot;:&quot;&quot;&quot;&amp;[.Z114]&amp;&quot;&quot;&quot;},&quot;;&quot;&quot;) &amp;IF([.AA114]&gt;0;&quot;{&quot;&quot;value&quot;&quot;:&quot;&amp;COLUMN([.AA114])-11&amp;&quot;,&quot;&quot;text&quot;&quot;:&quot;&quot;&quot;&amp;[.AA114]&amp;&quot;&quot;&quot;},&quot;;&quot;&quot;)" office:value-type="string" office:string-value="{&quot;id&quot;:99,&quot;ordinal&quot;:112,&quot;required&quot;:0,&quot;category&quot;:&quot;Smoking&quot;,&quot;info&quot;:&quot;null&quot;,&quot;skip&quot;:&quot;null&quot;,&quot;text&quot;:&quot;Do you smoke?&quot;,&quot;type&quot;:&quot;SC&quot;,&quot;options&quot;:[{&quot;value&quot;:0,&quot;text&quot;:&quot;Yes&quot;},{&quot;value&quot;:1,&quot;text&quot;:&quot;No&quot;},">
            <text:p>{"id":99,"ordinal":112,"required":0,"category":"Smoking","info":"null","skip":"null","text":"Do you smoke?","type":"SC","options":[{"value":0,"text":"Yes"},{"value":1,"text":"No"},</text:p>
          </table:table-cell>
          <table:table-cell table:style-name="ce2" table:formula="of:=IF([.AB114]&gt;0;&quot;{&quot;&quot;value&quot;&quot;:&quot;&amp;COLUMN([.AB114])-11&amp;&quot;,&quot;&quot;text&quot;&quot;:&quot;&quot;&quot;&amp;[.AB114]&amp;&quot;&quot;&quot;},&quot;;&quot;&quot;) &amp;IF([.AC114]&gt;0;&quot;{&quot;&quot;value&quot;&quot;:&quot;&amp;COLUMN([.AC114])-11&amp;&quot;,&quot;&quot;text&quot;&quot;:&quot;&quot;&quot;&amp;[.AC114]&amp;&quot;&quot;&quot;},&quot;;&quot;&quot;) &amp;IF([.AD114]&gt;0;&quot;{&quot;&quot;value&quot;&quot;:&quot;&amp;COLUMN([.AD114])-11&amp;&quot;,&quot;&quot;text&quot;&quot;:&quot;&quot;&quot;&amp;[.AD114]&amp;&quot;&quot;&quot;},&quot;;&quot;&quot;) &amp;IF([.AE114]&gt;0;&quot;{&quot;&quot;value&quot;&quot;:&quot;&amp;COLUMN([.AE114])-11&amp;&quot;,&quot;&quot;text&quot;&quot;:&quot;&quot;&quot;&amp;[.AE114]&amp;&quot;&quot;&quot;},&quot;;&quot;&quot;) &amp;IF([.AF114]&gt;0;&quot;{&quot;&quot;value&quot;&quot;:&quot;&amp;COLUMN([.AF114])-11&amp;&quot;,&quot;&quot;text&quot;&quot;:&quot;&quot;&quot;&amp;[.AF114]&amp;&quot;&quot;&quot;},&quot;;&quot;&quot;) &amp;IF([.AG114]&gt;0;&quot;{&quot;&quot;value&quot;&quot;:&quot;&amp;COLUMN([.AG114])-11&amp;&quot;,&quot;&quot;text&quot;&quot;:&quot;&quot;&quot;&amp;[.AG114]&amp;&quot;&quot;&quot;},&quot;;&quot;&quot;) &amp;IF([.AH114]&gt;0;&quot;{&quot;&quot;value&quot;&quot;:&quot;&amp;COLUMN([.AH114])-11&amp;&quot;,&quot;&quot;text&quot;&quot;:&quot;&quot;&quot;&amp;[.AH114]&amp;&quot;&quot;&quot;},&quot;;&quot;&quot;) &amp;IF([.AI114]&gt;0;&quot;{&quot;&quot;value&quot;&quot;:&quot;&amp;COLUMN([.AI114])-11&amp;&quot;,&quot;&quot;text&quot;&quot;:&quot;&quot;&quot;&amp;[.AI114]&amp;&quot;&quot;&quot;},&quot;;&quot;&quot;) &amp;IF([.AJ114]&gt;0;&quot;{&quot;&quot;value&quot;&quot;:&quot;&amp;COLUMN([.AJ114])-11&amp;&quot;,&quot;&quot;text&quot;&quot;:&quot;&quot;&quot;&amp;[.AJ114]&amp;&quot;&quot;&quot;},&quot;;&quot;&quot;) &amp;IF([.AK114]&gt;0;&quot;{&quot;&quot;value&quot;&quot;:&quot;&amp;COLUMN([.AK114])-11&amp;&quot;,&quot;&quot;text&quot;&quot;:&quot;&quot;&quot;&amp;[.AK114]&amp;&quot;&quot;&quot;},&quot;;&quot;&quot;) &amp;IF([.AL114]&gt;0;&quot;{&quot;&quot;value&quot;&quot;:&quot;&amp;COLUMN([.AL114])-11&amp;&quot;,&quot;&quot;text&quot;&quot;:&quot;&quot;&quot;&amp;[.AL114]&amp;&quot;&quot;&quot;},&quot;;&quot;&quot;) &amp;IF([.AM114]&gt;0;&quot;{&quot;&quot;value&quot;&quot;:&quot;&amp;COLUMN([.AM114])-11&amp;&quot;,&quot;&quot;text&quot;&quot;:&quot;&quot;&quot;&amp;[.AM114]&amp;&quot;&quot;&quot;},&quot;;&quot;&quot;) &amp;IF([.AN114]&gt;0;&quot;{&quot;&quot;value&quot;&quot;:&quot;&amp;COLUMN([.AN114])-11&amp;&quot;,&quot;&quot;text&quot;&quot;:&quot;&quot;&quot;&amp;[.AN114]&amp;&quot;&quot;&quot;},&quot;;&quot;&quot;) &amp;IF([.AO114]&gt;0;&quot;{&quot;&quot;value&quot;&quot;:&quot;&amp;COLUMN([.AO114])-11&amp;&quot;,&quot;&quot;text&quot;&quot;:&quot;&quot;&quot;&amp;[.AO114]&amp;&quot;&quot;&quot;},&quot;;&quot;&quot;) &amp;IF([.AP114]&gt;0;&quot;{&quot;&quot;value&quot;&quot;:&quot;&amp;COLUMN([.AP114])-11&amp;&quot;,&quot;&quot;text&quot;&quot;:&quot;&quot;&quot;&amp;[.AP114]&amp;&quot;&quot;&quot;},&quot;;&quot;&quot;) &amp;IF([.AQ114]&gt;0;&quot;{&quot;&quot;value&quot;&quot;:&quot;&amp;COLUMN([.AQ114])-11&amp;&quot;,&quot;&quot;text&quot;&quot;:&quot;&quot;&quot;&amp;[.AQ114]&amp;&quot;&quot;&quot;},&quot;;&quot;&quot;) &amp;IF([.AR114]&gt;0;&quot;{&quot;&quot;value&quot;&quot;:&quot;&amp;COLUMN([.AR114])-11&amp;&quot;,&quot;&quot;text&quot;&quot;:&quot;&quot;&quot;&amp;[.AR114]&amp;&quot;&quot;&quot;},&quot;;&quot;&quot;) &amp;IF([.AS114]&gt;0;&quot;{&quot;&quot;value&quot;&quot;:&quot;&amp;COLUMN([.AS114])-11&amp;&quot;,&quot;&quot;text&quot;&quot;:&quot;&quot;&quot;&amp;[.AS114]&amp;&quot;&quot;&quot;},&quot;;&quot;&quot;) &amp;IF([.AT114]&gt;0;&quot;{&quot;&quot;value&quot;&quot;:&quot;&amp;COLUMN([.AT114])-11&amp;&quot;,&quot;&quot;text&quot;&quot;:&quot;&quot;&quot;&amp;[.AT114]&amp;&quot;&quot;&quot;},&quot;;&quot;&quot;) &amp;IF([.AU114]&gt;0;&quot;{&quot;&quot;value&quot;&quot;:&quot;&amp;COLUMN([.AU114])-11&amp;&quot;,&quot;&quot;text&quot;&quot;:&quot;&quot;&quot;&amp;[.AU114]&amp;&quot;&quot;&quot;},&quot;;&quot;&quot;)">
            <text:p/>
          </table:table-cell>
          <table:table-cell table:style-name="ce1" table:formula="of:=IF([.AV114]&gt;0;&quot;{&quot;&quot;value&quot;&quot;:&quot;&amp;COLUMN([.AV114])-11&amp;&quot;,&quot;&quot;text&quot;&quot;:&quot;&quot;&quot;&amp;[.AV114]&amp;&quot;&quot;&quot;},&quot;;&quot;&quot;) &amp;IF([.AW114]&gt;0;&quot;{&quot;&quot;value&quot;&quot;:&quot;&amp;COLUMN([.AW114])-11&amp;&quot;,&quot;&quot;text&quot;&quot;:&quot;&quot;&quot;&amp;[.AW114]&amp;&quot;&quot;&quot;},&quot;;&quot;&quot;) &amp;IF([.AX114]&gt;0;&quot;{&quot;&quot;value&quot;&quot;:&quot;&amp;COLUMN([.AX114])-11&amp;&quot;,&quot;&quot;text&quot;&quot;:&quot;&quot;&quot;&amp;[.AX114]&amp;&quot;&quot;&quot;},&quot;;&quot;&quot;) &amp;IF([.AY114]&gt;0;&quot;{&quot;&quot;value&quot;&quot;:&quot;&amp;COLUMN([.AY114])-11&amp;&quot;,&quot;&quot;text&quot;&quot;:&quot;&quot;&quot;&amp;[.AY114]&amp;&quot;&quot;&quot;},&quot;;&quot;&quot;) &amp;IF([.AZ114]&gt;0;&quot;{&quot;&quot;value&quot;&quot;:&quot;&amp;COLUMN([.AZ114])-11&amp;&quot;,&quot;&quot;text&quot;&quot;:&quot;&quot;&quot;&amp;[.AZ114]&amp;&quot;&quot;&quot;},&quot;;&quot;&quot;) &amp;IF([.BA114]&gt;0;&quot;{&quot;&quot;value&quot;&quot;:&quot;&amp;COLUMN([.BA114])-11&amp;&quot;,&quot;&quot;text&quot;&quot;:&quot;&quot;&quot;&amp;[.BA114]&amp;&quot;&quot;&quot;},&quot;;&quot;&quot;) &amp;IF([.BB114]&gt;0;&quot;{&quot;&quot;value&quot;&quot;:&quot;&amp;COLUMN([.BB114])-11&amp;&quot;,&quot;&quot;text&quot;&quot;:&quot;&quot;&quot;&amp;[.BB114]&amp;&quot;&quot;&quot;},&quot;;&quot;&quot;) &amp;IF([.BC114]&gt;0;&quot;{&quot;&quot;value&quot;&quot;:&quot;&amp;COLUMN([.BC114])-11&amp;&quot;,&quot;&quot;text&quot;&quot;:&quot;&quot;&quot;&amp;[.BC114]&amp;&quot;&quot;&quot;},&quot;;&quot;&quot;) &amp;IF([.BD114]&gt;0;&quot;{&quot;&quot;value&quot;&quot;:&quot;&amp;COLUMN([.BD114])-11&amp;&quot;,&quot;&quot;text&quot;&quot;:&quot;&quot;&quot;&amp;[.BD114]&amp;&quot;&quot;&quot;},&quot;;&quot;&quot;) &amp;IF([.BE114]&gt;0;&quot;{&quot;&quot;value&quot;&quot;:&quot;&amp;COLUMN([.BE114])-11&amp;&quot;,&quot;&quot;text&quot;&quot;:&quot;&quot;&quot;&amp;[.BE114]&amp;&quot;&quot;&quot;},&quot;;&quot;&quot;) &amp;IF([.BF114]&gt;0;&quot;{&quot;&quot;value&quot;&quot;:&quot;&amp;COLUMN([.BF114])-11&amp;&quot;,&quot;&quot;text&quot;&quot;:&quot;&quot;&quot;&amp;[.BF114]&amp;&quot;&quot;&quot;},&quot;;&quot;&quot;) &amp;IF([.BG114]&gt;0;&quot;{&quot;&quot;value&quot;&quot;:&quot;&amp;COLUMN([.BG114])-11&amp;&quot;,&quot;&quot;text&quot;&quot;:&quot;&quot;&quot;&amp;[.BG114]&amp;&quot;&quot;&quot;},&quot;;&quot;&quot;) &amp;IF([.BH114]&gt;0;&quot;{&quot;&quot;value&quot;&quot;:&quot;&amp;COLUMN([.BH114])-11&amp;&quot;,&quot;&quot;text&quot;&quot;:&quot;&quot;&quot;&amp;[.BH114]&amp;&quot;&quot;&quot;},&quot;;&quot;&quot;) &amp;IF([.BI114]&gt;0;&quot;{&quot;&quot;value&quot;&quot;:&quot;&amp;COLUMN([.BI114])-11&amp;&quot;,&quot;&quot;text&quot;&quot;:&quot;&quot;&quot;&amp;[.BI114]&amp;&quot;&quot;&quot;},&quot;;&quot;&quot;) &amp;IF([.BJ114]&gt;0;&quot;{&quot;&quot;value&quot;&quot;:&quot;&amp;COLUMN([.BJ114])-11&amp;&quot;,&quot;&quot;text&quot;&quot;:&quot;&quot;&quot;&amp;[.BJ114]&amp;&quot;&quot;&quot;},&quot;;&quot;&quot;) &amp;IF([.BK114]&gt;0;&quot;{&quot;&quot;value&quot;&quot;:&quot;&amp;COLUMN([.BK114])-11&amp;&quot;,&quot;&quot;text&quot;&quot;:&quot;&quot;&quot;&amp;[.BK1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115]&amp;&quot;,&quot;&quot;ordinal&quot;&quot;:&quot;&amp;ROW()-2&amp;&quot;,&quot;&quot;required&quot;&quot;:&quot;&amp;[.E115]&amp;&quot;,&quot;&quot;category&quot;&quot;:&quot;&quot;&quot;&amp;[.F115]&amp;&quot;&quot;&quot;,&quot;&quot;info&quot;&quot;:&quot;&quot;&quot;&amp;[.J115]&amp;&quot;&quot;&quot;&quot;&amp;&quot;,&quot;&quot;skip&quot;&quot;:&quot;&quot;&quot;&amp;[.D115]&amp;&quot;&quot;&quot;&quot;&amp;&quot;,&quot;&quot;text&quot;&quot;:&quot;&quot;&quot;&amp;[.H115]&amp;&quot;&quot;&quot;&quot;&amp;&quot;,&quot;&quot;type&quot;&quot;:&quot;&quot;&quot;&amp;[.I115]&amp;&quot;&quot;&quot;&quot;&amp;&quot;,&quot;&quot;options&quot;&quot;:[&quot; &amp;IF([.K115]&gt;0;&quot;{&quot;&quot;value&quot;&quot;:&quot;&amp;COLUMN([.K115])-11&amp;&quot;,&quot;&quot;text&quot;&quot;:&quot;&quot;&quot;&amp;[.K115]&amp;&quot;&quot;&quot;},&quot;;&quot;&quot;) &amp;IF([.L115]&gt;0;&quot;{&quot;&quot;value&quot;&quot;:&quot;&amp;COLUMN([.L115])-11&amp;&quot;,&quot;&quot;text&quot;&quot;:&quot;&quot;&quot;&amp;[.L115]&amp;&quot;&quot;&quot;},&quot;;&quot;&quot;) &amp;IF([.M115]&gt;0;&quot;{&quot;&quot;value&quot;&quot;:&quot;&amp;COLUMN([.M115])-11&amp;&quot;,&quot;&quot;text&quot;&quot;:&quot;&quot;&quot;&amp;[.M115]&amp;&quot;&quot;&quot;},&quot;;&quot;&quot;) &amp;IF([.N115]&gt;0;&quot;{&quot;&quot;value&quot;&quot;:&quot;&amp;COLUMN([.N115])-11&amp;&quot;,&quot;&quot;text&quot;&quot;:&quot;&quot;&quot;&amp;[.N115]&amp;&quot;&quot;&quot;},&quot;;&quot;&quot;) &amp;IF([.O115]&gt;0;&quot;{&quot;&quot;value&quot;&quot;:&quot;&amp;COLUMN([.O115])-11&amp;&quot;,&quot;&quot;text&quot;&quot;:&quot;&quot;&quot;&amp;[.O115]&amp;&quot;&quot;&quot;},&quot;;&quot;&quot;) &amp;IF([.P115]&gt;0;&quot;{&quot;&quot;value&quot;&quot;:&quot;&amp;COLUMN([.P115])-11&amp;&quot;,&quot;&quot;text&quot;&quot;:&quot;&quot;&quot;&amp;[.P115]&amp;&quot;&quot;&quot;},&quot;;&quot;&quot;) &amp;IF([.Q115]&gt;0;&quot;{&quot;&quot;value&quot;&quot;:&quot;&amp;COLUMN([.Q115])-11&amp;&quot;,&quot;&quot;text&quot;&quot;:&quot;&quot;&quot;&amp;[.Q115]&amp;&quot;&quot;&quot;},&quot;;&quot;&quot;) &amp;IF([.R115]&gt;0;&quot;{&quot;&quot;value&quot;&quot;:&quot;&amp;COLUMN([.R115])-11&amp;&quot;,&quot;&quot;text&quot;&quot;:&quot;&quot;&quot;&amp;[.R115]&amp;&quot;&quot;&quot;},&quot;;&quot;&quot;) &amp;IF([.S115]&gt;0;&quot;{&quot;&quot;value&quot;&quot;:&quot;&amp;COLUMN([.S115])-11&amp;&quot;,&quot;&quot;text&quot;&quot;:&quot;&quot;&quot;&amp;[.S115]&amp;&quot;&quot;&quot;},&quot;;&quot;&quot;) &amp;IF([.T115]&gt;0;&quot;{&quot;&quot;value&quot;&quot;:&quot;&amp;COLUMN([.T115])-11&amp;&quot;,&quot;&quot;text&quot;&quot;:&quot;&quot;&quot;&amp;[.T115]&amp;&quot;&quot;&quot;},&quot;;&quot;&quot;) &amp;IF([.U115]&gt;0;&quot;{&quot;&quot;value&quot;&quot;:&quot;&amp;COLUMN([.U115])-11&amp;&quot;,&quot;&quot;text&quot;&quot;:&quot;&quot;&quot;&amp;[.U115]&amp;&quot;&quot;&quot;},&quot;;&quot;&quot;) &amp;IF([.V115]&gt;0;&quot;{&quot;&quot;value&quot;&quot;:&quot;&amp;COLUMN([.V115])-11&amp;&quot;,&quot;&quot;text&quot;&quot;:&quot;&quot;&quot;&amp;[.V115]&amp;&quot;&quot;&quot;},&quot;;&quot;&quot;) &amp;IF([.W115]&gt;0;&quot;{&quot;&quot;value&quot;&quot;:&quot;&amp;COLUMN([.W115])-11&amp;&quot;,&quot;&quot;text&quot;&quot;:&quot;&quot;&quot;&amp;[.W115]&amp;&quot;&quot;&quot;},&quot;;&quot;&quot;) &amp;IF([.X115]&gt;0;&quot;{&quot;&quot;value&quot;&quot;:&quot;&amp;COLUMN([.X115])-11&amp;&quot;,&quot;&quot;text&quot;&quot;:&quot;&quot;&quot;&amp;[.X115]&amp;&quot;&quot;&quot;},&quot;;&quot;&quot;) &amp;IF([.Y115]&gt;0;&quot;{&quot;&quot;value&quot;&quot;:&quot;&amp;COLUMN([.Y115])-11&amp;&quot;,&quot;&quot;text&quot;&quot;:&quot;&quot;&quot;&amp;[.Y115]&amp;&quot;&quot;&quot;},&quot;;&quot;&quot;) &amp;IF([.Z115]&gt;0;&quot;{&quot;&quot;value&quot;&quot;:&quot;&amp;COLUMN([.Z115])-11&amp;&quot;,&quot;&quot;text&quot;&quot;:&quot;&quot;&quot;&amp;[.Z115]&amp;&quot;&quot;&quot;},&quot;;&quot;&quot;) &amp;IF([.AA115]&gt;0;&quot;{&quot;&quot;value&quot;&quot;:&quot;&amp;COLUMN([.AA115])-11&amp;&quot;,&quot;&quot;text&quot;&quot;:&quot;&quot;&quot;&amp;[.AA115]&amp;&quot;&quot;&quot;},&quot;;&quot;&quot;)" office:value-type="string" office:string-value="{&quot;id&quot;:100,&quot;ordinal&quot;:113,&quot;required&quot;:0,&quot;category&quot;:&quot;Smoking&quot;,&quot;info&quot;:&quot;null&quot;,&quot;skip&quot;:&quot;99.1&quot;,&quot;text&quot;:&quot;How many cigarettes do you smoke in a usual day?&quot;,&quot;type&quot;:&quot;SC&quot;,&quot;options&quot;:[{&quot;value&quot;:0,&quot;text&quot;:&quot;I smoke occasionally, not every day&quot;},{&quot;value&quot;:1,&quot;text&quot;:&quot;1-5&quot;},{&quot;value&quot;:2,&quot;text&quot;:&quot;6-10&quot;},{&quot;value&quot;:3,&quot;text&quot;:&quot;11-15&quot;},{&quot;value&quot;:4,&quot;text&quot;:&quot;16-20&quot;},{&quot;value&quot;:5,&quot;text&quot;:&quot;More than 20&quot;},">
            <text:p>{"id":100,"ordinal":113,"required":0,"category":"Smoking","info":"null","skip":"99.1","text":"How many cigarettes do you smoke in a usual day?","type":"SC","options":[{"value":0,"text":"I smoke occasionally, not every day"},{"value":1,"text":"1-5"},{"value":2,"text":"6-10"},{"value":3,"text":"11-15"},{"value":4,"text":"16-20"},{"value":5,"text":"More than 20"},</text:p>
          </table:table-cell>
          <table:table-cell table:style-name="ce2" table:formula="of:=IF([.AB115]&gt;0;&quot;{&quot;&quot;value&quot;&quot;:&quot;&amp;COLUMN([.AB115])-11&amp;&quot;,&quot;&quot;text&quot;&quot;:&quot;&quot;&quot;&amp;[.AB115]&amp;&quot;&quot;&quot;},&quot;;&quot;&quot;) &amp;IF([.AC115]&gt;0;&quot;{&quot;&quot;value&quot;&quot;:&quot;&amp;COLUMN([.AC115])-11&amp;&quot;,&quot;&quot;text&quot;&quot;:&quot;&quot;&quot;&amp;[.AC115]&amp;&quot;&quot;&quot;},&quot;;&quot;&quot;) &amp;IF([.AD115]&gt;0;&quot;{&quot;&quot;value&quot;&quot;:&quot;&amp;COLUMN([.AD115])-11&amp;&quot;,&quot;&quot;text&quot;&quot;:&quot;&quot;&quot;&amp;[.AD115]&amp;&quot;&quot;&quot;},&quot;;&quot;&quot;) &amp;IF([.AE115]&gt;0;&quot;{&quot;&quot;value&quot;&quot;:&quot;&amp;COLUMN([.AE115])-11&amp;&quot;,&quot;&quot;text&quot;&quot;:&quot;&quot;&quot;&amp;[.AE115]&amp;&quot;&quot;&quot;},&quot;;&quot;&quot;) &amp;IF([.AF115]&gt;0;&quot;{&quot;&quot;value&quot;&quot;:&quot;&amp;COLUMN([.AF115])-11&amp;&quot;,&quot;&quot;text&quot;&quot;:&quot;&quot;&quot;&amp;[.AF115]&amp;&quot;&quot;&quot;},&quot;;&quot;&quot;) &amp;IF([.AG115]&gt;0;&quot;{&quot;&quot;value&quot;&quot;:&quot;&amp;COLUMN([.AG115])-11&amp;&quot;,&quot;&quot;text&quot;&quot;:&quot;&quot;&quot;&amp;[.AG115]&amp;&quot;&quot;&quot;},&quot;;&quot;&quot;) &amp;IF([.AH115]&gt;0;&quot;{&quot;&quot;value&quot;&quot;:&quot;&amp;COLUMN([.AH115])-11&amp;&quot;,&quot;&quot;text&quot;&quot;:&quot;&quot;&quot;&amp;[.AH115]&amp;&quot;&quot;&quot;},&quot;;&quot;&quot;) &amp;IF([.AI115]&gt;0;&quot;{&quot;&quot;value&quot;&quot;:&quot;&amp;COLUMN([.AI115])-11&amp;&quot;,&quot;&quot;text&quot;&quot;:&quot;&quot;&quot;&amp;[.AI115]&amp;&quot;&quot;&quot;},&quot;;&quot;&quot;) &amp;IF([.AJ115]&gt;0;&quot;{&quot;&quot;value&quot;&quot;:&quot;&amp;COLUMN([.AJ115])-11&amp;&quot;,&quot;&quot;text&quot;&quot;:&quot;&quot;&quot;&amp;[.AJ115]&amp;&quot;&quot;&quot;},&quot;;&quot;&quot;) &amp;IF([.AK115]&gt;0;&quot;{&quot;&quot;value&quot;&quot;:&quot;&amp;COLUMN([.AK115])-11&amp;&quot;,&quot;&quot;text&quot;&quot;:&quot;&quot;&quot;&amp;[.AK115]&amp;&quot;&quot;&quot;},&quot;;&quot;&quot;) &amp;IF([.AL115]&gt;0;&quot;{&quot;&quot;value&quot;&quot;:&quot;&amp;COLUMN([.AL115])-11&amp;&quot;,&quot;&quot;text&quot;&quot;:&quot;&quot;&quot;&amp;[.AL115]&amp;&quot;&quot;&quot;},&quot;;&quot;&quot;) &amp;IF([.AM115]&gt;0;&quot;{&quot;&quot;value&quot;&quot;:&quot;&amp;COLUMN([.AM115])-11&amp;&quot;,&quot;&quot;text&quot;&quot;:&quot;&quot;&quot;&amp;[.AM115]&amp;&quot;&quot;&quot;},&quot;;&quot;&quot;) &amp;IF([.AN115]&gt;0;&quot;{&quot;&quot;value&quot;&quot;:&quot;&amp;COLUMN([.AN115])-11&amp;&quot;,&quot;&quot;text&quot;&quot;:&quot;&quot;&quot;&amp;[.AN115]&amp;&quot;&quot;&quot;},&quot;;&quot;&quot;) &amp;IF([.AO115]&gt;0;&quot;{&quot;&quot;value&quot;&quot;:&quot;&amp;COLUMN([.AO115])-11&amp;&quot;,&quot;&quot;text&quot;&quot;:&quot;&quot;&quot;&amp;[.AO115]&amp;&quot;&quot;&quot;},&quot;;&quot;&quot;) &amp;IF([.AP115]&gt;0;&quot;{&quot;&quot;value&quot;&quot;:&quot;&amp;COLUMN([.AP115])-11&amp;&quot;,&quot;&quot;text&quot;&quot;:&quot;&quot;&quot;&amp;[.AP115]&amp;&quot;&quot;&quot;},&quot;;&quot;&quot;) &amp;IF([.AQ115]&gt;0;&quot;{&quot;&quot;value&quot;&quot;:&quot;&amp;COLUMN([.AQ115])-11&amp;&quot;,&quot;&quot;text&quot;&quot;:&quot;&quot;&quot;&amp;[.AQ115]&amp;&quot;&quot;&quot;},&quot;;&quot;&quot;) &amp;IF([.AR115]&gt;0;&quot;{&quot;&quot;value&quot;&quot;:&quot;&amp;COLUMN([.AR115])-11&amp;&quot;,&quot;&quot;text&quot;&quot;:&quot;&quot;&quot;&amp;[.AR115]&amp;&quot;&quot;&quot;},&quot;;&quot;&quot;) &amp;IF([.AS115]&gt;0;&quot;{&quot;&quot;value&quot;&quot;:&quot;&amp;COLUMN([.AS115])-11&amp;&quot;,&quot;&quot;text&quot;&quot;:&quot;&quot;&quot;&amp;[.AS115]&amp;&quot;&quot;&quot;},&quot;;&quot;&quot;) &amp;IF([.AT115]&gt;0;&quot;{&quot;&quot;value&quot;&quot;:&quot;&amp;COLUMN([.AT115])-11&amp;&quot;,&quot;&quot;text&quot;&quot;:&quot;&quot;&quot;&amp;[.AT115]&amp;&quot;&quot;&quot;},&quot;;&quot;&quot;) &amp;IF([.AU115]&gt;0;&quot;{&quot;&quot;value&quot;&quot;:&quot;&amp;COLUMN([.AU115])-11&amp;&quot;,&quot;&quot;text&quot;&quot;:&quot;&quot;&quot;&amp;[.AU115]&amp;&quot;&quot;&quot;},&quot;;&quot;&quot;)">
            <text:p/>
          </table:table-cell>
          <table:table-cell table:style-name="ce1" table:formula="of:=IF([.AV115]&gt;0;&quot;{&quot;&quot;value&quot;&quot;:&quot;&amp;COLUMN([.AV115])-11&amp;&quot;,&quot;&quot;text&quot;&quot;:&quot;&quot;&quot;&amp;[.AV115]&amp;&quot;&quot;&quot;},&quot;;&quot;&quot;) &amp;IF([.AW115]&gt;0;&quot;{&quot;&quot;value&quot;&quot;:&quot;&amp;COLUMN([.AW115])-11&amp;&quot;,&quot;&quot;text&quot;&quot;:&quot;&quot;&quot;&amp;[.AW115]&amp;&quot;&quot;&quot;},&quot;;&quot;&quot;) &amp;IF([.AX115]&gt;0;&quot;{&quot;&quot;value&quot;&quot;:&quot;&amp;COLUMN([.AX115])-11&amp;&quot;,&quot;&quot;text&quot;&quot;:&quot;&quot;&quot;&amp;[.AX115]&amp;&quot;&quot;&quot;},&quot;;&quot;&quot;) &amp;IF([.AY115]&gt;0;&quot;{&quot;&quot;value&quot;&quot;:&quot;&amp;COLUMN([.AY115])-11&amp;&quot;,&quot;&quot;text&quot;&quot;:&quot;&quot;&quot;&amp;[.AY115]&amp;&quot;&quot;&quot;},&quot;;&quot;&quot;) &amp;IF([.AZ115]&gt;0;&quot;{&quot;&quot;value&quot;&quot;:&quot;&amp;COLUMN([.AZ115])-11&amp;&quot;,&quot;&quot;text&quot;&quot;:&quot;&quot;&quot;&amp;[.AZ115]&amp;&quot;&quot;&quot;},&quot;;&quot;&quot;) &amp;IF([.BA115]&gt;0;&quot;{&quot;&quot;value&quot;&quot;:&quot;&amp;COLUMN([.BA115])-11&amp;&quot;,&quot;&quot;text&quot;&quot;:&quot;&quot;&quot;&amp;[.BA115]&amp;&quot;&quot;&quot;},&quot;;&quot;&quot;) &amp;IF([.BB115]&gt;0;&quot;{&quot;&quot;value&quot;&quot;:&quot;&amp;COLUMN([.BB115])-11&amp;&quot;,&quot;&quot;text&quot;&quot;:&quot;&quot;&quot;&amp;[.BB115]&amp;&quot;&quot;&quot;},&quot;;&quot;&quot;) &amp;IF([.BC115]&gt;0;&quot;{&quot;&quot;value&quot;&quot;:&quot;&amp;COLUMN([.BC115])-11&amp;&quot;,&quot;&quot;text&quot;&quot;:&quot;&quot;&quot;&amp;[.BC115]&amp;&quot;&quot;&quot;},&quot;;&quot;&quot;) &amp;IF([.BD115]&gt;0;&quot;{&quot;&quot;value&quot;&quot;:&quot;&amp;COLUMN([.BD115])-11&amp;&quot;,&quot;&quot;text&quot;&quot;:&quot;&quot;&quot;&amp;[.BD115]&amp;&quot;&quot;&quot;},&quot;;&quot;&quot;) &amp;IF([.BE115]&gt;0;&quot;{&quot;&quot;value&quot;&quot;:&quot;&amp;COLUMN([.BE115])-11&amp;&quot;,&quot;&quot;text&quot;&quot;:&quot;&quot;&quot;&amp;[.BE115]&amp;&quot;&quot;&quot;},&quot;;&quot;&quot;) &amp;IF([.BF115]&gt;0;&quot;{&quot;&quot;value&quot;&quot;:&quot;&amp;COLUMN([.BF115])-11&amp;&quot;,&quot;&quot;text&quot;&quot;:&quot;&quot;&quot;&amp;[.BF115]&amp;&quot;&quot;&quot;},&quot;;&quot;&quot;) &amp;IF([.BG115]&gt;0;&quot;{&quot;&quot;value&quot;&quot;:&quot;&amp;COLUMN([.BG115])-11&amp;&quot;,&quot;&quot;text&quot;&quot;:&quot;&quot;&quot;&amp;[.BG115]&amp;&quot;&quot;&quot;},&quot;;&quot;&quot;) &amp;IF([.BH115]&gt;0;&quot;{&quot;&quot;value&quot;&quot;:&quot;&amp;COLUMN([.BH115])-11&amp;&quot;,&quot;&quot;text&quot;&quot;:&quot;&quot;&quot;&amp;[.BH115]&amp;&quot;&quot;&quot;},&quot;;&quot;&quot;) &amp;IF([.BI115]&gt;0;&quot;{&quot;&quot;value&quot;&quot;:&quot;&amp;COLUMN([.BI115])-11&amp;&quot;,&quot;&quot;text&quot;&quot;:&quot;&quot;&quot;&amp;[.BI115]&amp;&quot;&quot;&quot;},&quot;;&quot;&quot;) &amp;IF([.BJ115]&gt;0;&quot;{&quot;&quot;value&quot;&quot;:&quot;&amp;COLUMN([.BJ115])-11&amp;&quot;,&quot;&quot;text&quot;&quot;:&quot;&quot;&quot;&amp;[.BJ115]&amp;&quot;&quot;&quot;},&quot;;&quot;&quot;) &amp;IF([.BK115]&gt;0;&quot;{&quot;&quot;value&quot;&quot;:&quot;&amp;COLUMN([.BK115])-11&amp;&quot;,&quot;&quot;text&quot;&quot;:&quot;&quot;&quot;&amp;[.BK11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16]&amp;&quot;,&quot;&quot;ordinal&quot;&quot;:&quot;&amp;ROW()-2&amp;&quot;,&quot;&quot;required&quot;&quot;:&quot;&amp;[.E116]&amp;&quot;,&quot;&quot;category&quot;&quot;:&quot;&quot;&quot;&amp;[.F116]&amp;&quot;&quot;&quot;,&quot;&quot;info&quot;&quot;:&quot;&quot;&quot;&amp;[.J116]&amp;&quot;&quot;&quot;&quot;&amp;&quot;,&quot;&quot;skip&quot;&quot;:&quot;&quot;&quot;&amp;[.D116]&amp;&quot;&quot;&quot;&quot;&amp;&quot;,&quot;&quot;text&quot;&quot;:&quot;&quot;&quot;&amp;[.H116]&amp;&quot;&quot;&quot;&quot;&amp;&quot;,&quot;&quot;type&quot;&quot;:&quot;&quot;&quot;&amp;[.I116]&amp;&quot;&quot;&quot;&quot;&amp;&quot;,&quot;&quot;options&quot;&quot;:[&quot; &amp;IF([.K116]&gt;0;&quot;{&quot;&quot;value&quot;&quot;:&quot;&amp;COLUMN([.K116])-11&amp;&quot;,&quot;&quot;text&quot;&quot;:&quot;&quot;&quot;&amp;[.K116]&amp;&quot;&quot;&quot;},&quot;;&quot;&quot;) &amp;IF([.L116]&gt;0;&quot;{&quot;&quot;value&quot;&quot;:&quot;&amp;COLUMN([.L116])-11&amp;&quot;,&quot;&quot;text&quot;&quot;:&quot;&quot;&quot;&amp;[.L116]&amp;&quot;&quot;&quot;},&quot;;&quot;&quot;) &amp;IF([.M116]&gt;0;&quot;{&quot;&quot;value&quot;&quot;:&quot;&amp;COLUMN([.M116])-11&amp;&quot;,&quot;&quot;text&quot;&quot;:&quot;&quot;&quot;&amp;[.M116]&amp;&quot;&quot;&quot;},&quot;;&quot;&quot;) &amp;IF([.N116]&gt;0;&quot;{&quot;&quot;value&quot;&quot;:&quot;&amp;COLUMN([.N116])-11&amp;&quot;,&quot;&quot;text&quot;&quot;:&quot;&quot;&quot;&amp;[.N116]&amp;&quot;&quot;&quot;},&quot;;&quot;&quot;) &amp;IF([.O116]&gt;0;&quot;{&quot;&quot;value&quot;&quot;:&quot;&amp;COLUMN([.O116])-11&amp;&quot;,&quot;&quot;text&quot;&quot;:&quot;&quot;&quot;&amp;[.O116]&amp;&quot;&quot;&quot;},&quot;;&quot;&quot;) &amp;IF([.P116]&gt;0;&quot;{&quot;&quot;value&quot;&quot;:&quot;&amp;COLUMN([.P116])-11&amp;&quot;,&quot;&quot;text&quot;&quot;:&quot;&quot;&quot;&amp;[.P116]&amp;&quot;&quot;&quot;},&quot;;&quot;&quot;) &amp;IF([.Q116]&gt;0;&quot;{&quot;&quot;value&quot;&quot;:&quot;&amp;COLUMN([.Q116])-11&amp;&quot;,&quot;&quot;text&quot;&quot;:&quot;&quot;&quot;&amp;[.Q116]&amp;&quot;&quot;&quot;},&quot;;&quot;&quot;) &amp;IF([.R116]&gt;0;&quot;{&quot;&quot;value&quot;&quot;:&quot;&amp;COLUMN([.R116])-11&amp;&quot;,&quot;&quot;text&quot;&quot;:&quot;&quot;&quot;&amp;[.R116]&amp;&quot;&quot;&quot;},&quot;;&quot;&quot;) &amp;IF([.S116]&gt;0;&quot;{&quot;&quot;value&quot;&quot;:&quot;&amp;COLUMN([.S116])-11&amp;&quot;,&quot;&quot;text&quot;&quot;:&quot;&quot;&quot;&amp;[.S116]&amp;&quot;&quot;&quot;},&quot;;&quot;&quot;) &amp;IF([.T116]&gt;0;&quot;{&quot;&quot;value&quot;&quot;:&quot;&amp;COLUMN([.T116])-11&amp;&quot;,&quot;&quot;text&quot;&quot;:&quot;&quot;&quot;&amp;[.T116]&amp;&quot;&quot;&quot;},&quot;;&quot;&quot;) &amp;IF([.U116]&gt;0;&quot;{&quot;&quot;value&quot;&quot;:&quot;&amp;COLUMN([.U116])-11&amp;&quot;,&quot;&quot;text&quot;&quot;:&quot;&quot;&quot;&amp;[.U116]&amp;&quot;&quot;&quot;},&quot;;&quot;&quot;) &amp;IF([.V116]&gt;0;&quot;{&quot;&quot;value&quot;&quot;:&quot;&amp;COLUMN([.V116])-11&amp;&quot;,&quot;&quot;text&quot;&quot;:&quot;&quot;&quot;&amp;[.V116]&amp;&quot;&quot;&quot;},&quot;;&quot;&quot;) &amp;IF([.W116]&gt;0;&quot;{&quot;&quot;value&quot;&quot;:&quot;&amp;COLUMN([.W116])-11&amp;&quot;,&quot;&quot;text&quot;&quot;:&quot;&quot;&quot;&amp;[.W116]&amp;&quot;&quot;&quot;},&quot;;&quot;&quot;) &amp;IF([.X116]&gt;0;&quot;{&quot;&quot;value&quot;&quot;:&quot;&amp;COLUMN([.X116])-11&amp;&quot;,&quot;&quot;text&quot;&quot;:&quot;&quot;&quot;&amp;[.X116]&amp;&quot;&quot;&quot;},&quot;;&quot;&quot;) &amp;IF([.Y116]&gt;0;&quot;{&quot;&quot;value&quot;&quot;:&quot;&amp;COLUMN([.Y116])-11&amp;&quot;,&quot;&quot;text&quot;&quot;:&quot;&quot;&quot;&amp;[.Y116]&amp;&quot;&quot;&quot;},&quot;;&quot;&quot;) &amp;IF([.Z116]&gt;0;&quot;{&quot;&quot;value&quot;&quot;:&quot;&amp;COLUMN([.Z116])-11&amp;&quot;,&quot;&quot;text&quot;&quot;:&quot;&quot;&quot;&amp;[.Z116]&amp;&quot;&quot;&quot;},&quot;;&quot;&quot;) &amp;IF([.AA116]&gt;0;&quot;{&quot;&quot;value&quot;&quot;:&quot;&amp;COLUMN([.AA116])-11&amp;&quot;,&quot;&quot;text&quot;&quot;:&quot;&quot;&quot;&amp;[.AA116]&amp;&quot;&quot;&quot;},&quot;;&quot;&quot;)" office:value-type="string" office:string-value="{&quot;id&quot;:101,&quot;ordinal&quot;:114,&quot;required&quot;:0,&quot;category&quot;:&quot;Smoking&quot;,&quot;info&quot;:&quot;null&quot;,&quot;skip&quot;:&quot;99.1&quot;,&quot;text&quot;:&quot;Why do you smoke?&quot;,&quot;type&quot;:&quot;MC&quot;,&quot;options&quot;:[{&quot;value&quot;:0,&quot;text&quot;:&quot;I enjoy it&quot;},{&quot;value&quot;:1,&quot;text&quot;:&quot;It stops me feeling stressed&quot;},{&quot;value&quot;:2,&quot;text&quot;:&quot;All my friends smoke&quot;},{&quot;value&quot;:3,&quot;text&quot;:&quot;I do want to smoke but I am addicted&quot;},{&quot;value&quot;:4,&quot;text&quot;:&quot;I do know&quot;},{&quot;value&quot;:5,&quot;text&quot;:&quot;TEXT_OTHER&quot;},">
            <text:p>{"id":101,"ordinal":114,"required":0,"category":"Smoking","info":"null","skip":"99.1","text":"Why do you smoke?","type":"MC","options":[{"value":0,"text":"I enjoy it"},{"value":1,"text":"It stops me feeling stressed"},{"value":2,"text":"All my friends smoke"},{"value":3,"text":"I do want to smoke but I am addicted"},{"value":4,"text":"I do know"},{"value":5,"text":"TEXT_OTHER"},</text:p>
          </table:table-cell>
          <table:table-cell table:style-name="ce2" table:formula="of:=IF([.AB116]&gt;0;&quot;{&quot;&quot;value&quot;&quot;:&quot;&amp;COLUMN([.AB116])-11&amp;&quot;,&quot;&quot;text&quot;&quot;:&quot;&quot;&quot;&amp;[.AB116]&amp;&quot;&quot;&quot;},&quot;;&quot;&quot;) &amp;IF([.AC116]&gt;0;&quot;{&quot;&quot;value&quot;&quot;:&quot;&amp;COLUMN([.AC116])-11&amp;&quot;,&quot;&quot;text&quot;&quot;:&quot;&quot;&quot;&amp;[.AC116]&amp;&quot;&quot;&quot;},&quot;;&quot;&quot;) &amp;IF([.AD116]&gt;0;&quot;{&quot;&quot;value&quot;&quot;:&quot;&amp;COLUMN([.AD116])-11&amp;&quot;,&quot;&quot;text&quot;&quot;:&quot;&quot;&quot;&amp;[.AD116]&amp;&quot;&quot;&quot;},&quot;;&quot;&quot;) &amp;IF([.AE116]&gt;0;&quot;{&quot;&quot;value&quot;&quot;:&quot;&amp;COLUMN([.AE116])-11&amp;&quot;,&quot;&quot;text&quot;&quot;:&quot;&quot;&quot;&amp;[.AE116]&amp;&quot;&quot;&quot;},&quot;;&quot;&quot;) &amp;IF([.AF116]&gt;0;&quot;{&quot;&quot;value&quot;&quot;:&quot;&amp;COLUMN([.AF116])-11&amp;&quot;,&quot;&quot;text&quot;&quot;:&quot;&quot;&quot;&amp;[.AF116]&amp;&quot;&quot;&quot;},&quot;;&quot;&quot;) &amp;IF([.AG116]&gt;0;&quot;{&quot;&quot;value&quot;&quot;:&quot;&amp;COLUMN([.AG116])-11&amp;&quot;,&quot;&quot;text&quot;&quot;:&quot;&quot;&quot;&amp;[.AG116]&amp;&quot;&quot;&quot;},&quot;;&quot;&quot;) &amp;IF([.AH116]&gt;0;&quot;{&quot;&quot;value&quot;&quot;:&quot;&amp;COLUMN([.AH116])-11&amp;&quot;,&quot;&quot;text&quot;&quot;:&quot;&quot;&quot;&amp;[.AH116]&amp;&quot;&quot;&quot;},&quot;;&quot;&quot;) &amp;IF([.AI116]&gt;0;&quot;{&quot;&quot;value&quot;&quot;:&quot;&amp;COLUMN([.AI116])-11&amp;&quot;,&quot;&quot;text&quot;&quot;:&quot;&quot;&quot;&amp;[.AI116]&amp;&quot;&quot;&quot;},&quot;;&quot;&quot;) &amp;IF([.AJ116]&gt;0;&quot;{&quot;&quot;value&quot;&quot;:&quot;&amp;COLUMN([.AJ116])-11&amp;&quot;,&quot;&quot;text&quot;&quot;:&quot;&quot;&quot;&amp;[.AJ116]&amp;&quot;&quot;&quot;},&quot;;&quot;&quot;) &amp;IF([.AK116]&gt;0;&quot;{&quot;&quot;value&quot;&quot;:&quot;&amp;COLUMN([.AK116])-11&amp;&quot;,&quot;&quot;text&quot;&quot;:&quot;&quot;&quot;&amp;[.AK116]&amp;&quot;&quot;&quot;},&quot;;&quot;&quot;) &amp;IF([.AL116]&gt;0;&quot;{&quot;&quot;value&quot;&quot;:&quot;&amp;COLUMN([.AL116])-11&amp;&quot;,&quot;&quot;text&quot;&quot;:&quot;&quot;&quot;&amp;[.AL116]&amp;&quot;&quot;&quot;},&quot;;&quot;&quot;) &amp;IF([.AM116]&gt;0;&quot;{&quot;&quot;value&quot;&quot;:&quot;&amp;COLUMN([.AM116])-11&amp;&quot;,&quot;&quot;text&quot;&quot;:&quot;&quot;&quot;&amp;[.AM116]&amp;&quot;&quot;&quot;},&quot;;&quot;&quot;) &amp;IF([.AN116]&gt;0;&quot;{&quot;&quot;value&quot;&quot;:&quot;&amp;COLUMN([.AN116])-11&amp;&quot;,&quot;&quot;text&quot;&quot;:&quot;&quot;&quot;&amp;[.AN116]&amp;&quot;&quot;&quot;},&quot;;&quot;&quot;) &amp;IF([.AO116]&gt;0;&quot;{&quot;&quot;value&quot;&quot;:&quot;&amp;COLUMN([.AO116])-11&amp;&quot;,&quot;&quot;text&quot;&quot;:&quot;&quot;&quot;&amp;[.AO116]&amp;&quot;&quot;&quot;},&quot;;&quot;&quot;) &amp;IF([.AP116]&gt;0;&quot;{&quot;&quot;value&quot;&quot;:&quot;&amp;COLUMN([.AP116])-11&amp;&quot;,&quot;&quot;text&quot;&quot;:&quot;&quot;&quot;&amp;[.AP116]&amp;&quot;&quot;&quot;},&quot;;&quot;&quot;) &amp;IF([.AQ116]&gt;0;&quot;{&quot;&quot;value&quot;&quot;:&quot;&amp;COLUMN([.AQ116])-11&amp;&quot;,&quot;&quot;text&quot;&quot;:&quot;&quot;&quot;&amp;[.AQ116]&amp;&quot;&quot;&quot;},&quot;;&quot;&quot;) &amp;IF([.AR116]&gt;0;&quot;{&quot;&quot;value&quot;&quot;:&quot;&amp;COLUMN([.AR116])-11&amp;&quot;,&quot;&quot;text&quot;&quot;:&quot;&quot;&quot;&amp;[.AR116]&amp;&quot;&quot;&quot;},&quot;;&quot;&quot;) &amp;IF([.AS116]&gt;0;&quot;{&quot;&quot;value&quot;&quot;:&quot;&amp;COLUMN([.AS116])-11&amp;&quot;,&quot;&quot;text&quot;&quot;:&quot;&quot;&quot;&amp;[.AS116]&amp;&quot;&quot;&quot;},&quot;;&quot;&quot;) &amp;IF([.AT116]&gt;0;&quot;{&quot;&quot;value&quot;&quot;:&quot;&amp;COLUMN([.AT116])-11&amp;&quot;,&quot;&quot;text&quot;&quot;:&quot;&quot;&quot;&amp;[.AT116]&amp;&quot;&quot;&quot;},&quot;;&quot;&quot;) &amp;IF([.AU116]&gt;0;&quot;{&quot;&quot;value&quot;&quot;:&quot;&amp;COLUMN([.AU116])-11&amp;&quot;,&quot;&quot;text&quot;&quot;:&quot;&quot;&quot;&amp;[.AU116]&amp;&quot;&quot;&quot;},&quot;;&quot;&quot;)">
            <text:p/>
          </table:table-cell>
          <table:table-cell table:style-name="ce1" table:formula="of:=IF([.AV116]&gt;0;&quot;{&quot;&quot;value&quot;&quot;:&quot;&amp;COLUMN([.AV116])-11&amp;&quot;,&quot;&quot;text&quot;&quot;:&quot;&quot;&quot;&amp;[.AV116]&amp;&quot;&quot;&quot;},&quot;;&quot;&quot;) &amp;IF([.AW116]&gt;0;&quot;{&quot;&quot;value&quot;&quot;:&quot;&amp;COLUMN([.AW116])-11&amp;&quot;,&quot;&quot;text&quot;&quot;:&quot;&quot;&quot;&amp;[.AW116]&amp;&quot;&quot;&quot;},&quot;;&quot;&quot;) &amp;IF([.AX116]&gt;0;&quot;{&quot;&quot;value&quot;&quot;:&quot;&amp;COLUMN([.AX116])-11&amp;&quot;,&quot;&quot;text&quot;&quot;:&quot;&quot;&quot;&amp;[.AX116]&amp;&quot;&quot;&quot;},&quot;;&quot;&quot;) &amp;IF([.AY116]&gt;0;&quot;{&quot;&quot;value&quot;&quot;:&quot;&amp;COLUMN([.AY116])-11&amp;&quot;,&quot;&quot;text&quot;&quot;:&quot;&quot;&quot;&amp;[.AY116]&amp;&quot;&quot;&quot;},&quot;;&quot;&quot;) &amp;IF([.AZ116]&gt;0;&quot;{&quot;&quot;value&quot;&quot;:&quot;&amp;COLUMN([.AZ116])-11&amp;&quot;,&quot;&quot;text&quot;&quot;:&quot;&quot;&quot;&amp;[.AZ116]&amp;&quot;&quot;&quot;},&quot;;&quot;&quot;) &amp;IF([.BA116]&gt;0;&quot;{&quot;&quot;value&quot;&quot;:&quot;&amp;COLUMN([.BA116])-11&amp;&quot;,&quot;&quot;text&quot;&quot;:&quot;&quot;&quot;&amp;[.BA116]&amp;&quot;&quot;&quot;},&quot;;&quot;&quot;) &amp;IF([.BB116]&gt;0;&quot;{&quot;&quot;value&quot;&quot;:&quot;&amp;COLUMN([.BB116])-11&amp;&quot;,&quot;&quot;text&quot;&quot;:&quot;&quot;&quot;&amp;[.BB116]&amp;&quot;&quot;&quot;},&quot;;&quot;&quot;) &amp;IF([.BC116]&gt;0;&quot;{&quot;&quot;value&quot;&quot;:&quot;&amp;COLUMN([.BC116])-11&amp;&quot;,&quot;&quot;text&quot;&quot;:&quot;&quot;&quot;&amp;[.BC116]&amp;&quot;&quot;&quot;},&quot;;&quot;&quot;) &amp;IF([.BD116]&gt;0;&quot;{&quot;&quot;value&quot;&quot;:&quot;&amp;COLUMN([.BD116])-11&amp;&quot;,&quot;&quot;text&quot;&quot;:&quot;&quot;&quot;&amp;[.BD116]&amp;&quot;&quot;&quot;},&quot;;&quot;&quot;) &amp;IF([.BE116]&gt;0;&quot;{&quot;&quot;value&quot;&quot;:&quot;&amp;COLUMN([.BE116])-11&amp;&quot;,&quot;&quot;text&quot;&quot;:&quot;&quot;&quot;&amp;[.BE116]&amp;&quot;&quot;&quot;},&quot;;&quot;&quot;) &amp;IF([.BF116]&gt;0;&quot;{&quot;&quot;value&quot;&quot;:&quot;&amp;COLUMN([.BF116])-11&amp;&quot;,&quot;&quot;text&quot;&quot;:&quot;&quot;&quot;&amp;[.BF116]&amp;&quot;&quot;&quot;},&quot;;&quot;&quot;) &amp;IF([.BG116]&gt;0;&quot;{&quot;&quot;value&quot;&quot;:&quot;&amp;COLUMN([.BG116])-11&amp;&quot;,&quot;&quot;text&quot;&quot;:&quot;&quot;&quot;&amp;[.BG116]&amp;&quot;&quot;&quot;},&quot;;&quot;&quot;) &amp;IF([.BH116]&gt;0;&quot;{&quot;&quot;value&quot;&quot;:&quot;&amp;COLUMN([.BH116])-11&amp;&quot;,&quot;&quot;text&quot;&quot;:&quot;&quot;&quot;&amp;[.BH116]&amp;&quot;&quot;&quot;},&quot;;&quot;&quot;) &amp;IF([.BI116]&gt;0;&quot;{&quot;&quot;value&quot;&quot;:&quot;&amp;COLUMN([.BI116])-11&amp;&quot;,&quot;&quot;text&quot;&quot;:&quot;&quot;&quot;&amp;[.BI116]&amp;&quot;&quot;&quot;},&quot;;&quot;&quot;) &amp;IF([.BJ116]&gt;0;&quot;{&quot;&quot;value&quot;&quot;:&quot;&amp;COLUMN([.BJ116])-11&amp;&quot;,&quot;&quot;text&quot;&quot;:&quot;&quot;&quot;&amp;[.BJ116]&amp;&quot;&quot;&quot;},&quot;;&quot;&quot;) &amp;IF([.BK116]&gt;0;&quot;{&quot;&quot;value&quot;&quot;:&quot;&amp;COLUMN([.BK116])-11&amp;&quot;,&quot;&quot;text&quot;&quot;:&quot;&quot;&quot;&amp;[.BK11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17]&amp;&quot;,&quot;&quot;ordinal&quot;&quot;:&quot;&amp;ROW()-2&amp;&quot;,&quot;&quot;required&quot;&quot;:&quot;&amp;[.E117]&amp;&quot;,&quot;&quot;category&quot;&quot;:&quot;&quot;&quot;&amp;[.F117]&amp;&quot;&quot;&quot;,&quot;&quot;info&quot;&quot;:&quot;&quot;&quot;&amp;[.J117]&amp;&quot;&quot;&quot;&quot;&amp;&quot;,&quot;&quot;skip&quot;&quot;:&quot;&quot;&quot;&amp;[.D117]&amp;&quot;&quot;&quot;&quot;&amp;&quot;,&quot;&quot;text&quot;&quot;:&quot;&quot;&quot;&amp;[.H117]&amp;&quot;&quot;&quot;&quot;&amp;&quot;,&quot;&quot;type&quot;&quot;:&quot;&quot;&quot;&amp;[.I117]&amp;&quot;&quot;&quot;&quot;&amp;&quot;,&quot;&quot;options&quot;&quot;:[&quot; &amp;IF([.K117]&gt;0;&quot;{&quot;&quot;value&quot;&quot;:&quot;&amp;COLUMN([.K117])-11&amp;&quot;,&quot;&quot;text&quot;&quot;:&quot;&quot;&quot;&amp;[.K117]&amp;&quot;&quot;&quot;},&quot;;&quot;&quot;) &amp;IF([.L117]&gt;0;&quot;{&quot;&quot;value&quot;&quot;:&quot;&amp;COLUMN([.L117])-11&amp;&quot;,&quot;&quot;text&quot;&quot;:&quot;&quot;&quot;&amp;[.L117]&amp;&quot;&quot;&quot;},&quot;;&quot;&quot;) &amp;IF([.M117]&gt;0;&quot;{&quot;&quot;value&quot;&quot;:&quot;&amp;COLUMN([.M117])-11&amp;&quot;,&quot;&quot;text&quot;&quot;:&quot;&quot;&quot;&amp;[.M117]&amp;&quot;&quot;&quot;},&quot;;&quot;&quot;) &amp;IF([.N117]&gt;0;&quot;{&quot;&quot;value&quot;&quot;:&quot;&amp;COLUMN([.N117])-11&amp;&quot;,&quot;&quot;text&quot;&quot;:&quot;&quot;&quot;&amp;[.N117]&amp;&quot;&quot;&quot;},&quot;;&quot;&quot;) &amp;IF([.O117]&gt;0;&quot;{&quot;&quot;value&quot;&quot;:&quot;&amp;COLUMN([.O117])-11&amp;&quot;,&quot;&quot;text&quot;&quot;:&quot;&quot;&quot;&amp;[.O117]&amp;&quot;&quot;&quot;},&quot;;&quot;&quot;) &amp;IF([.P117]&gt;0;&quot;{&quot;&quot;value&quot;&quot;:&quot;&amp;COLUMN([.P117])-11&amp;&quot;,&quot;&quot;text&quot;&quot;:&quot;&quot;&quot;&amp;[.P117]&amp;&quot;&quot;&quot;},&quot;;&quot;&quot;) &amp;IF([.Q117]&gt;0;&quot;{&quot;&quot;value&quot;&quot;:&quot;&amp;COLUMN([.Q117])-11&amp;&quot;,&quot;&quot;text&quot;&quot;:&quot;&quot;&quot;&amp;[.Q117]&amp;&quot;&quot;&quot;},&quot;;&quot;&quot;) &amp;IF([.R117]&gt;0;&quot;{&quot;&quot;value&quot;&quot;:&quot;&amp;COLUMN([.R117])-11&amp;&quot;,&quot;&quot;text&quot;&quot;:&quot;&quot;&quot;&amp;[.R117]&amp;&quot;&quot;&quot;},&quot;;&quot;&quot;) &amp;IF([.S117]&gt;0;&quot;{&quot;&quot;value&quot;&quot;:&quot;&amp;COLUMN([.S117])-11&amp;&quot;,&quot;&quot;text&quot;&quot;:&quot;&quot;&quot;&amp;[.S117]&amp;&quot;&quot;&quot;},&quot;;&quot;&quot;) &amp;IF([.T117]&gt;0;&quot;{&quot;&quot;value&quot;&quot;:&quot;&amp;COLUMN([.T117])-11&amp;&quot;,&quot;&quot;text&quot;&quot;:&quot;&quot;&quot;&amp;[.T117]&amp;&quot;&quot;&quot;},&quot;;&quot;&quot;) &amp;IF([.U117]&gt;0;&quot;{&quot;&quot;value&quot;&quot;:&quot;&amp;COLUMN([.U117])-11&amp;&quot;,&quot;&quot;text&quot;&quot;:&quot;&quot;&quot;&amp;[.U117]&amp;&quot;&quot;&quot;},&quot;;&quot;&quot;) &amp;IF([.V117]&gt;0;&quot;{&quot;&quot;value&quot;&quot;:&quot;&amp;COLUMN([.V117])-11&amp;&quot;,&quot;&quot;text&quot;&quot;:&quot;&quot;&quot;&amp;[.V117]&amp;&quot;&quot;&quot;},&quot;;&quot;&quot;) &amp;IF([.W117]&gt;0;&quot;{&quot;&quot;value&quot;&quot;:&quot;&amp;COLUMN([.W117])-11&amp;&quot;,&quot;&quot;text&quot;&quot;:&quot;&quot;&quot;&amp;[.W117]&amp;&quot;&quot;&quot;},&quot;;&quot;&quot;) &amp;IF([.X117]&gt;0;&quot;{&quot;&quot;value&quot;&quot;:&quot;&amp;COLUMN([.X117])-11&amp;&quot;,&quot;&quot;text&quot;&quot;:&quot;&quot;&quot;&amp;[.X117]&amp;&quot;&quot;&quot;},&quot;;&quot;&quot;) &amp;IF([.Y117]&gt;0;&quot;{&quot;&quot;value&quot;&quot;:&quot;&amp;COLUMN([.Y117])-11&amp;&quot;,&quot;&quot;text&quot;&quot;:&quot;&quot;&quot;&amp;[.Y117]&amp;&quot;&quot;&quot;},&quot;;&quot;&quot;) &amp;IF([.Z117]&gt;0;&quot;{&quot;&quot;value&quot;&quot;:&quot;&amp;COLUMN([.Z117])-11&amp;&quot;,&quot;&quot;text&quot;&quot;:&quot;&quot;&quot;&amp;[.Z117]&amp;&quot;&quot;&quot;},&quot;;&quot;&quot;) &amp;IF([.AA117]&gt;0;&quot;{&quot;&quot;value&quot;&quot;:&quot;&amp;COLUMN([.AA117])-11&amp;&quot;,&quot;&quot;text&quot;&quot;:&quot;&quot;&quot;&amp;[.AA117]&amp;&quot;&quot;&quot;},&quot;;&quot;&quot;)" office:value-type="string" office:string-value="{&quot;id&quot;:102,&quot;ordinal&quot;:115,&quot;required&quot;:0,&quot;category&quot;:&quot;Smoking&quot;,&quot;info&quot;:&quot;null&quot;,&quot;skip&quot;:&quot;99.1&quot;,&quot;text&quot;:&quot;Would you like help to give up smoking?&quot;,&quot;type&quot;:&quot;SC&quot;,&quot;options&quot;:[{&quot;value&quot;:0,&quot;text&quot;:&quot;Yes&quot;},{&quot;value&quot;:1,&quot;text&quot;:&quot;No&quot;},">
            <text:p>{"id":102,"ordinal":115,"required":0,"category":"Smoking","info":"null","skip":"99.1","text":"Would you like help to give up smoking?","type":"SC","options":[{"value":0,"text":"Yes"},{"value":1,"text":"No"},</text:p>
          </table:table-cell>
          <table:table-cell table:style-name="ce2" table:formula="of:=IF([.AB117]&gt;0;&quot;{&quot;&quot;value&quot;&quot;:&quot;&amp;COLUMN([.AB117])-11&amp;&quot;,&quot;&quot;text&quot;&quot;:&quot;&quot;&quot;&amp;[.AB117]&amp;&quot;&quot;&quot;},&quot;;&quot;&quot;) &amp;IF([.AC117]&gt;0;&quot;{&quot;&quot;value&quot;&quot;:&quot;&amp;COLUMN([.AC117])-11&amp;&quot;,&quot;&quot;text&quot;&quot;:&quot;&quot;&quot;&amp;[.AC117]&amp;&quot;&quot;&quot;},&quot;;&quot;&quot;) &amp;IF([.AD117]&gt;0;&quot;{&quot;&quot;value&quot;&quot;:&quot;&amp;COLUMN([.AD117])-11&amp;&quot;,&quot;&quot;text&quot;&quot;:&quot;&quot;&quot;&amp;[.AD117]&amp;&quot;&quot;&quot;},&quot;;&quot;&quot;) &amp;IF([.AE117]&gt;0;&quot;{&quot;&quot;value&quot;&quot;:&quot;&amp;COLUMN([.AE117])-11&amp;&quot;,&quot;&quot;text&quot;&quot;:&quot;&quot;&quot;&amp;[.AE117]&amp;&quot;&quot;&quot;},&quot;;&quot;&quot;) &amp;IF([.AF117]&gt;0;&quot;{&quot;&quot;value&quot;&quot;:&quot;&amp;COLUMN([.AF117])-11&amp;&quot;,&quot;&quot;text&quot;&quot;:&quot;&quot;&quot;&amp;[.AF117]&amp;&quot;&quot;&quot;},&quot;;&quot;&quot;) &amp;IF([.AG117]&gt;0;&quot;{&quot;&quot;value&quot;&quot;:&quot;&amp;COLUMN([.AG117])-11&amp;&quot;,&quot;&quot;text&quot;&quot;:&quot;&quot;&quot;&amp;[.AG117]&amp;&quot;&quot;&quot;},&quot;;&quot;&quot;) &amp;IF([.AH117]&gt;0;&quot;{&quot;&quot;value&quot;&quot;:&quot;&amp;COLUMN([.AH117])-11&amp;&quot;,&quot;&quot;text&quot;&quot;:&quot;&quot;&quot;&amp;[.AH117]&amp;&quot;&quot;&quot;},&quot;;&quot;&quot;) &amp;IF([.AI117]&gt;0;&quot;{&quot;&quot;value&quot;&quot;:&quot;&amp;COLUMN([.AI117])-11&amp;&quot;,&quot;&quot;text&quot;&quot;:&quot;&quot;&quot;&amp;[.AI117]&amp;&quot;&quot;&quot;},&quot;;&quot;&quot;) &amp;IF([.AJ117]&gt;0;&quot;{&quot;&quot;value&quot;&quot;:&quot;&amp;COLUMN([.AJ117])-11&amp;&quot;,&quot;&quot;text&quot;&quot;:&quot;&quot;&quot;&amp;[.AJ117]&amp;&quot;&quot;&quot;},&quot;;&quot;&quot;) &amp;IF([.AK117]&gt;0;&quot;{&quot;&quot;value&quot;&quot;:&quot;&amp;COLUMN([.AK117])-11&amp;&quot;,&quot;&quot;text&quot;&quot;:&quot;&quot;&quot;&amp;[.AK117]&amp;&quot;&quot;&quot;},&quot;;&quot;&quot;) &amp;IF([.AL117]&gt;0;&quot;{&quot;&quot;value&quot;&quot;:&quot;&amp;COLUMN([.AL117])-11&amp;&quot;,&quot;&quot;text&quot;&quot;:&quot;&quot;&quot;&amp;[.AL117]&amp;&quot;&quot;&quot;},&quot;;&quot;&quot;) &amp;IF([.AM117]&gt;0;&quot;{&quot;&quot;value&quot;&quot;:&quot;&amp;COLUMN([.AM117])-11&amp;&quot;,&quot;&quot;text&quot;&quot;:&quot;&quot;&quot;&amp;[.AM117]&amp;&quot;&quot;&quot;},&quot;;&quot;&quot;) &amp;IF([.AN117]&gt;0;&quot;{&quot;&quot;value&quot;&quot;:&quot;&amp;COLUMN([.AN117])-11&amp;&quot;,&quot;&quot;text&quot;&quot;:&quot;&quot;&quot;&amp;[.AN117]&amp;&quot;&quot;&quot;},&quot;;&quot;&quot;) &amp;IF([.AO117]&gt;0;&quot;{&quot;&quot;value&quot;&quot;:&quot;&amp;COLUMN([.AO117])-11&amp;&quot;,&quot;&quot;text&quot;&quot;:&quot;&quot;&quot;&amp;[.AO117]&amp;&quot;&quot;&quot;},&quot;;&quot;&quot;) &amp;IF([.AP117]&gt;0;&quot;{&quot;&quot;value&quot;&quot;:&quot;&amp;COLUMN([.AP117])-11&amp;&quot;,&quot;&quot;text&quot;&quot;:&quot;&quot;&quot;&amp;[.AP117]&amp;&quot;&quot;&quot;},&quot;;&quot;&quot;) &amp;IF([.AQ117]&gt;0;&quot;{&quot;&quot;value&quot;&quot;:&quot;&amp;COLUMN([.AQ117])-11&amp;&quot;,&quot;&quot;text&quot;&quot;:&quot;&quot;&quot;&amp;[.AQ117]&amp;&quot;&quot;&quot;},&quot;;&quot;&quot;) &amp;IF([.AR117]&gt;0;&quot;{&quot;&quot;value&quot;&quot;:&quot;&amp;COLUMN([.AR117])-11&amp;&quot;,&quot;&quot;text&quot;&quot;:&quot;&quot;&quot;&amp;[.AR117]&amp;&quot;&quot;&quot;},&quot;;&quot;&quot;) &amp;IF([.AS117]&gt;0;&quot;{&quot;&quot;value&quot;&quot;:&quot;&amp;COLUMN([.AS117])-11&amp;&quot;,&quot;&quot;text&quot;&quot;:&quot;&quot;&quot;&amp;[.AS117]&amp;&quot;&quot;&quot;},&quot;;&quot;&quot;) &amp;IF([.AT117]&gt;0;&quot;{&quot;&quot;value&quot;&quot;:&quot;&amp;COLUMN([.AT117])-11&amp;&quot;,&quot;&quot;text&quot;&quot;:&quot;&quot;&quot;&amp;[.AT117]&amp;&quot;&quot;&quot;},&quot;;&quot;&quot;) &amp;IF([.AU117]&gt;0;&quot;{&quot;&quot;value&quot;&quot;:&quot;&amp;COLUMN([.AU117])-11&amp;&quot;,&quot;&quot;text&quot;&quot;:&quot;&quot;&quot;&amp;[.AU117]&amp;&quot;&quot;&quot;},&quot;;&quot;&quot;)">
            <text:p/>
          </table:table-cell>
          <table:table-cell table:style-name="ce1" table:formula="of:=IF([.AV117]&gt;0;&quot;{&quot;&quot;value&quot;&quot;:&quot;&amp;COLUMN([.AV117])-11&amp;&quot;,&quot;&quot;text&quot;&quot;:&quot;&quot;&quot;&amp;[.AV117]&amp;&quot;&quot;&quot;},&quot;;&quot;&quot;) &amp;IF([.AW117]&gt;0;&quot;{&quot;&quot;value&quot;&quot;:&quot;&amp;COLUMN([.AW117])-11&amp;&quot;,&quot;&quot;text&quot;&quot;:&quot;&quot;&quot;&amp;[.AW117]&amp;&quot;&quot;&quot;},&quot;;&quot;&quot;) &amp;IF([.AX117]&gt;0;&quot;{&quot;&quot;value&quot;&quot;:&quot;&amp;COLUMN([.AX117])-11&amp;&quot;,&quot;&quot;text&quot;&quot;:&quot;&quot;&quot;&amp;[.AX117]&amp;&quot;&quot;&quot;},&quot;;&quot;&quot;) &amp;IF([.AY117]&gt;0;&quot;{&quot;&quot;value&quot;&quot;:&quot;&amp;COLUMN([.AY117])-11&amp;&quot;,&quot;&quot;text&quot;&quot;:&quot;&quot;&quot;&amp;[.AY117]&amp;&quot;&quot;&quot;},&quot;;&quot;&quot;) &amp;IF([.AZ117]&gt;0;&quot;{&quot;&quot;value&quot;&quot;:&quot;&amp;COLUMN([.AZ117])-11&amp;&quot;,&quot;&quot;text&quot;&quot;:&quot;&quot;&quot;&amp;[.AZ117]&amp;&quot;&quot;&quot;},&quot;;&quot;&quot;) &amp;IF([.BA117]&gt;0;&quot;{&quot;&quot;value&quot;&quot;:&quot;&amp;COLUMN([.BA117])-11&amp;&quot;,&quot;&quot;text&quot;&quot;:&quot;&quot;&quot;&amp;[.BA117]&amp;&quot;&quot;&quot;},&quot;;&quot;&quot;) &amp;IF([.BB117]&gt;0;&quot;{&quot;&quot;value&quot;&quot;:&quot;&amp;COLUMN([.BB117])-11&amp;&quot;,&quot;&quot;text&quot;&quot;:&quot;&quot;&quot;&amp;[.BB117]&amp;&quot;&quot;&quot;},&quot;;&quot;&quot;) &amp;IF([.BC117]&gt;0;&quot;{&quot;&quot;value&quot;&quot;:&quot;&amp;COLUMN([.BC117])-11&amp;&quot;,&quot;&quot;text&quot;&quot;:&quot;&quot;&quot;&amp;[.BC117]&amp;&quot;&quot;&quot;},&quot;;&quot;&quot;) &amp;IF([.BD117]&gt;0;&quot;{&quot;&quot;value&quot;&quot;:&quot;&amp;COLUMN([.BD117])-11&amp;&quot;,&quot;&quot;text&quot;&quot;:&quot;&quot;&quot;&amp;[.BD117]&amp;&quot;&quot;&quot;},&quot;;&quot;&quot;) &amp;IF([.BE117]&gt;0;&quot;{&quot;&quot;value&quot;&quot;:&quot;&amp;COLUMN([.BE117])-11&amp;&quot;,&quot;&quot;text&quot;&quot;:&quot;&quot;&quot;&amp;[.BE117]&amp;&quot;&quot;&quot;},&quot;;&quot;&quot;) &amp;IF([.BF117]&gt;0;&quot;{&quot;&quot;value&quot;&quot;:&quot;&amp;COLUMN([.BF117])-11&amp;&quot;,&quot;&quot;text&quot;&quot;:&quot;&quot;&quot;&amp;[.BF117]&amp;&quot;&quot;&quot;},&quot;;&quot;&quot;) &amp;IF([.BG117]&gt;0;&quot;{&quot;&quot;value&quot;&quot;:&quot;&amp;COLUMN([.BG117])-11&amp;&quot;,&quot;&quot;text&quot;&quot;:&quot;&quot;&quot;&amp;[.BG117]&amp;&quot;&quot;&quot;},&quot;;&quot;&quot;) &amp;IF([.BH117]&gt;0;&quot;{&quot;&quot;value&quot;&quot;:&quot;&amp;COLUMN([.BH117])-11&amp;&quot;,&quot;&quot;text&quot;&quot;:&quot;&quot;&quot;&amp;[.BH117]&amp;&quot;&quot;&quot;},&quot;;&quot;&quot;) &amp;IF([.BI117]&gt;0;&quot;{&quot;&quot;value&quot;&quot;:&quot;&amp;COLUMN([.BI117])-11&amp;&quot;,&quot;&quot;text&quot;&quot;:&quot;&quot;&quot;&amp;[.BI117]&amp;&quot;&quot;&quot;},&quot;;&quot;&quot;) &amp;IF([.BJ117]&gt;0;&quot;{&quot;&quot;value&quot;&quot;:&quot;&amp;COLUMN([.BJ117])-11&amp;&quot;,&quot;&quot;text&quot;&quot;:&quot;&quot;&quot;&amp;[.BJ117]&amp;&quot;&quot;&quot;},&quot;;&quot;&quot;) &amp;IF([.BK117]&gt;0;&quot;{&quot;&quot;value&quot;&quot;:&quot;&amp;COLUMN([.BK117])-11&amp;&quot;,&quot;&quot;text&quot;&quot;:&quot;&quot;&quot;&amp;[.BK11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118]&amp;&quot;,&quot;&quot;ordinal&quot;&quot;:&quot;&amp;ROW()-2&amp;&quot;,&quot;&quot;required&quot;&quot;:&quot;&amp;[.E118]&amp;&quot;,&quot;&quot;category&quot;&quot;:&quot;&quot;&quot;&amp;[.F118]&amp;&quot;&quot;&quot;,&quot;&quot;info&quot;&quot;:&quot;&quot;&quot;&amp;[.J118]&amp;&quot;&quot;&quot;&quot;&amp;&quot;,&quot;&quot;skip&quot;&quot;:&quot;&quot;&quot;&amp;[.D118]&amp;&quot;&quot;&quot;&quot;&amp;&quot;,&quot;&quot;text&quot;&quot;:&quot;&quot;&quot;&amp;[.H118]&amp;&quot;&quot;&quot;&quot;&amp;&quot;,&quot;&quot;type&quot;&quot;:&quot;&quot;&quot;&amp;[.I118]&amp;&quot;&quot;&quot;&quot;&amp;&quot;,&quot;&quot;options&quot;&quot;:[&quot; &amp;IF([.K118]&gt;0;&quot;{&quot;&quot;value&quot;&quot;:&quot;&amp;COLUMN([.K118])-11&amp;&quot;,&quot;&quot;text&quot;&quot;:&quot;&quot;&quot;&amp;[.K118]&amp;&quot;&quot;&quot;},&quot;;&quot;&quot;) &amp;IF([.L118]&gt;0;&quot;{&quot;&quot;value&quot;&quot;:&quot;&amp;COLUMN([.L118])-11&amp;&quot;,&quot;&quot;text&quot;&quot;:&quot;&quot;&quot;&amp;[.L118]&amp;&quot;&quot;&quot;},&quot;;&quot;&quot;) &amp;IF([.M118]&gt;0;&quot;{&quot;&quot;value&quot;&quot;:&quot;&amp;COLUMN([.M118])-11&amp;&quot;,&quot;&quot;text&quot;&quot;:&quot;&quot;&quot;&amp;[.M118]&amp;&quot;&quot;&quot;},&quot;;&quot;&quot;) &amp;IF([.N118]&gt;0;&quot;{&quot;&quot;value&quot;&quot;:&quot;&amp;COLUMN([.N118])-11&amp;&quot;,&quot;&quot;text&quot;&quot;:&quot;&quot;&quot;&amp;[.N118]&amp;&quot;&quot;&quot;},&quot;;&quot;&quot;) &amp;IF([.O118]&gt;0;&quot;{&quot;&quot;value&quot;&quot;:&quot;&amp;COLUMN([.O118])-11&amp;&quot;,&quot;&quot;text&quot;&quot;:&quot;&quot;&quot;&amp;[.O118]&amp;&quot;&quot;&quot;},&quot;;&quot;&quot;) &amp;IF([.P118]&gt;0;&quot;{&quot;&quot;value&quot;&quot;:&quot;&amp;COLUMN([.P118])-11&amp;&quot;,&quot;&quot;text&quot;&quot;:&quot;&quot;&quot;&amp;[.P118]&amp;&quot;&quot;&quot;},&quot;;&quot;&quot;) &amp;IF([.Q118]&gt;0;&quot;{&quot;&quot;value&quot;&quot;:&quot;&amp;COLUMN([.Q118])-11&amp;&quot;,&quot;&quot;text&quot;&quot;:&quot;&quot;&quot;&amp;[.Q118]&amp;&quot;&quot;&quot;},&quot;;&quot;&quot;) &amp;IF([.R118]&gt;0;&quot;{&quot;&quot;value&quot;&quot;:&quot;&amp;COLUMN([.R118])-11&amp;&quot;,&quot;&quot;text&quot;&quot;:&quot;&quot;&quot;&amp;[.R118]&amp;&quot;&quot;&quot;},&quot;;&quot;&quot;) &amp;IF([.S118]&gt;0;&quot;{&quot;&quot;value&quot;&quot;:&quot;&amp;COLUMN([.S118])-11&amp;&quot;,&quot;&quot;text&quot;&quot;:&quot;&quot;&quot;&amp;[.S118]&amp;&quot;&quot;&quot;},&quot;;&quot;&quot;) &amp;IF([.T118]&gt;0;&quot;{&quot;&quot;value&quot;&quot;:&quot;&amp;COLUMN([.T118])-11&amp;&quot;,&quot;&quot;text&quot;&quot;:&quot;&quot;&quot;&amp;[.T118]&amp;&quot;&quot;&quot;},&quot;;&quot;&quot;) &amp;IF([.U118]&gt;0;&quot;{&quot;&quot;value&quot;&quot;:&quot;&amp;COLUMN([.U118])-11&amp;&quot;,&quot;&quot;text&quot;&quot;:&quot;&quot;&quot;&amp;[.U118]&amp;&quot;&quot;&quot;},&quot;;&quot;&quot;) &amp;IF([.V118]&gt;0;&quot;{&quot;&quot;value&quot;&quot;:&quot;&amp;COLUMN([.V118])-11&amp;&quot;,&quot;&quot;text&quot;&quot;:&quot;&quot;&quot;&amp;[.V118]&amp;&quot;&quot;&quot;},&quot;;&quot;&quot;) &amp;IF([.W118]&gt;0;&quot;{&quot;&quot;value&quot;&quot;:&quot;&amp;COLUMN([.W118])-11&amp;&quot;,&quot;&quot;text&quot;&quot;:&quot;&quot;&quot;&amp;[.W118]&amp;&quot;&quot;&quot;},&quot;;&quot;&quot;) &amp;IF([.X118]&gt;0;&quot;{&quot;&quot;value&quot;&quot;:&quot;&amp;COLUMN([.X118])-11&amp;&quot;,&quot;&quot;text&quot;&quot;:&quot;&quot;&quot;&amp;[.X118]&amp;&quot;&quot;&quot;},&quot;;&quot;&quot;) &amp;IF([.Y118]&gt;0;&quot;{&quot;&quot;value&quot;&quot;:&quot;&amp;COLUMN([.Y118])-11&amp;&quot;,&quot;&quot;text&quot;&quot;:&quot;&quot;&quot;&amp;[.Y118]&amp;&quot;&quot;&quot;},&quot;;&quot;&quot;) &amp;IF([.Z118]&gt;0;&quot;{&quot;&quot;value&quot;&quot;:&quot;&amp;COLUMN([.Z118])-11&amp;&quot;,&quot;&quot;text&quot;&quot;:&quot;&quot;&quot;&amp;[.Z118]&amp;&quot;&quot;&quot;},&quot;;&quot;&quot;) &amp;IF([.AA118]&gt;0;&quot;{&quot;&quot;value&quot;&quot;:&quot;&amp;COLUMN([.AA118])-11&amp;&quot;,&quot;&quot;text&quot;&quot;:&quot;&quot;&quot;&amp;[.AA118]&amp;&quot;&quot;&quot;},&quot;;&quot;&quot;)" office:value-type="string" office:string-value="{&quot;id&quot;:103,&quot;ordinal&quot;:116,&quot;required&quot;:0,&quot;category&quot;:&quot;Drinking Alcohol&quot;,&quot;info&quot;:&quot;null&quot;,&quot;skip&quot;:&quot;null&quot;,&quot;text&quot;:&quot;Do you drink alcohol regularly?&quot;,&quot;type&quot;:&quot;SC&quot;,&quot;options&quot;:[{&quot;value&quot;:0,&quot;text&quot;:&quot;Yes&quot;},{&quot;value&quot;:1,&quot;text&quot;:&quot;No&quot;},">
            <text:p>{"id":103,"ordinal":116,"required":0,"category":"Drinking Alcohol","info":"null","skip":"null","text":"Do you drink alcohol regularly?","type":"SC","options":[{"value":0,"text":"Yes"},{"value":1,"text":"No"},</text:p>
          </table:table-cell>
          <table:table-cell table:style-name="ce2" table:formula="of:=IF([.AB118]&gt;0;&quot;{&quot;&quot;value&quot;&quot;:&quot;&amp;COLUMN([.AB118])-11&amp;&quot;,&quot;&quot;text&quot;&quot;:&quot;&quot;&quot;&amp;[.AB118]&amp;&quot;&quot;&quot;},&quot;;&quot;&quot;) &amp;IF([.AC118]&gt;0;&quot;{&quot;&quot;value&quot;&quot;:&quot;&amp;COLUMN([.AC118])-11&amp;&quot;,&quot;&quot;text&quot;&quot;:&quot;&quot;&quot;&amp;[.AC118]&amp;&quot;&quot;&quot;},&quot;;&quot;&quot;) &amp;IF([.AD118]&gt;0;&quot;{&quot;&quot;value&quot;&quot;:&quot;&amp;COLUMN([.AD118])-11&amp;&quot;,&quot;&quot;text&quot;&quot;:&quot;&quot;&quot;&amp;[.AD118]&amp;&quot;&quot;&quot;},&quot;;&quot;&quot;) &amp;IF([.AE118]&gt;0;&quot;{&quot;&quot;value&quot;&quot;:&quot;&amp;COLUMN([.AE118])-11&amp;&quot;,&quot;&quot;text&quot;&quot;:&quot;&quot;&quot;&amp;[.AE118]&amp;&quot;&quot;&quot;},&quot;;&quot;&quot;) &amp;IF([.AF118]&gt;0;&quot;{&quot;&quot;value&quot;&quot;:&quot;&amp;COLUMN([.AF118])-11&amp;&quot;,&quot;&quot;text&quot;&quot;:&quot;&quot;&quot;&amp;[.AF118]&amp;&quot;&quot;&quot;},&quot;;&quot;&quot;) &amp;IF([.AG118]&gt;0;&quot;{&quot;&quot;value&quot;&quot;:&quot;&amp;COLUMN([.AG118])-11&amp;&quot;,&quot;&quot;text&quot;&quot;:&quot;&quot;&quot;&amp;[.AG118]&amp;&quot;&quot;&quot;},&quot;;&quot;&quot;) &amp;IF([.AH118]&gt;0;&quot;{&quot;&quot;value&quot;&quot;:&quot;&amp;COLUMN([.AH118])-11&amp;&quot;,&quot;&quot;text&quot;&quot;:&quot;&quot;&quot;&amp;[.AH118]&amp;&quot;&quot;&quot;},&quot;;&quot;&quot;) &amp;IF([.AI118]&gt;0;&quot;{&quot;&quot;value&quot;&quot;:&quot;&amp;COLUMN([.AI118])-11&amp;&quot;,&quot;&quot;text&quot;&quot;:&quot;&quot;&quot;&amp;[.AI118]&amp;&quot;&quot;&quot;},&quot;;&quot;&quot;) &amp;IF([.AJ118]&gt;0;&quot;{&quot;&quot;value&quot;&quot;:&quot;&amp;COLUMN([.AJ118])-11&amp;&quot;,&quot;&quot;text&quot;&quot;:&quot;&quot;&quot;&amp;[.AJ118]&amp;&quot;&quot;&quot;},&quot;;&quot;&quot;) &amp;IF([.AK118]&gt;0;&quot;{&quot;&quot;value&quot;&quot;:&quot;&amp;COLUMN([.AK118])-11&amp;&quot;,&quot;&quot;text&quot;&quot;:&quot;&quot;&quot;&amp;[.AK118]&amp;&quot;&quot;&quot;},&quot;;&quot;&quot;) &amp;IF([.AL118]&gt;0;&quot;{&quot;&quot;value&quot;&quot;:&quot;&amp;COLUMN([.AL118])-11&amp;&quot;,&quot;&quot;text&quot;&quot;:&quot;&quot;&quot;&amp;[.AL118]&amp;&quot;&quot;&quot;},&quot;;&quot;&quot;) &amp;IF([.AM118]&gt;0;&quot;{&quot;&quot;value&quot;&quot;:&quot;&amp;COLUMN([.AM118])-11&amp;&quot;,&quot;&quot;text&quot;&quot;:&quot;&quot;&quot;&amp;[.AM118]&amp;&quot;&quot;&quot;},&quot;;&quot;&quot;) &amp;IF([.AN118]&gt;0;&quot;{&quot;&quot;value&quot;&quot;:&quot;&amp;COLUMN([.AN118])-11&amp;&quot;,&quot;&quot;text&quot;&quot;:&quot;&quot;&quot;&amp;[.AN118]&amp;&quot;&quot;&quot;},&quot;;&quot;&quot;) &amp;IF([.AO118]&gt;0;&quot;{&quot;&quot;value&quot;&quot;:&quot;&amp;COLUMN([.AO118])-11&amp;&quot;,&quot;&quot;text&quot;&quot;:&quot;&quot;&quot;&amp;[.AO118]&amp;&quot;&quot;&quot;},&quot;;&quot;&quot;) &amp;IF([.AP118]&gt;0;&quot;{&quot;&quot;value&quot;&quot;:&quot;&amp;COLUMN([.AP118])-11&amp;&quot;,&quot;&quot;text&quot;&quot;:&quot;&quot;&quot;&amp;[.AP118]&amp;&quot;&quot;&quot;},&quot;;&quot;&quot;) &amp;IF([.AQ118]&gt;0;&quot;{&quot;&quot;value&quot;&quot;:&quot;&amp;COLUMN([.AQ118])-11&amp;&quot;,&quot;&quot;text&quot;&quot;:&quot;&quot;&quot;&amp;[.AQ118]&amp;&quot;&quot;&quot;},&quot;;&quot;&quot;) &amp;IF([.AR118]&gt;0;&quot;{&quot;&quot;value&quot;&quot;:&quot;&amp;COLUMN([.AR118])-11&amp;&quot;,&quot;&quot;text&quot;&quot;:&quot;&quot;&quot;&amp;[.AR118]&amp;&quot;&quot;&quot;},&quot;;&quot;&quot;) &amp;IF([.AS118]&gt;0;&quot;{&quot;&quot;value&quot;&quot;:&quot;&amp;COLUMN([.AS118])-11&amp;&quot;,&quot;&quot;text&quot;&quot;:&quot;&quot;&quot;&amp;[.AS118]&amp;&quot;&quot;&quot;},&quot;;&quot;&quot;) &amp;IF([.AT118]&gt;0;&quot;{&quot;&quot;value&quot;&quot;:&quot;&amp;COLUMN([.AT118])-11&amp;&quot;,&quot;&quot;text&quot;&quot;:&quot;&quot;&quot;&amp;[.AT118]&amp;&quot;&quot;&quot;},&quot;;&quot;&quot;) &amp;IF([.AU118]&gt;0;&quot;{&quot;&quot;value&quot;&quot;:&quot;&amp;COLUMN([.AU118])-11&amp;&quot;,&quot;&quot;text&quot;&quot;:&quot;&quot;&quot;&amp;[.AU118]&amp;&quot;&quot;&quot;},&quot;;&quot;&quot;)">
            <text:p/>
          </table:table-cell>
          <table:table-cell table:style-name="ce1" table:formula="of:=IF([.AV118]&gt;0;&quot;{&quot;&quot;value&quot;&quot;:&quot;&amp;COLUMN([.AV118])-11&amp;&quot;,&quot;&quot;text&quot;&quot;:&quot;&quot;&quot;&amp;[.AV118]&amp;&quot;&quot;&quot;},&quot;;&quot;&quot;) &amp;IF([.AW118]&gt;0;&quot;{&quot;&quot;value&quot;&quot;:&quot;&amp;COLUMN([.AW118])-11&amp;&quot;,&quot;&quot;text&quot;&quot;:&quot;&quot;&quot;&amp;[.AW118]&amp;&quot;&quot;&quot;},&quot;;&quot;&quot;) &amp;IF([.AX118]&gt;0;&quot;{&quot;&quot;value&quot;&quot;:&quot;&amp;COLUMN([.AX118])-11&amp;&quot;,&quot;&quot;text&quot;&quot;:&quot;&quot;&quot;&amp;[.AX118]&amp;&quot;&quot;&quot;},&quot;;&quot;&quot;) &amp;IF([.AY118]&gt;0;&quot;{&quot;&quot;value&quot;&quot;:&quot;&amp;COLUMN([.AY118])-11&amp;&quot;,&quot;&quot;text&quot;&quot;:&quot;&quot;&quot;&amp;[.AY118]&amp;&quot;&quot;&quot;},&quot;;&quot;&quot;) &amp;IF([.AZ118]&gt;0;&quot;{&quot;&quot;value&quot;&quot;:&quot;&amp;COLUMN([.AZ118])-11&amp;&quot;,&quot;&quot;text&quot;&quot;:&quot;&quot;&quot;&amp;[.AZ118]&amp;&quot;&quot;&quot;},&quot;;&quot;&quot;) &amp;IF([.BA118]&gt;0;&quot;{&quot;&quot;value&quot;&quot;:&quot;&amp;COLUMN([.BA118])-11&amp;&quot;,&quot;&quot;text&quot;&quot;:&quot;&quot;&quot;&amp;[.BA118]&amp;&quot;&quot;&quot;},&quot;;&quot;&quot;) &amp;IF([.BB118]&gt;0;&quot;{&quot;&quot;value&quot;&quot;:&quot;&amp;COLUMN([.BB118])-11&amp;&quot;,&quot;&quot;text&quot;&quot;:&quot;&quot;&quot;&amp;[.BB118]&amp;&quot;&quot;&quot;},&quot;;&quot;&quot;) &amp;IF([.BC118]&gt;0;&quot;{&quot;&quot;value&quot;&quot;:&quot;&amp;COLUMN([.BC118])-11&amp;&quot;,&quot;&quot;text&quot;&quot;:&quot;&quot;&quot;&amp;[.BC118]&amp;&quot;&quot;&quot;},&quot;;&quot;&quot;) &amp;IF([.BD118]&gt;0;&quot;{&quot;&quot;value&quot;&quot;:&quot;&amp;COLUMN([.BD118])-11&amp;&quot;,&quot;&quot;text&quot;&quot;:&quot;&quot;&quot;&amp;[.BD118]&amp;&quot;&quot;&quot;},&quot;;&quot;&quot;) &amp;IF([.BE118]&gt;0;&quot;{&quot;&quot;value&quot;&quot;:&quot;&amp;COLUMN([.BE118])-11&amp;&quot;,&quot;&quot;text&quot;&quot;:&quot;&quot;&quot;&amp;[.BE118]&amp;&quot;&quot;&quot;},&quot;;&quot;&quot;) &amp;IF([.BF118]&gt;0;&quot;{&quot;&quot;value&quot;&quot;:&quot;&amp;COLUMN([.BF118])-11&amp;&quot;,&quot;&quot;text&quot;&quot;:&quot;&quot;&quot;&amp;[.BF118]&amp;&quot;&quot;&quot;},&quot;;&quot;&quot;) &amp;IF([.BG118]&gt;0;&quot;{&quot;&quot;value&quot;&quot;:&quot;&amp;COLUMN([.BG118])-11&amp;&quot;,&quot;&quot;text&quot;&quot;:&quot;&quot;&quot;&amp;[.BG118]&amp;&quot;&quot;&quot;},&quot;;&quot;&quot;) &amp;IF([.BH118]&gt;0;&quot;{&quot;&quot;value&quot;&quot;:&quot;&amp;COLUMN([.BH118])-11&amp;&quot;,&quot;&quot;text&quot;&quot;:&quot;&quot;&quot;&amp;[.BH118]&amp;&quot;&quot;&quot;},&quot;;&quot;&quot;) &amp;IF([.BI118]&gt;0;&quot;{&quot;&quot;value&quot;&quot;:&quot;&amp;COLUMN([.BI118])-11&amp;&quot;,&quot;&quot;text&quot;&quot;:&quot;&quot;&quot;&amp;[.BI118]&amp;&quot;&quot;&quot;},&quot;;&quot;&quot;) &amp;IF([.BJ118]&gt;0;&quot;{&quot;&quot;value&quot;&quot;:&quot;&amp;COLUMN([.BJ118])-11&amp;&quot;,&quot;&quot;text&quot;&quot;:&quot;&quot;&quot;&amp;[.BJ118]&amp;&quot;&quot;&quot;},&quot;;&quot;&quot;) &amp;IF([.BK118]&gt;0;&quot;{&quot;&quot;value&quot;&quot;:&quot;&amp;COLUMN([.BK118])-11&amp;&quot;,&quot;&quot;text&quot;&quot;:&quot;&quot;&quot;&amp;[.BK1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4">
          <table:table-cell table:style-name="ce1" table:formula="of:=&quot;{&quot;&quot;id&quot;&quot;:&quot;&amp;[.G119]&amp;&quot;,&quot;&quot;ordinal&quot;&quot;:&quot;&amp;ROW()-2&amp;&quot;,&quot;&quot;required&quot;&quot;:&quot;&amp;[.E119]&amp;&quot;,&quot;&quot;category&quot;&quot;:&quot;&quot;&quot;&amp;[.F119]&amp;&quot;&quot;&quot;,&quot;&quot;info&quot;&quot;:&quot;&quot;&quot;&amp;[.J119]&amp;&quot;&quot;&quot;&quot;&amp;&quot;,&quot;&quot;skip&quot;&quot;:&quot;&quot;&quot;&amp;[.D119]&amp;&quot;&quot;&quot;&quot;&amp;&quot;,&quot;&quot;text&quot;&quot;:&quot;&quot;&quot;&amp;[.H119]&amp;&quot;&quot;&quot;&quot;&amp;&quot;,&quot;&quot;type&quot;&quot;:&quot;&quot;&quot;&amp;[.I119]&amp;&quot;&quot;&quot;&quot;&amp;&quot;,&quot;&quot;options&quot;&quot;:[&quot; &amp;IF([.K119]&gt;0;&quot;{&quot;&quot;value&quot;&quot;:&quot;&amp;COLUMN([.K119])-11&amp;&quot;,&quot;&quot;text&quot;&quot;:&quot;&quot;&quot;&amp;[.K119]&amp;&quot;&quot;&quot;},&quot;;&quot;&quot;) &amp;IF([.L119]&gt;0;&quot;{&quot;&quot;value&quot;&quot;:&quot;&amp;COLUMN([.L119])-11&amp;&quot;,&quot;&quot;text&quot;&quot;:&quot;&quot;&quot;&amp;[.L119]&amp;&quot;&quot;&quot;},&quot;;&quot;&quot;) &amp;IF([.M119]&gt;0;&quot;{&quot;&quot;value&quot;&quot;:&quot;&amp;COLUMN([.M119])-11&amp;&quot;,&quot;&quot;text&quot;&quot;:&quot;&quot;&quot;&amp;[.M119]&amp;&quot;&quot;&quot;},&quot;;&quot;&quot;) &amp;IF([.N119]&gt;0;&quot;{&quot;&quot;value&quot;&quot;:&quot;&amp;COLUMN([.N119])-11&amp;&quot;,&quot;&quot;text&quot;&quot;:&quot;&quot;&quot;&amp;[.N119]&amp;&quot;&quot;&quot;},&quot;;&quot;&quot;) &amp;IF([.O119]&gt;0;&quot;{&quot;&quot;value&quot;&quot;:&quot;&amp;COLUMN([.O119])-11&amp;&quot;,&quot;&quot;text&quot;&quot;:&quot;&quot;&quot;&amp;[.O119]&amp;&quot;&quot;&quot;},&quot;;&quot;&quot;) &amp;IF([.P119]&gt;0;&quot;{&quot;&quot;value&quot;&quot;:&quot;&amp;COLUMN([.P119])-11&amp;&quot;,&quot;&quot;text&quot;&quot;:&quot;&quot;&quot;&amp;[.P119]&amp;&quot;&quot;&quot;},&quot;;&quot;&quot;) &amp;IF([.Q119]&gt;0;&quot;{&quot;&quot;value&quot;&quot;:&quot;&amp;COLUMN([.Q119])-11&amp;&quot;,&quot;&quot;text&quot;&quot;:&quot;&quot;&quot;&amp;[.Q119]&amp;&quot;&quot;&quot;},&quot;;&quot;&quot;) &amp;IF([.R119]&gt;0;&quot;{&quot;&quot;value&quot;&quot;:&quot;&amp;COLUMN([.R119])-11&amp;&quot;,&quot;&quot;text&quot;&quot;:&quot;&quot;&quot;&amp;[.R119]&amp;&quot;&quot;&quot;},&quot;;&quot;&quot;) &amp;IF([.S119]&gt;0;&quot;{&quot;&quot;value&quot;&quot;:&quot;&amp;COLUMN([.S119])-11&amp;&quot;,&quot;&quot;text&quot;&quot;:&quot;&quot;&quot;&amp;[.S119]&amp;&quot;&quot;&quot;},&quot;;&quot;&quot;) &amp;IF([.T119]&gt;0;&quot;{&quot;&quot;value&quot;&quot;:&quot;&amp;COLUMN([.T119])-11&amp;&quot;,&quot;&quot;text&quot;&quot;:&quot;&quot;&quot;&amp;[.T119]&amp;&quot;&quot;&quot;},&quot;;&quot;&quot;) &amp;IF([.U119]&gt;0;&quot;{&quot;&quot;value&quot;&quot;:&quot;&amp;COLUMN([.U119])-11&amp;&quot;,&quot;&quot;text&quot;&quot;:&quot;&quot;&quot;&amp;[.U119]&amp;&quot;&quot;&quot;},&quot;;&quot;&quot;) &amp;IF([.V119]&gt;0;&quot;{&quot;&quot;value&quot;&quot;:&quot;&amp;COLUMN([.V119])-11&amp;&quot;,&quot;&quot;text&quot;&quot;:&quot;&quot;&quot;&amp;[.V119]&amp;&quot;&quot;&quot;},&quot;;&quot;&quot;) &amp;IF([.W119]&gt;0;&quot;{&quot;&quot;value&quot;&quot;:&quot;&amp;COLUMN([.W119])-11&amp;&quot;,&quot;&quot;text&quot;&quot;:&quot;&quot;&quot;&amp;[.W119]&amp;&quot;&quot;&quot;},&quot;;&quot;&quot;) &amp;IF([.X119]&gt;0;&quot;{&quot;&quot;value&quot;&quot;:&quot;&amp;COLUMN([.X119])-11&amp;&quot;,&quot;&quot;text&quot;&quot;:&quot;&quot;&quot;&amp;[.X119]&amp;&quot;&quot;&quot;},&quot;;&quot;&quot;) &amp;IF([.Y119]&gt;0;&quot;{&quot;&quot;value&quot;&quot;:&quot;&amp;COLUMN([.Y119])-11&amp;&quot;,&quot;&quot;text&quot;&quot;:&quot;&quot;&quot;&amp;[.Y119]&amp;&quot;&quot;&quot;},&quot;;&quot;&quot;) &amp;IF([.Z119]&gt;0;&quot;{&quot;&quot;value&quot;&quot;:&quot;&amp;COLUMN([.Z119])-11&amp;&quot;,&quot;&quot;text&quot;&quot;:&quot;&quot;&quot;&amp;[.Z119]&amp;&quot;&quot;&quot;},&quot;;&quot;&quot;) &amp;IF([.AA119]&gt;0;&quot;{&quot;&quot;value&quot;&quot;:&quot;&amp;COLUMN([.AA119])-11&amp;&quot;,&quot;&quot;text&quot;&quot;:&quot;&quot;&quot;&amp;[.AA119]&amp;&quot;&quot;&quot;},&quot;;&quot;&quot;)" office:value-type="string" office:string-value="{&quot;id&quot;:104,&quot;ordinal&quot;:117,&quot;required&quot;:0,&quot;category&quot;:&quot;Drinking Alcohol&quot;,&quot;info&quot;:&quot;null&quot;,&quot;skip&quot;:&quot;103.1&quot;,&quot;text&quot;:&quot;What type of alcohol do you drink?&quot;,&quot;type&quot;:&quot;MC&quot;,&quot;options&quot;:[{&quot;value&quot;:0,&quot;text&quot;:&quot;Beer / lager&quot;},{&quot;value&quot;:1,&quot;text&quot;:&quot;Cider&quot;},{&quot;value&quot;:2,&quot;text&quot;:&quot;Alcopops&quot;},{&quot;value&quot;:3,&quot;text&quot;:&quot;Wine&quot;},{&quot;value&quot;:4,&quot;text&quot;:&quot;Spirits (e.g. vodka, whisky, gin)&quot;},{&quot;value&quot;:5,&quot;text&quot;:&quot;TEXT_OTHER&quot;},">
            <text:p>{"id":104,"ordinal":117,"required":0,"category":"Drinking Alcohol","info":"null","skip":"103.1","text":"What type of alcohol do you drink?","type":"MC","options":[{"value":0,"text":"Beer / lager"},{"value":1,"text":"Cider"},{"value":2,"text":"Alcopops"},{"value":3,"text":"Wine"},{"value":4,"text":"Spirits (e.g. vodka, whisky, gin)"},{"value":5,"text":"TEXT_OTHER"},</text:p>
          </table:table-cell>
          <table:table-cell table:style-name="ce2" table:formula="of:=IF([.AB119]&gt;0;&quot;{&quot;&quot;value&quot;&quot;:&quot;&amp;COLUMN([.AB119])-11&amp;&quot;,&quot;&quot;text&quot;&quot;:&quot;&quot;&quot;&amp;[.AB119]&amp;&quot;&quot;&quot;},&quot;;&quot;&quot;) &amp;IF([.AC119]&gt;0;&quot;{&quot;&quot;value&quot;&quot;:&quot;&amp;COLUMN([.AC119])-11&amp;&quot;,&quot;&quot;text&quot;&quot;:&quot;&quot;&quot;&amp;[.AC119]&amp;&quot;&quot;&quot;},&quot;;&quot;&quot;) &amp;IF([.AD119]&gt;0;&quot;{&quot;&quot;value&quot;&quot;:&quot;&amp;COLUMN([.AD119])-11&amp;&quot;,&quot;&quot;text&quot;&quot;:&quot;&quot;&quot;&amp;[.AD119]&amp;&quot;&quot;&quot;},&quot;;&quot;&quot;) &amp;IF([.AE119]&gt;0;&quot;{&quot;&quot;value&quot;&quot;:&quot;&amp;COLUMN([.AE119])-11&amp;&quot;,&quot;&quot;text&quot;&quot;:&quot;&quot;&quot;&amp;[.AE119]&amp;&quot;&quot;&quot;},&quot;;&quot;&quot;) &amp;IF([.AF119]&gt;0;&quot;{&quot;&quot;value&quot;&quot;:&quot;&amp;COLUMN([.AF119])-11&amp;&quot;,&quot;&quot;text&quot;&quot;:&quot;&quot;&quot;&amp;[.AF119]&amp;&quot;&quot;&quot;},&quot;;&quot;&quot;) &amp;IF([.AG119]&gt;0;&quot;{&quot;&quot;value&quot;&quot;:&quot;&amp;COLUMN([.AG119])-11&amp;&quot;,&quot;&quot;text&quot;&quot;:&quot;&quot;&quot;&amp;[.AG119]&amp;&quot;&quot;&quot;},&quot;;&quot;&quot;) &amp;IF([.AH119]&gt;0;&quot;{&quot;&quot;value&quot;&quot;:&quot;&amp;COLUMN([.AH119])-11&amp;&quot;,&quot;&quot;text&quot;&quot;:&quot;&quot;&quot;&amp;[.AH119]&amp;&quot;&quot;&quot;},&quot;;&quot;&quot;) &amp;IF([.AI119]&gt;0;&quot;{&quot;&quot;value&quot;&quot;:&quot;&amp;COLUMN([.AI119])-11&amp;&quot;,&quot;&quot;text&quot;&quot;:&quot;&quot;&quot;&amp;[.AI119]&amp;&quot;&quot;&quot;},&quot;;&quot;&quot;) &amp;IF([.AJ119]&gt;0;&quot;{&quot;&quot;value&quot;&quot;:&quot;&amp;COLUMN([.AJ119])-11&amp;&quot;,&quot;&quot;text&quot;&quot;:&quot;&quot;&quot;&amp;[.AJ119]&amp;&quot;&quot;&quot;},&quot;;&quot;&quot;) &amp;IF([.AK119]&gt;0;&quot;{&quot;&quot;value&quot;&quot;:&quot;&amp;COLUMN([.AK119])-11&amp;&quot;,&quot;&quot;text&quot;&quot;:&quot;&quot;&quot;&amp;[.AK119]&amp;&quot;&quot;&quot;},&quot;;&quot;&quot;) &amp;IF([.AL119]&gt;0;&quot;{&quot;&quot;value&quot;&quot;:&quot;&amp;COLUMN([.AL119])-11&amp;&quot;,&quot;&quot;text&quot;&quot;:&quot;&quot;&quot;&amp;[.AL119]&amp;&quot;&quot;&quot;},&quot;;&quot;&quot;) &amp;IF([.AM119]&gt;0;&quot;{&quot;&quot;value&quot;&quot;:&quot;&amp;COLUMN([.AM119])-11&amp;&quot;,&quot;&quot;text&quot;&quot;:&quot;&quot;&quot;&amp;[.AM119]&amp;&quot;&quot;&quot;},&quot;;&quot;&quot;) &amp;IF([.AN119]&gt;0;&quot;{&quot;&quot;value&quot;&quot;:&quot;&amp;COLUMN([.AN119])-11&amp;&quot;,&quot;&quot;text&quot;&quot;:&quot;&quot;&quot;&amp;[.AN119]&amp;&quot;&quot;&quot;},&quot;;&quot;&quot;) &amp;IF([.AO119]&gt;0;&quot;{&quot;&quot;value&quot;&quot;:&quot;&amp;COLUMN([.AO119])-11&amp;&quot;,&quot;&quot;text&quot;&quot;:&quot;&quot;&quot;&amp;[.AO119]&amp;&quot;&quot;&quot;},&quot;;&quot;&quot;) &amp;IF([.AP119]&gt;0;&quot;{&quot;&quot;value&quot;&quot;:&quot;&amp;COLUMN([.AP119])-11&amp;&quot;,&quot;&quot;text&quot;&quot;:&quot;&quot;&quot;&amp;[.AP119]&amp;&quot;&quot;&quot;},&quot;;&quot;&quot;) &amp;IF([.AQ119]&gt;0;&quot;{&quot;&quot;value&quot;&quot;:&quot;&amp;COLUMN([.AQ119])-11&amp;&quot;,&quot;&quot;text&quot;&quot;:&quot;&quot;&quot;&amp;[.AQ119]&amp;&quot;&quot;&quot;},&quot;;&quot;&quot;) &amp;IF([.AR119]&gt;0;&quot;{&quot;&quot;value&quot;&quot;:&quot;&amp;COLUMN([.AR119])-11&amp;&quot;,&quot;&quot;text&quot;&quot;:&quot;&quot;&quot;&amp;[.AR119]&amp;&quot;&quot;&quot;},&quot;;&quot;&quot;) &amp;IF([.AS119]&gt;0;&quot;{&quot;&quot;value&quot;&quot;:&quot;&amp;COLUMN([.AS119])-11&amp;&quot;,&quot;&quot;text&quot;&quot;:&quot;&quot;&quot;&amp;[.AS119]&amp;&quot;&quot;&quot;},&quot;;&quot;&quot;) &amp;IF([.AT119]&gt;0;&quot;{&quot;&quot;value&quot;&quot;:&quot;&amp;COLUMN([.AT119])-11&amp;&quot;,&quot;&quot;text&quot;&quot;:&quot;&quot;&quot;&amp;[.AT119]&amp;&quot;&quot;&quot;},&quot;;&quot;&quot;) &amp;IF([.AU119]&gt;0;&quot;{&quot;&quot;value&quot;&quot;:&quot;&amp;COLUMN([.AU119])-11&amp;&quot;,&quot;&quot;text&quot;&quot;:&quot;&quot;&quot;&amp;[.AU119]&amp;&quot;&quot;&quot;},&quot;;&quot;&quot;)">
            <text:p/>
          </table:table-cell>
          <table:table-cell table:style-name="ce1" table:formula="of:=IF([.AV119]&gt;0;&quot;{&quot;&quot;value&quot;&quot;:&quot;&amp;COLUMN([.AV119])-11&amp;&quot;,&quot;&quot;text&quot;&quot;:&quot;&quot;&quot;&amp;[.AV119]&amp;&quot;&quot;&quot;},&quot;;&quot;&quot;) &amp;IF([.AW119]&gt;0;&quot;{&quot;&quot;value&quot;&quot;:&quot;&amp;COLUMN([.AW119])-11&amp;&quot;,&quot;&quot;text&quot;&quot;:&quot;&quot;&quot;&amp;[.AW119]&amp;&quot;&quot;&quot;},&quot;;&quot;&quot;) &amp;IF([.AX119]&gt;0;&quot;{&quot;&quot;value&quot;&quot;:&quot;&amp;COLUMN([.AX119])-11&amp;&quot;,&quot;&quot;text&quot;&quot;:&quot;&quot;&quot;&amp;[.AX119]&amp;&quot;&quot;&quot;},&quot;;&quot;&quot;) &amp;IF([.AY119]&gt;0;&quot;{&quot;&quot;value&quot;&quot;:&quot;&amp;COLUMN([.AY119])-11&amp;&quot;,&quot;&quot;text&quot;&quot;:&quot;&quot;&quot;&amp;[.AY119]&amp;&quot;&quot;&quot;},&quot;;&quot;&quot;) &amp;IF([.AZ119]&gt;0;&quot;{&quot;&quot;value&quot;&quot;:&quot;&amp;COLUMN([.AZ119])-11&amp;&quot;,&quot;&quot;text&quot;&quot;:&quot;&quot;&quot;&amp;[.AZ119]&amp;&quot;&quot;&quot;},&quot;;&quot;&quot;) &amp;IF([.BA119]&gt;0;&quot;{&quot;&quot;value&quot;&quot;:&quot;&amp;COLUMN([.BA119])-11&amp;&quot;,&quot;&quot;text&quot;&quot;:&quot;&quot;&quot;&amp;[.BA119]&amp;&quot;&quot;&quot;},&quot;;&quot;&quot;) &amp;IF([.BB119]&gt;0;&quot;{&quot;&quot;value&quot;&quot;:&quot;&amp;COLUMN([.BB119])-11&amp;&quot;,&quot;&quot;text&quot;&quot;:&quot;&quot;&quot;&amp;[.BB119]&amp;&quot;&quot;&quot;},&quot;;&quot;&quot;) &amp;IF([.BC119]&gt;0;&quot;{&quot;&quot;value&quot;&quot;:&quot;&amp;COLUMN([.BC119])-11&amp;&quot;,&quot;&quot;text&quot;&quot;:&quot;&quot;&quot;&amp;[.BC119]&amp;&quot;&quot;&quot;},&quot;;&quot;&quot;) &amp;IF([.BD119]&gt;0;&quot;{&quot;&quot;value&quot;&quot;:&quot;&amp;COLUMN([.BD119])-11&amp;&quot;,&quot;&quot;text&quot;&quot;:&quot;&quot;&quot;&amp;[.BD119]&amp;&quot;&quot;&quot;},&quot;;&quot;&quot;) &amp;IF([.BE119]&gt;0;&quot;{&quot;&quot;value&quot;&quot;:&quot;&amp;COLUMN([.BE119])-11&amp;&quot;,&quot;&quot;text&quot;&quot;:&quot;&quot;&quot;&amp;[.BE119]&amp;&quot;&quot;&quot;},&quot;;&quot;&quot;) &amp;IF([.BF119]&gt;0;&quot;{&quot;&quot;value&quot;&quot;:&quot;&amp;COLUMN([.BF119])-11&amp;&quot;,&quot;&quot;text&quot;&quot;:&quot;&quot;&quot;&amp;[.BF119]&amp;&quot;&quot;&quot;},&quot;;&quot;&quot;) &amp;IF([.BG119]&gt;0;&quot;{&quot;&quot;value&quot;&quot;:&quot;&amp;COLUMN([.BG119])-11&amp;&quot;,&quot;&quot;text&quot;&quot;:&quot;&quot;&quot;&amp;[.BG119]&amp;&quot;&quot;&quot;},&quot;;&quot;&quot;) &amp;IF([.BH119]&gt;0;&quot;{&quot;&quot;value&quot;&quot;:&quot;&amp;COLUMN([.BH119])-11&amp;&quot;,&quot;&quot;text&quot;&quot;:&quot;&quot;&quot;&amp;[.BH119]&amp;&quot;&quot;&quot;},&quot;;&quot;&quot;) &amp;IF([.BI119]&gt;0;&quot;{&quot;&quot;value&quot;&quot;:&quot;&amp;COLUMN([.BI119])-11&amp;&quot;,&quot;&quot;text&quot;&quot;:&quot;&quot;&quot;&amp;[.BI119]&amp;&quot;&quot;&quot;},&quot;;&quot;&quot;) &amp;IF([.BJ119]&gt;0;&quot;{&quot;&quot;value&quot;&quot;:&quot;&amp;COLUMN([.BJ119])-11&amp;&quot;,&quot;&quot;text&quot;&quot;:&quot;&quot;&quot;&amp;[.BJ119]&amp;&quot;&quot;&quot;},&quot;;&quot;&quot;) &amp;IF([.BK119]&gt;0;&quot;{&quot;&quot;value&quot;&quot;:&quot;&amp;COLUMN([.BK119])-11&amp;&quot;,&quot;&quot;text&quot;&quot;:&quot;&quot;&quot;&amp;[.BK11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, <text:span text:style-name="T4">whisky, gin)</text:span>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20]&amp;&quot;,&quot;&quot;ordinal&quot;&quot;:&quot;&amp;ROW()-2&amp;&quot;,&quot;&quot;required&quot;&quot;:&quot;&amp;[.E120]&amp;&quot;,&quot;&quot;category&quot;&quot;:&quot;&quot;&quot;&amp;[.F120]&amp;&quot;&quot;&quot;,&quot;&quot;info&quot;&quot;:&quot;&quot;&quot;&amp;[.J120]&amp;&quot;&quot;&quot;&quot;&amp;&quot;,&quot;&quot;skip&quot;&quot;:&quot;&quot;&quot;&amp;[.D120]&amp;&quot;&quot;&quot;&quot;&amp;&quot;,&quot;&quot;text&quot;&quot;:&quot;&quot;&quot;&amp;[.H120]&amp;&quot;&quot;&quot;&quot;&amp;&quot;,&quot;&quot;type&quot;&quot;:&quot;&quot;&quot;&amp;[.I120]&amp;&quot;&quot;&quot;&quot;&amp;&quot;,&quot;&quot;options&quot;&quot;:[&quot; &amp;IF([.K120]&gt;0;&quot;{&quot;&quot;value&quot;&quot;:&quot;&amp;COLUMN([.K120])-11&amp;&quot;,&quot;&quot;text&quot;&quot;:&quot;&quot;&quot;&amp;[.K120]&amp;&quot;&quot;&quot;},&quot;;&quot;&quot;) &amp;IF([.L120]&gt;0;&quot;{&quot;&quot;value&quot;&quot;:&quot;&amp;COLUMN([.L120])-11&amp;&quot;,&quot;&quot;text&quot;&quot;:&quot;&quot;&quot;&amp;[.L120]&amp;&quot;&quot;&quot;},&quot;;&quot;&quot;) &amp;IF([.M120]&gt;0;&quot;{&quot;&quot;value&quot;&quot;:&quot;&amp;COLUMN([.M120])-11&amp;&quot;,&quot;&quot;text&quot;&quot;:&quot;&quot;&quot;&amp;[.M120]&amp;&quot;&quot;&quot;},&quot;;&quot;&quot;) &amp;IF([.N120]&gt;0;&quot;{&quot;&quot;value&quot;&quot;:&quot;&amp;COLUMN([.N120])-11&amp;&quot;,&quot;&quot;text&quot;&quot;:&quot;&quot;&quot;&amp;[.N120]&amp;&quot;&quot;&quot;},&quot;;&quot;&quot;) &amp;IF([.O120]&gt;0;&quot;{&quot;&quot;value&quot;&quot;:&quot;&amp;COLUMN([.O120])-11&amp;&quot;,&quot;&quot;text&quot;&quot;:&quot;&quot;&quot;&amp;[.O120]&amp;&quot;&quot;&quot;},&quot;;&quot;&quot;) &amp;IF([.P120]&gt;0;&quot;{&quot;&quot;value&quot;&quot;:&quot;&amp;COLUMN([.P120])-11&amp;&quot;,&quot;&quot;text&quot;&quot;:&quot;&quot;&quot;&amp;[.P120]&amp;&quot;&quot;&quot;},&quot;;&quot;&quot;) &amp;IF([.Q120]&gt;0;&quot;{&quot;&quot;value&quot;&quot;:&quot;&amp;COLUMN([.Q120])-11&amp;&quot;,&quot;&quot;text&quot;&quot;:&quot;&quot;&quot;&amp;[.Q120]&amp;&quot;&quot;&quot;},&quot;;&quot;&quot;) &amp;IF([.R120]&gt;0;&quot;{&quot;&quot;value&quot;&quot;:&quot;&amp;COLUMN([.R120])-11&amp;&quot;,&quot;&quot;text&quot;&quot;:&quot;&quot;&quot;&amp;[.R120]&amp;&quot;&quot;&quot;},&quot;;&quot;&quot;) &amp;IF([.S120]&gt;0;&quot;{&quot;&quot;value&quot;&quot;:&quot;&amp;COLUMN([.S120])-11&amp;&quot;,&quot;&quot;text&quot;&quot;:&quot;&quot;&quot;&amp;[.S120]&amp;&quot;&quot;&quot;},&quot;;&quot;&quot;) &amp;IF([.T120]&gt;0;&quot;{&quot;&quot;value&quot;&quot;:&quot;&amp;COLUMN([.T120])-11&amp;&quot;,&quot;&quot;text&quot;&quot;:&quot;&quot;&quot;&amp;[.T120]&amp;&quot;&quot;&quot;},&quot;;&quot;&quot;) &amp;IF([.U120]&gt;0;&quot;{&quot;&quot;value&quot;&quot;:&quot;&amp;COLUMN([.U120])-11&amp;&quot;,&quot;&quot;text&quot;&quot;:&quot;&quot;&quot;&amp;[.U120]&amp;&quot;&quot;&quot;},&quot;;&quot;&quot;) &amp;IF([.V120]&gt;0;&quot;{&quot;&quot;value&quot;&quot;:&quot;&amp;COLUMN([.V120])-11&amp;&quot;,&quot;&quot;text&quot;&quot;:&quot;&quot;&quot;&amp;[.V120]&amp;&quot;&quot;&quot;},&quot;;&quot;&quot;) &amp;IF([.W120]&gt;0;&quot;{&quot;&quot;value&quot;&quot;:&quot;&amp;COLUMN([.W120])-11&amp;&quot;,&quot;&quot;text&quot;&quot;:&quot;&quot;&quot;&amp;[.W120]&amp;&quot;&quot;&quot;},&quot;;&quot;&quot;) &amp;IF([.X120]&gt;0;&quot;{&quot;&quot;value&quot;&quot;:&quot;&amp;COLUMN([.X120])-11&amp;&quot;,&quot;&quot;text&quot;&quot;:&quot;&quot;&quot;&amp;[.X120]&amp;&quot;&quot;&quot;},&quot;;&quot;&quot;) &amp;IF([.Y120]&gt;0;&quot;{&quot;&quot;value&quot;&quot;:&quot;&amp;COLUMN([.Y120])-11&amp;&quot;,&quot;&quot;text&quot;&quot;:&quot;&quot;&quot;&amp;[.Y120]&amp;&quot;&quot;&quot;},&quot;;&quot;&quot;) &amp;IF([.Z120]&gt;0;&quot;{&quot;&quot;value&quot;&quot;:&quot;&amp;COLUMN([.Z120])-11&amp;&quot;,&quot;&quot;text&quot;&quot;:&quot;&quot;&quot;&amp;[.Z120]&amp;&quot;&quot;&quot;},&quot;;&quot;&quot;) &amp;IF([.AA120]&gt;0;&quot;{&quot;&quot;value&quot;&quot;:&quot;&amp;COLUMN([.AA120])-11&amp;&quot;,&quot;&quot;text&quot;&quot;:&quot;&quot;&quot;&amp;[.AA120]&amp;&quot;&quot;&quot;},&quot;;&quot;&quot;)" office:value-type="string" office:string-value="{&quot;id&quot;:105,&quot;ordinal&quot;:118,&quot;required&quot;:0,&quot;category&quot;:&quot;Drinking Alcohol&quot;,&quot;info&quot;:&quot;null&quot;,&quot;skip&quot;:&quot;103.1&quot;,&quot;text&quot;:&quot;How many times do you drink alcohol in a typical week?&quot;,&quot;type&quot;:&quot;SC&quot;,&quot;options&quot;:[{&quot;value&quot;:0,&quot;text&quot;:&quot;Less than once&quot;},{&quot;value&quot;:1,&quot;text&quot;:&quot;Once or twice&quot;},{&quot;value&quot;:2,&quot;text&quot;:&quot;3 – 4 times&quot;},{&quot;value&quot;:3,&quot;text&quot;:&quot;5 – 6 times&quot;},{&quot;value&quot;:4,&quot;text&quot;:&quot;Every day&quot;},">
            <text:p>{"id":105,"ordinal":118,"required":0,"category":"Drinking Alcohol","info":"null","skip":"103.1","text":"How many times do you drink alcohol in a typical week?","type":"SC","options":[{"value":0,"text":"Less than once"},{"value":1,"text":"Once or twice"},{"value":2,"text":"3 – 4 times"},{"value":3,"text":"5 – 6 times"},{"value":4,"text":"Every day"},</text:p>
          </table:table-cell>
          <table:table-cell table:style-name="ce2" table:formula="of:=IF([.AB120]&gt;0;&quot;{&quot;&quot;value&quot;&quot;:&quot;&amp;COLUMN([.AB120])-11&amp;&quot;,&quot;&quot;text&quot;&quot;:&quot;&quot;&quot;&amp;[.AB120]&amp;&quot;&quot;&quot;},&quot;;&quot;&quot;) &amp;IF([.AC120]&gt;0;&quot;{&quot;&quot;value&quot;&quot;:&quot;&amp;COLUMN([.AC120])-11&amp;&quot;,&quot;&quot;text&quot;&quot;:&quot;&quot;&quot;&amp;[.AC120]&amp;&quot;&quot;&quot;},&quot;;&quot;&quot;) &amp;IF([.AD120]&gt;0;&quot;{&quot;&quot;value&quot;&quot;:&quot;&amp;COLUMN([.AD120])-11&amp;&quot;,&quot;&quot;text&quot;&quot;:&quot;&quot;&quot;&amp;[.AD120]&amp;&quot;&quot;&quot;},&quot;;&quot;&quot;) &amp;IF([.AE120]&gt;0;&quot;{&quot;&quot;value&quot;&quot;:&quot;&amp;COLUMN([.AE120])-11&amp;&quot;,&quot;&quot;text&quot;&quot;:&quot;&quot;&quot;&amp;[.AE120]&amp;&quot;&quot;&quot;},&quot;;&quot;&quot;) &amp;IF([.AF120]&gt;0;&quot;{&quot;&quot;value&quot;&quot;:&quot;&amp;COLUMN([.AF120])-11&amp;&quot;,&quot;&quot;text&quot;&quot;:&quot;&quot;&quot;&amp;[.AF120]&amp;&quot;&quot;&quot;},&quot;;&quot;&quot;) &amp;IF([.AG120]&gt;0;&quot;{&quot;&quot;value&quot;&quot;:&quot;&amp;COLUMN([.AG120])-11&amp;&quot;,&quot;&quot;text&quot;&quot;:&quot;&quot;&quot;&amp;[.AG120]&amp;&quot;&quot;&quot;},&quot;;&quot;&quot;) &amp;IF([.AH120]&gt;0;&quot;{&quot;&quot;value&quot;&quot;:&quot;&amp;COLUMN([.AH120])-11&amp;&quot;,&quot;&quot;text&quot;&quot;:&quot;&quot;&quot;&amp;[.AH120]&amp;&quot;&quot;&quot;},&quot;;&quot;&quot;) &amp;IF([.AI120]&gt;0;&quot;{&quot;&quot;value&quot;&quot;:&quot;&amp;COLUMN([.AI120])-11&amp;&quot;,&quot;&quot;text&quot;&quot;:&quot;&quot;&quot;&amp;[.AI120]&amp;&quot;&quot;&quot;},&quot;;&quot;&quot;) &amp;IF([.AJ120]&gt;0;&quot;{&quot;&quot;value&quot;&quot;:&quot;&amp;COLUMN([.AJ120])-11&amp;&quot;,&quot;&quot;text&quot;&quot;:&quot;&quot;&quot;&amp;[.AJ120]&amp;&quot;&quot;&quot;},&quot;;&quot;&quot;) &amp;IF([.AK120]&gt;0;&quot;{&quot;&quot;value&quot;&quot;:&quot;&amp;COLUMN([.AK120])-11&amp;&quot;,&quot;&quot;text&quot;&quot;:&quot;&quot;&quot;&amp;[.AK120]&amp;&quot;&quot;&quot;},&quot;;&quot;&quot;) &amp;IF([.AL120]&gt;0;&quot;{&quot;&quot;value&quot;&quot;:&quot;&amp;COLUMN([.AL120])-11&amp;&quot;,&quot;&quot;text&quot;&quot;:&quot;&quot;&quot;&amp;[.AL120]&amp;&quot;&quot;&quot;},&quot;;&quot;&quot;) &amp;IF([.AM120]&gt;0;&quot;{&quot;&quot;value&quot;&quot;:&quot;&amp;COLUMN([.AM120])-11&amp;&quot;,&quot;&quot;text&quot;&quot;:&quot;&quot;&quot;&amp;[.AM120]&amp;&quot;&quot;&quot;},&quot;;&quot;&quot;) &amp;IF([.AN120]&gt;0;&quot;{&quot;&quot;value&quot;&quot;:&quot;&amp;COLUMN([.AN120])-11&amp;&quot;,&quot;&quot;text&quot;&quot;:&quot;&quot;&quot;&amp;[.AN120]&amp;&quot;&quot;&quot;},&quot;;&quot;&quot;) &amp;IF([.AO120]&gt;0;&quot;{&quot;&quot;value&quot;&quot;:&quot;&amp;COLUMN([.AO120])-11&amp;&quot;,&quot;&quot;text&quot;&quot;:&quot;&quot;&quot;&amp;[.AO120]&amp;&quot;&quot;&quot;},&quot;;&quot;&quot;) &amp;IF([.AP120]&gt;0;&quot;{&quot;&quot;value&quot;&quot;:&quot;&amp;COLUMN([.AP120])-11&amp;&quot;,&quot;&quot;text&quot;&quot;:&quot;&quot;&quot;&amp;[.AP120]&amp;&quot;&quot;&quot;},&quot;;&quot;&quot;) &amp;IF([.AQ120]&gt;0;&quot;{&quot;&quot;value&quot;&quot;:&quot;&amp;COLUMN([.AQ120])-11&amp;&quot;,&quot;&quot;text&quot;&quot;:&quot;&quot;&quot;&amp;[.AQ120]&amp;&quot;&quot;&quot;},&quot;;&quot;&quot;) &amp;IF([.AR120]&gt;0;&quot;{&quot;&quot;value&quot;&quot;:&quot;&amp;COLUMN([.AR120])-11&amp;&quot;,&quot;&quot;text&quot;&quot;:&quot;&quot;&quot;&amp;[.AR120]&amp;&quot;&quot;&quot;},&quot;;&quot;&quot;) &amp;IF([.AS120]&gt;0;&quot;{&quot;&quot;value&quot;&quot;:&quot;&amp;COLUMN([.AS120])-11&amp;&quot;,&quot;&quot;text&quot;&quot;:&quot;&quot;&quot;&amp;[.AS120]&amp;&quot;&quot;&quot;},&quot;;&quot;&quot;) &amp;IF([.AT120]&gt;0;&quot;{&quot;&quot;value&quot;&quot;:&quot;&amp;COLUMN([.AT120])-11&amp;&quot;,&quot;&quot;text&quot;&quot;:&quot;&quot;&quot;&amp;[.AT120]&amp;&quot;&quot;&quot;},&quot;;&quot;&quot;) &amp;IF([.AU120]&gt;0;&quot;{&quot;&quot;value&quot;&quot;:&quot;&amp;COLUMN([.AU120])-11&amp;&quot;,&quot;&quot;text&quot;&quot;:&quot;&quot;&quot;&amp;[.AU120]&amp;&quot;&quot;&quot;},&quot;;&quot;&quot;)">
            <text:p/>
          </table:table-cell>
          <table:table-cell table:style-name="ce1" table:formula="of:=IF([.AV120]&gt;0;&quot;{&quot;&quot;value&quot;&quot;:&quot;&amp;COLUMN([.AV120])-11&amp;&quot;,&quot;&quot;text&quot;&quot;:&quot;&quot;&quot;&amp;[.AV120]&amp;&quot;&quot;&quot;},&quot;;&quot;&quot;) &amp;IF([.AW120]&gt;0;&quot;{&quot;&quot;value&quot;&quot;:&quot;&amp;COLUMN([.AW120])-11&amp;&quot;,&quot;&quot;text&quot;&quot;:&quot;&quot;&quot;&amp;[.AW120]&amp;&quot;&quot;&quot;},&quot;;&quot;&quot;) &amp;IF([.AX120]&gt;0;&quot;{&quot;&quot;value&quot;&quot;:&quot;&amp;COLUMN([.AX120])-11&amp;&quot;,&quot;&quot;text&quot;&quot;:&quot;&quot;&quot;&amp;[.AX120]&amp;&quot;&quot;&quot;},&quot;;&quot;&quot;) &amp;IF([.AY120]&gt;0;&quot;{&quot;&quot;value&quot;&quot;:&quot;&amp;COLUMN([.AY120])-11&amp;&quot;,&quot;&quot;text&quot;&quot;:&quot;&quot;&quot;&amp;[.AY120]&amp;&quot;&quot;&quot;},&quot;;&quot;&quot;) &amp;IF([.AZ120]&gt;0;&quot;{&quot;&quot;value&quot;&quot;:&quot;&amp;COLUMN([.AZ120])-11&amp;&quot;,&quot;&quot;text&quot;&quot;:&quot;&quot;&quot;&amp;[.AZ120]&amp;&quot;&quot;&quot;},&quot;;&quot;&quot;) &amp;IF([.BA120]&gt;0;&quot;{&quot;&quot;value&quot;&quot;:&quot;&amp;COLUMN([.BA120])-11&amp;&quot;,&quot;&quot;text&quot;&quot;:&quot;&quot;&quot;&amp;[.BA120]&amp;&quot;&quot;&quot;},&quot;;&quot;&quot;) &amp;IF([.BB120]&gt;0;&quot;{&quot;&quot;value&quot;&quot;:&quot;&amp;COLUMN([.BB120])-11&amp;&quot;,&quot;&quot;text&quot;&quot;:&quot;&quot;&quot;&amp;[.BB120]&amp;&quot;&quot;&quot;},&quot;;&quot;&quot;) &amp;IF([.BC120]&gt;0;&quot;{&quot;&quot;value&quot;&quot;:&quot;&amp;COLUMN([.BC120])-11&amp;&quot;,&quot;&quot;text&quot;&quot;:&quot;&quot;&quot;&amp;[.BC120]&amp;&quot;&quot;&quot;},&quot;;&quot;&quot;) &amp;IF([.BD120]&gt;0;&quot;{&quot;&quot;value&quot;&quot;:&quot;&amp;COLUMN([.BD120])-11&amp;&quot;,&quot;&quot;text&quot;&quot;:&quot;&quot;&quot;&amp;[.BD120]&amp;&quot;&quot;&quot;},&quot;;&quot;&quot;) &amp;IF([.BE120]&gt;0;&quot;{&quot;&quot;value&quot;&quot;:&quot;&amp;COLUMN([.BE120])-11&amp;&quot;,&quot;&quot;text&quot;&quot;:&quot;&quot;&quot;&amp;[.BE120]&amp;&quot;&quot;&quot;},&quot;;&quot;&quot;) &amp;IF([.BF120]&gt;0;&quot;{&quot;&quot;value&quot;&quot;:&quot;&amp;COLUMN([.BF120])-11&amp;&quot;,&quot;&quot;text&quot;&quot;:&quot;&quot;&quot;&amp;[.BF120]&amp;&quot;&quot;&quot;},&quot;;&quot;&quot;) &amp;IF([.BG120]&gt;0;&quot;{&quot;&quot;value&quot;&quot;:&quot;&amp;COLUMN([.BG120])-11&amp;&quot;,&quot;&quot;text&quot;&quot;:&quot;&quot;&quot;&amp;[.BG120]&amp;&quot;&quot;&quot;},&quot;;&quot;&quot;) &amp;IF([.BH120]&gt;0;&quot;{&quot;&quot;value&quot;&quot;:&quot;&amp;COLUMN([.BH120])-11&amp;&quot;,&quot;&quot;text&quot;&quot;:&quot;&quot;&quot;&amp;[.BH120]&amp;&quot;&quot;&quot;},&quot;;&quot;&quot;) &amp;IF([.BI120]&gt;0;&quot;{&quot;&quot;value&quot;&quot;:&quot;&amp;COLUMN([.BI120])-11&amp;&quot;,&quot;&quot;text&quot;&quot;:&quot;&quot;&quot;&amp;[.BI120]&amp;&quot;&quot;&quot;},&quot;;&quot;&quot;) &amp;IF([.BJ120]&gt;0;&quot;{&quot;&quot;value&quot;&quot;:&quot;&amp;COLUMN([.BJ120])-11&amp;&quot;,&quot;&quot;text&quot;&quot;:&quot;&quot;&quot;&amp;[.BJ120]&amp;&quot;&quot;&quot;},&quot;;&quot;&quot;) &amp;IF([.BK120]&gt;0;&quot;{&quot;&quot;value&quot;&quot;:&quot;&amp;COLUMN([.BK120])-11&amp;&quot;,&quot;&quot;text&quot;&quot;:&quot;&quot;&quot;&amp;[.BK12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 – 4 times</text:p>
          </table:table-cell>
          <table:table-cell office:value-type="string">
            <text:p>5 – 6 times</text:p>
          </table:table-cell>
          <table:table-cell office:value-type="string">
            <text:p>Every day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21]&amp;&quot;,&quot;&quot;ordinal&quot;&quot;:&quot;&amp;ROW()-2&amp;&quot;,&quot;&quot;required&quot;&quot;:&quot;&amp;[.E121]&amp;&quot;,&quot;&quot;category&quot;&quot;:&quot;&quot;&quot;&amp;[.F121]&amp;&quot;&quot;&quot;,&quot;&quot;info&quot;&quot;:&quot;&quot;&quot;&amp;[.J121]&amp;&quot;&quot;&quot;&quot;&amp;&quot;,&quot;&quot;skip&quot;&quot;:&quot;&quot;&quot;&amp;[.D121]&amp;&quot;&quot;&quot;&quot;&amp;&quot;,&quot;&quot;text&quot;&quot;:&quot;&quot;&quot;&amp;[.H121]&amp;&quot;&quot;&quot;&quot;&amp;&quot;,&quot;&quot;type&quot;&quot;:&quot;&quot;&quot;&amp;[.I121]&amp;&quot;&quot;&quot;&quot;&amp;&quot;,&quot;&quot;options&quot;&quot;:[&quot; &amp;IF([.K121]&gt;0;&quot;{&quot;&quot;value&quot;&quot;:&quot;&amp;COLUMN([.K121])-11&amp;&quot;,&quot;&quot;text&quot;&quot;:&quot;&quot;&quot;&amp;[.K121]&amp;&quot;&quot;&quot;},&quot;;&quot;&quot;) &amp;IF([.L121]&gt;0;&quot;{&quot;&quot;value&quot;&quot;:&quot;&amp;COLUMN([.L121])-11&amp;&quot;,&quot;&quot;text&quot;&quot;:&quot;&quot;&quot;&amp;[.L121]&amp;&quot;&quot;&quot;},&quot;;&quot;&quot;) &amp;IF([.M121]&gt;0;&quot;{&quot;&quot;value&quot;&quot;:&quot;&amp;COLUMN([.M121])-11&amp;&quot;,&quot;&quot;text&quot;&quot;:&quot;&quot;&quot;&amp;[.M121]&amp;&quot;&quot;&quot;},&quot;;&quot;&quot;) &amp;IF([.N121]&gt;0;&quot;{&quot;&quot;value&quot;&quot;:&quot;&amp;COLUMN([.N121])-11&amp;&quot;,&quot;&quot;text&quot;&quot;:&quot;&quot;&quot;&amp;[.N121]&amp;&quot;&quot;&quot;},&quot;;&quot;&quot;) &amp;IF([.O121]&gt;0;&quot;{&quot;&quot;value&quot;&quot;:&quot;&amp;COLUMN([.O121])-11&amp;&quot;,&quot;&quot;text&quot;&quot;:&quot;&quot;&quot;&amp;[.O121]&amp;&quot;&quot;&quot;},&quot;;&quot;&quot;) &amp;IF([.P121]&gt;0;&quot;{&quot;&quot;value&quot;&quot;:&quot;&amp;COLUMN([.P121])-11&amp;&quot;,&quot;&quot;text&quot;&quot;:&quot;&quot;&quot;&amp;[.P121]&amp;&quot;&quot;&quot;},&quot;;&quot;&quot;) &amp;IF([.Q121]&gt;0;&quot;{&quot;&quot;value&quot;&quot;:&quot;&amp;COLUMN([.Q121])-11&amp;&quot;,&quot;&quot;text&quot;&quot;:&quot;&quot;&quot;&amp;[.Q121]&amp;&quot;&quot;&quot;},&quot;;&quot;&quot;) &amp;IF([.R121]&gt;0;&quot;{&quot;&quot;value&quot;&quot;:&quot;&amp;COLUMN([.R121])-11&amp;&quot;,&quot;&quot;text&quot;&quot;:&quot;&quot;&quot;&amp;[.R121]&amp;&quot;&quot;&quot;},&quot;;&quot;&quot;) &amp;IF([.S121]&gt;0;&quot;{&quot;&quot;value&quot;&quot;:&quot;&amp;COLUMN([.S121])-11&amp;&quot;,&quot;&quot;text&quot;&quot;:&quot;&quot;&quot;&amp;[.S121]&amp;&quot;&quot;&quot;},&quot;;&quot;&quot;) &amp;IF([.T121]&gt;0;&quot;{&quot;&quot;value&quot;&quot;:&quot;&amp;COLUMN([.T121])-11&amp;&quot;,&quot;&quot;text&quot;&quot;:&quot;&quot;&quot;&amp;[.T121]&amp;&quot;&quot;&quot;},&quot;;&quot;&quot;) &amp;IF([.U121]&gt;0;&quot;{&quot;&quot;value&quot;&quot;:&quot;&amp;COLUMN([.U121])-11&amp;&quot;,&quot;&quot;text&quot;&quot;:&quot;&quot;&quot;&amp;[.U121]&amp;&quot;&quot;&quot;},&quot;;&quot;&quot;) &amp;IF([.V121]&gt;0;&quot;{&quot;&quot;value&quot;&quot;:&quot;&amp;COLUMN([.V121])-11&amp;&quot;,&quot;&quot;text&quot;&quot;:&quot;&quot;&quot;&amp;[.V121]&amp;&quot;&quot;&quot;},&quot;;&quot;&quot;) &amp;IF([.W121]&gt;0;&quot;{&quot;&quot;value&quot;&quot;:&quot;&amp;COLUMN([.W121])-11&amp;&quot;,&quot;&quot;text&quot;&quot;:&quot;&quot;&quot;&amp;[.W121]&amp;&quot;&quot;&quot;},&quot;;&quot;&quot;) &amp;IF([.X121]&gt;0;&quot;{&quot;&quot;value&quot;&quot;:&quot;&amp;COLUMN([.X121])-11&amp;&quot;,&quot;&quot;text&quot;&quot;:&quot;&quot;&quot;&amp;[.X121]&amp;&quot;&quot;&quot;},&quot;;&quot;&quot;) &amp;IF([.Y121]&gt;0;&quot;{&quot;&quot;value&quot;&quot;:&quot;&amp;COLUMN([.Y121])-11&amp;&quot;,&quot;&quot;text&quot;&quot;:&quot;&quot;&quot;&amp;[.Y121]&amp;&quot;&quot;&quot;},&quot;;&quot;&quot;) &amp;IF([.Z121]&gt;0;&quot;{&quot;&quot;value&quot;&quot;:&quot;&amp;COLUMN([.Z121])-11&amp;&quot;,&quot;&quot;text&quot;&quot;:&quot;&quot;&quot;&amp;[.Z121]&amp;&quot;&quot;&quot;},&quot;;&quot;&quot;) &amp;IF([.AA121]&gt;0;&quot;{&quot;&quot;value&quot;&quot;:&quot;&amp;COLUMN([.AA121])-11&amp;&quot;,&quot;&quot;text&quot;&quot;:&quot;&quot;&quot;&amp;[.AA121]&amp;&quot;&quot;&quot;},&quot;;&quot;&quot;)" office:value-type="string" office:string-value="{&quot;id&quot;:106,&quot;ordinal&quot;:119,&quot;required&quot;:0,&quot;category&quot;:&quot;Drinking Alcohol&quot;,&quot;info&quot;:&quot;null&quot;,&quot;skip&quot;:&quot;103.1&quot;,&quot;text&quot;:&quot;How much do you usually drink in one sitting?&quot;,&quot;type&quot;:&quot;TEXT&quot;,&quot;options&quot;:[">
            <text:p>{"id":106,"ordinal":119,"required":0,"category":"Drinking Alcohol","info":"null","skip":"103.1","text":"How much do you usually drink in one sitting?","type":"TEXT","options":[</text:p>
          </table:table-cell>
          <table:table-cell table:style-name="ce2" table:formula="of:=IF([.AB121]&gt;0;&quot;{&quot;&quot;value&quot;&quot;:&quot;&amp;COLUMN([.AB121])-11&amp;&quot;,&quot;&quot;text&quot;&quot;:&quot;&quot;&quot;&amp;[.AB121]&amp;&quot;&quot;&quot;},&quot;;&quot;&quot;) &amp;IF([.AC121]&gt;0;&quot;{&quot;&quot;value&quot;&quot;:&quot;&amp;COLUMN([.AC121])-11&amp;&quot;,&quot;&quot;text&quot;&quot;:&quot;&quot;&quot;&amp;[.AC121]&amp;&quot;&quot;&quot;},&quot;;&quot;&quot;) &amp;IF([.AD121]&gt;0;&quot;{&quot;&quot;value&quot;&quot;:&quot;&amp;COLUMN([.AD121])-11&amp;&quot;,&quot;&quot;text&quot;&quot;:&quot;&quot;&quot;&amp;[.AD121]&amp;&quot;&quot;&quot;},&quot;;&quot;&quot;) &amp;IF([.AE121]&gt;0;&quot;{&quot;&quot;value&quot;&quot;:&quot;&amp;COLUMN([.AE121])-11&amp;&quot;,&quot;&quot;text&quot;&quot;:&quot;&quot;&quot;&amp;[.AE121]&amp;&quot;&quot;&quot;},&quot;;&quot;&quot;) &amp;IF([.AF121]&gt;0;&quot;{&quot;&quot;value&quot;&quot;:&quot;&amp;COLUMN([.AF121])-11&amp;&quot;,&quot;&quot;text&quot;&quot;:&quot;&quot;&quot;&amp;[.AF121]&amp;&quot;&quot;&quot;},&quot;;&quot;&quot;) &amp;IF([.AG121]&gt;0;&quot;{&quot;&quot;value&quot;&quot;:&quot;&amp;COLUMN([.AG121])-11&amp;&quot;,&quot;&quot;text&quot;&quot;:&quot;&quot;&quot;&amp;[.AG121]&amp;&quot;&quot;&quot;},&quot;;&quot;&quot;) &amp;IF([.AH121]&gt;0;&quot;{&quot;&quot;value&quot;&quot;:&quot;&amp;COLUMN([.AH121])-11&amp;&quot;,&quot;&quot;text&quot;&quot;:&quot;&quot;&quot;&amp;[.AH121]&amp;&quot;&quot;&quot;},&quot;;&quot;&quot;) &amp;IF([.AI121]&gt;0;&quot;{&quot;&quot;value&quot;&quot;:&quot;&amp;COLUMN([.AI121])-11&amp;&quot;,&quot;&quot;text&quot;&quot;:&quot;&quot;&quot;&amp;[.AI121]&amp;&quot;&quot;&quot;},&quot;;&quot;&quot;) &amp;IF([.AJ121]&gt;0;&quot;{&quot;&quot;value&quot;&quot;:&quot;&amp;COLUMN([.AJ121])-11&amp;&quot;,&quot;&quot;text&quot;&quot;:&quot;&quot;&quot;&amp;[.AJ121]&amp;&quot;&quot;&quot;},&quot;;&quot;&quot;) &amp;IF([.AK121]&gt;0;&quot;{&quot;&quot;value&quot;&quot;:&quot;&amp;COLUMN([.AK121])-11&amp;&quot;,&quot;&quot;text&quot;&quot;:&quot;&quot;&quot;&amp;[.AK121]&amp;&quot;&quot;&quot;},&quot;;&quot;&quot;) &amp;IF([.AL121]&gt;0;&quot;{&quot;&quot;value&quot;&quot;:&quot;&amp;COLUMN([.AL121])-11&amp;&quot;,&quot;&quot;text&quot;&quot;:&quot;&quot;&quot;&amp;[.AL121]&amp;&quot;&quot;&quot;},&quot;;&quot;&quot;) &amp;IF([.AM121]&gt;0;&quot;{&quot;&quot;value&quot;&quot;:&quot;&amp;COLUMN([.AM121])-11&amp;&quot;,&quot;&quot;text&quot;&quot;:&quot;&quot;&quot;&amp;[.AM121]&amp;&quot;&quot;&quot;},&quot;;&quot;&quot;) &amp;IF([.AN121]&gt;0;&quot;{&quot;&quot;value&quot;&quot;:&quot;&amp;COLUMN([.AN121])-11&amp;&quot;,&quot;&quot;text&quot;&quot;:&quot;&quot;&quot;&amp;[.AN121]&amp;&quot;&quot;&quot;},&quot;;&quot;&quot;) &amp;IF([.AO121]&gt;0;&quot;{&quot;&quot;value&quot;&quot;:&quot;&amp;COLUMN([.AO121])-11&amp;&quot;,&quot;&quot;text&quot;&quot;:&quot;&quot;&quot;&amp;[.AO121]&amp;&quot;&quot;&quot;},&quot;;&quot;&quot;) &amp;IF([.AP121]&gt;0;&quot;{&quot;&quot;value&quot;&quot;:&quot;&amp;COLUMN([.AP121])-11&amp;&quot;,&quot;&quot;text&quot;&quot;:&quot;&quot;&quot;&amp;[.AP121]&amp;&quot;&quot;&quot;},&quot;;&quot;&quot;) &amp;IF([.AQ121]&gt;0;&quot;{&quot;&quot;value&quot;&quot;:&quot;&amp;COLUMN([.AQ121])-11&amp;&quot;,&quot;&quot;text&quot;&quot;:&quot;&quot;&quot;&amp;[.AQ121]&amp;&quot;&quot;&quot;},&quot;;&quot;&quot;) &amp;IF([.AR121]&gt;0;&quot;{&quot;&quot;value&quot;&quot;:&quot;&amp;COLUMN([.AR121])-11&amp;&quot;,&quot;&quot;text&quot;&quot;:&quot;&quot;&quot;&amp;[.AR121]&amp;&quot;&quot;&quot;},&quot;;&quot;&quot;) &amp;IF([.AS121]&gt;0;&quot;{&quot;&quot;value&quot;&quot;:&quot;&amp;COLUMN([.AS121])-11&amp;&quot;,&quot;&quot;text&quot;&quot;:&quot;&quot;&quot;&amp;[.AS121]&amp;&quot;&quot;&quot;},&quot;;&quot;&quot;) &amp;IF([.AT121]&gt;0;&quot;{&quot;&quot;value&quot;&quot;:&quot;&amp;COLUMN([.AT121])-11&amp;&quot;,&quot;&quot;text&quot;&quot;:&quot;&quot;&quot;&amp;[.AT121]&amp;&quot;&quot;&quot;},&quot;;&quot;&quot;) &amp;IF([.AU121]&gt;0;&quot;{&quot;&quot;value&quot;&quot;:&quot;&amp;COLUMN([.AU121])-11&amp;&quot;,&quot;&quot;text&quot;&quot;:&quot;&quot;&quot;&amp;[.AU121]&amp;&quot;&quot;&quot;},&quot;;&quot;&quot;)">
            <text:p/>
          </table:table-cell>
          <table:table-cell table:style-name="ce1" table:formula="of:=IF([.AV121]&gt;0;&quot;{&quot;&quot;value&quot;&quot;:&quot;&amp;COLUMN([.AV121])-11&amp;&quot;,&quot;&quot;text&quot;&quot;:&quot;&quot;&quot;&amp;[.AV121]&amp;&quot;&quot;&quot;},&quot;;&quot;&quot;) &amp;IF([.AW121]&gt;0;&quot;{&quot;&quot;value&quot;&quot;:&quot;&amp;COLUMN([.AW121])-11&amp;&quot;,&quot;&quot;text&quot;&quot;:&quot;&quot;&quot;&amp;[.AW121]&amp;&quot;&quot;&quot;},&quot;;&quot;&quot;) &amp;IF([.AX121]&gt;0;&quot;{&quot;&quot;value&quot;&quot;:&quot;&amp;COLUMN([.AX121])-11&amp;&quot;,&quot;&quot;text&quot;&quot;:&quot;&quot;&quot;&amp;[.AX121]&amp;&quot;&quot;&quot;},&quot;;&quot;&quot;) &amp;IF([.AY121]&gt;0;&quot;{&quot;&quot;value&quot;&quot;:&quot;&amp;COLUMN([.AY121])-11&amp;&quot;,&quot;&quot;text&quot;&quot;:&quot;&quot;&quot;&amp;[.AY121]&amp;&quot;&quot;&quot;},&quot;;&quot;&quot;) &amp;IF([.AZ121]&gt;0;&quot;{&quot;&quot;value&quot;&quot;:&quot;&amp;COLUMN([.AZ121])-11&amp;&quot;,&quot;&quot;text&quot;&quot;:&quot;&quot;&quot;&amp;[.AZ121]&amp;&quot;&quot;&quot;},&quot;;&quot;&quot;) &amp;IF([.BA121]&gt;0;&quot;{&quot;&quot;value&quot;&quot;:&quot;&amp;COLUMN([.BA121])-11&amp;&quot;,&quot;&quot;text&quot;&quot;:&quot;&quot;&quot;&amp;[.BA121]&amp;&quot;&quot;&quot;},&quot;;&quot;&quot;) &amp;IF([.BB121]&gt;0;&quot;{&quot;&quot;value&quot;&quot;:&quot;&amp;COLUMN([.BB121])-11&amp;&quot;,&quot;&quot;text&quot;&quot;:&quot;&quot;&quot;&amp;[.BB121]&amp;&quot;&quot;&quot;},&quot;;&quot;&quot;) &amp;IF([.BC121]&gt;0;&quot;{&quot;&quot;value&quot;&quot;:&quot;&amp;COLUMN([.BC121])-11&amp;&quot;,&quot;&quot;text&quot;&quot;:&quot;&quot;&quot;&amp;[.BC121]&amp;&quot;&quot;&quot;},&quot;;&quot;&quot;) &amp;IF([.BD121]&gt;0;&quot;{&quot;&quot;value&quot;&quot;:&quot;&amp;COLUMN([.BD121])-11&amp;&quot;,&quot;&quot;text&quot;&quot;:&quot;&quot;&quot;&amp;[.BD121]&amp;&quot;&quot;&quot;},&quot;;&quot;&quot;) &amp;IF([.BE121]&gt;0;&quot;{&quot;&quot;value&quot;&quot;:&quot;&amp;COLUMN([.BE121])-11&amp;&quot;,&quot;&quot;text&quot;&quot;:&quot;&quot;&quot;&amp;[.BE121]&amp;&quot;&quot;&quot;},&quot;;&quot;&quot;) &amp;IF([.BF121]&gt;0;&quot;{&quot;&quot;value&quot;&quot;:&quot;&amp;COLUMN([.BF121])-11&amp;&quot;,&quot;&quot;text&quot;&quot;:&quot;&quot;&quot;&amp;[.BF121]&amp;&quot;&quot;&quot;},&quot;;&quot;&quot;) &amp;IF([.BG121]&gt;0;&quot;{&quot;&quot;value&quot;&quot;:&quot;&amp;COLUMN([.BG121])-11&amp;&quot;,&quot;&quot;text&quot;&quot;:&quot;&quot;&quot;&amp;[.BG121]&amp;&quot;&quot;&quot;},&quot;;&quot;&quot;) &amp;IF([.BH121]&gt;0;&quot;{&quot;&quot;value&quot;&quot;:&quot;&amp;COLUMN([.BH121])-11&amp;&quot;,&quot;&quot;text&quot;&quot;:&quot;&quot;&quot;&amp;[.BH121]&amp;&quot;&quot;&quot;},&quot;;&quot;&quot;) &amp;IF([.BI121]&gt;0;&quot;{&quot;&quot;value&quot;&quot;:&quot;&amp;COLUMN([.BI121])-11&amp;&quot;,&quot;&quot;text&quot;&quot;:&quot;&quot;&quot;&amp;[.BI121]&amp;&quot;&quot;&quot;},&quot;;&quot;&quot;) &amp;IF([.BJ121]&gt;0;&quot;{&quot;&quot;value&quot;&quot;:&quot;&amp;COLUMN([.BJ121])-11&amp;&quot;,&quot;&quot;text&quot;&quot;:&quot;&quot;&quot;&amp;[.BJ121]&amp;&quot;&quot;&quot;},&quot;;&quot;&quot;) &amp;IF([.BK121]&gt;0;&quot;{&quot;&quot;value&quot;&quot;:&quot;&amp;COLUMN([.BK121])-11&amp;&quot;,&quot;&quot;text&quot;&quot;:&quot;&quot;&quot;&amp;[.BK12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122]&amp;&quot;,&quot;&quot;ordinal&quot;&quot;:&quot;&amp;ROW()-2&amp;&quot;,&quot;&quot;required&quot;&quot;:&quot;&amp;[.E122]&amp;&quot;,&quot;&quot;category&quot;&quot;:&quot;&quot;&quot;&amp;[.F122]&amp;&quot;&quot;&quot;,&quot;&quot;info&quot;&quot;:&quot;&quot;&quot;&amp;[.J122]&amp;&quot;&quot;&quot;&quot;&amp;&quot;,&quot;&quot;skip&quot;&quot;:&quot;&quot;&quot;&amp;[.D122]&amp;&quot;&quot;&quot;&quot;&amp;&quot;,&quot;&quot;text&quot;&quot;:&quot;&quot;&quot;&amp;[.H122]&amp;&quot;&quot;&quot;&quot;&amp;&quot;,&quot;&quot;type&quot;&quot;:&quot;&quot;&quot;&amp;[.I122]&amp;&quot;&quot;&quot;&quot;&amp;&quot;,&quot;&quot;options&quot;&quot;:[&quot; &amp;IF([.K122]&gt;0;&quot;{&quot;&quot;value&quot;&quot;:&quot;&amp;COLUMN([.K122])-11&amp;&quot;,&quot;&quot;text&quot;&quot;:&quot;&quot;&quot;&amp;[.K122]&amp;&quot;&quot;&quot;},&quot;;&quot;&quot;) &amp;IF([.L122]&gt;0;&quot;{&quot;&quot;value&quot;&quot;:&quot;&amp;COLUMN([.L122])-11&amp;&quot;,&quot;&quot;text&quot;&quot;:&quot;&quot;&quot;&amp;[.L122]&amp;&quot;&quot;&quot;},&quot;;&quot;&quot;) &amp;IF([.M122]&gt;0;&quot;{&quot;&quot;value&quot;&quot;:&quot;&amp;COLUMN([.M122])-11&amp;&quot;,&quot;&quot;text&quot;&quot;:&quot;&quot;&quot;&amp;[.M122]&amp;&quot;&quot;&quot;},&quot;;&quot;&quot;) &amp;IF([.N122]&gt;0;&quot;{&quot;&quot;value&quot;&quot;:&quot;&amp;COLUMN([.N122])-11&amp;&quot;,&quot;&quot;text&quot;&quot;:&quot;&quot;&quot;&amp;[.N122]&amp;&quot;&quot;&quot;},&quot;;&quot;&quot;) &amp;IF([.O122]&gt;0;&quot;{&quot;&quot;value&quot;&quot;:&quot;&amp;COLUMN([.O122])-11&amp;&quot;,&quot;&quot;text&quot;&quot;:&quot;&quot;&quot;&amp;[.O122]&amp;&quot;&quot;&quot;},&quot;;&quot;&quot;) &amp;IF([.P122]&gt;0;&quot;{&quot;&quot;value&quot;&quot;:&quot;&amp;COLUMN([.P122])-11&amp;&quot;,&quot;&quot;text&quot;&quot;:&quot;&quot;&quot;&amp;[.P122]&amp;&quot;&quot;&quot;},&quot;;&quot;&quot;) &amp;IF([.Q122]&gt;0;&quot;{&quot;&quot;value&quot;&quot;:&quot;&amp;COLUMN([.Q122])-11&amp;&quot;,&quot;&quot;text&quot;&quot;:&quot;&quot;&quot;&amp;[.Q122]&amp;&quot;&quot;&quot;},&quot;;&quot;&quot;) &amp;IF([.R122]&gt;0;&quot;{&quot;&quot;value&quot;&quot;:&quot;&amp;COLUMN([.R122])-11&amp;&quot;,&quot;&quot;text&quot;&quot;:&quot;&quot;&quot;&amp;[.R122]&amp;&quot;&quot;&quot;},&quot;;&quot;&quot;) &amp;IF([.S122]&gt;0;&quot;{&quot;&quot;value&quot;&quot;:&quot;&amp;COLUMN([.S122])-11&amp;&quot;,&quot;&quot;text&quot;&quot;:&quot;&quot;&quot;&amp;[.S122]&amp;&quot;&quot;&quot;},&quot;;&quot;&quot;) &amp;IF([.T122]&gt;0;&quot;{&quot;&quot;value&quot;&quot;:&quot;&amp;COLUMN([.T122])-11&amp;&quot;,&quot;&quot;text&quot;&quot;:&quot;&quot;&quot;&amp;[.T122]&amp;&quot;&quot;&quot;},&quot;;&quot;&quot;) &amp;IF([.U122]&gt;0;&quot;{&quot;&quot;value&quot;&quot;:&quot;&amp;COLUMN([.U122])-11&amp;&quot;,&quot;&quot;text&quot;&quot;:&quot;&quot;&quot;&amp;[.U122]&amp;&quot;&quot;&quot;},&quot;;&quot;&quot;) &amp;IF([.V122]&gt;0;&quot;{&quot;&quot;value&quot;&quot;:&quot;&amp;COLUMN([.V122])-11&amp;&quot;,&quot;&quot;text&quot;&quot;:&quot;&quot;&quot;&amp;[.V122]&amp;&quot;&quot;&quot;},&quot;;&quot;&quot;) &amp;IF([.W122]&gt;0;&quot;{&quot;&quot;value&quot;&quot;:&quot;&amp;COLUMN([.W122])-11&amp;&quot;,&quot;&quot;text&quot;&quot;:&quot;&quot;&quot;&amp;[.W122]&amp;&quot;&quot;&quot;},&quot;;&quot;&quot;) &amp;IF([.X122]&gt;0;&quot;{&quot;&quot;value&quot;&quot;:&quot;&amp;COLUMN([.X122])-11&amp;&quot;,&quot;&quot;text&quot;&quot;:&quot;&quot;&quot;&amp;[.X122]&amp;&quot;&quot;&quot;},&quot;;&quot;&quot;) &amp;IF([.Y122]&gt;0;&quot;{&quot;&quot;value&quot;&quot;:&quot;&amp;COLUMN([.Y122])-11&amp;&quot;,&quot;&quot;text&quot;&quot;:&quot;&quot;&quot;&amp;[.Y122]&amp;&quot;&quot;&quot;},&quot;;&quot;&quot;) &amp;IF([.Z122]&gt;0;&quot;{&quot;&quot;value&quot;&quot;:&quot;&amp;COLUMN([.Z122])-11&amp;&quot;,&quot;&quot;text&quot;&quot;:&quot;&quot;&quot;&amp;[.Z122]&amp;&quot;&quot;&quot;},&quot;;&quot;&quot;) &amp;IF([.AA122]&gt;0;&quot;{&quot;&quot;value&quot;&quot;:&quot;&amp;COLUMN([.AA122])-11&amp;&quot;,&quot;&quot;text&quot;&quot;:&quot;&quot;&quot;&amp;[.AA122]&amp;&quot;&quot;&quot;},&quot;;&quot;&quot;)" office:value-type="string" office:string-value="{&quot;id&quot;:107,&quot;ordinal&quot;:120,&quot;required&quot;:0,&quot;category&quot;:&quot;Drinking Alcohol&quot;,&quot;info&quot;:&quot;null&quot;,&quot;skip&quot;:&quot;103.1&quot;,&quot;text&quot;:&quot;Why do you drink alcohol?&quot;,&quot;type&quot;:&quot;MC&quot;,&quot;options&quot;:[{&quot;value&quot;:0,&quot;text&quot;:&quot;I enjoy it&quot;},{&quot;value&quot;:1,&quot;text&quot;:&quot;It stops me feeling stressed&quot;},{&quot;value&quot;:2,&quot;text&quot;:&quot;All my friends drink&quot;},{&quot;value&quot;:3,&quot;text&quot;:&quot;I drink it with my family&quot;},{&quot;value&quot;:4,&quot;text&quot;:&quot;It tastes nice&quot;},{&quot;value&quot;:5,&quot;text&quot;:&quot;To socialise with friends&quot;},{&quot;value&quot;:6,&quot;text&quot;:&quot;I can't do without it&quot;},{&quot;value&quot;:7,&quot;text&quot;:&quot;TEXT_OTHER&quot;},">
            <text:p>{"id":107,"ordinal":120,"required":0,"category":"Drinking Alcohol","info":"null","skip":"103.1","text":"Why do you drink alcohol?","type":"MC","options":[{"value":0,"text":"I enjoy it"},{"value":1,"text":"It stops me feeling stressed"},{"value":2,"text":"All my friends drink"},{"value":3,"text":"I drink it with my family"},{"value":4,"text":"It tastes nice"},{"value":5,"text":"To socialise with friends"},{"value":6,"text":"I can't do without it"},{"value":7,"text":"TEXT_OTHER"},</text:p>
          </table:table-cell>
          <table:table-cell table:style-name="ce2" table:formula="of:=IF([.AB122]&gt;0;&quot;{&quot;&quot;value&quot;&quot;:&quot;&amp;COLUMN([.AB122])-11&amp;&quot;,&quot;&quot;text&quot;&quot;:&quot;&quot;&quot;&amp;[.AB122]&amp;&quot;&quot;&quot;},&quot;;&quot;&quot;) &amp;IF([.AC122]&gt;0;&quot;{&quot;&quot;value&quot;&quot;:&quot;&amp;COLUMN([.AC122])-11&amp;&quot;,&quot;&quot;text&quot;&quot;:&quot;&quot;&quot;&amp;[.AC122]&amp;&quot;&quot;&quot;},&quot;;&quot;&quot;) &amp;IF([.AD122]&gt;0;&quot;{&quot;&quot;value&quot;&quot;:&quot;&amp;COLUMN([.AD122])-11&amp;&quot;,&quot;&quot;text&quot;&quot;:&quot;&quot;&quot;&amp;[.AD122]&amp;&quot;&quot;&quot;},&quot;;&quot;&quot;) &amp;IF([.AE122]&gt;0;&quot;{&quot;&quot;value&quot;&quot;:&quot;&amp;COLUMN([.AE122])-11&amp;&quot;,&quot;&quot;text&quot;&quot;:&quot;&quot;&quot;&amp;[.AE122]&amp;&quot;&quot;&quot;},&quot;;&quot;&quot;) &amp;IF([.AF122]&gt;0;&quot;{&quot;&quot;value&quot;&quot;:&quot;&amp;COLUMN([.AF122])-11&amp;&quot;,&quot;&quot;text&quot;&quot;:&quot;&quot;&quot;&amp;[.AF122]&amp;&quot;&quot;&quot;},&quot;;&quot;&quot;) &amp;IF([.AG122]&gt;0;&quot;{&quot;&quot;value&quot;&quot;:&quot;&amp;COLUMN([.AG122])-11&amp;&quot;,&quot;&quot;text&quot;&quot;:&quot;&quot;&quot;&amp;[.AG122]&amp;&quot;&quot;&quot;},&quot;;&quot;&quot;) &amp;IF([.AH122]&gt;0;&quot;{&quot;&quot;value&quot;&quot;:&quot;&amp;COLUMN([.AH122])-11&amp;&quot;,&quot;&quot;text&quot;&quot;:&quot;&quot;&quot;&amp;[.AH122]&amp;&quot;&quot;&quot;},&quot;;&quot;&quot;) &amp;IF([.AI122]&gt;0;&quot;{&quot;&quot;value&quot;&quot;:&quot;&amp;COLUMN([.AI122])-11&amp;&quot;,&quot;&quot;text&quot;&quot;:&quot;&quot;&quot;&amp;[.AI122]&amp;&quot;&quot;&quot;},&quot;;&quot;&quot;) &amp;IF([.AJ122]&gt;0;&quot;{&quot;&quot;value&quot;&quot;:&quot;&amp;COLUMN([.AJ122])-11&amp;&quot;,&quot;&quot;text&quot;&quot;:&quot;&quot;&quot;&amp;[.AJ122]&amp;&quot;&quot;&quot;},&quot;;&quot;&quot;) &amp;IF([.AK122]&gt;0;&quot;{&quot;&quot;value&quot;&quot;:&quot;&amp;COLUMN([.AK122])-11&amp;&quot;,&quot;&quot;text&quot;&quot;:&quot;&quot;&quot;&amp;[.AK122]&amp;&quot;&quot;&quot;},&quot;;&quot;&quot;) &amp;IF([.AL122]&gt;0;&quot;{&quot;&quot;value&quot;&quot;:&quot;&amp;COLUMN([.AL122])-11&amp;&quot;,&quot;&quot;text&quot;&quot;:&quot;&quot;&quot;&amp;[.AL122]&amp;&quot;&quot;&quot;},&quot;;&quot;&quot;) &amp;IF([.AM122]&gt;0;&quot;{&quot;&quot;value&quot;&quot;:&quot;&amp;COLUMN([.AM122])-11&amp;&quot;,&quot;&quot;text&quot;&quot;:&quot;&quot;&quot;&amp;[.AM122]&amp;&quot;&quot;&quot;},&quot;;&quot;&quot;) &amp;IF([.AN122]&gt;0;&quot;{&quot;&quot;value&quot;&quot;:&quot;&amp;COLUMN([.AN122])-11&amp;&quot;,&quot;&quot;text&quot;&quot;:&quot;&quot;&quot;&amp;[.AN122]&amp;&quot;&quot;&quot;},&quot;;&quot;&quot;) &amp;IF([.AO122]&gt;0;&quot;{&quot;&quot;value&quot;&quot;:&quot;&amp;COLUMN([.AO122])-11&amp;&quot;,&quot;&quot;text&quot;&quot;:&quot;&quot;&quot;&amp;[.AO122]&amp;&quot;&quot;&quot;},&quot;;&quot;&quot;) &amp;IF([.AP122]&gt;0;&quot;{&quot;&quot;value&quot;&quot;:&quot;&amp;COLUMN([.AP122])-11&amp;&quot;,&quot;&quot;text&quot;&quot;:&quot;&quot;&quot;&amp;[.AP122]&amp;&quot;&quot;&quot;},&quot;;&quot;&quot;) &amp;IF([.AQ122]&gt;0;&quot;{&quot;&quot;value&quot;&quot;:&quot;&amp;COLUMN([.AQ122])-11&amp;&quot;,&quot;&quot;text&quot;&quot;:&quot;&quot;&quot;&amp;[.AQ122]&amp;&quot;&quot;&quot;},&quot;;&quot;&quot;) &amp;IF([.AR122]&gt;0;&quot;{&quot;&quot;value&quot;&quot;:&quot;&amp;COLUMN([.AR122])-11&amp;&quot;,&quot;&quot;text&quot;&quot;:&quot;&quot;&quot;&amp;[.AR122]&amp;&quot;&quot;&quot;},&quot;;&quot;&quot;) &amp;IF([.AS122]&gt;0;&quot;{&quot;&quot;value&quot;&quot;:&quot;&amp;COLUMN([.AS122])-11&amp;&quot;,&quot;&quot;text&quot;&quot;:&quot;&quot;&quot;&amp;[.AS122]&amp;&quot;&quot;&quot;},&quot;;&quot;&quot;) &amp;IF([.AT122]&gt;0;&quot;{&quot;&quot;value&quot;&quot;:&quot;&amp;COLUMN([.AT122])-11&amp;&quot;,&quot;&quot;text&quot;&quot;:&quot;&quot;&quot;&amp;[.AT122]&amp;&quot;&quot;&quot;},&quot;;&quot;&quot;) &amp;IF([.AU122]&gt;0;&quot;{&quot;&quot;value&quot;&quot;:&quot;&amp;COLUMN([.AU122])-11&amp;&quot;,&quot;&quot;text&quot;&quot;:&quot;&quot;&quot;&amp;[.AU122]&amp;&quot;&quot;&quot;},&quot;;&quot;&quot;)">
            <text:p/>
          </table:table-cell>
          <table:table-cell table:style-name="ce1" table:formula="of:=IF([.AV122]&gt;0;&quot;{&quot;&quot;value&quot;&quot;:&quot;&amp;COLUMN([.AV122])-11&amp;&quot;,&quot;&quot;text&quot;&quot;:&quot;&quot;&quot;&amp;[.AV122]&amp;&quot;&quot;&quot;},&quot;;&quot;&quot;) &amp;IF([.AW122]&gt;0;&quot;{&quot;&quot;value&quot;&quot;:&quot;&amp;COLUMN([.AW122])-11&amp;&quot;,&quot;&quot;text&quot;&quot;:&quot;&quot;&quot;&amp;[.AW122]&amp;&quot;&quot;&quot;},&quot;;&quot;&quot;) &amp;IF([.AX122]&gt;0;&quot;{&quot;&quot;value&quot;&quot;:&quot;&amp;COLUMN([.AX122])-11&amp;&quot;,&quot;&quot;text&quot;&quot;:&quot;&quot;&quot;&amp;[.AX122]&amp;&quot;&quot;&quot;},&quot;;&quot;&quot;) &amp;IF([.AY122]&gt;0;&quot;{&quot;&quot;value&quot;&quot;:&quot;&amp;COLUMN([.AY122])-11&amp;&quot;,&quot;&quot;text&quot;&quot;:&quot;&quot;&quot;&amp;[.AY122]&amp;&quot;&quot;&quot;},&quot;;&quot;&quot;) &amp;IF([.AZ122]&gt;0;&quot;{&quot;&quot;value&quot;&quot;:&quot;&amp;COLUMN([.AZ122])-11&amp;&quot;,&quot;&quot;text&quot;&quot;:&quot;&quot;&quot;&amp;[.AZ122]&amp;&quot;&quot;&quot;},&quot;;&quot;&quot;) &amp;IF([.BA122]&gt;0;&quot;{&quot;&quot;value&quot;&quot;:&quot;&amp;COLUMN([.BA122])-11&amp;&quot;,&quot;&quot;text&quot;&quot;:&quot;&quot;&quot;&amp;[.BA122]&amp;&quot;&quot;&quot;},&quot;;&quot;&quot;) &amp;IF([.BB122]&gt;0;&quot;{&quot;&quot;value&quot;&quot;:&quot;&amp;COLUMN([.BB122])-11&amp;&quot;,&quot;&quot;text&quot;&quot;:&quot;&quot;&quot;&amp;[.BB122]&amp;&quot;&quot;&quot;},&quot;;&quot;&quot;) &amp;IF([.BC122]&gt;0;&quot;{&quot;&quot;value&quot;&quot;:&quot;&amp;COLUMN([.BC122])-11&amp;&quot;,&quot;&quot;text&quot;&quot;:&quot;&quot;&quot;&amp;[.BC122]&amp;&quot;&quot;&quot;},&quot;;&quot;&quot;) &amp;IF([.BD122]&gt;0;&quot;{&quot;&quot;value&quot;&quot;:&quot;&amp;COLUMN([.BD122])-11&amp;&quot;,&quot;&quot;text&quot;&quot;:&quot;&quot;&quot;&amp;[.BD122]&amp;&quot;&quot;&quot;},&quot;;&quot;&quot;) &amp;IF([.BE122]&gt;0;&quot;{&quot;&quot;value&quot;&quot;:&quot;&amp;COLUMN([.BE122])-11&amp;&quot;,&quot;&quot;text&quot;&quot;:&quot;&quot;&quot;&amp;[.BE122]&amp;&quot;&quot;&quot;},&quot;;&quot;&quot;) &amp;IF([.BF122]&gt;0;&quot;{&quot;&quot;value&quot;&quot;:&quot;&amp;COLUMN([.BF122])-11&amp;&quot;,&quot;&quot;text&quot;&quot;:&quot;&quot;&quot;&amp;[.BF122]&amp;&quot;&quot;&quot;},&quot;;&quot;&quot;) &amp;IF([.BG122]&gt;0;&quot;{&quot;&quot;value&quot;&quot;:&quot;&amp;COLUMN([.BG122])-11&amp;&quot;,&quot;&quot;text&quot;&quot;:&quot;&quot;&quot;&amp;[.BG122]&amp;&quot;&quot;&quot;},&quot;;&quot;&quot;) &amp;IF([.BH122]&gt;0;&quot;{&quot;&quot;value&quot;&quot;:&quot;&amp;COLUMN([.BH122])-11&amp;&quot;,&quot;&quot;text&quot;&quot;:&quot;&quot;&quot;&amp;[.BH122]&amp;&quot;&quot;&quot;},&quot;;&quot;&quot;) &amp;IF([.BI122]&gt;0;&quot;{&quot;&quot;value&quot;&quot;:&quot;&amp;COLUMN([.BI122])-11&amp;&quot;,&quot;&quot;text&quot;&quot;:&quot;&quot;&quot;&amp;[.BI122]&amp;&quot;&quot;&quot;},&quot;;&quot;&quot;) &amp;IF([.BJ122]&gt;0;&quot;{&quot;&quot;value&quot;&quot;:&quot;&amp;COLUMN([.BJ122])-11&amp;&quot;,&quot;&quot;text&quot;&quot;:&quot;&quot;&quot;&amp;[.BJ122]&amp;&quot;&quot;&quot;},&quot;;&quot;&quot;) &amp;IF([.BK122]&gt;0;&quot;{&quot;&quot;value&quot;&quot;:&quot;&amp;COLUMN([.BK122])-11&amp;&quot;,&quot;&quot;text&quot;&quot;:&quot;&quot;&quot;&amp;[.BK12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123]&amp;&quot;,&quot;&quot;ordinal&quot;&quot;:&quot;&amp;ROW()-2&amp;&quot;,&quot;&quot;required&quot;&quot;:&quot;&amp;[.E123]&amp;&quot;,&quot;&quot;category&quot;&quot;:&quot;&quot;&quot;&amp;[.F123]&amp;&quot;&quot;&quot;,&quot;&quot;info&quot;&quot;:&quot;&quot;&quot;&amp;[.J123]&amp;&quot;&quot;&quot;&quot;&amp;&quot;,&quot;&quot;skip&quot;&quot;:&quot;&quot;&quot;&amp;[.D123]&amp;&quot;&quot;&quot;&quot;&amp;&quot;,&quot;&quot;text&quot;&quot;:&quot;&quot;&quot;&amp;[.H123]&amp;&quot;&quot;&quot;&quot;&amp;&quot;,&quot;&quot;type&quot;&quot;:&quot;&quot;&quot;&amp;[.I123]&amp;&quot;&quot;&quot;&quot;&amp;&quot;,&quot;&quot;options&quot;&quot;:[&quot; &amp;IF([.K123]&gt;0;&quot;{&quot;&quot;value&quot;&quot;:&quot;&amp;COLUMN([.K123])-11&amp;&quot;,&quot;&quot;text&quot;&quot;:&quot;&quot;&quot;&amp;[.K123]&amp;&quot;&quot;&quot;},&quot;;&quot;&quot;) &amp;IF([.L123]&gt;0;&quot;{&quot;&quot;value&quot;&quot;:&quot;&amp;COLUMN([.L123])-11&amp;&quot;,&quot;&quot;text&quot;&quot;:&quot;&quot;&quot;&amp;[.L123]&amp;&quot;&quot;&quot;},&quot;;&quot;&quot;) &amp;IF([.M123]&gt;0;&quot;{&quot;&quot;value&quot;&quot;:&quot;&amp;COLUMN([.M123])-11&amp;&quot;,&quot;&quot;text&quot;&quot;:&quot;&quot;&quot;&amp;[.M123]&amp;&quot;&quot;&quot;},&quot;;&quot;&quot;) &amp;IF([.N123]&gt;0;&quot;{&quot;&quot;value&quot;&quot;:&quot;&amp;COLUMN([.N123])-11&amp;&quot;,&quot;&quot;text&quot;&quot;:&quot;&quot;&quot;&amp;[.N123]&amp;&quot;&quot;&quot;},&quot;;&quot;&quot;) &amp;IF([.O123]&gt;0;&quot;{&quot;&quot;value&quot;&quot;:&quot;&amp;COLUMN([.O123])-11&amp;&quot;,&quot;&quot;text&quot;&quot;:&quot;&quot;&quot;&amp;[.O123]&amp;&quot;&quot;&quot;},&quot;;&quot;&quot;) &amp;IF([.P123]&gt;0;&quot;{&quot;&quot;value&quot;&quot;:&quot;&amp;COLUMN([.P123])-11&amp;&quot;,&quot;&quot;text&quot;&quot;:&quot;&quot;&quot;&amp;[.P123]&amp;&quot;&quot;&quot;},&quot;;&quot;&quot;) &amp;IF([.Q123]&gt;0;&quot;{&quot;&quot;value&quot;&quot;:&quot;&amp;COLUMN([.Q123])-11&amp;&quot;,&quot;&quot;text&quot;&quot;:&quot;&quot;&quot;&amp;[.Q123]&amp;&quot;&quot;&quot;},&quot;;&quot;&quot;) &amp;IF([.R123]&gt;0;&quot;{&quot;&quot;value&quot;&quot;:&quot;&amp;COLUMN([.R123])-11&amp;&quot;,&quot;&quot;text&quot;&quot;:&quot;&quot;&quot;&amp;[.R123]&amp;&quot;&quot;&quot;},&quot;;&quot;&quot;) &amp;IF([.S123]&gt;0;&quot;{&quot;&quot;value&quot;&quot;:&quot;&amp;COLUMN([.S123])-11&amp;&quot;,&quot;&quot;text&quot;&quot;:&quot;&quot;&quot;&amp;[.S123]&amp;&quot;&quot;&quot;},&quot;;&quot;&quot;) &amp;IF([.T123]&gt;0;&quot;{&quot;&quot;value&quot;&quot;:&quot;&amp;COLUMN([.T123])-11&amp;&quot;,&quot;&quot;text&quot;&quot;:&quot;&quot;&quot;&amp;[.T123]&amp;&quot;&quot;&quot;},&quot;;&quot;&quot;) &amp;IF([.U123]&gt;0;&quot;{&quot;&quot;value&quot;&quot;:&quot;&amp;COLUMN([.U123])-11&amp;&quot;,&quot;&quot;text&quot;&quot;:&quot;&quot;&quot;&amp;[.U123]&amp;&quot;&quot;&quot;},&quot;;&quot;&quot;) &amp;IF([.V123]&gt;0;&quot;{&quot;&quot;value&quot;&quot;:&quot;&amp;COLUMN([.V123])-11&amp;&quot;,&quot;&quot;text&quot;&quot;:&quot;&quot;&quot;&amp;[.V123]&amp;&quot;&quot;&quot;},&quot;;&quot;&quot;) &amp;IF([.W123]&gt;0;&quot;{&quot;&quot;value&quot;&quot;:&quot;&amp;COLUMN([.W123])-11&amp;&quot;,&quot;&quot;text&quot;&quot;:&quot;&quot;&quot;&amp;[.W123]&amp;&quot;&quot;&quot;},&quot;;&quot;&quot;) &amp;IF([.X123]&gt;0;&quot;{&quot;&quot;value&quot;&quot;:&quot;&amp;COLUMN([.X123])-11&amp;&quot;,&quot;&quot;text&quot;&quot;:&quot;&quot;&quot;&amp;[.X123]&amp;&quot;&quot;&quot;},&quot;;&quot;&quot;) &amp;IF([.Y123]&gt;0;&quot;{&quot;&quot;value&quot;&quot;:&quot;&amp;COLUMN([.Y123])-11&amp;&quot;,&quot;&quot;text&quot;&quot;:&quot;&quot;&quot;&amp;[.Y123]&amp;&quot;&quot;&quot;},&quot;;&quot;&quot;) &amp;IF([.Z123]&gt;0;&quot;{&quot;&quot;value&quot;&quot;:&quot;&amp;COLUMN([.Z123])-11&amp;&quot;,&quot;&quot;text&quot;&quot;:&quot;&quot;&quot;&amp;[.Z123]&amp;&quot;&quot;&quot;},&quot;;&quot;&quot;) &amp;IF([.AA123]&gt;0;&quot;{&quot;&quot;value&quot;&quot;:&quot;&amp;COLUMN([.AA123])-11&amp;&quot;,&quot;&quot;text&quot;&quot;:&quot;&quot;&quot;&amp;[.AA123]&amp;&quot;&quot;&quot;},&quot;;&quot;&quot;)" office:value-type="string" office:string-value="{&quot;id&quot;:108,&quot;ordinal&quot;:121,&quot;required&quot;:0,&quot;category&quot;:&quot;Drinking Alcohol&quot;,&quot;info&quot;:&quot;null&quot;,&quot;skip&quot;:&quot;103.1&quot;,&quot;text&quot;:&quot;Do you think you drink too much alcohol?&quot;,&quot;type&quot;:&quot;SC&quot;,&quot;options&quot;:[{&quot;value&quot;:0,&quot;text&quot;:&quot;Yes&quot;},{&quot;value&quot;:1,&quot;text&quot;:&quot;No&quot;},{&quot;value&quot;:2,&quot;text&quot;:&quot;I'm not sure&quot;},">
            <text:p>{"id":108,"ordinal":121,"required":0,"category":"Drinking Alcohol","info":"null","skip":"103.1","text":"Do you think you drink too much alcohol?","type":"SC","options":[{"value":0,"text":"Yes"},{"value":1,"text":"No"},{"value":2,"text":"I'm not sure"},</text:p>
          </table:table-cell>
          <table:table-cell table:style-name="ce2" table:formula="of:=IF([.AB123]&gt;0;&quot;{&quot;&quot;value&quot;&quot;:&quot;&amp;COLUMN([.AB123])-11&amp;&quot;,&quot;&quot;text&quot;&quot;:&quot;&quot;&quot;&amp;[.AB123]&amp;&quot;&quot;&quot;},&quot;;&quot;&quot;) &amp;IF([.AC123]&gt;0;&quot;{&quot;&quot;value&quot;&quot;:&quot;&amp;COLUMN([.AC123])-11&amp;&quot;,&quot;&quot;text&quot;&quot;:&quot;&quot;&quot;&amp;[.AC123]&amp;&quot;&quot;&quot;},&quot;;&quot;&quot;) &amp;IF([.AD123]&gt;0;&quot;{&quot;&quot;value&quot;&quot;:&quot;&amp;COLUMN([.AD123])-11&amp;&quot;,&quot;&quot;text&quot;&quot;:&quot;&quot;&quot;&amp;[.AD123]&amp;&quot;&quot;&quot;},&quot;;&quot;&quot;) &amp;IF([.AE123]&gt;0;&quot;{&quot;&quot;value&quot;&quot;:&quot;&amp;COLUMN([.AE123])-11&amp;&quot;,&quot;&quot;text&quot;&quot;:&quot;&quot;&quot;&amp;[.AE123]&amp;&quot;&quot;&quot;},&quot;;&quot;&quot;) &amp;IF([.AF123]&gt;0;&quot;{&quot;&quot;value&quot;&quot;:&quot;&amp;COLUMN([.AF123])-11&amp;&quot;,&quot;&quot;text&quot;&quot;:&quot;&quot;&quot;&amp;[.AF123]&amp;&quot;&quot;&quot;},&quot;;&quot;&quot;) &amp;IF([.AG123]&gt;0;&quot;{&quot;&quot;value&quot;&quot;:&quot;&amp;COLUMN([.AG123])-11&amp;&quot;,&quot;&quot;text&quot;&quot;:&quot;&quot;&quot;&amp;[.AG123]&amp;&quot;&quot;&quot;},&quot;;&quot;&quot;) &amp;IF([.AH123]&gt;0;&quot;{&quot;&quot;value&quot;&quot;:&quot;&amp;COLUMN([.AH123])-11&amp;&quot;,&quot;&quot;text&quot;&quot;:&quot;&quot;&quot;&amp;[.AH123]&amp;&quot;&quot;&quot;},&quot;;&quot;&quot;) &amp;IF([.AI123]&gt;0;&quot;{&quot;&quot;value&quot;&quot;:&quot;&amp;COLUMN([.AI123])-11&amp;&quot;,&quot;&quot;text&quot;&quot;:&quot;&quot;&quot;&amp;[.AI123]&amp;&quot;&quot;&quot;},&quot;;&quot;&quot;) &amp;IF([.AJ123]&gt;0;&quot;{&quot;&quot;value&quot;&quot;:&quot;&amp;COLUMN([.AJ123])-11&amp;&quot;,&quot;&quot;text&quot;&quot;:&quot;&quot;&quot;&amp;[.AJ123]&amp;&quot;&quot;&quot;},&quot;;&quot;&quot;) &amp;IF([.AK123]&gt;0;&quot;{&quot;&quot;value&quot;&quot;:&quot;&amp;COLUMN([.AK123])-11&amp;&quot;,&quot;&quot;text&quot;&quot;:&quot;&quot;&quot;&amp;[.AK123]&amp;&quot;&quot;&quot;},&quot;;&quot;&quot;) &amp;IF([.AL123]&gt;0;&quot;{&quot;&quot;value&quot;&quot;:&quot;&amp;COLUMN([.AL123])-11&amp;&quot;,&quot;&quot;text&quot;&quot;:&quot;&quot;&quot;&amp;[.AL123]&amp;&quot;&quot;&quot;},&quot;;&quot;&quot;) &amp;IF([.AM123]&gt;0;&quot;{&quot;&quot;value&quot;&quot;:&quot;&amp;COLUMN([.AM123])-11&amp;&quot;,&quot;&quot;text&quot;&quot;:&quot;&quot;&quot;&amp;[.AM123]&amp;&quot;&quot;&quot;},&quot;;&quot;&quot;) &amp;IF([.AN123]&gt;0;&quot;{&quot;&quot;value&quot;&quot;:&quot;&amp;COLUMN([.AN123])-11&amp;&quot;,&quot;&quot;text&quot;&quot;:&quot;&quot;&quot;&amp;[.AN123]&amp;&quot;&quot;&quot;},&quot;;&quot;&quot;) &amp;IF([.AO123]&gt;0;&quot;{&quot;&quot;value&quot;&quot;:&quot;&amp;COLUMN([.AO123])-11&amp;&quot;,&quot;&quot;text&quot;&quot;:&quot;&quot;&quot;&amp;[.AO123]&amp;&quot;&quot;&quot;},&quot;;&quot;&quot;) &amp;IF([.AP123]&gt;0;&quot;{&quot;&quot;value&quot;&quot;:&quot;&amp;COLUMN([.AP123])-11&amp;&quot;,&quot;&quot;text&quot;&quot;:&quot;&quot;&quot;&amp;[.AP123]&amp;&quot;&quot;&quot;},&quot;;&quot;&quot;) &amp;IF([.AQ123]&gt;0;&quot;{&quot;&quot;value&quot;&quot;:&quot;&amp;COLUMN([.AQ123])-11&amp;&quot;,&quot;&quot;text&quot;&quot;:&quot;&quot;&quot;&amp;[.AQ123]&amp;&quot;&quot;&quot;},&quot;;&quot;&quot;) &amp;IF([.AR123]&gt;0;&quot;{&quot;&quot;value&quot;&quot;:&quot;&amp;COLUMN([.AR123])-11&amp;&quot;,&quot;&quot;text&quot;&quot;:&quot;&quot;&quot;&amp;[.AR123]&amp;&quot;&quot;&quot;},&quot;;&quot;&quot;) &amp;IF([.AS123]&gt;0;&quot;{&quot;&quot;value&quot;&quot;:&quot;&amp;COLUMN([.AS123])-11&amp;&quot;,&quot;&quot;text&quot;&quot;:&quot;&quot;&quot;&amp;[.AS123]&amp;&quot;&quot;&quot;},&quot;;&quot;&quot;) &amp;IF([.AT123]&gt;0;&quot;{&quot;&quot;value&quot;&quot;:&quot;&amp;COLUMN([.AT123])-11&amp;&quot;,&quot;&quot;text&quot;&quot;:&quot;&quot;&quot;&amp;[.AT123]&amp;&quot;&quot;&quot;},&quot;;&quot;&quot;) &amp;IF([.AU123]&gt;0;&quot;{&quot;&quot;value&quot;&quot;:&quot;&amp;COLUMN([.AU123])-11&amp;&quot;,&quot;&quot;text&quot;&quot;:&quot;&quot;&quot;&amp;[.AU123]&amp;&quot;&quot;&quot;},&quot;;&quot;&quot;)">
            <text:p/>
          </table:table-cell>
          <table:table-cell table:style-name="ce1" table:formula="of:=IF([.AV123]&gt;0;&quot;{&quot;&quot;value&quot;&quot;:&quot;&amp;COLUMN([.AV123])-11&amp;&quot;,&quot;&quot;text&quot;&quot;:&quot;&quot;&quot;&amp;[.AV123]&amp;&quot;&quot;&quot;},&quot;;&quot;&quot;) &amp;IF([.AW123]&gt;0;&quot;{&quot;&quot;value&quot;&quot;:&quot;&amp;COLUMN([.AW123])-11&amp;&quot;,&quot;&quot;text&quot;&quot;:&quot;&quot;&quot;&amp;[.AW123]&amp;&quot;&quot;&quot;},&quot;;&quot;&quot;) &amp;IF([.AX123]&gt;0;&quot;{&quot;&quot;value&quot;&quot;:&quot;&amp;COLUMN([.AX123])-11&amp;&quot;,&quot;&quot;text&quot;&quot;:&quot;&quot;&quot;&amp;[.AX123]&amp;&quot;&quot;&quot;},&quot;;&quot;&quot;) &amp;IF([.AY123]&gt;0;&quot;{&quot;&quot;value&quot;&quot;:&quot;&amp;COLUMN([.AY123])-11&amp;&quot;,&quot;&quot;text&quot;&quot;:&quot;&quot;&quot;&amp;[.AY123]&amp;&quot;&quot;&quot;},&quot;;&quot;&quot;) &amp;IF([.AZ123]&gt;0;&quot;{&quot;&quot;value&quot;&quot;:&quot;&amp;COLUMN([.AZ123])-11&amp;&quot;,&quot;&quot;text&quot;&quot;:&quot;&quot;&quot;&amp;[.AZ123]&amp;&quot;&quot;&quot;},&quot;;&quot;&quot;) &amp;IF([.BA123]&gt;0;&quot;{&quot;&quot;value&quot;&quot;:&quot;&amp;COLUMN([.BA123])-11&amp;&quot;,&quot;&quot;text&quot;&quot;:&quot;&quot;&quot;&amp;[.BA123]&amp;&quot;&quot;&quot;},&quot;;&quot;&quot;) &amp;IF([.BB123]&gt;0;&quot;{&quot;&quot;value&quot;&quot;:&quot;&amp;COLUMN([.BB123])-11&amp;&quot;,&quot;&quot;text&quot;&quot;:&quot;&quot;&quot;&amp;[.BB123]&amp;&quot;&quot;&quot;},&quot;;&quot;&quot;) &amp;IF([.BC123]&gt;0;&quot;{&quot;&quot;value&quot;&quot;:&quot;&amp;COLUMN([.BC123])-11&amp;&quot;,&quot;&quot;text&quot;&quot;:&quot;&quot;&quot;&amp;[.BC123]&amp;&quot;&quot;&quot;},&quot;;&quot;&quot;) &amp;IF([.BD123]&gt;0;&quot;{&quot;&quot;value&quot;&quot;:&quot;&amp;COLUMN([.BD123])-11&amp;&quot;,&quot;&quot;text&quot;&quot;:&quot;&quot;&quot;&amp;[.BD123]&amp;&quot;&quot;&quot;},&quot;;&quot;&quot;) &amp;IF([.BE123]&gt;0;&quot;{&quot;&quot;value&quot;&quot;:&quot;&amp;COLUMN([.BE123])-11&amp;&quot;,&quot;&quot;text&quot;&quot;:&quot;&quot;&quot;&amp;[.BE123]&amp;&quot;&quot;&quot;},&quot;;&quot;&quot;) &amp;IF([.BF123]&gt;0;&quot;{&quot;&quot;value&quot;&quot;:&quot;&amp;COLUMN([.BF123])-11&amp;&quot;,&quot;&quot;text&quot;&quot;:&quot;&quot;&quot;&amp;[.BF123]&amp;&quot;&quot;&quot;},&quot;;&quot;&quot;) &amp;IF([.BG123]&gt;0;&quot;{&quot;&quot;value&quot;&quot;:&quot;&amp;COLUMN([.BG123])-11&amp;&quot;,&quot;&quot;text&quot;&quot;:&quot;&quot;&quot;&amp;[.BG123]&amp;&quot;&quot;&quot;},&quot;;&quot;&quot;) &amp;IF([.BH123]&gt;0;&quot;{&quot;&quot;value&quot;&quot;:&quot;&amp;COLUMN([.BH123])-11&amp;&quot;,&quot;&quot;text&quot;&quot;:&quot;&quot;&quot;&amp;[.BH123]&amp;&quot;&quot;&quot;},&quot;;&quot;&quot;) &amp;IF([.BI123]&gt;0;&quot;{&quot;&quot;value&quot;&quot;:&quot;&amp;COLUMN([.BI123])-11&amp;&quot;,&quot;&quot;text&quot;&quot;:&quot;&quot;&quot;&amp;[.BI123]&amp;&quot;&quot;&quot;},&quot;;&quot;&quot;) &amp;IF([.BJ123]&gt;0;&quot;{&quot;&quot;value&quot;&quot;:&quot;&amp;COLUMN([.BJ123])-11&amp;&quot;,&quot;&quot;text&quot;&quot;:&quot;&quot;&quot;&amp;[.BJ123]&amp;&quot;&quot;&quot;},&quot;;&quot;&quot;) &amp;IF([.BK123]&gt;0;&quot;{&quot;&quot;value&quot;&quot;:&quot;&amp;COLUMN([.BK123])-11&amp;&quot;,&quot;&quot;text&quot;&quot;:&quot;&quot;&quot;&amp;[.BK12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24]&amp;&quot;,&quot;&quot;ordinal&quot;&quot;:&quot;&amp;ROW()-2&amp;&quot;,&quot;&quot;required&quot;&quot;:&quot;&amp;[.E124]&amp;&quot;,&quot;&quot;category&quot;&quot;:&quot;&quot;&quot;&amp;[.F124]&amp;&quot;&quot;&quot;,&quot;&quot;info&quot;&quot;:&quot;&quot;&quot;&amp;[.J124]&amp;&quot;&quot;&quot;&quot;&amp;&quot;,&quot;&quot;skip&quot;&quot;:&quot;&quot;&quot;&amp;[.D124]&amp;&quot;&quot;&quot;&quot;&amp;&quot;,&quot;&quot;text&quot;&quot;:&quot;&quot;&quot;&amp;[.H124]&amp;&quot;&quot;&quot;&quot;&amp;&quot;,&quot;&quot;type&quot;&quot;:&quot;&quot;&quot;&amp;[.I124]&amp;&quot;&quot;&quot;&quot;&amp;&quot;,&quot;&quot;options&quot;&quot;:[&quot; &amp;IF([.K124]&gt;0;&quot;{&quot;&quot;value&quot;&quot;:&quot;&amp;COLUMN([.K124])-11&amp;&quot;,&quot;&quot;text&quot;&quot;:&quot;&quot;&quot;&amp;[.K124]&amp;&quot;&quot;&quot;},&quot;;&quot;&quot;) &amp;IF([.L124]&gt;0;&quot;{&quot;&quot;value&quot;&quot;:&quot;&amp;COLUMN([.L124])-11&amp;&quot;,&quot;&quot;text&quot;&quot;:&quot;&quot;&quot;&amp;[.L124]&amp;&quot;&quot;&quot;},&quot;;&quot;&quot;) &amp;IF([.M124]&gt;0;&quot;{&quot;&quot;value&quot;&quot;:&quot;&amp;COLUMN([.M124])-11&amp;&quot;,&quot;&quot;text&quot;&quot;:&quot;&quot;&quot;&amp;[.M124]&amp;&quot;&quot;&quot;},&quot;;&quot;&quot;) &amp;IF([.N124]&gt;0;&quot;{&quot;&quot;value&quot;&quot;:&quot;&amp;COLUMN([.N124])-11&amp;&quot;,&quot;&quot;text&quot;&quot;:&quot;&quot;&quot;&amp;[.N124]&amp;&quot;&quot;&quot;},&quot;;&quot;&quot;) &amp;IF([.O124]&gt;0;&quot;{&quot;&quot;value&quot;&quot;:&quot;&amp;COLUMN([.O124])-11&amp;&quot;,&quot;&quot;text&quot;&quot;:&quot;&quot;&quot;&amp;[.O124]&amp;&quot;&quot;&quot;},&quot;;&quot;&quot;) &amp;IF([.P124]&gt;0;&quot;{&quot;&quot;value&quot;&quot;:&quot;&amp;COLUMN([.P124])-11&amp;&quot;,&quot;&quot;text&quot;&quot;:&quot;&quot;&quot;&amp;[.P124]&amp;&quot;&quot;&quot;},&quot;;&quot;&quot;) &amp;IF([.Q124]&gt;0;&quot;{&quot;&quot;value&quot;&quot;:&quot;&amp;COLUMN([.Q124])-11&amp;&quot;,&quot;&quot;text&quot;&quot;:&quot;&quot;&quot;&amp;[.Q124]&amp;&quot;&quot;&quot;},&quot;;&quot;&quot;) &amp;IF([.R124]&gt;0;&quot;{&quot;&quot;value&quot;&quot;:&quot;&amp;COLUMN([.R124])-11&amp;&quot;,&quot;&quot;text&quot;&quot;:&quot;&quot;&quot;&amp;[.R124]&amp;&quot;&quot;&quot;},&quot;;&quot;&quot;) &amp;IF([.S124]&gt;0;&quot;{&quot;&quot;value&quot;&quot;:&quot;&amp;COLUMN([.S124])-11&amp;&quot;,&quot;&quot;text&quot;&quot;:&quot;&quot;&quot;&amp;[.S124]&amp;&quot;&quot;&quot;},&quot;;&quot;&quot;) &amp;IF([.T124]&gt;0;&quot;{&quot;&quot;value&quot;&quot;:&quot;&amp;COLUMN([.T124])-11&amp;&quot;,&quot;&quot;text&quot;&quot;:&quot;&quot;&quot;&amp;[.T124]&amp;&quot;&quot;&quot;},&quot;;&quot;&quot;) &amp;IF([.U124]&gt;0;&quot;{&quot;&quot;value&quot;&quot;:&quot;&amp;COLUMN([.U124])-11&amp;&quot;,&quot;&quot;text&quot;&quot;:&quot;&quot;&quot;&amp;[.U124]&amp;&quot;&quot;&quot;},&quot;;&quot;&quot;) &amp;IF([.V124]&gt;0;&quot;{&quot;&quot;value&quot;&quot;:&quot;&amp;COLUMN([.V124])-11&amp;&quot;,&quot;&quot;text&quot;&quot;:&quot;&quot;&quot;&amp;[.V124]&amp;&quot;&quot;&quot;},&quot;;&quot;&quot;) &amp;IF([.W124]&gt;0;&quot;{&quot;&quot;value&quot;&quot;:&quot;&amp;COLUMN([.W124])-11&amp;&quot;,&quot;&quot;text&quot;&quot;:&quot;&quot;&quot;&amp;[.W124]&amp;&quot;&quot;&quot;},&quot;;&quot;&quot;) &amp;IF([.X124]&gt;0;&quot;{&quot;&quot;value&quot;&quot;:&quot;&amp;COLUMN([.X124])-11&amp;&quot;,&quot;&quot;text&quot;&quot;:&quot;&quot;&quot;&amp;[.X124]&amp;&quot;&quot;&quot;},&quot;;&quot;&quot;) &amp;IF([.Y124]&gt;0;&quot;{&quot;&quot;value&quot;&quot;:&quot;&amp;COLUMN([.Y124])-11&amp;&quot;,&quot;&quot;text&quot;&quot;:&quot;&quot;&quot;&amp;[.Y124]&amp;&quot;&quot;&quot;},&quot;;&quot;&quot;) &amp;IF([.Z124]&gt;0;&quot;{&quot;&quot;value&quot;&quot;:&quot;&amp;COLUMN([.Z124])-11&amp;&quot;,&quot;&quot;text&quot;&quot;:&quot;&quot;&quot;&amp;[.Z124]&amp;&quot;&quot;&quot;},&quot;;&quot;&quot;) &amp;IF([.AA124]&gt;0;&quot;{&quot;&quot;value&quot;&quot;:&quot;&amp;COLUMN([.AA124])-11&amp;&quot;,&quot;&quot;text&quot;&quot;:&quot;&quot;&quot;&amp;[.AA124]&amp;&quot;&quot;&quot;},&quot;;&quot;&quot;)" office:value-type="string" office:string-value="{&quot;id&quot;:109,&quot;ordinal&quot;:122,&quot;required&quot;:0,&quot;category&quot;:&quot;Drinking Alcohol&quot;,&quot;info&quot;:&quot;null&quot;,&quot;skip&quot;:&quot;103.1&quot;,&quot;text&quot;:&quot;Do you know how to manage your diabetes when drinking alcohol?&quot;,&quot;type&quot;:&quot;SC&quot;,&quot;options&quot;:[{&quot;value&quot;:0,&quot;text&quot;:&quot;Yes&quot;},{&quot;value&quot;:1,&quot;text&quot;:&quot;No&quot;},{&quot;value&quot;:2,&quot;text&quot;:&quot;I'm not sure&quot;},">
            <text:p>{"id":109,"ordinal":122,"required":0,"category":"Drinking Alcohol","info":"null","skip":"103.1","text":"Do you know how to manage your diabetes when drinking alcohol?","type":"SC","options":[{"value":0,"text":"Yes"},{"value":1,"text":"No"},{"value":2,"text":"I'm not sure"},</text:p>
          </table:table-cell>
          <table:table-cell table:style-name="ce2" table:formula="of:=IF([.AB124]&gt;0;&quot;{&quot;&quot;value&quot;&quot;:&quot;&amp;COLUMN([.AB124])-11&amp;&quot;,&quot;&quot;text&quot;&quot;:&quot;&quot;&quot;&amp;[.AB124]&amp;&quot;&quot;&quot;},&quot;;&quot;&quot;) &amp;IF([.AC124]&gt;0;&quot;{&quot;&quot;value&quot;&quot;:&quot;&amp;COLUMN([.AC124])-11&amp;&quot;,&quot;&quot;text&quot;&quot;:&quot;&quot;&quot;&amp;[.AC124]&amp;&quot;&quot;&quot;},&quot;;&quot;&quot;) &amp;IF([.AD124]&gt;0;&quot;{&quot;&quot;value&quot;&quot;:&quot;&amp;COLUMN([.AD124])-11&amp;&quot;,&quot;&quot;text&quot;&quot;:&quot;&quot;&quot;&amp;[.AD124]&amp;&quot;&quot;&quot;},&quot;;&quot;&quot;) &amp;IF([.AE124]&gt;0;&quot;{&quot;&quot;value&quot;&quot;:&quot;&amp;COLUMN([.AE124])-11&amp;&quot;,&quot;&quot;text&quot;&quot;:&quot;&quot;&quot;&amp;[.AE124]&amp;&quot;&quot;&quot;},&quot;;&quot;&quot;) &amp;IF([.AF124]&gt;0;&quot;{&quot;&quot;value&quot;&quot;:&quot;&amp;COLUMN([.AF124])-11&amp;&quot;,&quot;&quot;text&quot;&quot;:&quot;&quot;&quot;&amp;[.AF124]&amp;&quot;&quot;&quot;},&quot;;&quot;&quot;) &amp;IF([.AG124]&gt;0;&quot;{&quot;&quot;value&quot;&quot;:&quot;&amp;COLUMN([.AG124])-11&amp;&quot;,&quot;&quot;text&quot;&quot;:&quot;&quot;&quot;&amp;[.AG124]&amp;&quot;&quot;&quot;},&quot;;&quot;&quot;) &amp;IF([.AH124]&gt;0;&quot;{&quot;&quot;value&quot;&quot;:&quot;&amp;COLUMN([.AH124])-11&amp;&quot;,&quot;&quot;text&quot;&quot;:&quot;&quot;&quot;&amp;[.AH124]&amp;&quot;&quot;&quot;},&quot;;&quot;&quot;) &amp;IF([.AI124]&gt;0;&quot;{&quot;&quot;value&quot;&quot;:&quot;&amp;COLUMN([.AI124])-11&amp;&quot;,&quot;&quot;text&quot;&quot;:&quot;&quot;&quot;&amp;[.AI124]&amp;&quot;&quot;&quot;},&quot;;&quot;&quot;) &amp;IF([.AJ124]&gt;0;&quot;{&quot;&quot;value&quot;&quot;:&quot;&amp;COLUMN([.AJ124])-11&amp;&quot;,&quot;&quot;text&quot;&quot;:&quot;&quot;&quot;&amp;[.AJ124]&amp;&quot;&quot;&quot;},&quot;;&quot;&quot;) &amp;IF([.AK124]&gt;0;&quot;{&quot;&quot;value&quot;&quot;:&quot;&amp;COLUMN([.AK124])-11&amp;&quot;,&quot;&quot;text&quot;&quot;:&quot;&quot;&quot;&amp;[.AK124]&amp;&quot;&quot;&quot;},&quot;;&quot;&quot;) &amp;IF([.AL124]&gt;0;&quot;{&quot;&quot;value&quot;&quot;:&quot;&amp;COLUMN([.AL124])-11&amp;&quot;,&quot;&quot;text&quot;&quot;:&quot;&quot;&quot;&amp;[.AL124]&amp;&quot;&quot;&quot;},&quot;;&quot;&quot;) &amp;IF([.AM124]&gt;0;&quot;{&quot;&quot;value&quot;&quot;:&quot;&amp;COLUMN([.AM124])-11&amp;&quot;,&quot;&quot;text&quot;&quot;:&quot;&quot;&quot;&amp;[.AM124]&amp;&quot;&quot;&quot;},&quot;;&quot;&quot;) &amp;IF([.AN124]&gt;0;&quot;{&quot;&quot;value&quot;&quot;:&quot;&amp;COLUMN([.AN124])-11&amp;&quot;,&quot;&quot;text&quot;&quot;:&quot;&quot;&quot;&amp;[.AN124]&amp;&quot;&quot;&quot;},&quot;;&quot;&quot;) &amp;IF([.AO124]&gt;0;&quot;{&quot;&quot;value&quot;&quot;:&quot;&amp;COLUMN([.AO124])-11&amp;&quot;,&quot;&quot;text&quot;&quot;:&quot;&quot;&quot;&amp;[.AO124]&amp;&quot;&quot;&quot;},&quot;;&quot;&quot;) &amp;IF([.AP124]&gt;0;&quot;{&quot;&quot;value&quot;&quot;:&quot;&amp;COLUMN([.AP124])-11&amp;&quot;,&quot;&quot;text&quot;&quot;:&quot;&quot;&quot;&amp;[.AP124]&amp;&quot;&quot;&quot;},&quot;;&quot;&quot;) &amp;IF([.AQ124]&gt;0;&quot;{&quot;&quot;value&quot;&quot;:&quot;&amp;COLUMN([.AQ124])-11&amp;&quot;,&quot;&quot;text&quot;&quot;:&quot;&quot;&quot;&amp;[.AQ124]&amp;&quot;&quot;&quot;},&quot;;&quot;&quot;) &amp;IF([.AR124]&gt;0;&quot;{&quot;&quot;value&quot;&quot;:&quot;&amp;COLUMN([.AR124])-11&amp;&quot;,&quot;&quot;text&quot;&quot;:&quot;&quot;&quot;&amp;[.AR124]&amp;&quot;&quot;&quot;},&quot;;&quot;&quot;) &amp;IF([.AS124]&gt;0;&quot;{&quot;&quot;value&quot;&quot;:&quot;&amp;COLUMN([.AS124])-11&amp;&quot;,&quot;&quot;text&quot;&quot;:&quot;&quot;&quot;&amp;[.AS124]&amp;&quot;&quot;&quot;},&quot;;&quot;&quot;) &amp;IF([.AT124]&gt;0;&quot;{&quot;&quot;value&quot;&quot;:&quot;&amp;COLUMN([.AT124])-11&amp;&quot;,&quot;&quot;text&quot;&quot;:&quot;&quot;&quot;&amp;[.AT124]&amp;&quot;&quot;&quot;},&quot;;&quot;&quot;) &amp;IF([.AU124]&gt;0;&quot;{&quot;&quot;value&quot;&quot;:&quot;&amp;COLUMN([.AU124])-11&amp;&quot;,&quot;&quot;text&quot;&quot;:&quot;&quot;&quot;&amp;[.AU124]&amp;&quot;&quot;&quot;},&quot;;&quot;&quot;)">
            <text:p/>
          </table:table-cell>
          <table:table-cell table:style-name="ce1" table:formula="of:=IF([.AV124]&gt;0;&quot;{&quot;&quot;value&quot;&quot;:&quot;&amp;COLUMN([.AV124])-11&amp;&quot;,&quot;&quot;text&quot;&quot;:&quot;&quot;&quot;&amp;[.AV124]&amp;&quot;&quot;&quot;},&quot;;&quot;&quot;) &amp;IF([.AW124]&gt;0;&quot;{&quot;&quot;value&quot;&quot;:&quot;&amp;COLUMN([.AW124])-11&amp;&quot;,&quot;&quot;text&quot;&quot;:&quot;&quot;&quot;&amp;[.AW124]&amp;&quot;&quot;&quot;},&quot;;&quot;&quot;) &amp;IF([.AX124]&gt;0;&quot;{&quot;&quot;value&quot;&quot;:&quot;&amp;COLUMN([.AX124])-11&amp;&quot;,&quot;&quot;text&quot;&quot;:&quot;&quot;&quot;&amp;[.AX124]&amp;&quot;&quot;&quot;},&quot;;&quot;&quot;) &amp;IF([.AY124]&gt;0;&quot;{&quot;&quot;value&quot;&quot;:&quot;&amp;COLUMN([.AY124])-11&amp;&quot;,&quot;&quot;text&quot;&quot;:&quot;&quot;&quot;&amp;[.AY124]&amp;&quot;&quot;&quot;},&quot;;&quot;&quot;) &amp;IF([.AZ124]&gt;0;&quot;{&quot;&quot;value&quot;&quot;:&quot;&amp;COLUMN([.AZ124])-11&amp;&quot;,&quot;&quot;text&quot;&quot;:&quot;&quot;&quot;&amp;[.AZ124]&amp;&quot;&quot;&quot;},&quot;;&quot;&quot;) &amp;IF([.BA124]&gt;0;&quot;{&quot;&quot;value&quot;&quot;:&quot;&amp;COLUMN([.BA124])-11&amp;&quot;,&quot;&quot;text&quot;&quot;:&quot;&quot;&quot;&amp;[.BA124]&amp;&quot;&quot;&quot;},&quot;;&quot;&quot;) &amp;IF([.BB124]&gt;0;&quot;{&quot;&quot;value&quot;&quot;:&quot;&amp;COLUMN([.BB124])-11&amp;&quot;,&quot;&quot;text&quot;&quot;:&quot;&quot;&quot;&amp;[.BB124]&amp;&quot;&quot;&quot;},&quot;;&quot;&quot;) &amp;IF([.BC124]&gt;0;&quot;{&quot;&quot;value&quot;&quot;:&quot;&amp;COLUMN([.BC124])-11&amp;&quot;,&quot;&quot;text&quot;&quot;:&quot;&quot;&quot;&amp;[.BC124]&amp;&quot;&quot;&quot;},&quot;;&quot;&quot;) &amp;IF([.BD124]&gt;0;&quot;{&quot;&quot;value&quot;&quot;:&quot;&amp;COLUMN([.BD124])-11&amp;&quot;,&quot;&quot;text&quot;&quot;:&quot;&quot;&quot;&amp;[.BD124]&amp;&quot;&quot;&quot;},&quot;;&quot;&quot;) &amp;IF([.BE124]&gt;0;&quot;{&quot;&quot;value&quot;&quot;:&quot;&amp;COLUMN([.BE124])-11&amp;&quot;,&quot;&quot;text&quot;&quot;:&quot;&quot;&quot;&amp;[.BE124]&amp;&quot;&quot;&quot;},&quot;;&quot;&quot;) &amp;IF([.BF124]&gt;0;&quot;{&quot;&quot;value&quot;&quot;:&quot;&amp;COLUMN([.BF124])-11&amp;&quot;,&quot;&quot;text&quot;&quot;:&quot;&quot;&quot;&amp;[.BF124]&amp;&quot;&quot;&quot;},&quot;;&quot;&quot;) &amp;IF([.BG124]&gt;0;&quot;{&quot;&quot;value&quot;&quot;:&quot;&amp;COLUMN([.BG124])-11&amp;&quot;,&quot;&quot;text&quot;&quot;:&quot;&quot;&quot;&amp;[.BG124]&amp;&quot;&quot;&quot;},&quot;;&quot;&quot;) &amp;IF([.BH124]&gt;0;&quot;{&quot;&quot;value&quot;&quot;:&quot;&amp;COLUMN([.BH124])-11&amp;&quot;,&quot;&quot;text&quot;&quot;:&quot;&quot;&quot;&amp;[.BH124]&amp;&quot;&quot;&quot;},&quot;;&quot;&quot;) &amp;IF([.BI124]&gt;0;&quot;{&quot;&quot;value&quot;&quot;:&quot;&amp;COLUMN([.BI124])-11&amp;&quot;,&quot;&quot;text&quot;&quot;:&quot;&quot;&quot;&amp;[.BI124]&amp;&quot;&quot;&quot;},&quot;;&quot;&quot;) &amp;IF([.BJ124]&gt;0;&quot;{&quot;&quot;value&quot;&quot;:&quot;&amp;COLUMN([.BJ124])-11&amp;&quot;,&quot;&quot;text&quot;&quot;:&quot;&quot;&quot;&amp;[.BJ124]&amp;&quot;&quot;&quot;},&quot;;&quot;&quot;) &amp;IF([.BK124]&gt;0;&quot;{&quot;&quot;value&quot;&quot;:&quot;&amp;COLUMN([.BK124])-11&amp;&quot;,&quot;&quot;text&quot;&quot;:&quot;&quot;&quot;&amp;[.BK12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25]&amp;&quot;,&quot;&quot;ordinal&quot;&quot;:&quot;&amp;ROW()-2&amp;&quot;,&quot;&quot;required&quot;&quot;:&quot;&amp;[.E125]&amp;&quot;,&quot;&quot;category&quot;&quot;:&quot;&quot;&quot;&amp;[.F125]&amp;&quot;&quot;&quot;,&quot;&quot;info&quot;&quot;:&quot;&quot;&quot;&amp;[.J125]&amp;&quot;&quot;&quot;&quot;&amp;&quot;,&quot;&quot;skip&quot;&quot;:&quot;&quot;&quot;&amp;[.D125]&amp;&quot;&quot;&quot;&quot;&amp;&quot;,&quot;&quot;text&quot;&quot;:&quot;&quot;&quot;&amp;[.H125]&amp;&quot;&quot;&quot;&quot;&amp;&quot;,&quot;&quot;type&quot;&quot;:&quot;&quot;&quot;&amp;[.I125]&amp;&quot;&quot;&quot;&quot;&amp;&quot;,&quot;&quot;options&quot;&quot;:[&quot; &amp;IF([.K125]&gt;0;&quot;{&quot;&quot;value&quot;&quot;:&quot;&amp;COLUMN([.K125])-11&amp;&quot;,&quot;&quot;text&quot;&quot;:&quot;&quot;&quot;&amp;[.K125]&amp;&quot;&quot;&quot;},&quot;;&quot;&quot;) &amp;IF([.L125]&gt;0;&quot;{&quot;&quot;value&quot;&quot;:&quot;&amp;COLUMN([.L125])-11&amp;&quot;,&quot;&quot;text&quot;&quot;:&quot;&quot;&quot;&amp;[.L125]&amp;&quot;&quot;&quot;},&quot;;&quot;&quot;) &amp;IF([.M125]&gt;0;&quot;{&quot;&quot;value&quot;&quot;:&quot;&amp;COLUMN([.M125])-11&amp;&quot;,&quot;&quot;text&quot;&quot;:&quot;&quot;&quot;&amp;[.M125]&amp;&quot;&quot;&quot;},&quot;;&quot;&quot;) &amp;IF([.N125]&gt;0;&quot;{&quot;&quot;value&quot;&quot;:&quot;&amp;COLUMN([.N125])-11&amp;&quot;,&quot;&quot;text&quot;&quot;:&quot;&quot;&quot;&amp;[.N125]&amp;&quot;&quot;&quot;},&quot;;&quot;&quot;) &amp;IF([.O125]&gt;0;&quot;{&quot;&quot;value&quot;&quot;:&quot;&amp;COLUMN([.O125])-11&amp;&quot;,&quot;&quot;text&quot;&quot;:&quot;&quot;&quot;&amp;[.O125]&amp;&quot;&quot;&quot;},&quot;;&quot;&quot;) &amp;IF([.P125]&gt;0;&quot;{&quot;&quot;value&quot;&quot;:&quot;&amp;COLUMN([.P125])-11&amp;&quot;,&quot;&quot;text&quot;&quot;:&quot;&quot;&quot;&amp;[.P125]&amp;&quot;&quot;&quot;},&quot;;&quot;&quot;) &amp;IF([.Q125]&gt;0;&quot;{&quot;&quot;value&quot;&quot;:&quot;&amp;COLUMN([.Q125])-11&amp;&quot;,&quot;&quot;text&quot;&quot;:&quot;&quot;&quot;&amp;[.Q125]&amp;&quot;&quot;&quot;},&quot;;&quot;&quot;) &amp;IF([.R125]&gt;0;&quot;{&quot;&quot;value&quot;&quot;:&quot;&amp;COLUMN([.R125])-11&amp;&quot;,&quot;&quot;text&quot;&quot;:&quot;&quot;&quot;&amp;[.R125]&amp;&quot;&quot;&quot;},&quot;;&quot;&quot;) &amp;IF([.S125]&gt;0;&quot;{&quot;&quot;value&quot;&quot;:&quot;&amp;COLUMN([.S125])-11&amp;&quot;,&quot;&quot;text&quot;&quot;:&quot;&quot;&quot;&amp;[.S125]&amp;&quot;&quot;&quot;},&quot;;&quot;&quot;) &amp;IF([.T125]&gt;0;&quot;{&quot;&quot;value&quot;&quot;:&quot;&amp;COLUMN([.T125])-11&amp;&quot;,&quot;&quot;text&quot;&quot;:&quot;&quot;&quot;&amp;[.T125]&amp;&quot;&quot;&quot;},&quot;;&quot;&quot;) &amp;IF([.U125]&gt;0;&quot;{&quot;&quot;value&quot;&quot;:&quot;&amp;COLUMN([.U125])-11&amp;&quot;,&quot;&quot;text&quot;&quot;:&quot;&quot;&quot;&amp;[.U125]&amp;&quot;&quot;&quot;},&quot;;&quot;&quot;) &amp;IF([.V125]&gt;0;&quot;{&quot;&quot;value&quot;&quot;:&quot;&amp;COLUMN([.V125])-11&amp;&quot;,&quot;&quot;text&quot;&quot;:&quot;&quot;&quot;&amp;[.V125]&amp;&quot;&quot;&quot;},&quot;;&quot;&quot;) &amp;IF([.W125]&gt;0;&quot;{&quot;&quot;value&quot;&quot;:&quot;&amp;COLUMN([.W125])-11&amp;&quot;,&quot;&quot;text&quot;&quot;:&quot;&quot;&quot;&amp;[.W125]&amp;&quot;&quot;&quot;},&quot;;&quot;&quot;) &amp;IF([.X125]&gt;0;&quot;{&quot;&quot;value&quot;&quot;:&quot;&amp;COLUMN([.X125])-11&amp;&quot;,&quot;&quot;text&quot;&quot;:&quot;&quot;&quot;&amp;[.X125]&amp;&quot;&quot;&quot;},&quot;;&quot;&quot;) &amp;IF([.Y125]&gt;0;&quot;{&quot;&quot;value&quot;&quot;:&quot;&amp;COLUMN([.Y125])-11&amp;&quot;,&quot;&quot;text&quot;&quot;:&quot;&quot;&quot;&amp;[.Y125]&amp;&quot;&quot;&quot;},&quot;;&quot;&quot;) &amp;IF([.Z125]&gt;0;&quot;{&quot;&quot;value&quot;&quot;:&quot;&amp;COLUMN([.Z125])-11&amp;&quot;,&quot;&quot;text&quot;&quot;:&quot;&quot;&quot;&amp;[.Z125]&amp;&quot;&quot;&quot;},&quot;;&quot;&quot;) &amp;IF([.AA125]&gt;0;&quot;{&quot;&quot;value&quot;&quot;:&quot;&amp;COLUMN([.AA125])-11&amp;&quot;,&quot;&quot;text&quot;&quot;:&quot;&quot;&quot;&amp;[.AA125]&amp;&quot;&quot;&quot;},&quot;;&quot;&quot;)" office:value-type="string" office:string-value="{&quot;id&quot;:110,&quot;ordinal&quot;:123,&quot;required&quot;:0,&quot;category&quot;:&quot;Drinking Alcohol&quot;,&quot;info&quot;:&quot;null&quot;,&quot;skip&quot;:&quot;103.1&quot;,&quot;text&quot;:&quot;Would you like help with your alcohol drinking?&quot;,&quot;type&quot;:&quot;SC&quot;,&quot;options&quot;:[{&quot;value&quot;:0,&quot;text&quot;:&quot;Yes&quot;},{&quot;value&quot;:1,&quot;text&quot;:&quot;No&quot;},{&quot;value&quot;:2,&quot;text&quot;:&quot;I'm not sure&quot;},">
            <text:p>{"id":110,"ordinal":123,"required":0,"category":"Drinking Alcohol","info":"null","skip":"103.1","text":"Would you like help with your alcohol drinking?","type":"SC","options":[{"value":0,"text":"Yes"},{"value":1,"text":"No"},{"value":2,"text":"I'm not sure"},</text:p>
          </table:table-cell>
          <table:table-cell table:style-name="ce2" table:formula="of:=IF([.AB125]&gt;0;&quot;{&quot;&quot;value&quot;&quot;:&quot;&amp;COLUMN([.AB125])-11&amp;&quot;,&quot;&quot;text&quot;&quot;:&quot;&quot;&quot;&amp;[.AB125]&amp;&quot;&quot;&quot;},&quot;;&quot;&quot;) &amp;IF([.AC125]&gt;0;&quot;{&quot;&quot;value&quot;&quot;:&quot;&amp;COLUMN([.AC125])-11&amp;&quot;,&quot;&quot;text&quot;&quot;:&quot;&quot;&quot;&amp;[.AC125]&amp;&quot;&quot;&quot;},&quot;;&quot;&quot;) &amp;IF([.AD125]&gt;0;&quot;{&quot;&quot;value&quot;&quot;:&quot;&amp;COLUMN([.AD125])-11&amp;&quot;,&quot;&quot;text&quot;&quot;:&quot;&quot;&quot;&amp;[.AD125]&amp;&quot;&quot;&quot;},&quot;;&quot;&quot;) &amp;IF([.AE125]&gt;0;&quot;{&quot;&quot;value&quot;&quot;:&quot;&amp;COLUMN([.AE125])-11&amp;&quot;,&quot;&quot;text&quot;&quot;:&quot;&quot;&quot;&amp;[.AE125]&amp;&quot;&quot;&quot;},&quot;;&quot;&quot;) &amp;IF([.AF125]&gt;0;&quot;{&quot;&quot;value&quot;&quot;:&quot;&amp;COLUMN([.AF125])-11&amp;&quot;,&quot;&quot;text&quot;&quot;:&quot;&quot;&quot;&amp;[.AF125]&amp;&quot;&quot;&quot;},&quot;;&quot;&quot;) &amp;IF([.AG125]&gt;0;&quot;{&quot;&quot;value&quot;&quot;:&quot;&amp;COLUMN([.AG125])-11&amp;&quot;,&quot;&quot;text&quot;&quot;:&quot;&quot;&quot;&amp;[.AG125]&amp;&quot;&quot;&quot;},&quot;;&quot;&quot;) &amp;IF([.AH125]&gt;0;&quot;{&quot;&quot;value&quot;&quot;:&quot;&amp;COLUMN([.AH125])-11&amp;&quot;,&quot;&quot;text&quot;&quot;:&quot;&quot;&quot;&amp;[.AH125]&amp;&quot;&quot;&quot;},&quot;;&quot;&quot;) &amp;IF([.AI125]&gt;0;&quot;{&quot;&quot;value&quot;&quot;:&quot;&amp;COLUMN([.AI125])-11&amp;&quot;,&quot;&quot;text&quot;&quot;:&quot;&quot;&quot;&amp;[.AI125]&amp;&quot;&quot;&quot;},&quot;;&quot;&quot;) &amp;IF([.AJ125]&gt;0;&quot;{&quot;&quot;value&quot;&quot;:&quot;&amp;COLUMN([.AJ125])-11&amp;&quot;,&quot;&quot;text&quot;&quot;:&quot;&quot;&quot;&amp;[.AJ125]&amp;&quot;&quot;&quot;},&quot;;&quot;&quot;) &amp;IF([.AK125]&gt;0;&quot;{&quot;&quot;value&quot;&quot;:&quot;&amp;COLUMN([.AK125])-11&amp;&quot;,&quot;&quot;text&quot;&quot;:&quot;&quot;&quot;&amp;[.AK125]&amp;&quot;&quot;&quot;},&quot;;&quot;&quot;) &amp;IF([.AL125]&gt;0;&quot;{&quot;&quot;value&quot;&quot;:&quot;&amp;COLUMN([.AL125])-11&amp;&quot;,&quot;&quot;text&quot;&quot;:&quot;&quot;&quot;&amp;[.AL125]&amp;&quot;&quot;&quot;},&quot;;&quot;&quot;) &amp;IF([.AM125]&gt;0;&quot;{&quot;&quot;value&quot;&quot;:&quot;&amp;COLUMN([.AM125])-11&amp;&quot;,&quot;&quot;text&quot;&quot;:&quot;&quot;&quot;&amp;[.AM125]&amp;&quot;&quot;&quot;},&quot;;&quot;&quot;) &amp;IF([.AN125]&gt;0;&quot;{&quot;&quot;value&quot;&quot;:&quot;&amp;COLUMN([.AN125])-11&amp;&quot;,&quot;&quot;text&quot;&quot;:&quot;&quot;&quot;&amp;[.AN125]&amp;&quot;&quot;&quot;},&quot;;&quot;&quot;) &amp;IF([.AO125]&gt;0;&quot;{&quot;&quot;value&quot;&quot;:&quot;&amp;COLUMN([.AO125])-11&amp;&quot;,&quot;&quot;text&quot;&quot;:&quot;&quot;&quot;&amp;[.AO125]&amp;&quot;&quot;&quot;},&quot;;&quot;&quot;) &amp;IF([.AP125]&gt;0;&quot;{&quot;&quot;value&quot;&quot;:&quot;&amp;COLUMN([.AP125])-11&amp;&quot;,&quot;&quot;text&quot;&quot;:&quot;&quot;&quot;&amp;[.AP125]&amp;&quot;&quot;&quot;},&quot;;&quot;&quot;) &amp;IF([.AQ125]&gt;0;&quot;{&quot;&quot;value&quot;&quot;:&quot;&amp;COLUMN([.AQ125])-11&amp;&quot;,&quot;&quot;text&quot;&quot;:&quot;&quot;&quot;&amp;[.AQ125]&amp;&quot;&quot;&quot;},&quot;;&quot;&quot;) &amp;IF([.AR125]&gt;0;&quot;{&quot;&quot;value&quot;&quot;:&quot;&amp;COLUMN([.AR125])-11&amp;&quot;,&quot;&quot;text&quot;&quot;:&quot;&quot;&quot;&amp;[.AR125]&amp;&quot;&quot;&quot;},&quot;;&quot;&quot;) &amp;IF([.AS125]&gt;0;&quot;{&quot;&quot;value&quot;&quot;:&quot;&amp;COLUMN([.AS125])-11&amp;&quot;,&quot;&quot;text&quot;&quot;:&quot;&quot;&quot;&amp;[.AS125]&amp;&quot;&quot;&quot;},&quot;;&quot;&quot;) &amp;IF([.AT125]&gt;0;&quot;{&quot;&quot;value&quot;&quot;:&quot;&amp;COLUMN([.AT125])-11&amp;&quot;,&quot;&quot;text&quot;&quot;:&quot;&quot;&quot;&amp;[.AT125]&amp;&quot;&quot;&quot;},&quot;;&quot;&quot;) &amp;IF([.AU125]&gt;0;&quot;{&quot;&quot;value&quot;&quot;:&quot;&amp;COLUMN([.AU125])-11&amp;&quot;,&quot;&quot;text&quot;&quot;:&quot;&quot;&quot;&amp;[.AU125]&amp;&quot;&quot;&quot;},&quot;;&quot;&quot;)">
            <text:p/>
          </table:table-cell>
          <table:table-cell table:style-name="ce1" table:formula="of:=IF([.AV125]&gt;0;&quot;{&quot;&quot;value&quot;&quot;:&quot;&amp;COLUMN([.AV125])-11&amp;&quot;,&quot;&quot;text&quot;&quot;:&quot;&quot;&quot;&amp;[.AV125]&amp;&quot;&quot;&quot;},&quot;;&quot;&quot;) &amp;IF([.AW125]&gt;0;&quot;{&quot;&quot;value&quot;&quot;:&quot;&amp;COLUMN([.AW125])-11&amp;&quot;,&quot;&quot;text&quot;&quot;:&quot;&quot;&quot;&amp;[.AW125]&amp;&quot;&quot;&quot;},&quot;;&quot;&quot;) &amp;IF([.AX125]&gt;0;&quot;{&quot;&quot;value&quot;&quot;:&quot;&amp;COLUMN([.AX125])-11&amp;&quot;,&quot;&quot;text&quot;&quot;:&quot;&quot;&quot;&amp;[.AX125]&amp;&quot;&quot;&quot;},&quot;;&quot;&quot;) &amp;IF([.AY125]&gt;0;&quot;{&quot;&quot;value&quot;&quot;:&quot;&amp;COLUMN([.AY125])-11&amp;&quot;,&quot;&quot;text&quot;&quot;:&quot;&quot;&quot;&amp;[.AY125]&amp;&quot;&quot;&quot;},&quot;;&quot;&quot;) &amp;IF([.AZ125]&gt;0;&quot;{&quot;&quot;value&quot;&quot;:&quot;&amp;COLUMN([.AZ125])-11&amp;&quot;,&quot;&quot;text&quot;&quot;:&quot;&quot;&quot;&amp;[.AZ125]&amp;&quot;&quot;&quot;},&quot;;&quot;&quot;) &amp;IF([.BA125]&gt;0;&quot;{&quot;&quot;value&quot;&quot;:&quot;&amp;COLUMN([.BA125])-11&amp;&quot;,&quot;&quot;text&quot;&quot;:&quot;&quot;&quot;&amp;[.BA125]&amp;&quot;&quot;&quot;},&quot;;&quot;&quot;) &amp;IF([.BB125]&gt;0;&quot;{&quot;&quot;value&quot;&quot;:&quot;&amp;COLUMN([.BB125])-11&amp;&quot;,&quot;&quot;text&quot;&quot;:&quot;&quot;&quot;&amp;[.BB125]&amp;&quot;&quot;&quot;},&quot;;&quot;&quot;) &amp;IF([.BC125]&gt;0;&quot;{&quot;&quot;value&quot;&quot;:&quot;&amp;COLUMN([.BC125])-11&amp;&quot;,&quot;&quot;text&quot;&quot;:&quot;&quot;&quot;&amp;[.BC125]&amp;&quot;&quot;&quot;},&quot;;&quot;&quot;) &amp;IF([.BD125]&gt;0;&quot;{&quot;&quot;value&quot;&quot;:&quot;&amp;COLUMN([.BD125])-11&amp;&quot;,&quot;&quot;text&quot;&quot;:&quot;&quot;&quot;&amp;[.BD125]&amp;&quot;&quot;&quot;},&quot;;&quot;&quot;) &amp;IF([.BE125]&gt;0;&quot;{&quot;&quot;value&quot;&quot;:&quot;&amp;COLUMN([.BE125])-11&amp;&quot;,&quot;&quot;text&quot;&quot;:&quot;&quot;&quot;&amp;[.BE125]&amp;&quot;&quot;&quot;},&quot;;&quot;&quot;) &amp;IF([.BF125]&gt;0;&quot;{&quot;&quot;value&quot;&quot;:&quot;&amp;COLUMN([.BF125])-11&amp;&quot;,&quot;&quot;text&quot;&quot;:&quot;&quot;&quot;&amp;[.BF125]&amp;&quot;&quot;&quot;},&quot;;&quot;&quot;) &amp;IF([.BG125]&gt;0;&quot;{&quot;&quot;value&quot;&quot;:&quot;&amp;COLUMN([.BG125])-11&amp;&quot;,&quot;&quot;text&quot;&quot;:&quot;&quot;&quot;&amp;[.BG125]&amp;&quot;&quot;&quot;},&quot;;&quot;&quot;) &amp;IF([.BH125]&gt;0;&quot;{&quot;&quot;value&quot;&quot;:&quot;&amp;COLUMN([.BH125])-11&amp;&quot;,&quot;&quot;text&quot;&quot;:&quot;&quot;&quot;&amp;[.BH125]&amp;&quot;&quot;&quot;},&quot;;&quot;&quot;) &amp;IF([.BI125]&gt;0;&quot;{&quot;&quot;value&quot;&quot;:&quot;&amp;COLUMN([.BI125])-11&amp;&quot;,&quot;&quot;text&quot;&quot;:&quot;&quot;&quot;&amp;[.BI125]&amp;&quot;&quot;&quot;},&quot;;&quot;&quot;) &amp;IF([.BJ125]&gt;0;&quot;{&quot;&quot;value&quot;&quot;:&quot;&amp;COLUMN([.BJ125])-11&amp;&quot;,&quot;&quot;text&quot;&quot;:&quot;&quot;&quot;&amp;[.BJ125]&amp;&quot;&quot;&quot;},&quot;;&quot;&quot;) &amp;IF([.BK125]&gt;0;&quot;{&quot;&quot;value&quot;&quot;:&quot;&amp;COLUMN([.BK125])-11&amp;&quot;,&quot;&quot;text&quot;&quot;:&quot;&quot;&quot;&amp;[.BK12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26]&amp;&quot;,&quot;&quot;ordinal&quot;&quot;:&quot;&amp;ROW()-2&amp;&quot;,&quot;&quot;required&quot;&quot;:&quot;&amp;[.E126]&amp;&quot;,&quot;&quot;category&quot;&quot;:&quot;&quot;&quot;&amp;[.F126]&amp;&quot;&quot;&quot;,&quot;&quot;info&quot;&quot;:&quot;&quot;&quot;&amp;[.J126]&amp;&quot;&quot;&quot;&quot;&amp;&quot;,&quot;&quot;skip&quot;&quot;:&quot;&quot;&quot;&amp;[.D126]&amp;&quot;&quot;&quot;&quot;&amp;&quot;,&quot;&quot;text&quot;&quot;:&quot;&quot;&quot;&amp;[.H126]&amp;&quot;&quot;&quot;&quot;&amp;&quot;,&quot;&quot;type&quot;&quot;:&quot;&quot;&quot;&amp;[.I126]&amp;&quot;&quot;&quot;&quot;&amp;&quot;,&quot;&quot;options&quot;&quot;:[&quot; &amp;IF([.K126]&gt;0;&quot;{&quot;&quot;value&quot;&quot;:&quot;&amp;COLUMN([.K126])-11&amp;&quot;,&quot;&quot;text&quot;&quot;:&quot;&quot;&quot;&amp;[.K126]&amp;&quot;&quot;&quot;},&quot;;&quot;&quot;) &amp;IF([.L126]&gt;0;&quot;{&quot;&quot;value&quot;&quot;:&quot;&amp;COLUMN([.L126])-11&amp;&quot;,&quot;&quot;text&quot;&quot;:&quot;&quot;&quot;&amp;[.L126]&amp;&quot;&quot;&quot;},&quot;;&quot;&quot;) &amp;IF([.M126]&gt;0;&quot;{&quot;&quot;value&quot;&quot;:&quot;&amp;COLUMN([.M126])-11&amp;&quot;,&quot;&quot;text&quot;&quot;:&quot;&quot;&quot;&amp;[.M126]&amp;&quot;&quot;&quot;},&quot;;&quot;&quot;) &amp;IF([.N126]&gt;0;&quot;{&quot;&quot;value&quot;&quot;:&quot;&amp;COLUMN([.N126])-11&amp;&quot;,&quot;&quot;text&quot;&quot;:&quot;&quot;&quot;&amp;[.N126]&amp;&quot;&quot;&quot;},&quot;;&quot;&quot;) &amp;IF([.O126]&gt;0;&quot;{&quot;&quot;value&quot;&quot;:&quot;&amp;COLUMN([.O126])-11&amp;&quot;,&quot;&quot;text&quot;&quot;:&quot;&quot;&quot;&amp;[.O126]&amp;&quot;&quot;&quot;},&quot;;&quot;&quot;) &amp;IF([.P126]&gt;0;&quot;{&quot;&quot;value&quot;&quot;:&quot;&amp;COLUMN([.P126])-11&amp;&quot;,&quot;&quot;text&quot;&quot;:&quot;&quot;&quot;&amp;[.P126]&amp;&quot;&quot;&quot;},&quot;;&quot;&quot;) &amp;IF([.Q126]&gt;0;&quot;{&quot;&quot;value&quot;&quot;:&quot;&amp;COLUMN([.Q126])-11&amp;&quot;,&quot;&quot;text&quot;&quot;:&quot;&quot;&quot;&amp;[.Q126]&amp;&quot;&quot;&quot;},&quot;;&quot;&quot;) &amp;IF([.R126]&gt;0;&quot;{&quot;&quot;value&quot;&quot;:&quot;&amp;COLUMN([.R126])-11&amp;&quot;,&quot;&quot;text&quot;&quot;:&quot;&quot;&quot;&amp;[.R126]&amp;&quot;&quot;&quot;},&quot;;&quot;&quot;) &amp;IF([.S126]&gt;0;&quot;{&quot;&quot;value&quot;&quot;:&quot;&amp;COLUMN([.S126])-11&amp;&quot;,&quot;&quot;text&quot;&quot;:&quot;&quot;&quot;&amp;[.S126]&amp;&quot;&quot;&quot;},&quot;;&quot;&quot;) &amp;IF([.T126]&gt;0;&quot;{&quot;&quot;value&quot;&quot;:&quot;&amp;COLUMN([.T126])-11&amp;&quot;,&quot;&quot;text&quot;&quot;:&quot;&quot;&quot;&amp;[.T126]&amp;&quot;&quot;&quot;},&quot;;&quot;&quot;) &amp;IF([.U126]&gt;0;&quot;{&quot;&quot;value&quot;&quot;:&quot;&amp;COLUMN([.U126])-11&amp;&quot;,&quot;&quot;text&quot;&quot;:&quot;&quot;&quot;&amp;[.U126]&amp;&quot;&quot;&quot;},&quot;;&quot;&quot;) &amp;IF([.V126]&gt;0;&quot;{&quot;&quot;value&quot;&quot;:&quot;&amp;COLUMN([.V126])-11&amp;&quot;,&quot;&quot;text&quot;&quot;:&quot;&quot;&quot;&amp;[.V126]&amp;&quot;&quot;&quot;},&quot;;&quot;&quot;) &amp;IF([.W126]&gt;0;&quot;{&quot;&quot;value&quot;&quot;:&quot;&amp;COLUMN([.W126])-11&amp;&quot;,&quot;&quot;text&quot;&quot;:&quot;&quot;&quot;&amp;[.W126]&amp;&quot;&quot;&quot;},&quot;;&quot;&quot;) &amp;IF([.X126]&gt;0;&quot;{&quot;&quot;value&quot;&quot;:&quot;&amp;COLUMN([.X126])-11&amp;&quot;,&quot;&quot;text&quot;&quot;:&quot;&quot;&quot;&amp;[.X126]&amp;&quot;&quot;&quot;},&quot;;&quot;&quot;) &amp;IF([.Y126]&gt;0;&quot;{&quot;&quot;value&quot;&quot;:&quot;&amp;COLUMN([.Y126])-11&amp;&quot;,&quot;&quot;text&quot;&quot;:&quot;&quot;&quot;&amp;[.Y126]&amp;&quot;&quot;&quot;},&quot;;&quot;&quot;) &amp;IF([.Z126]&gt;0;&quot;{&quot;&quot;value&quot;&quot;:&quot;&amp;COLUMN([.Z126])-11&amp;&quot;,&quot;&quot;text&quot;&quot;:&quot;&quot;&quot;&amp;[.Z126]&amp;&quot;&quot;&quot;},&quot;;&quot;&quot;) &amp;IF([.AA126]&gt;0;&quot;{&quot;&quot;value&quot;&quot;:&quot;&amp;COLUMN([.AA126])-11&amp;&quot;,&quot;&quot;text&quot;&quot;:&quot;&quot;&quot;&amp;[.AA126]&amp;&quot;&quot;&quot;},&quot;;&quot;&quot;)" office:value-type="string" office:string-value="{&quot;id&quot;:111,&quot;ordinal&quot;:124,&quot;required&quot;:0,&quot;category&quot;:&quot;Going to Parties&quot;,&quot;info&quot;:&quot;null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0,&quot;text&quot;:&quot;I would go to the party but I would drink any alcohol&quot;},{&quot;value&quot;:1,&quot;text&quot;:&quot;I would go to the party and have a drink but I would monitor my blood glucose levels to make sure I was ok &quot;},{&quot;value&quot;:2,&quot;text&quot;:&quot;I would go to the party, drink the same as my friends and not worry about my diabetes &quot;},{&quot;value&quot;:3,&quot;text&quot;:&quot;I would not go to the party &quot;},{&quot;value&quot;:4,&quot;text&quot;:&quot;TEXT_OTHER&quot;},">
            <text:p>{"id":111,"ordinal":124,"required":0,"category":"Going to Parties","info":"null","skip":"null","text":"You are going to a party one Friday night with your friends and you know that they will be drinking alcohol. Which statement best describes what you would do?","type":"SC","options":[{"value":0,"text":"I would go to the party but I would drink any alcohol"},{"value":1,"text":"I would go to the party and have a drink but I would monitor my blood glucose levels to make sure I was ok "},{"value":2,"text":"I would go to the party, drink the same as my friends and not worry about my diabetes "},{"value":3,"text":"I would not go to the party "},{"value":4,"text":"TEXT_OTHER"},</text:p>
          </table:table-cell>
          <table:table-cell table:style-name="ce2" table:formula="of:=IF([.AB126]&gt;0;&quot;{&quot;&quot;value&quot;&quot;:&quot;&amp;COLUMN([.AB126])-11&amp;&quot;,&quot;&quot;text&quot;&quot;:&quot;&quot;&quot;&amp;[.AB126]&amp;&quot;&quot;&quot;},&quot;;&quot;&quot;) &amp;IF([.AC126]&gt;0;&quot;{&quot;&quot;value&quot;&quot;:&quot;&amp;COLUMN([.AC126])-11&amp;&quot;,&quot;&quot;text&quot;&quot;:&quot;&quot;&quot;&amp;[.AC126]&amp;&quot;&quot;&quot;},&quot;;&quot;&quot;) &amp;IF([.AD126]&gt;0;&quot;{&quot;&quot;value&quot;&quot;:&quot;&amp;COLUMN([.AD126])-11&amp;&quot;,&quot;&quot;text&quot;&quot;:&quot;&quot;&quot;&amp;[.AD126]&amp;&quot;&quot;&quot;},&quot;;&quot;&quot;) &amp;IF([.AE126]&gt;0;&quot;{&quot;&quot;value&quot;&quot;:&quot;&amp;COLUMN([.AE126])-11&amp;&quot;,&quot;&quot;text&quot;&quot;:&quot;&quot;&quot;&amp;[.AE126]&amp;&quot;&quot;&quot;},&quot;;&quot;&quot;) &amp;IF([.AF126]&gt;0;&quot;{&quot;&quot;value&quot;&quot;:&quot;&amp;COLUMN([.AF126])-11&amp;&quot;,&quot;&quot;text&quot;&quot;:&quot;&quot;&quot;&amp;[.AF126]&amp;&quot;&quot;&quot;},&quot;;&quot;&quot;) &amp;IF([.AG126]&gt;0;&quot;{&quot;&quot;value&quot;&quot;:&quot;&amp;COLUMN([.AG126])-11&amp;&quot;,&quot;&quot;text&quot;&quot;:&quot;&quot;&quot;&amp;[.AG126]&amp;&quot;&quot;&quot;},&quot;;&quot;&quot;) &amp;IF([.AH126]&gt;0;&quot;{&quot;&quot;value&quot;&quot;:&quot;&amp;COLUMN([.AH126])-11&amp;&quot;,&quot;&quot;text&quot;&quot;:&quot;&quot;&quot;&amp;[.AH126]&amp;&quot;&quot;&quot;},&quot;;&quot;&quot;) &amp;IF([.AI126]&gt;0;&quot;{&quot;&quot;value&quot;&quot;:&quot;&amp;COLUMN([.AI126])-11&amp;&quot;,&quot;&quot;text&quot;&quot;:&quot;&quot;&quot;&amp;[.AI126]&amp;&quot;&quot;&quot;},&quot;;&quot;&quot;) &amp;IF([.AJ126]&gt;0;&quot;{&quot;&quot;value&quot;&quot;:&quot;&amp;COLUMN([.AJ126])-11&amp;&quot;,&quot;&quot;text&quot;&quot;:&quot;&quot;&quot;&amp;[.AJ126]&amp;&quot;&quot;&quot;},&quot;;&quot;&quot;) &amp;IF([.AK126]&gt;0;&quot;{&quot;&quot;value&quot;&quot;:&quot;&amp;COLUMN([.AK126])-11&amp;&quot;,&quot;&quot;text&quot;&quot;:&quot;&quot;&quot;&amp;[.AK126]&amp;&quot;&quot;&quot;},&quot;;&quot;&quot;) &amp;IF([.AL126]&gt;0;&quot;{&quot;&quot;value&quot;&quot;:&quot;&amp;COLUMN([.AL126])-11&amp;&quot;,&quot;&quot;text&quot;&quot;:&quot;&quot;&quot;&amp;[.AL126]&amp;&quot;&quot;&quot;},&quot;;&quot;&quot;) &amp;IF([.AM126]&gt;0;&quot;{&quot;&quot;value&quot;&quot;:&quot;&amp;COLUMN([.AM126])-11&amp;&quot;,&quot;&quot;text&quot;&quot;:&quot;&quot;&quot;&amp;[.AM126]&amp;&quot;&quot;&quot;},&quot;;&quot;&quot;) &amp;IF([.AN126]&gt;0;&quot;{&quot;&quot;value&quot;&quot;:&quot;&amp;COLUMN([.AN126])-11&amp;&quot;,&quot;&quot;text&quot;&quot;:&quot;&quot;&quot;&amp;[.AN126]&amp;&quot;&quot;&quot;},&quot;;&quot;&quot;) &amp;IF([.AO126]&gt;0;&quot;{&quot;&quot;value&quot;&quot;:&quot;&amp;COLUMN([.AO126])-11&amp;&quot;,&quot;&quot;text&quot;&quot;:&quot;&quot;&quot;&amp;[.AO126]&amp;&quot;&quot;&quot;},&quot;;&quot;&quot;) &amp;IF([.AP126]&gt;0;&quot;{&quot;&quot;value&quot;&quot;:&quot;&amp;COLUMN([.AP126])-11&amp;&quot;,&quot;&quot;text&quot;&quot;:&quot;&quot;&quot;&amp;[.AP126]&amp;&quot;&quot;&quot;},&quot;;&quot;&quot;) &amp;IF([.AQ126]&gt;0;&quot;{&quot;&quot;value&quot;&quot;:&quot;&amp;COLUMN([.AQ126])-11&amp;&quot;,&quot;&quot;text&quot;&quot;:&quot;&quot;&quot;&amp;[.AQ126]&amp;&quot;&quot;&quot;},&quot;;&quot;&quot;) &amp;IF([.AR126]&gt;0;&quot;{&quot;&quot;value&quot;&quot;:&quot;&amp;COLUMN([.AR126])-11&amp;&quot;,&quot;&quot;text&quot;&quot;:&quot;&quot;&quot;&amp;[.AR126]&amp;&quot;&quot;&quot;},&quot;;&quot;&quot;) &amp;IF([.AS126]&gt;0;&quot;{&quot;&quot;value&quot;&quot;:&quot;&amp;COLUMN([.AS126])-11&amp;&quot;,&quot;&quot;text&quot;&quot;:&quot;&quot;&quot;&amp;[.AS126]&amp;&quot;&quot;&quot;},&quot;;&quot;&quot;) &amp;IF([.AT126]&gt;0;&quot;{&quot;&quot;value&quot;&quot;:&quot;&amp;COLUMN([.AT126])-11&amp;&quot;,&quot;&quot;text&quot;&quot;:&quot;&quot;&quot;&amp;[.AT126]&amp;&quot;&quot;&quot;},&quot;;&quot;&quot;) &amp;IF([.AU126]&gt;0;&quot;{&quot;&quot;value&quot;&quot;:&quot;&amp;COLUMN([.AU126])-11&amp;&quot;,&quot;&quot;text&quot;&quot;:&quot;&quot;&quot;&amp;[.AU126]&amp;&quot;&quot;&quot;},&quot;;&quot;&quot;)">
            <text:p/>
          </table:table-cell>
          <table:table-cell table:style-name="ce1" table:formula="of:=IF([.AV126]&gt;0;&quot;{&quot;&quot;value&quot;&quot;:&quot;&amp;COLUMN([.AV126])-11&amp;&quot;,&quot;&quot;text&quot;&quot;:&quot;&quot;&quot;&amp;[.AV126]&amp;&quot;&quot;&quot;},&quot;;&quot;&quot;) &amp;IF([.AW126]&gt;0;&quot;{&quot;&quot;value&quot;&quot;:&quot;&amp;COLUMN([.AW126])-11&amp;&quot;,&quot;&quot;text&quot;&quot;:&quot;&quot;&quot;&amp;[.AW126]&amp;&quot;&quot;&quot;},&quot;;&quot;&quot;) &amp;IF([.AX126]&gt;0;&quot;{&quot;&quot;value&quot;&quot;:&quot;&amp;COLUMN([.AX126])-11&amp;&quot;,&quot;&quot;text&quot;&quot;:&quot;&quot;&quot;&amp;[.AX126]&amp;&quot;&quot;&quot;},&quot;;&quot;&quot;) &amp;IF([.AY126]&gt;0;&quot;{&quot;&quot;value&quot;&quot;:&quot;&amp;COLUMN([.AY126])-11&amp;&quot;,&quot;&quot;text&quot;&quot;:&quot;&quot;&quot;&amp;[.AY126]&amp;&quot;&quot;&quot;},&quot;;&quot;&quot;) &amp;IF([.AZ126]&gt;0;&quot;{&quot;&quot;value&quot;&quot;:&quot;&amp;COLUMN([.AZ126])-11&amp;&quot;,&quot;&quot;text&quot;&quot;:&quot;&quot;&quot;&amp;[.AZ126]&amp;&quot;&quot;&quot;},&quot;;&quot;&quot;) &amp;IF([.BA126]&gt;0;&quot;{&quot;&quot;value&quot;&quot;:&quot;&amp;COLUMN([.BA126])-11&amp;&quot;,&quot;&quot;text&quot;&quot;:&quot;&quot;&quot;&amp;[.BA126]&amp;&quot;&quot;&quot;},&quot;;&quot;&quot;) &amp;IF([.BB126]&gt;0;&quot;{&quot;&quot;value&quot;&quot;:&quot;&amp;COLUMN([.BB126])-11&amp;&quot;,&quot;&quot;text&quot;&quot;:&quot;&quot;&quot;&amp;[.BB126]&amp;&quot;&quot;&quot;},&quot;;&quot;&quot;) &amp;IF([.BC126]&gt;0;&quot;{&quot;&quot;value&quot;&quot;:&quot;&amp;COLUMN([.BC126])-11&amp;&quot;,&quot;&quot;text&quot;&quot;:&quot;&quot;&quot;&amp;[.BC126]&amp;&quot;&quot;&quot;},&quot;;&quot;&quot;) &amp;IF([.BD126]&gt;0;&quot;{&quot;&quot;value&quot;&quot;:&quot;&amp;COLUMN([.BD126])-11&amp;&quot;,&quot;&quot;text&quot;&quot;:&quot;&quot;&quot;&amp;[.BD126]&amp;&quot;&quot;&quot;},&quot;;&quot;&quot;) &amp;IF([.BE126]&gt;0;&quot;{&quot;&quot;value&quot;&quot;:&quot;&amp;COLUMN([.BE126])-11&amp;&quot;,&quot;&quot;text&quot;&quot;:&quot;&quot;&quot;&amp;[.BE126]&amp;&quot;&quot;&quot;},&quot;;&quot;&quot;) &amp;IF([.BF126]&gt;0;&quot;{&quot;&quot;value&quot;&quot;:&quot;&amp;COLUMN([.BF126])-11&amp;&quot;,&quot;&quot;text&quot;&quot;:&quot;&quot;&quot;&amp;[.BF126]&amp;&quot;&quot;&quot;},&quot;;&quot;&quot;) &amp;IF([.BG126]&gt;0;&quot;{&quot;&quot;value&quot;&quot;:&quot;&amp;COLUMN([.BG126])-11&amp;&quot;,&quot;&quot;text&quot;&quot;:&quot;&quot;&quot;&amp;[.BG126]&amp;&quot;&quot;&quot;},&quot;;&quot;&quot;) &amp;IF([.BH126]&gt;0;&quot;{&quot;&quot;value&quot;&quot;:&quot;&amp;COLUMN([.BH126])-11&amp;&quot;,&quot;&quot;text&quot;&quot;:&quot;&quot;&quot;&amp;[.BH126]&amp;&quot;&quot;&quot;},&quot;;&quot;&quot;) &amp;IF([.BI126]&gt;0;&quot;{&quot;&quot;value&quot;&quot;:&quot;&amp;COLUMN([.BI126])-11&amp;&quot;,&quot;&quot;text&quot;&quot;:&quot;&quot;&quot;&amp;[.BI126]&amp;&quot;&quot;&quot;},&quot;;&quot;&quot;) &amp;IF([.BJ126]&gt;0;&quot;{&quot;&quot;value&quot;&quot;:&quot;&amp;COLUMN([.BJ126])-11&amp;&quot;,&quot;&quot;text&quot;&quot;:&quot;&quot;&quot;&amp;[.BJ126]&amp;&quot;&quot;&quot;},&quot;;&quot;&quot;) &amp;IF([.BK126]&gt;0;&quot;{&quot;&quot;value&quot;&quot;:&quot;&amp;COLUMN([.BK126])-11&amp;&quot;,&quot;&quot;text&quot;&quot;:&quot;&quot;&quot;&amp;[.BK1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Going to 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would go to the party but I would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27]&amp;&quot;,&quot;&quot;ordinal&quot;&quot;:&quot;&amp;ROW()-2&amp;&quot;,&quot;&quot;required&quot;&quot;:&quot;&amp;[.E127]&amp;&quot;,&quot;&quot;category&quot;&quot;:&quot;&quot;&quot;&amp;[.F127]&amp;&quot;&quot;&quot;,&quot;&quot;info&quot;&quot;:&quot;&quot;&quot;&amp;[.J127]&amp;&quot;&quot;&quot;&quot;&amp;&quot;,&quot;&quot;skip&quot;&quot;:&quot;&quot;&quot;&amp;[.D127]&amp;&quot;&quot;&quot;&quot;&amp;&quot;,&quot;&quot;text&quot;&quot;:&quot;&quot;&quot;&amp;[.H127]&amp;&quot;&quot;&quot;&quot;&amp;&quot;,&quot;&quot;type&quot;&quot;:&quot;&quot;&quot;&amp;[.I127]&amp;&quot;&quot;&quot;&quot;&amp;&quot;,&quot;&quot;options&quot;&quot;:[&quot; &amp;IF([.K127]&gt;0;&quot;{&quot;&quot;value&quot;&quot;:&quot;&amp;COLUMN([.K127])-11&amp;&quot;,&quot;&quot;text&quot;&quot;:&quot;&quot;&quot;&amp;[.K127]&amp;&quot;&quot;&quot;},&quot;;&quot;&quot;) &amp;IF([.L127]&gt;0;&quot;{&quot;&quot;value&quot;&quot;:&quot;&amp;COLUMN([.L127])-11&amp;&quot;,&quot;&quot;text&quot;&quot;:&quot;&quot;&quot;&amp;[.L127]&amp;&quot;&quot;&quot;},&quot;;&quot;&quot;) &amp;IF([.M127]&gt;0;&quot;{&quot;&quot;value&quot;&quot;:&quot;&amp;COLUMN([.M127])-11&amp;&quot;,&quot;&quot;text&quot;&quot;:&quot;&quot;&quot;&amp;[.M127]&amp;&quot;&quot;&quot;},&quot;;&quot;&quot;) &amp;IF([.N127]&gt;0;&quot;{&quot;&quot;value&quot;&quot;:&quot;&amp;COLUMN([.N127])-11&amp;&quot;,&quot;&quot;text&quot;&quot;:&quot;&quot;&quot;&amp;[.N127]&amp;&quot;&quot;&quot;},&quot;;&quot;&quot;) &amp;IF([.O127]&gt;0;&quot;{&quot;&quot;value&quot;&quot;:&quot;&amp;COLUMN([.O127])-11&amp;&quot;,&quot;&quot;text&quot;&quot;:&quot;&quot;&quot;&amp;[.O127]&amp;&quot;&quot;&quot;},&quot;;&quot;&quot;) &amp;IF([.P127]&gt;0;&quot;{&quot;&quot;value&quot;&quot;:&quot;&amp;COLUMN([.P127])-11&amp;&quot;,&quot;&quot;text&quot;&quot;:&quot;&quot;&quot;&amp;[.P127]&amp;&quot;&quot;&quot;},&quot;;&quot;&quot;) &amp;IF([.Q127]&gt;0;&quot;{&quot;&quot;value&quot;&quot;:&quot;&amp;COLUMN([.Q127])-11&amp;&quot;,&quot;&quot;text&quot;&quot;:&quot;&quot;&quot;&amp;[.Q127]&amp;&quot;&quot;&quot;},&quot;;&quot;&quot;) &amp;IF([.R127]&gt;0;&quot;{&quot;&quot;value&quot;&quot;:&quot;&amp;COLUMN([.R127])-11&amp;&quot;,&quot;&quot;text&quot;&quot;:&quot;&quot;&quot;&amp;[.R127]&amp;&quot;&quot;&quot;},&quot;;&quot;&quot;) &amp;IF([.S127]&gt;0;&quot;{&quot;&quot;value&quot;&quot;:&quot;&amp;COLUMN([.S127])-11&amp;&quot;,&quot;&quot;text&quot;&quot;:&quot;&quot;&quot;&amp;[.S127]&amp;&quot;&quot;&quot;},&quot;;&quot;&quot;) &amp;IF([.T127]&gt;0;&quot;{&quot;&quot;value&quot;&quot;:&quot;&amp;COLUMN([.T127])-11&amp;&quot;,&quot;&quot;text&quot;&quot;:&quot;&quot;&quot;&amp;[.T127]&amp;&quot;&quot;&quot;},&quot;;&quot;&quot;) &amp;IF([.U127]&gt;0;&quot;{&quot;&quot;value&quot;&quot;:&quot;&amp;COLUMN([.U127])-11&amp;&quot;,&quot;&quot;text&quot;&quot;:&quot;&quot;&quot;&amp;[.U127]&amp;&quot;&quot;&quot;},&quot;;&quot;&quot;) &amp;IF([.V127]&gt;0;&quot;{&quot;&quot;value&quot;&quot;:&quot;&amp;COLUMN([.V127])-11&amp;&quot;,&quot;&quot;text&quot;&quot;:&quot;&quot;&quot;&amp;[.V127]&amp;&quot;&quot;&quot;},&quot;;&quot;&quot;) &amp;IF([.W127]&gt;0;&quot;{&quot;&quot;value&quot;&quot;:&quot;&amp;COLUMN([.W127])-11&amp;&quot;,&quot;&quot;text&quot;&quot;:&quot;&quot;&quot;&amp;[.W127]&amp;&quot;&quot;&quot;},&quot;;&quot;&quot;) &amp;IF([.X127]&gt;0;&quot;{&quot;&quot;value&quot;&quot;:&quot;&amp;COLUMN([.X127])-11&amp;&quot;,&quot;&quot;text&quot;&quot;:&quot;&quot;&quot;&amp;[.X127]&amp;&quot;&quot;&quot;},&quot;;&quot;&quot;) &amp;IF([.Y127]&gt;0;&quot;{&quot;&quot;value&quot;&quot;:&quot;&amp;COLUMN([.Y127])-11&amp;&quot;,&quot;&quot;text&quot;&quot;:&quot;&quot;&quot;&amp;[.Y127]&amp;&quot;&quot;&quot;},&quot;;&quot;&quot;) &amp;IF([.Z127]&gt;0;&quot;{&quot;&quot;value&quot;&quot;:&quot;&amp;COLUMN([.Z127])-11&amp;&quot;,&quot;&quot;text&quot;&quot;:&quot;&quot;&quot;&amp;[.Z127]&amp;&quot;&quot;&quot;},&quot;;&quot;&quot;) &amp;IF([.AA127]&gt;0;&quot;{&quot;&quot;value&quot;&quot;:&quot;&amp;COLUMN([.AA127])-11&amp;&quot;,&quot;&quot;text&quot;&quot;:&quot;&quot;&quot;&amp;[.AA127]&amp;&quot;&quot;&quot;},&quot;;&quot;&quot;)" office:value-type="string" office:string-value="{&quot;id&quot;:112,&quot;ordinal&quot;:125,&quot;required&quot;:0,&quot;category&quot;:&quot;Going to Parties&quot;,&quot;info&quot;:&quot;null&quot;,&quot;skip&quot;:&quot;null&quot;,&quot;text&quot;:&quot;Which statement best describes you?&quot;,&quot;type&quot;:&quot;SC&quot;,&quot;options&quot;:[{&quot;value&quot;:0,&quot;text&quot;:&quot;I do have a problem with diabetes, it's just a part of my life &quot;},{&quot;value&quot;:1,&quot;text&quot;:&quot;I sometimes wish I did have diabetes, but I just get on with it because I have to &quot;},{&quot;value&quot;:2,&quot;text&quot;:&quot;I hate having diabetes &quot;},">
            <text:p>{"id":112,"ordinal":125,"required":0,"category":"Going to Parties","info":"null","skip":"null","text":"Which statement best describes you?","type":"SC","options":[{"value":0,"text":"I do have a problem with diabetes, it's just a part of my life "},{"value":1,"text":"I sometimes wish I did have diabetes, but I just get on with it because I have to "},{"value":2,"text":"I hate having diabetes "},</text:p>
          </table:table-cell>
          <table:table-cell table:style-name="ce2" table:formula="of:=IF([.AB127]&gt;0;&quot;{&quot;&quot;value&quot;&quot;:&quot;&amp;COLUMN([.AB127])-11&amp;&quot;,&quot;&quot;text&quot;&quot;:&quot;&quot;&quot;&amp;[.AB127]&amp;&quot;&quot;&quot;},&quot;;&quot;&quot;) &amp;IF([.AC127]&gt;0;&quot;{&quot;&quot;value&quot;&quot;:&quot;&amp;COLUMN([.AC127])-11&amp;&quot;,&quot;&quot;text&quot;&quot;:&quot;&quot;&quot;&amp;[.AC127]&amp;&quot;&quot;&quot;},&quot;;&quot;&quot;) &amp;IF([.AD127]&gt;0;&quot;{&quot;&quot;value&quot;&quot;:&quot;&amp;COLUMN([.AD127])-11&amp;&quot;,&quot;&quot;text&quot;&quot;:&quot;&quot;&quot;&amp;[.AD127]&amp;&quot;&quot;&quot;},&quot;;&quot;&quot;) &amp;IF([.AE127]&gt;0;&quot;{&quot;&quot;value&quot;&quot;:&quot;&amp;COLUMN([.AE127])-11&amp;&quot;,&quot;&quot;text&quot;&quot;:&quot;&quot;&quot;&amp;[.AE127]&amp;&quot;&quot;&quot;},&quot;;&quot;&quot;) &amp;IF([.AF127]&gt;0;&quot;{&quot;&quot;value&quot;&quot;:&quot;&amp;COLUMN([.AF127])-11&amp;&quot;,&quot;&quot;text&quot;&quot;:&quot;&quot;&quot;&amp;[.AF127]&amp;&quot;&quot;&quot;},&quot;;&quot;&quot;) &amp;IF([.AG127]&gt;0;&quot;{&quot;&quot;value&quot;&quot;:&quot;&amp;COLUMN([.AG127])-11&amp;&quot;,&quot;&quot;text&quot;&quot;:&quot;&quot;&quot;&amp;[.AG127]&amp;&quot;&quot;&quot;},&quot;;&quot;&quot;) &amp;IF([.AH127]&gt;0;&quot;{&quot;&quot;value&quot;&quot;:&quot;&amp;COLUMN([.AH127])-11&amp;&quot;,&quot;&quot;text&quot;&quot;:&quot;&quot;&quot;&amp;[.AH127]&amp;&quot;&quot;&quot;},&quot;;&quot;&quot;) &amp;IF([.AI127]&gt;0;&quot;{&quot;&quot;value&quot;&quot;:&quot;&amp;COLUMN([.AI127])-11&amp;&quot;,&quot;&quot;text&quot;&quot;:&quot;&quot;&quot;&amp;[.AI127]&amp;&quot;&quot;&quot;},&quot;;&quot;&quot;) &amp;IF([.AJ127]&gt;0;&quot;{&quot;&quot;value&quot;&quot;:&quot;&amp;COLUMN([.AJ127])-11&amp;&quot;,&quot;&quot;text&quot;&quot;:&quot;&quot;&quot;&amp;[.AJ127]&amp;&quot;&quot;&quot;},&quot;;&quot;&quot;) &amp;IF([.AK127]&gt;0;&quot;{&quot;&quot;value&quot;&quot;:&quot;&amp;COLUMN([.AK127])-11&amp;&quot;,&quot;&quot;text&quot;&quot;:&quot;&quot;&quot;&amp;[.AK127]&amp;&quot;&quot;&quot;},&quot;;&quot;&quot;) &amp;IF([.AL127]&gt;0;&quot;{&quot;&quot;value&quot;&quot;:&quot;&amp;COLUMN([.AL127])-11&amp;&quot;,&quot;&quot;text&quot;&quot;:&quot;&quot;&quot;&amp;[.AL127]&amp;&quot;&quot;&quot;},&quot;;&quot;&quot;) &amp;IF([.AM127]&gt;0;&quot;{&quot;&quot;value&quot;&quot;:&quot;&amp;COLUMN([.AM127])-11&amp;&quot;,&quot;&quot;text&quot;&quot;:&quot;&quot;&quot;&amp;[.AM127]&amp;&quot;&quot;&quot;},&quot;;&quot;&quot;) &amp;IF([.AN127]&gt;0;&quot;{&quot;&quot;value&quot;&quot;:&quot;&amp;COLUMN([.AN127])-11&amp;&quot;,&quot;&quot;text&quot;&quot;:&quot;&quot;&quot;&amp;[.AN127]&amp;&quot;&quot;&quot;},&quot;;&quot;&quot;) &amp;IF([.AO127]&gt;0;&quot;{&quot;&quot;value&quot;&quot;:&quot;&amp;COLUMN([.AO127])-11&amp;&quot;,&quot;&quot;text&quot;&quot;:&quot;&quot;&quot;&amp;[.AO127]&amp;&quot;&quot;&quot;},&quot;;&quot;&quot;) &amp;IF([.AP127]&gt;0;&quot;{&quot;&quot;value&quot;&quot;:&quot;&amp;COLUMN([.AP127])-11&amp;&quot;,&quot;&quot;text&quot;&quot;:&quot;&quot;&quot;&amp;[.AP127]&amp;&quot;&quot;&quot;},&quot;;&quot;&quot;) &amp;IF([.AQ127]&gt;0;&quot;{&quot;&quot;value&quot;&quot;:&quot;&amp;COLUMN([.AQ127])-11&amp;&quot;,&quot;&quot;text&quot;&quot;:&quot;&quot;&quot;&amp;[.AQ127]&amp;&quot;&quot;&quot;},&quot;;&quot;&quot;) &amp;IF([.AR127]&gt;0;&quot;{&quot;&quot;value&quot;&quot;:&quot;&amp;COLUMN([.AR127])-11&amp;&quot;,&quot;&quot;text&quot;&quot;:&quot;&quot;&quot;&amp;[.AR127]&amp;&quot;&quot;&quot;},&quot;;&quot;&quot;) &amp;IF([.AS127]&gt;0;&quot;{&quot;&quot;value&quot;&quot;:&quot;&amp;COLUMN([.AS127])-11&amp;&quot;,&quot;&quot;text&quot;&quot;:&quot;&quot;&quot;&amp;[.AS127]&amp;&quot;&quot;&quot;},&quot;;&quot;&quot;) &amp;IF([.AT127]&gt;0;&quot;{&quot;&quot;value&quot;&quot;:&quot;&amp;COLUMN([.AT127])-11&amp;&quot;,&quot;&quot;text&quot;&quot;:&quot;&quot;&quot;&amp;[.AT127]&amp;&quot;&quot;&quot;},&quot;;&quot;&quot;) &amp;IF([.AU127]&gt;0;&quot;{&quot;&quot;value&quot;&quot;:&quot;&amp;COLUMN([.AU127])-11&amp;&quot;,&quot;&quot;text&quot;&quot;:&quot;&quot;&quot;&amp;[.AU127]&amp;&quot;&quot;&quot;},&quot;;&quot;&quot;)">
            <text:p/>
          </table:table-cell>
          <table:table-cell table:style-name="ce1" table:formula="of:=IF([.AV127]&gt;0;&quot;{&quot;&quot;value&quot;&quot;:&quot;&amp;COLUMN([.AV127])-11&amp;&quot;,&quot;&quot;text&quot;&quot;:&quot;&quot;&quot;&amp;[.AV127]&amp;&quot;&quot;&quot;},&quot;;&quot;&quot;) &amp;IF([.AW127]&gt;0;&quot;{&quot;&quot;value&quot;&quot;:&quot;&amp;COLUMN([.AW127])-11&amp;&quot;,&quot;&quot;text&quot;&quot;:&quot;&quot;&quot;&amp;[.AW127]&amp;&quot;&quot;&quot;},&quot;;&quot;&quot;) &amp;IF([.AX127]&gt;0;&quot;{&quot;&quot;value&quot;&quot;:&quot;&amp;COLUMN([.AX127])-11&amp;&quot;,&quot;&quot;text&quot;&quot;:&quot;&quot;&quot;&amp;[.AX127]&amp;&quot;&quot;&quot;},&quot;;&quot;&quot;) &amp;IF([.AY127]&gt;0;&quot;{&quot;&quot;value&quot;&quot;:&quot;&amp;COLUMN([.AY127])-11&amp;&quot;,&quot;&quot;text&quot;&quot;:&quot;&quot;&quot;&amp;[.AY127]&amp;&quot;&quot;&quot;},&quot;;&quot;&quot;) &amp;IF([.AZ127]&gt;0;&quot;{&quot;&quot;value&quot;&quot;:&quot;&amp;COLUMN([.AZ127])-11&amp;&quot;,&quot;&quot;text&quot;&quot;:&quot;&quot;&quot;&amp;[.AZ127]&amp;&quot;&quot;&quot;},&quot;;&quot;&quot;) &amp;IF([.BA127]&gt;0;&quot;{&quot;&quot;value&quot;&quot;:&quot;&amp;COLUMN([.BA127])-11&amp;&quot;,&quot;&quot;text&quot;&quot;:&quot;&quot;&quot;&amp;[.BA127]&amp;&quot;&quot;&quot;},&quot;;&quot;&quot;) &amp;IF([.BB127]&gt;0;&quot;{&quot;&quot;value&quot;&quot;:&quot;&amp;COLUMN([.BB127])-11&amp;&quot;,&quot;&quot;text&quot;&quot;:&quot;&quot;&quot;&amp;[.BB127]&amp;&quot;&quot;&quot;},&quot;;&quot;&quot;) &amp;IF([.BC127]&gt;0;&quot;{&quot;&quot;value&quot;&quot;:&quot;&amp;COLUMN([.BC127])-11&amp;&quot;,&quot;&quot;text&quot;&quot;:&quot;&quot;&quot;&amp;[.BC127]&amp;&quot;&quot;&quot;},&quot;;&quot;&quot;) &amp;IF([.BD127]&gt;0;&quot;{&quot;&quot;value&quot;&quot;:&quot;&amp;COLUMN([.BD127])-11&amp;&quot;,&quot;&quot;text&quot;&quot;:&quot;&quot;&quot;&amp;[.BD127]&amp;&quot;&quot;&quot;},&quot;;&quot;&quot;) &amp;IF([.BE127]&gt;0;&quot;{&quot;&quot;value&quot;&quot;:&quot;&amp;COLUMN([.BE127])-11&amp;&quot;,&quot;&quot;text&quot;&quot;:&quot;&quot;&quot;&amp;[.BE127]&amp;&quot;&quot;&quot;},&quot;;&quot;&quot;) &amp;IF([.BF127]&gt;0;&quot;{&quot;&quot;value&quot;&quot;:&quot;&amp;COLUMN([.BF127])-11&amp;&quot;,&quot;&quot;text&quot;&quot;:&quot;&quot;&quot;&amp;[.BF127]&amp;&quot;&quot;&quot;},&quot;;&quot;&quot;) &amp;IF([.BG127]&gt;0;&quot;{&quot;&quot;value&quot;&quot;:&quot;&amp;COLUMN([.BG127])-11&amp;&quot;,&quot;&quot;text&quot;&quot;:&quot;&quot;&quot;&amp;[.BG127]&amp;&quot;&quot;&quot;},&quot;;&quot;&quot;) &amp;IF([.BH127]&gt;0;&quot;{&quot;&quot;value&quot;&quot;:&quot;&amp;COLUMN([.BH127])-11&amp;&quot;,&quot;&quot;text&quot;&quot;:&quot;&quot;&quot;&amp;[.BH127]&amp;&quot;&quot;&quot;},&quot;;&quot;&quot;) &amp;IF([.BI127]&gt;0;&quot;{&quot;&quot;value&quot;&quot;:&quot;&amp;COLUMN([.BI127])-11&amp;&quot;,&quot;&quot;text&quot;&quot;:&quot;&quot;&quot;&amp;[.BI127]&amp;&quot;&quot;&quot;},&quot;;&quot;&quot;) &amp;IF([.BJ127]&gt;0;&quot;{&quot;&quot;value&quot;&quot;:&quot;&amp;COLUMN([.BJ127])-11&amp;&quot;,&quot;&quot;text&quot;&quot;:&quot;&quot;&quot;&amp;[.BJ127]&amp;&quot;&quot;&quot;},&quot;;&quot;&quot;) &amp;IF([.BK127]&gt;0;&quot;{&quot;&quot;value&quot;&quot;:&quot;&amp;COLUMN([.BK127])-11&amp;&quot;,&quot;&quot;text&quot;&quot;:&quot;&quot;&quot;&amp;[.BK1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Going to 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have a problem with diabetes, it's just a part of my life </text:p>
          </table:table-cell>
          <table:table-cell office:value-type="string">
            <text:p>I sometimes wish I did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28]&amp;&quot;,&quot;&quot;ordinal&quot;&quot;:&quot;&amp;ROW()-2&amp;&quot;,&quot;&quot;required&quot;&quot;:&quot;&amp;[.E128]&amp;&quot;,&quot;&quot;category&quot;&quot;:&quot;&quot;&quot;&amp;[.F128]&amp;&quot;&quot;&quot;,&quot;&quot;info&quot;&quot;:&quot;&quot;&quot;&amp;[.J128]&amp;&quot;&quot;&quot;&quot;&amp;&quot;,&quot;&quot;skip&quot;&quot;:&quot;&quot;&quot;&amp;[.D128]&amp;&quot;&quot;&quot;&quot;&amp;&quot;,&quot;&quot;text&quot;&quot;:&quot;&quot;&quot;&amp;[.H128]&amp;&quot;&quot;&quot;&quot;&amp;&quot;,&quot;&quot;type&quot;&quot;:&quot;&quot;&quot;&amp;[.I128]&amp;&quot;&quot;&quot;&quot;&amp;&quot;,&quot;&quot;options&quot;&quot;:[&quot; &amp;IF([.K128]&gt;0;&quot;{&quot;&quot;value&quot;&quot;:&quot;&amp;COLUMN([.K128])-11&amp;&quot;,&quot;&quot;text&quot;&quot;:&quot;&quot;&quot;&amp;[.K128]&amp;&quot;&quot;&quot;},&quot;;&quot;&quot;) &amp;IF([.L128]&gt;0;&quot;{&quot;&quot;value&quot;&quot;:&quot;&amp;COLUMN([.L128])-11&amp;&quot;,&quot;&quot;text&quot;&quot;:&quot;&quot;&quot;&amp;[.L128]&amp;&quot;&quot;&quot;},&quot;;&quot;&quot;) &amp;IF([.M128]&gt;0;&quot;{&quot;&quot;value&quot;&quot;:&quot;&amp;COLUMN([.M128])-11&amp;&quot;,&quot;&quot;text&quot;&quot;:&quot;&quot;&quot;&amp;[.M128]&amp;&quot;&quot;&quot;},&quot;;&quot;&quot;) &amp;IF([.N128]&gt;0;&quot;{&quot;&quot;value&quot;&quot;:&quot;&amp;COLUMN([.N128])-11&amp;&quot;,&quot;&quot;text&quot;&quot;:&quot;&quot;&quot;&amp;[.N128]&amp;&quot;&quot;&quot;},&quot;;&quot;&quot;) &amp;IF([.O128]&gt;0;&quot;{&quot;&quot;value&quot;&quot;:&quot;&amp;COLUMN([.O128])-11&amp;&quot;,&quot;&quot;text&quot;&quot;:&quot;&quot;&quot;&amp;[.O128]&amp;&quot;&quot;&quot;},&quot;;&quot;&quot;) &amp;IF([.P128]&gt;0;&quot;{&quot;&quot;value&quot;&quot;:&quot;&amp;COLUMN([.P128])-11&amp;&quot;,&quot;&quot;text&quot;&quot;:&quot;&quot;&quot;&amp;[.P128]&amp;&quot;&quot;&quot;},&quot;;&quot;&quot;) &amp;IF([.Q128]&gt;0;&quot;{&quot;&quot;value&quot;&quot;:&quot;&amp;COLUMN([.Q128])-11&amp;&quot;,&quot;&quot;text&quot;&quot;:&quot;&quot;&quot;&amp;[.Q128]&amp;&quot;&quot;&quot;},&quot;;&quot;&quot;) &amp;IF([.R128]&gt;0;&quot;{&quot;&quot;value&quot;&quot;:&quot;&amp;COLUMN([.R128])-11&amp;&quot;,&quot;&quot;text&quot;&quot;:&quot;&quot;&quot;&amp;[.R128]&amp;&quot;&quot;&quot;},&quot;;&quot;&quot;) &amp;IF([.S128]&gt;0;&quot;{&quot;&quot;value&quot;&quot;:&quot;&amp;COLUMN([.S128])-11&amp;&quot;,&quot;&quot;text&quot;&quot;:&quot;&quot;&quot;&amp;[.S128]&amp;&quot;&quot;&quot;},&quot;;&quot;&quot;) &amp;IF([.T128]&gt;0;&quot;{&quot;&quot;value&quot;&quot;:&quot;&amp;COLUMN([.T128])-11&amp;&quot;,&quot;&quot;text&quot;&quot;:&quot;&quot;&quot;&amp;[.T128]&amp;&quot;&quot;&quot;},&quot;;&quot;&quot;) &amp;IF([.U128]&gt;0;&quot;{&quot;&quot;value&quot;&quot;:&quot;&amp;COLUMN([.U128])-11&amp;&quot;,&quot;&quot;text&quot;&quot;:&quot;&quot;&quot;&amp;[.U128]&amp;&quot;&quot;&quot;},&quot;;&quot;&quot;) &amp;IF([.V128]&gt;0;&quot;{&quot;&quot;value&quot;&quot;:&quot;&amp;COLUMN([.V128])-11&amp;&quot;,&quot;&quot;text&quot;&quot;:&quot;&quot;&quot;&amp;[.V128]&amp;&quot;&quot;&quot;},&quot;;&quot;&quot;) &amp;IF([.W128]&gt;0;&quot;{&quot;&quot;value&quot;&quot;:&quot;&amp;COLUMN([.W128])-11&amp;&quot;,&quot;&quot;text&quot;&quot;:&quot;&quot;&quot;&amp;[.W128]&amp;&quot;&quot;&quot;},&quot;;&quot;&quot;) &amp;IF([.X128]&gt;0;&quot;{&quot;&quot;value&quot;&quot;:&quot;&amp;COLUMN([.X128])-11&amp;&quot;,&quot;&quot;text&quot;&quot;:&quot;&quot;&quot;&amp;[.X128]&amp;&quot;&quot;&quot;},&quot;;&quot;&quot;) &amp;IF([.Y128]&gt;0;&quot;{&quot;&quot;value&quot;&quot;:&quot;&amp;COLUMN([.Y128])-11&amp;&quot;,&quot;&quot;text&quot;&quot;:&quot;&quot;&quot;&amp;[.Y128]&amp;&quot;&quot;&quot;},&quot;;&quot;&quot;) &amp;IF([.Z128]&gt;0;&quot;{&quot;&quot;value&quot;&quot;:&quot;&amp;COLUMN([.Z128])-11&amp;&quot;,&quot;&quot;text&quot;&quot;:&quot;&quot;&quot;&amp;[.Z128]&amp;&quot;&quot;&quot;},&quot;;&quot;&quot;) &amp;IF([.AA128]&gt;0;&quot;{&quot;&quot;value&quot;&quot;:&quot;&amp;COLUMN([.AA128])-11&amp;&quot;,&quot;&quot;text&quot;&quot;:&quot;&quot;&quot;&amp;[.AA128]&amp;&quot;&quot;&quot;},&quot;;&quot;&quot;)" office:value-type="string" office:string-value="{&quot;id&quot;:113,&quot;ordinal&quot;:126,&quot;required&quot;:0,&quot;category&quot;:&quot;About You&quot;,&quot;info&quot;:&quot;null&quot;,&quot;skip&quot;:&quot;null&quot;,&quot;text&quot;:&quot;Now you have answered the questions about living with diabetes, how does diabetes affect your life?&quot;,&quot;type&quot;:&quot;SC-SL&quot;,&quot;options&quot;:[{&quot;value&quot;:0,&quot;text&quot;:&quot;My diabetes doesn't stop me from doing anything&quot;},{&quot;value&quot;:1,&quot;text&quot;:&quot;I can't always do what I want, but I manage&quot;},{&quot;value&quot;:2,&quot;text&quot;:&quot;My diabetes stops me from doing lots of things&quot;},">
            <text:p>{"id":113,"ordinal":126,"required":0,"category":"About You","info":"null","skip":"null","text":"Now you have answered the questions about living with diabetes, how does diabetes affect your life?","type":"SC-SL","options":[{"value":0,"text":"My diabetes doesn't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B128]&gt;0;&quot;{&quot;&quot;value&quot;&quot;:&quot;&amp;COLUMN([.AB128])-11&amp;&quot;,&quot;&quot;text&quot;&quot;:&quot;&quot;&quot;&amp;[.AB128]&amp;&quot;&quot;&quot;},&quot;;&quot;&quot;) &amp;IF([.AC128]&gt;0;&quot;{&quot;&quot;value&quot;&quot;:&quot;&amp;COLUMN([.AC128])-11&amp;&quot;,&quot;&quot;text&quot;&quot;:&quot;&quot;&quot;&amp;[.AC128]&amp;&quot;&quot;&quot;},&quot;;&quot;&quot;) &amp;IF([.AD128]&gt;0;&quot;{&quot;&quot;value&quot;&quot;:&quot;&amp;COLUMN([.AD128])-11&amp;&quot;,&quot;&quot;text&quot;&quot;:&quot;&quot;&quot;&amp;[.AD128]&amp;&quot;&quot;&quot;},&quot;;&quot;&quot;) &amp;IF([.AE128]&gt;0;&quot;{&quot;&quot;value&quot;&quot;:&quot;&amp;COLUMN([.AE128])-11&amp;&quot;,&quot;&quot;text&quot;&quot;:&quot;&quot;&quot;&amp;[.AE128]&amp;&quot;&quot;&quot;},&quot;;&quot;&quot;) &amp;IF([.AF128]&gt;0;&quot;{&quot;&quot;value&quot;&quot;:&quot;&amp;COLUMN([.AF128])-11&amp;&quot;,&quot;&quot;text&quot;&quot;:&quot;&quot;&quot;&amp;[.AF128]&amp;&quot;&quot;&quot;},&quot;;&quot;&quot;) &amp;IF([.AG128]&gt;0;&quot;{&quot;&quot;value&quot;&quot;:&quot;&amp;COLUMN([.AG128])-11&amp;&quot;,&quot;&quot;text&quot;&quot;:&quot;&quot;&quot;&amp;[.AG128]&amp;&quot;&quot;&quot;},&quot;;&quot;&quot;) &amp;IF([.AH128]&gt;0;&quot;{&quot;&quot;value&quot;&quot;:&quot;&amp;COLUMN([.AH128])-11&amp;&quot;,&quot;&quot;text&quot;&quot;:&quot;&quot;&quot;&amp;[.AH128]&amp;&quot;&quot;&quot;},&quot;;&quot;&quot;) &amp;IF([.AI128]&gt;0;&quot;{&quot;&quot;value&quot;&quot;:&quot;&amp;COLUMN([.AI128])-11&amp;&quot;,&quot;&quot;text&quot;&quot;:&quot;&quot;&quot;&amp;[.AI128]&amp;&quot;&quot;&quot;},&quot;;&quot;&quot;) &amp;IF([.AJ128]&gt;0;&quot;{&quot;&quot;value&quot;&quot;:&quot;&amp;COLUMN([.AJ128])-11&amp;&quot;,&quot;&quot;text&quot;&quot;:&quot;&quot;&quot;&amp;[.AJ128]&amp;&quot;&quot;&quot;},&quot;;&quot;&quot;) &amp;IF([.AK128]&gt;0;&quot;{&quot;&quot;value&quot;&quot;:&quot;&amp;COLUMN([.AK128])-11&amp;&quot;,&quot;&quot;text&quot;&quot;:&quot;&quot;&quot;&amp;[.AK128]&amp;&quot;&quot;&quot;},&quot;;&quot;&quot;) &amp;IF([.AL128]&gt;0;&quot;{&quot;&quot;value&quot;&quot;:&quot;&amp;COLUMN([.AL128])-11&amp;&quot;,&quot;&quot;text&quot;&quot;:&quot;&quot;&quot;&amp;[.AL128]&amp;&quot;&quot;&quot;},&quot;;&quot;&quot;) &amp;IF([.AM128]&gt;0;&quot;{&quot;&quot;value&quot;&quot;:&quot;&amp;COLUMN([.AM128])-11&amp;&quot;,&quot;&quot;text&quot;&quot;:&quot;&quot;&quot;&amp;[.AM128]&amp;&quot;&quot;&quot;},&quot;;&quot;&quot;) &amp;IF([.AN128]&gt;0;&quot;{&quot;&quot;value&quot;&quot;:&quot;&amp;COLUMN([.AN128])-11&amp;&quot;,&quot;&quot;text&quot;&quot;:&quot;&quot;&quot;&amp;[.AN128]&amp;&quot;&quot;&quot;},&quot;;&quot;&quot;) &amp;IF([.AO128]&gt;0;&quot;{&quot;&quot;value&quot;&quot;:&quot;&amp;COLUMN([.AO128])-11&amp;&quot;,&quot;&quot;text&quot;&quot;:&quot;&quot;&quot;&amp;[.AO128]&amp;&quot;&quot;&quot;},&quot;;&quot;&quot;) &amp;IF([.AP128]&gt;0;&quot;{&quot;&quot;value&quot;&quot;:&quot;&amp;COLUMN([.AP128])-11&amp;&quot;,&quot;&quot;text&quot;&quot;:&quot;&quot;&quot;&amp;[.AP128]&amp;&quot;&quot;&quot;},&quot;;&quot;&quot;) &amp;IF([.AQ128]&gt;0;&quot;{&quot;&quot;value&quot;&quot;:&quot;&amp;COLUMN([.AQ128])-11&amp;&quot;,&quot;&quot;text&quot;&quot;:&quot;&quot;&quot;&amp;[.AQ128]&amp;&quot;&quot;&quot;},&quot;;&quot;&quot;) &amp;IF([.AR128]&gt;0;&quot;{&quot;&quot;value&quot;&quot;:&quot;&amp;COLUMN([.AR128])-11&amp;&quot;,&quot;&quot;text&quot;&quot;:&quot;&quot;&quot;&amp;[.AR128]&amp;&quot;&quot;&quot;},&quot;;&quot;&quot;) &amp;IF([.AS128]&gt;0;&quot;{&quot;&quot;value&quot;&quot;:&quot;&amp;COLUMN([.AS128])-11&amp;&quot;,&quot;&quot;text&quot;&quot;:&quot;&quot;&quot;&amp;[.AS128]&amp;&quot;&quot;&quot;},&quot;;&quot;&quot;) &amp;IF([.AT128]&gt;0;&quot;{&quot;&quot;value&quot;&quot;:&quot;&amp;COLUMN([.AT128])-11&amp;&quot;,&quot;&quot;text&quot;&quot;:&quot;&quot;&quot;&amp;[.AT128]&amp;&quot;&quot;&quot;},&quot;;&quot;&quot;) &amp;IF([.AU128]&gt;0;&quot;{&quot;&quot;value&quot;&quot;:&quot;&amp;COLUMN([.AU128])-11&amp;&quot;,&quot;&quot;text&quot;&quot;:&quot;&quot;&quot;&amp;[.AU128]&amp;&quot;&quot;&quot;},&quot;;&quot;&quot;)">
            <text:p/>
          </table:table-cell>
          <table:table-cell table:style-name="ce1" table:formula="of:=IF([.AV128]&gt;0;&quot;{&quot;&quot;value&quot;&quot;:&quot;&amp;COLUMN([.AV128])-11&amp;&quot;,&quot;&quot;text&quot;&quot;:&quot;&quot;&quot;&amp;[.AV128]&amp;&quot;&quot;&quot;},&quot;;&quot;&quot;) &amp;IF([.AW128]&gt;0;&quot;{&quot;&quot;value&quot;&quot;:&quot;&amp;COLUMN([.AW128])-11&amp;&quot;,&quot;&quot;text&quot;&quot;:&quot;&quot;&quot;&amp;[.AW128]&amp;&quot;&quot;&quot;},&quot;;&quot;&quot;) &amp;IF([.AX128]&gt;0;&quot;{&quot;&quot;value&quot;&quot;:&quot;&amp;COLUMN([.AX128])-11&amp;&quot;,&quot;&quot;text&quot;&quot;:&quot;&quot;&quot;&amp;[.AX128]&amp;&quot;&quot;&quot;},&quot;;&quot;&quot;) &amp;IF([.AY128]&gt;0;&quot;{&quot;&quot;value&quot;&quot;:&quot;&amp;COLUMN([.AY128])-11&amp;&quot;,&quot;&quot;text&quot;&quot;:&quot;&quot;&quot;&amp;[.AY128]&amp;&quot;&quot;&quot;},&quot;;&quot;&quot;) &amp;IF([.AZ128]&gt;0;&quot;{&quot;&quot;value&quot;&quot;:&quot;&amp;COLUMN([.AZ128])-11&amp;&quot;,&quot;&quot;text&quot;&quot;:&quot;&quot;&quot;&amp;[.AZ128]&amp;&quot;&quot;&quot;},&quot;;&quot;&quot;) &amp;IF([.BA128]&gt;0;&quot;{&quot;&quot;value&quot;&quot;:&quot;&amp;COLUMN([.BA128])-11&amp;&quot;,&quot;&quot;text&quot;&quot;:&quot;&quot;&quot;&amp;[.BA128]&amp;&quot;&quot;&quot;},&quot;;&quot;&quot;) &amp;IF([.BB128]&gt;0;&quot;{&quot;&quot;value&quot;&quot;:&quot;&amp;COLUMN([.BB128])-11&amp;&quot;,&quot;&quot;text&quot;&quot;:&quot;&quot;&quot;&amp;[.BB128]&amp;&quot;&quot;&quot;},&quot;;&quot;&quot;) &amp;IF([.BC128]&gt;0;&quot;{&quot;&quot;value&quot;&quot;:&quot;&amp;COLUMN([.BC128])-11&amp;&quot;,&quot;&quot;text&quot;&quot;:&quot;&quot;&quot;&amp;[.BC128]&amp;&quot;&quot;&quot;},&quot;;&quot;&quot;) &amp;IF([.BD128]&gt;0;&quot;{&quot;&quot;value&quot;&quot;:&quot;&amp;COLUMN([.BD128])-11&amp;&quot;,&quot;&quot;text&quot;&quot;:&quot;&quot;&quot;&amp;[.BD128]&amp;&quot;&quot;&quot;},&quot;;&quot;&quot;) &amp;IF([.BE128]&gt;0;&quot;{&quot;&quot;value&quot;&quot;:&quot;&amp;COLUMN([.BE128])-11&amp;&quot;,&quot;&quot;text&quot;&quot;:&quot;&quot;&quot;&amp;[.BE128]&amp;&quot;&quot;&quot;},&quot;;&quot;&quot;) &amp;IF([.BF128]&gt;0;&quot;{&quot;&quot;value&quot;&quot;:&quot;&amp;COLUMN([.BF128])-11&amp;&quot;,&quot;&quot;text&quot;&quot;:&quot;&quot;&quot;&amp;[.BF128]&amp;&quot;&quot;&quot;},&quot;;&quot;&quot;) &amp;IF([.BG128]&gt;0;&quot;{&quot;&quot;value&quot;&quot;:&quot;&amp;COLUMN([.BG128])-11&amp;&quot;,&quot;&quot;text&quot;&quot;:&quot;&quot;&quot;&amp;[.BG128]&amp;&quot;&quot;&quot;},&quot;;&quot;&quot;) &amp;IF([.BH128]&gt;0;&quot;{&quot;&quot;value&quot;&quot;:&quot;&amp;COLUMN([.BH128])-11&amp;&quot;,&quot;&quot;text&quot;&quot;:&quot;&quot;&quot;&amp;[.BH128]&amp;&quot;&quot;&quot;},&quot;;&quot;&quot;) &amp;IF([.BI128]&gt;0;&quot;{&quot;&quot;value&quot;&quot;:&quot;&amp;COLUMN([.BI128])-11&amp;&quot;,&quot;&quot;text&quot;&quot;:&quot;&quot;&quot;&amp;[.BI128]&amp;&quot;&quot;&quot;},&quot;;&quot;&quot;) &amp;IF([.BJ128]&gt;0;&quot;{&quot;&quot;value&quot;&quot;:&quot;&amp;COLUMN([.BJ128])-11&amp;&quot;,&quot;&quot;text&quot;&quot;:&quot;&quot;&quot;&amp;[.BJ128]&amp;&quot;&quot;&quot;},&quot;;&quot;&quot;) &amp;IF([.BK128]&gt;0;&quot;{&quot;&quot;value&quot;&quot;:&quot;&amp;COLUMN([.BK128])-11&amp;&quot;,&quot;&quot;text&quot;&quot;:&quot;&quot;&quot;&amp;[.BK1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29]&amp;&quot;,&quot;&quot;ordinal&quot;&quot;:&quot;&amp;ROW()-2&amp;&quot;,&quot;&quot;required&quot;&quot;:&quot;&amp;[.E129]&amp;&quot;,&quot;&quot;category&quot;&quot;:&quot;&quot;&quot;&amp;[.F129]&amp;&quot;&quot;&quot;,&quot;&quot;info&quot;&quot;:&quot;&quot;&quot;&amp;[.J129]&amp;&quot;&quot;&quot;&quot;&amp;&quot;,&quot;&quot;skip&quot;&quot;:&quot;&quot;&quot;&amp;[.D129]&amp;&quot;&quot;&quot;&quot;&amp;&quot;,&quot;&quot;text&quot;&quot;:&quot;&quot;&quot;&amp;[.H129]&amp;&quot;&quot;&quot;&quot;&amp;&quot;,&quot;&quot;type&quot;&quot;:&quot;&quot;&quot;&amp;[.I129]&amp;&quot;&quot;&quot;&quot;&amp;&quot;,&quot;&quot;options&quot;&quot;:[&quot; &amp;IF([.K129]&gt;0;&quot;{&quot;&quot;value&quot;&quot;:&quot;&amp;COLUMN([.K129])-11&amp;&quot;,&quot;&quot;text&quot;&quot;:&quot;&quot;&quot;&amp;[.K129]&amp;&quot;&quot;&quot;},&quot;;&quot;&quot;) &amp;IF([.L129]&gt;0;&quot;{&quot;&quot;value&quot;&quot;:&quot;&amp;COLUMN([.L129])-11&amp;&quot;,&quot;&quot;text&quot;&quot;:&quot;&quot;&quot;&amp;[.L129]&amp;&quot;&quot;&quot;},&quot;;&quot;&quot;) &amp;IF([.M129]&gt;0;&quot;{&quot;&quot;value&quot;&quot;:&quot;&amp;COLUMN([.M129])-11&amp;&quot;,&quot;&quot;text&quot;&quot;:&quot;&quot;&quot;&amp;[.M129]&amp;&quot;&quot;&quot;},&quot;;&quot;&quot;) &amp;IF([.N129]&gt;0;&quot;{&quot;&quot;value&quot;&quot;:&quot;&amp;COLUMN([.N129])-11&amp;&quot;,&quot;&quot;text&quot;&quot;:&quot;&quot;&quot;&amp;[.N129]&amp;&quot;&quot;&quot;},&quot;;&quot;&quot;) &amp;IF([.O129]&gt;0;&quot;{&quot;&quot;value&quot;&quot;:&quot;&amp;COLUMN([.O129])-11&amp;&quot;,&quot;&quot;text&quot;&quot;:&quot;&quot;&quot;&amp;[.O129]&amp;&quot;&quot;&quot;},&quot;;&quot;&quot;) &amp;IF([.P129]&gt;0;&quot;{&quot;&quot;value&quot;&quot;:&quot;&amp;COLUMN([.P129])-11&amp;&quot;,&quot;&quot;text&quot;&quot;:&quot;&quot;&quot;&amp;[.P129]&amp;&quot;&quot;&quot;},&quot;;&quot;&quot;) &amp;IF([.Q129]&gt;0;&quot;{&quot;&quot;value&quot;&quot;:&quot;&amp;COLUMN([.Q129])-11&amp;&quot;,&quot;&quot;text&quot;&quot;:&quot;&quot;&quot;&amp;[.Q129]&amp;&quot;&quot;&quot;},&quot;;&quot;&quot;) &amp;IF([.R129]&gt;0;&quot;{&quot;&quot;value&quot;&quot;:&quot;&amp;COLUMN([.R129])-11&amp;&quot;,&quot;&quot;text&quot;&quot;:&quot;&quot;&quot;&amp;[.R129]&amp;&quot;&quot;&quot;},&quot;;&quot;&quot;) &amp;IF([.S129]&gt;0;&quot;{&quot;&quot;value&quot;&quot;:&quot;&amp;COLUMN([.S129])-11&amp;&quot;,&quot;&quot;text&quot;&quot;:&quot;&quot;&quot;&amp;[.S129]&amp;&quot;&quot;&quot;},&quot;;&quot;&quot;) &amp;IF([.T129]&gt;0;&quot;{&quot;&quot;value&quot;&quot;:&quot;&amp;COLUMN([.T129])-11&amp;&quot;,&quot;&quot;text&quot;&quot;:&quot;&quot;&quot;&amp;[.T129]&amp;&quot;&quot;&quot;},&quot;;&quot;&quot;) &amp;IF([.U129]&gt;0;&quot;{&quot;&quot;value&quot;&quot;:&quot;&amp;COLUMN([.U129])-11&amp;&quot;,&quot;&quot;text&quot;&quot;:&quot;&quot;&quot;&amp;[.U129]&amp;&quot;&quot;&quot;},&quot;;&quot;&quot;) &amp;IF([.V129]&gt;0;&quot;{&quot;&quot;value&quot;&quot;:&quot;&amp;COLUMN([.V129])-11&amp;&quot;,&quot;&quot;text&quot;&quot;:&quot;&quot;&quot;&amp;[.V129]&amp;&quot;&quot;&quot;},&quot;;&quot;&quot;) &amp;IF([.W129]&gt;0;&quot;{&quot;&quot;value&quot;&quot;:&quot;&amp;COLUMN([.W129])-11&amp;&quot;,&quot;&quot;text&quot;&quot;:&quot;&quot;&quot;&amp;[.W129]&amp;&quot;&quot;&quot;},&quot;;&quot;&quot;) &amp;IF([.X129]&gt;0;&quot;{&quot;&quot;value&quot;&quot;:&quot;&amp;COLUMN([.X129])-11&amp;&quot;,&quot;&quot;text&quot;&quot;:&quot;&quot;&quot;&amp;[.X129]&amp;&quot;&quot;&quot;},&quot;;&quot;&quot;) &amp;IF([.Y129]&gt;0;&quot;{&quot;&quot;value&quot;&quot;:&quot;&amp;COLUMN([.Y129])-11&amp;&quot;,&quot;&quot;text&quot;&quot;:&quot;&quot;&quot;&amp;[.Y129]&amp;&quot;&quot;&quot;},&quot;;&quot;&quot;) &amp;IF([.Z129]&gt;0;&quot;{&quot;&quot;value&quot;&quot;:&quot;&amp;COLUMN([.Z129])-11&amp;&quot;,&quot;&quot;text&quot;&quot;:&quot;&quot;&quot;&amp;[.Z129]&amp;&quot;&quot;&quot;},&quot;;&quot;&quot;) &amp;IF([.AA129]&gt;0;&quot;{&quot;&quot;value&quot;&quot;:&quot;&amp;COLUMN([.AA129])-11&amp;&quot;,&quot;&quot;text&quot;&quot;:&quot;&quot;&quot;&amp;[.AA129]&amp;&quot;&quot;&quot;},&quot;;&quot;&quot;)" office:value-type="string" office:string-value="{&quot;id&quot;:114,&quot;ordinal&quot;:127,&quot;required&quot;:0,&quot;category&quot;:&quot;About You&quot;,&quot;info&quot;:&quot;null&quot;,&quot;skip&quot;:&quot;null&quot;,&quot;text&quot;:&quot;Which of the following people do you feel support you with managing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4,"ordinal":127,"required":0,"category":"About You","info":"null","skip":"null","text":"Which of the following people do you feel support you with managing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B129]&gt;0;&quot;{&quot;&quot;value&quot;&quot;:&quot;&amp;COLUMN([.AB129])-11&amp;&quot;,&quot;&quot;text&quot;&quot;:&quot;&quot;&quot;&amp;[.AB129]&amp;&quot;&quot;&quot;},&quot;;&quot;&quot;) &amp;IF([.AC129]&gt;0;&quot;{&quot;&quot;value&quot;&quot;:&quot;&amp;COLUMN([.AC129])-11&amp;&quot;,&quot;&quot;text&quot;&quot;:&quot;&quot;&quot;&amp;[.AC129]&amp;&quot;&quot;&quot;},&quot;;&quot;&quot;) &amp;IF([.AD129]&gt;0;&quot;{&quot;&quot;value&quot;&quot;:&quot;&amp;COLUMN([.AD129])-11&amp;&quot;,&quot;&quot;text&quot;&quot;:&quot;&quot;&quot;&amp;[.AD129]&amp;&quot;&quot;&quot;},&quot;;&quot;&quot;) &amp;IF([.AE129]&gt;0;&quot;{&quot;&quot;value&quot;&quot;:&quot;&amp;COLUMN([.AE129])-11&amp;&quot;,&quot;&quot;text&quot;&quot;:&quot;&quot;&quot;&amp;[.AE129]&amp;&quot;&quot;&quot;},&quot;;&quot;&quot;) &amp;IF([.AF129]&gt;0;&quot;{&quot;&quot;value&quot;&quot;:&quot;&amp;COLUMN([.AF129])-11&amp;&quot;,&quot;&quot;text&quot;&quot;:&quot;&quot;&quot;&amp;[.AF129]&amp;&quot;&quot;&quot;},&quot;;&quot;&quot;) &amp;IF([.AG129]&gt;0;&quot;{&quot;&quot;value&quot;&quot;:&quot;&amp;COLUMN([.AG129])-11&amp;&quot;,&quot;&quot;text&quot;&quot;:&quot;&quot;&quot;&amp;[.AG129]&amp;&quot;&quot;&quot;},&quot;;&quot;&quot;) &amp;IF([.AH129]&gt;0;&quot;{&quot;&quot;value&quot;&quot;:&quot;&amp;COLUMN([.AH129])-11&amp;&quot;,&quot;&quot;text&quot;&quot;:&quot;&quot;&quot;&amp;[.AH129]&amp;&quot;&quot;&quot;},&quot;;&quot;&quot;) &amp;IF([.AI129]&gt;0;&quot;{&quot;&quot;value&quot;&quot;:&quot;&amp;COLUMN([.AI129])-11&amp;&quot;,&quot;&quot;text&quot;&quot;:&quot;&quot;&quot;&amp;[.AI129]&amp;&quot;&quot;&quot;},&quot;;&quot;&quot;) &amp;IF([.AJ129]&gt;0;&quot;{&quot;&quot;value&quot;&quot;:&quot;&amp;COLUMN([.AJ129])-11&amp;&quot;,&quot;&quot;text&quot;&quot;:&quot;&quot;&quot;&amp;[.AJ129]&amp;&quot;&quot;&quot;},&quot;;&quot;&quot;) &amp;IF([.AK129]&gt;0;&quot;{&quot;&quot;value&quot;&quot;:&quot;&amp;COLUMN([.AK129])-11&amp;&quot;,&quot;&quot;text&quot;&quot;:&quot;&quot;&quot;&amp;[.AK129]&amp;&quot;&quot;&quot;},&quot;;&quot;&quot;) &amp;IF([.AL129]&gt;0;&quot;{&quot;&quot;value&quot;&quot;:&quot;&amp;COLUMN([.AL129])-11&amp;&quot;,&quot;&quot;text&quot;&quot;:&quot;&quot;&quot;&amp;[.AL129]&amp;&quot;&quot;&quot;},&quot;;&quot;&quot;) &amp;IF([.AM129]&gt;0;&quot;{&quot;&quot;value&quot;&quot;:&quot;&amp;COLUMN([.AM129])-11&amp;&quot;,&quot;&quot;text&quot;&quot;:&quot;&quot;&quot;&amp;[.AM129]&amp;&quot;&quot;&quot;},&quot;;&quot;&quot;) &amp;IF([.AN129]&gt;0;&quot;{&quot;&quot;value&quot;&quot;:&quot;&amp;COLUMN([.AN129])-11&amp;&quot;,&quot;&quot;text&quot;&quot;:&quot;&quot;&quot;&amp;[.AN129]&amp;&quot;&quot;&quot;},&quot;;&quot;&quot;) &amp;IF([.AO129]&gt;0;&quot;{&quot;&quot;value&quot;&quot;:&quot;&amp;COLUMN([.AO129])-11&amp;&quot;,&quot;&quot;text&quot;&quot;:&quot;&quot;&quot;&amp;[.AO129]&amp;&quot;&quot;&quot;},&quot;;&quot;&quot;) &amp;IF([.AP129]&gt;0;&quot;{&quot;&quot;value&quot;&quot;:&quot;&amp;COLUMN([.AP129])-11&amp;&quot;,&quot;&quot;text&quot;&quot;:&quot;&quot;&quot;&amp;[.AP129]&amp;&quot;&quot;&quot;},&quot;;&quot;&quot;) &amp;IF([.AQ129]&gt;0;&quot;{&quot;&quot;value&quot;&quot;:&quot;&amp;COLUMN([.AQ129])-11&amp;&quot;,&quot;&quot;text&quot;&quot;:&quot;&quot;&quot;&amp;[.AQ129]&amp;&quot;&quot;&quot;},&quot;;&quot;&quot;) &amp;IF([.AR129]&gt;0;&quot;{&quot;&quot;value&quot;&quot;:&quot;&amp;COLUMN([.AR129])-11&amp;&quot;,&quot;&quot;text&quot;&quot;:&quot;&quot;&quot;&amp;[.AR129]&amp;&quot;&quot;&quot;},&quot;;&quot;&quot;) &amp;IF([.AS129]&gt;0;&quot;{&quot;&quot;value&quot;&quot;:&quot;&amp;COLUMN([.AS129])-11&amp;&quot;,&quot;&quot;text&quot;&quot;:&quot;&quot;&quot;&amp;[.AS129]&amp;&quot;&quot;&quot;},&quot;;&quot;&quot;) &amp;IF([.AT129]&gt;0;&quot;{&quot;&quot;value&quot;&quot;:&quot;&amp;COLUMN([.AT129])-11&amp;&quot;,&quot;&quot;text&quot;&quot;:&quot;&quot;&quot;&amp;[.AT129]&amp;&quot;&quot;&quot;},&quot;;&quot;&quot;) &amp;IF([.AU129]&gt;0;&quot;{&quot;&quot;value&quot;&quot;:&quot;&amp;COLUMN([.AU129])-11&amp;&quot;,&quot;&quot;text&quot;&quot;:&quot;&quot;&quot;&amp;[.AU129]&amp;&quot;&quot;&quot;},&quot;;&quot;&quot;)">
            <text:p/>
          </table:table-cell>
          <table:table-cell table:style-name="ce1" table:formula="of:=IF([.AV129]&gt;0;&quot;{&quot;&quot;value&quot;&quot;:&quot;&amp;COLUMN([.AV129])-11&amp;&quot;,&quot;&quot;text&quot;&quot;:&quot;&quot;&quot;&amp;[.AV129]&amp;&quot;&quot;&quot;},&quot;;&quot;&quot;) &amp;IF([.AW129]&gt;0;&quot;{&quot;&quot;value&quot;&quot;:&quot;&amp;COLUMN([.AW129])-11&amp;&quot;,&quot;&quot;text&quot;&quot;:&quot;&quot;&quot;&amp;[.AW129]&amp;&quot;&quot;&quot;},&quot;;&quot;&quot;) &amp;IF([.AX129]&gt;0;&quot;{&quot;&quot;value&quot;&quot;:&quot;&amp;COLUMN([.AX129])-11&amp;&quot;,&quot;&quot;text&quot;&quot;:&quot;&quot;&quot;&amp;[.AX129]&amp;&quot;&quot;&quot;},&quot;;&quot;&quot;) &amp;IF([.AY129]&gt;0;&quot;{&quot;&quot;value&quot;&quot;:&quot;&amp;COLUMN([.AY129])-11&amp;&quot;,&quot;&quot;text&quot;&quot;:&quot;&quot;&quot;&amp;[.AY129]&amp;&quot;&quot;&quot;},&quot;;&quot;&quot;) &amp;IF([.AZ129]&gt;0;&quot;{&quot;&quot;value&quot;&quot;:&quot;&amp;COLUMN([.AZ129])-11&amp;&quot;,&quot;&quot;text&quot;&quot;:&quot;&quot;&quot;&amp;[.AZ129]&amp;&quot;&quot;&quot;},&quot;;&quot;&quot;) &amp;IF([.BA129]&gt;0;&quot;{&quot;&quot;value&quot;&quot;:&quot;&amp;COLUMN([.BA129])-11&amp;&quot;,&quot;&quot;text&quot;&quot;:&quot;&quot;&quot;&amp;[.BA129]&amp;&quot;&quot;&quot;},&quot;;&quot;&quot;) &amp;IF([.BB129]&gt;0;&quot;{&quot;&quot;value&quot;&quot;:&quot;&amp;COLUMN([.BB129])-11&amp;&quot;,&quot;&quot;text&quot;&quot;:&quot;&quot;&quot;&amp;[.BB129]&amp;&quot;&quot;&quot;},&quot;;&quot;&quot;) &amp;IF([.BC129]&gt;0;&quot;{&quot;&quot;value&quot;&quot;:&quot;&amp;COLUMN([.BC129])-11&amp;&quot;,&quot;&quot;text&quot;&quot;:&quot;&quot;&quot;&amp;[.BC129]&amp;&quot;&quot;&quot;},&quot;;&quot;&quot;) &amp;IF([.BD129]&gt;0;&quot;{&quot;&quot;value&quot;&quot;:&quot;&amp;COLUMN([.BD129])-11&amp;&quot;,&quot;&quot;text&quot;&quot;:&quot;&quot;&quot;&amp;[.BD129]&amp;&quot;&quot;&quot;},&quot;;&quot;&quot;) &amp;IF([.BE129]&gt;0;&quot;{&quot;&quot;value&quot;&quot;:&quot;&amp;COLUMN([.BE129])-11&amp;&quot;,&quot;&quot;text&quot;&quot;:&quot;&quot;&quot;&amp;[.BE129]&amp;&quot;&quot;&quot;},&quot;;&quot;&quot;) &amp;IF([.BF129]&gt;0;&quot;{&quot;&quot;value&quot;&quot;:&quot;&amp;COLUMN([.BF129])-11&amp;&quot;,&quot;&quot;text&quot;&quot;:&quot;&quot;&quot;&amp;[.BF129]&amp;&quot;&quot;&quot;},&quot;;&quot;&quot;) &amp;IF([.BG129]&gt;0;&quot;{&quot;&quot;value&quot;&quot;:&quot;&amp;COLUMN([.BG129])-11&amp;&quot;,&quot;&quot;text&quot;&quot;:&quot;&quot;&quot;&amp;[.BG129]&amp;&quot;&quot;&quot;},&quot;;&quot;&quot;) &amp;IF([.BH129]&gt;0;&quot;{&quot;&quot;value&quot;&quot;:&quot;&amp;COLUMN([.BH129])-11&amp;&quot;,&quot;&quot;text&quot;&quot;:&quot;&quot;&quot;&amp;[.BH129]&amp;&quot;&quot;&quot;},&quot;;&quot;&quot;) &amp;IF([.BI129]&gt;0;&quot;{&quot;&quot;value&quot;&quot;:&quot;&amp;COLUMN([.BI129])-11&amp;&quot;,&quot;&quot;text&quot;&quot;:&quot;&quot;&quot;&amp;[.BI129]&amp;&quot;&quot;&quot;},&quot;;&quot;&quot;) &amp;IF([.BJ129]&gt;0;&quot;{&quot;&quot;value&quot;&quot;:&quot;&amp;COLUMN([.BJ129])-11&amp;&quot;,&quot;&quot;text&quot;&quot;:&quot;&quot;&quot;&amp;[.BJ129]&amp;&quot;&quot;&quot;},&quot;;&quot;&quot;) &amp;IF([.BK129]&gt;0;&quot;{&quot;&quot;value&quot;&quot;:&quot;&amp;COLUMN([.BK129])-11&amp;&quot;,&quot;&quot;text&quot;&quot;:&quot;&quot;&quot;&amp;[.BK1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1"/>
        </table:table-row>
        <table:table-row table:style-name="ro2">
          <table:table-cell table:style-name="ce1" table:formula="of:=&quot;{&quot;&quot;id&quot;&quot;:&quot;&amp;[.G130]&amp;&quot;,&quot;&quot;ordinal&quot;&quot;:&quot;&amp;ROW()-2&amp;&quot;,&quot;&quot;required&quot;&quot;:&quot;&amp;[.E130]&amp;&quot;,&quot;&quot;category&quot;&quot;:&quot;&quot;&quot;&amp;[.F130]&amp;&quot;&quot;&quot;,&quot;&quot;info&quot;&quot;:&quot;&quot;&quot;&amp;[.J130]&amp;&quot;&quot;&quot;&quot;&amp;&quot;,&quot;&quot;skip&quot;&quot;:&quot;&quot;&quot;&amp;[.D130]&amp;&quot;&quot;&quot;&quot;&amp;&quot;,&quot;&quot;text&quot;&quot;:&quot;&quot;&quot;&amp;[.H130]&amp;&quot;&quot;&quot;&quot;&amp;&quot;,&quot;&quot;type&quot;&quot;:&quot;&quot;&quot;&amp;[.I130]&amp;&quot;&quot;&quot;&quot;&amp;&quot;,&quot;&quot;options&quot;&quot;:[&quot; &amp;IF([.K130]&gt;0;&quot;{&quot;&quot;value&quot;&quot;:&quot;&amp;COLUMN([.K130])-11&amp;&quot;,&quot;&quot;text&quot;&quot;:&quot;&quot;&quot;&amp;[.K130]&amp;&quot;&quot;&quot;},&quot;;&quot;&quot;) &amp;IF([.L130]&gt;0;&quot;{&quot;&quot;value&quot;&quot;:&quot;&amp;COLUMN([.L130])-11&amp;&quot;,&quot;&quot;text&quot;&quot;:&quot;&quot;&quot;&amp;[.L130]&amp;&quot;&quot;&quot;},&quot;;&quot;&quot;) &amp;IF([.M130]&gt;0;&quot;{&quot;&quot;value&quot;&quot;:&quot;&amp;COLUMN([.M130])-11&amp;&quot;,&quot;&quot;text&quot;&quot;:&quot;&quot;&quot;&amp;[.M130]&amp;&quot;&quot;&quot;},&quot;;&quot;&quot;) &amp;IF([.N130]&gt;0;&quot;{&quot;&quot;value&quot;&quot;:&quot;&amp;COLUMN([.N130])-11&amp;&quot;,&quot;&quot;text&quot;&quot;:&quot;&quot;&quot;&amp;[.N130]&amp;&quot;&quot;&quot;},&quot;;&quot;&quot;) &amp;IF([.O130]&gt;0;&quot;{&quot;&quot;value&quot;&quot;:&quot;&amp;COLUMN([.O130])-11&amp;&quot;,&quot;&quot;text&quot;&quot;:&quot;&quot;&quot;&amp;[.O130]&amp;&quot;&quot;&quot;},&quot;;&quot;&quot;) &amp;IF([.P130]&gt;0;&quot;{&quot;&quot;value&quot;&quot;:&quot;&amp;COLUMN([.P130])-11&amp;&quot;,&quot;&quot;text&quot;&quot;:&quot;&quot;&quot;&amp;[.P130]&amp;&quot;&quot;&quot;},&quot;;&quot;&quot;) &amp;IF([.Q130]&gt;0;&quot;{&quot;&quot;value&quot;&quot;:&quot;&amp;COLUMN([.Q130])-11&amp;&quot;,&quot;&quot;text&quot;&quot;:&quot;&quot;&quot;&amp;[.Q130]&amp;&quot;&quot;&quot;},&quot;;&quot;&quot;) &amp;IF([.R130]&gt;0;&quot;{&quot;&quot;value&quot;&quot;:&quot;&amp;COLUMN([.R130])-11&amp;&quot;,&quot;&quot;text&quot;&quot;:&quot;&quot;&quot;&amp;[.R130]&amp;&quot;&quot;&quot;},&quot;;&quot;&quot;) &amp;IF([.S130]&gt;0;&quot;{&quot;&quot;value&quot;&quot;:&quot;&amp;COLUMN([.S130])-11&amp;&quot;,&quot;&quot;text&quot;&quot;:&quot;&quot;&quot;&amp;[.S130]&amp;&quot;&quot;&quot;},&quot;;&quot;&quot;) &amp;IF([.T130]&gt;0;&quot;{&quot;&quot;value&quot;&quot;:&quot;&amp;COLUMN([.T130])-11&amp;&quot;,&quot;&quot;text&quot;&quot;:&quot;&quot;&quot;&amp;[.T130]&amp;&quot;&quot;&quot;},&quot;;&quot;&quot;) &amp;IF([.U130]&gt;0;&quot;{&quot;&quot;value&quot;&quot;:&quot;&amp;COLUMN([.U130])-11&amp;&quot;,&quot;&quot;text&quot;&quot;:&quot;&quot;&quot;&amp;[.U130]&amp;&quot;&quot;&quot;},&quot;;&quot;&quot;) &amp;IF([.V130]&gt;0;&quot;{&quot;&quot;value&quot;&quot;:&quot;&amp;COLUMN([.V130])-11&amp;&quot;,&quot;&quot;text&quot;&quot;:&quot;&quot;&quot;&amp;[.V130]&amp;&quot;&quot;&quot;},&quot;;&quot;&quot;) &amp;IF([.W130]&gt;0;&quot;{&quot;&quot;value&quot;&quot;:&quot;&amp;COLUMN([.W130])-11&amp;&quot;,&quot;&quot;text&quot;&quot;:&quot;&quot;&quot;&amp;[.W130]&amp;&quot;&quot;&quot;},&quot;;&quot;&quot;) &amp;IF([.X130]&gt;0;&quot;{&quot;&quot;value&quot;&quot;:&quot;&amp;COLUMN([.X130])-11&amp;&quot;,&quot;&quot;text&quot;&quot;:&quot;&quot;&quot;&amp;[.X130]&amp;&quot;&quot;&quot;},&quot;;&quot;&quot;) &amp;IF([.Y130]&gt;0;&quot;{&quot;&quot;value&quot;&quot;:&quot;&amp;COLUMN([.Y130])-11&amp;&quot;,&quot;&quot;text&quot;&quot;:&quot;&quot;&quot;&amp;[.Y130]&amp;&quot;&quot;&quot;},&quot;;&quot;&quot;) &amp;IF([.Z130]&gt;0;&quot;{&quot;&quot;value&quot;&quot;:&quot;&amp;COLUMN([.Z130])-11&amp;&quot;,&quot;&quot;text&quot;&quot;:&quot;&quot;&quot;&amp;[.Z130]&amp;&quot;&quot;&quot;},&quot;;&quot;&quot;) &amp;IF([.AA130]&gt;0;&quot;{&quot;&quot;value&quot;&quot;:&quot;&amp;COLUMN([.AA130])-11&amp;&quot;,&quot;&quot;text&quot;&quot;:&quot;&quot;&quot;&amp;[.AA130]&amp;&quot;&quot;&quot;},&quot;;&quot;&quot;)" office:value-type="string" office:string-value="{&quot;id&quot;:115,&quot;ordinal&quot;:128,&quot;required&quot;:0,&quot;category&quot;:&quot;About You&quot;,&quot;info&quot;:&quot;null&quot;,&quot;skip&quot;:&quot;null&quot;,&quot;text&quot;:&quot;Which of the following people do you feel understand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5,"ordinal":128,"required":0,"category":"About You","info":"null","skip":"null","text":"Which of the following people do you feel understand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B130]&gt;0;&quot;{&quot;&quot;value&quot;&quot;:&quot;&amp;COLUMN([.AB130])-11&amp;&quot;,&quot;&quot;text&quot;&quot;:&quot;&quot;&quot;&amp;[.AB130]&amp;&quot;&quot;&quot;},&quot;;&quot;&quot;) &amp;IF([.AC130]&gt;0;&quot;{&quot;&quot;value&quot;&quot;:&quot;&amp;COLUMN([.AC130])-11&amp;&quot;,&quot;&quot;text&quot;&quot;:&quot;&quot;&quot;&amp;[.AC130]&amp;&quot;&quot;&quot;},&quot;;&quot;&quot;) &amp;IF([.AD130]&gt;0;&quot;{&quot;&quot;value&quot;&quot;:&quot;&amp;COLUMN([.AD130])-11&amp;&quot;,&quot;&quot;text&quot;&quot;:&quot;&quot;&quot;&amp;[.AD130]&amp;&quot;&quot;&quot;},&quot;;&quot;&quot;) &amp;IF([.AE130]&gt;0;&quot;{&quot;&quot;value&quot;&quot;:&quot;&amp;COLUMN([.AE130])-11&amp;&quot;,&quot;&quot;text&quot;&quot;:&quot;&quot;&quot;&amp;[.AE130]&amp;&quot;&quot;&quot;},&quot;;&quot;&quot;) &amp;IF([.AF130]&gt;0;&quot;{&quot;&quot;value&quot;&quot;:&quot;&amp;COLUMN([.AF130])-11&amp;&quot;,&quot;&quot;text&quot;&quot;:&quot;&quot;&quot;&amp;[.AF130]&amp;&quot;&quot;&quot;},&quot;;&quot;&quot;) &amp;IF([.AG130]&gt;0;&quot;{&quot;&quot;value&quot;&quot;:&quot;&amp;COLUMN([.AG130])-11&amp;&quot;,&quot;&quot;text&quot;&quot;:&quot;&quot;&quot;&amp;[.AG130]&amp;&quot;&quot;&quot;},&quot;;&quot;&quot;) &amp;IF([.AH130]&gt;0;&quot;{&quot;&quot;value&quot;&quot;:&quot;&amp;COLUMN([.AH130])-11&amp;&quot;,&quot;&quot;text&quot;&quot;:&quot;&quot;&quot;&amp;[.AH130]&amp;&quot;&quot;&quot;},&quot;;&quot;&quot;) &amp;IF([.AI130]&gt;0;&quot;{&quot;&quot;value&quot;&quot;:&quot;&amp;COLUMN([.AI130])-11&amp;&quot;,&quot;&quot;text&quot;&quot;:&quot;&quot;&quot;&amp;[.AI130]&amp;&quot;&quot;&quot;},&quot;;&quot;&quot;) &amp;IF([.AJ130]&gt;0;&quot;{&quot;&quot;value&quot;&quot;:&quot;&amp;COLUMN([.AJ130])-11&amp;&quot;,&quot;&quot;text&quot;&quot;:&quot;&quot;&quot;&amp;[.AJ130]&amp;&quot;&quot;&quot;},&quot;;&quot;&quot;) &amp;IF([.AK130]&gt;0;&quot;{&quot;&quot;value&quot;&quot;:&quot;&amp;COLUMN([.AK130])-11&amp;&quot;,&quot;&quot;text&quot;&quot;:&quot;&quot;&quot;&amp;[.AK130]&amp;&quot;&quot;&quot;},&quot;;&quot;&quot;) &amp;IF([.AL130]&gt;0;&quot;{&quot;&quot;value&quot;&quot;:&quot;&amp;COLUMN([.AL130])-11&amp;&quot;,&quot;&quot;text&quot;&quot;:&quot;&quot;&quot;&amp;[.AL130]&amp;&quot;&quot;&quot;},&quot;;&quot;&quot;) &amp;IF([.AM130]&gt;0;&quot;{&quot;&quot;value&quot;&quot;:&quot;&amp;COLUMN([.AM130])-11&amp;&quot;,&quot;&quot;text&quot;&quot;:&quot;&quot;&quot;&amp;[.AM130]&amp;&quot;&quot;&quot;},&quot;;&quot;&quot;) &amp;IF([.AN130]&gt;0;&quot;{&quot;&quot;value&quot;&quot;:&quot;&amp;COLUMN([.AN130])-11&amp;&quot;,&quot;&quot;text&quot;&quot;:&quot;&quot;&quot;&amp;[.AN130]&amp;&quot;&quot;&quot;},&quot;;&quot;&quot;) &amp;IF([.AO130]&gt;0;&quot;{&quot;&quot;value&quot;&quot;:&quot;&amp;COLUMN([.AO130])-11&amp;&quot;,&quot;&quot;text&quot;&quot;:&quot;&quot;&quot;&amp;[.AO130]&amp;&quot;&quot;&quot;},&quot;;&quot;&quot;) &amp;IF([.AP130]&gt;0;&quot;{&quot;&quot;value&quot;&quot;:&quot;&amp;COLUMN([.AP130])-11&amp;&quot;,&quot;&quot;text&quot;&quot;:&quot;&quot;&quot;&amp;[.AP130]&amp;&quot;&quot;&quot;},&quot;;&quot;&quot;) &amp;IF([.AQ130]&gt;0;&quot;{&quot;&quot;value&quot;&quot;:&quot;&amp;COLUMN([.AQ130])-11&amp;&quot;,&quot;&quot;text&quot;&quot;:&quot;&quot;&quot;&amp;[.AQ130]&amp;&quot;&quot;&quot;},&quot;;&quot;&quot;) &amp;IF([.AR130]&gt;0;&quot;{&quot;&quot;value&quot;&quot;:&quot;&amp;COLUMN([.AR130])-11&amp;&quot;,&quot;&quot;text&quot;&quot;:&quot;&quot;&quot;&amp;[.AR130]&amp;&quot;&quot;&quot;},&quot;;&quot;&quot;) &amp;IF([.AS130]&gt;0;&quot;{&quot;&quot;value&quot;&quot;:&quot;&amp;COLUMN([.AS130])-11&amp;&quot;,&quot;&quot;text&quot;&quot;:&quot;&quot;&quot;&amp;[.AS130]&amp;&quot;&quot;&quot;},&quot;;&quot;&quot;) &amp;IF([.AT130]&gt;0;&quot;{&quot;&quot;value&quot;&quot;:&quot;&amp;COLUMN([.AT130])-11&amp;&quot;,&quot;&quot;text&quot;&quot;:&quot;&quot;&quot;&amp;[.AT130]&amp;&quot;&quot;&quot;},&quot;;&quot;&quot;) &amp;IF([.AU130]&gt;0;&quot;{&quot;&quot;value&quot;&quot;:&quot;&amp;COLUMN([.AU130])-11&amp;&quot;,&quot;&quot;text&quot;&quot;:&quot;&quot;&quot;&amp;[.AU130]&amp;&quot;&quot;&quot;},&quot;;&quot;&quot;)">
            <text:p/>
          </table:table-cell>
          <table:table-cell table:style-name="ce1" table:formula="of:=IF([.AV130]&gt;0;&quot;{&quot;&quot;value&quot;&quot;:&quot;&amp;COLUMN([.AV130])-11&amp;&quot;,&quot;&quot;text&quot;&quot;:&quot;&quot;&quot;&amp;[.AV130]&amp;&quot;&quot;&quot;},&quot;;&quot;&quot;) &amp;IF([.AW130]&gt;0;&quot;{&quot;&quot;value&quot;&quot;:&quot;&amp;COLUMN([.AW130])-11&amp;&quot;,&quot;&quot;text&quot;&quot;:&quot;&quot;&quot;&amp;[.AW130]&amp;&quot;&quot;&quot;},&quot;;&quot;&quot;) &amp;IF([.AX130]&gt;0;&quot;{&quot;&quot;value&quot;&quot;:&quot;&amp;COLUMN([.AX130])-11&amp;&quot;,&quot;&quot;text&quot;&quot;:&quot;&quot;&quot;&amp;[.AX130]&amp;&quot;&quot;&quot;},&quot;;&quot;&quot;) &amp;IF([.AY130]&gt;0;&quot;{&quot;&quot;value&quot;&quot;:&quot;&amp;COLUMN([.AY130])-11&amp;&quot;,&quot;&quot;text&quot;&quot;:&quot;&quot;&quot;&amp;[.AY130]&amp;&quot;&quot;&quot;},&quot;;&quot;&quot;) &amp;IF([.AZ130]&gt;0;&quot;{&quot;&quot;value&quot;&quot;:&quot;&amp;COLUMN([.AZ130])-11&amp;&quot;,&quot;&quot;text&quot;&quot;:&quot;&quot;&quot;&amp;[.AZ130]&amp;&quot;&quot;&quot;},&quot;;&quot;&quot;) &amp;IF([.BA130]&gt;0;&quot;{&quot;&quot;value&quot;&quot;:&quot;&amp;COLUMN([.BA130])-11&amp;&quot;,&quot;&quot;text&quot;&quot;:&quot;&quot;&quot;&amp;[.BA130]&amp;&quot;&quot;&quot;},&quot;;&quot;&quot;) &amp;IF([.BB130]&gt;0;&quot;{&quot;&quot;value&quot;&quot;:&quot;&amp;COLUMN([.BB130])-11&amp;&quot;,&quot;&quot;text&quot;&quot;:&quot;&quot;&quot;&amp;[.BB130]&amp;&quot;&quot;&quot;},&quot;;&quot;&quot;) &amp;IF([.BC130]&gt;0;&quot;{&quot;&quot;value&quot;&quot;:&quot;&amp;COLUMN([.BC130])-11&amp;&quot;,&quot;&quot;text&quot;&quot;:&quot;&quot;&quot;&amp;[.BC130]&amp;&quot;&quot;&quot;},&quot;;&quot;&quot;) &amp;IF([.BD130]&gt;0;&quot;{&quot;&quot;value&quot;&quot;:&quot;&amp;COLUMN([.BD130])-11&amp;&quot;,&quot;&quot;text&quot;&quot;:&quot;&quot;&quot;&amp;[.BD130]&amp;&quot;&quot;&quot;},&quot;;&quot;&quot;) &amp;IF([.BE130]&gt;0;&quot;{&quot;&quot;value&quot;&quot;:&quot;&amp;COLUMN([.BE130])-11&amp;&quot;,&quot;&quot;text&quot;&quot;:&quot;&quot;&quot;&amp;[.BE130]&amp;&quot;&quot;&quot;},&quot;;&quot;&quot;) &amp;IF([.BF130]&gt;0;&quot;{&quot;&quot;value&quot;&quot;:&quot;&amp;COLUMN([.BF130])-11&amp;&quot;,&quot;&quot;text&quot;&quot;:&quot;&quot;&quot;&amp;[.BF130]&amp;&quot;&quot;&quot;},&quot;;&quot;&quot;) &amp;IF([.BG130]&gt;0;&quot;{&quot;&quot;value&quot;&quot;:&quot;&amp;COLUMN([.BG130])-11&amp;&quot;,&quot;&quot;text&quot;&quot;:&quot;&quot;&quot;&amp;[.BG130]&amp;&quot;&quot;&quot;},&quot;;&quot;&quot;) &amp;IF([.BH130]&gt;0;&quot;{&quot;&quot;value&quot;&quot;:&quot;&amp;COLUMN([.BH130])-11&amp;&quot;,&quot;&quot;text&quot;&quot;:&quot;&quot;&quot;&amp;[.BH130]&amp;&quot;&quot;&quot;},&quot;;&quot;&quot;) &amp;IF([.BI130]&gt;0;&quot;{&quot;&quot;value&quot;&quot;:&quot;&amp;COLUMN([.BI130])-11&amp;&quot;,&quot;&quot;text&quot;&quot;:&quot;&quot;&quot;&amp;[.BI130]&amp;&quot;&quot;&quot;},&quot;;&quot;&quot;) &amp;IF([.BJ130]&gt;0;&quot;{&quot;&quot;value&quot;&quot;:&quot;&amp;COLUMN([.BJ130])-11&amp;&quot;,&quot;&quot;text&quot;&quot;:&quot;&quot;&quot;&amp;[.BJ130]&amp;&quot;&quot;&quot;},&quot;;&quot;&quot;) &amp;IF([.BK130]&gt;0;&quot;{&quot;&quot;value&quot;&quot;:&quot;&amp;COLUMN([.BK130])-11&amp;&quot;,&quot;&quot;text&quot;&quot;:&quot;&quot;&quot;&amp;[.BK1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1"/>
        </table:table-row>
        <table:table-row table:style-name="ro2">
          <table:table-cell table:style-name="ce1" table:formula="of:=&quot;{&quot;&quot;id&quot;&quot;:&quot;&amp;[.G131]&amp;&quot;,&quot;&quot;ordinal&quot;&quot;:&quot;&amp;ROW()-2&amp;&quot;,&quot;&quot;required&quot;&quot;:&quot;&amp;[.E131]&amp;&quot;,&quot;&quot;category&quot;&quot;:&quot;&quot;&quot;&amp;[.F131]&amp;&quot;&quot;&quot;,&quot;&quot;info&quot;&quot;:&quot;&quot;&quot;&amp;[.J131]&amp;&quot;&quot;&quot;&quot;&amp;&quot;,&quot;&quot;skip&quot;&quot;:&quot;&quot;&quot;&amp;[.D131]&amp;&quot;&quot;&quot;&quot;&amp;&quot;,&quot;&quot;text&quot;&quot;:&quot;&quot;&quot;&amp;[.H131]&amp;&quot;&quot;&quot;&quot;&amp;&quot;,&quot;&quot;type&quot;&quot;:&quot;&quot;&quot;&amp;[.I131]&amp;&quot;&quot;&quot;&quot;&amp;&quot;,&quot;&quot;options&quot;&quot;:[&quot; &amp;IF([.K131]&gt;0;&quot;{&quot;&quot;value&quot;&quot;:&quot;&amp;COLUMN([.K131])-11&amp;&quot;,&quot;&quot;text&quot;&quot;:&quot;&quot;&quot;&amp;[.K131]&amp;&quot;&quot;&quot;},&quot;;&quot;&quot;) &amp;IF([.L131]&gt;0;&quot;{&quot;&quot;value&quot;&quot;:&quot;&amp;COLUMN([.L131])-11&amp;&quot;,&quot;&quot;text&quot;&quot;:&quot;&quot;&quot;&amp;[.L131]&amp;&quot;&quot;&quot;},&quot;;&quot;&quot;) &amp;IF([.M131]&gt;0;&quot;{&quot;&quot;value&quot;&quot;:&quot;&amp;COLUMN([.M131])-11&amp;&quot;,&quot;&quot;text&quot;&quot;:&quot;&quot;&quot;&amp;[.M131]&amp;&quot;&quot;&quot;},&quot;;&quot;&quot;) &amp;IF([.N131]&gt;0;&quot;{&quot;&quot;value&quot;&quot;:&quot;&amp;COLUMN([.N131])-11&amp;&quot;,&quot;&quot;text&quot;&quot;:&quot;&quot;&quot;&amp;[.N131]&amp;&quot;&quot;&quot;},&quot;;&quot;&quot;) &amp;IF([.O131]&gt;0;&quot;{&quot;&quot;value&quot;&quot;:&quot;&amp;COLUMN([.O131])-11&amp;&quot;,&quot;&quot;text&quot;&quot;:&quot;&quot;&quot;&amp;[.O131]&amp;&quot;&quot;&quot;},&quot;;&quot;&quot;) &amp;IF([.P131]&gt;0;&quot;{&quot;&quot;value&quot;&quot;:&quot;&amp;COLUMN([.P131])-11&amp;&quot;,&quot;&quot;text&quot;&quot;:&quot;&quot;&quot;&amp;[.P131]&amp;&quot;&quot;&quot;},&quot;;&quot;&quot;) &amp;IF([.Q131]&gt;0;&quot;{&quot;&quot;value&quot;&quot;:&quot;&amp;COLUMN([.Q131])-11&amp;&quot;,&quot;&quot;text&quot;&quot;:&quot;&quot;&quot;&amp;[.Q131]&amp;&quot;&quot;&quot;},&quot;;&quot;&quot;) &amp;IF([.R131]&gt;0;&quot;{&quot;&quot;value&quot;&quot;:&quot;&amp;COLUMN([.R131])-11&amp;&quot;,&quot;&quot;text&quot;&quot;:&quot;&quot;&quot;&amp;[.R131]&amp;&quot;&quot;&quot;},&quot;;&quot;&quot;) &amp;IF([.S131]&gt;0;&quot;{&quot;&quot;value&quot;&quot;:&quot;&amp;COLUMN([.S131])-11&amp;&quot;,&quot;&quot;text&quot;&quot;:&quot;&quot;&quot;&amp;[.S131]&amp;&quot;&quot;&quot;},&quot;;&quot;&quot;) &amp;IF([.T131]&gt;0;&quot;{&quot;&quot;value&quot;&quot;:&quot;&amp;COLUMN([.T131])-11&amp;&quot;,&quot;&quot;text&quot;&quot;:&quot;&quot;&quot;&amp;[.T131]&amp;&quot;&quot;&quot;},&quot;;&quot;&quot;) &amp;IF([.U131]&gt;0;&quot;{&quot;&quot;value&quot;&quot;:&quot;&amp;COLUMN([.U131])-11&amp;&quot;,&quot;&quot;text&quot;&quot;:&quot;&quot;&quot;&amp;[.U131]&amp;&quot;&quot;&quot;},&quot;;&quot;&quot;) &amp;IF([.V131]&gt;0;&quot;{&quot;&quot;value&quot;&quot;:&quot;&amp;COLUMN([.V131])-11&amp;&quot;,&quot;&quot;text&quot;&quot;:&quot;&quot;&quot;&amp;[.V131]&amp;&quot;&quot;&quot;},&quot;;&quot;&quot;) &amp;IF([.W131]&gt;0;&quot;{&quot;&quot;value&quot;&quot;:&quot;&amp;COLUMN([.W131])-11&amp;&quot;,&quot;&quot;text&quot;&quot;:&quot;&quot;&quot;&amp;[.W131]&amp;&quot;&quot;&quot;},&quot;;&quot;&quot;) &amp;IF([.X131]&gt;0;&quot;{&quot;&quot;value&quot;&quot;:&quot;&amp;COLUMN([.X131])-11&amp;&quot;,&quot;&quot;text&quot;&quot;:&quot;&quot;&quot;&amp;[.X131]&amp;&quot;&quot;&quot;},&quot;;&quot;&quot;) &amp;IF([.Y131]&gt;0;&quot;{&quot;&quot;value&quot;&quot;:&quot;&amp;COLUMN([.Y131])-11&amp;&quot;,&quot;&quot;text&quot;&quot;:&quot;&quot;&quot;&amp;[.Y131]&amp;&quot;&quot;&quot;},&quot;;&quot;&quot;) &amp;IF([.Z131]&gt;0;&quot;{&quot;&quot;value&quot;&quot;:&quot;&amp;COLUMN([.Z131])-11&amp;&quot;,&quot;&quot;text&quot;&quot;:&quot;&quot;&quot;&amp;[.Z131]&amp;&quot;&quot;&quot;},&quot;;&quot;&quot;) &amp;IF([.AA131]&gt;0;&quot;{&quot;&quot;value&quot;&quot;:&quot;&amp;COLUMN([.AA131])-11&amp;&quot;,&quot;&quot;text&quot;&quot;:&quot;&quot;&quot;&amp;[.AA131]&amp;&quot;&quot;&quot;},&quot;;&quot;&quot;)" office:value-type="string" office:string-value="{&quot;id&quot;:116,&quot;ordinal&quot;:129,&quot;required&quot;:0,&quot;category&quot;:&quot;About You&quot;,&quot;info&quot;:&quot;null&quot;,&quot;skip&quot;:&quot;null&quot;,&quot;text&quot;:&quot;Rate how you feel about your life at the moment in relation to School / College / Work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,"ordinal":129,"required":0,"category":"About You","info":"null","skip":"null","text":"Rate how you feel about your life at the moment in relation to School / College / Work?","type":"SC-SL","options":[{"value":0,"text":"Very happy"},{"value":1,"text":"Things could be better"},{"value":2,"text":"Unhappy"},</text:p>
          </table:table-cell>
          <table:table-cell table:style-name="ce2" table:formula="of:=IF([.AB131]&gt;0;&quot;{&quot;&quot;value&quot;&quot;:&quot;&amp;COLUMN([.AB131])-11&amp;&quot;,&quot;&quot;text&quot;&quot;:&quot;&quot;&quot;&amp;[.AB131]&amp;&quot;&quot;&quot;},&quot;;&quot;&quot;) &amp;IF([.AC131]&gt;0;&quot;{&quot;&quot;value&quot;&quot;:&quot;&amp;COLUMN([.AC131])-11&amp;&quot;,&quot;&quot;text&quot;&quot;:&quot;&quot;&quot;&amp;[.AC131]&amp;&quot;&quot;&quot;},&quot;;&quot;&quot;) &amp;IF([.AD131]&gt;0;&quot;{&quot;&quot;value&quot;&quot;:&quot;&amp;COLUMN([.AD131])-11&amp;&quot;,&quot;&quot;text&quot;&quot;:&quot;&quot;&quot;&amp;[.AD131]&amp;&quot;&quot;&quot;},&quot;;&quot;&quot;) &amp;IF([.AE131]&gt;0;&quot;{&quot;&quot;value&quot;&quot;:&quot;&amp;COLUMN([.AE131])-11&amp;&quot;,&quot;&quot;text&quot;&quot;:&quot;&quot;&quot;&amp;[.AE131]&amp;&quot;&quot;&quot;},&quot;;&quot;&quot;) &amp;IF([.AF131]&gt;0;&quot;{&quot;&quot;value&quot;&quot;:&quot;&amp;COLUMN([.AF131])-11&amp;&quot;,&quot;&quot;text&quot;&quot;:&quot;&quot;&quot;&amp;[.AF131]&amp;&quot;&quot;&quot;},&quot;;&quot;&quot;) &amp;IF([.AG131]&gt;0;&quot;{&quot;&quot;value&quot;&quot;:&quot;&amp;COLUMN([.AG131])-11&amp;&quot;,&quot;&quot;text&quot;&quot;:&quot;&quot;&quot;&amp;[.AG131]&amp;&quot;&quot;&quot;},&quot;;&quot;&quot;) &amp;IF([.AH131]&gt;0;&quot;{&quot;&quot;value&quot;&quot;:&quot;&amp;COLUMN([.AH131])-11&amp;&quot;,&quot;&quot;text&quot;&quot;:&quot;&quot;&quot;&amp;[.AH131]&amp;&quot;&quot;&quot;},&quot;;&quot;&quot;) &amp;IF([.AI131]&gt;0;&quot;{&quot;&quot;value&quot;&quot;:&quot;&amp;COLUMN([.AI131])-11&amp;&quot;,&quot;&quot;text&quot;&quot;:&quot;&quot;&quot;&amp;[.AI131]&amp;&quot;&quot;&quot;},&quot;;&quot;&quot;) &amp;IF([.AJ131]&gt;0;&quot;{&quot;&quot;value&quot;&quot;:&quot;&amp;COLUMN([.AJ131])-11&amp;&quot;,&quot;&quot;text&quot;&quot;:&quot;&quot;&quot;&amp;[.AJ131]&amp;&quot;&quot;&quot;},&quot;;&quot;&quot;) &amp;IF([.AK131]&gt;0;&quot;{&quot;&quot;value&quot;&quot;:&quot;&amp;COLUMN([.AK131])-11&amp;&quot;,&quot;&quot;text&quot;&quot;:&quot;&quot;&quot;&amp;[.AK131]&amp;&quot;&quot;&quot;},&quot;;&quot;&quot;) &amp;IF([.AL131]&gt;0;&quot;{&quot;&quot;value&quot;&quot;:&quot;&amp;COLUMN([.AL131])-11&amp;&quot;,&quot;&quot;text&quot;&quot;:&quot;&quot;&quot;&amp;[.AL131]&amp;&quot;&quot;&quot;},&quot;;&quot;&quot;) &amp;IF([.AM131]&gt;0;&quot;{&quot;&quot;value&quot;&quot;:&quot;&amp;COLUMN([.AM131])-11&amp;&quot;,&quot;&quot;text&quot;&quot;:&quot;&quot;&quot;&amp;[.AM131]&amp;&quot;&quot;&quot;},&quot;;&quot;&quot;) &amp;IF([.AN131]&gt;0;&quot;{&quot;&quot;value&quot;&quot;:&quot;&amp;COLUMN([.AN131])-11&amp;&quot;,&quot;&quot;text&quot;&quot;:&quot;&quot;&quot;&amp;[.AN131]&amp;&quot;&quot;&quot;},&quot;;&quot;&quot;) &amp;IF([.AO131]&gt;0;&quot;{&quot;&quot;value&quot;&quot;:&quot;&amp;COLUMN([.AO131])-11&amp;&quot;,&quot;&quot;text&quot;&quot;:&quot;&quot;&quot;&amp;[.AO131]&amp;&quot;&quot;&quot;},&quot;;&quot;&quot;) &amp;IF([.AP131]&gt;0;&quot;{&quot;&quot;value&quot;&quot;:&quot;&amp;COLUMN([.AP131])-11&amp;&quot;,&quot;&quot;text&quot;&quot;:&quot;&quot;&quot;&amp;[.AP131]&amp;&quot;&quot;&quot;},&quot;;&quot;&quot;) &amp;IF([.AQ131]&gt;0;&quot;{&quot;&quot;value&quot;&quot;:&quot;&amp;COLUMN([.AQ131])-11&amp;&quot;,&quot;&quot;text&quot;&quot;:&quot;&quot;&quot;&amp;[.AQ131]&amp;&quot;&quot;&quot;},&quot;;&quot;&quot;) &amp;IF([.AR131]&gt;0;&quot;{&quot;&quot;value&quot;&quot;:&quot;&amp;COLUMN([.AR131])-11&amp;&quot;,&quot;&quot;text&quot;&quot;:&quot;&quot;&quot;&amp;[.AR131]&amp;&quot;&quot;&quot;},&quot;;&quot;&quot;) &amp;IF([.AS131]&gt;0;&quot;{&quot;&quot;value&quot;&quot;:&quot;&amp;COLUMN([.AS131])-11&amp;&quot;,&quot;&quot;text&quot;&quot;:&quot;&quot;&quot;&amp;[.AS131]&amp;&quot;&quot;&quot;},&quot;;&quot;&quot;) &amp;IF([.AT131]&gt;0;&quot;{&quot;&quot;value&quot;&quot;:&quot;&amp;COLUMN([.AT131])-11&amp;&quot;,&quot;&quot;text&quot;&quot;:&quot;&quot;&quot;&amp;[.AT131]&amp;&quot;&quot;&quot;},&quot;;&quot;&quot;) &amp;IF([.AU131]&gt;0;&quot;{&quot;&quot;value&quot;&quot;:&quot;&amp;COLUMN([.AU131])-11&amp;&quot;,&quot;&quot;text&quot;&quot;:&quot;&quot;&quot;&amp;[.AU131]&amp;&quot;&quot;&quot;},&quot;;&quot;&quot;)">
            <text:p/>
          </table:table-cell>
          <table:table-cell table:style-name="ce1" table:formula="of:=IF([.AV131]&gt;0;&quot;{&quot;&quot;value&quot;&quot;:&quot;&amp;COLUMN([.AV131])-11&amp;&quot;,&quot;&quot;text&quot;&quot;:&quot;&quot;&quot;&amp;[.AV131]&amp;&quot;&quot;&quot;},&quot;;&quot;&quot;) &amp;IF([.AW131]&gt;0;&quot;{&quot;&quot;value&quot;&quot;:&quot;&amp;COLUMN([.AW131])-11&amp;&quot;,&quot;&quot;text&quot;&quot;:&quot;&quot;&quot;&amp;[.AW131]&amp;&quot;&quot;&quot;},&quot;;&quot;&quot;) &amp;IF([.AX131]&gt;0;&quot;{&quot;&quot;value&quot;&quot;:&quot;&amp;COLUMN([.AX131])-11&amp;&quot;,&quot;&quot;text&quot;&quot;:&quot;&quot;&quot;&amp;[.AX131]&amp;&quot;&quot;&quot;},&quot;;&quot;&quot;) &amp;IF([.AY131]&gt;0;&quot;{&quot;&quot;value&quot;&quot;:&quot;&amp;COLUMN([.AY131])-11&amp;&quot;,&quot;&quot;text&quot;&quot;:&quot;&quot;&quot;&amp;[.AY131]&amp;&quot;&quot;&quot;},&quot;;&quot;&quot;) &amp;IF([.AZ131]&gt;0;&quot;{&quot;&quot;value&quot;&quot;:&quot;&amp;COLUMN([.AZ131])-11&amp;&quot;,&quot;&quot;text&quot;&quot;:&quot;&quot;&quot;&amp;[.AZ131]&amp;&quot;&quot;&quot;},&quot;;&quot;&quot;) &amp;IF([.BA131]&gt;0;&quot;{&quot;&quot;value&quot;&quot;:&quot;&amp;COLUMN([.BA131])-11&amp;&quot;,&quot;&quot;text&quot;&quot;:&quot;&quot;&quot;&amp;[.BA131]&amp;&quot;&quot;&quot;},&quot;;&quot;&quot;) &amp;IF([.BB131]&gt;0;&quot;{&quot;&quot;value&quot;&quot;:&quot;&amp;COLUMN([.BB131])-11&amp;&quot;,&quot;&quot;text&quot;&quot;:&quot;&quot;&quot;&amp;[.BB131]&amp;&quot;&quot;&quot;},&quot;;&quot;&quot;) &amp;IF([.BC131]&gt;0;&quot;{&quot;&quot;value&quot;&quot;:&quot;&amp;COLUMN([.BC131])-11&amp;&quot;,&quot;&quot;text&quot;&quot;:&quot;&quot;&quot;&amp;[.BC131]&amp;&quot;&quot;&quot;},&quot;;&quot;&quot;) &amp;IF([.BD131]&gt;0;&quot;{&quot;&quot;value&quot;&quot;:&quot;&amp;COLUMN([.BD131])-11&amp;&quot;,&quot;&quot;text&quot;&quot;:&quot;&quot;&quot;&amp;[.BD131]&amp;&quot;&quot;&quot;},&quot;;&quot;&quot;) &amp;IF([.BE131]&gt;0;&quot;{&quot;&quot;value&quot;&quot;:&quot;&amp;COLUMN([.BE131])-11&amp;&quot;,&quot;&quot;text&quot;&quot;:&quot;&quot;&quot;&amp;[.BE131]&amp;&quot;&quot;&quot;},&quot;;&quot;&quot;) &amp;IF([.BF131]&gt;0;&quot;{&quot;&quot;value&quot;&quot;:&quot;&amp;COLUMN([.BF131])-11&amp;&quot;,&quot;&quot;text&quot;&quot;:&quot;&quot;&quot;&amp;[.BF131]&amp;&quot;&quot;&quot;},&quot;;&quot;&quot;) &amp;IF([.BG131]&gt;0;&quot;{&quot;&quot;value&quot;&quot;:&quot;&amp;COLUMN([.BG131])-11&amp;&quot;,&quot;&quot;text&quot;&quot;:&quot;&quot;&quot;&amp;[.BG131]&amp;&quot;&quot;&quot;},&quot;;&quot;&quot;) &amp;IF([.BH131]&gt;0;&quot;{&quot;&quot;value&quot;&quot;:&quot;&amp;COLUMN([.BH131])-11&amp;&quot;,&quot;&quot;text&quot;&quot;:&quot;&quot;&quot;&amp;[.BH131]&amp;&quot;&quot;&quot;},&quot;;&quot;&quot;) &amp;IF([.BI131]&gt;0;&quot;{&quot;&quot;value&quot;&quot;:&quot;&amp;COLUMN([.BI131])-11&amp;&quot;,&quot;&quot;text&quot;&quot;:&quot;&quot;&quot;&amp;[.BI131]&amp;&quot;&quot;&quot;},&quot;;&quot;&quot;) &amp;IF([.BJ131]&gt;0;&quot;{&quot;&quot;value&quot;&quot;:&quot;&amp;COLUMN([.BJ131])-11&amp;&quot;,&quot;&quot;text&quot;&quot;:&quot;&quot;&quot;&amp;[.BJ131]&amp;&quot;&quot;&quot;},&quot;;&quot;&quot;) &amp;IF([.BK131]&gt;0;&quot;{&quot;&quot;value&quot;&quot;:&quot;&amp;COLUMN([.BK131])-11&amp;&quot;,&quot;&quot;text&quot;&quot;:&quot;&quot;&quot;&amp;[.BK1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 School / College / Work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4">
          <table:table-cell table:style-name="ce1" table:formula="of:=&quot;{&quot;&quot;id&quot;&quot;:&quot;&amp;[.G132]&amp;&quot;,&quot;&quot;ordinal&quot;&quot;:&quot;&amp;ROW()-2&amp;&quot;,&quot;&quot;required&quot;&quot;:&quot;&amp;[.E132]&amp;&quot;,&quot;&quot;category&quot;&quot;:&quot;&quot;&quot;&amp;[.F132]&amp;&quot;&quot;&quot;,&quot;&quot;info&quot;&quot;:&quot;&quot;&quot;&amp;[.J132]&amp;&quot;&quot;&quot;&quot;&amp;&quot;,&quot;&quot;skip&quot;&quot;:&quot;&quot;&quot;&amp;[.D132]&amp;&quot;&quot;&quot;&quot;&amp;&quot;,&quot;&quot;text&quot;&quot;:&quot;&quot;&quot;&amp;[.H132]&amp;&quot;&quot;&quot;&quot;&amp;&quot;,&quot;&quot;type&quot;&quot;:&quot;&quot;&quot;&amp;[.I132]&amp;&quot;&quot;&quot;&quot;&amp;&quot;,&quot;&quot;options&quot;&quot;:[&quot; &amp;IF([.K132]&gt;0;&quot;{&quot;&quot;value&quot;&quot;:&quot;&amp;COLUMN([.K132])-11&amp;&quot;,&quot;&quot;text&quot;&quot;:&quot;&quot;&quot;&amp;[.K132]&amp;&quot;&quot;&quot;},&quot;;&quot;&quot;) &amp;IF([.L132]&gt;0;&quot;{&quot;&quot;value&quot;&quot;:&quot;&amp;COLUMN([.L132])-11&amp;&quot;,&quot;&quot;text&quot;&quot;:&quot;&quot;&quot;&amp;[.L132]&amp;&quot;&quot;&quot;},&quot;;&quot;&quot;) &amp;IF([.M132]&gt;0;&quot;{&quot;&quot;value&quot;&quot;:&quot;&amp;COLUMN([.M132])-11&amp;&quot;,&quot;&quot;text&quot;&quot;:&quot;&quot;&quot;&amp;[.M132]&amp;&quot;&quot;&quot;},&quot;;&quot;&quot;) &amp;IF([.N132]&gt;0;&quot;{&quot;&quot;value&quot;&quot;:&quot;&amp;COLUMN([.N132])-11&amp;&quot;,&quot;&quot;text&quot;&quot;:&quot;&quot;&quot;&amp;[.N132]&amp;&quot;&quot;&quot;},&quot;;&quot;&quot;) &amp;IF([.O132]&gt;0;&quot;{&quot;&quot;value&quot;&quot;:&quot;&amp;COLUMN([.O132])-11&amp;&quot;,&quot;&quot;text&quot;&quot;:&quot;&quot;&quot;&amp;[.O132]&amp;&quot;&quot;&quot;},&quot;;&quot;&quot;) &amp;IF([.P132]&gt;0;&quot;{&quot;&quot;value&quot;&quot;:&quot;&amp;COLUMN([.P132])-11&amp;&quot;,&quot;&quot;text&quot;&quot;:&quot;&quot;&quot;&amp;[.P132]&amp;&quot;&quot;&quot;},&quot;;&quot;&quot;) &amp;IF([.Q132]&gt;0;&quot;{&quot;&quot;value&quot;&quot;:&quot;&amp;COLUMN([.Q132])-11&amp;&quot;,&quot;&quot;text&quot;&quot;:&quot;&quot;&quot;&amp;[.Q132]&amp;&quot;&quot;&quot;},&quot;;&quot;&quot;) &amp;IF([.R132]&gt;0;&quot;{&quot;&quot;value&quot;&quot;:&quot;&amp;COLUMN([.R132])-11&amp;&quot;,&quot;&quot;text&quot;&quot;:&quot;&quot;&quot;&amp;[.R132]&amp;&quot;&quot;&quot;},&quot;;&quot;&quot;) &amp;IF([.S132]&gt;0;&quot;{&quot;&quot;value&quot;&quot;:&quot;&amp;COLUMN([.S132])-11&amp;&quot;,&quot;&quot;text&quot;&quot;:&quot;&quot;&quot;&amp;[.S132]&amp;&quot;&quot;&quot;},&quot;;&quot;&quot;) &amp;IF([.T132]&gt;0;&quot;{&quot;&quot;value&quot;&quot;:&quot;&amp;COLUMN([.T132])-11&amp;&quot;,&quot;&quot;text&quot;&quot;:&quot;&quot;&quot;&amp;[.T132]&amp;&quot;&quot;&quot;},&quot;;&quot;&quot;) &amp;IF([.U132]&gt;0;&quot;{&quot;&quot;value&quot;&quot;:&quot;&amp;COLUMN([.U132])-11&amp;&quot;,&quot;&quot;text&quot;&quot;:&quot;&quot;&quot;&amp;[.U132]&amp;&quot;&quot;&quot;},&quot;;&quot;&quot;) &amp;IF([.V132]&gt;0;&quot;{&quot;&quot;value&quot;&quot;:&quot;&amp;COLUMN([.V132])-11&amp;&quot;,&quot;&quot;text&quot;&quot;:&quot;&quot;&quot;&amp;[.V132]&amp;&quot;&quot;&quot;},&quot;;&quot;&quot;) &amp;IF([.W132]&gt;0;&quot;{&quot;&quot;value&quot;&quot;:&quot;&amp;COLUMN([.W132])-11&amp;&quot;,&quot;&quot;text&quot;&quot;:&quot;&quot;&quot;&amp;[.W132]&amp;&quot;&quot;&quot;},&quot;;&quot;&quot;) &amp;IF([.X132]&gt;0;&quot;{&quot;&quot;value&quot;&quot;:&quot;&amp;COLUMN([.X132])-11&amp;&quot;,&quot;&quot;text&quot;&quot;:&quot;&quot;&quot;&amp;[.X132]&amp;&quot;&quot;&quot;},&quot;;&quot;&quot;) &amp;IF([.Y132]&gt;0;&quot;{&quot;&quot;value&quot;&quot;:&quot;&amp;COLUMN([.Y132])-11&amp;&quot;,&quot;&quot;text&quot;&quot;:&quot;&quot;&quot;&amp;[.Y132]&amp;&quot;&quot;&quot;},&quot;;&quot;&quot;) &amp;IF([.Z132]&gt;0;&quot;{&quot;&quot;value&quot;&quot;:&quot;&amp;COLUMN([.Z132])-11&amp;&quot;,&quot;&quot;text&quot;&quot;:&quot;&quot;&quot;&amp;[.Z132]&amp;&quot;&quot;&quot;},&quot;;&quot;&quot;) &amp;IF([.AA132]&gt;0;&quot;{&quot;&quot;value&quot;&quot;:&quot;&amp;COLUMN([.AA132])-11&amp;&quot;,&quot;&quot;text&quot;&quot;:&quot;&quot;&quot;&amp;[.AA132]&amp;&quot;&quot;&quot;},&quot;;&quot;&quot;)" office:value-type="string" office:string-value="{&quot;id&quot;:1161,&quot;ordinal&quot;:130,&quot;required&quot;:0,&quot;category&quot;:&quot;About You&quot;,&quot;info&quot;:&quot;null&quot;,&quot;skip&quot;:&quot;null&quot;,&quot;text&quot;:&quot;Rate how you feel about your life at the moment in relation to Friends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1,"ordinal":130,"required":0,"category":"About You","info":"null","skip":"null","text":"Rate how you feel about your life at the moment in relation to Friends?","type":"SC-SL","options":[{"value":0,"text":"Very happy"},{"value":1,"text":"Things could be better"},{"value":2,"text":"Unhappy"},</text:p>
          </table:table-cell>
          <table:table-cell table:style-name="ce2" table:formula="of:=IF([.AB132]&gt;0;&quot;{&quot;&quot;value&quot;&quot;:&quot;&amp;COLUMN([.AB132])-11&amp;&quot;,&quot;&quot;text&quot;&quot;:&quot;&quot;&quot;&amp;[.AB132]&amp;&quot;&quot;&quot;},&quot;;&quot;&quot;) &amp;IF([.AC132]&gt;0;&quot;{&quot;&quot;value&quot;&quot;:&quot;&amp;COLUMN([.AC132])-11&amp;&quot;,&quot;&quot;text&quot;&quot;:&quot;&quot;&quot;&amp;[.AC132]&amp;&quot;&quot;&quot;},&quot;;&quot;&quot;) &amp;IF([.AD132]&gt;0;&quot;{&quot;&quot;value&quot;&quot;:&quot;&amp;COLUMN([.AD132])-11&amp;&quot;,&quot;&quot;text&quot;&quot;:&quot;&quot;&quot;&amp;[.AD132]&amp;&quot;&quot;&quot;},&quot;;&quot;&quot;) &amp;IF([.AE132]&gt;0;&quot;{&quot;&quot;value&quot;&quot;:&quot;&amp;COLUMN([.AE132])-11&amp;&quot;,&quot;&quot;text&quot;&quot;:&quot;&quot;&quot;&amp;[.AE132]&amp;&quot;&quot;&quot;},&quot;;&quot;&quot;) &amp;IF([.AF132]&gt;0;&quot;{&quot;&quot;value&quot;&quot;:&quot;&amp;COLUMN([.AF132])-11&amp;&quot;,&quot;&quot;text&quot;&quot;:&quot;&quot;&quot;&amp;[.AF132]&amp;&quot;&quot;&quot;},&quot;;&quot;&quot;) &amp;IF([.AG132]&gt;0;&quot;{&quot;&quot;value&quot;&quot;:&quot;&amp;COLUMN([.AG132])-11&amp;&quot;,&quot;&quot;text&quot;&quot;:&quot;&quot;&quot;&amp;[.AG132]&amp;&quot;&quot;&quot;},&quot;;&quot;&quot;) &amp;IF([.AH132]&gt;0;&quot;{&quot;&quot;value&quot;&quot;:&quot;&amp;COLUMN([.AH132])-11&amp;&quot;,&quot;&quot;text&quot;&quot;:&quot;&quot;&quot;&amp;[.AH132]&amp;&quot;&quot;&quot;},&quot;;&quot;&quot;) &amp;IF([.AI132]&gt;0;&quot;{&quot;&quot;value&quot;&quot;:&quot;&amp;COLUMN([.AI132])-11&amp;&quot;,&quot;&quot;text&quot;&quot;:&quot;&quot;&quot;&amp;[.AI132]&amp;&quot;&quot;&quot;},&quot;;&quot;&quot;) &amp;IF([.AJ132]&gt;0;&quot;{&quot;&quot;value&quot;&quot;:&quot;&amp;COLUMN([.AJ132])-11&amp;&quot;,&quot;&quot;text&quot;&quot;:&quot;&quot;&quot;&amp;[.AJ132]&amp;&quot;&quot;&quot;},&quot;;&quot;&quot;) &amp;IF([.AK132]&gt;0;&quot;{&quot;&quot;value&quot;&quot;:&quot;&amp;COLUMN([.AK132])-11&amp;&quot;,&quot;&quot;text&quot;&quot;:&quot;&quot;&quot;&amp;[.AK132]&amp;&quot;&quot;&quot;},&quot;;&quot;&quot;) &amp;IF([.AL132]&gt;0;&quot;{&quot;&quot;value&quot;&quot;:&quot;&amp;COLUMN([.AL132])-11&amp;&quot;,&quot;&quot;text&quot;&quot;:&quot;&quot;&quot;&amp;[.AL132]&amp;&quot;&quot;&quot;},&quot;;&quot;&quot;) &amp;IF([.AM132]&gt;0;&quot;{&quot;&quot;value&quot;&quot;:&quot;&amp;COLUMN([.AM132])-11&amp;&quot;,&quot;&quot;text&quot;&quot;:&quot;&quot;&quot;&amp;[.AM132]&amp;&quot;&quot;&quot;},&quot;;&quot;&quot;) &amp;IF([.AN132]&gt;0;&quot;{&quot;&quot;value&quot;&quot;:&quot;&amp;COLUMN([.AN132])-11&amp;&quot;,&quot;&quot;text&quot;&quot;:&quot;&quot;&quot;&amp;[.AN132]&amp;&quot;&quot;&quot;},&quot;;&quot;&quot;) &amp;IF([.AO132]&gt;0;&quot;{&quot;&quot;value&quot;&quot;:&quot;&amp;COLUMN([.AO132])-11&amp;&quot;,&quot;&quot;text&quot;&quot;:&quot;&quot;&quot;&amp;[.AO132]&amp;&quot;&quot;&quot;},&quot;;&quot;&quot;) &amp;IF([.AP132]&gt;0;&quot;{&quot;&quot;value&quot;&quot;:&quot;&amp;COLUMN([.AP132])-11&amp;&quot;,&quot;&quot;text&quot;&quot;:&quot;&quot;&quot;&amp;[.AP132]&amp;&quot;&quot;&quot;},&quot;;&quot;&quot;) &amp;IF([.AQ132]&gt;0;&quot;{&quot;&quot;value&quot;&quot;:&quot;&amp;COLUMN([.AQ132])-11&amp;&quot;,&quot;&quot;text&quot;&quot;:&quot;&quot;&quot;&amp;[.AQ132]&amp;&quot;&quot;&quot;},&quot;;&quot;&quot;) &amp;IF([.AR132]&gt;0;&quot;{&quot;&quot;value&quot;&quot;:&quot;&amp;COLUMN([.AR132])-11&amp;&quot;,&quot;&quot;text&quot;&quot;:&quot;&quot;&quot;&amp;[.AR132]&amp;&quot;&quot;&quot;},&quot;;&quot;&quot;) &amp;IF([.AS132]&gt;0;&quot;{&quot;&quot;value&quot;&quot;:&quot;&amp;COLUMN([.AS132])-11&amp;&quot;,&quot;&quot;text&quot;&quot;:&quot;&quot;&quot;&amp;[.AS132]&amp;&quot;&quot;&quot;},&quot;;&quot;&quot;) &amp;IF([.AT132]&gt;0;&quot;{&quot;&quot;value&quot;&quot;:&quot;&amp;COLUMN([.AT132])-11&amp;&quot;,&quot;&quot;text&quot;&quot;:&quot;&quot;&quot;&amp;[.AT132]&amp;&quot;&quot;&quot;},&quot;;&quot;&quot;) &amp;IF([.AU132]&gt;0;&quot;{&quot;&quot;value&quot;&quot;:&quot;&amp;COLUMN([.AU132])-11&amp;&quot;,&quot;&quot;text&quot;&quot;:&quot;&quot;&quot;&amp;[.AU132]&amp;&quot;&quot;&quot;},&quot;;&quot;&quot;)">
            <text:p/>
          </table:table-cell>
          <table:table-cell table:style-name="ce1" table:formula="of:=IF([.AV132]&gt;0;&quot;{&quot;&quot;value&quot;&quot;:&quot;&amp;COLUMN([.AV132])-11&amp;&quot;,&quot;&quot;text&quot;&quot;:&quot;&quot;&quot;&amp;[.AV132]&amp;&quot;&quot;&quot;},&quot;;&quot;&quot;) &amp;IF([.AW132]&gt;0;&quot;{&quot;&quot;value&quot;&quot;:&quot;&amp;COLUMN([.AW132])-11&amp;&quot;,&quot;&quot;text&quot;&quot;:&quot;&quot;&quot;&amp;[.AW132]&amp;&quot;&quot;&quot;},&quot;;&quot;&quot;) &amp;IF([.AX132]&gt;0;&quot;{&quot;&quot;value&quot;&quot;:&quot;&amp;COLUMN([.AX132])-11&amp;&quot;,&quot;&quot;text&quot;&quot;:&quot;&quot;&quot;&amp;[.AX132]&amp;&quot;&quot;&quot;},&quot;;&quot;&quot;) &amp;IF([.AY132]&gt;0;&quot;{&quot;&quot;value&quot;&quot;:&quot;&amp;COLUMN([.AY132])-11&amp;&quot;,&quot;&quot;text&quot;&quot;:&quot;&quot;&quot;&amp;[.AY132]&amp;&quot;&quot;&quot;},&quot;;&quot;&quot;) &amp;IF([.AZ132]&gt;0;&quot;{&quot;&quot;value&quot;&quot;:&quot;&amp;COLUMN([.AZ132])-11&amp;&quot;,&quot;&quot;text&quot;&quot;:&quot;&quot;&quot;&amp;[.AZ132]&amp;&quot;&quot;&quot;},&quot;;&quot;&quot;) &amp;IF([.BA132]&gt;0;&quot;{&quot;&quot;value&quot;&quot;:&quot;&amp;COLUMN([.BA132])-11&amp;&quot;,&quot;&quot;text&quot;&quot;:&quot;&quot;&quot;&amp;[.BA132]&amp;&quot;&quot;&quot;},&quot;;&quot;&quot;) &amp;IF([.BB132]&gt;0;&quot;{&quot;&quot;value&quot;&quot;:&quot;&amp;COLUMN([.BB132])-11&amp;&quot;,&quot;&quot;text&quot;&quot;:&quot;&quot;&quot;&amp;[.BB132]&amp;&quot;&quot;&quot;},&quot;;&quot;&quot;) &amp;IF([.BC132]&gt;0;&quot;{&quot;&quot;value&quot;&quot;:&quot;&amp;COLUMN([.BC132])-11&amp;&quot;,&quot;&quot;text&quot;&quot;:&quot;&quot;&quot;&amp;[.BC132]&amp;&quot;&quot;&quot;},&quot;;&quot;&quot;) &amp;IF([.BD132]&gt;0;&quot;{&quot;&quot;value&quot;&quot;:&quot;&amp;COLUMN([.BD132])-11&amp;&quot;,&quot;&quot;text&quot;&quot;:&quot;&quot;&quot;&amp;[.BD132]&amp;&quot;&quot;&quot;},&quot;;&quot;&quot;) &amp;IF([.BE132]&gt;0;&quot;{&quot;&quot;value&quot;&quot;:&quot;&amp;COLUMN([.BE132])-11&amp;&quot;,&quot;&quot;text&quot;&quot;:&quot;&quot;&quot;&amp;[.BE132]&amp;&quot;&quot;&quot;},&quot;;&quot;&quot;) &amp;IF([.BF132]&gt;0;&quot;{&quot;&quot;value&quot;&quot;:&quot;&amp;COLUMN([.BF132])-11&amp;&quot;,&quot;&quot;text&quot;&quot;:&quot;&quot;&quot;&amp;[.BF132]&amp;&quot;&quot;&quot;},&quot;;&quot;&quot;) &amp;IF([.BG132]&gt;0;&quot;{&quot;&quot;value&quot;&quot;:&quot;&amp;COLUMN([.BG132])-11&amp;&quot;,&quot;&quot;text&quot;&quot;:&quot;&quot;&quot;&amp;[.BG132]&amp;&quot;&quot;&quot;},&quot;;&quot;&quot;) &amp;IF([.BH132]&gt;0;&quot;{&quot;&quot;value&quot;&quot;:&quot;&amp;COLUMN([.BH132])-11&amp;&quot;,&quot;&quot;text&quot;&quot;:&quot;&quot;&quot;&amp;[.BH132]&amp;&quot;&quot;&quot;},&quot;;&quot;&quot;) &amp;IF([.BI132]&gt;0;&quot;{&quot;&quot;value&quot;&quot;:&quot;&amp;COLUMN([.BI132])-11&amp;&quot;,&quot;&quot;text&quot;&quot;:&quot;&quot;&quot;&amp;[.BI132]&amp;&quot;&quot;&quot;},&quot;;&quot;&quot;) &amp;IF([.BJ132]&gt;0;&quot;{&quot;&quot;value&quot;&quot;:&quot;&amp;COLUMN([.BJ132])-11&amp;&quot;,&quot;&quot;text&quot;&quot;:&quot;&quot;&quot;&amp;[.BJ132]&amp;&quot;&quot;&quot;},&quot;;&quot;&quot;) &amp;IF([.BK132]&gt;0;&quot;{&quot;&quot;value&quot;&quot;:&quot;&amp;COLUMN([.BK132])-11&amp;&quot;,&quot;&quot;text&quot;&quot;:&quot;&quot;&quot;&amp;[.BK13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1">
            <text:p>1161</text:p>
          </table:table-cell>
          <table:table-cell office:value-type="string">
            <text:p>Rate how you feel about your life at the moment in relation to <text:span text:style-name="T1">Friends?</text:span>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33]&amp;&quot;,&quot;&quot;ordinal&quot;&quot;:&quot;&amp;ROW()-2&amp;&quot;,&quot;&quot;required&quot;&quot;:&quot;&amp;[.E133]&amp;&quot;,&quot;&quot;category&quot;&quot;:&quot;&quot;&quot;&amp;[.F133]&amp;&quot;&quot;&quot;,&quot;&quot;info&quot;&quot;:&quot;&quot;&quot;&amp;[.J133]&amp;&quot;&quot;&quot;&quot;&amp;&quot;,&quot;&quot;skip&quot;&quot;:&quot;&quot;&quot;&amp;[.D133]&amp;&quot;&quot;&quot;&quot;&amp;&quot;,&quot;&quot;text&quot;&quot;:&quot;&quot;&quot;&amp;[.H133]&amp;&quot;&quot;&quot;&quot;&amp;&quot;,&quot;&quot;type&quot;&quot;:&quot;&quot;&quot;&amp;[.I133]&amp;&quot;&quot;&quot;&quot;&amp;&quot;,&quot;&quot;options&quot;&quot;:[&quot; &amp;IF([.K133]&gt;0;&quot;{&quot;&quot;value&quot;&quot;:&quot;&amp;COLUMN([.K133])-11&amp;&quot;,&quot;&quot;text&quot;&quot;:&quot;&quot;&quot;&amp;[.K133]&amp;&quot;&quot;&quot;},&quot;;&quot;&quot;) &amp;IF([.L133]&gt;0;&quot;{&quot;&quot;value&quot;&quot;:&quot;&amp;COLUMN([.L133])-11&amp;&quot;,&quot;&quot;text&quot;&quot;:&quot;&quot;&quot;&amp;[.L133]&amp;&quot;&quot;&quot;},&quot;;&quot;&quot;) &amp;IF([.M133]&gt;0;&quot;{&quot;&quot;value&quot;&quot;:&quot;&amp;COLUMN([.M133])-11&amp;&quot;,&quot;&quot;text&quot;&quot;:&quot;&quot;&quot;&amp;[.M133]&amp;&quot;&quot;&quot;},&quot;;&quot;&quot;) &amp;IF([.N133]&gt;0;&quot;{&quot;&quot;value&quot;&quot;:&quot;&amp;COLUMN([.N133])-11&amp;&quot;,&quot;&quot;text&quot;&quot;:&quot;&quot;&quot;&amp;[.N133]&amp;&quot;&quot;&quot;},&quot;;&quot;&quot;) &amp;IF([.O133]&gt;0;&quot;{&quot;&quot;value&quot;&quot;:&quot;&amp;COLUMN([.O133])-11&amp;&quot;,&quot;&quot;text&quot;&quot;:&quot;&quot;&quot;&amp;[.O133]&amp;&quot;&quot;&quot;},&quot;;&quot;&quot;) &amp;IF([.P133]&gt;0;&quot;{&quot;&quot;value&quot;&quot;:&quot;&amp;COLUMN([.P133])-11&amp;&quot;,&quot;&quot;text&quot;&quot;:&quot;&quot;&quot;&amp;[.P133]&amp;&quot;&quot;&quot;},&quot;;&quot;&quot;) &amp;IF([.Q133]&gt;0;&quot;{&quot;&quot;value&quot;&quot;:&quot;&amp;COLUMN([.Q133])-11&amp;&quot;,&quot;&quot;text&quot;&quot;:&quot;&quot;&quot;&amp;[.Q133]&amp;&quot;&quot;&quot;},&quot;;&quot;&quot;) &amp;IF([.R133]&gt;0;&quot;{&quot;&quot;value&quot;&quot;:&quot;&amp;COLUMN([.R133])-11&amp;&quot;,&quot;&quot;text&quot;&quot;:&quot;&quot;&quot;&amp;[.R133]&amp;&quot;&quot;&quot;},&quot;;&quot;&quot;) &amp;IF([.S133]&gt;0;&quot;{&quot;&quot;value&quot;&quot;:&quot;&amp;COLUMN([.S133])-11&amp;&quot;,&quot;&quot;text&quot;&quot;:&quot;&quot;&quot;&amp;[.S133]&amp;&quot;&quot;&quot;},&quot;;&quot;&quot;) &amp;IF([.T133]&gt;0;&quot;{&quot;&quot;value&quot;&quot;:&quot;&amp;COLUMN([.T133])-11&amp;&quot;,&quot;&quot;text&quot;&quot;:&quot;&quot;&quot;&amp;[.T133]&amp;&quot;&quot;&quot;},&quot;;&quot;&quot;) &amp;IF([.U133]&gt;0;&quot;{&quot;&quot;value&quot;&quot;:&quot;&amp;COLUMN([.U133])-11&amp;&quot;,&quot;&quot;text&quot;&quot;:&quot;&quot;&quot;&amp;[.U133]&amp;&quot;&quot;&quot;},&quot;;&quot;&quot;) &amp;IF([.V133]&gt;0;&quot;{&quot;&quot;value&quot;&quot;:&quot;&amp;COLUMN([.V133])-11&amp;&quot;,&quot;&quot;text&quot;&quot;:&quot;&quot;&quot;&amp;[.V133]&amp;&quot;&quot;&quot;},&quot;;&quot;&quot;) &amp;IF([.W133]&gt;0;&quot;{&quot;&quot;value&quot;&quot;:&quot;&amp;COLUMN([.W133])-11&amp;&quot;,&quot;&quot;text&quot;&quot;:&quot;&quot;&quot;&amp;[.W133]&amp;&quot;&quot;&quot;},&quot;;&quot;&quot;) &amp;IF([.X133]&gt;0;&quot;{&quot;&quot;value&quot;&quot;:&quot;&amp;COLUMN([.X133])-11&amp;&quot;,&quot;&quot;text&quot;&quot;:&quot;&quot;&quot;&amp;[.X133]&amp;&quot;&quot;&quot;},&quot;;&quot;&quot;) &amp;IF([.Y133]&gt;0;&quot;{&quot;&quot;value&quot;&quot;:&quot;&amp;COLUMN([.Y133])-11&amp;&quot;,&quot;&quot;text&quot;&quot;:&quot;&quot;&quot;&amp;[.Y133]&amp;&quot;&quot;&quot;},&quot;;&quot;&quot;) &amp;IF([.Z133]&gt;0;&quot;{&quot;&quot;value&quot;&quot;:&quot;&amp;COLUMN([.Z133])-11&amp;&quot;,&quot;&quot;text&quot;&quot;:&quot;&quot;&quot;&amp;[.Z133]&amp;&quot;&quot;&quot;},&quot;;&quot;&quot;) &amp;IF([.AA133]&gt;0;&quot;{&quot;&quot;value&quot;&quot;:&quot;&amp;COLUMN([.AA133])-11&amp;&quot;,&quot;&quot;text&quot;&quot;:&quot;&quot;&quot;&amp;[.AA133]&amp;&quot;&quot;&quot;},&quot;;&quot;&quot;)" office:value-type="string" office:string-value="{&quot;id&quot;:1162,&quot;ordinal&quot;:131,&quot;required&quot;:0,&quot;category&quot;:&quot;About You&quot;,&quot;info&quot;:&quot;null&quot;,&quot;skip&quot;:&quot;null&quot;,&quot;text&quot;:&quot;Rate how you feel about your life at the moment in relation to Family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2,"ordinal":131,"required":0,"category":"About You","info":"null","skip":"null","text":"Rate how you feel about your life at the moment in relation to Family?","type":"SC-SL","options":[{"value":0,"text":"Very happy"},{"value":1,"text":"Things could be better"},{"value":2,"text":"Unhappy"},</text:p>
          </table:table-cell>
          <table:table-cell table:style-name="ce2" table:formula="of:=IF([.AB133]&gt;0;&quot;{&quot;&quot;value&quot;&quot;:&quot;&amp;COLUMN([.AB133])-11&amp;&quot;,&quot;&quot;text&quot;&quot;:&quot;&quot;&quot;&amp;[.AB133]&amp;&quot;&quot;&quot;},&quot;;&quot;&quot;) &amp;IF([.AC133]&gt;0;&quot;{&quot;&quot;value&quot;&quot;:&quot;&amp;COLUMN([.AC133])-11&amp;&quot;,&quot;&quot;text&quot;&quot;:&quot;&quot;&quot;&amp;[.AC133]&amp;&quot;&quot;&quot;},&quot;;&quot;&quot;) &amp;IF([.AD133]&gt;0;&quot;{&quot;&quot;value&quot;&quot;:&quot;&amp;COLUMN([.AD133])-11&amp;&quot;,&quot;&quot;text&quot;&quot;:&quot;&quot;&quot;&amp;[.AD133]&amp;&quot;&quot;&quot;},&quot;;&quot;&quot;) &amp;IF([.AE133]&gt;0;&quot;{&quot;&quot;value&quot;&quot;:&quot;&amp;COLUMN([.AE133])-11&amp;&quot;,&quot;&quot;text&quot;&quot;:&quot;&quot;&quot;&amp;[.AE133]&amp;&quot;&quot;&quot;},&quot;;&quot;&quot;) &amp;IF([.AF133]&gt;0;&quot;{&quot;&quot;value&quot;&quot;:&quot;&amp;COLUMN([.AF133])-11&amp;&quot;,&quot;&quot;text&quot;&quot;:&quot;&quot;&quot;&amp;[.AF133]&amp;&quot;&quot;&quot;},&quot;;&quot;&quot;) &amp;IF([.AG133]&gt;0;&quot;{&quot;&quot;value&quot;&quot;:&quot;&amp;COLUMN([.AG133])-11&amp;&quot;,&quot;&quot;text&quot;&quot;:&quot;&quot;&quot;&amp;[.AG133]&amp;&quot;&quot;&quot;},&quot;;&quot;&quot;) &amp;IF([.AH133]&gt;0;&quot;{&quot;&quot;value&quot;&quot;:&quot;&amp;COLUMN([.AH133])-11&amp;&quot;,&quot;&quot;text&quot;&quot;:&quot;&quot;&quot;&amp;[.AH133]&amp;&quot;&quot;&quot;},&quot;;&quot;&quot;) &amp;IF([.AI133]&gt;0;&quot;{&quot;&quot;value&quot;&quot;:&quot;&amp;COLUMN([.AI133])-11&amp;&quot;,&quot;&quot;text&quot;&quot;:&quot;&quot;&quot;&amp;[.AI133]&amp;&quot;&quot;&quot;},&quot;;&quot;&quot;) &amp;IF([.AJ133]&gt;0;&quot;{&quot;&quot;value&quot;&quot;:&quot;&amp;COLUMN([.AJ133])-11&amp;&quot;,&quot;&quot;text&quot;&quot;:&quot;&quot;&quot;&amp;[.AJ133]&amp;&quot;&quot;&quot;},&quot;;&quot;&quot;) &amp;IF([.AK133]&gt;0;&quot;{&quot;&quot;value&quot;&quot;:&quot;&amp;COLUMN([.AK133])-11&amp;&quot;,&quot;&quot;text&quot;&quot;:&quot;&quot;&quot;&amp;[.AK133]&amp;&quot;&quot;&quot;},&quot;;&quot;&quot;) &amp;IF([.AL133]&gt;0;&quot;{&quot;&quot;value&quot;&quot;:&quot;&amp;COLUMN([.AL133])-11&amp;&quot;,&quot;&quot;text&quot;&quot;:&quot;&quot;&quot;&amp;[.AL133]&amp;&quot;&quot;&quot;},&quot;;&quot;&quot;) &amp;IF([.AM133]&gt;0;&quot;{&quot;&quot;value&quot;&quot;:&quot;&amp;COLUMN([.AM133])-11&amp;&quot;,&quot;&quot;text&quot;&quot;:&quot;&quot;&quot;&amp;[.AM133]&amp;&quot;&quot;&quot;},&quot;;&quot;&quot;) &amp;IF([.AN133]&gt;0;&quot;{&quot;&quot;value&quot;&quot;:&quot;&amp;COLUMN([.AN133])-11&amp;&quot;,&quot;&quot;text&quot;&quot;:&quot;&quot;&quot;&amp;[.AN133]&amp;&quot;&quot;&quot;},&quot;;&quot;&quot;) &amp;IF([.AO133]&gt;0;&quot;{&quot;&quot;value&quot;&quot;:&quot;&amp;COLUMN([.AO133])-11&amp;&quot;,&quot;&quot;text&quot;&quot;:&quot;&quot;&quot;&amp;[.AO133]&amp;&quot;&quot;&quot;},&quot;;&quot;&quot;) &amp;IF([.AP133]&gt;0;&quot;{&quot;&quot;value&quot;&quot;:&quot;&amp;COLUMN([.AP133])-11&amp;&quot;,&quot;&quot;text&quot;&quot;:&quot;&quot;&quot;&amp;[.AP133]&amp;&quot;&quot;&quot;},&quot;;&quot;&quot;) &amp;IF([.AQ133]&gt;0;&quot;{&quot;&quot;value&quot;&quot;:&quot;&amp;COLUMN([.AQ133])-11&amp;&quot;,&quot;&quot;text&quot;&quot;:&quot;&quot;&quot;&amp;[.AQ133]&amp;&quot;&quot;&quot;},&quot;;&quot;&quot;) &amp;IF([.AR133]&gt;0;&quot;{&quot;&quot;value&quot;&quot;:&quot;&amp;COLUMN([.AR133])-11&amp;&quot;,&quot;&quot;text&quot;&quot;:&quot;&quot;&quot;&amp;[.AR133]&amp;&quot;&quot;&quot;},&quot;;&quot;&quot;) &amp;IF([.AS133]&gt;0;&quot;{&quot;&quot;value&quot;&quot;:&quot;&amp;COLUMN([.AS133])-11&amp;&quot;,&quot;&quot;text&quot;&quot;:&quot;&quot;&quot;&amp;[.AS133]&amp;&quot;&quot;&quot;},&quot;;&quot;&quot;) &amp;IF([.AT133]&gt;0;&quot;{&quot;&quot;value&quot;&quot;:&quot;&amp;COLUMN([.AT133])-11&amp;&quot;,&quot;&quot;text&quot;&quot;:&quot;&quot;&quot;&amp;[.AT133]&amp;&quot;&quot;&quot;},&quot;;&quot;&quot;) &amp;IF([.AU133]&gt;0;&quot;{&quot;&quot;value&quot;&quot;:&quot;&amp;COLUMN([.AU133])-11&amp;&quot;,&quot;&quot;text&quot;&quot;:&quot;&quot;&quot;&amp;[.AU133]&amp;&quot;&quot;&quot;},&quot;;&quot;&quot;)">
            <text:p/>
          </table:table-cell>
          <table:table-cell table:style-name="ce1" table:formula="of:=IF([.AV133]&gt;0;&quot;{&quot;&quot;value&quot;&quot;:&quot;&amp;COLUMN([.AV133])-11&amp;&quot;,&quot;&quot;text&quot;&quot;:&quot;&quot;&quot;&amp;[.AV133]&amp;&quot;&quot;&quot;},&quot;;&quot;&quot;) &amp;IF([.AW133]&gt;0;&quot;{&quot;&quot;value&quot;&quot;:&quot;&amp;COLUMN([.AW133])-11&amp;&quot;,&quot;&quot;text&quot;&quot;:&quot;&quot;&quot;&amp;[.AW133]&amp;&quot;&quot;&quot;},&quot;;&quot;&quot;) &amp;IF([.AX133]&gt;0;&quot;{&quot;&quot;value&quot;&quot;:&quot;&amp;COLUMN([.AX133])-11&amp;&quot;,&quot;&quot;text&quot;&quot;:&quot;&quot;&quot;&amp;[.AX133]&amp;&quot;&quot;&quot;},&quot;;&quot;&quot;) &amp;IF([.AY133]&gt;0;&quot;{&quot;&quot;value&quot;&quot;:&quot;&amp;COLUMN([.AY133])-11&amp;&quot;,&quot;&quot;text&quot;&quot;:&quot;&quot;&quot;&amp;[.AY133]&amp;&quot;&quot;&quot;},&quot;;&quot;&quot;) &amp;IF([.AZ133]&gt;0;&quot;{&quot;&quot;value&quot;&quot;:&quot;&amp;COLUMN([.AZ133])-11&amp;&quot;,&quot;&quot;text&quot;&quot;:&quot;&quot;&quot;&amp;[.AZ133]&amp;&quot;&quot;&quot;},&quot;;&quot;&quot;) &amp;IF([.BA133]&gt;0;&quot;{&quot;&quot;value&quot;&quot;:&quot;&amp;COLUMN([.BA133])-11&amp;&quot;,&quot;&quot;text&quot;&quot;:&quot;&quot;&quot;&amp;[.BA133]&amp;&quot;&quot;&quot;},&quot;;&quot;&quot;) &amp;IF([.BB133]&gt;0;&quot;{&quot;&quot;value&quot;&quot;:&quot;&amp;COLUMN([.BB133])-11&amp;&quot;,&quot;&quot;text&quot;&quot;:&quot;&quot;&quot;&amp;[.BB133]&amp;&quot;&quot;&quot;},&quot;;&quot;&quot;) &amp;IF([.BC133]&gt;0;&quot;{&quot;&quot;value&quot;&quot;:&quot;&amp;COLUMN([.BC133])-11&amp;&quot;,&quot;&quot;text&quot;&quot;:&quot;&quot;&quot;&amp;[.BC133]&amp;&quot;&quot;&quot;},&quot;;&quot;&quot;) &amp;IF([.BD133]&gt;0;&quot;{&quot;&quot;value&quot;&quot;:&quot;&amp;COLUMN([.BD133])-11&amp;&quot;,&quot;&quot;text&quot;&quot;:&quot;&quot;&quot;&amp;[.BD133]&amp;&quot;&quot;&quot;},&quot;;&quot;&quot;) &amp;IF([.BE133]&gt;0;&quot;{&quot;&quot;value&quot;&quot;:&quot;&amp;COLUMN([.BE133])-11&amp;&quot;,&quot;&quot;text&quot;&quot;:&quot;&quot;&quot;&amp;[.BE133]&amp;&quot;&quot;&quot;},&quot;;&quot;&quot;) &amp;IF([.BF133]&gt;0;&quot;{&quot;&quot;value&quot;&quot;:&quot;&amp;COLUMN([.BF133])-11&amp;&quot;,&quot;&quot;text&quot;&quot;:&quot;&quot;&quot;&amp;[.BF133]&amp;&quot;&quot;&quot;},&quot;;&quot;&quot;) &amp;IF([.BG133]&gt;0;&quot;{&quot;&quot;value&quot;&quot;:&quot;&amp;COLUMN([.BG133])-11&amp;&quot;,&quot;&quot;text&quot;&quot;:&quot;&quot;&quot;&amp;[.BG133]&amp;&quot;&quot;&quot;},&quot;;&quot;&quot;) &amp;IF([.BH133]&gt;0;&quot;{&quot;&quot;value&quot;&quot;:&quot;&amp;COLUMN([.BH133])-11&amp;&quot;,&quot;&quot;text&quot;&quot;:&quot;&quot;&quot;&amp;[.BH133]&amp;&quot;&quot;&quot;},&quot;;&quot;&quot;) &amp;IF([.BI133]&gt;0;&quot;{&quot;&quot;value&quot;&quot;:&quot;&amp;COLUMN([.BI133])-11&amp;&quot;,&quot;&quot;text&quot;&quot;:&quot;&quot;&quot;&amp;[.BI133]&amp;&quot;&quot;&quot;},&quot;;&quot;&quot;) &amp;IF([.BJ133]&gt;0;&quot;{&quot;&quot;value&quot;&quot;:&quot;&amp;COLUMN([.BJ133])-11&amp;&quot;,&quot;&quot;text&quot;&quot;:&quot;&quot;&quot;&amp;[.BJ133]&amp;&quot;&quot;&quot;},&quot;;&quot;&quot;) &amp;IF([.BK133]&gt;0;&quot;{&quot;&quot;value&quot;&quot;:&quot;&amp;COLUMN([.BK133])-11&amp;&quot;,&quot;&quot;text&quot;&quot;:&quot;&quot;&quot;&amp;[.BK13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2">
            <text:p>1162</text:p>
          </table:table-cell>
          <table:table-cell office:value-type="string">
            <text:p>Rate how you feel about your life at the moment in relation to Family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34]&amp;&quot;,&quot;&quot;ordinal&quot;&quot;:&quot;&amp;ROW()-2&amp;&quot;,&quot;&quot;required&quot;&quot;:&quot;&amp;[.E134]&amp;&quot;,&quot;&quot;category&quot;&quot;:&quot;&quot;&quot;&amp;[.F134]&amp;&quot;&quot;&quot;,&quot;&quot;info&quot;&quot;:&quot;&quot;&quot;&amp;[.J134]&amp;&quot;&quot;&quot;&quot;&amp;&quot;,&quot;&quot;skip&quot;&quot;:&quot;&quot;&quot;&amp;[.D134]&amp;&quot;&quot;&quot;&quot;&amp;&quot;,&quot;&quot;text&quot;&quot;:&quot;&quot;&quot;&amp;[.H134]&amp;&quot;&quot;&quot;&quot;&amp;&quot;,&quot;&quot;type&quot;&quot;:&quot;&quot;&quot;&amp;[.I134]&amp;&quot;&quot;&quot;&quot;&amp;&quot;,&quot;&quot;options&quot;&quot;:[&quot; &amp;IF([.K134]&gt;0;&quot;{&quot;&quot;value&quot;&quot;:&quot;&amp;COLUMN([.K134])-11&amp;&quot;,&quot;&quot;text&quot;&quot;:&quot;&quot;&quot;&amp;[.K134]&amp;&quot;&quot;&quot;},&quot;;&quot;&quot;) &amp;IF([.L134]&gt;0;&quot;{&quot;&quot;value&quot;&quot;:&quot;&amp;COLUMN([.L134])-11&amp;&quot;,&quot;&quot;text&quot;&quot;:&quot;&quot;&quot;&amp;[.L134]&amp;&quot;&quot;&quot;},&quot;;&quot;&quot;) &amp;IF([.M134]&gt;0;&quot;{&quot;&quot;value&quot;&quot;:&quot;&amp;COLUMN([.M134])-11&amp;&quot;,&quot;&quot;text&quot;&quot;:&quot;&quot;&quot;&amp;[.M134]&amp;&quot;&quot;&quot;},&quot;;&quot;&quot;) &amp;IF([.N134]&gt;0;&quot;{&quot;&quot;value&quot;&quot;:&quot;&amp;COLUMN([.N134])-11&amp;&quot;,&quot;&quot;text&quot;&quot;:&quot;&quot;&quot;&amp;[.N134]&amp;&quot;&quot;&quot;},&quot;;&quot;&quot;) &amp;IF([.O134]&gt;0;&quot;{&quot;&quot;value&quot;&quot;:&quot;&amp;COLUMN([.O134])-11&amp;&quot;,&quot;&quot;text&quot;&quot;:&quot;&quot;&quot;&amp;[.O134]&amp;&quot;&quot;&quot;},&quot;;&quot;&quot;) &amp;IF([.P134]&gt;0;&quot;{&quot;&quot;value&quot;&quot;:&quot;&amp;COLUMN([.P134])-11&amp;&quot;,&quot;&quot;text&quot;&quot;:&quot;&quot;&quot;&amp;[.P134]&amp;&quot;&quot;&quot;},&quot;;&quot;&quot;) &amp;IF([.Q134]&gt;0;&quot;{&quot;&quot;value&quot;&quot;:&quot;&amp;COLUMN([.Q134])-11&amp;&quot;,&quot;&quot;text&quot;&quot;:&quot;&quot;&quot;&amp;[.Q134]&amp;&quot;&quot;&quot;},&quot;;&quot;&quot;) &amp;IF([.R134]&gt;0;&quot;{&quot;&quot;value&quot;&quot;:&quot;&amp;COLUMN([.R134])-11&amp;&quot;,&quot;&quot;text&quot;&quot;:&quot;&quot;&quot;&amp;[.R134]&amp;&quot;&quot;&quot;},&quot;;&quot;&quot;) &amp;IF([.S134]&gt;0;&quot;{&quot;&quot;value&quot;&quot;:&quot;&amp;COLUMN([.S134])-11&amp;&quot;,&quot;&quot;text&quot;&quot;:&quot;&quot;&quot;&amp;[.S134]&amp;&quot;&quot;&quot;},&quot;;&quot;&quot;) &amp;IF([.T134]&gt;0;&quot;{&quot;&quot;value&quot;&quot;:&quot;&amp;COLUMN([.T134])-11&amp;&quot;,&quot;&quot;text&quot;&quot;:&quot;&quot;&quot;&amp;[.T134]&amp;&quot;&quot;&quot;},&quot;;&quot;&quot;) &amp;IF([.U134]&gt;0;&quot;{&quot;&quot;value&quot;&quot;:&quot;&amp;COLUMN([.U134])-11&amp;&quot;,&quot;&quot;text&quot;&quot;:&quot;&quot;&quot;&amp;[.U134]&amp;&quot;&quot;&quot;},&quot;;&quot;&quot;) &amp;IF([.V134]&gt;0;&quot;{&quot;&quot;value&quot;&quot;:&quot;&amp;COLUMN([.V134])-11&amp;&quot;,&quot;&quot;text&quot;&quot;:&quot;&quot;&quot;&amp;[.V134]&amp;&quot;&quot;&quot;},&quot;;&quot;&quot;) &amp;IF([.W134]&gt;0;&quot;{&quot;&quot;value&quot;&quot;:&quot;&amp;COLUMN([.W134])-11&amp;&quot;,&quot;&quot;text&quot;&quot;:&quot;&quot;&quot;&amp;[.W134]&amp;&quot;&quot;&quot;},&quot;;&quot;&quot;) &amp;IF([.X134]&gt;0;&quot;{&quot;&quot;value&quot;&quot;:&quot;&amp;COLUMN([.X134])-11&amp;&quot;,&quot;&quot;text&quot;&quot;:&quot;&quot;&quot;&amp;[.X134]&amp;&quot;&quot;&quot;},&quot;;&quot;&quot;) &amp;IF([.Y134]&gt;0;&quot;{&quot;&quot;value&quot;&quot;:&quot;&amp;COLUMN([.Y134])-11&amp;&quot;,&quot;&quot;text&quot;&quot;:&quot;&quot;&quot;&amp;[.Y134]&amp;&quot;&quot;&quot;},&quot;;&quot;&quot;) &amp;IF([.Z134]&gt;0;&quot;{&quot;&quot;value&quot;&quot;:&quot;&amp;COLUMN([.Z134])-11&amp;&quot;,&quot;&quot;text&quot;&quot;:&quot;&quot;&quot;&amp;[.Z134]&amp;&quot;&quot;&quot;},&quot;;&quot;&quot;) &amp;IF([.AA134]&gt;0;&quot;{&quot;&quot;value&quot;&quot;:&quot;&amp;COLUMN([.AA134])-11&amp;&quot;,&quot;&quot;text&quot;&quot;:&quot;&quot;&quot;&amp;[.AA134]&amp;&quot;&quot;&quot;},&quot;;&quot;&quot;)" office:value-type="string" office:string-value="{&quot;id&quot;:1163,&quot;ordinal&quot;:132,&quot;required&quot;:0,&quot;category&quot;:&quot;About You&quot;,&quot;info&quot;:&quot;null&quot;,&quot;skip&quot;:&quot;null&quot;,&quot;text&quot;:&quot;Rate how you feel about your life at the moment in relation to Well-being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3,"ordinal":132,"required":0,"category":"About You","info":"null","skip":"null","text":"Rate how you feel about your life at the moment in relation to Well-being?","type":"SC-SL","options":[{"value":0,"text":"Very happy"},{"value":1,"text":"Things could be better"},{"value":2,"text":"Unhappy"},</text:p>
          </table:table-cell>
          <table:table-cell table:style-name="ce2" table:formula="of:=IF([.AB134]&gt;0;&quot;{&quot;&quot;value&quot;&quot;:&quot;&amp;COLUMN([.AB134])-11&amp;&quot;,&quot;&quot;text&quot;&quot;:&quot;&quot;&quot;&amp;[.AB134]&amp;&quot;&quot;&quot;},&quot;;&quot;&quot;) &amp;IF([.AC134]&gt;0;&quot;{&quot;&quot;value&quot;&quot;:&quot;&amp;COLUMN([.AC134])-11&amp;&quot;,&quot;&quot;text&quot;&quot;:&quot;&quot;&quot;&amp;[.AC134]&amp;&quot;&quot;&quot;},&quot;;&quot;&quot;) &amp;IF([.AD134]&gt;0;&quot;{&quot;&quot;value&quot;&quot;:&quot;&amp;COLUMN([.AD134])-11&amp;&quot;,&quot;&quot;text&quot;&quot;:&quot;&quot;&quot;&amp;[.AD134]&amp;&quot;&quot;&quot;},&quot;;&quot;&quot;) &amp;IF([.AE134]&gt;0;&quot;{&quot;&quot;value&quot;&quot;:&quot;&amp;COLUMN([.AE134])-11&amp;&quot;,&quot;&quot;text&quot;&quot;:&quot;&quot;&quot;&amp;[.AE134]&amp;&quot;&quot;&quot;},&quot;;&quot;&quot;) &amp;IF([.AF134]&gt;0;&quot;{&quot;&quot;value&quot;&quot;:&quot;&amp;COLUMN([.AF134])-11&amp;&quot;,&quot;&quot;text&quot;&quot;:&quot;&quot;&quot;&amp;[.AF134]&amp;&quot;&quot;&quot;},&quot;;&quot;&quot;) &amp;IF([.AG134]&gt;0;&quot;{&quot;&quot;value&quot;&quot;:&quot;&amp;COLUMN([.AG134])-11&amp;&quot;,&quot;&quot;text&quot;&quot;:&quot;&quot;&quot;&amp;[.AG134]&amp;&quot;&quot;&quot;},&quot;;&quot;&quot;) &amp;IF([.AH134]&gt;0;&quot;{&quot;&quot;value&quot;&quot;:&quot;&amp;COLUMN([.AH134])-11&amp;&quot;,&quot;&quot;text&quot;&quot;:&quot;&quot;&quot;&amp;[.AH134]&amp;&quot;&quot;&quot;},&quot;;&quot;&quot;) &amp;IF([.AI134]&gt;0;&quot;{&quot;&quot;value&quot;&quot;:&quot;&amp;COLUMN([.AI134])-11&amp;&quot;,&quot;&quot;text&quot;&quot;:&quot;&quot;&quot;&amp;[.AI134]&amp;&quot;&quot;&quot;},&quot;;&quot;&quot;) &amp;IF([.AJ134]&gt;0;&quot;{&quot;&quot;value&quot;&quot;:&quot;&amp;COLUMN([.AJ134])-11&amp;&quot;,&quot;&quot;text&quot;&quot;:&quot;&quot;&quot;&amp;[.AJ134]&amp;&quot;&quot;&quot;},&quot;;&quot;&quot;) &amp;IF([.AK134]&gt;0;&quot;{&quot;&quot;value&quot;&quot;:&quot;&amp;COLUMN([.AK134])-11&amp;&quot;,&quot;&quot;text&quot;&quot;:&quot;&quot;&quot;&amp;[.AK134]&amp;&quot;&quot;&quot;},&quot;;&quot;&quot;) &amp;IF([.AL134]&gt;0;&quot;{&quot;&quot;value&quot;&quot;:&quot;&amp;COLUMN([.AL134])-11&amp;&quot;,&quot;&quot;text&quot;&quot;:&quot;&quot;&quot;&amp;[.AL134]&amp;&quot;&quot;&quot;},&quot;;&quot;&quot;) &amp;IF([.AM134]&gt;0;&quot;{&quot;&quot;value&quot;&quot;:&quot;&amp;COLUMN([.AM134])-11&amp;&quot;,&quot;&quot;text&quot;&quot;:&quot;&quot;&quot;&amp;[.AM134]&amp;&quot;&quot;&quot;},&quot;;&quot;&quot;) &amp;IF([.AN134]&gt;0;&quot;{&quot;&quot;value&quot;&quot;:&quot;&amp;COLUMN([.AN134])-11&amp;&quot;,&quot;&quot;text&quot;&quot;:&quot;&quot;&quot;&amp;[.AN134]&amp;&quot;&quot;&quot;},&quot;;&quot;&quot;) &amp;IF([.AO134]&gt;0;&quot;{&quot;&quot;value&quot;&quot;:&quot;&amp;COLUMN([.AO134])-11&amp;&quot;,&quot;&quot;text&quot;&quot;:&quot;&quot;&quot;&amp;[.AO134]&amp;&quot;&quot;&quot;},&quot;;&quot;&quot;) &amp;IF([.AP134]&gt;0;&quot;{&quot;&quot;value&quot;&quot;:&quot;&amp;COLUMN([.AP134])-11&amp;&quot;,&quot;&quot;text&quot;&quot;:&quot;&quot;&quot;&amp;[.AP134]&amp;&quot;&quot;&quot;},&quot;;&quot;&quot;) &amp;IF([.AQ134]&gt;0;&quot;{&quot;&quot;value&quot;&quot;:&quot;&amp;COLUMN([.AQ134])-11&amp;&quot;,&quot;&quot;text&quot;&quot;:&quot;&quot;&quot;&amp;[.AQ134]&amp;&quot;&quot;&quot;},&quot;;&quot;&quot;) &amp;IF([.AR134]&gt;0;&quot;{&quot;&quot;value&quot;&quot;:&quot;&amp;COLUMN([.AR134])-11&amp;&quot;,&quot;&quot;text&quot;&quot;:&quot;&quot;&quot;&amp;[.AR134]&amp;&quot;&quot;&quot;},&quot;;&quot;&quot;) &amp;IF([.AS134]&gt;0;&quot;{&quot;&quot;value&quot;&quot;:&quot;&amp;COLUMN([.AS134])-11&amp;&quot;,&quot;&quot;text&quot;&quot;:&quot;&quot;&quot;&amp;[.AS134]&amp;&quot;&quot;&quot;},&quot;;&quot;&quot;) &amp;IF([.AT134]&gt;0;&quot;{&quot;&quot;value&quot;&quot;:&quot;&amp;COLUMN([.AT134])-11&amp;&quot;,&quot;&quot;text&quot;&quot;:&quot;&quot;&quot;&amp;[.AT134]&amp;&quot;&quot;&quot;},&quot;;&quot;&quot;) &amp;IF([.AU134]&gt;0;&quot;{&quot;&quot;value&quot;&quot;:&quot;&amp;COLUMN([.AU134])-11&amp;&quot;,&quot;&quot;text&quot;&quot;:&quot;&quot;&quot;&amp;[.AU134]&amp;&quot;&quot;&quot;},&quot;;&quot;&quot;)">
            <text:p/>
          </table:table-cell>
          <table:table-cell table:style-name="ce1" table:formula="of:=IF([.AV134]&gt;0;&quot;{&quot;&quot;value&quot;&quot;:&quot;&amp;COLUMN([.AV134])-11&amp;&quot;,&quot;&quot;text&quot;&quot;:&quot;&quot;&quot;&amp;[.AV134]&amp;&quot;&quot;&quot;},&quot;;&quot;&quot;) &amp;IF([.AW134]&gt;0;&quot;{&quot;&quot;value&quot;&quot;:&quot;&amp;COLUMN([.AW134])-11&amp;&quot;,&quot;&quot;text&quot;&quot;:&quot;&quot;&quot;&amp;[.AW134]&amp;&quot;&quot;&quot;},&quot;;&quot;&quot;) &amp;IF([.AX134]&gt;0;&quot;{&quot;&quot;value&quot;&quot;:&quot;&amp;COLUMN([.AX134])-11&amp;&quot;,&quot;&quot;text&quot;&quot;:&quot;&quot;&quot;&amp;[.AX134]&amp;&quot;&quot;&quot;},&quot;;&quot;&quot;) &amp;IF([.AY134]&gt;0;&quot;{&quot;&quot;value&quot;&quot;:&quot;&amp;COLUMN([.AY134])-11&amp;&quot;,&quot;&quot;text&quot;&quot;:&quot;&quot;&quot;&amp;[.AY134]&amp;&quot;&quot;&quot;},&quot;;&quot;&quot;) &amp;IF([.AZ134]&gt;0;&quot;{&quot;&quot;value&quot;&quot;:&quot;&amp;COLUMN([.AZ134])-11&amp;&quot;,&quot;&quot;text&quot;&quot;:&quot;&quot;&quot;&amp;[.AZ134]&amp;&quot;&quot;&quot;},&quot;;&quot;&quot;) &amp;IF([.BA134]&gt;0;&quot;{&quot;&quot;value&quot;&quot;:&quot;&amp;COLUMN([.BA134])-11&amp;&quot;,&quot;&quot;text&quot;&quot;:&quot;&quot;&quot;&amp;[.BA134]&amp;&quot;&quot;&quot;},&quot;;&quot;&quot;) &amp;IF([.BB134]&gt;0;&quot;{&quot;&quot;value&quot;&quot;:&quot;&amp;COLUMN([.BB134])-11&amp;&quot;,&quot;&quot;text&quot;&quot;:&quot;&quot;&quot;&amp;[.BB134]&amp;&quot;&quot;&quot;},&quot;;&quot;&quot;) &amp;IF([.BC134]&gt;0;&quot;{&quot;&quot;value&quot;&quot;:&quot;&amp;COLUMN([.BC134])-11&amp;&quot;,&quot;&quot;text&quot;&quot;:&quot;&quot;&quot;&amp;[.BC134]&amp;&quot;&quot;&quot;},&quot;;&quot;&quot;) &amp;IF([.BD134]&gt;0;&quot;{&quot;&quot;value&quot;&quot;:&quot;&amp;COLUMN([.BD134])-11&amp;&quot;,&quot;&quot;text&quot;&quot;:&quot;&quot;&quot;&amp;[.BD134]&amp;&quot;&quot;&quot;},&quot;;&quot;&quot;) &amp;IF([.BE134]&gt;0;&quot;{&quot;&quot;value&quot;&quot;:&quot;&amp;COLUMN([.BE134])-11&amp;&quot;,&quot;&quot;text&quot;&quot;:&quot;&quot;&quot;&amp;[.BE134]&amp;&quot;&quot;&quot;},&quot;;&quot;&quot;) &amp;IF([.BF134]&gt;0;&quot;{&quot;&quot;value&quot;&quot;:&quot;&amp;COLUMN([.BF134])-11&amp;&quot;,&quot;&quot;text&quot;&quot;:&quot;&quot;&quot;&amp;[.BF134]&amp;&quot;&quot;&quot;},&quot;;&quot;&quot;) &amp;IF([.BG134]&gt;0;&quot;{&quot;&quot;value&quot;&quot;:&quot;&amp;COLUMN([.BG134])-11&amp;&quot;,&quot;&quot;text&quot;&quot;:&quot;&quot;&quot;&amp;[.BG134]&amp;&quot;&quot;&quot;},&quot;;&quot;&quot;) &amp;IF([.BH134]&gt;0;&quot;{&quot;&quot;value&quot;&quot;:&quot;&amp;COLUMN([.BH134])-11&amp;&quot;,&quot;&quot;text&quot;&quot;:&quot;&quot;&quot;&amp;[.BH134]&amp;&quot;&quot;&quot;},&quot;;&quot;&quot;) &amp;IF([.BI134]&gt;0;&quot;{&quot;&quot;value&quot;&quot;:&quot;&amp;COLUMN([.BI134])-11&amp;&quot;,&quot;&quot;text&quot;&quot;:&quot;&quot;&quot;&amp;[.BI134]&amp;&quot;&quot;&quot;},&quot;;&quot;&quot;) &amp;IF([.BJ134]&gt;0;&quot;{&quot;&quot;value&quot;&quot;:&quot;&amp;COLUMN([.BJ134])-11&amp;&quot;,&quot;&quot;text&quot;&quot;:&quot;&quot;&quot;&amp;[.BJ134]&amp;&quot;&quot;&quot;},&quot;;&quot;&quot;) &amp;IF([.BK134]&gt;0;&quot;{&quot;&quot;value&quot;&quot;:&quot;&amp;COLUMN([.BK134])-11&amp;&quot;,&quot;&quot;text&quot;&quot;:&quot;&quot;&quot;&amp;[.BK1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3">
            <text:p>1163</text:p>
          </table:table-cell>
          <table:table-cell office:value-type="string">
            <text:p>Rate how you feel about your life at the moment in relation to Well-being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35]&amp;&quot;,&quot;&quot;ordinal&quot;&quot;:&quot;&amp;ROW()-2&amp;&quot;,&quot;&quot;required&quot;&quot;:&quot;&amp;[.E135]&amp;&quot;,&quot;&quot;category&quot;&quot;:&quot;&quot;&quot;&amp;[.F135]&amp;&quot;&quot;&quot;,&quot;&quot;info&quot;&quot;:&quot;&quot;&quot;&amp;[.J135]&amp;&quot;&quot;&quot;&quot;&amp;&quot;,&quot;&quot;skip&quot;&quot;:&quot;&quot;&quot;&amp;[.D135]&amp;&quot;&quot;&quot;&quot;&amp;&quot;,&quot;&quot;text&quot;&quot;:&quot;&quot;&quot;&amp;[.H135]&amp;&quot;&quot;&quot;&quot;&amp;&quot;,&quot;&quot;type&quot;&quot;:&quot;&quot;&quot;&amp;[.I135]&amp;&quot;&quot;&quot;&quot;&amp;&quot;,&quot;&quot;options&quot;&quot;:[&quot; &amp;IF([.K135]&gt;0;&quot;{&quot;&quot;value&quot;&quot;:&quot;&amp;COLUMN([.K135])-11&amp;&quot;,&quot;&quot;text&quot;&quot;:&quot;&quot;&quot;&amp;[.K135]&amp;&quot;&quot;&quot;},&quot;;&quot;&quot;) &amp;IF([.L135]&gt;0;&quot;{&quot;&quot;value&quot;&quot;:&quot;&amp;COLUMN([.L135])-11&amp;&quot;,&quot;&quot;text&quot;&quot;:&quot;&quot;&quot;&amp;[.L135]&amp;&quot;&quot;&quot;},&quot;;&quot;&quot;) &amp;IF([.M135]&gt;0;&quot;{&quot;&quot;value&quot;&quot;:&quot;&amp;COLUMN([.M135])-11&amp;&quot;,&quot;&quot;text&quot;&quot;:&quot;&quot;&quot;&amp;[.M135]&amp;&quot;&quot;&quot;},&quot;;&quot;&quot;) &amp;IF([.N135]&gt;0;&quot;{&quot;&quot;value&quot;&quot;:&quot;&amp;COLUMN([.N135])-11&amp;&quot;,&quot;&quot;text&quot;&quot;:&quot;&quot;&quot;&amp;[.N135]&amp;&quot;&quot;&quot;},&quot;;&quot;&quot;) &amp;IF([.O135]&gt;0;&quot;{&quot;&quot;value&quot;&quot;:&quot;&amp;COLUMN([.O135])-11&amp;&quot;,&quot;&quot;text&quot;&quot;:&quot;&quot;&quot;&amp;[.O135]&amp;&quot;&quot;&quot;},&quot;;&quot;&quot;) &amp;IF([.P135]&gt;0;&quot;{&quot;&quot;value&quot;&quot;:&quot;&amp;COLUMN([.P135])-11&amp;&quot;,&quot;&quot;text&quot;&quot;:&quot;&quot;&quot;&amp;[.P135]&amp;&quot;&quot;&quot;},&quot;;&quot;&quot;) &amp;IF([.Q135]&gt;0;&quot;{&quot;&quot;value&quot;&quot;:&quot;&amp;COLUMN([.Q135])-11&amp;&quot;,&quot;&quot;text&quot;&quot;:&quot;&quot;&quot;&amp;[.Q135]&amp;&quot;&quot;&quot;},&quot;;&quot;&quot;) &amp;IF([.R135]&gt;0;&quot;{&quot;&quot;value&quot;&quot;:&quot;&amp;COLUMN([.R135])-11&amp;&quot;,&quot;&quot;text&quot;&quot;:&quot;&quot;&quot;&amp;[.R135]&amp;&quot;&quot;&quot;},&quot;;&quot;&quot;) &amp;IF([.S135]&gt;0;&quot;{&quot;&quot;value&quot;&quot;:&quot;&amp;COLUMN([.S135])-11&amp;&quot;,&quot;&quot;text&quot;&quot;:&quot;&quot;&quot;&amp;[.S135]&amp;&quot;&quot;&quot;},&quot;;&quot;&quot;) &amp;IF([.T135]&gt;0;&quot;{&quot;&quot;value&quot;&quot;:&quot;&amp;COLUMN([.T135])-11&amp;&quot;,&quot;&quot;text&quot;&quot;:&quot;&quot;&quot;&amp;[.T135]&amp;&quot;&quot;&quot;},&quot;;&quot;&quot;) &amp;IF([.U135]&gt;0;&quot;{&quot;&quot;value&quot;&quot;:&quot;&amp;COLUMN([.U135])-11&amp;&quot;,&quot;&quot;text&quot;&quot;:&quot;&quot;&quot;&amp;[.U135]&amp;&quot;&quot;&quot;},&quot;;&quot;&quot;) &amp;IF([.V135]&gt;0;&quot;{&quot;&quot;value&quot;&quot;:&quot;&amp;COLUMN([.V135])-11&amp;&quot;,&quot;&quot;text&quot;&quot;:&quot;&quot;&quot;&amp;[.V135]&amp;&quot;&quot;&quot;},&quot;;&quot;&quot;) &amp;IF([.W135]&gt;0;&quot;{&quot;&quot;value&quot;&quot;:&quot;&amp;COLUMN([.W135])-11&amp;&quot;,&quot;&quot;text&quot;&quot;:&quot;&quot;&quot;&amp;[.W135]&amp;&quot;&quot;&quot;},&quot;;&quot;&quot;) &amp;IF([.X135]&gt;0;&quot;{&quot;&quot;value&quot;&quot;:&quot;&amp;COLUMN([.X135])-11&amp;&quot;,&quot;&quot;text&quot;&quot;:&quot;&quot;&quot;&amp;[.X135]&amp;&quot;&quot;&quot;},&quot;;&quot;&quot;) &amp;IF([.Y135]&gt;0;&quot;{&quot;&quot;value&quot;&quot;:&quot;&amp;COLUMN([.Y135])-11&amp;&quot;,&quot;&quot;text&quot;&quot;:&quot;&quot;&quot;&amp;[.Y135]&amp;&quot;&quot;&quot;},&quot;;&quot;&quot;) &amp;IF([.Z135]&gt;0;&quot;{&quot;&quot;value&quot;&quot;:&quot;&amp;COLUMN([.Z135])-11&amp;&quot;,&quot;&quot;text&quot;&quot;:&quot;&quot;&quot;&amp;[.Z135]&amp;&quot;&quot;&quot;},&quot;;&quot;&quot;) &amp;IF([.AA135]&gt;0;&quot;{&quot;&quot;value&quot;&quot;:&quot;&amp;COLUMN([.AA135])-11&amp;&quot;,&quot;&quot;text&quot;&quot;:&quot;&quot;&quot;&amp;[.AA135]&amp;&quot;&quot;&quot;},&quot;;&quot;&quot;)" office:value-type="string" office:string-value="{&quot;id&quot;:1164,&quot;ordinal&quot;:133,&quot;required&quot;:0,&quot;category&quot;:&quot;About You&quot;,&quot;info&quot;:&quot;null&quot;,&quot;skip&quot;:&quot;null&quot;,&quot;text&quot;:&quot;Rate how you feel about your life at the moment in relation to My Future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4,"ordinal":133,"required":0,"category":"About You","info":"null","skip":"null","text":"Rate how you feel about your life at the moment in relation to My Future?","type":"SC-SL","options":[{"value":0,"text":"Very happy"},{"value":1,"text":"Things could be better"},{"value":2,"text":"Unhappy"},</text:p>
          </table:table-cell>
          <table:table-cell table:style-name="ce2" table:formula="of:=IF([.AB135]&gt;0;&quot;{&quot;&quot;value&quot;&quot;:&quot;&amp;COLUMN([.AB135])-11&amp;&quot;,&quot;&quot;text&quot;&quot;:&quot;&quot;&quot;&amp;[.AB135]&amp;&quot;&quot;&quot;},&quot;;&quot;&quot;) &amp;IF([.AC135]&gt;0;&quot;{&quot;&quot;value&quot;&quot;:&quot;&amp;COLUMN([.AC135])-11&amp;&quot;,&quot;&quot;text&quot;&quot;:&quot;&quot;&quot;&amp;[.AC135]&amp;&quot;&quot;&quot;},&quot;;&quot;&quot;) &amp;IF([.AD135]&gt;0;&quot;{&quot;&quot;value&quot;&quot;:&quot;&amp;COLUMN([.AD135])-11&amp;&quot;,&quot;&quot;text&quot;&quot;:&quot;&quot;&quot;&amp;[.AD135]&amp;&quot;&quot;&quot;},&quot;;&quot;&quot;) &amp;IF([.AE135]&gt;0;&quot;{&quot;&quot;value&quot;&quot;:&quot;&amp;COLUMN([.AE135])-11&amp;&quot;,&quot;&quot;text&quot;&quot;:&quot;&quot;&quot;&amp;[.AE135]&amp;&quot;&quot;&quot;},&quot;;&quot;&quot;) &amp;IF([.AF135]&gt;0;&quot;{&quot;&quot;value&quot;&quot;:&quot;&amp;COLUMN([.AF135])-11&amp;&quot;,&quot;&quot;text&quot;&quot;:&quot;&quot;&quot;&amp;[.AF135]&amp;&quot;&quot;&quot;},&quot;;&quot;&quot;) &amp;IF([.AG135]&gt;0;&quot;{&quot;&quot;value&quot;&quot;:&quot;&amp;COLUMN([.AG135])-11&amp;&quot;,&quot;&quot;text&quot;&quot;:&quot;&quot;&quot;&amp;[.AG135]&amp;&quot;&quot;&quot;},&quot;;&quot;&quot;) &amp;IF([.AH135]&gt;0;&quot;{&quot;&quot;value&quot;&quot;:&quot;&amp;COLUMN([.AH135])-11&amp;&quot;,&quot;&quot;text&quot;&quot;:&quot;&quot;&quot;&amp;[.AH135]&amp;&quot;&quot;&quot;},&quot;;&quot;&quot;) &amp;IF([.AI135]&gt;0;&quot;{&quot;&quot;value&quot;&quot;:&quot;&amp;COLUMN([.AI135])-11&amp;&quot;,&quot;&quot;text&quot;&quot;:&quot;&quot;&quot;&amp;[.AI135]&amp;&quot;&quot;&quot;},&quot;;&quot;&quot;) &amp;IF([.AJ135]&gt;0;&quot;{&quot;&quot;value&quot;&quot;:&quot;&amp;COLUMN([.AJ135])-11&amp;&quot;,&quot;&quot;text&quot;&quot;:&quot;&quot;&quot;&amp;[.AJ135]&amp;&quot;&quot;&quot;},&quot;;&quot;&quot;) &amp;IF([.AK135]&gt;0;&quot;{&quot;&quot;value&quot;&quot;:&quot;&amp;COLUMN([.AK135])-11&amp;&quot;,&quot;&quot;text&quot;&quot;:&quot;&quot;&quot;&amp;[.AK135]&amp;&quot;&quot;&quot;},&quot;;&quot;&quot;) &amp;IF([.AL135]&gt;0;&quot;{&quot;&quot;value&quot;&quot;:&quot;&amp;COLUMN([.AL135])-11&amp;&quot;,&quot;&quot;text&quot;&quot;:&quot;&quot;&quot;&amp;[.AL135]&amp;&quot;&quot;&quot;},&quot;;&quot;&quot;) &amp;IF([.AM135]&gt;0;&quot;{&quot;&quot;value&quot;&quot;:&quot;&amp;COLUMN([.AM135])-11&amp;&quot;,&quot;&quot;text&quot;&quot;:&quot;&quot;&quot;&amp;[.AM135]&amp;&quot;&quot;&quot;},&quot;;&quot;&quot;) &amp;IF([.AN135]&gt;0;&quot;{&quot;&quot;value&quot;&quot;:&quot;&amp;COLUMN([.AN135])-11&amp;&quot;,&quot;&quot;text&quot;&quot;:&quot;&quot;&quot;&amp;[.AN135]&amp;&quot;&quot;&quot;},&quot;;&quot;&quot;) &amp;IF([.AO135]&gt;0;&quot;{&quot;&quot;value&quot;&quot;:&quot;&amp;COLUMN([.AO135])-11&amp;&quot;,&quot;&quot;text&quot;&quot;:&quot;&quot;&quot;&amp;[.AO135]&amp;&quot;&quot;&quot;},&quot;;&quot;&quot;) &amp;IF([.AP135]&gt;0;&quot;{&quot;&quot;value&quot;&quot;:&quot;&amp;COLUMN([.AP135])-11&amp;&quot;,&quot;&quot;text&quot;&quot;:&quot;&quot;&quot;&amp;[.AP135]&amp;&quot;&quot;&quot;},&quot;;&quot;&quot;) &amp;IF([.AQ135]&gt;0;&quot;{&quot;&quot;value&quot;&quot;:&quot;&amp;COLUMN([.AQ135])-11&amp;&quot;,&quot;&quot;text&quot;&quot;:&quot;&quot;&quot;&amp;[.AQ135]&amp;&quot;&quot;&quot;},&quot;;&quot;&quot;) &amp;IF([.AR135]&gt;0;&quot;{&quot;&quot;value&quot;&quot;:&quot;&amp;COLUMN([.AR135])-11&amp;&quot;,&quot;&quot;text&quot;&quot;:&quot;&quot;&quot;&amp;[.AR135]&amp;&quot;&quot;&quot;},&quot;;&quot;&quot;) &amp;IF([.AS135]&gt;0;&quot;{&quot;&quot;value&quot;&quot;:&quot;&amp;COLUMN([.AS135])-11&amp;&quot;,&quot;&quot;text&quot;&quot;:&quot;&quot;&quot;&amp;[.AS135]&amp;&quot;&quot;&quot;},&quot;;&quot;&quot;) &amp;IF([.AT135]&gt;0;&quot;{&quot;&quot;value&quot;&quot;:&quot;&amp;COLUMN([.AT135])-11&amp;&quot;,&quot;&quot;text&quot;&quot;:&quot;&quot;&quot;&amp;[.AT135]&amp;&quot;&quot;&quot;},&quot;;&quot;&quot;) &amp;IF([.AU135]&gt;0;&quot;{&quot;&quot;value&quot;&quot;:&quot;&amp;COLUMN([.AU135])-11&amp;&quot;,&quot;&quot;text&quot;&quot;:&quot;&quot;&quot;&amp;[.AU135]&amp;&quot;&quot;&quot;},&quot;;&quot;&quot;)">
            <text:p/>
          </table:table-cell>
          <table:table-cell table:style-name="ce1" table:formula="of:=IF([.AV135]&gt;0;&quot;{&quot;&quot;value&quot;&quot;:&quot;&amp;COLUMN([.AV135])-11&amp;&quot;,&quot;&quot;text&quot;&quot;:&quot;&quot;&quot;&amp;[.AV135]&amp;&quot;&quot;&quot;},&quot;;&quot;&quot;) &amp;IF([.AW135]&gt;0;&quot;{&quot;&quot;value&quot;&quot;:&quot;&amp;COLUMN([.AW135])-11&amp;&quot;,&quot;&quot;text&quot;&quot;:&quot;&quot;&quot;&amp;[.AW135]&amp;&quot;&quot;&quot;},&quot;;&quot;&quot;) &amp;IF([.AX135]&gt;0;&quot;{&quot;&quot;value&quot;&quot;:&quot;&amp;COLUMN([.AX135])-11&amp;&quot;,&quot;&quot;text&quot;&quot;:&quot;&quot;&quot;&amp;[.AX135]&amp;&quot;&quot;&quot;},&quot;;&quot;&quot;) &amp;IF([.AY135]&gt;0;&quot;{&quot;&quot;value&quot;&quot;:&quot;&amp;COLUMN([.AY135])-11&amp;&quot;,&quot;&quot;text&quot;&quot;:&quot;&quot;&quot;&amp;[.AY135]&amp;&quot;&quot;&quot;},&quot;;&quot;&quot;) &amp;IF([.AZ135]&gt;0;&quot;{&quot;&quot;value&quot;&quot;:&quot;&amp;COLUMN([.AZ135])-11&amp;&quot;,&quot;&quot;text&quot;&quot;:&quot;&quot;&quot;&amp;[.AZ135]&amp;&quot;&quot;&quot;},&quot;;&quot;&quot;) &amp;IF([.BA135]&gt;0;&quot;{&quot;&quot;value&quot;&quot;:&quot;&amp;COLUMN([.BA135])-11&amp;&quot;,&quot;&quot;text&quot;&quot;:&quot;&quot;&quot;&amp;[.BA135]&amp;&quot;&quot;&quot;},&quot;;&quot;&quot;) &amp;IF([.BB135]&gt;0;&quot;{&quot;&quot;value&quot;&quot;:&quot;&amp;COLUMN([.BB135])-11&amp;&quot;,&quot;&quot;text&quot;&quot;:&quot;&quot;&quot;&amp;[.BB135]&amp;&quot;&quot;&quot;},&quot;;&quot;&quot;) &amp;IF([.BC135]&gt;0;&quot;{&quot;&quot;value&quot;&quot;:&quot;&amp;COLUMN([.BC135])-11&amp;&quot;,&quot;&quot;text&quot;&quot;:&quot;&quot;&quot;&amp;[.BC135]&amp;&quot;&quot;&quot;},&quot;;&quot;&quot;) &amp;IF([.BD135]&gt;0;&quot;{&quot;&quot;value&quot;&quot;:&quot;&amp;COLUMN([.BD135])-11&amp;&quot;,&quot;&quot;text&quot;&quot;:&quot;&quot;&quot;&amp;[.BD135]&amp;&quot;&quot;&quot;},&quot;;&quot;&quot;) &amp;IF([.BE135]&gt;0;&quot;{&quot;&quot;value&quot;&quot;:&quot;&amp;COLUMN([.BE135])-11&amp;&quot;,&quot;&quot;text&quot;&quot;:&quot;&quot;&quot;&amp;[.BE135]&amp;&quot;&quot;&quot;},&quot;;&quot;&quot;) &amp;IF([.BF135]&gt;0;&quot;{&quot;&quot;value&quot;&quot;:&quot;&amp;COLUMN([.BF135])-11&amp;&quot;,&quot;&quot;text&quot;&quot;:&quot;&quot;&quot;&amp;[.BF135]&amp;&quot;&quot;&quot;},&quot;;&quot;&quot;) &amp;IF([.BG135]&gt;0;&quot;{&quot;&quot;value&quot;&quot;:&quot;&amp;COLUMN([.BG135])-11&amp;&quot;,&quot;&quot;text&quot;&quot;:&quot;&quot;&quot;&amp;[.BG135]&amp;&quot;&quot;&quot;},&quot;;&quot;&quot;) &amp;IF([.BH135]&gt;0;&quot;{&quot;&quot;value&quot;&quot;:&quot;&amp;COLUMN([.BH135])-11&amp;&quot;,&quot;&quot;text&quot;&quot;:&quot;&quot;&quot;&amp;[.BH135]&amp;&quot;&quot;&quot;},&quot;;&quot;&quot;) &amp;IF([.BI135]&gt;0;&quot;{&quot;&quot;value&quot;&quot;:&quot;&amp;COLUMN([.BI135])-11&amp;&quot;,&quot;&quot;text&quot;&quot;:&quot;&quot;&quot;&amp;[.BI135]&amp;&quot;&quot;&quot;},&quot;;&quot;&quot;) &amp;IF([.BJ135]&gt;0;&quot;{&quot;&quot;value&quot;&quot;:&quot;&amp;COLUMN([.BJ135])-11&amp;&quot;,&quot;&quot;text&quot;&quot;:&quot;&quot;&quot;&amp;[.BJ135]&amp;&quot;&quot;&quot;},&quot;;&quot;&quot;) &amp;IF([.BK135]&gt;0;&quot;{&quot;&quot;value&quot;&quot;:&quot;&amp;COLUMN([.BK135])-11&amp;&quot;,&quot;&quot;text&quot;&quot;:&quot;&quot;&quot;&amp;[.BK1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4">
            <text:p>1164</text:p>
          </table:table-cell>
          <table:table-cell office:value-type="string">
            <text:p>Rate how you feel about your life at the moment in relation to My Futur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36]&amp;&quot;,&quot;&quot;ordinal&quot;&quot;:&quot;&amp;ROW()-2&amp;&quot;,&quot;&quot;required&quot;&quot;:&quot;&amp;[.E136]&amp;&quot;,&quot;&quot;category&quot;&quot;:&quot;&quot;&quot;&amp;[.F136]&amp;&quot;&quot;&quot;,&quot;&quot;info&quot;&quot;:&quot;&quot;&quot;&amp;[.J136]&amp;&quot;&quot;&quot;&quot;&amp;&quot;,&quot;&quot;skip&quot;&quot;:&quot;&quot;&quot;&amp;[.D136]&amp;&quot;&quot;&quot;&quot;&amp;&quot;,&quot;&quot;text&quot;&quot;:&quot;&quot;&quot;&amp;[.H136]&amp;&quot;&quot;&quot;&quot;&amp;&quot;,&quot;&quot;type&quot;&quot;:&quot;&quot;&quot;&amp;[.I136]&amp;&quot;&quot;&quot;&quot;&amp;&quot;,&quot;&quot;options&quot;&quot;:[&quot; &amp;IF([.K136]&gt;0;&quot;{&quot;&quot;value&quot;&quot;:&quot;&amp;COLUMN([.K136])-11&amp;&quot;,&quot;&quot;text&quot;&quot;:&quot;&quot;&quot;&amp;[.K136]&amp;&quot;&quot;&quot;},&quot;;&quot;&quot;) &amp;IF([.L136]&gt;0;&quot;{&quot;&quot;value&quot;&quot;:&quot;&amp;COLUMN([.L136])-11&amp;&quot;,&quot;&quot;text&quot;&quot;:&quot;&quot;&quot;&amp;[.L136]&amp;&quot;&quot;&quot;},&quot;;&quot;&quot;) &amp;IF([.M136]&gt;0;&quot;{&quot;&quot;value&quot;&quot;:&quot;&amp;COLUMN([.M136])-11&amp;&quot;,&quot;&quot;text&quot;&quot;:&quot;&quot;&quot;&amp;[.M136]&amp;&quot;&quot;&quot;},&quot;;&quot;&quot;) &amp;IF([.N136]&gt;0;&quot;{&quot;&quot;value&quot;&quot;:&quot;&amp;COLUMN([.N136])-11&amp;&quot;,&quot;&quot;text&quot;&quot;:&quot;&quot;&quot;&amp;[.N136]&amp;&quot;&quot;&quot;},&quot;;&quot;&quot;) &amp;IF([.O136]&gt;0;&quot;{&quot;&quot;value&quot;&quot;:&quot;&amp;COLUMN([.O136])-11&amp;&quot;,&quot;&quot;text&quot;&quot;:&quot;&quot;&quot;&amp;[.O136]&amp;&quot;&quot;&quot;},&quot;;&quot;&quot;) &amp;IF([.P136]&gt;0;&quot;{&quot;&quot;value&quot;&quot;:&quot;&amp;COLUMN([.P136])-11&amp;&quot;,&quot;&quot;text&quot;&quot;:&quot;&quot;&quot;&amp;[.P136]&amp;&quot;&quot;&quot;},&quot;;&quot;&quot;) &amp;IF([.Q136]&gt;0;&quot;{&quot;&quot;value&quot;&quot;:&quot;&amp;COLUMN([.Q136])-11&amp;&quot;,&quot;&quot;text&quot;&quot;:&quot;&quot;&quot;&amp;[.Q136]&amp;&quot;&quot;&quot;},&quot;;&quot;&quot;) &amp;IF([.R136]&gt;0;&quot;{&quot;&quot;value&quot;&quot;:&quot;&amp;COLUMN([.R136])-11&amp;&quot;,&quot;&quot;text&quot;&quot;:&quot;&quot;&quot;&amp;[.R136]&amp;&quot;&quot;&quot;},&quot;;&quot;&quot;) &amp;IF([.S136]&gt;0;&quot;{&quot;&quot;value&quot;&quot;:&quot;&amp;COLUMN([.S136])-11&amp;&quot;,&quot;&quot;text&quot;&quot;:&quot;&quot;&quot;&amp;[.S136]&amp;&quot;&quot;&quot;},&quot;;&quot;&quot;) &amp;IF([.T136]&gt;0;&quot;{&quot;&quot;value&quot;&quot;:&quot;&amp;COLUMN([.T136])-11&amp;&quot;,&quot;&quot;text&quot;&quot;:&quot;&quot;&quot;&amp;[.T136]&amp;&quot;&quot;&quot;},&quot;;&quot;&quot;) &amp;IF([.U136]&gt;0;&quot;{&quot;&quot;value&quot;&quot;:&quot;&amp;COLUMN([.U136])-11&amp;&quot;,&quot;&quot;text&quot;&quot;:&quot;&quot;&quot;&amp;[.U136]&amp;&quot;&quot;&quot;},&quot;;&quot;&quot;) &amp;IF([.V136]&gt;0;&quot;{&quot;&quot;value&quot;&quot;:&quot;&amp;COLUMN([.V136])-11&amp;&quot;,&quot;&quot;text&quot;&quot;:&quot;&quot;&quot;&amp;[.V136]&amp;&quot;&quot;&quot;},&quot;;&quot;&quot;) &amp;IF([.W136]&gt;0;&quot;{&quot;&quot;value&quot;&quot;:&quot;&amp;COLUMN([.W136])-11&amp;&quot;,&quot;&quot;text&quot;&quot;:&quot;&quot;&quot;&amp;[.W136]&amp;&quot;&quot;&quot;},&quot;;&quot;&quot;) &amp;IF([.X136]&gt;0;&quot;{&quot;&quot;value&quot;&quot;:&quot;&amp;COLUMN([.X136])-11&amp;&quot;,&quot;&quot;text&quot;&quot;:&quot;&quot;&quot;&amp;[.X136]&amp;&quot;&quot;&quot;},&quot;;&quot;&quot;) &amp;IF([.Y136]&gt;0;&quot;{&quot;&quot;value&quot;&quot;:&quot;&amp;COLUMN([.Y136])-11&amp;&quot;,&quot;&quot;text&quot;&quot;:&quot;&quot;&quot;&amp;[.Y136]&amp;&quot;&quot;&quot;},&quot;;&quot;&quot;) &amp;IF([.Z136]&gt;0;&quot;{&quot;&quot;value&quot;&quot;:&quot;&amp;COLUMN([.Z136])-11&amp;&quot;,&quot;&quot;text&quot;&quot;:&quot;&quot;&quot;&amp;[.Z136]&amp;&quot;&quot;&quot;},&quot;;&quot;&quot;) &amp;IF([.AA136]&gt;0;&quot;{&quot;&quot;value&quot;&quot;:&quot;&amp;COLUMN([.AA136])-11&amp;&quot;,&quot;&quot;text&quot;&quot;:&quot;&quot;&quot;&amp;[.AA136]&amp;&quot;&quot;&quot;},&quot;;&quot;&quot;)" office:value-type="string" office:string-value="{&quot;id&quot;:117,&quot;ordinal&quot;:134,&quot;required&quot;:0,&quot;category&quot;:&quot;About You&quot;,&quot;info&quot;:&quot;null&quot;,&quot;skip&quot;:&quot;null&quot;,&quot;text&quot;:&quot;And to finish......now you have answered all the questions, 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17,"ordinal":134,"required":0,"category":"About You","info":"null","skip":"null","text":"And to finish......now you have answered all the questions, 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B136]&gt;0;&quot;{&quot;&quot;value&quot;&quot;:&quot;&amp;COLUMN([.AB136])-11&amp;&quot;,&quot;&quot;text&quot;&quot;:&quot;&quot;&quot;&amp;[.AB136]&amp;&quot;&quot;&quot;},&quot;;&quot;&quot;) &amp;IF([.AC136]&gt;0;&quot;{&quot;&quot;value&quot;&quot;:&quot;&amp;COLUMN([.AC136])-11&amp;&quot;,&quot;&quot;text&quot;&quot;:&quot;&quot;&quot;&amp;[.AC136]&amp;&quot;&quot;&quot;},&quot;;&quot;&quot;) &amp;IF([.AD136]&gt;0;&quot;{&quot;&quot;value&quot;&quot;:&quot;&amp;COLUMN([.AD136])-11&amp;&quot;,&quot;&quot;text&quot;&quot;:&quot;&quot;&quot;&amp;[.AD136]&amp;&quot;&quot;&quot;},&quot;;&quot;&quot;) &amp;IF([.AE136]&gt;0;&quot;{&quot;&quot;value&quot;&quot;:&quot;&amp;COLUMN([.AE136])-11&amp;&quot;,&quot;&quot;text&quot;&quot;:&quot;&quot;&quot;&amp;[.AE136]&amp;&quot;&quot;&quot;},&quot;;&quot;&quot;) &amp;IF([.AF136]&gt;0;&quot;{&quot;&quot;value&quot;&quot;:&quot;&amp;COLUMN([.AF136])-11&amp;&quot;,&quot;&quot;text&quot;&quot;:&quot;&quot;&quot;&amp;[.AF136]&amp;&quot;&quot;&quot;},&quot;;&quot;&quot;) &amp;IF([.AG136]&gt;0;&quot;{&quot;&quot;value&quot;&quot;:&quot;&amp;COLUMN([.AG136])-11&amp;&quot;,&quot;&quot;text&quot;&quot;:&quot;&quot;&quot;&amp;[.AG136]&amp;&quot;&quot;&quot;},&quot;;&quot;&quot;) &amp;IF([.AH136]&gt;0;&quot;{&quot;&quot;value&quot;&quot;:&quot;&amp;COLUMN([.AH136])-11&amp;&quot;,&quot;&quot;text&quot;&quot;:&quot;&quot;&quot;&amp;[.AH136]&amp;&quot;&quot;&quot;},&quot;;&quot;&quot;) &amp;IF([.AI136]&gt;0;&quot;{&quot;&quot;value&quot;&quot;:&quot;&amp;COLUMN([.AI136])-11&amp;&quot;,&quot;&quot;text&quot;&quot;:&quot;&quot;&quot;&amp;[.AI136]&amp;&quot;&quot;&quot;},&quot;;&quot;&quot;) &amp;IF([.AJ136]&gt;0;&quot;{&quot;&quot;value&quot;&quot;:&quot;&amp;COLUMN([.AJ136])-11&amp;&quot;,&quot;&quot;text&quot;&quot;:&quot;&quot;&quot;&amp;[.AJ136]&amp;&quot;&quot;&quot;},&quot;;&quot;&quot;) &amp;IF([.AK136]&gt;0;&quot;{&quot;&quot;value&quot;&quot;:&quot;&amp;COLUMN([.AK136])-11&amp;&quot;,&quot;&quot;text&quot;&quot;:&quot;&quot;&quot;&amp;[.AK136]&amp;&quot;&quot;&quot;},&quot;;&quot;&quot;) &amp;IF([.AL136]&gt;0;&quot;{&quot;&quot;value&quot;&quot;:&quot;&amp;COLUMN([.AL136])-11&amp;&quot;,&quot;&quot;text&quot;&quot;:&quot;&quot;&quot;&amp;[.AL136]&amp;&quot;&quot;&quot;},&quot;;&quot;&quot;) &amp;IF([.AM136]&gt;0;&quot;{&quot;&quot;value&quot;&quot;:&quot;&amp;COLUMN([.AM136])-11&amp;&quot;,&quot;&quot;text&quot;&quot;:&quot;&quot;&quot;&amp;[.AM136]&amp;&quot;&quot;&quot;},&quot;;&quot;&quot;) &amp;IF([.AN136]&gt;0;&quot;{&quot;&quot;value&quot;&quot;:&quot;&amp;COLUMN([.AN136])-11&amp;&quot;,&quot;&quot;text&quot;&quot;:&quot;&quot;&quot;&amp;[.AN136]&amp;&quot;&quot;&quot;},&quot;;&quot;&quot;) &amp;IF([.AO136]&gt;0;&quot;{&quot;&quot;value&quot;&quot;:&quot;&amp;COLUMN([.AO136])-11&amp;&quot;,&quot;&quot;text&quot;&quot;:&quot;&quot;&quot;&amp;[.AO136]&amp;&quot;&quot;&quot;},&quot;;&quot;&quot;) &amp;IF([.AP136]&gt;0;&quot;{&quot;&quot;value&quot;&quot;:&quot;&amp;COLUMN([.AP136])-11&amp;&quot;,&quot;&quot;text&quot;&quot;:&quot;&quot;&quot;&amp;[.AP136]&amp;&quot;&quot;&quot;},&quot;;&quot;&quot;) &amp;IF([.AQ136]&gt;0;&quot;{&quot;&quot;value&quot;&quot;:&quot;&amp;COLUMN([.AQ136])-11&amp;&quot;,&quot;&quot;text&quot;&quot;:&quot;&quot;&quot;&amp;[.AQ136]&amp;&quot;&quot;&quot;},&quot;;&quot;&quot;) &amp;IF([.AR136]&gt;0;&quot;{&quot;&quot;value&quot;&quot;:&quot;&amp;COLUMN([.AR136])-11&amp;&quot;,&quot;&quot;text&quot;&quot;:&quot;&quot;&quot;&amp;[.AR136]&amp;&quot;&quot;&quot;},&quot;;&quot;&quot;) &amp;IF([.AS136]&gt;0;&quot;{&quot;&quot;value&quot;&quot;:&quot;&amp;COLUMN([.AS136])-11&amp;&quot;,&quot;&quot;text&quot;&quot;:&quot;&quot;&quot;&amp;[.AS136]&amp;&quot;&quot;&quot;},&quot;;&quot;&quot;) &amp;IF([.AT136]&gt;0;&quot;{&quot;&quot;value&quot;&quot;:&quot;&amp;COLUMN([.AT136])-11&amp;&quot;,&quot;&quot;text&quot;&quot;:&quot;&quot;&quot;&amp;[.AT136]&amp;&quot;&quot;&quot;},&quot;;&quot;&quot;) &amp;IF([.AU136]&gt;0;&quot;{&quot;&quot;value&quot;&quot;:&quot;&amp;COLUMN([.AU136])-11&amp;&quot;,&quot;&quot;text&quot;&quot;:&quot;&quot;&quot;&amp;[.AU136]&amp;&quot;&quot;&quot;},&quot;;&quot;&quot;)">
            <text:p/>
          </table:table-cell>
          <table:table-cell table:style-name="ce1" table:formula="of:=IF([.AV136]&gt;0;&quot;{&quot;&quot;value&quot;&quot;:&quot;&amp;COLUMN([.AV136])-11&amp;&quot;,&quot;&quot;text&quot;&quot;:&quot;&quot;&quot;&amp;[.AV136]&amp;&quot;&quot;&quot;},&quot;;&quot;&quot;) &amp;IF([.AW136]&gt;0;&quot;{&quot;&quot;value&quot;&quot;:&quot;&amp;COLUMN([.AW136])-11&amp;&quot;,&quot;&quot;text&quot;&quot;:&quot;&quot;&quot;&amp;[.AW136]&amp;&quot;&quot;&quot;},&quot;;&quot;&quot;) &amp;IF([.AX136]&gt;0;&quot;{&quot;&quot;value&quot;&quot;:&quot;&amp;COLUMN([.AX136])-11&amp;&quot;,&quot;&quot;text&quot;&quot;:&quot;&quot;&quot;&amp;[.AX136]&amp;&quot;&quot;&quot;},&quot;;&quot;&quot;) &amp;IF([.AY136]&gt;0;&quot;{&quot;&quot;value&quot;&quot;:&quot;&amp;COLUMN([.AY136])-11&amp;&quot;,&quot;&quot;text&quot;&quot;:&quot;&quot;&quot;&amp;[.AY136]&amp;&quot;&quot;&quot;},&quot;;&quot;&quot;) &amp;IF([.AZ136]&gt;0;&quot;{&quot;&quot;value&quot;&quot;:&quot;&amp;COLUMN([.AZ136])-11&amp;&quot;,&quot;&quot;text&quot;&quot;:&quot;&quot;&quot;&amp;[.AZ136]&amp;&quot;&quot;&quot;},&quot;;&quot;&quot;) &amp;IF([.BA136]&gt;0;&quot;{&quot;&quot;value&quot;&quot;:&quot;&amp;COLUMN([.BA136])-11&amp;&quot;,&quot;&quot;text&quot;&quot;:&quot;&quot;&quot;&amp;[.BA136]&amp;&quot;&quot;&quot;},&quot;;&quot;&quot;) &amp;IF([.BB136]&gt;0;&quot;{&quot;&quot;value&quot;&quot;:&quot;&amp;COLUMN([.BB136])-11&amp;&quot;,&quot;&quot;text&quot;&quot;:&quot;&quot;&quot;&amp;[.BB136]&amp;&quot;&quot;&quot;},&quot;;&quot;&quot;) &amp;IF([.BC136]&gt;0;&quot;{&quot;&quot;value&quot;&quot;:&quot;&amp;COLUMN([.BC136])-11&amp;&quot;,&quot;&quot;text&quot;&quot;:&quot;&quot;&quot;&amp;[.BC136]&amp;&quot;&quot;&quot;},&quot;;&quot;&quot;) &amp;IF([.BD136]&gt;0;&quot;{&quot;&quot;value&quot;&quot;:&quot;&amp;COLUMN([.BD136])-11&amp;&quot;,&quot;&quot;text&quot;&quot;:&quot;&quot;&quot;&amp;[.BD136]&amp;&quot;&quot;&quot;},&quot;;&quot;&quot;) &amp;IF([.BE136]&gt;0;&quot;{&quot;&quot;value&quot;&quot;:&quot;&amp;COLUMN([.BE136])-11&amp;&quot;,&quot;&quot;text&quot;&quot;:&quot;&quot;&quot;&amp;[.BE136]&amp;&quot;&quot;&quot;},&quot;;&quot;&quot;) &amp;IF([.BF136]&gt;0;&quot;{&quot;&quot;value&quot;&quot;:&quot;&amp;COLUMN([.BF136])-11&amp;&quot;,&quot;&quot;text&quot;&quot;:&quot;&quot;&quot;&amp;[.BF136]&amp;&quot;&quot;&quot;},&quot;;&quot;&quot;) &amp;IF([.BG136]&gt;0;&quot;{&quot;&quot;value&quot;&quot;:&quot;&amp;COLUMN([.BG136])-11&amp;&quot;,&quot;&quot;text&quot;&quot;:&quot;&quot;&quot;&amp;[.BG136]&amp;&quot;&quot;&quot;},&quot;;&quot;&quot;) &amp;IF([.BH136]&gt;0;&quot;{&quot;&quot;value&quot;&quot;:&quot;&amp;COLUMN([.BH136])-11&amp;&quot;,&quot;&quot;text&quot;&quot;:&quot;&quot;&quot;&amp;[.BH136]&amp;&quot;&quot;&quot;},&quot;;&quot;&quot;) &amp;IF([.BI136]&gt;0;&quot;{&quot;&quot;value&quot;&quot;:&quot;&amp;COLUMN([.BI136])-11&amp;&quot;,&quot;&quot;text&quot;&quot;:&quot;&quot;&quot;&amp;[.BI136]&amp;&quot;&quot;&quot;},&quot;;&quot;&quot;) &amp;IF([.BJ136]&gt;0;&quot;{&quot;&quot;value&quot;&quot;:&quot;&amp;COLUMN([.BJ136])-11&amp;&quot;,&quot;&quot;text&quot;&quot;:&quot;&quot;&quot;&amp;[.BJ136]&amp;&quot;&quot;&quot;},&quot;;&quot;&quot;) &amp;IF([.BK136]&gt;0;&quot;{&quot;&quot;value&quot;&quot;:&quot;&amp;COLUMN([.BK136])-11&amp;&quot;,&quot;&quot;text&quot;&quot;:&quot;&quot;&quot;&amp;[.BK13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ink</meta:initial-creator>
    <meta:creation-date>2012-12-29T16:30:01</meta:creation-date>
    <dc:date>2013-01-05T19:27:35</dc:date>
    <dc:creator>Eric Link</dc:creator>
    <meta:editing-duration>PT3H37M32S</meta:editing-duration>
    <meta:editing-cycles>50</meta:editing-cycles>
    <meta:generator>LibreOffice/3.5$MacOSX_x86 LibreOffice_project/e0fbe70-dcba98b-297ab39-994e618-0f858f0</meta:generator>
    <meta:document-statistic meta:table-count="3" meta:cell-count="8565" meta:object-count="0"/>
  </office:meta>
</office:document-meta>
</file>